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*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B$2]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512" office:value-type="float" office:value="0" calcext:value-type="float">
            <text:p>0</text:p>
          </table:table-cell>
        </table:table-row>
        <table:table-row table:style-name="ro1">
          <table:table-cell table:formula="of:=[.A5]+[.$B$1]" office:value-type="float" office:value="0.5" calcext:value-type="float">
            <text:p>0.5</text:p>
          </table:table-cell>
          <table:table-cell table:formula="of:=[.A6]*[.$B$2]" office:value-type="float" office:value="0.00872664625997165" calcext:value-type="float">
            <text:p>0.008726646259972</text:p>
          </table:table-cell>
          <table:table-cell table:formula="of:=SIN([.B6])" office:value-type="float" office:value="0.00872653549837393" calcext:value-type="float">
            <text:p>0.008726535498374</text:p>
          </table:table-cell>
          <table:table-cell table:formula="of:=INT([.C6]*512)" office:value-type="float" office:value="4" calcext:value-type="float">
            <text:p>4</text:p>
          </table:table-cell>
        </table:table-row>
        <table:table-row table:style-name="ro1">
          <table:table-cell table:formula="of:=[.A6]+[.$B$1]" office:value-type="float" office:value="1" calcext:value-type="float">
            <text:p>1</text:p>
          </table:table-cell>
          <table:table-cell table:formula="of:=[.A7]*[.$B$2]" office:value-type="float" office:value="0.0174532925199433" calcext:value-type="float">
            <text:p>0.017453292519943</text:p>
          </table:table-cell>
          <table:table-cell table:formula="of:=SIN([.B7])" office:value-type="float" office:value="0.0174524064372835" calcext:value-type="float">
            <text:p>0.017452406437284</text:p>
          </table:table-cell>
          <table:table-cell table:formula="of:=INT([.C7]*512)" office:value-type="float" office:value="8" calcext:value-type="float">
            <text:p>8</text:p>
          </table:table-cell>
        </table:table-row>
        <table:table-row table:style-name="ro1">
          <table:table-cell table:formula="of:=[.A7]+[.$B$1]" office:value-type="float" office:value="1.5" calcext:value-type="float">
            <text:p>1.5</text:p>
          </table:table-cell>
          <table:table-cell table:formula="of:=[.A8]*[.$B$2]" office:value-type="float" office:value="0.0261799387799149" calcext:value-type="float">
            <text:p>0.026179938779915</text:p>
          </table:table-cell>
          <table:table-cell table:formula="of:=SIN([.B8])" office:value-type="float" office:value="0.0261769483078732" calcext:value-type="float">
            <text:p>0.026176948307873</text:p>
          </table:table-cell>
          <table:table-cell table:formula="of:=INT([.C8]*512)" office:value-type="float" office:value="13" calcext:value-type="float">
            <text:p>13</text:p>
          </table:table-cell>
        </table:table-row>
        <table:table-row table:style-name="ro1">
          <table:table-cell table:formula="of:=[.A8]+[.$B$1]" office:value-type="float" office:value="2" calcext:value-type="float">
            <text:p>2</text:p>
          </table:table-cell>
          <table:table-cell table:formula="of:=[.A9]*[.$B$2]" office:value-type="float" office:value="0.0349065850398866" calcext:value-type="float">
            <text:p>0.034906585039887</text:p>
          </table:table-cell>
          <table:table-cell table:formula="of:=SIN([.B9])" office:value-type="float" office:value="0.034899496702501" calcext:value-type="float">
            <text:p>0.034899496702501</text:p>
          </table:table-cell>
          <table:table-cell table:formula="of:=INT([.C9]*512)" office:value-type="float" office:value="17" calcext:value-type="float">
            <text:p>17</text:p>
          </table:table-cell>
        </table:table-row>
        <table:table-row table:style-name="ro1">
          <table:table-cell table:formula="of:=[.A9]+[.$B$1]" office:value-type="float" office:value="2.5" calcext:value-type="float">
            <text:p>2.5</text:p>
          </table:table-cell>
          <table:table-cell table:formula="of:=[.A10]*[.$B$2]" office:value-type="float" office:value="0.0436332312998582" calcext:value-type="float">
            <text:p>0.043633231299858</text:p>
          </table:table-cell>
          <table:table-cell table:formula="of:=SIN([.B10])" office:value-type="float" office:value="0.043619387365336" calcext:value-type="float">
            <text:p>0.043619387365336</text:p>
          </table:table-cell>
          <table:table-cell table:formula="of:=INT([.C10]*512)" office:value-type="float" office:value="22" calcext:value-type="float">
            <text:p>22</text:p>
          </table:table-cell>
        </table:table-row>
        <table:table-row table:style-name="ro1">
          <table:table-cell table:formula="of:=[.A10]+[.$B$1]" office:value-type="float" office:value="3" calcext:value-type="float">
            <text:p>3</text:p>
          </table:table-cell>
          <table:table-cell table:formula="of:=[.A11]*[.$B$2]" office:value-type="float" office:value="0.0523598775598299" calcext:value-type="float">
            <text:p>0.05235987755983</text:p>
          </table:table-cell>
          <table:table-cell table:formula="of:=SIN([.B11])" office:value-type="float" office:value="0.0523359562429438" calcext:value-type="float">
            <text:p>0.052335956242944</text:p>
          </table:table-cell>
          <table:table-cell table:formula="of:=INT([.C11]*512)" office:value-type="float" office:value="26" calcext:value-type="float">
            <text:p>26</text:p>
          </table:table-cell>
        </table:table-row>
        <table:table-row table:style-name="ro1">
          <table:table-cell table:formula="of:=[.A11]+[.$B$1]" office:value-type="float" office:value="3.5" calcext:value-type="float">
            <text:p>3.5</text:p>
          </table:table-cell>
          <table:table-cell table:formula="of:=[.A12]*[.$B$2]" office:value-type="float" office:value="0.0610865238198015" calcext:value-type="float">
            <text:p>0.061086523819802</text:p>
          </table:table-cell>
          <table:table-cell table:formula="of:=SIN([.B12])" office:value-type="float" office:value="0.0610485395348569" calcext:value-type="float">
            <text:p>0.061048539534857</text:p>
          </table:table-cell>
          <table:table-cell table:formula="of:=INT([.C12]*512)" office:value-type="float" office:value="31" calcext:value-type="float">
            <text:p>31</text:p>
          </table:table-cell>
        </table:table-row>
        <table:table-row table:style-name="ro1">
          <table:table-cell table:formula="of:=[.A12]+[.$B$1]" office:value-type="float" office:value="4" calcext:value-type="float">
            <text:p>4</text:p>
          </table:table-cell>
          <table:table-cell table:formula="of:=[.A13]*[.$B$2]" office:value-type="float" office:value="0.0698131700797732" calcext:value-type="float">
            <text:p>0.069813170079773</text:p>
          </table:table-cell>
          <table:table-cell table:formula="of:=SIN([.B13])" office:value-type="float" office:value="0.0697564737441253" calcext:value-type="float">
            <text:p>0.069756473744125</text:p>
          </table:table-cell>
          <table:table-cell table:formula="of:=INT([.C13]*512)" office:value-type="float" office:value="35" calcext:value-type="float">
            <text:p>35</text:p>
          </table:table-cell>
        </table:table-row>
        <table:table-row table:style-name="ro1">
          <table:table-cell table:formula="of:=[.A13]+[.$B$1]" office:value-type="float" office:value="4.5" calcext:value-type="float">
            <text:p>4.5</text:p>
          </table:table-cell>
          <table:table-cell table:formula="of:=[.A14]*[.$B$2]" office:value-type="float" office:value="0.0785398163397448" calcext:value-type="float">
            <text:p>0.078539816339745</text:p>
          </table:table-cell>
          <table:table-cell table:formula="of:=SIN([.B14])" office:value-type="float" office:value="0.0784590957278449" calcext:value-type="float">
            <text:p>0.078459095727845</text:p>
          </table:table-cell>
          <table:table-cell table:formula="of:=INT([.C14]*512)" office:value-type="float" office:value="40" calcext:value-type="float">
            <text:p>40</text:p>
          </table:table-cell>
        </table:table-row>
        <table:table-row table:style-name="ro1">
          <table:table-cell table:formula="of:=[.A14]+[.$B$1]" office:value-type="float" office:value="5" calcext:value-type="float">
            <text:p>5</text:p>
          </table:table-cell>
          <table:table-cell table:formula="of:=[.A15]*[.$B$2]" office:value-type="float" office:value="0.0872664625997165" calcext:value-type="float">
            <text:p>0.087266462599717</text:p>
          </table:table-cell>
          <table:table-cell table:formula="of:=SIN([.B15])" office:value-type="float" office:value="0.0871557427476582" calcext:value-type="float">
            <text:p>0.087155742747658</text:p>
          </table:table-cell>
          <table:table-cell table:formula="of:=INT([.C15]*512)" office:value-type="float" office:value="44" calcext:value-type="float">
            <text:p>44</text:p>
          </table:table-cell>
        </table:table-row>
        <table:table-row table:style-name="ro1">
          <table:table-cell table:formula="of:=[.A15]+[.$B$1]" office:value-type="float" office:value="5.5" calcext:value-type="float">
            <text:p>5.5</text:p>
          </table:table-cell>
          <table:table-cell table:formula="of:=[.A16]*[.$B$2]" office:value-type="float" office:value="0.0959931088596881" calcext:value-type="float">
            <text:p>0.095993108859688</text:p>
          </table:table-cell>
          <table:table-cell table:formula="of:=SIN([.B16])" office:value-type="float" office:value="0.095845752520224" calcext:value-type="float">
            <text:p>0.095845752520224</text:p>
          </table:table-cell>
          <table:table-cell table:formula="of:=INT([.C16]*512)" office:value-type="float" office:value="49" calcext:value-type="float">
            <text:p>49</text:p>
          </table:table-cell>
        </table:table-row>
        <table:table-row table:style-name="ro1">
          <table:table-cell table:formula="of:=[.A16]+[.$B$1]" office:value-type="float" office:value="6" calcext:value-type="float">
            <text:p>6</text:p>
          </table:table-cell>
          <table:table-cell table:formula="of:=[.A17]*[.$B$2]" office:value-type="float" office:value="0.10471975511966" calcext:value-type="float">
            <text:p>0.10471975511966</text:p>
          </table:table-cell>
          <table:table-cell table:formula="of:=SIN([.B17])" office:value-type="float" office:value="0.104528463267653" calcext:value-type="float">
            <text:p>0.104528463267653</text:p>
          </table:table-cell>
          <table:table-cell table:formula="of:=INT([.C17]*512)" office:value-type="float" office:value="53" calcext:value-type="float">
            <text:p>53</text:p>
          </table:table-cell>
        </table:table-row>
        <table:table-row table:style-name="ro1">
          <table:table-cell table:formula="of:=[.A17]+[.$B$1]" office:value-type="float" office:value="6.5" calcext:value-type="float">
            <text:p>6.5</text:p>
          </table:table-cell>
          <table:table-cell table:formula="of:=[.A18]*[.$B$2]" office:value-type="float" office:value="0.113446401379631" calcext:value-type="float">
            <text:p>0.113446401379631</text:p>
          </table:table-cell>
          <table:table-cell table:formula="of:=SIN([.B18])" office:value-type="float" office:value="0.113203213767907" calcext:value-type="float">
            <text:p>0.113203213767907</text:p>
          </table:table-cell>
          <table:table-cell table:formula="of:=INT([.C18]*512)" office:value-type="float" office:value="57" calcext:value-type="float">
            <text:p>57</text:p>
          </table:table-cell>
        </table:table-row>
        <table:table-row table:style-name="ro1">
          <table:table-cell table:formula="of:=[.A18]+[.$B$1]" office:value-type="float" office:value="7" calcext:value-type="float">
            <text:p>7</text:p>
          </table:table-cell>
          <table:table-cell table:formula="of:=[.A19]*[.$B$2]" office:value-type="float" office:value="0.122173047639603" calcext:value-type="float">
            <text:p>0.122173047639603</text:p>
          </table:table-cell>
          <table:table-cell table:formula="of:=SIN([.B19])" office:value-type="float" office:value="0.121869343405147" calcext:value-type="float">
            <text:p>0.121869343405147</text:p>
          </table:table-cell>
          <table:table-cell table:formula="of:=INT([.C19]*512)" office:value-type="float" office:value="62" calcext:value-type="float">
            <text:p>62</text:p>
          </table:table-cell>
        </table:table-row>
        <table:table-row table:style-name="ro1">
          <table:table-cell table:formula="of:=[.A19]+[.$B$1]" office:value-type="float" office:value="7.5" calcext:value-type="float">
            <text:p>7.5</text:p>
          </table:table-cell>
          <table:table-cell table:formula="of:=[.A20]*[.$B$2]" office:value-type="float" office:value="0.130899693899575" calcext:value-type="float">
            <text:p>0.130899693899575</text:p>
          </table:table-cell>
          <table:table-cell table:formula="of:=SIN([.B20])" office:value-type="float" office:value="0.130526192220052" calcext:value-type="float">
            <text:p>0.130526192220052</text:p>
          </table:table-cell>
          <table:table-cell table:formula="of:=INT([.C20]*512)" office:value-type="float" office:value="66" calcext:value-type="float">
            <text:p>66</text:p>
          </table:table-cell>
        </table:table-row>
        <table:table-row table:style-name="ro1">
          <table:table-cell table:formula="of:=[.A20]+[.$B$1]" office:value-type="float" office:value="8" calcext:value-type="float">
            <text:p>8</text:p>
          </table:table-cell>
          <table:table-cell table:formula="of:=[.A21]*[.$B$2]" office:value-type="float" office:value="0.139626340159546" calcext:value-type="float">
            <text:p>0.139626340159546</text:p>
          </table:table-cell>
          <table:table-cell table:formula="of:=SIN([.B21])" office:value-type="float" office:value="0.139173100960065" calcext:value-type="float">
            <text:p>0.139173100960065</text:p>
          </table:table-cell>
          <table:table-cell table:formula="of:=INT([.C21]*512)" office:value-type="float" office:value="71" calcext:value-type="float">
            <text:p>71</text:p>
          </table:table-cell>
        </table:table-row>
        <table:table-row table:style-name="ro1">
          <table:table-cell table:formula="of:=[.A21]+[.$B$1]" office:value-type="float" office:value="8.5" calcext:value-type="float">
            <text:p>8.5</text:p>
          </table:table-cell>
          <table:table-cell table:formula="of:=[.A22]*[.$B$2]" office:value-type="float" office:value="0.148352986419518" calcext:value-type="float">
            <text:p>0.148352986419518</text:p>
          </table:table-cell>
          <table:table-cell table:formula="of:=SIN([.B22])" office:value-type="float" office:value="0.147809411129611" calcext:value-type="float">
            <text:p>0.147809411129611</text:p>
          </table:table-cell>
          <table:table-cell table:formula="of:=INT([.C22]*512)" office:value-type="float" office:value="75" calcext:value-type="float">
            <text:p>75</text:p>
          </table:table-cell>
        </table:table-row>
        <table:table-row table:style-name="ro1">
          <table:table-cell table:formula="of:=[.A22]+[.$B$1]" office:value-type="float" office:value="9" calcext:value-type="float">
            <text:p>9</text:p>
          </table:table-cell>
          <table:table-cell table:formula="of:=[.A23]*[.$B$2]" office:value-type="float" office:value="0.15707963267949" calcext:value-type="float">
            <text:p>0.15707963267949</text:p>
          </table:table-cell>
          <table:table-cell table:formula="of:=SIN([.B23])" office:value-type="float" office:value="0.156434465040231" calcext:value-type="float">
            <text:p>0.156434465040231</text:p>
          </table:table-cell>
          <table:table-cell table:formula="of:=INT([.C23]*512)" office:value-type="float" office:value="80" calcext:value-type="float">
            <text:p>80</text:p>
          </table:table-cell>
        </table:table-row>
        <table:table-row table:style-name="ro1">
          <table:table-cell table:formula="of:=[.A23]+[.$B$1]" office:value-type="float" office:value="9.5" calcext:value-type="float">
            <text:p>9.5</text:p>
          </table:table-cell>
          <table:table-cell table:formula="of:=[.A24]*[.$B$2]" office:value-type="float" office:value="0.165806278939461" calcext:value-type="float">
            <text:p>0.165806278939461</text:p>
          </table:table-cell>
          <table:table-cell table:formula="of:=SIN([.B24])" office:value-type="float" office:value="0.165047605860678" calcext:value-type="float">
            <text:p>0.165047605860678</text:p>
          </table:table-cell>
          <table:table-cell table:formula="of:=INT([.C24]*512)" office:value-type="float" office:value="84" calcext:value-type="float">
            <text:p>84</text:p>
          </table:table-cell>
        </table:table-row>
        <table:table-row table:style-name="ro1">
          <table:table-cell table:formula="of:=[.A24]+[.$B$1]" office:value-type="float" office:value="10" calcext:value-type="float">
            <text:p>10</text:p>
          </table:table-cell>
          <table:table-cell table:formula="of:=[.A25]*[.$B$2]" office:value-type="float" office:value="0.174532925199433" calcext:value-type="float">
            <text:p>0.174532925199433</text:p>
          </table:table-cell>
          <table:table-cell table:formula="of:=SIN([.B25])" office:value-type="float" office:value="0.17364817766693" calcext:value-type="float">
            <text:p>0.17364817766693</text:p>
          </table:table-cell>
          <table:table-cell table:formula="of:=INT([.C25]*512)" office:value-type="float" office:value="88" calcext:value-type="float">
            <text:p>88</text:p>
          </table:table-cell>
        </table:table-row>
        <table:table-row table:style-name="ro1">
          <table:table-cell table:formula="of:=[.A25]+[.$B$1]" office:value-type="float" office:value="10.5" calcext:value-type="float">
            <text:p>10.5</text:p>
          </table:table-cell>
          <table:table-cell table:formula="of:=[.A26]*[.$B$2]" office:value-type="float" office:value="0.183259571459405" calcext:value-type="float">
            <text:p>0.183259571459405</text:p>
          </table:table-cell>
          <table:table-cell table:formula="of:=SIN([.B26])" office:value-type="float" office:value="0.182235525492147" calcext:value-type="float">
            <text:p>0.182235525492147</text:p>
          </table:table-cell>
          <table:table-cell table:formula="of:=INT([.C26]*512)" office:value-type="float" office:value="93" calcext:value-type="float">
            <text:p>93</text:p>
          </table:table-cell>
        </table:table-row>
        <table:table-row table:style-name="ro1">
          <table:table-cell table:formula="of:=[.A26]+[.$B$1]" office:value-type="float" office:value="11" calcext:value-type="float">
            <text:p>11</text:p>
          </table:table-cell>
          <table:table-cell table:formula="of:=[.A27]*[.$B$2]" office:value-type="float" office:value="0.191986217719376" calcext:value-type="float">
            <text:p>0.191986217719376</text:p>
          </table:table-cell>
          <table:table-cell table:formula="of:=SIN([.B27])" office:value-type="float" office:value="0.190808995376545" calcext:value-type="float">
            <text:p>0.190808995376545</text:p>
          </table:table-cell>
          <table:table-cell table:formula="of:=INT([.C27]*512)" office:value-type="float" office:value="97" calcext:value-type="float">
            <text:p>97</text:p>
          </table:table-cell>
        </table:table-row>
        <table:table-row table:style-name="ro1">
          <table:table-cell table:formula="of:=[.A27]+[.$B$1]" office:value-type="float" office:value="11.5" calcext:value-type="float">
            <text:p>11.5</text:p>
          </table:table-cell>
          <table:table-cell table:formula="of:=[.A28]*[.$B$2]" office:value-type="float" office:value="0.200712863979348" calcext:value-type="float">
            <text:p>0.200712863979348</text:p>
          </table:table-cell>
          <table:table-cell table:formula="of:=SIN([.B28])" office:value-type="float" office:value="0.199367934417197" calcext:value-type="float">
            <text:p>0.199367934417197</text:p>
          </table:table-cell>
          <table:table-cell table:formula="of:=INT([.C28]*512)" office:value-type="float" office:value="102" calcext:value-type="float">
            <text:p>102</text:p>
          </table:table-cell>
        </table:table-row>
        <table:table-row table:style-name="ro1">
          <table:table-cell table:formula="of:=[.A28]+[.$B$1]" office:value-type="float" office:value="12" calcext:value-type="float">
            <text:p>12</text:p>
          </table:table-cell>
          <table:table-cell table:formula="of:=[.A29]*[.$B$2]" office:value-type="float" office:value="0.20943951023932" calcext:value-type="float">
            <text:p>0.20943951023932</text:p>
          </table:table-cell>
          <table:table-cell table:formula="of:=SIN([.B29])" office:value-type="float" office:value="0.207911690817759" calcext:value-type="float">
            <text:p>0.207911690817759</text:p>
          </table:table-cell>
          <table:table-cell table:formula="of:=INT([.C29]*512)" office:value-type="float" office:value="106" calcext:value-type="float">
            <text:p>106</text:p>
          </table:table-cell>
        </table:table-row>
        <table:table-row table:style-name="ro1">
          <table:table-cell table:formula="of:=[.A29]+[.$B$1]" office:value-type="float" office:value="12.5" calcext:value-type="float">
            <text:p>12.5</text:p>
          </table:table-cell>
          <table:table-cell table:formula="of:=[.A30]*[.$B$2]" office:value-type="float" office:value="0.218166156499291" calcext:value-type="float">
            <text:p>0.218166156499291</text:p>
          </table:table-cell>
          <table:table-cell table:formula="of:=SIN([.B30])" office:value-type="float" office:value="0.216439613938103" calcext:value-type="float">
            <text:p>0.216439613938103</text:p>
          </table:table-cell>
          <table:table-cell table:formula="of:=INT([.C30]*512)" office:value-type="float" office:value="110" calcext:value-type="float">
            <text:p>110</text:p>
          </table:table-cell>
        </table:table-row>
        <table:table-row table:style-name="ro1">
          <table:table-cell table:formula="of:=[.A30]+[.$B$1]" office:value-type="float" office:value="13" calcext:value-type="float">
            <text:p>13</text:p>
          </table:table-cell>
          <table:table-cell table:formula="of:=[.A31]*[.$B$2]" office:value-type="float" office:value="0.226892802759263" calcext:value-type="float">
            <text:p>0.226892802759263</text:p>
          </table:table-cell>
          <table:table-cell table:formula="of:=SIN([.B31])" office:value-type="float" office:value="0.224951054343865" calcext:value-type="float">
            <text:p>0.224951054343865</text:p>
          </table:table-cell>
          <table:table-cell table:formula="of:=INT([.C31]*512)" office:value-type="float" office:value="115" calcext:value-type="float">
            <text:p>115</text:p>
          </table:table-cell>
        </table:table-row>
        <table:table-row table:style-name="ro1">
          <table:table-cell table:formula="of:=[.A31]+[.$B$1]" office:value-type="float" office:value="13.5" calcext:value-type="float">
            <text:p>13.5</text:p>
          </table:table-cell>
          <table:table-cell table:formula="of:=[.A32]*[.$B$2]" office:value-type="float" office:value="0.235619449019234" calcext:value-type="float">
            <text:p>0.235619449019234</text:p>
          </table:table-cell>
          <table:table-cell table:formula="of:=SIN([.B32])" office:value-type="float" office:value="0.233445363855905" calcext:value-type="float">
            <text:p>0.233445363855905</text:p>
          </table:table-cell>
          <table:table-cell table:formula="of:=INT([.C32]*512)" office:value-type="float" office:value="119" calcext:value-type="float">
            <text:p>119</text:p>
          </table:table-cell>
        </table:table-row>
        <table:table-row table:style-name="ro1">
          <table:table-cell table:formula="of:=[.A32]+[.$B$1]" office:value-type="float" office:value="14" calcext:value-type="float">
            <text:p>14</text:p>
          </table:table-cell>
          <table:table-cell table:formula="of:=[.A33]*[.$B$2]" office:value-type="float" office:value="0.244346095279206" calcext:value-type="float">
            <text:p>0.244346095279206</text:p>
          </table:table-cell>
          <table:table-cell table:formula="of:=SIN([.B33])" office:value-type="float" office:value="0.241921895599668" calcext:value-type="float">
            <text:p>0.241921895599668</text:p>
          </table:table-cell>
          <table:table-cell table:formula="of:=INT([.C33]*512)" office:value-type="float" office:value="123" calcext:value-type="float">
            <text:p>123</text:p>
          </table:table-cell>
        </table:table-row>
        <table:table-row table:style-name="ro1">
          <table:table-cell table:formula="of:=[.A33]+[.$B$1]" office:value-type="float" office:value="14.5" calcext:value-type="float">
            <text:p>14.5</text:p>
          </table:table-cell>
          <table:table-cell table:formula="of:=[.A34]*[.$B$2]" office:value-type="float" office:value="0.253072741539178" calcext:value-type="float">
            <text:p>0.253072741539178</text:p>
          </table:table-cell>
          <table:table-cell table:formula="of:=SIN([.B34])" office:value-type="float" office:value="0.250380004054441" calcext:value-type="float">
            <text:p>0.250380004054441</text:p>
          </table:table-cell>
          <table:table-cell table:formula="of:=INT([.C34]*512)" office:value-type="float" office:value="128" calcext:value-type="float">
            <text:p>128</text:p>
          </table:table-cell>
        </table:table-row>
        <table:table-row table:style-name="ro1">
          <table:table-cell table:formula="of:=[.A34]+[.$B$1]" office:value-type="float" office:value="15" calcext:value-type="float">
            <text:p>15</text:p>
          </table:table-cell>
          <table:table-cell table:formula="of:=[.A35]*[.$B$2]" office:value-type="float" office:value="0.261799387799149" calcext:value-type="float">
            <text:p>0.261799387799149</text:p>
          </table:table-cell>
          <table:table-cell table:formula="of:=SIN([.B35])" office:value-type="float" office:value="0.258819045102521" calcext:value-type="float">
            <text:p>0.258819045102521</text:p>
          </table:table-cell>
          <table:table-cell table:formula="of:=INT([.C35]*512)" office:value-type="float" office:value="132" calcext:value-type="float">
            <text:p>132</text:p>
          </table:table-cell>
        </table:table-row>
        <table:table-row table:style-name="ro1">
          <table:table-cell table:formula="of:=[.A35]+[.$B$1]" office:value-type="float" office:value="15.5" calcext:value-type="float">
            <text:p>15.5</text:p>
          </table:table-cell>
          <table:table-cell table:formula="of:=[.A36]*[.$B$2]" office:value-type="float" office:value="0.270526034059121" calcext:value-type="float">
            <text:p>0.270526034059121</text:p>
          </table:table-cell>
          <table:table-cell table:formula="of:=SIN([.B36])" office:value-type="float" office:value="0.267238376078257" calcext:value-type="float">
            <text:p>0.267238376078257</text:p>
          </table:table-cell>
          <table:table-cell table:formula="of:=INT([.C36]*512)" office:value-type="float" office:value="136" calcext:value-type="float">
            <text:p>136</text:p>
          </table:table-cell>
        </table:table-row>
        <table:table-row table:style-name="ro1">
          <table:table-cell table:formula="of:=[.A36]+[.$B$1]" office:value-type="float" office:value="16" calcext:value-type="float">
            <text:p>16</text:p>
          </table:table-cell>
          <table:table-cell table:formula="of:=[.A37]*[.$B$2]" office:value-type="float" office:value="0.279252680319093" calcext:value-type="float">
            <text:p>0.279252680319093</text:p>
          </table:table-cell>
          <table:table-cell table:formula="of:=SIN([.B37])" office:value-type="float" office:value="0.275637355816999" calcext:value-type="float">
            <text:p>0.275637355816999</text:p>
          </table:table-cell>
          <table:table-cell table:formula="of:=INT([.C37]*512)" office:value-type="float" office:value="141" calcext:value-type="float">
            <text:p>141</text:p>
          </table:table-cell>
        </table:table-row>
        <table:table-row table:style-name="ro1">
          <table:table-cell table:formula="of:=[.A37]+[.$B$1]" office:value-type="float" office:value="16.5" calcext:value-type="float">
            <text:p>16.5</text:p>
          </table:table-cell>
          <table:table-cell table:formula="of:=[.A38]*[.$B$2]" office:value-type="float" office:value="0.287979326579064" calcext:value-type="float">
            <text:p>0.287979326579064</text:p>
          </table:table-cell>
          <table:table-cell table:formula="of:=SIN([.B38])" office:value-type="float" office:value="0.284015344703923" calcext:value-type="float">
            <text:p>0.284015344703923</text:p>
          </table:table-cell>
          <table:table-cell table:formula="of:=INT([.C38]*512)" office:value-type="float" office:value="145" calcext:value-type="float">
            <text:p>145</text:p>
          </table:table-cell>
        </table:table-row>
        <table:table-row table:style-name="ro1">
          <table:table-cell table:formula="of:=[.A38]+[.$B$1]" office:value-type="float" office:value="17" calcext:value-type="float">
            <text:p>17</text:p>
          </table:table-cell>
          <table:table-cell table:formula="of:=[.A39]*[.$B$2]" office:value-type="float" office:value="0.296705972839036" calcext:value-type="float">
            <text:p>0.296705972839036</text:p>
          </table:table-cell>
          <table:table-cell table:formula="of:=SIN([.B39])" office:value-type="float" office:value="0.292371704722737" calcext:value-type="float">
            <text:p>0.292371704722737</text:p>
          </table:table-cell>
          <table:table-cell table:formula="of:=INT([.C39]*512)" office:value-type="float" office:value="149" calcext:value-type="float">
            <text:p>149</text:p>
          </table:table-cell>
        </table:table-row>
        <table:table-row table:style-name="ro1">
          <table:table-cell table:formula="of:=[.A39]+[.$B$1]" office:value-type="float" office:value="17.5" calcext:value-type="float">
            <text:p>17.5</text:p>
          </table:table-cell>
          <table:table-cell table:formula="of:=[.A40]*[.$B$2]" office:value-type="float" office:value="0.305432619099008" calcext:value-type="float">
            <text:p>0.305432619099008</text:p>
          </table:table-cell>
          <table:table-cell table:formula="of:=SIN([.B40])" office:value-type="float" office:value="0.300705799504273" calcext:value-type="float">
            <text:p>0.300705799504273</text:p>
          </table:table-cell>
          <table:table-cell table:formula="of:=INT([.C40]*512)" office:value-type="float" office:value="153" calcext:value-type="float">
            <text:p>153</text:p>
          </table:table-cell>
        </table:table-row>
        <table:table-row table:style-name="ro1">
          <table:table-cell table:formula="of:=[.A40]+[.$B$1]" office:value-type="float" office:value="18" calcext:value-type="float">
            <text:p>18</text:p>
          </table:table-cell>
          <table:table-cell table:formula="of:=[.A41]*[.$B$2]" office:value-type="float" office:value="0.314159265358979" calcext:value-type="float">
            <text:p>0.314159265358979</text:p>
          </table:table-cell>
          <table:table-cell table:formula="of:=SIN([.B41])" office:value-type="float" office:value="0.309016994374947" calcext:value-type="float">
            <text:p>0.309016994374947</text:p>
          </table:table-cell>
          <table:table-cell table:formula="of:=INT([.C41]*512)" office:value-type="float" office:value="158" calcext:value-type="float">
            <text:p>158</text:p>
          </table:table-cell>
        </table:table-row>
        <table:table-row table:style-name="ro1">
          <table:table-cell table:formula="of:=[.A41]+[.$B$1]" office:value-type="float" office:value="18.5" calcext:value-type="float">
            <text:p>18.5</text:p>
          </table:table-cell>
          <table:table-cell table:formula="of:=[.A42]*[.$B$2]" office:value-type="float" office:value="0.322885911618951" calcext:value-type="float">
            <text:p>0.322885911618951</text:p>
          </table:table-cell>
          <table:table-cell table:formula="of:=SIN([.B42])" office:value-type="float" office:value="0.317304656405092" calcext:value-type="float">
            <text:p>0.317304656405092</text:p>
          </table:table-cell>
          <table:table-cell table:formula="of:=INT([.C42]*512)" office:value-type="float" office:value="162" calcext:value-type="float">
            <text:p>162</text:p>
          </table:table-cell>
        </table:table-row>
        <table:table-row table:style-name="ro1">
          <table:table-cell table:formula="of:=[.A42]+[.$B$1]" office:value-type="float" office:value="19" calcext:value-type="float">
            <text:p>19</text:p>
          </table:table-cell>
          <table:table-cell table:formula="of:=[.A43]*[.$B$2]" office:value-type="float" office:value="0.331612557878923" calcext:value-type="float">
            <text:p>0.331612557878923</text:p>
          </table:table-cell>
          <table:table-cell table:formula="of:=SIN([.B43])" office:value-type="float" office:value="0.325568154457157" calcext:value-type="float">
            <text:p>0.325568154457157</text:p>
          </table:table-cell>
          <table:table-cell table:formula="of:=INT([.C43]*512)" office:value-type="float" office:value="166" calcext:value-type="float">
            <text:p>166</text:p>
          </table:table-cell>
        </table:table-row>
        <table:table-row table:style-name="ro1">
          <table:table-cell table:formula="of:=[.A43]+[.$B$1]" office:value-type="float" office:value="19.5" calcext:value-type="float">
            <text:p>19.5</text:p>
          </table:table-cell>
          <table:table-cell table:formula="of:=[.A44]*[.$B$2]" office:value-type="float" office:value="0.340339204138894" calcext:value-type="float">
            <text:p>0.340339204138894</text:p>
          </table:table-cell>
          <table:table-cell table:formula="of:=SIN([.B44])" office:value-type="float" office:value="0.333806859233771" calcext:value-type="float">
            <text:p>0.333806859233771</text:p>
          </table:table-cell>
          <table:table-cell table:formula="of:=INT([.C44]*512)" office:value-type="float" office:value="170" calcext:value-type="float">
            <text:p>170</text:p>
          </table:table-cell>
        </table:table-row>
        <table:table-row table:style-name="ro1">
          <table:table-cell table:formula="of:=[.A44]+[.$B$1]" office:value-type="float" office:value="20" calcext:value-type="float">
            <text:p>20</text:p>
          </table:table-cell>
          <table:table-cell table:formula="of:=[.A45]*[.$B$2]" office:value-type="float" office:value="0.349065850398866" calcext:value-type="float">
            <text:p>0.349065850398866</text:p>
          </table:table-cell>
          <table:table-cell table:formula="of:=SIN([.B45])" office:value-type="float" office:value="0.342020143325669" calcext:value-type="float">
            <text:p>0.342020143325669</text:p>
          </table:table-cell>
          <table:table-cell table:formula="of:=INT([.C45]*512)" office:value-type="float" office:value="175" calcext:value-type="float">
            <text:p>175</text:p>
          </table:table-cell>
        </table:table-row>
        <table:table-row table:style-name="ro1">
          <table:table-cell table:formula="of:=[.A45]+[.$B$1]" office:value-type="float" office:value="20.5" calcext:value-type="float">
            <text:p>20.5</text:p>
          </table:table-cell>
          <table:table-cell table:formula="of:=[.A46]*[.$B$2]" office:value-type="float" office:value="0.357792496658838" calcext:value-type="float">
            <text:p>0.357792496658838</text:p>
          </table:table-cell>
          <table:table-cell table:formula="of:=SIN([.B46])" office:value-type="float" office:value="0.350207381259467" calcext:value-type="float">
            <text:p>0.350207381259467</text:p>
          </table:table-cell>
          <table:table-cell table:formula="of:=INT([.C46]*512)" office:value-type="float" office:value="179" calcext:value-type="float">
            <text:p>179</text:p>
          </table:table-cell>
        </table:table-row>
        <table:table-row table:style-name="ro1">
          <table:table-cell table:formula="of:=[.A46]+[.$B$1]" office:value-type="float" office:value="21" calcext:value-type="float">
            <text:p>21</text:p>
          </table:table-cell>
          <table:table-cell table:formula="of:=[.A47]*[.$B$2]" office:value-type="float" office:value="0.366519142918809" calcext:value-type="float">
            <text:p>0.366519142918809</text:p>
          </table:table-cell>
          <table:table-cell table:formula="of:=SIN([.B47])" office:value-type="float" office:value="0.3583679495453" calcext:value-type="float">
            <text:p>0.3583679495453</text:p>
          </table:table-cell>
          <table:table-cell table:formula="of:=INT([.C47]*512)" office:value-type="float" office:value="183" calcext:value-type="float">
            <text:p>183</text:p>
          </table:table-cell>
        </table:table-row>
        <table:table-row table:style-name="ro1">
          <table:table-cell table:formula="of:=[.A47]+[.$B$1]" office:value-type="float" office:value="21.5" calcext:value-type="float">
            <text:p>21.5</text:p>
          </table:table-cell>
          <table:table-cell table:formula="of:=[.A48]*[.$B$2]" office:value-type="float" office:value="0.375245789178781" calcext:value-type="float">
            <text:p>0.375245789178781</text:p>
          </table:table-cell>
          <table:table-cell table:formula="of:=SIN([.B48])" office:value-type="float" office:value="0.366501226724297" calcext:value-type="float">
            <text:p>0.366501226724297</text:p>
          </table:table-cell>
          <table:table-cell table:formula="of:=INT([.C48]*512)" office:value-type="float" office:value="187" calcext:value-type="float">
            <text:p>187</text:p>
          </table:table-cell>
        </table:table-row>
        <table:table-row table:style-name="ro1">
          <table:table-cell table:formula="of:=[.A48]+[.$B$1]" office:value-type="float" office:value="22" calcext:value-type="float">
            <text:p>22</text:p>
          </table:table-cell>
          <table:table-cell table:formula="of:=[.A49]*[.$B$2]" office:value-type="float" office:value="0.383972435438752" calcext:value-type="float">
            <text:p>0.383972435438752</text:p>
          </table:table-cell>
          <table:table-cell table:formula="of:=SIN([.B49])" office:value-type="float" office:value="0.374606593415912" calcext:value-type="float">
            <text:p>0.374606593415912</text:p>
          </table:table-cell>
          <table:table-cell table:formula="of:=INT([.C49]*512)" office:value-type="float" office:value="191" calcext:value-type="float">
            <text:p>191</text:p>
          </table:table-cell>
        </table:table-row>
        <table:table-row table:style-name="ro1">
          <table:table-cell table:formula="of:=[.A49]+[.$B$1]" office:value-type="float" office:value="22.5" calcext:value-type="float">
            <text:p>22.5</text:p>
          </table:table-cell>
          <table:table-cell table:formula="of:=[.A50]*[.$B$2]" office:value-type="float" office:value="0.392699081698724" calcext:value-type="float">
            <text:p>0.392699081698724</text:p>
          </table:table-cell>
          <table:table-cell table:formula="of:=SIN([.B50])" office:value-type="float" office:value="0.38268343236509" calcext:value-type="float">
            <text:p>0.38268343236509</text:p>
          </table:table-cell>
          <table:table-cell table:formula="of:=INT([.C50]*512)" office:value-type="float" office:value="195" calcext:value-type="float">
            <text:p>195</text:p>
          </table:table-cell>
        </table:table-row>
        <table:table-row table:style-name="ro1">
          <table:table-cell table:formula="of:=[.A50]+[.$B$1]" office:value-type="float" office:value="23" calcext:value-type="float">
            <text:p>23</text:p>
          </table:table-cell>
          <table:table-cell table:formula="of:=[.A51]*[.$B$2]" office:value-type="float" office:value="0.401425727958696" calcext:value-type="float">
            <text:p>0.401425727958696</text:p>
          </table:table-cell>
          <table:table-cell table:formula="of:=SIN([.B51])" office:value-type="float" office:value="0.390731128489274" calcext:value-type="float">
            <text:p>0.390731128489274</text:p>
          </table:table-cell>
          <table:table-cell table:formula="of:=INT([.C51]*512)" office:value-type="float" office:value="200" calcext:value-type="float">
            <text:p>200</text:p>
          </table:table-cell>
        </table:table-row>
        <table:table-row table:style-name="ro1">
          <table:table-cell table:formula="of:=[.A51]+[.$B$1]" office:value-type="float" office:value="23.5" calcext:value-type="float">
            <text:p>23.5</text:p>
          </table:table-cell>
          <table:table-cell table:formula="of:=[.A52]*[.$B$2]" office:value-type="float" office:value="0.410152374218667" calcext:value-type="float">
            <text:p>0.410152374218667</text:p>
          </table:table-cell>
          <table:table-cell table:formula="of:=SIN([.B52])" office:value-type="float" office:value="0.398749068925246" calcext:value-type="float">
            <text:p>0.398749068925246</text:p>
          </table:table-cell>
          <table:table-cell table:formula="of:=INT([.C52]*512)" office:value-type="float" office:value="204" calcext:value-type="float">
            <text:p>204</text:p>
          </table:table-cell>
        </table:table-row>
        <table:table-row table:style-name="ro1">
          <table:table-cell table:formula="of:=[.A52]+[.$B$1]" office:value-type="float" office:value="24" calcext:value-type="float">
            <text:p>24</text:p>
          </table:table-cell>
          <table:table-cell table:formula="of:=[.A53]*[.$B$2]" office:value-type="float" office:value="0.418879020478639" calcext:value-type="float">
            <text:p>0.418879020478639</text:p>
          </table:table-cell>
          <table:table-cell table:formula="of:=SIN([.B53])" office:value-type="float" office:value="0.4067366430758" calcext:value-type="float">
            <text:p>0.4067366430758</text:p>
          </table:table-cell>
          <table:table-cell table:formula="of:=INT([.C53]*512)" office:value-type="float" office:value="208" calcext:value-type="float">
            <text:p>208</text:p>
          </table:table-cell>
        </table:table-row>
        <table:table-row table:style-name="ro1">
          <table:table-cell table:formula="of:=[.A53]+[.$B$1]" office:value-type="float" office:value="24.5" calcext:value-type="float">
            <text:p>24.5</text:p>
          </table:table-cell>
          <table:table-cell table:formula="of:=[.A54]*[.$B$2]" office:value-type="float" office:value="0.427605666738611" calcext:value-type="float">
            <text:p>0.427605666738611</text:p>
          </table:table-cell>
          <table:table-cell table:formula="of:=SIN([.B54])" office:value-type="float" office:value="0.414693242656239" calcext:value-type="float">
            <text:p>0.414693242656239</text:p>
          </table:table-cell>
          <table:table-cell table:formula="of:=INT([.C54]*512)" office:value-type="float" office:value="212" calcext:value-type="float">
            <text:p>212</text:p>
          </table:table-cell>
        </table:table-row>
        <table:table-row table:style-name="ro1">
          <table:table-cell table:formula="of:=[.A54]+[.$B$1]" office:value-type="float" office:value="25" calcext:value-type="float">
            <text:p>25</text:p>
          </table:table-cell>
          <table:table-cell table:formula="of:=[.A55]*[.$B$2]" office:value-type="float" office:value="0.436332312998582" calcext:value-type="float">
            <text:p>0.436332312998582</text:p>
          </table:table-cell>
          <table:table-cell table:formula="of:=SIN([.B55])" office:value-type="float" office:value="0.422618261740699" calcext:value-type="float">
            <text:p>0.422618261740699</text:p>
          </table:table-cell>
          <table:table-cell table:formula="of:=INT([.C55]*512)" office:value-type="float" office:value="216" calcext:value-type="float">
            <text:p>216</text:p>
          </table:table-cell>
        </table:table-row>
        <table:table-row table:style-name="ro1">
          <table:table-cell table:formula="of:=[.A55]+[.$B$1]" office:value-type="float" office:value="25.5" calcext:value-type="float">
            <text:p>25.5</text:p>
          </table:table-cell>
          <table:table-cell table:formula="of:=[.A56]*[.$B$2]" office:value-type="float" office:value="0.445058959258554" calcext:value-type="float">
            <text:p>0.445058959258554</text:p>
          </table:table-cell>
          <table:table-cell table:formula="of:=SIN([.B56])" office:value-type="float" office:value="0.430511096808295" calcext:value-type="float">
            <text:p>0.430511096808295</text:p>
          </table:table-cell>
          <table:table-cell table:formula="of:=INT([.C56]*512)" office:value-type="float" office:value="220" calcext:value-type="float">
            <text:p>220</text:p>
          </table:table-cell>
        </table:table-row>
        <table:table-row table:style-name="ro1">
          <table:table-cell table:formula="of:=[.A56]+[.$B$1]" office:value-type="float" office:value="26" calcext:value-type="float">
            <text:p>26</text:p>
          </table:table-cell>
          <table:table-cell table:formula="of:=[.A57]*[.$B$2]" office:value-type="float" office:value="0.453785605518526" calcext:value-type="float">
            <text:p>0.453785605518526</text:p>
          </table:table-cell>
          <table:table-cell table:formula="of:=SIN([.B57])" office:value-type="float" office:value="0.438371146789077" calcext:value-type="float">
            <text:p>0.438371146789077</text:p>
          </table:table-cell>
          <table:table-cell table:formula="of:=INT([.C57]*512)" office:value-type="float" office:value="224" calcext:value-type="float">
            <text:p>224</text:p>
          </table:table-cell>
        </table:table-row>
        <table:table-row table:style-name="ro1">
          <table:table-cell table:formula="of:=[.A57]+[.$B$1]" office:value-type="float" office:value="26.5" calcext:value-type="float">
            <text:p>26.5</text:p>
          </table:table-cell>
          <table:table-cell table:formula="of:=[.A58]*[.$B$2]" office:value-type="float" office:value="0.462512251778497" calcext:value-type="float">
            <text:p>0.462512251778497</text:p>
          </table:table-cell>
          <table:table-cell table:formula="of:=SIN([.B58])" office:value-type="float" office:value="0.446197813109809" calcext:value-type="float">
            <text:p>0.446197813109809</text:p>
          </table:table-cell>
          <table:table-cell table:formula="of:=INT([.C58]*512)" office:value-type="float" office:value="228" calcext:value-type="float">
            <text:p>228</text:p>
          </table:table-cell>
        </table:table-row>
        <table:table-row table:style-name="ro1">
          <table:table-cell table:formula="of:=[.A58]+[.$B$1]" office:value-type="float" office:value="27" calcext:value-type="float">
            <text:p>27</text:p>
          </table:table-cell>
          <table:table-cell table:formula="of:=[.A59]*[.$B$2]" office:value-type="float" office:value="0.471238898038469" calcext:value-type="float">
            <text:p>0.471238898038469</text:p>
          </table:table-cell>
          <table:table-cell table:formula="of:=SIN([.B59])" office:value-type="float" office:value="0.453990499739547" calcext:value-type="float">
            <text:p>0.453990499739547</text:p>
          </table:table-cell>
          <table:table-cell table:formula="of:=INT([.C59]*512)" office:value-type="float" office:value="232" calcext:value-type="float">
            <text:p>232</text:p>
          </table:table-cell>
        </table:table-row>
        <table:table-row table:style-name="ro1">
          <table:table-cell table:formula="of:=[.A59]+[.$B$1]" office:value-type="float" office:value="27.5" calcext:value-type="float">
            <text:p>27.5</text:p>
          </table:table-cell>
          <table:table-cell table:formula="of:=[.A60]*[.$B$2]" office:value-type="float" office:value="0.479965544298441" calcext:value-type="float">
            <text:p>0.479965544298441</text:p>
          </table:table-cell>
          <table:table-cell table:formula="of:=SIN([.B60])" office:value-type="float" office:value="0.461748613235034" calcext:value-type="float">
            <text:p>0.461748613235034</text:p>
          </table:table-cell>
          <table:table-cell table:formula="of:=INT([.C60]*512)" office:value-type="float" office:value="236" calcext:value-type="float">
            <text:p>236</text:p>
          </table:table-cell>
        </table:table-row>
        <table:table-row table:style-name="ro1">
          <table:table-cell table:formula="of:=[.A60]+[.$B$1]" office:value-type="float" office:value="28" calcext:value-type="float">
            <text:p>28</text:p>
          </table:table-cell>
          <table:table-cell table:formula="of:=[.A61]*[.$B$2]" office:value-type="float" office:value="0.488692190558412" calcext:value-type="float">
            <text:p>0.488692190558412</text:p>
          </table:table-cell>
          <table:table-cell table:formula="of:=SIN([.B61])" office:value-type="float" office:value="0.469471562785891" calcext:value-type="float">
            <text:p>0.469471562785891</text:p>
          </table:table-cell>
          <table:table-cell table:formula="of:=INT([.C61]*512)" office:value-type="float" office:value="240" calcext:value-type="float">
            <text:p>240</text:p>
          </table:table-cell>
        </table:table-row>
        <table:table-row table:style-name="ro1">
          <table:table-cell table:formula="of:=[.A61]+[.$B$1]" office:value-type="float" office:value="28.5" calcext:value-type="float">
            <text:p>28.5</text:p>
          </table:table-cell>
          <table:table-cell table:formula="of:=[.A62]*[.$B$2]" office:value-type="float" office:value="0.497418836818384" calcext:value-type="float">
            <text:p>0.497418836818384</text:p>
          </table:table-cell>
          <table:table-cell table:formula="of:=SIN([.B62])" office:value-type="float" office:value="0.477158760259608" calcext:value-type="float">
            <text:p>0.477158760259608</text:p>
          </table:table-cell>
          <table:table-cell table:formula="of:=INT([.C62]*512)" office:value-type="float" office:value="244" calcext:value-type="float">
            <text:p>244</text:p>
          </table:table-cell>
        </table:table-row>
        <table:table-row table:style-name="ro1">
          <table:table-cell table:formula="of:=[.A62]+[.$B$1]" office:value-type="float" office:value="29" calcext:value-type="float">
            <text:p>29</text:p>
          </table:table-cell>
          <table:table-cell table:formula="of:=[.A63]*[.$B$2]" office:value-type="float" office:value="0.506145483078356" calcext:value-type="float">
            <text:p>0.506145483078356</text:p>
          </table:table-cell>
          <table:table-cell table:formula="of:=SIN([.B63])" office:value-type="float" office:value="0.484809620246337" calcext:value-type="float">
            <text:p>0.484809620246337</text:p>
          </table:table-cell>
          <table:table-cell table:formula="of:=INT([.C63]*512)" office:value-type="float" office:value="248" calcext:value-type="float">
            <text:p>248</text:p>
          </table:table-cell>
        </table:table-row>
        <table:table-row table:style-name="ro1">
          <table:table-cell table:formula="of:=[.A63]+[.$B$1]" office:value-type="float" office:value="29.5" calcext:value-type="float">
            <text:p>29.5</text:p>
          </table:table-cell>
          <table:table-cell table:formula="of:=[.A64]*[.$B$2]" office:value-type="float" office:value="0.514872129338327" calcext:value-type="float">
            <text:p>0.514872129338327</text:p>
          </table:table-cell>
          <table:table-cell table:formula="of:=SIN([.B64])" office:value-type="float" office:value="0.492423560103467" calcext:value-type="float">
            <text:p>0.492423560103467</text:p>
          </table:table-cell>
          <table:table-cell table:formula="of:=INT([.C64]*512)" office:value-type="float" office:value="252" calcext:value-type="float">
            <text:p>252</text:p>
          </table:table-cell>
        </table:table-row>
        <table:table-row table:style-name="ro1">
          <table:table-cell table:formula="of:=[.A64]+[.$B$1]" office:value-type="float" office:value="30" calcext:value-type="float">
            <text:p>30</text:p>
          </table:table-cell>
          <table:table-cell table:formula="of:=[.A65]*[.$B$2]" office:value-type="float" office:value="0.523598775598299" calcext:value-type="float">
            <text:p>0.523598775598299</text:p>
          </table:table-cell>
          <table:table-cell table:formula="of:=SIN([.B65])" office:value-type="float" office:value="0.5" calcext:value-type="float">
            <text:p>0.5</text:p>
          </table:table-cell>
          <table:table-cell table:formula="of:=INT([.C65]*512)" office:value-type="float" office:value="256" calcext:value-type="float">
            <text:p>256</text:p>
          </table:table-cell>
        </table:table-row>
        <table:table-row table:style-name="ro1">
          <table:table-cell table:formula="of:=[.A65]+[.$B$1]" office:value-type="float" office:value="30.5" calcext:value-type="float">
            <text:p>30.5</text:p>
          </table:table-cell>
          <table:table-cell table:formula="of:=[.A66]*[.$B$2]" office:value-type="float" office:value="0.53232542185827" calcext:value-type="float">
            <text:p>0.53232542185827</text:p>
          </table:table-cell>
          <table:table-cell table:formula="of:=SIN([.B66])" office:value-type="float" office:value="0.507538362960704" calcext:value-type="float">
            <text:p>0.507538362960704</text:p>
          </table:table-cell>
          <table:table-cell table:formula="of:=INT([.C66]*512)" office:value-type="float" office:value="259" calcext:value-type="float">
            <text:p>259</text:p>
          </table:table-cell>
        </table:table-row>
        <table:table-row table:style-name="ro1">
          <table:table-cell table:formula="of:=[.A66]+[.$B$1]" office:value-type="float" office:value="31" calcext:value-type="float">
            <text:p>31</text:p>
          </table:table-cell>
          <table:table-cell table:formula="of:=[.A67]*[.$B$2]" office:value-type="float" office:value="0.541052068118242" calcext:value-type="float">
            <text:p>0.541052068118242</text:p>
          </table:table-cell>
          <table:table-cell table:formula="of:=SIN([.B67])" office:value-type="float" office:value="0.515038074910054" calcext:value-type="float">
            <text:p>0.515038074910054</text:p>
          </table:table-cell>
          <table:table-cell table:formula="of:=INT([.C67]*512)" office:value-type="float" office:value="263" calcext:value-type="float">
            <text:p>263</text:p>
          </table:table-cell>
        </table:table-row>
        <table:table-row table:style-name="ro1">
          <table:table-cell table:formula="of:=[.A67]+[.$B$1]" office:value-type="float" office:value="31.5" calcext:value-type="float">
            <text:p>31.5</text:p>
          </table:table-cell>
          <table:table-cell table:formula="of:=[.A68]*[.$B$2]" office:value-type="float" office:value="0.549778714378214" calcext:value-type="float">
            <text:p>0.549778714378214</text:p>
          </table:table-cell>
          <table:table-cell table:formula="of:=SIN([.B68])" office:value-type="float" office:value="0.522498564715949" calcext:value-type="float">
            <text:p>0.522498564715949</text:p>
          </table:table-cell>
          <table:table-cell table:formula="of:=INT([.C68]*512)" office:value-type="float" office:value="267" calcext:value-type="float">
            <text:p>267</text:p>
          </table:table-cell>
        </table:table-row>
        <table:table-row table:style-name="ro1">
          <table:table-cell table:formula="of:=[.A68]+[.$B$1]" office:value-type="float" office:value="32" calcext:value-type="float">
            <text:p>32</text:p>
          </table:table-cell>
          <table:table-cell table:formula="of:=[.A69]*[.$B$2]" office:value-type="float" office:value="0.558505360638185" calcext:value-type="float">
            <text:p>0.558505360638185</text:p>
          </table:table-cell>
          <table:table-cell table:formula="of:=SIN([.B69])" office:value-type="float" office:value="0.529919264233205" calcext:value-type="float">
            <text:p>0.529919264233205</text:p>
          </table:table-cell>
          <table:table-cell table:formula="of:=INT([.C69]*512)" office:value-type="float" office:value="271" calcext:value-type="float">
            <text:p>271</text:p>
          </table:table-cell>
        </table:table-row>
        <table:table-row table:style-name="ro1">
          <table:table-cell table:formula="of:=[.A69]+[.$B$1]" office:value-type="float" office:value="32.5" calcext:value-type="float">
            <text:p>32.5</text:p>
          </table:table-cell>
          <table:table-cell table:formula="of:=[.A70]*[.$B$2]" office:value-type="float" office:value="0.567232006898157" calcext:value-type="float">
            <text:p>0.567232006898157</text:p>
          </table:table-cell>
          <table:table-cell table:formula="of:=SIN([.B70])" office:value-type="float" office:value="0.537299608346824" calcext:value-type="float">
            <text:p>0.537299608346824</text:p>
          </table:table-cell>
          <table:table-cell table:formula="of:=INT([.C70]*512)" office:value-type="float" office:value="275" calcext:value-type="float">
            <text:p>275</text:p>
          </table:table-cell>
        </table:table-row>
        <table:table-row table:style-name="ro1">
          <table:table-cell table:formula="of:=[.A70]+[.$B$1]" office:value-type="float" office:value="33" calcext:value-type="float">
            <text:p>33</text:p>
          </table:table-cell>
          <table:table-cell table:formula="of:=[.A71]*[.$B$2]" office:value-type="float" office:value="0.575958653158129" calcext:value-type="float">
            <text:p>0.575958653158129</text:p>
          </table:table-cell>
          <table:table-cell table:formula="of:=SIN([.B71])" office:value-type="float" office:value="0.544639035015027" calcext:value-type="float">
            <text:p>0.544639035015027</text:p>
          </table:table-cell>
          <table:table-cell table:formula="of:=INT([.C71]*512)" office:value-type="float" office:value="278" calcext:value-type="float">
            <text:p>278</text:p>
          </table:table-cell>
        </table:table-row>
        <table:table-row table:style-name="ro1">
          <table:table-cell table:formula="of:=[.A71]+[.$B$1]" office:value-type="float" office:value="33.5" calcext:value-type="float">
            <text:p>33.5</text:p>
          </table:table-cell>
          <table:table-cell table:formula="of:=[.A72]*[.$B$2]" office:value-type="float" office:value="0.5846852994181" calcext:value-type="float">
            <text:p>0.5846852994181</text:p>
          </table:table-cell>
          <table:table-cell table:formula="of:=SIN([.B72])" office:value-type="float" office:value="0.551936985312058" calcext:value-type="float">
            <text:p>0.551936985312058</text:p>
          </table:table-cell>
          <table:table-cell table:formula="of:=INT([.C72]*512)" office:value-type="float" office:value="282" calcext:value-type="float">
            <text:p>282</text:p>
          </table:table-cell>
        </table:table-row>
        <table:table-row table:style-name="ro1">
          <table:table-cell table:formula="of:=[.A72]+[.$B$1]" office:value-type="float" office:value="34" calcext:value-type="float">
            <text:p>34</text:p>
          </table:table-cell>
          <table:table-cell table:formula="of:=[.A73]*[.$B$2]" office:value-type="float" office:value="0.593411945678072" calcext:value-type="float">
            <text:p>0.593411945678072</text:p>
          </table:table-cell>
          <table:table-cell table:formula="of:=SIN([.B73])" office:value-type="float" office:value="0.559192903470747" calcext:value-type="float">
            <text:p>0.559192903470747</text:p>
          </table:table-cell>
          <table:table-cell table:formula="of:=INT([.C73]*512)" office:value-type="float" office:value="286" calcext:value-type="float">
            <text:p>286</text:p>
          </table:table-cell>
        </table:table-row>
        <table:table-row table:style-name="ro1">
          <table:table-cell table:formula="of:=[.A73]+[.$B$1]" office:value-type="float" office:value="34.5" calcext:value-type="float">
            <text:p>34.5</text:p>
          </table:table-cell>
          <table:table-cell table:formula="of:=[.A74]*[.$B$2]" office:value-type="float" office:value="0.602138591938044" calcext:value-type="float">
            <text:p>0.602138591938044</text:p>
          </table:table-cell>
          <table:table-cell table:formula="of:=SIN([.B74])" office:value-type="float" office:value="0.566406236924833" calcext:value-type="float">
            <text:p>0.566406236924833</text:p>
          </table:table-cell>
          <table:table-cell table:formula="of:=INT([.C74]*512)" office:value-type="float" office:value="289" calcext:value-type="float">
            <text:p>289</text:p>
          </table:table-cell>
        </table:table-row>
        <table:table-row table:style-name="ro1">
          <table:table-cell table:formula="of:=[.A74]+[.$B$1]" office:value-type="float" office:value="35" calcext:value-type="float">
            <text:p>35</text:p>
          </table:table-cell>
          <table:table-cell table:formula="of:=[.A75]*[.$B$2]" office:value-type="float" office:value="0.610865238198015" calcext:value-type="float">
            <text:p>0.610865238198015</text:p>
          </table:table-cell>
          <table:table-cell table:formula="of:=SIN([.B75])" office:value-type="float" office:value="0.573576436351046" calcext:value-type="float">
            <text:p>0.573576436351046</text:p>
          </table:table-cell>
          <table:table-cell table:formula="of:=INT([.C75]*512)" office:value-type="float" office:value="293" calcext:value-type="float">
            <text:p>293</text:p>
          </table:table-cell>
        </table:table-row>
        <table:table-row table:style-name="ro1">
          <table:table-cell table:formula="of:=[.A75]+[.$B$1]" office:value-type="float" office:value="35.5" calcext:value-type="float">
            <text:p>35.5</text:p>
          </table:table-cell>
          <table:table-cell table:formula="of:=[.A76]*[.$B$2]" office:value-type="float" office:value="0.619591884457987" calcext:value-type="float">
            <text:p>0.619591884457987</text:p>
          </table:table-cell>
          <table:table-cell table:formula="of:=SIN([.B76])" office:value-type="float" office:value="0.58070295571094" calcext:value-type="float">
            <text:p>0.58070295571094</text:p>
          </table:table-cell>
          <table:table-cell table:formula="of:=INT([.C76]*512)" office:value-type="float" office:value="297" calcext:value-type="float">
            <text:p>297</text:p>
          </table:table-cell>
        </table:table-row>
        <table:table-row table:style-name="ro1">
          <table:table-cell table:formula="of:=[.A76]+[.$B$1]" office:value-type="float" office:value="36" calcext:value-type="float">
            <text:p>36</text:p>
          </table:table-cell>
          <table:table-cell table:formula="of:=[.A77]*[.$B$2]" office:value-type="float" office:value="0.628318530717959" calcext:value-type="float">
            <text:p>0.628318530717959</text:p>
          </table:table-cell>
          <table:table-cell table:formula="of:=SIN([.B77])" office:value-type="float" office:value="0.587785252292473" calcext:value-type="float">
            <text:p>0.587785252292473</text:p>
          </table:table-cell>
          <table:table-cell table:formula="of:=INT([.C77]*512)" office:value-type="float" office:value="300" calcext:value-type="float">
            <text:p>300</text:p>
          </table:table-cell>
        </table:table-row>
        <table:table-row table:style-name="ro1">
          <table:table-cell table:formula="of:=[.A77]+[.$B$1]" office:value-type="float" office:value="36.5" calcext:value-type="float">
            <text:p>36.5</text:p>
          </table:table-cell>
          <table:table-cell table:formula="of:=[.A78]*[.$B$2]" office:value-type="float" office:value="0.63704517697793" calcext:value-type="float">
            <text:p>0.63704517697793</text:p>
          </table:table-cell>
          <table:table-cell table:formula="of:=SIN([.B78])" office:value-type="float" office:value="0.594822786751341" calcext:value-type="float">
            <text:p>0.594822786751341</text:p>
          </table:table-cell>
          <table:table-cell table:formula="of:=INT([.C78]*512)" office:value-type="float" office:value="304" calcext:value-type="float">
            <text:p>304</text:p>
          </table:table-cell>
        </table:table-row>
        <table:table-row table:style-name="ro1">
          <table:table-cell table:formula="of:=[.A78]+[.$B$1]" office:value-type="float" office:value="37" calcext:value-type="float">
            <text:p>37</text:p>
          </table:table-cell>
          <table:table-cell table:formula="of:=[.A79]*[.$B$2]" office:value-type="float" office:value="0.645771823237902" calcext:value-type="float">
            <text:p>0.645771823237902</text:p>
          </table:table-cell>
          <table:table-cell table:formula="of:=SIN([.B79])" office:value-type="float" office:value="0.601815023152048" calcext:value-type="float">
            <text:p>0.601815023152048</text:p>
          </table:table-cell>
          <table:table-cell table:formula="of:=INT([.C79]*512)" office:value-type="float" office:value="308" calcext:value-type="float">
            <text:p>308</text:p>
          </table:table-cell>
        </table:table-row>
        <table:table-row table:style-name="ro1">
          <table:table-cell table:formula="of:=[.A79]+[.$B$1]" office:value-type="float" office:value="37.5" calcext:value-type="float">
            <text:p>37.5</text:p>
          </table:table-cell>
          <table:table-cell table:formula="of:=[.A80]*[.$B$2]" office:value-type="float" office:value="0.654498469497874" calcext:value-type="float">
            <text:p>0.654498469497874</text:p>
          </table:table-cell>
          <table:table-cell table:formula="of:=SIN([.B80])" office:value-type="float" office:value="0.608761429008721" calcext:value-type="float">
            <text:p>0.608761429008721</text:p>
          </table:table-cell>
          <table:table-cell table:formula="of:=INT([.C80]*512)" office:value-type="float" office:value="311" calcext:value-type="float">
            <text:p>311</text:p>
          </table:table-cell>
        </table:table-row>
        <table:table-row table:style-name="ro1">
          <table:table-cell table:formula="of:=[.A80]+[.$B$1]" office:value-type="float" office:value="38" calcext:value-type="float">
            <text:p>38</text:p>
          </table:table-cell>
          <table:table-cell table:formula="of:=[.A81]*[.$B$2]" office:value-type="float" office:value="0.663225115757845" calcext:value-type="float">
            <text:p>0.663225115757845</text:p>
          </table:table-cell>
          <table:table-cell table:formula="of:=SIN([.B81])" office:value-type="float" office:value="0.615661475325658" calcext:value-type="float">
            <text:p>0.615661475325658</text:p>
          </table:table-cell>
          <table:table-cell table:formula="of:=INT([.C81]*512)" office:value-type="float" office:value="315" calcext:value-type="float">
            <text:p>315</text:p>
          </table:table-cell>
        </table:table-row>
        <table:table-row table:style-name="ro1">
          <table:table-cell table:formula="of:=[.A81]+[.$B$1]" office:value-type="float" office:value="38.5" calcext:value-type="float">
            <text:p>38.5</text:p>
          </table:table-cell>
          <table:table-cell table:formula="of:=[.A82]*[.$B$2]" office:value-type="float" office:value="0.671951762017817" calcext:value-type="float">
            <text:p>0.671951762017817</text:p>
          </table:table-cell>
          <table:table-cell table:formula="of:=SIN([.B82])" office:value-type="float" office:value="0.62251463663762" calcext:value-type="float">
            <text:p>0.62251463663762</text:p>
          </table:table-cell>
          <table:table-cell table:formula="of:=INT([.C82]*512)" office:value-type="float" office:value="318" calcext:value-type="float">
            <text:p>318</text:p>
          </table:table-cell>
        </table:table-row>
        <table:table-row table:style-name="ro1">
          <table:table-cell table:formula="of:=[.A82]+[.$B$1]" office:value-type="float" office:value="39" calcext:value-type="float">
            <text:p>39</text:p>
          </table:table-cell>
          <table:table-cell table:formula="of:=[.A83]*[.$B$2]" office:value-type="float" office:value="0.680678408277788" calcext:value-type="float">
            <text:p>0.680678408277788</text:p>
          </table:table-cell>
          <table:table-cell table:formula="of:=SIN([.B83])" office:value-type="float" office:value="0.629320391049837" calcext:value-type="float">
            <text:p>0.629320391049837</text:p>
          </table:table-cell>
          <table:table-cell table:formula="of:=INT([.C83]*512)" office:value-type="float" office:value="322" calcext:value-type="float">
            <text:p>322</text:p>
          </table:table-cell>
        </table:table-row>
        <table:table-row table:style-name="ro1">
          <table:table-cell table:formula="of:=[.A83]+[.$B$1]" office:value-type="float" office:value="39.5" calcext:value-type="float">
            <text:p>39.5</text:p>
          </table:table-cell>
          <table:table-cell table:formula="of:=[.A84]*[.$B$2]" office:value-type="float" office:value="0.68940505453776" calcext:value-type="float">
            <text:p>0.68940505453776</text:p>
          </table:table-cell>
          <table:table-cell table:formula="of:=SIN([.B84])" office:value-type="float" office:value="0.636078220277764" calcext:value-type="float">
            <text:p>0.636078220277764</text:p>
          </table:table-cell>
          <table:table-cell table:formula="of:=INT([.C84]*512)" office:value-type="float" office:value="325" calcext:value-type="float">
            <text:p>325</text:p>
          </table:table-cell>
        </table:table-row>
        <table:table-row table:style-name="ro1">
          <table:table-cell table:formula="of:=[.A84]+[.$B$1]" office:value-type="float" office:value="40" calcext:value-type="float">
            <text:p>40</text:p>
          </table:table-cell>
          <table:table-cell table:formula="of:=[.A85]*[.$B$2]" office:value-type="float" office:value="0.698131700797732" calcext:value-type="float">
            <text:p>0.698131700797732</text:p>
          </table:table-cell>
          <table:table-cell table:formula="of:=SIN([.B85])" office:value-type="float" office:value="0.642787609686539" calcext:value-type="float">
            <text:p>0.642787609686539</text:p>
          </table:table-cell>
          <table:table-cell table:formula="of:=INT([.C85]*512)" office:value-type="float" office:value="329" calcext:value-type="float">
            <text:p>329</text:p>
          </table:table-cell>
        </table:table-row>
        <table:table-row table:style-name="ro1">
          <table:table-cell table:formula="of:=[.A85]+[.$B$1]" office:value-type="float" office:value="40.5" calcext:value-type="float">
            <text:p>40.5</text:p>
          </table:table-cell>
          <table:table-cell table:formula="of:=[.A86]*[.$B$2]" office:value-type="float" office:value="0.706858347057703" calcext:value-type="float">
            <text:p>0.706858347057703</text:p>
          </table:table-cell>
          <table:table-cell table:formula="of:=SIN([.B86])" office:value-type="float" office:value="0.649448048330184" calcext:value-type="float">
            <text:p>0.649448048330184</text:p>
          </table:table-cell>
          <table:table-cell table:formula="of:=INT([.C86]*512)" office:value-type="float" office:value="332" calcext:value-type="float">
            <text:p>332</text:p>
          </table:table-cell>
        </table:table-row>
        <table:table-row table:style-name="ro1">
          <table:table-cell table:formula="of:=[.A86]+[.$B$1]" office:value-type="float" office:value="41" calcext:value-type="float">
            <text:p>41</text:p>
          </table:table-cell>
          <table:table-cell table:formula="of:=[.A87]*[.$B$2]" office:value-type="float" office:value="0.715584993317675" calcext:value-type="float">
            <text:p>0.715584993317675</text:p>
          </table:table-cell>
          <table:table-cell table:formula="of:=SIN([.B87])" office:value-type="float" office:value="0.656059028990507" calcext:value-type="float">
            <text:p>0.656059028990507</text:p>
          </table:table-cell>
          <table:table-cell table:formula="of:=INT([.C87]*512)" office:value-type="float" office:value="335" calcext:value-type="float">
            <text:p>335</text:p>
          </table:table-cell>
        </table:table-row>
        <table:table-row table:style-name="ro1">
          <table:table-cell table:formula="of:=[.A87]+[.$B$1]" office:value-type="float" office:value="41.5" calcext:value-type="float">
            <text:p>41.5</text:p>
          </table:table-cell>
          <table:table-cell table:formula="of:=[.A88]*[.$B$2]" office:value-type="float" office:value="0.724311639577647" calcext:value-type="float">
            <text:p>0.724311639577647</text:p>
          </table:table-cell>
          <table:table-cell table:formula="of:=SIN([.B88])" office:value-type="float" office:value="0.662620048215737" calcext:value-type="float">
            <text:p>0.662620048215737</text:p>
          </table:table-cell>
          <table:table-cell table:formula="of:=INT([.C88]*512)" office:value-type="float" office:value="339" calcext:value-type="float">
            <text:p>339</text:p>
          </table:table-cell>
        </table:table-row>
        <table:table-row table:style-name="ro1">
          <table:table-cell table:formula="of:=[.A88]+[.$B$1]" office:value-type="float" office:value="42" calcext:value-type="float">
            <text:p>42</text:p>
          </table:table-cell>
          <table:table-cell table:formula="of:=[.A89]*[.$B$2]" office:value-type="float" office:value="0.733038285837618" calcext:value-type="float">
            <text:p>0.733038285837618</text:p>
          </table:table-cell>
          <table:table-cell table:formula="of:=SIN([.B89])" office:value-type="float" office:value="0.669130606358858" calcext:value-type="float">
            <text:p>0.669130606358858</text:p>
          </table:table-cell>
          <table:table-cell table:formula="of:=INT([.C89]*512)" office:value-type="float" office:value="342" calcext:value-type="float">
            <text:p>342</text:p>
          </table:table-cell>
        </table:table-row>
        <table:table-row table:style-name="ro1">
          <table:table-cell table:formula="of:=[.A89]+[.$B$1]" office:value-type="float" office:value="42.5" calcext:value-type="float">
            <text:p>42.5</text:p>
          </table:table-cell>
          <table:table-cell table:formula="of:=[.A90]*[.$B$2]" office:value-type="float" office:value="0.74176493209759" calcext:value-type="float">
            <text:p>0.74176493209759</text:p>
          </table:table-cell>
          <table:table-cell table:formula="of:=SIN([.B90])" office:value-type="float" office:value="0.67559020761566" calcext:value-type="float">
            <text:p>0.67559020761566</text:p>
          </table:table-cell>
          <table:table-cell table:formula="of:=INT([.C90]*512)" office:value-type="float" office:value="345" calcext:value-type="float">
            <text:p>345</text:p>
          </table:table-cell>
        </table:table-row>
        <table:table-row table:style-name="ro1">
          <table:table-cell table:formula="of:=[.A90]+[.$B$1]" office:value-type="float" office:value="43" calcext:value-type="float">
            <text:p>43</text:p>
          </table:table-cell>
          <table:table-cell table:formula="of:=[.A91]*[.$B$2]" office:value-type="float" office:value="0.750491578357562" calcext:value-type="float">
            <text:p>0.750491578357562</text:p>
          </table:table-cell>
          <table:table-cell table:formula="of:=SIN([.B91])" office:value-type="float" office:value="0.681998360062498" calcext:value-type="float">
            <text:p>0.681998360062498</text:p>
          </table:table-cell>
          <table:table-cell table:formula="of:=INT([.C91]*512)" office:value-type="float" office:value="349" calcext:value-type="float">
            <text:p>349</text:p>
          </table:table-cell>
        </table:table-row>
        <table:table-row table:style-name="ro1">
          <table:table-cell table:formula="of:=[.A91]+[.$B$1]" office:value-type="float" office:value="43.5" calcext:value-type="float">
            <text:p>43.5</text:p>
          </table:table-cell>
          <table:table-cell table:formula="of:=[.A92]*[.$B$2]" office:value-type="float" office:value="0.759218224617533" calcext:value-type="float">
            <text:p>0.759218224617533</text:p>
          </table:table-cell>
          <table:table-cell table:formula="of:=SIN([.B92])" office:value-type="float" office:value="0.688354575693754" calcext:value-type="float">
            <text:p>0.688354575693754</text:p>
          </table:table-cell>
          <table:table-cell table:formula="of:=INT([.C92]*512)" office:value-type="float" office:value="352" calcext:value-type="float">
            <text:p>352</text:p>
          </table:table-cell>
        </table:table-row>
        <table:table-row table:style-name="ro1">
          <table:table-cell table:formula="of:=[.A92]+[.$B$1]" office:value-type="float" office:value="44" calcext:value-type="float">
            <text:p>44</text:p>
          </table:table-cell>
          <table:table-cell table:formula="of:=[.A93]*[.$B$2]" office:value-type="float" office:value="0.767944870877505" calcext:value-type="float">
            <text:p>0.767944870877505</text:p>
          </table:table-cell>
          <table:table-cell table:formula="of:=SIN([.B93])" office:value-type="float" office:value="0.694658370458997" calcext:value-type="float">
            <text:p>0.694658370458997</text:p>
          </table:table-cell>
          <table:table-cell table:formula="of:=INT([.C93]*512)" office:value-type="float" office:value="355" calcext:value-type="float">
            <text:p>355</text:p>
          </table:table-cell>
        </table:table-row>
        <table:table-row table:style-name="ro1">
          <table:table-cell table:formula="of:=[.A93]+[.$B$1]" office:value-type="float" office:value="44.5" calcext:value-type="float">
            <text:p>44.5</text:p>
          </table:table-cell>
          <table:table-cell table:formula="of:=[.A94]*[.$B$2]" office:value-type="float" office:value="0.776671517137477" calcext:value-type="float">
            <text:p>0.776671517137477</text:p>
          </table:table-cell>
          <table:table-cell table:formula="of:=SIN([.B94])" office:value-type="float" office:value="0.700909264299851" calcext:value-type="float">
            <text:p>0.700909264299851</text:p>
          </table:table-cell>
          <table:table-cell table:formula="of:=INT([.C94]*512)" office:value-type="float" office:value="358" calcext:value-type="float">
            <text:p>358</text:p>
          </table:table-cell>
        </table:table-row>
        <table:table-row table:style-name="ro1">
          <table:table-cell table:formula="of:=[.A94]+[.$B$1]" office:value-type="float" office:value="45" calcext:value-type="float">
            <text:p>45</text:p>
          </table:table-cell>
          <table:table-cell table:formula="of:=[.A95]*[.$B$2]" office:value-type="float" office:value="0.785398163397448" calcext:value-type="float">
            <text:p>0.785398163397448</text:p>
          </table:table-cell>
          <table:table-cell table:formula="of:=SIN([.B95])" office:value-type="float" office:value="0.707106781186547" calcext:value-type="float">
            <text:p>0.707106781186547</text:p>
          </table:table-cell>
          <table:table-cell table:formula="of:=INT([.C95]*512)" office:value-type="float" office:value="362" calcext:value-type="float">
            <text:p>362</text:p>
          </table:table-cell>
        </table:table-row>
        <table:table-row table:style-name="ro1">
          <table:table-cell table:formula="of:=[.A95]+[.$B$1]" office:value-type="float" office:value="45.5" calcext:value-type="float">
            <text:p>45.5</text:p>
          </table:table-cell>
          <table:table-cell table:formula="of:=[.A96]*[.$B$2]" office:value-type="float" office:value="0.79412480965742" calcext:value-type="float">
            <text:p>0.79412480965742</text:p>
          </table:table-cell>
          <table:table-cell table:formula="of:=SIN([.B96])" office:value-type="float" office:value="0.713250449154182" calcext:value-type="float">
            <text:p>0.713250449154182</text:p>
          </table:table-cell>
          <table:table-cell table:formula="of:=INT([.C96]*512)" office:value-type="float" office:value="365" calcext:value-type="float">
            <text:p>365</text:p>
          </table:table-cell>
        </table:table-row>
        <table:table-row table:style-name="ro1">
          <table:table-cell table:formula="of:=[.A96]+[.$B$1]" office:value-type="float" office:value="46" calcext:value-type="float">
            <text:p>46</text:p>
          </table:table-cell>
          <table:table-cell table:formula="of:=[.A97]*[.$B$2]" office:value-type="float" office:value="0.802851455917392" calcext:value-type="float">
            <text:p>0.802851455917392</text:p>
          </table:table-cell>
          <table:table-cell table:formula="of:=SIN([.B97])" office:value-type="float" office:value="0.719339800338651" calcext:value-type="float">
            <text:p>0.719339800338651</text:p>
          </table:table-cell>
          <table:table-cell table:formula="of:=INT([.C97]*512)" office:value-type="float" office:value="368" calcext:value-type="float">
            <text:p>368</text:p>
          </table:table-cell>
        </table:table-row>
        <table:table-row table:style-name="ro1">
          <table:table-cell table:formula="of:=[.A97]+[.$B$1]" office:value-type="float" office:value="46.5" calcext:value-type="float">
            <text:p>46.5</text:p>
          </table:table-cell>
          <table:table-cell table:formula="of:=[.A98]*[.$B$2]" office:value-type="float" office:value="0.811578102177363" calcext:value-type="float">
            <text:p>0.811578102177363</text:p>
          </table:table-cell>
          <table:table-cell table:formula="of:=SIN([.B98])" office:value-type="float" office:value="0.725374371012288" calcext:value-type="float">
            <text:p>0.725374371012288</text:p>
          </table:table-cell>
          <table:table-cell table:formula="of:=INT([.C98]*512)" office:value-type="float" office:value="371" calcext:value-type="float">
            <text:p>371</text:p>
          </table:table-cell>
        </table:table-row>
        <table:table-row table:style-name="ro1">
          <table:table-cell table:formula="of:=[.A98]+[.$B$1]" office:value-type="float" office:value="47" calcext:value-type="float">
            <text:p>47</text:p>
          </table:table-cell>
          <table:table-cell table:formula="of:=[.A99]*[.$B$2]" office:value-type="float" office:value="0.820304748437335" calcext:value-type="float">
            <text:p>0.820304748437335</text:p>
          </table:table-cell>
          <table:table-cell table:formula="of:=SIN([.B99])" office:value-type="float" office:value="0.73135370161917" calcext:value-type="float">
            <text:p>0.73135370161917</text:p>
          </table:table-cell>
          <table:table-cell table:formula="of:=INT([.C99]*512)" office:value-type="float" office:value="374" calcext:value-type="float">
            <text:p>374</text:p>
          </table:table-cell>
        </table:table-row>
        <table:table-row table:style-name="ro1">
          <table:table-cell table:formula="of:=[.A99]+[.$B$1]" office:value-type="float" office:value="47.5" calcext:value-type="float">
            <text:p>47.5</text:p>
          </table:table-cell>
          <table:table-cell table:formula="of:=[.A100]*[.$B$2]" office:value-type="float" office:value="0.829031394697307" calcext:value-type="float">
            <text:p>0.829031394697307</text:p>
          </table:table-cell>
          <table:table-cell table:formula="of:=SIN([.B100])" office:value-type="float" office:value="0.737277336810124" calcext:value-type="float">
            <text:p>0.737277336810124</text:p>
          </table:table-cell>
          <table:table-cell table:formula="of:=INT([.C100]*512)" office:value-type="float" office:value="377" calcext:value-type="float">
            <text:p>377</text:p>
          </table:table-cell>
        </table:table-row>
        <table:table-row table:style-name="ro1">
          <table:table-cell table:formula="of:=[.A100]+[.$B$1]" office:value-type="float" office:value="48" calcext:value-type="float">
            <text:p>48</text:p>
          </table:table-cell>
          <table:table-cell table:formula="of:=[.A101]*[.$B$2]" office:value-type="float" office:value="0.837758040957278" calcext:value-type="float">
            <text:p>0.837758040957278</text:p>
          </table:table-cell>
          <table:table-cell table:formula="of:=SIN([.B101])" office:value-type="float" office:value="0.743144825477394" calcext:value-type="float">
            <text:p>0.743144825477394</text:p>
          </table:table-cell>
          <table:table-cell table:formula="of:=INT([.C101]*512)" office:value-type="float" office:value="380" calcext:value-type="float">
            <text:p>380</text:p>
          </table:table-cell>
        </table:table-row>
        <table:table-row table:style-name="ro1">
          <table:table-cell table:formula="of:=[.A101]+[.$B$1]" office:value-type="float" office:value="48.5" calcext:value-type="float">
            <text:p>48.5</text:p>
          </table:table-cell>
          <table:table-cell table:formula="of:=[.A102]*[.$B$2]" office:value-type="float" office:value="0.84648468721725" calcext:value-type="float">
            <text:p>0.84648468721725</text:p>
          </table:table-cell>
          <table:table-cell table:formula="of:=SIN([.B102])" office:value-type="float" office:value="0.748955720789002" calcext:value-type="float">
            <text:p>0.748955720789002</text:p>
          </table:table-cell>
          <table:table-cell table:formula="of:=INT([.C102]*512)" office:value-type="float" office:value="383" calcext:value-type="float">
            <text:p>383</text:p>
          </table:table-cell>
        </table:table-row>
        <table:table-row table:style-name="ro1">
          <table:table-cell table:formula="of:=[.A102]+[.$B$1]" office:value-type="float" office:value="49" calcext:value-type="float">
            <text:p>49</text:p>
          </table:table-cell>
          <table:table-cell table:formula="of:=[.A103]*[.$B$2]" office:value-type="float" office:value="0.855211333477221" calcext:value-type="float">
            <text:p>0.855211333477221</text:p>
          </table:table-cell>
          <table:table-cell table:formula="of:=SIN([.B103])" office:value-type="float" office:value="0.754709580222772" calcext:value-type="float">
            <text:p>0.754709580222772</text:p>
          </table:table-cell>
          <table:table-cell table:formula="of:=INT([.C103]*512)" office:value-type="float" office:value="386" calcext:value-type="float">
            <text:p>386</text:p>
          </table:table-cell>
        </table:table-row>
        <table:table-row table:style-name="ro1">
          <table:table-cell table:formula="of:=[.A103]+[.$B$1]" office:value-type="float" office:value="49.5" calcext:value-type="float">
            <text:p>49.5</text:p>
          </table:table-cell>
          <table:table-cell table:formula="of:=[.A104]*[.$B$2]" office:value-type="float" office:value="0.863937979737193" calcext:value-type="float">
            <text:p>0.863937979737193</text:p>
          </table:table-cell>
          <table:table-cell table:formula="of:=SIN([.B104])" office:value-type="float" office:value="0.760405965600031" calcext:value-type="float">
            <text:p>0.760405965600031</text:p>
          </table:table-cell>
          <table:table-cell table:formula="of:=INT([.C104]*512)" office:value-type="float" office:value="389" calcext:value-type="float">
            <text:p>389</text:p>
          </table:table-cell>
        </table:table-row>
        <table:table-row table:style-name="ro1">
          <table:table-cell table:formula="of:=[.A104]+[.$B$1]" office:value-type="float" office:value="50" calcext:value-type="float">
            <text:p>50</text:p>
          </table:table-cell>
          <table:table-cell table:formula="of:=[.A105]*[.$B$2]" office:value-type="float" office:value="0.872664625997165" calcext:value-type="float">
            <text:p>0.872664625997165</text:p>
          </table:table-cell>
          <table:table-cell table:formula="of:=SIN([.B105])" office:value-type="float" office:value="0.766044443118978" calcext:value-type="float">
            <text:p>0.766044443118978</text:p>
          </table:table-cell>
          <table:table-cell table:formula="of:=INT([.C105]*512)" office:value-type="float" office:value="392" calcext:value-type="float">
            <text:p>392</text:p>
          </table:table-cell>
        </table:table-row>
        <table:table-row table:style-name="ro1">
          <table:table-cell table:formula="of:=[.A105]+[.$B$1]" office:value-type="float" office:value="50.5" calcext:value-type="float">
            <text:p>50.5</text:p>
          </table:table-cell>
          <table:table-cell table:formula="of:=[.A106]*[.$B$2]" office:value-type="float" office:value="0.881391272257136" calcext:value-type="float">
            <text:p>0.881391272257136</text:p>
          </table:table-cell>
          <table:table-cell table:formula="of:=SIN([.B106])" office:value-type="float" office:value="0.77162458338772" calcext:value-type="float">
            <text:p>0.77162458338772</text:p>
          </table:table-cell>
          <table:table-cell table:formula="of:=INT([.C106]*512)" office:value-type="float" office:value="395" calcext:value-type="float">
            <text:p>395</text:p>
          </table:table-cell>
        </table:table-row>
        <table:table-row table:style-name="ro1">
          <table:table-cell table:formula="of:=[.A106]+[.$B$1]" office:value-type="float" office:value="51" calcext:value-type="float">
            <text:p>51</text:p>
          </table:table-cell>
          <table:table-cell table:formula="of:=[.A107]*[.$B$2]" office:value-type="float" office:value="0.890117918517108" calcext:value-type="float">
            <text:p>0.890117918517108</text:p>
          </table:table-cell>
          <table:table-cell table:formula="of:=SIN([.B107])" office:value-type="float" office:value="0.777145961456971" calcext:value-type="float">
            <text:p>0.777145961456971</text:p>
          </table:table-cell>
          <table:table-cell table:formula="of:=INT([.C107]*512)" office:value-type="float" office:value="397" calcext:value-type="float">
            <text:p>397</text:p>
          </table:table-cell>
        </table:table-row>
        <table:table-row table:style-name="ro1">
          <table:table-cell table:formula="of:=[.A107]+[.$B$1]" office:value-type="float" office:value="51.5" calcext:value-type="float">
            <text:p>51.5</text:p>
          </table:table-cell>
          <table:table-cell table:formula="of:=[.A108]*[.$B$2]" office:value-type="float" office:value="0.89884456477708" calcext:value-type="float">
            <text:p>0.89884456477708</text:p>
          </table:table-cell>
          <table:table-cell table:formula="of:=SIN([.B108])" office:value-type="float" office:value="0.782608156852414" calcext:value-type="float">
            <text:p>0.782608156852414</text:p>
          </table:table-cell>
          <table:table-cell table:formula="of:=INT([.C108]*512)" office:value-type="float" office:value="400" calcext:value-type="float">
            <text:p>400</text:p>
          </table:table-cell>
        </table:table-row>
        <table:table-row table:style-name="ro1">
          <table:table-cell table:formula="of:=[.A108]+[.$B$1]" office:value-type="float" office:value="52" calcext:value-type="float">
            <text:p>52</text:p>
          </table:table-cell>
          <table:table-cell table:formula="of:=[.A109]*[.$B$2]" office:value-type="float" office:value="0.907571211037051" calcext:value-type="float">
            <text:p>0.907571211037051</text:p>
          </table:table-cell>
          <table:table-cell table:formula="of:=SIN([.B109])" office:value-type="float" office:value="0.788010753606722" calcext:value-type="float">
            <text:p>0.788010753606722</text:p>
          </table:table-cell>
          <table:table-cell table:formula="of:=INT([.C109]*512)" office:value-type="float" office:value="403" calcext:value-type="float">
            <text:p>403</text:p>
          </table:table-cell>
        </table:table-row>
        <table:table-row table:style-name="ro1">
          <table:table-cell table:formula="of:=[.A109]+[.$B$1]" office:value-type="float" office:value="52.5" calcext:value-type="float">
            <text:p>52.5</text:p>
          </table:table-cell>
          <table:table-cell table:formula="of:=[.A110]*[.$B$2]" office:value-type="float" office:value="0.916297857297023" calcext:value-type="float">
            <text:p>0.916297857297023</text:p>
          </table:table-cell>
          <table:table-cell table:formula="of:=SIN([.B110])" office:value-type="float" office:value="0.793353340291235" calcext:value-type="float">
            <text:p>0.793353340291235</text:p>
          </table:table-cell>
          <table:table-cell table:formula="of:=INT([.C110]*512)" office:value-type="float" office:value="406" calcext:value-type="float">
            <text:p>406</text:p>
          </table:table-cell>
        </table:table-row>
        <table:table-row table:style-name="ro1">
          <table:table-cell table:formula="of:=[.A110]+[.$B$1]" office:value-type="float" office:value="53" calcext:value-type="float">
            <text:p>53</text:p>
          </table:table-cell>
          <table:table-cell table:formula="of:=[.A111]*[.$B$2]" office:value-type="float" office:value="0.925024503556995" calcext:value-type="float">
            <text:p>0.925024503556995</text:p>
          </table:table-cell>
          <table:table-cell table:formula="of:=SIN([.B111])" office:value-type="float" office:value="0.798635510047293" calcext:value-type="float">
            <text:p>0.798635510047293</text:p>
          </table:table-cell>
          <table:table-cell table:formula="of:=INT([.C111]*512)" office:value-type="float" office:value="408" calcext:value-type="float">
            <text:p>408</text:p>
          </table:table-cell>
        </table:table-row>
        <table:table-row table:style-name="ro1">
          <table:table-cell table:formula="of:=[.A111]+[.$B$1]" office:value-type="float" office:value="53.5" calcext:value-type="float">
            <text:p>53.5</text:p>
          </table:table-cell>
          <table:table-cell table:formula="of:=[.A112]*[.$B$2]" office:value-type="float" office:value="0.933751149816966" calcext:value-type="float">
            <text:p>0.933751149816966</text:p>
          </table:table-cell>
          <table:table-cell table:formula="of:=SIN([.B112])" office:value-type="float" office:value="0.803856860617217" calcext:value-type="float">
            <text:p>0.803856860617217</text:p>
          </table:table-cell>
          <table:table-cell table:formula="of:=INT([.C112]*512)" office:value-type="float" office:value="411" calcext:value-type="float">
            <text:p>411</text:p>
          </table:table-cell>
        </table:table-row>
        <table:table-row table:style-name="ro1">
          <table:table-cell table:formula="of:=[.A112]+[.$B$1]" office:value-type="float" office:value="54" calcext:value-type="float">
            <text:p>54</text:p>
          </table:table-cell>
          <table:table-cell table:formula="of:=[.A113]*[.$B$2]" office:value-type="float" office:value="0.942477796076938" calcext:value-type="float">
            <text:p>0.942477796076938</text:p>
          </table:table-cell>
          <table:table-cell table:formula="of:=SIN([.B113])" office:value-type="float" office:value="0.809016994374947" calcext:value-type="float">
            <text:p>0.809016994374947</text:p>
          </table:table-cell>
          <table:table-cell table:formula="of:=INT([.C113]*512)" office:value-type="float" office:value="414" calcext:value-type="float">
            <text:p>414</text:p>
          </table:table-cell>
        </table:table-row>
        <table:table-row table:style-name="ro1">
          <table:table-cell table:formula="of:=[.A113]+[.$B$1]" office:value-type="float" office:value="54.5" calcext:value-type="float">
            <text:p>54.5</text:p>
          </table:table-cell>
          <table:table-cell table:formula="of:=[.A114]*[.$B$2]" office:value-type="float" office:value="0.95120444233691" calcext:value-type="float">
            <text:p>0.95120444233691</text:p>
          </table:table-cell>
          <table:table-cell table:formula="of:=SIN([.B114])" office:value-type="float" office:value="0.814115518356319" calcext:value-type="float">
            <text:p>0.814115518356319</text:p>
          </table:table-cell>
          <table:table-cell table:formula="of:=INT([.C114]*512)" office:value-type="float" office:value="416" calcext:value-type="float">
            <text:p>416</text:p>
          </table:table-cell>
        </table:table-row>
        <table:table-row table:style-name="ro1">
          <table:table-cell table:formula="of:=[.A114]+[.$B$1]" office:value-type="float" office:value="55" calcext:value-type="float">
            <text:p>55</text:p>
          </table:table-cell>
          <table:table-cell table:formula="of:=[.A115]*[.$B$2]" office:value-type="float" office:value="0.959931088596881" calcext:value-type="float">
            <text:p>0.959931088596881</text:p>
          </table:table-cell>
          <table:table-cell table:formula="of:=SIN([.B115])" office:value-type="float" office:value="0.819152044288992" calcext:value-type="float">
            <text:p>0.819152044288992</text:p>
          </table:table-cell>
          <table:table-cell table:formula="of:=INT([.C115]*512)" office:value-type="float" office:value="419" calcext:value-type="float">
            <text:p>419</text:p>
          </table:table-cell>
        </table:table-row>
        <table:table-row table:style-name="ro1">
          <table:table-cell table:formula="of:=[.A115]+[.$B$1]" office:value-type="float" office:value="55.5" calcext:value-type="float">
            <text:p>55.5</text:p>
          </table:table-cell>
          <table:table-cell table:formula="of:=[.A116]*[.$B$2]" office:value-type="float" office:value="0.968657734856853" calcext:value-type="float">
            <text:p>0.968657734856853</text:p>
          </table:table-cell>
          <table:table-cell table:formula="of:=SIN([.B116])" office:value-type="float" office:value="0.824126188622016" calcext:value-type="float">
            <text:p>0.824126188622016</text:p>
          </table:table-cell>
          <table:table-cell table:formula="of:=INT([.C116]*512)" office:value-type="float" office:value="421" calcext:value-type="float">
            <text:p>421</text:p>
          </table:table-cell>
        </table:table-row>
        <table:table-row table:style-name="ro1">
          <table:table-cell table:formula="of:=[.A116]+[.$B$1]" office:value-type="float" office:value="56" calcext:value-type="float">
            <text:p>56</text:p>
          </table:table-cell>
          <table:table-cell table:formula="of:=[.A117]*[.$B$2]" office:value-type="float" office:value="0.977384381116825" calcext:value-type="float">
            <text:p>0.977384381116825</text:p>
          </table:table-cell>
          <table:table-cell table:formula="of:=SIN([.B117])" office:value-type="float" office:value="0.829037572555042" calcext:value-type="float">
            <text:p>0.829037572555042</text:p>
          </table:table-cell>
          <table:table-cell table:formula="of:=INT([.C117]*512)" office:value-type="float" office:value="424" calcext:value-type="float">
            <text:p>424</text:p>
          </table:table-cell>
        </table:table-row>
        <table:table-row table:style-name="ro1">
          <table:table-cell table:formula="of:=[.A117]+[.$B$1]" office:value-type="float" office:value="56.5" calcext:value-type="float">
            <text:p>56.5</text:p>
          </table:table-cell>
          <table:table-cell table:formula="of:=[.A118]*[.$B$2]" office:value-type="float" office:value="0.986111027376796" calcext:value-type="float">
            <text:p>0.986111027376796</text:p>
          </table:table-cell>
          <table:table-cell table:formula="of:=SIN([.B118])" office:value-type="float" office:value="0.833885822067168" calcext:value-type="float">
            <text:p>0.833885822067168</text:p>
          </table:table-cell>
          <table:table-cell table:formula="of:=INT([.C118]*512)" office:value-type="float" office:value="426" calcext:value-type="float">
            <text:p>426</text:p>
          </table:table-cell>
        </table:table-row>
        <table:table-row table:style-name="ro1">
          <table:table-cell table:formula="of:=[.A118]+[.$B$1]" office:value-type="float" office:value="57" calcext:value-type="float">
            <text:p>57</text:p>
          </table:table-cell>
          <table:table-cell table:formula="of:=[.A119]*[.$B$2]" office:value-type="float" office:value="0.994837673636768" calcext:value-type="float">
            <text:p>0.994837673636768</text:p>
          </table:table-cell>
          <table:table-cell table:formula="of:=SIN([.B119])" office:value-type="float" office:value="0.838670567945424" calcext:value-type="float">
            <text:p>0.838670567945424</text:p>
          </table:table-cell>
          <table:table-cell table:formula="of:=INT([.C119]*512)" office:value-type="float" office:value="429" calcext:value-type="float">
            <text:p>429</text:p>
          </table:table-cell>
        </table:table-row>
        <table:table-row table:style-name="ro1">
          <table:table-cell table:formula="of:=[.A119]+[.$B$1]" office:value-type="float" office:value="57.5" calcext:value-type="float">
            <text:p>57.5</text:p>
          </table:table-cell>
          <table:table-cell table:formula="of:=[.A120]*[.$B$2]" office:value-type="float" office:value="1.00356431989674" calcext:value-type="float">
            <text:p>1.00356431989674</text:p>
          </table:table-cell>
          <table:table-cell table:formula="of:=SIN([.B120])" office:value-type="float" office:value="0.843391445812886" calcext:value-type="float">
            <text:p>0.843391445812886</text:p>
          </table:table-cell>
          <table:table-cell table:formula="of:=INT([.C120]*512)" office:value-type="float" office:value="431" calcext:value-type="float">
            <text:p>431</text:p>
          </table:table-cell>
        </table:table-row>
        <table:table-row table:style-name="ro1">
          <table:table-cell table:formula="of:=[.A120]+[.$B$1]" office:value-type="float" office:value="58" calcext:value-type="float">
            <text:p>58</text:p>
          </table:table-cell>
          <table:table-cell table:formula="of:=[.A121]*[.$B$2]" office:value-type="float" office:value="1.01229096615671" calcext:value-type="float">
            <text:p>1.01229096615671</text:p>
          </table:table-cell>
          <table:table-cell table:formula="of:=SIN([.B121])" office:value-type="float" office:value="0.848048096156426" calcext:value-type="float">
            <text:p>0.848048096156426</text:p>
          </table:table-cell>
          <table:table-cell table:formula="of:=INT([.C121]*512)" office:value-type="float" office:value="434" calcext:value-type="float">
            <text:p>434</text:p>
          </table:table-cell>
        </table:table-row>
        <table:table-row table:style-name="ro1">
          <table:table-cell table:formula="of:=[.A121]+[.$B$1]" office:value-type="float" office:value="58.5" calcext:value-type="float">
            <text:p>58.5</text:p>
          </table:table-cell>
          <table:table-cell table:formula="of:=[.A122]*[.$B$2]" office:value-type="float" office:value="1.02101761241668" calcext:value-type="float">
            <text:p>1.02101761241668</text:p>
          </table:table-cell>
          <table:table-cell table:formula="of:=SIN([.B122])" office:value-type="float" office:value="0.852640164354092" calcext:value-type="float">
            <text:p>0.852640164354092</text:p>
          </table:table-cell>
          <table:table-cell table:formula="of:=INT([.C122]*512)" office:value-type="float" office:value="436" calcext:value-type="float">
            <text:p>436</text:p>
          </table:table-cell>
        </table:table-row>
        <table:table-row table:style-name="ro1">
          <table:table-cell table:formula="of:=[.A122]+[.$B$1]" office:value-type="float" office:value="59" calcext:value-type="float">
            <text:p>59</text:p>
          </table:table-cell>
          <table:table-cell table:formula="of:=[.A123]*[.$B$2]" office:value-type="float" office:value="1.02974425867665" calcext:value-type="float">
            <text:p>1.02974425867665</text:p>
          </table:table-cell>
          <table:table-cell table:formula="of:=SIN([.B123])" office:value-type="float" office:value="0.857167300702112" calcext:value-type="float">
            <text:p>0.857167300702112</text:p>
          </table:table-cell>
          <table:table-cell table:formula="of:=INT([.C123]*512)" office:value-type="float" office:value="438" calcext:value-type="float">
            <text:p>438</text:p>
          </table:table-cell>
        </table:table-row>
        <table:table-row table:style-name="ro1">
          <table:table-cell table:formula="of:=[.A123]+[.$B$1]" office:value-type="float" office:value="59.5" calcext:value-type="float">
            <text:p>59.5</text:p>
          </table:table-cell>
          <table:table-cell table:formula="of:=[.A124]*[.$B$2]" office:value-type="float" office:value="1.03847090493663" calcext:value-type="float">
            <text:p>1.03847090493663</text:p>
          </table:table-cell>
          <table:table-cell table:formula="of:=SIN([.B124])" office:value-type="float" office:value="0.861629160441526" calcext:value-type="float">
            <text:p>0.861629160441526</text:p>
          </table:table-cell>
          <table:table-cell table:formula="of:=INT([.C124]*512)" office:value-type="float" office:value="441" calcext:value-type="float">
            <text:p>441</text:p>
          </table:table-cell>
        </table:table-row>
        <table:table-row table:style-name="ro1">
          <table:table-cell table:formula="of:=[.A124]+[.$B$1]" office:value-type="float" office:value="60" calcext:value-type="float">
            <text:p>60</text:p>
          </table:table-cell>
          <table:table-cell table:formula="of:=[.A125]*[.$B$2]" office:value-type="float" office:value="1.0471975511966" calcext:value-type="float">
            <text:p>1.0471975511966</text:p>
          </table:table-cell>
          <table:table-cell table:formula="of:=SIN([.B125])" office:value-type="float" office:value="0.866025403784439" calcext:value-type="float">
            <text:p>0.866025403784439</text:p>
          </table:table-cell>
          <table:table-cell table:formula="of:=INT([.C125]*512)" office:value-type="float" office:value="443" calcext:value-type="float">
            <text:p>443</text:p>
          </table:table-cell>
        </table:table-row>
        <table:table-row table:style-name="ro1">
          <table:table-cell table:formula="of:=[.A125]+[.$B$1]" office:value-type="float" office:value="60.5" calcext:value-type="float">
            <text:p>60.5</text:p>
          </table:table-cell>
          <table:table-cell table:formula="of:=[.A126]*[.$B$2]" office:value-type="float" office:value="1.05592419745657" calcext:value-type="float">
            <text:p>1.05592419745657</text:p>
          </table:table-cell>
          <table:table-cell table:formula="of:=SIN([.B126])" office:value-type="float" office:value="0.8703556959399" calcext:value-type="float">
            <text:p>0.8703556959399</text:p>
          </table:table-cell>
          <table:table-cell table:formula="of:=INT([.C126]*512)" office:value-type="float" office:value="445" calcext:value-type="float">
            <text:p>445</text:p>
          </table:table-cell>
        </table:table-row>
        <table:table-row table:style-name="ro1">
          <table:table-cell table:formula="of:=[.A126]+[.$B$1]" office:value-type="float" office:value="61" calcext:value-type="float">
            <text:p>61</text:p>
          </table:table-cell>
          <table:table-cell table:formula="of:=[.A127]*[.$B$2]" office:value-type="float" office:value="1.06465084371654" calcext:value-type="float">
            <text:p>1.06465084371654</text:p>
          </table:table-cell>
          <table:table-cell table:formula="of:=SIN([.B127])" office:value-type="float" office:value="0.874619707139396" calcext:value-type="float">
            <text:p>0.874619707139396</text:p>
          </table:table-cell>
          <table:table-cell table:formula="of:=INT([.C127]*512)" office:value-type="float" office:value="447" calcext:value-type="float">
            <text:p>447</text:p>
          </table:table-cell>
        </table:table-row>
        <table:table-row table:style-name="ro1">
          <table:table-cell table:formula="of:=[.A127]+[.$B$1]" office:value-type="float" office:value="61.5" calcext:value-type="float">
            <text:p>61.5</text:p>
          </table:table-cell>
          <table:table-cell table:formula="of:=[.A128]*[.$B$2]" office:value-type="float" office:value="1.07337748997651" calcext:value-type="float">
            <text:p>1.07337748997651</text:p>
          </table:table-cell>
          <table:table-cell table:formula="of:=SIN([.B128])" office:value-type="float" office:value="0.878817112661965" calcext:value-type="float">
            <text:p>0.878817112661965</text:p>
          </table:table-cell>
          <table:table-cell table:formula="of:=INT([.C128]*512)" office:value-type="float" office:value="449" calcext:value-type="float">
            <text:p>449</text:p>
          </table:table-cell>
        </table:table-row>
        <table:table-row table:style-name="ro1">
          <table:table-cell table:formula="of:=[.A128]+[.$B$1]" office:value-type="float" office:value="62" calcext:value-type="float">
            <text:p>62</text:p>
          </table:table-cell>
          <table:table-cell table:formula="of:=[.A129]*[.$B$2]" office:value-type="float" office:value="1.08210413623648" calcext:value-type="float">
            <text:p>1.08210413623648</text:p>
          </table:table-cell>
          <table:table-cell table:formula="of:=SIN([.B129])" office:value-type="float" office:value="0.882947592858927" calcext:value-type="float">
            <text:p>0.882947592858927</text:p>
          </table:table-cell>
          <table:table-cell table:formula="of:=INT([.C129]*512)" office:value-type="float" office:value="452" calcext:value-type="float">
            <text:p>452</text:p>
          </table:table-cell>
        </table:table-row>
        <table:table-row table:style-name="ro1">
          <table:table-cell table:formula="of:=[.A129]+[.$B$1]" office:value-type="float" office:value="62.5" calcext:value-type="float">
            <text:p>62.5</text:p>
          </table:table-cell>
          <table:table-cell table:formula="of:=[.A130]*[.$B$2]" office:value-type="float" office:value="1.09083078249646" calcext:value-type="float">
            <text:p>1.09083078249646</text:p>
          </table:table-cell>
          <table:table-cell table:formula="of:=SIN([.B130])" office:value-type="float" office:value="0.887010833178222" calcext:value-type="float">
            <text:p>0.887010833178222</text:p>
          </table:table-cell>
          <table:table-cell table:formula="of:=INT([.C130]*512)" office:value-type="float" office:value="454" calcext:value-type="float">
            <text:p>454</text:p>
          </table:table-cell>
        </table:table-row>
        <table:table-row table:style-name="ro1">
          <table:table-cell table:formula="of:=[.A130]+[.$B$1]" office:value-type="float" office:value="63" calcext:value-type="float">
            <text:p>63</text:p>
          </table:table-cell>
          <table:table-cell table:formula="of:=[.A131]*[.$B$2]" office:value-type="float" office:value="1.09955742875643" calcext:value-type="float">
            <text:p>1.09955742875643</text:p>
          </table:table-cell>
          <table:table-cell table:formula="of:=SIN([.B131])" office:value-type="float" office:value="0.891006524188368" calcext:value-type="float">
            <text:p>0.891006524188368</text:p>
          </table:table-cell>
          <table:table-cell table:formula="of:=INT([.C131]*512)" office:value-type="float" office:value="456" calcext:value-type="float">
            <text:p>456</text:p>
          </table:table-cell>
        </table:table-row>
        <table:table-row table:style-name="ro1">
          <table:table-cell table:formula="of:=[.A131]+[.$B$1]" office:value-type="float" office:value="63.5" calcext:value-type="float">
            <text:p>63.5</text:p>
          </table:table-cell>
          <table:table-cell table:formula="of:=[.A132]*[.$B$2]" office:value-type="float" office:value="1.1082840750164" calcext:value-type="float">
            <text:p>1.1082840750164</text:p>
          </table:table-cell>
          <table:table-cell table:formula="of:=SIN([.B132])" office:value-type="float" office:value="0.894934361602025" calcext:value-type="float">
            <text:p>0.894934361602025</text:p>
          </table:table-cell>
          <table:table-cell table:formula="of:=INT([.C132]*512)" office:value-type="float" office:value="458" calcext:value-type="float">
            <text:p>458</text:p>
          </table:table-cell>
        </table:table-row>
        <table:table-row table:style-name="ro1">
          <table:table-cell table:formula="of:=[.A132]+[.$B$1]" office:value-type="float" office:value="64" calcext:value-type="float">
            <text:p>64</text:p>
          </table:table-cell>
          <table:table-cell table:formula="of:=[.A133]*[.$B$2]" office:value-type="float" office:value="1.11701072127637" calcext:value-type="float">
            <text:p>1.11701072127637</text:p>
          </table:table-cell>
          <table:table-cell table:formula="of:=SIN([.B133])" office:value-type="float" office:value="0.898794046299167" calcext:value-type="float">
            <text:p>0.898794046299167</text:p>
          </table:table-cell>
          <table:table-cell table:formula="of:=INT([.C133]*512)" office:value-type="float" office:value="460" calcext:value-type="float">
            <text:p>460</text:p>
          </table:table-cell>
        </table:table-row>
        <table:table-row table:style-name="ro1">
          <table:table-cell table:formula="of:=[.A133]+[.$B$1]" office:value-type="float" office:value="64.5" calcext:value-type="float">
            <text:p>64.5</text:p>
          </table:table-cell>
          <table:table-cell table:formula="of:=[.A134]*[.$B$2]" office:value-type="float" office:value="1.12573736753634" calcext:value-type="float">
            <text:p>1.12573736753634</text:p>
          </table:table-cell>
          <table:table-cell table:formula="of:=SIN([.B134])" office:value-type="float" office:value="0.902585284349861" calcext:value-type="float">
            <text:p>0.902585284349861</text:p>
          </table:table-cell>
          <table:table-cell table:formula="of:=INT([.C134]*512)" office:value-type="float" office:value="462" calcext:value-type="float">
            <text:p>462</text:p>
          </table:table-cell>
        </table:table-row>
        <table:table-row table:style-name="ro1">
          <table:table-cell table:formula="of:=[.A134]+[.$B$1]" office:value-type="float" office:value="65" calcext:value-type="float">
            <text:p>65</text:p>
          </table:table-cell>
          <table:table-cell table:formula="of:=[.A135]*[.$B$2]" office:value-type="float" office:value="1.13446401379631" calcext:value-type="float">
            <text:p>1.13446401379631</text:p>
          </table:table-cell>
          <table:table-cell table:formula="of:=SIN([.B135])" office:value-type="float" office:value="0.90630778703665" calcext:value-type="float">
            <text:p>0.90630778703665</text:p>
          </table:table-cell>
          <table:table-cell table:formula="of:=INT([.C135]*512)" office:value-type="float" office:value="464" calcext:value-type="float">
            <text:p>464</text:p>
          </table:table-cell>
        </table:table-row>
        <table:table-row table:style-name="ro1">
          <table:table-cell table:formula="of:=[.A135]+[.$B$1]" office:value-type="float" office:value="65.5" calcext:value-type="float">
            <text:p>65.5</text:p>
          </table:table-cell>
          <table:table-cell table:formula="of:=[.A136]*[.$B$2]" office:value-type="float" office:value="1.14319066005629" calcext:value-type="float">
            <text:p>1.14319066005629</text:p>
          </table:table-cell>
          <table:table-cell table:formula="of:=SIN([.B136])" office:value-type="float" office:value="0.909961270876543" calcext:value-type="float">
            <text:p>0.909961270876543</text:p>
          </table:table-cell>
          <table:table-cell table:formula="of:=INT([.C136]*512)" office:value-type="float" office:value="465" calcext:value-type="float">
            <text:p>465</text:p>
          </table:table-cell>
        </table:table-row>
        <table:table-row table:style-name="ro1">
          <table:table-cell table:formula="of:=[.A136]+[.$B$1]" office:value-type="float" office:value="66" calcext:value-type="float">
            <text:p>66</text:p>
          </table:table-cell>
          <table:table-cell table:formula="of:=[.A137]*[.$B$2]" office:value-type="float" office:value="1.15191730631626" calcext:value-type="float">
            <text:p>1.15191730631626</text:p>
          </table:table-cell>
          <table:table-cell table:formula="of:=SIN([.B137])" office:value-type="float" office:value="0.913545457642601" calcext:value-type="float">
            <text:p>0.913545457642601</text:p>
          </table:table-cell>
          <table:table-cell table:formula="of:=INT([.C137]*512)" office:value-type="float" office:value="467" calcext:value-type="float">
            <text:p>467</text:p>
          </table:table-cell>
        </table:table-row>
        <table:table-row table:style-name="ro1">
          <table:table-cell table:formula="of:=[.A137]+[.$B$1]" office:value-type="float" office:value="66.5" calcext:value-type="float">
            <text:p>66.5</text:p>
          </table:table-cell>
          <table:table-cell table:formula="of:=[.A138]*[.$B$2]" office:value-type="float" office:value="1.16064395257623" calcext:value-type="float">
            <text:p>1.16064395257623</text:p>
          </table:table-cell>
          <table:table-cell table:formula="of:=SIN([.B138])" office:value-type="float" office:value="0.917060074385124" calcext:value-type="float">
            <text:p>0.917060074385124</text:p>
          </table:table-cell>
          <table:table-cell table:formula="of:=INT([.C138]*512)" office:value-type="float" office:value="469" calcext:value-type="float">
            <text:p>469</text:p>
          </table:table-cell>
        </table:table-row>
        <table:table-row table:style-name="ro1">
          <table:table-cell table:formula="of:=[.A138]+[.$B$1]" office:value-type="float" office:value="67" calcext:value-type="float">
            <text:p>67</text:p>
          </table:table-cell>
          <table:table-cell table:formula="of:=[.A139]*[.$B$2]" office:value-type="float" office:value="1.1693705988362" calcext:value-type="float">
            <text:p>1.1693705988362</text:p>
          </table:table-cell>
          <table:table-cell table:formula="of:=SIN([.B139])" office:value-type="float" office:value="0.92050485345244" calcext:value-type="float">
            <text:p>0.92050485345244</text:p>
          </table:table-cell>
          <table:table-cell table:formula="of:=INT([.C139]*512)" office:value-type="float" office:value="471" calcext:value-type="float">
            <text:p>471</text:p>
          </table:table-cell>
        </table:table-row>
        <table:table-row table:style-name="ro1">
          <table:table-cell table:formula="of:=[.A139]+[.$B$1]" office:value-type="float" office:value="67.5" calcext:value-type="float">
            <text:p>67.5</text:p>
          </table:table-cell>
          <table:table-cell table:formula="of:=[.A140]*[.$B$2]" office:value-type="float" office:value="1.17809724509617" calcext:value-type="float">
            <text:p>1.17809724509617</text:p>
          </table:table-cell>
          <table:table-cell table:formula="of:=SIN([.B140])" office:value-type="float" office:value="0.923879532511287" calcext:value-type="float">
            <text:p>0.923879532511287</text:p>
          </table:table-cell>
          <table:table-cell table:formula="of:=INT([.C140]*512)" office:value-type="float" office:value="473" calcext:value-type="float">
            <text:p>473</text:p>
          </table:table-cell>
        </table:table-row>
        <table:table-row table:style-name="ro1">
          <table:table-cell table:formula="of:=[.A140]+[.$B$1]" office:value-type="float" office:value="68" calcext:value-type="float">
            <text:p>68</text:p>
          </table:table-cell>
          <table:table-cell table:formula="of:=[.A141]*[.$B$2]" office:value-type="float" office:value="1.18682389135614" calcext:value-type="float">
            <text:p>1.18682389135614</text:p>
          </table:table-cell>
          <table:table-cell table:formula="of:=SIN([.B141])" office:value-type="float" office:value="0.927183854566787" calcext:value-type="float">
            <text:p>0.927183854566787</text:p>
          </table:table-cell>
          <table:table-cell table:formula="of:=INT([.C141]*512)" office:value-type="float" office:value="474" calcext:value-type="float">
            <text:p>474</text:p>
          </table:table-cell>
        </table:table-row>
        <table:table-row table:style-name="ro1">
          <table:table-cell table:formula="of:=[.A141]+[.$B$1]" office:value-type="float" office:value="68.5" calcext:value-type="float">
            <text:p>68.5</text:p>
          </table:table-cell>
          <table:table-cell table:formula="of:=[.A142]*[.$B$2]" office:value-type="float" office:value="1.19555053761612" calcext:value-type="float">
            <text:p>1.19555053761612</text:p>
          </table:table-cell>
          <table:table-cell table:formula="of:=SIN([.B142])" office:value-type="float" office:value="0.930417567982025" calcext:value-type="float">
            <text:p>0.930417567982025</text:p>
          </table:table-cell>
          <table:table-cell table:formula="of:=INT([.C142]*512)" office:value-type="float" office:value="476" calcext:value-type="float">
            <text:p>476</text:p>
          </table:table-cell>
        </table:table-row>
        <table:table-row table:style-name="ro1">
          <table:table-cell table:formula="of:=[.A142]+[.$B$1]" office:value-type="float" office:value="69" calcext:value-type="float">
            <text:p>69</text:p>
          </table:table-cell>
          <table:table-cell table:formula="of:=[.A143]*[.$B$2]" office:value-type="float" office:value="1.20427718387609" calcext:value-type="float">
            <text:p>1.20427718387609</text:p>
          </table:table-cell>
          <table:table-cell table:formula="of:=SIN([.B143])" office:value-type="float" office:value="0.933580426497202" calcext:value-type="float">
            <text:p>0.933580426497202</text:p>
          </table:table-cell>
          <table:table-cell table:formula="of:=INT([.C143]*512)" office:value-type="float" office:value="477" calcext:value-type="float">
            <text:p>477</text:p>
          </table:table-cell>
        </table:table-row>
        <table:table-row table:style-name="ro1">
          <table:table-cell table:formula="of:=[.A143]+[.$B$1]" office:value-type="float" office:value="69.5" calcext:value-type="float">
            <text:p>69.5</text:p>
          </table:table-cell>
          <table:table-cell table:formula="of:=[.A144]*[.$B$2]" office:value-type="float" office:value="1.21300383013606" calcext:value-type="float">
            <text:p>1.21300383013606</text:p>
          </table:table-cell>
          <table:table-cell table:formula="of:=SIN([.B144])" office:value-type="float" office:value="0.936672189248398" calcext:value-type="float">
            <text:p>0.936672189248398</text:p>
          </table:table-cell>
          <table:table-cell table:formula="of:=INT([.C144]*512)" office:value-type="float" office:value="479" calcext:value-type="float">
            <text:p>479</text:p>
          </table:table-cell>
        </table:table-row>
        <table:table-row table:style-name="ro1">
          <table:table-cell table:formula="of:=[.A144]+[.$B$1]" office:value-type="float" office:value="70" calcext:value-type="float">
            <text:p>70</text:p>
          </table:table-cell>
          <table:table-cell table:formula="of:=[.A145]*[.$B$2]" office:value-type="float" office:value="1.22173047639603" calcext:value-type="float">
            <text:p>1.22173047639603</text:p>
          </table:table-cell>
          <table:table-cell table:formula="of:=SIN([.B145])" office:value-type="float" office:value="0.939692620785908" calcext:value-type="float">
            <text:p>0.939692620785908</text:p>
          </table:table-cell>
          <table:table-cell table:formula="of:=INT([.C145]*512)" office:value-type="float" office:value="481" calcext:value-type="float">
            <text:p>481</text:p>
          </table:table-cell>
        </table:table-row>
        <table:table-row table:style-name="ro1">
          <table:table-cell table:formula="of:=[.A145]+[.$B$1]" office:value-type="float" office:value="70.5" calcext:value-type="float">
            <text:p>70.5</text:p>
          </table:table-cell>
          <table:table-cell table:formula="of:=[.A146]*[.$B$2]" office:value-type="float" office:value="1.230457122656" calcext:value-type="float">
            <text:p>1.230457122656</text:p>
          </table:table-cell>
          <table:table-cell table:formula="of:=SIN([.B146])" office:value-type="float" office:value="0.942641491092178" calcext:value-type="float">
            <text:p>0.942641491092178</text:p>
          </table:table-cell>
          <table:table-cell table:formula="of:=INT([.C146]*512)" office:value-type="float" office:value="482" calcext:value-type="float">
            <text:p>482</text:p>
          </table:table-cell>
        </table:table-row>
        <table:table-row table:style-name="ro1">
          <table:table-cell table:formula="of:=[.A146]+[.$B$1]" office:value-type="float" office:value="71" calcext:value-type="float">
            <text:p>71</text:p>
          </table:table-cell>
          <table:table-cell table:formula="of:=[.A147]*[.$B$2]" office:value-type="float" office:value="1.23918376891597" calcext:value-type="float">
            <text:p>1.23918376891597</text:p>
          </table:table-cell>
          <table:table-cell table:formula="of:=SIN([.B147])" office:value-type="float" office:value="0.945518575599317" calcext:value-type="float">
            <text:p>0.945518575599317</text:p>
          </table:table-cell>
          <table:table-cell table:formula="of:=INT([.C147]*512)" office:value-type="float" office:value="484" calcext:value-type="float">
            <text:p>484</text:p>
          </table:table-cell>
        </table:table-row>
        <table:table-row table:style-name="ro1">
          <table:table-cell table:formula="of:=[.A147]+[.$B$1]" office:value-type="float" office:value="71.5" calcext:value-type="float">
            <text:p>71.5</text:p>
          </table:table-cell>
          <table:table-cell table:formula="of:=[.A148]*[.$B$2]" office:value-type="float" office:value="1.24791041517595" calcext:value-type="float">
            <text:p>1.24791041517595</text:p>
          </table:table-cell>
          <table:table-cell table:formula="of:=SIN([.B148])" office:value-type="float" office:value="0.948323655206199" calcext:value-type="float">
            <text:p>0.948323655206199</text:p>
          </table:table-cell>
          <table:table-cell table:formula="of:=INT([.C148]*512)" office:value-type="float" office:value="485" calcext:value-type="float">
            <text:p>485</text:p>
          </table:table-cell>
        </table:table-row>
        <table:table-row table:style-name="ro1">
          <table:table-cell table:formula="of:=[.A148]+[.$B$1]" office:value-type="float" office:value="72" calcext:value-type="float">
            <text:p>72</text:p>
          </table:table-cell>
          <table:table-cell table:formula="of:=[.A149]*[.$B$2]" office:value-type="float" office:value="1.25663706143592" calcext:value-type="float">
            <text:p>1.25663706143592</text:p>
          </table:table-cell>
          <table:table-cell table:formula="of:=SIN([.B149])" office:value-type="float" office:value="0.951056516295153" calcext:value-type="float">
            <text:p>0.951056516295153</text:p>
          </table:table-cell>
          <table:table-cell table:formula="of:=INT([.C149]*512)" office:value-type="float" office:value="486" calcext:value-type="float">
            <text:p>486</text:p>
          </table:table-cell>
        </table:table-row>
        <table:table-row table:style-name="ro1">
          <table:table-cell table:formula="of:=[.A149]+[.$B$1]" office:value-type="float" office:value="72.5" calcext:value-type="float">
            <text:p>72.5</text:p>
          </table:table-cell>
          <table:table-cell table:formula="of:=[.A150]*[.$B$2]" office:value-type="float" office:value="1.26536370769589" calcext:value-type="float">
            <text:p>1.26536370769589</text:p>
          </table:table-cell>
          <table:table-cell table:formula="of:=SIN([.B150])" office:value-type="float" office:value="0.953716950748227" calcext:value-type="float">
            <text:p>0.953716950748227</text:p>
          </table:table-cell>
          <table:table-cell table:formula="of:=INT([.C150]*512)" office:value-type="float" office:value="488" calcext:value-type="float">
            <text:p>488</text:p>
          </table:table-cell>
        </table:table-row>
        <table:table-row table:style-name="ro1">
          <table:table-cell table:formula="of:=[.A150]+[.$B$1]" office:value-type="float" office:value="73" calcext:value-type="float">
            <text:p>73</text:p>
          </table:table-cell>
          <table:table-cell table:formula="of:=[.A151]*[.$B$2]" office:value-type="float" office:value="1.27409035395586" calcext:value-type="float">
            <text:p>1.27409035395586</text:p>
          </table:table-cell>
          <table:table-cell table:formula="of:=SIN([.B151])" office:value-type="float" office:value="0.956304755963035" calcext:value-type="float">
            <text:p>0.956304755963035</text:p>
          </table:table-cell>
          <table:table-cell table:formula="of:=INT([.C151]*512)" office:value-type="float" office:value="489" calcext:value-type="float">
            <text:p>489</text:p>
          </table:table-cell>
        </table:table-row>
        <table:table-row table:style-name="ro1">
          <table:table-cell table:formula="of:=[.A151]+[.$B$1]" office:value-type="float" office:value="73.5" calcext:value-type="float">
            <text:p>73.5</text:p>
          </table:table-cell>
          <table:table-cell table:formula="of:=[.A152]*[.$B$2]" office:value-type="float" office:value="1.28281700021583" calcext:value-type="float">
            <text:p>1.28281700021583</text:p>
          </table:table-cell>
          <table:table-cell table:formula="of:=SIN([.B152])" office:value-type="float" office:value="0.958819734868193" calcext:value-type="float">
            <text:p>0.958819734868193</text:p>
          </table:table-cell>
          <table:table-cell table:formula="of:=INT([.C152]*512)" office:value-type="float" office:value="490" calcext:value-type="float">
            <text:p>490</text:p>
          </table:table-cell>
        </table:table-row>
        <table:table-row table:style-name="ro1">
          <table:table-cell table:formula="of:=[.A152]+[.$B$1]" office:value-type="float" office:value="74" calcext:value-type="float">
            <text:p>74</text:p>
          </table:table-cell>
          <table:table-cell table:formula="of:=[.A153]*[.$B$2]" office:value-type="float" office:value="1.2915436464758" calcext:value-type="float">
            <text:p>1.2915436464758</text:p>
          </table:table-cell>
          <table:table-cell table:formula="of:=SIN([.B153])" office:value-type="float" office:value="0.961261695938319" calcext:value-type="float">
            <text:p>0.961261695938319</text:p>
          </table:table-cell>
          <table:table-cell table:formula="of:=INT([.C153]*512)" office:value-type="float" office:value="492" calcext:value-type="float">
            <text:p>492</text:p>
          </table:table-cell>
        </table:table-row>
        <table:table-row table:style-name="ro1">
          <table:table-cell table:formula="of:=[.A153]+[.$B$1]" office:value-type="float" office:value="74.5" calcext:value-type="float">
            <text:p>74.5</text:p>
          </table:table-cell>
          <table:table-cell table:formula="of:=[.A154]*[.$B$2]" office:value-type="float" office:value="1.30027029273578" calcext:value-type="float">
            <text:p>1.30027029273578</text:p>
          </table:table-cell>
          <table:table-cell table:formula="of:=SIN([.B154])" office:value-type="float" office:value="0.963630453208623" calcext:value-type="float">
            <text:p>0.963630453208623</text:p>
          </table:table-cell>
          <table:table-cell table:formula="of:=INT([.C154]*512)" office:value-type="float" office:value="493" calcext:value-type="float">
            <text:p>493</text:p>
          </table:table-cell>
        </table:table-row>
        <table:table-row table:style-name="ro1">
          <table:table-cell table:formula="of:=[.A154]+[.$B$1]" office:value-type="float" office:value="75" calcext:value-type="float">
            <text:p>75</text:p>
          </table:table-cell>
          <table:table-cell table:formula="of:=[.A155]*[.$B$2]" office:value-type="float" office:value="1.30899693899575" calcext:value-type="float">
            <text:p>1.30899693899575</text:p>
          </table:table-cell>
          <table:table-cell table:formula="of:=SIN([.B155])" office:value-type="float" office:value="0.965925826289068" calcext:value-type="float">
            <text:p>0.965925826289068</text:p>
          </table:table-cell>
          <table:table-cell table:formula="of:=INT([.C155]*512)" office:value-type="float" office:value="494" calcext:value-type="float">
            <text:p>494</text:p>
          </table:table-cell>
        </table:table-row>
        <table:table-row table:style-name="ro1">
          <table:table-cell table:formula="of:=[.A155]+[.$B$1]" office:value-type="float" office:value="75.5" calcext:value-type="float">
            <text:p>75.5</text:p>
          </table:table-cell>
          <table:table-cell table:formula="of:=[.A156]*[.$B$2]" office:value-type="float" office:value="1.31772358525572" calcext:value-type="float">
            <text:p>1.31772358525572</text:p>
          </table:table-cell>
          <table:table-cell table:formula="of:=SIN([.B156])" office:value-type="float" office:value="0.968147640378108" calcext:value-type="float">
            <text:p>0.968147640378108</text:p>
          </table:table-cell>
          <table:table-cell table:formula="of:=INT([.C156]*512)" office:value-type="float" office:value="495" calcext:value-type="float">
            <text:p>495</text:p>
          </table:table-cell>
        </table:table-row>
        <table:table-row table:style-name="ro1">
          <table:table-cell table:formula="of:=[.A156]+[.$B$1]" office:value-type="float" office:value="76" calcext:value-type="float">
            <text:p>76</text:p>
          </table:table-cell>
          <table:table-cell table:formula="of:=[.A157]*[.$B$2]" office:value-type="float" office:value="1.32645023151569" calcext:value-type="float">
            <text:p>1.32645023151569</text:p>
          </table:table-cell>
          <table:table-cell table:formula="of:=SIN([.B157])" office:value-type="float" office:value="0.970295726275996" calcext:value-type="float">
            <text:p>0.970295726275996</text:p>
          </table:table-cell>
          <table:table-cell table:formula="of:=INT([.C157]*512)" office:value-type="float" office:value="496" calcext:value-type="float">
            <text:p>496</text:p>
          </table:table-cell>
        </table:table-row>
        <table:table-row table:style-name="ro1">
          <table:table-cell table:formula="of:=[.A157]+[.$B$1]" office:value-type="float" office:value="76.5" calcext:value-type="float">
            <text:p>76.5</text:p>
          </table:table-cell>
          <table:table-cell table:formula="of:=[.A158]*[.$B$2]" office:value-type="float" office:value="1.33517687777566" calcext:value-type="float">
            <text:p>1.33517687777566</text:p>
          </table:table-cell>
          <table:table-cell table:formula="of:=SIN([.B158])" office:value-type="float" office:value="0.972369920397676" calcext:value-type="float">
            <text:p>0.972369920397676</text:p>
          </table:table-cell>
          <table:table-cell table:formula="of:=INT([.C158]*512)" office:value-type="float" office:value="497" calcext:value-type="float">
            <text:p>497</text:p>
          </table:table-cell>
        </table:table-row>
        <table:table-row table:style-name="ro1">
          <table:table-cell table:formula="of:=[.A158]+[.$B$1]" office:value-type="float" office:value="77" calcext:value-type="float">
            <text:p>77</text:p>
          </table:table-cell>
          <table:table-cell table:formula="of:=[.A159]*[.$B$2]" office:value-type="float" office:value="1.34390352403563" calcext:value-type="float">
            <text:p>1.34390352403563</text:p>
          </table:table-cell>
          <table:table-cell table:formula="of:=SIN([.B159])" office:value-type="float" office:value="0.974370064785235" calcext:value-type="float">
            <text:p>0.974370064785235</text:p>
          </table:table-cell>
          <table:table-cell table:formula="of:=INT([.C159]*512)" office:value-type="float" office:value="498" calcext:value-type="float">
            <text:p>498</text:p>
          </table:table-cell>
        </table:table-row>
        <table:table-row table:style-name="ro1">
          <table:table-cell table:formula="of:=[.A159]+[.$B$1]" office:value-type="float" office:value="77.5" calcext:value-type="float">
            <text:p>77.5</text:p>
          </table:table-cell>
          <table:table-cell table:formula="of:=[.A160]*[.$B$2]" office:value-type="float" office:value="1.35263017029561" calcext:value-type="float">
            <text:p>1.35263017029561</text:p>
          </table:table-cell>
          <table:table-cell table:formula="of:=SIN([.B160])" office:value-type="float" office:value="0.976296007119933" calcext:value-type="float">
            <text:p>0.976296007119933</text:p>
          </table:table-cell>
          <table:table-cell table:formula="of:=INT([.C160]*512)" office:value-type="float" office:value="499" calcext:value-type="float">
            <text:p>499</text:p>
          </table:table-cell>
        </table:table-row>
        <table:table-row table:style-name="ro1">
          <table:table-cell table:formula="of:=[.A160]+[.$B$1]" office:value-type="float" office:value="78" calcext:value-type="float">
            <text:p>78</text:p>
          </table:table-cell>
          <table:table-cell table:formula="of:=[.A161]*[.$B$2]" office:value-type="float" office:value="1.36135681655558" calcext:value-type="float">
            <text:p>1.36135681655558</text:p>
          </table:table-cell>
          <table:table-cell table:formula="of:=SIN([.B161])" office:value-type="float" office:value="0.978147600733806" calcext:value-type="float">
            <text:p>0.978147600733806</text:p>
          </table:table-cell>
          <table:table-cell table:formula="of:=INT([.C161]*512)" office:value-type="float" office:value="500" calcext:value-type="float">
            <text:p>500</text:p>
          </table:table-cell>
        </table:table-row>
        <table:table-row table:style-name="ro1">
          <table:table-cell table:formula="of:=[.A161]+[.$B$1]" office:value-type="float" office:value="78.5" calcext:value-type="float">
            <text:p>78.5</text:p>
          </table:table-cell>
          <table:table-cell table:formula="of:=[.A162]*[.$B$2]" office:value-type="float" office:value="1.37008346281555" calcext:value-type="float">
            <text:p>1.37008346281555</text:p>
          </table:table-cell>
          <table:table-cell table:formula="of:=SIN([.B162])" office:value-type="float" office:value="0.97992470462083" calcext:value-type="float">
            <text:p>0.97992470462083</text:p>
          </table:table-cell>
          <table:table-cell table:formula="of:=INT([.C162]*512)" office:value-type="float" office:value="501" calcext:value-type="float">
            <text:p>501</text:p>
          </table:table-cell>
        </table:table-row>
        <table:table-row table:style-name="ro1">
          <table:table-cell table:formula="of:=[.A162]+[.$B$1]" office:value-type="float" office:value="79" calcext:value-type="float">
            <text:p>79</text:p>
          </table:table-cell>
          <table:table-cell table:formula="of:=[.A163]*[.$B$2]" office:value-type="float" office:value="1.37881010907552" calcext:value-type="float">
            <text:p>1.37881010907552</text:p>
          </table:table-cell>
          <table:table-cell table:formula="of:=SIN([.B163])" office:value-type="float" office:value="0.981627183447664" calcext:value-type="float">
            <text:p>0.981627183447664</text:p>
          </table:table-cell>
          <table:table-cell table:formula="of:=INT([.C163]*512)" office:value-type="float" office:value="502" calcext:value-type="float">
            <text:p>502</text:p>
          </table:table-cell>
        </table:table-row>
        <table:table-row table:style-name="ro1">
          <table:table-cell table:formula="of:=[.A163]+[.$B$1]" office:value-type="float" office:value="79.5" calcext:value-type="float">
            <text:p>79.5</text:p>
          </table:table-cell>
          <table:table-cell table:formula="of:=[.A164]*[.$B$2]" office:value-type="float" office:value="1.38753675533549" calcext:value-type="float">
            <text:p>1.38753675533549</text:p>
          </table:table-cell>
          <table:table-cell table:formula="of:=SIN([.B164])" office:value-type="float" office:value="0.983254907563955" calcext:value-type="float">
            <text:p>0.983254907563955</text:p>
          </table:table-cell>
          <table:table-cell table:formula="of:=INT([.C164]*512)" office:value-type="float" office:value="503" calcext:value-type="float">
            <text:p>503</text:p>
          </table:table-cell>
        </table:table-row>
        <table:table-row table:style-name="ro1">
          <table:table-cell table:formula="of:=[.A164]+[.$B$1]" office:value-type="float" office:value="80" calcext:value-type="float">
            <text:p>80</text:p>
          </table:table-cell>
          <table:table-cell table:formula="of:=[.A165]*[.$B$2]" office:value-type="float" office:value="1.39626340159546" calcext:value-type="float">
            <text:p>1.39626340159546</text:p>
          </table:table-cell>
          <table:table-cell table:formula="of:=SIN([.B165])" office:value-type="float" office:value="0.984807753012208" calcext:value-type="float">
            <text:p>0.984807753012208</text:p>
          </table:table-cell>
          <table:table-cell table:formula="of:=INT([.C165]*512)" office:value-type="float" office:value="504" calcext:value-type="float">
            <text:p>504</text:p>
          </table:table-cell>
        </table:table-row>
        <table:table-row table:style-name="ro1">
          <table:table-cell table:formula="of:=[.A165]+[.$B$1]" office:value-type="float" office:value="80.5" calcext:value-type="float">
            <text:p>80.5</text:p>
          </table:table-cell>
          <table:table-cell table:formula="of:=[.A166]*[.$B$2]" office:value-type="float" office:value="1.40499004785544" calcext:value-type="float">
            <text:p>1.40499004785544</text:p>
          </table:table-cell>
          <table:table-cell table:formula="of:=SIN([.B166])" office:value-type="float" office:value="0.986285601537231" calcext:value-type="float">
            <text:p>0.986285601537231</text:p>
          </table:table-cell>
          <table:table-cell table:formula="of:=INT([.C166]*512)" office:value-type="float" office:value="504" calcext:value-type="float">
            <text:p>504</text:p>
          </table:table-cell>
        </table:table-row>
        <table:table-row table:style-name="ro1">
          <table:table-cell table:formula="of:=[.A166]+[.$B$1]" office:value-type="float" office:value="81" calcext:value-type="float">
            <text:p>81</text:p>
          </table:table-cell>
          <table:table-cell table:formula="of:=[.A167]*[.$B$2]" office:value-type="float" office:value="1.41371669411541" calcext:value-type="float">
            <text:p>1.41371669411541</text:p>
          </table:table-cell>
          <table:table-cell table:formula="of:=SIN([.B167])" office:value-type="float" office:value="0.987688340595138" calcext:value-type="float">
            <text:p>0.987688340595138</text:p>
          </table:table-cell>
          <table:table-cell table:formula="of:=INT([.C167]*512)" office:value-type="float" office:value="505" calcext:value-type="float">
            <text:p>505</text:p>
          </table:table-cell>
        </table:table-row>
        <table:table-row table:style-name="ro1">
          <table:table-cell table:formula="of:=[.A167]+[.$B$1]" office:value-type="float" office:value="81.5" calcext:value-type="float">
            <text:p>81.5</text:p>
          </table:table-cell>
          <table:table-cell table:formula="of:=[.A168]*[.$B$2]" office:value-type="float" office:value="1.42244334037538" calcext:value-type="float">
            <text:p>1.42244334037538</text:p>
          </table:table-cell>
          <table:table-cell table:formula="of:=SIN([.B168])" office:value-type="float" office:value="0.989015863361917" calcext:value-type="float">
            <text:p>0.989015863361917</text:p>
          </table:table-cell>
          <table:table-cell table:formula="of:=INT([.C168]*512)" office:value-type="float" office:value="506" calcext:value-type="float">
            <text:p>506</text:p>
          </table:table-cell>
        </table:table-row>
        <table:table-row table:style-name="ro1">
          <table:table-cell table:formula="of:=[.A168]+[.$B$1]" office:value-type="float" office:value="82" calcext:value-type="float">
            <text:p>82</text:p>
          </table:table-cell>
          <table:table-cell table:formula="of:=[.A169]*[.$B$2]" office:value-type="float" office:value="1.43116998663535" calcext:value-type="float">
            <text:p>1.43116998663535</text:p>
          </table:table-cell>
          <table:table-cell table:formula="of:=SIN([.B169])" office:value-type="float" office:value="0.99026806874157" calcext:value-type="float">
            <text:p>0.99026806874157</text:p>
          </table:table-cell>
          <table:table-cell table:formula="of:=INT([.C169]*512)" office:value-type="float" office:value="507" calcext:value-type="float">
            <text:p>507</text:p>
          </table:table-cell>
        </table:table-row>
        <table:table-row table:style-name="ro1">
          <table:table-cell table:formula="of:=[.A169]+[.$B$1]" office:value-type="float" office:value="82.5" calcext:value-type="float">
            <text:p>82.5</text:p>
          </table:table-cell>
          <table:table-cell table:formula="of:=[.A170]*[.$B$2]" office:value-type="float" office:value="1.43989663289532" calcext:value-type="float">
            <text:p>1.43989663289532</text:p>
          </table:table-cell>
          <table:table-cell table:formula="of:=SIN([.B170])" office:value-type="float" office:value="0.99144486137381" calcext:value-type="float">
            <text:p>0.99144486137381</text:p>
          </table:table-cell>
          <table:table-cell table:formula="of:=INT([.C170]*512)" office:value-type="float" office:value="507" calcext:value-type="float">
            <text:p>507</text:p>
          </table:table-cell>
        </table:table-row>
        <table:table-row table:style-name="ro1">
          <table:table-cell table:formula="of:=[.A170]+[.$B$1]" office:value-type="float" office:value="83" calcext:value-type="float">
            <text:p>83</text:p>
          </table:table-cell>
          <table:table-cell table:formula="of:=[.A171]*[.$B$2]" office:value-type="float" office:value="1.44862327915529" calcext:value-type="float">
            <text:p>1.44862327915529</text:p>
          </table:table-cell>
          <table:table-cell table:formula="of:=SIN([.B171])" office:value-type="float" office:value="0.992546151641322" calcext:value-type="float">
            <text:p>0.992546151641322</text:p>
          </table:table-cell>
          <table:table-cell table:formula="of:=INT([.C171]*512)" office:value-type="float" office:value="508" calcext:value-type="float">
            <text:p>508</text:p>
          </table:table-cell>
        </table:table-row>
        <table:table-row table:style-name="ro1">
          <table:table-cell table:formula="of:=[.A171]+[.$B$1]" office:value-type="float" office:value="83.5" calcext:value-type="float">
            <text:p>83.5</text:p>
          </table:table-cell>
          <table:table-cell table:formula="of:=[.A172]*[.$B$2]" office:value-type="float" office:value="1.45734992541527" calcext:value-type="float">
            <text:p>1.45734992541527</text:p>
          </table:table-cell>
          <table:table-cell table:formula="of:=SIN([.B172])" office:value-type="float" office:value="0.993571855676587" calcext:value-type="float">
            <text:p>0.993571855676587</text:p>
          </table:table-cell>
          <table:table-cell table:formula="of:=INT([.C172]*512)" office:value-type="float" office:value="508" calcext:value-type="float">
            <text:p>508</text:p>
          </table:table-cell>
        </table:table-row>
        <table:table-row table:style-name="ro1">
          <table:table-cell table:formula="of:=[.A172]+[.$B$1]" office:value-type="float" office:value="84" calcext:value-type="float">
            <text:p>84</text:p>
          </table:table-cell>
          <table:table-cell table:formula="of:=[.A173]*[.$B$2]" office:value-type="float" office:value="1.46607657167524" calcext:value-type="float">
            <text:p>1.46607657167524</text:p>
          </table:table-cell>
          <table:table-cell table:formula="of:=SIN([.B173])" office:value-type="float" office:value="0.994521895368273" calcext:value-type="float">
            <text:p>0.994521895368273</text:p>
          </table:table-cell>
          <table:table-cell table:formula="of:=INT([.C173]*512)" office:value-type="float" office:value="509" calcext:value-type="float">
            <text:p>509</text:p>
          </table:table-cell>
        </table:table-row>
        <table:table-row table:style-name="ro1">
          <table:table-cell table:formula="of:=[.A173]+[.$B$1]" office:value-type="float" office:value="84.5" calcext:value-type="float">
            <text:p>84.5</text:p>
          </table:table-cell>
          <table:table-cell table:formula="of:=[.A174]*[.$B$2]" office:value-type="float" office:value="1.47480321793521" calcext:value-type="float">
            <text:p>1.47480321793521</text:p>
          </table:table-cell>
          <table:table-cell table:formula="of:=SIN([.B174])" office:value-type="float" office:value="0.995396198367179" calcext:value-type="float">
            <text:p>0.995396198367179</text:p>
          </table:table-cell>
          <table:table-cell table:formula="of:=INT([.C174]*512)" office:value-type="float" office:value="509" calcext:value-type="float">
            <text:p>509</text:p>
          </table:table-cell>
        </table:table-row>
        <table:table-row table:style-name="ro1">
          <table:table-cell table:formula="of:=[.A174]+[.$B$1]" office:value-type="float" office:value="85" calcext:value-type="float">
            <text:p>85</text:p>
          </table:table-cell>
          <table:table-cell table:formula="of:=[.A175]*[.$B$2]" office:value-type="float" office:value="1.48352986419518" calcext:value-type="float">
            <text:p>1.48352986419518</text:p>
          </table:table-cell>
          <table:table-cell table:formula="of:=SIN([.B175])" office:value-type="float" office:value="0.996194698091746" calcext:value-type="float">
            <text:p>0.996194698091746</text:p>
          </table:table-cell>
          <table:table-cell table:formula="of:=INT([.C175]*512)" office:value-type="float" office:value="510" calcext:value-type="float">
            <text:p>510</text:p>
          </table:table-cell>
        </table:table-row>
        <table:table-row table:style-name="ro1">
          <table:table-cell table:formula="of:=[.A175]+[.$B$1]" office:value-type="float" office:value="85.5" calcext:value-type="float">
            <text:p>85.5</text:p>
          </table:table-cell>
          <table:table-cell table:formula="of:=[.A176]*[.$B$2]" office:value-type="float" office:value="1.49225651045515" calcext:value-type="float">
            <text:p>1.49225651045515</text:p>
          </table:table-cell>
          <table:table-cell table:formula="of:=SIN([.B176])" office:value-type="float" office:value="0.996917333733128" calcext:value-type="float">
            <text:p>0.996917333733128</text:p>
          </table:table-cell>
          <table:table-cell table:formula="of:=INT([.C176]*512)" office:value-type="float" office:value="510" calcext:value-type="float">
            <text:p>510</text:p>
          </table:table-cell>
        </table:table-row>
        <table:table-row table:style-name="ro1">
          <table:table-cell table:formula="of:=[.A176]+[.$B$1]" office:value-type="float" office:value="86" calcext:value-type="float">
            <text:p>86</text:p>
          </table:table-cell>
          <table:table-cell table:formula="of:=[.A177]*[.$B$2]" office:value-type="float" office:value="1.50098315671512" calcext:value-type="float">
            <text:p>1.50098315671512</text:p>
          </table:table-cell>
          <table:table-cell table:formula="of:=SIN([.B177])" office:value-type="float" office:value="0.997564050259824" calcext:value-type="float">
            <text:p>0.997564050259824</text:p>
          </table:table-cell>
          <table:table-cell table:formula="of:=INT([.C177]*512)" office:value-type="float" office:value="510" calcext:value-type="float">
            <text:p>510</text:p>
          </table:table-cell>
        </table:table-row>
        <table:table-row table:style-name="ro1">
          <table:table-cell table:formula="of:=[.A177]+[.$B$1]" office:value-type="float" office:value="86.5" calcext:value-type="float">
            <text:p>86.5</text:p>
          </table:table-cell>
          <table:table-cell table:formula="of:=[.A178]*[.$B$2]" office:value-type="float" office:value="1.5097098029751" calcext:value-type="float">
            <text:p>1.5097098029751</text:p>
          </table:table-cell>
          <table:table-cell table:formula="of:=SIN([.B178])" office:value-type="float" office:value="0.998134798421867" calcext:value-type="float">
            <text:p>0.998134798421867</text:p>
          </table:table-cell>
          <table:table-cell table:formula="of:=INT([.C178]*512)" office:value-type="float" office:value="511" calcext:value-type="float">
            <text:p>511</text:p>
          </table:table-cell>
        </table:table-row>
        <table:table-row table:style-name="ro1">
          <table:table-cell table:formula="of:=[.A178]+[.$B$1]" office:value-type="float" office:value="87" calcext:value-type="float">
            <text:p>87</text:p>
          </table:table-cell>
          <table:table-cell table:formula="of:=[.A179]*[.$B$2]" office:value-type="float" office:value="1.51843644923507" calcext:value-type="float">
            <text:p>1.51843644923507</text:p>
          </table:table-cell>
          <table:table-cell table:formula="of:=SIN([.B179])" office:value-type="float" office:value="0.998629534754574" calcext:value-type="float">
            <text:p>0.998629534754574</text:p>
          </table:table-cell>
          <table:table-cell table:formula="of:=INT([.C179]*512)" office:value-type="float" office:value="511" calcext:value-type="float">
            <text:p>511</text:p>
          </table:table-cell>
        </table:table-row>
        <table:table-row table:style-name="ro1">
          <table:table-cell table:formula="of:=[.A179]+[.$B$1]" office:value-type="float" office:value="87.5" calcext:value-type="float">
            <text:p>87.5</text:p>
          </table:table-cell>
          <table:table-cell table:formula="of:=[.A180]*[.$B$2]" office:value-type="float" office:value="1.52716309549504" calcext:value-type="float">
            <text:p>1.52716309549504</text:p>
          </table:table-cell>
          <table:table-cell table:formula="of:=SIN([.B180])" office:value-type="float" office:value="0.999048221581858" calcext:value-type="float">
            <text:p>0.999048221581858</text:p>
          </table:table-cell>
          <table:table-cell table:formula="of:=INT([.C180]*512)" office:value-type="float" office:value="511" calcext:value-type="float">
            <text:p>511</text:p>
          </table:table-cell>
        </table:table-row>
        <table:table-row table:style-name="ro1">
          <table:table-cell table:formula="of:=[.A180]+[.$B$1]" office:value-type="float" office:value="88" calcext:value-type="float">
            <text:p>88</text:p>
          </table:table-cell>
          <table:table-cell table:formula="of:=[.A181]*[.$B$2]" office:value-type="float" office:value="1.53588974175501" calcext:value-type="float">
            <text:p>1.53588974175501</text:p>
          </table:table-cell>
          <table:table-cell table:formula="of:=SIN([.B181])" office:value-type="float" office:value="0.999390827019096" calcext:value-type="float">
            <text:p>0.999390827019096</text:p>
          </table:table-cell>
          <table:table-cell table:formula="of:=INT([.C181]*512)" office:value-type="float" office:value="511" calcext:value-type="float">
            <text:p>511</text:p>
          </table:table-cell>
        </table:table-row>
        <table:table-row table:style-name="ro1">
          <table:table-cell table:formula="of:=[.A181]+[.$B$1]" office:value-type="float" office:value="88.5" calcext:value-type="float">
            <text:p>88.5</text:p>
          </table:table-cell>
          <table:table-cell table:formula="of:=[.A182]*[.$B$2]" office:value-type="float" office:value="1.54461638801498" calcext:value-type="float">
            <text:p>1.54461638801498</text:p>
          </table:table-cell>
          <table:table-cell table:formula="of:=SIN([.B182])" office:value-type="float" office:value="0.999657324975557" calcext:value-type="float">
            <text:p>0.999657324975557</text:p>
          </table:table-cell>
          <table:table-cell table:formula="of:=INT([.C182]*512)" office:value-type="float" office:value="511" calcext:value-type="float">
            <text:p>511</text:p>
          </table:table-cell>
        </table:table-row>
        <table:table-row table:style-name="ro1">
          <table:table-cell table:formula="of:=[.A182]+[.$B$1]" office:value-type="float" office:value="89" calcext:value-type="float">
            <text:p>89</text:p>
          </table:table-cell>
          <table:table-cell table:formula="of:=[.A183]*[.$B$2]" office:value-type="float" office:value="1.55334303427495" calcext:value-type="float">
            <text:p>1.55334303427495</text:p>
          </table:table-cell>
          <table:table-cell table:formula="of:=SIN([.B183])" office:value-type="float" office:value="0.999847695156391" calcext:value-type="float">
            <text:p>0.999847695156391</text:p>
          </table:table-cell>
          <table:table-cell table:formula="of:=INT([.C183]*512)" office:value-type="float" office:value="511" calcext:value-type="float">
            <text:p>511</text:p>
          </table:table-cell>
        </table:table-row>
        <table:table-row table:style-name="ro1">
          <table:table-cell table:formula="of:=[.A183]+[.$B$1]" office:value-type="float" office:value="89.5" calcext:value-type="float">
            <text:p>89.5</text:p>
          </table:table-cell>
          <table:table-cell table:formula="of:=[.A184]*[.$B$2]" office:value-type="float" office:value="1.56206968053493" calcext:value-type="float">
            <text:p>1.56206968053493</text:p>
          </table:table-cell>
          <table:table-cell table:formula="of:=SIN([.B184])" office:value-type="float" office:value="0.999961923064171" calcext:value-type="float">
            <text:p>0.999961923064171</text:p>
          </table:table-cell>
          <table:table-cell table:formula="of:=INT([.C184]*512)" office:value-type="float" office:value="511" calcext:value-type="float">
            <text:p>511</text:p>
          </table:table-cell>
        </table:table-row>
        <table:table-row table:style-name="ro1">
          <table:table-cell table:formula="of:=[.A184]+[.$B$1]" office:value-type="float" office:value="90" calcext:value-type="float">
            <text:p>90</text:p>
          </table:table-cell>
          <table:table-cell table:formula="of:=[.A185]*[.$B$2]" office:value-type="float" office:value="1.5707963267949" calcext:value-type="float">
            <text:p>1.5707963267949</text:p>
          </table:table-cell>
          <table:table-cell table:formula="of:=SIN([.B185])" office:value-type="float" office:value="1" calcext:value-type="float">
            <text:p>1</text:p>
          </table:table-cell>
          <table:table-cell table:formula="of:=INT([.C185]*512)" office:value-type="float" office:value="512" calcext:value-type="float">
            <text:p>512</text:p>
          </table:table-cell>
        </table:table-row>
        <table:table-row table:style-name="ro1">
          <table:table-cell table:formula="of:=[.A185]+[.$B$1]" office:value-type="float" office:value="90.5" calcext:value-type="float">
            <text:p>90.5</text:p>
          </table:table-cell>
          <table:table-cell table:formula="of:=[.A186]*[.$B$2]" office:value-type="float" office:value="1.57952297305487" calcext:value-type="float">
            <text:p>1.57952297305487</text:p>
          </table:table-cell>
          <table:table-cell table:formula="of:=SIN([.B186])" office:value-type="float" office:value="0.999961923064171" calcext:value-type="float">
            <text:p>0.999961923064171</text:p>
          </table:table-cell>
          <table:table-cell table:formula="of:=INT([.C186]*512)" office:value-type="float" office:value="511" calcext:value-type="float">
            <text:p>511</text:p>
          </table:table-cell>
        </table:table-row>
        <table:table-row table:style-name="ro1">
          <table:table-cell table:formula="of:=[.A186]+[.$B$1]" office:value-type="float" office:value="91" calcext:value-type="float">
            <text:p>91</text:p>
          </table:table-cell>
          <table:table-cell table:formula="of:=[.A187]*[.$B$2]" office:value-type="float" office:value="1.58824961931484" calcext:value-type="float">
            <text:p>1.58824961931484</text:p>
          </table:table-cell>
          <table:table-cell table:formula="of:=SIN([.B187])" office:value-type="float" office:value="0.999847695156391" calcext:value-type="float">
            <text:p>0.999847695156391</text:p>
          </table:table-cell>
          <table:table-cell table:formula="of:=INT([.C187]*512)" office:value-type="float" office:value="511" calcext:value-type="float">
            <text:p>511</text:p>
          </table:table-cell>
        </table:table-row>
        <table:table-row table:style-name="ro1">
          <table:table-cell table:formula="of:=[.A187]+[.$B$1]" office:value-type="float" office:value="91.5" calcext:value-type="float">
            <text:p>91.5</text:p>
          </table:table-cell>
          <table:table-cell table:formula="of:=[.A188]*[.$B$2]" office:value-type="float" office:value="1.59697626557481" calcext:value-type="float">
            <text:p>1.59697626557481</text:p>
          </table:table-cell>
          <table:table-cell table:formula="of:=SIN([.B188])" office:value-type="float" office:value="0.999657324975557" calcext:value-type="float">
            <text:p>0.999657324975557</text:p>
          </table:table-cell>
          <table:table-cell table:formula="of:=INT([.C188]*512)" office:value-type="float" office:value="511" calcext:value-type="float">
            <text:p>511</text:p>
          </table:table-cell>
        </table:table-row>
        <table:table-row table:style-name="ro1">
          <table:table-cell table:formula="of:=[.A188]+[.$B$1]" office:value-type="float" office:value="92" calcext:value-type="float">
            <text:p>92</text:p>
          </table:table-cell>
          <table:table-cell table:formula="of:=[.A189]*[.$B$2]" office:value-type="float" office:value="1.60570291183478" calcext:value-type="float">
            <text:p>1.60570291183478</text:p>
          </table:table-cell>
          <table:table-cell table:formula="of:=SIN([.B189])" office:value-type="float" office:value="0.999390827019096" calcext:value-type="float">
            <text:p>0.999390827019096</text:p>
          </table:table-cell>
          <table:table-cell table:formula="of:=INT([.C189]*512)" office:value-type="float" office:value="511" calcext:value-type="float">
            <text:p>511</text:p>
          </table:table-cell>
        </table:table-row>
        <table:table-row table:style-name="ro1">
          <table:table-cell table:formula="of:=[.A189]+[.$B$1]" office:value-type="float" office:value="92.5" calcext:value-type="float">
            <text:p>92.5</text:p>
          </table:table-cell>
          <table:table-cell table:formula="of:=[.A190]*[.$B$2]" office:value-type="float" office:value="1.61442955809475" calcext:value-type="float">
            <text:p>1.61442955809475</text:p>
          </table:table-cell>
          <table:table-cell table:formula="of:=SIN([.B190])" office:value-type="float" office:value="0.999048221581858" calcext:value-type="float">
            <text:p>0.999048221581858</text:p>
          </table:table-cell>
          <table:table-cell table:formula="of:=INT([.C190]*512)" office:value-type="float" office:value="511" calcext:value-type="float">
            <text:p>511</text:p>
          </table:table-cell>
        </table:table-row>
        <table:table-row table:style-name="ro1">
          <table:table-cell table:formula="of:=[.A190]+[.$B$1]" office:value-type="float" office:value="93" calcext:value-type="float">
            <text:p>93</text:p>
          </table:table-cell>
          <table:table-cell table:formula="of:=[.A191]*[.$B$2]" office:value-type="float" office:value="1.62315620435473" calcext:value-type="float">
            <text:p>1.62315620435473</text:p>
          </table:table-cell>
          <table:table-cell table:formula="of:=SIN([.B191])" office:value-type="float" office:value="0.998629534754574" calcext:value-type="float">
            <text:p>0.998629534754574</text:p>
          </table:table-cell>
          <table:table-cell table:formula="of:=INT([.C191]*512)" office:value-type="float" office:value="511" calcext:value-type="float">
            <text:p>511</text:p>
          </table:table-cell>
        </table:table-row>
        <table:table-row table:style-name="ro1">
          <table:table-cell table:formula="of:=[.A191]+[.$B$1]" office:value-type="float" office:value="93.5" calcext:value-type="float">
            <text:p>93.5</text:p>
          </table:table-cell>
          <table:table-cell table:formula="of:=[.A192]*[.$B$2]" office:value-type="float" office:value="1.6318828506147" calcext:value-type="float">
            <text:p>1.6318828506147</text:p>
          </table:table-cell>
          <table:table-cell table:formula="of:=SIN([.B192])" office:value-type="float" office:value="0.998134798421867" calcext:value-type="float">
            <text:p>0.998134798421867</text:p>
          </table:table-cell>
          <table:table-cell table:formula="of:=INT([.C192]*512)" office:value-type="float" office:value="511" calcext:value-type="float">
            <text:p>511</text:p>
          </table:table-cell>
        </table:table-row>
        <table:table-row table:style-name="ro1">
          <table:table-cell table:formula="of:=[.A192]+[.$B$1]" office:value-type="float" office:value="94" calcext:value-type="float">
            <text:p>94</text:p>
          </table:table-cell>
          <table:table-cell table:formula="of:=[.A193]*[.$B$2]" office:value-type="float" office:value="1.64060949687467" calcext:value-type="float">
            <text:p>1.64060949687467</text:p>
          </table:table-cell>
          <table:table-cell table:formula="of:=SIN([.B193])" office:value-type="float" office:value="0.997564050259824" calcext:value-type="float">
            <text:p>0.997564050259824</text:p>
          </table:table-cell>
          <table:table-cell table:formula="of:=INT([.C193]*512)" office:value-type="float" office:value="510" calcext:value-type="float">
            <text:p>510</text:p>
          </table:table-cell>
        </table:table-row>
        <table:table-row table:style-name="ro1">
          <table:table-cell table:formula="of:=[.A193]+[.$B$1]" office:value-type="float" office:value="94.5" calcext:value-type="float">
            <text:p>94.5</text:p>
          </table:table-cell>
          <table:table-cell table:formula="of:=[.A194]*[.$B$2]" office:value-type="float" office:value="1.64933614313464" calcext:value-type="float">
            <text:p>1.64933614313464</text:p>
          </table:table-cell>
          <table:table-cell table:formula="of:=SIN([.B194])" office:value-type="float" office:value="0.996917333733128" calcext:value-type="float">
            <text:p>0.996917333733128</text:p>
          </table:table-cell>
          <table:table-cell table:formula="of:=INT([.C194]*512)" office:value-type="float" office:value="510" calcext:value-type="float">
            <text:p>510</text:p>
          </table:table-cell>
        </table:table-row>
        <table:table-row table:style-name="ro1">
          <table:table-cell table:formula="of:=[.A194]+[.$B$1]" office:value-type="float" office:value="95" calcext:value-type="float">
            <text:p>95</text:p>
          </table:table-cell>
          <table:table-cell table:formula="of:=[.A195]*[.$B$2]" office:value-type="float" office:value="1.65806278939461" calcext:value-type="float">
            <text:p>1.65806278939461</text:p>
          </table:table-cell>
          <table:table-cell table:formula="of:=SIN([.B195])" office:value-type="float" office:value="0.996194698091746" calcext:value-type="float">
            <text:p>0.996194698091746</text:p>
          </table:table-cell>
          <table:table-cell table:formula="of:=INT([.C195]*512)" office:value-type="float" office:value="510" calcext:value-type="float">
            <text:p>510</text:p>
          </table:table-cell>
        </table:table-row>
        <table:table-row table:style-name="ro1">
          <table:table-cell table:formula="of:=[.A195]+[.$B$1]" office:value-type="float" office:value="95.5" calcext:value-type="float">
            <text:p>95.5</text:p>
          </table:table-cell>
          <table:table-cell table:formula="of:=[.A196]*[.$B$2]" office:value-type="float" office:value="1.66678943565458" calcext:value-type="float">
            <text:p>1.66678943565458</text:p>
          </table:table-cell>
          <table:table-cell table:formula="of:=SIN([.B196])" office:value-type="float" office:value="0.995396198367179" calcext:value-type="float">
            <text:p>0.995396198367179</text:p>
          </table:table-cell>
          <table:table-cell table:formula="of:=INT([.C196]*512)" office:value-type="float" office:value="509" calcext:value-type="float">
            <text:p>509</text:p>
          </table:table-cell>
        </table:table-row>
        <table:table-row table:style-name="ro1">
          <table:table-cell table:formula="of:=[.A196]+[.$B$1]" office:value-type="float" office:value="96" calcext:value-type="float">
            <text:p>96</text:p>
          </table:table-cell>
          <table:table-cell table:formula="of:=[.A197]*[.$B$2]" office:value-type="float" office:value="1.67551608191456" calcext:value-type="float">
            <text:p>1.67551608191456</text:p>
          </table:table-cell>
          <table:table-cell table:formula="of:=SIN([.B197])" office:value-type="float" office:value="0.994521895368273" calcext:value-type="float">
            <text:p>0.994521895368273</text:p>
          </table:table-cell>
          <table:table-cell table:formula="of:=INT([.C197]*512)" office:value-type="float" office:value="509" calcext:value-type="float">
            <text:p>509</text:p>
          </table:table-cell>
        </table:table-row>
        <table:table-row table:style-name="ro1">
          <table:table-cell table:formula="of:=[.A197]+[.$B$1]" office:value-type="float" office:value="96.5" calcext:value-type="float">
            <text:p>96.5</text:p>
          </table:table-cell>
          <table:table-cell table:formula="of:=[.A198]*[.$B$2]" office:value-type="float" office:value="1.68424272817453" calcext:value-type="float">
            <text:p>1.68424272817453</text:p>
          </table:table-cell>
          <table:table-cell table:formula="of:=SIN([.B198])" office:value-type="float" office:value="0.993571855676587" calcext:value-type="float">
            <text:p>0.993571855676587</text:p>
          </table:table-cell>
          <table:table-cell table:formula="of:=INT([.C198]*512)" office:value-type="float" office:value="508" calcext:value-type="float">
            <text:p>508</text:p>
          </table:table-cell>
        </table:table-row>
        <table:table-row table:style-name="ro1">
          <table:table-cell table:formula="of:=[.A198]+[.$B$1]" office:value-type="float" office:value="97" calcext:value-type="float">
            <text:p>97</text:p>
          </table:table-cell>
          <table:table-cell table:formula="of:=[.A199]*[.$B$2]" office:value-type="float" office:value="1.6929693744345" calcext:value-type="float">
            <text:p>1.6929693744345</text:p>
          </table:table-cell>
          <table:table-cell table:formula="of:=SIN([.B199])" office:value-type="float" office:value="0.992546151641322" calcext:value-type="float">
            <text:p>0.992546151641322</text:p>
          </table:table-cell>
          <table:table-cell table:formula="of:=INT([.C199]*512)" office:value-type="float" office:value="508" calcext:value-type="float">
            <text:p>508</text:p>
          </table:table-cell>
        </table:table-row>
        <table:table-row table:style-name="ro1">
          <table:table-cell table:formula="of:=[.A199]+[.$B$1]" office:value-type="float" office:value="97.5" calcext:value-type="float">
            <text:p>97.5</text:p>
          </table:table-cell>
          <table:table-cell table:formula="of:=[.A200]*[.$B$2]" office:value-type="float" office:value="1.70169602069447" calcext:value-type="float">
            <text:p>1.70169602069447</text:p>
          </table:table-cell>
          <table:table-cell table:formula="of:=SIN([.B200])" office:value-type="float" office:value="0.99144486137381" calcext:value-type="float">
            <text:p>0.99144486137381</text:p>
          </table:table-cell>
          <table:table-cell table:formula="of:=INT([.C200]*512)" office:value-type="float" office:value="507" calcext:value-type="float">
            <text:p>507</text:p>
          </table:table-cell>
        </table:table-row>
        <table:table-row table:style-name="ro1">
          <table:table-cell table:formula="of:=[.A200]+[.$B$1]" office:value-type="float" office:value="98" calcext:value-type="float">
            <text:p>98</text:p>
          </table:table-cell>
          <table:table-cell table:formula="of:=[.A201]*[.$B$2]" office:value-type="float" office:value="1.71042266695444" calcext:value-type="float">
            <text:p>1.71042266695444</text:p>
          </table:table-cell>
          <table:table-cell table:formula="of:=SIN([.B201])" office:value-type="float" office:value="0.99026806874157" calcext:value-type="float">
            <text:p>0.99026806874157</text:p>
          </table:table-cell>
          <table:table-cell table:formula="of:=INT([.C201]*512)" office:value-type="float" office:value="507" calcext:value-type="float">
            <text:p>507</text:p>
          </table:table-cell>
        </table:table-row>
        <table:table-row table:style-name="ro1">
          <table:table-cell table:formula="of:=[.A201]+[.$B$1]" office:value-type="float" office:value="98.5" calcext:value-type="float">
            <text:p>98.5</text:p>
          </table:table-cell>
          <table:table-cell table:formula="of:=[.A202]*[.$B$2]" office:value-type="float" office:value="1.71914931321441" calcext:value-type="float">
            <text:p>1.71914931321441</text:p>
          </table:table-cell>
          <table:table-cell table:formula="of:=SIN([.B202])" office:value-type="float" office:value="0.989015863361917" calcext:value-type="float">
            <text:p>0.989015863361917</text:p>
          </table:table-cell>
          <table:table-cell table:formula="of:=INT([.C202]*512)" office:value-type="float" office:value="506" calcext:value-type="float">
            <text:p>506</text:p>
          </table:table-cell>
        </table:table-row>
        <table:table-row table:style-name="ro1">
          <table:table-cell table:formula="of:=[.A202]+[.$B$1]" office:value-type="float" office:value="99" calcext:value-type="float">
            <text:p>99</text:p>
          </table:table-cell>
          <table:table-cell table:formula="of:=[.A203]*[.$B$2]" office:value-type="float" office:value="1.72787595947439" calcext:value-type="float">
            <text:p>1.72787595947439</text:p>
          </table:table-cell>
          <table:table-cell table:formula="of:=SIN([.B203])" office:value-type="float" office:value="0.987688340595138" calcext:value-type="float">
            <text:p>0.987688340595138</text:p>
          </table:table-cell>
          <table:table-cell table:formula="of:=INT([.C203]*512)" office:value-type="float" office:value="505" calcext:value-type="float">
            <text:p>505</text:p>
          </table:table-cell>
        </table:table-row>
        <table:table-row table:style-name="ro1">
          <table:table-cell table:formula="of:=[.A203]+[.$B$1]" office:value-type="float" office:value="99.5" calcext:value-type="float">
            <text:p>99.5</text:p>
          </table:table-cell>
          <table:table-cell table:formula="of:=[.A204]*[.$B$2]" office:value-type="float" office:value="1.73660260573436" calcext:value-type="float">
            <text:p>1.73660260573436</text:p>
          </table:table-cell>
          <table:table-cell table:formula="of:=SIN([.B204])" office:value-type="float" office:value="0.986285601537231" calcext:value-type="float">
            <text:p>0.986285601537231</text:p>
          </table:table-cell>
          <table:table-cell table:formula="of:=INT([.C204]*512)" office:value-type="float" office:value="504" calcext:value-type="float">
            <text:p>504</text:p>
          </table:table-cell>
        </table:table-row>
        <table:table-row table:style-name="ro1">
          <table:table-cell table:formula="of:=[.A204]+[.$B$1]" office:value-type="float" office:value="100" calcext:value-type="float">
            <text:p>100</text:p>
          </table:table-cell>
          <table:table-cell table:formula="of:=[.A205]*[.$B$2]" office:value-type="float" office:value="1.74532925199433" calcext:value-type="float">
            <text:p>1.74532925199433</text:p>
          </table:table-cell>
          <table:table-cell table:formula="of:=SIN([.B205])" office:value-type="float" office:value="0.984807753012208" calcext:value-type="float">
            <text:p>0.984807753012208</text:p>
          </table:table-cell>
          <table:table-cell table:formula="of:=INT([.C205]*512)" office:value-type="float" office:value="504" calcext:value-type="float">
            <text:p>504</text:p>
          </table:table-cell>
        </table:table-row>
        <table:table-row table:style-name="ro1">
          <table:table-cell table:formula="of:=[.A205]+[.$B$1]" office:value-type="float" office:value="100.5" calcext:value-type="float">
            <text:p>100.5</text:p>
          </table:table-cell>
          <table:table-cell table:formula="of:=[.A206]*[.$B$2]" office:value-type="float" office:value="1.7540558982543" calcext:value-type="float">
            <text:p>1.7540558982543</text:p>
          </table:table-cell>
          <table:table-cell table:formula="of:=SIN([.B206])" office:value-type="float" office:value="0.983254907563955" calcext:value-type="float">
            <text:p>0.983254907563955</text:p>
          </table:table-cell>
          <table:table-cell table:formula="of:=INT([.C206]*512)" office:value-type="float" office:value="503" calcext:value-type="float">
            <text:p>503</text:p>
          </table:table-cell>
        </table:table-row>
        <table:table-row table:style-name="ro1">
          <table:table-cell table:formula="of:=[.A206]+[.$B$1]" office:value-type="float" office:value="101" calcext:value-type="float">
            <text:p>101</text:p>
          </table:table-cell>
          <table:table-cell table:formula="of:=[.A207]*[.$B$2]" office:value-type="float" office:value="1.76278254451427" calcext:value-type="float">
            <text:p>1.76278254451427</text:p>
          </table:table-cell>
          <table:table-cell table:formula="of:=SIN([.B207])" office:value-type="float" office:value="0.981627183447664" calcext:value-type="float">
            <text:p>0.981627183447664</text:p>
          </table:table-cell>
          <table:table-cell table:formula="of:=INT([.C207]*512)" office:value-type="float" office:value="502" calcext:value-type="float">
            <text:p>502</text:p>
          </table:table-cell>
        </table:table-row>
        <table:table-row table:style-name="ro1">
          <table:table-cell table:formula="of:=[.A207]+[.$B$1]" office:value-type="float" office:value="101.5" calcext:value-type="float">
            <text:p>101.5</text:p>
          </table:table-cell>
          <table:table-cell table:formula="of:=[.A208]*[.$B$2]" office:value-type="float" office:value="1.77150919077424" calcext:value-type="float">
            <text:p>1.77150919077424</text:p>
          </table:table-cell>
          <table:table-cell table:formula="of:=SIN([.B208])" office:value-type="float" office:value="0.97992470462083" calcext:value-type="float">
            <text:p>0.97992470462083</text:p>
          </table:table-cell>
          <table:table-cell table:formula="of:=INT([.C208]*512)" office:value-type="float" office:value="501" calcext:value-type="float">
            <text:p>501</text:p>
          </table:table-cell>
        </table:table-row>
        <table:table-row table:style-name="ro1">
          <table:table-cell table:formula="of:=[.A208]+[.$B$1]" office:value-type="float" office:value="102" calcext:value-type="float">
            <text:p>102</text:p>
          </table:table-cell>
          <table:table-cell table:formula="of:=[.A209]*[.$B$2]" office:value-type="float" office:value="1.78023583703422" calcext:value-type="float">
            <text:p>1.78023583703422</text:p>
          </table:table-cell>
          <table:table-cell table:formula="of:=SIN([.B209])" office:value-type="float" office:value="0.978147600733806" calcext:value-type="float">
            <text:p>0.978147600733806</text:p>
          </table:table-cell>
          <table:table-cell table:formula="of:=INT([.C209]*512)" office:value-type="float" office:value="500" calcext:value-type="float">
            <text:p>500</text:p>
          </table:table-cell>
        </table:table-row>
        <table:table-row table:style-name="ro1">
          <table:table-cell table:formula="of:=[.A209]+[.$B$1]" office:value-type="float" office:value="102.5" calcext:value-type="float">
            <text:p>102.5</text:p>
          </table:table-cell>
          <table:table-cell table:formula="of:=[.A210]*[.$B$2]" office:value-type="float" office:value="1.78896248329419" calcext:value-type="float">
            <text:p>1.78896248329419</text:p>
          </table:table-cell>
          <table:table-cell table:formula="of:=SIN([.B210])" office:value-type="float" office:value="0.976296007119933" calcext:value-type="float">
            <text:p>0.976296007119933</text:p>
          </table:table-cell>
          <table:table-cell table:formula="of:=INT([.C210]*512)" office:value-type="float" office:value="499" calcext:value-type="float">
            <text:p>499</text:p>
          </table:table-cell>
        </table:table-row>
        <table:table-row table:style-name="ro1">
          <table:table-cell table:formula="of:=[.A210]+[.$B$1]" office:value-type="float" office:value="103" calcext:value-type="float">
            <text:p>103</text:p>
          </table:table-cell>
          <table:table-cell table:formula="of:=[.A211]*[.$B$2]" office:value-type="float" office:value="1.79768912955416" calcext:value-type="float">
            <text:p>1.79768912955416</text:p>
          </table:table-cell>
          <table:table-cell table:formula="of:=SIN([.B211])" office:value-type="float" office:value="0.974370064785235" calcext:value-type="float">
            <text:p>0.974370064785235</text:p>
          </table:table-cell>
          <table:table-cell table:formula="of:=INT([.C211]*512)" office:value-type="float" office:value="498" calcext:value-type="float">
            <text:p>498</text:p>
          </table:table-cell>
        </table:table-row>
        <table:table-row table:style-name="ro1">
          <table:table-cell table:formula="of:=[.A211]+[.$B$1]" office:value-type="float" office:value="103.5" calcext:value-type="float">
            <text:p>103.5</text:p>
          </table:table-cell>
          <table:table-cell table:formula="of:=[.A212]*[.$B$2]" office:value-type="float" office:value="1.80641577581413" calcext:value-type="float">
            <text:p>1.80641577581413</text:p>
          </table:table-cell>
          <table:table-cell table:formula="of:=SIN([.B212])" office:value-type="float" office:value="0.972369920397677" calcext:value-type="float">
            <text:p>0.972369920397677</text:p>
          </table:table-cell>
          <table:table-cell table:formula="of:=INT([.C212]*512)" office:value-type="float" office:value="497" calcext:value-type="float">
            <text:p>497</text:p>
          </table:table-cell>
        </table:table-row>
        <table:table-row table:style-name="ro1">
          <table:table-cell table:formula="of:=[.A212]+[.$B$1]" office:value-type="float" office:value="104" calcext:value-type="float">
            <text:p>104</text:p>
          </table:table-cell>
          <table:table-cell table:formula="of:=[.A213]*[.$B$2]" office:value-type="float" office:value="1.8151424220741" calcext:value-type="float">
            <text:p>1.8151424220741</text:p>
          </table:table-cell>
          <table:table-cell table:formula="of:=SIN([.B213])" office:value-type="float" office:value="0.970295726275996" calcext:value-type="float">
            <text:p>0.970295726275996</text:p>
          </table:table-cell>
          <table:table-cell table:formula="of:=INT([.C213]*512)" office:value-type="float" office:value="496" calcext:value-type="float">
            <text:p>496</text:p>
          </table:table-cell>
        </table:table-row>
        <table:table-row table:style-name="ro1">
          <table:table-cell table:formula="of:=[.A213]+[.$B$1]" office:value-type="float" office:value="104.5" calcext:value-type="float">
            <text:p>104.5</text:p>
          </table:table-cell>
          <table:table-cell table:formula="of:=[.A214]*[.$B$2]" office:value-type="float" office:value="1.82386906833407" calcext:value-type="float">
            <text:p>1.82386906833407</text:p>
          </table:table-cell>
          <table:table-cell table:formula="of:=SIN([.B214])" office:value-type="float" office:value="0.968147640378108" calcext:value-type="float">
            <text:p>0.968147640378108</text:p>
          </table:table-cell>
          <table:table-cell table:formula="of:=INT([.C214]*512)" office:value-type="float" office:value="495" calcext:value-type="float">
            <text:p>495</text:p>
          </table:table-cell>
        </table:table-row>
        <table:table-row table:style-name="ro1">
          <table:table-cell table:formula="of:=[.A214]+[.$B$1]" office:value-type="float" office:value="105" calcext:value-type="float">
            <text:p>105</text:p>
          </table:table-cell>
          <table:table-cell table:formula="of:=[.A215]*[.$B$2]" office:value-type="float" office:value="1.83259571459405" calcext:value-type="float">
            <text:p>1.83259571459405</text:p>
          </table:table-cell>
          <table:table-cell table:formula="of:=SIN([.B215])" office:value-type="float" office:value="0.965925826289068" calcext:value-type="float">
            <text:p>0.965925826289068</text:p>
          </table:table-cell>
          <table:table-cell table:formula="of:=INT([.C215]*512)" office:value-type="float" office:value="494" calcext:value-type="float">
            <text:p>494</text:p>
          </table:table-cell>
        </table:table-row>
        <table:table-row table:style-name="ro1">
          <table:table-cell table:formula="of:=[.A215]+[.$B$1]" office:value-type="float" office:value="105.5" calcext:value-type="float">
            <text:p>105.5</text:p>
          </table:table-cell>
          <table:table-cell table:formula="of:=[.A216]*[.$B$2]" office:value-type="float" office:value="1.84132236085402" calcext:value-type="float">
            <text:p>1.84132236085402</text:p>
          </table:table-cell>
          <table:table-cell table:formula="of:=SIN([.B216])" office:value-type="float" office:value="0.963630453208623" calcext:value-type="float">
            <text:p>0.963630453208623</text:p>
          </table:table-cell>
          <table:table-cell table:formula="of:=INT([.C216]*512)" office:value-type="float" office:value="493" calcext:value-type="float">
            <text:p>493</text:p>
          </table:table-cell>
        </table:table-row>
        <table:table-row table:style-name="ro1">
          <table:table-cell table:formula="of:=[.A216]+[.$B$1]" office:value-type="float" office:value="106" calcext:value-type="float">
            <text:p>106</text:p>
          </table:table-cell>
          <table:table-cell table:formula="of:=[.A217]*[.$B$2]" office:value-type="float" office:value="1.85004900711399" calcext:value-type="float">
            <text:p>1.85004900711399</text:p>
          </table:table-cell>
          <table:table-cell table:formula="of:=SIN([.B217])" office:value-type="float" office:value="0.961261695938319" calcext:value-type="float">
            <text:p>0.961261695938319</text:p>
          </table:table-cell>
          <table:table-cell table:formula="of:=INT([.C217]*512)" office:value-type="float" office:value="492" calcext:value-type="float">
            <text:p>492</text:p>
          </table:table-cell>
        </table:table-row>
        <table:table-row table:style-name="ro1">
          <table:table-cell table:formula="of:=[.A217]+[.$B$1]" office:value-type="float" office:value="106.5" calcext:value-type="float">
            <text:p>106.5</text:p>
          </table:table-cell>
          <table:table-cell table:formula="of:=[.A218]*[.$B$2]" office:value-type="float" office:value="1.85877565337396" calcext:value-type="float">
            <text:p>1.85877565337396</text:p>
          </table:table-cell>
          <table:table-cell table:formula="of:=SIN([.B218])" office:value-type="float" office:value="0.958819734868193" calcext:value-type="float">
            <text:p>0.958819734868193</text:p>
          </table:table-cell>
          <table:table-cell table:formula="of:=INT([.C218]*512)" office:value-type="float" office:value="490" calcext:value-type="float">
            <text:p>490</text:p>
          </table:table-cell>
        </table:table-row>
        <table:table-row table:style-name="ro1">
          <table:table-cell table:formula="of:=[.A218]+[.$B$1]" office:value-type="float" office:value="107" calcext:value-type="float">
            <text:p>107</text:p>
          </table:table-cell>
          <table:table-cell table:formula="of:=[.A219]*[.$B$2]" office:value-type="float" office:value="1.86750229963393" calcext:value-type="float">
            <text:p>1.86750229963393</text:p>
          </table:table-cell>
          <table:table-cell table:formula="of:=SIN([.B219])" office:value-type="float" office:value="0.956304755963036" calcext:value-type="float">
            <text:p>0.956304755963036</text:p>
          </table:table-cell>
          <table:table-cell table:formula="of:=INT([.C219]*512)" office:value-type="float" office:value="489" calcext:value-type="float">
            <text:p>489</text:p>
          </table:table-cell>
        </table:table-row>
        <table:table-row table:style-name="ro1">
          <table:table-cell table:formula="of:=[.A219]+[.$B$1]" office:value-type="float" office:value="107.5" calcext:value-type="float">
            <text:p>107.5</text:p>
          </table:table-cell>
          <table:table-cell table:formula="of:=[.A220]*[.$B$2]" office:value-type="float" office:value="1.8762289458939" calcext:value-type="float">
            <text:p>1.8762289458939</text:p>
          </table:table-cell>
          <table:table-cell table:formula="of:=SIN([.B220])" office:value-type="float" office:value="0.953716950748227" calcext:value-type="float">
            <text:p>0.953716950748227</text:p>
          </table:table-cell>
          <table:table-cell table:formula="of:=INT([.C220]*512)" office:value-type="float" office:value="488" calcext:value-type="float">
            <text:p>488</text:p>
          </table:table-cell>
        </table:table-row>
        <table:table-row table:style-name="ro1">
          <table:table-cell table:formula="of:=[.A220]+[.$B$1]" office:value-type="float" office:value="108" calcext:value-type="float">
            <text:p>108</text:p>
          </table:table-cell>
          <table:table-cell table:formula="of:=[.A221]*[.$B$2]" office:value-type="float" office:value="1.88495559215388" calcext:value-type="float">
            <text:p>1.88495559215388</text:p>
          </table:table-cell>
          <table:table-cell table:formula="of:=SIN([.B221])" office:value-type="float" office:value="0.951056516295154" calcext:value-type="float">
            <text:p>0.951056516295154</text:p>
          </table:table-cell>
          <table:table-cell table:formula="of:=INT([.C221]*512)" office:value-type="float" office:value="486" calcext:value-type="float">
            <text:p>486</text:p>
          </table:table-cell>
        </table:table-row>
        <table:table-row table:style-name="ro1">
          <table:table-cell table:formula="of:=[.A221]+[.$B$1]" office:value-type="float" office:value="108.5" calcext:value-type="float">
            <text:p>108.5</text:p>
          </table:table-cell>
          <table:table-cell table:formula="of:=[.A222]*[.$B$2]" office:value-type="float" office:value="1.89368223841385" calcext:value-type="float">
            <text:p>1.89368223841385</text:p>
          </table:table-cell>
          <table:table-cell table:formula="of:=SIN([.B222])" office:value-type="float" office:value="0.948323655206199" calcext:value-type="float">
            <text:p>0.948323655206199</text:p>
          </table:table-cell>
          <table:table-cell table:formula="of:=INT([.C222]*512)" office:value-type="float" office:value="485" calcext:value-type="float">
            <text:p>485</text:p>
          </table:table-cell>
        </table:table-row>
        <table:table-row table:style-name="ro1">
          <table:table-cell table:formula="of:=[.A222]+[.$B$1]" office:value-type="float" office:value="109" calcext:value-type="float">
            <text:p>109</text:p>
          </table:table-cell>
          <table:table-cell table:formula="of:=[.A223]*[.$B$2]" office:value-type="float" office:value="1.90240888467382" calcext:value-type="float">
            <text:p>1.90240888467382</text:p>
          </table:table-cell>
          <table:table-cell table:formula="of:=SIN([.B223])" office:value-type="float" office:value="0.945518575599317" calcext:value-type="float">
            <text:p>0.945518575599317</text:p>
          </table:table-cell>
          <table:table-cell table:formula="of:=INT([.C223]*512)" office:value-type="float" office:value="484" calcext:value-type="float">
            <text:p>484</text:p>
          </table:table-cell>
        </table:table-row>
        <table:table-row table:style-name="ro1">
          <table:table-cell table:formula="of:=[.A223]+[.$B$1]" office:value-type="float" office:value="109.5" calcext:value-type="float">
            <text:p>109.5</text:p>
          </table:table-cell>
          <table:table-cell table:formula="of:=[.A224]*[.$B$2]" office:value-type="float" office:value="1.91113553093379" calcext:value-type="float">
            <text:p>1.91113553093379</text:p>
          </table:table-cell>
          <table:table-cell table:formula="of:=SIN([.B224])" office:value-type="float" office:value="0.942641491092178" calcext:value-type="float">
            <text:p>0.942641491092178</text:p>
          </table:table-cell>
          <table:table-cell table:formula="of:=INT([.C224]*512)" office:value-type="float" office:value="482" calcext:value-type="float">
            <text:p>482</text:p>
          </table:table-cell>
        </table:table-row>
        <table:table-row table:style-name="ro1">
          <table:table-cell table:formula="of:=[.A224]+[.$B$1]" office:value-type="float" office:value="110" calcext:value-type="float">
            <text:p>110</text:p>
          </table:table-cell>
          <table:table-cell table:formula="of:=[.A225]*[.$B$2]" office:value-type="float" office:value="1.91986217719376" calcext:value-type="float">
            <text:p>1.91986217719376</text:p>
          </table:table-cell>
          <table:table-cell table:formula="of:=SIN([.B225])" office:value-type="float" office:value="0.939692620785908" calcext:value-type="float">
            <text:p>0.939692620785908</text:p>
          </table:table-cell>
          <table:table-cell table:formula="of:=INT([.C225]*512)" office:value-type="float" office:value="481" calcext:value-type="float">
            <text:p>481</text:p>
          </table:table-cell>
        </table:table-row>
        <table:table-row table:style-name="ro1">
          <table:table-cell table:formula="of:=[.A225]+[.$B$1]" office:value-type="float" office:value="110.5" calcext:value-type="float">
            <text:p>110.5</text:p>
          </table:table-cell>
          <table:table-cell table:formula="of:=[.A226]*[.$B$2]" office:value-type="float" office:value="1.92858882345373" calcext:value-type="float">
            <text:p>1.92858882345373</text:p>
          </table:table-cell>
          <table:table-cell table:formula="of:=SIN([.B226])" office:value-type="float" office:value="0.936672189248398" calcext:value-type="float">
            <text:p>0.936672189248398</text:p>
          </table:table-cell>
          <table:table-cell table:formula="of:=INT([.C226]*512)" office:value-type="float" office:value="479" calcext:value-type="float">
            <text:p>479</text:p>
          </table:table-cell>
        </table:table-row>
        <table:table-row table:style-name="ro1">
          <table:table-cell table:formula="of:=[.A226]+[.$B$1]" office:value-type="float" office:value="111" calcext:value-type="float">
            <text:p>111</text:p>
          </table:table-cell>
          <table:table-cell table:formula="of:=[.A227]*[.$B$2]" office:value-type="float" office:value="1.93731546971371" calcext:value-type="float">
            <text:p>1.93731546971371</text:p>
          </table:table-cell>
          <table:table-cell table:formula="of:=SIN([.B227])" office:value-type="float" office:value="0.933580426497202" calcext:value-type="float">
            <text:p>0.933580426497202</text:p>
          </table:table-cell>
          <table:table-cell table:formula="of:=INT([.C227]*512)" office:value-type="float" office:value="477" calcext:value-type="float">
            <text:p>477</text:p>
          </table:table-cell>
        </table:table-row>
        <table:table-row table:style-name="ro1">
          <table:table-cell table:formula="of:=[.A227]+[.$B$1]" office:value-type="float" office:value="111.5" calcext:value-type="float">
            <text:p>111.5</text:p>
          </table:table-cell>
          <table:table-cell table:formula="of:=[.A228]*[.$B$2]" office:value-type="float" office:value="1.94604211597368" calcext:value-type="float">
            <text:p>1.94604211597368</text:p>
          </table:table-cell>
          <table:table-cell table:formula="of:=SIN([.B228])" office:value-type="float" office:value="0.930417567982025" calcext:value-type="float">
            <text:p>0.930417567982025</text:p>
          </table:table-cell>
          <table:table-cell table:formula="of:=INT([.C228]*512)" office:value-type="float" office:value="476" calcext:value-type="float">
            <text:p>476</text:p>
          </table:table-cell>
        </table:table-row>
        <table:table-row table:style-name="ro1">
          <table:table-cell table:formula="of:=[.A228]+[.$B$1]" office:value-type="float" office:value="112" calcext:value-type="float">
            <text:p>112</text:p>
          </table:table-cell>
          <table:table-cell table:formula="of:=[.A229]*[.$B$2]" office:value-type="float" office:value="1.95476876223365" calcext:value-type="float">
            <text:p>1.95476876223365</text:p>
          </table:table-cell>
          <table:table-cell table:formula="of:=SIN([.B229])" office:value-type="float" office:value="0.927183854566787" calcext:value-type="float">
            <text:p>0.927183854566787</text:p>
          </table:table-cell>
          <table:table-cell table:formula="of:=INT([.C229]*512)" office:value-type="float" office:value="474" calcext:value-type="float">
            <text:p>474</text:p>
          </table:table-cell>
        </table:table-row>
        <table:table-row table:style-name="ro1">
          <table:table-cell table:formula="of:=[.A229]+[.$B$1]" office:value-type="float" office:value="112.5" calcext:value-type="float">
            <text:p>112.5</text:p>
          </table:table-cell>
          <table:table-cell table:formula="of:=[.A230]*[.$B$2]" office:value-type="float" office:value="1.96349540849362" calcext:value-type="float">
            <text:p>1.96349540849362</text:p>
          </table:table-cell>
          <table:table-cell table:formula="of:=SIN([.B230])" office:value-type="float" office:value="0.923879532511287" calcext:value-type="float">
            <text:p>0.923879532511287</text:p>
          </table:table-cell>
          <table:table-cell table:formula="of:=INT([.C230]*512)" office:value-type="float" office:value="473" calcext:value-type="float">
            <text:p>473</text:p>
          </table:table-cell>
        </table:table-row>
        <table:table-row table:style-name="ro1">
          <table:table-cell table:formula="of:=[.A230]+[.$B$1]" office:value-type="float" office:value="113" calcext:value-type="float">
            <text:p>113</text:p>
          </table:table-cell>
          <table:table-cell table:formula="of:=[.A231]*[.$B$2]" office:value-type="float" office:value="1.97222205475359" calcext:value-type="float">
            <text:p>1.97222205475359</text:p>
          </table:table-cell>
          <table:table-cell table:formula="of:=SIN([.B231])" office:value-type="float" office:value="0.92050485345244" calcext:value-type="float">
            <text:p>0.92050485345244</text:p>
          </table:table-cell>
          <table:table-cell table:formula="of:=INT([.C231]*512)" office:value-type="float" office:value="471" calcext:value-type="float">
            <text:p>471</text:p>
          </table:table-cell>
        </table:table-row>
        <table:table-row table:style-name="ro1">
          <table:table-cell table:formula="of:=[.A231]+[.$B$1]" office:value-type="float" office:value="113.5" calcext:value-type="float">
            <text:p>113.5</text:p>
          </table:table-cell>
          <table:table-cell table:formula="of:=[.A232]*[.$B$2]" office:value-type="float" office:value="1.98094870101356" calcext:value-type="float">
            <text:p>1.98094870101356</text:p>
          </table:table-cell>
          <table:table-cell table:formula="of:=SIN([.B232])" office:value-type="float" office:value="0.917060074385124" calcext:value-type="float">
            <text:p>0.917060074385124</text:p>
          </table:table-cell>
          <table:table-cell table:formula="of:=INT([.C232]*512)" office:value-type="float" office:value="469" calcext:value-type="float">
            <text:p>469</text:p>
          </table:table-cell>
        </table:table-row>
        <table:table-row table:style-name="ro1">
          <table:table-cell table:formula="of:=[.A232]+[.$B$1]" office:value-type="float" office:value="114" calcext:value-type="float">
            <text:p>114</text:p>
          </table:table-cell>
          <table:table-cell table:formula="of:=[.A233]*[.$B$2]" office:value-type="float" office:value="1.98967534727354" calcext:value-type="float">
            <text:p>1.98967534727354</text:p>
          </table:table-cell>
          <table:table-cell table:formula="of:=SIN([.B233])" office:value-type="float" office:value="0.913545457642601" calcext:value-type="float">
            <text:p>0.913545457642601</text:p>
          </table:table-cell>
          <table:table-cell table:formula="of:=INT([.C233]*512)" office:value-type="float" office:value="467" calcext:value-type="float">
            <text:p>467</text:p>
          </table:table-cell>
        </table:table-row>
        <table:table-row table:style-name="ro1">
          <table:table-cell table:formula="of:=[.A233]+[.$B$1]" office:value-type="float" office:value="114.5" calcext:value-type="float">
            <text:p>114.5</text:p>
          </table:table-cell>
          <table:table-cell table:formula="of:=[.A234]*[.$B$2]" office:value-type="float" office:value="1.99840199353351" calcext:value-type="float">
            <text:p>1.99840199353351</text:p>
          </table:table-cell>
          <table:table-cell table:formula="of:=SIN([.B234])" office:value-type="float" office:value="0.909961270876543" calcext:value-type="float">
            <text:p>0.909961270876543</text:p>
          </table:table-cell>
          <table:table-cell table:formula="of:=INT([.C234]*512)" office:value-type="float" office:value="465" calcext:value-type="float">
            <text:p>465</text:p>
          </table:table-cell>
        </table:table-row>
        <table:table-row table:style-name="ro1">
          <table:table-cell table:formula="of:=[.A234]+[.$B$1]" office:value-type="float" office:value="115" calcext:value-type="float">
            <text:p>115</text:p>
          </table:table-cell>
          <table:table-cell table:formula="of:=[.A235]*[.$B$2]" office:value-type="float" office:value="2.00712863979348" calcext:value-type="float">
            <text:p>2.00712863979348</text:p>
          </table:table-cell>
          <table:table-cell table:formula="of:=SIN([.B235])" office:value-type="float" office:value="0.90630778703665" calcext:value-type="float">
            <text:p>0.90630778703665</text:p>
          </table:table-cell>
          <table:table-cell table:formula="of:=INT([.C235]*512)" office:value-type="float" office:value="464" calcext:value-type="float">
            <text:p>464</text:p>
          </table:table-cell>
        </table:table-row>
        <table:table-row table:style-name="ro1">
          <table:table-cell table:formula="of:=[.A235]+[.$B$1]" office:value-type="float" office:value="115.5" calcext:value-type="float">
            <text:p>115.5</text:p>
          </table:table-cell>
          <table:table-cell table:formula="of:=[.A236]*[.$B$2]" office:value-type="float" office:value="2.01585528605345" calcext:value-type="float">
            <text:p>2.01585528605345</text:p>
          </table:table-cell>
          <table:table-cell table:formula="of:=SIN([.B236])" office:value-type="float" office:value="0.902585284349861" calcext:value-type="float">
            <text:p>0.902585284349861</text:p>
          </table:table-cell>
          <table:table-cell table:formula="of:=INT([.C236]*512)" office:value-type="float" office:value="462" calcext:value-type="float">
            <text:p>462</text:p>
          </table:table-cell>
        </table:table-row>
        <table:table-row table:style-name="ro1">
          <table:table-cell table:formula="of:=[.A236]+[.$B$1]" office:value-type="float" office:value="116" calcext:value-type="float">
            <text:p>116</text:p>
          </table:table-cell>
          <table:table-cell table:formula="of:=[.A237]*[.$B$2]" office:value-type="float" office:value="2.02458193231342" calcext:value-type="float">
            <text:p>2.02458193231342</text:p>
          </table:table-cell>
          <table:table-cell table:formula="of:=SIN([.B237])" office:value-type="float" office:value="0.898794046299167" calcext:value-type="float">
            <text:p>0.898794046299167</text:p>
          </table:table-cell>
          <table:table-cell table:formula="of:=INT([.C237]*512)" office:value-type="float" office:value="460" calcext:value-type="float">
            <text:p>460</text:p>
          </table:table-cell>
        </table:table-row>
        <table:table-row table:style-name="ro1">
          <table:table-cell table:formula="of:=[.A237]+[.$B$1]" office:value-type="float" office:value="116.5" calcext:value-type="float">
            <text:p>116.5</text:p>
          </table:table-cell>
          <table:table-cell table:formula="of:=[.A238]*[.$B$2]" office:value-type="float" office:value="2.03330857857339" calcext:value-type="float">
            <text:p>2.03330857857339</text:p>
          </table:table-cell>
          <table:table-cell table:formula="of:=SIN([.B238])" office:value-type="float" office:value="0.894934361602025" calcext:value-type="float">
            <text:p>0.894934361602025</text:p>
          </table:table-cell>
          <table:table-cell table:formula="of:=INT([.C238]*512)" office:value-type="float" office:value="458" calcext:value-type="float">
            <text:p>458</text:p>
          </table:table-cell>
        </table:table-row>
        <table:table-row table:style-name="ro1">
          <table:table-cell table:formula="of:=[.A238]+[.$B$1]" office:value-type="float" office:value="117" calcext:value-type="float">
            <text:p>117</text:p>
          </table:table-cell>
          <table:table-cell table:formula="of:=[.A239]*[.$B$2]" office:value-type="float" office:value="2.04203522483337" calcext:value-type="float">
            <text:p>2.04203522483337</text:p>
          </table:table-cell>
          <table:table-cell table:formula="of:=SIN([.B239])" office:value-type="float" office:value="0.891006524188368" calcext:value-type="float">
            <text:p>0.891006524188368</text:p>
          </table:table-cell>
          <table:table-cell table:formula="of:=INT([.C239]*512)" office:value-type="float" office:value="456" calcext:value-type="float">
            <text:p>456</text:p>
          </table:table-cell>
        </table:table-row>
        <table:table-row table:style-name="ro1">
          <table:table-cell table:formula="of:=[.A239]+[.$B$1]" office:value-type="float" office:value="117.5" calcext:value-type="float">
            <text:p>117.5</text:p>
          </table:table-cell>
          <table:table-cell table:formula="of:=[.A240]*[.$B$2]" office:value-type="float" office:value="2.05076187109334" calcext:value-type="float">
            <text:p>2.05076187109334</text:p>
          </table:table-cell>
          <table:table-cell table:formula="of:=SIN([.B240])" office:value-type="float" office:value="0.887010833178222" calcext:value-type="float">
            <text:p>0.887010833178222</text:p>
          </table:table-cell>
          <table:table-cell table:formula="of:=INT([.C240]*512)" office:value-type="float" office:value="454" calcext:value-type="float">
            <text:p>454</text:p>
          </table:table-cell>
        </table:table-row>
        <table:table-row table:style-name="ro1">
          <table:table-cell table:formula="of:=[.A240]+[.$B$1]" office:value-type="float" office:value="118" calcext:value-type="float">
            <text:p>118</text:p>
          </table:table-cell>
          <table:table-cell table:formula="of:=[.A241]*[.$B$2]" office:value-type="float" office:value="2.05948851735331" calcext:value-type="float">
            <text:p>2.05948851735331</text:p>
          </table:table-cell>
          <table:table-cell table:formula="of:=SIN([.B241])" office:value-type="float" office:value="0.882947592858927" calcext:value-type="float">
            <text:p>0.882947592858927</text:p>
          </table:table-cell>
          <table:table-cell table:formula="of:=INT([.C241]*512)" office:value-type="float" office:value="452" calcext:value-type="float">
            <text:p>452</text:p>
          </table:table-cell>
        </table:table-row>
        <table:table-row table:style-name="ro1">
          <table:table-cell table:formula="of:=[.A241]+[.$B$1]" office:value-type="float" office:value="118.5" calcext:value-type="float">
            <text:p>118.5</text:p>
          </table:table-cell>
          <table:table-cell table:formula="of:=[.A242]*[.$B$2]" office:value-type="float" office:value="2.06821516361328" calcext:value-type="float">
            <text:p>2.06821516361328</text:p>
          </table:table-cell>
          <table:table-cell table:formula="of:=SIN([.B242])" office:value-type="float" office:value="0.878817112661965" calcext:value-type="float">
            <text:p>0.878817112661965</text:p>
          </table:table-cell>
          <table:table-cell table:formula="of:=INT([.C242]*512)" office:value-type="float" office:value="449" calcext:value-type="float">
            <text:p>449</text:p>
          </table:table-cell>
        </table:table-row>
        <table:table-row table:style-name="ro1">
          <table:table-cell table:formula="of:=[.A242]+[.$B$1]" office:value-type="float" office:value="119" calcext:value-type="float">
            <text:p>119</text:p>
          </table:table-cell>
          <table:table-cell table:formula="of:=[.A243]*[.$B$2]" office:value-type="float" office:value="2.07694180987325" calcext:value-type="float">
            <text:p>2.07694180987325</text:p>
          </table:table-cell>
          <table:table-cell table:formula="of:=SIN([.B243])" office:value-type="float" office:value="0.874619707139396" calcext:value-type="float">
            <text:p>0.874619707139396</text:p>
          </table:table-cell>
          <table:table-cell table:formula="of:=INT([.C243]*512)" office:value-type="float" office:value="447" calcext:value-type="float">
            <text:p>447</text:p>
          </table:table-cell>
        </table:table-row>
        <table:table-row table:style-name="ro1">
          <table:table-cell table:formula="of:=[.A243]+[.$B$1]" office:value-type="float" office:value="119.5" calcext:value-type="float">
            <text:p>119.5</text:p>
          </table:table-cell>
          <table:table-cell table:formula="of:=[.A244]*[.$B$2]" office:value-type="float" office:value="2.08566845613322" calcext:value-type="float">
            <text:p>2.08566845613322</text:p>
          </table:table-cell>
          <table:table-cell table:formula="of:=SIN([.B244])" office:value-type="float" office:value="0.8703556959399" calcext:value-type="float">
            <text:p>0.8703556959399</text:p>
          </table:table-cell>
          <table:table-cell table:formula="of:=INT([.C244]*512)" office:value-type="float" office:value="445" calcext:value-type="float">
            <text:p>445</text:p>
          </table:table-cell>
        </table:table-row>
        <table:table-row table:style-name="ro1">
          <table:table-cell table:formula="of:=[.A244]+[.$B$1]" office:value-type="float" office:value="120" calcext:value-type="float">
            <text:p>120</text:p>
          </table:table-cell>
          <table:table-cell table:formula="of:=[.A245]*[.$B$2]" office:value-type="float" office:value="2.0943951023932" calcext:value-type="float">
            <text:p>2.0943951023932</text:p>
          </table:table-cell>
          <table:table-cell table:formula="of:=SIN([.B245])" office:value-type="float" office:value="0.866025403784439" calcext:value-type="float">
            <text:p>0.866025403784439</text:p>
          </table:table-cell>
          <table:table-cell table:formula="of:=INT([.C245]*512)" office:value-type="float" office:value="443" calcext:value-type="float">
            <text:p>443</text:p>
          </table:table-cell>
        </table:table-row>
        <table:table-row table:style-name="ro1">
          <table:table-cell table:formula="of:=[.A245]+[.$B$1]" office:value-type="float" office:value="120.5" calcext:value-type="float">
            <text:p>120.5</text:p>
          </table:table-cell>
          <table:table-cell table:formula="of:=[.A246]*[.$B$2]" office:value-type="float" office:value="2.10312174865317" calcext:value-type="float">
            <text:p>2.10312174865317</text:p>
          </table:table-cell>
          <table:table-cell table:formula="of:=SIN([.B246])" office:value-type="float" office:value="0.861629160441526" calcext:value-type="float">
            <text:p>0.861629160441526</text:p>
          </table:table-cell>
          <table:table-cell table:formula="of:=INT([.C246]*512)" office:value-type="float" office:value="441" calcext:value-type="float">
            <text:p>441</text:p>
          </table:table-cell>
        </table:table-row>
        <table:table-row table:style-name="ro1">
          <table:table-cell table:formula="of:=[.A246]+[.$B$1]" office:value-type="float" office:value="121" calcext:value-type="float">
            <text:p>121</text:p>
          </table:table-cell>
          <table:table-cell table:formula="of:=[.A247]*[.$B$2]" office:value-type="float" office:value="2.11184839491314" calcext:value-type="float">
            <text:p>2.11184839491314</text:p>
          </table:table-cell>
          <table:table-cell table:formula="of:=SIN([.B247])" office:value-type="float" office:value="0.857167300702112" calcext:value-type="float">
            <text:p>0.857167300702112</text:p>
          </table:table-cell>
          <table:table-cell table:formula="of:=INT([.C247]*512)" office:value-type="float" office:value="438" calcext:value-type="float">
            <text:p>438</text:p>
          </table:table-cell>
        </table:table-row>
        <table:table-row table:style-name="ro1">
          <table:table-cell table:formula="of:=[.A247]+[.$B$1]" office:value-type="float" office:value="121.5" calcext:value-type="float">
            <text:p>121.5</text:p>
          </table:table-cell>
          <table:table-cell table:formula="of:=[.A248]*[.$B$2]" office:value-type="float" office:value="2.12057504117311" calcext:value-type="float">
            <text:p>2.12057504117311</text:p>
          </table:table-cell>
          <table:table-cell table:formula="of:=SIN([.B248])" office:value-type="float" office:value="0.852640164354092" calcext:value-type="float">
            <text:p>0.852640164354092</text:p>
          </table:table-cell>
          <table:table-cell table:formula="of:=INT([.C248]*512)" office:value-type="float" office:value="436" calcext:value-type="float">
            <text:p>436</text:p>
          </table:table-cell>
        </table:table-row>
        <table:table-row table:style-name="ro1">
          <table:table-cell table:formula="of:=[.A248]+[.$B$1]" office:value-type="float" office:value="122" calcext:value-type="float">
            <text:p>122</text:p>
          </table:table-cell>
          <table:table-cell table:formula="of:=[.A249]*[.$B$2]" office:value-type="float" office:value="2.12930168743308" calcext:value-type="float">
            <text:p>2.12930168743308</text:p>
          </table:table-cell>
          <table:table-cell table:formula="of:=SIN([.B249])" office:value-type="float" office:value="0.848048096156426" calcext:value-type="float">
            <text:p>0.848048096156426</text:p>
          </table:table-cell>
          <table:table-cell table:formula="of:=INT([.C249]*512)" office:value-type="float" office:value="434" calcext:value-type="float">
            <text:p>434</text:p>
          </table:table-cell>
        </table:table-row>
        <table:table-row table:style-name="ro1">
          <table:table-cell table:formula="of:=[.A249]+[.$B$1]" office:value-type="float" office:value="122.5" calcext:value-type="float">
            <text:p>122.5</text:p>
          </table:table-cell>
          <table:table-cell table:formula="of:=[.A250]*[.$B$2]" office:value-type="float" office:value="2.13802833369305" calcext:value-type="float">
            <text:p>2.13802833369305</text:p>
          </table:table-cell>
          <table:table-cell table:formula="of:=SIN([.B250])" office:value-type="float" office:value="0.843391445812886" calcext:value-type="float">
            <text:p>0.843391445812886</text:p>
          </table:table-cell>
          <table:table-cell table:formula="of:=INT([.C250]*512)" office:value-type="float" office:value="431" calcext:value-type="float">
            <text:p>431</text:p>
          </table:table-cell>
        </table:table-row>
        <table:table-row table:style-name="ro1">
          <table:table-cell table:formula="of:=[.A250]+[.$B$1]" office:value-type="float" office:value="123" calcext:value-type="float">
            <text:p>123</text:p>
          </table:table-cell>
          <table:table-cell table:formula="of:=[.A251]*[.$B$2]" office:value-type="float" office:value="2.14675497995303" calcext:value-type="float">
            <text:p>2.14675497995303</text:p>
          </table:table-cell>
          <table:table-cell table:formula="of:=SIN([.B251])" office:value-type="float" office:value="0.838670567945424" calcext:value-type="float">
            <text:p>0.838670567945424</text:p>
          </table:table-cell>
          <table:table-cell table:formula="of:=INT([.C251]*512)" office:value-type="float" office:value="429" calcext:value-type="float">
            <text:p>429</text:p>
          </table:table-cell>
        </table:table-row>
        <table:table-row table:style-name="ro1">
          <table:table-cell table:formula="of:=[.A251]+[.$B$1]" office:value-type="float" office:value="123.5" calcext:value-type="float">
            <text:p>123.5</text:p>
          </table:table-cell>
          <table:table-cell table:formula="of:=[.A252]*[.$B$2]" office:value-type="float" office:value="2.155481626213" calcext:value-type="float">
            <text:p>2.155481626213</text:p>
          </table:table-cell>
          <table:table-cell table:formula="of:=SIN([.B252])" office:value-type="float" office:value="0.833885822067168" calcext:value-type="float">
            <text:p>0.833885822067168</text:p>
          </table:table-cell>
          <table:table-cell table:formula="of:=INT([.C252]*512)" office:value-type="float" office:value="426" calcext:value-type="float">
            <text:p>426</text:p>
          </table:table-cell>
        </table:table-row>
        <table:table-row table:style-name="ro1">
          <table:table-cell table:formula="of:=[.A252]+[.$B$1]" office:value-type="float" office:value="124" calcext:value-type="float">
            <text:p>124</text:p>
          </table:table-cell>
          <table:table-cell table:formula="of:=[.A253]*[.$B$2]" office:value-type="float" office:value="2.16420827247297" calcext:value-type="float">
            <text:p>2.16420827247297</text:p>
          </table:table-cell>
          <table:table-cell table:formula="of:=SIN([.B253])" office:value-type="float" office:value="0.829037572555042" calcext:value-type="float">
            <text:p>0.829037572555042</text:p>
          </table:table-cell>
          <table:table-cell table:formula="of:=INT([.C253]*512)" office:value-type="float" office:value="424" calcext:value-type="float">
            <text:p>424</text:p>
          </table:table-cell>
        </table:table-row>
        <table:table-row table:style-name="ro1">
          <table:table-cell table:formula="of:=[.A253]+[.$B$1]" office:value-type="float" office:value="124.5" calcext:value-type="float">
            <text:p>124.5</text:p>
          </table:table-cell>
          <table:table-cell table:formula="of:=[.A254]*[.$B$2]" office:value-type="float" office:value="2.17293491873294" calcext:value-type="float">
            <text:p>2.17293491873294</text:p>
          </table:table-cell>
          <table:table-cell table:formula="of:=SIN([.B254])" office:value-type="float" office:value="0.824126188622016" calcext:value-type="float">
            <text:p>0.824126188622016</text:p>
          </table:table-cell>
          <table:table-cell table:formula="of:=INT([.C254]*512)" office:value-type="float" office:value="421" calcext:value-type="float">
            <text:p>421</text:p>
          </table:table-cell>
        </table:table-row>
        <table:table-row table:style-name="ro1">
          <table:table-cell table:formula="of:=[.A254]+[.$B$1]" office:value-type="float" office:value="125" calcext:value-type="float">
            <text:p>125</text:p>
          </table:table-cell>
          <table:table-cell table:formula="of:=[.A255]*[.$B$2]" office:value-type="float" office:value="2.18166156499291" calcext:value-type="float">
            <text:p>2.18166156499291</text:p>
          </table:table-cell>
          <table:table-cell table:formula="of:=SIN([.B255])" office:value-type="float" office:value="0.819152044288992" calcext:value-type="float">
            <text:p>0.819152044288992</text:p>
          </table:table-cell>
          <table:table-cell table:formula="of:=INT([.C255]*512)" office:value-type="float" office:value="419" calcext:value-type="float">
            <text:p>419</text:p>
          </table:table-cell>
        </table:table-row>
        <table:table-row table:style-name="ro1">
          <table:table-cell table:formula="of:=[.A255]+[.$B$1]" office:value-type="float" office:value="125.5" calcext:value-type="float">
            <text:p>125.5</text:p>
          </table:table-cell>
          <table:table-cell table:formula="of:=[.A256]*[.$B$2]" office:value-type="float" office:value="2.19038821125288" calcext:value-type="float">
            <text:p>2.19038821125288</text:p>
          </table:table-cell>
          <table:table-cell table:formula="of:=SIN([.B256])" office:value-type="float" office:value="0.814115518356319" calcext:value-type="float">
            <text:p>0.814115518356319</text:p>
          </table:table-cell>
          <table:table-cell table:formula="of:=INT([.C256]*512)" office:value-type="float" office:value="416" calcext:value-type="float">
            <text:p>416</text:p>
          </table:table-cell>
        </table:table-row>
        <table:table-row table:style-name="ro1">
          <table:table-cell table:formula="of:=[.A256]+[.$B$1]" office:value-type="float" office:value="126" calcext:value-type="float">
            <text:p>126</text:p>
          </table:table-cell>
          <table:table-cell table:formula="of:=[.A257]*[.$B$2]" office:value-type="float" office:value="2.19911485751286" calcext:value-type="float">
            <text:p>2.19911485751286</text:p>
          </table:table-cell>
          <table:table-cell table:formula="of:=SIN([.B257])" office:value-type="float" office:value="0.809016994374947" calcext:value-type="float">
            <text:p>0.809016994374947</text:p>
          </table:table-cell>
          <table:table-cell table:formula="of:=INT([.C257]*512)" office:value-type="float" office:value="414" calcext:value-type="float">
            <text:p>414</text:p>
          </table:table-cell>
        </table:table-row>
        <table:table-row table:style-name="ro1">
          <table:table-cell table:formula="of:=[.A257]+[.$B$1]" office:value-type="float" office:value="126.5" calcext:value-type="float">
            <text:p>126.5</text:p>
          </table:table-cell>
          <table:table-cell table:formula="of:=[.A258]*[.$B$2]" office:value-type="float" office:value="2.20784150377283" calcext:value-type="float">
            <text:p>2.20784150377283</text:p>
          </table:table-cell>
          <table:table-cell table:formula="of:=SIN([.B258])" office:value-type="float" office:value="0.803856860617217" calcext:value-type="float">
            <text:p>0.803856860617217</text:p>
          </table:table-cell>
          <table:table-cell table:formula="of:=INT([.C258]*512)" office:value-type="float" office:value="411" calcext:value-type="float">
            <text:p>411</text:p>
          </table:table-cell>
        </table:table-row>
        <table:table-row table:style-name="ro1">
          <table:table-cell table:formula="of:=[.A258]+[.$B$1]" office:value-type="float" office:value="127" calcext:value-type="float">
            <text:p>127</text:p>
          </table:table-cell>
          <table:table-cell table:formula="of:=[.A259]*[.$B$2]" office:value-type="float" office:value="2.2165681500328" calcext:value-type="float">
            <text:p>2.2165681500328</text:p>
          </table:table-cell>
          <table:table-cell table:formula="of:=SIN([.B259])" office:value-type="float" office:value="0.798635510047293" calcext:value-type="float">
            <text:p>0.798635510047293</text:p>
          </table:table-cell>
          <table:table-cell table:formula="of:=INT([.C259]*512)" office:value-type="float" office:value="408" calcext:value-type="float">
            <text:p>408</text:p>
          </table:table-cell>
        </table:table-row>
        <table:table-row table:style-name="ro1">
          <table:table-cell table:formula="of:=[.A259]+[.$B$1]" office:value-type="float" office:value="127.5" calcext:value-type="float">
            <text:p>127.5</text:p>
          </table:table-cell>
          <table:table-cell table:formula="of:=[.A260]*[.$B$2]" office:value-type="float" office:value="2.22529479629277" calcext:value-type="float">
            <text:p>2.22529479629277</text:p>
          </table:table-cell>
          <table:table-cell table:formula="of:=SIN([.B260])" office:value-type="float" office:value="0.793353340291235" calcext:value-type="float">
            <text:p>0.793353340291235</text:p>
          </table:table-cell>
          <table:table-cell table:formula="of:=INT([.C260]*512)" office:value-type="float" office:value="406" calcext:value-type="float">
            <text:p>406</text:p>
          </table:table-cell>
        </table:table-row>
        <table:table-row table:style-name="ro1">
          <table:table-cell table:formula="of:=[.A260]+[.$B$1]" office:value-type="float" office:value="128" calcext:value-type="float">
            <text:p>128</text:p>
          </table:table-cell>
          <table:table-cell table:formula="of:=[.A261]*[.$B$2]" office:value-type="float" office:value="2.23402144255274" calcext:value-type="float">
            <text:p>2.23402144255274</text:p>
          </table:table-cell>
          <table:table-cell table:formula="of:=SIN([.B261])" office:value-type="float" office:value="0.788010753606722" calcext:value-type="float">
            <text:p>0.788010753606722</text:p>
          </table:table-cell>
          <table:table-cell table:formula="of:=INT([.C261]*512)" office:value-type="float" office:value="403" calcext:value-type="float">
            <text:p>403</text:p>
          </table:table-cell>
        </table:table-row>
        <table:table-row table:style-name="ro1">
          <table:table-cell table:formula="of:=[.A261]+[.$B$1]" office:value-type="float" office:value="128.5" calcext:value-type="float">
            <text:p>128.5</text:p>
          </table:table-cell>
          <table:table-cell table:formula="of:=[.A262]*[.$B$2]" office:value-type="float" office:value="2.24274808881271" calcext:value-type="float">
            <text:p>2.24274808881271</text:p>
          </table:table-cell>
          <table:table-cell table:formula="of:=SIN([.B262])" office:value-type="float" office:value="0.782608156852414" calcext:value-type="float">
            <text:p>0.782608156852414</text:p>
          </table:table-cell>
          <table:table-cell table:formula="of:=INT([.C262]*512)" office:value-type="float" office:value="400" calcext:value-type="float">
            <text:p>400</text:p>
          </table:table-cell>
        </table:table-row>
        <table:table-row table:style-name="ro1">
          <table:table-cell table:formula="of:=[.A262]+[.$B$1]" office:value-type="float" office:value="129" calcext:value-type="float">
            <text:p>129</text:p>
          </table:table-cell>
          <table:table-cell table:formula="of:=[.A263]*[.$B$2]" office:value-type="float" office:value="2.25147473507268" calcext:value-type="float">
            <text:p>2.25147473507268</text:p>
          </table:table-cell>
          <table:table-cell table:formula="of:=SIN([.B263])" office:value-type="float" office:value="0.777145961456971" calcext:value-type="float">
            <text:p>0.777145961456971</text:p>
          </table:table-cell>
          <table:table-cell table:formula="of:=INT([.C263]*512)" office:value-type="float" office:value="397" calcext:value-type="float">
            <text:p>397</text:p>
          </table:table-cell>
        </table:table-row>
        <table:table-row table:style-name="ro1">
          <table:table-cell table:formula="of:=[.A263]+[.$B$1]" office:value-type="float" office:value="129.5" calcext:value-type="float">
            <text:p>129.5</text:p>
          </table:table-cell>
          <table:table-cell table:formula="of:=[.A264]*[.$B$2]" office:value-type="float" office:value="2.26020138133266" calcext:value-type="float">
            <text:p>2.26020138133266</text:p>
          </table:table-cell>
          <table:table-cell table:formula="of:=SIN([.B264])" office:value-type="float" office:value="0.77162458338772" calcext:value-type="float">
            <text:p>0.77162458338772</text:p>
          </table:table-cell>
          <table:table-cell table:formula="of:=INT([.C264]*512)" office:value-type="float" office:value="395" calcext:value-type="float">
            <text:p>395</text:p>
          </table:table-cell>
        </table:table-row>
        <table:table-row table:style-name="ro1">
          <table:table-cell table:formula="of:=[.A264]+[.$B$1]" office:value-type="float" office:value="130" calcext:value-type="float">
            <text:p>130</text:p>
          </table:table-cell>
          <table:table-cell table:formula="of:=[.A265]*[.$B$2]" office:value-type="float" office:value="2.26892802759263" calcext:value-type="float">
            <text:p>2.26892802759263</text:p>
          </table:table-cell>
          <table:table-cell table:formula="of:=SIN([.B265])" office:value-type="float" office:value="0.766044443118978" calcext:value-type="float">
            <text:p>0.766044443118978</text:p>
          </table:table-cell>
          <table:table-cell table:formula="of:=INT([.C265]*512)" office:value-type="float" office:value="392" calcext:value-type="float">
            <text:p>392</text:p>
          </table:table-cell>
        </table:table-row>
        <table:table-row table:style-name="ro1">
          <table:table-cell table:formula="of:=[.A265]+[.$B$1]" office:value-type="float" office:value="130.5" calcext:value-type="float">
            <text:p>130.5</text:p>
          </table:table-cell>
          <table:table-cell table:formula="of:=[.A266]*[.$B$2]" office:value-type="float" office:value="2.2776546738526" calcext:value-type="float">
            <text:p>2.2776546738526</text:p>
          </table:table-cell>
          <table:table-cell table:formula="of:=SIN([.B266])" office:value-type="float" office:value="0.760405965600031" calcext:value-type="float">
            <text:p>0.760405965600031</text:p>
          </table:table-cell>
          <table:table-cell table:formula="of:=INT([.C266]*512)" office:value-type="float" office:value="389" calcext:value-type="float">
            <text:p>389</text:p>
          </table:table-cell>
        </table:table-row>
        <table:table-row table:style-name="ro1">
          <table:table-cell table:formula="of:=[.A266]+[.$B$1]" office:value-type="float" office:value="131" calcext:value-type="float">
            <text:p>131</text:p>
          </table:table-cell>
          <table:table-cell table:formula="of:=[.A267]*[.$B$2]" office:value-type="float" office:value="2.28638132011257" calcext:value-type="float">
            <text:p>2.28638132011257</text:p>
          </table:table-cell>
          <table:table-cell table:formula="of:=SIN([.B267])" office:value-type="float" office:value="0.754709580222772" calcext:value-type="float">
            <text:p>0.754709580222772</text:p>
          </table:table-cell>
          <table:table-cell table:formula="of:=INT([.C267]*512)" office:value-type="float" office:value="386" calcext:value-type="float">
            <text:p>386</text:p>
          </table:table-cell>
        </table:table-row>
        <table:table-row table:style-name="ro1">
          <table:table-cell table:formula="of:=[.A267]+[.$B$1]" office:value-type="float" office:value="131.5" calcext:value-type="float">
            <text:p>131.5</text:p>
          </table:table-cell>
          <table:table-cell table:formula="of:=[.A268]*[.$B$2]" office:value-type="float" office:value="2.29510796637254" calcext:value-type="float">
            <text:p>2.29510796637254</text:p>
          </table:table-cell>
          <table:table-cell table:formula="of:=SIN([.B268])" office:value-type="float" office:value="0.748955720789002" calcext:value-type="float">
            <text:p>0.748955720789002</text:p>
          </table:table-cell>
          <table:table-cell table:formula="of:=INT([.C268]*512)" office:value-type="float" office:value="383" calcext:value-type="float">
            <text:p>383</text:p>
          </table:table-cell>
        </table:table-row>
        <table:table-row table:style-name="ro1">
          <table:table-cell table:formula="of:=[.A268]+[.$B$1]" office:value-type="float" office:value="132" calcext:value-type="float">
            <text:p>132</text:p>
          </table:table-cell>
          <table:table-cell table:formula="of:=[.A269]*[.$B$2]" office:value-type="float" office:value="2.30383461263251" calcext:value-type="float">
            <text:p>2.30383461263251</text:p>
          </table:table-cell>
          <table:table-cell table:formula="of:=SIN([.B269])" office:value-type="float" office:value="0.743144825477394" calcext:value-type="float">
            <text:p>0.743144825477394</text:p>
          </table:table-cell>
          <table:table-cell table:formula="of:=INT([.C269]*512)" office:value-type="float" office:value="380" calcext:value-type="float">
            <text:p>380</text:p>
          </table:table-cell>
        </table:table-row>
        <table:table-row table:style-name="ro1">
          <table:table-cell table:formula="of:=[.A269]+[.$B$1]" office:value-type="float" office:value="132.5" calcext:value-type="float">
            <text:p>132.5</text:p>
          </table:table-cell>
          <table:table-cell table:formula="of:=[.A270]*[.$B$2]" office:value-type="float" office:value="2.31256125889249" calcext:value-type="float">
            <text:p>2.31256125889249</text:p>
          </table:table-cell>
          <table:table-cell table:formula="of:=SIN([.B270])" office:value-type="float" office:value="0.737277336810124" calcext:value-type="float">
            <text:p>0.737277336810124</text:p>
          </table:table-cell>
          <table:table-cell table:formula="of:=INT([.C270]*512)" office:value-type="float" office:value="377" calcext:value-type="float">
            <text:p>377</text:p>
          </table:table-cell>
        </table:table-row>
        <table:table-row table:style-name="ro1">
          <table:table-cell table:formula="of:=[.A270]+[.$B$1]" office:value-type="float" office:value="133" calcext:value-type="float">
            <text:p>133</text:p>
          </table:table-cell>
          <table:table-cell table:formula="of:=[.A271]*[.$B$2]" office:value-type="float" office:value="2.32128790515246" calcext:value-type="float">
            <text:p>2.32128790515246</text:p>
          </table:table-cell>
          <table:table-cell table:formula="of:=SIN([.B271])" office:value-type="float" office:value="0.731353701619171" calcext:value-type="float">
            <text:p>0.731353701619171</text:p>
          </table:table-cell>
          <table:table-cell table:formula="of:=INT([.C271]*512)" office:value-type="float" office:value="374" calcext:value-type="float">
            <text:p>374</text:p>
          </table:table-cell>
        </table:table-row>
        <table:table-row table:style-name="ro1">
          <table:table-cell table:formula="of:=[.A271]+[.$B$1]" office:value-type="float" office:value="133.5" calcext:value-type="float">
            <text:p>133.5</text:p>
          </table:table-cell>
          <table:table-cell table:formula="of:=[.A272]*[.$B$2]" office:value-type="float" office:value="2.33001455141243" calcext:value-type="float">
            <text:p>2.33001455141243</text:p>
          </table:table-cell>
          <table:table-cell table:formula="of:=SIN([.B272])" office:value-type="float" office:value="0.725374371012288" calcext:value-type="float">
            <text:p>0.725374371012288</text:p>
          </table:table-cell>
          <table:table-cell table:formula="of:=INT([.C272]*512)" office:value-type="float" office:value="371" calcext:value-type="float">
            <text:p>371</text:p>
          </table:table-cell>
        </table:table-row>
        <table:table-row table:style-name="ro1">
          <table:table-cell table:formula="of:=[.A272]+[.$B$1]" office:value-type="float" office:value="134" calcext:value-type="float">
            <text:p>134</text:p>
          </table:table-cell>
          <table:table-cell table:formula="of:=[.A273]*[.$B$2]" office:value-type="float" office:value="2.3387411976724" calcext:value-type="float">
            <text:p>2.3387411976724</text:p>
          </table:table-cell>
          <table:table-cell table:formula="of:=SIN([.B273])" office:value-type="float" office:value="0.719339800338651" calcext:value-type="float">
            <text:p>0.719339800338651</text:p>
          </table:table-cell>
          <table:table-cell table:formula="of:=INT([.C273]*512)" office:value-type="float" office:value="368" calcext:value-type="float">
            <text:p>368</text:p>
          </table:table-cell>
        </table:table-row>
        <table:table-row table:style-name="ro1">
          <table:table-cell table:formula="of:=[.A273]+[.$B$1]" office:value-type="float" office:value="134.5" calcext:value-type="float">
            <text:p>134.5</text:p>
          </table:table-cell>
          <table:table-cell table:formula="of:=[.A274]*[.$B$2]" office:value-type="float" office:value="2.34746784393237" calcext:value-type="float">
            <text:p>2.34746784393237</text:p>
          </table:table-cell>
          <table:table-cell table:formula="of:=SIN([.B274])" office:value-type="float" office:value="0.713250449154182" calcext:value-type="float">
            <text:p>0.713250449154182</text:p>
          </table:table-cell>
          <table:table-cell table:formula="of:=INT([.C274]*512)" office:value-type="float" office:value="365" calcext:value-type="float">
            <text:p>365</text:p>
          </table:table-cell>
        </table:table-row>
        <table:table-row table:style-name="ro1">
          <table:table-cell table:formula="of:=[.A274]+[.$B$1]" office:value-type="float" office:value="135" calcext:value-type="float">
            <text:p>135</text:p>
          </table:table-cell>
          <table:table-cell table:formula="of:=[.A275]*[.$B$2]" office:value-type="float" office:value="2.35619449019234" calcext:value-type="float">
            <text:p>2.35619449019234</text:p>
          </table:table-cell>
          <table:table-cell table:formula="of:=SIN([.B275])" office:value-type="float" office:value="0.707106781186548" calcext:value-type="float">
            <text:p>0.707106781186548</text:p>
          </table:table-cell>
          <table:table-cell table:formula="of:=INT([.C275]*512)" office:value-type="float" office:value="362" calcext:value-type="float">
            <text:p>362</text:p>
          </table:table-cell>
        </table:table-row>
        <table:table-row table:style-name="ro1">
          <table:table-cell table:formula="of:=[.A275]+[.$B$1]" office:value-type="float" office:value="135.5" calcext:value-type="float">
            <text:p>135.5</text:p>
          </table:table-cell>
          <table:table-cell table:formula="of:=[.A276]*[.$B$2]" office:value-type="float" office:value="2.36492113645232" calcext:value-type="float">
            <text:p>2.36492113645232</text:p>
          </table:table-cell>
          <table:table-cell table:formula="of:=SIN([.B276])" office:value-type="float" office:value="0.700909264299851" calcext:value-type="float">
            <text:p>0.700909264299851</text:p>
          </table:table-cell>
          <table:table-cell table:formula="of:=INT([.C276]*512)" office:value-type="float" office:value="358" calcext:value-type="float">
            <text:p>358</text:p>
          </table:table-cell>
        </table:table-row>
        <table:table-row table:style-name="ro1">
          <table:table-cell table:formula="of:=[.A276]+[.$B$1]" office:value-type="float" office:value="136" calcext:value-type="float">
            <text:p>136</text:p>
          </table:table-cell>
          <table:table-cell table:formula="of:=[.A277]*[.$B$2]" office:value-type="float" office:value="2.37364778271229" calcext:value-type="float">
            <text:p>2.37364778271229</text:p>
          </table:table-cell>
          <table:table-cell table:formula="of:=SIN([.B277])" office:value-type="float" office:value="0.694658370458997" calcext:value-type="float">
            <text:p>0.694658370458997</text:p>
          </table:table-cell>
          <table:table-cell table:formula="of:=INT([.C277]*512)" office:value-type="float" office:value="355" calcext:value-type="float">
            <text:p>355</text:p>
          </table:table-cell>
        </table:table-row>
        <table:table-row table:style-name="ro1">
          <table:table-cell table:formula="of:=[.A277]+[.$B$1]" office:value-type="float" office:value="136.5" calcext:value-type="float">
            <text:p>136.5</text:p>
          </table:table-cell>
          <table:table-cell table:formula="of:=[.A278]*[.$B$2]" office:value-type="float" office:value="2.38237442897226" calcext:value-type="float">
            <text:p>2.38237442897226</text:p>
          </table:table-cell>
          <table:table-cell table:formula="of:=SIN([.B278])" office:value-type="float" office:value="0.688354575693754" calcext:value-type="float">
            <text:p>0.688354575693754</text:p>
          </table:table-cell>
          <table:table-cell table:formula="of:=INT([.C278]*512)" office:value-type="float" office:value="352" calcext:value-type="float">
            <text:p>352</text:p>
          </table:table-cell>
        </table:table-row>
        <table:table-row table:style-name="ro1">
          <table:table-cell table:formula="of:=[.A278]+[.$B$1]" office:value-type="float" office:value="137" calcext:value-type="float">
            <text:p>137</text:p>
          </table:table-cell>
          <table:table-cell table:formula="of:=[.A279]*[.$B$2]" office:value-type="float" office:value="2.39110107523223" calcext:value-type="float">
            <text:p>2.39110107523223</text:p>
          </table:table-cell>
          <table:table-cell table:formula="of:=SIN([.B279])" office:value-type="float" office:value="0.681998360062499" calcext:value-type="float">
            <text:p>0.681998360062499</text:p>
          </table:table-cell>
          <table:table-cell table:formula="of:=INT([.C279]*512)" office:value-type="float" office:value="349" calcext:value-type="float">
            <text:p>349</text:p>
          </table:table-cell>
        </table:table-row>
        <table:table-row table:style-name="ro1">
          <table:table-cell table:formula="of:=[.A279]+[.$B$1]" office:value-type="float" office:value="137.5" calcext:value-type="float">
            <text:p>137.5</text:p>
          </table:table-cell>
          <table:table-cell table:formula="of:=[.A280]*[.$B$2]" office:value-type="float" office:value="2.3998277214922" calcext:value-type="float">
            <text:p>2.3998277214922</text:p>
          </table:table-cell>
          <table:table-cell table:formula="of:=SIN([.B280])" office:value-type="float" office:value="0.67559020761566" calcext:value-type="float">
            <text:p>0.67559020761566</text:p>
          </table:table-cell>
          <table:table-cell table:formula="of:=INT([.C280]*512)" office:value-type="float" office:value="345" calcext:value-type="float">
            <text:p>345</text:p>
          </table:table-cell>
        </table:table-row>
        <table:table-row table:style-name="ro1">
          <table:table-cell table:formula="of:=[.A280]+[.$B$1]" office:value-type="float" office:value="138" calcext:value-type="float">
            <text:p>138</text:p>
          </table:table-cell>
          <table:table-cell table:formula="of:=[.A281]*[.$B$2]" office:value-type="float" office:value="2.40855436775217" calcext:value-type="float">
            <text:p>2.40855436775217</text:p>
          </table:table-cell>
          <table:table-cell table:formula="of:=SIN([.B281])" office:value-type="float" office:value="0.669130606358858" calcext:value-type="float">
            <text:p>0.669130606358858</text:p>
          </table:table-cell>
          <table:table-cell table:formula="of:=INT([.C281]*512)" office:value-type="float" office:value="342" calcext:value-type="float">
            <text:p>342</text:p>
          </table:table-cell>
        </table:table-row>
        <table:table-row table:style-name="ro1">
          <table:table-cell table:formula="of:=[.A281]+[.$B$1]" office:value-type="float" office:value="138.5" calcext:value-type="float">
            <text:p>138.5</text:p>
          </table:table-cell>
          <table:table-cell table:formula="of:=[.A282]*[.$B$2]" office:value-type="float" office:value="2.41728101401215" calcext:value-type="float">
            <text:p>2.41728101401215</text:p>
          </table:table-cell>
          <table:table-cell table:formula="of:=SIN([.B282])" office:value-type="float" office:value="0.662620048215737" calcext:value-type="float">
            <text:p>0.662620048215737</text:p>
          </table:table-cell>
          <table:table-cell table:formula="of:=INT([.C282]*512)" office:value-type="float" office:value="339" calcext:value-type="float">
            <text:p>339</text:p>
          </table:table-cell>
        </table:table-row>
        <table:table-row table:style-name="ro1">
          <table:table-cell table:formula="of:=[.A282]+[.$B$1]" office:value-type="float" office:value="139" calcext:value-type="float">
            <text:p>139</text:p>
          </table:table-cell>
          <table:table-cell table:formula="of:=[.A283]*[.$B$2]" office:value-type="float" office:value="2.42600766027212" calcext:value-type="float">
            <text:p>2.42600766027212</text:p>
          </table:table-cell>
          <table:table-cell table:formula="of:=SIN([.B283])" office:value-type="float" office:value="0.656059028990507" calcext:value-type="float">
            <text:p>0.656059028990507</text:p>
          </table:table-cell>
          <table:table-cell table:formula="of:=INT([.C283]*512)" office:value-type="float" office:value="335" calcext:value-type="float">
            <text:p>335</text:p>
          </table:table-cell>
        </table:table-row>
        <table:table-row table:style-name="ro1">
          <table:table-cell table:formula="of:=[.A283]+[.$B$1]" office:value-type="float" office:value="139.5" calcext:value-type="float">
            <text:p>139.5</text:p>
          </table:table-cell>
          <table:table-cell table:formula="of:=[.A284]*[.$B$2]" office:value-type="float" office:value="2.43473430653209" calcext:value-type="float">
            <text:p>2.43473430653209</text:p>
          </table:table-cell>
          <table:table-cell table:formula="of:=SIN([.B284])" office:value-type="float" office:value="0.649448048330184" calcext:value-type="float">
            <text:p>0.649448048330184</text:p>
          </table:table-cell>
          <table:table-cell table:formula="of:=INT([.C284]*512)" office:value-type="float" office:value="332" calcext:value-type="float">
            <text:p>332</text:p>
          </table:table-cell>
        </table:table-row>
        <table:table-row table:style-name="ro1">
          <table:table-cell table:formula="of:=[.A284]+[.$B$1]" office:value-type="float" office:value="140" calcext:value-type="float">
            <text:p>140</text:p>
          </table:table-cell>
          <table:table-cell table:formula="of:=[.A285]*[.$B$2]" office:value-type="float" office:value="2.44346095279206" calcext:value-type="float">
            <text:p>2.44346095279206</text:p>
          </table:table-cell>
          <table:table-cell table:formula="of:=SIN([.B285])" office:value-type="float" office:value="0.642787609686539" calcext:value-type="float">
            <text:p>0.642787609686539</text:p>
          </table:table-cell>
          <table:table-cell table:formula="of:=INT([.C285]*512)" office:value-type="float" office:value="329" calcext:value-type="float">
            <text:p>329</text:p>
          </table:table-cell>
        </table:table-row>
        <table:table-row table:style-name="ro1">
          <table:table-cell table:formula="of:=[.A285]+[.$B$1]" office:value-type="float" office:value="140.5" calcext:value-type="float">
            <text:p>140.5</text:p>
          </table:table-cell>
          <table:table-cell table:formula="of:=[.A286]*[.$B$2]" office:value-type="float" office:value="2.45218759905203" calcext:value-type="float">
            <text:p>2.45218759905203</text:p>
          </table:table-cell>
          <table:table-cell table:formula="of:=SIN([.B286])" office:value-type="float" office:value="0.636078220277764" calcext:value-type="float">
            <text:p>0.636078220277764</text:p>
          </table:table-cell>
          <table:table-cell table:formula="of:=INT([.C286]*512)" office:value-type="float" office:value="325" calcext:value-type="float">
            <text:p>325</text:p>
          </table:table-cell>
        </table:table-row>
        <table:table-row table:style-name="ro1">
          <table:table-cell table:formula="of:=[.A286]+[.$B$1]" office:value-type="float" office:value="141" calcext:value-type="float">
            <text:p>141</text:p>
          </table:table-cell>
          <table:table-cell table:formula="of:=[.A287]*[.$B$2]" office:value-type="float" office:value="2.460914245312" calcext:value-type="float">
            <text:p>2.460914245312</text:p>
          </table:table-cell>
          <table:table-cell table:formula="of:=SIN([.B287])" office:value-type="float" office:value="0.629320391049837" calcext:value-type="float">
            <text:p>0.629320391049837</text:p>
          </table:table-cell>
          <table:table-cell table:formula="of:=INT([.C287]*512)" office:value-type="float" office:value="322" calcext:value-type="float">
            <text:p>322</text:p>
          </table:table-cell>
        </table:table-row>
        <table:table-row table:style-name="ro1">
          <table:table-cell table:formula="of:=[.A287]+[.$B$1]" office:value-type="float" office:value="141.5" calcext:value-type="float">
            <text:p>141.5</text:p>
          </table:table-cell>
          <table:table-cell table:formula="of:=[.A288]*[.$B$2]" office:value-type="float" office:value="2.46964089157198" calcext:value-type="float">
            <text:p>2.46964089157198</text:p>
          </table:table-cell>
          <table:table-cell table:formula="of:=SIN([.B288])" office:value-type="float" office:value="0.62251463663762" calcext:value-type="float">
            <text:p>0.62251463663762</text:p>
          </table:table-cell>
          <table:table-cell table:formula="of:=INT([.C288]*512)" office:value-type="float" office:value="318" calcext:value-type="float">
            <text:p>318</text:p>
          </table:table-cell>
        </table:table-row>
        <table:table-row table:style-name="ro1">
          <table:table-cell table:formula="of:=[.A288]+[.$B$1]" office:value-type="float" office:value="142" calcext:value-type="float">
            <text:p>142</text:p>
          </table:table-cell>
          <table:table-cell table:formula="of:=[.A289]*[.$B$2]" office:value-type="float" office:value="2.47836753783195" calcext:value-type="float">
            <text:p>2.47836753783195</text:p>
          </table:table-cell>
          <table:table-cell table:formula="of:=SIN([.B289])" office:value-type="float" office:value="0.615661475325658" calcext:value-type="float">
            <text:p>0.615661475325658</text:p>
          </table:table-cell>
          <table:table-cell table:formula="of:=INT([.C289]*512)" office:value-type="float" office:value="315" calcext:value-type="float">
            <text:p>315</text:p>
          </table:table-cell>
        </table:table-row>
        <table:table-row table:style-name="ro1">
          <table:table-cell table:formula="of:=[.A289]+[.$B$1]" office:value-type="float" office:value="142.5" calcext:value-type="float">
            <text:p>142.5</text:p>
          </table:table-cell>
          <table:table-cell table:formula="of:=[.A290]*[.$B$2]" office:value-type="float" office:value="2.48709418409192" calcext:value-type="float">
            <text:p>2.48709418409192</text:p>
          </table:table-cell>
          <table:table-cell table:formula="of:=SIN([.B290])" office:value-type="float" office:value="0.608761429008721" calcext:value-type="float">
            <text:p>0.608761429008721</text:p>
          </table:table-cell>
          <table:table-cell table:formula="of:=INT([.C290]*512)" office:value-type="float" office:value="311" calcext:value-type="float">
            <text:p>311</text:p>
          </table:table-cell>
        </table:table-row>
        <table:table-row table:style-name="ro1">
          <table:table-cell table:formula="of:=[.A290]+[.$B$1]" office:value-type="float" office:value="143" calcext:value-type="float">
            <text:p>143</text:p>
          </table:table-cell>
          <table:table-cell table:formula="of:=[.A291]*[.$B$2]" office:value-type="float" office:value="2.49582083035189" calcext:value-type="float">
            <text:p>2.49582083035189</text:p>
          </table:table-cell>
          <table:table-cell table:formula="of:=SIN([.B291])" office:value-type="float" office:value="0.601815023152048" calcext:value-type="float">
            <text:p>0.601815023152048</text:p>
          </table:table-cell>
          <table:table-cell table:formula="of:=INT([.C291]*512)" office:value-type="float" office:value="308" calcext:value-type="float">
            <text:p>308</text:p>
          </table:table-cell>
        </table:table-row>
        <table:table-row table:style-name="ro1">
          <table:table-cell table:formula="of:=[.A291]+[.$B$1]" office:value-type="float" office:value="143.5" calcext:value-type="float">
            <text:p>143.5</text:p>
          </table:table-cell>
          <table:table-cell table:formula="of:=[.A292]*[.$B$2]" office:value-type="float" office:value="2.50454747661186" calcext:value-type="float">
            <text:p>2.50454747661186</text:p>
          </table:table-cell>
          <table:table-cell table:formula="of:=SIN([.B292])" office:value-type="float" office:value="0.594822786751341" calcext:value-type="float">
            <text:p>0.594822786751341</text:p>
          </table:table-cell>
          <table:table-cell table:formula="of:=INT([.C292]*512)" office:value-type="float" office:value="304" calcext:value-type="float">
            <text:p>304</text:p>
          </table:table-cell>
        </table:table-row>
        <table:table-row table:style-name="ro1">
          <table:table-cell table:formula="of:=[.A292]+[.$B$1]" office:value-type="float" office:value="144" calcext:value-type="float">
            <text:p>144</text:p>
          </table:table-cell>
          <table:table-cell table:formula="of:=[.A293]*[.$B$2]" office:value-type="float" office:value="2.51327412287183" calcext:value-type="float">
            <text:p>2.51327412287183</text:p>
          </table:table-cell>
          <table:table-cell table:formula="of:=SIN([.B293])" office:value-type="float" office:value="0.587785252292473" calcext:value-type="float">
            <text:p>0.587785252292473</text:p>
          </table:table-cell>
          <table:table-cell table:formula="of:=INT([.C293]*512)" office:value-type="float" office:value="300" calcext:value-type="float">
            <text:p>300</text:p>
          </table:table-cell>
        </table:table-row>
        <table:table-row table:style-name="ro1">
          <table:table-cell table:formula="of:=[.A293]+[.$B$1]" office:value-type="float" office:value="144.5" calcext:value-type="float">
            <text:p>144.5</text:p>
          </table:table-cell>
          <table:table-cell table:formula="of:=[.A294]*[.$B$2]" office:value-type="float" office:value="2.52200076913181" calcext:value-type="float">
            <text:p>2.52200076913181</text:p>
          </table:table-cell>
          <table:table-cell table:formula="of:=SIN([.B294])" office:value-type="float" office:value="0.58070295571094" calcext:value-type="float">
            <text:p>0.58070295571094</text:p>
          </table:table-cell>
          <table:table-cell table:formula="of:=INT([.C294]*512)" office:value-type="float" office:value="297" calcext:value-type="float">
            <text:p>297</text:p>
          </table:table-cell>
        </table:table-row>
        <table:table-row table:style-name="ro1">
          <table:table-cell table:formula="of:=[.A294]+[.$B$1]" office:value-type="float" office:value="145" calcext:value-type="float">
            <text:p>145</text:p>
          </table:table-cell>
          <table:table-cell table:formula="of:=[.A295]*[.$B$2]" office:value-type="float" office:value="2.53072741539178" calcext:value-type="float">
            <text:p>2.53072741539178</text:p>
          </table:table-cell>
          <table:table-cell table:formula="of:=SIN([.B295])" office:value-type="float" office:value="0.573576436351046" calcext:value-type="float">
            <text:p>0.573576436351046</text:p>
          </table:table-cell>
          <table:table-cell table:formula="of:=INT([.C295]*512)" office:value-type="float" office:value="293" calcext:value-type="float">
            <text:p>293</text:p>
          </table:table-cell>
        </table:table-row>
        <table:table-row table:style-name="ro1">
          <table:table-cell table:formula="of:=[.A295]+[.$B$1]" office:value-type="float" office:value="145.5" calcext:value-type="float">
            <text:p>145.5</text:p>
          </table:table-cell>
          <table:table-cell table:formula="of:=[.A296]*[.$B$2]" office:value-type="float" office:value="2.53945406165175" calcext:value-type="float">
            <text:p>2.53945406165175</text:p>
          </table:table-cell>
          <table:table-cell table:formula="of:=SIN([.B296])" office:value-type="float" office:value="0.566406236924833" calcext:value-type="float">
            <text:p>0.566406236924833</text:p>
          </table:table-cell>
          <table:table-cell table:formula="of:=INT([.C296]*512)" office:value-type="float" office:value="289" calcext:value-type="float">
            <text:p>289</text:p>
          </table:table-cell>
        </table:table-row>
        <table:table-row table:style-name="ro1">
          <table:table-cell table:formula="of:=[.A296]+[.$B$1]" office:value-type="float" office:value="146" calcext:value-type="float">
            <text:p>146</text:p>
          </table:table-cell>
          <table:table-cell table:formula="of:=[.A297]*[.$B$2]" office:value-type="float" office:value="2.54818070791172" calcext:value-type="float">
            <text:p>2.54818070791172</text:p>
          </table:table-cell>
          <table:table-cell table:formula="of:=SIN([.B297])" office:value-type="float" office:value="0.559192903470747" calcext:value-type="float">
            <text:p>0.559192903470747</text:p>
          </table:table-cell>
          <table:table-cell table:formula="of:=INT([.C297]*512)" office:value-type="float" office:value="286" calcext:value-type="float">
            <text:p>286</text:p>
          </table:table-cell>
        </table:table-row>
        <table:table-row table:style-name="ro1">
          <table:table-cell table:formula="of:=[.A297]+[.$B$1]" office:value-type="float" office:value="146.5" calcext:value-type="float">
            <text:p>146.5</text:p>
          </table:table-cell>
          <table:table-cell table:formula="of:=[.A298]*[.$B$2]" office:value-type="float" office:value="2.55690735417169" calcext:value-type="float">
            <text:p>2.55690735417169</text:p>
          </table:table-cell>
          <table:table-cell table:formula="of:=SIN([.B298])" office:value-type="float" office:value="0.551936985312058" calcext:value-type="float">
            <text:p>0.551936985312058</text:p>
          </table:table-cell>
          <table:table-cell table:formula="of:=INT([.C298]*512)" office:value-type="float" office:value="282" calcext:value-type="float">
            <text:p>282</text:p>
          </table:table-cell>
        </table:table-row>
        <table:table-row table:style-name="ro1">
          <table:table-cell table:formula="of:=[.A298]+[.$B$1]" office:value-type="float" office:value="147" calcext:value-type="float">
            <text:p>147</text:p>
          </table:table-cell>
          <table:table-cell table:formula="of:=[.A299]*[.$B$2]" office:value-type="float" office:value="2.56563400043166" calcext:value-type="float">
            <text:p>2.56563400043166</text:p>
          </table:table-cell>
          <table:table-cell table:formula="of:=SIN([.B299])" office:value-type="float" office:value="0.544639035015027" calcext:value-type="float">
            <text:p>0.544639035015027</text:p>
          </table:table-cell>
          <table:table-cell table:formula="of:=INT([.C299]*512)" office:value-type="float" office:value="278" calcext:value-type="float">
            <text:p>278</text:p>
          </table:table-cell>
        </table:table-row>
        <table:table-row table:style-name="ro1">
          <table:table-cell table:formula="of:=[.A299]+[.$B$1]" office:value-type="float" office:value="147.5" calcext:value-type="float">
            <text:p>147.5</text:p>
          </table:table-cell>
          <table:table-cell table:formula="of:=[.A300]*[.$B$2]" office:value-type="float" office:value="2.57436064669164" calcext:value-type="float">
            <text:p>2.57436064669164</text:p>
          </table:table-cell>
          <table:table-cell table:formula="of:=SIN([.B300])" office:value-type="float" office:value="0.537299608346824" calcext:value-type="float">
            <text:p>0.537299608346824</text:p>
          </table:table-cell>
          <table:table-cell table:formula="of:=INT([.C300]*512)" office:value-type="float" office:value="275" calcext:value-type="float">
            <text:p>275</text:p>
          </table:table-cell>
        </table:table-row>
        <table:table-row table:style-name="ro1">
          <table:table-cell table:formula="of:=[.A300]+[.$B$1]" office:value-type="float" office:value="148" calcext:value-type="float">
            <text:p>148</text:p>
          </table:table-cell>
          <table:table-cell table:formula="of:=[.A301]*[.$B$2]" office:value-type="float" office:value="2.58308729295161" calcext:value-type="float">
            <text:p>2.58308729295161</text:p>
          </table:table-cell>
          <table:table-cell table:formula="of:=SIN([.B301])" office:value-type="float" office:value="0.529919264233205" calcext:value-type="float">
            <text:p>0.529919264233205</text:p>
          </table:table-cell>
          <table:table-cell table:formula="of:=INT([.C301]*512)" office:value-type="float" office:value="271" calcext:value-type="float">
            <text:p>271</text:p>
          </table:table-cell>
        </table:table-row>
        <table:table-row table:style-name="ro1">
          <table:table-cell table:formula="of:=[.A301]+[.$B$1]" office:value-type="float" office:value="148.5" calcext:value-type="float">
            <text:p>148.5</text:p>
          </table:table-cell>
          <table:table-cell table:formula="of:=[.A302]*[.$B$2]" office:value-type="float" office:value="2.59181393921158" calcext:value-type="float">
            <text:p>2.59181393921158</text:p>
          </table:table-cell>
          <table:table-cell table:formula="of:=SIN([.B302])" office:value-type="float" office:value="0.522498564715949" calcext:value-type="float">
            <text:p>0.522498564715949</text:p>
          </table:table-cell>
          <table:table-cell table:formula="of:=INT([.C302]*512)" office:value-type="float" office:value="267" calcext:value-type="float">
            <text:p>267</text:p>
          </table:table-cell>
        </table:table-row>
        <table:table-row table:style-name="ro1">
          <table:table-cell table:formula="of:=[.A302]+[.$B$1]" office:value-type="float" office:value="149" calcext:value-type="float">
            <text:p>149</text:p>
          </table:table-cell>
          <table:table-cell table:formula="of:=[.A303]*[.$B$2]" office:value-type="float" office:value="2.60054058547155" calcext:value-type="float">
            <text:p>2.60054058547155</text:p>
          </table:table-cell>
          <table:table-cell table:formula="of:=SIN([.B303])" office:value-type="float" office:value="0.515038074910054" calcext:value-type="float">
            <text:p>0.515038074910054</text:p>
          </table:table-cell>
          <table:table-cell table:formula="of:=INT([.C303]*512)" office:value-type="float" office:value="263" calcext:value-type="float">
            <text:p>263</text:p>
          </table:table-cell>
        </table:table-row>
        <table:table-row table:style-name="ro1">
          <table:table-cell table:formula="of:=[.A303]+[.$B$1]" office:value-type="float" office:value="149.5" calcext:value-type="float">
            <text:p>149.5</text:p>
          </table:table-cell>
          <table:table-cell table:formula="of:=[.A304]*[.$B$2]" office:value-type="float" office:value="2.60926723173152" calcext:value-type="float">
            <text:p>2.60926723173152</text:p>
          </table:table-cell>
          <table:table-cell table:formula="of:=SIN([.B304])" office:value-type="float" office:value="0.507538362960704" calcext:value-type="float">
            <text:p>0.507538362960704</text:p>
          </table:table-cell>
          <table:table-cell table:formula="of:=INT([.C304]*512)" office:value-type="float" office:value="259" calcext:value-type="float">
            <text:p>259</text:p>
          </table:table-cell>
        </table:table-row>
        <table:table-row table:style-name="ro1">
          <table:table-cell table:formula="of:=[.A304]+[.$B$1]" office:value-type="float" office:value="150" calcext:value-type="float">
            <text:p>150</text:p>
          </table:table-cell>
          <table:table-cell table:formula="of:=[.A305]*[.$B$2]" office:value-type="float" office:value="2.61799387799149" calcext:value-type="float">
            <text:p>2.61799387799149</text:p>
          </table:table-cell>
          <table:table-cell table:formula="of:=SIN([.B305])" office:value-type="float" office:value="0.5" calcext:value-type="float">
            <text:p>0.5</text:p>
          </table:table-cell>
          <table:table-cell table:formula="of:=INT([.C305]*512)" office:value-type="float" office:value="256" calcext:value-type="float">
            <text:p>256</text:p>
          </table:table-cell>
        </table:table-row>
        <table:table-row table:style-name="ro1">
          <table:table-cell table:formula="of:=[.A305]+[.$B$1]" office:value-type="float" office:value="150.5" calcext:value-type="float">
            <text:p>150.5</text:p>
          </table:table-cell>
          <table:table-cell table:formula="of:=[.A306]*[.$B$2]" office:value-type="float" office:value="2.62672052425147" calcext:value-type="float">
            <text:p>2.62672052425147</text:p>
          </table:table-cell>
          <table:table-cell table:formula="of:=SIN([.B306])" office:value-type="float" office:value="0.492423560103467" calcext:value-type="float">
            <text:p>0.492423560103467</text:p>
          </table:table-cell>
          <table:table-cell table:formula="of:=INT([.C306]*512)" office:value-type="float" office:value="252" calcext:value-type="float">
            <text:p>252</text:p>
          </table:table-cell>
        </table:table-row>
        <table:table-row table:style-name="ro1">
          <table:table-cell table:formula="of:=[.A306]+[.$B$1]" office:value-type="float" office:value="151" calcext:value-type="float">
            <text:p>151</text:p>
          </table:table-cell>
          <table:table-cell table:formula="of:=[.A307]*[.$B$2]" office:value-type="float" office:value="2.63544717051144" calcext:value-type="float">
            <text:p>2.63544717051144</text:p>
          </table:table-cell>
          <table:table-cell table:formula="of:=SIN([.B307])" office:value-type="float" office:value="0.484809620246337" calcext:value-type="float">
            <text:p>0.484809620246337</text:p>
          </table:table-cell>
          <table:table-cell table:formula="of:=INT([.C307]*512)" office:value-type="float" office:value="248" calcext:value-type="float">
            <text:p>248</text:p>
          </table:table-cell>
        </table:table-row>
        <table:table-row table:style-name="ro1">
          <table:table-cell table:formula="of:=[.A307]+[.$B$1]" office:value-type="float" office:value="151.5" calcext:value-type="float">
            <text:p>151.5</text:p>
          </table:table-cell>
          <table:table-cell table:formula="of:=[.A308]*[.$B$2]" office:value-type="float" office:value="2.64417381677141" calcext:value-type="float">
            <text:p>2.64417381677141</text:p>
          </table:table-cell>
          <table:table-cell table:formula="of:=SIN([.B308])" office:value-type="float" office:value="0.477158760259609" calcext:value-type="float">
            <text:p>0.477158760259609</text:p>
          </table:table-cell>
          <table:table-cell table:formula="of:=INT([.C308]*512)" office:value-type="float" office:value="244" calcext:value-type="float">
            <text:p>244</text:p>
          </table:table-cell>
        </table:table-row>
        <table:table-row table:style-name="ro1">
          <table:table-cell table:formula="of:=[.A308]+[.$B$1]" office:value-type="float" office:value="152" calcext:value-type="float">
            <text:p>152</text:p>
          </table:table-cell>
          <table:table-cell table:formula="of:=[.A309]*[.$B$2]" office:value-type="float" office:value="2.65290046303138" calcext:value-type="float">
            <text:p>2.65290046303138</text:p>
          </table:table-cell>
          <table:table-cell table:formula="of:=SIN([.B309])" office:value-type="float" office:value="0.469471562785891" calcext:value-type="float">
            <text:p>0.469471562785891</text:p>
          </table:table-cell>
          <table:table-cell table:formula="of:=INT([.C309]*512)" office:value-type="float" office:value="240" calcext:value-type="float">
            <text:p>240</text:p>
          </table:table-cell>
        </table:table-row>
        <table:table-row table:style-name="ro1">
          <table:table-cell table:formula="of:=[.A309]+[.$B$1]" office:value-type="float" office:value="152.5" calcext:value-type="float">
            <text:p>152.5</text:p>
          </table:table-cell>
          <table:table-cell table:formula="of:=[.A310]*[.$B$2]" office:value-type="float" office:value="2.66162710929135" calcext:value-type="float">
            <text:p>2.66162710929135</text:p>
          </table:table-cell>
          <table:table-cell table:formula="of:=SIN([.B310])" office:value-type="float" office:value="0.461748613235034" calcext:value-type="float">
            <text:p>0.461748613235034</text:p>
          </table:table-cell>
          <table:table-cell table:formula="of:=INT([.C310]*512)" office:value-type="float" office:value="236" calcext:value-type="float">
            <text:p>236</text:p>
          </table:table-cell>
        </table:table-row>
        <table:table-row table:style-name="ro1">
          <table:table-cell table:formula="of:=[.A310]+[.$B$1]" office:value-type="float" office:value="153" calcext:value-type="float">
            <text:p>153</text:p>
          </table:table-cell>
          <table:table-cell table:formula="of:=[.A311]*[.$B$2]" office:value-type="float" office:value="2.67035375555132" calcext:value-type="float">
            <text:p>2.67035375555132</text:p>
          </table:table-cell>
          <table:table-cell table:formula="of:=SIN([.B311])" office:value-type="float" office:value="0.453990499739547" calcext:value-type="float">
            <text:p>0.453990499739547</text:p>
          </table:table-cell>
          <table:table-cell table:formula="of:=INT([.C311]*512)" office:value-type="float" office:value="232" calcext:value-type="float">
            <text:p>232</text:p>
          </table:table-cell>
        </table:table-row>
        <table:table-row table:style-name="ro1">
          <table:table-cell table:formula="of:=[.A311]+[.$B$1]" office:value-type="float" office:value="153.5" calcext:value-type="float">
            <text:p>153.5</text:p>
          </table:table-cell>
          <table:table-cell table:formula="of:=[.A312]*[.$B$2]" office:value-type="float" office:value="2.6790804018113" calcext:value-type="float">
            <text:p>2.6790804018113</text:p>
          </table:table-cell>
          <table:table-cell table:formula="of:=SIN([.B312])" office:value-type="float" office:value="0.446197813109809" calcext:value-type="float">
            <text:p>0.446197813109809</text:p>
          </table:table-cell>
          <table:table-cell table:formula="of:=INT([.C312]*512)" office:value-type="float" office:value="228" calcext:value-type="float">
            <text:p>228</text:p>
          </table:table-cell>
        </table:table-row>
        <table:table-row table:style-name="ro1">
          <table:table-cell table:formula="of:=[.A312]+[.$B$1]" office:value-type="float" office:value="154" calcext:value-type="float">
            <text:p>154</text:p>
          </table:table-cell>
          <table:table-cell table:formula="of:=[.A313]*[.$B$2]" office:value-type="float" office:value="2.68780704807127" calcext:value-type="float">
            <text:p>2.68780704807127</text:p>
          </table:table-cell>
          <table:table-cell table:formula="of:=SIN([.B313])" office:value-type="float" office:value="0.438371146789077" calcext:value-type="float">
            <text:p>0.438371146789077</text:p>
          </table:table-cell>
          <table:table-cell table:formula="of:=INT([.C313]*512)" office:value-type="float" office:value="224" calcext:value-type="float">
            <text:p>224</text:p>
          </table:table-cell>
        </table:table-row>
        <table:table-row table:style-name="ro1">
          <table:table-cell table:formula="of:=[.A313]+[.$B$1]" office:value-type="float" office:value="154.5" calcext:value-type="float">
            <text:p>154.5</text:p>
          </table:table-cell>
          <table:table-cell table:formula="of:=[.A314]*[.$B$2]" office:value-type="float" office:value="2.69653369433124" calcext:value-type="float">
            <text:p>2.69653369433124</text:p>
          </table:table-cell>
          <table:table-cell table:formula="of:=SIN([.B314])" office:value-type="float" office:value="0.430511096808295" calcext:value-type="float">
            <text:p>0.430511096808295</text:p>
          </table:table-cell>
          <table:table-cell table:formula="of:=INT([.C314]*512)" office:value-type="float" office:value="220" calcext:value-type="float">
            <text:p>220</text:p>
          </table:table-cell>
        </table:table-row>
        <table:table-row table:style-name="ro1">
          <table:table-cell table:formula="of:=[.A314]+[.$B$1]" office:value-type="float" office:value="155" calcext:value-type="float">
            <text:p>155</text:p>
          </table:table-cell>
          <table:table-cell table:formula="of:=[.A315]*[.$B$2]" office:value-type="float" office:value="2.70526034059121" calcext:value-type="float">
            <text:p>2.70526034059121</text:p>
          </table:table-cell>
          <table:table-cell table:formula="of:=SIN([.B315])" office:value-type="float" office:value="0.422618261740699" calcext:value-type="float">
            <text:p>0.422618261740699</text:p>
          </table:table-cell>
          <table:table-cell table:formula="of:=INT([.C315]*512)" office:value-type="float" office:value="216" calcext:value-type="float">
            <text:p>216</text:p>
          </table:table-cell>
        </table:table-row>
        <table:table-row table:style-name="ro1">
          <table:table-cell table:formula="of:=[.A315]+[.$B$1]" office:value-type="float" office:value="155.5" calcext:value-type="float">
            <text:p>155.5</text:p>
          </table:table-cell>
          <table:table-cell table:formula="of:=[.A316]*[.$B$2]" office:value-type="float" office:value="2.71398698685118" calcext:value-type="float">
            <text:p>2.71398698685118</text:p>
          </table:table-cell>
          <table:table-cell table:formula="of:=SIN([.B316])" office:value-type="float" office:value="0.414693242656239" calcext:value-type="float">
            <text:p>0.414693242656239</text:p>
          </table:table-cell>
          <table:table-cell table:formula="of:=INT([.C316]*512)" office:value-type="float" office:value="212" calcext:value-type="float">
            <text:p>212</text:p>
          </table:table-cell>
        </table:table-row>
        <table:table-row table:style-name="ro1">
          <table:table-cell table:formula="of:=[.A316]+[.$B$1]" office:value-type="float" office:value="156" calcext:value-type="float">
            <text:p>156</text:p>
          </table:table-cell>
          <table:table-cell table:formula="of:=[.A317]*[.$B$2]" office:value-type="float" office:value="2.72271363311115" calcext:value-type="float">
            <text:p>2.72271363311115</text:p>
          </table:table-cell>
          <table:table-cell table:formula="of:=SIN([.B317])" office:value-type="float" office:value="0.4067366430758" calcext:value-type="float">
            <text:p>0.4067366430758</text:p>
          </table:table-cell>
          <table:table-cell table:formula="of:=INT([.C317]*512)" office:value-type="float" office:value="208" calcext:value-type="float">
            <text:p>208</text:p>
          </table:table-cell>
        </table:table-row>
        <table:table-row table:style-name="ro1">
          <table:table-cell table:formula="of:=[.A317]+[.$B$1]" office:value-type="float" office:value="156.5" calcext:value-type="float">
            <text:p>156.5</text:p>
          </table:table-cell>
          <table:table-cell table:formula="of:=[.A318]*[.$B$2]" office:value-type="float" office:value="2.73144027937113" calcext:value-type="float">
            <text:p>2.73144027937113</text:p>
          </table:table-cell>
          <table:table-cell table:formula="of:=SIN([.B318])" office:value-type="float" office:value="0.398749068925246" calcext:value-type="float">
            <text:p>0.398749068925246</text:p>
          </table:table-cell>
          <table:table-cell table:formula="of:=INT([.C318]*512)" office:value-type="float" office:value="204" calcext:value-type="float">
            <text:p>204</text:p>
          </table:table-cell>
        </table:table-row>
        <table:table-row table:style-name="ro1">
          <table:table-cell table:formula="of:=[.A318]+[.$B$1]" office:value-type="float" office:value="157" calcext:value-type="float">
            <text:p>157</text:p>
          </table:table-cell>
          <table:table-cell table:formula="of:=[.A319]*[.$B$2]" office:value-type="float" office:value="2.7401669256311" calcext:value-type="float">
            <text:p>2.7401669256311</text:p>
          </table:table-cell>
          <table:table-cell table:formula="of:=SIN([.B319])" office:value-type="float" office:value="0.390731128489274" calcext:value-type="float">
            <text:p>0.390731128489274</text:p>
          </table:table-cell>
          <table:table-cell table:formula="of:=INT([.C319]*512)" office:value-type="float" office:value="200" calcext:value-type="float">
            <text:p>200</text:p>
          </table:table-cell>
        </table:table-row>
        <table:table-row table:style-name="ro1">
          <table:table-cell table:formula="of:=[.A319]+[.$B$1]" office:value-type="float" office:value="157.5" calcext:value-type="float">
            <text:p>157.5</text:p>
          </table:table-cell>
          <table:table-cell table:formula="of:=[.A320]*[.$B$2]" office:value-type="float" office:value="2.74889357189107" calcext:value-type="float">
            <text:p>2.74889357189107</text:p>
          </table:table-cell>
          <table:table-cell table:formula="of:=SIN([.B320])" office:value-type="float" office:value="0.38268343236509" calcext:value-type="float">
            <text:p>0.38268343236509</text:p>
          </table:table-cell>
          <table:table-cell table:formula="of:=INT([.C320]*512)" office:value-type="float" office:value="195" calcext:value-type="float">
            <text:p>195</text:p>
          </table:table-cell>
        </table:table-row>
        <table:table-row table:style-name="ro1">
          <table:table-cell table:formula="of:=[.A320]+[.$B$1]" office:value-type="float" office:value="158" calcext:value-type="float">
            <text:p>158</text:p>
          </table:table-cell>
          <table:table-cell table:formula="of:=[.A321]*[.$B$2]" office:value-type="float" office:value="2.75762021815104" calcext:value-type="float">
            <text:p>2.75762021815104</text:p>
          </table:table-cell>
          <table:table-cell table:formula="of:=SIN([.B321])" office:value-type="float" office:value="0.374606593415912" calcext:value-type="float">
            <text:p>0.374606593415912</text:p>
          </table:table-cell>
          <table:table-cell table:formula="of:=INT([.C321]*512)" office:value-type="float" office:value="191" calcext:value-type="float">
            <text:p>191</text:p>
          </table:table-cell>
        </table:table-row>
        <table:table-row table:style-name="ro1">
          <table:table-cell table:formula="of:=[.A321]+[.$B$1]" office:value-type="float" office:value="158.5" calcext:value-type="float">
            <text:p>158.5</text:p>
          </table:table-cell>
          <table:table-cell table:formula="of:=[.A322]*[.$B$2]" office:value-type="float" office:value="2.76634686441101" calcext:value-type="float">
            <text:p>2.76634686441101</text:p>
          </table:table-cell>
          <table:table-cell table:formula="of:=SIN([.B322])" office:value-type="float" office:value="0.366501226724297" calcext:value-type="float">
            <text:p>0.366501226724297</text:p>
          </table:table-cell>
          <table:table-cell table:formula="of:=INT([.C322]*512)" office:value-type="float" office:value="187" calcext:value-type="float">
            <text:p>187</text:p>
          </table:table-cell>
        </table:table-row>
        <table:table-row table:style-name="ro1">
          <table:table-cell table:formula="of:=[.A322]+[.$B$1]" office:value-type="float" office:value="159" calcext:value-type="float">
            <text:p>159</text:p>
          </table:table-cell>
          <table:table-cell table:formula="of:=[.A323]*[.$B$2]" office:value-type="float" office:value="2.77507351067098" calcext:value-type="float">
            <text:p>2.77507351067098</text:p>
          </table:table-cell>
          <table:table-cell table:formula="of:=SIN([.B323])" office:value-type="float" office:value="0.3583679495453" calcext:value-type="float">
            <text:p>0.3583679495453</text:p>
          </table:table-cell>
          <table:table-cell table:formula="of:=INT([.C323]*512)" office:value-type="float" office:value="183" calcext:value-type="float">
            <text:p>183</text:p>
          </table:table-cell>
        </table:table-row>
        <table:table-row table:style-name="ro1">
          <table:table-cell table:formula="of:=[.A323]+[.$B$1]" office:value-type="float" office:value="159.5" calcext:value-type="float">
            <text:p>159.5</text:p>
          </table:table-cell>
          <table:table-cell table:formula="of:=[.A324]*[.$B$2]" office:value-type="float" office:value="2.78380015693096" calcext:value-type="float">
            <text:p>2.78380015693096</text:p>
          </table:table-cell>
          <table:table-cell table:formula="of:=SIN([.B324])" office:value-type="float" office:value="0.350207381259468" calcext:value-type="float">
            <text:p>0.350207381259468</text:p>
          </table:table-cell>
          <table:table-cell table:formula="of:=INT([.C324]*512)" office:value-type="float" office:value="179" calcext:value-type="float">
            <text:p>179</text:p>
          </table:table-cell>
        </table:table-row>
        <table:table-row table:style-name="ro1">
          <table:table-cell table:formula="of:=[.A324]+[.$B$1]" office:value-type="float" office:value="160" calcext:value-type="float">
            <text:p>160</text:p>
          </table:table-cell>
          <table:table-cell table:formula="of:=[.A325]*[.$B$2]" office:value-type="float" office:value="2.79252680319093" calcext:value-type="float">
            <text:p>2.79252680319093</text:p>
          </table:table-cell>
          <table:table-cell table:formula="of:=SIN([.B325])" office:value-type="float" office:value="0.342020143325669" calcext:value-type="float">
            <text:p>0.342020143325669</text:p>
          </table:table-cell>
          <table:table-cell table:formula="of:=INT([.C325]*512)" office:value-type="float" office:value="175" calcext:value-type="float">
            <text:p>175</text:p>
          </table:table-cell>
        </table:table-row>
        <table:table-row table:style-name="ro1">
          <table:table-cell table:formula="of:=[.A325]+[.$B$1]" office:value-type="float" office:value="160.5" calcext:value-type="float">
            <text:p>160.5</text:p>
          </table:table-cell>
          <table:table-cell table:formula="of:=[.A326]*[.$B$2]" office:value-type="float" office:value="2.8012534494509" calcext:value-type="float">
            <text:p>2.8012534494509</text:p>
          </table:table-cell>
          <table:table-cell table:formula="of:=SIN([.B326])" office:value-type="float" office:value="0.333806859233771" calcext:value-type="float">
            <text:p>0.333806859233771</text:p>
          </table:table-cell>
          <table:table-cell table:formula="of:=INT([.C326]*512)" office:value-type="float" office:value="170" calcext:value-type="float">
            <text:p>170</text:p>
          </table:table-cell>
        </table:table-row>
        <table:table-row table:style-name="ro1">
          <table:table-cell table:formula="of:=[.A326]+[.$B$1]" office:value-type="float" office:value="161" calcext:value-type="float">
            <text:p>161</text:p>
          </table:table-cell>
          <table:table-cell table:formula="of:=[.A327]*[.$B$2]" office:value-type="float" office:value="2.80998009571087" calcext:value-type="float">
            <text:p>2.80998009571087</text:p>
          </table:table-cell>
          <table:table-cell table:formula="of:=SIN([.B327])" office:value-type="float" office:value="0.325568154457157" calcext:value-type="float">
            <text:p>0.325568154457157</text:p>
          </table:table-cell>
          <table:table-cell table:formula="of:=INT([.C327]*512)" office:value-type="float" office:value="166" calcext:value-type="float">
            <text:p>166</text:p>
          </table:table-cell>
        </table:table-row>
        <table:table-row table:style-name="ro1">
          <table:table-cell table:formula="of:=[.A327]+[.$B$1]" office:value-type="float" office:value="161.5" calcext:value-type="float">
            <text:p>161.5</text:p>
          </table:table-cell>
          <table:table-cell table:formula="of:=[.A328]*[.$B$2]" office:value-type="float" office:value="2.81870674197084" calcext:value-type="float">
            <text:p>2.81870674197084</text:p>
          </table:table-cell>
          <table:table-cell table:formula="of:=SIN([.B328])" office:value-type="float" office:value="0.317304656405092" calcext:value-type="float">
            <text:p>0.317304656405092</text:p>
          </table:table-cell>
          <table:table-cell table:formula="of:=INT([.C328]*512)" office:value-type="float" office:value="162" calcext:value-type="float">
            <text:p>162</text:p>
          </table:table-cell>
        </table:table-row>
        <table:table-row table:style-name="ro1">
          <table:table-cell table:formula="of:=[.A328]+[.$B$1]" office:value-type="float" office:value="162" calcext:value-type="float">
            <text:p>162</text:p>
          </table:table-cell>
          <table:table-cell table:formula="of:=[.A329]*[.$B$2]" office:value-type="float" office:value="2.82743338823081" calcext:value-type="float">
            <text:p>2.82743338823081</text:p>
          </table:table-cell>
          <table:table-cell table:formula="of:=SIN([.B329])" office:value-type="float" office:value="0.309016994374947" calcext:value-type="float">
            <text:p>0.309016994374947</text:p>
          </table:table-cell>
          <table:table-cell table:formula="of:=INT([.C329]*512)" office:value-type="float" office:value="158" calcext:value-type="float">
            <text:p>158</text:p>
          </table:table-cell>
        </table:table-row>
        <table:table-row table:style-name="ro1">
          <table:table-cell table:formula="of:=[.A329]+[.$B$1]" office:value-type="float" office:value="162.5" calcext:value-type="float">
            <text:p>162.5</text:p>
          </table:table-cell>
          <table:table-cell table:formula="of:=[.A330]*[.$B$2]" office:value-type="float" office:value="2.83616003449079" calcext:value-type="float">
            <text:p>2.83616003449079</text:p>
          </table:table-cell>
          <table:table-cell table:formula="of:=SIN([.B330])" office:value-type="float" office:value="0.300705799504273" calcext:value-type="float">
            <text:p>0.300705799504273</text:p>
          </table:table-cell>
          <table:table-cell table:formula="of:=INT([.C330]*512)" office:value-type="float" office:value="153" calcext:value-type="float">
            <text:p>153</text:p>
          </table:table-cell>
        </table:table-row>
        <table:table-row table:style-name="ro1">
          <table:table-cell table:formula="of:=[.A330]+[.$B$1]" office:value-type="float" office:value="163" calcext:value-type="float">
            <text:p>163</text:p>
          </table:table-cell>
          <table:table-cell table:formula="of:=[.A331]*[.$B$2]" office:value-type="float" office:value="2.84488668075076" calcext:value-type="float">
            <text:p>2.84488668075076</text:p>
          </table:table-cell>
          <table:table-cell table:formula="of:=SIN([.B331])" office:value-type="float" office:value="0.292371704722737" calcext:value-type="float">
            <text:p>0.292371704722737</text:p>
          </table:table-cell>
          <table:table-cell table:formula="of:=INT([.C331]*512)" office:value-type="float" office:value="149" calcext:value-type="float">
            <text:p>149</text:p>
          </table:table-cell>
        </table:table-row>
        <table:table-row table:style-name="ro1">
          <table:table-cell table:formula="of:=[.A331]+[.$B$1]" office:value-type="float" office:value="163.5" calcext:value-type="float">
            <text:p>163.5</text:p>
          </table:table-cell>
          <table:table-cell table:formula="of:=[.A332]*[.$B$2]" office:value-type="float" office:value="2.85361332701073" calcext:value-type="float">
            <text:p>2.85361332701073</text:p>
          </table:table-cell>
          <table:table-cell table:formula="of:=SIN([.B332])" office:value-type="float" office:value="0.284015344703923" calcext:value-type="float">
            <text:p>0.284015344703923</text:p>
          </table:table-cell>
          <table:table-cell table:formula="of:=INT([.C332]*512)" office:value-type="float" office:value="145" calcext:value-type="float">
            <text:p>145</text:p>
          </table:table-cell>
        </table:table-row>
        <table:table-row table:style-name="ro1">
          <table:table-cell table:formula="of:=[.A332]+[.$B$1]" office:value-type="float" office:value="164" calcext:value-type="float">
            <text:p>164</text:p>
          </table:table-cell>
          <table:table-cell table:formula="of:=[.A333]*[.$B$2]" office:value-type="float" office:value="2.8623399732707" calcext:value-type="float">
            <text:p>2.8623399732707</text:p>
          </table:table-cell>
          <table:table-cell table:formula="of:=SIN([.B333])" office:value-type="float" office:value="0.275637355816999" calcext:value-type="float">
            <text:p>0.275637355816999</text:p>
          </table:table-cell>
          <table:table-cell table:formula="of:=INT([.C333]*512)" office:value-type="float" office:value="141" calcext:value-type="float">
            <text:p>141</text:p>
          </table:table-cell>
        </table:table-row>
        <table:table-row table:style-name="ro1">
          <table:table-cell table:formula="of:=[.A333]+[.$B$1]" office:value-type="float" office:value="164.5" calcext:value-type="float">
            <text:p>164.5</text:p>
          </table:table-cell>
          <table:table-cell table:formula="of:=[.A334]*[.$B$2]" office:value-type="float" office:value="2.87106661953067" calcext:value-type="float">
            <text:p>2.87106661953067</text:p>
          </table:table-cell>
          <table:table-cell table:formula="of:=SIN([.B334])" office:value-type="float" office:value="0.267238376078257" calcext:value-type="float">
            <text:p>0.267238376078257</text:p>
          </table:table-cell>
          <table:table-cell table:formula="of:=INT([.C334]*512)" office:value-type="float" office:value="136" calcext:value-type="float">
            <text:p>136</text:p>
          </table:table-cell>
        </table:table-row>
        <table:table-row table:style-name="ro1">
          <table:table-cell table:formula="of:=[.A334]+[.$B$1]" office:value-type="float" office:value="165" calcext:value-type="float">
            <text:p>165</text:p>
          </table:table-cell>
          <table:table-cell table:formula="of:=[.A335]*[.$B$2]" office:value-type="float" office:value="2.87979326579064" calcext:value-type="float">
            <text:p>2.87979326579064</text:p>
          </table:table-cell>
          <table:table-cell table:formula="of:=SIN([.B335])" office:value-type="float" office:value="0.258819045102521" calcext:value-type="float">
            <text:p>0.258819045102521</text:p>
          </table:table-cell>
          <table:table-cell table:formula="of:=INT([.C335]*512)" office:value-type="float" office:value="132" calcext:value-type="float">
            <text:p>132</text:p>
          </table:table-cell>
        </table:table-row>
        <table:table-row table:style-name="ro1">
          <table:table-cell table:formula="of:=[.A335]+[.$B$1]" office:value-type="float" office:value="165.5" calcext:value-type="float">
            <text:p>165.5</text:p>
          </table:table-cell>
          <table:table-cell table:formula="of:=[.A336]*[.$B$2]" office:value-type="float" office:value="2.88851991205062" calcext:value-type="float">
            <text:p>2.88851991205062</text:p>
          </table:table-cell>
          <table:table-cell table:formula="of:=SIN([.B336])" office:value-type="float" office:value="0.250380004054441" calcext:value-type="float">
            <text:p>0.250380004054441</text:p>
          </table:table-cell>
          <table:table-cell table:formula="of:=INT([.C336]*512)" office:value-type="float" office:value="128" calcext:value-type="float">
            <text:p>128</text:p>
          </table:table-cell>
        </table:table-row>
        <table:table-row table:style-name="ro1">
          <table:table-cell table:formula="of:=[.A336]+[.$B$1]" office:value-type="float" office:value="166" calcext:value-type="float">
            <text:p>166</text:p>
          </table:table-cell>
          <table:table-cell table:formula="of:=[.A337]*[.$B$2]" office:value-type="float" office:value="2.89724655831059" calcext:value-type="float">
            <text:p>2.89724655831059</text:p>
          </table:table-cell>
          <table:table-cell table:formula="of:=SIN([.B337])" office:value-type="float" office:value="0.241921895599668" calcext:value-type="float">
            <text:p>0.241921895599668</text:p>
          </table:table-cell>
          <table:table-cell table:formula="of:=INT([.C337]*512)" office:value-type="float" office:value="123" calcext:value-type="float">
            <text:p>123</text:p>
          </table:table-cell>
        </table:table-row>
        <table:table-row table:style-name="ro1">
          <table:table-cell table:formula="of:=[.A337]+[.$B$1]" office:value-type="float" office:value="166.5" calcext:value-type="float">
            <text:p>166.5</text:p>
          </table:table-cell>
          <table:table-cell table:formula="of:=[.A338]*[.$B$2]" office:value-type="float" office:value="2.90597320457056" calcext:value-type="float">
            <text:p>2.90597320457056</text:p>
          </table:table-cell>
          <table:table-cell table:formula="of:=SIN([.B338])" office:value-type="float" office:value="0.233445363855906" calcext:value-type="float">
            <text:p>0.233445363855906</text:p>
          </table:table-cell>
          <table:table-cell table:formula="of:=INT([.C338]*512)" office:value-type="float" office:value="119" calcext:value-type="float">
            <text:p>119</text:p>
          </table:table-cell>
        </table:table-row>
        <table:table-row table:style-name="ro1">
          <table:table-cell table:formula="of:=[.A338]+[.$B$1]" office:value-type="float" office:value="167" calcext:value-type="float">
            <text:p>167</text:p>
          </table:table-cell>
          <table:table-cell table:formula="of:=[.A339]*[.$B$2]" office:value-type="float" office:value="2.91469985083053" calcext:value-type="float">
            <text:p>2.91469985083053</text:p>
          </table:table-cell>
          <table:table-cell table:formula="of:=SIN([.B339])" office:value-type="float" office:value="0.224951054343865" calcext:value-type="float">
            <text:p>0.224951054343865</text:p>
          </table:table-cell>
          <table:table-cell table:formula="of:=INT([.C339]*512)" office:value-type="float" office:value="115" calcext:value-type="float">
            <text:p>115</text:p>
          </table:table-cell>
        </table:table-row>
        <table:table-row table:style-name="ro1">
          <table:table-cell table:formula="of:=[.A339]+[.$B$1]" office:value-type="float" office:value="167.5" calcext:value-type="float">
            <text:p>167.5</text:p>
          </table:table-cell>
          <table:table-cell table:formula="of:=[.A340]*[.$B$2]" office:value-type="float" office:value="2.9234264970905" calcext:value-type="float">
            <text:p>2.9234264970905</text:p>
          </table:table-cell>
          <table:table-cell table:formula="of:=SIN([.B340])" office:value-type="float" office:value="0.216439613938103" calcext:value-type="float">
            <text:p>0.216439613938103</text:p>
          </table:table-cell>
          <table:table-cell table:formula="of:=INT([.C340]*512)" office:value-type="float" office:value="110" calcext:value-type="float">
            <text:p>110</text:p>
          </table:table-cell>
        </table:table-row>
        <table:table-row table:style-name="ro1">
          <table:table-cell table:formula="of:=[.A340]+[.$B$1]" office:value-type="float" office:value="168" calcext:value-type="float">
            <text:p>168</text:p>
          </table:table-cell>
          <table:table-cell table:formula="of:=[.A341]*[.$B$2]" office:value-type="float" office:value="2.93215314335047" calcext:value-type="float">
            <text:p>2.93215314335047</text:p>
          </table:table-cell>
          <table:table-cell table:formula="of:=SIN([.B341])" office:value-type="float" office:value="0.207911690817759" calcext:value-type="float">
            <text:p>0.207911690817759</text:p>
          </table:table-cell>
          <table:table-cell table:formula="of:=INT([.C341]*512)" office:value-type="float" office:value="106" calcext:value-type="float">
            <text:p>106</text:p>
          </table:table-cell>
        </table:table-row>
        <table:table-row table:style-name="ro1">
          <table:table-cell table:formula="of:=[.A341]+[.$B$1]" office:value-type="float" office:value="168.5" calcext:value-type="float">
            <text:p>168.5</text:p>
          </table:table-cell>
          <table:table-cell table:formula="of:=[.A342]*[.$B$2]" office:value-type="float" office:value="2.94087978961045" calcext:value-type="float">
            <text:p>2.94087978961045</text:p>
          </table:table-cell>
          <table:table-cell table:formula="of:=SIN([.B342])" office:value-type="float" office:value="0.199367934417197" calcext:value-type="float">
            <text:p>0.199367934417197</text:p>
          </table:table-cell>
          <table:table-cell table:formula="of:=INT([.C342]*512)" office:value-type="float" office:value="102" calcext:value-type="float">
            <text:p>102</text:p>
          </table:table-cell>
        </table:table-row>
        <table:table-row table:style-name="ro1">
          <table:table-cell table:formula="of:=[.A342]+[.$B$1]" office:value-type="float" office:value="169" calcext:value-type="float">
            <text:p>169</text:p>
          </table:table-cell>
          <table:table-cell table:formula="of:=[.A343]*[.$B$2]" office:value-type="float" office:value="2.94960643587042" calcext:value-type="float">
            <text:p>2.94960643587042</text:p>
          </table:table-cell>
          <table:table-cell table:formula="of:=SIN([.B343])" office:value-type="float" office:value="0.190808995376545" calcext:value-type="float">
            <text:p>0.190808995376545</text:p>
          </table:table-cell>
          <table:table-cell table:formula="of:=INT([.C343]*512)" office:value-type="float" office:value="97" calcext:value-type="float">
            <text:p>97</text:p>
          </table:table-cell>
        </table:table-row>
        <table:table-row table:style-name="ro1">
          <table:table-cell table:formula="of:=[.A343]+[.$B$1]" office:value-type="float" office:value="169.5" calcext:value-type="float">
            <text:p>169.5</text:p>
          </table:table-cell>
          <table:table-cell table:formula="of:=[.A344]*[.$B$2]" office:value-type="float" office:value="2.95833308213039" calcext:value-type="float">
            <text:p>2.95833308213039</text:p>
          </table:table-cell>
          <table:table-cell table:formula="of:=SIN([.B344])" office:value-type="float" office:value="0.182235525492148" calcext:value-type="float">
            <text:p>0.182235525492148</text:p>
          </table:table-cell>
          <table:table-cell table:formula="of:=INT([.C344]*512)" office:value-type="float" office:value="93" calcext:value-type="float">
            <text:p>93</text:p>
          </table:table-cell>
        </table:table-row>
        <table:table-row table:style-name="ro1">
          <table:table-cell table:formula="of:=[.A344]+[.$B$1]" office:value-type="float" office:value="170" calcext:value-type="float">
            <text:p>170</text:p>
          </table:table-cell>
          <table:table-cell table:formula="of:=[.A345]*[.$B$2]" office:value-type="float" office:value="2.96705972839036" calcext:value-type="float">
            <text:p>2.96705972839036</text:p>
          </table:table-cell>
          <table:table-cell table:formula="of:=SIN([.B345])" office:value-type="float" office:value="0.17364817766693" calcext:value-type="float">
            <text:p>0.17364817766693</text:p>
          </table:table-cell>
          <table:table-cell table:formula="of:=INT([.C345]*512)" office:value-type="float" office:value="88" calcext:value-type="float">
            <text:p>88</text:p>
          </table:table-cell>
        </table:table-row>
        <table:table-row table:style-name="ro1">
          <table:table-cell table:formula="of:=[.A345]+[.$B$1]" office:value-type="float" office:value="170.5" calcext:value-type="float">
            <text:p>170.5</text:p>
          </table:table-cell>
          <table:table-cell table:formula="of:=[.A346]*[.$B$2]" office:value-type="float" office:value="2.97578637465033" calcext:value-type="float">
            <text:p>2.97578637465033</text:p>
          </table:table-cell>
          <table:table-cell table:formula="of:=SIN([.B346])" office:value-type="float" office:value="0.165047605860678" calcext:value-type="float">
            <text:p>0.165047605860678</text:p>
          </table:table-cell>
          <table:table-cell table:formula="of:=INT([.C346]*512)" office:value-type="float" office:value="84" calcext:value-type="float">
            <text:p>84</text:p>
          </table:table-cell>
        </table:table-row>
        <table:table-row table:style-name="ro1">
          <table:table-cell table:formula="of:=[.A346]+[.$B$1]" office:value-type="float" office:value="171" calcext:value-type="float">
            <text:p>171</text:p>
          </table:table-cell>
          <table:table-cell table:formula="of:=[.A347]*[.$B$2]" office:value-type="float" office:value="2.9845130209103" calcext:value-type="float">
            <text:p>2.9845130209103</text:p>
          </table:table-cell>
          <table:table-cell table:formula="of:=SIN([.B347])" office:value-type="float" office:value="0.156434465040231" calcext:value-type="float">
            <text:p>0.156434465040231</text:p>
          </table:table-cell>
          <table:table-cell table:formula="of:=INT([.C347]*512)" office:value-type="float" office:value="80" calcext:value-type="float">
            <text:p>80</text:p>
          </table:table-cell>
        </table:table-row>
        <table:table-row table:style-name="ro1">
          <table:table-cell table:formula="of:=[.A347]+[.$B$1]" office:value-type="float" office:value="171.5" calcext:value-type="float">
            <text:p>171.5</text:p>
          </table:table-cell>
          <table:table-cell table:formula="of:=[.A348]*[.$B$2]" office:value-type="float" office:value="2.99323966717027" calcext:value-type="float">
            <text:p>2.99323966717027</text:p>
          </table:table-cell>
          <table:table-cell table:formula="of:=SIN([.B348])" office:value-type="float" office:value="0.147809411129611" calcext:value-type="float">
            <text:p>0.147809411129611</text:p>
          </table:table-cell>
          <table:table-cell table:formula="of:=INT([.C348]*512)" office:value-type="float" office:value="75" calcext:value-type="float">
            <text:p>75</text:p>
          </table:table-cell>
        </table:table-row>
        <table:table-row table:style-name="ro1">
          <table:table-cell table:formula="of:=[.A348]+[.$B$1]" office:value-type="float" office:value="172" calcext:value-type="float">
            <text:p>172</text:p>
          </table:table-cell>
          <table:table-cell table:formula="of:=[.A349]*[.$B$2]" office:value-type="float" office:value="3.00196631343025" calcext:value-type="float">
            <text:p>3.00196631343025</text:p>
          </table:table-cell>
          <table:table-cell table:formula="of:=SIN([.B349])" office:value-type="float" office:value="0.139173100960065" calcext:value-type="float">
            <text:p>0.139173100960065</text:p>
          </table:table-cell>
          <table:table-cell table:formula="of:=INT([.C349]*512)" office:value-type="float" office:value="71" calcext:value-type="float">
            <text:p>71</text:p>
          </table:table-cell>
        </table:table-row>
        <table:table-row table:style-name="ro1">
          <table:table-cell table:formula="of:=[.A349]+[.$B$1]" office:value-type="float" office:value="172.5" calcext:value-type="float">
            <text:p>172.5</text:p>
          </table:table-cell>
          <table:table-cell table:formula="of:=[.A350]*[.$B$2]" office:value-type="float" office:value="3.01069295969022" calcext:value-type="float">
            <text:p>3.01069295969022</text:p>
          </table:table-cell>
          <table:table-cell table:formula="of:=SIN([.B350])" office:value-type="float" office:value="0.130526192220052" calcext:value-type="float">
            <text:p>0.130526192220052</text:p>
          </table:table-cell>
          <table:table-cell table:formula="of:=INT([.C350]*512)" office:value-type="float" office:value="66" calcext:value-type="float">
            <text:p>66</text:p>
          </table:table-cell>
        </table:table-row>
        <table:table-row table:style-name="ro1">
          <table:table-cell table:formula="of:=[.A350]+[.$B$1]" office:value-type="float" office:value="173" calcext:value-type="float">
            <text:p>173</text:p>
          </table:table-cell>
          <table:table-cell table:formula="of:=[.A351]*[.$B$2]" office:value-type="float" office:value="3.01941960595019" calcext:value-type="float">
            <text:p>3.01941960595019</text:p>
          </table:table-cell>
          <table:table-cell table:formula="of:=SIN([.B351])" office:value-type="float" office:value="0.121869343405148" calcext:value-type="float">
            <text:p>0.121869343405148</text:p>
          </table:table-cell>
          <table:table-cell table:formula="of:=INT([.C351]*512)" office:value-type="float" office:value="62" calcext:value-type="float">
            <text:p>62</text:p>
          </table:table-cell>
        </table:table-row>
        <table:table-row table:style-name="ro1">
          <table:table-cell table:formula="of:=[.A351]+[.$B$1]" office:value-type="float" office:value="173.5" calcext:value-type="float">
            <text:p>173.5</text:p>
          </table:table-cell>
          <table:table-cell table:formula="of:=[.A352]*[.$B$2]" office:value-type="float" office:value="3.02814625221016" calcext:value-type="float">
            <text:p>3.02814625221016</text:p>
          </table:table-cell>
          <table:table-cell table:formula="of:=SIN([.B352])" office:value-type="float" office:value="0.113203213767907" calcext:value-type="float">
            <text:p>0.113203213767907</text:p>
          </table:table-cell>
          <table:table-cell table:formula="of:=INT([.C352]*512)" office:value-type="float" office:value="57" calcext:value-type="float">
            <text:p>57</text:p>
          </table:table-cell>
        </table:table-row>
        <table:table-row table:style-name="ro1">
          <table:table-cell table:formula="of:=[.A352]+[.$B$1]" office:value-type="float" office:value="174" calcext:value-type="float">
            <text:p>174</text:p>
          </table:table-cell>
          <table:table-cell table:formula="of:=[.A353]*[.$B$2]" office:value-type="float" office:value="3.03687289847013" calcext:value-type="float">
            <text:p>3.03687289847013</text:p>
          </table:table-cell>
          <table:table-cell table:formula="of:=SIN([.B353])" office:value-type="float" office:value="0.104528463267654" calcext:value-type="float">
            <text:p>0.104528463267654</text:p>
          </table:table-cell>
          <table:table-cell table:formula="of:=INT([.C353]*512)" office:value-type="float" office:value="53" calcext:value-type="float">
            <text:p>53</text:p>
          </table:table-cell>
        </table:table-row>
        <table:table-row table:style-name="ro1">
          <table:table-cell table:formula="of:=[.A353]+[.$B$1]" office:value-type="float" office:value="174.5" calcext:value-type="float">
            <text:p>174.5</text:p>
          </table:table-cell>
          <table:table-cell table:formula="of:=[.A354]*[.$B$2]" office:value-type="float" office:value="3.04559954473011" calcext:value-type="float">
            <text:p>3.04559954473011</text:p>
          </table:table-cell>
          <table:table-cell table:formula="of:=SIN([.B354])" office:value-type="float" office:value="0.0958457525202239" calcext:value-type="float">
            <text:p>0.095845752520224</text:p>
          </table:table-cell>
          <table:table-cell table:formula="of:=INT([.C354]*512)" office:value-type="float" office:value="49" calcext:value-type="float">
            <text:p>49</text:p>
          </table:table-cell>
        </table:table-row>
        <table:table-row table:style-name="ro1">
          <table:table-cell table:formula="of:=[.A354]+[.$B$1]" office:value-type="float" office:value="175" calcext:value-type="float">
            <text:p>175</text:p>
          </table:table-cell>
          <table:table-cell table:formula="of:=[.A355]*[.$B$2]" office:value-type="float" office:value="3.05432619099008" calcext:value-type="float">
            <text:p>3.05432619099008</text:p>
          </table:table-cell>
          <table:table-cell table:formula="of:=SIN([.B355])" office:value-type="float" office:value="0.0871557427476582" calcext:value-type="float">
            <text:p>0.087155742747658</text:p>
          </table:table-cell>
          <table:table-cell table:formula="of:=INT([.C355]*512)" office:value-type="float" office:value="44" calcext:value-type="float">
            <text:p>44</text:p>
          </table:table-cell>
        </table:table-row>
        <table:table-row table:style-name="ro1">
          <table:table-cell table:formula="of:=[.A355]+[.$B$1]" office:value-type="float" office:value="175.5" calcext:value-type="float">
            <text:p>175.5</text:p>
          </table:table-cell>
          <table:table-cell table:formula="of:=[.A356]*[.$B$2]" office:value-type="float" office:value="3.06305283725005" calcext:value-type="float">
            <text:p>3.06305283725005</text:p>
          </table:table-cell>
          <table:table-cell table:formula="of:=SIN([.B356])" office:value-type="float" office:value="0.0784590957278451" calcext:value-type="float">
            <text:p>0.078459095727845</text:p>
          </table:table-cell>
          <table:table-cell table:formula="of:=INT([.C356]*512)" office:value-type="float" office:value="40" calcext:value-type="float">
            <text:p>40</text:p>
          </table:table-cell>
        </table:table-row>
        <table:table-row table:style-name="ro1">
          <table:table-cell table:formula="of:=[.A356]+[.$B$1]" office:value-type="float" office:value="176" calcext:value-type="float">
            <text:p>176</text:p>
          </table:table-cell>
          <table:table-cell table:formula="of:=[.A357]*[.$B$2]" office:value-type="float" office:value="3.07177948351002" calcext:value-type="float">
            <text:p>3.07177948351002</text:p>
          </table:table-cell>
          <table:table-cell table:formula="of:=SIN([.B357])" office:value-type="float" office:value="0.0697564737441255" calcext:value-type="float">
            <text:p>0.069756473744126</text:p>
          </table:table-cell>
          <table:table-cell table:formula="of:=INT([.C357]*512)" office:value-type="float" office:value="35" calcext:value-type="float">
            <text:p>35</text:p>
          </table:table-cell>
        </table:table-row>
        <table:table-row table:style-name="ro1">
          <table:table-cell table:formula="of:=[.A357]+[.$B$1]" office:value-type="float" office:value="176.5" calcext:value-type="float">
            <text:p>176.5</text:p>
          </table:table-cell>
          <table:table-cell table:formula="of:=[.A358]*[.$B$2]" office:value-type="float" office:value="3.08050612976999" calcext:value-type="float">
            <text:p>3.08050612976999</text:p>
          </table:table-cell>
          <table:table-cell table:formula="of:=SIN([.B358])" office:value-type="float" office:value="0.0610485395348568" calcext:value-type="float">
            <text:p>0.061048539534857</text:p>
          </table:table-cell>
          <table:table-cell table:formula="of:=INT([.C358]*512)" office:value-type="float" office:value="31" calcext:value-type="float">
            <text:p>31</text:p>
          </table:table-cell>
        </table:table-row>
        <table:table-row table:style-name="ro1">
          <table:table-cell table:formula="of:=[.A358]+[.$B$1]" office:value-type="float" office:value="177" calcext:value-type="float">
            <text:p>177</text:p>
          </table:table-cell>
          <table:table-cell table:formula="of:=[.A359]*[.$B$2]" office:value-type="float" office:value="3.08923277602996" calcext:value-type="float">
            <text:p>3.08923277602996</text:p>
          </table:table-cell>
          <table:table-cell table:formula="of:=SIN([.B359])" office:value-type="float" office:value="0.0523359562429438" calcext:value-type="float">
            <text:p>0.052335956242944</text:p>
          </table:table-cell>
          <table:table-cell table:formula="of:=INT([.C359]*512)" office:value-type="float" office:value="26" calcext:value-type="float">
            <text:p>26</text:p>
          </table:table-cell>
        </table:table-row>
        <table:table-row table:style-name="ro1">
          <table:table-cell table:formula="of:=[.A359]+[.$B$1]" office:value-type="float" office:value="177.5" calcext:value-type="float">
            <text:p>177.5</text:p>
          </table:table-cell>
          <table:table-cell table:formula="of:=[.A360]*[.$B$2]" office:value-type="float" office:value="3.09795942228993" calcext:value-type="float">
            <text:p>3.09795942228993</text:p>
          </table:table-cell>
          <table:table-cell table:formula="of:=SIN([.B360])" office:value-type="float" office:value="0.0436193873653361" calcext:value-type="float">
            <text:p>0.043619387365336</text:p>
          </table:table-cell>
          <table:table-cell table:formula="of:=INT([.C360]*512)" office:value-type="float" office:value="22" calcext:value-type="float">
            <text:p>22</text:p>
          </table:table-cell>
        </table:table-row>
        <table:table-row table:style-name="ro1">
          <table:table-cell table:formula="of:=[.A360]+[.$B$1]" office:value-type="float" office:value="178" calcext:value-type="float">
            <text:p>178</text:p>
          </table:table-cell>
          <table:table-cell table:formula="of:=[.A361]*[.$B$2]" office:value-type="float" office:value="3.10668606854991" calcext:value-type="float">
            <text:p>3.10668606854991</text:p>
          </table:table-cell>
          <table:table-cell table:formula="of:=SIN([.B361])" office:value-type="float" office:value="0.0348994967025011" calcext:value-type="float">
            <text:p>0.034899496702501</text:p>
          </table:table-cell>
          <table:table-cell table:formula="of:=INT([.C361]*512)" office:value-type="float" office:value="17" calcext:value-type="float">
            <text:p>17</text:p>
          </table:table-cell>
        </table:table-row>
        <table:table-row table:style-name="ro1">
          <table:table-cell table:formula="of:=[.A361]+[.$B$1]" office:value-type="float" office:value="178.5" calcext:value-type="float">
            <text:p>178.5</text:p>
          </table:table-cell>
          <table:table-cell table:formula="of:=[.A362]*[.$B$2]" office:value-type="float" office:value="3.11541271480988" calcext:value-type="float">
            <text:p>3.11541271480988</text:p>
          </table:table-cell>
          <table:table-cell table:formula="of:=SIN([.B362])" office:value-type="float" office:value="0.0261769483078734" calcext:value-type="float">
            <text:p>0.026176948307874</text:p>
          </table:table-cell>
          <table:table-cell table:formula="of:=INT([.C362]*512)" office:value-type="float" office:value="13" calcext:value-type="float">
            <text:p>13</text:p>
          </table:table-cell>
        </table:table-row>
        <table:table-row table:style-name="ro1">
          <table:table-cell table:formula="of:=[.A362]+[.$B$1]" office:value-type="float" office:value="179" calcext:value-type="float">
            <text:p>179</text:p>
          </table:table-cell>
          <table:table-cell table:formula="of:=[.A363]*[.$B$2]" office:value-type="float" office:value="3.12413936106985" calcext:value-type="float">
            <text:p>3.12413936106985</text:p>
          </table:table-cell>
          <table:table-cell table:formula="of:=SIN([.B363])" office:value-type="float" office:value="0.0174524064372834" calcext:value-type="float">
            <text:p>0.017452406437284</text:p>
          </table:table-cell>
          <table:table-cell table:formula="of:=INT([.C363]*512)" office:value-type="float" office:value="8" calcext:value-type="float">
            <text:p>8</text:p>
          </table:table-cell>
        </table:table-row>
        <table:table-row table:style-name="ro1">
          <table:table-cell table:formula="of:=[.A363]+[.$B$1]" office:value-type="float" office:value="179.5" calcext:value-type="float">
            <text:p>179.5</text:p>
          </table:table-cell>
          <table:table-cell table:formula="of:=[.A364]*[.$B$2]" office:value-type="float" office:value="3.13286600732982" calcext:value-type="float">
            <text:p>3.13286600732982</text:p>
          </table:table-cell>
          <table:table-cell table:formula="of:=SIN([.B364])" office:value-type="float" office:value="0.00872653549837396" calcext:value-type="float">
            <text:p>0.008726535498374</text:p>
          </table:table-cell>
          <table:table-cell table:formula="of:=INT([.C364]*512)" office:value-type="float" office:value="4" calcext:value-type="float">
            <text:p>4</text:p>
          </table:table-cell>
        </table:table-row>
        <table:table-row table:style-name="ro1">
          <table:table-cell table:formula="of:=[.A364]+[.$B$1]" office:value-type="float" office:value="180" calcext:value-type="float">
            <text:p>180</text:p>
          </table:table-cell>
          <table:table-cell table:formula="of:=[.A365]*[.$B$2]" office:value-type="float" office:value="3.14159265358979" calcext:value-type="float">
            <text:p>3.14159265358979</text:p>
          </table:table-cell>
          <table:table-cell table:formula="of:=SIN([.B365])" office:value-type="float" office:value="1.22464679914735E-016" calcext:value-type="float">
            <text:p>1.22464679914735E-16</text:p>
          </table:table-cell>
          <table:table-cell table:formula="of:=INT([.C365]*512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*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B$2]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512" office:value-type="float" office:value="0" calcext:value-type="float">
            <text:p>0</text:p>
          </table:table-cell>
        </table:table-row>
        <table:table-row table:style-name="ro1">
          <table:table-cell table:formula="of:=[.A5]+[.$B$1]" office:value-type="float" office:value="0.1" calcext:value-type="float">
            <text:p>0.1</text:p>
          </table:table-cell>
          <table:table-cell table:formula="of:=[.A6]*[.$B$2]" office:value-type="float" office:value="0.00174532925199433" calcext:value-type="float">
            <text:p>0.001745329251994</text:p>
          </table:table-cell>
          <table:table-cell table:formula="of:=SIN([.B6])" office:value-type="float" office:value="0.00174532836589831" calcext:value-type="float">
            <text:p>0.001745328365898</text:p>
          </table:table-cell>
          <table:table-cell table:formula="of:=INT([.C6]*512)" office:value-type="float" office:value="0" calcext:value-type="float">
            <text:p>0</text:p>
          </table:table-cell>
        </table:table-row>
        <table:table-row table:style-name="ro1">
          <table:table-cell table:formula="of:=[.A6]+[.$B$1]" office:value-type="float" office:value="0.2" calcext:value-type="float">
            <text:p>0.2</text:p>
          </table:table-cell>
          <table:table-cell table:formula="of:=[.A7]*[.$B$2]" office:value-type="float" office:value="0.00349065850398866" calcext:value-type="float">
            <text:p>0.003490658503989</text:p>
          </table:table-cell>
          <table:table-cell table:formula="of:=SIN([.B7])" office:value-type="float" office:value="0.00349065141522373" calcext:value-type="float">
            <text:p>0.003490651415224</text:p>
          </table:table-cell>
          <table:table-cell table:formula="of:=INT([.C7]*512)" office:value-type="float" office:value="1" calcext:value-type="float">
            <text:p>1</text:p>
          </table:table-cell>
        </table:table-row>
        <table:table-row table:style-name="ro1">
          <table:table-cell table:formula="of:=[.A7]+[.$B$1]" office:value-type="float" office:value="0.3" calcext:value-type="float">
            <text:p>0.3</text:p>
          </table:table-cell>
          <table:table-cell table:formula="of:=[.A8]*[.$B$2]" office:value-type="float" office:value="0.00523598775598299" calcext:value-type="float">
            <text:p>0.005235987755983</text:p>
          </table:table-cell>
          <table:table-cell table:formula="of:=SIN([.B8])" office:value-type="float" office:value="0.00523596383141958" calcext:value-type="float">
            <text:p>0.00523596383142</text:p>
          </table:table-cell>
          <table:table-cell table:formula="of:=INT([.C8]*512)" office:value-type="float" office:value="2" calcext:value-type="float">
            <text:p>2</text:p>
          </table:table-cell>
        </table:table-row>
        <table:table-row table:style-name="ro1">
          <table:table-cell table:formula="of:=[.A8]+[.$B$1]" office:value-type="float" office:value="0.4" calcext:value-type="float">
            <text:p>0.4</text:p>
          </table:table-cell>
          <table:table-cell table:formula="of:=[.A9]*[.$B$2]" office:value-type="float" office:value="0.00698131700797732" calcext:value-type="float">
            <text:p>0.006981317007977</text:p>
          </table:table-cell>
          <table:table-cell table:formula="of:=SIN([.B9])" office:value-type="float" office:value="0.00698126029796155" calcext:value-type="float">
            <text:p>0.006981260297962</text:p>
          </table:table-cell>
          <table:table-cell table:formula="of:=INT([.C9]*512)" office:value-type="float" office:value="3" calcext:value-type="float">
            <text:p>3</text:p>
          </table:table-cell>
        </table:table-row>
        <table:table-row table:style-name="ro1">
          <table:table-cell table:formula="of:=[.A9]+[.$B$1]" office:value-type="float" office:value="0.5" calcext:value-type="float">
            <text:p>0.5</text:p>
          </table:table-cell>
          <table:table-cell table:formula="of:=[.A10]*[.$B$2]" office:value-type="float" office:value="0.00872664625997165" calcext:value-type="float">
            <text:p>0.008726646259972</text:p>
          </table:table-cell>
          <table:table-cell table:formula="of:=SIN([.B10])" office:value-type="float" office:value="0.00872653549837393" calcext:value-type="float">
            <text:p>0.008726535498374</text:p>
          </table:table-cell>
          <table:table-cell table:formula="of:=INT([.C10]*512)" office:value-type="float" office:value="4" calcext:value-type="float">
            <text:p>4</text:p>
          </table:table-cell>
        </table:table-row>
        <table:table-row table:style-name="ro1">
          <table:table-cell table:formula="of:=[.A10]+[.$B$1]" office:value-type="float" office:value="0.6" calcext:value-type="float">
            <text:p>0.6</text:p>
          </table:table-cell>
          <table:table-cell table:formula="of:=[.A11]*[.$B$2]" office:value-type="float" office:value="0.010471975511966" calcext:value-type="float">
            <text:p>0.010471975511966</text:p>
          </table:table-cell>
          <table:table-cell table:formula="of:=SIN([.B11])" office:value-type="float" office:value="0.0104717841162458" calcext:value-type="float">
            <text:p>0.010471784116246</text:p>
          </table:table-cell>
          <table:table-cell table:formula="of:=INT([.C11]*512)" office:value-type="float" office:value="5" calcext:value-type="float">
            <text:p>5</text:p>
          </table:table-cell>
        </table:table-row>
        <table:table-row table:style-name="ro1">
          <table:table-cell table:formula="of:=[.A11]+[.$B$1]" office:value-type="float" office:value="0.7" calcext:value-type="float">
            <text:p>0.7</text:p>
          </table:table-cell>
          <table:table-cell table:formula="of:=[.A12]*[.$B$2]" office:value-type="float" office:value="0.0122173047639603" calcext:value-type="float">
            <text:p>0.01221730476396</text:p>
          </table:table-cell>
          <table:table-cell table:formula="of:=SIN([.B12])" office:value-type="float" office:value="0.0122170008352472" calcext:value-type="float">
            <text:p>0.012217000835247</text:p>
          </table:table-cell>
          <table:table-cell table:formula="of:=INT([.C12]*512)" office:value-type="float" office:value="6" calcext:value-type="float">
            <text:p>6</text:p>
          </table:table-cell>
        </table:table-row>
        <table:table-row table:style-name="ro1">
          <table:table-cell table:formula="of:=[.A12]+[.$B$1]" office:value-type="float" office:value="0.8" calcext:value-type="float">
            <text:p>0.8</text:p>
          </table:table-cell>
          <table:table-cell table:formula="of:=[.A13]*[.$B$2]" office:value-type="float" office:value="0.0139626340159546" calcext:value-type="float">
            <text:p>0.013962634015955</text:p>
          </table:table-cell>
          <table:table-cell table:formula="of:=SIN([.B13])" office:value-type="float" office:value="0.0139621803391453" calcext:value-type="float">
            <text:p>0.013962180339145</text:p>
          </table:table-cell>
          <table:table-cell table:formula="of:=INT([.C13]*512)" office:value-type="float" office:value="7" calcext:value-type="float">
            <text:p>7</text:p>
          </table:table-cell>
        </table:table-row>
        <table:table-row table:style-name="ro1">
          <table:table-cell table:formula="of:=[.A13]+[.$B$1]" office:value-type="float" office:value="0.9" calcext:value-type="float">
            <text:p>0.9</text:p>
          </table:table-cell>
          <table:table-cell table:formula="of:=[.A14]*[.$B$2]" office:value-type="float" office:value="0.015707963267949" calcext:value-type="float">
            <text:p>0.015707963267949</text:p>
          </table:table-cell>
          <table:table-cell table:formula="of:=SIN([.B14])" office:value-type="float" office:value="0.0157073173118207" calcext:value-type="float">
            <text:p>0.015707317311821</text:p>
          </table:table-cell>
          <table:table-cell table:formula="of:=INT([.C14]*512)" office:value-type="float" office:value="8" calcext:value-type="float">
            <text:p>8</text:p>
          </table:table-cell>
        </table:table-row>
        <table:table-row table:style-name="ro1">
          <table:table-cell table:formula="of:=[.A14]+[.$B$1]" office:value-type="float" office:value="1" calcext:value-type="float">
            <text:p>1</text:p>
          </table:table-cell>
          <table:table-cell table:formula="of:=[.A15]*[.$B$2]" office:value-type="float" office:value="0.0174532925199433" calcext:value-type="float">
            <text:p>0.017453292519943</text:p>
          </table:table-cell>
          <table:table-cell table:formula="of:=SIN([.B15])" office:value-type="float" office:value="0.0174524064372835" calcext:value-type="float">
            <text:p>0.017452406437284</text:p>
          </table:table-cell>
          <table:table-cell table:formula="of:=INT([.C15]*512)" office:value-type="float" office:value="8" calcext:value-type="float">
            <text:p>8</text:p>
          </table:table-cell>
        </table:table-row>
        <table:table-row table:style-name="ro1">
          <table:table-cell table:formula="of:=[.A15]+[.$B$1]" office:value-type="float" office:value="1.1" calcext:value-type="float">
            <text:p>1.1</text:p>
          </table:table-cell>
          <table:table-cell table:formula="of:=[.A16]*[.$B$2]" office:value-type="float" office:value="0.0191986217719376" calcext:value-type="float">
            <text:p>0.019198621771938</text:p>
          </table:table-cell>
          <table:table-cell table:formula="of:=SIN([.B16])" office:value-type="float" office:value="0.0191974423996897" calcext:value-type="float">
            <text:p>0.01919744239969</text:p>
          </table:table-cell>
          <table:table-cell table:formula="of:=INT([.C16]*512)" office:value-type="float" office:value="9" calcext:value-type="float">
            <text:p>9</text:p>
          </table:table-cell>
        </table:table-row>
        <table:table-row table:style-name="ro1">
          <table:table-cell table:formula="of:=[.A16]+[.$B$1]" office:value-type="float" office:value="1.2" calcext:value-type="float">
            <text:p>1.2</text:p>
          </table:table-cell>
          <table:table-cell table:formula="of:=[.A17]*[.$B$2]" office:value-type="float" office:value="0.020943951023932" calcext:value-type="float">
            <text:p>0.020943951023932</text:p>
          </table:table-cell>
          <table:table-cell table:formula="of:=SIN([.B17])" office:value-type="float" office:value="0.020942419883357" calcext:value-type="float">
            <text:p>0.020942419883357</text:p>
          </table:table-cell>
          <table:table-cell table:formula="of:=INT([.C17]*512)" office:value-type="float" office:value="10" calcext:value-type="float">
            <text:p>10</text:p>
          </table:table-cell>
        </table:table-row>
        <table:table-row table:style-name="ro1">
          <table:table-cell table:formula="of:=[.A17]+[.$B$1]" office:value-type="float" office:value="1.3" calcext:value-type="float">
            <text:p>1.3</text:p>
          </table:table-cell>
          <table:table-cell table:formula="of:=[.A18]*[.$B$2]" office:value-type="float" office:value="0.0226892802759263" calcext:value-type="float">
            <text:p>0.022689280275926</text:p>
          </table:table-cell>
          <table:table-cell table:formula="of:=SIN([.B18])" office:value-type="float" office:value="0.0226873335727814" calcext:value-type="float">
            <text:p>0.022687333572781</text:p>
          </table:table-cell>
          <table:table-cell table:formula="of:=INT([.C18]*512)" office:value-type="float" office:value="11" calcext:value-type="float">
            <text:p>11</text:p>
          </table:table-cell>
        </table:table-row>
        <table:table-row table:style-name="ro1">
          <table:table-cell table:formula="of:=[.A18]+[.$B$1]" office:value-type="float" office:value="1.4" calcext:value-type="float">
            <text:p>1.4</text:p>
          </table:table-cell>
          <table:table-cell table:formula="of:=[.A19]*[.$B$2]" office:value-type="float" office:value="0.0244346095279206" calcext:value-type="float">
            <text:p>0.024434609527921</text:p>
          </table:table-cell>
          <table:table-cell table:formula="of:=SIN([.B19])" office:value-type="float" office:value="0.0244321781526532" calcext:value-type="float">
            <text:p>0.024432178152653</text:p>
          </table:table-cell>
          <table:table-cell table:formula="of:=INT([.C19]*512)" office:value-type="float" office:value="12" calcext:value-type="float">
            <text:p>12</text:p>
          </table:table-cell>
        </table:table-row>
        <table:table-row table:style-name="ro1">
          <table:table-cell table:formula="of:=[.A19]+[.$B$1]" office:value-type="float" office:value="1.5" calcext:value-type="float">
            <text:p>1.5</text:p>
          </table:table-cell>
          <table:table-cell table:formula="of:=[.A20]*[.$B$2]" office:value-type="float" office:value="0.0261799387799149" calcext:value-type="float">
            <text:p>0.026179938779915</text:p>
          </table:table-cell>
          <table:table-cell table:formula="of:=SIN([.B20])" office:value-type="float" office:value="0.0261769483078732" calcext:value-type="float">
            <text:p>0.026176948307873</text:p>
          </table:table-cell>
          <table:table-cell table:formula="of:=INT([.C20]*512)" office:value-type="float" office:value="13" calcext:value-type="float">
            <text:p>13</text:p>
          </table:table-cell>
        </table:table-row>
        <table:table-row table:style-name="ro1">
          <table:table-cell table:formula="of:=[.A20]+[.$B$1]" office:value-type="float" office:value="1.6" calcext:value-type="float">
            <text:p>1.6</text:p>
          </table:table-cell>
          <table:table-cell table:formula="of:=[.A21]*[.$B$2]" office:value-type="float" office:value="0.0279252680319093" calcext:value-type="float">
            <text:p>0.027925268031909</text:p>
          </table:table-cell>
          <table:table-cell table:formula="of:=SIN([.B21])" office:value-type="float" office:value="0.0279216387235689" calcext:value-type="float">
            <text:p>0.027921638723569</text:p>
          </table:table-cell>
          <table:table-cell table:formula="of:=INT([.C21]*512)" office:value-type="float" office:value="14" calcext:value-type="float">
            <text:p>14</text:p>
          </table:table-cell>
        </table:table-row>
        <table:table-row table:style-name="ro1">
          <table:table-cell table:formula="of:=[.A21]+[.$B$1]" office:value-type="float" office:value="1.7" calcext:value-type="float">
            <text:p>1.7</text:p>
          </table:table-cell>
          <table:table-cell table:formula="of:=[.A22]*[.$B$2]" office:value-type="float" office:value="0.0296705972839036" calcext:value-type="float">
            <text:p>0.029670597283904</text:p>
          </table:table-cell>
          <table:table-cell table:formula="of:=SIN([.B22])" office:value-type="float" office:value="0.0296662440851108" calcext:value-type="float">
            <text:p>0.029666244085111</text:p>
          </table:table-cell>
          <table:table-cell table:formula="of:=INT([.C22]*512)" office:value-type="float" office:value="15" calcext:value-type="float">
            <text:p>15</text:p>
          </table:table-cell>
        </table:table-row>
        <table:table-row table:style-name="ro1">
          <table:table-cell table:formula="of:=[.A22]+[.$B$1]" office:value-type="float" office:value="1.8" calcext:value-type="float">
            <text:p>1.8</text:p>
          </table:table-cell>
          <table:table-cell table:formula="of:=[.A23]*[.$B$2]" office:value-type="float" office:value="0.0314159265358979" calcext:value-type="float">
            <text:p>0.031415926535898</text:p>
          </table:table-cell>
          <table:table-cell table:formula="of:=SIN([.B23])" office:value-type="float" office:value="0.0314107590781283" calcext:value-type="float">
            <text:p>0.031410759078128</text:p>
          </table:table-cell>
          <table:table-cell table:formula="of:=INT([.C23]*512)" office:value-type="float" office:value="16" calcext:value-type="float">
            <text:p>16</text:p>
          </table:table-cell>
        </table:table-row>
        <table:table-row table:style-name="ro1">
          <table:table-cell table:formula="of:=[.A23]+[.$B$1]" office:value-type="float" office:value="1.9" calcext:value-type="float">
            <text:p>1.9</text:p>
          </table:table-cell>
          <table:table-cell table:formula="of:=[.A24]*[.$B$2]" office:value-type="float" office:value="0.0331612557878923" calcext:value-type="float">
            <text:p>0.033161255787892</text:p>
          </table:table-cell>
          <table:table-cell table:formula="of:=SIN([.B24])" office:value-type="float" office:value="0.0331551783885263" calcext:value-type="float">
            <text:p>0.033155178388526</text:p>
          </table:table-cell>
          <table:table-cell table:formula="of:=INT([.C24]*512)" office:value-type="float" office:value="16" calcext:value-type="float">
            <text:p>16</text:p>
          </table:table-cell>
        </table:table-row>
        <table:table-row table:style-name="ro1">
          <table:table-cell table:formula="of:=[.A24]+[.$B$1]" office:value-type="float" office:value="2" calcext:value-type="float">
            <text:p>2</text:p>
          </table:table-cell>
          <table:table-cell table:formula="of:=[.A25]*[.$B$2]" office:value-type="float" office:value="0.0349065850398866" calcext:value-type="float">
            <text:p>0.034906585039887</text:p>
          </table:table-cell>
          <table:table-cell table:formula="of:=SIN([.B25])" office:value-type="float" office:value="0.034899496702501" calcext:value-type="float">
            <text:p>0.034899496702501</text:p>
          </table:table-cell>
          <table:table-cell table:formula="of:=INT([.C25]*512)" office:value-type="float" office:value="17" calcext:value-type="float">
            <text:p>17</text:p>
          </table:table-cell>
        </table:table-row>
        <table:table-row table:style-name="ro1">
          <table:table-cell table:formula="of:=[.A25]+[.$B$1]" office:value-type="float" office:value="2.1" calcext:value-type="float">
            <text:p>2.1</text:p>
          </table:table-cell>
          <table:table-cell table:formula="of:=[.A26]*[.$B$2]" office:value-type="float" office:value="0.0366519142918809" calcext:value-type="float">
            <text:p>0.036651914291881</text:p>
          </table:table-cell>
          <table:table-cell table:formula="of:=SIN([.B26])" office:value-type="float" office:value="0.0366437087065563" calcext:value-type="float">
            <text:p>0.036643708706556</text:p>
          </table:table-cell>
          <table:table-cell table:formula="of:=INT([.C26]*512)" office:value-type="float" office:value="18" calcext:value-type="float">
            <text:p>18</text:p>
          </table:table-cell>
        </table:table-row>
        <table:table-row table:style-name="ro1">
          <table:table-cell table:formula="of:=[.A26]+[.$B$1]" office:value-type="float" office:value="2.2" calcext:value-type="float">
            <text:p>2.2</text:p>
          </table:table-cell>
          <table:table-cell table:formula="of:=[.A27]*[.$B$2]" office:value-type="float" office:value="0.0383972435438753" calcext:value-type="float">
            <text:p>0.038397243543875</text:p>
          </table:table-cell>
          <table:table-cell table:formula="of:=SIN([.B27])" office:value-type="float" office:value="0.03838780908752" calcext:value-type="float">
            <text:p>0.03838780908752</text:p>
          </table:table-cell>
          <table:table-cell table:formula="of:=INT([.C27]*512)" office:value-type="float" office:value="19" calcext:value-type="float">
            <text:p>19</text:p>
          </table:table-cell>
        </table:table-row>
        <table:table-row table:style-name="ro1">
          <table:table-cell table:formula="of:=[.A27]+[.$B$1]" office:value-type="float" office:value="2.3" calcext:value-type="float">
            <text:p>2.3</text:p>
          </table:table-cell>
          <table:table-cell table:formula="of:=[.A28]*[.$B$2]" office:value-type="float" office:value="0.0401425727958696" calcext:value-type="float">
            <text:p>0.04014257279587</text:p>
          </table:table-cell>
          <table:table-cell table:formula="of:=SIN([.B28])" office:value-type="float" office:value="0.0401317925325597" calcext:value-type="float">
            <text:p>0.04013179253256</text:p>
          </table:table-cell>
          <table:table-cell table:formula="of:=INT([.C28]*512)" office:value-type="float" office:value="20" calcext:value-type="float">
            <text:p>20</text:p>
          </table:table-cell>
        </table:table-row>
        <table:table-row table:style-name="ro1">
          <table:table-cell table:formula="of:=[.A28]+[.$B$1]" office:value-type="float" office:value="2.4" calcext:value-type="float">
            <text:p>2.4</text:p>
          </table:table-cell>
          <table:table-cell table:formula="of:=[.A29]*[.$B$2]" office:value-type="float" office:value="0.0418879020478639" calcext:value-type="float">
            <text:p>0.041887902047864</text:p>
          </table:table-cell>
          <table:table-cell table:formula="of:=SIN([.B29])" office:value-type="float" office:value="0.0418756537291996" calcext:value-type="float">
            <text:p>0.0418756537292</text:p>
          </table:table-cell>
          <table:table-cell table:formula="of:=INT([.C29]*512)" office:value-type="float" office:value="21" calcext:value-type="float">
            <text:p>21</text:p>
          </table:table-cell>
        </table:table-row>
        <table:table-row table:style-name="ro1">
          <table:table-cell table:formula="of:=[.A29]+[.$B$1]" office:value-type="float" office:value="2.5" calcext:value-type="float">
            <text:p>2.5</text:p>
          </table:table-cell>
          <table:table-cell table:formula="of:=[.A30]*[.$B$2]" office:value-type="float" office:value="0.0436332312998583" calcext:value-type="float">
            <text:p>0.043633231299858</text:p>
          </table:table-cell>
          <table:table-cell table:formula="of:=SIN([.B30])" office:value-type="float" office:value="0.043619387365336" calcext:value-type="float">
            <text:p>0.043619387365336</text:p>
          </table:table-cell>
          <table:table-cell table:formula="of:=INT([.C30]*512)" office:value-type="float" office:value="22" calcext:value-type="float">
            <text:p>22</text:p>
          </table:table-cell>
        </table:table-row>
        <table:table-row table:style-name="ro1">
          <table:table-cell table:formula="of:=[.A30]+[.$B$1]" office:value-type="float" office:value="2.6" calcext:value-type="float">
            <text:p>2.6</text:p>
          </table:table-cell>
          <table:table-cell table:formula="of:=[.A31]*[.$B$2]" office:value-type="float" office:value="0.0453785605518526" calcext:value-type="float">
            <text:p>0.045378560551853</text:p>
          </table:table-cell>
          <table:table-cell table:formula="of:=SIN([.B31])" office:value-type="float" office:value="0.0453629881292538" calcext:value-type="float">
            <text:p>0.045362988129254</text:p>
          </table:table-cell>
          <table:table-cell table:formula="of:=INT([.C31]*512)" office:value-type="float" office:value="23" calcext:value-type="float">
            <text:p>23</text:p>
          </table:table-cell>
        </table:table-row>
        <table:table-row table:style-name="ro1">
          <table:table-cell table:formula="of:=[.A31]+[.$B$1]" office:value-type="float" office:value="2.7" calcext:value-type="float">
            <text:p>2.7</text:p>
          </table:table-cell>
          <table:table-cell table:formula="of:=[.A32]*[.$B$2]" office:value-type="float" office:value="0.0471238898038469" calcext:value-type="float">
            <text:p>0.047123889803847</text:p>
          </table:table-cell>
          <table:table-cell table:formula="of:=SIN([.B32])" office:value-type="float" office:value="0.0471064507096427" calcext:value-type="float">
            <text:p>0.047106450709643</text:p>
          </table:table-cell>
          <table:table-cell table:formula="of:=INT([.C32]*512)" office:value-type="float" office:value="24" calcext:value-type="float">
            <text:p>24</text:p>
          </table:table-cell>
        </table:table-row>
        <table:table-row table:style-name="ro1">
          <table:table-cell table:formula="of:=[.A32]+[.$B$1]" office:value-type="float" office:value="2.8" calcext:value-type="float">
            <text:p>2.8</text:p>
          </table:table-cell>
          <table:table-cell table:formula="of:=[.A33]*[.$B$2]" office:value-type="float" office:value="0.0488692190558412" calcext:value-type="float">
            <text:p>0.048869219055841</text:p>
          </table:table-cell>
          <table:table-cell table:formula="of:=SIN([.B33])" office:value-type="float" office:value="0.0488497697956133" calcext:value-type="float">
            <text:p>0.048849769795613</text:p>
          </table:table-cell>
          <table:table-cell table:formula="of:=INT([.C33]*512)" office:value-type="float" office:value="25" calcext:value-type="float">
            <text:p>25</text:p>
          </table:table-cell>
        </table:table-row>
        <table:table-row table:style-name="ro1">
          <table:table-cell table:formula="of:=[.A33]+[.$B$1]" office:value-type="float" office:value="2.9" calcext:value-type="float">
            <text:p>2.9</text:p>
          </table:table-cell>
          <table:table-cell table:formula="of:=[.A34]*[.$B$2]" office:value-type="float" office:value="0.0506145483078356" calcext:value-type="float">
            <text:p>0.050614548307836</text:p>
          </table:table-cell>
          <table:table-cell table:formula="of:=SIN([.B34])" office:value-type="float" office:value="0.0505929400767133" calcext:value-type="float">
            <text:p>0.050592940076713</text:p>
          </table:table-cell>
          <table:table-cell table:formula="of:=INT([.C34]*512)" office:value-type="float" office:value="25" calcext:value-type="float">
            <text:p>25</text:p>
          </table:table-cell>
        </table:table-row>
        <table:table-row table:style-name="ro1">
          <table:table-cell table:formula="of:=[.A34]+[.$B$1]" office:value-type="float" office:value="3" calcext:value-type="float">
            <text:p>3</text:p>
          </table:table-cell>
          <table:table-cell table:formula="of:=[.A35]*[.$B$2]" office:value-type="float" office:value="0.0523598775598299" calcext:value-type="float">
            <text:p>0.05235987755983</text:p>
          </table:table-cell>
          <table:table-cell table:formula="of:=SIN([.B35])" office:value-type="float" office:value="0.0523359562429439" calcext:value-type="float">
            <text:p>0.052335956242944</text:p>
          </table:table-cell>
          <table:table-cell table:formula="of:=INT([.C35]*512)" office:value-type="float" office:value="26" calcext:value-type="float">
            <text:p>26</text:p>
          </table:table-cell>
        </table:table-row>
        <table:table-row table:style-name="ro1">
          <table:table-cell table:formula="of:=[.A35]+[.$B$1]" office:value-type="float" office:value="3.1" calcext:value-type="float">
            <text:p>3.1</text:p>
          </table:table-cell>
          <table:table-cell table:formula="of:=[.A36]*[.$B$2]" office:value-type="float" office:value="0.0541052068118242" calcext:value-type="float">
            <text:p>0.054105206811824</text:p>
          </table:table-cell>
          <table:table-cell table:formula="of:=SIN([.B36])" office:value-type="float" office:value="0.0540788129847753" calcext:value-type="float">
            <text:p>0.054078812984775</text:p>
          </table:table-cell>
          <table:table-cell table:formula="of:=INT([.C36]*512)" office:value-type="float" office:value="27" calcext:value-type="float">
            <text:p>27</text:p>
          </table:table-cell>
        </table:table-row>
        <table:table-row table:style-name="ro1">
          <table:table-cell table:formula="of:=[.A36]+[.$B$1]" office:value-type="float" office:value="3.2" calcext:value-type="float">
            <text:p>3.2</text:p>
          </table:table-cell>
          <table:table-cell table:formula="of:=[.A37]*[.$B$2]" office:value-type="float" office:value="0.0558505360638186" calcext:value-type="float">
            <text:p>0.055850536063819</text:p>
          </table:table-cell>
          <table:table-cell table:formula="of:=SIN([.B37])" office:value-type="float" office:value="0.0558215049931638" calcext:value-type="float">
            <text:p>0.055821504993164</text:p>
          </table:table-cell>
          <table:table-cell table:formula="of:=INT([.C37]*512)" office:value-type="float" office:value="28" calcext:value-type="float">
            <text:p>28</text:p>
          </table:table-cell>
        </table:table-row>
        <table:table-row table:style-name="ro1">
          <table:table-cell table:formula="of:=[.A37]+[.$B$1]" office:value-type="float" office:value="3.3" calcext:value-type="float">
            <text:p>3.3</text:p>
          </table:table-cell>
          <table:table-cell table:formula="of:=[.A38]*[.$B$2]" office:value-type="float" office:value="0.0575958653158129" calcext:value-type="float">
            <text:p>0.057595865315813</text:p>
          </table:table-cell>
          <table:table-cell table:formula="of:=SIN([.B38])" office:value-type="float" office:value="0.0575640269595673" calcext:value-type="float">
            <text:p>0.057564026959567</text:p>
          </table:table-cell>
          <table:table-cell table:formula="of:=INT([.C38]*512)" office:value-type="float" office:value="29" calcext:value-type="float">
            <text:p>29</text:p>
          </table:table-cell>
        </table:table-row>
        <table:table-row table:style-name="ro1">
          <table:table-cell table:formula="of:=[.A38]+[.$B$1]" office:value-type="float" office:value="3.4" calcext:value-type="float">
            <text:p>3.4</text:p>
          </table:table-cell>
          <table:table-cell table:formula="of:=[.A39]*[.$B$2]" office:value-type="float" office:value="0.0593411945678072" calcext:value-type="float">
            <text:p>0.059341194567807</text:p>
          </table:table-cell>
          <table:table-cell table:formula="of:=SIN([.B39])" office:value-type="float" office:value="0.0593063735759617" calcext:value-type="float">
            <text:p>0.059306373575962</text:p>
          </table:table-cell>
          <table:table-cell table:formula="of:=INT([.C39]*512)" office:value-type="float" office:value="30" calcext:value-type="float">
            <text:p>30</text:p>
          </table:table-cell>
        </table:table-row>
        <table:table-row table:style-name="ro1">
          <table:table-cell table:formula="of:=[.A39]+[.$B$1]" office:value-type="float" office:value="3.5" calcext:value-type="float">
            <text:p>3.5</text:p>
          </table:table-cell>
          <table:table-cell table:formula="of:=[.A40]*[.$B$2]" office:value-type="float" office:value="0.0610865238198016" calcext:value-type="float">
            <text:p>0.061086523819802</text:p>
          </table:table-cell>
          <table:table-cell table:formula="of:=SIN([.B40])" office:value-type="float" office:value="0.0610485395348569" calcext:value-type="float">
            <text:p>0.061048539534857</text:p>
          </table:table-cell>
          <table:table-cell table:formula="of:=INT([.C40]*512)" office:value-type="float" office:value="31" calcext:value-type="float">
            <text:p>31</text:p>
          </table:table-cell>
        </table:table-row>
        <table:table-row table:style-name="ro1">
          <table:table-cell table:formula="of:=[.A40]+[.$B$1]" office:value-type="float" office:value="3.6" calcext:value-type="float">
            <text:p>3.6</text:p>
          </table:table-cell>
          <table:table-cell table:formula="of:=[.A41]*[.$B$2]" office:value-type="float" office:value="0.0628318530717959" calcext:value-type="float">
            <text:p>0.062831853071796</text:p>
          </table:table-cell>
          <table:table-cell table:formula="of:=SIN([.B41])" office:value-type="float" office:value="0.0627905195293134" calcext:value-type="float">
            <text:p>0.062790519529313</text:p>
          </table:table-cell>
          <table:table-cell table:formula="of:=INT([.C41]*512)" office:value-type="float" office:value="32" calcext:value-type="float">
            <text:p>32</text:p>
          </table:table-cell>
        </table:table-row>
        <table:table-row table:style-name="ro1">
          <table:table-cell table:formula="of:=[.A41]+[.$B$1]" office:value-type="float" office:value="3.7" calcext:value-type="float">
            <text:p>3.7</text:p>
          </table:table-cell>
          <table:table-cell table:formula="of:=[.A42]*[.$B$2]" office:value-type="float" office:value="0.0645771823237902" calcext:value-type="float">
            <text:p>0.06457718232379</text:p>
          </table:table-cell>
          <table:table-cell table:formula="of:=SIN([.B42])" office:value-type="float" office:value="0.064532308252958" calcext:value-type="float">
            <text:p>0.064532308252958</text:p>
          </table:table-cell>
          <table:table-cell table:formula="of:=INT([.C42]*512)" office:value-type="float" office:value="33" calcext:value-type="float">
            <text:p>33</text:p>
          </table:table-cell>
        </table:table-row>
        <table:table-row table:style-name="ro1">
          <table:table-cell table:formula="of:=[.A42]+[.$B$1]" office:value-type="float" office:value="3.8" calcext:value-type="float">
            <text:p>3.8</text:p>
          </table:table-cell>
          <table:table-cell table:formula="of:=[.A43]*[.$B$2]" office:value-type="float" office:value="0.0663225115757846" calcext:value-type="float">
            <text:p>0.066322511575785</text:p>
          </table:table-cell>
          <table:table-cell table:formula="of:=SIN([.B43])" office:value-type="float" office:value="0.0662739004000002" calcext:value-type="float">
            <text:p>0.0662739004</text:p>
          </table:table-cell>
          <table:table-cell table:formula="of:=INT([.C43]*512)" office:value-type="float" office:value="33" calcext:value-type="float">
            <text:p>33</text:p>
          </table:table-cell>
        </table:table-row>
        <table:table-row table:style-name="ro1">
          <table:table-cell table:formula="of:=[.A43]+[.$B$1]" office:value-type="float" office:value="3.9" calcext:value-type="float">
            <text:p>3.9</text:p>
          </table:table-cell>
          <table:table-cell table:formula="of:=[.A44]*[.$B$2]" office:value-type="float" office:value="0.0680678408277789" calcext:value-type="float">
            <text:p>0.068067840827779</text:p>
          </table:table-cell>
          <table:table-cell table:formula="of:=SIN([.B44])" office:value-type="float" office:value="0.0680152906652482" calcext:value-type="float">
            <text:p>0.068015290665248</text:p>
          </table:table-cell>
          <table:table-cell table:formula="of:=INT([.C44]*512)" office:value-type="float" office:value="34" calcext:value-type="float">
            <text:p>34</text:p>
          </table:table-cell>
        </table:table-row>
        <table:table-row table:style-name="ro1">
          <table:table-cell table:formula="of:=[.A44]+[.$B$1]" office:value-type="float" office:value="4" calcext:value-type="float">
            <text:p>4</text:p>
          </table:table-cell>
          <table:table-cell table:formula="of:=[.A45]*[.$B$2]" office:value-type="float" office:value="0.0698131700797732" calcext:value-type="float">
            <text:p>0.069813170079773</text:p>
          </table:table-cell>
          <table:table-cell table:formula="of:=SIN([.B45])" office:value-type="float" office:value="0.0697564737441253" calcext:value-type="float">
            <text:p>0.069756473744125</text:p>
          </table:table-cell>
          <table:table-cell table:formula="of:=INT([.C45]*512)" office:value-type="float" office:value="35" calcext:value-type="float">
            <text:p>35</text:p>
          </table:table-cell>
        </table:table-row>
        <table:table-row table:style-name="ro1">
          <table:table-cell table:formula="of:=[.A45]+[.$B$1]" office:value-type="float" office:value="4.1" calcext:value-type="float">
            <text:p>4.1</text:p>
          </table:table-cell>
          <table:table-cell table:formula="of:=[.A46]*[.$B$2]" office:value-type="float" office:value="0.0715584993317675" calcext:value-type="float">
            <text:p>0.071558499331768</text:p>
          </table:table-cell>
          <table:table-cell table:formula="of:=SIN([.B46])" office:value-type="float" office:value="0.071497444332686" calcext:value-type="float">
            <text:p>0.071497444332686</text:p>
          </table:table-cell>
          <table:table-cell table:formula="of:=INT([.C46]*512)" office:value-type="float" office:value="36" calcext:value-type="float">
            <text:p>36</text:p>
          </table:table-cell>
        </table:table-row>
        <table:table-row table:style-name="ro1">
          <table:table-cell table:formula="of:=[.A46]+[.$B$1]" office:value-type="float" office:value="4.2" calcext:value-type="float">
            <text:p>4.2</text:p>
          </table:table-cell>
          <table:table-cell table:formula="of:=[.A47]*[.$B$2]" office:value-type="float" office:value="0.0733038285837619" calcext:value-type="float">
            <text:p>0.073303828583762</text:p>
          </table:table-cell>
          <table:table-cell table:formula="of:=SIN([.B47])" office:value-type="float" office:value="0.0732381971276317" calcext:value-type="float">
            <text:p>0.073238197127632</text:p>
          </table:table-cell>
          <table:table-cell table:formula="of:=INT([.C47]*512)" office:value-type="float" office:value="37" calcext:value-type="float">
            <text:p>37</text:p>
          </table:table-cell>
        </table:table-row>
        <table:table-row table:style-name="ro1">
          <table:table-cell table:formula="of:=[.A47]+[.$B$1]" office:value-type="float" office:value="4.3" calcext:value-type="float">
            <text:p>4.3</text:p>
          </table:table-cell>
          <table:table-cell table:formula="of:=[.A48]*[.$B$2]" office:value-type="float" office:value="0.0750491578357562" calcext:value-type="float">
            <text:p>0.075049157835756</text:p>
          </table:table-cell>
          <table:table-cell table:formula="of:=SIN([.B48])" office:value-type="float" office:value="0.0749787268263277" calcext:value-type="float">
            <text:p>0.074978726826328</text:p>
          </table:table-cell>
          <table:table-cell table:formula="of:=INT([.C48]*512)" office:value-type="float" office:value="38" calcext:value-type="float">
            <text:p>38</text:p>
          </table:table-cell>
        </table:table-row>
        <table:table-row table:style-name="ro1">
          <table:table-cell table:formula="of:=[.A48]+[.$B$1]" office:value-type="float" office:value="4.4" calcext:value-type="float">
            <text:p>4.4</text:p>
          </table:table-cell>
          <table:table-cell table:formula="of:=[.A49]*[.$B$2]" office:value-type="float" office:value="0.0767944870877505" calcext:value-type="float">
            <text:p>0.076794487087751</text:p>
          </table:table-cell>
          <table:table-cell table:formula="of:=SIN([.B49])" office:value-type="float" office:value="0.0767190281268186" calcext:value-type="float">
            <text:p>0.076719028126819</text:p>
          </table:table-cell>
          <table:table-cell table:formula="of:=INT([.C49]*512)" office:value-type="float" office:value="39" calcext:value-type="float">
            <text:p>39</text:p>
          </table:table-cell>
        </table:table-row>
        <table:table-row table:style-name="ro1">
          <table:table-cell table:formula="of:=[.A49]+[.$B$1]" office:value-type="float" office:value="4.5" calcext:value-type="float">
            <text:p>4.5</text:p>
          </table:table-cell>
          <table:table-cell table:formula="of:=[.A50]*[.$B$2]" office:value-type="float" office:value="0.0785398163397448" calcext:value-type="float">
            <text:p>0.078539816339745</text:p>
          </table:table-cell>
          <table:table-cell table:formula="of:=SIN([.B50])" office:value-type="float" office:value="0.0784590957278449" calcext:value-type="float">
            <text:p>0.078459095727845</text:p>
          </table:table-cell>
          <table:table-cell table:formula="of:=INT([.C50]*512)" office:value-type="float" office:value="40" calcext:value-type="float">
            <text:p>40</text:p>
          </table:table-cell>
        </table:table-row>
        <table:table-row table:style-name="ro1">
          <table:table-cell table:formula="of:=[.A50]+[.$B$1]" office:value-type="float" office:value="4.6" calcext:value-type="float">
            <text:p>4.6</text:p>
          </table:table-cell>
          <table:table-cell table:formula="of:=[.A51]*[.$B$2]" office:value-type="float" office:value="0.0802851455917392" calcext:value-type="float">
            <text:p>0.080285145591739</text:p>
          </table:table-cell>
          <table:table-cell table:formula="of:=SIN([.B51])" office:value-type="float" office:value="0.0801989243288589" calcext:value-type="float">
            <text:p>0.080198924328859</text:p>
          </table:table-cell>
          <table:table-cell table:formula="of:=INT([.C51]*512)" office:value-type="float" office:value="41" calcext:value-type="float">
            <text:p>41</text:p>
          </table:table-cell>
        </table:table-row>
        <table:table-row table:style-name="ro1">
          <table:table-cell table:formula="of:=[.A51]+[.$B$1]" office:value-type="float" office:value="4.7" calcext:value-type="float">
            <text:p>4.7</text:p>
          </table:table-cell>
          <table:table-cell table:formula="of:=[.A52]*[.$B$2]" office:value-type="float" office:value="0.0820304748437335" calcext:value-type="float">
            <text:p>0.082030474843734</text:p>
          </table:table-cell>
          <table:table-cell table:formula="of:=SIN([.B52])" office:value-type="float" office:value="0.0819385086300409" calcext:value-type="float">
            <text:p>0.081938508630041</text:p>
          </table:table-cell>
          <table:table-cell table:formula="of:=INT([.C52]*512)" office:value-type="float" office:value="41" calcext:value-type="float">
            <text:p>41</text:p>
          </table:table-cell>
        </table:table-row>
        <table:table-row table:style-name="ro1">
          <table:table-cell table:formula="of:=[.A52]+[.$B$1]" office:value-type="float" office:value="4.8" calcext:value-type="float">
            <text:p>4.8</text:p>
          </table:table-cell>
          <table:table-cell table:formula="of:=[.A53]*[.$B$2]" office:value-type="float" office:value="0.0837758040957278" calcext:value-type="float">
            <text:p>0.083775804095728</text:p>
          </table:table-cell>
          <table:table-cell table:formula="of:=SIN([.B53])" office:value-type="float" office:value="0.0836778433323155" calcext:value-type="float">
            <text:p>0.083677843332316</text:p>
          </table:table-cell>
          <table:table-cell table:formula="of:=INT([.C53]*512)" office:value-type="float" office:value="42" calcext:value-type="float">
            <text:p>42</text:p>
          </table:table-cell>
        </table:table-row>
        <table:table-row table:style-name="ro1">
          <table:table-cell table:formula="of:=[.A53]+[.$B$1]" office:value-type="float" office:value="4.9" calcext:value-type="float">
            <text:p>4.9</text:p>
          </table:table-cell>
          <table:table-cell table:formula="of:=[.A54]*[.$B$2]" office:value-type="float" office:value="0.0855211333477221" calcext:value-type="float">
            <text:p>0.085521133347722</text:p>
          </table:table-cell>
          <table:table-cell table:formula="of:=SIN([.B54])" office:value-type="float" office:value="0.0854169231373674" calcext:value-type="float">
            <text:p>0.085416923137368</text:p>
          </table:table-cell>
          <table:table-cell table:formula="of:=INT([.C54]*512)" office:value-type="float" office:value="43" calcext:value-type="float">
            <text:p>43</text:p>
          </table:table-cell>
        </table:table-row>
        <table:table-row table:style-name="ro1">
          <table:table-cell table:formula="of:=[.A54]+[.$B$1]" office:value-type="float" office:value="5" calcext:value-type="float">
            <text:p>5</text:p>
          </table:table-cell>
          <table:table-cell table:formula="of:=[.A55]*[.$B$2]" office:value-type="float" office:value="0.0872664625997165" calcext:value-type="float">
            <text:p>0.087266462599717</text:p>
          </table:table-cell>
          <table:table-cell table:formula="of:=SIN([.B55])" office:value-type="float" office:value="0.0871557427476581" calcext:value-type="float">
            <text:p>0.087155742747658</text:p>
          </table:table-cell>
          <table:table-cell table:formula="of:=INT([.C55]*512)" office:value-type="float" office:value="44" calcext:value-type="float">
            <text:p>44</text:p>
          </table:table-cell>
        </table:table-row>
        <table:table-row table:style-name="ro1">
          <table:table-cell table:formula="of:=[.A55]+[.$B$1]" office:value-type="float" office:value="5.1" calcext:value-type="float">
            <text:p>5.1</text:p>
          </table:table-cell>
          <table:table-cell table:formula="of:=[.A56]*[.$B$2]" office:value-type="float" office:value="0.0890117918517108" calcext:value-type="float">
            <text:p>0.089011791851711</text:p>
          </table:table-cell>
          <table:table-cell table:formula="of:=SIN([.B56])" office:value-type="float" office:value="0.0888942968664415" calcext:value-type="float">
            <text:p>0.088894296866442</text:p>
          </table:table-cell>
          <table:table-cell table:formula="of:=INT([.C56]*512)" office:value-type="float" office:value="45" calcext:value-type="float">
            <text:p>45</text:p>
          </table:table-cell>
        </table:table-row>
        <table:table-row table:style-name="ro1">
          <table:table-cell table:formula="of:=[.A56]+[.$B$1]" office:value-type="float" office:value="5.2" calcext:value-type="float">
            <text:p>5.2</text:p>
          </table:table-cell>
          <table:table-cell table:formula="of:=[.A57]*[.$B$2]" office:value-type="float" office:value="0.0907571211037051" calcext:value-type="float">
            <text:p>0.090757121103705</text:p>
          </table:table-cell>
          <table:table-cell table:formula="of:=SIN([.B57])" office:value-type="float" office:value="0.0906325801977801" calcext:value-type="float">
            <text:p>0.09063258019778</text:p>
          </table:table-cell>
          <table:table-cell table:formula="of:=INT([.C57]*512)" office:value-type="float" office:value="46" calcext:value-type="float">
            <text:p>46</text:p>
          </table:table-cell>
        </table:table-row>
        <table:table-row table:style-name="ro1">
          <table:table-cell table:formula="of:=[.A57]+[.$B$1]" office:value-type="float" office:value="5.3" calcext:value-type="float">
            <text:p>5.3</text:p>
          </table:table-cell>
          <table:table-cell table:formula="of:=[.A58]*[.$B$2]" office:value-type="float" office:value="0.0925024503556994" calcext:value-type="float">
            <text:p>0.0925024503557</text:p>
          </table:table-cell>
          <table:table-cell table:formula="of:=SIN([.B58])" office:value-type="float" office:value="0.0923705874465615" calcext:value-type="float">
            <text:p>0.092370587446562</text:p>
          </table:table-cell>
          <table:table-cell table:formula="of:=INT([.C58]*512)" office:value-type="float" office:value="47" calcext:value-type="float">
            <text:p>47</text:p>
          </table:table-cell>
        </table:table-row>
        <table:table-row table:style-name="ro1">
          <table:table-cell table:formula="of:=[.A58]+[.$B$1]" office:value-type="float" office:value="5.4" calcext:value-type="float">
            <text:p>5.4</text:p>
          </table:table-cell>
          <table:table-cell table:formula="of:=[.A59]*[.$B$2]" office:value-type="float" office:value="0.0942477796076937" calcext:value-type="float">
            <text:p>0.094247779607694</text:p>
          </table:table-cell>
          <table:table-cell table:formula="of:=SIN([.B59])" office:value-type="float" office:value="0.0941083133185143" calcext:value-type="float">
            <text:p>0.094108313318514</text:p>
          </table:table-cell>
          <table:table-cell table:formula="of:=INT([.C59]*512)" office:value-type="float" office:value="48" calcext:value-type="float">
            <text:p>48</text:p>
          </table:table-cell>
        </table:table-row>
        <table:table-row table:style-name="ro1">
          <table:table-cell table:formula="of:=[.A59]+[.$B$1]" office:value-type="float" office:value="5.5" calcext:value-type="float">
            <text:p>5.5</text:p>
          </table:table-cell>
          <table:table-cell table:formula="of:=[.A60]*[.$B$2]" office:value-type="float" office:value="0.0959931088596881" calcext:value-type="float">
            <text:p>0.095993108859688</text:p>
          </table:table-cell>
          <table:table-cell table:formula="of:=SIN([.B60])" office:value-type="float" office:value="0.0958457525202239" calcext:value-type="float">
            <text:p>0.095845752520224</text:p>
          </table:table-cell>
          <table:table-cell table:formula="of:=INT([.C60]*512)" office:value-type="float" office:value="49" calcext:value-type="float">
            <text:p>49</text:p>
          </table:table-cell>
        </table:table-row>
        <table:table-row table:style-name="ro1">
          <table:table-cell table:formula="of:=[.A60]+[.$B$1]" office:value-type="float" office:value="5.6" calcext:value-type="float">
            <text:p>5.6</text:p>
          </table:table-cell>
          <table:table-cell table:formula="of:=[.A61]*[.$B$2]" office:value-type="float" office:value="0.0977384381116824" calcext:value-type="float">
            <text:p>0.097738438111682</text:p>
          </table:table-cell>
          <table:table-cell table:formula="of:=SIN([.B61])" office:value-type="float" office:value="0.0975828997591494" calcext:value-type="float">
            <text:p>0.097582899759149</text:p>
          </table:table-cell>
          <table:table-cell table:formula="of:=INT([.C61]*512)" office:value-type="float" office:value="49" calcext:value-type="float">
            <text:p>49</text:p>
          </table:table-cell>
        </table:table-row>
        <table:table-row table:style-name="ro1">
          <table:table-cell table:formula="of:=[.A61]+[.$B$1]" office:value-type="float" office:value="5.7" calcext:value-type="float">
            <text:p>5.7</text:p>
          </table:table-cell>
          <table:table-cell table:formula="of:=[.A62]*[.$B$2]" office:value-type="float" office:value="0.0994837673636767" calcext:value-type="float">
            <text:p>0.099483767363677</text:p>
          </table:table-cell>
          <table:table-cell table:formula="of:=SIN([.B62])" office:value-type="float" office:value="0.099319749743639" calcext:value-type="float">
            <text:p>0.099319749743639</text:p>
          </table:table-cell>
          <table:table-cell table:formula="of:=INT([.C62]*512)" office:value-type="float" office:value="50" calcext:value-type="float">
            <text:p>50</text:p>
          </table:table-cell>
        </table:table-row>
        <table:table-row table:style-name="ro1">
          <table:table-cell table:formula="of:=[.A62]+[.$B$1]" office:value-type="float" office:value="5.8" calcext:value-type="float">
            <text:p>5.8</text:p>
          </table:table-cell>
          <table:table-cell table:formula="of:=[.A63]*[.$B$2]" office:value-type="float" office:value="0.101229096615671" calcext:value-type="float">
            <text:p>0.101229096615671</text:p>
          </table:table-cell>
          <table:table-cell table:formula="of:=SIN([.B63])" office:value-type="float" office:value="0.101056297182946" calcext:value-type="float">
            <text:p>0.101056297182946</text:p>
          </table:table-cell>
          <table:table-cell table:formula="of:=INT([.C63]*512)" office:value-type="float" office:value="51" calcext:value-type="float">
            <text:p>51</text:p>
          </table:table-cell>
        </table:table-row>
        <table:table-row table:style-name="ro1">
          <table:table-cell table:formula="of:=[.A63]+[.$B$1]" office:value-type="float" office:value="5.9" calcext:value-type="float">
            <text:p>5.9</text:p>
          </table:table-cell>
          <table:table-cell table:formula="of:=[.A64]*[.$B$2]" office:value-type="float" office:value="0.102974425867665" calcext:value-type="float">
            <text:p>0.102974425867665</text:p>
          </table:table-cell>
          <table:table-cell table:formula="of:=SIN([.B64])" office:value-type="float" office:value="0.102792536787247" calcext:value-type="float">
            <text:p>0.102792536787247</text:p>
          </table:table-cell>
          <table:table-cell table:formula="of:=INT([.C64]*512)" office:value-type="float" office:value="52" calcext:value-type="float">
            <text:p>52</text:p>
          </table:table-cell>
        </table:table-row>
        <table:table-row table:style-name="ro1">
          <table:table-cell table:formula="of:=[.A64]+[.$B$1]" office:value-type="float" office:value="6" calcext:value-type="float">
            <text:p>6</text:p>
          </table:table-cell>
          <table:table-cell table:formula="of:=[.A65]*[.$B$2]" office:value-type="float" office:value="0.10471975511966" calcext:value-type="float">
            <text:p>0.10471975511966</text:p>
          </table:table-cell>
          <table:table-cell table:formula="of:=SIN([.B65])" office:value-type="float" office:value="0.104528463267653" calcext:value-type="float">
            <text:p>0.104528463267653</text:p>
          </table:table-cell>
          <table:table-cell table:formula="of:=INT([.C65]*512)" office:value-type="float" office:value="53" calcext:value-type="float">
            <text:p>53</text:p>
          </table:table-cell>
        </table:table-row>
        <table:table-row table:style-name="ro1">
          <table:table-cell table:formula="of:=[.A65]+[.$B$1]" office:value-type="float" office:value="6.09999999999999" calcext:value-type="float">
            <text:p>6.09999999999999</text:p>
          </table:table-cell>
          <table:table-cell table:formula="of:=[.A66]*[.$B$2]" office:value-type="float" office:value="0.106465084371654" calcext:value-type="float">
            <text:p>0.106465084371654</text:p>
          </table:table-cell>
          <table:table-cell table:formula="of:=SIN([.B66])" office:value-type="float" office:value="0.106264071336233" calcext:value-type="float">
            <text:p>0.106264071336233</text:p>
          </table:table-cell>
          <table:table-cell table:formula="of:=INT([.C66]*512)" office:value-type="float" office:value="54" calcext:value-type="float">
            <text:p>54</text:p>
          </table:table-cell>
        </table:table-row>
        <table:table-row table:style-name="ro1">
          <table:table-cell table:formula="of:=[.A66]+[.$B$1]" office:value-type="float" office:value="6.19999999999999" calcext:value-type="float">
            <text:p>6.19999999999999</text:p>
          </table:table-cell>
          <table:table-cell table:formula="of:=[.A67]*[.$B$2]" office:value-type="float" office:value="0.108210413623648" calcext:value-type="float">
            <text:p>0.108210413623648</text:p>
          </table:table-cell>
          <table:table-cell table:formula="of:=SIN([.B67])" office:value-type="float" office:value="0.107999355706023" calcext:value-type="float">
            <text:p>0.107999355706023</text:p>
          </table:table-cell>
          <table:table-cell table:formula="of:=INT([.C67]*512)" office:value-type="float" office:value="55" calcext:value-type="float">
            <text:p>55</text:p>
          </table:table-cell>
        </table:table-row>
        <table:table-row table:style-name="ro1">
          <table:table-cell table:formula="of:=[.A67]+[.$B$1]" office:value-type="float" office:value="6.29999999999999" calcext:value-type="float">
            <text:p>6.29999999999999</text:p>
          </table:table-cell>
          <table:table-cell table:formula="of:=[.A68]*[.$B$2]" office:value-type="float" office:value="0.109955742875643" calcext:value-type="float">
            <text:p>0.109955742875643</text:p>
          </table:table-cell>
          <table:table-cell table:formula="of:=SIN([.B68])" office:value-type="float" office:value="0.109734311091045" calcext:value-type="float">
            <text:p>0.109734311091045</text:p>
          </table:table-cell>
          <table:table-cell table:formula="of:=INT([.C68]*512)" office:value-type="float" office:value="56" calcext:value-type="float">
            <text:p>56</text:p>
          </table:table-cell>
        </table:table-row>
        <table:table-row table:style-name="ro1">
          <table:table-cell table:formula="of:=[.A68]+[.$B$1]" office:value-type="float" office:value="6.39999999999999" calcext:value-type="float">
            <text:p>6.39999999999999</text:p>
          </table:table-cell>
          <table:table-cell table:formula="of:=[.A69]*[.$B$2]" office:value-type="float" office:value="0.111701072127637" calcext:value-type="float">
            <text:p>0.111701072127637</text:p>
          </table:table-cell>
          <table:table-cell table:formula="of:=SIN([.B69])" office:value-type="float" office:value="0.111468932206325" calcext:value-type="float">
            <text:p>0.111468932206325</text:p>
          </table:table-cell>
          <table:table-cell table:formula="of:=INT([.C69]*512)" office:value-type="float" office:value="57" calcext:value-type="float">
            <text:p>57</text:p>
          </table:table-cell>
        </table:table-row>
        <table:table-row table:style-name="ro1">
          <table:table-cell table:formula="of:=[.A69]+[.$B$1]" office:value-type="float" office:value="6.49999999999999" calcext:value-type="float">
            <text:p>6.49999999999999</text:p>
          </table:table-cell>
          <table:table-cell table:formula="of:=[.A70]*[.$B$2]" office:value-type="float" office:value="0.113446401379631" calcext:value-type="float">
            <text:p>0.113446401379631</text:p>
          </table:table-cell>
          <table:table-cell table:formula="of:=SIN([.B70])" office:value-type="float" office:value="0.113203213767907" calcext:value-type="float">
            <text:p>0.113203213767907</text:p>
          </table:table-cell>
          <table:table-cell table:formula="of:=INT([.C70]*512)" office:value-type="float" office:value="57" calcext:value-type="float">
            <text:p>57</text:p>
          </table:table-cell>
        </table:table-row>
        <table:table-row table:style-name="ro1">
          <table:table-cell table:formula="of:=[.A70]+[.$B$1]" office:value-type="float" office:value="6.59999999999999" calcext:value-type="float">
            <text:p>6.59999999999999</text:p>
          </table:table-cell>
          <table:table-cell table:formula="of:=[.A71]*[.$B$2]" office:value-type="float" office:value="0.115191730631626" calcext:value-type="float">
            <text:p>0.115191730631626</text:p>
          </table:table-cell>
          <table:table-cell table:formula="of:=SIN([.B71])" office:value-type="float" office:value="0.114937150492866" calcext:value-type="float">
            <text:p>0.114937150492866</text:p>
          </table:table-cell>
          <table:table-cell table:formula="of:=INT([.C71]*512)" office:value-type="float" office:value="58" calcext:value-type="float">
            <text:p>58</text:p>
          </table:table-cell>
        </table:table-row>
        <table:table-row table:style-name="ro1">
          <table:table-cell table:formula="of:=[.A71]+[.$B$1]" office:value-type="float" office:value="6.69999999999999" calcext:value-type="float">
            <text:p>6.69999999999999</text:p>
          </table:table-cell>
          <table:table-cell table:formula="of:=[.A72]*[.$B$2]" office:value-type="float" office:value="0.11693705988362" calcext:value-type="float">
            <text:p>0.11693705988362</text:p>
          </table:table-cell>
          <table:table-cell table:formula="of:=SIN([.B72])" office:value-type="float" office:value="0.116670737099333" calcext:value-type="float">
            <text:p>0.116670737099333</text:p>
          </table:table-cell>
          <table:table-cell table:formula="of:=INT([.C72]*512)" office:value-type="float" office:value="59" calcext:value-type="float">
            <text:p>59</text:p>
          </table:table-cell>
        </table:table-row>
        <table:table-row table:style-name="ro1">
          <table:table-cell table:formula="of:=[.A72]+[.$B$1]" office:value-type="float" office:value="6.79999999999999" calcext:value-type="float">
            <text:p>6.79999999999999</text:p>
          </table:table-cell>
          <table:table-cell table:formula="of:=[.A73]*[.$B$2]" office:value-type="float" office:value="0.118682389135614" calcext:value-type="float">
            <text:p>0.118682389135614</text:p>
          </table:table-cell>
          <table:table-cell table:formula="of:=SIN([.B73])" office:value-type="float" office:value="0.118403968306501" calcext:value-type="float">
            <text:p>0.118403968306501</text:p>
          </table:table-cell>
          <table:table-cell table:formula="of:=INT([.C73]*512)" office:value-type="float" office:value="60" calcext:value-type="float">
            <text:p>60</text:p>
          </table:table-cell>
        </table:table-row>
        <table:table-row table:style-name="ro1">
          <table:table-cell table:formula="of:=[.A73]+[.$B$1]" office:value-type="float" office:value="6.89999999999999" calcext:value-type="float">
            <text:p>6.89999999999999</text:p>
          </table:table-cell>
          <table:table-cell table:formula="of:=[.A74]*[.$B$2]" office:value-type="float" office:value="0.120427718387609" calcext:value-type="float">
            <text:p>0.120427718387609</text:p>
          </table:table-cell>
          <table:table-cell table:formula="of:=SIN([.B74])" office:value-type="float" office:value="0.120136838834647" calcext:value-type="float">
            <text:p>0.120136838834647</text:p>
          </table:table-cell>
          <table:table-cell table:formula="of:=INT([.C74]*512)" office:value-type="float" office:value="61" calcext:value-type="float">
            <text:p>61</text:p>
          </table:table-cell>
        </table:table-row>
        <table:table-row table:style-name="ro1">
          <table:table-cell table:formula="of:=[.A74]+[.$B$1]" office:value-type="float" office:value="6.99999999999999" calcext:value-type="float">
            <text:p>6.99999999999999</text:p>
          </table:table-cell>
          <table:table-cell table:formula="of:=[.A75]*[.$B$2]" office:value-type="float" office:value="0.122173047639603" calcext:value-type="float">
            <text:p>0.122173047639603</text:p>
          </table:table-cell>
          <table:table-cell table:formula="of:=SIN([.B75])" office:value-type="float" office:value="0.121869343405147" calcext:value-type="float">
            <text:p>0.121869343405147</text:p>
          </table:table-cell>
          <table:table-cell table:formula="of:=INT([.C75]*512)" office:value-type="float" office:value="62" calcext:value-type="float">
            <text:p>62</text:p>
          </table:table-cell>
        </table:table-row>
        <table:table-row table:style-name="ro1">
          <table:table-cell table:formula="of:=[.A75]+[.$B$1]" office:value-type="float" office:value="7.09999999999999" calcext:value-type="float">
            <text:p>7.09999999999999</text:p>
          </table:table-cell>
          <table:table-cell table:formula="of:=[.A76]*[.$B$2]" office:value-type="float" office:value="0.123918376891597" calcext:value-type="float">
            <text:p>0.123918376891597</text:p>
          </table:table-cell>
          <table:table-cell table:formula="of:=SIN([.B76])" office:value-type="float" office:value="0.123601476740493" calcext:value-type="float">
            <text:p>0.123601476740493</text:p>
          </table:table-cell>
          <table:table-cell table:formula="of:=INT([.C76]*512)" office:value-type="float" office:value="63" calcext:value-type="float">
            <text:p>63</text:p>
          </table:table-cell>
        </table:table-row>
        <table:table-row table:style-name="ro1">
          <table:table-cell table:formula="of:=[.A76]+[.$B$1]" office:value-type="float" office:value="7.19999999999999" calcext:value-type="float">
            <text:p>7.19999999999999</text:p>
          </table:table-cell>
          <table:table-cell table:formula="of:=[.A77]*[.$B$2]" office:value-type="float" office:value="0.125663706143592" calcext:value-type="float">
            <text:p>0.125663706143592</text:p>
          </table:table-cell>
          <table:table-cell table:formula="of:=SIN([.B77])" office:value-type="float" office:value="0.125333233564304" calcext:value-type="float">
            <text:p>0.125333233564304</text:p>
          </table:table-cell>
          <table:table-cell table:formula="of:=INT([.C77]*512)" office:value-type="float" office:value="64" calcext:value-type="float">
            <text:p>64</text:p>
          </table:table-cell>
        </table:table-row>
        <table:table-row table:style-name="ro1">
          <table:table-cell table:formula="of:=[.A77]+[.$B$1]" office:value-type="float" office:value="7.29999999999999" calcext:value-type="float">
            <text:p>7.29999999999999</text:p>
          </table:table-cell>
          <table:table-cell table:formula="of:=[.A78]*[.$B$2]" office:value-type="float" office:value="0.127409035395586" calcext:value-type="float">
            <text:p>0.127409035395586</text:p>
          </table:table-cell>
          <table:table-cell table:formula="of:=SIN([.B78])" office:value-type="float" office:value="0.12706460860135" calcext:value-type="float">
            <text:p>0.12706460860135</text:p>
          </table:table-cell>
          <table:table-cell table:formula="of:=INT([.C78]*512)" office:value-type="float" office:value="65" calcext:value-type="float">
            <text:p>65</text:p>
          </table:table-cell>
        </table:table-row>
        <table:table-row table:style-name="ro1">
          <table:table-cell table:formula="of:=[.A78]+[.$B$1]" office:value-type="float" office:value="7.39999999999999" calcext:value-type="float">
            <text:p>7.39999999999999</text:p>
          </table:table-cell>
          <table:table-cell table:formula="of:=[.A79]*[.$B$2]" office:value-type="float" office:value="0.12915436464758" calcext:value-type="float">
            <text:p>0.12915436464758</text:p>
          </table:table-cell>
          <table:table-cell table:formula="of:=SIN([.B79])" office:value-type="float" office:value="0.128795596577563" calcext:value-type="float">
            <text:p>0.128795596577563</text:p>
          </table:table-cell>
          <table:table-cell table:formula="of:=INT([.C79]*512)" office:value-type="float" office:value="65" calcext:value-type="float">
            <text:p>65</text:p>
          </table:table-cell>
        </table:table-row>
        <table:table-row table:style-name="ro1">
          <table:table-cell table:formula="of:=[.A79]+[.$B$1]" office:value-type="float" office:value="7.49999999999999" calcext:value-type="float">
            <text:p>7.49999999999999</text:p>
          </table:table-cell>
          <table:table-cell table:formula="of:=[.A80]*[.$B$2]" office:value-type="float" office:value="0.130899693899575" calcext:value-type="float">
            <text:p>0.130899693899575</text:p>
          </table:table-cell>
          <table:table-cell table:formula="of:=SIN([.B80])" office:value-type="float" office:value="0.130526192220051" calcext:value-type="float">
            <text:p>0.130526192220051</text:p>
          </table:table-cell>
          <table:table-cell table:formula="of:=INT([.C80]*512)" office:value-type="float" office:value="66" calcext:value-type="float">
            <text:p>66</text:p>
          </table:table-cell>
        </table:table-row>
        <table:table-row table:style-name="ro1">
          <table:table-cell table:formula="of:=[.A80]+[.$B$1]" office:value-type="float" office:value="7.59999999999999" calcext:value-type="float">
            <text:p>7.59999999999999</text:p>
          </table:table-cell>
          <table:table-cell table:formula="of:=[.A81]*[.$B$2]" office:value-type="float" office:value="0.132645023151569" calcext:value-type="float">
            <text:p>0.132645023151569</text:p>
          </table:table-cell>
          <table:table-cell table:formula="of:=SIN([.B81])" office:value-type="float" office:value="0.132256390257122" calcext:value-type="float">
            <text:p>0.132256390257122</text:p>
          </table:table-cell>
          <table:table-cell table:formula="of:=INT([.C81]*512)" office:value-type="float" office:value="67" calcext:value-type="float">
            <text:p>67</text:p>
          </table:table-cell>
        </table:table-row>
        <table:table-row table:style-name="ro1">
          <table:table-cell table:formula="of:=[.A81]+[.$B$1]" office:value-type="float" office:value="7.69999999999999" calcext:value-type="float">
            <text:p>7.69999999999999</text:p>
          </table:table-cell>
          <table:table-cell table:formula="of:=[.A82]*[.$B$2]" office:value-type="float" office:value="0.134390352403563" calcext:value-type="float">
            <text:p>0.134390352403563</text:p>
          </table:table-cell>
          <table:table-cell table:formula="of:=SIN([.B82])" office:value-type="float" office:value="0.133986185418292" calcext:value-type="float">
            <text:p>0.133986185418292</text:p>
          </table:table-cell>
          <table:table-cell table:formula="of:=INT([.C82]*512)" office:value-type="float" office:value="68" calcext:value-type="float">
            <text:p>68</text:p>
          </table:table-cell>
        </table:table-row>
        <table:table-row table:style-name="ro1">
          <table:table-cell table:formula="of:=[.A82]+[.$B$1]" office:value-type="float" office:value="7.79999999999999" calcext:value-type="float">
            <text:p>7.79999999999999</text:p>
          </table:table-cell>
          <table:table-cell table:formula="of:=[.A83]*[.$B$2]" office:value-type="float" office:value="0.136135681655558" calcext:value-type="float">
            <text:p>0.136135681655558</text:p>
          </table:table-cell>
          <table:table-cell table:formula="of:=SIN([.B83])" office:value-type="float" office:value="0.135715572434304" calcext:value-type="float">
            <text:p>0.135715572434304</text:p>
          </table:table-cell>
          <table:table-cell table:formula="of:=INT([.C83]*512)" office:value-type="float" office:value="69" calcext:value-type="float">
            <text:p>69</text:p>
          </table:table-cell>
        </table:table-row>
        <table:table-row table:style-name="ro1">
          <table:table-cell table:formula="of:=[.A83]+[.$B$1]" office:value-type="float" office:value="7.89999999999999" calcext:value-type="float">
            <text:p>7.89999999999999</text:p>
          </table:table-cell>
          <table:table-cell table:formula="of:=[.A84]*[.$B$2]" office:value-type="float" office:value="0.137881010907552" calcext:value-type="float">
            <text:p>0.137881010907552</text:p>
          </table:table-cell>
          <table:table-cell table:formula="of:=SIN([.B84])" office:value-type="float" office:value="0.137444546037146" calcext:value-type="float">
            <text:p>0.137444546037146</text:p>
          </table:table-cell>
          <table:table-cell table:formula="of:=INT([.C84]*512)" office:value-type="float" office:value="70" calcext:value-type="float">
            <text:p>70</text:p>
          </table:table-cell>
        </table:table-row>
        <table:table-row table:style-name="ro1">
          <table:table-cell table:formula="of:=[.A84]+[.$B$1]" office:value-type="float" office:value="7.99999999999999" calcext:value-type="float">
            <text:p>7.99999999999999</text:p>
          </table:table-cell>
          <table:table-cell table:formula="of:=[.A85]*[.$B$2]" office:value-type="float" office:value="0.139626340159546" calcext:value-type="float">
            <text:p>0.139626340159546</text:p>
          </table:table-cell>
          <table:table-cell table:formula="of:=SIN([.B85])" office:value-type="float" office:value="0.139173100960065" calcext:value-type="float">
            <text:p>0.139173100960065</text:p>
          </table:table-cell>
          <table:table-cell table:formula="of:=INT([.C85]*512)" office:value-type="float" office:value="71" calcext:value-type="float">
            <text:p>71</text:p>
          </table:table-cell>
        </table:table-row>
        <table:table-row table:style-name="ro1">
          <table:table-cell table:formula="of:=[.A85]+[.$B$1]" office:value-type="float" office:value="8.09999999999999" calcext:value-type="float">
            <text:p>8.09999999999999</text:p>
          </table:table-cell>
          <table:table-cell table:formula="of:=[.A86]*[.$B$2]" office:value-type="float" office:value="0.14137166941154" calcext:value-type="float">
            <text:p>0.14137166941154</text:p>
          </table:table-cell>
          <table:table-cell table:formula="of:=SIN([.B86])" office:value-type="float" office:value="0.140901231937582" calcext:value-type="float">
            <text:p>0.140901231937582</text:p>
          </table:table-cell>
          <table:table-cell table:formula="of:=INT([.C86]*512)" office:value-type="float" office:value="72" calcext:value-type="float">
            <text:p>72</text:p>
          </table:table-cell>
        </table:table-row>
        <table:table-row table:style-name="ro1">
          <table:table-cell table:formula="of:=[.A86]+[.$B$1]" office:value-type="float" office:value="8.19999999999999" calcext:value-type="float">
            <text:p>8.19999999999999</text:p>
          </table:table-cell>
          <table:table-cell table:formula="of:=[.A87]*[.$B$2]" office:value-type="float" office:value="0.143116998663535" calcext:value-type="float">
            <text:p>0.143116998663535</text:p>
          </table:table-cell>
          <table:table-cell table:formula="of:=SIN([.B87])" office:value-type="float" office:value="0.142628933705511" calcext:value-type="float">
            <text:p>0.142628933705511</text:p>
          </table:table-cell>
          <table:table-cell table:formula="of:=INT([.C87]*512)" office:value-type="float" office:value="73" calcext:value-type="float">
            <text:p>73</text:p>
          </table:table-cell>
        </table:table-row>
        <table:table-row table:style-name="ro1">
          <table:table-cell table:formula="of:=[.A87]+[.$B$1]" office:value-type="float" office:value="8.29999999999999" calcext:value-type="float">
            <text:p>8.29999999999999</text:p>
          </table:table-cell>
          <table:table-cell table:formula="of:=[.A88]*[.$B$2]" office:value-type="float" office:value="0.144862327915529" calcext:value-type="float">
            <text:p>0.144862327915529</text:p>
          </table:table-cell>
          <table:table-cell table:formula="of:=SIN([.B88])" office:value-type="float" office:value="0.144356201000973" calcext:value-type="float">
            <text:p>0.144356201000973</text:p>
          </table:table-cell>
          <table:table-cell table:formula="of:=INT([.C88]*512)" office:value-type="float" office:value="73" calcext:value-type="float">
            <text:p>73</text:p>
          </table:table-cell>
        </table:table-row>
        <table:table-row table:style-name="ro1">
          <table:table-cell table:formula="of:=[.A88]+[.$B$1]" office:value-type="float" office:value="8.39999999999999" calcext:value-type="float">
            <text:p>8.39999999999999</text:p>
          </table:table-cell>
          <table:table-cell table:formula="of:=[.A89]*[.$B$2]" office:value-type="float" office:value="0.146607657167523" calcext:value-type="float">
            <text:p>0.146607657167523</text:p>
          </table:table-cell>
          <table:table-cell table:formula="of:=SIN([.B89])" office:value-type="float" office:value="0.146083028562411" calcext:value-type="float">
            <text:p>0.146083028562411</text:p>
          </table:table-cell>
          <table:table-cell table:formula="of:=INT([.C89]*512)" office:value-type="float" office:value="74" calcext:value-type="float">
            <text:p>74</text:p>
          </table:table-cell>
        </table:table-row>
        <table:table-row table:style-name="ro1">
          <table:table-cell table:formula="of:=[.A89]+[.$B$1]" office:value-type="float" office:value="8.49999999999999" calcext:value-type="float">
            <text:p>8.49999999999999</text:p>
          </table:table-cell>
          <table:table-cell table:formula="of:=[.A90]*[.$B$2]" office:value-type="float" office:value="0.148352986419518" calcext:value-type="float">
            <text:p>0.148352986419518</text:p>
          </table:table-cell>
          <table:table-cell table:formula="of:=SIN([.B90])" office:value-type="float" office:value="0.14780941112961" calcext:value-type="float">
            <text:p>0.14780941112961</text:p>
          </table:table-cell>
          <table:table-cell table:formula="of:=INT([.C90]*512)" office:value-type="float" office:value="75" calcext:value-type="float">
            <text:p>75</text:p>
          </table:table-cell>
        </table:table-row>
        <table:table-row table:style-name="ro1">
          <table:table-cell table:formula="of:=[.A90]+[.$B$1]" office:value-type="float" office:value="8.59999999999999" calcext:value-type="float">
            <text:p>8.59999999999999</text:p>
          </table:table-cell>
          <table:table-cell table:formula="of:=[.A91]*[.$B$2]" office:value-type="float" office:value="0.150098315671512" calcext:value-type="float">
            <text:p>0.150098315671512</text:p>
          </table:table-cell>
          <table:table-cell table:formula="of:=SIN([.B91])" office:value-type="float" office:value="0.149535343443709" calcext:value-type="float">
            <text:p>0.149535343443709</text:p>
          </table:table-cell>
          <table:table-cell table:formula="of:=INT([.C91]*512)" office:value-type="float" office:value="76" calcext:value-type="float">
            <text:p>76</text:p>
          </table:table-cell>
        </table:table-row>
        <table:table-row table:style-name="ro1">
          <table:table-cell table:formula="of:=[.A91]+[.$B$1]" office:value-type="float" office:value="8.69999999999999" calcext:value-type="float">
            <text:p>8.69999999999999</text:p>
          </table:table-cell>
          <table:table-cell table:formula="of:=[.A92]*[.$B$2]" office:value-type="float" office:value="0.151843644923506" calcext:value-type="float">
            <text:p>0.151843644923506</text:p>
          </table:table-cell>
          <table:table-cell table:formula="of:=SIN([.B92])" office:value-type="float" office:value="0.151260820247219" calcext:value-type="float">
            <text:p>0.151260820247219</text:p>
          </table:table-cell>
          <table:table-cell table:formula="of:=INT([.C92]*512)" office:value-type="float" office:value="77" calcext:value-type="float">
            <text:p>77</text:p>
          </table:table-cell>
        </table:table-row>
        <table:table-row table:style-name="ro1">
          <table:table-cell table:formula="of:=[.A92]+[.$B$1]" office:value-type="float" office:value="8.79999999999999" calcext:value-type="float">
            <text:p>8.79999999999999</text:p>
          </table:table-cell>
          <table:table-cell table:formula="of:=[.A93]*[.$B$2]" office:value-type="float" office:value="0.153588974175501" calcext:value-type="float">
            <text:p>0.153588974175501</text:p>
          </table:table-cell>
          <table:table-cell table:formula="of:=SIN([.B93])" office:value-type="float" office:value="0.152985836284038" calcext:value-type="float">
            <text:p>0.152985836284038</text:p>
          </table:table-cell>
          <table:table-cell table:formula="of:=INT([.C93]*512)" office:value-type="float" office:value="78" calcext:value-type="float">
            <text:p>78</text:p>
          </table:table-cell>
        </table:table-row>
        <table:table-row table:style-name="ro1">
          <table:table-cell table:formula="of:=[.A93]+[.$B$1]" office:value-type="float" office:value="8.89999999999998" calcext:value-type="float">
            <text:p>8.89999999999998</text:p>
          </table:table-cell>
          <table:table-cell table:formula="of:=[.A94]*[.$B$2]" office:value-type="float" office:value="0.155334303427495" calcext:value-type="float">
            <text:p>0.155334303427495</text:p>
          </table:table-cell>
          <table:table-cell table:formula="of:=SIN([.B94])" office:value-type="float" office:value="0.154710386299468" calcext:value-type="float">
            <text:p>0.154710386299468</text:p>
          </table:table-cell>
          <table:table-cell table:formula="of:=INT([.C94]*512)" office:value-type="float" office:value="79" calcext:value-type="float">
            <text:p>79</text:p>
          </table:table-cell>
        </table:table-row>
        <table:table-row table:style-name="ro1">
          <table:table-cell table:formula="of:=[.A94]+[.$B$1]" office:value-type="float" office:value="8.99999999999998" calcext:value-type="float">
            <text:p>8.99999999999998</text:p>
          </table:table-cell>
          <table:table-cell table:formula="of:=[.A95]*[.$B$2]" office:value-type="float" office:value="0.157079632679489" calcext:value-type="float">
            <text:p>0.157079632679489</text:p>
          </table:table-cell>
          <table:table-cell table:formula="of:=SIN([.B95])" office:value-type="float" office:value="0.156434465040231" calcext:value-type="float">
            <text:p>0.156434465040231</text:p>
          </table:table-cell>
          <table:table-cell table:formula="of:=INT([.C95]*512)" office:value-type="float" office:value="80" calcext:value-type="float">
            <text:p>80</text:p>
          </table:table-cell>
        </table:table-row>
        <table:table-row table:style-name="ro1">
          <table:table-cell table:formula="of:=[.A95]+[.$B$1]" office:value-type="float" office:value="9.09999999999998" calcext:value-type="float">
            <text:p>9.09999999999998</text:p>
          </table:table-cell>
          <table:table-cell table:formula="of:=[.A96]*[.$B$2]" office:value-type="float" office:value="0.158824961931484" calcext:value-type="float">
            <text:p>0.158824961931484</text:p>
          </table:table-cell>
          <table:table-cell table:formula="of:=SIN([.B96])" office:value-type="float" office:value="0.158158067254483" calcext:value-type="float">
            <text:p>0.158158067254483</text:p>
          </table:table-cell>
          <table:table-cell table:formula="of:=INT([.C96]*512)" office:value-type="float" office:value="80" calcext:value-type="float">
            <text:p>80</text:p>
          </table:table-cell>
        </table:table-row>
        <table:table-row table:style-name="ro1">
          <table:table-cell table:formula="of:=[.A96]+[.$B$1]" office:value-type="float" office:value="9.19999999999998" calcext:value-type="float">
            <text:p>9.19999999999998</text:p>
          </table:table-cell>
          <table:table-cell table:formula="of:=[.A97]*[.$B$2]" office:value-type="float" office:value="0.160570291183478" calcext:value-type="float">
            <text:p>0.160570291183478</text:p>
          </table:table-cell>
          <table:table-cell table:formula="of:=SIN([.B97])" office:value-type="float" office:value="0.159881187691835" calcext:value-type="float">
            <text:p>0.159881187691835</text:p>
          </table:table-cell>
          <table:table-cell table:formula="of:=INT([.C97]*512)" office:value-type="float" office:value="81" calcext:value-type="float">
            <text:p>81</text:p>
          </table:table-cell>
        </table:table-row>
        <table:table-row table:style-name="ro1">
          <table:table-cell table:formula="of:=[.A97]+[.$B$1]" office:value-type="float" office:value="9.29999999999998" calcext:value-type="float">
            <text:p>9.29999999999998</text:p>
          </table:table-cell>
          <table:table-cell table:formula="of:=[.A98]*[.$B$2]" office:value-type="float" office:value="0.162315620435472" calcext:value-type="float">
            <text:p>0.162315620435472</text:p>
          </table:table-cell>
          <table:table-cell table:formula="of:=SIN([.B98])" office:value-type="float" office:value="0.161603821103361" calcext:value-type="float">
            <text:p>0.161603821103361</text:p>
          </table:table-cell>
          <table:table-cell table:formula="of:=INT([.C98]*512)" office:value-type="float" office:value="82" calcext:value-type="float">
            <text:p>82</text:p>
          </table:table-cell>
        </table:table-row>
        <table:table-row table:style-name="ro1">
          <table:table-cell table:formula="of:=[.A98]+[.$B$1]" office:value-type="float" office:value="9.39999999999998" calcext:value-type="float">
            <text:p>9.39999999999998</text:p>
          </table:table-cell>
          <table:table-cell table:formula="of:=[.A99]*[.$B$2]" office:value-type="float" office:value="0.164060949687467" calcext:value-type="float">
            <text:p>0.164060949687467</text:p>
          </table:table-cell>
          <table:table-cell table:formula="of:=SIN([.B99])" office:value-type="float" office:value="0.163325962241622" calcext:value-type="float">
            <text:p>0.163325962241622</text:p>
          </table:table-cell>
          <table:table-cell table:formula="of:=INT([.C99]*512)" office:value-type="float" office:value="83" calcext:value-type="float">
            <text:p>83</text:p>
          </table:table-cell>
        </table:table-row>
        <table:table-row table:style-name="ro1">
          <table:table-cell table:formula="of:=[.A99]+[.$B$1]" office:value-type="float" office:value="9.49999999999998" calcext:value-type="float">
            <text:p>9.49999999999998</text:p>
          </table:table-cell>
          <table:table-cell table:formula="of:=[.A100]*[.$B$2]" office:value-type="float" office:value="0.165806278939461" calcext:value-type="float">
            <text:p>0.165806278939461</text:p>
          </table:table-cell>
          <table:table-cell table:formula="of:=SIN([.B100])" office:value-type="float" office:value="0.165047605860677" calcext:value-type="float">
            <text:p>0.165047605860677</text:p>
          </table:table-cell>
          <table:table-cell table:formula="of:=INT([.C100]*512)" office:value-type="float" office:value="84" calcext:value-type="float">
            <text:p>84</text:p>
          </table:table-cell>
        </table:table-row>
        <table:table-row table:style-name="ro1">
          <table:table-cell table:formula="of:=[.A100]+[.$B$1]" office:value-type="float" office:value="9.59999999999998" calcext:value-type="float">
            <text:p>9.59999999999998</text:p>
          </table:table-cell>
          <table:table-cell table:formula="of:=[.A101]*[.$B$2]" office:value-type="float" office:value="0.167551608191455" calcext:value-type="float">
            <text:p>0.167551608191455</text:p>
          </table:table-cell>
          <table:table-cell table:formula="of:=SIN([.B101])" office:value-type="float" office:value="0.166768746716102" calcext:value-type="float">
            <text:p>0.166768746716102</text:p>
          </table:table-cell>
          <table:table-cell table:formula="of:=INT([.C101]*512)" office:value-type="float" office:value="85" calcext:value-type="float">
            <text:p>85</text:p>
          </table:table-cell>
        </table:table-row>
        <table:table-row table:style-name="ro1">
          <table:table-cell table:formula="of:=[.A101]+[.$B$1]" office:value-type="float" office:value="9.69999999999998" calcext:value-type="float">
            <text:p>9.69999999999998</text:p>
          </table:table-cell>
          <table:table-cell table:formula="of:=[.A102]*[.$B$2]" office:value-type="float" office:value="0.16929693744345" calcext:value-type="float">
            <text:p>0.16929693744345</text:p>
          </table:table-cell>
          <table:table-cell table:formula="of:=SIN([.B102])" office:value-type="float" office:value="0.168489379565002" calcext:value-type="float">
            <text:p>0.168489379565002</text:p>
          </table:table-cell>
          <table:table-cell table:formula="of:=INT([.C102]*512)" office:value-type="float" office:value="86" calcext:value-type="float">
            <text:p>86</text:p>
          </table:table-cell>
        </table:table-row>
        <table:table-row table:style-name="ro1">
          <table:table-cell table:formula="of:=[.A102]+[.$B$1]" office:value-type="float" office:value="9.79999999999998" calcext:value-type="float">
            <text:p>9.79999999999998</text:p>
          </table:table-cell>
          <table:table-cell table:formula="of:=[.A103]*[.$B$2]" office:value-type="float" office:value="0.171042266695444" calcext:value-type="float">
            <text:p>0.171042266695444</text:p>
          </table:table-cell>
          <table:table-cell table:formula="of:=SIN([.B103])" office:value-type="float" office:value="0.170209499166032" calcext:value-type="float">
            <text:p>0.170209499166032</text:p>
          </table:table-cell>
          <table:table-cell table:formula="of:=INT([.C103]*512)" office:value-type="float" office:value="87" calcext:value-type="float">
            <text:p>87</text:p>
          </table:table-cell>
        </table:table-row>
        <table:table-row table:style-name="ro1">
          <table:table-cell table:formula="of:=[.A103]+[.$B$1]" office:value-type="float" office:value="9.89999999999998" calcext:value-type="float">
            <text:p>9.89999999999998</text:p>
          </table:table-cell>
          <table:table-cell table:formula="of:=[.A104]*[.$B$2]" office:value-type="float" office:value="0.172787595947438" calcext:value-type="float">
            <text:p>0.172787595947438</text:p>
          </table:table-cell>
          <table:table-cell table:formula="of:=SIN([.B104])" office:value-type="float" office:value="0.171929100279409" calcext:value-type="float">
            <text:p>0.171929100279409</text:p>
          </table:table-cell>
          <table:table-cell table:formula="of:=INT([.C104]*512)" office:value-type="float" office:value="88" calcext:value-type="float">
            <text:p>88</text:p>
          </table:table-cell>
        </table:table-row>
        <table:table-row table:style-name="ro1">
          <table:table-cell table:formula="of:=[.A104]+[.$B$1]" office:value-type="float" office:value="9.99999999999998" calcext:value-type="float">
            <text:p>9.99999999999998</text:p>
          </table:table-cell>
          <table:table-cell table:formula="of:=[.A105]*[.$B$2]" office:value-type="float" office:value="0.174532925199433" calcext:value-type="float">
            <text:p>0.174532925199433</text:p>
          </table:table-cell>
          <table:table-cell table:formula="of:=SIN([.B105])" office:value-type="float" office:value="0.17364817766693" calcext:value-type="float">
            <text:p>0.17364817766693</text:p>
          </table:table-cell>
          <table:table-cell table:formula="of:=INT([.C105]*512)" office:value-type="float" office:value="88" calcext:value-type="float">
            <text:p>88</text:p>
          </table:table-cell>
        </table:table-row>
        <table:table-row table:style-name="ro1">
          <table:table-cell table:formula="of:=[.A105]+[.$B$1]" office:value-type="float" office:value="10.1" calcext:value-type="float">
            <text:p>10.1</text:p>
          </table:table-cell>
          <table:table-cell table:formula="of:=[.A106]*[.$B$2]" office:value-type="float" office:value="0.176278254451427" calcext:value-type="float">
            <text:p>0.176278254451427</text:p>
          </table:table-cell>
          <table:table-cell table:formula="of:=SIN([.B106])" office:value-type="float" office:value="0.175366726091987" calcext:value-type="float">
            <text:p>0.175366726091987</text:p>
          </table:table-cell>
          <table:table-cell table:formula="of:=INT([.C106]*512)" office:value-type="float" office:value="89" calcext:value-type="float">
            <text:p>89</text:p>
          </table:table-cell>
        </table:table-row>
        <table:table-row table:style-name="ro1">
          <table:table-cell table:formula="of:=[.A106]+[.$B$1]" office:value-type="float" office:value="10.2" calcext:value-type="float">
            <text:p>10.2</text:p>
          </table:table-cell>
          <table:table-cell table:formula="of:=[.A107]*[.$B$2]" office:value-type="float" office:value="0.178023583703421" calcext:value-type="float">
            <text:p>0.178023583703421</text:p>
          </table:table-cell>
          <table:table-cell table:formula="of:=SIN([.B107])" office:value-type="float" office:value="0.177084740319583" calcext:value-type="float">
            <text:p>0.177084740319583</text:p>
          </table:table-cell>
          <table:table-cell table:formula="of:=INT([.C107]*512)" office:value-type="float" office:value="90" calcext:value-type="float">
            <text:p>90</text:p>
          </table:table-cell>
        </table:table-row>
        <table:table-row table:style-name="ro1">
          <table:table-cell table:formula="of:=[.A107]+[.$B$1]" office:value-type="float" office:value="10.3" calcext:value-type="float">
            <text:p>10.3</text:p>
          </table:table-cell>
          <table:table-cell table:formula="of:=[.A108]*[.$B$2]" office:value-type="float" office:value="0.179768912955416" calcext:value-type="float">
            <text:p>0.179768912955416</text:p>
          </table:table-cell>
          <table:table-cell table:formula="of:=SIN([.B108])" office:value-type="float" office:value="0.178802215116349" calcext:value-type="float">
            <text:p>0.178802215116349</text:p>
          </table:table-cell>
          <table:table-cell table:formula="of:=INT([.C108]*512)" office:value-type="float" office:value="91" calcext:value-type="float">
            <text:p>91</text:p>
          </table:table-cell>
        </table:table-row>
        <table:table-row table:style-name="ro1">
          <table:table-cell table:formula="of:=[.A108]+[.$B$1]" office:value-type="float" office:value="10.4" calcext:value-type="float">
            <text:p>10.4</text:p>
          </table:table-cell>
          <table:table-cell table:formula="of:=[.A109]*[.$B$2]" office:value-type="float" office:value="0.18151424220741" calcext:value-type="float">
            <text:p>0.18151424220741</text:p>
          </table:table-cell>
          <table:table-cell table:formula="of:=SIN([.B109])" office:value-type="float" office:value="0.18051914525056" calcext:value-type="float">
            <text:p>0.18051914525056</text:p>
          </table:table-cell>
          <table:table-cell table:formula="of:=INT([.C109]*512)" office:value-type="float" office:value="92" calcext:value-type="float">
            <text:p>92</text:p>
          </table:table-cell>
        </table:table-row>
        <table:table-row table:style-name="ro1">
          <table:table-cell table:formula="of:=[.A109]+[.$B$1]" office:value-type="float" office:value="10.5" calcext:value-type="float">
            <text:p>10.5</text:p>
          </table:table-cell>
          <table:table-cell table:formula="of:=[.A110]*[.$B$2]" office:value-type="float" office:value="0.183259571459404" calcext:value-type="float">
            <text:p>0.183259571459404</text:p>
          </table:table-cell>
          <table:table-cell table:formula="of:=SIN([.B110])" office:value-type="float" office:value="0.182235525492147" calcext:value-type="float">
            <text:p>0.182235525492147</text:p>
          </table:table-cell>
          <table:table-cell table:formula="of:=INT([.C110]*512)" office:value-type="float" office:value="93" calcext:value-type="float">
            <text:p>93</text:p>
          </table:table-cell>
        </table:table-row>
        <table:table-row table:style-name="ro1">
          <table:table-cell table:formula="of:=[.A110]+[.$B$1]" office:value-type="float" office:value="10.6" calcext:value-type="float">
            <text:p>10.6</text:p>
          </table:table-cell>
          <table:table-cell table:formula="of:=[.A111]*[.$B$2]" office:value-type="float" office:value="0.185004900711399" calcext:value-type="float">
            <text:p>0.185004900711399</text:p>
          </table:table-cell>
          <table:table-cell table:formula="of:=SIN([.B111])" office:value-type="float" office:value="0.18395135061272" calcext:value-type="float">
            <text:p>0.18395135061272</text:p>
          </table:table-cell>
          <table:table-cell table:formula="of:=INT([.C111]*512)" office:value-type="float" office:value="94" calcext:value-type="float">
            <text:p>94</text:p>
          </table:table-cell>
        </table:table-row>
        <table:table-row table:style-name="ro1">
          <table:table-cell table:formula="of:=[.A111]+[.$B$1]" office:value-type="float" office:value="10.7" calcext:value-type="float">
            <text:p>10.7</text:p>
          </table:table-cell>
          <table:table-cell table:formula="of:=[.A112]*[.$B$2]" office:value-type="float" office:value="0.186750229963393" calcext:value-type="float">
            <text:p>0.186750229963393</text:p>
          </table:table-cell>
          <table:table-cell table:formula="of:=SIN([.B112])" office:value-type="float" office:value="0.185666615385577" calcext:value-type="float">
            <text:p>0.185666615385577</text:p>
          </table:table-cell>
          <table:table-cell table:formula="of:=INT([.C112]*512)" office:value-type="float" office:value="95" calcext:value-type="float">
            <text:p>95</text:p>
          </table:table-cell>
        </table:table-row>
        <table:table-row table:style-name="ro1">
          <table:table-cell table:formula="of:=[.A112]+[.$B$1]" office:value-type="float" office:value="10.8" calcext:value-type="float">
            <text:p>10.8</text:p>
          </table:table-cell>
          <table:table-cell table:formula="of:=[.A113]*[.$B$2]" office:value-type="float" office:value="0.188495559215387" calcext:value-type="float">
            <text:p>0.188495559215387</text:p>
          </table:table-cell>
          <table:table-cell table:formula="of:=SIN([.B113])" office:value-type="float" office:value="0.187381314585724" calcext:value-type="float">
            <text:p>0.187381314585724</text:p>
          </table:table-cell>
          <table:table-cell table:formula="of:=INT([.C113]*512)" office:value-type="float" office:value="95" calcext:value-type="float">
            <text:p>95</text:p>
          </table:table-cell>
        </table:table-row>
        <table:table-row table:style-name="ro1">
          <table:table-cell table:formula="of:=[.A113]+[.$B$1]" office:value-type="float" office:value="10.9" calcext:value-type="float">
            <text:p>10.9</text:p>
          </table:table-cell>
          <table:table-cell table:formula="of:=[.A114]*[.$B$2]" office:value-type="float" office:value="0.190240888467382" calcext:value-type="float">
            <text:p>0.190240888467382</text:p>
          </table:table-cell>
          <table:table-cell table:formula="of:=SIN([.B114])" office:value-type="float" office:value="0.189095442989891" calcext:value-type="float">
            <text:p>0.189095442989891</text:p>
          </table:table-cell>
          <table:table-cell table:formula="of:=INT([.C114]*512)" office:value-type="float" office:value="96" calcext:value-type="float">
            <text:p>96</text:p>
          </table:table-cell>
        </table:table-row>
        <table:table-row table:style-name="ro1">
          <table:table-cell table:formula="of:=[.A114]+[.$B$1]" office:value-type="float" office:value="11" calcext:value-type="float">
            <text:p>11</text:p>
          </table:table-cell>
          <table:table-cell table:formula="of:=[.A115]*[.$B$2]" office:value-type="float" office:value="0.191986217719376" calcext:value-type="float">
            <text:p>0.191986217719376</text:p>
          </table:table-cell>
          <table:table-cell table:formula="of:=SIN([.B115])" office:value-type="float" office:value="0.190808995376544" calcext:value-type="float">
            <text:p>0.190808995376544</text:p>
          </table:table-cell>
          <table:table-cell table:formula="of:=INT([.C115]*512)" office:value-type="float" office:value="97" calcext:value-type="float">
            <text:p>97</text:p>
          </table:table-cell>
        </table:table-row>
        <table:table-row table:style-name="ro1">
          <table:table-cell table:formula="of:=[.A115]+[.$B$1]" office:value-type="float" office:value="11.1" calcext:value-type="float">
            <text:p>11.1</text:p>
          </table:table-cell>
          <table:table-cell table:formula="of:=[.A116]*[.$B$2]" office:value-type="float" office:value="0.19373154697137" calcext:value-type="float">
            <text:p>0.19373154697137</text:p>
          </table:table-cell>
          <table:table-cell table:formula="of:=SIN([.B116])" office:value-type="float" office:value="0.192521966525907" calcext:value-type="float">
            <text:p>0.192521966525907</text:p>
          </table:table-cell>
          <table:table-cell table:formula="of:=INT([.C116]*512)" office:value-type="float" office:value="98" calcext:value-type="float">
            <text:p>98</text:p>
          </table:table-cell>
        </table:table-row>
        <table:table-row table:style-name="ro1">
          <table:table-cell table:formula="of:=[.A116]+[.$B$1]" office:value-type="float" office:value="11.2" calcext:value-type="float">
            <text:p>11.2</text:p>
          </table:table-cell>
          <table:table-cell table:formula="of:=[.A117]*[.$B$2]" office:value-type="float" office:value="0.195476876223364" calcext:value-type="float">
            <text:p>0.195476876223364</text:p>
          </table:table-cell>
          <table:table-cell table:formula="of:=SIN([.B117])" office:value-type="float" office:value="0.194234351219972" calcext:value-type="float">
            <text:p>0.194234351219972</text:p>
          </table:table-cell>
          <table:table-cell table:formula="of:=INT([.C117]*512)" office:value-type="float" office:value="99" calcext:value-type="float">
            <text:p>99</text:p>
          </table:table-cell>
        </table:table-row>
        <table:table-row table:style-name="ro1">
          <table:table-cell table:formula="of:=[.A117]+[.$B$1]" office:value-type="float" office:value="11.3" calcext:value-type="float">
            <text:p>11.3</text:p>
          </table:table-cell>
          <table:table-cell table:formula="of:=[.A118]*[.$B$2]" office:value-type="float" office:value="0.197222205475359" calcext:value-type="float">
            <text:p>0.197222205475359</text:p>
          </table:table-cell>
          <table:table-cell table:formula="of:=SIN([.B118])" office:value-type="float" office:value="0.195946144242517" calcext:value-type="float">
            <text:p>0.195946144242517</text:p>
          </table:table-cell>
          <table:table-cell table:formula="of:=INT([.C118]*512)" office:value-type="float" office:value="100" calcext:value-type="float">
            <text:p>100</text:p>
          </table:table-cell>
        </table:table-row>
        <table:table-row table:style-name="ro1">
          <table:table-cell table:formula="of:=[.A118]+[.$B$1]" office:value-type="float" office:value="11.4" calcext:value-type="float">
            <text:p>11.4</text:p>
          </table:table-cell>
          <table:table-cell table:formula="of:=[.A119]*[.$B$2]" office:value-type="float" office:value="0.198967534727353" calcext:value-type="float">
            <text:p>0.198967534727353</text:p>
          </table:table-cell>
          <table:table-cell table:formula="of:=SIN([.B119])" office:value-type="float" office:value="0.197657340379126" calcext:value-type="float">
            <text:p>0.197657340379126</text:p>
          </table:table-cell>
          <table:table-cell table:formula="of:=INT([.C119]*512)" office:value-type="float" office:value="101" calcext:value-type="float">
            <text:p>101</text:p>
          </table:table-cell>
        </table:table-row>
        <table:table-row table:style-name="ro1">
          <table:table-cell table:formula="of:=[.A119]+[.$B$1]" office:value-type="float" office:value="11.5" calcext:value-type="float">
            <text:p>11.5</text:p>
          </table:table-cell>
          <table:table-cell table:formula="of:=[.A120]*[.$B$2]" office:value-type="float" office:value="0.200712863979347" calcext:value-type="float">
            <text:p>0.200712863979347</text:p>
          </table:table-cell>
          <table:table-cell table:formula="of:=SIN([.B120])" office:value-type="float" office:value="0.199367934417197" calcext:value-type="float">
            <text:p>0.199367934417197</text:p>
          </table:table-cell>
          <table:table-cell table:formula="of:=INT([.C120]*512)" office:value-type="float" office:value="102" calcext:value-type="float">
            <text:p>102</text:p>
          </table:table-cell>
        </table:table-row>
        <table:table-row table:style-name="ro1">
          <table:table-cell table:formula="of:=[.A120]+[.$B$1]" office:value-type="float" office:value="11.6" calcext:value-type="float">
            <text:p>11.6</text:p>
          </table:table-cell>
          <table:table-cell table:formula="of:=[.A121]*[.$B$2]" office:value-type="float" office:value="0.202458193231342" calcext:value-type="float">
            <text:p>0.202458193231342</text:p>
          </table:table-cell>
          <table:table-cell table:formula="of:=SIN([.B121])" office:value-type="float" office:value="0.201077921145964" calcext:value-type="float">
            <text:p>0.201077921145964</text:p>
          </table:table-cell>
          <table:table-cell table:formula="of:=INT([.C121]*512)" office:value-type="float" office:value="102" calcext:value-type="float">
            <text:p>102</text:p>
          </table:table-cell>
        </table:table-row>
        <table:table-row table:style-name="ro1">
          <table:table-cell table:formula="of:=[.A121]+[.$B$1]" office:value-type="float" office:value="11.7" calcext:value-type="float">
            <text:p>11.7</text:p>
          </table:table-cell>
          <table:table-cell table:formula="of:=[.A122]*[.$B$2]" office:value-type="float" office:value="0.204203522483336" calcext:value-type="float">
            <text:p>0.204203522483336</text:p>
          </table:table-cell>
          <table:table-cell table:formula="of:=SIN([.B122])" office:value-type="float" office:value="0.202787295356512" calcext:value-type="float">
            <text:p>0.202787295356512</text:p>
          </table:table-cell>
          <table:table-cell table:formula="of:=INT([.C122]*512)" office:value-type="float" office:value="103" calcext:value-type="float">
            <text:p>103</text:p>
          </table:table-cell>
        </table:table-row>
        <table:table-row table:style-name="ro1">
          <table:table-cell table:formula="of:=[.A122]+[.$B$1]" office:value-type="float" office:value="11.8" calcext:value-type="float">
            <text:p>11.8</text:p>
          </table:table-cell>
          <table:table-cell table:formula="of:=[.A123]*[.$B$2]" office:value-type="float" office:value="0.20594885173533" calcext:value-type="float">
            <text:p>0.20594885173533</text:p>
          </table:table-cell>
          <table:table-cell table:formula="of:=SIN([.B123])" office:value-type="float" office:value="0.20449605184179" calcext:value-type="float">
            <text:p>0.20449605184179</text:p>
          </table:table-cell>
          <table:table-cell table:formula="of:=INT([.C123]*512)" office:value-type="float" office:value="104" calcext:value-type="float">
            <text:p>104</text:p>
          </table:table-cell>
        </table:table-row>
        <table:table-row table:style-name="ro1">
          <table:table-cell table:formula="of:=[.A123]+[.$B$1]" office:value-type="float" office:value="11.9" calcext:value-type="float">
            <text:p>11.9</text:p>
          </table:table-cell>
          <table:table-cell table:formula="of:=[.A124]*[.$B$2]" office:value-type="float" office:value="0.207694180987325" calcext:value-type="float">
            <text:p>0.207694180987325</text:p>
          </table:table-cell>
          <table:table-cell table:formula="of:=SIN([.B124])" office:value-type="float" office:value="0.206204185396629" calcext:value-type="float">
            <text:p>0.206204185396629</text:p>
          </table:table-cell>
          <table:table-cell table:formula="of:=INT([.C124]*512)" office:value-type="float" office:value="105" calcext:value-type="float">
            <text:p>105</text:p>
          </table:table-cell>
        </table:table-row>
        <table:table-row table:style-name="ro1">
          <table:table-cell table:formula="of:=[.A124]+[.$B$1]" office:value-type="float" office:value="12" calcext:value-type="float">
            <text:p>12</text:p>
          </table:table-cell>
          <table:table-cell table:formula="of:=[.A125]*[.$B$2]" office:value-type="float" office:value="0.209439510239319" calcext:value-type="float">
            <text:p>0.209439510239319</text:p>
          </table:table-cell>
          <table:table-cell table:formula="of:=SIN([.B125])" office:value-type="float" office:value="0.207911690817759" calcext:value-type="float">
            <text:p>0.207911690817759</text:p>
          </table:table-cell>
          <table:table-cell table:formula="of:=INT([.C125]*512)" office:value-type="float" office:value="106" calcext:value-type="float">
            <text:p>106</text:p>
          </table:table-cell>
        </table:table-row>
        <table:table-row table:style-name="ro1">
          <table:table-cell table:formula="of:=[.A125]+[.$B$1]" office:value-type="float" office:value="12.1" calcext:value-type="float">
            <text:p>12.1</text:p>
          </table:table-cell>
          <table:table-cell table:formula="of:=[.A126]*[.$B$2]" office:value-type="float" office:value="0.211184839491313" calcext:value-type="float">
            <text:p>0.211184839491313</text:p>
          </table:table-cell>
          <table:table-cell table:formula="of:=SIN([.B126])" office:value-type="float" office:value="0.209618562903821" calcext:value-type="float">
            <text:p>0.209618562903821</text:p>
          </table:table-cell>
          <table:table-cell table:formula="of:=INT([.C126]*512)" office:value-type="float" office:value="107" calcext:value-type="float">
            <text:p>107</text:p>
          </table:table-cell>
        </table:table-row>
        <table:table-row table:style-name="ro1">
          <table:table-cell table:formula="of:=[.A126]+[.$B$1]" office:value-type="float" office:value="12.2" calcext:value-type="float">
            <text:p>12.2</text:p>
          </table:table-cell>
          <table:table-cell table:formula="of:=[.A127]*[.$B$2]" office:value-type="float" office:value="0.212930168743308" calcext:value-type="float">
            <text:p>0.212930168743308</text:p>
          </table:table-cell>
          <table:table-cell table:formula="of:=SIN([.B127])" office:value-type="float" office:value="0.211324796455388" calcext:value-type="float">
            <text:p>0.211324796455388</text:p>
          </table:table-cell>
          <table:table-cell table:formula="of:=INT([.C127]*512)" office:value-type="float" office:value="108" calcext:value-type="float">
            <text:p>108</text:p>
          </table:table-cell>
        </table:table-row>
        <table:table-row table:style-name="ro1">
          <table:table-cell table:formula="of:=[.A127]+[.$B$1]" office:value-type="float" office:value="12.3" calcext:value-type="float">
            <text:p>12.3</text:p>
          </table:table-cell>
          <table:table-cell table:formula="of:=[.A128]*[.$B$2]" office:value-type="float" office:value="0.214675497995302" calcext:value-type="float">
            <text:p>0.214675497995302</text:p>
          </table:table-cell>
          <table:table-cell table:formula="of:=SIN([.B128])" office:value-type="float" office:value="0.213030386274976" calcext:value-type="float">
            <text:p>0.213030386274976</text:p>
          </table:table-cell>
          <table:table-cell table:formula="of:=INT([.C128]*512)" office:value-type="float" office:value="109" calcext:value-type="float">
            <text:p>109</text:p>
          </table:table-cell>
        </table:table-row>
        <table:table-row table:style-name="ro1">
          <table:table-cell table:formula="of:=[.A128]+[.$B$1]" office:value-type="float" office:value="12.4" calcext:value-type="float">
            <text:p>12.4</text:p>
          </table:table-cell>
          <table:table-cell table:formula="of:=[.A129]*[.$B$2]" office:value-type="float" office:value="0.216420827247296" calcext:value-type="float">
            <text:p>0.216420827247296</text:p>
          </table:table-cell>
          <table:table-cell table:formula="of:=SIN([.B129])" office:value-type="float" office:value="0.214735327167063" calcext:value-type="float">
            <text:p>0.214735327167063</text:p>
          </table:table-cell>
          <table:table-cell table:formula="of:=INT([.C129]*512)" office:value-type="float" office:value="109" calcext:value-type="float">
            <text:p>109</text:p>
          </table:table-cell>
        </table:table-row>
        <table:table-row table:style-name="ro1">
          <table:table-cell table:formula="of:=[.A129]+[.$B$1]" office:value-type="float" office:value="12.5" calcext:value-type="float">
            <text:p>12.5</text:p>
          </table:table-cell>
          <table:table-cell table:formula="of:=[.A130]*[.$B$2]" office:value-type="float" office:value="0.218166156499291" calcext:value-type="float">
            <text:p>0.218166156499291</text:p>
          </table:table-cell>
          <table:table-cell table:formula="of:=SIN([.B130])" office:value-type="float" office:value="0.216439613938102" calcext:value-type="float">
            <text:p>0.216439613938102</text:p>
          </table:table-cell>
          <table:table-cell table:formula="of:=INT([.C130]*512)" office:value-type="float" office:value="110" calcext:value-type="float">
            <text:p>110</text:p>
          </table:table-cell>
        </table:table-row>
        <table:table-row table:style-name="ro1">
          <table:table-cell table:formula="of:=[.A130]+[.$B$1]" office:value-type="float" office:value="12.6" calcext:value-type="float">
            <text:p>12.6</text:p>
          </table:table-cell>
          <table:table-cell table:formula="of:=[.A131]*[.$B$2]" office:value-type="float" office:value="0.219911485751285" calcext:value-type="float">
            <text:p>0.219911485751285</text:p>
          </table:table-cell>
          <table:table-cell table:formula="of:=SIN([.B131])" office:value-type="float" office:value="0.218143241396542" calcext:value-type="float">
            <text:p>0.218143241396542</text:p>
          </table:table-cell>
          <table:table-cell table:formula="of:=INT([.C131]*512)" office:value-type="float" office:value="111" calcext:value-type="float">
            <text:p>111</text:p>
          </table:table-cell>
        </table:table-row>
        <table:table-row table:style-name="ro1">
          <table:table-cell table:formula="of:=[.A131]+[.$B$1]" office:value-type="float" office:value="12.7" calcext:value-type="float">
            <text:p>12.7</text:p>
          </table:table-cell>
          <table:table-cell table:formula="of:=[.A132]*[.$B$2]" office:value-type="float" office:value="0.221656815003279" calcext:value-type="float">
            <text:p>0.221656815003279</text:p>
          </table:table-cell>
          <table:table-cell table:formula="of:=SIN([.B132])" office:value-type="float" office:value="0.219846204352837" calcext:value-type="float">
            <text:p>0.219846204352837</text:p>
          </table:table-cell>
          <table:table-cell table:formula="of:=INT([.C132]*512)" office:value-type="float" office:value="112" calcext:value-type="float">
            <text:p>112</text:p>
          </table:table-cell>
        </table:table-row>
        <table:table-row table:style-name="ro1">
          <table:table-cell table:formula="of:=[.A132]+[.$B$1]" office:value-type="float" office:value="12.8" calcext:value-type="float">
            <text:p>12.8</text:p>
          </table:table-cell>
          <table:table-cell table:formula="of:=[.A133]*[.$B$2]" office:value-type="float" office:value="0.223402144255274" calcext:value-type="float">
            <text:p>0.223402144255274</text:p>
          </table:table-cell>
          <table:table-cell table:formula="of:=SIN([.B133])" office:value-type="float" office:value="0.221548497619467" calcext:value-type="float">
            <text:p>0.221548497619467</text:p>
          </table:table-cell>
          <table:table-cell table:formula="of:=INT([.C133]*512)" office:value-type="float" office:value="113" calcext:value-type="float">
            <text:p>113</text:p>
          </table:table-cell>
        </table:table-row>
        <table:table-row table:style-name="ro1">
          <table:table-cell table:formula="of:=[.A133]+[.$B$1]" office:value-type="float" office:value="12.9" calcext:value-type="float">
            <text:p>12.9</text:p>
          </table:table-cell>
          <table:table-cell table:formula="of:=[.A134]*[.$B$2]" office:value-type="float" office:value="0.225147473507268" calcext:value-type="float">
            <text:p>0.225147473507268</text:p>
          </table:table-cell>
          <table:table-cell table:formula="of:=SIN([.B134])" office:value-type="float" office:value="0.223250116010951" calcext:value-type="float">
            <text:p>0.223250116010951</text:p>
          </table:table-cell>
          <table:table-cell table:formula="of:=INT([.C134]*512)" office:value-type="float" office:value="114" calcext:value-type="float">
            <text:p>114</text:p>
          </table:table-cell>
        </table:table-row>
        <table:table-row table:style-name="ro1">
          <table:table-cell table:formula="of:=[.A134]+[.$B$1]" office:value-type="float" office:value="13" calcext:value-type="float">
            <text:p>13</text:p>
          </table:table-cell>
          <table:table-cell table:formula="of:=[.A135]*[.$B$2]" office:value-type="float" office:value="0.226892802759262" calcext:value-type="float">
            <text:p>0.226892802759262</text:p>
          </table:table-cell>
          <table:table-cell table:formula="of:=SIN([.B135])" office:value-type="float" office:value="0.224951054343864" calcext:value-type="float">
            <text:p>0.224951054343864</text:p>
          </table:table-cell>
          <table:table-cell table:formula="of:=INT([.C135]*512)" office:value-type="float" office:value="115" calcext:value-type="float">
            <text:p>115</text:p>
          </table:table-cell>
        </table:table-row>
        <table:table-row table:style-name="ro1">
          <table:table-cell table:formula="of:=[.A135]+[.$B$1]" office:value-type="float" office:value="13.1" calcext:value-type="float">
            <text:p>13.1</text:p>
          </table:table-cell>
          <table:table-cell table:formula="of:=[.A136]*[.$B$2]" office:value-type="float" office:value="0.228638132011257" calcext:value-type="float">
            <text:p>0.228638132011257</text:p>
          </table:table-cell>
          <table:table-cell table:formula="of:=SIN([.B136])" office:value-type="float" office:value="0.226651307436854" calcext:value-type="float">
            <text:p>0.226651307436854</text:p>
          </table:table-cell>
          <table:table-cell table:formula="of:=INT([.C136]*512)" office:value-type="float" office:value="116" calcext:value-type="float">
            <text:p>116</text:p>
          </table:table-cell>
        </table:table-row>
        <table:table-row table:style-name="ro1">
          <table:table-cell table:formula="of:=[.A136]+[.$B$1]" office:value-type="float" office:value="13.2" calcext:value-type="float">
            <text:p>13.2</text:p>
          </table:table-cell>
          <table:table-cell table:formula="of:=[.A137]*[.$B$2]" office:value-type="float" office:value="0.230383461263251" calcext:value-type="float">
            <text:p>0.230383461263251</text:p>
          </table:table-cell>
          <table:table-cell table:formula="of:=SIN([.B137])" office:value-type="float" office:value="0.228350870110655" calcext:value-type="float">
            <text:p>0.228350870110655</text:p>
          </table:table-cell>
          <table:table-cell table:formula="of:=INT([.C137]*512)" office:value-type="float" office:value="116" calcext:value-type="float">
            <text:p>116</text:p>
          </table:table-cell>
        </table:table-row>
        <table:table-row table:style-name="ro1">
          <table:table-cell table:formula="of:=[.A137]+[.$B$1]" office:value-type="float" office:value="13.3" calcext:value-type="float">
            <text:p>13.3</text:p>
          </table:table-cell>
          <table:table-cell table:formula="of:=[.A138]*[.$B$2]" office:value-type="float" office:value="0.232128790515245" calcext:value-type="float">
            <text:p>0.232128790515245</text:p>
          </table:table-cell>
          <table:table-cell table:formula="of:=SIN([.B138])" office:value-type="float" office:value="0.230049737188104" calcext:value-type="float">
            <text:p>0.230049737188104</text:p>
          </table:table-cell>
          <table:table-cell table:formula="of:=INT([.C138]*512)" office:value-type="float" office:value="117" calcext:value-type="float">
            <text:p>117</text:p>
          </table:table-cell>
        </table:table-row>
        <table:table-row table:style-name="ro1">
          <table:table-cell table:formula="of:=[.A138]+[.$B$1]" office:value-type="float" office:value="13.4" calcext:value-type="float">
            <text:p>13.4</text:p>
          </table:table-cell>
          <table:table-cell table:formula="of:=[.A139]*[.$B$2]" office:value-type="float" office:value="0.23387411976724" calcext:value-type="float">
            <text:p>0.23387411976724</text:p>
          </table:table-cell>
          <table:table-cell table:formula="of:=SIN([.B139])" office:value-type="float" office:value="0.231747903494157" calcext:value-type="float">
            <text:p>0.231747903494157</text:p>
          </table:table-cell>
          <table:table-cell table:formula="of:=INT([.C139]*512)" office:value-type="float" office:value="118" calcext:value-type="float">
            <text:p>118</text:p>
          </table:table-cell>
        </table:table-row>
        <table:table-row table:style-name="ro1">
          <table:table-cell table:formula="of:=[.A139]+[.$B$1]" office:value-type="float" office:value="13.5" calcext:value-type="float">
            <text:p>13.5</text:p>
          </table:table-cell>
          <table:table-cell table:formula="of:=[.A140]*[.$B$2]" office:value-type="float" office:value="0.235619449019234" calcext:value-type="float">
            <text:p>0.235619449019234</text:p>
          </table:table-cell>
          <table:table-cell table:formula="of:=SIN([.B140])" office:value-type="float" office:value="0.233445363855905" calcext:value-type="float">
            <text:p>0.233445363855905</text:p>
          </table:table-cell>
          <table:table-cell table:formula="of:=INT([.C140]*512)" office:value-type="float" office:value="119" calcext:value-type="float">
            <text:p>119</text:p>
          </table:table-cell>
        </table:table-row>
        <table:table-row table:style-name="ro1">
          <table:table-cell table:formula="of:=[.A140]+[.$B$1]" office:value-type="float" office:value="13.6" calcext:value-type="float">
            <text:p>13.6</text:p>
          </table:table-cell>
          <table:table-cell table:formula="of:=[.A141]*[.$B$2]" office:value-type="float" office:value="0.237364778271228" calcext:value-type="float">
            <text:p>0.237364778271228</text:p>
          </table:table-cell>
          <table:table-cell table:formula="of:=SIN([.B141])" office:value-type="float" office:value="0.235142113102589" calcext:value-type="float">
            <text:p>0.235142113102589</text:p>
          </table:table-cell>
          <table:table-cell table:formula="of:=INT([.C141]*512)" office:value-type="float" office:value="120" calcext:value-type="float">
            <text:p>120</text:p>
          </table:table-cell>
        </table:table-row>
        <table:table-row table:style-name="ro1">
          <table:table-cell table:formula="of:=[.A141]+[.$B$1]" office:value-type="float" office:value="13.7" calcext:value-type="float">
            <text:p>13.7</text:p>
          </table:table-cell>
          <table:table-cell table:formula="of:=[.A142]*[.$B$2]" office:value-type="float" office:value="0.239110107523223" calcext:value-type="float">
            <text:p>0.239110107523223</text:p>
          </table:table-cell>
          <table:table-cell table:formula="of:=SIN([.B142])" office:value-type="float" office:value="0.236838146065618" calcext:value-type="float">
            <text:p>0.236838146065618</text:p>
          </table:table-cell>
          <table:table-cell table:formula="of:=INT([.C142]*512)" office:value-type="float" office:value="121" calcext:value-type="float">
            <text:p>121</text:p>
          </table:table-cell>
        </table:table-row>
        <table:table-row table:style-name="ro1">
          <table:table-cell table:formula="of:=[.A142]+[.$B$1]" office:value-type="float" office:value="13.8" calcext:value-type="float">
            <text:p>13.8</text:p>
          </table:table-cell>
          <table:table-cell table:formula="of:=[.A143]*[.$B$2]" office:value-type="float" office:value="0.240855436775217" calcext:value-type="float">
            <text:p>0.240855436775217</text:p>
          </table:table-cell>
          <table:table-cell table:formula="of:=SIN([.B143])" office:value-type="float" office:value="0.23853345757858" calcext:value-type="float">
            <text:p>0.23853345757858</text:p>
          </table:table-cell>
          <table:table-cell table:formula="of:=INT([.C143]*512)" office:value-type="float" office:value="122" calcext:value-type="float">
            <text:p>122</text:p>
          </table:table-cell>
        </table:table-row>
        <table:table-row table:style-name="ro1">
          <table:table-cell table:formula="of:=[.A143]+[.$B$1]" office:value-type="float" office:value="13.9" calcext:value-type="float">
            <text:p>13.9</text:p>
          </table:table-cell>
          <table:table-cell table:formula="of:=[.A144]*[.$B$2]" office:value-type="float" office:value="0.242600766027211" calcext:value-type="float">
            <text:p>0.242600766027211</text:p>
          </table:table-cell>
          <table:table-cell table:formula="of:=SIN([.B144])" office:value-type="float" office:value="0.240228042477263" calcext:value-type="float">
            <text:p>0.240228042477263</text:p>
          </table:table-cell>
          <table:table-cell table:formula="of:=INT([.C144]*512)" office:value-type="float" office:value="122" calcext:value-type="float">
            <text:p>122</text:p>
          </table:table-cell>
        </table:table-row>
        <table:table-row table:style-name="ro1">
          <table:table-cell table:formula="of:=[.A144]+[.$B$1]" office:value-type="float" office:value="14" calcext:value-type="float">
            <text:p>14</text:p>
          </table:table-cell>
          <table:table-cell table:formula="of:=[.A145]*[.$B$2]" office:value-type="float" office:value="0.244346095279206" calcext:value-type="float">
            <text:p>0.244346095279206</text:p>
          </table:table-cell>
          <table:table-cell table:formula="of:=SIN([.B145])" office:value-type="float" office:value="0.241921895599667" calcext:value-type="float">
            <text:p>0.241921895599667</text:p>
          </table:table-cell>
          <table:table-cell table:formula="of:=INT([.C145]*512)" office:value-type="float" office:value="123" calcext:value-type="float">
            <text:p>123</text:p>
          </table:table-cell>
        </table:table-row>
        <table:table-row table:style-name="ro1">
          <table:table-cell table:formula="of:=[.A145]+[.$B$1]" office:value-type="float" office:value="14.1" calcext:value-type="float">
            <text:p>14.1</text:p>
          </table:table-cell>
          <table:table-cell table:formula="of:=[.A146]*[.$B$2]" office:value-type="float" office:value="0.2460914245312" calcext:value-type="float">
            <text:p>0.2460914245312</text:p>
          </table:table-cell>
          <table:table-cell table:formula="of:=SIN([.B146])" office:value-type="float" office:value="0.243615011786022" calcext:value-type="float">
            <text:p>0.243615011786022</text:p>
          </table:table-cell>
          <table:table-cell table:formula="of:=INT([.C146]*512)" office:value-type="float" office:value="124" calcext:value-type="float">
            <text:p>124</text:p>
          </table:table-cell>
        </table:table-row>
        <table:table-row table:style-name="ro1">
          <table:table-cell table:formula="of:=[.A146]+[.$B$1]" office:value-type="float" office:value="14.2" calcext:value-type="float">
            <text:p>14.2</text:p>
          </table:table-cell>
          <table:table-cell table:formula="of:=[.A147]*[.$B$2]" office:value-type="float" office:value="0.247836753783194" calcext:value-type="float">
            <text:p>0.247836753783194</text:p>
          </table:table-cell>
          <table:table-cell table:formula="of:=SIN([.B147])" office:value-type="float" office:value="0.245307385878802" calcext:value-type="float">
            <text:p>0.245307385878802</text:p>
          </table:table-cell>
          <table:table-cell table:formula="of:=INT([.C147]*512)" office:value-type="float" office:value="125" calcext:value-type="float">
            <text:p>125</text:p>
          </table:table-cell>
        </table:table-row>
        <table:table-row table:style-name="ro1">
          <table:table-cell table:formula="of:=[.A147]+[.$B$1]" office:value-type="float" office:value="14.3" calcext:value-type="float">
            <text:p>14.3</text:p>
          </table:table-cell>
          <table:table-cell table:formula="of:=[.A148]*[.$B$2]" office:value-type="float" office:value="0.249582083035189" calcext:value-type="float">
            <text:p>0.249582083035189</text:p>
          </table:table-cell>
          <table:table-cell table:formula="of:=SIN([.B148])" office:value-type="float" office:value="0.246999012722742" calcext:value-type="float">
            <text:p>0.246999012722742</text:p>
          </table:table-cell>
          <table:table-cell table:formula="of:=INT([.C148]*512)" office:value-type="float" office:value="126" calcext:value-type="float">
            <text:p>126</text:p>
          </table:table-cell>
        </table:table-row>
        <table:table-row table:style-name="ro1">
          <table:table-cell table:formula="of:=[.A148]+[.$B$1]" office:value-type="float" office:value="14.4" calcext:value-type="float">
            <text:p>14.4</text:p>
          </table:table-cell>
          <table:table-cell table:formula="of:=[.A149]*[.$B$2]" office:value-type="float" office:value="0.251327412287183" calcext:value-type="float">
            <text:p>0.251327412287183</text:p>
          </table:table-cell>
          <table:table-cell table:formula="of:=SIN([.B149])" office:value-type="float" office:value="0.248689887164854" calcext:value-type="float">
            <text:p>0.248689887164854</text:p>
          </table:table-cell>
          <table:table-cell table:formula="of:=INT([.C149]*512)" office:value-type="float" office:value="127" calcext:value-type="float">
            <text:p>127</text:p>
          </table:table-cell>
        </table:table-row>
        <table:table-row table:style-name="ro1">
          <table:table-cell table:formula="of:=[.A149]+[.$B$1]" office:value-type="float" office:value="14.5" calcext:value-type="float">
            <text:p>14.5</text:p>
          </table:table-cell>
          <table:table-cell table:formula="of:=[.A150]*[.$B$2]" office:value-type="float" office:value="0.253072741539177" calcext:value-type="float">
            <text:p>0.253072741539177</text:p>
          </table:table-cell>
          <table:table-cell table:formula="of:=SIN([.B150])" office:value-type="float" office:value="0.250380004054441" calcext:value-type="float">
            <text:p>0.250380004054441</text:p>
          </table:table-cell>
          <table:table-cell table:formula="of:=INT([.C150]*512)" office:value-type="float" office:value="128" calcext:value-type="float">
            <text:p>128</text:p>
          </table:table-cell>
        </table:table-row>
        <table:table-row table:style-name="ro1">
          <table:table-cell table:formula="of:=[.A150]+[.$B$1]" office:value-type="float" office:value="14.6" calcext:value-type="float">
            <text:p>14.6</text:p>
          </table:table-cell>
          <table:table-cell table:formula="of:=[.A151]*[.$B$2]" office:value-type="float" office:value="0.254818070791171" calcext:value-type="float">
            <text:p>0.254818070791171</text:p>
          </table:table-cell>
          <table:table-cell table:formula="of:=SIN([.B151])" office:value-type="float" office:value="0.252069358243113" calcext:value-type="float">
            <text:p>0.252069358243113</text:p>
          </table:table-cell>
          <table:table-cell table:formula="of:=INT([.C151]*512)" office:value-type="float" office:value="129" calcext:value-type="float">
            <text:p>129</text:p>
          </table:table-cell>
        </table:table-row>
        <table:table-row table:style-name="ro1">
          <table:table-cell table:formula="of:=[.A151]+[.$B$1]" office:value-type="float" office:value="14.7" calcext:value-type="float">
            <text:p>14.7</text:p>
          </table:table-cell>
          <table:table-cell table:formula="of:=[.A152]*[.$B$2]" office:value-type="float" office:value="0.256563400043166" calcext:value-type="float">
            <text:p>0.256563400043166</text:p>
          </table:table-cell>
          <table:table-cell table:formula="of:=SIN([.B152])" office:value-type="float" office:value="0.253757944584805" calcext:value-type="float">
            <text:p>0.253757944584805</text:p>
          </table:table-cell>
          <table:table-cell table:formula="of:=INT([.C152]*512)" office:value-type="float" office:value="129" calcext:value-type="float">
            <text:p>129</text:p>
          </table:table-cell>
        </table:table-row>
        <table:table-row table:style-name="ro1">
          <table:table-cell table:formula="of:=[.A152]+[.$B$1]" office:value-type="float" office:value="14.8" calcext:value-type="float">
            <text:p>14.8</text:p>
          </table:table-cell>
          <table:table-cell table:formula="of:=[.A153]*[.$B$2]" office:value-type="float" office:value="0.25830872929516" calcext:value-type="float">
            <text:p>0.25830872929516</text:p>
          </table:table-cell>
          <table:table-cell table:formula="of:=SIN([.B153])" office:value-type="float" office:value="0.25544575793579" calcext:value-type="float">
            <text:p>0.25544575793579</text:p>
          </table:table-cell>
          <table:table-cell table:formula="of:=INT([.C153]*512)" office:value-type="float" office:value="130" calcext:value-type="float">
            <text:p>130</text:p>
          </table:table-cell>
        </table:table-row>
        <table:table-row table:style-name="ro1">
          <table:table-cell table:formula="of:=[.A153]+[.$B$1]" office:value-type="float" office:value="14.9" calcext:value-type="float">
            <text:p>14.9</text:p>
          </table:table-cell>
          <table:table-cell table:formula="of:=[.A154]*[.$B$2]" office:value-type="float" office:value="0.260054058547154" calcext:value-type="float">
            <text:p>0.260054058547154</text:p>
          </table:table-cell>
          <table:table-cell table:formula="of:=SIN([.B154])" office:value-type="float" office:value="0.257132793154696" calcext:value-type="float">
            <text:p>0.257132793154696</text:p>
          </table:table-cell>
          <table:table-cell table:formula="of:=INT([.C154]*512)" office:value-type="float" office:value="131" calcext:value-type="float">
            <text:p>131</text:p>
          </table:table-cell>
        </table:table-row>
        <table:table-row table:style-name="ro1">
          <table:table-cell table:formula="of:=[.A154]+[.$B$1]" office:value-type="float" office:value="15" calcext:value-type="float">
            <text:p>15</text:p>
          </table:table-cell>
          <table:table-cell table:formula="of:=[.A155]*[.$B$2]" office:value-type="float" office:value="0.261799387799149" calcext:value-type="float">
            <text:p>0.261799387799149</text:p>
          </table:table-cell>
          <table:table-cell table:formula="of:=SIN([.B155])" office:value-type="float" office:value="0.25881904510252" calcext:value-type="float">
            <text:p>0.25881904510252</text:p>
          </table:table-cell>
          <table:table-cell table:formula="of:=INT([.C155]*512)" office:value-type="float" office:value="132" calcext:value-type="float">
            <text:p>132</text:p>
          </table:table-cell>
        </table:table-row>
        <table:table-row table:style-name="ro1">
          <table:table-cell table:formula="of:=[.A155]+[.$B$1]" office:value-type="float" office:value="15.1" calcext:value-type="float">
            <text:p>15.1</text:p>
          </table:table-cell>
          <table:table-cell table:formula="of:=[.A156]*[.$B$2]" office:value-type="float" office:value="0.263544717051143" calcext:value-type="float">
            <text:p>0.263544717051143</text:p>
          </table:table-cell>
          <table:table-cell table:formula="of:=SIN([.B156])" office:value-type="float" office:value="0.260504508642648" calcext:value-type="float">
            <text:p>0.260504508642648</text:p>
          </table:table-cell>
          <table:table-cell table:formula="of:=INT([.C156]*512)" office:value-type="float" office:value="133" calcext:value-type="float">
            <text:p>133</text:p>
          </table:table-cell>
        </table:table-row>
        <table:table-row table:style-name="ro1">
          <table:table-cell table:formula="of:=[.A156]+[.$B$1]" office:value-type="float" office:value="15.2" calcext:value-type="float">
            <text:p>15.2</text:p>
          </table:table-cell>
          <table:table-cell table:formula="of:=[.A157]*[.$B$2]" office:value-type="float" office:value="0.265290046303137" calcext:value-type="float">
            <text:p>0.265290046303137</text:p>
          </table:table-cell>
          <table:table-cell table:formula="of:=SIN([.B157])" office:value-type="float" office:value="0.262189178640864" calcext:value-type="float">
            <text:p>0.262189178640864</text:p>
          </table:table-cell>
          <table:table-cell table:formula="of:=INT([.C157]*512)" office:value-type="float" office:value="134" calcext:value-type="float">
            <text:p>134</text:p>
          </table:table-cell>
        </table:table-row>
        <table:table-row table:style-name="ro1">
          <table:table-cell table:formula="of:=[.A157]+[.$B$1]" office:value-type="float" office:value="15.3" calcext:value-type="float">
            <text:p>15.3</text:p>
          </table:table-cell>
          <table:table-cell table:formula="of:=[.A158]*[.$B$2]" office:value-type="float" office:value="0.267035375555132" calcext:value-type="float">
            <text:p>0.267035375555132</text:p>
          </table:table-cell>
          <table:table-cell table:formula="of:=SIN([.B158])" office:value-type="float" office:value="0.263873049965372" calcext:value-type="float">
            <text:p>0.263873049965372</text:p>
          </table:table-cell>
          <table:table-cell table:formula="of:=INT([.C158]*512)" office:value-type="float" office:value="135" calcext:value-type="float">
            <text:p>135</text:p>
          </table:table-cell>
        </table:table-row>
        <table:table-row table:style-name="ro1">
          <table:table-cell table:formula="of:=[.A158]+[.$B$1]" office:value-type="float" office:value="15.4" calcext:value-type="float">
            <text:p>15.4</text:p>
          </table:table-cell>
          <table:table-cell table:formula="of:=[.A159]*[.$B$2]" office:value-type="float" office:value="0.268780704807126" calcext:value-type="float">
            <text:p>0.268780704807126</text:p>
          </table:table-cell>
          <table:table-cell table:formula="of:=SIN([.B159])" office:value-type="float" office:value="0.265556117486808" calcext:value-type="float">
            <text:p>0.265556117486808</text:p>
          </table:table-cell>
          <table:table-cell table:formula="of:=INT([.C159]*512)" office:value-type="float" office:value="135" calcext:value-type="float">
            <text:p>135</text:p>
          </table:table-cell>
        </table:table-row>
        <table:table-row table:style-name="ro1">
          <table:table-cell table:formula="of:=[.A159]+[.$B$1]" office:value-type="float" office:value="15.5" calcext:value-type="float">
            <text:p>15.5</text:p>
          </table:table-cell>
          <table:table-cell table:formula="of:=[.A160]*[.$B$2]" office:value-type="float" office:value="0.27052603405912" calcext:value-type="float">
            <text:p>0.27052603405912</text:p>
          </table:table-cell>
          <table:table-cell table:formula="of:=SIN([.B160])" office:value-type="float" office:value="0.267238376078256" calcext:value-type="float">
            <text:p>0.267238376078256</text:p>
          </table:table-cell>
          <table:table-cell table:formula="of:=INT([.C160]*512)" office:value-type="float" office:value="136" calcext:value-type="float">
            <text:p>136</text:p>
          </table:table-cell>
        </table:table-row>
        <table:table-row table:style-name="ro1">
          <table:table-cell table:formula="of:=[.A160]+[.$B$1]" office:value-type="float" office:value="15.6" calcext:value-type="float">
            <text:p>15.6</text:p>
          </table:table-cell>
          <table:table-cell table:formula="of:=[.A161]*[.$B$2]" office:value-type="float" office:value="0.272271363311115" calcext:value-type="float">
            <text:p>0.272271363311115</text:p>
          </table:table-cell>
          <table:table-cell table:formula="of:=SIN([.B161])" office:value-type="float" office:value="0.268919820615265" calcext:value-type="float">
            <text:p>0.268919820615265</text:p>
          </table:table-cell>
          <table:table-cell table:formula="of:=INT([.C161]*512)" office:value-type="float" office:value="137" calcext:value-type="float">
            <text:p>137</text:p>
          </table:table-cell>
        </table:table-row>
        <table:table-row table:style-name="ro1">
          <table:table-cell table:formula="of:=[.A161]+[.$B$1]" office:value-type="float" office:value="15.7" calcext:value-type="float">
            <text:p>15.7</text:p>
          </table:table-cell>
          <table:table-cell table:formula="of:=[.A162]*[.$B$2]" office:value-type="float" office:value="0.274016692563109" calcext:value-type="float">
            <text:p>0.274016692563109</text:p>
          </table:table-cell>
          <table:table-cell table:formula="of:=SIN([.B162])" office:value-type="float" office:value="0.270600445975863" calcext:value-type="float">
            <text:p>0.270600445975863</text:p>
          </table:table-cell>
          <table:table-cell table:formula="of:=INT([.C162]*512)" office:value-type="float" office:value="138" calcext:value-type="float">
            <text:p>138</text:p>
          </table:table-cell>
        </table:table-row>
        <table:table-row table:style-name="ro1">
          <table:table-cell table:formula="of:=[.A162]+[.$B$1]" office:value-type="float" office:value="15.8" calcext:value-type="float">
            <text:p>15.8</text:p>
          </table:table-cell>
          <table:table-cell table:formula="of:=[.A163]*[.$B$2]" office:value-type="float" office:value="0.275762021815103" calcext:value-type="float">
            <text:p>0.275762021815103</text:p>
          </table:table-cell>
          <table:table-cell table:formula="of:=SIN([.B163])" office:value-type="float" office:value="0.272280247040574" calcext:value-type="float">
            <text:p>0.272280247040574</text:p>
          </table:table-cell>
          <table:table-cell table:formula="of:=INT([.C163]*512)" office:value-type="float" office:value="139" calcext:value-type="float">
            <text:p>139</text:p>
          </table:table-cell>
        </table:table-row>
        <table:table-row table:style-name="ro1">
          <table:table-cell table:formula="of:=[.A163]+[.$B$1]" office:value-type="float" office:value="15.9" calcext:value-type="float">
            <text:p>15.9</text:p>
          </table:table-cell>
          <table:table-cell table:formula="of:=[.A164]*[.$B$2]" office:value-type="float" office:value="0.277507351067098" calcext:value-type="float">
            <text:p>0.277507351067098</text:p>
          </table:table-cell>
          <table:table-cell table:formula="of:=SIN([.B164])" office:value-type="float" office:value="0.273959218692432" calcext:value-type="float">
            <text:p>0.273959218692432</text:p>
          </table:table-cell>
          <table:table-cell table:formula="of:=INT([.C164]*512)" office:value-type="float" office:value="140" calcext:value-type="float">
            <text:p>140</text:p>
          </table:table-cell>
        </table:table-row>
        <table:table-row table:style-name="ro1">
          <table:table-cell table:formula="of:=[.A164]+[.$B$1]" office:value-type="float" office:value="16" calcext:value-type="float">
            <text:p>16</text:p>
          </table:table-cell>
          <table:table-cell table:formula="of:=[.A165]*[.$B$2]" office:value-type="float" office:value="0.279252680319092" calcext:value-type="float">
            <text:p>0.279252680319092</text:p>
          </table:table-cell>
          <table:table-cell table:formula="of:=SIN([.B165])" office:value-type="float" office:value="0.275637355816998" calcext:value-type="float">
            <text:p>0.275637355816998</text:p>
          </table:table-cell>
          <table:table-cell table:formula="of:=INT([.C165]*512)" office:value-type="float" office:value="141" calcext:value-type="float">
            <text:p>141</text:p>
          </table:table-cell>
        </table:table-row>
        <table:table-row table:style-name="ro1">
          <table:table-cell table:formula="of:=[.A165]+[.$B$1]" office:value-type="float" office:value="16.1" calcext:value-type="float">
            <text:p>16.1</text:p>
          </table:table-cell>
          <table:table-cell table:formula="of:=[.A166]*[.$B$2]" office:value-type="float" office:value="0.280998009571086" calcext:value-type="float">
            <text:p>0.280998009571086</text:p>
          </table:table-cell>
          <table:table-cell table:formula="of:=SIN([.B166])" office:value-type="float" office:value="0.277314653302377" calcext:value-type="float">
            <text:p>0.277314653302377</text:p>
          </table:table-cell>
          <table:table-cell table:formula="of:=INT([.C166]*512)" office:value-type="float" office:value="141" calcext:value-type="float">
            <text:p>141</text:p>
          </table:table-cell>
        </table:table-row>
        <table:table-row table:style-name="ro1">
          <table:table-cell table:formula="of:=[.A166]+[.$B$1]" office:value-type="float" office:value="16.2" calcext:value-type="float">
            <text:p>16.2</text:p>
          </table:table-cell>
          <table:table-cell table:formula="of:=[.A167]*[.$B$2]" office:value-type="float" office:value="0.282743338823081" calcext:value-type="float">
            <text:p>0.282743338823081</text:p>
          </table:table-cell>
          <table:table-cell table:formula="of:=SIN([.B167])" office:value-type="float" office:value="0.278991106039229" calcext:value-type="float">
            <text:p>0.278991106039229</text:p>
          </table:table-cell>
          <table:table-cell table:formula="of:=INT([.C167]*512)" office:value-type="float" office:value="142" calcext:value-type="float">
            <text:p>142</text:p>
          </table:table-cell>
        </table:table-row>
        <table:table-row table:style-name="ro1">
          <table:table-cell table:formula="of:=[.A167]+[.$B$1]" office:value-type="float" office:value="16.3" calcext:value-type="float">
            <text:p>16.3</text:p>
          </table:table-cell>
          <table:table-cell table:formula="of:=[.A168]*[.$B$2]" office:value-type="float" office:value="0.284488668075075" calcext:value-type="float">
            <text:p>0.284488668075075</text:p>
          </table:table-cell>
          <table:table-cell table:formula="of:=SIN([.B168])" office:value-type="float" office:value="0.280666708920787" calcext:value-type="float">
            <text:p>0.280666708920787</text:p>
          </table:table-cell>
          <table:table-cell table:formula="of:=INT([.C168]*512)" office:value-type="float" office:value="143" calcext:value-type="float">
            <text:p>143</text:p>
          </table:table-cell>
        </table:table-row>
        <table:table-row table:style-name="ro1">
          <table:table-cell table:formula="of:=[.A168]+[.$B$1]" office:value-type="float" office:value="16.4" calcext:value-type="float">
            <text:p>16.4</text:p>
          </table:table-cell>
          <table:table-cell table:formula="of:=[.A169]*[.$B$2]" office:value-type="float" office:value="0.286233997327069" calcext:value-type="float">
            <text:p>0.286233997327069</text:p>
          </table:table-cell>
          <table:table-cell table:formula="of:=SIN([.B169])" office:value-type="float" office:value="0.282341456842876" calcext:value-type="float">
            <text:p>0.282341456842876</text:p>
          </table:table-cell>
          <table:table-cell table:formula="of:=INT([.C169]*512)" office:value-type="float" office:value="144" calcext:value-type="float">
            <text:p>144</text:p>
          </table:table-cell>
        </table:table-row>
        <table:table-row table:style-name="ro1">
          <table:table-cell table:formula="of:=[.A169]+[.$B$1]" office:value-type="float" office:value="16.5" calcext:value-type="float">
            <text:p>16.5</text:p>
          </table:table-cell>
          <table:table-cell table:formula="of:=[.A170]*[.$B$2]" office:value-type="float" office:value="0.287979326579064" calcext:value-type="float">
            <text:p>0.287979326579064</text:p>
          </table:table-cell>
          <table:table-cell table:formula="of:=SIN([.B170])" office:value-type="float" office:value="0.284015344703922" calcext:value-type="float">
            <text:p>0.284015344703922</text:p>
          </table:table-cell>
          <table:table-cell table:formula="of:=INT([.C170]*512)" office:value-type="float" office:value="145" calcext:value-type="float">
            <text:p>145</text:p>
          </table:table-cell>
        </table:table-row>
        <table:table-row table:style-name="ro1">
          <table:table-cell table:formula="of:=[.A170]+[.$B$1]" office:value-type="float" office:value="16.6" calcext:value-type="float">
            <text:p>16.6</text:p>
          </table:table-cell>
          <table:table-cell table:formula="of:=[.A171]*[.$B$2]" office:value-type="float" office:value="0.289724655831058" calcext:value-type="float">
            <text:p>0.289724655831058</text:p>
          </table:table-cell>
          <table:table-cell table:formula="of:=SIN([.B171])" office:value-type="float" office:value="0.285688367404973" calcext:value-type="float">
            <text:p>0.285688367404973</text:p>
          </table:table-cell>
          <table:table-cell table:formula="of:=INT([.C171]*512)" office:value-type="float" office:value="146" calcext:value-type="float">
            <text:p>146</text:p>
          </table:table-cell>
        </table:table-row>
        <table:table-row table:style-name="ro1">
          <table:table-cell table:formula="of:=[.A171]+[.$B$1]" office:value-type="float" office:value="16.7" calcext:value-type="float">
            <text:p>16.7</text:p>
          </table:table-cell>
          <table:table-cell table:formula="of:=[.A172]*[.$B$2]" office:value-type="float" office:value="0.291469985083052" calcext:value-type="float">
            <text:p>0.291469985083052</text:p>
          </table:table-cell>
          <table:table-cell table:formula="of:=SIN([.B172])" office:value-type="float" office:value="0.287360519849711" calcext:value-type="float">
            <text:p>0.287360519849711</text:p>
          </table:table-cell>
          <table:table-cell table:formula="of:=INT([.C172]*512)" office:value-type="float" office:value="147" calcext:value-type="float">
            <text:p>147</text:p>
          </table:table-cell>
        </table:table-row>
        <table:table-row table:style-name="ro1">
          <table:table-cell table:formula="of:=[.A172]+[.$B$1]" office:value-type="float" office:value="16.8" calcext:value-type="float">
            <text:p>16.8</text:p>
          </table:table-cell>
          <table:table-cell table:formula="of:=[.A173]*[.$B$2]" office:value-type="float" office:value="0.293215314335047" calcext:value-type="float">
            <text:p>0.293215314335047</text:p>
          </table:table-cell>
          <table:table-cell table:formula="of:=SIN([.B173])" office:value-type="float" office:value="0.289031796944471" calcext:value-type="float">
            <text:p>0.289031796944471</text:p>
          </table:table-cell>
          <table:table-cell table:formula="of:=INT([.C173]*512)" office:value-type="float" office:value="147" calcext:value-type="float">
            <text:p>147</text:p>
          </table:table-cell>
        </table:table-row>
        <table:table-row table:style-name="ro1">
          <table:table-cell table:formula="of:=[.A173]+[.$B$1]" office:value-type="float" office:value="16.9" calcext:value-type="float">
            <text:p>16.9</text:p>
          </table:table-cell>
          <table:table-cell table:formula="of:=[.A174]*[.$B$2]" office:value-type="float" office:value="0.294960643587041" calcext:value-type="float">
            <text:p>0.294960643587041</text:p>
          </table:table-cell>
          <table:table-cell table:formula="of:=SIN([.B174])" office:value-type="float" office:value="0.290702193598252" calcext:value-type="float">
            <text:p>0.290702193598252</text:p>
          </table:table-cell>
          <table:table-cell table:formula="of:=INT([.C174]*512)" office:value-type="float" office:value="148" calcext:value-type="float">
            <text:p>148</text:p>
          </table:table-cell>
        </table:table-row>
        <table:table-row table:style-name="ro1">
          <table:table-cell table:formula="of:=[.A174]+[.$B$1]" office:value-type="float" office:value="17" calcext:value-type="float">
            <text:p>17</text:p>
          </table:table-cell>
          <table:table-cell table:formula="of:=[.A175]*[.$B$2]" office:value-type="float" office:value="0.296705972839036" calcext:value-type="float">
            <text:p>0.296705972839036</text:p>
          </table:table-cell>
          <table:table-cell table:formula="of:=SIN([.B175])" office:value-type="float" office:value="0.292371704722736" calcext:value-type="float">
            <text:p>0.292371704722736</text:p>
          </table:table-cell>
          <table:table-cell table:formula="of:=INT([.C175]*512)" office:value-type="float" office:value="149" calcext:value-type="float">
            <text:p>149</text:p>
          </table:table-cell>
        </table:table-row>
        <table:table-row table:style-name="ro1">
          <table:table-cell table:formula="of:=[.A175]+[.$B$1]" office:value-type="float" office:value="17.1" calcext:value-type="float">
            <text:p>17.1</text:p>
          </table:table-cell>
          <table:table-cell table:formula="of:=[.A176]*[.$B$2]" office:value-type="float" office:value="0.29845130209103" calcext:value-type="float">
            <text:p>0.29845130209103</text:p>
          </table:table-cell>
          <table:table-cell table:formula="of:=SIN([.B176])" office:value-type="float" office:value="0.294040325232303" calcext:value-type="float">
            <text:p>0.294040325232303</text:p>
          </table:table-cell>
          <table:table-cell table:formula="of:=INT([.C176]*512)" office:value-type="float" office:value="150" calcext:value-type="float">
            <text:p>150</text:p>
          </table:table-cell>
        </table:table-row>
        <table:table-row table:style-name="ro1">
          <table:table-cell table:formula="of:=[.A176]+[.$B$1]" office:value-type="float" office:value="17.2" calcext:value-type="float">
            <text:p>17.2</text:p>
          </table:table-cell>
          <table:table-cell table:formula="of:=[.A177]*[.$B$2]" office:value-type="float" office:value="0.300196631343024" calcext:value-type="float">
            <text:p>0.300196631343024</text:p>
          </table:table-cell>
          <table:table-cell table:formula="of:=SIN([.B177])" office:value-type="float" office:value="0.295708050044046" calcext:value-type="float">
            <text:p>0.295708050044046</text:p>
          </table:table-cell>
          <table:table-cell table:formula="of:=INT([.C177]*512)" office:value-type="float" office:value="151" calcext:value-type="float">
            <text:p>151</text:p>
          </table:table-cell>
        </table:table-row>
        <table:table-row table:style-name="ro1">
          <table:table-cell table:formula="of:=[.A177]+[.$B$1]" office:value-type="float" office:value="17.3" calcext:value-type="float">
            <text:p>17.3</text:p>
          </table:table-cell>
          <table:table-cell table:formula="of:=[.A178]*[.$B$2]" office:value-type="float" office:value="0.301941960595019" calcext:value-type="float">
            <text:p>0.301941960595019</text:p>
          </table:table-cell>
          <table:table-cell table:formula="of:=SIN([.B178])" office:value-type="float" office:value="0.297374874077786" calcext:value-type="float">
            <text:p>0.297374874077786</text:p>
          </table:table-cell>
          <table:table-cell table:formula="of:=INT([.C178]*512)" office:value-type="float" office:value="152" calcext:value-type="float">
            <text:p>152</text:p>
          </table:table-cell>
        </table:table-row>
        <table:table-row table:style-name="ro1">
          <table:table-cell table:formula="of:=[.A178]+[.$B$1]" office:value-type="float" office:value="17.4" calcext:value-type="float">
            <text:p>17.4</text:p>
          </table:table-cell>
          <table:table-cell table:formula="of:=[.A179]*[.$B$2]" office:value-type="float" office:value="0.303687289847013" calcext:value-type="float">
            <text:p>0.303687289847013</text:p>
          </table:table-cell>
          <table:table-cell table:formula="of:=SIN([.B179])" office:value-type="float" office:value="0.299040792256086" calcext:value-type="float">
            <text:p>0.299040792256086</text:p>
          </table:table-cell>
          <table:table-cell table:formula="of:=INT([.C179]*512)" office:value-type="float" office:value="153" calcext:value-type="float">
            <text:p>153</text:p>
          </table:table-cell>
        </table:table-row>
        <table:table-row table:style-name="ro1">
          <table:table-cell table:formula="of:=[.A179]+[.$B$1]" office:value-type="float" office:value="17.5" calcext:value-type="float">
            <text:p>17.5</text:p>
          </table:table-cell>
          <table:table-cell table:formula="of:=[.A180]*[.$B$2]" office:value-type="float" office:value="0.305432619099007" calcext:value-type="float">
            <text:p>0.305432619099007</text:p>
          </table:table-cell>
          <table:table-cell table:formula="of:=SIN([.B180])" office:value-type="float" office:value="0.300705799504273" calcext:value-type="float">
            <text:p>0.300705799504273</text:p>
          </table:table-cell>
          <table:table-cell table:formula="of:=INT([.C180]*512)" office:value-type="float" office:value="153" calcext:value-type="float">
            <text:p>153</text:p>
          </table:table-cell>
        </table:table-row>
        <table:table-row table:style-name="ro1">
          <table:table-cell table:formula="of:=[.A180]+[.$B$1]" office:value-type="float" office:value="17.6" calcext:value-type="float">
            <text:p>17.6</text:p>
          </table:table-cell>
          <table:table-cell table:formula="of:=[.A181]*[.$B$2]" office:value-type="float" office:value="0.307177948351002" calcext:value-type="float">
            <text:p>0.307177948351002</text:p>
          </table:table-cell>
          <table:table-cell table:formula="of:=SIN([.B181])" office:value-type="float" office:value="0.302369890750444" calcext:value-type="float">
            <text:p>0.302369890750444</text:p>
          </table:table-cell>
          <table:table-cell table:formula="of:=INT([.C181]*512)" office:value-type="float" office:value="154" calcext:value-type="float">
            <text:p>154</text:p>
          </table:table-cell>
        </table:table-row>
        <table:table-row table:style-name="ro1">
          <table:table-cell table:formula="of:=[.A181]+[.$B$1]" office:value-type="float" office:value="17.7" calcext:value-type="float">
            <text:p>17.7</text:p>
          </table:table-cell>
          <table:table-cell table:formula="of:=[.A182]*[.$B$2]" office:value-type="float" office:value="0.308923277602996" calcext:value-type="float">
            <text:p>0.308923277602996</text:p>
          </table:table-cell>
          <table:table-cell table:formula="of:=SIN([.B182])" office:value-type="float" office:value="0.30403306092549" calcext:value-type="float">
            <text:p>0.30403306092549</text:p>
          </table:table-cell>
          <table:table-cell table:formula="of:=INT([.C182]*512)" office:value-type="float" office:value="155" calcext:value-type="float">
            <text:p>155</text:p>
          </table:table-cell>
        </table:table-row>
        <table:table-row table:style-name="ro1">
          <table:table-cell table:formula="of:=[.A182]+[.$B$1]" office:value-type="float" office:value="17.8" calcext:value-type="float">
            <text:p>17.8</text:p>
          </table:table-cell>
          <table:table-cell table:formula="of:=[.A183]*[.$B$2]" office:value-type="float" office:value="0.31066860685499" calcext:value-type="float">
            <text:p>0.31066860685499</text:p>
          </table:table-cell>
          <table:table-cell table:formula="of:=SIN([.B183])" office:value-type="float" office:value="0.305695304963105" calcext:value-type="float">
            <text:p>0.305695304963105</text:p>
          </table:table-cell>
          <table:table-cell table:formula="of:=INT([.C183]*512)" office:value-type="float" office:value="156" calcext:value-type="float">
            <text:p>156</text:p>
          </table:table-cell>
        </table:table-row>
        <table:table-row table:style-name="ro1">
          <table:table-cell table:formula="of:=[.A183]+[.$B$1]" office:value-type="float" office:value="17.9" calcext:value-type="float">
            <text:p>17.9</text:p>
          </table:table-cell>
          <table:table-cell table:formula="of:=[.A184]*[.$B$2]" office:value-type="float" office:value="0.312413936106985" calcext:value-type="float">
            <text:p>0.312413936106985</text:p>
          </table:table-cell>
          <table:table-cell table:formula="of:=SIN([.B184])" office:value-type="float" office:value="0.307356617799807" calcext:value-type="float">
            <text:p>0.307356617799807</text:p>
          </table:table-cell>
          <table:table-cell table:formula="of:=INT([.C184]*512)" office:value-type="float" office:value="157" calcext:value-type="float">
            <text:p>157</text:p>
          </table:table-cell>
        </table:table-row>
        <table:table-row table:style-name="ro1">
          <table:table-cell table:formula="of:=[.A184]+[.$B$1]" office:value-type="float" office:value="18" calcext:value-type="float">
            <text:p>18</text:p>
          </table:table-cell>
          <table:table-cell table:formula="of:=[.A185]*[.$B$2]" office:value-type="float" office:value="0.314159265358979" calcext:value-type="float">
            <text:p>0.314159265358979</text:p>
          </table:table-cell>
          <table:table-cell table:formula="of:=SIN([.B185])" office:value-type="float" office:value="0.309016994374947" calcext:value-type="float">
            <text:p>0.309016994374947</text:p>
          </table:table-cell>
          <table:table-cell table:formula="of:=INT([.C185]*512)" office:value-type="float" office:value="158" calcext:value-type="float">
            <text:p>158</text:p>
          </table:table-cell>
        </table:table-row>
        <table:table-row table:style-name="ro1">
          <table:table-cell table:formula="of:=[.A185]+[.$B$1]" office:value-type="float" office:value="18.1" calcext:value-type="float">
            <text:p>18.1</text:p>
          </table:table-cell>
          <table:table-cell table:formula="of:=[.A186]*[.$B$2]" office:value-type="float" office:value="0.315904594610973" calcext:value-type="float">
            <text:p>0.315904594610973</text:p>
          </table:table-cell>
          <table:table-cell table:formula="of:=SIN([.B186])" office:value-type="float" office:value="0.310676429630732" calcext:value-type="float">
            <text:p>0.310676429630732</text:p>
          </table:table-cell>
          <table:table-cell table:formula="of:=INT([.C186]*512)" office:value-type="float" office:value="159" calcext:value-type="float">
            <text:p>159</text:p>
          </table:table-cell>
        </table:table-row>
        <table:table-row table:style-name="ro1">
          <table:table-cell table:formula="of:=[.A186]+[.$B$1]" office:value-type="float" office:value="18.2" calcext:value-type="float">
            <text:p>18.2</text:p>
          </table:table-cell>
          <table:table-cell table:formula="of:=[.A187]*[.$B$2]" office:value-type="float" office:value="0.317649923862968" calcext:value-type="float">
            <text:p>0.317649923862968</text:p>
          </table:table-cell>
          <table:table-cell table:formula="of:=SIN([.B187])" office:value-type="float" office:value="0.312334918512232" calcext:value-type="float">
            <text:p>0.312334918512232</text:p>
          </table:table-cell>
          <table:table-cell table:formula="of:=INT([.C187]*512)" office:value-type="float" office:value="159" calcext:value-type="float">
            <text:p>159</text:p>
          </table:table-cell>
        </table:table-row>
        <table:table-row table:style-name="ro1">
          <table:table-cell table:formula="of:=[.A187]+[.$B$1]" office:value-type="float" office:value="18.3" calcext:value-type="float">
            <text:p>18.3</text:p>
          </table:table-cell>
          <table:table-cell table:formula="of:=[.A188]*[.$B$2]" office:value-type="float" office:value="0.319395253114962" calcext:value-type="float">
            <text:p>0.319395253114962</text:p>
          </table:table-cell>
          <table:table-cell table:formula="of:=SIN([.B188])" office:value-type="float" office:value="0.313992455967405" calcext:value-type="float">
            <text:p>0.313992455967405</text:p>
          </table:table-cell>
          <table:table-cell table:formula="of:=INT([.C188]*512)" office:value-type="float" office:value="160" calcext:value-type="float">
            <text:p>160</text:p>
          </table:table-cell>
        </table:table-row>
        <table:table-row table:style-name="ro1">
          <table:table-cell table:formula="of:=[.A188]+[.$B$1]" office:value-type="float" office:value="18.4" calcext:value-type="float">
            <text:p>18.4</text:p>
          </table:table-cell>
          <table:table-cell table:formula="of:=[.A189]*[.$B$2]" office:value-type="float" office:value="0.321140582366956" calcext:value-type="float">
            <text:p>0.321140582366956</text:p>
          </table:table-cell>
          <table:table-cell table:formula="of:=SIN([.B189])" office:value-type="float" office:value="0.315649036947102" calcext:value-type="float">
            <text:p>0.315649036947102</text:p>
          </table:table-cell>
          <table:table-cell table:formula="of:=INT([.C189]*512)" office:value-type="float" office:value="161" calcext:value-type="float">
            <text:p>161</text:p>
          </table:table-cell>
        </table:table-row>
        <table:table-row table:style-name="ro1">
          <table:table-cell table:formula="of:=[.A189]+[.$B$1]" office:value-type="float" office:value="18.5" calcext:value-type="float">
            <text:p>18.5</text:p>
          </table:table-cell>
          <table:table-cell table:formula="of:=[.A190]*[.$B$2]" office:value-type="float" office:value="0.322885911618951" calcext:value-type="float">
            <text:p>0.322885911618951</text:p>
          </table:table-cell>
          <table:table-cell table:formula="of:=SIN([.B190])" office:value-type="float" office:value="0.317304656405092" calcext:value-type="float">
            <text:p>0.317304656405092</text:p>
          </table:table-cell>
          <table:table-cell table:formula="of:=INT([.C190]*512)" office:value-type="float" office:value="162" calcext:value-type="float">
            <text:p>162</text:p>
          </table:table-cell>
        </table:table-row>
        <table:table-row table:style-name="ro1">
          <table:table-cell table:formula="of:=[.A190]+[.$B$1]" office:value-type="float" office:value="18.6" calcext:value-type="float">
            <text:p>18.6</text:p>
          </table:table-cell>
          <table:table-cell table:formula="of:=[.A191]*[.$B$2]" office:value-type="float" office:value="0.324631240870945" calcext:value-type="float">
            <text:p>0.324631240870945</text:p>
          </table:table-cell>
          <table:table-cell table:formula="of:=SIN([.B191])" office:value-type="float" office:value="0.31895930929807" calcext:value-type="float">
            <text:p>0.31895930929807</text:p>
          </table:table-cell>
          <table:table-cell table:formula="of:=INT([.C191]*512)" office:value-type="float" office:value="163" calcext:value-type="float">
            <text:p>163</text:p>
          </table:table-cell>
        </table:table-row>
        <table:table-row table:style-name="ro1">
          <table:table-cell table:formula="of:=[.A191]+[.$B$1]" office:value-type="float" office:value="18.7" calcext:value-type="float">
            <text:p>18.7</text:p>
          </table:table-cell>
          <table:table-cell table:formula="of:=[.A192]*[.$B$2]" office:value-type="float" office:value="0.32637657012294" calcext:value-type="float">
            <text:p>0.32637657012294</text:p>
          </table:table-cell>
          <table:table-cell table:formula="of:=SIN([.B192])" office:value-type="float" office:value="0.320612990585676" calcext:value-type="float">
            <text:p>0.320612990585676</text:p>
          </table:table-cell>
          <table:table-cell table:formula="of:=INT([.C192]*512)" office:value-type="float" office:value="164" calcext:value-type="float">
            <text:p>164</text:p>
          </table:table-cell>
        </table:table-row>
        <table:table-row table:style-name="ro1">
          <table:table-cell table:formula="of:=[.A192]+[.$B$1]" office:value-type="float" office:value="18.8" calcext:value-type="float">
            <text:p>18.8</text:p>
          </table:table-cell>
          <table:table-cell table:formula="of:=[.A193]*[.$B$2]" office:value-type="float" office:value="0.328121899374934" calcext:value-type="float">
            <text:p>0.328121899374934</text:p>
          </table:table-cell>
          <table:table-cell table:formula="of:=SIN([.B193])" office:value-type="float" office:value="0.322265695230511" calcext:value-type="float">
            <text:p>0.322265695230511</text:p>
          </table:table-cell>
          <table:table-cell table:formula="of:=INT([.C193]*512)" office:value-type="float" office:value="165" calcext:value-type="float">
            <text:p>165</text:p>
          </table:table-cell>
        </table:table-row>
        <table:table-row table:style-name="ro1">
          <table:table-cell table:formula="of:=[.A193]+[.$B$1]" office:value-type="float" office:value="18.9" calcext:value-type="float">
            <text:p>18.9</text:p>
          </table:table-cell>
          <table:table-cell table:formula="of:=[.A194]*[.$B$2]" office:value-type="float" office:value="0.329867228626928" calcext:value-type="float">
            <text:p>0.329867228626928</text:p>
          </table:table-cell>
          <table:table-cell table:formula="of:=SIN([.B194])" office:value-type="float" office:value="0.323917418198149" calcext:value-type="float">
            <text:p>0.323917418198149</text:p>
          </table:table-cell>
          <table:table-cell table:formula="of:=INT([.C194]*512)" office:value-type="float" office:value="165" calcext:value-type="float">
            <text:p>165</text:p>
          </table:table-cell>
        </table:table-row>
        <table:table-row table:style-name="ro1">
          <table:table-cell table:formula="of:=[.A194]+[.$B$1]" office:value-type="float" office:value="19" calcext:value-type="float">
            <text:p>19</text:p>
          </table:table-cell>
          <table:table-cell table:formula="of:=[.A195]*[.$B$2]" office:value-type="float" office:value="0.331612557878923" calcext:value-type="float">
            <text:p>0.331612557878923</text:p>
          </table:table-cell>
          <table:table-cell table:formula="of:=SIN([.B195])" office:value-type="float" office:value="0.325568154457157" calcext:value-type="float">
            <text:p>0.325568154457157</text:p>
          </table:table-cell>
          <table:table-cell table:formula="of:=INT([.C195]*512)" office:value-type="float" office:value="166" calcext:value-type="float">
            <text:p>166</text:p>
          </table:table-cell>
        </table:table-row>
        <table:table-row table:style-name="ro1">
          <table:table-cell table:formula="of:=[.A195]+[.$B$1]" office:value-type="float" office:value="19.1" calcext:value-type="float">
            <text:p>19.1</text:p>
          </table:table-cell>
          <table:table-cell table:formula="of:=[.A196]*[.$B$2]" office:value-type="float" office:value="0.333357887130917" calcext:value-type="float">
            <text:p>0.333357887130917</text:p>
          </table:table-cell>
          <table:table-cell table:formula="of:=SIN([.B196])" office:value-type="float" office:value="0.327217898979104" calcext:value-type="float">
            <text:p>0.327217898979104</text:p>
          </table:table-cell>
          <table:table-cell table:formula="of:=INT([.C196]*512)" office:value-type="float" office:value="167" calcext:value-type="float">
            <text:p>167</text:p>
          </table:table-cell>
        </table:table-row>
        <table:table-row table:style-name="ro1">
          <table:table-cell table:formula="of:=[.A196]+[.$B$1]" office:value-type="float" office:value="19.2" calcext:value-type="float">
            <text:p>19.2</text:p>
          </table:table-cell>
          <table:table-cell table:formula="of:=[.A197]*[.$B$2]" office:value-type="float" office:value="0.335103216382911" calcext:value-type="float">
            <text:p>0.335103216382911</text:p>
          </table:table-cell>
          <table:table-cell table:formula="of:=SIN([.B197])" office:value-type="float" office:value="0.328866646738583" calcext:value-type="float">
            <text:p>0.328866646738583</text:p>
          </table:table-cell>
          <table:table-cell table:formula="of:=INT([.C197]*512)" office:value-type="float" office:value="168" calcext:value-type="float">
            <text:p>168</text:p>
          </table:table-cell>
        </table:table-row>
        <table:table-row table:style-name="ro1">
          <table:table-cell table:formula="of:=[.A197]+[.$B$1]" office:value-type="float" office:value="19.3" calcext:value-type="float">
            <text:p>19.3</text:p>
          </table:table-cell>
          <table:table-cell table:formula="of:=[.A198]*[.$B$2]" office:value-type="float" office:value="0.336848545634906" calcext:value-type="float">
            <text:p>0.336848545634906</text:p>
          </table:table-cell>
          <table:table-cell table:formula="of:=SIN([.B198])" office:value-type="float" office:value="0.330514392713223" calcext:value-type="float">
            <text:p>0.330514392713223</text:p>
          </table:table-cell>
          <table:table-cell table:formula="of:=INT([.C198]*512)" office:value-type="float" office:value="169" calcext:value-type="float">
            <text:p>169</text:p>
          </table:table-cell>
        </table:table-row>
        <table:table-row table:style-name="ro1">
          <table:table-cell table:formula="of:=[.A198]+[.$B$1]" office:value-type="float" office:value="19.4" calcext:value-type="float">
            <text:p>19.4</text:p>
          </table:table-cell>
          <table:table-cell table:formula="of:=[.A199]*[.$B$2]" office:value-type="float" office:value="0.3385938748869" calcext:value-type="float">
            <text:p>0.3385938748869</text:p>
          </table:table-cell>
          <table:table-cell table:formula="of:=SIN([.B199])" office:value-type="float" office:value="0.332161131883703" calcext:value-type="float">
            <text:p>0.332161131883703</text:p>
          </table:table-cell>
          <table:table-cell table:formula="of:=INT([.C199]*512)" office:value-type="float" office:value="170" calcext:value-type="float">
            <text:p>170</text:p>
          </table:table-cell>
        </table:table-row>
        <table:table-row table:style-name="ro1">
          <table:table-cell table:formula="of:=[.A199]+[.$B$1]" office:value-type="float" office:value="19.5" calcext:value-type="float">
            <text:p>19.5</text:p>
          </table:table-cell>
          <table:table-cell table:formula="of:=[.A200]*[.$B$2]" office:value-type="float" office:value="0.340339204138894" calcext:value-type="float">
            <text:p>0.340339204138894</text:p>
          </table:table-cell>
          <table:table-cell table:formula="of:=SIN([.B200])" office:value-type="float" office:value="0.333806859233771" calcext:value-type="float">
            <text:p>0.333806859233771</text:p>
          </table:table-cell>
          <table:table-cell table:formula="of:=INT([.C200]*512)" office:value-type="float" office:value="170" calcext:value-type="float">
            <text:p>170</text:p>
          </table:table-cell>
        </table:table-row>
        <table:table-row table:style-name="ro1">
          <table:table-cell table:formula="of:=[.A200]+[.$B$1]" office:value-type="float" office:value="19.6" calcext:value-type="float">
            <text:p>19.6</text:p>
          </table:table-cell>
          <table:table-cell table:formula="of:=[.A201]*[.$B$2]" office:value-type="float" office:value="0.342084533390889" calcext:value-type="float">
            <text:p>0.342084533390889</text:p>
          </table:table-cell>
          <table:table-cell table:formula="of:=SIN([.B201])" office:value-type="float" office:value="0.335451569750255" calcext:value-type="float">
            <text:p>0.335451569750255</text:p>
          </table:table-cell>
          <table:table-cell table:formula="of:=INT([.C201]*512)" office:value-type="float" office:value="171" calcext:value-type="float">
            <text:p>171</text:p>
          </table:table-cell>
        </table:table-row>
        <table:table-row table:style-name="ro1">
          <table:table-cell table:formula="of:=[.A201]+[.$B$1]" office:value-type="float" office:value="19.7" calcext:value-type="float">
            <text:p>19.7</text:p>
          </table:table-cell>
          <table:table-cell table:formula="of:=[.A202]*[.$B$2]" office:value-type="float" office:value="0.343829862642883" calcext:value-type="float">
            <text:p>0.343829862642883</text:p>
          </table:table-cell>
          <table:table-cell table:formula="of:=SIN([.B202])" office:value-type="float" office:value="0.337095258423082" calcext:value-type="float">
            <text:p>0.337095258423082</text:p>
          </table:table-cell>
          <table:table-cell table:formula="of:=INT([.C202]*512)" office:value-type="float" office:value="172" calcext:value-type="float">
            <text:p>172</text:p>
          </table:table-cell>
        </table:table-row>
        <table:table-row table:style-name="ro1">
          <table:table-cell table:formula="of:=[.A202]+[.$B$1]" office:value-type="float" office:value="19.8" calcext:value-type="float">
            <text:p>19.8</text:p>
          </table:table-cell>
          <table:table-cell table:formula="of:=[.A203]*[.$B$2]" office:value-type="float" office:value="0.345575191894877" calcext:value-type="float">
            <text:p>0.345575191894877</text:p>
          </table:table-cell>
          <table:table-cell table:formula="of:=SIN([.B203])" office:value-type="float" office:value="0.338737920245292" calcext:value-type="float">
            <text:p>0.338737920245292</text:p>
          </table:table-cell>
          <table:table-cell table:formula="of:=INT([.C203]*512)" office:value-type="float" office:value="173" calcext:value-type="float">
            <text:p>173</text:p>
          </table:table-cell>
        </table:table-row>
        <table:table-row table:style-name="ro1">
          <table:table-cell table:formula="of:=[.A203]+[.$B$1]" office:value-type="float" office:value="19.9" calcext:value-type="float">
            <text:p>19.9</text:p>
          </table:table-cell>
          <table:table-cell table:formula="of:=[.A204]*[.$B$2]" office:value-type="float" office:value="0.347320521146872" calcext:value-type="float">
            <text:p>0.347320521146872</text:p>
          </table:table-cell>
          <table:table-cell table:formula="of:=SIN([.B204])" office:value-type="float" office:value="0.34037955021305" calcext:value-type="float">
            <text:p>0.34037955021305</text:p>
          </table:table-cell>
          <table:table-cell table:formula="of:=INT([.C204]*512)" office:value-type="float" office:value="174" calcext:value-type="float">
            <text:p>174</text:p>
          </table:table-cell>
        </table:table-row>
        <table:table-row table:style-name="ro1">
          <table:table-cell table:formula="of:=[.A204]+[.$B$1]" office:value-type="float" office:value="20" calcext:value-type="float">
            <text:p>20</text:p>
          </table:table-cell>
          <table:table-cell table:formula="of:=[.A205]*[.$B$2]" office:value-type="float" office:value="0.349065850398866" calcext:value-type="float">
            <text:p>0.349065850398866</text:p>
          </table:table-cell>
          <table:table-cell table:formula="of:=SIN([.B205])" office:value-type="float" office:value="0.342020143325669" calcext:value-type="float">
            <text:p>0.342020143325669</text:p>
          </table:table-cell>
          <table:table-cell table:formula="of:=INT([.C205]*512)" office:value-type="float" office:value="175" calcext:value-type="float">
            <text:p>175</text:p>
          </table:table-cell>
        </table:table-row>
        <table:table-row table:style-name="ro1">
          <table:table-cell table:formula="of:=[.A205]+[.$B$1]" office:value-type="float" office:value="20.1" calcext:value-type="float">
            <text:p>20.1</text:p>
          </table:table-cell>
          <table:table-cell table:formula="of:=[.A206]*[.$B$2]" office:value-type="float" office:value="0.35081117965086" calcext:value-type="float">
            <text:p>0.35081117965086</text:p>
          </table:table-cell>
          <table:table-cell table:formula="of:=SIN([.B206])" office:value-type="float" office:value="0.343659694585616" calcext:value-type="float">
            <text:p>0.343659694585616</text:p>
          </table:table-cell>
          <table:table-cell table:formula="of:=INT([.C206]*512)" office:value-type="float" office:value="175" calcext:value-type="float">
            <text:p>175</text:p>
          </table:table-cell>
        </table:table-row>
        <table:table-row table:style-name="ro1">
          <table:table-cell table:formula="of:=[.A206]+[.$B$1]" office:value-type="float" office:value="20.2" calcext:value-type="float">
            <text:p>20.2</text:p>
          </table:table-cell>
          <table:table-cell table:formula="of:=[.A207]*[.$B$2]" office:value-type="float" office:value="0.352556508902855" calcext:value-type="float">
            <text:p>0.352556508902855</text:p>
          </table:table-cell>
          <table:table-cell table:formula="of:=SIN([.B207])" office:value-type="float" office:value="0.345298198998535" calcext:value-type="float">
            <text:p>0.345298198998535</text:p>
          </table:table-cell>
          <table:table-cell table:formula="of:=INT([.C207]*512)" office:value-type="float" office:value="176" calcext:value-type="float">
            <text:p>176</text:p>
          </table:table-cell>
        </table:table-row>
        <table:table-row table:style-name="ro1">
          <table:table-cell table:formula="of:=[.A207]+[.$B$1]" office:value-type="float" office:value="20.3" calcext:value-type="float">
            <text:p>20.3</text:p>
          </table:table-cell>
          <table:table-cell table:formula="of:=[.A208]*[.$B$2]" office:value-type="float" office:value="0.354301838154849" calcext:value-type="float">
            <text:p>0.354301838154849</text:p>
          </table:table-cell>
          <table:table-cell table:formula="of:=SIN([.B208])" office:value-type="float" office:value="0.346935651573256" calcext:value-type="float">
            <text:p>0.346935651573256</text:p>
          </table:table-cell>
          <table:table-cell table:formula="of:=INT([.C208]*512)" office:value-type="float" office:value="177" calcext:value-type="float">
            <text:p>177</text:p>
          </table:table-cell>
        </table:table-row>
        <table:table-row table:style-name="ro1">
          <table:table-cell table:formula="of:=[.A208]+[.$B$1]" office:value-type="float" office:value="20.4" calcext:value-type="float">
            <text:p>20.4</text:p>
          </table:table-cell>
          <table:table-cell table:formula="of:=[.A209]*[.$B$2]" office:value-type="float" office:value="0.356047167406844" calcext:value-type="float">
            <text:p>0.356047167406844</text:p>
          </table:table-cell>
          <table:table-cell table:formula="of:=SIN([.B209])" office:value-type="float" office:value="0.348572047321815" calcext:value-type="float">
            <text:p>0.348572047321815</text:p>
          </table:table-cell>
          <table:table-cell table:formula="of:=INT([.C209]*512)" office:value-type="float" office:value="178" calcext:value-type="float">
            <text:p>178</text:p>
          </table:table-cell>
        </table:table-row>
        <table:table-row table:style-name="ro1">
          <table:table-cell table:formula="of:=[.A209]+[.$B$1]" office:value-type="float" office:value="20.5" calcext:value-type="float">
            <text:p>20.5</text:p>
          </table:table-cell>
          <table:table-cell table:formula="of:=[.A210]*[.$B$2]" office:value-type="float" office:value="0.357792496658838" calcext:value-type="float">
            <text:p>0.357792496658838</text:p>
          </table:table-cell>
          <table:table-cell table:formula="of:=SIN([.B210])" office:value-type="float" office:value="0.350207381259468" calcext:value-type="float">
            <text:p>0.350207381259468</text:p>
          </table:table-cell>
          <table:table-cell table:formula="of:=INT([.C210]*512)" office:value-type="float" office:value="179" calcext:value-type="float">
            <text:p>179</text:p>
          </table:table-cell>
        </table:table-row>
        <table:table-row table:style-name="ro1">
          <table:table-cell table:formula="of:=[.A210]+[.$B$1]" office:value-type="float" office:value="20.6" calcext:value-type="float">
            <text:p>20.6</text:p>
          </table:table-cell>
          <table:table-cell table:formula="of:=[.A211]*[.$B$2]" office:value-type="float" office:value="0.359537825910832" calcext:value-type="float">
            <text:p>0.359537825910832</text:p>
          </table:table-cell>
          <table:table-cell table:formula="of:=SIN([.B211])" office:value-type="float" office:value="0.351841648404702" calcext:value-type="float">
            <text:p>0.351841648404702</text:p>
          </table:table-cell>
          <table:table-cell table:formula="of:=INT([.C211]*512)" office:value-type="float" office:value="180" calcext:value-type="float">
            <text:p>180</text:p>
          </table:table-cell>
        </table:table-row>
        <table:table-row table:style-name="ro1">
          <table:table-cell table:formula="of:=[.A211]+[.$B$1]" office:value-type="float" office:value="20.7" calcext:value-type="float">
            <text:p>20.7</text:p>
          </table:table-cell>
          <table:table-cell table:formula="of:=[.A212]*[.$B$2]" office:value-type="float" office:value="0.361283155162827" calcext:value-type="float">
            <text:p>0.361283155162827</text:p>
          </table:table-cell>
          <table:table-cell table:formula="of:=SIN([.B212])" office:value-type="float" office:value="0.353474843779257" calcext:value-type="float">
            <text:p>0.353474843779257</text:p>
          </table:table-cell>
          <table:table-cell table:formula="of:=INT([.C212]*512)" office:value-type="float" office:value="180" calcext:value-type="float">
            <text:p>180</text:p>
          </table:table-cell>
        </table:table-row>
        <table:table-row table:style-name="ro1">
          <table:table-cell table:formula="of:=[.A212]+[.$B$1]" office:value-type="float" office:value="20.8" calcext:value-type="float">
            <text:p>20.8</text:p>
          </table:table-cell>
          <table:table-cell table:formula="of:=[.A213]*[.$B$2]" office:value-type="float" office:value="0.363028484414821" calcext:value-type="float">
            <text:p>0.363028484414821</text:p>
          </table:table-cell>
          <table:table-cell table:formula="of:=SIN([.B213])" office:value-type="float" office:value="0.355106962408137" calcext:value-type="float">
            <text:p>0.355106962408137</text:p>
          </table:table-cell>
          <table:table-cell table:formula="of:=INT([.C213]*512)" office:value-type="float" office:value="181" calcext:value-type="float">
            <text:p>181</text:p>
          </table:table-cell>
        </table:table-row>
        <table:table-row table:style-name="ro1">
          <table:table-cell table:formula="of:=[.A213]+[.$B$1]" office:value-type="float" office:value="20.9" calcext:value-type="float">
            <text:p>20.9</text:p>
          </table:table-cell>
          <table:table-cell table:formula="of:=[.A214]*[.$B$2]" office:value-type="float" office:value="0.364773813666815" calcext:value-type="float">
            <text:p>0.364773813666815</text:p>
          </table:table-cell>
          <table:table-cell table:formula="of:=SIN([.B214])" office:value-type="float" office:value="0.356737999319626" calcext:value-type="float">
            <text:p>0.356737999319626</text:p>
          </table:table-cell>
          <table:table-cell table:formula="of:=INT([.C214]*512)" office:value-type="float" office:value="182" calcext:value-type="float">
            <text:p>182</text:p>
          </table:table-cell>
        </table:table-row>
        <table:table-row table:style-name="ro1">
          <table:table-cell table:formula="of:=[.A214]+[.$B$1]" office:value-type="float" office:value="21" calcext:value-type="float">
            <text:p>21</text:p>
          </table:table-cell>
          <table:table-cell table:formula="of:=[.A215]*[.$B$2]" office:value-type="float" office:value="0.36651914291881" calcext:value-type="float">
            <text:p>0.36651914291881</text:p>
          </table:table-cell>
          <table:table-cell table:formula="of:=SIN([.B215])" office:value-type="float" office:value="0.358367949545301" calcext:value-type="float">
            <text:p>0.358367949545301</text:p>
          </table:table-cell>
          <table:table-cell table:formula="of:=INT([.C215]*512)" office:value-type="float" office:value="183" calcext:value-type="float">
            <text:p>183</text:p>
          </table:table-cell>
        </table:table-row>
        <table:table-row table:style-name="ro1">
          <table:table-cell table:formula="of:=[.A215]+[.$B$1]" office:value-type="float" office:value="21.1" calcext:value-type="float">
            <text:p>21.1</text:p>
          </table:table-cell>
          <table:table-cell table:formula="of:=[.A216]*[.$B$2]" office:value-type="float" office:value="0.368264472170804" calcext:value-type="float">
            <text:p>0.368264472170804</text:p>
          </table:table-cell>
          <table:table-cell table:formula="of:=SIN([.B216])" office:value-type="float" office:value="0.359996808120052" calcext:value-type="float">
            <text:p>0.359996808120052</text:p>
          </table:table-cell>
          <table:table-cell table:formula="of:=INT([.C216]*512)" office:value-type="float" office:value="184" calcext:value-type="float">
            <text:p>184</text:p>
          </table:table-cell>
        </table:table-row>
        <table:table-row table:style-name="ro1">
          <table:table-cell table:formula="of:=[.A216]+[.$B$1]" office:value-type="float" office:value="21.2" calcext:value-type="float">
            <text:p>21.2</text:p>
          </table:table-cell>
          <table:table-cell table:formula="of:=[.A217]*[.$B$2]" office:value-type="float" office:value="0.370009801422798" calcext:value-type="float">
            <text:p>0.370009801422798</text:p>
          </table:table-cell>
          <table:table-cell table:formula="of:=SIN([.B217])" office:value-type="float" office:value="0.361624570082093" calcext:value-type="float">
            <text:p>0.361624570082093</text:p>
          </table:table-cell>
          <table:table-cell table:formula="of:=INT([.C217]*512)" office:value-type="float" office:value="185" calcext:value-type="float">
            <text:p>185</text:p>
          </table:table-cell>
        </table:table-row>
        <table:table-row table:style-name="ro1">
          <table:table-cell table:formula="of:=[.A217]+[.$B$1]" office:value-type="float" office:value="21.3" calcext:value-type="float">
            <text:p>21.3</text:p>
          </table:table-cell>
          <table:table-cell table:formula="of:=[.A218]*[.$B$2]" office:value-type="float" office:value="0.371755130674793" calcext:value-type="float">
            <text:p>0.371755130674793</text:p>
          </table:table-cell>
          <table:table-cell table:formula="of:=SIN([.B218])" office:value-type="float" office:value="0.363251230472979" calcext:value-type="float">
            <text:p>0.363251230472979</text:p>
          </table:table-cell>
          <table:table-cell table:formula="of:=INT([.C218]*512)" office:value-type="float" office:value="185" calcext:value-type="float">
            <text:p>185</text:p>
          </table:table-cell>
        </table:table-row>
        <table:table-row table:style-name="ro1">
          <table:table-cell table:formula="of:=[.A218]+[.$B$1]" office:value-type="float" office:value="21.4" calcext:value-type="float">
            <text:p>21.4</text:p>
          </table:table-cell>
          <table:table-cell table:formula="of:=[.A219]*[.$B$2]" office:value-type="float" office:value="0.373500459926787" calcext:value-type="float">
            <text:p>0.373500459926787</text:p>
          </table:table-cell>
          <table:table-cell table:formula="of:=SIN([.B219])" office:value-type="float" office:value="0.36487678433762" calcext:value-type="float">
            <text:p>0.36487678433762</text:p>
          </table:table-cell>
          <table:table-cell table:formula="of:=INT([.C219]*512)" office:value-type="float" office:value="186" calcext:value-type="float">
            <text:p>186</text:p>
          </table:table-cell>
        </table:table-row>
        <table:table-row table:style-name="ro1">
          <table:table-cell table:formula="of:=[.A219]+[.$B$1]" office:value-type="float" office:value="21.5" calcext:value-type="float">
            <text:p>21.5</text:p>
          </table:table-cell>
          <table:table-cell table:formula="of:=[.A220]*[.$B$2]" office:value-type="float" office:value="0.375245789178781" calcext:value-type="float">
            <text:p>0.375245789178781</text:p>
          </table:table-cell>
          <table:table-cell table:formula="of:=SIN([.B220])" office:value-type="float" office:value="0.366501226724298" calcext:value-type="float">
            <text:p>0.366501226724298</text:p>
          </table:table-cell>
          <table:table-cell table:formula="of:=INT([.C220]*512)" office:value-type="float" office:value="187" calcext:value-type="float">
            <text:p>187</text:p>
          </table:table-cell>
        </table:table-row>
        <table:table-row table:style-name="ro1">
          <table:table-cell table:formula="of:=[.A220]+[.$B$1]" office:value-type="float" office:value="21.6" calcext:value-type="float">
            <text:p>21.6</text:p>
          </table:table-cell>
          <table:table-cell table:formula="of:=[.A221]*[.$B$2]" office:value-type="float" office:value="0.376991118430776" calcext:value-type="float">
            <text:p>0.376991118430776</text:p>
          </table:table-cell>
          <table:table-cell table:formula="of:=SIN([.B221])" office:value-type="float" office:value="0.368124552684678" calcext:value-type="float">
            <text:p>0.368124552684678</text:p>
          </table:table-cell>
          <table:table-cell table:formula="of:=INT([.C221]*512)" office:value-type="float" office:value="188" calcext:value-type="float">
            <text:p>188</text:p>
          </table:table-cell>
        </table:table-row>
        <table:table-row table:style-name="ro1">
          <table:table-cell table:formula="of:=[.A221]+[.$B$1]" office:value-type="float" office:value="21.7" calcext:value-type="float">
            <text:p>21.7</text:p>
          </table:table-cell>
          <table:table-cell table:formula="of:=[.A222]*[.$B$2]" office:value-type="float" office:value="0.37873644768277" calcext:value-type="float">
            <text:p>0.37873644768277</text:p>
          </table:table-cell>
          <table:table-cell table:formula="of:=SIN([.B222])" office:value-type="float" office:value="0.36974675727383" calcext:value-type="float">
            <text:p>0.36974675727383</text:p>
          </table:table-cell>
          <table:table-cell table:formula="of:=INT([.C222]*512)" office:value-type="float" office:value="189" calcext:value-type="float">
            <text:p>189</text:p>
          </table:table-cell>
        </table:table-row>
        <table:table-row table:style-name="ro1">
          <table:table-cell table:formula="of:=[.A222]+[.$B$1]" office:value-type="float" office:value="21.8" calcext:value-type="float">
            <text:p>21.8</text:p>
          </table:table-cell>
          <table:table-cell table:formula="of:=[.A223]*[.$B$2]" office:value-type="float" office:value="0.380481776934765" calcext:value-type="float">
            <text:p>0.380481776934765</text:p>
          </table:table-cell>
          <table:table-cell table:formula="of:=SIN([.B223])" office:value-type="float" office:value="0.371367835550235" calcext:value-type="float">
            <text:p>0.371367835550235</text:p>
          </table:table-cell>
          <table:table-cell table:formula="of:=INT([.C223]*512)" office:value-type="float" office:value="190" calcext:value-type="float">
            <text:p>190</text:p>
          </table:table-cell>
        </table:table-row>
        <table:table-row table:style-name="ro1">
          <table:table-cell table:formula="of:=[.A223]+[.$B$1]" office:value-type="float" office:value="21.9" calcext:value-type="float">
            <text:p>21.9</text:p>
          </table:table-cell>
          <table:table-cell table:formula="of:=[.A224]*[.$B$2]" office:value-type="float" office:value="0.382227106186759" calcext:value-type="float">
            <text:p>0.382227106186759</text:p>
          </table:table-cell>
          <table:table-cell table:formula="of:=SIN([.B224])" office:value-type="float" office:value="0.37298778257581" calcext:value-type="float">
            <text:p>0.37298778257581</text:p>
          </table:table-cell>
          <table:table-cell table:formula="of:=INT([.C224]*512)" office:value-type="float" office:value="190" calcext:value-type="float">
            <text:p>190</text:p>
          </table:table-cell>
        </table:table-row>
        <table:table-row table:style-name="ro1">
          <table:table-cell table:formula="of:=[.A224]+[.$B$1]" office:value-type="float" office:value="22" calcext:value-type="float">
            <text:p>22</text:p>
          </table:table-cell>
          <table:table-cell table:formula="of:=[.A225]*[.$B$2]" office:value-type="float" office:value="0.383972435438753" calcext:value-type="float">
            <text:p>0.383972435438753</text:p>
          </table:table-cell>
          <table:table-cell table:formula="of:=SIN([.B225])" office:value-type="float" office:value="0.374606593415913" calcext:value-type="float">
            <text:p>0.374606593415913</text:p>
          </table:table-cell>
          <table:table-cell table:formula="of:=INT([.C225]*512)" office:value-type="float" office:value="191" calcext:value-type="float">
            <text:p>191</text:p>
          </table:table-cell>
        </table:table-row>
        <table:table-row table:style-name="ro1">
          <table:table-cell table:formula="of:=[.A225]+[.$B$1]" office:value-type="float" office:value="22.1" calcext:value-type="float">
            <text:p>22.1</text:p>
          </table:table-cell>
          <table:table-cell table:formula="of:=[.A226]*[.$B$2]" office:value-type="float" office:value="0.385717764690748" calcext:value-type="float">
            <text:p>0.385717764690748</text:p>
          </table:table-cell>
          <table:table-cell table:formula="of:=SIN([.B226])" office:value-type="float" office:value="0.376224263139366" calcext:value-type="float">
            <text:p>0.376224263139366</text:p>
          </table:table-cell>
          <table:table-cell table:formula="of:=INT([.C226]*512)" office:value-type="float" office:value="192" calcext:value-type="float">
            <text:p>192</text:p>
          </table:table-cell>
        </table:table-row>
        <table:table-row table:style-name="ro1">
          <table:table-cell table:formula="of:=[.A226]+[.$B$1]" office:value-type="float" office:value="22.2" calcext:value-type="float">
            <text:p>22.2</text:p>
          </table:table-cell>
          <table:table-cell table:formula="of:=[.A227]*[.$B$2]" office:value-type="float" office:value="0.387463093942742" calcext:value-type="float">
            <text:p>0.387463093942742</text:p>
          </table:table-cell>
          <table:table-cell table:formula="of:=SIN([.B227])" office:value-type="float" office:value="0.377840786818468" calcext:value-type="float">
            <text:p>0.377840786818468</text:p>
          </table:table-cell>
          <table:table-cell table:formula="of:=INT([.C227]*512)" office:value-type="float" office:value="193" calcext:value-type="float">
            <text:p>193</text:p>
          </table:table-cell>
        </table:table-row>
        <table:table-row table:style-name="ro1">
          <table:table-cell table:formula="of:=[.A227]+[.$B$1]" office:value-type="float" office:value="22.3" calcext:value-type="float">
            <text:p>22.3</text:p>
          </table:table-cell>
          <table:table-cell table:formula="of:=[.A228]*[.$B$2]" office:value-type="float" office:value="0.389208423194736" calcext:value-type="float">
            <text:p>0.389208423194736</text:p>
          </table:table-cell>
          <table:table-cell table:formula="of:=SIN([.B228])" office:value-type="float" office:value="0.379456159529006" calcext:value-type="float">
            <text:p>0.379456159529006</text:p>
          </table:table-cell>
          <table:table-cell table:formula="of:=INT([.C228]*512)" office:value-type="float" office:value="194" calcext:value-type="float">
            <text:p>194</text:p>
          </table:table-cell>
        </table:table-row>
        <table:table-row table:style-name="ro1">
          <table:table-cell table:formula="of:=[.A228]+[.$B$1]" office:value-type="float" office:value="22.4" calcext:value-type="float">
            <text:p>22.4</text:p>
          </table:table-cell>
          <table:table-cell table:formula="of:=[.A229]*[.$B$2]" office:value-type="float" office:value="0.390953752446731" calcext:value-type="float">
            <text:p>0.390953752446731</text:p>
          </table:table-cell>
          <table:table-cell table:formula="of:=SIN([.B229])" office:value-type="float" office:value="0.381070376350275" calcext:value-type="float">
            <text:p>0.381070376350275</text:p>
          </table:table-cell>
          <table:table-cell table:formula="of:=INT([.C229]*512)" office:value-type="float" office:value="195" calcext:value-type="float">
            <text:p>195</text:p>
          </table:table-cell>
        </table:table-row>
        <table:table-row table:style-name="ro1">
          <table:table-cell table:formula="of:=[.A229]+[.$B$1]" office:value-type="float" office:value="22.5" calcext:value-type="float">
            <text:p>22.5</text:p>
          </table:table-cell>
          <table:table-cell table:formula="of:=[.A230]*[.$B$2]" office:value-type="float" office:value="0.392699081698725" calcext:value-type="float">
            <text:p>0.392699081698725</text:p>
          </table:table-cell>
          <table:table-cell table:formula="of:=SIN([.B230])" office:value-type="float" office:value="0.382683432365091" calcext:value-type="float">
            <text:p>0.382683432365091</text:p>
          </table:table-cell>
          <table:table-cell table:formula="of:=INT([.C230]*512)" office:value-type="float" office:value="195" calcext:value-type="float">
            <text:p>195</text:p>
          </table:table-cell>
        </table:table-row>
        <table:table-row table:style-name="ro1">
          <table:table-cell table:formula="of:=[.A230]+[.$B$1]" office:value-type="float" office:value="22.6000000000001" calcext:value-type="float">
            <text:p>22.6000000000001</text:p>
          </table:table-cell>
          <table:table-cell table:formula="of:=[.A231]*[.$B$2]" office:value-type="float" office:value="0.394444410950719" calcext:value-type="float">
            <text:p>0.394444410950719</text:p>
          </table:table-cell>
          <table:table-cell table:formula="of:=SIN([.B231])" office:value-type="float" office:value="0.384295322659805" calcext:value-type="float">
            <text:p>0.384295322659805</text:p>
          </table:table-cell>
          <table:table-cell table:formula="of:=INT([.C231]*512)" office:value-type="float" office:value="196" calcext:value-type="float">
            <text:p>196</text:p>
          </table:table-cell>
        </table:table-row>
        <table:table-row table:style-name="ro1">
          <table:table-cell table:formula="of:=[.A231]+[.$B$1]" office:value-type="float" office:value="22.7000000000001" calcext:value-type="float">
            <text:p>22.7000000000001</text:p>
          </table:table-cell>
          <table:table-cell table:formula="of:=[.A232]*[.$B$2]" office:value-type="float" office:value="0.396189740202714" calcext:value-type="float">
            <text:p>0.396189740202714</text:p>
          </table:table-cell>
          <table:table-cell table:formula="of:=SIN([.B232])" office:value-type="float" office:value="0.385906042324319" calcext:value-type="float">
            <text:p>0.385906042324319</text:p>
          </table:table-cell>
          <table:table-cell table:formula="of:=INT([.C232]*512)" office:value-type="float" office:value="197" calcext:value-type="float">
            <text:p>197</text:p>
          </table:table-cell>
        </table:table-row>
        <table:table-row table:style-name="ro1">
          <table:table-cell table:formula="of:=[.A232]+[.$B$1]" office:value-type="float" office:value="22.8000000000001" calcext:value-type="float">
            <text:p>22.8000000000001</text:p>
          </table:table-cell>
          <table:table-cell table:formula="of:=[.A233]*[.$B$2]" office:value-type="float" office:value="0.397935069454708" calcext:value-type="float">
            <text:p>0.397935069454708</text:p>
          </table:table-cell>
          <table:table-cell table:formula="of:=SIN([.B233])" office:value-type="float" office:value="0.387515586452104" calcext:value-type="float">
            <text:p>0.387515586452104</text:p>
          </table:table-cell>
          <table:table-cell table:formula="of:=INT([.C233]*512)" office:value-type="float" office:value="198" calcext:value-type="float">
            <text:p>198</text:p>
          </table:table-cell>
        </table:table-row>
        <table:table-row table:style-name="ro1">
          <table:table-cell table:formula="of:=[.A233]+[.$B$1]" office:value-type="float" office:value="22.9000000000001" calcext:value-type="float">
            <text:p>22.9000000000001</text:p>
          </table:table-cell>
          <table:table-cell table:formula="of:=[.A234]*[.$B$2]" office:value-type="float" office:value="0.399680398706702" calcext:value-type="float">
            <text:p>0.399680398706702</text:p>
          </table:table-cell>
          <table:table-cell table:formula="of:=SIN([.B234])" office:value-type="float" office:value="0.389123950140207" calcext:value-type="float">
            <text:p>0.389123950140207</text:p>
          </table:table-cell>
          <table:table-cell table:formula="of:=INT([.C234]*512)" office:value-type="float" office:value="199" calcext:value-type="float">
            <text:p>199</text:p>
          </table:table-cell>
        </table:table-row>
        <table:table-row table:style-name="ro1">
          <table:table-cell table:formula="of:=[.A234]+[.$B$1]" office:value-type="float" office:value="23.0000000000001" calcext:value-type="float">
            <text:p>23.0000000000001</text:p>
          </table:table-cell>
          <table:table-cell table:formula="of:=[.A235]*[.$B$2]" office:value-type="float" office:value="0.401425727958697" calcext:value-type="float">
            <text:p>0.401425727958697</text:p>
          </table:table-cell>
          <table:table-cell table:formula="of:=SIN([.B235])" office:value-type="float" office:value="0.390731128489275" calcext:value-type="float">
            <text:p>0.390731128489275</text:p>
          </table:table-cell>
          <table:table-cell table:formula="of:=INT([.C235]*512)" office:value-type="float" office:value="200" calcext:value-type="float">
            <text:p>200</text:p>
          </table:table-cell>
        </table:table-row>
        <table:table-row table:style-name="ro1">
          <table:table-cell table:formula="of:=[.A235]+[.$B$1]" office:value-type="float" office:value="23.1000000000001" calcext:value-type="float">
            <text:p>23.1000000000001</text:p>
          </table:table-cell>
          <table:table-cell table:formula="of:=[.A236]*[.$B$2]" office:value-type="float" office:value="0.403171057210691" calcext:value-type="float">
            <text:p>0.403171057210691</text:p>
          </table:table-cell>
          <table:table-cell table:formula="of:=SIN([.B236])" office:value-type="float" office:value="0.392337116603562" calcext:value-type="float">
            <text:p>0.392337116603562</text:p>
          </table:table-cell>
          <table:table-cell table:formula="of:=INT([.C236]*512)" office:value-type="float" office:value="200" calcext:value-type="float">
            <text:p>200</text:p>
          </table:table-cell>
        </table:table-row>
        <table:table-row table:style-name="ro1">
          <table:table-cell table:formula="of:=[.A236]+[.$B$1]" office:value-type="float" office:value="23.2000000000001" calcext:value-type="float">
            <text:p>23.2000000000001</text:p>
          </table:table-cell>
          <table:table-cell table:formula="of:=[.A237]*[.$B$2]" office:value-type="float" office:value="0.404916386462685" calcext:value-type="float">
            <text:p>0.404916386462685</text:p>
          </table:table-cell>
          <table:table-cell table:formula="of:=SIN([.B237])" office:value-type="float" office:value="0.393941909590952" calcext:value-type="float">
            <text:p>0.393941909590952</text:p>
          </table:table-cell>
          <table:table-cell table:formula="of:=INT([.C237]*512)" office:value-type="float" office:value="201" calcext:value-type="float">
            <text:p>201</text:p>
          </table:table-cell>
        </table:table-row>
        <table:table-row table:style-name="ro1">
          <table:table-cell table:formula="of:=[.A237]+[.$B$1]" office:value-type="float" office:value="23.3000000000001" calcext:value-type="float">
            <text:p>23.3000000000001</text:p>
          </table:table-cell>
          <table:table-cell table:formula="of:=[.A238]*[.$B$2]" office:value-type="float" office:value="0.40666171571468" calcext:value-type="float">
            <text:p>0.40666171571468</text:p>
          </table:table-cell>
          <table:table-cell table:formula="of:=SIN([.B238])" office:value-type="float" office:value="0.395545502562966" calcext:value-type="float">
            <text:p>0.395545502562966</text:p>
          </table:table-cell>
          <table:table-cell table:formula="of:=INT([.C238]*512)" office:value-type="float" office:value="202" calcext:value-type="float">
            <text:p>202</text:p>
          </table:table-cell>
        </table:table-row>
        <table:table-row table:style-name="ro1">
          <table:table-cell table:formula="of:=[.A238]+[.$B$1]" office:value-type="float" office:value="23.4000000000001" calcext:value-type="float">
            <text:p>23.4000000000001</text:p>
          </table:table-cell>
          <table:table-cell table:formula="of:=[.A239]*[.$B$2]" office:value-type="float" office:value="0.408407044966674" calcext:value-type="float">
            <text:p>0.408407044966674</text:p>
          </table:table-cell>
          <table:table-cell table:formula="of:=SIN([.B239])" office:value-type="float" office:value="0.397147890634782" calcext:value-type="float">
            <text:p>0.397147890634782</text:p>
          </table:table-cell>
          <table:table-cell table:formula="of:=INT([.C239]*512)" office:value-type="float" office:value="203" calcext:value-type="float">
            <text:p>203</text:p>
          </table:table-cell>
        </table:table-row>
        <table:table-row table:style-name="ro1">
          <table:table-cell table:formula="of:=[.A239]+[.$B$1]" office:value-type="float" office:value="23.5000000000001" calcext:value-type="float">
            <text:p>23.5000000000001</text:p>
          </table:table-cell>
          <table:table-cell table:formula="of:=[.A240]*[.$B$2]" office:value-type="float" office:value="0.410152374218669" calcext:value-type="float">
            <text:p>0.410152374218669</text:p>
          </table:table-cell>
          <table:table-cell table:formula="of:=SIN([.B240])" office:value-type="float" office:value="0.398749068925247" calcext:value-type="float">
            <text:p>0.398749068925247</text:p>
          </table:table-cell>
          <table:table-cell table:formula="of:=INT([.C240]*512)" office:value-type="float" office:value="204" calcext:value-type="float">
            <text:p>204</text:p>
          </table:table-cell>
        </table:table-row>
        <table:table-row table:style-name="ro1">
          <table:table-cell table:formula="of:=[.A240]+[.$B$1]" office:value-type="float" office:value="23.6000000000001" calcext:value-type="float">
            <text:p>23.6000000000001</text:p>
          </table:table-cell>
          <table:table-cell table:formula="of:=[.A241]*[.$B$2]" office:value-type="float" office:value="0.411897703470663" calcext:value-type="float">
            <text:p>0.411897703470663</text:p>
          </table:table-cell>
          <table:table-cell table:formula="of:=SIN([.B241])" office:value-type="float" office:value="0.400349032556896" calcext:value-type="float">
            <text:p>0.400349032556896</text:p>
          </table:table-cell>
          <table:table-cell table:formula="of:=INT([.C241]*512)" office:value-type="float" office:value="204" calcext:value-type="float">
            <text:p>204</text:p>
          </table:table-cell>
        </table:table-row>
        <table:table-row table:style-name="ro1">
          <table:table-cell table:formula="of:=[.A241]+[.$B$1]" office:value-type="float" office:value="23.7000000000001" calcext:value-type="float">
            <text:p>23.7000000000001</text:p>
          </table:table-cell>
          <table:table-cell table:formula="of:=[.A242]*[.$B$2]" office:value-type="float" office:value="0.413643032722657" calcext:value-type="float">
            <text:p>0.413643032722657</text:p>
          </table:table-cell>
          <table:table-cell table:formula="of:=SIN([.B242])" office:value-type="float" office:value="0.401947776655961" calcext:value-type="float">
            <text:p>0.401947776655961</text:p>
          </table:table-cell>
          <table:table-cell table:formula="of:=INT([.C242]*512)" office:value-type="float" office:value="205" calcext:value-type="float">
            <text:p>205</text:p>
          </table:table-cell>
        </table:table-row>
        <table:table-row table:style-name="ro1">
          <table:table-cell table:formula="of:=[.A242]+[.$B$1]" office:value-type="float" office:value="23.8000000000001" calcext:value-type="float">
            <text:p>23.8000000000001</text:p>
          </table:table-cell>
          <table:table-cell table:formula="of:=[.A243]*[.$B$2]" office:value-type="float" office:value="0.415388361974652" calcext:value-type="float">
            <text:p>0.415388361974652</text:p>
          </table:table-cell>
          <table:table-cell table:formula="of:=SIN([.B243])" office:value-type="float" office:value="0.403545296352391" calcext:value-type="float">
            <text:p>0.403545296352391</text:p>
          </table:table-cell>
          <table:table-cell table:formula="of:=INT([.C243]*512)" office:value-type="float" office:value="206" calcext:value-type="float">
            <text:p>206</text:p>
          </table:table-cell>
        </table:table-row>
        <table:table-row table:style-name="ro1">
          <table:table-cell table:formula="of:=[.A243]+[.$B$1]" office:value-type="float" office:value="23.9000000000001" calcext:value-type="float">
            <text:p>23.9000000000001</text:p>
          </table:table-cell>
          <table:table-cell table:formula="of:=[.A244]*[.$B$2]" office:value-type="float" office:value="0.417133691226646" calcext:value-type="float">
            <text:p>0.417133691226646</text:p>
          </table:table-cell>
          <table:table-cell table:formula="of:=SIN([.B244])" office:value-type="float" office:value="0.405141586779864" calcext:value-type="float">
            <text:p>0.405141586779864</text:p>
          </table:table-cell>
          <table:table-cell table:formula="of:=INT([.C244]*512)" office:value-type="float" office:value="207" calcext:value-type="float">
            <text:p>207</text:p>
          </table:table-cell>
        </table:table-row>
        <table:table-row table:style-name="ro1">
          <table:table-cell table:formula="of:=[.A244]+[.$B$1]" office:value-type="float" office:value="24.0000000000001" calcext:value-type="float">
            <text:p>24.0000000000001</text:p>
          </table:table-cell>
          <table:table-cell table:formula="of:=[.A245]*[.$B$2]" office:value-type="float" office:value="0.41887902047864" calcext:value-type="float">
            <text:p>0.41887902047864</text:p>
          </table:table-cell>
          <table:table-cell table:formula="of:=SIN([.B245])" office:value-type="float" office:value="0.406736643075801" calcext:value-type="float">
            <text:p>0.406736643075801</text:p>
          </table:table-cell>
          <table:table-cell table:formula="of:=INT([.C245]*512)" office:value-type="float" office:value="208" calcext:value-type="float">
            <text:p>208</text:p>
          </table:table-cell>
        </table:table-row>
        <table:table-row table:style-name="ro1">
          <table:table-cell table:formula="of:=[.A245]+[.$B$1]" office:value-type="float" office:value="24.1000000000001" calcext:value-type="float">
            <text:p>24.1000000000001</text:p>
          </table:table-cell>
          <table:table-cell table:formula="of:=[.A246]*[.$B$2]" office:value-type="float" office:value="0.420624349730635" calcext:value-type="float">
            <text:p>0.420624349730635</text:p>
          </table:table-cell>
          <table:table-cell table:formula="of:=SIN([.B246])" office:value-type="float" office:value="0.408330460381386" calcext:value-type="float">
            <text:p>0.408330460381386</text:p>
          </table:table-cell>
          <table:table-cell table:formula="of:=INT([.C246]*512)" office:value-type="float" office:value="209" calcext:value-type="float">
            <text:p>209</text:p>
          </table:table-cell>
        </table:table-row>
        <table:table-row table:style-name="ro1">
          <table:table-cell table:formula="of:=[.A246]+[.$B$1]" office:value-type="float" office:value="24.2000000000001" calcext:value-type="float">
            <text:p>24.2000000000001</text:p>
          </table:table-cell>
          <table:table-cell table:formula="of:=[.A247]*[.$B$2]" office:value-type="float" office:value="0.422369678982629" calcext:value-type="float">
            <text:p>0.422369678982629</text:p>
          </table:table-cell>
          <table:table-cell table:formula="of:=SIN([.B247])" office:value-type="float" office:value="0.409923033841574" calcext:value-type="float">
            <text:p>0.409923033841574</text:p>
          </table:table-cell>
          <table:table-cell table:formula="of:=INT([.C247]*512)" office:value-type="float" office:value="209" calcext:value-type="float">
            <text:p>209</text:p>
          </table:table-cell>
        </table:table-row>
        <table:table-row table:style-name="ro1">
          <table:table-cell table:formula="of:=[.A247]+[.$B$1]" office:value-type="float" office:value="24.3000000000001" calcext:value-type="float">
            <text:p>24.3000000000001</text:p>
          </table:table-cell>
          <table:table-cell table:formula="of:=[.A248]*[.$B$2]" office:value-type="float" office:value="0.424115008234623" calcext:value-type="float">
            <text:p>0.424115008234623</text:p>
          </table:table-cell>
          <table:table-cell table:formula="of:=SIN([.B248])" office:value-type="float" office:value="0.41151435860511" calcext:value-type="float">
            <text:p>0.41151435860511</text:p>
          </table:table-cell>
          <table:table-cell table:formula="of:=INT([.C248]*512)" office:value-type="float" office:value="210" calcext:value-type="float">
            <text:p>210</text:p>
          </table:table-cell>
        </table:table-row>
        <table:table-row table:style-name="ro1">
          <table:table-cell table:formula="of:=[.A248]+[.$B$1]" office:value-type="float" office:value="24.4000000000001" calcext:value-type="float">
            <text:p>24.4000000000001</text:p>
          </table:table-cell>
          <table:table-cell table:formula="of:=[.A249]*[.$B$2]" office:value-type="float" office:value="0.425860337486618" calcext:value-type="float">
            <text:p>0.425860337486618</text:p>
          </table:table-cell>
          <table:table-cell table:formula="of:=SIN([.B249])" office:value-type="float" office:value="0.413104429824543" calcext:value-type="float">
            <text:p>0.413104429824543</text:p>
          </table:table-cell>
          <table:table-cell table:formula="of:=INT([.C249]*512)" office:value-type="float" office:value="211" calcext:value-type="float">
            <text:p>211</text:p>
          </table:table-cell>
        </table:table-row>
        <table:table-row table:style-name="ro1">
          <table:table-cell table:formula="of:=[.A249]+[.$B$1]" office:value-type="float" office:value="24.5000000000001" calcext:value-type="float">
            <text:p>24.5000000000001</text:p>
          </table:table-cell>
          <table:table-cell table:formula="of:=[.A250]*[.$B$2]" office:value-type="float" office:value="0.427605666738612" calcext:value-type="float">
            <text:p>0.427605666738612</text:p>
          </table:table-cell>
          <table:table-cell table:formula="of:=SIN([.B250])" office:value-type="float" office:value="0.41469324265624" calcext:value-type="float">
            <text:p>0.41469324265624</text:p>
          </table:table-cell>
          <table:table-cell table:formula="of:=INT([.C250]*512)" office:value-type="float" office:value="212" calcext:value-type="float">
            <text:p>212</text:p>
          </table:table-cell>
        </table:table-row>
        <table:table-row table:style-name="ro1">
          <table:table-cell table:formula="of:=[.A250]+[.$B$1]" office:value-type="float" office:value="24.6000000000001" calcext:value-type="float">
            <text:p>24.6000000000001</text:p>
          </table:table-cell>
          <table:table-cell table:formula="of:=[.A251]*[.$B$2]" office:value-type="float" office:value="0.429350995990606" calcext:value-type="float">
            <text:p>0.429350995990606</text:p>
          </table:table-cell>
          <table:table-cell table:formula="of:=SIN([.B251])" office:value-type="float" office:value="0.416280792260402" calcext:value-type="float">
            <text:p>0.416280792260402</text:p>
          </table:table-cell>
          <table:table-cell table:formula="of:=INT([.C251]*512)" office:value-type="float" office:value="213" calcext:value-type="float">
            <text:p>213</text:p>
          </table:table-cell>
        </table:table-row>
        <table:table-row table:style-name="ro1">
          <table:table-cell table:formula="of:=[.A251]+[.$B$1]" office:value-type="float" office:value="24.7000000000001" calcext:value-type="float">
            <text:p>24.7000000000001</text:p>
          </table:table-cell>
          <table:table-cell table:formula="of:=[.A252]*[.$B$2]" office:value-type="float" office:value="0.431096325242601" calcext:value-type="float">
            <text:p>0.431096325242601</text:p>
          </table:table-cell>
          <table:table-cell table:formula="of:=SIN([.B252])" office:value-type="float" office:value="0.417867073801078" calcext:value-type="float">
            <text:p>0.417867073801078</text:p>
          </table:table-cell>
          <table:table-cell table:formula="of:=INT([.C252]*512)" office:value-type="float" office:value="213" calcext:value-type="float">
            <text:p>213</text:p>
          </table:table-cell>
        </table:table-row>
        <table:table-row table:style-name="ro1">
          <table:table-cell table:formula="of:=[.A252]+[.$B$1]" office:value-type="float" office:value="24.8000000000001" calcext:value-type="float">
            <text:p>24.8000000000001</text:p>
          </table:table-cell>
          <table:table-cell table:formula="of:=[.A253]*[.$B$2]" office:value-type="float" office:value="0.432841654494595" calcext:value-type="float">
            <text:p>0.432841654494595</text:p>
          </table:table-cell>
          <table:table-cell table:formula="of:=SIN([.B253])" office:value-type="float" office:value="0.419452082446178" calcext:value-type="float">
            <text:p>0.419452082446178</text:p>
          </table:table-cell>
          <table:table-cell table:formula="of:=INT([.C253]*512)" office:value-type="float" office:value="214" calcext:value-type="float">
            <text:p>214</text:p>
          </table:table-cell>
        </table:table-row>
        <table:table-row table:style-name="ro1">
          <table:table-cell table:formula="of:=[.A253]+[.$B$1]" office:value-type="float" office:value="24.9000000000001" calcext:value-type="float">
            <text:p>24.9000000000001</text:p>
          </table:table-cell>
          <table:table-cell table:formula="of:=[.A254]*[.$B$2]" office:value-type="float" office:value="0.434586983746589" calcext:value-type="float">
            <text:p>0.434586983746589</text:p>
          </table:table-cell>
          <table:table-cell table:formula="of:=SIN([.B254])" office:value-type="float" office:value="0.421035813367492" calcext:value-type="float">
            <text:p>0.421035813367492</text:p>
          </table:table-cell>
          <table:table-cell table:formula="of:=INT([.C254]*512)" office:value-type="float" office:value="215" calcext:value-type="float">
            <text:p>215</text:p>
          </table:table-cell>
        </table:table-row>
        <table:table-row table:style-name="ro1">
          <table:table-cell table:formula="of:=[.A254]+[.$B$1]" office:value-type="float" office:value="25.0000000000001" calcext:value-type="float">
            <text:p>25.0000000000001</text:p>
          </table:table-cell>
          <table:table-cell table:formula="of:=[.A255]*[.$B$2]" office:value-type="float" office:value="0.436332312998584" calcext:value-type="float">
            <text:p>0.436332312998584</text:p>
          </table:table-cell>
          <table:table-cell table:formula="of:=SIN([.B255])" office:value-type="float" office:value="0.422618261740701" calcext:value-type="float">
            <text:p>0.422618261740701</text:p>
          </table:table-cell>
          <table:table-cell table:formula="of:=INT([.C255]*512)" office:value-type="float" office:value="216" calcext:value-type="float">
            <text:p>216</text:p>
          </table:table-cell>
        </table:table-row>
        <table:table-row table:style-name="ro1">
          <table:table-cell table:formula="of:=[.A255]+[.$B$1]" office:value-type="float" office:value="25.1000000000001" calcext:value-type="float">
            <text:p>25.1000000000001</text:p>
          </table:table-cell>
          <table:table-cell table:formula="of:=[.A256]*[.$B$2]" office:value-type="float" office:value="0.438077642250578" calcext:value-type="float">
            <text:p>0.438077642250578</text:p>
          </table:table-cell>
          <table:table-cell table:formula="of:=SIN([.B256])" office:value-type="float" office:value="0.424199422745392" calcext:value-type="float">
            <text:p>0.424199422745392</text:p>
          </table:table-cell>
          <table:table-cell table:formula="of:=INT([.C256]*512)" office:value-type="float" office:value="217" calcext:value-type="float">
            <text:p>217</text:p>
          </table:table-cell>
        </table:table-row>
        <table:table-row table:style-name="ro1">
          <table:table-cell table:formula="of:=[.A256]+[.$B$1]" office:value-type="float" office:value="25.2000000000001" calcext:value-type="float">
            <text:p>25.2000000000001</text:p>
          </table:table-cell>
          <table:table-cell table:formula="of:=[.A257]*[.$B$2]" office:value-type="float" office:value="0.439822971502573" calcext:value-type="float">
            <text:p>0.439822971502573</text:p>
          </table:table-cell>
          <table:table-cell table:formula="of:=SIN([.B257])" office:value-type="float" office:value="0.425779291565074" calcext:value-type="float">
            <text:p>0.425779291565074</text:p>
          </table:table-cell>
          <table:table-cell table:formula="of:=INT([.C257]*512)" office:value-type="float" office:value="217" calcext:value-type="float">
            <text:p>217</text:p>
          </table:table-cell>
        </table:table-row>
        <table:table-row table:style-name="ro1">
          <table:table-cell table:formula="of:=[.A257]+[.$B$1]" office:value-type="float" office:value="25.3000000000001" calcext:value-type="float">
            <text:p>25.3000000000001</text:p>
          </table:table-cell>
          <table:table-cell table:formula="of:=[.A258]*[.$B$2]" office:value-type="float" office:value="0.441568300754567" calcext:value-type="float">
            <text:p>0.441568300754567</text:p>
          </table:table-cell>
          <table:table-cell table:formula="of:=SIN([.B258])" office:value-type="float" office:value="0.427357863387194" calcext:value-type="float">
            <text:p>0.427357863387194</text:p>
          </table:table-cell>
          <table:table-cell table:formula="of:=INT([.C258]*512)" office:value-type="float" office:value="218" calcext:value-type="float">
            <text:p>218</text:p>
          </table:table-cell>
        </table:table-row>
        <table:table-row table:style-name="ro1">
          <table:table-cell table:formula="of:=[.A258]+[.$B$1]" office:value-type="float" office:value="25.4000000000001" calcext:value-type="float">
            <text:p>25.4000000000001</text:p>
          </table:table-cell>
          <table:table-cell table:formula="of:=[.A259]*[.$B$2]" office:value-type="float" office:value="0.443313630006561" calcext:value-type="float">
            <text:p>0.443313630006561</text:p>
          </table:table-cell>
          <table:table-cell table:formula="of:=SIN([.B259])" office:value-type="float" office:value="0.428935133403147" calcext:value-type="float">
            <text:p>0.428935133403147</text:p>
          </table:table-cell>
          <table:table-cell table:formula="of:=INT([.C259]*512)" office:value-type="float" office:value="219" calcext:value-type="float">
            <text:p>219</text:p>
          </table:table-cell>
        </table:table-row>
        <table:table-row table:style-name="ro1">
          <table:table-cell table:formula="of:=[.A259]+[.$B$1]" office:value-type="float" office:value="25.5000000000001" calcext:value-type="float">
            <text:p>25.5000000000001</text:p>
          </table:table-cell>
          <table:table-cell table:formula="of:=[.A260]*[.$B$2]" office:value-type="float" office:value="0.445058959258556" calcext:value-type="float">
            <text:p>0.445058959258556</text:p>
          </table:table-cell>
          <table:table-cell table:formula="of:=SIN([.B260])" office:value-type="float" office:value="0.430511096808297" calcext:value-type="float">
            <text:p>0.430511096808297</text:p>
          </table:table-cell>
          <table:table-cell table:formula="of:=INT([.C260]*512)" office:value-type="float" office:value="220" calcext:value-type="float">
            <text:p>220</text:p>
          </table:table-cell>
        </table:table-row>
        <table:table-row table:style-name="ro1">
          <table:table-cell table:formula="of:=[.A260]+[.$B$1]" office:value-type="float" office:value="25.6000000000001" calcext:value-type="float">
            <text:p>25.6000000000001</text:p>
          </table:table-cell>
          <table:table-cell table:formula="of:=[.A261]*[.$B$2]" office:value-type="float" office:value="0.44680428851055" calcext:value-type="float">
            <text:p>0.44680428851055</text:p>
          </table:table-cell>
          <table:table-cell table:formula="of:=SIN([.B261])" office:value-type="float" office:value="0.432085748801984" calcext:value-type="float">
            <text:p>0.432085748801984</text:p>
          </table:table-cell>
          <table:table-cell table:formula="of:=INT([.C261]*512)" office:value-type="float" office:value="221" calcext:value-type="float">
            <text:p>221</text:p>
          </table:table-cell>
        </table:table-row>
        <table:table-row table:style-name="ro1">
          <table:table-cell table:formula="of:=[.A261]+[.$B$1]" office:value-type="float" office:value="25.7000000000001" calcext:value-type="float">
            <text:p>25.7000000000001</text:p>
          </table:table-cell>
          <table:table-cell table:formula="of:=[.A262]*[.$B$2]" office:value-type="float" office:value="0.448549617762544" calcext:value-type="float">
            <text:p>0.448549617762544</text:p>
          </table:table-cell>
          <table:table-cell table:formula="of:=SIN([.B262])" office:value-type="float" office:value="0.433659084587546" calcext:value-type="float">
            <text:p>0.433659084587546</text:p>
          </table:table-cell>
          <table:table-cell table:formula="of:=INT([.C262]*512)" office:value-type="float" office:value="222" calcext:value-type="float">
            <text:p>222</text:p>
          </table:table-cell>
        </table:table-row>
        <table:table-row table:style-name="ro1">
          <table:table-cell table:formula="of:=[.A262]+[.$B$1]" office:value-type="float" office:value="25.8000000000001" calcext:value-type="float">
            <text:p>25.8000000000001</text:p>
          </table:table-cell>
          <table:table-cell table:formula="of:=[.A263]*[.$B$2]" office:value-type="float" office:value="0.450294947014539" calcext:value-type="float">
            <text:p>0.450294947014539</text:p>
          </table:table-cell>
          <table:table-cell table:formula="of:=SIN([.B263])" office:value-type="float" office:value="0.435231099372329" calcext:value-type="float">
            <text:p>0.435231099372329</text:p>
          </table:table-cell>
          <table:table-cell table:formula="of:=INT([.C263]*512)" office:value-type="float" office:value="222" calcext:value-type="float">
            <text:p>222</text:p>
          </table:table-cell>
        </table:table-row>
        <table:table-row table:style-name="ro1">
          <table:table-cell table:formula="of:=[.A263]+[.$B$1]" office:value-type="float" office:value="25.9000000000001" calcext:value-type="float">
            <text:p>25.9000000000001</text:p>
          </table:table-cell>
          <table:table-cell table:formula="of:=[.A264]*[.$B$2]" office:value-type="float" office:value="0.452040276266533" calcext:value-type="float">
            <text:p>0.452040276266533</text:p>
          </table:table-cell>
          <table:table-cell table:formula="of:=SIN([.B264])" office:value-type="float" office:value="0.436801788367704" calcext:value-type="float">
            <text:p>0.436801788367704</text:p>
          </table:table-cell>
          <table:table-cell table:formula="of:=INT([.C264]*512)" office:value-type="float" office:value="223" calcext:value-type="float">
            <text:p>223</text:p>
          </table:table-cell>
        </table:table-row>
        <table:table-row table:style-name="ro1">
          <table:table-cell table:formula="of:=[.A264]+[.$B$1]" office:value-type="float" office:value="26.0000000000001" calcext:value-type="float">
            <text:p>26.0000000000001</text:p>
          </table:table-cell>
          <table:table-cell table:formula="of:=[.A265]*[.$B$2]" office:value-type="float" office:value="0.453785605518527" calcext:value-type="float">
            <text:p>0.453785605518527</text:p>
          </table:table-cell>
          <table:table-cell table:formula="of:=SIN([.B265])" office:value-type="float" office:value="0.438371146789079" calcext:value-type="float">
            <text:p>0.438371146789079</text:p>
          </table:table-cell>
          <table:table-cell table:formula="of:=INT([.C265]*512)" office:value-type="float" office:value="224" calcext:value-type="float">
            <text:p>224</text:p>
          </table:table-cell>
        </table:table-row>
        <table:table-row table:style-name="ro1">
          <table:table-cell table:formula="of:=[.A265]+[.$B$1]" office:value-type="float" office:value="26.1000000000001" calcext:value-type="float">
            <text:p>26.1000000000001</text:p>
          </table:table-cell>
          <table:table-cell table:formula="of:=[.A266]*[.$B$2]" office:value-type="float" office:value="0.455530934770522" calcext:value-type="float">
            <text:p>0.455530934770522</text:p>
          </table:table-cell>
          <table:table-cell table:formula="of:=SIN([.B266])" office:value-type="float" office:value="0.439939169855917" calcext:value-type="float">
            <text:p>0.439939169855917</text:p>
          </table:table-cell>
          <table:table-cell table:formula="of:=INT([.C266]*512)" office:value-type="float" office:value="225" calcext:value-type="float">
            <text:p>225</text:p>
          </table:table-cell>
        </table:table-row>
        <table:table-row table:style-name="ro1">
          <table:table-cell table:formula="of:=[.A266]+[.$B$1]" office:value-type="float" office:value="26.2000000000001" calcext:value-type="float">
            <text:p>26.2000000000001</text:p>
          </table:table-cell>
          <table:table-cell table:formula="of:=[.A267]*[.$B$2]" office:value-type="float" office:value="0.457276264022516" calcext:value-type="float">
            <text:p>0.457276264022516</text:p>
          </table:table-cell>
          <table:table-cell table:formula="of:=SIN([.B267])" office:value-type="float" office:value="0.441505852791747" calcext:value-type="float">
            <text:p>0.441505852791747</text:p>
          </table:table-cell>
          <table:table-cell table:formula="of:=INT([.C267]*512)" office:value-type="float" office:value="226" calcext:value-type="float">
            <text:p>226</text:p>
          </table:table-cell>
        </table:table-row>
        <table:table-row table:style-name="ro1">
          <table:table-cell table:formula="of:=[.A267]+[.$B$1]" office:value-type="float" office:value="26.3000000000001" calcext:value-type="float">
            <text:p>26.3000000000001</text:p>
          </table:table-cell>
          <table:table-cell table:formula="of:=[.A268]*[.$B$2]" office:value-type="float" office:value="0.459021593274511" calcext:value-type="float">
            <text:p>0.459021593274511</text:p>
          </table:table-cell>
          <table:table-cell table:formula="of:=SIN([.B268])" office:value-type="float" office:value="0.443071190824181" calcext:value-type="float">
            <text:p>0.443071190824181</text:p>
          </table:table-cell>
          <table:table-cell table:formula="of:=INT([.C268]*512)" office:value-type="float" office:value="226" calcext:value-type="float">
            <text:p>226</text:p>
          </table:table-cell>
        </table:table-row>
        <table:table-row table:style-name="ro1">
          <table:table-cell table:formula="of:=[.A268]+[.$B$1]" office:value-type="float" office:value="26.4000000000001" calcext:value-type="float">
            <text:p>26.4000000000001</text:p>
          </table:table-cell>
          <table:table-cell table:formula="of:=[.A269]*[.$B$2]" office:value-type="float" office:value="0.460766922526505" calcext:value-type="float">
            <text:p>0.460766922526505</text:p>
          </table:table-cell>
          <table:table-cell table:formula="of:=SIN([.B269])" office:value-type="float" office:value="0.444635179184929" calcext:value-type="float">
            <text:p>0.444635179184929</text:p>
          </table:table-cell>
          <table:table-cell table:formula="of:=INT([.C269]*512)" office:value-type="float" office:value="227" calcext:value-type="float">
            <text:p>227</text:p>
          </table:table-cell>
        </table:table-row>
        <table:table-row table:style-name="ro1">
          <table:table-cell table:formula="of:=[.A269]+[.$B$1]" office:value-type="float" office:value="26.5000000000001" calcext:value-type="float">
            <text:p>26.5000000000001</text:p>
          </table:table-cell>
          <table:table-cell table:formula="of:=[.A270]*[.$B$2]" office:value-type="float" office:value="0.462512251778499" calcext:value-type="float">
            <text:p>0.462512251778499</text:p>
          </table:table-cell>
          <table:table-cell table:formula="of:=SIN([.B270])" office:value-type="float" office:value="0.44619781310981" calcext:value-type="float">
            <text:p>0.44619781310981</text:p>
          </table:table-cell>
          <table:table-cell table:formula="of:=INT([.C270]*512)" office:value-type="float" office:value="228" calcext:value-type="float">
            <text:p>228</text:p>
          </table:table-cell>
        </table:table-row>
        <table:table-row table:style-name="ro1">
          <table:table-cell table:formula="of:=[.A270]+[.$B$1]" office:value-type="float" office:value="26.6000000000001" calcext:value-type="float">
            <text:p>26.6000000000001</text:p>
          </table:table-cell>
          <table:table-cell table:formula="of:=[.A271]*[.$B$2]" office:value-type="float" office:value="0.464257581030494" calcext:value-type="float">
            <text:p>0.464257581030494</text:p>
          </table:table-cell>
          <table:table-cell table:formula="of:=SIN([.B271])" office:value-type="float" office:value="0.447759087838771" calcext:value-type="float">
            <text:p>0.447759087838771</text:p>
          </table:table-cell>
          <table:table-cell table:formula="of:=INT([.C271]*512)" office:value-type="float" office:value="229" calcext:value-type="float">
            <text:p>229</text:p>
          </table:table-cell>
        </table:table-row>
        <table:table-row table:style-name="ro1">
          <table:table-cell table:formula="of:=[.A271]+[.$B$1]" office:value-type="float" office:value="26.7000000000001" calcext:value-type="float">
            <text:p>26.7000000000001</text:p>
          </table:table-cell>
          <table:table-cell table:formula="of:=[.A272]*[.$B$2]" office:value-type="float" office:value="0.466002910282488" calcext:value-type="float">
            <text:p>0.466002910282488</text:p>
          </table:table-cell>
          <table:table-cell table:formula="of:=SIN([.B272])" office:value-type="float" office:value="0.449318998615898" calcext:value-type="float">
            <text:p>0.449318998615898</text:p>
          </table:table-cell>
          <table:table-cell table:formula="of:=INT([.C272]*512)" office:value-type="float" office:value="230" calcext:value-type="float">
            <text:p>230</text:p>
          </table:table-cell>
        </table:table-row>
        <table:table-row table:style-name="ro1">
          <table:table-cell table:formula="of:=[.A272]+[.$B$1]" office:value-type="float" office:value="26.8000000000001" calcext:value-type="float">
            <text:p>26.8000000000001</text:p>
          </table:table-cell>
          <table:table-cell table:formula="of:=[.A273]*[.$B$2]" office:value-type="float" office:value="0.467748239534482" calcext:value-type="float">
            <text:p>0.467748239534482</text:p>
          </table:table-cell>
          <table:table-cell table:formula="of:=SIN([.B273])" office:value-type="float" office:value="0.450877540689432" calcext:value-type="float">
            <text:p>0.450877540689432</text:p>
          </table:table-cell>
          <table:table-cell table:formula="of:=INT([.C273]*512)" office:value-type="float" office:value="230" calcext:value-type="float">
            <text:p>230</text:p>
          </table:table-cell>
        </table:table-row>
        <table:table-row table:style-name="ro1">
          <table:table-cell table:formula="of:=[.A273]+[.$B$1]" office:value-type="float" office:value="26.9000000000001" calcext:value-type="float">
            <text:p>26.9000000000001</text:p>
          </table:table-cell>
          <table:table-cell table:formula="of:=[.A274]*[.$B$2]" office:value-type="float" office:value="0.469493568786477" calcext:value-type="float">
            <text:p>0.469493568786477</text:p>
          </table:table-cell>
          <table:table-cell table:formula="of:=SIN([.B274])" office:value-type="float" office:value="0.452434709311784" calcext:value-type="float">
            <text:p>0.452434709311784</text:p>
          </table:table-cell>
          <table:table-cell table:formula="of:=INT([.C274]*512)" office:value-type="float" office:value="231" calcext:value-type="float">
            <text:p>231</text:p>
          </table:table-cell>
        </table:table-row>
        <table:table-row table:style-name="ro1">
          <table:table-cell table:formula="of:=[.A274]+[.$B$1]" office:value-type="float" office:value="27.0000000000001" calcext:value-type="float">
            <text:p>27.0000000000001</text:p>
          </table:table-cell>
          <table:table-cell table:formula="of:=[.A275]*[.$B$2]" office:value-type="float" office:value="0.471238898038471" calcext:value-type="float">
            <text:p>0.471238898038471</text:p>
          </table:table-cell>
          <table:table-cell table:formula="of:=SIN([.B275])" office:value-type="float" office:value="0.453990499739549" calcext:value-type="float">
            <text:p>0.453990499739549</text:p>
          </table:table-cell>
          <table:table-cell table:formula="of:=INT([.C275]*512)" office:value-type="float" office:value="232" calcext:value-type="float">
            <text:p>232</text:p>
          </table:table-cell>
        </table:table-row>
        <table:table-row table:style-name="ro1">
          <table:table-cell table:formula="of:=[.A275]+[.$B$1]" office:value-type="float" office:value="27.1000000000001" calcext:value-type="float">
            <text:p>27.1000000000001</text:p>
          </table:table-cell>
          <table:table-cell table:formula="of:=[.A276]*[.$B$2]" office:value-type="float" office:value="0.472984227290465" calcext:value-type="float">
            <text:p>0.472984227290465</text:p>
          </table:table-cell>
          <table:table-cell table:formula="of:=SIN([.B276])" office:value-type="float" office:value="0.455544907233517" calcext:value-type="float">
            <text:p>0.455544907233517</text:p>
          </table:table-cell>
          <table:table-cell table:formula="of:=INT([.C276]*512)" office:value-type="float" office:value="233" calcext:value-type="float">
            <text:p>233</text:p>
          </table:table-cell>
        </table:table-row>
        <table:table-row table:style-name="ro1">
          <table:table-cell table:formula="of:=[.A276]+[.$B$1]" office:value-type="float" office:value="27.2000000000001" calcext:value-type="float">
            <text:p>27.2000000000001</text:p>
          </table:table-cell>
          <table:table-cell table:formula="of:=[.A277]*[.$B$2]" office:value-type="float" office:value="0.47472955654246" calcext:value-type="float">
            <text:p>0.47472955654246</text:p>
          </table:table-cell>
          <table:table-cell table:formula="of:=SIN([.B277])" office:value-type="float" office:value="0.457097927058696" calcext:value-type="float">
            <text:p>0.457097927058696</text:p>
          </table:table-cell>
          <table:table-cell table:formula="of:=INT([.C277]*512)" office:value-type="float" office:value="234" calcext:value-type="float">
            <text:p>234</text:p>
          </table:table-cell>
        </table:table-row>
        <table:table-row table:style-name="ro1">
          <table:table-cell table:formula="of:=[.A277]+[.$B$1]" office:value-type="float" office:value="27.3000000000001" calcext:value-type="float">
            <text:p>27.3000000000001</text:p>
          </table:table-cell>
          <table:table-cell table:formula="of:=[.A278]*[.$B$2]" office:value-type="float" office:value="0.476474885794454" calcext:value-type="float">
            <text:p>0.476474885794454</text:p>
          </table:table-cell>
          <table:table-cell table:formula="of:=SIN([.B278])" office:value-type="float" office:value="0.458649554484317" calcext:value-type="float">
            <text:p>0.458649554484317</text:p>
          </table:table-cell>
          <table:table-cell table:formula="of:=INT([.C278]*512)" office:value-type="float" office:value="234" calcext:value-type="float">
            <text:p>234</text:p>
          </table:table-cell>
        </table:table-row>
        <table:table-row table:style-name="ro1">
          <table:table-cell table:formula="of:=[.A278]+[.$B$1]" office:value-type="float" office:value="27.4000000000001" calcext:value-type="float">
            <text:p>27.4000000000001</text:p>
          </table:table-cell>
          <table:table-cell table:formula="of:=[.A279]*[.$B$2]" office:value-type="float" office:value="0.478220215046448" calcext:value-type="float">
            <text:p>0.478220215046448</text:p>
          </table:table-cell>
          <table:table-cell table:formula="of:=SIN([.B279])" office:value-type="float" office:value="0.460199784783854" calcext:value-type="float">
            <text:p>0.460199784783854</text:p>
          </table:table-cell>
          <table:table-cell table:formula="of:=INT([.C279]*512)" office:value-type="float" office:value="235" calcext:value-type="float">
            <text:p>235</text:p>
          </table:table-cell>
        </table:table-row>
        <table:table-row table:style-name="ro1">
          <table:table-cell table:formula="of:=[.A279]+[.$B$1]" office:value-type="float" office:value="27.5000000000001" calcext:value-type="float">
            <text:p>27.5000000000001</text:p>
          </table:table-cell>
          <table:table-cell table:formula="of:=[.A280]*[.$B$2]" office:value-type="float" office:value="0.479965544298443" calcext:value-type="float">
            <text:p>0.479965544298443</text:p>
          </table:table-cell>
          <table:table-cell table:formula="of:=SIN([.B280])" office:value-type="float" office:value="0.461748613235036" calcext:value-type="float">
            <text:p>0.461748613235036</text:p>
          </table:table-cell>
          <table:table-cell table:formula="of:=INT([.C280]*512)" office:value-type="float" office:value="236" calcext:value-type="float">
            <text:p>236</text:p>
          </table:table-cell>
        </table:table-row>
        <table:table-row table:style-name="ro1">
          <table:table-cell table:formula="of:=[.A280]+[.$B$1]" office:value-type="float" office:value="27.6000000000001" calcext:value-type="float">
            <text:p>27.6000000000001</text:p>
          </table:table-cell>
          <table:table-cell table:formula="of:=[.A281]*[.$B$2]" office:value-type="float" office:value="0.481710873550437" calcext:value-type="float">
            <text:p>0.481710873550437</text:p>
          </table:table-cell>
          <table:table-cell table:formula="of:=SIN([.B281])" office:value-type="float" office:value="0.463296035119864" calcext:value-type="float">
            <text:p>0.463296035119864</text:p>
          </table:table-cell>
          <table:table-cell table:formula="of:=INT([.C281]*512)" office:value-type="float" office:value="237" calcext:value-type="float">
            <text:p>237</text:p>
          </table:table-cell>
        </table:table-row>
        <table:table-row table:style-name="ro1">
          <table:table-cell table:formula="of:=[.A281]+[.$B$1]" office:value-type="float" office:value="27.7000000000001" calcext:value-type="float">
            <text:p>27.7000000000001</text:p>
          </table:table-cell>
          <table:table-cell table:formula="of:=[.A282]*[.$B$2]" office:value-type="float" office:value="0.483456202802431" calcext:value-type="float">
            <text:p>0.483456202802431</text:p>
          </table:table-cell>
          <table:table-cell table:formula="of:=SIN([.B282])" office:value-type="float" office:value="0.464842045724622" calcext:value-type="float">
            <text:p>0.464842045724622</text:p>
          </table:table-cell>
          <table:table-cell table:formula="of:=INT([.C282]*512)" office:value-type="float" office:value="237" calcext:value-type="float">
            <text:p>237</text:p>
          </table:table-cell>
        </table:table-row>
        <table:table-row table:style-name="ro1">
          <table:table-cell table:formula="of:=[.A282]+[.$B$1]" office:value-type="float" office:value="27.8000000000001" calcext:value-type="float">
            <text:p>27.8000000000001</text:p>
          </table:table-cell>
          <table:table-cell table:formula="of:=[.A283]*[.$B$2]" office:value-type="float" office:value="0.485201532054426" calcext:value-type="float">
            <text:p>0.485201532054426</text:p>
          </table:table-cell>
          <table:table-cell table:formula="of:=SIN([.B283])" office:value-type="float" office:value="0.466386640339893" calcext:value-type="float">
            <text:p>0.466386640339893</text:p>
          </table:table-cell>
          <table:table-cell table:formula="of:=INT([.C283]*512)" office:value-type="float" office:value="238" calcext:value-type="float">
            <text:p>238</text:p>
          </table:table-cell>
        </table:table-row>
        <table:table-row table:style-name="ro1">
          <table:table-cell table:formula="of:=[.A283]+[.$B$1]" office:value-type="float" office:value="27.9000000000001" calcext:value-type="float">
            <text:p>27.9000000000001</text:p>
          </table:table-cell>
          <table:table-cell table:formula="of:=[.A284]*[.$B$2]" office:value-type="float" office:value="0.48694686130642" calcext:value-type="float">
            <text:p>0.48694686130642</text:p>
          </table:table-cell>
          <table:table-cell table:formula="of:=SIN([.B284])" office:value-type="float" office:value="0.467929814260575" calcext:value-type="float">
            <text:p>0.467929814260575</text:p>
          </table:table-cell>
          <table:table-cell table:formula="of:=INT([.C284]*512)" office:value-type="float" office:value="239" calcext:value-type="float">
            <text:p>239</text:p>
          </table:table-cell>
        </table:table-row>
        <table:table-row table:style-name="ro1">
          <table:table-cell table:formula="of:=[.A284]+[.$B$1]" office:value-type="float" office:value="28.0000000000001" calcext:value-type="float">
            <text:p>28.0000000000001</text:p>
          </table:table-cell>
          <table:table-cell table:formula="of:=[.A285]*[.$B$2]" office:value-type="float" office:value="0.488692190558414" calcext:value-type="float">
            <text:p>0.488692190558414</text:p>
          </table:table-cell>
          <table:table-cell table:formula="of:=SIN([.B285])" office:value-type="float" office:value="0.469471562785893" calcext:value-type="float">
            <text:p>0.469471562785893</text:p>
          </table:table-cell>
          <table:table-cell table:formula="of:=INT([.C285]*512)" office:value-type="float" office:value="240" calcext:value-type="float">
            <text:p>240</text:p>
          </table:table-cell>
        </table:table-row>
        <table:table-row table:style-name="ro1">
          <table:table-cell table:formula="of:=[.A285]+[.$B$1]" office:value-type="float" office:value="28.1000000000001" calcext:value-type="float">
            <text:p>28.1000000000001</text:p>
          </table:table-cell>
          <table:table-cell table:formula="of:=[.A286]*[.$B$2]" office:value-type="float" office:value="0.490437519810409" calcext:value-type="float">
            <text:p>0.490437519810409</text:p>
          </table:table-cell>
          <table:table-cell table:formula="of:=SIN([.B286])" office:value-type="float" office:value="0.471011881219412" calcext:value-type="float">
            <text:p>0.471011881219412</text:p>
          </table:table-cell>
          <table:table-cell table:formula="of:=INT([.C286]*512)" office:value-type="float" office:value="241" calcext:value-type="float">
            <text:p>241</text:p>
          </table:table-cell>
        </table:table-row>
        <table:table-row table:style-name="ro1">
          <table:table-cell table:formula="of:=[.A286]+[.$B$1]" office:value-type="float" office:value="28.2000000000001" calcext:value-type="float">
            <text:p>28.2000000000001</text:p>
          </table:table-cell>
          <table:table-cell table:formula="of:=[.A287]*[.$B$2]" office:value-type="float" office:value="0.492182849062403" calcext:value-type="float">
            <text:p>0.492182849062403</text:p>
          </table:table-cell>
          <table:table-cell table:formula="of:=SIN([.B287])" office:value-type="float" office:value="0.472550764869056" calcext:value-type="float">
            <text:p>0.472550764869056</text:p>
          </table:table-cell>
          <table:table-cell table:formula="of:=INT([.C287]*512)" office:value-type="float" office:value="241" calcext:value-type="float">
            <text:p>241</text:p>
          </table:table-cell>
        </table:table-row>
        <table:table-row table:style-name="ro1">
          <table:table-cell table:formula="of:=[.A287]+[.$B$1]" office:value-type="float" office:value="28.3000000000001" calcext:value-type="float">
            <text:p>28.3000000000001</text:p>
          </table:table-cell>
          <table:table-cell table:formula="of:=[.A288]*[.$B$2]" office:value-type="float" office:value="0.493928178314398" calcext:value-type="float">
            <text:p>0.493928178314398</text:p>
          </table:table-cell>
          <table:table-cell table:formula="of:=SIN([.B288])" office:value-type="float" office:value="0.474088209047118" calcext:value-type="float">
            <text:p>0.474088209047118</text:p>
          </table:table-cell>
          <table:table-cell table:formula="of:=INT([.C288]*512)" office:value-type="float" office:value="242" calcext:value-type="float">
            <text:p>242</text:p>
          </table:table-cell>
        </table:table-row>
        <table:table-row table:style-name="ro1">
          <table:table-cell table:formula="of:=[.A288]+[.$B$1]" office:value-type="float" office:value="28.4000000000001" calcext:value-type="float">
            <text:p>28.4000000000001</text:p>
          </table:table-cell>
          <table:table-cell table:formula="of:=[.A289]*[.$B$2]" office:value-type="float" office:value="0.495673507566392" calcext:value-type="float">
            <text:p>0.495673507566392</text:p>
          </table:table-cell>
          <table:table-cell table:formula="of:=SIN([.B289])" office:value-type="float" office:value="0.475624209070277" calcext:value-type="float">
            <text:p>0.475624209070277</text:p>
          </table:table-cell>
          <table:table-cell table:formula="of:=INT([.C289]*512)" office:value-type="float" office:value="243" calcext:value-type="float">
            <text:p>243</text:p>
          </table:table-cell>
        </table:table-row>
        <table:table-row table:style-name="ro1">
          <table:table-cell table:formula="of:=[.A289]+[.$B$1]" office:value-type="float" office:value="28.5000000000001" calcext:value-type="float">
            <text:p>28.5000000000001</text:p>
          </table:table-cell>
          <table:table-cell table:formula="of:=[.A290]*[.$B$2]" office:value-type="float" office:value="0.497418836818386" calcext:value-type="float">
            <text:p>0.497418836818386</text:p>
          </table:table-cell>
          <table:table-cell table:formula="of:=SIN([.B290])" office:value-type="float" office:value="0.47715876025961" calcext:value-type="float">
            <text:p>0.47715876025961</text:p>
          </table:table-cell>
          <table:table-cell table:formula="of:=INT([.C290]*512)" office:value-type="float" office:value="244" calcext:value-type="float">
            <text:p>244</text:p>
          </table:table-cell>
        </table:table-row>
        <table:table-row table:style-name="ro1">
          <table:table-cell table:formula="of:=[.A290]+[.$B$1]" office:value-type="float" office:value="28.6000000000001" calcext:value-type="float">
            <text:p>28.6000000000001</text:p>
          </table:table-cell>
          <table:table-cell table:formula="of:=[.A291]*[.$B$2]" office:value-type="float" office:value="0.499164166070381" calcext:value-type="float">
            <text:p>0.499164166070381</text:p>
          </table:table-cell>
          <table:table-cell table:formula="of:=SIN([.B291])" office:value-type="float" office:value="0.478691857940609" calcext:value-type="float">
            <text:p>0.478691857940609</text:p>
          </table:table-cell>
          <table:table-cell table:formula="of:=INT([.C291]*512)" office:value-type="float" office:value="245" calcext:value-type="float">
            <text:p>245</text:p>
          </table:table-cell>
        </table:table-row>
        <table:table-row table:style-name="ro1">
          <table:table-cell table:formula="of:=[.A291]+[.$B$1]" office:value-type="float" office:value="28.7000000000001" calcext:value-type="float">
            <text:p>28.7000000000001</text:p>
          </table:table-cell>
          <table:table-cell table:formula="of:=[.A292]*[.$B$2]" office:value-type="float" office:value="0.500909495322375" calcext:value-type="float">
            <text:p>0.500909495322375</text:p>
          </table:table-cell>
          <table:table-cell table:formula="of:=SIN([.B292])" office:value-type="float" office:value="0.480223497443191" calcext:value-type="float">
            <text:p>0.480223497443191</text:p>
          </table:table-cell>
          <table:table-cell table:formula="of:=INT([.C292]*512)" office:value-type="float" office:value="245" calcext:value-type="float">
            <text:p>245</text:p>
          </table:table-cell>
        </table:table-row>
        <table:table-row table:style-name="ro1">
          <table:table-cell table:formula="of:=[.A292]+[.$B$1]" office:value-type="float" office:value="28.8000000000001" calcext:value-type="float">
            <text:p>28.8000000000001</text:p>
          </table:table-cell>
          <table:table-cell table:formula="of:=[.A293]*[.$B$2]" office:value-type="float" office:value="0.502654824574369" calcext:value-type="float">
            <text:p>0.502654824574369</text:p>
          </table:table-cell>
          <table:table-cell table:formula="of:=SIN([.B293])" office:value-type="float" office:value="0.481753674101717" calcext:value-type="float">
            <text:p>0.481753674101717</text:p>
          </table:table-cell>
          <table:table-cell table:formula="of:=INT([.C293]*512)" office:value-type="float" office:value="246" calcext:value-type="float">
            <text:p>246</text:p>
          </table:table-cell>
        </table:table-row>
        <table:table-row table:style-name="ro1">
          <table:table-cell table:formula="of:=[.A293]+[.$B$1]" office:value-type="float" office:value="28.9000000000001" calcext:value-type="float">
            <text:p>28.9000000000001</text:p>
          </table:table-cell>
          <table:table-cell table:formula="of:=[.A294]*[.$B$2]" office:value-type="float" office:value="0.504400153826364" calcext:value-type="float">
            <text:p>0.504400153826364</text:p>
          </table:table-cell>
          <table:table-cell table:formula="of:=SIN([.B294])" office:value-type="float" office:value="0.483282383255005" calcext:value-type="float">
            <text:p>0.483282383255005</text:p>
          </table:table-cell>
          <table:table-cell table:formula="of:=INT([.C294]*512)" office:value-type="float" office:value="247" calcext:value-type="float">
            <text:p>247</text:p>
          </table:table-cell>
        </table:table-row>
        <table:table-row table:style-name="ro1">
          <table:table-cell table:formula="of:=[.A294]+[.$B$1]" office:value-type="float" office:value="29.0000000000001" calcext:value-type="float">
            <text:p>29.0000000000001</text:p>
          </table:table-cell>
          <table:table-cell table:formula="of:=[.A295]*[.$B$2]" office:value-type="float" office:value="0.506145483078358" calcext:value-type="float">
            <text:p>0.506145483078358</text:p>
          </table:table-cell>
          <table:table-cell table:formula="of:=SIN([.B295])" office:value-type="float" office:value="0.484809620246339" calcext:value-type="float">
            <text:p>0.484809620246339</text:p>
          </table:table-cell>
          <table:table-cell table:formula="of:=INT([.C295]*512)" office:value-type="float" office:value="248" calcext:value-type="float">
            <text:p>248</text:p>
          </table:table-cell>
        </table:table-row>
        <table:table-row table:style-name="ro1">
          <table:table-cell table:formula="of:=[.A295]+[.$B$1]" office:value-type="float" office:value="29.1000000000001" calcext:value-type="float">
            <text:p>29.1000000000001</text:p>
          </table:table-cell>
          <table:table-cell table:formula="of:=[.A296]*[.$B$2]" office:value-type="float" office:value="0.507890812330352" calcext:value-type="float">
            <text:p>0.507890812330352</text:p>
          </table:table-cell>
          <table:table-cell table:formula="of:=SIN([.B296])" office:value-type="float" office:value="0.486335380423493" calcext:value-type="float">
            <text:p>0.486335380423493</text:p>
          </table:table-cell>
          <table:table-cell table:formula="of:=INT([.C296]*512)" office:value-type="float" office:value="249" calcext:value-type="float">
            <text:p>249</text:p>
          </table:table-cell>
        </table:table-row>
        <table:table-row table:style-name="ro1">
          <table:table-cell table:formula="of:=[.A296]+[.$B$1]" office:value-type="float" office:value="29.2000000000001" calcext:value-type="float">
            <text:p>29.2000000000001</text:p>
          </table:table-cell>
          <table:table-cell table:formula="of:=[.A297]*[.$B$2]" office:value-type="float" office:value="0.509636141582347" calcext:value-type="float">
            <text:p>0.509636141582347</text:p>
          </table:table-cell>
          <table:table-cell table:formula="of:=SIN([.B297])" office:value-type="float" office:value="0.487859659138735" calcext:value-type="float">
            <text:p>0.487859659138735</text:p>
          </table:table-cell>
          <table:table-cell table:formula="of:=INT([.C297]*512)" office:value-type="float" office:value="249" calcext:value-type="float">
            <text:p>249</text:p>
          </table:table-cell>
        </table:table-row>
        <table:table-row table:style-name="ro1">
          <table:table-cell table:formula="of:=[.A297]+[.$B$1]" office:value-type="float" office:value="29.3000000000001" calcext:value-type="float">
            <text:p>29.3000000000001</text:p>
          </table:table-cell>
          <table:table-cell table:formula="of:=[.A298]*[.$B$2]" office:value-type="float" office:value="0.511381470834341" calcext:value-type="float">
            <text:p>0.511381470834341</text:p>
          </table:table-cell>
          <table:table-cell table:formula="of:=SIN([.B298])" office:value-type="float" office:value="0.489382451748848" calcext:value-type="float">
            <text:p>0.489382451748848</text:p>
          </table:table-cell>
          <table:table-cell table:formula="of:=INT([.C298]*512)" office:value-type="float" office:value="250" calcext:value-type="float">
            <text:p>250</text:p>
          </table:table-cell>
        </table:table-row>
        <table:table-row table:style-name="ro1">
          <table:table-cell table:formula="of:=[.A298]+[.$B$1]" office:value-type="float" office:value="29.4000000000001" calcext:value-type="float">
            <text:p>29.4000000000001</text:p>
          </table:table-cell>
          <table:table-cell table:formula="of:=[.A299]*[.$B$2]" office:value-type="float" office:value="0.513126800086335" calcext:value-type="float">
            <text:p>0.513126800086335</text:p>
          </table:table-cell>
          <table:table-cell table:formula="of:=SIN([.B299])" office:value-type="float" office:value="0.490903753615143" calcext:value-type="float">
            <text:p>0.490903753615143</text:p>
          </table:table-cell>
          <table:table-cell table:formula="of:=INT([.C299]*512)" office:value-type="float" office:value="251" calcext:value-type="float">
            <text:p>251</text:p>
          </table:table-cell>
        </table:table-row>
        <table:table-row table:style-name="ro1">
          <table:table-cell table:formula="of:=[.A299]+[.$B$1]" office:value-type="float" office:value="29.5000000000001" calcext:value-type="float">
            <text:p>29.5000000000001</text:p>
          </table:table-cell>
          <table:table-cell table:formula="of:=[.A300]*[.$B$2]" office:value-type="float" office:value="0.51487212933833" calcext:value-type="float">
            <text:p>0.51487212933833</text:p>
          </table:table-cell>
          <table:table-cell table:formula="of:=SIN([.B300])" office:value-type="float" office:value="0.492423560103469" calcext:value-type="float">
            <text:p>0.492423560103469</text:p>
          </table:table-cell>
          <table:table-cell table:formula="of:=INT([.C300]*512)" office:value-type="float" office:value="252" calcext:value-type="float">
            <text:p>252</text:p>
          </table:table-cell>
        </table:table-row>
        <table:table-row table:style-name="ro1">
          <table:table-cell table:formula="of:=[.A300]+[.$B$1]" office:value-type="float" office:value="29.6000000000002" calcext:value-type="float">
            <text:p>29.6000000000002</text:p>
          </table:table-cell>
          <table:table-cell table:formula="of:=[.A301]*[.$B$2]" office:value-type="float" office:value="0.516617458590324" calcext:value-type="float">
            <text:p>0.516617458590324</text:p>
          </table:table-cell>
          <table:table-cell table:formula="of:=SIN([.B301])" office:value-type="float" office:value="0.493941866584233" calcext:value-type="float">
            <text:p>0.493941866584233</text:p>
          </table:table-cell>
          <table:table-cell table:formula="of:=INT([.C301]*512)" office:value-type="float" office:value="252" calcext:value-type="float">
            <text:p>252</text:p>
          </table:table-cell>
        </table:table-row>
        <table:table-row table:style-name="ro1">
          <table:table-cell table:formula="of:=[.A301]+[.$B$1]" office:value-type="float" office:value="29.7000000000002" calcext:value-type="float">
            <text:p>29.7000000000002</text:p>
          </table:table-cell>
          <table:table-cell table:formula="of:=[.A302]*[.$B$2]" office:value-type="float" office:value="0.518362787842318" calcext:value-type="float">
            <text:p>0.518362787842318</text:p>
          </table:table-cell>
          <table:table-cell table:formula="of:=SIN([.B302])" office:value-type="float" office:value="0.49545866843241" calcext:value-type="float">
            <text:p>0.49545866843241</text:p>
          </table:table-cell>
          <table:table-cell table:formula="of:=INT([.C302]*512)" office:value-type="float" office:value="253" calcext:value-type="float">
            <text:p>253</text:p>
          </table:table-cell>
        </table:table-row>
        <table:table-row table:style-name="ro1">
          <table:table-cell table:formula="of:=[.A302]+[.$B$1]" office:value-type="float" office:value="29.8000000000002" calcext:value-type="float">
            <text:p>29.8000000000002</text:p>
          </table:table-cell>
          <table:table-cell table:formula="of:=[.A303]*[.$B$2]" office:value-type="float" office:value="0.520108117094313" calcext:value-type="float">
            <text:p>0.520108117094313</text:p>
          </table:table-cell>
          <table:table-cell table:formula="of:=SIN([.B303])" office:value-type="float" office:value="0.496973961027558" calcext:value-type="float">
            <text:p>0.496973961027558</text:p>
          </table:table-cell>
          <table:table-cell table:formula="of:=INT([.C303]*512)" office:value-type="float" office:value="254" calcext:value-type="float">
            <text:p>254</text:p>
          </table:table-cell>
        </table:table-row>
        <table:table-row table:style-name="ro1">
          <table:table-cell table:formula="of:=[.A303]+[.$B$1]" office:value-type="float" office:value="29.9000000000002" calcext:value-type="float">
            <text:p>29.9000000000002</text:p>
          </table:table-cell>
          <table:table-cell table:formula="of:=[.A304]*[.$B$2]" office:value-type="float" office:value="0.521853446346307" calcext:value-type="float">
            <text:p>0.521853446346307</text:p>
          </table:table-cell>
          <table:table-cell table:formula="of:=SIN([.B304])" office:value-type="float" office:value="0.498487739753833" calcext:value-type="float">
            <text:p>0.498487739753833</text:p>
          </table:table-cell>
          <table:table-cell table:formula="of:=INT([.C304]*512)" office:value-type="float" office:value="255" calcext:value-type="float">
            <text:p>255</text:p>
          </table:table-cell>
        </table:table-row>
        <table:table-row table:style-name="ro1">
          <table:table-cell table:formula="of:=[.A304]+[.$B$1]" office:value-type="float" office:value="30.0000000000002" calcext:value-type="float">
            <text:p>30.0000000000002</text:p>
          </table:table-cell>
          <table:table-cell table:formula="of:=[.A305]*[.$B$2]" office:value-type="float" office:value="0.523598775598302" calcext:value-type="float">
            <text:p>0.523598775598302</text:p>
          </table:table-cell>
          <table:table-cell table:formula="of:=SIN([.B305])" office:value-type="float" office:value="0.500000000000002" calcext:value-type="float">
            <text:p>0.500000000000002</text:p>
          </table:table-cell>
          <table:table-cell table:formula="of:=INT([.C305]*512)" office:value-type="float" office:value="256" calcext:value-type="float">
            <text:p>256</text:p>
          </table:table-cell>
        </table:table-row>
        <table:table-row table:style-name="ro1">
          <table:table-cell table:formula="of:=[.A305]+[.$B$1]" office:value-type="float" office:value="30.1000000000002" calcext:value-type="float">
            <text:p>30.1000000000002</text:p>
          </table:table-cell>
          <table:table-cell table:formula="of:=[.A306]*[.$B$2]" office:value-type="float" office:value="0.525344104850296" calcext:value-type="float">
            <text:p>0.525344104850296</text:p>
          </table:table-cell>
          <table:table-cell table:formula="of:=SIN([.B306])" office:value-type="float" office:value="0.50151073715946" calcext:value-type="float">
            <text:p>0.50151073715946</text:p>
          </table:table-cell>
          <table:table-cell table:formula="of:=INT([.C306]*512)" office:value-type="float" office:value="256" calcext:value-type="float">
            <text:p>256</text:p>
          </table:table-cell>
        </table:table-row>
        <table:table-row table:style-name="ro1">
          <table:table-cell table:formula="of:=[.A306]+[.$B$1]" office:value-type="float" office:value="30.2000000000002" calcext:value-type="float">
            <text:p>30.2000000000002</text:p>
          </table:table-cell>
          <table:table-cell table:formula="of:=[.A307]*[.$B$2]" office:value-type="float" office:value="0.52708943410229" calcext:value-type="float">
            <text:p>0.52708943410229</text:p>
          </table:table-cell>
          <table:table-cell table:formula="of:=SIN([.B307])" office:value-type="float" office:value="0.503019946630237" calcext:value-type="float">
            <text:p>0.503019946630237</text:p>
          </table:table-cell>
          <table:table-cell table:formula="of:=INT([.C307]*512)" office:value-type="float" office:value="257" calcext:value-type="float">
            <text:p>257</text:p>
          </table:table-cell>
        </table:table-row>
        <table:table-row table:style-name="ro1">
          <table:table-cell table:formula="of:=[.A307]+[.$B$1]" office:value-type="float" office:value="30.3000000000002" calcext:value-type="float">
            <text:p>30.3000000000002</text:p>
          </table:table-cell>
          <table:table-cell table:formula="of:=[.A308]*[.$B$2]" office:value-type="float" office:value="0.528834763354285" calcext:value-type="float">
            <text:p>0.528834763354285</text:p>
          </table:table-cell>
          <table:table-cell table:formula="of:=SIN([.B308])" office:value-type="float" office:value="0.504527623815022" calcext:value-type="float">
            <text:p>0.504527623815022</text:p>
          </table:table-cell>
          <table:table-cell table:formula="of:=INT([.C308]*512)" office:value-type="float" office:value="258" calcext:value-type="float">
            <text:p>258</text:p>
          </table:table-cell>
        </table:table-row>
        <table:table-row table:style-name="ro1">
          <table:table-cell table:formula="of:=[.A308]+[.$B$1]" office:value-type="float" office:value="30.4000000000002" calcext:value-type="float">
            <text:p>30.4000000000002</text:p>
          </table:table-cell>
          <table:table-cell table:formula="of:=[.A309]*[.$B$2]" office:value-type="float" office:value="0.530580092606279" calcext:value-type="float">
            <text:p>0.530580092606279</text:p>
          </table:table-cell>
          <table:table-cell table:formula="of:=SIN([.B309])" office:value-type="float" office:value="0.506033764121166" calcext:value-type="float">
            <text:p>0.506033764121166</text:p>
          </table:table-cell>
          <table:table-cell table:formula="of:=INT([.C309]*512)" office:value-type="float" office:value="259" calcext:value-type="float">
            <text:p>259</text:p>
          </table:table-cell>
        </table:table-row>
        <table:table-row table:style-name="ro1">
          <table:table-cell table:formula="of:=[.A309]+[.$B$1]" office:value-type="float" office:value="30.5000000000002" calcext:value-type="float">
            <text:p>30.5000000000002</text:p>
          </table:table-cell>
          <table:table-cell table:formula="of:=[.A310]*[.$B$2]" office:value-type="float" office:value="0.532325421858273" calcext:value-type="float">
            <text:p>0.532325421858273</text:p>
          </table:table-cell>
          <table:table-cell table:formula="of:=SIN([.B310])" office:value-type="float" office:value="0.507538362960707" calcext:value-type="float">
            <text:p>0.507538362960707</text:p>
          </table:table-cell>
          <table:table-cell table:formula="of:=INT([.C310]*512)" office:value-type="float" office:value="259" calcext:value-type="float">
            <text:p>259</text:p>
          </table:table-cell>
        </table:table-row>
        <table:table-row table:style-name="ro1">
          <table:table-cell table:formula="of:=[.A310]+[.$B$1]" office:value-type="float" office:value="30.6000000000002" calcext:value-type="float">
            <text:p>30.6000000000002</text:p>
          </table:table-cell>
          <table:table-cell table:formula="of:=[.A311]*[.$B$2]" office:value-type="float" office:value="0.534070751110268" calcext:value-type="float">
            <text:p>0.534070751110268</text:p>
          </table:table-cell>
          <table:table-cell table:formula="of:=SIN([.B311])" office:value-type="float" office:value="0.509041415750374" calcext:value-type="float">
            <text:p>0.509041415750374</text:p>
          </table:table-cell>
          <table:table-cell table:formula="of:=INT([.C311]*512)" office:value-type="float" office:value="260" calcext:value-type="float">
            <text:p>260</text:p>
          </table:table-cell>
        </table:table-row>
        <table:table-row table:style-name="ro1">
          <table:table-cell table:formula="of:=[.A311]+[.$B$1]" office:value-type="float" office:value="30.7000000000002" calcext:value-type="float">
            <text:p>30.7000000000002</text:p>
          </table:table-cell>
          <table:table-cell table:formula="of:=[.A312]*[.$B$2]" office:value-type="float" office:value="0.535816080362262" calcext:value-type="float">
            <text:p>0.535816080362262</text:p>
          </table:table-cell>
          <table:table-cell table:formula="of:=SIN([.B312])" office:value-type="float" office:value="0.510542917911608" calcext:value-type="float">
            <text:p>0.510542917911608</text:p>
          </table:table-cell>
          <table:table-cell table:formula="of:=INT([.C312]*512)" office:value-type="float" office:value="261" calcext:value-type="float">
            <text:p>261</text:p>
          </table:table-cell>
        </table:table-row>
        <table:table-row table:style-name="ro1">
          <table:table-cell table:formula="of:=[.A312]+[.$B$1]" office:value-type="float" office:value="30.8000000000002" calcext:value-type="float">
            <text:p>30.8000000000002</text:p>
          </table:table-cell>
          <table:table-cell table:formula="of:=[.A313]*[.$B$2]" office:value-type="float" office:value="0.537561409614257" calcext:value-type="float">
            <text:p>0.537561409614257</text:p>
          </table:table-cell>
          <table:table-cell table:formula="of:=SIN([.B313])" office:value-type="float" office:value="0.512042864870574" calcext:value-type="float">
            <text:p>0.512042864870574</text:p>
          </table:table-cell>
          <table:table-cell table:formula="of:=INT([.C313]*512)" office:value-type="float" office:value="262" calcext:value-type="float">
            <text:p>262</text:p>
          </table:table-cell>
        </table:table-row>
        <table:table-row table:style-name="ro1">
          <table:table-cell table:formula="of:=[.A313]+[.$B$1]" office:value-type="float" office:value="30.9000000000002" calcext:value-type="float">
            <text:p>30.9000000000002</text:p>
          </table:table-cell>
          <table:table-cell table:formula="of:=[.A314]*[.$B$2]" office:value-type="float" office:value="0.539306738866251" calcext:value-type="float">
            <text:p>0.539306738866251</text:p>
          </table:table-cell>
          <table:table-cell table:formula="of:=SIN([.B314])" office:value-type="float" office:value="0.513541252058173" calcext:value-type="float">
            <text:p>0.513541252058173</text:p>
          </table:table-cell>
          <table:table-cell table:formula="of:=INT([.C314]*512)" office:value-type="float" office:value="262" calcext:value-type="float">
            <text:p>262</text:p>
          </table:table-cell>
        </table:table-row>
        <table:table-row table:style-name="ro1">
          <table:table-cell table:formula="of:=[.A314]+[.$B$1]" office:value-type="float" office:value="31.0000000000002" calcext:value-type="float">
            <text:p>31.0000000000002</text:p>
          </table:table-cell>
          <table:table-cell table:formula="of:=[.A315]*[.$B$2]" office:value-type="float" office:value="0.541052068118245" calcext:value-type="float">
            <text:p>0.541052068118245</text:p>
          </table:table-cell>
          <table:table-cell table:formula="of:=SIN([.B315])" office:value-type="float" office:value="0.515038074910057" calcext:value-type="float">
            <text:p>0.515038074910057</text:p>
          </table:table-cell>
          <table:table-cell table:formula="of:=INT([.C315]*512)" office:value-type="float" office:value="263" calcext:value-type="float">
            <text:p>263</text:p>
          </table:table-cell>
        </table:table-row>
        <table:table-row table:style-name="ro1">
          <table:table-cell table:formula="of:=[.A315]+[.$B$1]" office:value-type="float" office:value="31.1000000000002" calcext:value-type="float">
            <text:p>31.1000000000002</text:p>
          </table:table-cell>
          <table:table-cell table:formula="of:=[.A316]*[.$B$2]" office:value-type="float" office:value="0.542797397370239" calcext:value-type="float">
            <text:p>0.542797397370239</text:p>
          </table:table-cell>
          <table:table-cell table:formula="of:=SIN([.B316])" office:value-type="float" office:value="0.516533328866644" calcext:value-type="float">
            <text:p>0.516533328866644</text:p>
          </table:table-cell>
          <table:table-cell table:formula="of:=INT([.C316]*512)" office:value-type="float" office:value="264" calcext:value-type="float">
            <text:p>264</text:p>
          </table:table-cell>
        </table:table-row>
        <table:table-row table:style-name="ro1">
          <table:table-cell table:formula="of:=[.A316]+[.$B$1]" office:value-type="float" office:value="31.2000000000002" calcext:value-type="float">
            <text:p>31.2000000000002</text:p>
          </table:table-cell>
          <table:table-cell table:formula="of:=[.A317]*[.$B$2]" office:value-type="float" office:value="0.544542726622234" calcext:value-type="float">
            <text:p>0.544542726622234</text:p>
          </table:table-cell>
          <table:table-cell table:formula="of:=SIN([.B317])" office:value-type="float" office:value="0.518027009373133" calcext:value-type="float">
            <text:p>0.518027009373133</text:p>
          </table:table-cell>
          <table:table-cell table:formula="of:=INT([.C317]*512)" office:value-type="float" office:value="265" calcext:value-type="float">
            <text:p>265</text:p>
          </table:table-cell>
        </table:table-row>
        <table:table-row table:style-name="ro1">
          <table:table-cell table:formula="of:=[.A317]+[.$B$1]" office:value-type="float" office:value="31.3000000000002" calcext:value-type="float">
            <text:p>31.3000000000002</text:p>
          </table:table-cell>
          <table:table-cell table:formula="of:=[.A318]*[.$B$2]" office:value-type="float" office:value="0.546288055874228" calcext:value-type="float">
            <text:p>0.546288055874228</text:p>
          </table:table-cell>
          <table:table-cell table:formula="of:=SIN([.B318])" office:value-type="float" office:value="0.519519111879512" calcext:value-type="float">
            <text:p>0.519519111879512</text:p>
          </table:table-cell>
          <table:table-cell table:formula="of:=INT([.C318]*512)" office:value-type="float" office:value="265" calcext:value-type="float">
            <text:p>265</text:p>
          </table:table-cell>
        </table:table-row>
        <table:table-row table:style-name="ro1">
          <table:table-cell table:formula="of:=[.A318]+[.$B$1]" office:value-type="float" office:value="31.4000000000002" calcext:value-type="float">
            <text:p>31.4000000000002</text:p>
          </table:table-cell>
          <table:table-cell table:formula="of:=[.A319]*[.$B$2]" office:value-type="float" office:value="0.548033385126223" calcext:value-type="float">
            <text:p>0.548033385126223</text:p>
          </table:table-cell>
          <table:table-cell table:formula="of:=SIN([.B319])" office:value-type="float" office:value="0.521009631840579" calcext:value-type="float">
            <text:p>0.521009631840579</text:p>
          </table:table-cell>
          <table:table-cell table:formula="of:=INT([.C319]*512)" office:value-type="float" office:value="266" calcext:value-type="float">
            <text:p>266</text:p>
          </table:table-cell>
        </table:table-row>
        <table:table-row table:style-name="ro1">
          <table:table-cell table:formula="of:=[.A319]+[.$B$1]" office:value-type="float" office:value="31.5000000000002" calcext:value-type="float">
            <text:p>31.5000000000002</text:p>
          </table:table-cell>
          <table:table-cell table:formula="of:=[.A320]*[.$B$2]" office:value-type="float" office:value="0.549778714378217" calcext:value-type="float">
            <text:p>0.549778714378217</text:p>
          </table:table-cell>
          <table:table-cell table:formula="of:=SIN([.B320])" office:value-type="float" office:value="0.522498564715951" calcext:value-type="float">
            <text:p>0.522498564715951</text:p>
          </table:table-cell>
          <table:table-cell table:formula="of:=INT([.C320]*512)" office:value-type="float" office:value="267" calcext:value-type="float">
            <text:p>267</text:p>
          </table:table-cell>
        </table:table-row>
        <table:table-row table:style-name="ro1">
          <table:table-cell table:formula="of:=[.A320]+[.$B$1]" office:value-type="float" office:value="31.6000000000002" calcext:value-type="float">
            <text:p>31.6000000000002</text:p>
          </table:table-cell>
          <table:table-cell table:formula="of:=[.A321]*[.$B$2]" office:value-type="float" office:value="0.551524043630211" calcext:value-type="float">
            <text:p>0.551524043630211</text:p>
          </table:table-cell>
          <table:table-cell table:formula="of:=SIN([.B321])" office:value-type="float" office:value="0.523985905970082" calcext:value-type="float">
            <text:p>0.523985905970082</text:p>
          </table:table-cell>
          <table:table-cell table:formula="of:=INT([.C321]*512)" office:value-type="float" office:value="268" calcext:value-type="float">
            <text:p>268</text:p>
          </table:table-cell>
        </table:table-row>
        <table:table-row table:style-name="ro1">
          <table:table-cell table:formula="of:=[.A321]+[.$B$1]" office:value-type="float" office:value="31.7000000000002" calcext:value-type="float">
            <text:p>31.7000000000002</text:p>
          </table:table-cell>
          <table:table-cell table:formula="of:=[.A322]*[.$B$2]" office:value-type="float" office:value="0.553269372882206" calcext:value-type="float">
            <text:p>0.553269372882206</text:p>
          </table:table-cell>
          <table:table-cell table:formula="of:=SIN([.B322])" office:value-type="float" office:value="0.52547165107227" calcext:value-type="float">
            <text:p>0.52547165107227</text:p>
          </table:table-cell>
          <table:table-cell table:formula="of:=INT([.C322]*512)" office:value-type="float" office:value="269" calcext:value-type="float">
            <text:p>269</text:p>
          </table:table-cell>
        </table:table-row>
        <table:table-row table:style-name="ro1">
          <table:table-cell table:formula="of:=[.A322]+[.$B$1]" office:value-type="float" office:value="31.8000000000002" calcext:value-type="float">
            <text:p>31.8000000000002</text:p>
          </table:table-cell>
          <table:table-cell table:formula="of:=[.A323]*[.$B$2]" office:value-type="float" office:value="0.5550147021342" calcext:value-type="float">
            <text:p>0.5550147021342</text:p>
          </table:table-cell>
          <table:table-cell table:formula="of:=SIN([.B323])" office:value-type="float" office:value="0.52695579549668" calcext:value-type="float">
            <text:p>0.52695579549668</text:p>
          </table:table-cell>
          <table:table-cell table:formula="of:=INT([.C323]*512)" office:value-type="float" office:value="269" calcext:value-type="float">
            <text:p>269</text:p>
          </table:table-cell>
        </table:table-row>
        <table:table-row table:style-name="ro1">
          <table:table-cell table:formula="of:=[.A323]+[.$B$1]" office:value-type="float" office:value="31.9000000000002" calcext:value-type="float">
            <text:p>31.9000000000002</text:p>
          </table:table-cell>
          <table:table-cell table:formula="of:=[.A324]*[.$B$2]" office:value-type="float" office:value="0.556760031386194" calcext:value-type="float">
            <text:p>0.556760031386194</text:p>
          </table:table-cell>
          <table:table-cell table:formula="of:=SIN([.B324])" office:value-type="float" office:value="0.52843833472235" calcext:value-type="float">
            <text:p>0.52843833472235</text:p>
          </table:table-cell>
          <table:table-cell table:formula="of:=INT([.C324]*512)" office:value-type="float" office:value="270" calcext:value-type="float">
            <text:p>270</text:p>
          </table:table-cell>
        </table:table-row>
        <table:table-row table:style-name="ro1">
          <table:table-cell table:formula="of:=[.A324]+[.$B$1]" office:value-type="float" office:value="32.0000000000002" calcext:value-type="float">
            <text:p>32.0000000000002</text:p>
          </table:table-cell>
          <table:table-cell table:formula="of:=[.A325]*[.$B$2]" office:value-type="float" office:value="0.558505360638189" calcext:value-type="float">
            <text:p>0.558505360638189</text:p>
          </table:table-cell>
          <table:table-cell table:formula="of:=SIN([.B325])" office:value-type="float" office:value="0.529919264233208" calcext:value-type="float">
            <text:p>0.529919264233208</text:p>
          </table:table-cell>
          <table:table-cell table:formula="of:=INT([.C325]*512)" office:value-type="float" office:value="271" calcext:value-type="float">
            <text:p>271</text:p>
          </table:table-cell>
        </table:table-row>
        <table:table-row table:style-name="ro1">
          <table:table-cell table:formula="of:=[.A325]+[.$B$1]" office:value-type="float" office:value="32.1000000000002" calcext:value-type="float">
            <text:p>32.1000000000002</text:p>
          </table:table-cell>
          <table:table-cell table:formula="of:=[.A326]*[.$B$2]" office:value-type="float" office:value="0.560250689890183" calcext:value-type="float">
            <text:p>0.560250689890183</text:p>
          </table:table-cell>
          <table:table-cell table:formula="of:=SIN([.B326])" office:value-type="float" office:value="0.531398579518086" calcext:value-type="float">
            <text:p>0.531398579518086</text:p>
          </table:table-cell>
          <table:table-cell table:formula="of:=INT([.C326]*512)" office:value-type="float" office:value="272" calcext:value-type="float">
            <text:p>272</text:p>
          </table:table-cell>
        </table:table-row>
        <table:table-row table:style-name="ro1">
          <table:table-cell table:formula="of:=[.A326]+[.$B$1]" office:value-type="float" office:value="32.2000000000002" calcext:value-type="float">
            <text:p>32.2000000000002</text:p>
          </table:table-cell>
          <table:table-cell table:formula="of:=[.A327]*[.$B$2]" office:value-type="float" office:value="0.561996019142177" calcext:value-type="float">
            <text:p>0.561996019142177</text:p>
          </table:table-cell>
          <table:table-cell table:formula="of:=SIN([.B327])" office:value-type="float" office:value="0.532876276070733" calcext:value-type="float">
            <text:p>0.532876276070733</text:p>
          </table:table-cell>
          <table:table-cell table:formula="of:=INT([.C327]*512)" office:value-type="float" office:value="272" calcext:value-type="float">
            <text:p>272</text:p>
          </table:table-cell>
        </table:table-row>
        <table:table-row table:style-name="ro1">
          <table:table-cell table:formula="of:=[.A327]+[.$B$1]" office:value-type="float" office:value="32.3000000000002" calcext:value-type="float">
            <text:p>32.3000000000002</text:p>
          </table:table-cell>
          <table:table-cell table:formula="of:=[.A328]*[.$B$2]" office:value-type="float" office:value="0.563741348394172" calcext:value-type="float">
            <text:p>0.563741348394172</text:p>
          </table:table-cell>
          <table:table-cell table:formula="of:=SIN([.B328])" office:value-type="float" office:value="0.534352349389829" calcext:value-type="float">
            <text:p>0.534352349389829</text:p>
          </table:table-cell>
          <table:table-cell table:formula="of:=INT([.C328]*512)" office:value-type="float" office:value="273" calcext:value-type="float">
            <text:p>273</text:p>
          </table:table-cell>
        </table:table-row>
        <table:table-row table:style-name="ro1">
          <table:table-cell table:formula="of:=[.A328]+[.$B$1]" office:value-type="float" office:value="32.4000000000002" calcext:value-type="float">
            <text:p>32.4000000000002</text:p>
          </table:table-cell>
          <table:table-cell table:formula="of:=[.A329]*[.$B$2]" office:value-type="float" office:value="0.565486677646166" calcext:value-type="float">
            <text:p>0.565486677646166</text:p>
          </table:table-cell>
          <table:table-cell table:formula="of:=SIN([.B329])" office:value-type="float" office:value="0.535826794978999" calcext:value-type="float">
            <text:p>0.535826794978999</text:p>
          </table:table-cell>
          <table:table-cell table:formula="of:=INT([.C329]*512)" office:value-type="float" office:value="274" calcext:value-type="float">
            <text:p>274</text:p>
          </table:table-cell>
        </table:table-row>
        <table:table-row table:style-name="ro1">
          <table:table-cell table:formula="of:=[.A329]+[.$B$1]" office:value-type="float" office:value="32.5000000000002" calcext:value-type="float">
            <text:p>32.5000000000002</text:p>
          </table:table-cell>
          <table:table-cell table:formula="of:=[.A330]*[.$B$2]" office:value-type="float" office:value="0.56723200689816" calcext:value-type="float">
            <text:p>0.56723200689816</text:p>
          </table:table-cell>
          <table:table-cell table:formula="of:=SIN([.B330])" office:value-type="float" office:value="0.537299608346827" calcext:value-type="float">
            <text:p>0.537299608346827</text:p>
          </table:table-cell>
          <table:table-cell table:formula="of:=INT([.C330]*512)" office:value-type="float" office:value="275" calcext:value-type="float">
            <text:p>275</text:p>
          </table:table-cell>
        </table:table-row>
        <table:table-row table:style-name="ro1">
          <table:table-cell table:formula="of:=[.A330]+[.$B$1]" office:value-type="float" office:value="32.6000000000002" calcext:value-type="float">
            <text:p>32.6000000000002</text:p>
          </table:table-cell>
          <table:table-cell table:formula="of:=[.A331]*[.$B$2]" office:value-type="float" office:value="0.568977336150155" calcext:value-type="float">
            <text:p>0.568977336150155</text:p>
          </table:table-cell>
          <table:table-cell table:formula="of:=SIN([.B331])" office:value-type="float" office:value="0.538770785006866" calcext:value-type="float">
            <text:p>0.538770785006866</text:p>
          </table:table-cell>
          <table:table-cell table:formula="of:=INT([.C331]*512)" office:value-type="float" office:value="275" calcext:value-type="float">
            <text:p>275</text:p>
          </table:table-cell>
        </table:table-row>
        <table:table-row table:style-name="ro1">
          <table:table-cell table:formula="of:=[.A331]+[.$B$1]" office:value-type="float" office:value="32.7000000000002" calcext:value-type="float">
            <text:p>32.7000000000002</text:p>
          </table:table-cell>
          <table:table-cell table:formula="of:=[.A332]*[.$B$2]" office:value-type="float" office:value="0.570722665402149" calcext:value-type="float">
            <text:p>0.570722665402149</text:p>
          </table:table-cell>
          <table:table-cell table:formula="of:=SIN([.B332])" office:value-type="float" office:value="0.540240320477658" calcext:value-type="float">
            <text:p>0.540240320477658</text:p>
          </table:table-cell>
          <table:table-cell table:formula="of:=INT([.C332]*512)" office:value-type="float" office:value="276" calcext:value-type="float">
            <text:p>276</text:p>
          </table:table-cell>
        </table:table-row>
        <table:table-row table:style-name="ro1">
          <table:table-cell table:formula="of:=[.A332]+[.$B$1]" office:value-type="float" office:value="32.8000000000002" calcext:value-type="float">
            <text:p>32.8000000000002</text:p>
          </table:table-cell>
          <table:table-cell table:formula="of:=[.A333]*[.$B$2]" office:value-type="float" office:value="0.572467994654144" calcext:value-type="float">
            <text:p>0.572467994654144</text:p>
          </table:table-cell>
          <table:table-cell table:formula="of:=SIN([.B333])" office:value-type="float" office:value="0.541708210282743" calcext:value-type="float">
            <text:p>0.541708210282743</text:p>
          </table:table-cell>
          <table:table-cell table:formula="of:=INT([.C333]*512)" office:value-type="float" office:value="277" calcext:value-type="float">
            <text:p>277</text:p>
          </table:table-cell>
        </table:table-row>
        <table:table-row table:style-name="ro1">
          <table:table-cell table:formula="of:=[.A333]+[.$B$1]" office:value-type="float" office:value="32.9000000000002" calcext:value-type="float">
            <text:p>32.9000000000002</text:p>
          </table:table-cell>
          <table:table-cell table:formula="of:=[.A334]*[.$B$2]" office:value-type="float" office:value="0.574213323906138" calcext:value-type="float">
            <text:p>0.574213323906138</text:p>
          </table:table-cell>
          <table:table-cell table:formula="of:=SIN([.B334])" office:value-type="float" office:value="0.543174449950674" calcext:value-type="float">
            <text:p>0.543174449950674</text:p>
          </table:table-cell>
          <table:table-cell table:formula="of:=INT([.C334]*512)" office:value-type="float" office:value="278" calcext:value-type="float">
            <text:p>278</text:p>
          </table:table-cell>
        </table:table-row>
        <table:table-row table:style-name="ro1">
          <table:table-cell table:formula="of:=[.A334]+[.$B$1]" office:value-type="float" office:value="33.0000000000002" calcext:value-type="float">
            <text:p>33.0000000000002</text:p>
          </table:table-cell>
          <table:table-cell table:formula="of:=[.A335]*[.$B$2]" office:value-type="float" office:value="0.575958653158132" calcext:value-type="float">
            <text:p>0.575958653158132</text:p>
          </table:table-cell>
          <table:table-cell table:formula="of:=SIN([.B335])" office:value-type="float" office:value="0.54463903501503" calcext:value-type="float">
            <text:p>0.54463903501503</text:p>
          </table:table-cell>
          <table:table-cell table:formula="of:=INT([.C335]*512)" office:value-type="float" office:value="278" calcext:value-type="float">
            <text:p>278</text:p>
          </table:table-cell>
        </table:table-row>
        <table:table-row table:style-name="ro1">
          <table:table-cell table:formula="of:=[.A335]+[.$B$1]" office:value-type="float" office:value="33.1000000000002" calcext:value-type="float">
            <text:p>33.1000000000002</text:p>
          </table:table-cell>
          <table:table-cell table:formula="of:=[.A336]*[.$B$2]" office:value-type="float" office:value="0.577703982410127" calcext:value-type="float">
            <text:p>0.577703982410127</text:p>
          </table:table-cell>
          <table:table-cell table:formula="of:=SIN([.B336])" office:value-type="float" office:value="0.546101961014432" calcext:value-type="float">
            <text:p>0.546101961014432</text:p>
          </table:table-cell>
          <table:table-cell table:formula="of:=INT([.C336]*512)" office:value-type="float" office:value="279" calcext:value-type="float">
            <text:p>279</text:p>
          </table:table-cell>
        </table:table-row>
        <table:table-row table:style-name="ro1">
          <table:table-cell table:formula="of:=[.A336]+[.$B$1]" office:value-type="float" office:value="33.2000000000002" calcext:value-type="float">
            <text:p>33.2000000000002</text:p>
          </table:table-cell>
          <table:table-cell table:formula="of:=[.A337]*[.$B$2]" office:value-type="float" office:value="0.579449311662121" calcext:value-type="float">
            <text:p>0.579449311662121</text:p>
          </table:table-cell>
          <table:table-cell table:formula="of:=SIN([.B337])" office:value-type="float" office:value="0.547563223492553" calcext:value-type="float">
            <text:p>0.547563223492553</text:p>
          </table:table-cell>
          <table:table-cell table:formula="of:=INT([.C337]*512)" office:value-type="float" office:value="280" calcext:value-type="float">
            <text:p>280</text:p>
          </table:table-cell>
        </table:table-row>
        <table:table-row table:style-name="ro1">
          <table:table-cell table:formula="of:=[.A337]+[.$B$1]" office:value-type="float" office:value="33.3000000000002" calcext:value-type="float">
            <text:p>33.3000000000002</text:p>
          </table:table-cell>
          <table:table-cell table:formula="of:=[.A338]*[.$B$2]" office:value-type="float" office:value="0.581194640914115" calcext:value-type="float">
            <text:p>0.581194640914115</text:p>
          </table:table-cell>
          <table:table-cell table:formula="of:=SIN([.B338])" office:value-type="float" office:value="0.549022817998135" calcext:value-type="float">
            <text:p>0.549022817998135</text:p>
          </table:table-cell>
          <table:table-cell table:formula="of:=INT([.C338]*512)" office:value-type="float" office:value="281" calcext:value-type="float">
            <text:p>281</text:p>
          </table:table-cell>
        </table:table-row>
        <table:table-row table:style-name="ro1">
          <table:table-cell table:formula="of:=[.A338]+[.$B$1]" office:value-type="float" office:value="33.4000000000002" calcext:value-type="float">
            <text:p>33.4000000000002</text:p>
          </table:table-cell>
          <table:table-cell table:formula="of:=[.A339]*[.$B$2]" office:value-type="float" office:value="0.58293997016611" calcext:value-type="float">
            <text:p>0.58293997016611</text:p>
          </table:table-cell>
          <table:table-cell table:formula="of:=SIN([.B339])" office:value-type="float" office:value="0.550480740084999" calcext:value-type="float">
            <text:p>0.550480740084999</text:p>
          </table:table-cell>
          <table:table-cell table:formula="of:=INT([.C339]*512)" office:value-type="float" office:value="281" calcext:value-type="float">
            <text:p>281</text:p>
          </table:table-cell>
        </table:table-row>
        <table:table-row table:style-name="ro1">
          <table:table-cell table:formula="of:=[.A339]+[.$B$1]" office:value-type="float" office:value="33.5000000000002" calcext:value-type="float">
            <text:p>33.5000000000002</text:p>
          </table:table-cell>
          <table:table-cell table:formula="of:=[.A340]*[.$B$2]" office:value-type="float" office:value="0.584685299418104" calcext:value-type="float">
            <text:p>0.584685299418104</text:p>
          </table:table-cell>
          <table:table-cell table:formula="of:=SIN([.B340])" office:value-type="float" office:value="0.551936985312061" calcext:value-type="float">
            <text:p>0.551936985312061</text:p>
          </table:table-cell>
          <table:table-cell table:formula="of:=INT([.C340]*512)" office:value-type="float" office:value="282" calcext:value-type="float">
            <text:p>282</text:p>
          </table:table-cell>
        </table:table-row>
        <table:table-row table:style-name="ro1">
          <table:table-cell table:formula="of:=[.A340]+[.$B$1]" office:value-type="float" office:value="33.6000000000002" calcext:value-type="float">
            <text:p>33.6000000000002</text:p>
          </table:table-cell>
          <table:table-cell table:formula="of:=[.A341]*[.$B$2]" office:value-type="float" office:value="0.586430628670098" calcext:value-type="float">
            <text:p>0.586430628670098</text:p>
          </table:table-cell>
          <table:table-cell table:formula="of:=SIN([.B341])" office:value-type="float" office:value="0.553391549243347" calcext:value-type="float">
            <text:p>0.553391549243347</text:p>
          </table:table-cell>
          <table:table-cell table:formula="of:=INT([.C341]*512)" office:value-type="float" office:value="283" calcext:value-type="float">
            <text:p>283</text:p>
          </table:table-cell>
        </table:table-row>
        <table:table-row table:style-name="ro1">
          <table:table-cell table:formula="of:=[.A341]+[.$B$1]" office:value-type="float" office:value="33.7000000000002" calcext:value-type="float">
            <text:p>33.7000000000002</text:p>
          </table:table-cell>
          <table:table-cell table:formula="of:=[.A342]*[.$B$2]" office:value-type="float" office:value="0.588175957922093" calcext:value-type="float">
            <text:p>0.588175957922093</text:p>
          </table:table-cell>
          <table:table-cell table:formula="of:=SIN([.B342])" office:value-type="float" office:value="0.554844427448002" calcext:value-type="float">
            <text:p>0.554844427448002</text:p>
          </table:table-cell>
          <table:table-cell table:formula="of:=INT([.C342]*512)" office:value-type="float" office:value="284" calcext:value-type="float">
            <text:p>284</text:p>
          </table:table-cell>
        </table:table-row>
        <table:table-row table:style-name="ro1">
          <table:table-cell table:formula="of:=[.A342]+[.$B$1]" office:value-type="float" office:value="33.8000000000002" calcext:value-type="float">
            <text:p>33.8000000000002</text:p>
          </table:table-cell>
          <table:table-cell table:formula="of:=[.A343]*[.$B$2]" office:value-type="float" office:value="0.589921287174087" calcext:value-type="float">
            <text:p>0.589921287174087</text:p>
          </table:table-cell>
          <table:table-cell table:formula="of:=SIN([.B343])" office:value-type="float" office:value="0.556295615500308" calcext:value-type="float">
            <text:p>0.556295615500308</text:p>
          </table:table-cell>
          <table:table-cell table:formula="of:=INT([.C343]*512)" office:value-type="float" office:value="284" calcext:value-type="float">
            <text:p>284</text:p>
          </table:table-cell>
        </table:table-row>
        <table:table-row table:style-name="ro1">
          <table:table-cell table:formula="of:=[.A343]+[.$B$1]" office:value-type="float" office:value="33.9000000000002" calcext:value-type="float">
            <text:p>33.9000000000002</text:p>
          </table:table-cell>
          <table:table-cell table:formula="of:=[.A344]*[.$B$2]" office:value-type="float" office:value="0.591666616426081" calcext:value-type="float">
            <text:p>0.591666616426081</text:p>
          </table:table-cell>
          <table:table-cell table:formula="of:=SIN([.B344])" office:value-type="float" office:value="0.557745108979693" calcext:value-type="float">
            <text:p>0.557745108979693</text:p>
          </table:table-cell>
          <table:table-cell table:formula="of:=INT([.C344]*512)" office:value-type="float" office:value="285" calcext:value-type="float">
            <text:p>285</text:p>
          </table:table-cell>
        </table:table-row>
        <table:table-row table:style-name="ro1">
          <table:table-cell table:formula="of:=[.A344]+[.$B$1]" office:value-type="float" office:value="34.0000000000002" calcext:value-type="float">
            <text:p>34.0000000000002</text:p>
          </table:table-cell>
          <table:table-cell table:formula="of:=[.A345]*[.$B$2]" office:value-type="float" office:value="0.593411945678076" calcext:value-type="float">
            <text:p>0.593411945678076</text:p>
          </table:table-cell>
          <table:table-cell table:formula="of:=SIN([.B345])" office:value-type="float" office:value="0.55919290347075" calcext:value-type="float">
            <text:p>0.55919290347075</text:p>
          </table:table-cell>
          <table:table-cell table:formula="of:=INT([.C345]*512)" office:value-type="float" office:value="286" calcext:value-type="float">
            <text:p>286</text:p>
          </table:table-cell>
        </table:table-row>
        <table:table-row table:style-name="ro1">
          <table:table-cell table:formula="of:=[.A345]+[.$B$1]" office:value-type="float" office:value="34.1000000000002" calcext:value-type="float">
            <text:p>34.1000000000002</text:p>
          </table:table-cell>
          <table:table-cell table:formula="of:=[.A346]*[.$B$2]" office:value-type="float" office:value="0.59515727493007" calcext:value-type="float">
            <text:p>0.59515727493007</text:p>
          </table:table-cell>
          <table:table-cell table:formula="of:=SIN([.B346])" office:value-type="float" office:value="0.560638994563245" calcext:value-type="float">
            <text:p>0.560638994563245</text:p>
          </table:table-cell>
          <table:table-cell table:formula="of:=INT([.C346]*512)" office:value-type="float" office:value="287" calcext:value-type="float">
            <text:p>287</text:p>
          </table:table-cell>
        </table:table-row>
        <table:table-row table:style-name="ro1">
          <table:table-cell table:formula="of:=[.A346]+[.$B$1]" office:value-type="float" office:value="34.2000000000002" calcext:value-type="float">
            <text:p>34.2000000000002</text:p>
          </table:table-cell>
          <table:table-cell table:formula="of:=[.A347]*[.$B$2]" office:value-type="float" office:value="0.596902604182064" calcext:value-type="float">
            <text:p>0.596902604182064</text:p>
          </table:table-cell>
          <table:table-cell table:formula="of:=SIN([.B347])" office:value-type="float" office:value="0.562083377852134" calcext:value-type="float">
            <text:p>0.562083377852134</text:p>
          </table:table-cell>
          <table:table-cell table:formula="of:=INT([.C347]*512)" office:value-type="float" office:value="287" calcext:value-type="float">
            <text:p>287</text:p>
          </table:table-cell>
        </table:table-row>
        <table:table-row table:style-name="ro1">
          <table:table-cell table:formula="of:=[.A347]+[.$B$1]" office:value-type="float" office:value="34.3000000000002" calcext:value-type="float">
            <text:p>34.3000000000002</text:p>
          </table:table-cell>
          <table:table-cell table:formula="of:=[.A348]*[.$B$2]" office:value-type="float" office:value="0.598647933434059" calcext:value-type="float">
            <text:p>0.598647933434059</text:p>
          </table:table-cell>
          <table:table-cell table:formula="of:=SIN([.B348])" office:value-type="float" office:value="0.563526048937575" calcext:value-type="float">
            <text:p>0.563526048937575</text:p>
          </table:table-cell>
          <table:table-cell table:formula="of:=INT([.C348]*512)" office:value-type="float" office:value="288" calcext:value-type="float">
            <text:p>288</text:p>
          </table:table-cell>
        </table:table-row>
        <table:table-row table:style-name="ro1">
          <table:table-cell table:formula="of:=[.A348]+[.$B$1]" office:value-type="float" office:value="34.4000000000002" calcext:value-type="float">
            <text:p>34.4000000000002</text:p>
          </table:table-cell>
          <table:table-cell table:formula="of:=[.A349]*[.$B$2]" office:value-type="float" office:value="0.600393262686053" calcext:value-type="float">
            <text:p>0.600393262686053</text:p>
          </table:table-cell>
          <table:table-cell table:formula="of:=SIN([.B349])" office:value-type="float" office:value="0.564967003424941" calcext:value-type="float">
            <text:p>0.564967003424941</text:p>
          </table:table-cell>
          <table:table-cell table:formula="of:=INT([.C349]*512)" office:value-type="float" office:value="289" calcext:value-type="float">
            <text:p>289</text:p>
          </table:table-cell>
        </table:table-row>
        <table:table-row table:style-name="ro1">
          <table:table-cell table:formula="of:=[.A349]+[.$B$1]" office:value-type="float" office:value="34.5000000000002" calcext:value-type="float">
            <text:p>34.5000000000002</text:p>
          </table:table-cell>
          <table:table-cell table:formula="of:=[.A350]*[.$B$2]" office:value-type="float" office:value="0.602138591938048" calcext:value-type="float">
            <text:p>0.602138591938048</text:p>
          </table:table-cell>
          <table:table-cell table:formula="of:=SIN([.B350])" office:value-type="float" office:value="0.566406236924836" calcext:value-type="float">
            <text:p>0.566406236924836</text:p>
          </table:table-cell>
          <table:table-cell table:formula="of:=INT([.C350]*512)" office:value-type="float" office:value="289" calcext:value-type="float">
            <text:p>289</text:p>
          </table:table-cell>
        </table:table-row>
        <table:table-row table:style-name="ro1">
          <table:table-cell table:formula="of:=[.A350]+[.$B$1]" office:value-type="float" office:value="34.6000000000002" calcext:value-type="float">
            <text:p>34.6000000000002</text:p>
          </table:table-cell>
          <table:table-cell table:formula="of:=[.A351]*[.$B$2]" office:value-type="float" office:value="0.603883921190042" calcext:value-type="float">
            <text:p>0.603883921190042</text:p>
          </table:table-cell>
          <table:table-cell table:formula="of:=SIN([.B351])" office:value-type="float" office:value="0.567843745053104" calcext:value-type="float">
            <text:p>0.567843745053104</text:p>
          </table:table-cell>
          <table:table-cell table:formula="of:=INT([.C351]*512)" office:value-type="float" office:value="290" calcext:value-type="float">
            <text:p>290</text:p>
          </table:table-cell>
        </table:table-row>
        <table:table-row table:style-name="ro1">
          <table:table-cell table:formula="of:=[.A351]+[.$B$1]" office:value-type="float" office:value="34.7000000000002" calcext:value-type="float">
            <text:p>34.7000000000002</text:p>
          </table:table-cell>
          <table:table-cell table:formula="of:=[.A352]*[.$B$2]" office:value-type="float" office:value="0.605629250442036" calcext:value-type="float">
            <text:p>0.605629250442036</text:p>
          </table:table-cell>
          <table:table-cell table:formula="of:=SIN([.B352])" office:value-type="float" office:value="0.569279523430847" calcext:value-type="float">
            <text:p>0.569279523430847</text:p>
          </table:table-cell>
          <table:table-cell table:formula="of:=INT([.C352]*512)" office:value-type="float" office:value="291" calcext:value-type="float">
            <text:p>291</text:p>
          </table:table-cell>
        </table:table-row>
        <table:table-row table:style-name="ro1">
          <table:table-cell table:formula="of:=[.A352]+[.$B$1]" office:value-type="float" office:value="34.8000000000002" calcext:value-type="float">
            <text:p>34.8000000000002</text:p>
          </table:table-cell>
          <table:table-cell table:formula="of:=[.A353]*[.$B$2]" office:value-type="float" office:value="0.607374579694031" calcext:value-type="float">
            <text:p>0.607374579694031</text:p>
          </table:table-cell>
          <table:table-cell table:formula="of:=SIN([.B353])" office:value-type="float" office:value="0.570713567684435" calcext:value-type="float">
            <text:p>0.570713567684435</text:p>
          </table:table-cell>
          <table:table-cell table:formula="of:=INT([.C353]*512)" office:value-type="float" office:value="292" calcext:value-type="float">
            <text:p>292</text:p>
          </table:table-cell>
        </table:table-row>
        <table:table-row table:style-name="ro1">
          <table:table-cell table:formula="of:=[.A353]+[.$B$1]" office:value-type="float" office:value="34.9000000000002" calcext:value-type="float">
            <text:p>34.9000000000002</text:p>
          </table:table-cell>
          <table:table-cell table:formula="of:=[.A354]*[.$B$2]" office:value-type="float" office:value="0.609119908946025" calcext:value-type="float">
            <text:p>0.609119908946025</text:p>
          </table:table-cell>
          <table:table-cell table:formula="of:=SIN([.B354])" office:value-type="float" office:value="0.572145873445519" calcext:value-type="float">
            <text:p>0.572145873445519</text:p>
          </table:table-cell>
          <table:table-cell table:formula="of:=INT([.C354]*512)" office:value-type="float" office:value="292" calcext:value-type="float">
            <text:p>292</text:p>
          </table:table-cell>
        </table:table-row>
        <table:table-row table:style-name="ro1">
          <table:table-cell table:formula="of:=[.A354]+[.$B$1]" office:value-type="float" office:value="35.0000000000002" calcext:value-type="float">
            <text:p>35.0000000000002</text:p>
          </table:table-cell>
          <table:table-cell table:formula="of:=[.A355]*[.$B$2]" office:value-type="float" office:value="0.610865238198019" calcext:value-type="float">
            <text:p>0.610865238198019</text:p>
          </table:table-cell>
          <table:table-cell table:formula="of:=SIN([.B355])" office:value-type="float" office:value="0.573576436351049" calcext:value-type="float">
            <text:p>0.573576436351049</text:p>
          </table:table-cell>
          <table:table-cell table:formula="of:=INT([.C355]*512)" office:value-type="float" office:value="293" calcext:value-type="float">
            <text:p>293</text:p>
          </table:table-cell>
        </table:table-row>
        <table:table-row table:style-name="ro1">
          <table:table-cell table:formula="of:=[.A355]+[.$B$1]" office:value-type="float" office:value="35.1000000000002" calcext:value-type="float">
            <text:p>35.1000000000002</text:p>
          </table:table-cell>
          <table:table-cell table:formula="of:=[.A356]*[.$B$2]" office:value-type="float" office:value="0.612610567450014" calcext:value-type="float">
            <text:p>0.612610567450014</text:p>
          </table:table-cell>
          <table:table-cell table:formula="of:=SIN([.B356])" office:value-type="float" office:value="0.575005252043282" calcext:value-type="float">
            <text:p>0.575005252043282</text:p>
          </table:table-cell>
          <table:table-cell table:formula="of:=INT([.C356]*512)" office:value-type="float" office:value="294" calcext:value-type="float">
            <text:p>294</text:p>
          </table:table-cell>
        </table:table-row>
        <table:table-row table:style-name="ro1">
          <table:table-cell table:formula="of:=[.A356]+[.$B$1]" office:value-type="float" office:value="35.2000000000002" calcext:value-type="float">
            <text:p>35.2000000000002</text:p>
          </table:table-cell>
          <table:table-cell table:formula="of:=[.A357]*[.$B$2]" office:value-type="float" office:value="0.614355896702008" calcext:value-type="float">
            <text:p>0.614355896702008</text:p>
          </table:table-cell>
          <table:table-cell table:formula="of:=SIN([.B357])" office:value-type="float" office:value="0.576432316169796" calcext:value-type="float">
            <text:p>0.576432316169796</text:p>
          </table:table-cell>
          <table:table-cell table:formula="of:=INT([.C357]*512)" office:value-type="float" office:value="295" calcext:value-type="float">
            <text:p>295</text:p>
          </table:table-cell>
        </table:table-row>
        <table:table-row table:style-name="ro1">
          <table:table-cell table:formula="of:=[.A357]+[.$B$1]" office:value-type="float" office:value="35.3000000000002" calcext:value-type="float">
            <text:p>35.3000000000002</text:p>
          </table:table-cell>
          <table:table-cell table:formula="of:=[.A358]*[.$B$2]" office:value-type="float" office:value="0.616101225954002" calcext:value-type="float">
            <text:p>0.616101225954002</text:p>
          </table:table-cell>
          <table:table-cell table:formula="of:=SIN([.B358])" office:value-type="float" office:value="0.577857624383509" calcext:value-type="float">
            <text:p>0.577857624383509</text:p>
          </table:table-cell>
          <table:table-cell table:formula="of:=INT([.C358]*512)" office:value-type="float" office:value="295" calcext:value-type="float">
            <text:p>295</text:p>
          </table:table-cell>
        </table:table-row>
        <table:table-row table:style-name="ro1">
          <table:table-cell table:formula="of:=[.A358]+[.$B$1]" office:value-type="float" office:value="35.4000000000002" calcext:value-type="float">
            <text:p>35.4000000000002</text:p>
          </table:table-cell>
          <table:table-cell table:formula="of:=[.A359]*[.$B$2]" office:value-type="float" office:value="0.617846555205997" calcext:value-type="float">
            <text:p>0.617846555205997</text:p>
          </table:table-cell>
          <table:table-cell table:formula="of:=SIN([.B359])" office:value-type="float" office:value="0.579281172342682" calcext:value-type="float">
            <text:p>0.579281172342682</text:p>
          </table:table-cell>
          <table:table-cell table:formula="of:=INT([.C359]*512)" office:value-type="float" office:value="296" calcext:value-type="float">
            <text:p>296</text:p>
          </table:table-cell>
        </table:table-row>
        <table:table-row table:style-name="ro1">
          <table:table-cell table:formula="of:=[.A359]+[.$B$1]" office:value-type="float" office:value="35.5000000000002" calcext:value-type="float">
            <text:p>35.5000000000002</text:p>
          </table:table-cell>
          <table:table-cell table:formula="of:=[.A360]*[.$B$2]" office:value-type="float" office:value="0.619591884457991" calcext:value-type="float">
            <text:p>0.619591884457991</text:p>
          </table:table-cell>
          <table:table-cell table:formula="of:=SIN([.B360])" office:value-type="float" office:value="0.580702955710943" calcext:value-type="float">
            <text:p>0.580702955710943</text:p>
          </table:table-cell>
          <table:table-cell table:formula="of:=INT([.C360]*512)" office:value-type="float" office:value="297" calcext:value-type="float">
            <text:p>297</text:p>
          </table:table-cell>
        </table:table-row>
        <table:table-row table:style-name="ro1">
          <table:table-cell table:formula="of:=[.A360]+[.$B$1]" office:value-type="float" office:value="35.6000000000002" calcext:value-type="float">
            <text:p>35.6000000000002</text:p>
          </table:table-cell>
          <table:table-cell table:formula="of:=[.A361]*[.$B$2]" office:value-type="float" office:value="0.621337213709985" calcext:value-type="float">
            <text:p>0.621337213709985</text:p>
          </table:table-cell>
          <table:table-cell table:formula="of:=SIN([.B361])" office:value-type="float" office:value="0.582122970157293" calcext:value-type="float">
            <text:p>0.582122970157293</text:p>
          </table:table-cell>
          <table:table-cell table:formula="of:=INT([.C361]*512)" office:value-type="float" office:value="298" calcext:value-type="float">
            <text:p>298</text:p>
          </table:table-cell>
        </table:table-row>
        <table:table-row table:style-name="ro1">
          <table:table-cell table:formula="of:=[.A361]+[.$B$1]" office:value-type="float" office:value="35.7000000000002" calcext:value-type="float">
            <text:p>35.7000000000002</text:p>
          </table:table-cell>
          <table:table-cell table:formula="of:=[.A362]*[.$B$2]" office:value-type="float" office:value="0.62308254296198" calcext:value-type="float">
            <text:p>0.62308254296198</text:p>
          </table:table-cell>
          <table:table-cell table:formula="of:=SIN([.B362])" office:value-type="float" office:value="0.583541211356121" calcext:value-type="float">
            <text:p>0.583541211356121</text:p>
          </table:table-cell>
          <table:table-cell table:formula="of:=INT([.C362]*512)" office:value-type="float" office:value="298" calcext:value-type="float">
            <text:p>298</text:p>
          </table:table-cell>
        </table:table-row>
        <table:table-row table:style-name="ro1">
          <table:table-cell table:formula="of:=[.A362]+[.$B$1]" office:value-type="float" office:value="35.8000000000002" calcext:value-type="float">
            <text:p>35.8000000000002</text:p>
          </table:table-cell>
          <table:table-cell table:formula="of:=[.A363]*[.$B$2]" office:value-type="float" office:value="0.624827872213974" calcext:value-type="float">
            <text:p>0.624827872213974</text:p>
          </table:table-cell>
          <table:table-cell table:formula="of:=SIN([.B363])" office:value-type="float" office:value="0.584957674987219" calcext:value-type="float">
            <text:p>0.584957674987219</text:p>
          </table:table-cell>
          <table:table-cell table:formula="of:=INT([.C363]*512)" office:value-type="float" office:value="299" calcext:value-type="float">
            <text:p>299</text:p>
          </table:table-cell>
        </table:table-row>
        <table:table-row table:style-name="ro1">
          <table:table-cell table:formula="of:=[.A363]+[.$B$1]" office:value-type="float" office:value="35.9000000000002" calcext:value-type="float">
            <text:p>35.9000000000002</text:p>
          </table:table-cell>
          <table:table-cell table:formula="of:=[.A364]*[.$B$2]" office:value-type="float" office:value="0.626573201465969" calcext:value-type="float">
            <text:p>0.626573201465969</text:p>
          </table:table-cell>
          <table:table-cell table:formula="of:=SIN([.B364])" office:value-type="float" office:value="0.586372356735793" calcext:value-type="float">
            <text:p>0.586372356735793</text:p>
          </table:table-cell>
          <table:table-cell table:formula="of:=INT([.C364]*512)" office:value-type="float" office:value="300" calcext:value-type="float">
            <text:p>300</text:p>
          </table:table-cell>
        </table:table-row>
        <table:table-row table:style-name="ro1">
          <table:table-cell table:formula="of:=[.A364]+[.$B$1]" office:value-type="float" office:value="36.0000000000002" calcext:value-type="float">
            <text:p>36.0000000000002</text:p>
          </table:table-cell>
          <table:table-cell table:formula="of:=[.A365]*[.$B$2]" office:value-type="float" office:value="0.628318530717963" calcext:value-type="float">
            <text:p>0.628318530717963</text:p>
          </table:table-cell>
          <table:table-cell table:formula="of:=SIN([.B365])" office:value-type="float" office:value="0.587785252292477" calcext:value-type="float">
            <text:p>0.587785252292477</text:p>
          </table:table-cell>
          <table:table-cell table:formula="of:=INT([.C365]*512)" office:value-type="float" office:value="300" calcext:value-type="float">
            <text:p>300</text:p>
          </table:table-cell>
        </table:table-row>
        <table:table-row table:style-name="ro1">
          <table:table-cell table:formula="of:=[.A365]+[.$B$1]" office:value-type="float" office:value="36.1000000000002" calcext:value-type="float">
            <text:p>36.1000000000002</text:p>
          </table:table-cell>
          <table:table-cell table:formula="of:=[.A366]*[.$B$2]" office:value-type="float" office:value="0.630063859969957" calcext:value-type="float">
            <text:p>0.630063859969957</text:p>
          </table:table-cell>
          <table:table-cell table:formula="of:=SIN([.B366])" office:value-type="float" office:value="0.589196357353345" calcext:value-type="float">
            <text:p>0.589196357353345</text:p>
          </table:table-cell>
          <table:table-cell table:formula="of:=INT([.C366]*512)" office:value-type="float" office:value="301" calcext:value-type="float">
            <text:p>301</text:p>
          </table:table-cell>
        </table:table-row>
        <table:table-row table:style-name="ro1">
          <table:table-cell table:formula="of:=[.A366]+[.$B$1]" office:value-type="float" office:value="36.2000000000002" calcext:value-type="float">
            <text:p>36.2000000000002</text:p>
          </table:table-cell>
          <table:table-cell table:formula="of:=[.A367]*[.$B$2]" office:value-type="float" office:value="0.631809189221952" calcext:value-type="float">
            <text:p>0.631809189221952</text:p>
          </table:table-cell>
          <table:table-cell table:formula="of:=SIN([.B367])" office:value-type="float" office:value="0.590605667619929" calcext:value-type="float">
            <text:p>0.590605667619929</text:p>
          </table:table-cell>
          <table:table-cell table:formula="of:=INT([.C367]*512)" office:value-type="float" office:value="302" calcext:value-type="float">
            <text:p>302</text:p>
          </table:table-cell>
        </table:table-row>
        <table:table-row table:style-name="ro1">
          <table:table-cell table:formula="of:=[.A367]+[.$B$1]" office:value-type="float" office:value="36.3000000000002" calcext:value-type="float">
            <text:p>36.3000000000002</text:p>
          </table:table-cell>
          <table:table-cell table:formula="of:=[.A368]*[.$B$2]" office:value-type="float" office:value="0.633554518473946" calcext:value-type="float">
            <text:p>0.633554518473946</text:p>
          </table:table-cell>
          <table:table-cell table:formula="of:=SIN([.B368])" office:value-type="float" office:value="0.592013178799223" calcext:value-type="float">
            <text:p>0.592013178799223</text:p>
          </table:table-cell>
          <table:table-cell table:formula="of:=INT([.C368]*512)" office:value-type="float" office:value="303" calcext:value-type="float">
            <text:p>303</text:p>
          </table:table-cell>
        </table:table-row>
        <table:table-row table:style-name="ro1">
          <table:table-cell table:formula="of:=[.A368]+[.$B$1]" office:value-type="float" office:value="36.4000000000002" calcext:value-type="float">
            <text:p>36.4000000000002</text:p>
          </table:table-cell>
          <table:table-cell table:formula="of:=[.A369]*[.$B$2]" office:value-type="float" office:value="0.63529984772594" calcext:value-type="float">
            <text:p>0.63529984772594</text:p>
          </table:table-cell>
          <table:table-cell table:formula="of:=SIN([.B369])" office:value-type="float" office:value="0.593418886603705" calcext:value-type="float">
            <text:p>0.593418886603705</text:p>
          </table:table-cell>
          <table:table-cell table:formula="of:=INT([.C369]*512)" office:value-type="float" office:value="303" calcext:value-type="float">
            <text:p>303</text:p>
          </table:table-cell>
        </table:table-row>
        <table:table-row table:style-name="ro1">
          <table:table-cell table:formula="of:=[.A369]+[.$B$1]" office:value-type="float" office:value="36.5000000000002" calcext:value-type="float">
            <text:p>36.5000000000002</text:p>
          </table:table-cell>
          <table:table-cell table:formula="of:=[.A370]*[.$B$2]" office:value-type="float" office:value="0.637045176977935" calcext:value-type="float">
            <text:p>0.637045176977935</text:p>
          </table:table-cell>
          <table:table-cell table:formula="of:=SIN([.B370])" office:value-type="float" office:value="0.594822786751345" calcext:value-type="float">
            <text:p>0.594822786751345</text:p>
          </table:table-cell>
          <table:table-cell table:formula="of:=INT([.C370]*512)" office:value-type="float" office:value="304" calcext:value-type="float">
            <text:p>304</text:p>
          </table:table-cell>
        </table:table-row>
        <table:table-row table:style-name="ro1">
          <table:table-cell table:formula="of:=[.A370]+[.$B$1]" office:value-type="float" office:value="36.6000000000002" calcext:value-type="float">
            <text:p>36.6000000000002</text:p>
          </table:table-cell>
          <table:table-cell table:formula="of:=[.A371]*[.$B$2]" office:value-type="float" office:value="0.638790506229929" calcext:value-type="float">
            <text:p>0.638790506229929</text:p>
          </table:table-cell>
          <table:table-cell table:formula="of:=SIN([.B371])" office:value-type="float" office:value="0.596224874965619" calcext:value-type="float">
            <text:p>0.596224874965619</text:p>
          </table:table-cell>
          <table:table-cell table:formula="of:=INT([.C371]*512)" office:value-type="float" office:value="305" calcext:value-type="float">
            <text:p>305</text:p>
          </table:table-cell>
        </table:table-row>
        <table:table-row table:style-name="ro1">
          <table:table-cell table:formula="of:=[.A371]+[.$B$1]" office:value-type="float" office:value="36.7000000000003" calcext:value-type="float">
            <text:p>36.7000000000003</text:p>
          </table:table-cell>
          <table:table-cell table:formula="of:=[.A372]*[.$B$2]" office:value-type="float" office:value="0.640535835481923" calcext:value-type="float">
            <text:p>0.640535835481923</text:p>
          </table:table-cell>
          <table:table-cell table:formula="of:=SIN([.B372])" office:value-type="float" office:value="0.597625146975525" calcext:value-type="float">
            <text:p>0.597625146975525</text:p>
          </table:table-cell>
          <table:table-cell table:formula="of:=INT([.C372]*512)" office:value-type="float" office:value="305" calcext:value-type="float">
            <text:p>305</text:p>
          </table:table-cell>
        </table:table-row>
        <table:table-row table:style-name="ro1">
          <table:table-cell table:formula="of:=[.A372]+[.$B$1]" office:value-type="float" office:value="36.8000000000003" calcext:value-type="float">
            <text:p>36.8000000000003</text:p>
          </table:table-cell>
          <table:table-cell table:formula="of:=[.A373]*[.$B$2]" office:value-type="float" office:value="0.642281164733918" calcext:value-type="float">
            <text:p>0.642281164733918</text:p>
          </table:table-cell>
          <table:table-cell table:formula="of:=SIN([.B373])" office:value-type="float" office:value="0.599023598515589" calcext:value-type="float">
            <text:p>0.599023598515589</text:p>
          </table:table-cell>
          <table:table-cell table:formula="of:=INT([.C373]*512)" office:value-type="float" office:value="306" calcext:value-type="float">
            <text:p>306</text:p>
          </table:table-cell>
        </table:table-row>
        <table:table-row table:style-name="ro1">
          <table:table-cell table:formula="of:=[.A373]+[.$B$1]" office:value-type="float" office:value="36.9000000000003" calcext:value-type="float">
            <text:p>36.9000000000003</text:p>
          </table:table-cell>
          <table:table-cell table:formula="of:=[.A374]*[.$B$2]" office:value-type="float" office:value="0.644026493985912" calcext:value-type="float">
            <text:p>0.644026493985912</text:p>
          </table:table-cell>
          <table:table-cell table:formula="of:=SIN([.B374])" office:value-type="float" office:value="0.600420225325888" calcext:value-type="float">
            <text:p>0.600420225325888</text:p>
          </table:table-cell>
          <table:table-cell table:formula="of:=INT([.C374]*512)" office:value-type="float" office:value="307" calcext:value-type="float">
            <text:p>307</text:p>
          </table:table-cell>
        </table:table-row>
        <table:table-row table:style-name="ro1">
          <table:table-cell table:formula="of:=[.A374]+[.$B$1]" office:value-type="float" office:value="37.0000000000003" calcext:value-type="float">
            <text:p>37.0000000000003</text:p>
          </table:table-cell>
          <table:table-cell table:formula="of:=[.A375]*[.$B$2]" office:value-type="float" office:value="0.645771823237906" calcext:value-type="float">
            <text:p>0.645771823237906</text:p>
          </table:table-cell>
          <table:table-cell table:formula="of:=SIN([.B375])" office:value-type="float" office:value="0.601815023152052" calcext:value-type="float">
            <text:p>0.601815023152052</text:p>
          </table:table-cell>
          <table:table-cell table:formula="of:=INT([.C375]*512)" office:value-type="float" office:value="308" calcext:value-type="float">
            <text:p>308</text:p>
          </table:table-cell>
        </table:table-row>
        <table:table-row table:style-name="ro1">
          <table:table-cell table:formula="of:=[.A375]+[.$B$1]" office:value-type="float" office:value="37.1000000000003" calcext:value-type="float">
            <text:p>37.1000000000003</text:p>
          </table:table-cell>
          <table:table-cell table:formula="of:=[.A376]*[.$B$2]" office:value-type="float" office:value="0.647517152489901" calcext:value-type="float">
            <text:p>0.647517152489901</text:p>
          </table:table-cell>
          <table:table-cell table:formula="of:=SIN([.B376])" office:value-type="float" office:value="0.603207987745286" calcext:value-type="float">
            <text:p>0.603207987745286</text:p>
          </table:table-cell>
          <table:table-cell table:formula="of:=INT([.C376]*512)" office:value-type="float" office:value="308" calcext:value-type="float">
            <text:p>308</text:p>
          </table:table-cell>
        </table:table-row>
        <table:table-row table:style-name="ro1">
          <table:table-cell table:formula="of:=[.A376]+[.$B$1]" office:value-type="float" office:value="37.2000000000003" calcext:value-type="float">
            <text:p>37.2000000000003</text:p>
          </table:table-cell>
          <table:table-cell table:formula="of:=[.A377]*[.$B$2]" office:value-type="float" office:value="0.649262481741895" calcext:value-type="float">
            <text:p>0.649262481741895</text:p>
          </table:table-cell>
          <table:table-cell table:formula="of:=SIN([.B377])" office:value-type="float" office:value="0.604599114862378" calcext:value-type="float">
            <text:p>0.604599114862378</text:p>
          </table:table-cell>
          <table:table-cell table:formula="of:=INT([.C377]*512)" office:value-type="float" office:value="309" calcext:value-type="float">
            <text:p>309</text:p>
          </table:table-cell>
        </table:table-row>
        <table:table-row table:style-name="ro1">
          <table:table-cell table:formula="of:=[.A377]+[.$B$1]" office:value-type="float" office:value="37.3000000000003" calcext:value-type="float">
            <text:p>37.3000000000003</text:p>
          </table:table-cell>
          <table:table-cell table:formula="of:=[.A378]*[.$B$2]" office:value-type="float" office:value="0.651007810993889" calcext:value-type="float">
            <text:p>0.651007810993889</text:p>
          </table:table-cell>
          <table:table-cell table:formula="of:=SIN([.B378])" office:value-type="float" office:value="0.605988400265715" calcext:value-type="float">
            <text:p>0.605988400265715</text:p>
          </table:table-cell>
          <table:table-cell table:formula="of:=INT([.C378]*512)" office:value-type="float" office:value="310" calcext:value-type="float">
            <text:p>310</text:p>
          </table:table-cell>
        </table:table-row>
        <table:table-row table:style-name="ro1">
          <table:table-cell table:formula="of:=[.A378]+[.$B$1]" office:value-type="float" office:value="37.4000000000003" calcext:value-type="float">
            <text:p>37.4000000000003</text:p>
          </table:table-cell>
          <table:table-cell table:formula="of:=[.A379]*[.$B$2]" office:value-type="float" office:value="0.652753140245884" calcext:value-type="float">
            <text:p>0.652753140245884</text:p>
          </table:table-cell>
          <table:table-cell table:formula="of:=SIN([.B379])" office:value-type="float" office:value="0.60737583972329" calcext:value-type="float">
            <text:p>0.60737583972329</text:p>
          </table:table-cell>
          <table:table-cell table:formula="of:=INT([.C379]*512)" office:value-type="float" office:value="310" calcext:value-type="float">
            <text:p>310</text:p>
          </table:table-cell>
        </table:table-row>
        <table:table-row table:style-name="ro1">
          <table:table-cell table:formula="of:=[.A379]+[.$B$1]" office:value-type="float" office:value="37.5000000000003" calcext:value-type="float">
            <text:p>37.5000000000003</text:p>
          </table:table-cell>
          <table:table-cell table:formula="of:=[.A380]*[.$B$2]" office:value-type="float" office:value="0.654498469497878" calcext:value-type="float">
            <text:p>0.654498469497878</text:p>
          </table:table-cell>
          <table:table-cell table:formula="of:=SIN([.B380])" office:value-type="float" office:value="0.608761429008724" calcext:value-type="float">
            <text:p>0.608761429008724</text:p>
          </table:table-cell>
          <table:table-cell table:formula="of:=INT([.C380]*512)" office:value-type="float" office:value="311" calcext:value-type="float">
            <text:p>311</text:p>
          </table:table-cell>
        </table:table-row>
        <table:table-row table:style-name="ro1">
          <table:table-cell table:formula="of:=[.A380]+[.$B$1]" office:value-type="float" office:value="37.6000000000003" calcext:value-type="float">
            <text:p>37.6000000000003</text:p>
          </table:table-cell>
          <table:table-cell table:formula="of:=[.A381]*[.$B$2]" office:value-type="float" office:value="0.656243798749872" calcext:value-type="float">
            <text:p>0.656243798749872</text:p>
          </table:table-cell>
          <table:table-cell table:formula="of:=SIN([.B381])" office:value-type="float" office:value="0.610145163901271" calcext:value-type="float">
            <text:p>0.610145163901271</text:p>
          </table:table-cell>
          <table:table-cell table:formula="of:=INT([.C381]*512)" office:value-type="float" office:value="312" calcext:value-type="float">
            <text:p>312</text:p>
          </table:table-cell>
        </table:table-row>
        <table:table-row table:style-name="ro1">
          <table:table-cell table:formula="of:=[.A381]+[.$B$1]" office:value-type="float" office:value="37.7000000000003" calcext:value-type="float">
            <text:p>37.7000000000003</text:p>
          </table:table-cell>
          <table:table-cell table:formula="of:=[.A382]*[.$B$2]" office:value-type="float" office:value="0.657989128001867" calcext:value-type="float">
            <text:p>0.657989128001867</text:p>
          </table:table-cell>
          <table:table-cell table:formula="of:=SIN([.B382])" office:value-type="float" office:value="0.611527040185835" calcext:value-type="float">
            <text:p>0.611527040185835</text:p>
          </table:table-cell>
          <table:table-cell table:formula="of:=INT([.C382]*512)" office:value-type="float" office:value="313" calcext:value-type="float">
            <text:p>313</text:p>
          </table:table-cell>
        </table:table-row>
        <table:table-row table:style-name="ro1">
          <table:table-cell table:formula="of:=[.A382]+[.$B$1]" office:value-type="float" office:value="37.8000000000003" calcext:value-type="float">
            <text:p>37.8000000000003</text:p>
          </table:table-cell>
          <table:table-cell table:formula="of:=[.A383]*[.$B$2]" office:value-type="float" office:value="0.659734457253861" calcext:value-type="float">
            <text:p>0.659734457253861</text:p>
          </table:table-cell>
          <table:table-cell table:formula="of:=SIN([.B383])" office:value-type="float" office:value="0.61290705365298" calcext:value-type="float">
            <text:p>0.61290705365298</text:p>
          </table:table-cell>
          <table:table-cell table:formula="of:=INT([.C383]*512)" office:value-type="float" office:value="313" calcext:value-type="float">
            <text:p>313</text:p>
          </table:table-cell>
        </table:table-row>
        <table:table-row table:style-name="ro1">
          <table:table-cell table:formula="of:=[.A383]+[.$B$1]" office:value-type="float" office:value="37.9000000000003" calcext:value-type="float">
            <text:p>37.9000000000003</text:p>
          </table:table-cell>
          <table:table-cell table:formula="of:=[.A384]*[.$B$2]" office:value-type="float" office:value="0.661479786505856" calcext:value-type="float">
            <text:p>0.661479786505856</text:p>
          </table:table-cell>
          <table:table-cell table:formula="of:=SIN([.B384])" office:value-type="float" office:value="0.614285200098947" calcext:value-type="float">
            <text:p>0.614285200098947</text:p>
          </table:table-cell>
          <table:table-cell table:formula="of:=INT([.C384]*512)" office:value-type="float" office:value="314" calcext:value-type="float">
            <text:p>314</text:p>
          </table:table-cell>
        </table:table-row>
        <table:table-row table:style-name="ro1">
          <table:table-cell table:formula="of:=[.A384]+[.$B$1]" office:value-type="float" office:value="38.0000000000003" calcext:value-type="float">
            <text:p>38.0000000000003</text:p>
          </table:table-cell>
          <table:table-cell table:formula="of:=[.A385]*[.$B$2]" office:value-type="float" office:value="0.66322511575785" calcext:value-type="float">
            <text:p>0.66322511575785</text:p>
          </table:table-cell>
          <table:table-cell table:formula="of:=SIN([.B385])" office:value-type="float" office:value="0.615661475325662" calcext:value-type="float">
            <text:p>0.615661475325662</text:p>
          </table:table-cell>
          <table:table-cell table:formula="of:=INT([.C385]*512)" office:value-type="float" office:value="315" calcext:value-type="float">
            <text:p>315</text:p>
          </table:table-cell>
        </table:table-row>
        <table:table-row table:style-name="ro1">
          <table:table-cell table:formula="of:=[.A385]+[.$B$1]" office:value-type="float" office:value="38.1000000000003" calcext:value-type="float">
            <text:p>38.1000000000003</text:p>
          </table:table-cell>
          <table:table-cell table:formula="of:=[.A386]*[.$B$2]" office:value-type="float" office:value="0.664970445009844" calcext:value-type="float">
            <text:p>0.664970445009844</text:p>
          </table:table-cell>
          <table:table-cell table:formula="of:=SIN([.B386])" office:value-type="float" office:value="0.617035875140752" calcext:value-type="float">
            <text:p>0.617035875140752</text:p>
          </table:table-cell>
          <table:table-cell table:formula="of:=INT([.C386]*512)" office:value-type="float" office:value="315" calcext:value-type="float">
            <text:p>315</text:p>
          </table:table-cell>
        </table:table-row>
        <table:table-row table:style-name="ro1">
          <table:table-cell table:formula="of:=[.A386]+[.$B$1]" office:value-type="float" office:value="38.2000000000003" calcext:value-type="float">
            <text:p>38.2000000000003</text:p>
          </table:table-cell>
          <table:table-cell table:formula="of:=[.A387]*[.$B$2]" office:value-type="float" office:value="0.666715774261839" calcext:value-type="float">
            <text:p>0.666715774261839</text:p>
          </table:table-cell>
          <table:table-cell table:formula="of:=SIN([.B387])" office:value-type="float" office:value="0.618408395357558" calcext:value-type="float">
            <text:p>0.618408395357558</text:p>
          </table:table-cell>
          <table:table-cell table:formula="of:=INT([.C387]*512)" office:value-type="float" office:value="316" calcext:value-type="float">
            <text:p>316</text:p>
          </table:table-cell>
        </table:table-row>
        <table:table-row table:style-name="ro1">
          <table:table-cell table:formula="of:=[.A387]+[.$B$1]" office:value-type="float" office:value="38.3000000000003" calcext:value-type="float">
            <text:p>38.3000000000003</text:p>
          </table:table-cell>
          <table:table-cell table:formula="of:=[.A388]*[.$B$2]" office:value-type="float" office:value="0.668461103513833" calcext:value-type="float">
            <text:p>0.668461103513833</text:p>
          </table:table-cell>
          <table:table-cell table:formula="of:=SIN([.B388])" office:value-type="float" office:value="0.619779031795144" calcext:value-type="float">
            <text:p>0.619779031795144</text:p>
          </table:table-cell>
          <table:table-cell table:formula="of:=INT([.C388]*512)" office:value-type="float" office:value="317" calcext:value-type="float">
            <text:p>317</text:p>
          </table:table-cell>
        </table:table-row>
        <table:table-row table:style-name="ro1">
          <table:table-cell table:formula="of:=[.A388]+[.$B$1]" office:value-type="float" office:value="38.4000000000003" calcext:value-type="float">
            <text:p>38.4000000000003</text:p>
          </table:table-cell>
          <table:table-cell table:formula="of:=[.A389]*[.$B$2]" office:value-type="float" office:value="0.670206432765827" calcext:value-type="float">
            <text:p>0.670206432765827</text:p>
          </table:table-cell>
          <table:table-cell table:formula="of:=SIN([.B389])" office:value-type="float" office:value="0.621147780278314" calcext:value-type="float">
            <text:p>0.621147780278314</text:p>
          </table:table-cell>
          <table:table-cell table:formula="of:=INT([.C389]*512)" office:value-type="float" office:value="318" calcext:value-type="float">
            <text:p>318</text:p>
          </table:table-cell>
        </table:table-row>
        <table:table-row table:style-name="ro1">
          <table:table-cell table:formula="of:=[.A389]+[.$B$1]" office:value-type="float" office:value="38.5000000000003" calcext:value-type="float">
            <text:p>38.5000000000003</text:p>
          </table:table-cell>
          <table:table-cell table:formula="of:=[.A390]*[.$B$2]" office:value-type="float" office:value="0.671951762017822" calcext:value-type="float">
            <text:p>0.671951762017822</text:p>
          </table:table-cell>
          <table:table-cell table:formula="of:=SIN([.B390])" office:value-type="float" office:value="0.622514636637623" calcext:value-type="float">
            <text:p>0.622514636637623</text:p>
          </table:table-cell>
          <table:table-cell table:formula="of:=INT([.C390]*512)" office:value-type="float" office:value="318" calcext:value-type="float">
            <text:p>318</text:p>
          </table:table-cell>
        </table:table-row>
        <table:table-row table:style-name="ro1">
          <table:table-cell table:formula="of:=[.A390]+[.$B$1]" office:value-type="float" office:value="38.6000000000003" calcext:value-type="float">
            <text:p>38.6000000000003</text:p>
          </table:table-cell>
          <table:table-cell table:formula="of:=[.A391]*[.$B$2]" office:value-type="float" office:value="0.673697091269816" calcext:value-type="float">
            <text:p>0.673697091269816</text:p>
          </table:table-cell>
          <table:table-cell table:formula="of:=SIN([.B391])" office:value-type="float" office:value="0.62387959670939" calcext:value-type="float">
            <text:p>0.62387959670939</text:p>
          </table:table-cell>
          <table:table-cell table:formula="of:=INT([.C391]*512)" office:value-type="float" office:value="319" calcext:value-type="float">
            <text:p>319</text:p>
          </table:table-cell>
        </table:table-row>
        <table:table-row table:style-name="ro1">
          <table:table-cell table:formula="of:=[.A391]+[.$B$1]" office:value-type="float" office:value="38.7000000000003" calcext:value-type="float">
            <text:p>38.7000000000003</text:p>
          </table:table-cell>
          <table:table-cell table:formula="of:=[.A392]*[.$B$2]" office:value-type="float" office:value="0.67544242052181" calcext:value-type="float">
            <text:p>0.67544242052181</text:p>
          </table:table-cell>
          <table:table-cell table:formula="of:=SIN([.B392])" office:value-type="float" office:value="0.625242656335709" calcext:value-type="float">
            <text:p>0.625242656335709</text:p>
          </table:table-cell>
          <table:table-cell table:formula="of:=INT([.C392]*512)" office:value-type="float" office:value="320" calcext:value-type="float">
            <text:p>320</text:p>
          </table:table-cell>
        </table:table-row>
        <table:table-row table:style-name="ro1">
          <table:table-cell table:formula="of:=[.A392]+[.$B$1]" office:value-type="float" office:value="38.8000000000003" calcext:value-type="float">
            <text:p>38.8000000000003</text:p>
          </table:table-cell>
          <table:table-cell table:formula="of:=[.A393]*[.$B$2]" office:value-type="float" office:value="0.677187749773805" calcext:value-type="float">
            <text:p>0.677187749773805</text:p>
          </table:table-cell>
          <table:table-cell table:formula="of:=SIN([.B393])" office:value-type="float" office:value="0.626603811364464" calcext:value-type="float">
            <text:p>0.626603811364464</text:p>
          </table:table-cell>
          <table:table-cell table:formula="of:=INT([.C393]*512)" office:value-type="float" office:value="320" calcext:value-type="float">
            <text:p>320</text:p>
          </table:table-cell>
        </table:table-row>
        <table:table-row table:style-name="ro1">
          <table:table-cell table:formula="of:=[.A393]+[.$B$1]" office:value-type="float" office:value="38.9000000000003" calcext:value-type="float">
            <text:p>38.9000000000003</text:p>
          </table:table-cell>
          <table:table-cell table:formula="of:=[.A394]*[.$B$2]" office:value-type="float" office:value="0.678933079025799" calcext:value-type="float">
            <text:p>0.678933079025799</text:p>
          </table:table-cell>
          <table:table-cell table:formula="of:=SIN([.B394])" office:value-type="float" office:value="0.627963057649342" calcext:value-type="float">
            <text:p>0.627963057649342</text:p>
          </table:table-cell>
          <table:table-cell table:formula="of:=INT([.C394]*512)" office:value-type="float" office:value="321" calcext:value-type="float">
            <text:p>321</text:p>
          </table:table-cell>
        </table:table-row>
        <table:table-row table:style-name="ro1">
          <table:table-cell table:formula="of:=[.A394]+[.$B$1]" office:value-type="float" office:value="39.0000000000003" calcext:value-type="float">
            <text:p>39.0000000000003</text:p>
          </table:table-cell>
          <table:table-cell table:formula="of:=[.A395]*[.$B$2]" office:value-type="float" office:value="0.680678408277793" calcext:value-type="float">
            <text:p>0.680678408277793</text:p>
          </table:table-cell>
          <table:table-cell table:formula="of:=SIN([.B395])" office:value-type="float" office:value="0.629320391049841" calcext:value-type="float">
            <text:p>0.629320391049841</text:p>
          </table:table-cell>
          <table:table-cell table:formula="of:=INT([.C395]*512)" office:value-type="float" office:value="322" calcext:value-type="float">
            <text:p>322</text:p>
          </table:table-cell>
        </table:table-row>
        <table:table-row table:style-name="ro1">
          <table:table-cell table:formula="of:=[.A395]+[.$B$1]" office:value-type="float" office:value="39.1000000000003" calcext:value-type="float">
            <text:p>39.1000000000003</text:p>
          </table:table-cell>
          <table:table-cell table:formula="of:=[.A396]*[.$B$2]" office:value-type="float" office:value="0.682423737529788" calcext:value-type="float">
            <text:p>0.682423737529788</text:p>
          </table:table-cell>
          <table:table-cell table:formula="of:=SIN([.B396])" office:value-type="float" office:value="0.63067580743129" calcext:value-type="float">
            <text:p>0.63067580743129</text:p>
          </table:table-cell>
          <table:table-cell table:formula="of:=INT([.C396]*512)" office:value-type="float" office:value="322" calcext:value-type="float">
            <text:p>322</text:p>
          </table:table-cell>
        </table:table-row>
        <table:table-row table:style-name="ro1">
          <table:table-cell table:formula="of:=[.A396]+[.$B$1]" office:value-type="float" office:value="39.2000000000003" calcext:value-type="float">
            <text:p>39.2000000000003</text:p>
          </table:table-cell>
          <table:table-cell table:formula="of:=[.A397]*[.$B$2]" office:value-type="float" office:value="0.684169066781782" calcext:value-type="float">
            <text:p>0.684169066781782</text:p>
          </table:table-cell>
          <table:table-cell table:formula="of:=SIN([.B397])" office:value-type="float" office:value="0.632029302664855" calcext:value-type="float">
            <text:p>0.632029302664855</text:p>
          </table:table-cell>
          <table:table-cell table:formula="of:=INT([.C397]*512)" office:value-type="float" office:value="323" calcext:value-type="float">
            <text:p>323</text:p>
          </table:table-cell>
        </table:table-row>
        <table:table-row table:style-name="ro1">
          <table:table-cell table:formula="of:=[.A397]+[.$B$1]" office:value-type="float" office:value="39.3000000000003" calcext:value-type="float">
            <text:p>39.3000000000003</text:p>
          </table:table-cell>
          <table:table-cell table:formula="of:=[.A398]*[.$B$2]" office:value-type="float" office:value="0.685914396033777" calcext:value-type="float">
            <text:p>0.685914396033777</text:p>
          </table:table-cell>
          <table:table-cell table:formula="of:=SIN([.B398])" office:value-type="float" office:value="0.633380872627554" calcext:value-type="float">
            <text:p>0.633380872627554</text:p>
          </table:table-cell>
          <table:table-cell table:formula="of:=INT([.C398]*512)" office:value-type="float" office:value="324" calcext:value-type="float">
            <text:p>324</text:p>
          </table:table-cell>
        </table:table-row>
        <table:table-row table:style-name="ro1">
          <table:table-cell table:formula="of:=[.A398]+[.$B$1]" office:value-type="float" office:value="39.4000000000003" calcext:value-type="float">
            <text:p>39.4000000000003</text:p>
          </table:table-cell>
          <table:table-cell table:formula="of:=[.A399]*[.$B$2]" office:value-type="float" office:value="0.687659725285771" calcext:value-type="float">
            <text:p>0.687659725285771</text:p>
          </table:table-cell>
          <table:table-cell table:formula="of:=SIN([.B399])" office:value-type="float" office:value="0.634730513202271" calcext:value-type="float">
            <text:p>0.634730513202271</text:p>
          </table:table-cell>
          <table:table-cell table:formula="of:=INT([.C399]*512)" office:value-type="float" office:value="324" calcext:value-type="float">
            <text:p>324</text:p>
          </table:table-cell>
        </table:table-row>
        <table:table-row table:style-name="ro1">
          <table:table-cell table:formula="of:=[.A399]+[.$B$1]" office:value-type="float" office:value="39.5000000000003" calcext:value-type="float">
            <text:p>39.5000000000003</text:p>
          </table:table-cell>
          <table:table-cell table:formula="of:=[.A400]*[.$B$2]" office:value-type="float" office:value="0.689405054537765" calcext:value-type="float">
            <text:p>0.689405054537765</text:p>
          </table:table-cell>
          <table:table-cell table:formula="of:=SIN([.B400])" office:value-type="float" office:value="0.636078220277768" calcext:value-type="float">
            <text:p>0.636078220277768</text:p>
          </table:table-cell>
          <table:table-cell table:formula="of:=INT([.C400]*512)" office:value-type="float" office:value="325" calcext:value-type="float">
            <text:p>325</text:p>
          </table:table-cell>
        </table:table-row>
        <table:table-row table:style-name="ro1">
          <table:table-cell table:formula="of:=[.A400]+[.$B$1]" office:value-type="float" office:value="39.6000000000003" calcext:value-type="float">
            <text:p>39.6000000000003</text:p>
          </table:table-cell>
          <table:table-cell table:formula="of:=[.A401]*[.$B$2]" office:value-type="float" office:value="0.69115038378976" calcext:value-type="float">
            <text:p>0.69115038378976</text:p>
          </table:table-cell>
          <table:table-cell table:formula="of:=SIN([.B401])" office:value-type="float" office:value="0.637423989748694" calcext:value-type="float">
            <text:p>0.637423989748694</text:p>
          </table:table-cell>
          <table:table-cell table:formula="of:=INT([.C401]*512)" office:value-type="float" office:value="326" calcext:value-type="float">
            <text:p>326</text:p>
          </table:table-cell>
        </table:table-row>
        <table:table-row table:style-name="ro1">
          <table:table-cell table:formula="of:=[.A401]+[.$B$1]" office:value-type="float" office:value="39.7000000000003" calcext:value-type="float">
            <text:p>39.7000000000003</text:p>
          </table:table-cell>
          <table:table-cell table:formula="of:=[.A402]*[.$B$2]" office:value-type="float" office:value="0.692895713041754" calcext:value-type="float">
            <text:p>0.692895713041754</text:p>
          </table:table-cell>
          <table:table-cell table:formula="of:=SIN([.B402])" office:value-type="float" office:value="0.638767817515602" calcext:value-type="float">
            <text:p>0.638767817515602</text:p>
          </table:table-cell>
          <table:table-cell table:formula="of:=INT([.C402]*512)" office:value-type="float" office:value="327" calcext:value-type="float">
            <text:p>327</text:p>
          </table:table-cell>
        </table:table-row>
        <table:table-row table:style-name="ro1">
          <table:table-cell table:formula="of:=[.A402]+[.$B$1]" office:value-type="float" office:value="39.8000000000003" calcext:value-type="float">
            <text:p>39.8000000000003</text:p>
          </table:table-cell>
          <table:table-cell table:formula="of:=[.A403]*[.$B$2]" office:value-type="float" office:value="0.694641042293748" calcext:value-type="float">
            <text:p>0.694641042293748</text:p>
          </table:table-cell>
          <table:table-cell table:formula="of:=SIN([.B403])" office:value-type="float" office:value="0.640109699484959" calcext:value-type="float">
            <text:p>0.640109699484959</text:p>
          </table:table-cell>
          <table:table-cell table:formula="of:=INT([.C403]*512)" office:value-type="float" office:value="327" calcext:value-type="float">
            <text:p>327</text:p>
          </table:table-cell>
        </table:table-row>
        <table:table-row table:style-name="ro1">
          <table:table-cell table:formula="of:=[.A403]+[.$B$1]" office:value-type="float" office:value="39.9000000000003" calcext:value-type="float">
            <text:p>39.9000000000003</text:p>
          </table:table-cell>
          <table:table-cell table:formula="of:=[.A404]*[.$B$2]" office:value-type="float" office:value="0.696386371545743" calcext:value-type="float">
            <text:p>0.696386371545743</text:p>
          </table:table-cell>
          <table:table-cell table:formula="of:=SIN([.B404])" office:value-type="float" office:value="0.641449631569162" calcext:value-type="float">
            <text:p>0.641449631569162</text:p>
          </table:table-cell>
          <table:table-cell table:formula="of:=INT([.C404]*512)" office:value-type="float" office:value="328" calcext:value-type="float">
            <text:p>328</text:p>
          </table:table-cell>
        </table:table-row>
        <table:table-row table:style-name="ro1">
          <table:table-cell table:formula="of:=[.A404]+[.$B$1]" office:value-type="float" office:value="40.0000000000003" calcext:value-type="float">
            <text:p>40.0000000000003</text:p>
          </table:table-cell>
          <table:table-cell table:formula="of:=[.A405]*[.$B$2]" office:value-type="float" office:value="0.698131700797737" calcext:value-type="float">
            <text:p>0.698131700797737</text:p>
          </table:table-cell>
          <table:table-cell table:formula="of:=SIN([.B405])" office:value-type="float" office:value="0.642787609686543" calcext:value-type="float">
            <text:p>0.642787609686543</text:p>
          </table:table-cell>
          <table:table-cell table:formula="of:=INT([.C405]*512)" office:value-type="float" office:value="329" calcext:value-type="float">
            <text:p>329</text:p>
          </table:table-cell>
        </table:table-row>
        <table:table-row table:style-name="ro1">
          <table:table-cell table:formula="of:=[.A405]+[.$B$1]" office:value-type="float" office:value="40.1000000000003" calcext:value-type="float">
            <text:p>40.1000000000003</text:p>
          </table:table-cell>
          <table:table-cell table:formula="of:=[.A406]*[.$B$2]" office:value-type="float" office:value="0.699877030049731" calcext:value-type="float">
            <text:p>0.699877030049731</text:p>
          </table:table-cell>
          <table:table-cell table:formula="of:=SIN([.B406])" office:value-type="float" office:value="0.64412362976139" calcext:value-type="float">
            <text:p>0.64412362976139</text:p>
          </table:table-cell>
          <table:table-cell table:formula="of:=INT([.C406]*512)" office:value-type="float" office:value="329" calcext:value-type="float">
            <text:p>329</text:p>
          </table:table-cell>
        </table:table-row>
        <table:table-row table:style-name="ro1">
          <table:table-cell table:formula="of:=[.A406]+[.$B$1]" office:value-type="float" office:value="40.2000000000003" calcext:value-type="float">
            <text:p>40.2000000000003</text:p>
          </table:table-cell>
          <table:table-cell table:formula="of:=[.A407]*[.$B$2]" office:value-type="float" office:value="0.701622359301726" calcext:value-type="float">
            <text:p>0.701622359301726</text:p>
          </table:table-cell>
          <table:table-cell table:formula="of:=SIN([.B407])" office:value-type="float" office:value="0.645457687723955" calcext:value-type="float">
            <text:p>0.645457687723955</text:p>
          </table:table-cell>
          <table:table-cell table:formula="of:=INT([.C407]*512)" office:value-type="float" office:value="330" calcext:value-type="float">
            <text:p>330</text:p>
          </table:table-cell>
        </table:table-row>
        <table:table-row table:style-name="ro1">
          <table:table-cell table:formula="of:=[.A407]+[.$B$1]" office:value-type="float" office:value="40.3000000000003" calcext:value-type="float">
            <text:p>40.3000000000003</text:p>
          </table:table-cell>
          <table:table-cell table:formula="of:=[.A408]*[.$B$2]" office:value-type="float" office:value="0.70336768855372" calcext:value-type="float">
            <text:p>0.70336768855372</text:p>
          </table:table-cell>
          <table:table-cell table:formula="of:=SIN([.B408])" office:value-type="float" office:value="0.646789779510464" calcext:value-type="float">
            <text:p>0.646789779510464</text:p>
          </table:table-cell>
          <table:table-cell table:formula="of:=INT([.C408]*512)" office:value-type="float" office:value="331" calcext:value-type="float">
            <text:p>331</text:p>
          </table:table-cell>
        </table:table-row>
        <table:table-row table:style-name="ro1">
          <table:table-cell table:formula="of:=[.A408]+[.$B$1]" office:value-type="float" office:value="40.4000000000003" calcext:value-type="float">
            <text:p>40.4000000000003</text:p>
          </table:table-cell>
          <table:table-cell table:formula="of:=[.A409]*[.$B$2]" office:value-type="float" office:value="0.705113017805714" calcext:value-type="float">
            <text:p>0.705113017805714</text:p>
          </table:table-cell>
          <table:table-cell table:formula="of:=SIN([.B409])" office:value-type="float" office:value="0.648119901063135" calcext:value-type="float">
            <text:p>0.648119901063135</text:p>
          </table:table-cell>
          <table:table-cell table:formula="of:=INT([.C409]*512)" office:value-type="float" office:value="331" calcext:value-type="float">
            <text:p>331</text:p>
          </table:table-cell>
        </table:table-row>
        <table:table-row table:style-name="ro1">
          <table:table-cell table:formula="of:=[.A409]+[.$B$1]" office:value-type="float" office:value="40.5000000000003" calcext:value-type="float">
            <text:p>40.5000000000003</text:p>
          </table:table-cell>
          <table:table-cell table:formula="of:=[.A410]*[.$B$2]" office:value-type="float" office:value="0.706858347057709" calcext:value-type="float">
            <text:p>0.706858347057709</text:p>
          </table:table-cell>
          <table:table-cell table:formula="of:=SIN([.B410])" office:value-type="float" office:value="0.649448048330188" calcext:value-type="float">
            <text:p>0.649448048330188</text:p>
          </table:table-cell>
          <table:table-cell table:formula="of:=INT([.C410]*512)" office:value-type="float" office:value="332" calcext:value-type="float">
            <text:p>332</text:p>
          </table:table-cell>
        </table:table-row>
        <table:table-row table:style-name="ro1">
          <table:table-cell table:formula="of:=[.A410]+[.$B$1]" office:value-type="float" office:value="40.6000000000003" calcext:value-type="float">
            <text:p>40.6000000000003</text:p>
          </table:table-cell>
          <table:table-cell table:formula="of:=[.A411]*[.$B$2]" office:value-type="float" office:value="0.708603676309703" calcext:value-type="float">
            <text:p>0.708603676309703</text:p>
          </table:table-cell>
          <table:table-cell table:formula="of:=SIN([.B411])" office:value-type="float" office:value="0.650774217265855" calcext:value-type="float">
            <text:p>0.650774217265855</text:p>
          </table:table-cell>
          <table:table-cell table:formula="of:=INT([.C411]*512)" office:value-type="float" office:value="333" calcext:value-type="float">
            <text:p>333</text:p>
          </table:table-cell>
        </table:table-row>
        <table:table-row table:style-name="ro1">
          <table:table-cell table:formula="of:=[.A411]+[.$B$1]" office:value-type="float" office:value="40.7000000000003" calcext:value-type="float">
            <text:p>40.7000000000003</text:p>
          </table:table-cell>
          <table:table-cell table:formula="of:=[.A412]*[.$B$2]" office:value-type="float" office:value="0.710349005561698" calcext:value-type="float">
            <text:p>0.710349005561698</text:p>
          </table:table-cell>
          <table:table-cell table:formula="of:=SIN([.B412])" office:value-type="float" office:value="0.652098403830396" calcext:value-type="float">
            <text:p>0.652098403830396</text:p>
          </table:table-cell>
          <table:table-cell table:formula="of:=INT([.C412]*512)" office:value-type="float" office:value="333" calcext:value-type="float">
            <text:p>333</text:p>
          </table:table-cell>
        </table:table-row>
        <table:table-row table:style-name="ro1">
          <table:table-cell table:formula="of:=[.A412]+[.$B$1]" office:value-type="float" office:value="40.8000000000003" calcext:value-type="float">
            <text:p>40.8000000000003</text:p>
          </table:table-cell>
          <table:table-cell table:formula="of:=[.A413]*[.$B$2]" office:value-type="float" office:value="0.712094334813692" calcext:value-type="float">
            <text:p>0.712094334813692</text:p>
          </table:table-cell>
          <table:table-cell table:formula="of:=SIN([.B413])" office:value-type="float" office:value="0.65342060399011" calcext:value-type="float">
            <text:p>0.65342060399011</text:p>
          </table:table-cell>
          <table:table-cell table:formula="of:=INT([.C413]*512)" office:value-type="float" office:value="334" calcext:value-type="float">
            <text:p>334</text:p>
          </table:table-cell>
        </table:table-row>
        <table:table-row table:style-name="ro1">
          <table:table-cell table:formula="of:=[.A413]+[.$B$1]" office:value-type="float" office:value="40.9000000000003" calcext:value-type="float">
            <text:p>40.9000000000003</text:p>
          </table:table-cell>
          <table:table-cell table:formula="of:=[.A414]*[.$B$2]" office:value-type="float" office:value="0.713839664065686" calcext:value-type="float">
            <text:p>0.713839664065686</text:p>
          </table:table-cell>
          <table:table-cell table:formula="of:=SIN([.B414])" office:value-type="float" office:value="0.654740813717344" calcext:value-type="float">
            <text:p>0.654740813717344</text:p>
          </table:table-cell>
          <table:table-cell table:formula="of:=INT([.C414]*512)" office:value-type="float" office:value="335" calcext:value-type="float">
            <text:p>335</text:p>
          </table:table-cell>
        </table:table-row>
        <table:table-row table:style-name="ro1">
          <table:table-cell table:formula="of:=[.A414]+[.$B$1]" office:value-type="float" office:value="41.0000000000003" calcext:value-type="float">
            <text:p>41.0000000000003</text:p>
          </table:table-cell>
          <table:table-cell table:formula="of:=[.A415]*[.$B$2]" office:value-type="float" office:value="0.715584993317681" calcext:value-type="float">
            <text:p>0.715584993317681</text:p>
          </table:table-cell>
          <table:table-cell table:formula="of:=SIN([.B415])" office:value-type="float" office:value="0.656059028990511" calcext:value-type="float">
            <text:p>0.656059028990511</text:p>
          </table:table-cell>
          <table:table-cell table:formula="of:=INT([.C415]*512)" office:value-type="float" office:value="335" calcext:value-type="float">
            <text:p>335</text:p>
          </table:table-cell>
        </table:table-row>
        <table:table-row table:style-name="ro1">
          <table:table-cell table:formula="of:=[.A415]+[.$B$1]" office:value-type="float" office:value="41.1000000000003" calcext:value-type="float">
            <text:p>41.1000000000003</text:p>
          </table:table-cell>
          <table:table-cell table:formula="of:=[.A416]*[.$B$2]" office:value-type="float" office:value="0.717330322569675" calcext:value-type="float">
            <text:p>0.717330322569675</text:p>
          </table:table-cell>
          <table:table-cell table:formula="of:=SIN([.B416])" office:value-type="float" office:value="0.6573752457941" calcext:value-type="float">
            <text:p>0.6573752457941</text:p>
          </table:table-cell>
          <table:table-cell table:formula="of:=INT([.C416]*512)" office:value-type="float" office:value="336" calcext:value-type="float">
            <text:p>336</text:p>
          </table:table-cell>
        </table:table-row>
        <table:table-row table:style-name="ro1">
          <table:table-cell table:formula="of:=[.A416]+[.$B$1]" office:value-type="float" office:value="41.2000000000003" calcext:value-type="float">
            <text:p>41.2000000000003</text:p>
          </table:table-cell>
          <table:table-cell table:formula="of:=[.A417]*[.$B$2]" office:value-type="float" office:value="0.719075651821669" calcext:value-type="float">
            <text:p>0.719075651821669</text:p>
          </table:table-cell>
          <table:table-cell table:formula="of:=SIN([.B417])" office:value-type="float" office:value="0.658689460118685" calcext:value-type="float">
            <text:p>0.658689460118685</text:p>
          </table:table-cell>
          <table:table-cell table:formula="of:=INT([.C417]*512)" office:value-type="float" office:value="337" calcext:value-type="float">
            <text:p>337</text:p>
          </table:table-cell>
        </table:table-row>
        <table:table-row table:style-name="ro1">
          <table:table-cell table:formula="of:=[.A417]+[.$B$1]" office:value-type="float" office:value="41.3000000000003" calcext:value-type="float">
            <text:p>41.3000000000003</text:p>
          </table:table-cell>
          <table:table-cell table:formula="of:=[.A418]*[.$B$2]" office:value-type="float" office:value="0.720820981073664" calcext:value-type="float">
            <text:p>0.720820981073664</text:p>
          </table:table-cell>
          <table:table-cell table:formula="of:=SIN([.B418])" office:value-type="float" office:value="0.660001667960941" calcext:value-type="float">
            <text:p>0.660001667960941</text:p>
          </table:table-cell>
          <table:table-cell table:formula="of:=INT([.C418]*512)" office:value-type="float" office:value="337" calcext:value-type="float">
            <text:p>337</text:p>
          </table:table-cell>
        </table:table-row>
        <table:table-row table:style-name="ro1">
          <table:table-cell table:formula="of:=[.A418]+[.$B$1]" office:value-type="float" office:value="41.4000000000003" calcext:value-type="float">
            <text:p>41.4000000000003</text:p>
          </table:table-cell>
          <table:table-cell table:formula="of:=[.A419]*[.$B$2]" office:value-type="float" office:value="0.722566310325658" calcext:value-type="float">
            <text:p>0.722566310325658</text:p>
          </table:table-cell>
          <table:table-cell table:formula="of:=SIN([.B419])" office:value-type="float" office:value="0.661311865323656" calcext:value-type="float">
            <text:p>0.661311865323656</text:p>
          </table:table-cell>
          <table:table-cell table:formula="of:=INT([.C419]*512)" office:value-type="float" office:value="338" calcext:value-type="float">
            <text:p>338</text:p>
          </table:table-cell>
        </table:table-row>
        <table:table-row table:style-name="ro1">
          <table:table-cell table:formula="of:=[.A419]+[.$B$1]" office:value-type="float" office:value="41.5000000000003" calcext:value-type="float">
            <text:p>41.5000000000003</text:p>
          </table:table-cell>
          <table:table-cell table:formula="of:=[.A420]*[.$B$2]" office:value-type="float" office:value="0.724311639577652" calcext:value-type="float">
            <text:p>0.724311639577652</text:p>
          </table:table-cell>
          <table:table-cell table:formula="of:=SIN([.B420])" office:value-type="float" office:value="0.662620048215742" calcext:value-type="float">
            <text:p>0.662620048215742</text:p>
          </table:table-cell>
          <table:table-cell table:formula="of:=INT([.C420]*512)" office:value-type="float" office:value="339" calcext:value-type="float">
            <text:p>339</text:p>
          </table:table-cell>
        </table:table-row>
        <table:table-row table:style-name="ro1">
          <table:table-cell table:formula="of:=[.A420]+[.$B$1]" office:value-type="float" office:value="41.6000000000003" calcext:value-type="float">
            <text:p>41.6000000000003</text:p>
          </table:table-cell>
          <table:table-cell table:formula="of:=[.A421]*[.$B$2]" office:value-type="float" office:value="0.726056968829647" calcext:value-type="float">
            <text:p>0.726056968829647</text:p>
          </table:table-cell>
          <table:table-cell table:formula="of:=SIN([.B421])" office:value-type="float" office:value="0.663926212652246" calcext:value-type="float">
            <text:p>0.663926212652246</text:p>
          </table:table-cell>
          <table:table-cell table:formula="of:=INT([.C421]*512)" office:value-type="float" office:value="339" calcext:value-type="float">
            <text:p>339</text:p>
          </table:table-cell>
        </table:table-row>
        <table:table-row table:style-name="ro1">
          <table:table-cell table:formula="of:=[.A421]+[.$B$1]" office:value-type="float" office:value="41.7000000000003" calcext:value-type="float">
            <text:p>41.7000000000003</text:p>
          </table:table-cell>
          <table:table-cell table:formula="of:=[.A422]*[.$B$2]" office:value-type="float" office:value="0.727802298081641" calcext:value-type="float">
            <text:p>0.727802298081641</text:p>
          </table:table-cell>
          <table:table-cell table:formula="of:=SIN([.B422])" office:value-type="float" office:value="0.665230354654365" calcext:value-type="float">
            <text:p>0.665230354654365</text:p>
          </table:table-cell>
          <table:table-cell table:formula="of:=INT([.C422]*512)" office:value-type="float" office:value="340" calcext:value-type="float">
            <text:p>340</text:p>
          </table:table-cell>
        </table:table-row>
        <table:table-row table:style-name="ro1">
          <table:table-cell table:formula="of:=[.A422]+[.$B$1]" office:value-type="float" office:value="41.8000000000003" calcext:value-type="float">
            <text:p>41.8000000000003</text:p>
          </table:table-cell>
          <table:table-cell table:formula="of:=[.A423]*[.$B$2]" office:value-type="float" office:value="0.729547627333635" calcext:value-type="float">
            <text:p>0.729547627333635</text:p>
          </table:table-cell>
          <table:table-cell table:formula="of:=SIN([.B423])" office:value-type="float" office:value="0.666532470249457" calcext:value-type="float">
            <text:p>0.666532470249457</text:p>
          </table:table-cell>
          <table:table-cell table:formula="of:=INT([.C423]*512)" office:value-type="float" office:value="341" calcext:value-type="float">
            <text:p>341</text:p>
          </table:table-cell>
        </table:table-row>
        <table:table-row table:style-name="ro1">
          <table:table-cell table:formula="of:=[.A423]+[.$B$1]" office:value-type="float" office:value="41.9000000000003" calcext:value-type="float">
            <text:p>41.9000000000003</text:p>
          </table:table-cell>
          <table:table-cell table:formula="of:=[.A424]*[.$B$2]" office:value-type="float" office:value="0.73129295658563" calcext:value-type="float">
            <text:p>0.73129295658563</text:p>
          </table:table-cell>
          <table:table-cell table:formula="of:=SIN([.B424])" office:value-type="float" office:value="0.667832555471051" calcext:value-type="float">
            <text:p>0.667832555471051</text:p>
          </table:table-cell>
          <table:table-cell table:formula="of:=INT([.C424]*512)" office:value-type="float" office:value="341" calcext:value-type="float">
            <text:p>341</text:p>
          </table:table-cell>
        </table:table-row>
        <table:table-row table:style-name="ro1">
          <table:table-cell table:formula="of:=[.A424]+[.$B$1]" office:value-type="float" office:value="42.0000000000003" calcext:value-type="float">
            <text:p>42.0000000000003</text:p>
          </table:table-cell>
          <table:table-cell table:formula="of:=[.A425]*[.$B$2]" office:value-type="float" office:value="0.733038285837624" calcext:value-type="float">
            <text:p>0.733038285837624</text:p>
          </table:table-cell>
          <table:table-cell table:formula="of:=SIN([.B425])" office:value-type="float" office:value="0.669130606358862" calcext:value-type="float">
            <text:p>0.669130606358862</text:p>
          </table:table-cell>
          <table:table-cell table:formula="of:=INT([.C425]*512)" office:value-type="float" office:value="342" calcext:value-type="float">
            <text:p>342</text:p>
          </table:table-cell>
        </table:table-row>
        <table:table-row table:style-name="ro1">
          <table:table-cell table:formula="of:=[.A425]+[.$B$1]" office:value-type="float" office:value="42.1000000000003" calcext:value-type="float">
            <text:p>42.1000000000003</text:p>
          </table:table-cell>
          <table:table-cell table:formula="of:=[.A426]*[.$B$2]" office:value-type="float" office:value="0.734783615089618" calcext:value-type="float">
            <text:p>0.734783615089618</text:p>
          </table:table-cell>
          <table:table-cell table:formula="of:=SIN([.B426])" office:value-type="float" office:value="0.670426618958803" calcext:value-type="float">
            <text:p>0.670426618958803</text:p>
          </table:table-cell>
          <table:table-cell table:formula="of:=INT([.C426]*512)" office:value-type="float" office:value="343" calcext:value-type="float">
            <text:p>343</text:p>
          </table:table-cell>
        </table:table-row>
        <table:table-row table:style-name="ro1">
          <table:table-cell table:formula="of:=[.A426]+[.$B$1]" office:value-type="float" office:value="42.2000000000003" calcext:value-type="float">
            <text:p>42.2000000000003</text:p>
          </table:table-cell>
          <table:table-cell table:formula="of:=[.A427]*[.$B$2]" office:value-type="float" office:value="0.736528944341613" calcext:value-type="float">
            <text:p>0.736528944341613</text:p>
          </table:table-cell>
          <table:table-cell table:formula="of:=SIN([.B427])" office:value-type="float" office:value="0.671720589322995" calcext:value-type="float">
            <text:p>0.671720589322995</text:p>
          </table:table-cell>
          <table:table-cell table:formula="of:=INT([.C427]*512)" office:value-type="float" office:value="343" calcext:value-type="float">
            <text:p>343</text:p>
          </table:table-cell>
        </table:table-row>
        <table:table-row table:style-name="ro1">
          <table:table-cell table:formula="of:=[.A427]+[.$B$1]" office:value-type="float" office:value="42.3000000000003" calcext:value-type="float">
            <text:p>42.3000000000003</text:p>
          </table:table-cell>
          <table:table-cell table:formula="of:=[.A428]*[.$B$2]" office:value-type="float" office:value="0.738274273593607" calcext:value-type="float">
            <text:p>0.738274273593607</text:p>
          </table:table-cell>
          <table:table-cell table:formula="of:=SIN([.B428])" office:value-type="float" office:value="0.673012513509778" calcext:value-type="float">
            <text:p>0.673012513509778</text:p>
          </table:table-cell>
          <table:table-cell table:formula="of:=INT([.C428]*512)" office:value-type="float" office:value="344" calcext:value-type="float">
            <text:p>344</text:p>
          </table:table-cell>
        </table:table-row>
        <table:table-row table:style-name="ro1">
          <table:table-cell table:formula="of:=[.A428]+[.$B$1]" office:value-type="float" office:value="42.4000000000003" calcext:value-type="float">
            <text:p>42.4000000000003</text:p>
          </table:table-cell>
          <table:table-cell table:formula="of:=[.A429]*[.$B$2]" office:value-type="float" office:value="0.740019602845601" calcext:value-type="float">
            <text:p>0.740019602845601</text:p>
          </table:table-cell>
          <table:table-cell table:formula="of:=SIN([.B429])" office:value-type="float" office:value="0.674302387583728" calcext:value-type="float">
            <text:p>0.674302387583728</text:p>
          </table:table-cell>
          <table:table-cell table:formula="of:=INT([.C429]*512)" office:value-type="float" office:value="345" calcext:value-type="float">
            <text:p>345</text:p>
          </table:table-cell>
        </table:table-row>
        <table:table-row table:style-name="ro1">
          <table:table-cell table:formula="of:=[.A429]+[.$B$1]" office:value-type="float" office:value="42.5000000000003" calcext:value-type="float">
            <text:p>42.5000000000003</text:p>
          </table:table-cell>
          <table:table-cell table:formula="of:=[.A430]*[.$B$2]" office:value-type="float" office:value="0.741764932097596" calcext:value-type="float">
            <text:p>0.741764932097596</text:p>
          </table:table-cell>
          <table:table-cell table:formula="of:=SIN([.B430])" office:value-type="float" office:value="0.675590207615664" calcext:value-type="float">
            <text:p>0.675590207615664</text:p>
          </table:table-cell>
          <table:table-cell table:formula="of:=INT([.C430]*512)" office:value-type="float" office:value="345" calcext:value-type="float">
            <text:p>345</text:p>
          </table:table-cell>
        </table:table-row>
        <table:table-row table:style-name="ro1">
          <table:table-cell table:formula="of:=[.A430]+[.$B$1]" office:value-type="float" office:value="42.6000000000003" calcext:value-type="float">
            <text:p>42.6000000000003</text:p>
          </table:table-cell>
          <table:table-cell table:formula="of:=[.A431]*[.$B$2]" office:value-type="float" office:value="0.74351026134959" calcext:value-type="float">
            <text:p>0.74351026134959</text:p>
          </table:table-cell>
          <table:table-cell table:formula="of:=SIN([.B431])" office:value-type="float" office:value="0.676875969682665" calcext:value-type="float">
            <text:p>0.676875969682665</text:p>
          </table:table-cell>
          <table:table-cell table:formula="of:=INT([.C431]*512)" office:value-type="float" office:value="346" calcext:value-type="float">
            <text:p>346</text:p>
          </table:table-cell>
        </table:table-row>
        <table:table-row table:style-name="ro1">
          <table:table-cell table:formula="of:=[.A431]+[.$B$1]" office:value-type="float" office:value="42.7000000000003" calcext:value-type="float">
            <text:p>42.7000000000003</text:p>
          </table:table-cell>
          <table:table-cell table:formula="of:=[.A432]*[.$B$2]" office:value-type="float" office:value="0.745255590601585" calcext:value-type="float">
            <text:p>0.745255590601585</text:p>
          </table:table-cell>
          <table:table-cell table:formula="of:=SIN([.B432])" office:value-type="float" office:value="0.678159669868075" calcext:value-type="float">
            <text:p>0.678159669868075</text:p>
          </table:table-cell>
          <table:table-cell table:formula="of:=INT([.C432]*512)" office:value-type="float" office:value="347" calcext:value-type="float">
            <text:p>347</text:p>
          </table:table-cell>
        </table:table-row>
        <table:table-row table:style-name="ro1">
          <table:table-cell table:formula="of:=[.A432]+[.$B$1]" office:value-type="float" office:value="42.8000000000003" calcext:value-type="float">
            <text:p>42.8000000000003</text:p>
          </table:table-cell>
          <table:table-cell table:formula="of:=[.A433]*[.$B$2]" office:value-type="float" office:value="0.747000919853579" calcext:value-type="float">
            <text:p>0.747000919853579</text:p>
          </table:table-cell>
          <table:table-cell table:formula="of:=SIN([.B433])" office:value-type="float" office:value="0.679441304261521" calcext:value-type="float">
            <text:p>0.679441304261521</text:p>
          </table:table-cell>
          <table:table-cell table:formula="of:=INT([.C433]*512)" office:value-type="float" office:value="347" calcext:value-type="float">
            <text:p>347</text:p>
          </table:table-cell>
        </table:table-row>
        <table:table-row table:style-name="ro1">
          <table:table-cell table:formula="of:=[.A433]+[.$B$1]" office:value-type="float" office:value="42.9000000000003" calcext:value-type="float">
            <text:p>42.9000000000003</text:p>
          </table:table-cell>
          <table:table-cell table:formula="of:=[.A434]*[.$B$2]" office:value-type="float" office:value="0.748746249105573" calcext:value-type="float">
            <text:p>0.748746249105573</text:p>
          </table:table-cell>
          <table:table-cell table:formula="of:=SIN([.B434])" office:value-type="float" office:value="0.680720868958922" calcext:value-type="float">
            <text:p>0.680720868958922</text:p>
          </table:table-cell>
          <table:table-cell table:formula="of:=INT([.C434]*512)" office:value-type="float" office:value="348" calcext:value-type="float">
            <text:p>348</text:p>
          </table:table-cell>
        </table:table-row>
        <table:table-row table:style-name="ro1">
          <table:table-cell table:formula="of:=[.A434]+[.$B$1]" office:value-type="float" office:value="43.0000000000003" calcext:value-type="float">
            <text:p>43.0000000000003</text:p>
          </table:table-cell>
          <table:table-cell table:formula="of:=[.A435]*[.$B$2]" office:value-type="float" office:value="0.750491578357568" calcext:value-type="float">
            <text:p>0.750491578357568</text:p>
          </table:table-cell>
          <table:table-cell table:formula="of:=SIN([.B435])" office:value-type="float" office:value="0.681998360062503" calcext:value-type="float">
            <text:p>0.681998360062503</text:p>
          </table:table-cell>
          <table:table-cell table:formula="of:=INT([.C435]*512)" office:value-type="float" office:value="349" calcext:value-type="float">
            <text:p>349</text:p>
          </table:table-cell>
        </table:table-row>
        <table:table-row table:style-name="ro1">
          <table:table-cell table:formula="of:=[.A435]+[.$B$1]" office:value-type="float" office:value="43.1000000000003" calcext:value-type="float">
            <text:p>43.1000000000003</text:p>
          </table:table-cell>
          <table:table-cell table:formula="of:=[.A436]*[.$B$2]" office:value-type="float" office:value="0.752236907609562" calcext:value-type="float">
            <text:p>0.752236907609562</text:p>
          </table:table-cell>
          <table:table-cell table:formula="of:=SIN([.B436])" office:value-type="float" office:value="0.683273773680803" calcext:value-type="float">
            <text:p>0.683273773680803</text:p>
          </table:table-cell>
          <table:table-cell table:formula="of:=INT([.C436]*512)" office:value-type="float" office:value="349" calcext:value-type="float">
            <text:p>349</text:p>
          </table:table-cell>
        </table:table-row>
        <table:table-row table:style-name="ro1">
          <table:table-cell table:formula="of:=[.A436]+[.$B$1]" office:value-type="float" office:value="43.2000000000003" calcext:value-type="float">
            <text:p>43.2000000000003</text:p>
          </table:table-cell>
          <table:table-cell table:formula="of:=[.A437]*[.$B$2]" office:value-type="float" office:value="0.753982236861556" calcext:value-type="float">
            <text:p>0.753982236861556</text:p>
          </table:table-cell>
          <table:table-cell table:formula="of:=SIN([.B437])" office:value-type="float" office:value="0.684547105928693" calcext:value-type="float">
            <text:p>0.684547105928693</text:p>
          </table:table-cell>
          <table:table-cell table:formula="of:=INT([.C437]*512)" office:value-type="float" office:value="350" calcext:value-type="float">
            <text:p>350</text:p>
          </table:table-cell>
        </table:table-row>
        <table:table-row table:style-name="ro1">
          <table:table-cell table:formula="of:=[.A437]+[.$B$1]" office:value-type="float" office:value="43.3000000000004" calcext:value-type="float">
            <text:p>43.3000000000004</text:p>
          </table:table-cell>
          <table:table-cell table:formula="of:=[.A438]*[.$B$2]" office:value-type="float" office:value="0.755727566113551" calcext:value-type="float">
            <text:p>0.755727566113551</text:p>
          </table:table-cell>
          <table:table-cell table:formula="of:=SIN([.B438])" office:value-type="float" office:value="0.685818352927381" calcext:value-type="float">
            <text:p>0.685818352927381</text:p>
          </table:table-cell>
          <table:table-cell table:formula="of:=INT([.C438]*512)" office:value-type="float" office:value="351" calcext:value-type="float">
            <text:p>351</text:p>
          </table:table-cell>
        </table:table-row>
        <table:table-row table:style-name="ro1">
          <table:table-cell table:formula="of:=[.A438]+[.$B$1]" office:value-type="float" office:value="43.4000000000003" calcext:value-type="float">
            <text:p>43.4000000000003</text:p>
          </table:table-cell>
          <table:table-cell table:formula="of:=[.A439]*[.$B$2]" office:value-type="float" office:value="0.757472895365545" calcext:value-type="float">
            <text:p>0.757472895365545</text:p>
          </table:table-cell>
          <table:table-cell table:formula="of:=SIN([.B439])" office:value-type="float" office:value="0.687087510804427" calcext:value-type="float">
            <text:p>0.687087510804427</text:p>
          </table:table-cell>
          <table:table-cell table:formula="of:=INT([.C439]*512)" office:value-type="float" office:value="351" calcext:value-type="float">
            <text:p>351</text:p>
          </table:table-cell>
        </table:table-row>
        <table:table-row table:style-name="ro1">
          <table:table-cell table:formula="of:=[.A439]+[.$B$1]" office:value-type="float" office:value="43.5000000000004" calcext:value-type="float">
            <text:p>43.5000000000004</text:p>
          </table:table-cell>
          <table:table-cell table:formula="of:=[.A440]*[.$B$2]" office:value-type="float" office:value="0.759218224617539" calcext:value-type="float">
            <text:p>0.759218224617539</text:p>
          </table:table-cell>
          <table:table-cell table:formula="of:=SIN([.B440])" office:value-type="float" office:value="0.688354575693758" calcext:value-type="float">
            <text:p>0.688354575693758</text:p>
          </table:table-cell>
          <table:table-cell table:formula="of:=INT([.C440]*512)" office:value-type="float" office:value="352" calcext:value-type="float">
            <text:p>352</text:p>
          </table:table-cell>
        </table:table-row>
        <table:table-row table:style-name="ro1">
          <table:table-cell table:formula="of:=[.A440]+[.$B$1]" office:value-type="float" office:value="43.6000000000004" calcext:value-type="float">
            <text:p>43.6000000000004</text:p>
          </table:table-cell>
          <table:table-cell table:formula="of:=[.A441]*[.$B$2]" office:value-type="float" office:value="0.760963553869534" calcext:value-type="float">
            <text:p>0.760963553869534</text:p>
          </table:table-cell>
          <table:table-cell table:formula="of:=SIN([.B441])" office:value-type="float" office:value="0.689619543735674" calcext:value-type="float">
            <text:p>0.689619543735674</text:p>
          </table:table-cell>
          <table:table-cell table:formula="of:=INT([.C441]*512)" office:value-type="float" office:value="353" calcext:value-type="float">
            <text:p>353</text:p>
          </table:table-cell>
        </table:table-row>
        <table:table-row table:style-name="ro1">
          <table:table-cell table:formula="of:=[.A441]+[.$B$1]" office:value-type="float" office:value="43.7000000000004" calcext:value-type="float">
            <text:p>43.7000000000004</text:p>
          </table:table-cell>
          <table:table-cell table:formula="of:=[.A442]*[.$B$2]" office:value-type="float" office:value="0.762708883121528" calcext:value-type="float">
            <text:p>0.762708883121528</text:p>
          </table:table-cell>
          <table:table-cell table:formula="of:=SIN([.B442])" office:value-type="float" office:value="0.690882411076863" calcext:value-type="float">
            <text:p>0.690882411076863</text:p>
          </table:table-cell>
          <table:table-cell table:formula="of:=INT([.C442]*512)" office:value-type="float" office:value="353" calcext:value-type="float">
            <text:p>353</text:p>
          </table:table-cell>
        </table:table-row>
        <table:table-row table:style-name="ro1">
          <table:table-cell table:formula="of:=[.A442]+[.$B$1]" office:value-type="float" office:value="43.8000000000004" calcext:value-type="float">
            <text:p>43.8000000000004</text:p>
          </table:table-cell>
          <table:table-cell table:formula="of:=[.A443]*[.$B$2]" office:value-type="float" office:value="0.764454212373523" calcext:value-type="float">
            <text:p>0.764454212373523</text:p>
          </table:table-cell>
          <table:table-cell table:formula="of:=SIN([.B443])" office:value-type="float" office:value="0.692143173870411" calcext:value-type="float">
            <text:p>0.692143173870411</text:p>
          </table:table-cell>
          <table:table-cell table:formula="of:=INT([.C443]*512)" office:value-type="float" office:value="354" calcext:value-type="float">
            <text:p>354</text:p>
          </table:table-cell>
        </table:table-row>
        <table:table-row table:style-name="ro1">
          <table:table-cell table:formula="of:=[.A443]+[.$B$1]" office:value-type="float" office:value="43.9000000000004" calcext:value-type="float">
            <text:p>43.9000000000004</text:p>
          </table:table-cell>
          <table:table-cell table:formula="of:=[.A444]*[.$B$2]" office:value-type="float" office:value="0.766199541625517" calcext:value-type="float">
            <text:p>0.766199541625517</text:p>
          </table:table-cell>
          <table:table-cell table:formula="of:=SIN([.B444])" office:value-type="float" office:value="0.693401828275817" calcext:value-type="float">
            <text:p>0.693401828275817</text:p>
          </table:table-cell>
          <table:table-cell table:formula="of:=INT([.C444]*512)" office:value-type="float" office:value="355" calcext:value-type="float">
            <text:p>355</text:p>
          </table:table-cell>
        </table:table-row>
        <table:table-row table:style-name="ro1">
          <table:table-cell table:formula="of:=[.A444]+[.$B$1]" office:value-type="float" office:value="44.0000000000004" calcext:value-type="float">
            <text:p>44.0000000000004</text:p>
          </table:table-cell>
          <table:table-cell table:formula="of:=[.A445]*[.$B$2]" office:value-type="float" office:value="0.767944870877511" calcext:value-type="float">
            <text:p>0.767944870877511</text:p>
          </table:table-cell>
          <table:table-cell table:formula="of:=SIN([.B445])" office:value-type="float" office:value="0.694658370459002" calcext:value-type="float">
            <text:p>0.694658370459002</text:p>
          </table:table-cell>
          <table:table-cell table:formula="of:=INT([.C445]*512)" office:value-type="float" office:value="355" calcext:value-type="float">
            <text:p>355</text:p>
          </table:table-cell>
        </table:table-row>
        <table:table-row table:style-name="ro1">
          <table:table-cell table:formula="of:=[.A445]+[.$B$1]" office:value-type="float" office:value="44.1000000000004" calcext:value-type="float">
            <text:p>44.1000000000004</text:p>
          </table:table-cell>
          <table:table-cell table:formula="of:=[.A446]*[.$B$2]" office:value-type="float" office:value="0.769690200129505" calcext:value-type="float">
            <text:p>0.769690200129505</text:p>
          </table:table-cell>
          <table:table-cell table:formula="of:=SIN([.B446])" office:value-type="float" office:value="0.695912796592319" calcext:value-type="float">
            <text:p>0.695912796592319</text:p>
          </table:table-cell>
          <table:table-cell table:formula="of:=INT([.C446]*512)" office:value-type="float" office:value="356" calcext:value-type="float">
            <text:p>356</text:p>
          </table:table-cell>
        </table:table-row>
        <table:table-row table:style-name="ro1">
          <table:table-cell table:formula="of:=[.A446]+[.$B$1]" office:value-type="float" office:value="44.2000000000004" calcext:value-type="float">
            <text:p>44.2000000000004</text:p>
          </table:table-cell>
          <table:table-cell table:formula="of:=[.A447]*[.$B$2]" office:value-type="float" office:value="0.7714355293815" calcext:value-type="float">
            <text:p>0.7714355293815</text:p>
          </table:table-cell>
          <table:table-cell table:formula="of:=SIN([.B447])" office:value-type="float" office:value="0.697165102854569" calcext:value-type="float">
            <text:p>0.697165102854569</text:p>
          </table:table-cell>
          <table:table-cell table:formula="of:=INT([.C447]*512)" office:value-type="float" office:value="356" calcext:value-type="float">
            <text:p>356</text:p>
          </table:table-cell>
        </table:table-row>
        <table:table-row table:style-name="ro1">
          <table:table-cell table:formula="of:=[.A447]+[.$B$1]" office:value-type="float" office:value="44.3000000000004" calcext:value-type="float">
            <text:p>44.3000000000004</text:p>
          </table:table-cell>
          <table:table-cell table:formula="of:=[.A448]*[.$B$2]" office:value-type="float" office:value="0.773180858633494" calcext:value-type="float">
            <text:p>0.773180858633494</text:p>
          </table:table-cell>
          <table:table-cell table:formula="of:=SIN([.B448])" office:value-type="float" office:value="0.69841528543101" calcext:value-type="float">
            <text:p>0.69841528543101</text:p>
          </table:table-cell>
          <table:table-cell table:formula="of:=INT([.C448]*512)" office:value-type="float" office:value="357" calcext:value-type="float">
            <text:p>357</text:p>
          </table:table-cell>
        </table:table-row>
        <table:table-row table:style-name="ro1">
          <table:table-cell table:formula="of:=[.A448]+[.$B$1]" office:value-type="float" office:value="44.4000000000004" calcext:value-type="float">
            <text:p>44.4000000000004</text:p>
          </table:table-cell>
          <table:table-cell table:formula="of:=[.A449]*[.$B$2]" office:value-type="float" office:value="0.774926187885489" calcext:value-type="float">
            <text:p>0.774926187885489</text:p>
          </table:table-cell>
          <table:table-cell table:formula="of:=SIN([.B449])" office:value-type="float" office:value="0.69966334051337" calcext:value-type="float">
            <text:p>0.69966334051337</text:p>
          </table:table-cell>
          <table:table-cell table:formula="of:=INT([.C449]*512)" office:value-type="float" office:value="358" calcext:value-type="float">
            <text:p>358</text:p>
          </table:table-cell>
        </table:table-row>
        <table:table-row table:style-name="ro1">
          <table:table-cell table:formula="of:=[.A449]+[.$B$1]" office:value-type="float" office:value="44.5000000000004" calcext:value-type="float">
            <text:p>44.5000000000004</text:p>
          </table:table-cell>
          <table:table-cell table:formula="of:=[.A450]*[.$B$2]" office:value-type="float" office:value="0.776671517137483" calcext:value-type="float">
            <text:p>0.776671517137483</text:p>
          </table:table-cell>
          <table:table-cell table:formula="of:=SIN([.B450])" office:value-type="float" office:value="0.700909264299855" calcext:value-type="float">
            <text:p>0.700909264299855</text:p>
          </table:table-cell>
          <table:table-cell table:formula="of:=INT([.C450]*512)" office:value-type="float" office:value="358" calcext:value-type="float">
            <text:p>358</text:p>
          </table:table-cell>
        </table:table-row>
        <table:table-row table:style-name="ro1">
          <table:table-cell table:formula="of:=[.A450]+[.$B$1]" office:value-type="float" office:value="44.6000000000004" calcext:value-type="float">
            <text:p>44.6000000000004</text:p>
          </table:table-cell>
          <table:table-cell table:formula="of:=[.A451]*[.$B$2]" office:value-type="float" office:value="0.778416846389477" calcext:value-type="float">
            <text:p>0.778416846389477</text:p>
          </table:table-cell>
          <table:table-cell table:formula="of:=SIN([.B451])" office:value-type="float" office:value="0.702153052995167" calcext:value-type="float">
            <text:p>0.702153052995167</text:p>
          </table:table-cell>
          <table:table-cell table:formula="of:=INT([.C451]*512)" office:value-type="float" office:value="359" calcext:value-type="float">
            <text:p>359</text:p>
          </table:table-cell>
        </table:table-row>
        <table:table-row table:style-name="ro1">
          <table:table-cell table:formula="of:=[.A451]+[.$B$1]" office:value-type="float" office:value="44.7000000000004" calcext:value-type="float">
            <text:p>44.7000000000004</text:p>
          </table:table-cell>
          <table:table-cell table:formula="of:=[.A452]*[.$B$2]" office:value-type="float" office:value="0.780162175641472" calcext:value-type="float">
            <text:p>0.780162175641472</text:p>
          </table:table-cell>
          <table:table-cell table:formula="of:=SIN([.B452])" office:value-type="float" office:value="0.703394702810508" calcext:value-type="float">
            <text:p>0.703394702810508</text:p>
          </table:table-cell>
          <table:table-cell table:formula="of:=INT([.C452]*512)" office:value-type="float" office:value="360" calcext:value-type="float">
            <text:p>360</text:p>
          </table:table-cell>
        </table:table-row>
        <table:table-row table:style-name="ro1">
          <table:table-cell table:formula="of:=[.A452]+[.$B$1]" office:value-type="float" office:value="44.8000000000004" calcext:value-type="float">
            <text:p>44.8000000000004</text:p>
          </table:table-cell>
          <table:table-cell table:formula="of:=[.A453]*[.$B$2]" office:value-type="float" office:value="0.781907504893466" calcext:value-type="float">
            <text:p>0.781907504893466</text:p>
          </table:table-cell>
          <table:table-cell table:formula="of:=SIN([.B453])" office:value-type="float" office:value="0.704634209963599" calcext:value-type="float">
            <text:p>0.704634209963599</text:p>
          </table:table-cell>
          <table:table-cell table:formula="of:=INT([.C453]*512)" office:value-type="float" office:value="360" calcext:value-type="float">
            <text:p>360</text:p>
          </table:table-cell>
        </table:table-row>
        <table:table-row table:style-name="ro1">
          <table:table-cell table:formula="of:=[.A453]+[.$B$1]" office:value-type="float" office:value="44.9000000000004" calcext:value-type="float">
            <text:p>44.9000000000004</text:p>
          </table:table-cell>
          <table:table-cell table:formula="of:=[.A454]*[.$B$2]" office:value-type="float" office:value="0.78365283414546" calcext:value-type="float">
            <text:p>0.78365283414546</text:p>
          </table:table-cell>
          <table:table-cell table:formula="of:=SIN([.B454])" office:value-type="float" office:value="0.705871570678686" calcext:value-type="float">
            <text:p>0.705871570678686</text:p>
          </table:table-cell>
          <table:table-cell table:formula="of:=INT([.C454]*512)" office:value-type="float" office:value="361" calcext:value-type="float">
            <text:p>361</text:p>
          </table:table-cell>
        </table:table-row>
        <table:table-row table:style-name="ro1">
          <table:table-cell table:formula="of:=[.A454]+[.$B$1]" office:value-type="float" office:value="45.0000000000004" calcext:value-type="float">
            <text:p>45.0000000000004</text:p>
          </table:table-cell>
          <table:table-cell table:formula="of:=[.A455]*[.$B$2]" office:value-type="float" office:value="0.785398163397455" calcext:value-type="float">
            <text:p>0.785398163397455</text:p>
          </table:table-cell>
          <table:table-cell table:formula="of:=SIN([.B455])" office:value-type="float" office:value="0.707106781186552" calcext:value-type="float">
            <text:p>0.707106781186552</text:p>
          </table:table-cell>
          <table:table-cell table:formula="of:=INT([.C455]*512)" office:value-type="float" office:value="362" calcext:value-type="float">
            <text:p>362</text:p>
          </table:table-cell>
        </table:table-row>
        <table:table-row table:style-name="ro1">
          <table:table-cell table:formula="of:=[.A455]+[.$B$1]" office:value-type="float" office:value="45.1000000000004" calcext:value-type="float">
            <text:p>45.1000000000004</text:p>
          </table:table-cell>
          <table:table-cell table:formula="of:=[.A456]*[.$B$2]" office:value-type="float" office:value="0.787143492649449" calcext:value-type="float">
            <text:p>0.787143492649449</text:p>
          </table:table-cell>
          <table:table-cell table:formula="of:=SIN([.B456])" office:value-type="float" office:value="0.708339837724533" calcext:value-type="float">
            <text:p>0.708339837724533</text:p>
          </table:table-cell>
          <table:table-cell table:formula="of:=INT([.C456]*512)" office:value-type="float" office:value="362" calcext:value-type="float">
            <text:p>362</text:p>
          </table:table-cell>
        </table:table-row>
        <table:table-row table:style-name="ro1">
          <table:table-cell table:formula="of:=[.A456]+[.$B$1]" office:value-type="float" office:value="45.2000000000004" calcext:value-type="float">
            <text:p>45.2000000000004</text:p>
          </table:table-cell>
          <table:table-cell table:formula="of:=[.A457]*[.$B$2]" office:value-type="float" office:value="0.788888821901444" calcext:value-type="float">
            <text:p>0.788888821901444</text:p>
          </table:table-cell>
          <table:table-cell table:formula="of:=SIN([.B457])" office:value-type="float" office:value="0.709570736536525" calcext:value-type="float">
            <text:p>0.709570736536525</text:p>
          </table:table-cell>
          <table:table-cell table:formula="of:=INT([.C457]*512)" office:value-type="float" office:value="363" calcext:value-type="float">
            <text:p>363</text:p>
          </table:table-cell>
        </table:table-row>
        <table:table-row table:style-name="ro1">
          <table:table-cell table:formula="of:=[.A457]+[.$B$1]" office:value-type="float" office:value="45.3000000000004" calcext:value-type="float">
            <text:p>45.3000000000004</text:p>
          </table:table-cell>
          <table:table-cell table:formula="of:=[.A458]*[.$B$2]" office:value-type="float" office:value="0.790634151153438" calcext:value-type="float">
            <text:p>0.790634151153438</text:p>
          </table:table-cell>
          <table:table-cell table:formula="of:=SIN([.B458])" office:value-type="float" office:value="0.710799473872997" calcext:value-type="float">
            <text:p>0.710799473872997</text:p>
          </table:table-cell>
          <table:table-cell table:formula="of:=INT([.C458]*512)" office:value-type="float" office:value="363" calcext:value-type="float">
            <text:p>363</text:p>
          </table:table-cell>
        </table:table-row>
        <table:table-row table:style-name="ro1">
          <table:table-cell table:formula="of:=[.A458]+[.$B$1]" office:value-type="float" office:value="45.4000000000004" calcext:value-type="float">
            <text:p>45.4000000000004</text:p>
          </table:table-cell>
          <table:table-cell table:formula="of:=[.A459]*[.$B$2]" office:value-type="float" office:value="0.792379480405432" calcext:value-type="float">
            <text:p>0.792379480405432</text:p>
          </table:table-cell>
          <table:table-cell table:formula="of:=SIN([.B459])" office:value-type="float" office:value="0.712026045991001" calcext:value-type="float">
            <text:p>0.712026045991001</text:p>
          </table:table-cell>
          <table:table-cell table:formula="of:=INT([.C459]*512)" office:value-type="float" office:value="364" calcext:value-type="float">
            <text:p>364</text:p>
          </table:table-cell>
        </table:table-row>
        <table:table-row table:style-name="ro1">
          <table:table-cell table:formula="of:=[.A459]+[.$B$1]" office:value-type="float" office:value="45.5000000000004" calcext:value-type="float">
            <text:p>45.5000000000004</text:p>
          </table:table-cell>
          <table:table-cell table:formula="of:=[.A460]*[.$B$2]" office:value-type="float" office:value="0.794124809657427" calcext:value-type="float">
            <text:p>0.794124809657427</text:p>
          </table:table-cell>
          <table:table-cell table:formula="of:=SIN([.B460])" office:value-type="float" office:value="0.713250449154186" calcext:value-type="float">
            <text:p>0.713250449154186</text:p>
          </table:table-cell>
          <table:table-cell table:formula="of:=INT([.C460]*512)" office:value-type="float" office:value="365" calcext:value-type="float">
            <text:p>365</text:p>
          </table:table-cell>
        </table:table-row>
        <table:table-row table:style-name="ro1">
          <table:table-cell table:formula="of:=[.A460]+[.$B$1]" office:value-type="float" office:value="45.6000000000004" calcext:value-type="float">
            <text:p>45.6000000000004</text:p>
          </table:table-cell>
          <table:table-cell table:formula="of:=[.A461]*[.$B$2]" office:value-type="float" office:value="0.795870138909421" calcext:value-type="float">
            <text:p>0.795870138909421</text:p>
          </table:table-cell>
          <table:table-cell table:formula="of:=SIN([.B461])" office:value-type="float" office:value="0.714472679632808" calcext:value-type="float">
            <text:p>0.714472679632808</text:p>
          </table:table-cell>
          <table:table-cell table:formula="of:=INT([.C461]*512)" office:value-type="float" office:value="365" calcext:value-type="float">
            <text:p>365</text:p>
          </table:table-cell>
        </table:table-row>
        <table:table-row table:style-name="ro1">
          <table:table-cell table:formula="of:=[.A461]+[.$B$1]" office:value-type="float" office:value="45.7000000000004" calcext:value-type="float">
            <text:p>45.7000000000004</text:p>
          </table:table-cell>
          <table:table-cell table:formula="of:=[.A462]*[.$B$2]" office:value-type="float" office:value="0.797615468161415" calcext:value-type="float">
            <text:p>0.797615468161415</text:p>
          </table:table-cell>
          <table:table-cell table:formula="of:=SIN([.B462])" office:value-type="float" office:value="0.715692733703741" calcext:value-type="float">
            <text:p>0.715692733703741</text:p>
          </table:table-cell>
          <table:table-cell table:formula="of:=INT([.C462]*512)" office:value-type="float" office:value="366" calcext:value-type="float">
            <text:p>366</text:p>
          </table:table-cell>
        </table:table-row>
        <table:table-row table:style-name="ro1">
          <table:table-cell table:formula="of:=[.A462]+[.$B$1]" office:value-type="float" office:value="45.8000000000004" calcext:value-type="float">
            <text:p>45.8000000000004</text:p>
          </table:table-cell>
          <table:table-cell table:formula="of:=[.A463]*[.$B$2]" office:value-type="float" office:value="0.79936079741341" calcext:value-type="float">
            <text:p>0.79936079741341</text:p>
          </table:table-cell>
          <table:table-cell table:formula="of:=SIN([.B463])" office:value-type="float" office:value="0.716910607650487" calcext:value-type="float">
            <text:p>0.716910607650487</text:p>
          </table:table-cell>
          <table:table-cell table:formula="of:=INT([.C463]*512)" office:value-type="float" office:value="367" calcext:value-type="float">
            <text:p>367</text:p>
          </table:table-cell>
        </table:table-row>
        <table:table-row table:style-name="ro1">
          <table:table-cell table:formula="of:=[.A463]+[.$B$1]" office:value-type="float" office:value="45.9000000000004" calcext:value-type="float">
            <text:p>45.9000000000004</text:p>
          </table:table-cell>
          <table:table-cell table:formula="of:=[.A464]*[.$B$2]" office:value-type="float" office:value="0.801106126665404" calcext:value-type="float">
            <text:p>0.801106126665404</text:p>
          </table:table-cell>
          <table:table-cell table:formula="of:=SIN([.B464])" office:value-type="float" office:value="0.718126297763194" calcext:value-type="float">
            <text:p>0.718126297763194</text:p>
          </table:table-cell>
          <table:table-cell table:formula="of:=INT([.C464]*512)" office:value-type="float" office:value="367" calcext:value-type="float">
            <text:p>367</text:p>
          </table:table-cell>
        </table:table-row>
        <table:table-row table:style-name="ro1">
          <table:table-cell table:formula="of:=[.A464]+[.$B$1]" office:value-type="float" office:value="46.0000000000004" calcext:value-type="float">
            <text:p>46.0000000000004</text:p>
          </table:table-cell>
          <table:table-cell table:formula="of:=[.A465]*[.$B$2]" office:value-type="float" office:value="0.802851455917398" calcext:value-type="float">
            <text:p>0.802851455917398</text:p>
          </table:table-cell>
          <table:table-cell table:formula="of:=SIN([.B465])" office:value-type="float" office:value="0.719339800338656" calcext:value-type="float">
            <text:p>0.719339800338656</text:p>
          </table:table-cell>
          <table:table-cell table:formula="of:=INT([.C465]*512)" office:value-type="float" office:value="368" calcext:value-type="float">
            <text:p>368</text:p>
          </table:table-cell>
        </table:table-row>
        <table:table-row table:style-name="ro1">
          <table:table-cell table:formula="of:=[.A465]+[.$B$1]" office:value-type="float" office:value="46.1000000000004" calcext:value-type="float">
            <text:p>46.1000000000004</text:p>
          </table:table-cell>
          <table:table-cell table:formula="of:=[.A466]*[.$B$2]" office:value-type="float" office:value="0.804596785169393" calcext:value-type="float">
            <text:p>0.804596785169393</text:p>
          </table:table-cell>
          <table:table-cell table:formula="of:=SIN([.B466])" office:value-type="float" office:value="0.720551111680335" calcext:value-type="float">
            <text:p>0.720551111680335</text:p>
          </table:table-cell>
          <table:table-cell table:formula="of:=INT([.C466]*512)" office:value-type="float" office:value="368" calcext:value-type="float">
            <text:p>368</text:p>
          </table:table-cell>
        </table:table-row>
        <table:table-row table:style-name="ro1">
          <table:table-cell table:formula="of:=[.A466]+[.$B$1]" office:value-type="float" office:value="46.2000000000004" calcext:value-type="float">
            <text:p>46.2000000000004</text:p>
          </table:table-cell>
          <table:table-cell table:formula="of:=[.A467]*[.$B$2]" office:value-type="float" office:value="0.806342114421387" calcext:value-type="float">
            <text:p>0.806342114421387</text:p>
          </table:table-cell>
          <table:table-cell table:formula="of:=SIN([.B467])" office:value-type="float" office:value="0.721760228098367" calcext:value-type="float">
            <text:p>0.721760228098367</text:p>
          </table:table-cell>
          <table:table-cell table:formula="of:=INT([.C467]*512)" office:value-type="float" office:value="369" calcext:value-type="float">
            <text:p>369</text:p>
          </table:table-cell>
        </table:table-row>
        <table:table-row table:style-name="ro1">
          <table:table-cell table:formula="of:=[.A467]+[.$B$1]" office:value-type="float" office:value="46.3000000000004" calcext:value-type="float">
            <text:p>46.3000000000004</text:p>
          </table:table-cell>
          <table:table-cell table:formula="of:=[.A468]*[.$B$2]" office:value-type="float" office:value="0.808087443673381" calcext:value-type="float">
            <text:p>0.808087443673381</text:p>
          </table:table-cell>
          <table:table-cell table:formula="of:=SIN([.B468])" office:value-type="float" office:value="0.722967145909573" calcext:value-type="float">
            <text:p>0.722967145909573</text:p>
          </table:table-cell>
          <table:table-cell table:formula="of:=INT([.C468]*512)" office:value-type="float" office:value="370" calcext:value-type="float">
            <text:p>370</text:p>
          </table:table-cell>
        </table:table-row>
        <table:table-row table:style-name="ro1">
          <table:table-cell table:formula="of:=[.A468]+[.$B$1]" office:value-type="float" office:value="46.4000000000004" calcext:value-type="float">
            <text:p>46.4000000000004</text:p>
          </table:table-cell>
          <table:table-cell table:formula="of:=[.A469]*[.$B$2]" office:value-type="float" office:value="0.809832772925376" calcext:value-type="float">
            <text:p>0.809832772925376</text:p>
          </table:table-cell>
          <table:table-cell table:formula="of:=SIN([.B469])" office:value-type="float" office:value="0.724171861437472" calcext:value-type="float">
            <text:p>0.724171861437472</text:p>
          </table:table-cell>
          <table:table-cell table:formula="of:=INT([.C469]*512)" office:value-type="float" office:value="370" calcext:value-type="float">
            <text:p>370</text:p>
          </table:table-cell>
        </table:table-row>
        <table:table-row table:style-name="ro1">
          <table:table-cell table:formula="of:=[.A469]+[.$B$1]" office:value-type="float" office:value="46.5000000000004" calcext:value-type="float">
            <text:p>46.5000000000004</text:p>
          </table:table-cell>
          <table:table-cell table:formula="of:=[.A470]*[.$B$2]" office:value-type="float" office:value="0.81157810217737" calcext:value-type="float">
            <text:p>0.81157810217737</text:p>
          </table:table-cell>
          <table:table-cell table:formula="of:=SIN([.B470])" office:value-type="float" office:value="0.725374371012292" calcext:value-type="float">
            <text:p>0.725374371012292</text:p>
          </table:table-cell>
          <table:table-cell table:formula="of:=INT([.C470]*512)" office:value-type="float" office:value="371" calcext:value-type="float">
            <text:p>371</text:p>
          </table:table-cell>
        </table:table-row>
        <table:table-row table:style-name="ro1">
          <table:table-cell table:formula="of:=[.A470]+[.$B$1]" office:value-type="float" office:value="46.6000000000004" calcext:value-type="float">
            <text:p>46.6000000000004</text:p>
          </table:table-cell>
          <table:table-cell table:formula="of:=[.A471]*[.$B$2]" office:value-type="float" office:value="0.813323431429364" calcext:value-type="float">
            <text:p>0.813323431429364</text:p>
          </table:table-cell>
          <table:table-cell table:formula="of:=SIN([.B471])" office:value-type="float" office:value="0.726574670970981" calcext:value-type="float">
            <text:p>0.726574670970981</text:p>
          </table:table-cell>
          <table:table-cell table:formula="of:=INT([.C471]*512)" office:value-type="float" office:value="372" calcext:value-type="float">
            <text:p>372</text:p>
          </table:table-cell>
        </table:table-row>
        <table:table-row table:style-name="ro1">
          <table:table-cell table:formula="of:=[.A471]+[.$B$1]" office:value-type="float" office:value="46.7000000000004" calcext:value-type="float">
            <text:p>46.7000000000004</text:p>
          </table:table-cell>
          <table:table-cell table:formula="of:=[.A472]*[.$B$2]" office:value-type="float" office:value="0.815068760681359" calcext:value-type="float">
            <text:p>0.815068760681359</text:p>
          </table:table-cell>
          <table:table-cell table:formula="of:=SIN([.B472])" office:value-type="float" office:value="0.727772757657215" calcext:value-type="float">
            <text:p>0.727772757657215</text:p>
          </table:table-cell>
          <table:table-cell table:formula="of:=INT([.C472]*512)" office:value-type="float" office:value="372" calcext:value-type="float">
            <text:p>372</text:p>
          </table:table-cell>
        </table:table-row>
        <table:table-row table:style-name="ro1">
          <table:table-cell table:formula="of:=[.A472]+[.$B$1]" office:value-type="float" office:value="46.8000000000004" calcext:value-type="float">
            <text:p>46.8000000000004</text:p>
          </table:table-cell>
          <table:table-cell table:formula="of:=[.A473]*[.$B$2]" office:value-type="float" office:value="0.816814089933353" calcext:value-type="float">
            <text:p>0.816814089933353</text:p>
          </table:table-cell>
          <table:table-cell table:formula="of:=SIN([.B473])" office:value-type="float" office:value="0.728968627421416" calcext:value-type="float">
            <text:p>0.728968627421416</text:p>
          </table:table-cell>
          <table:table-cell table:formula="of:=INT([.C473]*512)" office:value-type="float" office:value="373" calcext:value-type="float">
            <text:p>373</text:p>
          </table:table-cell>
        </table:table-row>
        <table:table-row table:style-name="ro1">
          <table:table-cell table:formula="of:=[.A473]+[.$B$1]" office:value-type="float" office:value="46.9000000000004" calcext:value-type="float">
            <text:p>46.9000000000004</text:p>
          </table:table-cell>
          <table:table-cell table:formula="of:=[.A474]*[.$B$2]" office:value-type="float" office:value="0.818559419185347" calcext:value-type="float">
            <text:p>0.818559419185347</text:p>
          </table:table-cell>
          <table:table-cell table:formula="of:=SIN([.B474])" office:value-type="float" office:value="0.730162276620757" calcext:value-type="float">
            <text:p>0.730162276620757</text:p>
          </table:table-cell>
          <table:table-cell table:formula="of:=INT([.C474]*512)" office:value-type="float" office:value="373" calcext:value-type="float">
            <text:p>373</text:p>
          </table:table-cell>
        </table:table-row>
        <table:table-row table:style-name="ro1">
          <table:table-cell table:formula="of:=[.A474]+[.$B$1]" office:value-type="float" office:value="47.0000000000004" calcext:value-type="float">
            <text:p>47.0000000000004</text:p>
          </table:table-cell>
          <table:table-cell table:formula="of:=[.A475]*[.$B$2]" office:value-type="float" office:value="0.820304748437342" calcext:value-type="float">
            <text:p>0.820304748437342</text:p>
          </table:table-cell>
          <table:table-cell table:formula="of:=SIN([.B475])" office:value-type="float" office:value="0.731353701619175" calcext:value-type="float">
            <text:p>0.731353701619175</text:p>
          </table:table-cell>
          <table:table-cell table:formula="of:=INT([.C475]*512)" office:value-type="float" office:value="374" calcext:value-type="float">
            <text:p>374</text:p>
          </table:table-cell>
        </table:table-row>
        <table:table-row table:style-name="ro1">
          <table:table-cell table:formula="of:=[.A475]+[.$B$1]" office:value-type="float" office:value="47.1000000000004" calcext:value-type="float">
            <text:p>47.1000000000004</text:p>
          </table:table-cell>
          <table:table-cell table:formula="of:=[.A476]*[.$B$2]" office:value-type="float" office:value="0.822050077689336" calcext:value-type="float">
            <text:p>0.822050077689336</text:p>
          </table:table-cell>
          <table:table-cell table:formula="of:=SIN([.B476])" office:value-type="float" office:value="0.732542898787383" calcext:value-type="float">
            <text:p>0.732542898787383</text:p>
          </table:table-cell>
          <table:table-cell table:formula="of:=INT([.C476]*512)" office:value-type="float" office:value="375" calcext:value-type="float">
            <text:p>375</text:p>
          </table:table-cell>
        </table:table-row>
        <table:table-row table:style-name="ro1">
          <table:table-cell table:formula="of:=[.A476]+[.$B$1]" office:value-type="float" office:value="47.2000000000004" calcext:value-type="float">
            <text:p>47.2000000000004</text:p>
          </table:table-cell>
          <table:table-cell table:formula="of:=[.A477]*[.$B$2]" office:value-type="float" office:value="0.823795406941331" calcext:value-type="float">
            <text:p>0.823795406941331</text:p>
          </table:table-cell>
          <table:table-cell table:formula="of:=SIN([.B477])" office:value-type="float" office:value="0.733729864502881" calcext:value-type="float">
            <text:p>0.733729864502881</text:p>
          </table:table-cell>
          <table:table-cell table:formula="of:=INT([.C477]*512)" office:value-type="float" office:value="375" calcext:value-type="float">
            <text:p>375</text:p>
          </table:table-cell>
        </table:table-row>
        <table:table-row table:style-name="ro1">
          <table:table-cell table:formula="of:=[.A477]+[.$B$1]" office:value-type="float" office:value="47.3000000000004" calcext:value-type="float">
            <text:p>47.3000000000004</text:p>
          </table:table-cell>
          <table:table-cell table:formula="of:=[.A478]*[.$B$2]" office:value-type="float" office:value="0.825540736193325" calcext:value-type="float">
            <text:p>0.825540736193325</text:p>
          </table:table-cell>
          <table:table-cell table:formula="of:=SIN([.B478])" office:value-type="float" office:value="0.734914595149965" calcext:value-type="float">
            <text:p>0.734914595149965</text:p>
          </table:table-cell>
          <table:table-cell table:formula="of:=INT([.C478]*512)" office:value-type="float" office:value="376" calcext:value-type="float">
            <text:p>376</text:p>
          </table:table-cell>
        </table:table-row>
        <table:table-row table:style-name="ro1">
          <table:table-cell table:formula="of:=[.A478]+[.$B$1]" office:value-type="float" office:value="47.4000000000004" calcext:value-type="float">
            <text:p>47.4000000000004</text:p>
          </table:table-cell>
          <table:table-cell table:formula="of:=[.A479]*[.$B$2]" office:value-type="float" office:value="0.827286065445319" calcext:value-type="float">
            <text:p>0.827286065445319</text:p>
          </table:table-cell>
          <table:table-cell table:formula="of:=SIN([.B479])" office:value-type="float" office:value="0.736097087119739" calcext:value-type="float">
            <text:p>0.736097087119739</text:p>
          </table:table-cell>
          <table:table-cell table:formula="of:=INT([.C479]*512)" office:value-type="float" office:value="376" calcext:value-type="float">
            <text:p>376</text:p>
          </table:table-cell>
        </table:table-row>
        <table:table-row table:style-name="ro1">
          <table:table-cell table:formula="of:=[.A479]+[.$B$1]" office:value-type="float" office:value="47.5000000000004" calcext:value-type="float">
            <text:p>47.5000000000004</text:p>
          </table:table-cell>
          <table:table-cell table:formula="of:=[.A480]*[.$B$2]" office:value-type="float" office:value="0.829031394697314" calcext:value-type="float">
            <text:p>0.829031394697314</text:p>
          </table:table-cell>
          <table:table-cell table:formula="of:=SIN([.B480])" office:value-type="float" office:value="0.737277336810129" calcext:value-type="float">
            <text:p>0.737277336810129</text:p>
          </table:table-cell>
          <table:table-cell table:formula="of:=INT([.C480]*512)" office:value-type="float" office:value="377" calcext:value-type="float">
            <text:p>377</text:p>
          </table:table-cell>
        </table:table-row>
        <table:table-row table:style-name="ro1">
          <table:table-cell table:formula="of:=[.A480]+[.$B$1]" office:value-type="float" office:value="47.6000000000004" calcext:value-type="float">
            <text:p>47.6000000000004</text:p>
          </table:table-cell>
          <table:table-cell table:formula="of:=[.A481]*[.$B$2]" office:value-type="float" office:value="0.830776723949308" calcext:value-type="float">
            <text:p>0.830776723949308</text:p>
          </table:table-cell>
          <table:table-cell table:formula="of:=SIN([.B481])" office:value-type="float" office:value="0.738455340625889" calcext:value-type="float">
            <text:p>0.738455340625889</text:p>
          </table:table-cell>
          <table:table-cell table:formula="of:=INT([.C481]*512)" office:value-type="float" office:value="378" calcext:value-type="float">
            <text:p>378</text:p>
          </table:table-cell>
        </table:table-row>
        <table:table-row table:style-name="ro1">
          <table:table-cell table:formula="of:=[.A481]+[.$B$1]" office:value-type="float" office:value="47.7000000000004" calcext:value-type="float">
            <text:p>47.7000000000004</text:p>
          </table:table-cell>
          <table:table-cell table:formula="of:=[.A482]*[.$B$2]" office:value-type="float" office:value="0.832522053201302" calcext:value-type="float">
            <text:p>0.832522053201302</text:p>
          </table:table-cell>
          <table:table-cell table:formula="of:=SIN([.B482])" office:value-type="float" office:value="0.739631094978614" calcext:value-type="float">
            <text:p>0.739631094978614</text:p>
          </table:table-cell>
          <table:table-cell table:formula="of:=INT([.C482]*512)" office:value-type="float" office:value="378" calcext:value-type="float">
            <text:p>378</text:p>
          </table:table-cell>
        </table:table-row>
        <table:table-row table:style-name="ro1">
          <table:table-cell table:formula="of:=[.A482]+[.$B$1]" office:value-type="float" office:value="47.8000000000004" calcext:value-type="float">
            <text:p>47.8000000000004</text:p>
          </table:table-cell>
          <table:table-cell table:formula="of:=[.A483]*[.$B$2]" office:value-type="float" office:value="0.834267382453297" calcext:value-type="float">
            <text:p>0.834267382453297</text:p>
          </table:table-cell>
          <table:table-cell table:formula="of:=SIN([.B483])" office:value-type="float" office:value="0.740804596286755" calcext:value-type="float">
            <text:p>0.740804596286755</text:p>
          </table:table-cell>
          <table:table-cell table:formula="of:=INT([.C483]*512)" office:value-type="float" office:value="379" calcext:value-type="float">
            <text:p>379</text:p>
          </table:table-cell>
        </table:table-row>
        <table:table-row table:style-name="ro1">
          <table:table-cell table:formula="of:=[.A483]+[.$B$1]" office:value-type="float" office:value="47.9000000000004" calcext:value-type="float">
            <text:p>47.9000000000004</text:p>
          </table:table-cell>
          <table:table-cell table:formula="of:=[.A484]*[.$B$2]" office:value-type="float" office:value="0.836012711705291" calcext:value-type="float">
            <text:p>0.836012711705291</text:p>
          </table:table-cell>
          <table:table-cell table:formula="of:=SIN([.B484])" office:value-type="float" office:value="0.741975840975621" calcext:value-type="float">
            <text:p>0.741975840975621</text:p>
          </table:table-cell>
          <table:table-cell table:formula="of:=INT([.C484]*512)" office:value-type="float" office:value="379" calcext:value-type="float">
            <text:p>379</text:p>
          </table:table-cell>
        </table:table-row>
        <table:table-row table:style-name="ro1">
          <table:table-cell table:formula="of:=[.A484]+[.$B$1]" office:value-type="float" office:value="48.0000000000004" calcext:value-type="float">
            <text:p>48.0000000000004</text:p>
          </table:table-cell>
          <table:table-cell table:formula="of:=[.A485]*[.$B$2]" office:value-type="float" office:value="0.837758040957285" calcext:value-type="float">
            <text:p>0.837758040957285</text:p>
          </table:table-cell>
          <table:table-cell table:formula="of:=SIN([.B485])" office:value-type="float" office:value="0.743144825477399" calcext:value-type="float">
            <text:p>0.743144825477399</text:p>
          </table:table-cell>
          <table:table-cell table:formula="of:=INT([.C485]*512)" office:value-type="float" office:value="380" calcext:value-type="float">
            <text:p>380</text:p>
          </table:table-cell>
        </table:table-row>
        <table:table-row table:style-name="ro1">
          <table:table-cell table:formula="of:=[.A485]+[.$B$1]" office:value-type="float" office:value="48.1000000000004" calcext:value-type="float">
            <text:p>48.1000000000004</text:p>
          </table:table-cell>
          <table:table-cell table:formula="of:=[.A486]*[.$B$2]" office:value-type="float" office:value="0.83950337020928" calcext:value-type="float">
            <text:p>0.83950337020928</text:p>
          </table:table-cell>
          <table:table-cell table:formula="of:=SIN([.B486])" office:value-type="float" office:value="0.744311546231159" calcext:value-type="float">
            <text:p>0.744311546231159</text:p>
          </table:table-cell>
          <table:table-cell table:formula="of:=INT([.C486]*512)" office:value-type="float" office:value="381" calcext:value-type="float">
            <text:p>381</text:p>
          </table:table-cell>
        </table:table-row>
        <table:table-row table:style-name="ro1">
          <table:table-cell table:formula="of:=[.A486]+[.$B$1]" office:value-type="float" office:value="48.2000000000004" calcext:value-type="float">
            <text:p>48.2000000000004</text:p>
          </table:table-cell>
          <table:table-cell table:formula="of:=[.A487]*[.$B$2]" office:value-type="float" office:value="0.841248699461274" calcext:value-type="float">
            <text:p>0.841248699461274</text:p>
          </table:table-cell>
          <table:table-cell table:formula="of:=SIN([.B487])" office:value-type="float" office:value="0.745475999682867" calcext:value-type="float">
            <text:p>0.745475999682867</text:p>
          </table:table-cell>
          <table:table-cell table:formula="of:=INT([.C487]*512)" office:value-type="float" office:value="381" calcext:value-type="float">
            <text:p>381</text:p>
          </table:table-cell>
        </table:table-row>
        <table:table-row table:style-name="ro1">
          <table:table-cell table:formula="of:=[.A487]+[.$B$1]" office:value-type="float" office:value="48.3000000000004" calcext:value-type="float">
            <text:p>48.3000000000004</text:p>
          </table:table-cell>
          <table:table-cell table:formula="of:=[.A488]*[.$B$2]" office:value-type="float" office:value="0.842994028713268" calcext:value-type="float">
            <text:p>0.842994028713268</text:p>
          </table:table-cell>
          <table:table-cell table:formula="of:=SIN([.B488])" office:value-type="float" office:value="0.746638182285396" calcext:value-type="float">
            <text:p>0.746638182285396</text:p>
          </table:table-cell>
          <table:table-cell table:formula="of:=INT([.C488]*512)" office:value-type="float" office:value="382" calcext:value-type="float">
            <text:p>382</text:p>
          </table:table-cell>
        </table:table-row>
        <table:table-row table:style-name="ro1">
          <table:table-cell table:formula="of:=[.A488]+[.$B$1]" office:value-type="float" office:value="48.4000000000004" calcext:value-type="float">
            <text:p>48.4000000000004</text:p>
          </table:table-cell>
          <table:table-cell table:formula="of:=[.A489]*[.$B$2]" office:value-type="float" office:value="0.844739357965263" calcext:value-type="float">
            <text:p>0.844739357965263</text:p>
          </table:table-cell>
          <table:table-cell table:formula="of:=SIN([.B489])" office:value-type="float" office:value="0.747798090498537" calcext:value-type="float">
            <text:p>0.747798090498537</text:p>
          </table:table-cell>
          <table:table-cell table:formula="of:=INT([.C489]*512)" office:value-type="float" office:value="382" calcext:value-type="float">
            <text:p>382</text:p>
          </table:table-cell>
        </table:table-row>
        <table:table-row table:style-name="ro1">
          <table:table-cell table:formula="of:=[.A489]+[.$B$1]" office:value-type="float" office:value="48.5000000000004" calcext:value-type="float">
            <text:p>48.5000000000004</text:p>
          </table:table-cell>
          <table:table-cell table:formula="of:=[.A490]*[.$B$2]" office:value-type="float" office:value="0.846484687217257" calcext:value-type="float">
            <text:p>0.846484687217257</text:p>
          </table:table-cell>
          <table:table-cell table:formula="of:=SIN([.B490])" office:value-type="float" office:value="0.748955720789007" calcext:value-type="float">
            <text:p>0.748955720789007</text:p>
          </table:table-cell>
          <table:table-cell table:formula="of:=INT([.C490]*512)" office:value-type="float" office:value="383" calcext:value-type="float">
            <text:p>383</text:p>
          </table:table-cell>
        </table:table-row>
        <table:table-row table:style-name="ro1">
          <table:table-cell table:formula="of:=[.A490]+[.$B$1]" office:value-type="float" office:value="48.6000000000004" calcext:value-type="float">
            <text:p>48.6000000000004</text:p>
          </table:table-cell>
          <table:table-cell table:formula="of:=[.A491]*[.$B$2]" office:value-type="float" office:value="0.848230016469251" calcext:value-type="float">
            <text:p>0.848230016469251</text:p>
          </table:table-cell>
          <table:table-cell table:formula="of:=SIN([.B491])" office:value-type="float" office:value="0.750111069630464" calcext:value-type="float">
            <text:p>0.750111069630464</text:p>
          </table:table-cell>
          <table:table-cell table:formula="of:=INT([.C491]*512)" office:value-type="float" office:value="384" calcext:value-type="float">
            <text:p>384</text:p>
          </table:table-cell>
        </table:table-row>
        <table:table-row table:style-name="ro1">
          <table:table-cell table:formula="of:=[.A491]+[.$B$1]" office:value-type="float" office:value="48.7000000000004" calcext:value-type="float">
            <text:p>48.7000000000004</text:p>
          </table:table-cell>
          <table:table-cell table:formula="of:=[.A492]*[.$B$2]" office:value-type="float" office:value="0.849975345721246" calcext:value-type="float">
            <text:p>0.849975345721246</text:p>
          </table:table-cell>
          <table:table-cell table:formula="of:=SIN([.B492])" office:value-type="float" office:value="0.751264133503516" calcext:value-type="float">
            <text:p>0.751264133503516</text:p>
          </table:table-cell>
          <table:table-cell table:formula="of:=INT([.C492]*512)" office:value-type="float" office:value="384" calcext:value-type="float">
            <text:p>384</text:p>
          </table:table-cell>
        </table:table-row>
        <table:table-row table:style-name="ro1">
          <table:table-cell table:formula="of:=[.A492]+[.$B$1]" office:value-type="float" office:value="48.8000000000004" calcext:value-type="float">
            <text:p>48.8000000000004</text:p>
          </table:table-cell>
          <table:table-cell table:formula="of:=[.A493]*[.$B$2]" office:value-type="float" office:value="0.85172067497324" calcext:value-type="float">
            <text:p>0.85172067497324</text:p>
          </table:table-cell>
          <table:table-cell table:formula="of:=SIN([.B493])" office:value-type="float" office:value="0.752414908895729" calcext:value-type="float">
            <text:p>0.752414908895729</text:p>
          </table:table-cell>
          <table:table-cell table:formula="of:=INT([.C493]*512)" office:value-type="float" office:value="385" calcext:value-type="float">
            <text:p>385</text:p>
          </table:table-cell>
        </table:table-row>
        <table:table-row table:style-name="ro1">
          <table:table-cell table:formula="of:=[.A493]+[.$B$1]" office:value-type="float" office:value="48.9000000000004" calcext:value-type="float">
            <text:p>48.9000000000004</text:p>
          </table:table-cell>
          <table:table-cell table:formula="of:=[.A494]*[.$B$2]" office:value-type="float" office:value="0.853466004225234" calcext:value-type="float">
            <text:p>0.853466004225234</text:p>
          </table:table-cell>
          <table:table-cell table:formula="of:=SIN([.B494])" office:value-type="float" office:value="0.753563392301643" calcext:value-type="float">
            <text:p>0.753563392301643</text:p>
          </table:table-cell>
          <table:table-cell table:formula="of:=INT([.C494]*512)" office:value-type="float" office:value="385" calcext:value-type="float">
            <text:p>385</text:p>
          </table:table-cell>
        </table:table-row>
        <table:table-row table:style-name="ro1">
          <table:table-cell table:formula="of:=[.A494]+[.$B$1]" office:value-type="float" office:value="49.0000000000004" calcext:value-type="float">
            <text:p>49.0000000000004</text:p>
          </table:table-cell>
          <table:table-cell table:formula="of:=[.A495]*[.$B$2]" office:value-type="float" office:value="0.855211333477229" calcext:value-type="float">
            <text:p>0.855211333477229</text:p>
          </table:table-cell>
          <table:table-cell table:formula="of:=SIN([.B495])" office:value-type="float" office:value="0.754709580222777" calcext:value-type="float">
            <text:p>0.754709580222777</text:p>
          </table:table-cell>
          <table:table-cell table:formula="of:=INT([.C495]*512)" office:value-type="float" office:value="386" calcext:value-type="float">
            <text:p>386</text:p>
          </table:table-cell>
        </table:table-row>
        <table:table-row table:style-name="ro1">
          <table:table-cell table:formula="of:=[.A495]+[.$B$1]" office:value-type="float" office:value="49.1000000000004" calcext:value-type="float">
            <text:p>49.1000000000004</text:p>
          </table:table-cell>
          <table:table-cell table:formula="of:=[.A496]*[.$B$2]" office:value-type="float" office:value="0.856956662729223" calcext:value-type="float">
            <text:p>0.856956662729223</text:p>
          </table:table-cell>
          <table:table-cell table:formula="of:=SIN([.B496])" office:value-type="float" office:value="0.755853469167645" calcext:value-type="float">
            <text:p>0.755853469167645</text:p>
          </table:table-cell>
          <table:table-cell table:formula="of:=INT([.C496]*512)" office:value-type="float" office:value="386" calcext:value-type="float">
            <text:p>386</text:p>
          </table:table-cell>
        </table:table-row>
        <table:table-row table:style-name="ro1">
          <table:table-cell table:formula="of:=[.A496]+[.$B$1]" office:value-type="float" office:value="49.2000000000004" calcext:value-type="float">
            <text:p>49.2000000000004</text:p>
          </table:table-cell>
          <table:table-cell table:formula="of:=[.A497]*[.$B$2]" office:value-type="float" office:value="0.858701991981218" calcext:value-type="float">
            <text:p>0.858701991981218</text:p>
          </table:table-cell>
          <table:table-cell table:formula="of:=SIN([.B497])" office:value-type="float" office:value="0.756995055651761" calcext:value-type="float">
            <text:p>0.756995055651761</text:p>
          </table:table-cell>
          <table:table-cell table:formula="of:=INT([.C497]*512)" office:value-type="float" office:value="387" calcext:value-type="float">
            <text:p>387</text:p>
          </table:table-cell>
        </table:table-row>
        <table:table-row table:style-name="ro1">
          <table:table-cell table:formula="of:=[.A497]+[.$B$1]" office:value-type="float" office:value="49.3000000000004" calcext:value-type="float">
            <text:p>49.3000000000004</text:p>
          </table:table-cell>
          <table:table-cell table:formula="of:=[.A498]*[.$B$2]" office:value-type="float" office:value="0.860447321233212" calcext:value-type="float">
            <text:p>0.860447321233212</text:p>
          </table:table-cell>
          <table:table-cell table:formula="of:=SIN([.B498])" office:value-type="float" office:value="0.758134336197657" calcext:value-type="float">
            <text:p>0.758134336197657</text:p>
          </table:table-cell>
          <table:table-cell table:formula="of:=INT([.C498]*512)" office:value-type="float" office:value="388" calcext:value-type="float">
            <text:p>388</text:p>
          </table:table-cell>
        </table:table-row>
        <table:table-row table:style-name="ro1">
          <table:table-cell table:formula="of:=[.A498]+[.$B$1]" office:value-type="float" office:value="49.4000000000004" calcext:value-type="float">
            <text:p>49.4000000000004</text:p>
          </table:table-cell>
          <table:table-cell table:formula="of:=[.A499]*[.$B$2]" office:value-type="float" office:value="0.862192650485206" calcext:value-type="float">
            <text:p>0.862192650485206</text:p>
          </table:table-cell>
          <table:table-cell table:formula="of:=SIN([.B499])" office:value-type="float" office:value="0.759271307334886" calcext:value-type="float">
            <text:p>0.759271307334886</text:p>
          </table:table-cell>
          <table:table-cell table:formula="of:=INT([.C499]*512)" office:value-type="float" office:value="388" calcext:value-type="float">
            <text:p>388</text:p>
          </table:table-cell>
        </table:table-row>
        <table:table-row table:style-name="ro1">
          <table:table-cell table:formula="of:=[.A499]+[.$B$1]" office:value-type="float" office:value="49.5000000000004" calcext:value-type="float">
            <text:p>49.5000000000004</text:p>
          </table:table-cell>
          <table:table-cell table:formula="of:=[.A500]*[.$B$2]" office:value-type="float" office:value="0.863937979737201" calcext:value-type="float">
            <text:p>0.863937979737201</text:p>
          </table:table-cell>
          <table:table-cell table:formula="of:=SIN([.B500])" office:value-type="float" office:value="0.760405965600036" calcext:value-type="float">
            <text:p>0.760405965600036</text:p>
          </table:table-cell>
          <table:table-cell table:formula="of:=INT([.C500]*512)" office:value-type="float" office:value="389" calcext:value-type="float">
            <text:p>389</text:p>
          </table:table-cell>
        </table:table-row>
        <table:table-row table:style-name="ro1">
          <table:table-cell table:formula="of:=[.A500]+[.$B$1]" office:value-type="float" office:value="49.6000000000004" calcext:value-type="float">
            <text:p>49.6000000000004</text:p>
          </table:table-cell>
          <table:table-cell table:formula="of:=[.A501]*[.$B$2]" office:value-type="float" office:value="0.865683308989195" calcext:value-type="float">
            <text:p>0.865683308989195</text:p>
          </table:table-cell>
          <table:table-cell table:formula="of:=SIN([.B501])" office:value-type="float" office:value="0.761538307536742" calcext:value-type="float">
            <text:p>0.761538307536742</text:p>
          </table:table-cell>
          <table:table-cell table:formula="of:=INT([.C501]*512)" office:value-type="float" office:value="389" calcext:value-type="float">
            <text:p>389</text:p>
          </table:table-cell>
        </table:table-row>
        <table:table-row table:style-name="ro1">
          <table:table-cell table:formula="of:=[.A501]+[.$B$1]" office:value-type="float" office:value="49.7000000000004" calcext:value-type="float">
            <text:p>49.7000000000004</text:p>
          </table:table-cell>
          <table:table-cell table:formula="of:=[.A502]*[.$B$2]" office:value-type="float" office:value="0.867428638241189" calcext:value-type="float">
            <text:p>0.867428638241189</text:p>
          </table:table-cell>
          <table:table-cell table:formula="of:=SIN([.B502])" office:value-type="float" office:value="0.762668329695693" calcext:value-type="float">
            <text:p>0.762668329695693</text:p>
          </table:table-cell>
          <table:table-cell table:formula="of:=INT([.C502]*512)" office:value-type="float" office:value="390" calcext:value-type="float">
            <text:p>390</text:p>
          </table:table-cell>
        </table:table-row>
        <table:table-row table:style-name="ro1">
          <table:table-cell table:formula="of:=[.A502]+[.$B$1]" office:value-type="float" office:value="49.8000000000004" calcext:value-type="float">
            <text:p>49.8000000000004</text:p>
          </table:table-cell>
          <table:table-cell table:formula="of:=[.A503]*[.$B$2]" office:value-type="float" office:value="0.869173967493184" calcext:value-type="float">
            <text:p>0.869173967493184</text:p>
          </table:table-cell>
          <table:table-cell table:formula="of:=SIN([.B503])" office:value-type="float" office:value="0.763796028634647" calcext:value-type="float">
            <text:p>0.763796028634647</text:p>
          </table:table-cell>
          <table:table-cell table:formula="of:=INT([.C503]*512)" office:value-type="float" office:value="391" calcext:value-type="float">
            <text:p>391</text:p>
          </table:table-cell>
        </table:table-row>
        <table:table-row table:style-name="ro1">
          <table:table-cell table:formula="of:=[.A503]+[.$B$1]" office:value-type="float" office:value="49.9000000000004" calcext:value-type="float">
            <text:p>49.9000000000004</text:p>
          </table:table-cell>
          <table:table-cell table:formula="of:=[.A504]*[.$B$2]" office:value-type="float" office:value="0.870919296745178" calcext:value-type="float">
            <text:p>0.870919296745178</text:p>
          </table:table-cell>
          <table:table-cell table:formula="of:=SIN([.B504])" office:value-type="float" office:value="0.764921400918437" calcext:value-type="float">
            <text:p>0.764921400918437</text:p>
          </table:table-cell>
          <table:table-cell table:formula="of:=INT([.C504]*512)" office:value-type="float" office:value="391" calcext:value-type="float">
            <text:p>391</text:p>
          </table:table-cell>
        </table:table-row>
        <table:table-row table:style-name="ro1">
          <table:table-cell table:formula="of:=[.A504]+[.$B$1]" office:value-type="float" office:value="50.0000000000004" calcext:value-type="float">
            <text:p>50.0000000000004</text:p>
          </table:table-cell>
          <table:table-cell table:formula="of:=[.A505]*[.$B$2]" office:value-type="float" office:value="0.872664625997172" calcext:value-type="float">
            <text:p>0.872664625997172</text:p>
          </table:table-cell>
          <table:table-cell table:formula="of:=SIN([.B505])" office:value-type="float" office:value="0.766044443118983" calcext:value-type="float">
            <text:p>0.766044443118983</text:p>
          </table:table-cell>
          <table:table-cell table:formula="of:=INT([.C505]*512)" office:value-type="float" office:value="392" calcext:value-type="float">
            <text:p>392</text:p>
          </table:table-cell>
        </table:table-row>
        <table:table-row table:style-name="ro1">
          <table:table-cell table:formula="of:=[.A505]+[.$B$1]" office:value-type="float" office:value="50.1000000000004" calcext:value-type="float">
            <text:p>50.1000000000004</text:p>
          </table:table-cell>
          <table:table-cell table:formula="of:=[.A506]*[.$B$2]" office:value-type="float" office:value="0.874409955249167" calcext:value-type="float">
            <text:p>0.874409955249167</text:p>
          </table:table-cell>
          <table:table-cell table:formula="of:=SIN([.B506])" office:value-type="float" office:value="0.767165151815305" calcext:value-type="float">
            <text:p>0.767165151815305</text:p>
          </table:table-cell>
          <table:table-cell table:formula="of:=INT([.C506]*512)" office:value-type="float" office:value="392" calcext:value-type="float">
            <text:p>392</text:p>
          </table:table-cell>
        </table:table-row>
        <table:table-row table:style-name="ro1">
          <table:table-cell table:formula="of:=[.A506]+[.$B$1]" office:value-type="float" office:value="50.2000000000004" calcext:value-type="float">
            <text:p>50.2000000000004</text:p>
          </table:table-cell>
          <table:table-cell table:formula="of:=[.A507]*[.$B$2]" office:value-type="float" office:value="0.876155284501161" calcext:value-type="float">
            <text:p>0.876155284501161</text:p>
          </table:table-cell>
          <table:table-cell table:formula="of:=SIN([.B507])" office:value-type="float" office:value="0.768283523593528" calcext:value-type="float">
            <text:p>0.768283523593528</text:p>
          </table:table-cell>
          <table:table-cell table:formula="of:=INT([.C507]*512)" office:value-type="float" office:value="393" calcext:value-type="float">
            <text:p>393</text:p>
          </table:table-cell>
        </table:table-row>
        <table:table-row table:style-name="ro1">
          <table:table-cell table:formula="of:=[.A507]+[.$B$1]" office:value-type="float" office:value="50.3000000000004" calcext:value-type="float">
            <text:p>50.3000000000004</text:p>
          </table:table-cell>
          <table:table-cell table:formula="of:=[.A508]*[.$B$2]" office:value-type="float" office:value="0.877900613753156" calcext:value-type="float">
            <text:p>0.877900613753156</text:p>
          </table:table-cell>
          <table:table-cell table:formula="of:=SIN([.B508])" office:value-type="float" office:value="0.7693995550469" calcext:value-type="float">
            <text:p>0.7693995550469</text:p>
          </table:table-cell>
          <table:table-cell table:formula="of:=INT([.C508]*512)" office:value-type="float" office:value="393" calcext:value-type="float">
            <text:p>393</text:p>
          </table:table-cell>
        </table:table-row>
        <table:table-row table:style-name="ro1">
          <table:table-cell table:formula="of:=[.A508]+[.$B$1]" office:value-type="float" office:value="50.4000000000004" calcext:value-type="float">
            <text:p>50.4000000000004</text:p>
          </table:table-cell>
          <table:table-cell table:formula="of:=[.A509]*[.$B$2]" office:value-type="float" office:value="0.87964594300515" calcext:value-type="float">
            <text:p>0.87964594300515</text:p>
          </table:table-cell>
          <table:table-cell table:formula="of:=SIN([.B509])" office:value-type="float" office:value="0.770513242775794" calcext:value-type="float">
            <text:p>0.770513242775794</text:p>
          </table:table-cell>
          <table:table-cell table:formula="of:=INT([.C509]*512)" office:value-type="float" office:value="394" calcext:value-type="float">
            <text:p>394</text:p>
          </table:table-cell>
        </table:table-row>
        <table:table-row table:style-name="ro1">
          <table:table-cell table:formula="of:=[.A509]+[.$B$1]" office:value-type="float" office:value="50.5000000000005" calcext:value-type="float">
            <text:p>50.5000000000005</text:p>
          </table:table-cell>
          <table:table-cell table:formula="of:=[.A510]*[.$B$2]" office:value-type="float" office:value="0.881391272257144" calcext:value-type="float">
            <text:p>0.881391272257144</text:p>
          </table:table-cell>
          <table:table-cell table:formula="of:=SIN([.B510])" office:value-type="float" office:value="0.771624583387725" calcext:value-type="float">
            <text:p>0.771624583387725</text:p>
          </table:table-cell>
          <table:table-cell table:formula="of:=INT([.C510]*512)" office:value-type="float" office:value="395" calcext:value-type="float">
            <text:p>395</text:p>
          </table:table-cell>
        </table:table-row>
        <table:table-row table:style-name="ro1">
          <table:table-cell table:formula="of:=[.A510]+[.$B$1]" office:value-type="float" office:value="50.6000000000005" calcext:value-type="float">
            <text:p>50.6000000000005</text:p>
          </table:table-cell>
          <table:table-cell table:formula="of:=[.A511]*[.$B$2]" office:value-type="float" office:value="0.883136601509139" calcext:value-type="float">
            <text:p>0.883136601509139</text:p>
          </table:table-cell>
          <table:table-cell table:formula="of:=SIN([.B511])" office:value-type="float" office:value="0.772733573497356" calcext:value-type="float">
            <text:p>0.772733573497356</text:p>
          </table:table-cell>
          <table:table-cell table:formula="of:=INT([.C511]*512)" office:value-type="float" office:value="395" calcext:value-type="float">
            <text:p>395</text:p>
          </table:table-cell>
        </table:table-row>
        <table:table-row table:style-name="ro1">
          <table:table-cell table:formula="of:=[.A511]+[.$B$1]" office:value-type="float" office:value="50.7000000000005" calcext:value-type="float">
            <text:p>50.7000000000005</text:p>
          </table:table-cell>
          <table:table-cell table:formula="of:=[.A512]*[.$B$2]" office:value-type="float" office:value="0.884881930761133" calcext:value-type="float">
            <text:p>0.884881930761133</text:p>
          </table:table-cell>
          <table:table-cell table:formula="of:=SIN([.B512])" office:value-type="float" office:value="0.773840209726511" calcext:value-type="float">
            <text:p>0.773840209726511</text:p>
          </table:table-cell>
          <table:table-cell table:formula="of:=INT([.C512]*512)" office:value-type="float" office:value="396" calcext:value-type="float">
            <text:p>396</text:p>
          </table:table-cell>
        </table:table-row>
        <table:table-row table:style-name="ro1">
          <table:table-cell table:formula="of:=[.A512]+[.$B$1]" office:value-type="float" office:value="50.8000000000005" calcext:value-type="float">
            <text:p>50.8000000000005</text:p>
          </table:table-cell>
          <table:table-cell table:formula="of:=[.A513]*[.$B$2]" office:value-type="float" office:value="0.886627260013127" calcext:value-type="float">
            <text:p>0.886627260013127</text:p>
          </table:table-cell>
          <table:table-cell table:formula="of:=SIN([.B513])" office:value-type="float" office:value="0.774944488704185" calcext:value-type="float">
            <text:p>0.774944488704185</text:p>
          </table:table-cell>
          <table:table-cell table:formula="of:=INT([.C513]*512)" office:value-type="float" office:value="396" calcext:value-type="float">
            <text:p>396</text:p>
          </table:table-cell>
        </table:table-row>
        <table:table-row table:style-name="ro1">
          <table:table-cell table:formula="of:=[.A513]+[.$B$1]" office:value-type="float" office:value="50.9000000000005" calcext:value-type="float">
            <text:p>50.9000000000005</text:p>
          </table:table-cell>
          <table:table-cell table:formula="of:=[.A514]*[.$B$2]" office:value-type="float" office:value="0.888372589265122" calcext:value-type="float">
            <text:p>0.888372589265122</text:p>
          </table:table-cell>
          <table:table-cell table:formula="of:=SIN([.B514])" office:value-type="float" office:value="0.776046407066551" calcext:value-type="float">
            <text:p>0.776046407066551</text:p>
          </table:table-cell>
          <table:table-cell table:formula="of:=INT([.C514]*512)" office:value-type="float" office:value="397" calcext:value-type="float">
            <text:p>397</text:p>
          </table:table-cell>
        </table:table-row>
        <table:table-row table:style-name="ro1">
          <table:table-cell table:formula="of:=[.A514]+[.$B$1]" office:value-type="float" office:value="51.0000000000005" calcext:value-type="float">
            <text:p>51.0000000000005</text:p>
          </table:table-cell>
          <table:table-cell table:formula="of:=[.A515]*[.$B$2]" office:value-type="float" office:value="0.890117918517116" calcext:value-type="float">
            <text:p>0.890117918517116</text:p>
          </table:table-cell>
          <table:table-cell table:formula="of:=SIN([.B515])" office:value-type="float" office:value="0.777145961456976" calcext:value-type="float">
            <text:p>0.777145961456976</text:p>
          </table:table-cell>
          <table:table-cell table:formula="of:=INT([.C515]*512)" office:value-type="float" office:value="397" calcext:value-type="float">
            <text:p>397</text:p>
          </table:table-cell>
        </table:table-row>
        <table:table-row table:style-name="ro1">
          <table:table-cell table:formula="of:=[.A515]+[.$B$1]" office:value-type="float" office:value="51.1000000000005" calcext:value-type="float">
            <text:p>51.1000000000005</text:p>
          </table:table-cell>
          <table:table-cell table:formula="of:=[.A516]*[.$B$2]" office:value-type="float" office:value="0.89186324776911" calcext:value-type="float">
            <text:p>0.89186324776911</text:p>
          </table:table-cell>
          <table:table-cell table:formula="of:=SIN([.B516])" office:value-type="float" office:value="0.778243148526026" calcext:value-type="float">
            <text:p>0.778243148526026</text:p>
          </table:table-cell>
          <table:table-cell table:formula="of:=INT([.C516]*512)" office:value-type="float" office:value="398" calcext:value-type="float">
            <text:p>398</text:p>
          </table:table-cell>
        </table:table-row>
        <table:table-row table:style-name="ro1">
          <table:table-cell table:formula="of:=[.A516]+[.$B$1]" office:value-type="float" office:value="51.2000000000005" calcext:value-type="float">
            <text:p>51.2000000000005</text:p>
          </table:table-cell>
          <table:table-cell table:formula="of:=[.A517]*[.$B$2]" office:value-type="float" office:value="0.893608577021105" calcext:value-type="float">
            <text:p>0.893608577021105</text:p>
          </table:table-cell>
          <table:table-cell table:formula="of:=SIN([.B517])" office:value-type="float" office:value="0.779337964931479" calcext:value-type="float">
            <text:p>0.779337964931479</text:p>
          </table:table-cell>
          <table:table-cell table:formula="of:=INT([.C517]*512)" office:value-type="float" office:value="399" calcext:value-type="float">
            <text:p>399</text:p>
          </table:table-cell>
        </table:table-row>
        <table:table-row table:style-name="ro1">
          <table:table-cell table:formula="of:=[.A517]+[.$B$1]" office:value-type="float" office:value="51.3000000000005" calcext:value-type="float">
            <text:p>51.3000000000005</text:p>
          </table:table-cell>
          <table:table-cell table:formula="of:=[.A518]*[.$B$2]" office:value-type="float" office:value="0.895353906273099" calcext:value-type="float">
            <text:p>0.895353906273099</text:p>
          </table:table-cell>
          <table:table-cell table:formula="of:=SIN([.B518])" office:value-type="float" office:value="0.780430407338335" calcext:value-type="float">
            <text:p>0.780430407338335</text:p>
          </table:table-cell>
          <table:table-cell table:formula="of:=INT([.C518]*512)" office:value-type="float" office:value="399" calcext:value-type="float">
            <text:p>399</text:p>
          </table:table-cell>
        </table:table-row>
        <table:table-row table:style-name="ro1">
          <table:table-cell table:formula="of:=[.A518]+[.$B$1]" office:value-type="float" office:value="51.4000000000005" calcext:value-type="float">
            <text:p>51.4000000000005</text:p>
          </table:table-cell>
          <table:table-cell table:formula="of:=[.A519]*[.$B$2]" office:value-type="float" office:value="0.897099235525093" calcext:value-type="float">
            <text:p>0.897099235525093</text:p>
          </table:table-cell>
          <table:table-cell table:formula="of:=SIN([.B519])" office:value-type="float" office:value="0.781520472418824" calcext:value-type="float">
            <text:p>0.781520472418824</text:p>
          </table:table-cell>
          <table:table-cell table:formula="of:=INT([.C519]*512)" office:value-type="float" office:value="400" calcext:value-type="float">
            <text:p>400</text:p>
          </table:table-cell>
        </table:table-row>
        <table:table-row table:style-name="ro1">
          <table:table-cell table:formula="of:=[.A519]+[.$B$1]" office:value-type="float" office:value="51.5000000000005" calcext:value-type="float">
            <text:p>51.5000000000005</text:p>
          </table:table-cell>
          <table:table-cell table:formula="of:=[.A520]*[.$B$2]" office:value-type="float" office:value="0.898844564777088" calcext:value-type="float">
            <text:p>0.898844564777088</text:p>
          </table:table-cell>
          <table:table-cell table:formula="of:=SIN([.B520])" office:value-type="float" office:value="0.782608156852419" calcext:value-type="float">
            <text:p>0.782608156852419</text:p>
          </table:table-cell>
          <table:table-cell table:formula="of:=INT([.C520]*512)" office:value-type="float" office:value="400" calcext:value-type="float">
            <text:p>400</text:p>
          </table:table-cell>
        </table:table-row>
        <table:table-row table:style-name="ro1">
          <table:table-cell table:formula="of:=[.A520]+[.$B$1]" office:value-type="float" office:value="51.6000000000005" calcext:value-type="float">
            <text:p>51.6000000000005</text:p>
          </table:table-cell>
          <table:table-cell table:formula="of:=[.A521]*[.$B$2]" office:value-type="float" office:value="0.900589894029082" calcext:value-type="float">
            <text:p>0.900589894029082</text:p>
          </table:table-cell>
          <table:table-cell table:formula="of:=SIN([.B521])" office:value-type="float" office:value="0.783693457325845" calcext:value-type="float">
            <text:p>0.783693457325845</text:p>
          </table:table-cell>
          <table:table-cell table:formula="of:=INT([.C521]*512)" office:value-type="float" office:value="401" calcext:value-type="float">
            <text:p>401</text:p>
          </table:table-cell>
        </table:table-row>
        <table:table-row table:style-name="ro1">
          <table:table-cell table:formula="of:=[.A521]+[.$B$1]" office:value-type="float" office:value="51.7000000000005" calcext:value-type="float">
            <text:p>51.7000000000005</text:p>
          </table:table-cell>
          <table:table-cell table:formula="of:=[.A522]*[.$B$2]" office:value-type="float" office:value="0.902335223281077" calcext:value-type="float">
            <text:p>0.902335223281077</text:p>
          </table:table-cell>
          <table:table-cell table:formula="of:=SIN([.B522])" office:value-type="float" office:value="0.784776370533088" calcext:value-type="float">
            <text:p>0.784776370533088</text:p>
          </table:table-cell>
          <table:table-cell table:formula="of:=INT([.C522]*512)" office:value-type="float" office:value="401" calcext:value-type="float">
            <text:p>401</text:p>
          </table:table-cell>
        </table:table-row>
        <table:table-row table:style-name="ro1">
          <table:table-cell table:formula="of:=[.A522]+[.$B$1]" office:value-type="float" office:value="51.8000000000005" calcext:value-type="float">
            <text:p>51.8000000000005</text:p>
          </table:table-cell>
          <table:table-cell table:formula="of:=[.A523]*[.$B$2]" office:value-type="float" office:value="0.904080552533071" calcext:value-type="float">
            <text:p>0.904080552533071</text:p>
          </table:table-cell>
          <table:table-cell table:formula="of:=SIN([.B523])" office:value-type="float" office:value="0.785856893175407" calcext:value-type="float">
            <text:p>0.785856893175407</text:p>
          </table:table-cell>
          <table:table-cell table:formula="of:=INT([.C523]*512)" office:value-type="float" office:value="402" calcext:value-type="float">
            <text:p>402</text:p>
          </table:table-cell>
        </table:table-row>
        <table:table-row table:style-name="ro1">
          <table:table-cell table:formula="of:=[.A523]+[.$B$1]" office:value-type="float" office:value="51.9000000000005" calcext:value-type="float">
            <text:p>51.9000000000005</text:p>
          </table:table-cell>
          <table:table-cell table:formula="of:=[.A524]*[.$B$2]" office:value-type="float" office:value="0.905825881785065" calcext:value-type="float">
            <text:p>0.905825881785065</text:p>
          </table:table-cell>
          <table:table-cell table:formula="of:=SIN([.B524])" office:value-type="float" office:value="0.786935021961342" calcext:value-type="float">
            <text:p>0.786935021961342</text:p>
          </table:table-cell>
          <table:table-cell table:formula="of:=INT([.C524]*512)" office:value-type="float" office:value="402" calcext:value-type="float">
            <text:p>402</text:p>
          </table:table-cell>
        </table:table-row>
        <table:table-row table:style-name="ro1">
          <table:table-cell table:formula="of:=[.A524]+[.$B$1]" office:value-type="float" office:value="52.0000000000005" calcext:value-type="float">
            <text:p>52.0000000000005</text:p>
          </table:table-cell>
          <table:table-cell table:formula="of:=[.A525]*[.$B$2]" office:value-type="float" office:value="0.907571211037059" calcext:value-type="float">
            <text:p>0.907571211037059</text:p>
          </table:table-cell>
          <table:table-cell table:formula="of:=SIN([.B525])" office:value-type="float" office:value="0.788010753606727" calcext:value-type="float">
            <text:p>0.788010753606727</text:p>
          </table:table-cell>
          <table:table-cell table:formula="of:=INT([.C525]*512)" office:value-type="float" office:value="403" calcext:value-type="float">
            <text:p>403</text:p>
          </table:table-cell>
        </table:table-row>
        <table:table-row table:style-name="ro1">
          <table:table-cell table:formula="of:=[.A525]+[.$B$1]" office:value-type="float" office:value="52.1000000000005" calcext:value-type="float">
            <text:p>52.1000000000005</text:p>
          </table:table-cell>
          <table:table-cell table:formula="of:=[.A526]*[.$B$2]" office:value-type="float" office:value="0.909316540289054" calcext:value-type="float">
            <text:p>0.909316540289054</text:p>
          </table:table-cell>
          <table:table-cell table:formula="of:=SIN([.B526])" office:value-type="float" office:value="0.789084084834696" calcext:value-type="float">
            <text:p>0.789084084834696</text:p>
          </table:table-cell>
          <table:table-cell table:formula="of:=INT([.C526]*512)" office:value-type="float" office:value="404" calcext:value-type="float">
            <text:p>404</text:p>
          </table:table-cell>
        </table:table-row>
        <table:table-row table:style-name="ro1">
          <table:table-cell table:formula="of:=[.A526]+[.$B$1]" office:value-type="float" office:value="52.2000000000005" calcext:value-type="float">
            <text:p>52.2000000000005</text:p>
          </table:table-cell>
          <table:table-cell table:formula="of:=[.A527]*[.$B$2]" office:value-type="float" office:value="0.911061869541048" calcext:value-type="float">
            <text:p>0.911061869541048</text:p>
          </table:table-cell>
          <table:table-cell table:formula="of:=SIN([.B527])" office:value-type="float" office:value="0.790155012375695" calcext:value-type="float">
            <text:p>0.790155012375695</text:p>
          </table:table-cell>
          <table:table-cell table:formula="of:=INT([.C527]*512)" office:value-type="float" office:value="404" calcext:value-type="float">
            <text:p>404</text:p>
          </table:table-cell>
        </table:table-row>
        <table:table-row table:style-name="ro1">
          <table:table-cell table:formula="of:=[.A527]+[.$B$1]" office:value-type="float" office:value="52.3000000000005" calcext:value-type="float">
            <text:p>52.3000000000005</text:p>
          </table:table-cell>
          <table:table-cell table:formula="of:=[.A528]*[.$B$2]" office:value-type="float" office:value="0.912807198793043" calcext:value-type="float">
            <text:p>0.912807198793043</text:p>
          </table:table-cell>
          <table:table-cell table:formula="of:=SIN([.B528])" office:value-type="float" office:value="0.791223532967495" calcext:value-type="float">
            <text:p>0.791223532967495</text:p>
          </table:table-cell>
          <table:table-cell table:formula="of:=INT([.C528]*512)" office:value-type="float" office:value="405" calcext:value-type="float">
            <text:p>405</text:p>
          </table:table-cell>
        </table:table-row>
        <table:table-row table:style-name="ro1">
          <table:table-cell table:formula="of:=[.A528]+[.$B$1]" office:value-type="float" office:value="52.4000000000005" calcext:value-type="float">
            <text:p>52.4000000000005</text:p>
          </table:table-cell>
          <table:table-cell table:formula="of:=[.A529]*[.$B$2]" office:value-type="float" office:value="0.914552528045037" calcext:value-type="float">
            <text:p>0.914552528045037</text:p>
          </table:table-cell>
          <table:table-cell table:formula="of:=SIN([.B529])" office:value-type="float" office:value="0.792289643355196" calcext:value-type="float">
            <text:p>0.792289643355196</text:p>
          </table:table-cell>
          <table:table-cell table:formula="of:=INT([.C529]*512)" office:value-type="float" office:value="405" calcext:value-type="float">
            <text:p>405</text:p>
          </table:table-cell>
        </table:table-row>
        <table:table-row table:style-name="ro1">
          <table:table-cell table:formula="of:=[.A529]+[.$B$1]" office:value-type="float" office:value="52.5000000000005" calcext:value-type="float">
            <text:p>52.5000000000005</text:p>
          </table:table-cell>
          <table:table-cell table:formula="of:=[.A530]*[.$B$2]" office:value-type="float" office:value="0.916297857297031" calcext:value-type="float">
            <text:p>0.916297857297031</text:p>
          </table:table-cell>
          <table:table-cell table:formula="of:=SIN([.B530])" office:value-type="float" office:value="0.79335334029124" calcext:value-type="float">
            <text:p>0.79335334029124</text:p>
          </table:table-cell>
          <table:table-cell table:formula="of:=INT([.C530]*512)" office:value-type="float" office:value="406" calcext:value-type="float">
            <text:p>406</text:p>
          </table:table-cell>
        </table:table-row>
        <table:table-row table:style-name="ro1">
          <table:table-cell table:formula="of:=[.A530]+[.$B$1]" office:value-type="float" office:value="52.6000000000005" calcext:value-type="float">
            <text:p>52.6000000000005</text:p>
          </table:table-cell>
          <table:table-cell table:formula="of:=[.A531]*[.$B$2]" office:value-type="float" office:value="0.918043186549026" calcext:value-type="float">
            <text:p>0.918043186549026</text:p>
          </table:table-cell>
          <table:table-cell table:formula="of:=SIN([.B531])" office:value-type="float" office:value="0.794414620535423" calcext:value-type="float">
            <text:p>0.794414620535423</text:p>
          </table:table-cell>
          <table:table-cell table:formula="of:=INT([.C531]*512)" office:value-type="float" office:value="406" calcext:value-type="float">
            <text:p>406</text:p>
          </table:table-cell>
        </table:table-row>
        <table:table-row table:style-name="ro1">
          <table:table-cell table:formula="of:=[.A531]+[.$B$1]" office:value-type="float" office:value="52.7000000000005" calcext:value-type="float">
            <text:p>52.7000000000005</text:p>
          </table:table-cell>
          <table:table-cell table:formula="of:=[.A532]*[.$B$2]" office:value-type="float" office:value="0.91978851580102" calcext:value-type="float">
            <text:p>0.91978851580102</text:p>
          </table:table-cell>
          <table:table-cell table:formula="of:=SIN([.B532])" office:value-type="float" office:value="0.795473480854901" calcext:value-type="float">
            <text:p>0.795473480854901</text:p>
          </table:table-cell>
          <table:table-cell table:formula="of:=INT([.C532]*512)" office:value-type="float" office:value="407" calcext:value-type="float">
            <text:p>407</text:p>
          </table:table-cell>
        </table:table-row>
        <table:table-row table:style-name="ro1">
          <table:table-cell table:formula="of:=[.A532]+[.$B$1]" office:value-type="float" office:value="52.8000000000005" calcext:value-type="float">
            <text:p>52.8000000000005</text:p>
          </table:table-cell>
          <table:table-cell table:formula="of:=[.A533]*[.$B$2]" office:value-type="float" office:value="0.921533845053014" calcext:value-type="float">
            <text:p>0.921533845053014</text:p>
          </table:table-cell>
          <table:table-cell table:formula="of:=SIN([.B533])" office:value-type="float" office:value="0.796529918024201" calcext:value-type="float">
            <text:p>0.796529918024201</text:p>
          </table:table-cell>
          <table:table-cell table:formula="of:=INT([.C533]*512)" office:value-type="float" office:value="407" calcext:value-type="float">
            <text:p>407</text:p>
          </table:table-cell>
        </table:table-row>
        <table:table-row table:style-name="ro1">
          <table:table-cell table:formula="of:=[.A533]+[.$B$1]" office:value-type="float" office:value="52.9000000000005" calcext:value-type="float">
            <text:p>52.9000000000005</text:p>
          </table:table-cell>
          <table:table-cell table:formula="of:=[.A534]*[.$B$2]" office:value-type="float" office:value="0.923279174305009" calcext:value-type="float">
            <text:p>0.923279174305009</text:p>
          </table:table-cell>
          <table:table-cell table:formula="of:=SIN([.B534])" office:value-type="float" office:value="0.797583928825234" calcext:value-type="float">
            <text:p>0.797583928825234</text:p>
          </table:table-cell>
          <table:table-cell table:formula="of:=INT([.C534]*512)" office:value-type="float" office:value="408" calcext:value-type="float">
            <text:p>408</text:p>
          </table:table-cell>
        </table:table-row>
        <table:table-row table:style-name="ro1">
          <table:table-cell table:formula="of:=[.A534]+[.$B$1]" office:value-type="float" office:value="53.0000000000005" calcext:value-type="float">
            <text:p>53.0000000000005</text:p>
          </table:table-cell>
          <table:table-cell table:formula="of:=[.A535]*[.$B$2]" office:value-type="float" office:value="0.925024503557003" calcext:value-type="float">
            <text:p>0.925024503557003</text:p>
          </table:table-cell>
          <table:table-cell table:formula="of:=SIN([.B535])" office:value-type="float" office:value="0.798635510047298" calcext:value-type="float">
            <text:p>0.798635510047298</text:p>
          </table:table-cell>
          <table:table-cell table:formula="of:=INT([.C535]*512)" office:value-type="float" office:value="408" calcext:value-type="float">
            <text:p>408</text:p>
          </table:table-cell>
        </table:table-row>
        <table:table-row table:style-name="ro1">
          <table:table-cell table:formula="of:=[.A535]+[.$B$1]" office:value-type="float" office:value="53.1000000000005" calcext:value-type="float">
            <text:p>53.1000000000005</text:p>
          </table:table-cell>
          <table:table-cell table:formula="of:=[.A536]*[.$B$2]" office:value-type="float" office:value="0.926769832808997" calcext:value-type="float">
            <text:p>0.926769832808997</text:p>
          </table:table-cell>
          <table:table-cell table:formula="of:=SIN([.B536])" office:value-type="float" office:value="0.799684658487096" calcext:value-type="float">
            <text:p>0.799684658487096</text:p>
          </table:table-cell>
          <table:table-cell table:formula="of:=INT([.C536]*512)" office:value-type="float" office:value="409" calcext:value-type="float">
            <text:p>409</text:p>
          </table:table-cell>
        </table:table-row>
        <table:table-row table:style-name="ro1">
          <table:table-cell table:formula="of:=[.A536]+[.$B$1]" office:value-type="float" office:value="53.2000000000005" calcext:value-type="float">
            <text:p>53.2000000000005</text:p>
          </table:table-cell>
          <table:table-cell table:formula="of:=[.A537]*[.$B$2]" office:value-type="float" office:value="0.928515162060992" calcext:value-type="float">
            <text:p>0.928515162060992</text:p>
          </table:table-cell>
          <table:table-cell table:formula="of:=SIN([.B537])" office:value-type="float" office:value="0.800731370948739" calcext:value-type="float">
            <text:p>0.800731370948739</text:p>
          </table:table-cell>
          <table:table-cell table:formula="of:=INT([.C537]*512)" office:value-type="float" office:value="409" calcext:value-type="float">
            <text:p>409</text:p>
          </table:table-cell>
        </table:table-row>
        <table:table-row table:style-name="ro1">
          <table:table-cell table:formula="of:=[.A537]+[.$B$1]" office:value-type="float" office:value="53.3000000000005" calcext:value-type="float">
            <text:p>53.3000000000005</text:p>
          </table:table-cell>
          <table:table-cell table:formula="of:=[.A538]*[.$B$2]" office:value-type="float" office:value="0.930260491312986" calcext:value-type="float">
            <text:p>0.930260491312986</text:p>
          </table:table-cell>
          <table:table-cell table:formula="of:=SIN([.B538])" office:value-type="float" office:value="0.801775644243759" calcext:value-type="float">
            <text:p>0.801775644243759</text:p>
          </table:table-cell>
          <table:table-cell table:formula="of:=INT([.C538]*512)" office:value-type="float" office:value="410" calcext:value-type="float">
            <text:p>410</text:p>
          </table:table-cell>
        </table:table-row>
        <table:table-row table:style-name="ro1">
          <table:table-cell table:formula="of:=[.A538]+[.$B$1]" office:value-type="float" office:value="53.4000000000005" calcext:value-type="float">
            <text:p>53.4000000000005</text:p>
          </table:table-cell>
          <table:table-cell table:formula="of:=[.A539]*[.$B$2]" office:value-type="float" office:value="0.93200582056498" calcext:value-type="float">
            <text:p>0.93200582056498</text:p>
          </table:table-cell>
          <table:table-cell table:formula="of:=SIN([.B539])" office:value-type="float" office:value="0.802817475191119" calcext:value-type="float">
            <text:p>0.802817475191119</text:p>
          </table:table-cell>
          <table:table-cell table:formula="of:=INT([.C539]*512)" office:value-type="float" office:value="411" calcext:value-type="float">
            <text:p>411</text:p>
          </table:table-cell>
        </table:table-row>
        <table:table-row table:style-name="ro1">
          <table:table-cell table:formula="of:=[.A539]+[.$B$1]" office:value-type="float" office:value="53.5000000000005" calcext:value-type="float">
            <text:p>53.5000000000005</text:p>
          </table:table-cell>
          <table:table-cell table:formula="of:=[.A540]*[.$B$2]" office:value-type="float" office:value="0.933751149816975" calcext:value-type="float">
            <text:p>0.933751149816975</text:p>
          </table:table-cell>
          <table:table-cell table:formula="of:=SIN([.B540])" office:value-type="float" office:value="0.803856860617222" calcext:value-type="float">
            <text:p>0.803856860617222</text:p>
          </table:table-cell>
          <table:table-cell table:formula="of:=INT([.C540]*512)" office:value-type="float" office:value="411" calcext:value-type="float">
            <text:p>411</text:p>
          </table:table-cell>
        </table:table-row>
        <table:table-row table:style-name="ro1">
          <table:table-cell table:formula="of:=[.A540]+[.$B$1]" office:value-type="float" office:value="53.6000000000005" calcext:value-type="float">
            <text:p>53.6000000000005</text:p>
          </table:table-cell>
          <table:table-cell table:formula="of:=[.A541]*[.$B$2]" office:value-type="float" office:value="0.935496479068969" calcext:value-type="float">
            <text:p>0.935496479068969</text:p>
          </table:table-cell>
          <table:table-cell table:formula="of:=SIN([.B541])" office:value-type="float" office:value="0.804893797355919" calcext:value-type="float">
            <text:p>0.804893797355919</text:p>
          </table:table-cell>
          <table:table-cell table:formula="of:=INT([.C541]*512)" office:value-type="float" office:value="412" calcext:value-type="float">
            <text:p>412</text:p>
          </table:table-cell>
        </table:table-row>
        <table:table-row table:style-name="ro1">
          <table:table-cell table:formula="of:=[.A541]+[.$B$1]" office:value-type="float" office:value="53.7000000000005" calcext:value-type="float">
            <text:p>53.7000000000005</text:p>
          </table:table-cell>
          <table:table-cell table:formula="of:=[.A542]*[.$B$2]" office:value-type="float" office:value="0.937241808320964" calcext:value-type="float">
            <text:p>0.937241808320964</text:p>
          </table:table-cell>
          <table:table-cell table:formula="of:=SIN([.B542])" office:value-type="float" office:value="0.805928282248521" calcext:value-type="float">
            <text:p>0.805928282248521</text:p>
          </table:table-cell>
          <table:table-cell table:formula="of:=INT([.C542]*512)" office:value-type="float" office:value="412" calcext:value-type="float">
            <text:p>412</text:p>
          </table:table-cell>
        </table:table-row>
        <table:table-row table:style-name="ro1">
          <table:table-cell table:formula="of:=[.A542]+[.$B$1]" office:value-type="float" office:value="53.8000000000005" calcext:value-type="float">
            <text:p>53.8000000000005</text:p>
          </table:table-cell>
          <table:table-cell table:formula="of:=[.A543]*[.$B$2]" office:value-type="float" office:value="0.938987137572958" calcext:value-type="float">
            <text:p>0.938987137572958</text:p>
          </table:table-cell>
          <table:table-cell table:formula="of:=SIN([.B543])" office:value-type="float" office:value="0.806960312143807" calcext:value-type="float">
            <text:p>0.806960312143807</text:p>
          </table:table-cell>
          <table:table-cell table:formula="of:=INT([.C543]*512)" office:value-type="float" office:value="413" calcext:value-type="float">
            <text:p>413</text:p>
          </table:table-cell>
        </table:table-row>
        <table:table-row table:style-name="ro1">
          <table:table-cell table:formula="of:=[.A543]+[.$B$1]" office:value-type="float" office:value="53.9000000000005" calcext:value-type="float">
            <text:p>53.9000000000005</text:p>
          </table:table-cell>
          <table:table-cell table:formula="of:=[.A544]*[.$B$2]" office:value-type="float" office:value="0.940732466824952" calcext:value-type="float">
            <text:p>0.940732466824952</text:p>
          </table:table-cell>
          <table:table-cell table:formula="of:=SIN([.B544])" office:value-type="float" office:value="0.807989883898036" calcext:value-type="float">
            <text:p>0.807989883898036</text:p>
          </table:table-cell>
          <table:table-cell table:formula="of:=INT([.C544]*512)" office:value-type="float" office:value="413" calcext:value-type="float">
            <text:p>413</text:p>
          </table:table-cell>
        </table:table-row>
        <table:table-row table:style-name="ro1">
          <table:table-cell table:formula="of:=[.A544]+[.$B$1]" office:value-type="float" office:value="54.0000000000005" calcext:value-type="float">
            <text:p>54.0000000000005</text:p>
          </table:table-cell>
          <table:table-cell table:formula="of:=[.A545]*[.$B$2]" office:value-type="float" office:value="0.942477796076946" calcext:value-type="float">
            <text:p>0.942477796076946</text:p>
          </table:table-cell>
          <table:table-cell table:formula="of:=SIN([.B545])" office:value-type="float" office:value="0.809016994374952" calcext:value-type="float">
            <text:p>0.809016994374952</text:p>
          </table:table-cell>
          <table:table-cell table:formula="of:=INT([.C545]*512)" office:value-type="float" office:value="414" calcext:value-type="float">
            <text:p>414</text:p>
          </table:table-cell>
        </table:table-row>
        <table:table-row table:style-name="ro1">
          <table:table-cell table:formula="of:=[.A545]+[.$B$1]" office:value-type="float" office:value="54.1000000000005" calcext:value-type="float">
            <text:p>54.1000000000005</text:p>
          </table:table-cell>
          <table:table-cell table:formula="of:=[.A546]*[.$B$2]" office:value-type="float" office:value="0.944223125328941" calcext:value-type="float">
            <text:p>0.944223125328941</text:p>
          </table:table-cell>
          <table:table-cell table:formula="of:=SIN([.B546])" office:value-type="float" office:value="0.810041640445801" calcext:value-type="float">
            <text:p>0.810041640445801</text:p>
          </table:table-cell>
          <table:table-cell table:formula="of:=INT([.C546]*512)" office:value-type="float" office:value="414" calcext:value-type="float">
            <text:p>414</text:p>
          </table:table-cell>
        </table:table-row>
        <table:table-row table:style-name="ro1">
          <table:table-cell table:formula="of:=[.A546]+[.$B$1]" office:value-type="float" office:value="54.2000000000005" calcext:value-type="float">
            <text:p>54.2000000000005</text:p>
          </table:table-cell>
          <table:table-cell table:formula="of:=[.A547]*[.$B$2]" office:value-type="float" office:value="0.945968454580935" calcext:value-type="float">
            <text:p>0.945968454580935</text:p>
          </table:table-cell>
          <table:table-cell table:formula="of:=SIN([.B547])" office:value-type="float" office:value="0.811063818989332" calcext:value-type="float">
            <text:p>0.811063818989332</text:p>
          </table:table-cell>
          <table:table-cell table:formula="of:=INT([.C547]*512)" office:value-type="float" office:value="415" calcext:value-type="float">
            <text:p>415</text:p>
          </table:table-cell>
        </table:table-row>
        <table:table-row table:style-name="ro1">
          <table:table-cell table:formula="of:=[.A547]+[.$B$1]" office:value-type="float" office:value="54.3000000000005" calcext:value-type="float">
            <text:p>54.3000000000005</text:p>
          </table:table-cell>
          <table:table-cell table:formula="of:=[.A548]*[.$B$2]" office:value-type="float" office:value="0.94771378383293" calcext:value-type="float">
            <text:p>0.94771378383293</text:p>
          </table:table-cell>
          <table:table-cell table:formula="of:=SIN([.B548])" office:value-type="float" office:value="0.812083526891811" calcext:value-type="float">
            <text:p>0.812083526891811</text:p>
          </table:table-cell>
          <table:table-cell table:formula="of:=INT([.C548]*512)" office:value-type="float" office:value="415" calcext:value-type="float">
            <text:p>415</text:p>
          </table:table-cell>
        </table:table-row>
        <table:table-row table:style-name="ro1">
          <table:table-cell table:formula="of:=[.A548]+[.$B$1]" office:value-type="float" office:value="54.4000000000005" calcext:value-type="float">
            <text:p>54.4000000000005</text:p>
          </table:table-cell>
          <table:table-cell table:formula="of:=[.A549]*[.$B$2]" office:value-type="float" office:value="0.949459113084924" calcext:value-type="float">
            <text:p>0.949459113084924</text:p>
          </table:table-cell>
          <table:table-cell table:formula="of:=SIN([.B549])" office:value-type="float" office:value="0.813100761047033" calcext:value-type="float">
            <text:p>0.813100761047033</text:p>
          </table:table-cell>
          <table:table-cell table:formula="of:=INT([.C549]*512)" office:value-type="float" office:value="416" calcext:value-type="float">
            <text:p>416</text:p>
          </table:table-cell>
        </table:table-row>
        <table:table-row table:style-name="ro1">
          <table:table-cell table:formula="of:=[.A549]+[.$B$1]" office:value-type="float" office:value="54.5000000000005" calcext:value-type="float">
            <text:p>54.5000000000005</text:p>
          </table:table-cell>
          <table:table-cell table:formula="of:=[.A550]*[.$B$2]" office:value-type="float" office:value="0.951204442336918" calcext:value-type="float">
            <text:p>0.951204442336918</text:p>
          </table:table-cell>
          <table:table-cell table:formula="of:=SIN([.B550])" office:value-type="float" office:value="0.814115518356324" calcext:value-type="float">
            <text:p>0.814115518356324</text:p>
          </table:table-cell>
          <table:table-cell table:formula="of:=INT([.C550]*512)" office:value-type="float" office:value="416" calcext:value-type="float">
            <text:p>416</text:p>
          </table:table-cell>
        </table:table-row>
        <table:table-row table:style-name="ro1">
          <table:table-cell table:formula="of:=[.A550]+[.$B$1]" office:value-type="float" office:value="54.6000000000005" calcext:value-type="float">
            <text:p>54.6000000000005</text:p>
          </table:table-cell>
          <table:table-cell table:formula="of:=[.A551]*[.$B$2]" office:value-type="float" office:value="0.952949771588913" calcext:value-type="float">
            <text:p>0.952949771588913</text:p>
          </table:table-cell>
          <table:table-cell table:formula="of:=SIN([.B551])" office:value-type="float" office:value="0.815127795728559" calcext:value-type="float">
            <text:p>0.815127795728559</text:p>
          </table:table-cell>
          <table:table-cell table:formula="of:=INT([.C551]*512)" office:value-type="float" office:value="417" calcext:value-type="float">
            <text:p>417</text:p>
          </table:table-cell>
        </table:table-row>
        <table:table-row table:style-name="ro1">
          <table:table-cell table:formula="of:=[.A551]+[.$B$1]" office:value-type="float" office:value="54.7000000000005" calcext:value-type="float">
            <text:p>54.7000000000005</text:p>
          </table:table-cell>
          <table:table-cell table:formula="of:=[.A552]*[.$B$2]" office:value-type="float" office:value="0.954695100840907" calcext:value-type="float">
            <text:p>0.954695100840907</text:p>
          </table:table-cell>
          <table:table-cell table:formula="of:=SIN([.B552])" office:value-type="float" office:value="0.816137590080165" calcext:value-type="float">
            <text:p>0.816137590080165</text:p>
          </table:table-cell>
          <table:table-cell table:formula="of:=INT([.C552]*512)" office:value-type="float" office:value="417" calcext:value-type="float">
            <text:p>417</text:p>
          </table:table-cell>
        </table:table-row>
        <table:table-row table:style-name="ro1">
          <table:table-cell table:formula="of:=[.A552]+[.$B$1]" office:value-type="float" office:value="54.8000000000005" calcext:value-type="float">
            <text:p>54.8000000000005</text:p>
          </table:table-cell>
          <table:table-cell table:formula="of:=[.A553]*[.$B$2]" office:value-type="float" office:value="0.956440430092902" calcext:value-type="float">
            <text:p>0.956440430092902</text:p>
          </table:table-cell>
          <table:table-cell table:formula="of:=SIN([.B553])" office:value-type="float" office:value="0.817144898335134" calcext:value-type="float">
            <text:p>0.817144898335134</text:p>
          </table:table-cell>
          <table:table-cell table:formula="of:=INT([.C553]*512)" office:value-type="float" office:value="418" calcext:value-type="float">
            <text:p>418</text:p>
          </table:table-cell>
        </table:table-row>
        <table:table-row table:style-name="ro1">
          <table:table-cell table:formula="of:=[.A553]+[.$B$1]" office:value-type="float" office:value="54.9000000000005" calcext:value-type="float">
            <text:p>54.9000000000005</text:p>
          </table:table-cell>
          <table:table-cell table:formula="of:=[.A554]*[.$B$2]" office:value-type="float" office:value="0.958185759344896" calcext:value-type="float">
            <text:p>0.958185759344896</text:p>
          </table:table-cell>
          <table:table-cell table:formula="of:=SIN([.B554])" office:value-type="float" office:value="0.818149717425028" calcext:value-type="float">
            <text:p>0.818149717425028</text:p>
          </table:table-cell>
          <table:table-cell table:formula="of:=INT([.C554]*512)" office:value-type="float" office:value="418" calcext:value-type="float">
            <text:p>418</text:p>
          </table:table-cell>
        </table:table-row>
        <table:table-row table:style-name="ro1">
          <table:table-cell table:formula="of:=[.A554]+[.$B$1]" office:value-type="float" office:value="55.0000000000005" calcext:value-type="float">
            <text:p>55.0000000000005</text:p>
          </table:table-cell>
          <table:table-cell table:formula="of:=[.A555]*[.$B$2]" office:value-type="float" office:value="0.95993108859689" calcext:value-type="float">
            <text:p>0.95993108859689</text:p>
          </table:table-cell>
          <table:table-cell table:formula="of:=SIN([.B555])" office:value-type="float" office:value="0.819152044288997" calcext:value-type="float">
            <text:p>0.819152044288997</text:p>
          </table:table-cell>
          <table:table-cell table:formula="of:=INT([.C555]*512)" office:value-type="float" office:value="419" calcext:value-type="float">
            <text:p>419</text:p>
          </table:table-cell>
        </table:table-row>
        <table:table-row table:style-name="ro1">
          <table:table-cell table:formula="of:=[.A555]+[.$B$1]" office:value-type="float" office:value="55.1000000000005" calcext:value-type="float">
            <text:p>55.1000000000005</text:p>
          </table:table-cell>
          <table:table-cell table:formula="of:=[.A556]*[.$B$2]" office:value-type="float" office:value="0.961676417848885" calcext:value-type="float">
            <text:p>0.961676417848885</text:p>
          </table:table-cell>
          <table:table-cell table:formula="of:=SIN([.B556])" office:value-type="float" office:value="0.820151875873777" calcext:value-type="float">
            <text:p>0.820151875873777</text:p>
          </table:table-cell>
          <table:table-cell table:formula="of:=INT([.C556]*512)" office:value-type="float" office:value="419" calcext:value-type="float">
            <text:p>419</text:p>
          </table:table-cell>
        </table:table-row>
        <table:table-row table:style-name="ro1">
          <table:table-cell table:formula="of:=[.A556]+[.$B$1]" office:value-type="float" office:value="55.2000000000005" calcext:value-type="float">
            <text:p>55.2000000000005</text:p>
          </table:table-cell>
          <table:table-cell table:formula="of:=[.A557]*[.$B$2]" office:value-type="float" office:value="0.963421747100879" calcext:value-type="float">
            <text:p>0.963421747100879</text:p>
          </table:table-cell>
          <table:table-cell table:formula="of:=SIN([.B557])" office:value-type="float" office:value="0.821149209133709" calcext:value-type="float">
            <text:p>0.821149209133709</text:p>
          </table:table-cell>
          <table:table-cell table:formula="of:=INT([.C557]*512)" office:value-type="float" office:value="420" calcext:value-type="float">
            <text:p>420</text:p>
          </table:table-cell>
        </table:table-row>
        <table:table-row table:style-name="ro1">
          <table:table-cell table:formula="of:=[.A557]+[.$B$1]" office:value-type="float" office:value="55.3000000000005" calcext:value-type="float">
            <text:p>55.3000000000005</text:p>
          </table:table-cell>
          <table:table-cell table:formula="of:=[.A558]*[.$B$2]" office:value-type="float" office:value="0.965167076352873" calcext:value-type="float">
            <text:p>0.965167076352873</text:p>
          </table:table-cell>
          <table:table-cell table:formula="of:=SIN([.B558])" office:value-type="float" office:value="0.822144041030743" calcext:value-type="float">
            <text:p>0.822144041030743</text:p>
          </table:table-cell>
          <table:table-cell table:formula="of:=INT([.C558]*512)" office:value-type="float" office:value="420" calcext:value-type="float">
            <text:p>420</text:p>
          </table:table-cell>
        </table:table-row>
        <table:table-row table:style-name="ro1">
          <table:table-cell table:formula="of:=[.A558]+[.$B$1]" office:value-type="float" office:value="55.4000000000005" calcext:value-type="float">
            <text:p>55.4000000000005</text:p>
          </table:table-cell>
          <table:table-cell table:formula="of:=[.A559]*[.$B$2]" office:value-type="float" office:value="0.966912405604868" calcext:value-type="float">
            <text:p>0.966912405604868</text:p>
          </table:table-cell>
          <table:table-cell table:formula="of:=SIN([.B559])" office:value-type="float" office:value="0.823136368534447" calcext:value-type="float">
            <text:p>0.823136368534447</text:p>
          </table:table-cell>
          <table:table-cell table:formula="of:=INT([.C559]*512)" office:value-type="float" office:value="421" calcext:value-type="float">
            <text:p>421</text:p>
          </table:table-cell>
        </table:table-row>
        <table:table-row table:style-name="ro1">
          <table:table-cell table:formula="of:=[.A559]+[.$B$1]" office:value-type="float" office:value="55.5000000000005" calcext:value-type="float">
            <text:p>55.5000000000005</text:p>
          </table:table-cell>
          <table:table-cell table:formula="of:=[.A560]*[.$B$2]" office:value-type="float" office:value="0.968657734856862" calcext:value-type="float">
            <text:p>0.968657734856862</text:p>
          </table:table-cell>
          <table:table-cell table:formula="of:=SIN([.B560])" office:value-type="float" office:value="0.824126188622021" calcext:value-type="float">
            <text:p>0.824126188622021</text:p>
          </table:table-cell>
          <table:table-cell table:formula="of:=INT([.C560]*512)" office:value-type="float" office:value="421" calcext:value-type="float">
            <text:p>421</text:p>
          </table:table-cell>
        </table:table-row>
        <table:table-row table:style-name="ro1">
          <table:table-cell table:formula="of:=[.A560]+[.$B$1]" office:value-type="float" office:value="55.6000000000005" calcext:value-type="float">
            <text:p>55.6000000000005</text:p>
          </table:table-cell>
          <table:table-cell table:formula="of:=[.A561]*[.$B$2]" office:value-type="float" office:value="0.970403064108856" calcext:value-type="float">
            <text:p>0.970403064108856</text:p>
          </table:table-cell>
          <table:table-cell table:formula="of:=SIN([.B561])" office:value-type="float" office:value="0.8251134982783" calcext:value-type="float">
            <text:p>0.8251134982783</text:p>
          </table:table-cell>
          <table:table-cell table:formula="of:=INT([.C561]*512)" office:value-type="float" office:value="422" calcext:value-type="float">
            <text:p>422</text:p>
          </table:table-cell>
        </table:table-row>
        <table:table-row table:style-name="ro1">
          <table:table-cell table:formula="of:=[.A561]+[.$B$1]" office:value-type="float" office:value="55.7000000000005" calcext:value-type="float">
            <text:p>55.7000000000005</text:p>
          </table:table-cell>
          <table:table-cell table:formula="of:=[.A562]*[.$B$2]" office:value-type="float" office:value="0.972148393360851" calcext:value-type="float">
            <text:p>0.972148393360851</text:p>
          </table:table-cell>
          <table:table-cell table:formula="of:=SIN([.B562])" office:value-type="float" office:value="0.826098294495769" calcext:value-type="float">
            <text:p>0.826098294495769</text:p>
          </table:table-cell>
          <table:table-cell table:formula="of:=INT([.C562]*512)" office:value-type="float" office:value="422" calcext:value-type="float">
            <text:p>422</text:p>
          </table:table-cell>
        </table:table-row>
        <table:table-row table:style-name="ro1">
          <table:table-cell table:formula="of:=[.A562]+[.$B$1]" office:value-type="float" office:value="55.8000000000005" calcext:value-type="float">
            <text:p>55.8000000000005</text:p>
          </table:table-cell>
          <table:table-cell table:formula="of:=[.A563]*[.$B$2]" office:value-type="float" office:value="0.973893722612845" calcext:value-type="float">
            <text:p>0.973893722612845</text:p>
          </table:table-cell>
          <table:table-cell table:formula="of:=SIN([.B563])" office:value-type="float" office:value="0.827080574274567" calcext:value-type="float">
            <text:p>0.827080574274567</text:p>
          </table:table-cell>
          <table:table-cell table:formula="of:=INT([.C563]*512)" office:value-type="float" office:value="423" calcext:value-type="float">
            <text:p>423</text:p>
          </table:table-cell>
        </table:table-row>
        <table:table-row table:style-name="ro1">
          <table:table-cell table:formula="of:=[.A563]+[.$B$1]" office:value-type="float" office:value="55.9000000000005" calcext:value-type="float">
            <text:p>55.9000000000005</text:p>
          </table:table-cell>
          <table:table-cell table:formula="of:=[.A564]*[.$B$2]" office:value-type="float" office:value="0.975639051864839" calcext:value-type="float">
            <text:p>0.975639051864839</text:p>
          </table:table-cell>
          <table:table-cell table:formula="of:=SIN([.B564])" office:value-type="float" office:value="0.828060334622499" calcext:value-type="float">
            <text:p>0.828060334622499</text:p>
          </table:table-cell>
          <table:table-cell table:formula="of:=INT([.C564]*512)" office:value-type="float" office:value="423" calcext:value-type="float">
            <text:p>423</text:p>
          </table:table-cell>
        </table:table-row>
        <table:table-row table:style-name="ro1">
          <table:table-cell table:formula="of:=[.A564]+[.$B$1]" office:value-type="float" office:value="56.0000000000005" calcext:value-type="float">
            <text:p>56.0000000000005</text:p>
          </table:table-cell>
          <table:table-cell table:formula="of:=[.A565]*[.$B$2]" office:value-type="float" office:value="0.977384381116834" calcext:value-type="float">
            <text:p>0.977384381116834</text:p>
          </table:table-cell>
          <table:table-cell table:formula="of:=SIN([.B565])" office:value-type="float" office:value="0.829037572555047" calcext:value-type="float">
            <text:p>0.829037572555047</text:p>
          </table:table-cell>
          <table:table-cell table:formula="of:=INT([.C565]*512)" office:value-type="float" office:value="424" calcext:value-type="float">
            <text:p>424</text:p>
          </table:table-cell>
        </table:table-row>
        <table:table-row table:style-name="ro1">
          <table:table-cell table:formula="of:=[.A565]+[.$B$1]" office:value-type="float" office:value="56.1000000000005" calcext:value-type="float">
            <text:p>56.1000000000005</text:p>
          </table:table-cell>
          <table:table-cell table:formula="of:=[.A566]*[.$B$2]" office:value-type="float" office:value="0.979129710368828" calcext:value-type="float">
            <text:p>0.979129710368828</text:p>
          </table:table-cell>
          <table:table-cell table:formula="of:=SIN([.B566])" office:value-type="float" office:value="0.830012285095373" calcext:value-type="float">
            <text:p>0.830012285095373</text:p>
          </table:table-cell>
          <table:table-cell table:formula="of:=INT([.C566]*512)" office:value-type="float" office:value="424" calcext:value-type="float">
            <text:p>424</text:p>
          </table:table-cell>
        </table:table-row>
        <table:table-row table:style-name="ro1">
          <table:table-cell table:formula="of:=[.A566]+[.$B$1]" office:value-type="float" office:value="56.2000000000005" calcext:value-type="float">
            <text:p>56.2000000000005</text:p>
          </table:table-cell>
          <table:table-cell table:formula="of:=[.A567]*[.$B$2]" office:value-type="float" office:value="0.980875039620822" calcext:value-type="float">
            <text:p>0.980875039620822</text:p>
          </table:table-cell>
          <table:table-cell table:formula="of:=SIN([.B567])" office:value-type="float" office:value="0.830984469274334" calcext:value-type="float">
            <text:p>0.830984469274334</text:p>
          </table:table-cell>
          <table:table-cell table:formula="of:=INT([.C567]*512)" office:value-type="float" office:value="425" calcext:value-type="float">
            <text:p>425</text:p>
          </table:table-cell>
        </table:table-row>
        <table:table-row table:style-name="ro1">
          <table:table-cell table:formula="of:=[.A567]+[.$B$1]" office:value-type="float" office:value="56.3000000000005" calcext:value-type="float">
            <text:p>56.3000000000005</text:p>
          </table:table-cell>
          <table:table-cell table:formula="of:=[.A568]*[.$B$2]" office:value-type="float" office:value="0.982620368872817" calcext:value-type="float">
            <text:p>0.982620368872817</text:p>
          </table:table-cell>
          <table:table-cell table:formula="of:=SIN([.B568])" office:value-type="float" office:value="0.831954122130488" calcext:value-type="float">
            <text:p>0.831954122130488</text:p>
          </table:table-cell>
          <table:table-cell table:formula="of:=INT([.C568]*512)" office:value-type="float" office:value="425" calcext:value-type="float">
            <text:p>425</text:p>
          </table:table-cell>
        </table:table-row>
        <table:table-row table:style-name="ro1">
          <table:table-cell table:formula="of:=[.A568]+[.$B$1]" office:value-type="float" office:value="56.4000000000005" calcext:value-type="float">
            <text:p>56.4000000000005</text:p>
          </table:table-cell>
          <table:table-cell table:formula="of:=[.A569]*[.$B$2]" office:value-type="float" office:value="0.984365698124811" calcext:value-type="float">
            <text:p>0.984365698124811</text:p>
          </table:table-cell>
          <table:table-cell table:formula="of:=SIN([.B569])" office:value-type="float" office:value="0.832921240710105" calcext:value-type="float">
            <text:p>0.832921240710105</text:p>
          </table:table-cell>
          <table:table-cell table:formula="of:=INT([.C569]*512)" office:value-type="float" office:value="426" calcext:value-type="float">
            <text:p>426</text:p>
          </table:table-cell>
        </table:table-row>
        <table:table-row table:style-name="ro1">
          <table:table-cell table:formula="of:=[.A569]+[.$B$1]" office:value-type="float" office:value="56.5000000000005" calcext:value-type="float">
            <text:p>56.5000000000005</text:p>
          </table:table-cell>
          <table:table-cell table:formula="of:=[.A570]*[.$B$2]" office:value-type="float" office:value="0.986111027376805" calcext:value-type="float">
            <text:p>0.986111027376805</text:p>
          </table:table-cell>
          <table:table-cell table:formula="of:=SIN([.B570])" office:value-type="float" office:value="0.833885822067173" calcext:value-type="float">
            <text:p>0.833885822067173</text:p>
          </table:table-cell>
          <table:table-cell table:formula="of:=INT([.C570]*512)" office:value-type="float" office:value="426" calcext:value-type="float">
            <text:p>426</text:p>
          </table:table-cell>
        </table:table-row>
        <table:table-row table:style-name="ro1">
          <table:table-cell table:formula="of:=[.A570]+[.$B$1]" office:value-type="float" office:value="56.6000000000005" calcext:value-type="float">
            <text:p>56.6000000000005</text:p>
          </table:table-cell>
          <table:table-cell table:formula="of:=[.A571]*[.$B$2]" office:value-type="float" office:value="0.9878563566288" calcext:value-type="float">
            <text:p>0.9878563566288</text:p>
          </table:table-cell>
          <table:table-cell table:formula="of:=SIN([.B571])" office:value-type="float" office:value="0.834847863263412" calcext:value-type="float">
            <text:p>0.834847863263412</text:p>
          </table:table-cell>
          <table:table-cell table:formula="of:=INT([.C571]*512)" office:value-type="float" office:value="427" calcext:value-type="float">
            <text:p>427</text:p>
          </table:table-cell>
        </table:table-row>
        <table:table-row table:style-name="ro1">
          <table:table-cell table:formula="of:=[.A571]+[.$B$1]" office:value-type="float" office:value="56.7000000000005" calcext:value-type="float">
            <text:p>56.7000000000005</text:p>
          </table:table-cell>
          <table:table-cell table:formula="of:=[.A572]*[.$B$2]" office:value-type="float" office:value="0.989601685880794" calcext:value-type="float">
            <text:p>0.989601685880794</text:p>
          </table:table-cell>
          <table:table-cell table:formula="of:=SIN([.B572])" office:value-type="float" office:value="0.835807361368275" calcext:value-type="float">
            <text:p>0.835807361368275</text:p>
          </table:table-cell>
          <table:table-cell table:formula="of:=INT([.C572]*512)" office:value-type="float" office:value="427" calcext:value-type="float">
            <text:p>427</text:p>
          </table:table-cell>
        </table:table-row>
        <table:table-row table:style-name="ro1">
          <table:table-cell table:formula="of:=[.A572]+[.$B$1]" office:value-type="float" office:value="56.8000000000005" calcext:value-type="float">
            <text:p>56.8000000000005</text:p>
          </table:table-cell>
          <table:table-cell table:formula="of:=[.A573]*[.$B$2]" office:value-type="float" office:value="0.991347015132789" calcext:value-type="float">
            <text:p>0.991347015132789</text:p>
          </table:table-cell>
          <table:table-cell table:formula="of:=SIN([.B573])" office:value-type="float" office:value="0.836764313458967" calcext:value-type="float">
            <text:p>0.836764313458967</text:p>
          </table:table-cell>
          <table:table-cell table:formula="of:=INT([.C573]*512)" office:value-type="float" office:value="428" calcext:value-type="float">
            <text:p>428</text:p>
          </table:table-cell>
        </table:table-row>
        <table:table-row table:style-name="ro1">
          <table:table-cell table:formula="of:=[.A573]+[.$B$1]" office:value-type="float" office:value="56.9000000000005" calcext:value-type="float">
            <text:p>56.9000000000005</text:p>
          </table:table-cell>
          <table:table-cell table:formula="of:=[.A574]*[.$B$2]" office:value-type="float" office:value="0.993092344384783" calcext:value-type="float">
            <text:p>0.993092344384783</text:p>
          </table:table-cell>
          <table:table-cell table:formula="of:=SIN([.B574])" office:value-type="float" office:value="0.837718716620444" calcext:value-type="float">
            <text:p>0.837718716620444</text:p>
          </table:table-cell>
          <table:table-cell table:formula="of:=INT([.C574]*512)" office:value-type="float" office:value="428" calcext:value-type="float">
            <text:p>428</text:p>
          </table:table-cell>
        </table:table-row>
        <table:table-row table:style-name="ro1">
          <table:table-cell table:formula="of:=[.A574]+[.$B$1]" office:value-type="float" office:value="57.0000000000005" calcext:value-type="float">
            <text:p>57.0000000000005</text:p>
          </table:table-cell>
          <table:table-cell table:formula="of:=[.A575]*[.$B$2]" office:value-type="float" office:value="0.994837673636777" calcext:value-type="float">
            <text:p>0.994837673636777</text:p>
          </table:table-cell>
          <table:table-cell table:formula="of:=SIN([.B575])" office:value-type="float" office:value="0.838670567945429" calcext:value-type="float">
            <text:p>0.838670567945429</text:p>
          </table:table-cell>
          <table:table-cell table:formula="of:=INT([.C575]*512)" office:value-type="float" office:value="429" calcext:value-type="float">
            <text:p>429</text:p>
          </table:table-cell>
        </table:table-row>
        <table:table-row table:style-name="ro1">
          <table:table-cell table:formula="of:=[.A575]+[.$B$1]" office:value-type="float" office:value="57.1000000000005" calcext:value-type="float">
            <text:p>57.1000000000005</text:p>
          </table:table-cell>
          <table:table-cell table:formula="of:=[.A576]*[.$B$2]" office:value-type="float" office:value="0.996583002888772" calcext:value-type="float">
            <text:p>0.996583002888772</text:p>
          </table:table-cell>
          <table:table-cell table:formula="of:=SIN([.B576])" office:value-type="float" office:value="0.839619864534418" calcext:value-type="float">
            <text:p>0.839619864534418</text:p>
          </table:table-cell>
          <table:table-cell table:formula="of:=INT([.C576]*512)" office:value-type="float" office:value="429" calcext:value-type="float">
            <text:p>429</text:p>
          </table:table-cell>
        </table:table-row>
        <table:table-row table:style-name="ro1">
          <table:table-cell table:formula="of:=[.A576]+[.$B$1]" office:value-type="float" office:value="57.2000000000005" calcext:value-type="float">
            <text:p>57.2000000000005</text:p>
          </table:table-cell>
          <table:table-cell table:formula="of:=[.A577]*[.$B$2]" office:value-type="float" office:value="0.998328332140766" calcext:value-type="float">
            <text:p>0.998328332140766</text:p>
          </table:table-cell>
          <table:table-cell table:formula="of:=SIN([.B577])" office:value-type="float" office:value="0.840566603495689" calcext:value-type="float">
            <text:p>0.840566603495689</text:p>
          </table:table-cell>
          <table:table-cell table:formula="of:=INT([.C577]*512)" office:value-type="float" office:value="430" calcext:value-type="float">
            <text:p>430</text:p>
          </table:table-cell>
        </table:table-row>
        <table:table-row table:style-name="ro1">
          <table:table-cell table:formula="of:=[.A577]+[.$B$1]" office:value-type="float" office:value="57.3000000000005" calcext:value-type="float">
            <text:p>57.3000000000005</text:p>
          </table:table-cell>
          <table:table-cell table:formula="of:=[.A578]*[.$B$2]" office:value-type="float" office:value="1.00007366139276" calcext:value-type="float">
            <text:p>1.00007366139276</text:p>
          </table:table-cell>
          <table:table-cell table:formula="of:=SIN([.B578])" office:value-type="float" office:value="0.841510781945311" calcext:value-type="float">
            <text:p>0.841510781945311</text:p>
          </table:table-cell>
          <table:table-cell table:formula="of:=INT([.C578]*512)" office:value-type="float" office:value="430" calcext:value-type="float">
            <text:p>430</text:p>
          </table:table-cell>
        </table:table-row>
        <table:table-row table:style-name="ro1">
          <table:table-cell table:formula="of:=[.A578]+[.$B$1]" office:value-type="float" office:value="57.4000000000005" calcext:value-type="float">
            <text:p>57.4000000000005</text:p>
          </table:table-cell>
          <table:table-cell table:formula="of:=[.A579]*[.$B$2]" office:value-type="float" office:value="1.00181899064475" calcext:value-type="float">
            <text:p>1.00181899064475</text:p>
          </table:table-cell>
          <table:table-cell table:formula="of:=SIN([.B579])" office:value-type="float" office:value="0.842452397007153" calcext:value-type="float">
            <text:p>0.842452397007153</text:p>
          </table:table-cell>
          <table:table-cell table:formula="of:=INT([.C579]*512)" office:value-type="float" office:value="431" calcext:value-type="float">
            <text:p>431</text:p>
          </table:table-cell>
        </table:table-row>
        <table:table-row table:style-name="ro1">
          <table:table-cell table:formula="of:=[.A579]+[.$B$1]" office:value-type="float" office:value="57.5000000000006" calcext:value-type="float">
            <text:p>57.5000000000006</text:p>
          </table:table-cell>
          <table:table-cell table:formula="of:=[.A580]*[.$B$2]" office:value-type="float" office:value="1.00356431989675" calcext:value-type="float">
            <text:p>1.00356431989675</text:p>
          </table:table-cell>
          <table:table-cell table:formula="of:=SIN([.B580])" office:value-type="float" office:value="0.843391445812891" calcext:value-type="float">
            <text:p>0.843391445812891</text:p>
          </table:table-cell>
          <table:table-cell table:formula="of:=INT([.C580]*512)" office:value-type="float" office:value="431" calcext:value-type="float">
            <text:p>431</text:p>
          </table:table-cell>
        </table:table-row>
        <table:table-row table:style-name="ro1">
          <table:table-cell table:formula="of:=[.A580]+[.$B$1]" office:value-type="float" office:value="57.6000000000006" calcext:value-type="float">
            <text:p>57.6000000000006</text:p>
          </table:table-cell>
          <table:table-cell table:formula="of:=[.A581]*[.$B$2]" office:value-type="float" office:value="1.00530964914874" calcext:value-type="float">
            <text:p>1.00530964914874</text:p>
          </table:table-cell>
          <table:table-cell table:formula="of:=SIN([.B581])" office:value-type="float" office:value="0.84432792550202" calcext:value-type="float">
            <text:p>0.84432792550202</text:p>
          </table:table-cell>
          <table:table-cell table:formula="of:=INT([.C581]*512)" office:value-type="float" office:value="432" calcext:value-type="float">
            <text:p>432</text:p>
          </table:table-cell>
        </table:table-row>
        <table:table-row table:style-name="ro1">
          <table:table-cell table:formula="of:=[.A581]+[.$B$1]" office:value-type="float" office:value="57.7000000000005" calcext:value-type="float">
            <text:p>57.7000000000005</text:p>
          </table:table-cell>
          <table:table-cell table:formula="of:=[.A582]*[.$B$2]" office:value-type="float" office:value="1.00705497840074" calcext:value-type="float">
            <text:p>1.00705497840074</text:p>
          </table:table-cell>
          <table:table-cell table:formula="of:=SIN([.B582])" office:value-type="float" office:value="0.845261833221861" calcext:value-type="float">
            <text:p>0.845261833221861</text:p>
          </table:table-cell>
          <table:table-cell table:formula="of:=INT([.C582]*512)" office:value-type="float" office:value="432" calcext:value-type="float">
            <text:p>432</text:p>
          </table:table-cell>
        </table:table-row>
        <table:table-row table:style-name="ro1">
          <table:table-cell table:formula="of:=[.A582]+[.$B$1]" office:value-type="float" office:value="57.8000000000006" calcext:value-type="float">
            <text:p>57.8000000000006</text:p>
          </table:table-cell>
          <table:table-cell table:formula="of:=[.A583]*[.$B$2]" office:value-type="float" office:value="1.00880030765273" calcext:value-type="float">
            <text:p>1.00880030765273</text:p>
          </table:table-cell>
          <table:table-cell table:formula="of:=SIN([.B583])" office:value-type="float" office:value="0.846193166127569" calcext:value-type="float">
            <text:p>0.846193166127569</text:p>
          </table:table-cell>
          <table:table-cell table:formula="of:=INT([.C583]*512)" office:value-type="float" office:value="433" calcext:value-type="float">
            <text:p>433</text:p>
          </table:table-cell>
        </table:table-row>
        <table:table-row table:style-name="ro1">
          <table:table-cell table:formula="of:=[.A583]+[.$B$1]" office:value-type="float" office:value="57.9000000000006" calcext:value-type="float">
            <text:p>57.9000000000006</text:p>
          </table:table-cell>
          <table:table-cell table:formula="of:=[.A584]*[.$B$2]" office:value-type="float" office:value="1.01054563690473" calcext:value-type="float">
            <text:p>1.01054563690473</text:p>
          </table:table-cell>
          <table:table-cell table:formula="of:=SIN([.B584])" office:value-type="float" office:value="0.847121921382142" calcext:value-type="float">
            <text:p>0.847121921382142</text:p>
          </table:table-cell>
          <table:table-cell table:formula="of:=INT([.C584]*512)" office:value-type="float" office:value="433" calcext:value-type="float">
            <text:p>433</text:p>
          </table:table-cell>
        </table:table-row>
        <table:table-row table:style-name="ro1">
          <table:table-cell table:formula="of:=[.A584]+[.$B$1]" office:value-type="float" office:value="58.0000000000006" calcext:value-type="float">
            <text:p>58.0000000000006</text:p>
          </table:table-cell>
          <table:table-cell table:formula="of:=[.A585]*[.$B$2]" office:value-type="float" office:value="1.01229096615672" calcext:value-type="float">
            <text:p>1.01229096615672</text:p>
          </table:table-cell>
          <table:table-cell table:formula="of:=SIN([.B585])" office:value-type="float" office:value="0.848048096156431" calcext:value-type="float">
            <text:p>0.848048096156431</text:p>
          </table:table-cell>
          <table:table-cell table:formula="of:=INT([.C585]*512)" office:value-type="float" office:value="434" calcext:value-type="float">
            <text:p>434</text:p>
          </table:table-cell>
        </table:table-row>
        <table:table-row table:style-name="ro1">
          <table:table-cell table:formula="of:=[.A585]+[.$B$1]" office:value-type="float" office:value="58.1000000000006" calcext:value-type="float">
            <text:p>58.1000000000006</text:p>
          </table:table-cell>
          <table:table-cell table:formula="of:=[.A586]*[.$B$2]" office:value-type="float" office:value="1.01403629540872" calcext:value-type="float">
            <text:p>1.01403629540872</text:p>
          </table:table-cell>
          <table:table-cell table:formula="of:=SIN([.B586])" office:value-type="float" office:value="0.848971687629147" calcext:value-type="float">
            <text:p>0.848971687629147</text:p>
          </table:table-cell>
          <table:table-cell table:formula="of:=INT([.C586]*512)" office:value-type="float" office:value="434" calcext:value-type="float">
            <text:p>434</text:p>
          </table:table-cell>
        </table:table-row>
        <table:table-row table:style-name="ro1">
          <table:table-cell table:formula="of:=[.A586]+[.$B$1]" office:value-type="float" office:value="58.2000000000006" calcext:value-type="float">
            <text:p>58.2000000000006</text:p>
          </table:table-cell>
          <table:table-cell table:formula="of:=[.A587]*[.$B$2]" office:value-type="float" office:value="1.01578162466071" calcext:value-type="float">
            <text:p>1.01578162466071</text:p>
          </table:table-cell>
          <table:table-cell table:formula="of:=SIN([.B587])" office:value-type="float" office:value="0.849892692986869" calcext:value-type="float">
            <text:p>0.849892692986869</text:p>
          </table:table-cell>
          <table:table-cell table:formula="of:=INT([.C587]*512)" office:value-type="float" office:value="435" calcext:value-type="float">
            <text:p>435</text:p>
          </table:table-cell>
        </table:table-row>
        <table:table-row table:style-name="ro1">
          <table:table-cell table:formula="of:=[.A587]+[.$B$1]" office:value-type="float" office:value="58.3000000000006" calcext:value-type="float">
            <text:p>58.3000000000006</text:p>
          </table:table-cell>
          <table:table-cell table:formula="of:=[.A588]*[.$B$2]" office:value-type="float" office:value="1.0175269539127" calcext:value-type="float">
            <text:p>1.0175269539127</text:p>
          </table:table-cell>
          <table:table-cell table:formula="of:=SIN([.B588])" office:value-type="float" office:value="0.850811109424056" calcext:value-type="float">
            <text:p>0.850811109424056</text:p>
          </table:table-cell>
          <table:table-cell table:formula="of:=INT([.C588]*512)" office:value-type="float" office:value="435" calcext:value-type="float">
            <text:p>435</text:p>
          </table:table-cell>
        </table:table-row>
        <table:table-row table:style-name="ro1">
          <table:table-cell table:formula="of:=[.A588]+[.$B$1]" office:value-type="float" office:value="58.4000000000006" calcext:value-type="float">
            <text:p>58.4000000000006</text:p>
          </table:table-cell>
          <table:table-cell table:formula="of:=[.A589]*[.$B$2]" office:value-type="float" office:value="1.0192722831647" calcext:value-type="float">
            <text:p>1.0192722831647</text:p>
          </table:table-cell>
          <table:table-cell table:formula="of:=SIN([.B589])" office:value-type="float" office:value="0.851726934143053" calcext:value-type="float">
            <text:p>0.851726934143053</text:p>
          </table:table-cell>
          <table:table-cell table:formula="of:=INT([.C589]*512)" office:value-type="float" office:value="436" calcext:value-type="float">
            <text:p>436</text:p>
          </table:table-cell>
        </table:table-row>
        <table:table-row table:style-name="ro1">
          <table:table-cell table:formula="of:=[.A589]+[.$B$1]" office:value-type="float" office:value="58.5000000000006" calcext:value-type="float">
            <text:p>58.5000000000006</text:p>
          </table:table-cell>
          <table:table-cell table:formula="of:=[.A590]*[.$B$2]" office:value-type="float" office:value="1.02101761241669" calcext:value-type="float">
            <text:p>1.02101761241669</text:p>
          </table:table-cell>
          <table:table-cell table:formula="of:=SIN([.B590])" office:value-type="float" office:value="0.852640164354097" calcext:value-type="float">
            <text:p>0.852640164354097</text:p>
          </table:table-cell>
          <table:table-cell table:formula="of:=INT([.C590]*512)" office:value-type="float" office:value="436" calcext:value-type="float">
            <text:p>436</text:p>
          </table:table-cell>
        </table:table-row>
        <table:table-row table:style-name="ro1">
          <table:table-cell table:formula="of:=[.A590]+[.$B$1]" office:value-type="float" office:value="58.6000000000006" calcext:value-type="float">
            <text:p>58.6000000000006</text:p>
          </table:table-cell>
          <table:table-cell table:formula="of:=[.A591]*[.$B$2]" office:value-type="float" office:value="1.02276294166869" calcext:value-type="float">
            <text:p>1.02276294166869</text:p>
          </table:table-cell>
          <table:table-cell table:formula="of:=SIN([.B591])" office:value-type="float" office:value="0.853550797275333" calcext:value-type="float">
            <text:p>0.853550797275333</text:p>
          </table:table-cell>
          <table:table-cell table:formula="of:=INT([.C591]*512)" office:value-type="float" office:value="437" calcext:value-type="float">
            <text:p>437</text:p>
          </table:table-cell>
        </table:table-row>
        <table:table-row table:style-name="ro1">
          <table:table-cell table:formula="of:=[.A591]+[.$B$1]" office:value-type="float" office:value="58.7000000000006" calcext:value-type="float">
            <text:p>58.7000000000006</text:p>
          </table:table-cell>
          <table:table-cell table:formula="of:=[.A592]*[.$B$2]" office:value-type="float" office:value="1.02450827092068" calcext:value-type="float">
            <text:p>1.02450827092068</text:p>
          </table:table-cell>
          <table:table-cell table:formula="of:=SIN([.B592])" office:value-type="float" office:value="0.854458830132812" calcext:value-type="float">
            <text:p>0.854458830132812</text:p>
          </table:table-cell>
          <table:table-cell table:formula="of:=INT([.C592]*512)" office:value-type="float" office:value="437" calcext:value-type="float">
            <text:p>437</text:p>
          </table:table-cell>
        </table:table-row>
        <table:table-row table:style-name="ro1">
          <table:table-cell table:formula="of:=[.A592]+[.$B$1]" office:value-type="float" office:value="58.8000000000006" calcext:value-type="float">
            <text:p>58.8000000000006</text:p>
          </table:table-cell>
          <table:table-cell table:formula="of:=[.A593]*[.$B$2]" office:value-type="float" office:value="1.02625360017268" calcext:value-type="float">
            <text:p>1.02625360017268</text:p>
          </table:table-cell>
          <table:table-cell table:formula="of:=SIN([.B593])" office:value-type="float" office:value="0.855364260160512" calcext:value-type="float">
            <text:p>0.855364260160512</text:p>
          </table:table-cell>
          <table:table-cell table:formula="of:=INT([.C593]*512)" office:value-type="float" office:value="437" calcext:value-type="float">
            <text:p>437</text:p>
          </table:table-cell>
        </table:table-row>
        <table:table-row table:style-name="ro1">
          <table:table-cell table:formula="of:=[.A593]+[.$B$1]" office:value-type="float" office:value="58.9000000000006" calcext:value-type="float">
            <text:p>58.9000000000006</text:p>
          </table:table-cell>
          <table:table-cell table:formula="of:=[.A594]*[.$B$2]" office:value-type="float" office:value="1.02799892942467" calcext:value-type="float">
            <text:p>1.02799892942467</text:p>
          </table:table-cell>
          <table:table-cell table:formula="of:=SIN([.B594])" office:value-type="float" office:value="0.856267084600333" calcext:value-type="float">
            <text:p>0.856267084600333</text:p>
          </table:table-cell>
          <table:table-cell table:formula="of:=INT([.C594]*512)" office:value-type="float" office:value="438" calcext:value-type="float">
            <text:p>438</text:p>
          </table:table-cell>
        </table:table-row>
        <table:table-row table:style-name="ro1">
          <table:table-cell table:formula="of:=[.A594]+[.$B$1]" office:value-type="float" office:value="59.0000000000006" calcext:value-type="float">
            <text:p>59.0000000000006</text:p>
          </table:table-cell>
          <table:table-cell table:formula="of:=[.A595]*[.$B$2]" office:value-type="float" office:value="1.02974425867666" calcext:value-type="float">
            <text:p>1.02974425867666</text:p>
          </table:table-cell>
          <table:table-cell table:formula="of:=SIN([.B595])" office:value-type="float" office:value="0.857167300702117" calcext:value-type="float">
            <text:p>0.857167300702117</text:p>
          </table:table-cell>
          <table:table-cell table:formula="of:=INT([.C595]*512)" office:value-type="float" office:value="438" calcext:value-type="float">
            <text:p>438</text:p>
          </table:table-cell>
        </table:table-row>
        <table:table-row table:style-name="ro1">
          <table:table-cell table:formula="of:=[.A595]+[.$B$1]" office:value-type="float" office:value="59.1000000000006" calcext:value-type="float">
            <text:p>59.1000000000006</text:p>
          </table:table-cell>
          <table:table-cell table:formula="of:=[.A596]*[.$B$2]" office:value-type="float" office:value="1.03148958792866" calcext:value-type="float">
            <text:p>1.03148958792866</text:p>
          </table:table-cell>
          <table:table-cell table:formula="of:=SIN([.B596])" office:value-type="float" office:value="0.85806490572365" calcext:value-type="float">
            <text:p>0.85806490572365</text:p>
          </table:table-cell>
          <table:table-cell table:formula="of:=INT([.C596]*512)" office:value-type="float" office:value="439" calcext:value-type="float">
            <text:p>439</text:p>
          </table:table-cell>
        </table:table-row>
        <table:table-row table:style-name="ro1">
          <table:table-cell table:formula="of:=[.A596]+[.$B$1]" office:value-type="float" office:value="59.2000000000006" calcext:value-type="float">
            <text:p>59.2000000000006</text:p>
          </table:table-cell>
          <table:table-cell table:formula="of:=[.A597]*[.$B$2]" office:value-type="float" office:value="1.03323491718065" calcext:value-type="float">
            <text:p>1.03323491718065</text:p>
          </table:table-cell>
          <table:table-cell table:formula="of:=SIN([.B597])" office:value-type="float" office:value="0.858959896930669" calcext:value-type="float">
            <text:p>0.858959896930669</text:p>
          </table:table-cell>
          <table:table-cell table:formula="of:=INT([.C597]*512)" office:value-type="float" office:value="439" calcext:value-type="float">
            <text:p>439</text:p>
          </table:table-cell>
        </table:table-row>
        <table:table-row table:style-name="ro1">
          <table:table-cell table:formula="of:=[.A597]+[.$B$1]" office:value-type="float" office:value="59.3000000000006" calcext:value-type="float">
            <text:p>59.3000000000006</text:p>
          </table:table-cell>
          <table:table-cell table:formula="of:=[.A598]*[.$B$2]" office:value-type="float" office:value="1.03498024643265" calcext:value-type="float">
            <text:p>1.03498024643265</text:p>
          </table:table-cell>
          <table:table-cell table:formula="of:=SIN([.B598])" office:value-type="float" office:value="0.859852271596878" calcext:value-type="float">
            <text:p>0.859852271596878</text:p>
          </table:table-cell>
          <table:table-cell table:formula="of:=INT([.C598]*512)" office:value-type="float" office:value="440" calcext:value-type="float">
            <text:p>440</text:p>
          </table:table-cell>
        </table:table-row>
        <table:table-row table:style-name="ro1">
          <table:table-cell table:formula="of:=[.A598]+[.$B$1]" office:value-type="float" office:value="59.4000000000006" calcext:value-type="float">
            <text:p>59.4000000000006</text:p>
          </table:table-cell>
          <table:table-cell table:formula="of:=[.A599]*[.$B$2]" office:value-type="float" office:value="1.03672557568464" calcext:value-type="float">
            <text:p>1.03672557568464</text:p>
          </table:table-cell>
          <table:table-cell table:formula="of:=SIN([.B599])" office:value-type="float" office:value="0.860742027003949" calcext:value-type="float">
            <text:p>0.860742027003949</text:p>
          </table:table-cell>
          <table:table-cell table:formula="of:=INT([.C599]*512)" office:value-type="float" office:value="440" calcext:value-type="float">
            <text:p>440</text:p>
          </table:table-cell>
        </table:table-row>
        <table:table-row table:style-name="ro1">
          <table:table-cell table:formula="of:=[.A599]+[.$B$1]" office:value-type="float" office:value="59.5000000000006" calcext:value-type="float">
            <text:p>59.5000000000006</text:p>
          </table:table-cell>
          <table:table-cell table:formula="of:=[.A600]*[.$B$2]" office:value-type="float" office:value="1.03847090493664" calcext:value-type="float">
            <text:p>1.03847090493664</text:p>
          </table:table-cell>
          <table:table-cell table:formula="of:=SIN([.B600])" office:value-type="float" office:value="0.861629160441531" calcext:value-type="float">
            <text:p>0.861629160441531</text:p>
          </table:table-cell>
          <table:table-cell table:formula="of:=INT([.C600]*512)" office:value-type="float" office:value="441" calcext:value-type="float">
            <text:p>441</text:p>
          </table:table-cell>
        </table:table-row>
        <table:table-row table:style-name="ro1">
          <table:table-cell table:formula="of:=[.A600]+[.$B$1]" office:value-type="float" office:value="59.6000000000006" calcext:value-type="float">
            <text:p>59.6000000000006</text:p>
          </table:table-cell>
          <table:table-cell table:formula="of:=[.A601]*[.$B$2]" office:value-type="float" office:value="1.04021623418863" calcext:value-type="float">
            <text:p>1.04021623418863</text:p>
          </table:table-cell>
          <table:table-cell table:formula="of:=SIN([.B601])" office:value-type="float" office:value="0.862513669207262" calcext:value-type="float">
            <text:p>0.862513669207262</text:p>
          </table:table-cell>
          <table:table-cell table:formula="of:=INT([.C601]*512)" office:value-type="float" office:value="441" calcext:value-type="float">
            <text:p>441</text:p>
          </table:table-cell>
        </table:table-row>
        <table:table-row table:style-name="ro1">
          <table:table-cell table:formula="of:=[.A601]+[.$B$1]" office:value-type="float" office:value="59.7000000000006" calcext:value-type="float">
            <text:p>59.7000000000006</text:p>
          </table:table-cell>
          <table:table-cell table:formula="of:=[.A602]*[.$B$2]" office:value-type="float" office:value="1.04196156344062" calcext:value-type="float">
            <text:p>1.04196156344062</text:p>
          </table:table-cell>
          <table:table-cell table:formula="of:=SIN([.B602])" office:value-type="float" office:value="0.863395550606777" calcext:value-type="float">
            <text:p>0.863395550606777</text:p>
          </table:table-cell>
          <table:table-cell table:formula="of:=INT([.C602]*512)" office:value-type="float" office:value="442" calcext:value-type="float">
            <text:p>442</text:p>
          </table:table-cell>
        </table:table-row>
        <table:table-row table:style-name="ro1">
          <table:table-cell table:formula="of:=[.A602]+[.$B$1]" office:value-type="float" office:value="59.8000000000006" calcext:value-type="float">
            <text:p>59.8000000000006</text:p>
          </table:table-cell>
          <table:table-cell table:formula="of:=[.A603]*[.$B$2]" office:value-type="float" office:value="1.04370689269262" calcext:value-type="float">
            <text:p>1.04370689269262</text:p>
          </table:table-cell>
          <table:table-cell table:formula="of:=SIN([.B603])" office:value-type="float" office:value="0.86427480195371" calcext:value-type="float">
            <text:p>0.86427480195371</text:p>
          </table:table-cell>
          <table:table-cell table:formula="of:=INT([.C603]*512)" office:value-type="float" office:value="442" calcext:value-type="float">
            <text:p>442</text:p>
          </table:table-cell>
        </table:table-row>
        <table:table-row table:style-name="ro1">
          <table:table-cell table:formula="of:=[.A603]+[.$B$1]" office:value-type="float" office:value="59.9000000000006" calcext:value-type="float">
            <text:p>59.9000000000006</text:p>
          </table:table-cell>
          <table:table-cell table:formula="of:=[.A604]*[.$B$2]" office:value-type="float" office:value="1.04545222194461" calcext:value-type="float">
            <text:p>1.04545222194461</text:p>
          </table:table-cell>
          <table:table-cell table:formula="of:=SIN([.B604])" office:value-type="float" office:value="0.86515142056971" calcext:value-type="float">
            <text:p>0.86515142056971</text:p>
          </table:table-cell>
          <table:table-cell table:formula="of:=INT([.C604]*512)" office:value-type="float" office:value="442" calcext:value-type="float">
            <text:p>442</text:p>
          </table:table-cell>
        </table:table-row>
        <table:table-row table:style-name="ro1">
          <table:table-cell table:formula="of:=[.A604]+[.$B$1]" office:value-type="float" office:value="60.0000000000006" calcext:value-type="float">
            <text:p>60.0000000000006</text:p>
          </table:table-cell>
          <table:table-cell table:formula="of:=[.A605]*[.$B$2]" office:value-type="float" office:value="1.04719755119661" calcext:value-type="float">
            <text:p>1.04719755119661</text:p>
          </table:table-cell>
          <table:table-cell table:formula="of:=SIN([.B605])" office:value-type="float" office:value="0.866025403784444" calcext:value-type="float">
            <text:p>0.866025403784444</text:p>
          </table:table-cell>
          <table:table-cell table:formula="of:=INT([.C605]*512)" office:value-type="float" office:value="443" calcext:value-type="float">
            <text:p>443</text:p>
          </table:table-cell>
        </table:table-row>
        <table:table-row table:style-name="ro1">
          <table:table-cell table:formula="of:=[.A605]+[.$B$1]" office:value-type="float" office:value="60.1000000000006" calcext:value-type="float">
            <text:p>60.1000000000006</text:p>
          </table:table-cell>
          <table:table-cell table:formula="of:=[.A606]*[.$B$2]" office:value-type="float" office:value="1.0489428804486" calcext:value-type="float">
            <text:p>1.0489428804486</text:p>
          </table:table-cell>
          <table:table-cell table:formula="of:=SIN([.B606])" office:value-type="float" office:value="0.866896748935608" calcext:value-type="float">
            <text:p>0.866896748935608</text:p>
          </table:table-cell>
          <table:table-cell table:formula="of:=INT([.C606]*512)" office:value-type="float" office:value="443" calcext:value-type="float">
            <text:p>443</text:p>
          </table:table-cell>
        </table:table-row>
        <table:table-row table:style-name="ro1">
          <table:table-cell table:formula="of:=[.A606]+[.$B$1]" office:value-type="float" office:value="60.2000000000006" calcext:value-type="float">
            <text:p>60.2000000000006</text:p>
          </table:table-cell>
          <table:table-cell table:formula="of:=[.A607]*[.$B$2]" office:value-type="float" office:value="1.0506882097006" calcext:value-type="float">
            <text:p>1.0506882097006</text:p>
          </table:table-cell>
          <table:table-cell table:formula="of:=SIN([.B607])" office:value-type="float" office:value="0.867765453368933" calcext:value-type="float">
            <text:p>0.867765453368933</text:p>
          </table:table-cell>
          <table:table-cell table:formula="of:=INT([.C607]*512)" office:value-type="float" office:value="444" calcext:value-type="float">
            <text:p>444</text:p>
          </table:table-cell>
        </table:table-row>
        <table:table-row table:style-name="ro1">
          <table:table-cell table:formula="of:=[.A607]+[.$B$1]" office:value-type="float" office:value="60.3000000000006" calcext:value-type="float">
            <text:p>60.3000000000006</text:p>
          </table:table-cell>
          <table:table-cell table:formula="of:=[.A608]*[.$B$2]" office:value-type="float" office:value="1.05243353895259" calcext:value-type="float">
            <text:p>1.05243353895259</text:p>
          </table:table-cell>
          <table:table-cell table:formula="of:=SIN([.B608])" office:value-type="float" office:value="0.868631514438196" calcext:value-type="float">
            <text:p>0.868631514438196</text:p>
          </table:table-cell>
          <table:table-cell table:formula="of:=INT([.C608]*512)" office:value-type="float" office:value="444" calcext:value-type="float">
            <text:p>444</text:p>
          </table:table-cell>
        </table:table-row>
        <table:table-row table:style-name="ro1">
          <table:table-cell table:formula="of:=[.A608]+[.$B$1]" office:value-type="float" office:value="60.4000000000006" calcext:value-type="float">
            <text:p>60.4000000000006</text:p>
          </table:table-cell>
          <table:table-cell table:formula="of:=[.A609]*[.$B$2]" office:value-type="float" office:value="1.05417886820459" calcext:value-type="float">
            <text:p>1.05417886820459</text:p>
          </table:table-cell>
          <table:table-cell table:formula="of:=SIN([.B609])" office:value-type="float" office:value="0.869494929505224" calcext:value-type="float">
            <text:p>0.869494929505224</text:p>
          </table:table-cell>
          <table:table-cell table:formula="of:=INT([.C609]*512)" office:value-type="float" office:value="445" calcext:value-type="float">
            <text:p>445</text:p>
          </table:table-cell>
        </table:table-row>
        <table:table-row table:style-name="ro1">
          <table:table-cell table:formula="of:=[.A609]+[.$B$1]" office:value-type="float" office:value="60.5000000000006" calcext:value-type="float">
            <text:p>60.5000000000006</text:p>
          </table:table-cell>
          <table:table-cell table:formula="of:=[.A610]*[.$B$2]" office:value-type="float" office:value="1.05592419745658" calcext:value-type="float">
            <text:p>1.05592419745658</text:p>
          </table:table-cell>
          <table:table-cell table:formula="of:=SIN([.B610])" office:value-type="float" office:value="0.870355695939905" calcext:value-type="float">
            <text:p>0.870355695939905</text:p>
          </table:table-cell>
          <table:table-cell table:formula="of:=INT([.C610]*512)" office:value-type="float" office:value="445" calcext:value-type="float">
            <text:p>445</text:p>
          </table:table-cell>
        </table:table-row>
        <table:table-row table:style-name="ro1">
          <table:table-cell table:formula="of:=[.A610]+[.$B$1]" office:value-type="float" office:value="60.6000000000006" calcext:value-type="float">
            <text:p>60.6000000000006</text:p>
          </table:table-cell>
          <table:table-cell table:formula="of:=[.A611]*[.$B$2]" office:value-type="float" office:value="1.05766952670857" calcext:value-type="float">
            <text:p>1.05766952670857</text:p>
          </table:table-cell>
          <table:table-cell table:formula="of:=SIN([.B611])" office:value-type="float" office:value="0.871213811120195" calcext:value-type="float">
            <text:p>0.871213811120195</text:p>
          </table:table-cell>
          <table:table-cell table:formula="of:=INT([.C611]*512)" office:value-type="float" office:value="446" calcext:value-type="float">
            <text:p>446</text:p>
          </table:table-cell>
        </table:table-row>
        <table:table-row table:style-name="ro1">
          <table:table-cell table:formula="of:=[.A611]+[.$B$1]" office:value-type="float" office:value="60.7000000000006" calcext:value-type="float">
            <text:p>60.7000000000006</text:p>
          </table:table-cell>
          <table:table-cell table:formula="of:=[.A612]*[.$B$2]" office:value-type="float" office:value="1.05941485596057" calcext:value-type="float">
            <text:p>1.05941485596057</text:p>
          </table:table-cell>
          <table:table-cell table:formula="of:=SIN([.B612])" office:value-type="float" office:value="0.872069272432126" calcext:value-type="float">
            <text:p>0.872069272432126</text:p>
          </table:table-cell>
          <table:table-cell table:formula="of:=INT([.C612]*512)" office:value-type="float" office:value="446" calcext:value-type="float">
            <text:p>446</text:p>
          </table:table-cell>
        </table:table-row>
        <table:table-row table:style-name="ro1">
          <table:table-cell table:formula="of:=[.A612]+[.$B$1]" office:value-type="float" office:value="60.8000000000006" calcext:value-type="float">
            <text:p>60.8000000000006</text:p>
          </table:table-cell>
          <table:table-cell table:formula="of:=[.A613]*[.$B$2]" office:value-type="float" office:value="1.06116018521256" calcext:value-type="float">
            <text:p>1.06116018521256</text:p>
          </table:table-cell>
          <table:table-cell table:formula="of:=SIN([.B613])" office:value-type="float" office:value="0.872922077269815" calcext:value-type="float">
            <text:p>0.872922077269815</text:p>
          </table:table-cell>
          <table:table-cell table:formula="of:=INT([.C613]*512)" office:value-type="float" office:value="446" calcext:value-type="float">
            <text:p>446</text:p>
          </table:table-cell>
        </table:table-row>
        <table:table-row table:style-name="ro1">
          <table:table-cell table:formula="of:=[.A613]+[.$B$1]" office:value-type="float" office:value="60.9000000000006" calcext:value-type="float">
            <text:p>60.9000000000006</text:p>
          </table:table-cell>
          <table:table-cell table:formula="of:=[.A614]*[.$B$2]" office:value-type="float" office:value="1.06290551446456" calcext:value-type="float">
            <text:p>1.06290551446456</text:p>
          </table:table-cell>
          <table:table-cell table:formula="of:=SIN([.B614])" office:value-type="float" office:value="0.87377222303547" calcext:value-type="float">
            <text:p>0.87377222303547</text:p>
          </table:table-cell>
          <table:table-cell table:formula="of:=INT([.C614]*512)" office:value-type="float" office:value="447" calcext:value-type="float">
            <text:p>447</text:p>
          </table:table-cell>
        </table:table-row>
        <table:table-row table:style-name="ro1">
          <table:table-cell table:formula="of:=[.A614]+[.$B$1]" office:value-type="float" office:value="61.0000000000006" calcext:value-type="float">
            <text:p>61.0000000000006</text:p>
          </table:table-cell>
          <table:table-cell table:formula="of:=[.A615]*[.$B$2]" office:value-type="float" office:value="1.06465084371655" calcext:value-type="float">
            <text:p>1.06465084371655</text:p>
          </table:table-cell>
          <table:table-cell table:formula="of:=SIN([.B615])" office:value-type="float" office:value="0.874619707139401" calcext:value-type="float">
            <text:p>0.874619707139401</text:p>
          </table:table-cell>
          <table:table-cell table:formula="of:=INT([.C615]*512)" office:value-type="float" office:value="447" calcext:value-type="float">
            <text:p>447</text:p>
          </table:table-cell>
        </table:table-row>
        <table:table-row table:style-name="ro1">
          <table:table-cell table:formula="of:=[.A615]+[.$B$1]" office:value-type="float" office:value="61.1000000000006" calcext:value-type="float">
            <text:p>61.1000000000006</text:p>
          </table:table-cell>
          <table:table-cell table:formula="of:=[.A616]*[.$B$2]" office:value-type="float" office:value="1.06639617296855" calcext:value-type="float">
            <text:p>1.06639617296855</text:p>
          </table:table-cell>
          <table:table-cell table:formula="of:=SIN([.B616])" office:value-type="float" office:value="0.875464527000023" calcext:value-type="float">
            <text:p>0.875464527000023</text:p>
          </table:table-cell>
          <table:table-cell table:formula="of:=INT([.C616]*512)" office:value-type="float" office:value="448" calcext:value-type="float">
            <text:p>448</text:p>
          </table:table-cell>
        </table:table-row>
        <table:table-row table:style-name="ro1">
          <table:table-cell table:formula="of:=[.A616]+[.$B$1]" office:value-type="float" office:value="61.2000000000006" calcext:value-type="float">
            <text:p>61.2000000000006</text:p>
          </table:table-cell>
          <table:table-cell table:formula="of:=[.A617]*[.$B$2]" office:value-type="float" office:value="1.06814150222054" calcext:value-type="float">
            <text:p>1.06814150222054</text:p>
          </table:table-cell>
          <table:table-cell table:formula="of:=SIN([.B617])" office:value-type="float" office:value="0.876306680043868" calcext:value-type="float">
            <text:p>0.876306680043868</text:p>
          </table:table-cell>
          <table:table-cell table:formula="of:=INT([.C617]*512)" office:value-type="float" office:value="448" calcext:value-type="float">
            <text:p>448</text:p>
          </table:table-cell>
        </table:table-row>
        <table:table-row table:style-name="ro1">
          <table:table-cell table:formula="of:=[.A617]+[.$B$1]" office:value-type="float" office:value="61.3000000000006" calcext:value-type="float">
            <text:p>61.3000000000006</text:p>
          </table:table-cell>
          <table:table-cell table:formula="of:=[.A618]*[.$B$2]" office:value-type="float" office:value="1.06988683147253" calcext:value-type="float">
            <text:p>1.06988683147253</text:p>
          </table:table-cell>
          <table:table-cell table:formula="of:=SIN([.B618])" office:value-type="float" office:value="0.877146163705594" calcext:value-type="float">
            <text:p>0.877146163705594</text:p>
          </table:table-cell>
          <table:table-cell table:formula="of:=INT([.C618]*512)" office:value-type="float" office:value="449" calcext:value-type="float">
            <text:p>449</text:p>
          </table:table-cell>
        </table:table-row>
        <table:table-row table:style-name="ro1">
          <table:table-cell table:formula="of:=[.A618]+[.$B$1]" office:value-type="float" office:value="61.4000000000006" calcext:value-type="float">
            <text:p>61.4000000000006</text:p>
          </table:table-cell>
          <table:table-cell table:formula="of:=[.A619]*[.$B$2]" office:value-type="float" office:value="1.07163216072453" calcext:value-type="float">
            <text:p>1.07163216072453</text:p>
          </table:table-cell>
          <table:table-cell table:formula="of:=SIN([.B619])" office:value-type="float" office:value="0.877982975427986" calcext:value-type="float">
            <text:p>0.877982975427986</text:p>
          </table:table-cell>
          <table:table-cell table:formula="of:=INT([.C619]*512)" office:value-type="float" office:value="449" calcext:value-type="float">
            <text:p>449</text:p>
          </table:table-cell>
        </table:table-row>
        <table:table-row table:style-name="ro1">
          <table:table-cell table:formula="of:=[.A619]+[.$B$1]" office:value-type="float" office:value="61.5000000000006" calcext:value-type="float">
            <text:p>61.5000000000006</text:p>
          </table:table-cell>
          <table:table-cell table:formula="of:=[.A620]*[.$B$2]" office:value-type="float" office:value="1.07337748997652" calcext:value-type="float">
            <text:p>1.07337748997652</text:p>
          </table:table-cell>
          <table:table-cell table:formula="of:=SIN([.B620])" office:value-type="float" office:value="0.87881711266197" calcext:value-type="float">
            <text:p>0.87881711266197</text:p>
          </table:table-cell>
          <table:table-cell table:formula="of:=INT([.C620]*512)" office:value-type="float" office:value="449" calcext:value-type="float">
            <text:p>449</text:p>
          </table:table-cell>
        </table:table-row>
        <table:table-row table:style-name="ro1">
          <table:table-cell table:formula="of:=[.A620]+[.$B$1]" office:value-type="float" office:value="61.6000000000006" calcext:value-type="float">
            <text:p>61.6000000000006</text:p>
          </table:table-cell>
          <table:table-cell table:formula="of:=[.A621]*[.$B$2]" office:value-type="float" office:value="1.07512281922852" calcext:value-type="float">
            <text:p>1.07512281922852</text:p>
          </table:table-cell>
          <table:table-cell table:formula="of:=SIN([.B621])" office:value-type="float" office:value="0.879648572866622" calcext:value-type="float">
            <text:p>0.879648572866622</text:p>
          </table:table-cell>
          <table:table-cell table:formula="of:=INT([.C621]*512)" office:value-type="float" office:value="450" calcext:value-type="float">
            <text:p>450</text:p>
          </table:table-cell>
        </table:table-row>
        <table:table-row table:style-name="ro1">
          <table:table-cell table:formula="of:=[.A621]+[.$B$1]" office:value-type="float" office:value="61.7000000000006" calcext:value-type="float">
            <text:p>61.7000000000006</text:p>
          </table:table-cell>
          <table:table-cell table:formula="of:=[.A622]*[.$B$2]" office:value-type="float" office:value="1.07686814848051" calcext:value-type="float">
            <text:p>1.07686814848051</text:p>
          </table:table-cell>
          <table:table-cell table:formula="of:=SIN([.B622])" office:value-type="float" office:value="0.880477353509167" calcext:value-type="float">
            <text:p>0.880477353509167</text:p>
          </table:table-cell>
          <table:table-cell table:formula="of:=INT([.C622]*512)" office:value-type="float" office:value="450" calcext:value-type="float">
            <text:p>450</text:p>
          </table:table-cell>
        </table:table-row>
        <table:table-row table:style-name="ro1">
          <table:table-cell table:formula="of:=[.A622]+[.$B$1]" office:value-type="float" office:value="61.8000000000006" calcext:value-type="float">
            <text:p>61.8000000000006</text:p>
          </table:table-cell>
          <table:table-cell table:formula="of:=[.A623]*[.$B$2]" office:value-type="float" office:value="1.07861347773251" calcext:value-type="float">
            <text:p>1.07861347773251</text:p>
          </table:table-cell>
          <table:table-cell table:formula="of:=SIN([.B623])" office:value-type="float" office:value="0.881303452064997" calcext:value-type="float">
            <text:p>0.881303452064997</text:p>
          </table:table-cell>
          <table:table-cell table:formula="of:=INT([.C623]*512)" office:value-type="float" office:value="451" calcext:value-type="float">
            <text:p>451</text:p>
          </table:table-cell>
        </table:table-row>
        <table:table-row table:style-name="ro1">
          <table:table-cell table:formula="of:=[.A623]+[.$B$1]" office:value-type="float" office:value="61.9000000000006" calcext:value-type="float">
            <text:p>61.9000000000006</text:p>
          </table:table-cell>
          <table:table-cell table:formula="of:=[.A624]*[.$B$2]" office:value-type="float" office:value="1.0803588069845" calcext:value-type="float">
            <text:p>1.0803588069845</text:p>
          </table:table-cell>
          <table:table-cell table:formula="of:=SIN([.B624])" office:value-type="float" office:value="0.882126866017673" calcext:value-type="float">
            <text:p>0.882126866017673</text:p>
          </table:table-cell>
          <table:table-cell table:formula="of:=INT([.C624]*512)" office:value-type="float" office:value="451" calcext:value-type="float">
            <text:p>451</text:p>
          </table:table-cell>
        </table:table-row>
        <table:table-row table:style-name="ro1">
          <table:table-cell table:formula="of:=[.A624]+[.$B$1]" office:value-type="float" office:value="62.0000000000006" calcext:value-type="float">
            <text:p>62.0000000000006</text:p>
          </table:table-cell>
          <table:table-cell table:formula="of:=[.A625]*[.$B$2]" office:value-type="float" office:value="1.0821041362365" calcext:value-type="float">
            <text:p>1.0821041362365</text:p>
          </table:table-cell>
          <table:table-cell table:formula="of:=SIN([.B625])" office:value-type="float" office:value="0.882947592858932" calcext:value-type="float">
            <text:p>0.882947592858932</text:p>
          </table:table-cell>
          <table:table-cell table:formula="of:=INT([.C625]*512)" office:value-type="float" office:value="452" calcext:value-type="float">
            <text:p>452</text:p>
          </table:table-cell>
        </table:table-row>
        <table:table-row table:style-name="ro1">
          <table:table-cell table:formula="of:=[.A625]+[.$B$1]" office:value-type="float" office:value="62.1000000000006" calcext:value-type="float">
            <text:p>62.1000000000006</text:p>
          </table:table-cell>
          <table:table-cell table:formula="of:=[.A626]*[.$B$2]" office:value-type="float" office:value="1.08384946548849" calcext:value-type="float">
            <text:p>1.08384946548849</text:p>
          </table:table-cell>
          <table:table-cell table:formula="of:=SIN([.B626])" office:value-type="float" office:value="0.883765630088698" calcext:value-type="float">
            <text:p>0.883765630088698</text:p>
          </table:table-cell>
          <table:table-cell table:formula="of:=INT([.C626]*512)" office:value-type="float" office:value="452" calcext:value-type="float">
            <text:p>452</text:p>
          </table:table-cell>
        </table:table-row>
        <table:table-row table:style-name="ro1">
          <table:table-cell table:formula="of:=[.A626]+[.$B$1]" office:value-type="float" office:value="62.2000000000006" calcext:value-type="float">
            <text:p>62.2000000000006</text:p>
          </table:table-cell>
          <table:table-cell table:formula="of:=[.A627]*[.$B$2]" office:value-type="float" office:value="1.08559479474048" calcext:value-type="float">
            <text:p>1.08559479474048</text:p>
          </table:table-cell>
          <table:table-cell table:formula="of:=SIN([.B627])" office:value-type="float" office:value="0.884580975215089" calcext:value-type="float">
            <text:p>0.884580975215089</text:p>
          </table:table-cell>
          <table:table-cell table:formula="of:=INT([.C627]*512)" office:value-type="float" office:value="452" calcext:value-type="float">
            <text:p>452</text:p>
          </table:table-cell>
        </table:table-row>
        <table:table-row table:style-name="ro1">
          <table:table-cell table:formula="of:=[.A627]+[.$B$1]" office:value-type="float" office:value="62.3000000000006" calcext:value-type="float">
            <text:p>62.3000000000006</text:p>
          </table:table-cell>
          <table:table-cell table:formula="of:=[.A628]*[.$B$2]" office:value-type="float" office:value="1.08734012399248" calcext:value-type="float">
            <text:p>1.08734012399248</text:p>
          </table:table-cell>
          <table:table-cell table:formula="of:=SIN([.B628])" office:value-type="float" office:value="0.885393625754421" calcext:value-type="float">
            <text:p>0.885393625754421</text:p>
          </table:table-cell>
          <table:table-cell table:formula="of:=INT([.C628]*512)" office:value-type="float" office:value="453" calcext:value-type="float">
            <text:p>453</text:p>
          </table:table-cell>
        </table:table-row>
        <table:table-row table:style-name="ro1">
          <table:table-cell table:formula="of:=[.A628]+[.$B$1]" office:value-type="float" office:value="62.4000000000006" calcext:value-type="float">
            <text:p>62.4000000000006</text:p>
          </table:table-cell>
          <table:table-cell table:formula="of:=[.A629]*[.$B$2]" office:value-type="float" office:value="1.08908545324447" calcext:value-type="float">
            <text:p>1.08908545324447</text:p>
          </table:table-cell>
          <table:table-cell table:formula="of:=SIN([.B629])" office:value-type="float" office:value="0.88620357923122" calcext:value-type="float">
            <text:p>0.88620357923122</text:p>
          </table:table-cell>
          <table:table-cell table:formula="of:=INT([.C629]*512)" office:value-type="float" office:value="453" calcext:value-type="float">
            <text:p>453</text:p>
          </table:table-cell>
        </table:table-row>
        <table:table-row table:style-name="ro1">
          <table:table-cell table:formula="of:=[.A629]+[.$B$1]" office:value-type="float" office:value="62.5000000000006" calcext:value-type="float">
            <text:p>62.5000000000006</text:p>
          </table:table-cell>
          <table:table-cell table:formula="of:=[.A630]*[.$B$2]" office:value-type="float" office:value="1.09083078249647" calcext:value-type="float">
            <text:p>1.09083078249647</text:p>
          </table:table-cell>
          <table:table-cell table:formula="of:=SIN([.B630])" office:value-type="float" office:value="0.887010833178227" calcext:value-type="float">
            <text:p>0.887010833178227</text:p>
          </table:table-cell>
          <table:table-cell table:formula="of:=INT([.C630]*512)" office:value-type="float" office:value="454" calcext:value-type="float">
            <text:p>454</text:p>
          </table:table-cell>
        </table:table-row>
        <table:table-row table:style-name="ro1">
          <table:table-cell table:formula="of:=[.A630]+[.$B$1]" office:value-type="float" office:value="62.6000000000006" calcext:value-type="float">
            <text:p>62.6000000000006</text:p>
          </table:table-cell>
          <table:table-cell table:formula="of:=[.A631]*[.$B$2]" office:value-type="float" office:value="1.09257611174846" calcext:value-type="float">
            <text:p>1.09257611174846</text:p>
          </table:table-cell>
          <table:table-cell table:formula="of:=SIN([.B631])" office:value-type="float" office:value="0.887815385136406" calcext:value-type="float">
            <text:p>0.887815385136406</text:p>
          </table:table-cell>
          <table:table-cell table:formula="of:=INT([.C631]*512)" office:value-type="float" office:value="454" calcext:value-type="float">
            <text:p>454</text:p>
          </table:table-cell>
        </table:table-row>
        <table:table-row table:style-name="ro1">
          <table:table-cell table:formula="of:=[.A631]+[.$B$1]" office:value-type="float" office:value="62.7000000000006" calcext:value-type="float">
            <text:p>62.7000000000006</text:p>
          </table:table-cell>
          <table:table-cell table:formula="of:=[.A632]*[.$B$2]" office:value-type="float" office:value="1.09432144100046" calcext:value-type="float">
            <text:p>1.09432144100046</text:p>
          </table:table-cell>
          <table:table-cell table:formula="of:=SIN([.B632])" office:value-type="float" office:value="0.888617232654954" calcext:value-type="float">
            <text:p>0.888617232654954</text:p>
          </table:table-cell>
          <table:table-cell table:formula="of:=INT([.C632]*512)" office:value-type="float" office:value="454" calcext:value-type="float">
            <text:p>454</text:p>
          </table:table-cell>
        </table:table-row>
        <table:table-row table:style-name="ro1">
          <table:table-cell table:formula="of:=[.A632]+[.$B$1]" office:value-type="float" office:value="62.8000000000006" calcext:value-type="float">
            <text:p>62.8000000000006</text:p>
          </table:table-cell>
          <table:table-cell table:formula="of:=[.A633]*[.$B$2]" office:value-type="float" office:value="1.09606677025245" calcext:value-type="float">
            <text:p>1.09606677025245</text:p>
          </table:table-cell>
          <table:table-cell table:formula="of:=SIN([.B633])" office:value-type="float" office:value="0.889416373291303" calcext:value-type="float">
            <text:p>0.889416373291303</text:p>
          </table:table-cell>
          <table:table-cell table:formula="of:=INT([.C633]*512)" office:value-type="float" office:value="455" calcext:value-type="float">
            <text:p>455</text:p>
          </table:table-cell>
        </table:table-row>
        <table:table-row table:style-name="ro1">
          <table:table-cell table:formula="of:=[.A633]+[.$B$1]" office:value-type="float" office:value="62.9000000000006" calcext:value-type="float">
            <text:p>62.9000000000006</text:p>
          </table:table-cell>
          <table:table-cell table:formula="of:=[.A634]*[.$B$2]" office:value-type="float" office:value="1.09781209950444" calcext:value-type="float">
            <text:p>1.09781209950444</text:p>
          </table:table-cell>
          <table:table-cell table:formula="of:=SIN([.B634])" office:value-type="float" office:value="0.890212804611132" calcext:value-type="float">
            <text:p>0.890212804611132</text:p>
          </table:table-cell>
          <table:table-cell table:formula="of:=INT([.C634]*512)" office:value-type="float" office:value="455" calcext:value-type="float">
            <text:p>455</text:p>
          </table:table-cell>
        </table:table-row>
        <table:table-row table:style-name="ro1">
          <table:table-cell table:formula="of:=[.A634]+[.$B$1]" office:value-type="float" office:value="63.0000000000006" calcext:value-type="float">
            <text:p>63.0000000000006</text:p>
          </table:table-cell>
          <table:table-cell table:formula="of:=[.A635]*[.$B$2]" office:value-type="float" office:value="1.09955742875644" calcext:value-type="float">
            <text:p>1.09955742875644</text:p>
          </table:table-cell>
          <table:table-cell table:formula="of:=SIN([.B635])" office:value-type="float" office:value="0.891006524188373" calcext:value-type="float">
            <text:p>0.891006524188373</text:p>
          </table:table-cell>
          <table:table-cell table:formula="of:=INT([.C635]*512)" office:value-type="float" office:value="456" calcext:value-type="float">
            <text:p>456</text:p>
          </table:table-cell>
        </table:table-row>
        <table:table-row table:style-name="ro1">
          <table:table-cell table:formula="of:=[.A635]+[.$B$1]" office:value-type="float" office:value="63.1000000000006" calcext:value-type="float">
            <text:p>63.1000000000006</text:p>
          </table:table-cell>
          <table:table-cell table:formula="of:=[.A636]*[.$B$2]" office:value-type="float" office:value="1.10130275800843" calcext:value-type="float">
            <text:p>1.10130275800843</text:p>
          </table:table-cell>
          <table:table-cell table:formula="of:=SIN([.B636])" office:value-type="float" office:value="0.891797529605219" calcext:value-type="float">
            <text:p>0.891797529605219</text:p>
          </table:table-cell>
          <table:table-cell table:formula="of:=INT([.C636]*512)" office:value-type="float" office:value="456" calcext:value-type="float">
            <text:p>456</text:p>
          </table:table-cell>
        </table:table-row>
        <table:table-row table:style-name="ro1">
          <table:table-cell table:formula="of:=[.A636]+[.$B$1]" office:value-type="float" office:value="63.2000000000006" calcext:value-type="float">
            <text:p>63.2000000000006</text:p>
          </table:table-cell>
          <table:table-cell table:formula="of:=[.A637]*[.$B$2]" office:value-type="float" office:value="1.10304808726043" calcext:value-type="float">
            <text:p>1.10304808726043</text:p>
          </table:table-cell>
          <table:table-cell table:formula="of:=SIN([.B637])" office:value-type="float" office:value="0.89258581845213" calcext:value-type="float">
            <text:p>0.89258581845213</text:p>
          </table:table-cell>
          <table:table-cell table:formula="of:=INT([.C637]*512)" office:value-type="float" office:value="457" calcext:value-type="float">
            <text:p>457</text:p>
          </table:table-cell>
        </table:table-row>
        <table:table-row table:style-name="ro1">
          <table:table-cell table:formula="of:=[.A637]+[.$B$1]" office:value-type="float" office:value="63.3000000000006" calcext:value-type="float">
            <text:p>63.3000000000006</text:p>
          </table:table-cell>
          <table:table-cell table:formula="of:=[.A638]*[.$B$2]" office:value-type="float" office:value="1.10479341651242" calcext:value-type="float">
            <text:p>1.10479341651242</text:p>
          </table:table-cell>
          <table:table-cell table:formula="of:=SIN([.B638])" office:value-type="float" office:value="0.893371388327842" calcext:value-type="float">
            <text:p>0.893371388327842</text:p>
          </table:table-cell>
          <table:table-cell table:formula="of:=INT([.C638]*512)" office:value-type="float" office:value="457" calcext:value-type="float">
            <text:p>457</text:p>
          </table:table-cell>
        </table:table-row>
        <table:table-row table:style-name="ro1">
          <table:table-cell table:formula="of:=[.A638]+[.$B$1]" office:value-type="float" office:value="63.4000000000006" calcext:value-type="float">
            <text:p>63.4000000000006</text:p>
          </table:table-cell>
          <table:table-cell table:formula="of:=[.A639]*[.$B$2]" office:value-type="float" office:value="1.10653874576442" calcext:value-type="float">
            <text:p>1.10653874576442</text:p>
          </table:table-cell>
          <table:table-cell table:formula="of:=SIN([.B639])" office:value-type="float" office:value="0.894154236839373" calcext:value-type="float">
            <text:p>0.894154236839373</text:p>
          </table:table-cell>
          <table:table-cell table:formula="of:=INT([.C639]*512)" office:value-type="float" office:value="457" calcext:value-type="float">
            <text:p>457</text:p>
          </table:table-cell>
        </table:table-row>
        <table:table-row table:style-name="ro1">
          <table:table-cell table:formula="of:=[.A639]+[.$B$1]" office:value-type="float" office:value="63.5000000000006" calcext:value-type="float">
            <text:p>63.5000000000006</text:p>
          </table:table-cell>
          <table:table-cell table:formula="of:=[.A640]*[.$B$2]" office:value-type="float" office:value="1.10828407501641" calcext:value-type="float">
            <text:p>1.10828407501641</text:p>
          </table:table-cell>
          <table:table-cell table:formula="of:=SIN([.B640])" office:value-type="float" office:value="0.89493436160203" calcext:value-type="float">
            <text:p>0.89493436160203</text:p>
          </table:table-cell>
          <table:table-cell table:formula="of:=INT([.C640]*512)" office:value-type="float" office:value="458" calcext:value-type="float">
            <text:p>458</text:p>
          </table:table-cell>
        </table:table-row>
        <table:table-row table:style-name="ro1">
          <table:table-cell table:formula="of:=[.A640]+[.$B$1]" office:value-type="float" office:value="63.6000000000006" calcext:value-type="float">
            <text:p>63.6000000000006</text:p>
          </table:table-cell>
          <table:table-cell table:formula="of:=[.A641]*[.$B$2]" office:value-type="float" office:value="1.1100294042684" calcext:value-type="float">
            <text:p>1.1100294042684</text:p>
          </table:table-cell>
          <table:table-cell table:formula="of:=SIN([.B641])" office:value-type="float" office:value="0.895711760239418" calcext:value-type="float">
            <text:p>0.895711760239418</text:p>
          </table:table-cell>
          <table:table-cell table:formula="of:=INT([.C641]*512)" office:value-type="float" office:value="458" calcext:value-type="float">
            <text:p>458</text:p>
          </table:table-cell>
        </table:table-row>
        <table:table-row table:style-name="ro1">
          <table:table-cell table:formula="of:=[.A641]+[.$B$1]" office:value-type="float" office:value="63.7000000000006" calcext:value-type="float">
            <text:p>63.7000000000006</text:p>
          </table:table-cell>
          <table:table-cell table:formula="of:=[.A642]*[.$B$2]" office:value-type="float" office:value="1.1117747335204" calcext:value-type="float">
            <text:p>1.1117747335204</text:p>
          </table:table-cell>
          <table:table-cell table:formula="of:=SIN([.B642])" office:value-type="float" office:value="0.896486430383445" calcext:value-type="float">
            <text:p>0.896486430383445</text:p>
          </table:table-cell>
          <table:table-cell table:formula="of:=INT([.C642]*512)" office:value-type="float" office:value="459" calcext:value-type="float">
            <text:p>459</text:p>
          </table:table-cell>
        </table:table-row>
        <table:table-row table:style-name="ro1">
          <table:table-cell table:formula="of:=[.A642]+[.$B$1]" office:value-type="float" office:value="63.8000000000006" calcext:value-type="float">
            <text:p>63.8000000000006</text:p>
          </table:table-cell>
          <table:table-cell table:formula="of:=[.A643]*[.$B$2]" office:value-type="float" office:value="1.11352006277239" calcext:value-type="float">
            <text:p>1.11352006277239</text:p>
          </table:table-cell>
          <table:table-cell table:formula="of:=SIN([.B643])" office:value-type="float" office:value="0.897258369674333" calcext:value-type="float">
            <text:p>0.897258369674333</text:p>
          </table:table-cell>
          <table:table-cell table:formula="of:=INT([.C643]*512)" office:value-type="float" office:value="459" calcext:value-type="float">
            <text:p>459</text:p>
          </table:table-cell>
        </table:table-row>
        <table:table-row table:style-name="ro1">
          <table:table-cell table:formula="of:=[.A643]+[.$B$1]" office:value-type="float" office:value="63.9000000000006" calcext:value-type="float">
            <text:p>63.9000000000006</text:p>
          </table:table-cell>
          <table:table-cell table:formula="of:=[.A644]*[.$B$2]" office:value-type="float" office:value="1.11526539202439" calcext:value-type="float">
            <text:p>1.11526539202439</text:p>
          </table:table-cell>
          <table:table-cell table:formula="of:=SIN([.B644])" office:value-type="float" office:value="0.89802757576062" calcext:value-type="float">
            <text:p>0.89802757576062</text:p>
          </table:table-cell>
          <table:table-cell table:formula="of:=INT([.C644]*512)" office:value-type="float" office:value="459" calcext:value-type="float">
            <text:p>459</text:p>
          </table:table-cell>
        </table:table-row>
        <table:table-row table:style-name="ro1">
          <table:table-cell table:formula="of:=[.A644]+[.$B$1]" office:value-type="float" office:value="64.0000000000006" calcext:value-type="float">
            <text:p>64.0000000000006</text:p>
          </table:table-cell>
          <table:table-cell table:formula="of:=[.A645]*[.$B$2]" office:value-type="float" office:value="1.11701072127638" calcext:value-type="float">
            <text:p>1.11701072127638</text:p>
          </table:table-cell>
          <table:table-cell table:formula="of:=SIN([.B645])" office:value-type="float" office:value="0.898794046299172" calcext:value-type="float">
            <text:p>0.898794046299172</text:p>
          </table:table-cell>
          <table:table-cell table:formula="of:=INT([.C645]*512)" office:value-type="float" office:value="460" calcext:value-type="float">
            <text:p>460</text:p>
          </table:table-cell>
        </table:table-row>
        <table:table-row table:style-name="ro1">
          <table:table-cell table:formula="of:=[.A645]+[.$B$1]" office:value-type="float" office:value="64.1000000000006" calcext:value-type="float">
            <text:p>64.1000000000006</text:p>
          </table:table-cell>
          <table:table-cell table:formula="of:=[.A646]*[.$B$2]" office:value-type="float" office:value="1.11875605052838" calcext:value-type="float">
            <text:p>1.11875605052838</text:p>
          </table:table-cell>
          <table:table-cell table:formula="of:=SIN([.B646])" office:value-type="float" office:value="0.899557778955185" calcext:value-type="float">
            <text:p>0.899557778955185</text:p>
          </table:table-cell>
          <table:table-cell table:formula="of:=INT([.C646]*512)" office:value-type="float" office:value="460" calcext:value-type="float">
            <text:p>460</text:p>
          </table:table-cell>
        </table:table-row>
        <table:table-row table:style-name="ro1">
          <table:table-cell table:formula="of:=[.A646]+[.$B$1]" office:value-type="float" office:value="64.2000000000006" calcext:value-type="float">
            <text:p>64.2000000000006</text:p>
          </table:table-cell>
          <table:table-cell table:formula="of:=[.A647]*[.$B$2]" office:value-type="float" office:value="1.12050137978037" calcext:value-type="float">
            <text:p>1.12050137978037</text:p>
          </table:table-cell>
          <table:table-cell table:formula="of:=SIN([.B647])" office:value-type="float" office:value="0.900318771402198" calcext:value-type="float">
            <text:p>0.900318771402198</text:p>
          </table:table-cell>
          <table:table-cell table:formula="of:=INT([.C647]*512)" office:value-type="float" office:value="460" calcext:value-type="float">
            <text:p>460</text:p>
          </table:table-cell>
        </table:table-row>
        <table:table-row table:style-name="ro1">
          <table:table-cell table:formula="of:=[.A647]+[.$B$1]" office:value-type="float" office:value="64.3000000000006" calcext:value-type="float">
            <text:p>64.3000000000006</text:p>
          </table:table-cell>
          <table:table-cell table:formula="of:=[.A648]*[.$B$2]" office:value-type="float" office:value="1.12224670903236" calcext:value-type="float">
            <text:p>1.12224670903236</text:p>
          </table:table-cell>
          <table:table-cell table:formula="of:=SIN([.B648])" office:value-type="float" office:value="0.901077021322096" calcext:value-type="float">
            <text:p>0.901077021322096</text:p>
          </table:table-cell>
          <table:table-cell table:formula="of:=INT([.C648]*512)" office:value-type="float" office:value="461" calcext:value-type="float">
            <text:p>461</text:p>
          </table:table-cell>
        </table:table-row>
        <table:table-row table:style-name="ro1">
          <table:table-cell table:formula="of:=[.A648]+[.$B$1]" office:value-type="float" office:value="64.4000000000006" calcext:value-type="float">
            <text:p>64.4000000000006</text:p>
          </table:table-cell>
          <table:table-cell table:formula="of:=[.A649]*[.$B$2]" office:value-type="float" office:value="1.12399203828436" calcext:value-type="float">
            <text:p>1.12399203828436</text:p>
          </table:table-cell>
          <table:table-cell table:formula="of:=SIN([.B649])" office:value-type="float" office:value="0.901832526405118" calcext:value-type="float">
            <text:p>0.901832526405118</text:p>
          </table:table-cell>
          <table:table-cell table:formula="of:=INT([.C649]*512)" office:value-type="float" office:value="461" calcext:value-type="float">
            <text:p>461</text:p>
          </table:table-cell>
        </table:table-row>
        <table:table-row table:style-name="ro1">
          <table:table-cell table:formula="of:=[.A649]+[.$B$1]" office:value-type="float" office:value="64.5000000000006" calcext:value-type="float">
            <text:p>64.5000000000006</text:p>
          </table:table-cell>
          <table:table-cell table:formula="of:=[.A650]*[.$B$2]" office:value-type="float" office:value="1.12573736753635" calcext:value-type="float">
            <text:p>1.12573736753635</text:p>
          </table:table-cell>
          <table:table-cell table:formula="of:=SIN([.B650])" office:value-type="float" office:value="0.902585284349865" calcext:value-type="float">
            <text:p>0.902585284349865</text:p>
          </table:table-cell>
          <table:table-cell table:formula="of:=INT([.C650]*512)" office:value-type="float" office:value="462" calcext:value-type="float">
            <text:p>462</text:p>
          </table:table-cell>
        </table:table-row>
        <table:table-row table:style-name="ro1">
          <table:table-cell table:formula="of:=[.A650]+[.$B$1]" office:value-type="float" office:value="64.6000000000006" calcext:value-type="float">
            <text:p>64.6000000000006</text:p>
          </table:table-cell>
          <table:table-cell table:formula="of:=[.A651]*[.$B$2]" office:value-type="float" office:value="1.12748269678835" calcext:value-type="float">
            <text:p>1.12748269678835</text:p>
          </table:table-cell>
          <table:table-cell table:formula="of:=SIN([.B651])" office:value-type="float" office:value="0.903335292863305" calcext:value-type="float">
            <text:p>0.903335292863305</text:p>
          </table:table-cell>
          <table:table-cell table:formula="of:=INT([.C651]*512)" office:value-type="float" office:value="462" calcext:value-type="float">
            <text:p>462</text:p>
          </table:table-cell>
        </table:table-row>
        <table:table-row table:style-name="ro1">
          <table:table-cell table:formula="of:=[.A651]+[.$B$1]" office:value-type="float" office:value="64.7000000000006" calcext:value-type="float">
            <text:p>64.7000000000006</text:p>
          </table:table-cell>
          <table:table-cell table:formula="of:=[.A652]*[.$B$2]" office:value-type="float" office:value="1.12922802604034" calcext:value-type="float">
            <text:p>1.12922802604034</text:p>
          </table:table-cell>
          <table:table-cell table:formula="of:=SIN([.B652])" office:value-type="float" office:value="0.904082549660783" calcext:value-type="float">
            <text:p>0.904082549660783</text:p>
          </table:table-cell>
          <table:table-cell table:formula="of:=INT([.C652]*512)" office:value-type="float" office:value="462" calcext:value-type="float">
            <text:p>462</text:p>
          </table:table-cell>
        </table:table-row>
        <table:table-row table:style-name="ro1">
          <table:table-cell table:formula="of:=[.A652]+[.$B$1]" office:value-type="float" office:value="64.8000000000006" calcext:value-type="float">
            <text:p>64.8000000000006</text:p>
          </table:table-cell>
          <table:table-cell table:formula="of:=[.A653]*[.$B$2]" office:value-type="float" office:value="1.13097335529234" calcext:value-type="float">
            <text:p>1.13097335529234</text:p>
          </table:table-cell>
          <table:table-cell table:formula="of:=SIN([.B653])" office:value-type="float" office:value="0.904827052466024" calcext:value-type="float">
            <text:p>0.904827052466024</text:p>
          </table:table-cell>
          <table:table-cell table:formula="of:=INT([.C653]*512)" office:value-type="float" office:value="463" calcext:value-type="float">
            <text:p>463</text:p>
          </table:table-cell>
        </table:table-row>
        <table:table-row table:style-name="ro1">
          <table:table-cell table:formula="of:=[.A653]+[.$B$1]" office:value-type="float" office:value="64.9000000000006" calcext:value-type="float">
            <text:p>64.9000000000006</text:p>
          </table:table-cell>
          <table:table-cell table:formula="of:=[.A654]*[.$B$2]" office:value-type="float" office:value="1.13271868454433" calcext:value-type="float">
            <text:p>1.13271868454433</text:p>
          </table:table-cell>
          <table:table-cell table:formula="of:=SIN([.B654])" office:value-type="float" office:value="0.905568799011144" calcext:value-type="float">
            <text:p>0.905568799011144</text:p>
          </table:table-cell>
          <table:table-cell table:formula="of:=INT([.C654]*512)" office:value-type="float" office:value="463" calcext:value-type="float">
            <text:p>463</text:p>
          </table:table-cell>
        </table:table-row>
        <table:table-row table:style-name="ro1">
          <table:table-cell table:formula="of:=[.A654]+[.$B$1]" office:value-type="float" office:value="65.0000000000006" calcext:value-type="float">
            <text:p>65.0000000000006</text:p>
          </table:table-cell>
          <table:table-cell table:formula="of:=[.A655]*[.$B$2]" office:value-type="float" office:value="1.13446401379632" calcext:value-type="float">
            <text:p>1.13446401379632</text:p>
          </table:table-cell>
          <table:table-cell table:formula="of:=SIN([.B655])" office:value-type="float" office:value="0.906307787036654" calcext:value-type="float">
            <text:p>0.906307787036654</text:p>
          </table:table-cell>
          <table:table-cell table:formula="of:=INT([.C655]*512)" office:value-type="float" office:value="464" calcext:value-type="float">
            <text:p>464</text:p>
          </table:table-cell>
        </table:table-row>
        <table:table-row table:style-name="ro1">
          <table:table-cell table:formula="of:=[.A655]+[.$B$1]" office:value-type="float" office:value="65.1000000000006" calcext:value-type="float">
            <text:p>65.1000000000006</text:p>
          </table:table-cell>
          <table:table-cell table:formula="of:=[.A656]*[.$B$2]" office:value-type="float" office:value="1.13620934304832" calcext:value-type="float">
            <text:p>1.13620934304832</text:p>
          </table:table-cell>
          <table:table-cell table:formula="of:=SIN([.B656])" office:value-type="float" office:value="0.907044014291469" calcext:value-type="float">
            <text:p>0.907044014291469</text:p>
          </table:table-cell>
          <table:table-cell table:formula="of:=INT([.C656]*512)" office:value-type="float" office:value="464" calcext:value-type="float">
            <text:p>464</text:p>
          </table:table-cell>
        </table:table-row>
        <table:table-row table:style-name="ro1">
          <table:table-cell table:formula="of:=[.A656]+[.$B$1]" office:value-type="float" office:value="65.2000000000006" calcext:value-type="float">
            <text:p>65.2000000000006</text:p>
          </table:table-cell>
          <table:table-cell table:formula="of:=[.A657]*[.$B$2]" office:value-type="float" office:value="1.13795467230031" calcext:value-type="float">
            <text:p>1.13795467230031</text:p>
          </table:table-cell>
          <table:table-cell table:formula="of:=SIN([.B657])" office:value-type="float" office:value="0.907777478532913" calcext:value-type="float">
            <text:p>0.907777478532913</text:p>
          </table:table-cell>
          <table:table-cell table:formula="of:=INT([.C657]*512)" office:value-type="float" office:value="464" calcext:value-type="float">
            <text:p>464</text:p>
          </table:table-cell>
        </table:table-row>
        <table:table-row table:style-name="ro1">
          <table:table-cell table:formula="of:=[.A657]+[.$B$1]" office:value-type="float" office:value="65.3000000000006" calcext:value-type="float">
            <text:p>65.3000000000006</text:p>
          </table:table-cell>
          <table:table-cell table:formula="of:=[.A658]*[.$B$2]" office:value-type="float" office:value="1.13970000155231" calcext:value-type="float">
            <text:p>1.13970000155231</text:p>
          </table:table-cell>
          <table:table-cell table:formula="of:=SIN([.B658])" office:value-type="float" office:value="0.908508177526726" calcext:value-type="float">
            <text:p>0.908508177526726</text:p>
          </table:table-cell>
          <table:table-cell table:formula="of:=INT([.C658]*512)" office:value-type="float" office:value="465" calcext:value-type="float">
            <text:p>465</text:p>
          </table:table-cell>
        </table:table-row>
        <table:table-row table:style-name="ro1">
          <table:table-cell table:formula="of:=[.A658]+[.$B$1]" office:value-type="float" office:value="65.4000000000006" calcext:value-type="float">
            <text:p>65.4000000000006</text:p>
          </table:table-cell>
          <table:table-cell table:formula="of:=[.A659]*[.$B$2]" office:value-type="float" office:value="1.1414453308043" calcext:value-type="float">
            <text:p>1.1414453308043</text:p>
          </table:table-cell>
          <table:table-cell table:formula="of:=SIN([.B659])" office:value-type="float" office:value="0.909236109047073" calcext:value-type="float">
            <text:p>0.909236109047073</text:p>
          </table:table-cell>
          <table:table-cell table:formula="of:=INT([.C659]*512)" office:value-type="float" office:value="465" calcext:value-type="float">
            <text:p>465</text:p>
          </table:table-cell>
        </table:table-row>
        <table:table-row table:style-name="ro1">
          <table:table-cell table:formula="of:=[.A659]+[.$B$1]" office:value-type="float" office:value="65.5000000000006" calcext:value-type="float">
            <text:p>65.5000000000006</text:p>
          </table:table-cell>
          <table:table-cell table:formula="of:=[.A660]*[.$B$2]" office:value-type="float" office:value="1.1431906600563" calcext:value-type="float">
            <text:p>1.1431906600563</text:p>
          </table:table-cell>
          <table:table-cell table:formula="of:=SIN([.B660])" office:value-type="float" office:value="0.909961270876547" calcext:value-type="float">
            <text:p>0.909961270876547</text:p>
          </table:table-cell>
          <table:table-cell table:formula="of:=INT([.C660]*512)" office:value-type="float" office:value="465" calcext:value-type="float">
            <text:p>465</text:p>
          </table:table-cell>
        </table:table-row>
        <table:table-row table:style-name="ro1">
          <table:table-cell table:formula="of:=[.A660]+[.$B$1]" office:value-type="float" office:value="65.6000000000006" calcext:value-type="float">
            <text:p>65.6000000000006</text:p>
          </table:table-cell>
          <table:table-cell table:formula="of:=[.A661]*[.$B$2]" office:value-type="float" office:value="1.14493598930829" calcext:value-type="float">
            <text:p>1.14493598930829</text:p>
          </table:table-cell>
          <table:table-cell table:formula="of:=SIN([.B661])" office:value-type="float" office:value="0.910683660806181" calcext:value-type="float">
            <text:p>0.910683660806181</text:p>
          </table:table-cell>
          <table:table-cell table:formula="of:=INT([.C661]*512)" office:value-type="float" office:value="466" calcext:value-type="float">
            <text:p>466</text:p>
          </table:table-cell>
        </table:table-row>
        <table:table-row table:style-name="ro1">
          <table:table-cell table:formula="of:=[.A661]+[.$B$1]" office:value-type="float" office:value="65.7000000000005" calcext:value-type="float">
            <text:p>65.7000000000005</text:p>
          </table:table-cell>
          <table:table-cell table:formula="of:=[.A662]*[.$B$2]" office:value-type="float" office:value="1.14668131856028" calcext:value-type="float">
            <text:p>1.14668131856028</text:p>
          </table:table-cell>
          <table:table-cell table:formula="of:=SIN([.B662])" office:value-type="float" office:value="0.911403276635449" calcext:value-type="float">
            <text:p>0.911403276635449</text:p>
          </table:table-cell>
          <table:table-cell table:formula="of:=INT([.C662]*512)" office:value-type="float" office:value="466" calcext:value-type="float">
            <text:p>466</text:p>
          </table:table-cell>
        </table:table-row>
        <table:table-row table:style-name="ro1">
          <table:table-cell table:formula="of:=[.A662]+[.$B$1]" office:value-type="float" office:value="65.8000000000005" calcext:value-type="float">
            <text:p>65.8000000000005</text:p>
          </table:table-cell>
          <table:table-cell table:formula="of:=[.A663]*[.$B$2]" office:value-type="float" office:value="1.14842664781228" calcext:value-type="float">
            <text:p>1.14842664781228</text:p>
          </table:table-cell>
          <table:table-cell table:formula="of:=SIN([.B663])" office:value-type="float" office:value="0.912120116172277" calcext:value-type="float">
            <text:p>0.912120116172277</text:p>
          </table:table-cell>
          <table:table-cell table:formula="of:=INT([.C663]*512)" office:value-type="float" office:value="467" calcext:value-type="float">
            <text:p>467</text:p>
          </table:table-cell>
        </table:table-row>
        <table:table-row table:style-name="ro1">
          <table:table-cell table:formula="of:=[.A663]+[.$B$1]" office:value-type="float" office:value="65.9000000000005" calcext:value-type="float">
            <text:p>65.9000000000005</text:p>
          </table:table-cell>
          <table:table-cell table:formula="of:=[.A664]*[.$B$2]" office:value-type="float" office:value="1.15017197706427" calcext:value-type="float">
            <text:p>1.15017197706427</text:p>
          </table:table-cell>
          <table:table-cell table:formula="of:=SIN([.B664])" office:value-type="float" office:value="0.912834177233047" calcext:value-type="float">
            <text:p>0.912834177233047</text:p>
          </table:table-cell>
          <table:table-cell table:formula="of:=INT([.C664]*512)" office:value-type="float" office:value="467" calcext:value-type="float">
            <text:p>467</text:p>
          </table:table-cell>
        </table:table-row>
        <table:table-row table:style-name="ro1">
          <table:table-cell table:formula="of:=[.A664]+[.$B$1]" office:value-type="float" office:value="66.0000000000005" calcext:value-type="float">
            <text:p>66.0000000000005</text:p>
          </table:table-cell>
          <table:table-cell table:formula="of:=[.A665]*[.$B$2]" office:value-type="float" office:value="1.15191730631627" calcext:value-type="float">
            <text:p>1.15191730631627</text:p>
          </table:table-cell>
          <table:table-cell table:formula="of:=SIN([.B665])" office:value-type="float" office:value="0.913545457642605" calcext:value-type="float">
            <text:p>0.913545457642605</text:p>
          </table:table-cell>
          <table:table-cell table:formula="of:=INT([.C665]*512)" office:value-type="float" office:value="467" calcext:value-type="float">
            <text:p>467</text:p>
          </table:table-cell>
        </table:table-row>
        <table:table-row table:style-name="ro1">
          <table:table-cell table:formula="of:=[.A665]+[.$B$1]" office:value-type="float" office:value="66.1000000000005" calcext:value-type="float">
            <text:p>66.1000000000005</text:p>
          </table:table-cell>
          <table:table-cell table:formula="of:=[.A666]*[.$B$2]" office:value-type="float" office:value="1.15366263556826" calcext:value-type="float">
            <text:p>1.15366263556826</text:p>
          </table:table-cell>
          <table:table-cell table:formula="of:=SIN([.B666])" office:value-type="float" office:value="0.914253955234267" calcext:value-type="float">
            <text:p>0.914253955234267</text:p>
          </table:table-cell>
          <table:table-cell table:formula="of:=INT([.C666]*512)" office:value-type="float" office:value="468" calcext:value-type="float">
            <text:p>468</text:p>
          </table:table-cell>
        </table:table-row>
        <table:table-row table:style-name="ro1">
          <table:table-cell table:formula="of:=[.A666]+[.$B$1]" office:value-type="float" office:value="66.2000000000005" calcext:value-type="float">
            <text:p>66.2000000000005</text:p>
          </table:table-cell>
          <table:table-cell table:formula="of:=[.A667]*[.$B$2]" office:value-type="float" office:value="1.15540796482026" calcext:value-type="float">
            <text:p>1.15540796482026</text:p>
          </table:table-cell>
          <table:table-cell table:formula="of:=SIN([.B667])" office:value-type="float" office:value="0.914959667849828" calcext:value-type="float">
            <text:p>0.914959667849828</text:p>
          </table:table-cell>
          <table:table-cell table:formula="of:=INT([.C667]*512)" office:value-type="float" office:value="468" calcext:value-type="float">
            <text:p>468</text:p>
          </table:table-cell>
        </table:table-row>
        <table:table-row table:style-name="ro1">
          <table:table-cell table:formula="of:=[.A667]+[.$B$1]" office:value-type="float" office:value="66.3000000000005" calcext:value-type="float">
            <text:p>66.3000000000005</text:p>
          </table:table-cell>
          <table:table-cell table:formula="of:=[.A668]*[.$B$2]" office:value-type="float" office:value="1.15715329407225" calcext:value-type="float">
            <text:p>1.15715329407225</text:p>
          </table:table-cell>
          <table:table-cell table:formula="of:=SIN([.B668])" office:value-type="float" office:value="0.915662593339565" calcext:value-type="float">
            <text:p>0.915662593339565</text:p>
          </table:table-cell>
          <table:table-cell table:formula="of:=INT([.C668]*512)" office:value-type="float" office:value="468" calcext:value-type="float">
            <text:p>468</text:p>
          </table:table-cell>
        </table:table-row>
        <table:table-row table:style-name="ro1">
          <table:table-cell table:formula="of:=[.A668]+[.$B$1]" office:value-type="float" office:value="66.4000000000005" calcext:value-type="float">
            <text:p>66.4000000000005</text:p>
          </table:table-cell>
          <table:table-cell table:formula="of:=[.A669]*[.$B$2]" office:value-type="float" office:value="1.15889862332424" calcext:value-type="float">
            <text:p>1.15889862332424</text:p>
          </table:table-cell>
          <table:table-cell table:formula="of:=SIN([.B669])" office:value-type="float" office:value="0.916362729562243" calcext:value-type="float">
            <text:p>0.916362729562243</text:p>
          </table:table-cell>
          <table:table-cell table:formula="of:=INT([.C669]*512)" office:value-type="float" office:value="469" calcext:value-type="float">
            <text:p>469</text:p>
          </table:table-cell>
        </table:table-row>
        <table:table-row table:style-name="ro1">
          <table:table-cell table:formula="of:=[.A669]+[.$B$1]" office:value-type="float" office:value="66.5000000000005" calcext:value-type="float">
            <text:p>66.5000000000005</text:p>
          </table:table-cell>
          <table:table-cell table:formula="of:=[.A670]*[.$B$2]" office:value-type="float" office:value="1.16064395257624" calcext:value-type="float">
            <text:p>1.16064395257624</text:p>
          </table:table-cell>
          <table:table-cell table:formula="of:=SIN([.B670])" office:value-type="float" office:value="0.917060074385127" calcext:value-type="float">
            <text:p>0.917060074385127</text:p>
          </table:table-cell>
          <table:table-cell table:formula="of:=INT([.C670]*512)" office:value-type="float" office:value="469" calcext:value-type="float">
            <text:p>469</text:p>
          </table:table-cell>
        </table:table-row>
        <table:table-row table:style-name="ro1">
          <table:table-cell table:formula="of:=[.A670]+[.$B$1]" office:value-type="float" office:value="66.6000000000005" calcext:value-type="float">
            <text:p>66.6000000000005</text:p>
          </table:table-cell>
          <table:table-cell table:formula="of:=[.A671]*[.$B$2]" office:value-type="float" office:value="1.16238928182823" calcext:value-type="float">
            <text:p>1.16238928182823</text:p>
          </table:table-cell>
          <table:table-cell table:formula="of:=SIN([.B671])" office:value-type="float" office:value="0.917754625683985" calcext:value-type="float">
            <text:p>0.917754625683985</text:p>
          </table:table-cell>
          <table:table-cell table:formula="of:=INT([.C671]*512)" office:value-type="float" office:value="469" calcext:value-type="float">
            <text:p>469</text:p>
          </table:table-cell>
        </table:table-row>
        <table:table-row table:style-name="ro1">
          <table:table-cell table:formula="of:=[.A671]+[.$B$1]" office:value-type="float" office:value="66.7000000000005" calcext:value-type="float">
            <text:p>66.7000000000005</text:p>
          </table:table-cell>
          <table:table-cell table:formula="of:=[.A672]*[.$B$2]" office:value-type="float" office:value="1.16413461108023" calcext:value-type="float">
            <text:p>1.16413461108023</text:p>
          </table:table-cell>
          <table:table-cell table:formula="of:=SIN([.B672])" office:value-type="float" office:value="0.91844638134309" calcext:value-type="float">
            <text:p>0.91844638134309</text:p>
          </table:table-cell>
          <table:table-cell table:formula="of:=INT([.C672]*512)" office:value-type="float" office:value="470" calcext:value-type="float">
            <text:p>470</text:p>
          </table:table-cell>
        </table:table-row>
        <table:table-row table:style-name="ro1">
          <table:table-cell table:formula="of:=[.A672]+[.$B$1]" office:value-type="float" office:value="66.8000000000005" calcext:value-type="float">
            <text:p>66.8000000000005</text:p>
          </table:table-cell>
          <table:table-cell table:formula="of:=[.A673]*[.$B$2]" office:value-type="float" office:value="1.16587994033222" calcext:value-type="float">
            <text:p>1.16587994033222</text:p>
          </table:table-cell>
          <table:table-cell table:formula="of:=SIN([.B673])" office:value-type="float" office:value="0.919135339255238" calcext:value-type="float">
            <text:p>0.919135339255238</text:p>
          </table:table-cell>
          <table:table-cell table:formula="of:=INT([.C673]*512)" office:value-type="float" office:value="470" calcext:value-type="float">
            <text:p>470</text:p>
          </table:table-cell>
        </table:table-row>
        <table:table-row table:style-name="ro1">
          <table:table-cell table:formula="of:=[.A673]+[.$B$1]" office:value-type="float" office:value="66.9000000000005" calcext:value-type="float">
            <text:p>66.9000000000005</text:p>
          </table:table-cell>
          <table:table-cell table:formula="of:=[.A674]*[.$B$2]" office:value-type="float" office:value="1.16762526958421" calcext:value-type="float">
            <text:p>1.16762526958421</text:p>
          </table:table-cell>
          <table:table-cell table:formula="of:=SIN([.B674])" office:value-type="float" office:value="0.919821497321741" calcext:value-type="float">
            <text:p>0.919821497321741</text:p>
          </table:table-cell>
          <table:table-cell table:formula="of:=INT([.C674]*512)" office:value-type="float" office:value="470" calcext:value-type="float">
            <text:p>470</text:p>
          </table:table-cell>
        </table:table-row>
        <table:table-row table:style-name="ro1">
          <table:table-cell table:formula="of:=[.A674]+[.$B$1]" office:value-type="float" office:value="67.0000000000005" calcext:value-type="float">
            <text:p>67.0000000000005</text:p>
          </table:table-cell>
          <table:table-cell table:formula="of:=[.A675]*[.$B$2]" office:value-type="float" office:value="1.16937059883621" calcext:value-type="float">
            <text:p>1.16937059883621</text:p>
          </table:table-cell>
          <table:table-cell table:formula="of:=SIN([.B675])" office:value-type="float" office:value="0.920504853452444" calcext:value-type="float">
            <text:p>0.920504853452444</text:p>
          </table:table-cell>
          <table:table-cell table:formula="of:=INT([.C675]*512)" office:value-type="float" office:value="471" calcext:value-type="float">
            <text:p>471</text:p>
          </table:table-cell>
        </table:table-row>
        <table:table-row table:style-name="ro1">
          <table:table-cell table:formula="of:=[.A675]+[.$B$1]" office:value-type="float" office:value="67.1000000000005" calcext:value-type="float">
            <text:p>67.1000000000005</text:p>
          </table:table-cell>
          <table:table-cell table:formula="of:=[.A676]*[.$B$2]" office:value-type="float" office:value="1.1711159280882" calcext:value-type="float">
            <text:p>1.1711159280882</text:p>
          </table:table-cell>
          <table:table-cell table:formula="of:=SIN([.B676])" office:value-type="float" office:value="0.921185405565724" calcext:value-type="float">
            <text:p>0.921185405565724</text:p>
          </table:table-cell>
          <table:table-cell table:formula="of:=INT([.C676]*512)" office:value-type="float" office:value="471" calcext:value-type="float">
            <text:p>471</text:p>
          </table:table-cell>
        </table:table-row>
        <table:table-row table:style-name="ro1">
          <table:table-cell table:formula="of:=[.A676]+[.$B$1]" office:value-type="float" office:value="67.2000000000005" calcext:value-type="float">
            <text:p>67.2000000000005</text:p>
          </table:table-cell>
          <table:table-cell table:formula="of:=[.A677]*[.$B$2]" office:value-type="float" office:value="1.1728612573402" calcext:value-type="float">
            <text:p>1.1728612573402</text:p>
          </table:table-cell>
          <table:table-cell table:formula="of:=SIN([.B677])" office:value-type="float" office:value="0.921863151588504" calcext:value-type="float">
            <text:p>0.921863151588504</text:p>
          </table:table-cell>
          <table:table-cell table:formula="of:=INT([.C677]*512)" office:value-type="float" office:value="471" calcext:value-type="float">
            <text:p>471</text:p>
          </table:table-cell>
        </table:table-row>
        <table:table-row table:style-name="ro1">
          <table:table-cell table:formula="of:=[.A677]+[.$B$1]" office:value-type="float" office:value="67.3000000000005" calcext:value-type="float">
            <text:p>67.3000000000005</text:p>
          </table:table-cell>
          <table:table-cell table:formula="of:=[.A678]*[.$B$2]" office:value-type="float" office:value="1.17460658659219" calcext:value-type="float">
            <text:p>1.17460658659219</text:p>
          </table:table-cell>
          <table:table-cell table:formula="of:=SIN([.B678])" office:value-type="float" office:value="0.922538089456249" calcext:value-type="float">
            <text:p>0.922538089456249</text:p>
          </table:table-cell>
          <table:table-cell table:formula="of:=INT([.C678]*512)" office:value-type="float" office:value="472" calcext:value-type="float">
            <text:p>472</text:p>
          </table:table-cell>
        </table:table-row>
        <table:table-row table:style-name="ro1">
          <table:table-cell table:formula="of:=[.A678]+[.$B$1]" office:value-type="float" office:value="67.4000000000004" calcext:value-type="float">
            <text:p>67.4000000000004</text:p>
          </table:table-cell>
          <table:table-cell table:formula="of:=[.A679]*[.$B$2]" office:value-type="float" office:value="1.17635191584419" calcext:value-type="float">
            <text:p>1.17635191584419</text:p>
          </table:table-cell>
          <table:table-cell table:formula="of:=SIN([.B679])" office:value-type="float" office:value="0.923210217112984" calcext:value-type="float">
            <text:p>0.923210217112984</text:p>
          </table:table-cell>
          <table:table-cell table:formula="of:=INT([.C679]*512)" office:value-type="float" office:value="472" calcext:value-type="float">
            <text:p>472</text:p>
          </table:table-cell>
        </table:table-row>
        <table:table-row table:style-name="ro1">
          <table:table-cell table:formula="of:=[.A679]+[.$B$1]" office:value-type="float" office:value="67.5000000000004" calcext:value-type="float">
            <text:p>67.5000000000004</text:p>
          </table:table-cell>
          <table:table-cell table:formula="of:=[.A680]*[.$B$2]" office:value-type="float" office:value="1.17809724509618" calcext:value-type="float">
            <text:p>1.17809724509618</text:p>
          </table:table-cell>
          <table:table-cell table:formula="of:=SIN([.B680])" office:value-type="float" office:value="0.92387953251129" calcext:value-type="float">
            <text:p>0.92387953251129</text:p>
          </table:table-cell>
          <table:table-cell table:formula="of:=INT([.C680]*512)" office:value-type="float" office:value="473" calcext:value-type="float">
            <text:p>473</text:p>
          </table:table-cell>
        </table:table-row>
        <table:table-row table:style-name="ro1">
          <table:table-cell table:formula="of:=[.A680]+[.$B$1]" office:value-type="float" office:value="67.6000000000004" calcext:value-type="float">
            <text:p>67.6000000000004</text:p>
          </table:table-cell>
          <table:table-cell table:formula="of:=[.A681]*[.$B$2]" office:value-type="float" office:value="1.17984257434817" calcext:value-type="float">
            <text:p>1.17984257434817</text:p>
          </table:table-cell>
          <table:table-cell table:formula="of:=SIN([.B681])" office:value-type="float" office:value="0.924546033612316" calcext:value-type="float">
            <text:p>0.924546033612316</text:p>
          </table:table-cell>
          <table:table-cell table:formula="of:=INT([.C681]*512)" office:value-type="float" office:value="473" calcext:value-type="float">
            <text:p>473</text:p>
          </table:table-cell>
        </table:table-row>
        <table:table-row table:style-name="ro1">
          <table:table-cell table:formula="of:=[.A681]+[.$B$1]" office:value-type="float" office:value="67.7000000000004" calcext:value-type="float">
            <text:p>67.7000000000004</text:p>
          </table:table-cell>
          <table:table-cell table:formula="of:=[.A682]*[.$B$2]" office:value-type="float" office:value="1.18158790360017" calcext:value-type="float">
            <text:p>1.18158790360017</text:p>
          </table:table-cell>
          <table:table-cell table:formula="of:=SIN([.B682])" office:value-type="float" office:value="0.925209718385785" calcext:value-type="float">
            <text:p>0.925209718385785</text:p>
          </table:table-cell>
          <table:table-cell table:formula="of:=INT([.C682]*512)" office:value-type="float" office:value="473" calcext:value-type="float">
            <text:p>473</text:p>
          </table:table-cell>
        </table:table-row>
        <table:table-row table:style-name="ro1">
          <table:table-cell table:formula="of:=[.A682]+[.$B$1]" office:value-type="float" office:value="67.8000000000004" calcext:value-type="float">
            <text:p>67.8000000000004</text:p>
          </table:table-cell>
          <table:table-cell table:formula="of:=[.A683]*[.$B$2]" office:value-type="float" office:value="1.18333323285216" calcext:value-type="float">
            <text:p>1.18333323285216</text:p>
          </table:table-cell>
          <table:table-cell table:formula="of:=SIN([.B683])" office:value-type="float" office:value="0.925870584809998" calcext:value-type="float">
            <text:p>0.925870584809998</text:p>
          </table:table-cell>
          <table:table-cell table:formula="of:=INT([.C683]*512)" office:value-type="float" office:value="474" calcext:value-type="float">
            <text:p>474</text:p>
          </table:table-cell>
        </table:table-row>
        <table:table-row table:style-name="ro1">
          <table:table-cell table:formula="of:=[.A683]+[.$B$1]" office:value-type="float" office:value="67.9000000000004" calcext:value-type="float">
            <text:p>67.9000000000004</text:p>
          </table:table-cell>
          <table:table-cell table:formula="of:=[.A684]*[.$B$2]" office:value-type="float" office:value="1.18507856210416" calcext:value-type="float">
            <text:p>1.18507856210416</text:p>
          </table:table-cell>
          <table:table-cell table:formula="of:=SIN([.B684])" office:value-type="float" office:value="0.92652863087184" calcext:value-type="float">
            <text:p>0.92652863087184</text:p>
          </table:table-cell>
          <table:table-cell table:formula="of:=INT([.C684]*512)" office:value-type="float" office:value="474" calcext:value-type="float">
            <text:p>474</text:p>
          </table:table-cell>
        </table:table-row>
        <table:table-row table:style-name="ro1">
          <table:table-cell table:formula="of:=[.A684]+[.$B$1]" office:value-type="float" office:value="68.0000000000004" calcext:value-type="float">
            <text:p>68.0000000000004</text:p>
          </table:table-cell>
          <table:table-cell table:formula="of:=[.A685]*[.$B$2]" office:value-type="float" office:value="1.18682389135615" calcext:value-type="float">
            <text:p>1.18682389135615</text:p>
          </table:table-cell>
          <table:table-cell table:formula="of:=SIN([.B685])" office:value-type="float" office:value="0.92718385456679" calcext:value-type="float">
            <text:p>0.92718385456679</text:p>
          </table:table-cell>
          <table:table-cell table:formula="of:=INT([.C685]*512)" office:value-type="float" office:value="474" calcext:value-type="float">
            <text:p>474</text:p>
          </table:table-cell>
        </table:table-row>
        <table:table-row table:style-name="ro1">
          <table:table-cell table:formula="of:=[.A685]+[.$B$1]" office:value-type="float" office:value="68.1000000000004" calcext:value-type="float">
            <text:p>68.1000000000004</text:p>
          </table:table-cell>
          <table:table-cell table:formula="of:=[.A686]*[.$B$2]" office:value-type="float" office:value="1.18856922060815" calcext:value-type="float">
            <text:p>1.18856922060815</text:p>
          </table:table-cell>
          <table:table-cell table:formula="of:=SIN([.B686])" office:value-type="float" office:value="0.927836253898923" calcext:value-type="float">
            <text:p>0.927836253898923</text:p>
          </table:table-cell>
          <table:table-cell table:formula="of:=INT([.C686]*512)" office:value-type="float" office:value="475" calcext:value-type="float">
            <text:p>475</text:p>
          </table:table-cell>
        </table:table-row>
        <table:table-row table:style-name="ro1">
          <table:table-cell table:formula="of:=[.A686]+[.$B$1]" office:value-type="float" office:value="68.2000000000004" calcext:value-type="float">
            <text:p>68.2000000000004</text:p>
          </table:table-cell>
          <table:table-cell table:formula="of:=[.A687]*[.$B$2]" office:value-type="float" office:value="1.19031454986014" calcext:value-type="float">
            <text:p>1.19031454986014</text:p>
          </table:table-cell>
          <table:table-cell table:formula="of:=SIN([.B687])" office:value-type="float" office:value="0.928485826880916" calcext:value-type="float">
            <text:p>0.928485826880916</text:p>
          </table:table-cell>
          <table:table-cell table:formula="of:=INT([.C687]*512)" office:value-type="float" office:value="475" calcext:value-type="float">
            <text:p>475</text:p>
          </table:table-cell>
        </table:table-row>
        <table:table-row table:style-name="ro1">
          <table:table-cell table:formula="of:=[.A687]+[.$B$1]" office:value-type="float" office:value="68.3000000000004" calcext:value-type="float">
            <text:p>68.3000000000004</text:p>
          </table:table-cell>
          <table:table-cell table:formula="of:=[.A688]*[.$B$2]" office:value-type="float" office:value="1.19205987911213" calcext:value-type="float">
            <text:p>1.19205987911213</text:p>
          </table:table-cell>
          <table:table-cell table:formula="of:=SIN([.B688])" office:value-type="float" office:value="0.929132571534059" calcext:value-type="float">
            <text:p>0.929132571534059</text:p>
          </table:table-cell>
          <table:table-cell table:formula="of:=INT([.C688]*512)" office:value-type="float" office:value="475" calcext:value-type="float">
            <text:p>475</text:p>
          </table:table-cell>
        </table:table-row>
        <table:table-row table:style-name="ro1">
          <table:table-cell table:formula="of:=[.A688]+[.$B$1]" office:value-type="float" office:value="68.4000000000004" calcext:value-type="float">
            <text:p>68.4000000000004</text:p>
          </table:table-cell>
          <table:table-cell table:formula="of:=[.A689]*[.$B$2]" office:value-type="float" office:value="1.19380520836413" calcext:value-type="float">
            <text:p>1.19380520836413</text:p>
          </table:table-cell>
          <table:table-cell table:formula="of:=SIN([.B689])" office:value-type="float" office:value="0.929776485888254" calcext:value-type="float">
            <text:p>0.929776485888254</text:p>
          </table:table-cell>
          <table:table-cell table:formula="of:=INT([.C689]*512)" office:value-type="float" office:value="476" calcext:value-type="float">
            <text:p>476</text:p>
          </table:table-cell>
        </table:table-row>
        <table:table-row table:style-name="ro1">
          <table:table-cell table:formula="of:=[.A689]+[.$B$1]" office:value-type="float" office:value="68.5000000000004" calcext:value-type="float">
            <text:p>68.5000000000004</text:p>
          </table:table-cell>
          <table:table-cell table:formula="of:=[.A690]*[.$B$2]" office:value-type="float" office:value="1.19555053761612" calcext:value-type="float">
            <text:p>1.19555053761612</text:p>
          </table:table-cell>
          <table:table-cell table:formula="of:=SIN([.B690])" office:value-type="float" office:value="0.930417567982027" calcext:value-type="float">
            <text:p>0.930417567982027</text:p>
          </table:table-cell>
          <table:table-cell table:formula="of:=INT([.C690]*512)" office:value-type="float" office:value="476" calcext:value-type="float">
            <text:p>476</text:p>
          </table:table-cell>
        </table:table-row>
        <table:table-row table:style-name="ro1">
          <table:table-cell table:formula="of:=[.A690]+[.$B$1]" office:value-type="float" office:value="68.6000000000004" calcext:value-type="float">
            <text:p>68.6000000000004</text:p>
          </table:table-cell>
          <table:table-cell table:formula="of:=[.A691]*[.$B$2]" office:value-type="float" office:value="1.19729586686812" calcext:value-type="float">
            <text:p>1.19729586686812</text:p>
          </table:table-cell>
          <table:table-cell table:formula="of:=SIN([.B691])" office:value-type="float" office:value="0.931055815862531" calcext:value-type="float">
            <text:p>0.931055815862531</text:p>
          </table:table-cell>
          <table:table-cell table:formula="of:=INT([.C691]*512)" office:value-type="float" office:value="476" calcext:value-type="float">
            <text:p>476</text:p>
          </table:table-cell>
        </table:table-row>
        <table:table-row table:style-name="ro1">
          <table:table-cell table:formula="of:=[.A691]+[.$B$1]" office:value-type="float" office:value="68.7000000000004" calcext:value-type="float">
            <text:p>68.7000000000004</text:p>
          </table:table-cell>
          <table:table-cell table:formula="of:=[.A692]*[.$B$2]" office:value-type="float" office:value="1.19904119612011" calcext:value-type="float">
            <text:p>1.19904119612011</text:p>
          </table:table-cell>
          <table:table-cell table:formula="of:=SIN([.B692])" office:value-type="float" office:value="0.931691227585551" calcext:value-type="float">
            <text:p>0.931691227585551</text:p>
          </table:table-cell>
          <table:table-cell table:formula="of:=INT([.C692]*512)" office:value-type="float" office:value="477" calcext:value-type="float">
            <text:p>477</text:p>
          </table:table-cell>
        </table:table-row>
        <table:table-row table:style-name="ro1">
          <table:table-cell table:formula="of:=[.A692]+[.$B$1]" office:value-type="float" office:value="68.8000000000004" calcext:value-type="float">
            <text:p>68.8000000000004</text:p>
          </table:table-cell>
          <table:table-cell table:formula="of:=[.A693]*[.$B$2]" office:value-type="float" office:value="1.20078652537211" calcext:value-type="float">
            <text:p>1.20078652537211</text:p>
          </table:table-cell>
          <table:table-cell table:formula="of:=SIN([.B693])" office:value-type="float" office:value="0.932323801215514" calcext:value-type="float">
            <text:p>0.932323801215514</text:p>
          </table:table-cell>
          <table:table-cell table:formula="of:=INT([.C693]*512)" office:value-type="float" office:value="477" calcext:value-type="float">
            <text:p>477</text:p>
          </table:table-cell>
        </table:table-row>
        <table:table-row table:style-name="ro1">
          <table:table-cell table:formula="of:=[.A693]+[.$B$1]" office:value-type="float" office:value="68.9000000000004" calcext:value-type="float">
            <text:p>68.9000000000004</text:p>
          </table:table-cell>
          <table:table-cell table:formula="of:=[.A694]*[.$B$2]" office:value-type="float" office:value="1.2025318546241" calcext:value-type="float">
            <text:p>1.2025318546241</text:p>
          </table:table-cell>
          <table:table-cell table:formula="of:=SIN([.B694])" office:value-type="float" office:value="0.932953534825491" calcext:value-type="float">
            <text:p>0.932953534825491</text:p>
          </table:table-cell>
          <table:table-cell table:formula="of:=INT([.C694]*512)" office:value-type="float" office:value="477" calcext:value-type="float">
            <text:p>477</text:p>
          </table:table-cell>
        </table:table-row>
        <table:table-row table:style-name="ro1">
          <table:table-cell table:formula="of:=[.A694]+[.$B$1]" office:value-type="float" office:value="69.0000000000004" calcext:value-type="float">
            <text:p>69.0000000000004</text:p>
          </table:table-cell>
          <table:table-cell table:formula="of:=[.A695]*[.$B$2]" office:value-type="float" office:value="1.20427718387609" calcext:value-type="float">
            <text:p>1.20427718387609</text:p>
          </table:table-cell>
          <table:table-cell table:formula="of:=SIN([.B695])" office:value-type="float" office:value="0.933580426497204" calcext:value-type="float">
            <text:p>0.933580426497204</text:p>
          </table:table-cell>
          <table:table-cell table:formula="of:=INT([.C695]*512)" office:value-type="float" office:value="477" calcext:value-type="float">
            <text:p>477</text:p>
          </table:table-cell>
        </table:table-row>
        <table:table-row table:style-name="ro1">
          <table:table-cell table:formula="of:=[.A695]+[.$B$1]" office:value-type="float" office:value="69.1000000000004" calcext:value-type="float">
            <text:p>69.1000000000004</text:p>
          </table:table-cell>
          <table:table-cell table:formula="of:=[.A696]*[.$B$2]" office:value-type="float" office:value="1.20602251312809" calcext:value-type="float">
            <text:p>1.20602251312809</text:p>
          </table:table-cell>
          <table:table-cell table:formula="of:=SIN([.B696])" office:value-type="float" office:value="0.934204474321032" calcext:value-type="float">
            <text:p>0.934204474321032</text:p>
          </table:table-cell>
          <table:table-cell table:formula="of:=INT([.C696]*512)" office:value-type="float" office:value="478" calcext:value-type="float">
            <text:p>478</text:p>
          </table:table-cell>
        </table:table-row>
        <table:table-row table:style-name="ro1">
          <table:table-cell table:formula="of:=[.A696]+[.$B$1]" office:value-type="float" office:value="69.2000000000003" calcext:value-type="float">
            <text:p>69.2000000000003</text:p>
          </table:table-cell>
          <table:table-cell table:formula="of:=[.A697]*[.$B$2]" office:value-type="float" office:value="1.20776784238008" calcext:value-type="float">
            <text:p>1.20776784238008</text:p>
          </table:table-cell>
          <table:table-cell table:formula="of:=SIN([.B697])" office:value-type="float" office:value="0.934825676396017" calcext:value-type="float">
            <text:p>0.934825676396017</text:p>
          </table:table-cell>
          <table:table-cell table:formula="of:=INT([.C697]*512)" office:value-type="float" office:value="478" calcext:value-type="float">
            <text:p>478</text:p>
          </table:table-cell>
        </table:table-row>
        <table:table-row table:style-name="ro1">
          <table:table-cell table:formula="of:=[.A697]+[.$B$1]" office:value-type="float" office:value="69.3000000000003" calcext:value-type="float">
            <text:p>69.3000000000003</text:p>
          </table:table-cell>
          <table:table-cell table:formula="of:=[.A698]*[.$B$2]" office:value-type="float" office:value="1.20951317163208" calcext:value-type="float">
            <text:p>1.20951317163208</text:p>
          </table:table-cell>
          <table:table-cell table:formula="of:=SIN([.B698])" office:value-type="float" office:value="0.935444030829869" calcext:value-type="float">
            <text:p>0.935444030829869</text:p>
          </table:table-cell>
          <table:table-cell table:formula="of:=INT([.C698]*512)" office:value-type="float" office:value="478" calcext:value-type="float">
            <text:p>478</text:p>
          </table:table-cell>
        </table:table-row>
        <table:table-row table:style-name="ro1">
          <table:table-cell table:formula="of:=[.A698]+[.$B$1]" office:value-type="float" office:value="69.4000000000003" calcext:value-type="float">
            <text:p>69.4000000000003</text:p>
          </table:table-cell>
          <table:table-cell table:formula="of:=[.A699]*[.$B$2]" office:value-type="float" office:value="1.21125850088407" calcext:value-type="float">
            <text:p>1.21125850088407</text:p>
          </table:table-cell>
          <table:table-cell table:formula="of:=SIN([.B699])" office:value-type="float" office:value="0.936059535738975" calcext:value-type="float">
            <text:p>0.936059535738975</text:p>
          </table:table-cell>
          <table:table-cell table:formula="of:=INT([.C699]*512)" office:value-type="float" office:value="479" calcext:value-type="float">
            <text:p>479</text:p>
          </table:table-cell>
        </table:table-row>
        <table:table-row table:style-name="ro1">
          <table:table-cell table:formula="of:=[.A699]+[.$B$1]" office:value-type="float" office:value="69.5000000000003" calcext:value-type="float">
            <text:p>69.5000000000003</text:p>
          </table:table-cell>
          <table:table-cell table:formula="of:=[.A700]*[.$B$2]" office:value-type="float" office:value="1.21300383013606" calcext:value-type="float">
            <text:p>1.21300383013606</text:p>
          </table:table-cell>
          <table:table-cell table:formula="of:=SIN([.B700])" office:value-type="float" office:value="0.9366721892484" calcext:value-type="float">
            <text:p>0.9366721892484</text:p>
          </table:table-cell>
          <table:table-cell table:formula="of:=INT([.C700]*512)" office:value-type="float" office:value="479" calcext:value-type="float">
            <text:p>479</text:p>
          </table:table-cell>
        </table:table-row>
        <table:table-row table:style-name="ro1">
          <table:table-cell table:formula="of:=[.A700]+[.$B$1]" office:value-type="float" office:value="69.6000000000003" calcext:value-type="float">
            <text:p>69.6000000000003</text:p>
          </table:table-cell>
          <table:table-cell table:formula="of:=[.A701]*[.$B$2]" office:value-type="float" office:value="1.21474915938806" calcext:value-type="float">
            <text:p>1.21474915938806</text:p>
          </table:table-cell>
          <table:table-cell table:formula="of:=SIN([.B701])" office:value-type="float" office:value="0.937281989491893" calcext:value-type="float">
            <text:p>0.937281989491893</text:p>
          </table:table-cell>
          <table:table-cell table:formula="of:=INT([.C701]*512)" office:value-type="float" office:value="479" calcext:value-type="float">
            <text:p>479</text:p>
          </table:table-cell>
        </table:table-row>
        <table:table-row table:style-name="ro1">
          <table:table-cell table:formula="of:=[.A701]+[.$B$1]" office:value-type="float" office:value="69.7000000000003" calcext:value-type="float">
            <text:p>69.7000000000003</text:p>
          </table:table-cell>
          <table:table-cell table:formula="of:=[.A702]*[.$B$2]" office:value-type="float" office:value="1.21649448864005" calcext:value-type="float">
            <text:p>1.21649448864005</text:p>
          </table:table-cell>
          <table:table-cell table:formula="of:=SIN([.B702])" office:value-type="float" office:value="0.9378889346119" calcext:value-type="float">
            <text:p>0.9378889346119</text:p>
          </table:table-cell>
          <table:table-cell table:formula="of:=INT([.C702]*512)" office:value-type="float" office:value="480" calcext:value-type="float">
            <text:p>480</text:p>
          </table:table-cell>
        </table:table-row>
        <table:table-row table:style-name="ro1">
          <table:table-cell table:formula="of:=[.A702]+[.$B$1]" office:value-type="float" office:value="69.8000000000003" calcext:value-type="float">
            <text:p>69.8000000000003</text:p>
          </table:table-cell>
          <table:table-cell table:formula="of:=[.A703]*[.$B$2]" office:value-type="float" office:value="1.21823981789205" calcext:value-type="float">
            <text:p>1.21823981789205</text:p>
          </table:table-cell>
          <table:table-cell table:formula="of:=SIN([.B703])" office:value-type="float" office:value="0.938493022759558" calcext:value-type="float">
            <text:p>0.938493022759558</text:p>
          </table:table-cell>
          <table:table-cell table:formula="of:=INT([.C703]*512)" office:value-type="float" office:value="480" calcext:value-type="float">
            <text:p>480</text:p>
          </table:table-cell>
        </table:table-row>
        <table:table-row table:style-name="ro1">
          <table:table-cell table:formula="of:=[.A703]+[.$B$1]" office:value-type="float" office:value="69.9000000000003" calcext:value-type="float">
            <text:p>69.9000000000003</text:p>
          </table:table-cell>
          <table:table-cell table:formula="of:=[.A704]*[.$B$2]" office:value-type="float" office:value="1.21998514714404" calcext:value-type="float">
            <text:p>1.21998514714404</text:p>
          </table:table-cell>
          <table:table-cell table:formula="of:=SIN([.B704])" office:value-type="float" office:value="0.939094252094711" calcext:value-type="float">
            <text:p>0.939094252094711</text:p>
          </table:table-cell>
          <table:table-cell table:formula="of:=INT([.C704]*512)" office:value-type="float" office:value="480" calcext:value-type="float">
            <text:p>480</text:p>
          </table:table-cell>
        </table:table-row>
        <table:table-row table:style-name="ro1">
          <table:table-cell table:formula="of:=[.A704]+[.$B$1]" office:value-type="float" office:value="70.0000000000003" calcext:value-type="float">
            <text:p>70.0000000000003</text:p>
          </table:table-cell>
          <table:table-cell table:formula="of:=[.A705]*[.$B$2]" office:value-type="float" office:value="1.22173047639604" calcext:value-type="float">
            <text:p>1.22173047639604</text:p>
          </table:table-cell>
          <table:table-cell table:formula="of:=SIN([.B705])" office:value-type="float" office:value="0.93969262078591" calcext:value-type="float">
            <text:p>0.93969262078591</text:p>
          </table:table-cell>
          <table:table-cell table:formula="of:=INT([.C705]*512)" office:value-type="float" office:value="481" calcext:value-type="float">
            <text:p>481</text:p>
          </table:table-cell>
        </table:table-row>
        <table:table-row table:style-name="ro1">
          <table:table-cell table:formula="of:=[.A705]+[.$B$1]" office:value-type="float" office:value="70.1000000000003" calcext:value-type="float">
            <text:p>70.1000000000003</text:p>
          </table:table-cell>
          <table:table-cell table:formula="of:=[.A706]*[.$B$2]" office:value-type="float" office:value="1.22347580564803" calcext:value-type="float">
            <text:p>1.22347580564803</text:p>
          </table:table-cell>
          <table:table-cell table:formula="of:=SIN([.B706])" office:value-type="float" office:value="0.940288127010421" calcext:value-type="float">
            <text:p>0.940288127010421</text:p>
          </table:table-cell>
          <table:table-cell table:formula="of:=INT([.C706]*512)" office:value-type="float" office:value="481" calcext:value-type="float">
            <text:p>481</text:p>
          </table:table-cell>
        </table:table-row>
        <table:table-row table:style-name="ro1">
          <table:table-cell table:formula="of:=[.A706]+[.$B$1]" office:value-type="float" office:value="70.2000000000003" calcext:value-type="float">
            <text:p>70.2000000000003</text:p>
          </table:table-cell>
          <table:table-cell table:formula="of:=[.A707]*[.$B$2]" office:value-type="float" office:value="1.22522113490002" calcext:value-type="float">
            <text:p>1.22522113490002</text:p>
          </table:table-cell>
          <table:table-cell table:formula="of:=SIN([.B707])" office:value-type="float" office:value="0.940880768954227" calcext:value-type="float">
            <text:p>0.940880768954227</text:p>
          </table:table-cell>
          <table:table-cell table:formula="of:=INT([.C707]*512)" office:value-type="float" office:value="481" calcext:value-type="float">
            <text:p>481</text:p>
          </table:table-cell>
        </table:table-row>
        <table:table-row table:style-name="ro1">
          <table:table-cell table:formula="of:=[.A707]+[.$B$1]" office:value-type="float" office:value="70.3000000000003" calcext:value-type="float">
            <text:p>70.3000000000003</text:p>
          </table:table-cell>
          <table:table-cell table:formula="of:=[.A708]*[.$B$2]" office:value-type="float" office:value="1.22696646415202" calcext:value-type="float">
            <text:p>1.22696646415202</text:p>
          </table:table-cell>
          <table:table-cell table:formula="of:=SIN([.B708])" office:value-type="float" office:value="0.94147054481204" calcext:value-type="float">
            <text:p>0.94147054481204</text:p>
          </table:table-cell>
          <table:table-cell table:formula="of:=INT([.C708]*512)" office:value-type="float" office:value="482" calcext:value-type="float">
            <text:p>482</text:p>
          </table:table-cell>
        </table:table-row>
        <table:table-row table:style-name="ro1">
          <table:table-cell table:formula="of:=[.A708]+[.$B$1]" office:value-type="float" office:value="70.4000000000003" calcext:value-type="float">
            <text:p>70.4000000000003</text:p>
          </table:table-cell>
          <table:table-cell table:formula="of:=[.A709]*[.$B$2]" office:value-type="float" office:value="1.22871179340401" calcext:value-type="float">
            <text:p>1.22871179340401</text:p>
          </table:table-cell>
          <table:table-cell table:formula="of:=SIN([.B709])" office:value-type="float" office:value="0.942057452787298" calcext:value-type="float">
            <text:p>0.942057452787298</text:p>
          </table:table-cell>
          <table:table-cell table:formula="of:=INT([.C709]*512)" office:value-type="float" office:value="482" calcext:value-type="float">
            <text:p>482</text:p>
          </table:table-cell>
        </table:table-row>
        <table:table-row table:style-name="ro1">
          <table:table-cell table:formula="of:=[.A709]+[.$B$1]" office:value-type="float" office:value="70.5000000000003" calcext:value-type="float">
            <text:p>70.5000000000003</text:p>
          </table:table-cell>
          <table:table-cell table:formula="of:=[.A710]*[.$B$2]" office:value-type="float" office:value="1.23045712265601" calcext:value-type="float">
            <text:p>1.23045712265601</text:p>
          </table:table-cell>
          <table:table-cell table:formula="of:=SIN([.B710])" office:value-type="float" office:value="0.94264149109218" calcext:value-type="float">
            <text:p>0.94264149109218</text:p>
          </table:table-cell>
          <table:table-cell table:formula="of:=INT([.C710]*512)" office:value-type="float" office:value="482" calcext:value-type="float">
            <text:p>482</text:p>
          </table:table-cell>
        </table:table-row>
        <table:table-row table:style-name="ro1">
          <table:table-cell table:formula="of:=[.A710]+[.$B$1]" office:value-type="float" office:value="70.6000000000003" calcext:value-type="float">
            <text:p>70.6000000000003</text:p>
          </table:table-cell>
          <table:table-cell table:formula="of:=[.A711]*[.$B$2]" office:value-type="float" office:value="1.232202451908" calcext:value-type="float">
            <text:p>1.232202451908</text:p>
          </table:table-cell>
          <table:table-cell table:formula="of:=SIN([.B711])" office:value-type="float" office:value="0.943222657947602" calcext:value-type="float">
            <text:p>0.943222657947602</text:p>
          </table:table-cell>
          <table:table-cell table:formula="of:=INT([.C711]*512)" office:value-type="float" office:value="482" calcext:value-type="float">
            <text:p>482</text:p>
          </table:table-cell>
        </table:table-row>
        <table:table-row table:style-name="ro1">
          <table:table-cell table:formula="of:=[.A711]+[.$B$1]" office:value-type="float" office:value="70.7000000000003" calcext:value-type="float">
            <text:p>70.7000000000003</text:p>
          </table:table-cell>
          <table:table-cell table:formula="of:=[.A712]*[.$B$2]" office:value-type="float" office:value="1.23394778116" calcext:value-type="float">
            <text:p>1.23394778116</text:p>
          </table:table-cell>
          <table:table-cell table:formula="of:=SIN([.B712])" office:value-type="float" office:value="0.943800951583231" calcext:value-type="float">
            <text:p>0.943800951583231</text:p>
          </table:table-cell>
          <table:table-cell table:formula="of:=INT([.C712]*512)" office:value-type="float" office:value="483" calcext:value-type="float">
            <text:p>483</text:p>
          </table:table-cell>
        </table:table-row>
        <table:table-row table:style-name="ro1">
          <table:table-cell table:formula="of:=[.A712]+[.$B$1]" office:value-type="float" office:value="70.8000000000003" calcext:value-type="float">
            <text:p>70.8000000000003</text:p>
          </table:table-cell>
          <table:table-cell table:formula="of:=[.A713]*[.$B$2]" office:value-type="float" office:value="1.23569311041199" calcext:value-type="float">
            <text:p>1.23569311041199</text:p>
          </table:table-cell>
          <table:table-cell table:formula="of:=SIN([.B713])" office:value-type="float" office:value="0.944376370237482" calcext:value-type="float">
            <text:p>0.944376370237482</text:p>
          </table:table-cell>
          <table:table-cell table:formula="of:=INT([.C713]*512)" office:value-type="float" office:value="483" calcext:value-type="float">
            <text:p>483</text:p>
          </table:table-cell>
        </table:table-row>
        <table:table-row table:style-name="ro1">
          <table:table-cell table:formula="of:=[.A713]+[.$B$1]" office:value-type="float" office:value="70.9000000000003" calcext:value-type="float">
            <text:p>70.9000000000003</text:p>
          </table:table-cell>
          <table:table-cell table:formula="of:=[.A714]*[.$B$2]" office:value-type="float" office:value="1.23743843966398" calcext:value-type="float">
            <text:p>1.23743843966398</text:p>
          </table:table-cell>
          <table:table-cell table:formula="of:=SIN([.B714])" office:value-type="float" office:value="0.944948912157532" calcext:value-type="float">
            <text:p>0.944948912157532</text:p>
          </table:table-cell>
          <table:table-cell table:formula="of:=INT([.C714]*512)" office:value-type="float" office:value="483" calcext:value-type="float">
            <text:p>483</text:p>
          </table:table-cell>
        </table:table-row>
        <table:table-row table:style-name="ro1">
          <table:table-cell table:formula="of:=[.A714]+[.$B$1]" office:value-type="float" office:value="71.0000000000002" calcext:value-type="float">
            <text:p>71.0000000000002</text:p>
          </table:table-cell>
          <table:table-cell table:formula="of:=[.A715]*[.$B$2]" office:value-type="float" office:value="1.23918376891598" calcext:value-type="float">
            <text:p>1.23918376891598</text:p>
          </table:table-cell>
          <table:table-cell table:formula="of:=SIN([.B715])" office:value-type="float" office:value="0.945518575599318" calcext:value-type="float">
            <text:p>0.945518575599318</text:p>
          </table:table-cell>
          <table:table-cell table:formula="of:=INT([.C715]*512)" office:value-type="float" office:value="484" calcext:value-type="float">
            <text:p>484</text:p>
          </table:table-cell>
        </table:table-row>
        <table:table-row table:style-name="ro1">
          <table:table-cell table:formula="of:=[.A715]+[.$B$1]" office:value-type="float" office:value="71.1000000000002" calcext:value-type="float">
            <text:p>71.1000000000002</text:p>
          </table:table-cell>
          <table:table-cell table:formula="of:=[.A716]*[.$B$2]" office:value-type="float" office:value="1.24092909816797" calcext:value-type="float">
            <text:p>1.24092909816797</text:p>
          </table:table-cell>
          <table:table-cell table:formula="of:=SIN([.B716])" office:value-type="float" office:value="0.946085358827547" calcext:value-type="float">
            <text:p>0.946085358827547</text:p>
          </table:table-cell>
          <table:table-cell table:formula="of:=INT([.C716]*512)" office:value-type="float" office:value="484" calcext:value-type="float">
            <text:p>484</text:p>
          </table:table-cell>
        </table:table-row>
        <table:table-row table:style-name="ro1">
          <table:table-cell table:formula="of:=[.A716]+[.$B$1]" office:value-type="float" office:value="71.2000000000002" calcext:value-type="float">
            <text:p>71.2000000000002</text:p>
          </table:table-cell>
          <table:table-cell table:formula="of:=[.A717]*[.$B$2]" office:value-type="float" office:value="1.24267442741997" calcext:value-type="float">
            <text:p>1.24267442741997</text:p>
          </table:table-cell>
          <table:table-cell table:formula="of:=SIN([.B717])" office:value-type="float" office:value="0.946649260115698" calcext:value-type="float">
            <text:p>0.946649260115698</text:p>
          </table:table-cell>
          <table:table-cell table:formula="of:=INT([.C717]*512)" office:value-type="float" office:value="484" calcext:value-type="float">
            <text:p>484</text:p>
          </table:table-cell>
        </table:table-row>
        <table:table-row table:style-name="ro1">
          <table:table-cell table:formula="of:=[.A717]+[.$B$1]" office:value-type="float" office:value="71.3000000000002" calcext:value-type="float">
            <text:p>71.3000000000002</text:p>
          </table:table-cell>
          <table:table-cell table:formula="of:=[.A718]*[.$B$2]" office:value-type="float" office:value="1.24441975667196" calcext:value-type="float">
            <text:p>1.24441975667196</text:p>
          </table:table-cell>
          <table:table-cell table:formula="of:=SIN([.B718])" office:value-type="float" office:value="0.94721027774603" calcext:value-type="float">
            <text:p>0.94721027774603</text:p>
          </table:table-cell>
          <table:table-cell table:formula="of:=INT([.C718]*512)" office:value-type="float" office:value="484" calcext:value-type="float">
            <text:p>484</text:p>
          </table:table-cell>
        </table:table-row>
        <table:table-row table:style-name="ro1">
          <table:table-cell table:formula="of:=[.A718]+[.$B$1]" office:value-type="float" office:value="71.4000000000002" calcext:value-type="float">
            <text:p>71.4000000000002</text:p>
          </table:table-cell>
          <table:table-cell table:formula="of:=[.A719]*[.$B$2]" office:value-type="float" office:value="1.24616508592396" calcext:value-type="float">
            <text:p>1.24616508592396</text:p>
          </table:table-cell>
          <table:table-cell table:formula="of:=SIN([.B719])" office:value-type="float" office:value="0.947768410009587" calcext:value-type="float">
            <text:p>0.947768410009587</text:p>
          </table:table-cell>
          <table:table-cell table:formula="of:=INT([.C719]*512)" office:value-type="float" office:value="485" calcext:value-type="float">
            <text:p>485</text:p>
          </table:table-cell>
        </table:table-row>
        <table:table-row table:style-name="ro1">
          <table:table-cell table:formula="of:=[.A719]+[.$B$1]" office:value-type="float" office:value="71.5000000000002" calcext:value-type="float">
            <text:p>71.5000000000002</text:p>
          </table:table-cell>
          <table:table-cell table:formula="of:=[.A720]*[.$B$2]" office:value-type="float" office:value="1.24791041517595" calcext:value-type="float">
            <text:p>1.24791041517595</text:p>
          </table:table-cell>
          <table:table-cell table:formula="of:=SIN([.B720])" office:value-type="float" office:value="0.9483236552062" calcext:value-type="float">
            <text:p>0.9483236552062</text:p>
          </table:table-cell>
          <table:table-cell table:formula="of:=INT([.C720]*512)" office:value-type="float" office:value="485" calcext:value-type="float">
            <text:p>485</text:p>
          </table:table-cell>
        </table:table-row>
        <table:table-row table:style-name="ro1">
          <table:table-cell table:formula="of:=[.A720]+[.$B$1]" office:value-type="float" office:value="71.6000000000002" calcext:value-type="float">
            <text:p>71.6000000000002</text:p>
          </table:table-cell>
          <table:table-cell table:formula="of:=[.A721]*[.$B$2]" office:value-type="float" office:value="1.24965574442794" calcext:value-type="float">
            <text:p>1.24965574442794</text:p>
          </table:table-cell>
          <table:table-cell table:formula="of:=SIN([.B721])" office:value-type="float" office:value="0.948876011644498" calcext:value-type="float">
            <text:p>0.948876011644498</text:p>
          </table:table-cell>
          <table:table-cell table:formula="of:=INT([.C721]*512)" office:value-type="float" office:value="485" calcext:value-type="float">
            <text:p>485</text:p>
          </table:table-cell>
        </table:table-row>
        <table:table-row table:style-name="ro1">
          <table:table-cell table:formula="of:=[.A721]+[.$B$1]" office:value-type="float" office:value="71.7000000000002" calcext:value-type="float">
            <text:p>71.7000000000002</text:p>
          </table:table-cell>
          <table:table-cell table:formula="of:=[.A722]*[.$B$2]" office:value-type="float" office:value="1.25140107367994" calcext:value-type="float">
            <text:p>1.25140107367994</text:p>
          </table:table-cell>
          <table:table-cell table:formula="of:=SIN([.B722])" office:value-type="float" office:value="0.949425477641905" calcext:value-type="float">
            <text:p>0.949425477641905</text:p>
          </table:table-cell>
          <table:table-cell table:formula="of:=INT([.C722]*512)" office:value-type="float" office:value="486" calcext:value-type="float">
            <text:p>486</text:p>
          </table:table-cell>
        </table:table-row>
        <table:table-row table:style-name="ro1">
          <table:table-cell table:formula="of:=[.A722]+[.$B$1]" office:value-type="float" office:value="71.8000000000002" calcext:value-type="float">
            <text:p>71.8000000000002</text:p>
          </table:table-cell>
          <table:table-cell table:formula="of:=[.A723]*[.$B$2]" office:value-type="float" office:value="1.25314640293193" calcext:value-type="float">
            <text:p>1.25314640293193</text:p>
          </table:table-cell>
          <table:table-cell table:formula="of:=SIN([.B723])" office:value-type="float" office:value="0.949972051524654" calcext:value-type="float">
            <text:p>0.949972051524654</text:p>
          </table:table-cell>
          <table:table-cell table:formula="of:=INT([.C723]*512)" office:value-type="float" office:value="486" calcext:value-type="float">
            <text:p>486</text:p>
          </table:table-cell>
        </table:table-row>
        <table:table-row table:style-name="ro1">
          <table:table-cell table:formula="of:=[.A723]+[.$B$1]" office:value-type="float" office:value="71.9000000000002" calcext:value-type="float">
            <text:p>71.9000000000002</text:p>
          </table:table-cell>
          <table:table-cell table:formula="of:=[.A724]*[.$B$2]" office:value-type="float" office:value="1.25489173218393" calcext:value-type="float">
            <text:p>1.25489173218393</text:p>
          </table:table-cell>
          <table:table-cell table:formula="of:=SIN([.B724])" office:value-type="float" office:value="0.950515731627785" calcext:value-type="float">
            <text:p>0.950515731627785</text:p>
          </table:table-cell>
          <table:table-cell table:formula="of:=INT([.C724]*512)" office:value-type="float" office:value="486" calcext:value-type="float">
            <text:p>486</text:p>
          </table:table-cell>
        </table:table-row>
        <table:table-row table:style-name="ro1">
          <table:table-cell table:formula="of:=[.A724]+[.$B$1]" office:value-type="float" office:value="72.0000000000002" calcext:value-type="float">
            <text:p>72.0000000000002</text:p>
          </table:table-cell>
          <table:table-cell table:formula="of:=[.A725]*[.$B$2]" office:value-type="float" office:value="1.25663706143592" calcext:value-type="float">
            <text:p>1.25663706143592</text:p>
          </table:table-cell>
          <table:table-cell table:formula="of:=SIN([.B725])" office:value-type="float" office:value="0.951056516295155" calcext:value-type="float">
            <text:p>0.951056516295155</text:p>
          </table:table-cell>
          <table:table-cell table:formula="of:=INT([.C725]*512)" office:value-type="float" office:value="486" calcext:value-type="float">
            <text:p>486</text:p>
          </table:table-cell>
        </table:table-row>
        <table:table-row table:style-name="ro1">
          <table:table-cell table:formula="of:=[.A725]+[.$B$1]" office:value-type="float" office:value="72.1000000000002" calcext:value-type="float">
            <text:p>72.1000000000002</text:p>
          </table:table-cell>
          <table:table-cell table:formula="of:=[.A726]*[.$B$2]" office:value-type="float" office:value="1.25838239068791" calcext:value-type="float">
            <text:p>1.25838239068791</text:p>
          </table:table-cell>
          <table:table-cell table:formula="of:=SIN([.B726])" office:value-type="float" office:value="0.951594403879439" calcext:value-type="float">
            <text:p>0.951594403879439</text:p>
          </table:table-cell>
          <table:table-cell table:formula="of:=INT([.C726]*512)" office:value-type="float" office:value="487" calcext:value-type="float">
            <text:p>487</text:p>
          </table:table-cell>
        </table:table-row>
        <table:table-row table:style-name="ro1">
          <table:table-cell table:formula="of:=[.A726]+[.$B$1]" office:value-type="float" office:value="72.2000000000002" calcext:value-type="float">
            <text:p>72.2000000000002</text:p>
          </table:table-cell>
          <table:table-cell table:formula="of:=[.A727]*[.$B$2]" office:value-type="float" office:value="1.26012771993991" calcext:value-type="float">
            <text:p>1.26012771993991</text:p>
          </table:table-cell>
          <table:table-cell table:formula="of:=SIN([.B727])" office:value-type="float" office:value="0.95212939274214" calcext:value-type="float">
            <text:p>0.95212939274214</text:p>
          </table:table-cell>
          <table:table-cell table:formula="of:=INT([.C727]*512)" office:value-type="float" office:value="487" calcext:value-type="float">
            <text:p>487</text:p>
          </table:table-cell>
        </table:table-row>
        <table:table-row table:style-name="ro1">
          <table:table-cell table:formula="of:=[.A727]+[.$B$1]" office:value-type="float" office:value="72.3000000000002" calcext:value-type="float">
            <text:p>72.3000000000002</text:p>
          </table:table-cell>
          <table:table-cell table:formula="of:=[.A728]*[.$B$2]" office:value-type="float" office:value="1.2618730491919" calcext:value-type="float">
            <text:p>1.2618730491919</text:p>
          </table:table-cell>
          <table:table-cell table:formula="of:=SIN([.B728])" office:value-type="float" office:value="0.952661481253587" calcext:value-type="float">
            <text:p>0.952661481253587</text:p>
          </table:table-cell>
          <table:table-cell table:formula="of:=INT([.C728]*512)" office:value-type="float" office:value="487" calcext:value-type="float">
            <text:p>487</text:p>
          </table:table-cell>
        </table:table-row>
        <table:table-row table:style-name="ro1">
          <table:table-cell table:formula="of:=[.A728]+[.$B$1]" office:value-type="float" office:value="72.4000000000002" calcext:value-type="float">
            <text:p>72.4000000000002</text:p>
          </table:table-cell>
          <table:table-cell table:formula="of:=[.A729]*[.$B$2]" office:value-type="float" office:value="1.2636183784439" calcext:value-type="float">
            <text:p>1.2636183784439</text:p>
          </table:table-cell>
          <table:table-cell table:formula="of:=SIN([.B729])" office:value-type="float" office:value="0.953190667792948" calcext:value-type="float">
            <text:p>0.953190667792948</text:p>
          </table:table-cell>
          <table:table-cell table:formula="of:=INT([.C729]*512)" office:value-type="float" office:value="488" calcext:value-type="float">
            <text:p>488</text:p>
          </table:table-cell>
        </table:table-row>
        <table:table-row table:style-name="ro1">
          <table:table-cell table:formula="of:=[.A729]+[.$B$1]" office:value-type="float" office:value="72.5000000000002" calcext:value-type="float">
            <text:p>72.5000000000002</text:p>
          </table:table-cell>
          <table:table-cell table:formula="of:=[.A730]*[.$B$2]" office:value-type="float" office:value="1.26536370769589" calcext:value-type="float">
            <text:p>1.26536370769589</text:p>
          </table:table-cell>
          <table:table-cell table:formula="of:=SIN([.B730])" office:value-type="float" office:value="0.953716950748228" calcext:value-type="float">
            <text:p>0.953716950748228</text:p>
          </table:table-cell>
          <table:table-cell table:formula="of:=INT([.C730]*512)" office:value-type="float" office:value="488" calcext:value-type="float">
            <text:p>488</text:p>
          </table:table-cell>
        </table:table-row>
        <table:table-row table:style-name="ro1">
          <table:table-cell table:formula="of:=[.A730]+[.$B$1]" office:value-type="float" office:value="72.6000000000002" calcext:value-type="float">
            <text:p>72.6000000000002</text:p>
          </table:table-cell>
          <table:table-cell table:formula="of:=[.A731]*[.$B$2]" office:value-type="float" office:value="1.26710903694789" calcext:value-type="float">
            <text:p>1.26710903694789</text:p>
          </table:table-cell>
          <table:table-cell table:formula="of:=SIN([.B731])" office:value-type="float" office:value="0.954240328516278" calcext:value-type="float">
            <text:p>0.954240328516278</text:p>
          </table:table-cell>
          <table:table-cell table:formula="of:=INT([.C731]*512)" office:value-type="float" office:value="488" calcext:value-type="float">
            <text:p>488</text:p>
          </table:table-cell>
        </table:table-row>
        <table:table-row table:style-name="ro1">
          <table:table-cell table:formula="of:=[.A731]+[.$B$1]" office:value-type="float" office:value="72.7000000000002" calcext:value-type="float">
            <text:p>72.7000000000002</text:p>
          </table:table-cell>
          <table:table-cell table:formula="of:=[.A732]*[.$B$2]" office:value-type="float" office:value="1.26885436619988" calcext:value-type="float">
            <text:p>1.26885436619988</text:p>
          </table:table-cell>
          <table:table-cell table:formula="of:=SIN([.B732])" office:value-type="float" office:value="0.954760799502798" calcext:value-type="float">
            <text:p>0.954760799502798</text:p>
          </table:table-cell>
          <table:table-cell table:formula="of:=INT([.C732]*512)" office:value-type="float" office:value="488" calcext:value-type="float">
            <text:p>488</text:p>
          </table:table-cell>
        </table:table-row>
        <table:table-row table:style-name="ro1">
          <table:table-cell table:formula="of:=[.A732]+[.$B$1]" office:value-type="float" office:value="72.8000000000001" calcext:value-type="float">
            <text:p>72.8000000000001</text:p>
          </table:table-cell>
          <table:table-cell table:formula="of:=[.A733]*[.$B$2]" office:value-type="float" office:value="1.27059969545187" calcext:value-type="float">
            <text:p>1.27059969545187</text:p>
          </table:table-cell>
          <table:table-cell table:formula="of:=SIN([.B733])" office:value-type="float" office:value="0.955278362122344" calcext:value-type="float">
            <text:p>0.955278362122344</text:p>
          </table:table-cell>
          <table:table-cell table:formula="of:=INT([.C733]*512)" office:value-type="float" office:value="489" calcext:value-type="float">
            <text:p>489</text:p>
          </table:table-cell>
        </table:table-row>
        <table:table-row table:style-name="ro1">
          <table:table-cell table:formula="of:=[.A733]+[.$B$1]" office:value-type="float" office:value="72.9000000000001" calcext:value-type="float">
            <text:p>72.9000000000001</text:p>
          </table:table-cell>
          <table:table-cell table:formula="of:=[.A734]*[.$B$2]" office:value-type="float" office:value="1.27234502470387" calcext:value-type="float">
            <text:p>1.27234502470387</text:p>
          </table:table-cell>
          <table:table-cell table:formula="of:=SIN([.B734])" office:value-type="float" office:value="0.955793014798331" calcext:value-type="float">
            <text:p>0.955793014798331</text:p>
          </table:table-cell>
          <table:table-cell table:formula="of:=INT([.C734]*512)" office:value-type="float" office:value="489" calcext:value-type="float">
            <text:p>489</text:p>
          </table:table-cell>
        </table:table-row>
        <table:table-row table:style-name="ro1">
          <table:table-cell table:formula="of:=[.A734]+[.$B$1]" office:value-type="float" office:value="73.0000000000001" calcext:value-type="float">
            <text:p>73.0000000000001</text:p>
          </table:table-cell>
          <table:table-cell table:formula="of:=[.A735]*[.$B$2]" office:value-type="float" office:value="1.27409035395586" calcext:value-type="float">
            <text:p>1.27409035395586</text:p>
          </table:table-cell>
          <table:table-cell table:formula="of:=SIN([.B735])" office:value-type="float" office:value="0.956304755963036" calcext:value-type="float">
            <text:p>0.956304755963036</text:p>
          </table:table-cell>
          <table:table-cell table:formula="of:=INT([.C735]*512)" office:value-type="float" office:value="489" calcext:value-type="float">
            <text:p>489</text:p>
          </table:table-cell>
        </table:table-row>
        <table:table-row table:style-name="ro1">
          <table:table-cell table:formula="of:=[.A735]+[.$B$1]" office:value-type="float" office:value="73.1000000000001" calcext:value-type="float">
            <text:p>73.1000000000001</text:p>
          </table:table-cell>
          <table:table-cell table:formula="of:=[.A736]*[.$B$2]" office:value-type="float" office:value="1.27583568320786" calcext:value-type="float">
            <text:p>1.27583568320786</text:p>
          </table:table-cell>
          <table:table-cell table:formula="of:=SIN([.B736])" office:value-type="float" office:value="0.956813584057608" calcext:value-type="float">
            <text:p>0.956813584057608</text:p>
          </table:table-cell>
          <table:table-cell table:formula="of:=INT([.C736]*512)" office:value-type="float" office:value="489" calcext:value-type="float">
            <text:p>489</text:p>
          </table:table-cell>
        </table:table-row>
        <table:table-row table:style-name="ro1">
          <table:table-cell table:formula="of:=[.A736]+[.$B$1]" office:value-type="float" office:value="73.2000000000001" calcext:value-type="float">
            <text:p>73.2000000000001</text:p>
          </table:table-cell>
          <table:table-cell table:formula="of:=[.A737]*[.$B$2]" office:value-type="float" office:value="1.27758101245985" calcext:value-type="float">
            <text:p>1.27758101245985</text:p>
          </table:table-cell>
          <table:table-cell table:formula="of:=SIN([.B737])" office:value-type="float" office:value="0.957319497532068" calcext:value-type="float">
            <text:p>0.957319497532068</text:p>
          </table:table-cell>
          <table:table-cell table:formula="of:=INT([.C737]*512)" office:value-type="float" office:value="490" calcext:value-type="float">
            <text:p>490</text:p>
          </table:table-cell>
        </table:table-row>
        <table:table-row table:style-name="ro1">
          <table:table-cell table:formula="of:=[.A737]+[.$B$1]" office:value-type="float" office:value="73.3000000000001" calcext:value-type="float">
            <text:p>73.3000000000001</text:p>
          </table:table-cell>
          <table:table-cell table:formula="of:=[.A738]*[.$B$2]" office:value-type="float" office:value="1.27932634171185" calcext:value-type="float">
            <text:p>1.27932634171185</text:p>
          </table:table-cell>
          <table:table-cell table:formula="of:=SIN([.B738])" office:value-type="float" office:value="0.957822494845316" calcext:value-type="float">
            <text:p>0.957822494845316</text:p>
          </table:table-cell>
          <table:table-cell table:formula="of:=INT([.C738]*512)" office:value-type="float" office:value="490" calcext:value-type="float">
            <text:p>490</text:p>
          </table:table-cell>
        </table:table-row>
        <table:table-row table:style-name="ro1">
          <table:table-cell table:formula="of:=[.A738]+[.$B$1]" office:value-type="float" office:value="73.4000000000001" calcext:value-type="float">
            <text:p>73.4000000000001</text:p>
          </table:table-cell>
          <table:table-cell table:formula="of:=[.A739]*[.$B$2]" office:value-type="float" office:value="1.28107167096384" calcext:value-type="float">
            <text:p>1.28107167096384</text:p>
          </table:table-cell>
          <table:table-cell table:formula="of:=SIN([.B739])" office:value-type="float" office:value="0.958322574465134" calcext:value-type="float">
            <text:p>0.958322574465134</text:p>
          </table:table-cell>
          <table:table-cell table:formula="of:=INT([.C739]*512)" office:value-type="float" office:value="490" calcext:value-type="float">
            <text:p>490</text:p>
          </table:table-cell>
        </table:table-row>
        <table:table-row table:style-name="ro1">
          <table:table-cell table:formula="of:=[.A739]+[.$B$1]" office:value-type="float" office:value="73.5000000000001" calcext:value-type="float">
            <text:p>73.5000000000001</text:p>
          </table:table-cell>
          <table:table-cell table:formula="of:=[.A740]*[.$B$2]" office:value-type="float" office:value="1.28281700021583" calcext:value-type="float">
            <text:p>1.28281700021583</text:p>
          </table:table-cell>
          <table:table-cell table:formula="of:=SIN([.B740])" office:value-type="float" office:value="0.958819734868193" calcext:value-type="float">
            <text:p>0.958819734868193</text:p>
          </table:table-cell>
          <table:table-cell table:formula="of:=INT([.C740]*512)" office:value-type="float" office:value="490" calcext:value-type="float">
            <text:p>490</text:p>
          </table:table-cell>
        </table:table-row>
        <table:table-row table:style-name="ro1">
          <table:table-cell table:formula="of:=[.A740]+[.$B$1]" office:value-type="float" office:value="73.6000000000001" calcext:value-type="float">
            <text:p>73.6000000000001</text:p>
          </table:table-cell>
          <table:table-cell table:formula="of:=[.A741]*[.$B$2]" office:value-type="float" office:value="1.28456232946783" calcext:value-type="float">
            <text:p>1.28456232946783</text:p>
          </table:table-cell>
          <table:table-cell table:formula="of:=SIN([.B741])" office:value-type="float" office:value="0.959313974540058" calcext:value-type="float">
            <text:p>0.959313974540058</text:p>
          </table:table-cell>
          <table:table-cell table:formula="of:=INT([.C741]*512)" office:value-type="float" office:value="491" calcext:value-type="float">
            <text:p>491</text:p>
          </table:table-cell>
        </table:table-row>
        <table:table-row table:style-name="ro1">
          <table:table-cell table:formula="of:=[.A741]+[.$B$1]" office:value-type="float" office:value="73.7000000000001" calcext:value-type="float">
            <text:p>73.7000000000001</text:p>
          </table:table-cell>
          <table:table-cell table:formula="of:=[.A742]*[.$B$2]" office:value-type="float" office:value="1.28630765871982" calcext:value-type="float">
            <text:p>1.28630765871982</text:p>
          </table:table-cell>
          <table:table-cell table:formula="of:=SIN([.B742])" office:value-type="float" office:value="0.959805291975187" calcext:value-type="float">
            <text:p>0.959805291975187</text:p>
          </table:table-cell>
          <table:table-cell table:formula="of:=INT([.C742]*512)" office:value-type="float" office:value="491" calcext:value-type="float">
            <text:p>491</text:p>
          </table:table-cell>
        </table:table-row>
        <table:table-row table:style-name="ro1">
          <table:table-cell table:formula="of:=[.A742]+[.$B$1]" office:value-type="float" office:value="73.8000000000001" calcext:value-type="float">
            <text:p>73.8000000000001</text:p>
          </table:table-cell>
          <table:table-cell table:formula="of:=[.A743]*[.$B$2]" office:value-type="float" office:value="1.28805298797182" calcext:value-type="float">
            <text:p>1.28805298797182</text:p>
          </table:table-cell>
          <table:table-cell table:formula="of:=SIN([.B743])" office:value-type="float" office:value="0.960293685676943" calcext:value-type="float">
            <text:p>0.960293685676943</text:p>
          </table:table-cell>
          <table:table-cell table:formula="of:=INT([.C743]*512)" office:value-type="float" office:value="491" calcext:value-type="float">
            <text:p>491</text:p>
          </table:table-cell>
        </table:table-row>
        <table:table-row table:style-name="ro1">
          <table:table-cell table:formula="of:=[.A743]+[.$B$1]" office:value-type="float" office:value="73.9000000000001" calcext:value-type="float">
            <text:p>73.9000000000001</text:p>
          </table:table-cell>
          <table:table-cell table:formula="of:=[.A744]*[.$B$2]" office:value-type="float" office:value="1.28979831722381" calcext:value-type="float">
            <text:p>1.28979831722381</text:p>
          </table:table-cell>
          <table:table-cell table:formula="of:=SIN([.B744])" office:value-type="float" office:value="0.960779154157594" calcext:value-type="float">
            <text:p>0.960779154157594</text:p>
          </table:table-cell>
          <table:table-cell table:formula="of:=INT([.C744]*512)" office:value-type="float" office:value="491" calcext:value-type="float">
            <text:p>491</text:p>
          </table:table-cell>
        </table:table-row>
        <table:table-row table:style-name="ro1">
          <table:table-cell table:formula="of:=[.A744]+[.$B$1]" office:value-type="float" office:value="74.0000000000001" calcext:value-type="float">
            <text:p>74.0000000000001</text:p>
          </table:table-cell>
          <table:table-cell table:formula="of:=[.A745]*[.$B$2]" office:value-type="float" office:value="1.29154364647581" calcext:value-type="float">
            <text:p>1.29154364647581</text:p>
          </table:table-cell>
          <table:table-cell table:formula="of:=SIN([.B745])" office:value-type="float" office:value="0.961261695938319" calcext:value-type="float">
            <text:p>0.961261695938319</text:p>
          </table:table-cell>
          <table:table-cell table:formula="of:=INT([.C745]*512)" office:value-type="float" office:value="492" calcext:value-type="float">
            <text:p>492</text:p>
          </table:table-cell>
        </table:table-row>
        <table:table-row table:style-name="ro1">
          <table:table-cell table:formula="of:=[.A745]+[.$B$1]" office:value-type="float" office:value="74.1000000000001" calcext:value-type="float">
            <text:p>74.1000000000001</text:p>
          </table:table-cell>
          <table:table-cell table:formula="of:=[.A746]*[.$B$2]" office:value-type="float" office:value="1.2932889757278" calcext:value-type="float">
            <text:p>1.2932889757278</text:p>
          </table:table-cell>
          <table:table-cell table:formula="of:=SIN([.B746])" office:value-type="float" office:value="0.961741309549212" calcext:value-type="float">
            <text:p>0.961741309549212</text:p>
          </table:table-cell>
          <table:table-cell table:formula="of:=INT([.C746]*512)" office:value-type="float" office:value="492" calcext:value-type="float">
            <text:p>492</text:p>
          </table:table-cell>
        </table:table-row>
        <table:table-row table:style-name="ro1">
          <table:table-cell table:formula="of:=[.A746]+[.$B$1]" office:value-type="float" office:value="74.2000000000001" calcext:value-type="float">
            <text:p>74.2000000000001</text:p>
          </table:table-cell>
          <table:table-cell table:formula="of:=[.A747]*[.$B$2]" office:value-type="float" office:value="1.29503430497979" calcext:value-type="float">
            <text:p>1.29503430497979</text:p>
          </table:table-cell>
          <table:table-cell table:formula="of:=SIN([.B747])" office:value-type="float" office:value="0.962217993529286" calcext:value-type="float">
            <text:p>0.962217993529286</text:p>
          </table:table-cell>
          <table:table-cell table:formula="of:=INT([.C747]*512)" office:value-type="float" office:value="492" calcext:value-type="float">
            <text:p>492</text:p>
          </table:table-cell>
        </table:table-row>
        <table:table-row table:style-name="ro1">
          <table:table-cell table:formula="of:=[.A747]+[.$B$1]" office:value-type="float" office:value="74.3000000000001" calcext:value-type="float">
            <text:p>74.3000000000001</text:p>
          </table:table-cell>
          <table:table-cell table:formula="of:=[.A748]*[.$B$2]" office:value-type="float" office:value="1.29677963423179" calcext:value-type="float">
            <text:p>1.29677963423179</text:p>
          </table:table-cell>
          <table:table-cell table:formula="of:=SIN([.B748])" office:value-type="float" office:value="0.962691746426479" calcext:value-type="float">
            <text:p>0.962691746426479</text:p>
          </table:table-cell>
          <table:table-cell table:formula="of:=INT([.C748]*512)" office:value-type="float" office:value="492" calcext:value-type="float">
            <text:p>492</text:p>
          </table:table-cell>
        </table:table-row>
        <table:table-row table:style-name="ro1">
          <table:table-cell table:formula="of:=[.A748]+[.$B$1]" office:value-type="float" office:value="74.4000000000001" calcext:value-type="float">
            <text:p>74.4000000000001</text:p>
          </table:table-cell>
          <table:table-cell table:formula="of:=[.A749]*[.$B$2]" office:value-type="float" office:value="1.29852496348378" calcext:value-type="float">
            <text:p>1.29852496348378</text:p>
          </table:table-cell>
          <table:table-cell table:formula="of:=SIN([.B749])" office:value-type="float" office:value="0.963162566797658" calcext:value-type="float">
            <text:p>0.963162566797658</text:p>
          </table:table-cell>
          <table:table-cell table:formula="of:=INT([.C749]*512)" office:value-type="float" office:value="493" calcext:value-type="float">
            <text:p>493</text:p>
          </table:table-cell>
        </table:table-row>
        <table:table-row table:style-name="ro1">
          <table:table-cell table:formula="of:=[.A749]+[.$B$1]" office:value-type="float" office:value="74.5" calcext:value-type="float">
            <text:p>74.5</text:p>
          </table:table-cell>
          <table:table-cell table:formula="of:=[.A750]*[.$B$2]" office:value-type="float" office:value="1.30027029273578" calcext:value-type="float">
            <text:p>1.30027029273578</text:p>
          </table:table-cell>
          <table:table-cell table:formula="of:=SIN([.B750])" office:value-type="float" office:value="0.963630453208623" calcext:value-type="float">
            <text:p>0.963630453208623</text:p>
          </table:table-cell>
          <table:table-cell table:formula="of:=INT([.C750]*512)" office:value-type="float" office:value="493" calcext:value-type="float">
            <text:p>493</text:p>
          </table:table-cell>
        </table:table-row>
        <table:table-row table:style-name="ro1">
          <table:table-cell table:formula="of:=[.A750]+[.$B$1]" office:value-type="float" office:value="74.6" calcext:value-type="float">
            <text:p>74.6</text:p>
          </table:table-cell>
          <table:table-cell table:formula="of:=[.A751]*[.$B$2]" office:value-type="float" office:value="1.30201562198777" calcext:value-type="float">
            <text:p>1.30201562198777</text:p>
          </table:table-cell>
          <table:table-cell table:formula="of:=SIN([.B751])" office:value-type="float" office:value="0.96409540423411" calcext:value-type="float">
            <text:p>0.96409540423411</text:p>
          </table:table-cell>
          <table:table-cell table:formula="of:=INT([.C751]*512)" office:value-type="float" office:value="493" calcext:value-type="float">
            <text:p>493</text:p>
          </table:table-cell>
        </table:table-row>
        <table:table-row table:style-name="ro1">
          <table:table-cell table:formula="of:=[.A751]+[.$B$1]" office:value-type="float" office:value="74.7" calcext:value-type="float">
            <text:p>74.7</text:p>
          </table:table-cell>
          <table:table-cell table:formula="of:=[.A752]*[.$B$2]" office:value-type="float" office:value="1.30376095123976" calcext:value-type="float">
            <text:p>1.30376095123976</text:p>
          </table:table-cell>
          <table:table-cell table:formula="of:=SIN([.B752])" office:value-type="float" office:value="0.964557418457798" calcext:value-type="float">
            <text:p>0.964557418457798</text:p>
          </table:table-cell>
          <table:table-cell table:formula="of:=INT([.C752]*512)" office:value-type="float" office:value="493" calcext:value-type="float">
            <text:p>493</text:p>
          </table:table-cell>
        </table:table-row>
        <table:table-row table:style-name="ro1">
          <table:table-cell table:formula="of:=[.A752]+[.$B$1]" office:value-type="float" office:value="74.8" calcext:value-type="float">
            <text:p>74.8</text:p>
          </table:table-cell>
          <table:table-cell table:formula="of:=[.A753]*[.$B$2]" office:value-type="float" office:value="1.30550628049176" calcext:value-type="float">
            <text:p>1.30550628049176</text:p>
          </table:table-cell>
          <table:table-cell table:formula="of:=SIN([.B753])" office:value-type="float" office:value="0.965016494472311" calcext:value-type="float">
            <text:p>0.965016494472311</text:p>
          </table:table-cell>
          <table:table-cell table:formula="of:=INT([.C753]*512)" office:value-type="float" office:value="494" calcext:value-type="float">
            <text:p>494</text:p>
          </table:table-cell>
        </table:table-row>
        <table:table-row table:style-name="ro1">
          <table:table-cell table:formula="of:=[.A753]+[.$B$1]" office:value-type="float" office:value="74.9" calcext:value-type="float">
            <text:p>74.9</text:p>
          </table:table-cell>
          <table:table-cell table:formula="of:=[.A754]*[.$B$2]" office:value-type="float" office:value="1.30725160974375" calcext:value-type="float">
            <text:p>1.30725160974375</text:p>
          </table:table-cell>
          <table:table-cell table:formula="of:=SIN([.B754])" office:value-type="float" office:value="0.965472630879225" calcext:value-type="float">
            <text:p>0.965472630879225</text:p>
          </table:table-cell>
          <table:table-cell table:formula="of:=INT([.C754]*512)" office:value-type="float" office:value="494" calcext:value-type="float">
            <text:p>494</text:p>
          </table:table-cell>
        </table:table-row>
        <table:table-row table:style-name="ro1">
          <table:table-cell table:formula="of:=[.A754]+[.$B$1]" office:value-type="float" office:value="75" calcext:value-type="float">
            <text:p>75</text:p>
          </table:table-cell>
          <table:table-cell table:formula="of:=[.A755]*[.$B$2]" office:value-type="float" office:value="1.30899693899575" calcext:value-type="float">
            <text:p>1.30899693899575</text:p>
          </table:table-cell>
          <table:table-cell table:formula="of:=SIN([.B755])" office:value-type="float" office:value="0.965925826289068" calcext:value-type="float">
            <text:p>0.965925826289068</text:p>
          </table:table-cell>
          <table:table-cell table:formula="of:=INT([.C755]*512)" office:value-type="float" office:value="494" calcext:value-type="float">
            <text:p>494</text:p>
          </table:table-cell>
        </table:table-row>
        <table:table-row table:style-name="ro1">
          <table:table-cell table:formula="of:=[.A755]+[.$B$1]" office:value-type="float" office:value="75.1" calcext:value-type="float">
            <text:p>75.1</text:p>
          </table:table-cell>
          <table:table-cell table:formula="of:=[.A756]*[.$B$2]" office:value-type="float" office:value="1.31074226824774" calcext:value-type="float">
            <text:p>1.31074226824774</text:p>
          </table:table-cell>
          <table:table-cell table:formula="of:=SIN([.B756])" office:value-type="float" office:value="0.966376079321329" calcext:value-type="float">
            <text:p>0.966376079321329</text:p>
          </table:table-cell>
          <table:table-cell table:formula="of:=INT([.C756]*512)" office:value-type="float" office:value="494" calcext:value-type="float">
            <text:p>494</text:p>
          </table:table-cell>
        </table:table-row>
        <table:table-row table:style-name="ro1">
          <table:table-cell table:formula="of:=[.A756]+[.$B$1]" office:value-type="float" office:value="75.2" calcext:value-type="float">
            <text:p>75.2</text:p>
          </table:table-cell>
          <table:table-cell table:formula="of:=[.A757]*[.$B$2]" office:value-type="float" office:value="1.31248759749974" calcext:value-type="float">
            <text:p>1.31248759749974</text:p>
          </table:table-cell>
          <table:table-cell table:formula="of:=SIN([.B757])" office:value-type="float" office:value="0.966823388604459" calcext:value-type="float">
            <text:p>0.966823388604459</text:p>
          </table:table-cell>
          <table:table-cell table:formula="of:=INT([.C757]*512)" office:value-type="float" office:value="495" calcext:value-type="float">
            <text:p>495</text:p>
          </table:table-cell>
        </table:table-row>
        <table:table-row table:style-name="ro1">
          <table:table-cell table:formula="of:=[.A757]+[.$B$1]" office:value-type="float" office:value="75.3" calcext:value-type="float">
            <text:p>75.3</text:p>
          </table:table-cell>
          <table:table-cell table:formula="of:=[.A758]*[.$B$2]" office:value-type="float" office:value="1.31423292675173" calcext:value-type="float">
            <text:p>1.31423292675173</text:p>
          </table:table-cell>
          <table:table-cell table:formula="of:=SIN([.B758])" office:value-type="float" office:value="0.967267752775877" calcext:value-type="float">
            <text:p>0.967267752775877</text:p>
          </table:table-cell>
          <table:table-cell table:formula="of:=INT([.C758]*512)" office:value-type="float" office:value="495" calcext:value-type="float">
            <text:p>495</text:p>
          </table:table-cell>
        </table:table-row>
        <table:table-row table:style-name="ro1">
          <table:table-cell table:formula="of:=[.A758]+[.$B$1]" office:value-type="float" office:value="75.4" calcext:value-type="float">
            <text:p>75.4</text:p>
          </table:table-cell>
          <table:table-cell table:formula="of:=[.A759]*[.$B$2]" office:value-type="float" office:value="1.31597825600372" calcext:value-type="float">
            <text:p>1.31597825600372</text:p>
          </table:table-cell>
          <table:table-cell table:formula="of:=SIN([.B759])" office:value-type="float" office:value="0.967709170481971" calcext:value-type="float">
            <text:p>0.967709170481971</text:p>
          </table:table-cell>
          <table:table-cell table:formula="of:=INT([.C759]*512)" office:value-type="float" office:value="495" calcext:value-type="float">
            <text:p>495</text:p>
          </table:table-cell>
        </table:table-row>
        <table:table-row table:style-name="ro1">
          <table:table-cell table:formula="of:=[.A759]+[.$B$1]" office:value-type="float" office:value="75.5" calcext:value-type="float">
            <text:p>75.5</text:p>
          </table:table-cell>
          <table:table-cell table:formula="of:=[.A760]*[.$B$2]" office:value-type="float" office:value="1.31772358525572" calcext:value-type="float">
            <text:p>1.31772358525572</text:p>
          </table:table-cell>
          <table:table-cell table:formula="of:=SIN([.B760])" office:value-type="float" office:value="0.968147640378108" calcext:value-type="float">
            <text:p>0.968147640378108</text:p>
          </table:table-cell>
          <table:table-cell table:formula="of:=INT([.C760]*512)" office:value-type="float" office:value="495" calcext:value-type="float">
            <text:p>495</text:p>
          </table:table-cell>
        </table:table-row>
        <table:table-row table:style-name="ro1">
          <table:table-cell table:formula="of:=[.A760]+[.$B$1]" office:value-type="float" office:value="75.6" calcext:value-type="float">
            <text:p>75.6</text:p>
          </table:table-cell>
          <table:table-cell table:formula="of:=[.A761]*[.$B$2]" office:value-type="float" office:value="1.31946891450771" calcext:value-type="float">
            <text:p>1.31946891450771</text:p>
          </table:table-cell>
          <table:table-cell table:formula="of:=SIN([.B761])" office:value-type="float" office:value="0.968583161128631" calcext:value-type="float">
            <text:p>0.968583161128631</text:p>
          </table:table-cell>
          <table:table-cell table:formula="of:=INT([.C761]*512)" office:value-type="float" office:value="495" calcext:value-type="float">
            <text:p>495</text:p>
          </table:table-cell>
        </table:table-row>
        <table:table-row table:style-name="ro1">
          <table:table-cell table:formula="of:=[.A761]+[.$B$1]" office:value-type="float" office:value="75.7" calcext:value-type="float">
            <text:p>75.7</text:p>
          </table:table-cell>
          <table:table-cell table:formula="of:=[.A762]*[.$B$2]" office:value-type="float" office:value="1.32121424375971" calcext:value-type="float">
            <text:p>1.32121424375971</text:p>
          </table:table-cell>
          <table:table-cell table:formula="of:=SIN([.B762])" office:value-type="float" office:value="0.969015731406869" calcext:value-type="float">
            <text:p>0.969015731406869</text:p>
          </table:table-cell>
          <table:table-cell table:formula="of:=INT([.C762]*512)" office:value-type="float" office:value="496" calcext:value-type="float">
            <text:p>496</text:p>
          </table:table-cell>
        </table:table-row>
        <table:table-row table:style-name="ro1">
          <table:table-cell table:formula="of:=[.A762]+[.$B$1]" office:value-type="float" office:value="75.8" calcext:value-type="float">
            <text:p>75.8</text:p>
          </table:table-cell>
          <table:table-cell table:formula="of:=[.A763]*[.$B$2]" office:value-type="float" office:value="1.3229595730117" calcext:value-type="float">
            <text:p>1.3229595730117</text:p>
          </table:table-cell>
          <table:table-cell table:formula="of:=SIN([.B763])" office:value-type="float" office:value="0.969445349895139" calcext:value-type="float">
            <text:p>0.969445349895139</text:p>
          </table:table-cell>
          <table:table-cell table:formula="of:=INT([.C763]*512)" office:value-type="float" office:value="496" calcext:value-type="float">
            <text:p>496</text:p>
          </table:table-cell>
        </table:table-row>
        <table:table-row table:style-name="ro1">
          <table:table-cell table:formula="of:=[.A763]+[.$B$1]" office:value-type="float" office:value="75.9" calcext:value-type="float">
            <text:p>75.9</text:p>
          </table:table-cell>
          <table:table-cell table:formula="of:=[.A764]*[.$B$2]" office:value-type="float" office:value="1.3247049022637" calcext:value-type="float">
            <text:p>1.3247049022637</text:p>
          </table:table-cell>
          <table:table-cell table:formula="of:=SIN([.B764])" office:value-type="float" office:value="0.969872015284747" calcext:value-type="float">
            <text:p>0.969872015284747</text:p>
          </table:table-cell>
          <table:table-cell table:formula="of:=INT([.C764]*512)" office:value-type="float" office:value="496" calcext:value-type="float">
            <text:p>496</text:p>
          </table:table-cell>
        </table:table-row>
        <table:table-row table:style-name="ro1">
          <table:table-cell table:formula="of:=[.A764]+[.$B$1]" office:value-type="float" office:value="76" calcext:value-type="float">
            <text:p>76</text:p>
          </table:table-cell>
          <table:table-cell table:formula="of:=[.A765]*[.$B$2]" office:value-type="float" office:value="1.32645023151569" calcext:value-type="float">
            <text:p>1.32645023151569</text:p>
          </table:table-cell>
          <table:table-cell table:formula="of:=SIN([.B765])" office:value-type="float" office:value="0.970295726275996" calcext:value-type="float">
            <text:p>0.970295726275996</text:p>
          </table:table-cell>
          <table:table-cell table:formula="of:=INT([.C765]*512)" office:value-type="float" office:value="496" calcext:value-type="float">
            <text:p>496</text:p>
          </table:table-cell>
        </table:table-row>
        <table:table-row table:style-name="ro1">
          <table:table-cell table:formula="of:=[.A765]+[.$B$1]" office:value-type="float" office:value="76.1" calcext:value-type="float">
            <text:p>76.1</text:p>
          </table:table-cell>
          <table:table-cell table:formula="of:=[.A766]*[.$B$2]" office:value-type="float" office:value="1.32819556076768" calcext:value-type="float">
            <text:p>1.32819556076768</text:p>
          </table:table-cell>
          <table:table-cell table:formula="of:=SIN([.B766])" office:value-type="float" office:value="0.970716481578191" calcext:value-type="float">
            <text:p>0.970716481578191</text:p>
          </table:table-cell>
          <table:table-cell table:formula="of:=INT([.C766]*512)" office:value-type="float" office:value="497" calcext:value-type="float">
            <text:p>497</text:p>
          </table:table-cell>
        </table:table-row>
        <table:table-row table:style-name="ro1">
          <table:table-cell table:formula="of:=[.A766]+[.$B$1]" office:value-type="float" office:value="76.2" calcext:value-type="float">
            <text:p>76.2</text:p>
          </table:table-cell>
          <table:table-cell table:formula="of:=[.A767]*[.$B$2]" office:value-type="float" office:value="1.32994089001968" calcext:value-type="float">
            <text:p>1.32994089001968</text:p>
          </table:table-cell>
          <table:table-cell table:formula="of:=SIN([.B767])" office:value-type="float" office:value="0.971134279909636" calcext:value-type="float">
            <text:p>0.971134279909636</text:p>
          </table:table-cell>
          <table:table-cell table:formula="of:=INT([.C767]*512)" office:value-type="float" office:value="497" calcext:value-type="float">
            <text:p>497</text:p>
          </table:table-cell>
        </table:table-row>
        <table:table-row table:style-name="ro1">
          <table:table-cell table:formula="of:=[.A767]+[.$B$1]" office:value-type="float" office:value="76.2999999999999" calcext:value-type="float">
            <text:p>76.2999999999999</text:p>
          </table:table-cell>
          <table:table-cell table:formula="of:=[.A768]*[.$B$2]" office:value-type="float" office:value="1.33168621927167" calcext:value-type="float">
            <text:p>1.33168621927167</text:p>
          </table:table-cell>
          <table:table-cell table:formula="of:=SIN([.B768])" office:value-type="float" office:value="0.971549119997646" calcext:value-type="float">
            <text:p>0.971549119997646</text:p>
          </table:table-cell>
          <table:table-cell table:formula="of:=INT([.C768]*512)" office:value-type="float" office:value="497" calcext:value-type="float">
            <text:p>497</text:p>
          </table:table-cell>
        </table:table-row>
        <table:table-row table:style-name="ro1">
          <table:table-cell table:formula="of:=[.A768]+[.$B$1]" office:value-type="float" office:value="76.3999999999999" calcext:value-type="float">
            <text:p>76.3999999999999</text:p>
          </table:table-cell>
          <table:table-cell table:formula="of:=[.A769]*[.$B$2]" office:value-type="float" office:value="1.33343154852367" calcext:value-type="float">
            <text:p>1.33343154852367</text:p>
          </table:table-cell>
          <table:table-cell table:formula="of:=SIN([.B769])" office:value-type="float" office:value="0.971961000578546" calcext:value-type="float">
            <text:p>0.971961000578546</text:p>
          </table:table-cell>
          <table:table-cell table:formula="of:=INT([.C769]*512)" office:value-type="float" office:value="497" calcext:value-type="float">
            <text:p>497</text:p>
          </table:table-cell>
        </table:table-row>
        <table:table-row table:style-name="ro1">
          <table:table-cell table:formula="of:=[.A769]+[.$B$1]" office:value-type="float" office:value="76.4999999999999" calcext:value-type="float">
            <text:p>76.4999999999999</text:p>
          </table:table-cell>
          <table:table-cell table:formula="of:=[.A770]*[.$B$2]" office:value-type="float" office:value="1.33517687777566" calcext:value-type="float">
            <text:p>1.33517687777566</text:p>
          </table:table-cell>
          <table:table-cell table:formula="of:=SIN([.B770])" office:value-type="float" office:value="0.972369920397676" calcext:value-type="float">
            <text:p>0.972369920397676</text:p>
          </table:table-cell>
          <table:table-cell table:formula="of:=INT([.C770]*512)" office:value-type="float" office:value="497" calcext:value-type="float">
            <text:p>497</text:p>
          </table:table-cell>
        </table:table-row>
        <table:table-row table:style-name="ro1">
          <table:table-cell table:formula="of:=[.A770]+[.$B$1]" office:value-type="float" office:value="76.5999999999999" calcext:value-type="float">
            <text:p>76.5999999999999</text:p>
          </table:table-cell>
          <table:table-cell table:formula="of:=[.A771]*[.$B$2]" office:value-type="float" office:value="1.33692220702766" calcext:value-type="float">
            <text:p>1.33692220702766</text:p>
          </table:table-cell>
          <table:table-cell table:formula="of:=SIN([.B771])" office:value-type="float" office:value="0.972775878209396" calcext:value-type="float">
            <text:p>0.972775878209396</text:p>
          </table:table-cell>
          <table:table-cell table:formula="of:=INT([.C771]*512)" office:value-type="float" office:value="498" calcext:value-type="float">
            <text:p>498</text:p>
          </table:table-cell>
        </table:table-row>
        <table:table-row table:style-name="ro1">
          <table:table-cell table:formula="of:=[.A771]+[.$B$1]" office:value-type="float" office:value="76.6999999999999" calcext:value-type="float">
            <text:p>76.6999999999999</text:p>
          </table:table-cell>
          <table:table-cell table:formula="of:=[.A772]*[.$B$2]" office:value-type="float" office:value="1.33866753627965" calcext:value-type="float">
            <text:p>1.33866753627965</text:p>
          </table:table-cell>
          <table:table-cell table:formula="of:=SIN([.B772])" office:value-type="float" office:value="0.973178872777088" calcext:value-type="float">
            <text:p>0.973178872777088</text:p>
          </table:table-cell>
          <table:table-cell table:formula="of:=INT([.C772]*512)" office:value-type="float" office:value="498" calcext:value-type="float">
            <text:p>498</text:p>
          </table:table-cell>
        </table:table-row>
        <table:table-row table:style-name="ro1">
          <table:table-cell table:formula="of:=[.A772]+[.$B$1]" office:value-type="float" office:value="76.7999999999999" calcext:value-type="float">
            <text:p>76.7999999999999</text:p>
          </table:table-cell>
          <table:table-cell table:formula="of:=[.A773]*[.$B$2]" office:value-type="float" office:value="1.34041286553164" calcext:value-type="float">
            <text:p>1.34041286553164</text:p>
          </table:table-cell>
          <table:table-cell table:formula="of:=SIN([.B773])" office:value-type="float" office:value="0.97357890287316" calcext:value-type="float">
            <text:p>0.97357890287316</text:p>
          </table:table-cell>
          <table:table-cell table:formula="of:=INT([.C773]*512)" office:value-type="float" office:value="498" calcext:value-type="float">
            <text:p>498</text:p>
          </table:table-cell>
        </table:table-row>
        <table:table-row table:style-name="ro1">
          <table:table-cell table:formula="of:=[.A773]+[.$B$1]" office:value-type="float" office:value="76.8999999999999" calcext:value-type="float">
            <text:p>76.8999999999999</text:p>
          </table:table-cell>
          <table:table-cell table:formula="of:=[.A774]*[.$B$2]" office:value-type="float" office:value="1.34215819478364" calcext:value-type="float">
            <text:p>1.34215819478364</text:p>
          </table:table-cell>
          <table:table-cell table:formula="of:=SIN([.B774])" office:value-type="float" office:value="0.973975967279051" calcext:value-type="float">
            <text:p>0.973975967279051</text:p>
          </table:table-cell>
          <table:table-cell table:formula="of:=INT([.C774]*512)" office:value-type="float" office:value="498" calcext:value-type="float">
            <text:p>498</text:p>
          </table:table-cell>
        </table:table-row>
        <table:table-row table:style-name="ro1">
          <table:table-cell table:formula="of:=[.A774]+[.$B$1]" office:value-type="float" office:value="76.9999999999999" calcext:value-type="float">
            <text:p>76.9999999999999</text:p>
          </table:table-cell>
          <table:table-cell table:formula="of:=[.A775]*[.$B$2]" office:value-type="float" office:value="1.34390352403563" calcext:value-type="float">
            <text:p>1.34390352403563</text:p>
          </table:table-cell>
          <table:table-cell table:formula="of:=SIN([.B775])" office:value-type="float" office:value="0.974370064785235" calcext:value-type="float">
            <text:p>0.974370064785235</text:p>
          </table:table-cell>
          <table:table-cell table:formula="of:=INT([.C775]*512)" office:value-type="float" office:value="498" calcext:value-type="float">
            <text:p>498</text:p>
          </table:table-cell>
        </table:table-row>
        <table:table-row table:style-name="ro1">
          <table:table-cell table:formula="of:=[.A775]+[.$B$1]" office:value-type="float" office:value="77.0999999999999" calcext:value-type="float">
            <text:p>77.0999999999999</text:p>
          </table:table-cell>
          <table:table-cell table:formula="of:=[.A776]*[.$B$2]" office:value-type="float" office:value="1.34564885328763" calcext:value-type="float">
            <text:p>1.34564885328763</text:p>
          </table:table-cell>
          <table:table-cell table:formula="of:=SIN([.B776])" office:value-type="float" office:value="0.974761194191221" calcext:value-type="float">
            <text:p>0.974761194191221</text:p>
          </table:table-cell>
          <table:table-cell table:formula="of:=INT([.C776]*512)" office:value-type="float" office:value="499" calcext:value-type="float">
            <text:p>499</text:p>
          </table:table-cell>
        </table:table-row>
        <table:table-row table:style-name="ro1">
          <table:table-cell table:formula="of:=[.A776]+[.$B$1]" office:value-type="float" office:value="77.1999999999999" calcext:value-type="float">
            <text:p>77.1999999999999</text:p>
          </table:table-cell>
          <table:table-cell table:formula="of:=[.A777]*[.$B$2]" office:value-type="float" office:value="1.34739418253962" calcext:value-type="float">
            <text:p>1.34739418253962</text:p>
          </table:table-cell>
          <table:table-cell table:formula="of:=SIN([.B777])" office:value-type="float" office:value="0.975149354305563" calcext:value-type="float">
            <text:p>0.975149354305563</text:p>
          </table:table-cell>
          <table:table-cell table:formula="of:=INT([.C777]*512)" office:value-type="float" office:value="499" calcext:value-type="float">
            <text:p>499</text:p>
          </table:table-cell>
        </table:table-row>
        <table:table-row table:style-name="ro1">
          <table:table-cell table:formula="of:=[.A777]+[.$B$1]" office:value-type="float" office:value="77.2999999999999" calcext:value-type="float">
            <text:p>77.2999999999999</text:p>
          </table:table-cell>
          <table:table-cell table:formula="of:=[.A778]*[.$B$2]" office:value-type="float" office:value="1.34913951179161" calcext:value-type="float">
            <text:p>1.34913951179161</text:p>
          </table:table-cell>
          <table:table-cell table:formula="of:=SIN([.B778])" office:value-type="float" office:value="0.975534543945856" calcext:value-type="float">
            <text:p>0.975534543945856</text:p>
          </table:table-cell>
          <table:table-cell table:formula="of:=INT([.C778]*512)" office:value-type="float" office:value="499" calcext:value-type="float">
            <text:p>499</text:p>
          </table:table-cell>
        </table:table-row>
        <table:table-row table:style-name="ro1">
          <table:table-cell table:formula="of:=[.A778]+[.$B$1]" office:value-type="float" office:value="77.3999999999999" calcext:value-type="float">
            <text:p>77.3999999999999</text:p>
          </table:table-cell>
          <table:table-cell table:formula="of:=[.A779]*[.$B$2]" office:value-type="float" office:value="1.35088484104361" calcext:value-type="float">
            <text:p>1.35088484104361</text:p>
          </table:table-cell>
          <table:table-cell table:formula="of:=SIN([.B779])" office:value-type="float" office:value="0.975916761938747" calcext:value-type="float">
            <text:p>0.975916761938747</text:p>
          </table:table-cell>
          <table:table-cell table:formula="of:=INT([.C779]*512)" office:value-type="float" office:value="499" calcext:value-type="float">
            <text:p>499</text:p>
          </table:table-cell>
        </table:table-row>
        <table:table-row table:style-name="ro1">
          <table:table-cell table:formula="of:=[.A779]+[.$B$1]" office:value-type="float" office:value="77.4999999999999" calcext:value-type="float">
            <text:p>77.4999999999999</text:p>
          </table:table-cell>
          <table:table-cell table:formula="of:=[.A780]*[.$B$2]" office:value-type="float" office:value="1.3526301702956" calcext:value-type="float">
            <text:p>1.3526301702956</text:p>
          </table:table-cell>
          <table:table-cell table:formula="of:=SIN([.B780])" office:value-type="float" office:value="0.976296007119933" calcext:value-type="float">
            <text:p>0.976296007119933</text:p>
          </table:table-cell>
          <table:table-cell table:formula="of:=INT([.C780]*512)" office:value-type="float" office:value="499" calcext:value-type="float">
            <text:p>499</text:p>
          </table:table-cell>
        </table:table-row>
        <table:table-row table:style-name="ro1">
          <table:table-cell table:formula="of:=[.A780]+[.$B$1]" office:value-type="float" office:value="77.5999999999999" calcext:value-type="float">
            <text:p>77.5999999999999</text:p>
          </table:table-cell>
          <table:table-cell table:formula="of:=[.A781]*[.$B$2]" office:value-type="float" office:value="1.3543754995476" calcext:value-type="float">
            <text:p>1.3543754995476</text:p>
          </table:table-cell>
          <table:table-cell table:formula="of:=SIN([.B781])" office:value-type="float" office:value="0.976672278334167" calcext:value-type="float">
            <text:p>0.976672278334167</text:p>
          </table:table-cell>
          <table:table-cell table:formula="of:=INT([.C781]*512)" office:value-type="float" office:value="500" calcext:value-type="float">
            <text:p>500</text:p>
          </table:table-cell>
        </table:table-row>
        <table:table-row table:style-name="ro1">
          <table:table-cell table:formula="of:=[.A781]+[.$B$1]" office:value-type="float" office:value="77.6999999999999" calcext:value-type="float">
            <text:p>77.6999999999999</text:p>
          </table:table-cell>
          <table:table-cell table:formula="of:=[.A782]*[.$B$2]" office:value-type="float" office:value="1.35612082879959" calcext:value-type="float">
            <text:p>1.35612082879959</text:p>
          </table:table-cell>
          <table:table-cell table:formula="of:=SIN([.B782])" office:value-type="float" office:value="0.977045574435263" calcext:value-type="float">
            <text:p>0.977045574435263</text:p>
          </table:table-cell>
          <table:table-cell table:formula="of:=INT([.C782]*512)" office:value-type="float" office:value="500" calcext:value-type="float">
            <text:p>500</text:p>
          </table:table-cell>
        </table:table-row>
        <table:table-row table:style-name="ro1">
          <table:table-cell table:formula="of:=[.A782]+[.$B$1]" office:value-type="float" office:value="77.7999999999999" calcext:value-type="float">
            <text:p>77.7999999999999</text:p>
          </table:table-cell>
          <table:table-cell table:formula="of:=[.A783]*[.$B$2]" office:value-type="float" office:value="1.35786615805159" calcext:value-type="float">
            <text:p>1.35786615805159</text:p>
          </table:table-cell>
          <table:table-cell table:formula="of:=SIN([.B783])" office:value-type="float" office:value="0.977415894286095" calcext:value-type="float">
            <text:p>0.977415894286095</text:p>
          </table:table-cell>
          <table:table-cell table:formula="of:=INT([.C783]*512)" office:value-type="float" office:value="500" calcext:value-type="float">
            <text:p>500</text:p>
          </table:table-cell>
        </table:table-row>
        <table:table-row table:style-name="ro1">
          <table:table-cell table:formula="of:=[.A783]+[.$B$1]" office:value-type="float" office:value="77.8999999999999" calcext:value-type="float">
            <text:p>77.8999999999999</text:p>
          </table:table-cell>
          <table:table-cell table:formula="of:=[.A784]*[.$B$2]" office:value-type="float" office:value="1.35961148730358" calcext:value-type="float">
            <text:p>1.35961148730358</text:p>
          </table:table-cell>
          <table:table-cell table:formula="of:=SIN([.B784])" office:value-type="float" office:value="0.977783236758606" calcext:value-type="float">
            <text:p>0.977783236758606</text:p>
          </table:table-cell>
          <table:table-cell table:formula="of:=INT([.C784]*512)" office:value-type="float" office:value="500" calcext:value-type="float">
            <text:p>500</text:p>
          </table:table-cell>
        </table:table-row>
        <table:table-row table:style-name="ro1">
          <table:table-cell table:formula="of:=[.A784]+[.$B$1]" office:value-type="float" office:value="77.9999999999999" calcext:value-type="float">
            <text:p>77.9999999999999</text:p>
          </table:table-cell>
          <table:table-cell table:formula="of:=[.A785]*[.$B$2]" office:value-type="float" office:value="1.36135681655557" calcext:value-type="float">
            <text:p>1.36135681655557</text:p>
          </table:table-cell>
          <table:table-cell table:formula="of:=SIN([.B785])" office:value-type="float" office:value="0.978147600733805" calcext:value-type="float">
            <text:p>0.978147600733805</text:p>
          </table:table-cell>
          <table:table-cell table:formula="of:=INT([.C785]*512)" office:value-type="float" office:value="500" calcext:value-type="float">
            <text:p>500</text:p>
          </table:table-cell>
        </table:table-row>
        <table:table-row table:style-name="ro1">
          <table:table-cell table:formula="of:=[.A785]+[.$B$1]" office:value-type="float" office:value="78.0999999999998" calcext:value-type="float">
            <text:p>78.0999999999998</text:p>
          </table:table-cell>
          <table:table-cell table:formula="of:=[.A786]*[.$B$2]" office:value-type="float" office:value="1.36310214580757" calcext:value-type="float">
            <text:p>1.36310214580757</text:p>
          </table:table-cell>
          <table:table-cell table:formula="of:=SIN([.B786])" office:value-type="float" office:value="0.978508985101778" calcext:value-type="float">
            <text:p>0.978508985101778</text:p>
          </table:table-cell>
          <table:table-cell table:formula="of:=INT([.C786]*512)" office:value-type="float" office:value="500" calcext:value-type="float">
            <text:p>500</text:p>
          </table:table-cell>
        </table:table-row>
        <table:table-row table:style-name="ro1">
          <table:table-cell table:formula="of:=[.A786]+[.$B$1]" office:value-type="float" office:value="78.1999999999998" calcext:value-type="float">
            <text:p>78.1999999999998</text:p>
          </table:table-cell>
          <table:table-cell table:formula="of:=[.A787]*[.$B$2]" office:value-type="float" office:value="1.36484747505956" calcext:value-type="float">
            <text:p>1.36484747505956</text:p>
          </table:table-cell>
          <table:table-cell table:formula="of:=SIN([.B787])" office:value-type="float" office:value="0.978867388761684" calcext:value-type="float">
            <text:p>0.978867388761684</text:p>
          </table:table-cell>
          <table:table-cell table:formula="of:=INT([.C787]*512)" office:value-type="float" office:value="501" calcext:value-type="float">
            <text:p>501</text:p>
          </table:table-cell>
        </table:table-row>
        <table:table-row table:style-name="ro1">
          <table:table-cell table:formula="of:=[.A787]+[.$B$1]" office:value-type="float" office:value="78.2999999999998" calcext:value-type="float">
            <text:p>78.2999999999998</text:p>
          </table:table-cell>
          <table:table-cell table:formula="of:=[.A788]*[.$B$2]" office:value-type="float" office:value="1.36659280431156" calcext:value-type="float">
            <text:p>1.36659280431156</text:p>
          </table:table-cell>
          <table:table-cell table:formula="of:=SIN([.B788])" office:value-type="float" office:value="0.979222810621765" calcext:value-type="float">
            <text:p>0.979222810621765</text:p>
          </table:table-cell>
          <table:table-cell table:formula="of:=INT([.C788]*512)" office:value-type="float" office:value="501" calcext:value-type="float">
            <text:p>501</text:p>
          </table:table-cell>
        </table:table-row>
        <table:table-row table:style-name="ro1">
          <table:table-cell table:formula="of:=[.A788]+[.$B$1]" office:value-type="float" office:value="78.3999999999998" calcext:value-type="float">
            <text:p>78.3999999999998</text:p>
          </table:table-cell>
          <table:table-cell table:formula="of:=[.A789]*[.$B$2]" office:value-type="float" office:value="1.36833813356355" calcext:value-type="float">
            <text:p>1.36833813356355</text:p>
          </table:table-cell>
          <table:table-cell table:formula="of:=SIN([.B789])" office:value-type="float" office:value="0.979575249599343" calcext:value-type="float">
            <text:p>0.979575249599343</text:p>
          </table:table-cell>
          <table:table-cell table:formula="of:=INT([.C789]*512)" office:value-type="float" office:value="501" calcext:value-type="float">
            <text:p>501</text:p>
          </table:table-cell>
        </table:table-row>
        <table:table-row table:style-name="ro1">
          <table:table-cell table:formula="of:=[.A789]+[.$B$1]" office:value-type="float" office:value="78.4999999999998" calcext:value-type="float">
            <text:p>78.4999999999998</text:p>
          </table:table-cell>
          <table:table-cell table:formula="of:=[.A790]*[.$B$2]" office:value-type="float" office:value="1.37008346281555" calcext:value-type="float">
            <text:p>1.37008346281555</text:p>
          </table:table-cell>
          <table:table-cell table:formula="of:=SIN([.B790])" office:value-type="float" office:value="0.979924704620829" calcext:value-type="float">
            <text:p>0.979924704620829</text:p>
          </table:table-cell>
          <table:table-cell table:formula="of:=INT([.C790]*512)" office:value-type="float" office:value="501" calcext:value-type="float">
            <text:p>501</text:p>
          </table:table-cell>
        </table:table-row>
        <table:table-row table:style-name="ro1">
          <table:table-cell table:formula="of:=[.A790]+[.$B$1]" office:value-type="float" office:value="78.5999999999998" calcext:value-type="float">
            <text:p>78.5999999999998</text:p>
          </table:table-cell>
          <table:table-cell table:formula="of:=[.A791]*[.$B$2]" office:value-type="float" office:value="1.37182879206754" calcext:value-type="float">
            <text:p>1.37182879206754</text:p>
          </table:table-cell>
          <table:table-cell table:formula="of:=SIN([.B791])" office:value-type="float" office:value="0.980271174621721" calcext:value-type="float">
            <text:p>0.980271174621721</text:p>
          </table:table-cell>
          <table:table-cell table:formula="of:=INT([.C791]*512)" office:value-type="float" office:value="501" calcext:value-type="float">
            <text:p>501</text:p>
          </table:table-cell>
        </table:table-row>
        <table:table-row table:style-name="ro1">
          <table:table-cell table:formula="of:=[.A791]+[.$B$1]" office:value-type="float" office:value="78.6999999999998" calcext:value-type="float">
            <text:p>78.6999999999998</text:p>
          </table:table-cell>
          <table:table-cell table:formula="of:=[.A792]*[.$B$2]" office:value-type="float" office:value="1.37357412131953" calcext:value-type="float">
            <text:p>1.37357412131953</text:p>
          </table:table-cell>
          <table:table-cell table:formula="of:=SIN([.B792])" office:value-type="float" office:value="0.980614658546612" calcext:value-type="float">
            <text:p>0.980614658546612</text:p>
          </table:table-cell>
          <table:table-cell table:formula="of:=INT([.C792]*512)" office:value-type="float" office:value="502" calcext:value-type="float">
            <text:p>502</text:p>
          </table:table-cell>
        </table:table-row>
        <table:table-row table:style-name="ro1">
          <table:table-cell table:formula="of:=[.A792]+[.$B$1]" office:value-type="float" office:value="78.7999999999998" calcext:value-type="float">
            <text:p>78.7999999999998</text:p>
          </table:table-cell>
          <table:table-cell table:formula="of:=[.A793]*[.$B$2]" office:value-type="float" office:value="1.37531945057153" calcext:value-type="float">
            <text:p>1.37531945057153</text:p>
          </table:table-cell>
          <table:table-cell table:formula="of:=SIN([.B793])" office:value-type="float" office:value="0.980955155349191" calcext:value-type="float">
            <text:p>0.980955155349191</text:p>
          </table:table-cell>
          <table:table-cell table:formula="of:=INT([.C793]*512)" office:value-type="float" office:value="502" calcext:value-type="float">
            <text:p>502</text:p>
          </table:table-cell>
        </table:table-row>
        <table:table-row table:style-name="ro1">
          <table:table-cell table:formula="of:=[.A793]+[.$B$1]" office:value-type="float" office:value="78.8999999999998" calcext:value-type="float">
            <text:p>78.8999999999998</text:p>
          </table:table-cell>
          <table:table-cell table:formula="of:=[.A794]*[.$B$2]" office:value-type="float" office:value="1.37706477982352" calcext:value-type="float">
            <text:p>1.37706477982352</text:p>
          </table:table-cell>
          <table:table-cell table:formula="of:=SIN([.B794])" office:value-type="float" office:value="0.981292663992245" calcext:value-type="float">
            <text:p>0.981292663992245</text:p>
          </table:table-cell>
          <table:table-cell table:formula="of:=INT([.C794]*512)" office:value-type="float" office:value="502" calcext:value-type="float">
            <text:p>502</text:p>
          </table:table-cell>
        </table:table-row>
        <table:table-row table:style-name="ro1">
          <table:table-cell table:formula="of:=[.A794]+[.$B$1]" office:value-type="float" office:value="78.9999999999998" calcext:value-type="float">
            <text:p>78.9999999999998</text:p>
          </table:table-cell>
          <table:table-cell table:formula="of:=[.A795]*[.$B$2]" office:value-type="float" office:value="1.37881010907552" calcext:value-type="float">
            <text:p>1.37881010907552</text:p>
          </table:table-cell>
          <table:table-cell table:formula="of:=SIN([.B795])" office:value-type="float" office:value="0.981627183447663" calcext:value-type="float">
            <text:p>0.981627183447663</text:p>
          </table:table-cell>
          <table:table-cell table:formula="of:=INT([.C795]*512)" office:value-type="float" office:value="502" calcext:value-type="float">
            <text:p>502</text:p>
          </table:table-cell>
        </table:table-row>
        <table:table-row table:style-name="ro1">
          <table:table-cell table:formula="of:=[.A795]+[.$B$1]" office:value-type="float" office:value="79.0999999999998" calcext:value-type="float">
            <text:p>79.0999999999998</text:p>
          </table:table-cell>
          <table:table-cell table:formula="of:=[.A796]*[.$B$2]" office:value-type="float" office:value="1.38055543832751" calcext:value-type="float">
            <text:p>1.38055543832751</text:p>
          </table:table-cell>
          <table:table-cell table:formula="of:=SIN([.B796])" office:value-type="float" office:value="0.981958712696443" calcext:value-type="float">
            <text:p>0.981958712696443</text:p>
          </table:table-cell>
          <table:table-cell table:formula="of:=INT([.C796]*512)" office:value-type="float" office:value="502" calcext:value-type="float">
            <text:p>502</text:p>
          </table:table-cell>
        </table:table-row>
        <table:table-row table:style-name="ro1">
          <table:table-cell table:formula="of:=[.A796]+[.$B$1]" office:value-type="float" office:value="79.1999999999998" calcext:value-type="float">
            <text:p>79.1999999999998</text:p>
          </table:table-cell>
          <table:table-cell table:formula="of:=[.A797]*[.$B$2]" office:value-type="float" office:value="1.38230076757951" calcext:value-type="float">
            <text:p>1.38230076757951</text:p>
          </table:table-cell>
          <table:table-cell table:formula="of:=SIN([.B797])" office:value-type="float" office:value="0.982287250728688" calcext:value-type="float">
            <text:p>0.982287250728688</text:p>
          </table:table-cell>
          <table:table-cell table:formula="of:=INT([.C797]*512)" office:value-type="float" office:value="502" calcext:value-type="float">
            <text:p>502</text:p>
          </table:table-cell>
        </table:table-row>
        <table:table-row table:style-name="ro1">
          <table:table-cell table:formula="of:=[.A797]+[.$B$1]" office:value-type="float" office:value="79.2999999999998" calcext:value-type="float">
            <text:p>79.2999999999998</text:p>
          </table:table-cell>
          <table:table-cell table:formula="of:=[.A798]*[.$B$2]" office:value-type="float" office:value="1.3840460968315" calcext:value-type="float">
            <text:p>1.3840460968315</text:p>
          </table:table-cell>
          <table:table-cell table:formula="of:=SIN([.B798])" office:value-type="float" office:value="0.982612796543614" calcext:value-type="float">
            <text:p>0.982612796543614</text:p>
          </table:table-cell>
          <table:table-cell table:formula="of:=INT([.C798]*512)" office:value-type="float" office:value="503" calcext:value-type="float">
            <text:p>503</text:p>
          </table:table-cell>
        </table:table-row>
        <table:table-row table:style-name="ro1">
          <table:table-cell table:formula="of:=[.A798]+[.$B$1]" office:value-type="float" office:value="79.3999999999998" calcext:value-type="float">
            <text:p>79.3999999999998</text:p>
          </table:table-cell>
          <table:table-cell table:formula="of:=[.A799]*[.$B$2]" office:value-type="float" office:value="1.38579142608349" calcext:value-type="float">
            <text:p>1.38579142608349</text:p>
          </table:table-cell>
          <table:table-cell table:formula="of:=SIN([.B799])" office:value-type="float" office:value="0.982935349149554" calcext:value-type="float">
            <text:p>0.982935349149554</text:p>
          </table:table-cell>
          <table:table-cell table:formula="of:=INT([.C799]*512)" office:value-type="float" office:value="503" calcext:value-type="float">
            <text:p>503</text:p>
          </table:table-cell>
        </table:table-row>
        <table:table-row table:style-name="ro1">
          <table:table-cell table:formula="of:=[.A799]+[.$B$1]" office:value-type="float" office:value="79.4999999999998" calcext:value-type="float">
            <text:p>79.4999999999998</text:p>
          </table:table-cell>
          <table:table-cell table:formula="of:=[.A800]*[.$B$2]" office:value-type="float" office:value="1.38753675533549" calcext:value-type="float">
            <text:p>1.38753675533549</text:p>
          </table:table-cell>
          <table:table-cell table:formula="of:=SIN([.B800])" office:value-type="float" office:value="0.983254907563954" calcext:value-type="float">
            <text:p>0.983254907563954</text:p>
          </table:table-cell>
          <table:table-cell table:formula="of:=INT([.C800]*512)" office:value-type="float" office:value="503" calcext:value-type="float">
            <text:p>503</text:p>
          </table:table-cell>
        </table:table-row>
        <table:table-row table:style-name="ro1">
          <table:table-cell table:formula="of:=[.A800]+[.$B$1]" office:value-type="float" office:value="79.5999999999998" calcext:value-type="float">
            <text:p>79.5999999999998</text:p>
          </table:table-cell>
          <table:table-cell table:formula="of:=[.A801]*[.$B$2]" office:value-type="float" office:value="1.38928208458748" calcext:value-type="float">
            <text:p>1.38928208458748</text:p>
          </table:table-cell>
          <table:table-cell table:formula="of:=SIN([.B801])" office:value-type="float" office:value="0.983571470813385" calcext:value-type="float">
            <text:p>0.983571470813385</text:p>
          </table:table-cell>
          <table:table-cell table:formula="of:=INT([.C801]*512)" office:value-type="float" office:value="503" calcext:value-type="float">
            <text:p>503</text:p>
          </table:table-cell>
        </table:table-row>
        <table:table-row table:style-name="ro1">
          <table:table-cell table:formula="of:=[.A801]+[.$B$1]" office:value-type="float" office:value="79.6999999999998" calcext:value-type="float">
            <text:p>79.6999999999998</text:p>
          </table:table-cell>
          <table:table-cell table:formula="of:=[.A802]*[.$B$2]" office:value-type="float" office:value="1.39102741383948" calcext:value-type="float">
            <text:p>1.39102741383948</text:p>
          </table:table-cell>
          <table:table-cell table:formula="of:=SIN([.B802])" office:value-type="float" office:value="0.983885037933541" calcext:value-type="float">
            <text:p>0.983885037933541</text:p>
          </table:table-cell>
          <table:table-cell table:formula="of:=INT([.C802]*512)" office:value-type="float" office:value="503" calcext:value-type="float">
            <text:p>503</text:p>
          </table:table-cell>
        </table:table-row>
        <table:table-row table:style-name="ro1">
          <table:table-cell table:formula="of:=[.A802]+[.$B$1]" office:value-type="float" office:value="79.7999999999997" calcext:value-type="float">
            <text:p>79.7999999999997</text:p>
          </table:table-cell>
          <table:table-cell table:formula="of:=[.A803]*[.$B$2]" office:value-type="float" office:value="1.39277274309147" calcext:value-type="float">
            <text:p>1.39277274309147</text:p>
          </table:table-cell>
          <table:table-cell table:formula="of:=SIN([.B803])" office:value-type="float" office:value="0.984195607969241" calcext:value-type="float">
            <text:p>0.984195607969241</text:p>
          </table:table-cell>
          <table:table-cell table:formula="of:=INT([.C803]*512)" office:value-type="float" office:value="503" calcext:value-type="float">
            <text:p>503</text:p>
          </table:table-cell>
        </table:table-row>
        <table:table-row table:style-name="ro1">
          <table:table-cell table:formula="of:=[.A803]+[.$B$1]" office:value-type="float" office:value="79.8999999999997" calcext:value-type="float">
            <text:p>79.8999999999997</text:p>
          </table:table-cell>
          <table:table-cell table:formula="of:=[.A804]*[.$B$2]" office:value-type="float" office:value="1.39451807234346" calcext:value-type="float">
            <text:p>1.39451807234346</text:p>
          </table:table-cell>
          <table:table-cell table:formula="of:=SIN([.B804])" office:value-type="float" office:value="0.984503179974436" calcext:value-type="float">
            <text:p>0.984503179974436</text:p>
          </table:table-cell>
          <table:table-cell table:formula="of:=INT([.C804]*512)" office:value-type="float" office:value="504" calcext:value-type="float">
            <text:p>504</text:p>
          </table:table-cell>
        </table:table-row>
        <table:table-row table:style-name="ro1">
          <table:table-cell table:formula="of:=[.A804]+[.$B$1]" office:value-type="float" office:value="79.9999999999997" calcext:value-type="float">
            <text:p>79.9999999999997</text:p>
          </table:table-cell>
          <table:table-cell table:formula="of:=[.A805]*[.$B$2]" office:value-type="float" office:value="1.39626340159546" calcext:value-type="float">
            <text:p>1.39626340159546</text:p>
          </table:table-cell>
          <table:table-cell table:formula="of:=SIN([.B805])" office:value-type="float" office:value="0.984807753012207" calcext:value-type="float">
            <text:p>0.984807753012207</text:p>
          </table:table-cell>
          <table:table-cell table:formula="of:=INT([.C805]*512)" office:value-type="float" office:value="504" calcext:value-type="float">
            <text:p>504</text:p>
          </table:table-cell>
        </table:table-row>
        <table:table-row table:style-name="ro1">
          <table:table-cell table:formula="of:=[.A805]+[.$B$1]" office:value-type="float" office:value="80.0999999999997" calcext:value-type="float">
            <text:p>80.0999999999997</text:p>
          </table:table-cell>
          <table:table-cell table:formula="of:=[.A806]*[.$B$2]" office:value-type="float" office:value="1.39800873084745" calcext:value-type="float">
            <text:p>1.39800873084745</text:p>
          </table:table-cell>
          <table:table-cell table:formula="of:=SIN([.B806])" office:value-type="float" office:value="0.985109326154773" calcext:value-type="float">
            <text:p>0.985109326154773</text:p>
          </table:table-cell>
          <table:table-cell table:formula="of:=INT([.C806]*512)" office:value-type="float" office:value="504" calcext:value-type="float">
            <text:p>504</text:p>
          </table:table-cell>
        </table:table-row>
        <table:table-row table:style-name="ro1">
          <table:table-cell table:formula="of:=[.A806]+[.$B$1]" office:value-type="float" office:value="80.1999999999997" calcext:value-type="float">
            <text:p>80.1999999999997</text:p>
          </table:table-cell>
          <table:table-cell table:formula="of:=[.A807]*[.$B$2]" office:value-type="float" office:value="1.39975406009945" calcext:value-type="float">
            <text:p>1.39975406009945</text:p>
          </table:table-cell>
          <table:table-cell table:formula="of:=SIN([.B807])" office:value-type="float" office:value="0.985407898483489" calcext:value-type="float">
            <text:p>0.985407898483489</text:p>
          </table:table-cell>
          <table:table-cell table:formula="of:=INT([.C807]*512)" office:value-type="float" office:value="504" calcext:value-type="float">
            <text:p>504</text:p>
          </table:table-cell>
        </table:table-row>
        <table:table-row table:style-name="ro1">
          <table:table-cell table:formula="of:=[.A807]+[.$B$1]" office:value-type="float" office:value="80.2999999999997" calcext:value-type="float">
            <text:p>80.2999999999997</text:p>
          </table:table-cell>
          <table:table-cell table:formula="of:=[.A808]*[.$B$2]" office:value-type="float" office:value="1.40149938935144" calcext:value-type="float">
            <text:p>1.40149938935144</text:p>
          </table:table-cell>
          <table:table-cell table:formula="of:=SIN([.B808])" office:value-type="float" office:value="0.985703469088853" calcext:value-type="float">
            <text:p>0.985703469088853</text:p>
          </table:table-cell>
          <table:table-cell table:formula="of:=INT([.C808]*512)" office:value-type="float" office:value="504" calcext:value-type="float">
            <text:p>504</text:p>
          </table:table-cell>
        </table:table-row>
        <table:table-row table:style-name="ro1">
          <table:table-cell table:formula="of:=[.A808]+[.$B$1]" office:value-type="float" office:value="80.3999999999997" calcext:value-type="float">
            <text:p>80.3999999999997</text:p>
          </table:table-cell>
          <table:table-cell table:formula="of:=[.A809]*[.$B$2]" office:value-type="float" office:value="1.40324471860344" calcext:value-type="float">
            <text:p>1.40324471860344</text:p>
          </table:table-cell>
          <table:table-cell table:formula="of:=SIN([.B809])" office:value-type="float" office:value="0.985996037070504" calcext:value-type="float">
            <text:p>0.985996037070504</text:p>
          </table:table-cell>
          <table:table-cell table:formula="of:=INT([.C809]*512)" office:value-type="float" office:value="504" calcext:value-type="float">
            <text:p>504</text:p>
          </table:table-cell>
        </table:table-row>
        <table:table-row table:style-name="ro1">
          <table:table-cell table:formula="of:=[.A809]+[.$B$1]" office:value-type="float" office:value="80.4999999999997" calcext:value-type="float">
            <text:p>80.4999999999997</text:p>
          </table:table-cell>
          <table:table-cell table:formula="of:=[.A810]*[.$B$2]" office:value-type="float" office:value="1.40499004785543" calcext:value-type="float">
            <text:p>1.40499004785543</text:p>
          </table:table-cell>
          <table:table-cell table:formula="of:=SIN([.B810])" office:value-type="float" office:value="0.986285601537231" calcext:value-type="float">
            <text:p>0.986285601537231</text:p>
          </table:table-cell>
          <table:table-cell table:formula="of:=INT([.C810]*512)" office:value-type="float" office:value="504" calcext:value-type="float">
            <text:p>504</text:p>
          </table:table-cell>
        </table:table-row>
        <table:table-row table:style-name="ro1">
          <table:table-cell table:formula="of:=[.A810]+[.$B$1]" office:value-type="float" office:value="80.5999999999997" calcext:value-type="float">
            <text:p>80.5999999999997</text:p>
          </table:table-cell>
          <table:table-cell table:formula="of:=[.A811]*[.$B$2]" office:value-type="float" office:value="1.40673537710742" calcext:value-type="float">
            <text:p>1.40673537710742</text:p>
          </table:table-cell>
          <table:table-cell table:formula="of:=SIN([.B811])" office:value-type="float" office:value="0.986572161606969" calcext:value-type="float">
            <text:p>0.986572161606969</text:p>
          </table:table-cell>
          <table:table-cell table:formula="of:=INT([.C811]*512)" office:value-type="float" office:value="505" calcext:value-type="float">
            <text:p>505</text:p>
          </table:table-cell>
        </table:table-row>
        <table:table-row table:style-name="ro1">
          <table:table-cell table:formula="of:=[.A811]+[.$B$1]" office:value-type="float" office:value="80.6999999999997" calcext:value-type="float">
            <text:p>80.6999999999997</text:p>
          </table:table-cell>
          <table:table-cell table:formula="of:=[.A812]*[.$B$2]" office:value-type="float" office:value="1.40848070635942" calcext:value-type="float">
            <text:p>1.40848070635942</text:p>
          </table:table-cell>
          <table:table-cell table:formula="of:=SIN([.B812])" office:value-type="float" office:value="0.986855716406806" calcext:value-type="float">
            <text:p>0.986855716406806</text:p>
          </table:table-cell>
          <table:table-cell table:formula="of:=INT([.C812]*512)" office:value-type="float" office:value="505" calcext:value-type="float">
            <text:p>505</text:p>
          </table:table-cell>
        </table:table-row>
        <table:table-row table:style-name="ro1">
          <table:table-cell table:formula="of:=[.A812]+[.$B$1]" office:value-type="float" office:value="80.7999999999997" calcext:value-type="float">
            <text:p>80.7999999999997</text:p>
          </table:table-cell>
          <table:table-cell table:formula="of:=[.A813]*[.$B$2]" office:value-type="float" office:value="1.41022603561141" calcext:value-type="float">
            <text:p>1.41022603561141</text:p>
          </table:table-cell>
          <table:table-cell table:formula="of:=SIN([.B813])" office:value-type="float" office:value="0.987136265072987" calcext:value-type="float">
            <text:p>0.987136265072987</text:p>
          </table:table-cell>
          <table:table-cell table:formula="of:=INT([.C813]*512)" office:value-type="float" office:value="505" calcext:value-type="float">
            <text:p>505</text:p>
          </table:table-cell>
        </table:table-row>
        <table:table-row table:style-name="ro1">
          <table:table-cell table:formula="of:=[.A813]+[.$B$1]" office:value-type="float" office:value="80.8999999999997" calcext:value-type="float">
            <text:p>80.8999999999997</text:p>
          </table:table-cell>
          <table:table-cell table:formula="of:=[.A814]*[.$B$2]" office:value-type="float" office:value="1.41197136486341" calcext:value-type="float">
            <text:p>1.41197136486341</text:p>
          </table:table-cell>
          <table:table-cell table:formula="of:=SIN([.B814])" office:value-type="float" office:value="0.98741380675091" calcext:value-type="float">
            <text:p>0.98741380675091</text:p>
          </table:table-cell>
          <table:table-cell table:formula="of:=INT([.C814]*512)" office:value-type="float" office:value="505" calcext:value-type="float">
            <text:p>505</text:p>
          </table:table-cell>
        </table:table-row>
        <table:table-row table:style-name="ro1">
          <table:table-cell table:formula="of:=[.A814]+[.$B$1]" office:value-type="float" office:value="80.9999999999997" calcext:value-type="float">
            <text:p>80.9999999999997</text:p>
          </table:table-cell>
          <table:table-cell table:formula="of:=[.A815]*[.$B$2]" office:value-type="float" office:value="1.4137166941154" calcext:value-type="float">
            <text:p>1.4137166941154</text:p>
          </table:table-cell>
          <table:table-cell table:formula="of:=SIN([.B815])" office:value-type="float" office:value="0.987688340595137" calcext:value-type="float">
            <text:p>0.987688340595137</text:p>
          </table:table-cell>
          <table:table-cell table:formula="of:=INT([.C815]*512)" office:value-type="float" office:value="505" calcext:value-type="float">
            <text:p>505</text:p>
          </table:table-cell>
        </table:table-row>
        <table:table-row table:style-name="ro1">
          <table:table-cell table:formula="of:=[.A815]+[.$B$1]" office:value-type="float" office:value="81.0999999999997" calcext:value-type="float">
            <text:p>81.0999999999997</text:p>
          </table:table-cell>
          <table:table-cell table:formula="of:=[.A816]*[.$B$2]" office:value-type="float" office:value="1.4154620233674" calcext:value-type="float">
            <text:p>1.4154620233674</text:p>
          </table:table-cell>
          <table:table-cell table:formula="of:=SIN([.B816])" office:value-type="float" office:value="0.987959865769388" calcext:value-type="float">
            <text:p>0.987959865769388</text:p>
          </table:table-cell>
          <table:table-cell table:formula="of:=INT([.C816]*512)" office:value-type="float" office:value="505" calcext:value-type="float">
            <text:p>505</text:p>
          </table:table-cell>
        </table:table-row>
        <table:table-row table:style-name="ro1">
          <table:table-cell table:formula="of:=[.A816]+[.$B$1]" office:value-type="float" office:value="81.1999999999997" calcext:value-type="float">
            <text:p>81.1999999999997</text:p>
          </table:table-cell>
          <table:table-cell table:formula="of:=[.A817]*[.$B$2]" office:value-type="float" office:value="1.41720735261939" calcext:value-type="float">
            <text:p>1.41720735261939</text:p>
          </table:table-cell>
          <table:table-cell table:formula="of:=SIN([.B817])" office:value-type="float" office:value="0.988228381446552" calcext:value-type="float">
            <text:p>0.988228381446552</text:p>
          </table:table-cell>
          <table:table-cell table:formula="of:=INT([.C817]*512)" office:value-type="float" office:value="505" calcext:value-type="float">
            <text:p>505</text:p>
          </table:table-cell>
        </table:table-row>
        <table:table-row table:style-name="ro1">
          <table:table-cell table:formula="of:=[.A817]+[.$B$1]" office:value-type="float" office:value="81.2999999999997" calcext:value-type="float">
            <text:p>81.2999999999997</text:p>
          </table:table-cell>
          <table:table-cell table:formula="of:=[.A818]*[.$B$2]" office:value-type="float" office:value="1.41895268187138" calcext:value-type="float">
            <text:p>1.41895268187138</text:p>
          </table:table-cell>
          <table:table-cell table:formula="of:=SIN([.B818])" office:value-type="float" office:value="0.988493886808683" calcext:value-type="float">
            <text:p>0.988493886808683</text:p>
          </table:table-cell>
          <table:table-cell table:formula="of:=INT([.C818]*512)" office:value-type="float" office:value="506" calcext:value-type="float">
            <text:p>506</text:p>
          </table:table-cell>
        </table:table-row>
        <table:table-row table:style-name="ro1">
          <table:table-cell table:formula="of:=[.A818]+[.$B$1]" office:value-type="float" office:value="81.3999999999997" calcext:value-type="float">
            <text:p>81.3999999999997</text:p>
          </table:table-cell>
          <table:table-cell table:formula="of:=[.A819]*[.$B$2]" office:value-type="float" office:value="1.42069801112338" calcext:value-type="float">
            <text:p>1.42069801112338</text:p>
          </table:table-cell>
          <table:table-cell table:formula="of:=SIN([.B819])" office:value-type="float" office:value="0.988756381047005" calcext:value-type="float">
            <text:p>0.988756381047005</text:p>
          </table:table-cell>
          <table:table-cell table:formula="of:=INT([.C819]*512)" office:value-type="float" office:value="506" calcext:value-type="float">
            <text:p>506</text:p>
          </table:table-cell>
        </table:table-row>
        <table:table-row table:style-name="ro1">
          <table:table-cell table:formula="of:=[.A819]+[.$B$1]" office:value-type="float" office:value="81.4999999999997" calcext:value-type="float">
            <text:p>81.4999999999997</text:p>
          </table:table-cell>
          <table:table-cell table:formula="of:=[.A820]*[.$B$2]" office:value-type="float" office:value="1.42244334037537" calcext:value-type="float">
            <text:p>1.42244334037537</text:p>
          </table:table-cell>
          <table:table-cell table:formula="of:=SIN([.B820])" office:value-type="float" office:value="0.989015863361916" calcext:value-type="float">
            <text:p>0.989015863361916</text:p>
          </table:table-cell>
          <table:table-cell table:formula="of:=INT([.C820]*512)" office:value-type="float" office:value="506" calcext:value-type="float">
            <text:p>506</text:p>
          </table:table-cell>
        </table:table-row>
        <table:table-row table:style-name="ro1">
          <table:table-cell table:formula="of:=[.A820]+[.$B$1]" office:value-type="float" office:value="81.5999999999996" calcext:value-type="float">
            <text:p>81.5999999999996</text:p>
          </table:table-cell>
          <table:table-cell table:formula="of:=[.A821]*[.$B$2]" office:value-type="float" office:value="1.42418866962737" calcext:value-type="float">
            <text:p>1.42418866962737</text:p>
          </table:table-cell>
          <table:table-cell table:formula="of:=SIN([.B821])" office:value-type="float" office:value="0.989272332962987" calcext:value-type="float">
            <text:p>0.989272332962987</text:p>
          </table:table-cell>
          <table:table-cell table:formula="of:=INT([.C821]*512)" office:value-type="float" office:value="506" calcext:value-type="float">
            <text:p>506</text:p>
          </table:table-cell>
        </table:table-row>
        <table:table-row table:style-name="ro1">
          <table:table-cell table:formula="of:=[.A821]+[.$B$1]" office:value-type="float" office:value="81.6999999999996" calcext:value-type="float">
            <text:p>81.6999999999996</text:p>
          </table:table-cell>
          <table:table-cell table:formula="of:=[.A822]*[.$B$2]" office:value-type="float" office:value="1.42593399887936" calcext:value-type="float">
            <text:p>1.42593399887936</text:p>
          </table:table-cell>
          <table:table-cell table:formula="of:=SIN([.B822])" office:value-type="float" office:value="0.989525789068968" calcext:value-type="float">
            <text:p>0.989525789068968</text:p>
          </table:table-cell>
          <table:table-cell table:formula="of:=INT([.C822]*512)" office:value-type="float" office:value="506" calcext:value-type="float">
            <text:p>506</text:p>
          </table:table-cell>
        </table:table-row>
        <table:table-row table:style-name="ro1">
          <table:table-cell table:formula="of:=[.A822]+[.$B$1]" office:value-type="float" office:value="81.7999999999996" calcext:value-type="float">
            <text:p>81.7999999999996</text:p>
          </table:table-cell>
          <table:table-cell table:formula="of:=[.A823]*[.$B$2]" office:value-type="float" office:value="1.42767932813136" calcext:value-type="float">
            <text:p>1.42767932813136</text:p>
          </table:table-cell>
          <table:table-cell table:formula="of:=SIN([.B823])" office:value-type="float" office:value="0.989776230907788" calcext:value-type="float">
            <text:p>0.989776230907788</text:p>
          </table:table-cell>
          <table:table-cell table:formula="of:=INT([.C823]*512)" office:value-type="float" office:value="506" calcext:value-type="float">
            <text:p>506</text:p>
          </table:table-cell>
        </table:table-row>
        <table:table-row table:style-name="ro1">
          <table:table-cell table:formula="of:=[.A823]+[.$B$1]" office:value-type="float" office:value="81.8999999999996" calcext:value-type="float">
            <text:p>81.8999999999996</text:p>
          </table:table-cell>
          <table:table-cell table:formula="of:=[.A824]*[.$B$2]" office:value-type="float" office:value="1.42942465738335" calcext:value-type="float">
            <text:p>1.42942465738335</text:p>
          </table:table-cell>
          <table:table-cell table:formula="of:=SIN([.B824])" office:value-type="float" office:value="0.990023657716557" calcext:value-type="float">
            <text:p>0.990023657716557</text:p>
          </table:table-cell>
          <table:table-cell table:formula="of:=INT([.C824]*512)" office:value-type="float" office:value="506" calcext:value-type="float">
            <text:p>506</text:p>
          </table:table-cell>
        </table:table-row>
        <table:table-row table:style-name="ro1">
          <table:table-cell table:formula="of:=[.A824]+[.$B$1]" office:value-type="float" office:value="81.9999999999996" calcext:value-type="float">
            <text:p>81.9999999999996</text:p>
          </table:table-cell>
          <table:table-cell table:formula="of:=[.A825]*[.$B$2]" office:value-type="float" office:value="1.43116998663534" calcext:value-type="float">
            <text:p>1.43116998663534</text:p>
          </table:table-cell>
          <table:table-cell table:formula="of:=SIN([.B825])" office:value-type="float" office:value="0.990268068741569" calcext:value-type="float">
            <text:p>0.990268068741569</text:p>
          </table:table-cell>
          <table:table-cell table:formula="of:=INT([.C825]*512)" office:value-type="float" office:value="507" calcext:value-type="float">
            <text:p>507</text:p>
          </table:table-cell>
        </table:table-row>
        <table:table-row table:style-name="ro1">
          <table:table-cell table:formula="of:=[.A825]+[.$B$1]" office:value-type="float" office:value="82.0999999999996" calcext:value-type="float">
            <text:p>82.0999999999996</text:p>
          </table:table-cell>
          <table:table-cell table:formula="of:=[.A826]*[.$B$2]" office:value-type="float" office:value="1.43291531588734" calcext:value-type="float">
            <text:p>1.43291531588734</text:p>
          </table:table-cell>
          <table:table-cell table:formula="of:=SIN([.B826])" office:value-type="float" office:value="0.990509463238308" calcext:value-type="float">
            <text:p>0.990509463238308</text:p>
          </table:table-cell>
          <table:table-cell table:formula="of:=INT([.C826]*512)" office:value-type="float" office:value="507" calcext:value-type="float">
            <text:p>507</text:p>
          </table:table-cell>
        </table:table-row>
        <table:table-row table:style-name="ro1">
          <table:table-cell table:formula="of:=[.A826]+[.$B$1]" office:value-type="float" office:value="82.1999999999996" calcext:value-type="float">
            <text:p>82.1999999999996</text:p>
          </table:table-cell>
          <table:table-cell table:formula="of:=[.A827]*[.$B$2]" office:value-type="float" office:value="1.43466064513933" calcext:value-type="float">
            <text:p>1.43466064513933</text:p>
          </table:table-cell>
          <table:table-cell table:formula="of:=SIN([.B827])" office:value-type="float" office:value="0.990747840471443" calcext:value-type="float">
            <text:p>0.990747840471443</text:p>
          </table:table-cell>
          <table:table-cell table:formula="of:=INT([.C827]*512)" office:value-type="float" office:value="507" calcext:value-type="float">
            <text:p>507</text:p>
          </table:table-cell>
        </table:table-row>
        <table:table-row table:style-name="ro1">
          <table:table-cell table:formula="of:=[.A827]+[.$B$1]" office:value-type="float" office:value="82.2999999999996" calcext:value-type="float">
            <text:p>82.2999999999996</text:p>
          </table:table-cell>
          <table:table-cell table:formula="of:=[.A828]*[.$B$2]" office:value-type="float" office:value="1.43640597439133" calcext:value-type="float">
            <text:p>1.43640597439133</text:p>
          </table:table-cell>
          <table:table-cell table:formula="of:=SIN([.B828])" office:value-type="float" office:value="0.990983199714835" calcext:value-type="float">
            <text:p>0.990983199714835</text:p>
          </table:table-cell>
          <table:table-cell table:formula="of:=INT([.C828]*512)" office:value-type="float" office:value="507" calcext:value-type="float">
            <text:p>507</text:p>
          </table:table-cell>
        </table:table-row>
        <table:table-row table:style-name="ro1">
          <table:table-cell table:formula="of:=[.A828]+[.$B$1]" office:value-type="float" office:value="82.3999999999996" calcext:value-type="float">
            <text:p>82.3999999999996</text:p>
          </table:table-cell>
          <table:table-cell table:formula="of:=[.A829]*[.$B$2]" office:value-type="float" office:value="1.43815130364332" calcext:value-type="float">
            <text:p>1.43815130364332</text:p>
          </table:table-cell>
          <table:table-cell table:formula="of:=SIN([.B829])" office:value-type="float" office:value="0.991215540251541" calcext:value-type="float">
            <text:p>0.991215540251541</text:p>
          </table:table-cell>
          <table:table-cell table:formula="of:=INT([.C829]*512)" office:value-type="float" office:value="507" calcext:value-type="float">
            <text:p>507</text:p>
          </table:table-cell>
        </table:table-row>
        <table:table-row table:style-name="ro1">
          <table:table-cell table:formula="of:=[.A829]+[.$B$1]" office:value-type="float" office:value="82.4999999999996" calcext:value-type="float">
            <text:p>82.4999999999996</text:p>
          </table:table-cell>
          <table:table-cell table:formula="of:=[.A830]*[.$B$2]" office:value-type="float" office:value="1.43989663289531" calcext:value-type="float">
            <text:p>1.43989663289531</text:p>
          </table:table-cell>
          <table:table-cell table:formula="of:=SIN([.B830])" office:value-type="float" office:value="0.99144486137381" calcext:value-type="float">
            <text:p>0.99144486137381</text:p>
          </table:table-cell>
          <table:table-cell table:formula="of:=INT([.C830]*512)" office:value-type="float" office:value="507" calcext:value-type="float">
            <text:p>507</text:p>
          </table:table-cell>
        </table:table-row>
        <table:table-row table:style-name="ro1">
          <table:table-cell table:formula="of:=[.A830]+[.$B$1]" office:value-type="float" office:value="82.5999999999996" calcext:value-type="float">
            <text:p>82.5999999999996</text:p>
          </table:table-cell>
          <table:table-cell table:formula="of:=[.A831]*[.$B$2]" office:value-type="float" office:value="1.44164196214731" calcext:value-type="float">
            <text:p>1.44164196214731</text:p>
          </table:table-cell>
          <table:table-cell table:formula="of:=SIN([.B831])" office:value-type="float" office:value="0.991671162383089" calcext:value-type="float">
            <text:p>0.991671162383089</text:p>
          </table:table-cell>
          <table:table-cell table:formula="of:=INT([.C831]*512)" office:value-type="float" office:value="507" calcext:value-type="float">
            <text:p>507</text:p>
          </table:table-cell>
        </table:table-row>
        <table:table-row table:style-name="ro1">
          <table:table-cell table:formula="of:=[.A831]+[.$B$1]" office:value-type="float" office:value="82.6999999999996" calcext:value-type="float">
            <text:p>82.6999999999996</text:p>
          </table:table-cell>
          <table:table-cell table:formula="of:=[.A832]*[.$B$2]" office:value-type="float" office:value="1.4433872913993" calcext:value-type="float">
            <text:p>1.4433872913993</text:p>
          </table:table-cell>
          <table:table-cell table:formula="of:=SIN([.B832])" office:value-type="float" office:value="0.991894442590029" calcext:value-type="float">
            <text:p>0.991894442590029</text:p>
          </table:table-cell>
          <table:table-cell table:formula="of:=INT([.C832]*512)" office:value-type="float" office:value="507" calcext:value-type="float">
            <text:p>507</text:p>
          </table:table-cell>
        </table:table-row>
        <table:table-row table:style-name="ro1">
          <table:table-cell table:formula="of:=[.A832]+[.$B$1]" office:value-type="float" office:value="82.7999999999996" calcext:value-type="float">
            <text:p>82.7999999999996</text:p>
          </table:table-cell>
          <table:table-cell table:formula="of:=[.A833]*[.$B$2]" office:value-type="float" office:value="1.4451326206513" calcext:value-type="float">
            <text:p>1.4451326206513</text:p>
          </table:table-cell>
          <table:table-cell table:formula="of:=SIN([.B833])" office:value-type="float" office:value="0.992114701314477" calcext:value-type="float">
            <text:p>0.992114701314477</text:p>
          </table:table-cell>
          <table:table-cell table:formula="of:=INT([.C833]*512)" office:value-type="float" office:value="507" calcext:value-type="float">
            <text:p>507</text:p>
          </table:table-cell>
        </table:table-row>
        <table:table-row table:style-name="ro1">
          <table:table-cell table:formula="of:=[.A833]+[.$B$1]" office:value-type="float" office:value="82.8999999999996" calcext:value-type="float">
            <text:p>82.8999999999996</text:p>
          </table:table-cell>
          <table:table-cell table:formula="of:=[.A834]*[.$B$2]" office:value-type="float" office:value="1.44687794990329" calcext:value-type="float">
            <text:p>1.44687794990329</text:p>
          </table:table-cell>
          <table:table-cell table:formula="of:=SIN([.B834])" office:value-type="float" office:value="0.992331937885488" calcext:value-type="float">
            <text:p>0.992331937885488</text:p>
          </table:table-cell>
          <table:table-cell table:formula="of:=INT([.C834]*512)" office:value-type="float" office:value="508" calcext:value-type="float">
            <text:p>508</text:p>
          </table:table-cell>
        </table:table-row>
        <table:table-row table:style-name="ro1">
          <table:table-cell table:formula="of:=[.A834]+[.$B$1]" office:value-type="float" office:value="82.9999999999996" calcext:value-type="float">
            <text:p>82.9999999999996</text:p>
          </table:table-cell>
          <table:table-cell table:formula="of:=[.A835]*[.$B$2]" office:value-type="float" office:value="1.44862327915529" calcext:value-type="float">
            <text:p>1.44862327915529</text:p>
          </table:table-cell>
          <table:table-cell table:formula="of:=SIN([.B835])" office:value-type="float" office:value="0.992546151641321" calcext:value-type="float">
            <text:p>0.992546151641321</text:p>
          </table:table-cell>
          <table:table-cell table:formula="of:=INT([.C835]*512)" office:value-type="float" office:value="508" calcext:value-type="float">
            <text:p>508</text:p>
          </table:table-cell>
        </table:table-row>
        <table:table-row table:style-name="ro1">
          <table:table-cell table:formula="of:=[.A835]+[.$B$1]" office:value-type="float" office:value="83.0999999999996" calcext:value-type="float">
            <text:p>83.0999999999996</text:p>
          </table:table-cell>
          <table:table-cell table:formula="of:=[.A836]*[.$B$2]" office:value-type="float" office:value="1.45036860840728" calcext:value-type="float">
            <text:p>1.45036860840728</text:p>
          </table:table-cell>
          <table:table-cell table:formula="of:=SIN([.B836])" office:value-type="float" office:value="0.992757341929445" calcext:value-type="float">
            <text:p>0.992757341929445</text:p>
          </table:table-cell>
          <table:table-cell table:formula="of:=INT([.C836]*512)" office:value-type="float" office:value="508" calcext:value-type="float">
            <text:p>508</text:p>
          </table:table-cell>
        </table:table-row>
        <table:table-row table:style-name="ro1">
          <table:table-cell table:formula="of:=[.A836]+[.$B$1]" office:value-type="float" office:value="83.1999999999995" calcext:value-type="float">
            <text:p>83.1999999999995</text:p>
          </table:table-cell>
          <table:table-cell table:formula="of:=[.A837]*[.$B$2]" office:value-type="float" office:value="1.45211393765927" calcext:value-type="float">
            <text:p>1.45211393765927</text:p>
          </table:table-cell>
          <table:table-cell table:formula="of:=SIN([.B837])" office:value-type="float" office:value="0.992965508106536" calcext:value-type="float">
            <text:p>0.992965508106536</text:p>
          </table:table-cell>
          <table:table-cell table:formula="of:=INT([.C837]*512)" office:value-type="float" office:value="508" calcext:value-type="float">
            <text:p>508</text:p>
          </table:table-cell>
        </table:table-row>
        <table:table-row table:style-name="ro1">
          <table:table-cell table:formula="of:=[.A837]+[.$B$1]" office:value-type="float" office:value="83.2999999999995" calcext:value-type="float">
            <text:p>83.2999999999995</text:p>
          </table:table-cell>
          <table:table-cell table:formula="of:=[.A838]*[.$B$2]" office:value-type="float" office:value="1.45385926691127" calcext:value-type="float">
            <text:p>1.45385926691127</text:p>
          </table:table-cell>
          <table:table-cell table:formula="of:=SIN([.B838])" office:value-type="float" office:value="0.993170649538485" calcext:value-type="float">
            <text:p>0.993170649538485</text:p>
          </table:table-cell>
          <table:table-cell table:formula="of:=INT([.C838]*512)" office:value-type="float" office:value="508" calcext:value-type="float">
            <text:p>508</text:p>
          </table:table-cell>
        </table:table-row>
        <table:table-row table:style-name="ro1">
          <table:table-cell table:formula="of:=[.A838]+[.$B$1]" office:value-type="float" office:value="83.3999999999995" calcext:value-type="float">
            <text:p>83.3999999999995</text:p>
          </table:table-cell>
          <table:table-cell table:formula="of:=[.A839]*[.$B$2]" office:value-type="float" office:value="1.45560459616326" calcext:value-type="float">
            <text:p>1.45560459616326</text:p>
          </table:table-cell>
          <table:table-cell table:formula="of:=SIN([.B839])" office:value-type="float" office:value="0.993372765600395" calcext:value-type="float">
            <text:p>0.993372765600395</text:p>
          </table:table-cell>
          <table:table-cell table:formula="of:=INT([.C839]*512)" office:value-type="float" office:value="508" calcext:value-type="float">
            <text:p>508</text:p>
          </table:table-cell>
        </table:table-row>
        <table:table-row table:style-name="ro1">
          <table:table-cell table:formula="of:=[.A839]+[.$B$1]" office:value-type="float" office:value="83.4999999999995" calcext:value-type="float">
            <text:p>83.4999999999995</text:p>
          </table:table-cell>
          <table:table-cell table:formula="of:=[.A840]*[.$B$2]" office:value-type="float" office:value="1.45734992541526" calcext:value-type="float">
            <text:p>1.45734992541526</text:p>
          </table:table-cell>
          <table:table-cell table:formula="of:=SIN([.B840])" office:value-type="float" office:value="0.993571855676587" calcext:value-type="float">
            <text:p>0.993571855676587</text:p>
          </table:table-cell>
          <table:table-cell table:formula="of:=INT([.C840]*512)" office:value-type="float" office:value="508" calcext:value-type="float">
            <text:p>508</text:p>
          </table:table-cell>
        </table:table-row>
        <table:table-row table:style-name="ro1">
          <table:table-cell table:formula="of:=[.A840]+[.$B$1]" office:value-type="float" office:value="83.5999999999995" calcext:value-type="float">
            <text:p>83.5999999999995</text:p>
          </table:table-cell>
          <table:table-cell table:formula="of:=[.A841]*[.$B$2]" office:value-type="float" office:value="1.45909525466725" calcext:value-type="float">
            <text:p>1.45909525466725</text:p>
          </table:table-cell>
          <table:table-cell table:formula="of:=SIN([.B841])" office:value-type="float" office:value="0.993767919160595" calcext:value-type="float">
            <text:p>0.993767919160595</text:p>
          </table:table-cell>
          <table:table-cell table:formula="of:=INT([.C841]*512)" office:value-type="float" office:value="508" calcext:value-type="float">
            <text:p>508</text:p>
          </table:table-cell>
        </table:table-row>
        <table:table-row table:style-name="ro1">
          <table:table-cell table:formula="of:=[.A841]+[.$B$1]" office:value-type="float" office:value="83.6999999999995" calcext:value-type="float">
            <text:p>83.6999999999995</text:p>
          </table:table-cell>
          <table:table-cell table:formula="of:=[.A842]*[.$B$2]" office:value-type="float" office:value="1.46084058391925" calcext:value-type="float">
            <text:p>1.46084058391925</text:p>
          </table:table-cell>
          <table:table-cell table:formula="of:=SIN([.B842])" office:value-type="float" office:value="0.993960955455179" calcext:value-type="float">
            <text:p>0.993960955455179</text:p>
          </table:table-cell>
          <table:table-cell table:formula="of:=INT([.C842]*512)" office:value-type="float" office:value="508" calcext:value-type="float">
            <text:p>508</text:p>
          </table:table-cell>
        </table:table-row>
        <table:table-row table:style-name="ro1">
          <table:table-cell table:formula="of:=[.A842]+[.$B$1]" office:value-type="float" office:value="83.7999999999995" calcext:value-type="float">
            <text:p>83.7999999999995</text:p>
          </table:table-cell>
          <table:table-cell table:formula="of:=[.A843]*[.$B$2]" office:value-type="float" office:value="1.46258591317124" calcext:value-type="float">
            <text:p>1.46258591317124</text:p>
          </table:table-cell>
          <table:table-cell table:formula="of:=SIN([.B843])" office:value-type="float" office:value="0.994150963972314" calcext:value-type="float">
            <text:p>0.994150963972314</text:p>
          </table:table-cell>
          <table:table-cell table:formula="of:=INT([.C843]*512)" office:value-type="float" office:value="509" calcext:value-type="float">
            <text:p>509</text:p>
          </table:table-cell>
        </table:table-row>
        <table:table-row table:style-name="ro1">
          <table:table-cell table:formula="of:=[.A843]+[.$B$1]" office:value-type="float" office:value="83.8999999999995" calcext:value-type="float">
            <text:p>83.8999999999995</text:p>
          </table:table-cell>
          <table:table-cell table:formula="of:=[.A844]*[.$B$2]" office:value-type="float" office:value="1.46433124242323" calcext:value-type="float">
            <text:p>1.46433124242323</text:p>
          </table:table-cell>
          <table:table-cell table:formula="of:=SIN([.B844])" office:value-type="float" office:value="0.994337944133204" calcext:value-type="float">
            <text:p>0.994337944133204</text:p>
          </table:table-cell>
          <table:table-cell table:formula="of:=INT([.C844]*512)" office:value-type="float" office:value="509" calcext:value-type="float">
            <text:p>509</text:p>
          </table:table-cell>
        </table:table-row>
        <table:table-row table:style-name="ro1">
          <table:table-cell table:formula="of:=[.A844]+[.$B$1]" office:value-type="float" office:value="83.9999999999995" calcext:value-type="float">
            <text:p>83.9999999999995</text:p>
          </table:table-cell>
          <table:table-cell table:formula="of:=[.A845]*[.$B$2]" office:value-type="float" office:value="1.46607657167523" calcext:value-type="float">
            <text:p>1.46607657167523</text:p>
          </table:table-cell>
          <table:table-cell table:formula="of:=SIN([.B845])" office:value-type="float" office:value="0.994521895368272" calcext:value-type="float">
            <text:p>0.994521895368272</text:p>
          </table:table-cell>
          <table:table-cell table:formula="of:=INT([.C845]*512)" office:value-type="float" office:value="509" calcext:value-type="float">
            <text:p>509</text:p>
          </table:table-cell>
        </table:table-row>
        <table:table-row table:style-name="ro1">
          <table:table-cell table:formula="of:=[.A845]+[.$B$1]" office:value-type="float" office:value="84.0999999999995" calcext:value-type="float">
            <text:p>84.0999999999995</text:p>
          </table:table-cell>
          <table:table-cell table:formula="of:=[.A846]*[.$B$2]" office:value-type="float" office:value="1.46782190092722" calcext:value-type="float">
            <text:p>1.46782190092722</text:p>
          </table:table-cell>
          <table:table-cell table:formula="of:=SIN([.B846])" office:value-type="float" office:value="0.994702817117173" calcext:value-type="float">
            <text:p>0.994702817117173</text:p>
          </table:table-cell>
          <table:table-cell table:formula="of:=INT([.C846]*512)" office:value-type="float" office:value="509" calcext:value-type="float">
            <text:p>509</text:p>
          </table:table-cell>
        </table:table-row>
        <table:table-row table:style-name="ro1">
          <table:table-cell table:formula="of:=[.A846]+[.$B$1]" office:value-type="float" office:value="84.1999999999995" calcext:value-type="float">
            <text:p>84.1999999999995</text:p>
          </table:table-cell>
          <table:table-cell table:formula="of:=[.A847]*[.$B$2]" office:value-type="float" office:value="1.46956723017922" calcext:value-type="float">
            <text:p>1.46956723017922</text:p>
          </table:table-cell>
          <table:table-cell table:formula="of:=SIN([.B847])" office:value-type="float" office:value="0.994880708828787" calcext:value-type="float">
            <text:p>0.994880708828787</text:p>
          </table:table-cell>
          <table:table-cell table:formula="of:=INT([.C847]*512)" office:value-type="float" office:value="509" calcext:value-type="float">
            <text:p>509</text:p>
          </table:table-cell>
        </table:table-row>
        <table:table-row table:style-name="ro1">
          <table:table-cell table:formula="of:=[.A847]+[.$B$1]" office:value-type="float" office:value="84.2999999999995" calcext:value-type="float">
            <text:p>84.2999999999995</text:p>
          </table:table-cell>
          <table:table-cell table:formula="of:=[.A848]*[.$B$2]" office:value-type="float" office:value="1.47131255943121" calcext:value-type="float">
            <text:p>1.47131255943121</text:p>
          </table:table-cell>
          <table:table-cell table:formula="of:=SIN([.B848])" office:value-type="float" office:value="0.995055569961225" calcext:value-type="float">
            <text:p>0.995055569961225</text:p>
          </table:table-cell>
          <table:table-cell table:formula="of:=INT([.C848]*512)" office:value-type="float" office:value="509" calcext:value-type="float">
            <text:p>509</text:p>
          </table:table-cell>
        </table:table-row>
        <table:table-row table:style-name="ro1">
          <table:table-cell table:formula="of:=[.A848]+[.$B$1]" office:value-type="float" office:value="84.3999999999995" calcext:value-type="float">
            <text:p>84.3999999999995</text:p>
          </table:table-cell>
          <table:table-cell table:formula="of:=[.A849]*[.$B$2]" office:value-type="float" office:value="1.47305788868321" calcext:value-type="float">
            <text:p>1.47305788868321</text:p>
          </table:table-cell>
          <table:table-cell table:formula="of:=SIN([.B849])" office:value-type="float" office:value="0.99522739998183" calcext:value-type="float">
            <text:p>0.99522739998183</text:p>
          </table:table-cell>
          <table:table-cell table:formula="of:=INT([.C849]*512)" office:value-type="float" office:value="509" calcext:value-type="float">
            <text:p>509</text:p>
          </table:table-cell>
        </table:table-row>
        <table:table-row table:style-name="ro1">
          <table:table-cell table:formula="of:=[.A849]+[.$B$1]" office:value-type="float" office:value="84.4999999999995" calcext:value-type="float">
            <text:p>84.4999999999995</text:p>
          </table:table-cell>
          <table:table-cell table:formula="of:=[.A850]*[.$B$2]" office:value-type="float" office:value="1.4748032179352" calcext:value-type="float">
            <text:p>1.4748032179352</text:p>
          </table:table-cell>
          <table:table-cell table:formula="of:=SIN([.B850])" office:value-type="float" office:value="0.995396198367178" calcext:value-type="float">
            <text:p>0.995396198367178</text:p>
          </table:table-cell>
          <table:table-cell table:formula="of:=INT([.C850]*512)" office:value-type="float" office:value="509" calcext:value-type="float">
            <text:p>509</text:p>
          </table:table-cell>
        </table:table-row>
        <table:table-row table:style-name="ro1">
          <table:table-cell table:formula="of:=[.A850]+[.$B$1]" office:value-type="float" office:value="84.5999999999995" calcext:value-type="float">
            <text:p>84.5999999999995</text:p>
          </table:table-cell>
          <table:table-cell table:formula="of:=[.A851]*[.$B$2]" office:value-type="float" office:value="1.47654854718719" calcext:value-type="float">
            <text:p>1.47654854718719</text:p>
          </table:table-cell>
          <table:table-cell table:formula="of:=SIN([.B851])" office:value-type="float" office:value="0.995561964603079" calcext:value-type="float">
            <text:p>0.995561964603079</text:p>
          </table:table-cell>
          <table:table-cell table:formula="of:=INT([.C851]*512)" office:value-type="float" office:value="509" calcext:value-type="float">
            <text:p>509</text:p>
          </table:table-cell>
        </table:table-row>
        <table:table-row table:style-name="ro1">
          <table:table-cell table:formula="of:=[.A851]+[.$B$1]" office:value-type="float" office:value="84.6999999999995" calcext:value-type="float">
            <text:p>84.6999999999995</text:p>
          </table:table-cell>
          <table:table-cell table:formula="of:=[.A852]*[.$B$2]" office:value-type="float" office:value="1.47829387643919" calcext:value-type="float">
            <text:p>1.47829387643919</text:p>
          </table:table-cell>
          <table:table-cell table:formula="of:=SIN([.B852])" office:value-type="float" office:value="0.995724698184581" calcext:value-type="float">
            <text:p>0.995724698184581</text:p>
          </table:table-cell>
          <table:table-cell table:formula="of:=INT([.C852]*512)" office:value-type="float" office:value="509" calcext:value-type="float">
            <text:p>509</text:p>
          </table:table-cell>
        </table:table-row>
        <table:table-row table:style-name="ro1">
          <table:table-cell table:formula="of:=[.A852]+[.$B$1]" office:value-type="float" office:value="84.7999999999995" calcext:value-type="float">
            <text:p>84.7999999999995</text:p>
          </table:table-cell>
          <table:table-cell table:formula="of:=[.A853]*[.$B$2]" office:value-type="float" office:value="1.48003920569118" calcext:value-type="float">
            <text:p>1.48003920569118</text:p>
          </table:table-cell>
          <table:table-cell table:formula="of:=SIN([.B853])" office:value-type="float" office:value="0.995884398615969" calcext:value-type="float">
            <text:p>0.995884398615969</text:p>
          </table:table-cell>
          <table:table-cell table:formula="of:=INT([.C853]*512)" office:value-type="float" office:value="509" calcext:value-type="float">
            <text:p>509</text:p>
          </table:table-cell>
        </table:table-row>
        <table:table-row table:style-name="ro1">
          <table:table-cell table:formula="of:=[.A853]+[.$B$1]" office:value-type="float" office:value="84.8999999999995" calcext:value-type="float">
            <text:p>84.8999999999995</text:p>
          </table:table-cell>
          <table:table-cell table:formula="of:=[.A854]*[.$B$2]" office:value-type="float" office:value="1.48178453494318" calcext:value-type="float">
            <text:p>1.48178453494318</text:p>
          </table:table-cell>
          <table:table-cell table:formula="of:=SIN([.B854])" office:value-type="float" office:value="0.996041065410769" calcext:value-type="float">
            <text:p>0.996041065410769</text:p>
          </table:table-cell>
          <table:table-cell table:formula="of:=INT([.C854]*512)" office:value-type="float" office:value="509" calcext:value-type="float">
            <text:p>509</text:p>
          </table:table-cell>
        </table:table-row>
        <table:table-row table:style-name="ro1">
          <table:table-cell table:formula="of:=[.A854]+[.$B$1]" office:value-type="float" office:value="84.9999999999995" calcext:value-type="float">
            <text:p>84.9999999999995</text:p>
          </table:table-cell>
          <table:table-cell table:formula="of:=[.A855]*[.$B$2]" office:value-type="float" office:value="1.48352986419517" calcext:value-type="float">
            <text:p>1.48352986419517</text:p>
          </table:table-cell>
          <table:table-cell table:formula="of:=SIN([.B855])" office:value-type="float" office:value="0.996194698091745" calcext:value-type="float">
            <text:p>0.996194698091745</text:p>
          </table:table-cell>
          <table:table-cell table:formula="of:=INT([.C855]*512)" office:value-type="float" office:value="510" calcext:value-type="float">
            <text:p>510</text:p>
          </table:table-cell>
        </table:table-row>
        <table:table-row table:style-name="ro1">
          <table:table-cell table:formula="of:=[.A855]+[.$B$1]" office:value-type="float" office:value="85.0999999999995" calcext:value-type="float">
            <text:p>85.0999999999995</text:p>
          </table:table-cell>
          <table:table-cell table:formula="of:=[.A856]*[.$B$2]" office:value-type="float" office:value="1.48527519344716" calcext:value-type="float">
            <text:p>1.48527519344716</text:p>
          </table:table-cell>
          <table:table-cell table:formula="of:=SIN([.B856])" office:value-type="float" office:value="0.996345296190906" calcext:value-type="float">
            <text:p>0.996345296190906</text:p>
          </table:table-cell>
          <table:table-cell table:formula="of:=INT([.C856]*512)" office:value-type="float" office:value="510" calcext:value-type="float">
            <text:p>510</text:p>
          </table:table-cell>
        </table:table-row>
        <table:table-row table:style-name="ro1">
          <table:table-cell table:formula="of:=[.A856]+[.$B$1]" office:value-type="float" office:value="85.1999999999994" calcext:value-type="float">
            <text:p>85.1999999999994</text:p>
          </table:table-cell>
          <table:table-cell table:formula="of:=[.A857]*[.$B$2]" office:value-type="float" office:value="1.48702052269916" calcext:value-type="float">
            <text:p>1.48702052269916</text:p>
          </table:table-cell>
          <table:table-cell table:formula="of:=SIN([.B857])" office:value-type="float" office:value="0.996492859249504" calcext:value-type="float">
            <text:p>0.996492859249504</text:p>
          </table:table-cell>
          <table:table-cell table:formula="of:=INT([.C857]*512)" office:value-type="float" office:value="510" calcext:value-type="float">
            <text:p>510</text:p>
          </table:table-cell>
        </table:table-row>
        <table:table-row table:style-name="ro1">
          <table:table-cell table:formula="of:=[.A857]+[.$B$1]" office:value-type="float" office:value="85.2999999999994" calcext:value-type="float">
            <text:p>85.2999999999994</text:p>
          </table:table-cell>
          <table:table-cell table:formula="of:=[.A858]*[.$B$2]" office:value-type="float" office:value="1.48876585195115" calcext:value-type="float">
            <text:p>1.48876585195115</text:p>
          </table:table-cell>
          <table:table-cell table:formula="of:=SIN([.B858])" office:value-type="float" office:value="0.996637386818036" calcext:value-type="float">
            <text:p>0.996637386818036</text:p>
          </table:table-cell>
          <table:table-cell table:formula="of:=INT([.C858]*512)" office:value-type="float" office:value="510" calcext:value-type="float">
            <text:p>510</text:p>
          </table:table-cell>
        </table:table-row>
        <table:table-row table:style-name="ro1">
          <table:table-cell table:formula="of:=[.A858]+[.$B$1]" office:value-type="float" office:value="85.3999999999994" calcext:value-type="float">
            <text:p>85.3999999999994</text:p>
          </table:table-cell>
          <table:table-cell table:formula="of:=[.A859]*[.$B$2]" office:value-type="float" office:value="1.49051118120315" calcext:value-type="float">
            <text:p>1.49051118120315</text:p>
          </table:table-cell>
          <table:table-cell table:formula="of:=SIN([.B859])" office:value-type="float" office:value="0.996778878456246" calcext:value-type="float">
            <text:p>0.996778878456246</text:p>
          </table:table-cell>
          <table:table-cell table:formula="of:=INT([.C859]*512)" office:value-type="float" office:value="510" calcext:value-type="float">
            <text:p>510</text:p>
          </table:table-cell>
        </table:table-row>
        <table:table-row table:style-name="ro1">
          <table:table-cell table:formula="of:=[.A859]+[.$B$1]" office:value-type="float" office:value="85.4999999999994" calcext:value-type="float">
            <text:p>85.4999999999994</text:p>
          </table:table-cell>
          <table:table-cell table:formula="of:=[.A860]*[.$B$2]" office:value-type="float" office:value="1.49225651045514" calcext:value-type="float">
            <text:p>1.49225651045514</text:p>
          </table:table-cell>
          <table:table-cell table:formula="of:=SIN([.B860])" office:value-type="float" office:value="0.996917333733127" calcext:value-type="float">
            <text:p>0.996917333733127</text:p>
          </table:table-cell>
          <table:table-cell table:formula="of:=INT([.C860]*512)" office:value-type="float" office:value="510" calcext:value-type="float">
            <text:p>510</text:p>
          </table:table-cell>
        </table:table-row>
        <table:table-row table:style-name="ro1">
          <table:table-cell table:formula="of:=[.A860]+[.$B$1]" office:value-type="float" office:value="85.5999999999994" calcext:value-type="float">
            <text:p>85.5999999999994</text:p>
          </table:table-cell>
          <table:table-cell table:formula="of:=[.A861]*[.$B$2]" office:value-type="float" office:value="1.49400183970714" calcext:value-type="float">
            <text:p>1.49400183970714</text:p>
          </table:table-cell>
          <table:table-cell table:formula="of:=SIN([.B861])" office:value-type="float" office:value="0.997052752226919" calcext:value-type="float">
            <text:p>0.997052752226919</text:p>
          </table:table-cell>
          <table:table-cell table:formula="of:=INT([.C861]*512)" office:value-type="float" office:value="510" calcext:value-type="float">
            <text:p>510</text:p>
          </table:table-cell>
        </table:table-row>
        <table:table-row table:style-name="ro1">
          <table:table-cell table:formula="of:=[.A861]+[.$B$1]" office:value-type="float" office:value="85.6999999999994" calcext:value-type="float">
            <text:p>85.6999999999994</text:p>
          </table:table-cell>
          <table:table-cell table:formula="of:=[.A862]*[.$B$2]" office:value-type="float" office:value="1.49574716895913" calcext:value-type="float">
            <text:p>1.49574716895913</text:p>
          </table:table-cell>
          <table:table-cell table:formula="of:=SIN([.B862])" office:value-type="float" office:value="0.997185133525115" calcext:value-type="float">
            <text:p>0.997185133525115</text:p>
          </table:table-cell>
          <table:table-cell table:formula="of:=INT([.C862]*512)" office:value-type="float" office:value="510" calcext:value-type="float">
            <text:p>510</text:p>
          </table:table-cell>
        </table:table-row>
        <table:table-row table:style-name="ro1">
          <table:table-cell table:formula="of:=[.A862]+[.$B$1]" office:value-type="float" office:value="85.7999999999994" calcext:value-type="float">
            <text:p>85.7999999999994</text:p>
          </table:table-cell>
          <table:table-cell table:formula="of:=[.A863]*[.$B$2]" office:value-type="float" office:value="1.49749249821112" calcext:value-type="float">
            <text:p>1.49749249821112</text:p>
          </table:table-cell>
          <table:table-cell table:formula="of:=SIN([.B863])" office:value-type="float" office:value="0.997314477224457" calcext:value-type="float">
            <text:p>0.997314477224457</text:p>
          </table:table-cell>
          <table:table-cell table:formula="of:=INT([.C863]*512)" office:value-type="float" office:value="510" calcext:value-type="float">
            <text:p>510</text:p>
          </table:table-cell>
        </table:table-row>
        <table:table-row table:style-name="ro1">
          <table:table-cell table:formula="of:=[.A863]+[.$B$1]" office:value-type="float" office:value="85.8999999999994" calcext:value-type="float">
            <text:p>85.8999999999994</text:p>
          </table:table-cell>
          <table:table-cell table:formula="of:=[.A864]*[.$B$2]" office:value-type="float" office:value="1.49923782746312" calcext:value-type="float">
            <text:p>1.49923782746312</text:p>
          </table:table-cell>
          <table:table-cell table:formula="of:=SIN([.B864])" office:value-type="float" office:value="0.997440782930943" calcext:value-type="float">
            <text:p>0.997440782930943</text:p>
          </table:table-cell>
          <table:table-cell table:formula="of:=INT([.C864]*512)" office:value-type="float" office:value="510" calcext:value-type="float">
            <text:p>510</text:p>
          </table:table-cell>
        </table:table-row>
        <table:table-row table:style-name="ro1">
          <table:table-cell table:formula="of:=[.A864]+[.$B$1]" office:value-type="float" office:value="85.9999999999994" calcext:value-type="float">
            <text:p>85.9999999999994</text:p>
          </table:table-cell>
          <table:table-cell table:formula="of:=[.A865]*[.$B$2]" office:value-type="float" office:value="1.50098315671511" calcext:value-type="float">
            <text:p>1.50098315671511</text:p>
          </table:table-cell>
          <table:table-cell table:formula="of:=SIN([.B865])" office:value-type="float" office:value="0.997564050259824" calcext:value-type="float">
            <text:p>0.997564050259824</text:p>
          </table:table-cell>
          <table:table-cell table:formula="of:=INT([.C865]*512)" office:value-type="float" office:value="510" calcext:value-type="float">
            <text:p>510</text:p>
          </table:table-cell>
        </table:table-row>
        <table:table-row table:style-name="ro1">
          <table:table-cell table:formula="of:=[.A865]+[.$B$1]" office:value-type="float" office:value="86.0999999999994" calcext:value-type="float">
            <text:p>86.0999999999994</text:p>
          </table:table-cell>
          <table:table-cell table:formula="of:=[.A866]*[.$B$2]" office:value-type="float" office:value="1.50272848596711" calcext:value-type="float">
            <text:p>1.50272848596711</text:p>
          </table:table-cell>
          <table:table-cell table:formula="of:=SIN([.B866])" office:value-type="float" office:value="0.997684278835605" calcext:value-type="float">
            <text:p>0.997684278835605</text:p>
          </table:table-cell>
          <table:table-cell table:formula="of:=INT([.C866]*512)" office:value-type="float" office:value="510" calcext:value-type="float">
            <text:p>510</text:p>
          </table:table-cell>
        </table:table-row>
        <table:table-row table:style-name="ro1">
          <table:table-cell table:formula="of:=[.A866]+[.$B$1]" office:value-type="float" office:value="86.1999999999994" calcext:value-type="float">
            <text:p>86.1999999999994</text:p>
          </table:table-cell>
          <table:table-cell table:formula="of:=[.A867]*[.$B$2]" office:value-type="float" office:value="1.5044738152191" calcext:value-type="float">
            <text:p>1.5044738152191</text:p>
          </table:table-cell>
          <table:table-cell table:formula="of:=SIN([.B867])" office:value-type="float" office:value="0.997801468292049" calcext:value-type="float">
            <text:p>0.997801468292049</text:p>
          </table:table-cell>
          <table:table-cell table:formula="of:=INT([.C867]*512)" office:value-type="float" office:value="510" calcext:value-type="float">
            <text:p>510</text:p>
          </table:table-cell>
        </table:table-row>
        <table:table-row table:style-name="ro1">
          <table:table-cell table:formula="of:=[.A867]+[.$B$1]" office:value-type="float" office:value="86.2999999999994" calcext:value-type="float">
            <text:p>86.2999999999994</text:p>
          </table:table-cell>
          <table:table-cell table:formula="of:=[.A868]*[.$B$2]" office:value-type="float" office:value="1.5062191444711" calcext:value-type="float">
            <text:p>1.5062191444711</text:p>
          </table:table-cell>
          <table:table-cell table:formula="of:=SIN([.B868])" office:value-type="float" office:value="0.997915618272178" calcext:value-type="float">
            <text:p>0.997915618272178</text:p>
          </table:table-cell>
          <table:table-cell table:formula="of:=INT([.C868]*512)" office:value-type="float" office:value="510" calcext:value-type="float">
            <text:p>510</text:p>
          </table:table-cell>
        </table:table-row>
        <table:table-row table:style-name="ro1">
          <table:table-cell table:formula="of:=[.A868]+[.$B$1]" office:value-type="float" office:value="86.3999999999994" calcext:value-type="float">
            <text:p>86.3999999999994</text:p>
          </table:table-cell>
          <table:table-cell table:formula="of:=[.A869]*[.$B$2]" office:value-type="float" office:value="1.50796447372309" calcext:value-type="float">
            <text:p>1.50796447372309</text:p>
          </table:table-cell>
          <table:table-cell table:formula="of:=SIN([.B869])" office:value-type="float" office:value="0.998026728428271" calcext:value-type="float">
            <text:p>0.998026728428271</text:p>
          </table:table-cell>
          <table:table-cell table:formula="of:=INT([.C869]*512)" office:value-type="float" office:value="510" calcext:value-type="float">
            <text:p>510</text:p>
          </table:table-cell>
        </table:table-row>
        <table:table-row table:style-name="ro1">
          <table:table-cell table:formula="of:=[.A869]+[.$B$1]" office:value-type="float" office:value="86.4999999999994" calcext:value-type="float">
            <text:p>86.4999999999994</text:p>
          </table:table-cell>
          <table:table-cell table:formula="of:=[.A870]*[.$B$2]" office:value-type="float" office:value="1.50970980297508" calcext:value-type="float">
            <text:p>1.50970980297508</text:p>
          </table:table-cell>
          <table:table-cell table:formula="of:=SIN([.B870])" office:value-type="float" office:value="0.998134798421866" calcext:value-type="float">
            <text:p>0.998134798421866</text:p>
          </table:table-cell>
          <table:table-cell table:formula="of:=INT([.C870]*512)" office:value-type="float" office:value="511" calcext:value-type="float">
            <text:p>511</text:p>
          </table:table-cell>
        </table:table-row>
        <table:table-row table:style-name="ro1">
          <table:table-cell table:formula="of:=[.A870]+[.$B$1]" office:value-type="float" office:value="86.5999999999994" calcext:value-type="float">
            <text:p>86.5999999999994</text:p>
          </table:table-cell>
          <table:table-cell table:formula="of:=[.A871]*[.$B$2]" office:value-type="float" office:value="1.51145513222708" calcext:value-type="float">
            <text:p>1.51145513222708</text:p>
          </table:table-cell>
          <table:table-cell table:formula="of:=SIN([.B871])" office:value-type="float" office:value="0.998239827923765" calcext:value-type="float">
            <text:p>0.998239827923765</text:p>
          </table:table-cell>
          <table:table-cell table:formula="of:=INT([.C871]*512)" office:value-type="float" office:value="511" calcext:value-type="float">
            <text:p>511</text:p>
          </table:table-cell>
        </table:table-row>
        <table:table-row table:style-name="ro1">
          <table:table-cell table:formula="of:=[.A871]+[.$B$1]" office:value-type="float" office:value="86.6999999999993" calcext:value-type="float">
            <text:p>86.6999999999993</text:p>
          </table:table-cell>
          <table:table-cell table:formula="of:=[.A872]*[.$B$2]" office:value-type="float" office:value="1.51320046147907" calcext:value-type="float">
            <text:p>1.51320046147907</text:p>
          </table:table-cell>
          <table:table-cell table:formula="of:=SIN([.B872])" office:value-type="float" office:value="0.998341816614028" calcext:value-type="float">
            <text:p>0.998341816614028</text:p>
          </table:table-cell>
          <table:table-cell table:formula="of:=INT([.C872]*512)" office:value-type="float" office:value="511" calcext:value-type="float">
            <text:p>511</text:p>
          </table:table-cell>
        </table:table-row>
        <table:table-row table:style-name="ro1">
          <table:table-cell table:formula="of:=[.A872]+[.$B$1]" office:value-type="float" office:value="86.7999999999993" calcext:value-type="float">
            <text:p>86.7999999999993</text:p>
          </table:table-cell>
          <table:table-cell table:formula="of:=[.A873]*[.$B$2]" office:value-type="float" office:value="1.51494579073107" calcext:value-type="float">
            <text:p>1.51494579073107</text:p>
          </table:table-cell>
          <table:table-cell table:formula="of:=SIN([.B873])" office:value-type="float" office:value="0.99844076418198" calcext:value-type="float">
            <text:p>0.99844076418198</text:p>
          </table:table-cell>
          <table:table-cell table:formula="of:=INT([.C873]*512)" office:value-type="float" office:value="511" calcext:value-type="float">
            <text:p>511</text:p>
          </table:table-cell>
        </table:table-row>
        <table:table-row table:style-name="ro1">
          <table:table-cell table:formula="of:=[.A873]+[.$B$1]" office:value-type="float" office:value="86.8999999999993" calcext:value-type="float">
            <text:p>86.8999999999993</text:p>
          </table:table-cell>
          <table:table-cell table:formula="of:=[.A874]*[.$B$2]" office:value-type="float" office:value="1.51669111998306" calcext:value-type="float">
            <text:p>1.51669111998306</text:p>
          </table:table-cell>
          <table:table-cell table:formula="of:=SIN([.B874])" office:value-type="float" office:value="0.998536670326211" calcext:value-type="float">
            <text:p>0.998536670326211</text:p>
          </table:table-cell>
          <table:table-cell table:formula="of:=INT([.C874]*512)" office:value-type="float" office:value="511" calcext:value-type="float">
            <text:p>511</text:p>
          </table:table-cell>
        </table:table-row>
        <table:table-row table:style-name="ro1">
          <table:table-cell table:formula="of:=[.A874]+[.$B$1]" office:value-type="float" office:value="86.9999999999993" calcext:value-type="float">
            <text:p>86.9999999999993</text:p>
          </table:table-cell>
          <table:table-cell table:formula="of:=[.A875]*[.$B$2]" office:value-type="float" office:value="1.51843644923506" calcext:value-type="float">
            <text:p>1.51843644923506</text:p>
          </table:table-cell>
          <table:table-cell table:formula="of:=SIN([.B875])" office:value-type="float" office:value="0.998629534754573" calcext:value-type="float">
            <text:p>0.998629534754573</text:p>
          </table:table-cell>
          <table:table-cell table:formula="of:=INT([.C875]*512)" office:value-type="float" office:value="511" calcext:value-type="float">
            <text:p>511</text:p>
          </table:table-cell>
        </table:table-row>
        <table:table-row table:style-name="ro1">
          <table:table-cell table:formula="of:=[.A875]+[.$B$1]" office:value-type="float" office:value="87.0999999999993" calcext:value-type="float">
            <text:p>87.0999999999993</text:p>
          </table:table-cell>
          <table:table-cell table:formula="of:=[.A876]*[.$B$2]" office:value-type="float" office:value="1.52018177848705" calcext:value-type="float">
            <text:p>1.52018177848705</text:p>
          </table:table-cell>
          <table:table-cell table:formula="of:=SIN([.B876])" office:value-type="float" office:value="0.998719357184186" calcext:value-type="float">
            <text:p>0.998719357184186</text:p>
          </table:table-cell>
          <table:table-cell table:formula="of:=INT([.C876]*512)" office:value-type="float" office:value="511" calcext:value-type="float">
            <text:p>511</text:p>
          </table:table-cell>
        </table:table-row>
        <table:table-row table:style-name="ro1">
          <table:table-cell table:formula="of:=[.A876]+[.$B$1]" office:value-type="float" office:value="87.1999999999993" calcext:value-type="float">
            <text:p>87.1999999999993</text:p>
          </table:table-cell>
          <table:table-cell table:formula="of:=[.A877]*[.$B$2]" office:value-type="float" office:value="1.52192710773904" calcext:value-type="float">
            <text:p>1.52192710773904</text:p>
          </table:table-cell>
          <table:table-cell table:formula="of:=SIN([.B877])" office:value-type="float" office:value="0.998806137341433" calcext:value-type="float">
            <text:p>0.998806137341433</text:p>
          </table:table-cell>
          <table:table-cell table:formula="of:=INT([.C877]*512)" office:value-type="float" office:value="511" calcext:value-type="float">
            <text:p>511</text:p>
          </table:table-cell>
        </table:table-row>
        <table:table-row table:style-name="ro1">
          <table:table-cell table:formula="of:=[.A877]+[.$B$1]" office:value-type="float" office:value="87.2999999999993" calcext:value-type="float">
            <text:p>87.2999999999993</text:p>
          </table:table-cell>
          <table:table-cell table:formula="of:=[.A878]*[.$B$2]" office:value-type="float" office:value="1.52367243699104" calcext:value-type="float">
            <text:p>1.52367243699104</text:p>
          </table:table-cell>
          <table:table-cell table:formula="of:=SIN([.B878])" office:value-type="float" office:value="0.998889874961969" calcext:value-type="float">
            <text:p>0.998889874961969</text:p>
          </table:table-cell>
          <table:table-cell table:formula="of:=INT([.C878]*512)" office:value-type="float" office:value="511" calcext:value-type="float">
            <text:p>511</text:p>
          </table:table-cell>
        </table:table-row>
        <table:table-row table:style-name="ro1">
          <table:table-cell table:formula="of:=[.A878]+[.$B$1]" office:value-type="float" office:value="87.3999999999993" calcext:value-type="float">
            <text:p>87.3999999999993</text:p>
          </table:table-cell>
          <table:table-cell table:formula="of:=[.A879]*[.$B$2]" office:value-type="float" office:value="1.52541776624303" calcext:value-type="float">
            <text:p>1.52541776624303</text:p>
          </table:table-cell>
          <table:table-cell table:formula="of:=SIN([.B879])" office:value-type="float" office:value="0.998970569790714" calcext:value-type="float">
            <text:p>0.998970569790714</text:p>
          </table:table-cell>
          <table:table-cell table:formula="of:=INT([.C879]*512)" office:value-type="float" office:value="511" calcext:value-type="float">
            <text:p>511</text:p>
          </table:table-cell>
        </table:table-row>
        <table:table-row table:style-name="ro1">
          <table:table-cell table:formula="of:=[.A879]+[.$B$1]" office:value-type="float" office:value="87.4999999999993" calcext:value-type="float">
            <text:p>87.4999999999993</text:p>
          </table:table-cell>
          <table:table-cell table:formula="of:=[.A880]*[.$B$2]" office:value-type="float" office:value="1.52716309549503" calcext:value-type="float">
            <text:p>1.52716309549503</text:p>
          </table:table-cell>
          <table:table-cell table:formula="of:=SIN([.B880])" office:value-type="float" office:value="0.999048221581857" calcext:value-type="float">
            <text:p>0.999048221581857</text:p>
          </table:table-cell>
          <table:table-cell table:formula="of:=INT([.C880]*512)" office:value-type="float" office:value="511" calcext:value-type="float">
            <text:p>511</text:p>
          </table:table-cell>
        </table:table-row>
        <table:table-row table:style-name="ro1">
          <table:table-cell table:formula="of:=[.A880]+[.$B$1]" office:value-type="float" office:value="87.5999999999993" calcext:value-type="float">
            <text:p>87.5999999999993</text:p>
          </table:table-cell>
          <table:table-cell table:formula="of:=[.A881]*[.$B$2]" office:value-type="float" office:value="1.52890842474702" calcext:value-type="float">
            <text:p>1.52890842474702</text:p>
          </table:table-cell>
          <table:table-cell table:formula="of:=SIN([.B881])" office:value-type="float" office:value="0.999122830098858" calcext:value-type="float">
            <text:p>0.999122830098858</text:p>
          </table:table-cell>
          <table:table-cell table:formula="of:=INT([.C881]*512)" office:value-type="float" office:value="511" calcext:value-type="float">
            <text:p>511</text:p>
          </table:table-cell>
        </table:table-row>
        <table:table-row table:style-name="ro1">
          <table:table-cell table:formula="of:=[.A881]+[.$B$1]" office:value-type="float" office:value="87.6999999999993" calcext:value-type="float">
            <text:p>87.6999999999993</text:p>
          </table:table-cell>
          <table:table-cell table:formula="of:=[.A882]*[.$B$2]" office:value-type="float" office:value="1.53065375399901" calcext:value-type="float">
            <text:p>1.53065375399901</text:p>
          </table:table-cell>
          <table:table-cell table:formula="of:=SIN([.B882])" office:value-type="float" office:value="0.999194395114446" calcext:value-type="float">
            <text:p>0.999194395114446</text:p>
          </table:table-cell>
          <table:table-cell table:formula="of:=INT([.C882]*512)" office:value-type="float" office:value="511" calcext:value-type="float">
            <text:p>511</text:p>
          </table:table-cell>
        </table:table-row>
        <table:table-row table:style-name="ro1">
          <table:table-cell table:formula="of:=[.A882]+[.$B$1]" office:value-type="float" office:value="87.7999999999993" calcext:value-type="float">
            <text:p>87.7999999999993</text:p>
          </table:table-cell>
          <table:table-cell table:formula="of:=[.A883]*[.$B$2]" office:value-type="float" office:value="1.53239908325101" calcext:value-type="float">
            <text:p>1.53239908325101</text:p>
          </table:table-cell>
          <table:table-cell table:formula="of:=SIN([.B883])" office:value-type="float" office:value="0.999262916410621" calcext:value-type="float">
            <text:p>0.999262916410621</text:p>
          </table:table-cell>
          <table:table-cell table:formula="of:=INT([.C883]*512)" office:value-type="float" office:value="511" calcext:value-type="float">
            <text:p>511</text:p>
          </table:table-cell>
        </table:table-row>
        <table:table-row table:style-name="ro1">
          <table:table-cell table:formula="of:=[.A883]+[.$B$1]" office:value-type="float" office:value="87.8999999999993" calcext:value-type="float">
            <text:p>87.8999999999993</text:p>
          </table:table-cell>
          <table:table-cell table:formula="of:=[.A884]*[.$B$2]" office:value-type="float" office:value="1.534144412503" calcext:value-type="float">
            <text:p>1.534144412503</text:p>
          </table:table-cell>
          <table:table-cell table:formula="of:=SIN([.B884])" office:value-type="float" office:value="0.999328393778656" calcext:value-type="float">
            <text:p>0.999328393778656</text:p>
          </table:table-cell>
          <table:table-cell table:formula="of:=INT([.C884]*512)" office:value-type="float" office:value="511" calcext:value-type="float">
            <text:p>511</text:p>
          </table:table-cell>
        </table:table-row>
        <table:table-row table:style-name="ro1">
          <table:table-cell table:formula="of:=[.A884]+[.$B$1]" office:value-type="float" office:value="87.9999999999993" calcext:value-type="float">
            <text:p>87.9999999999993</text:p>
          </table:table-cell>
          <table:table-cell table:formula="of:=[.A885]*[.$B$2]" office:value-type="float" office:value="1.535889741755" calcext:value-type="float">
            <text:p>1.535889741755</text:p>
          </table:table-cell>
          <table:table-cell table:formula="of:=SIN([.B885])" office:value-type="float" office:value="0.999390827019095" calcext:value-type="float">
            <text:p>0.999390827019095</text:p>
          </table:table-cell>
          <table:table-cell table:formula="of:=INT([.C885]*512)" office:value-type="float" office:value="511" calcext:value-type="float">
            <text:p>511</text:p>
          </table:table-cell>
        </table:table-row>
        <table:table-row table:style-name="ro1">
          <table:table-cell table:formula="of:=[.A885]+[.$B$1]" office:value-type="float" office:value="88.0999999999993" calcext:value-type="float">
            <text:p>88.0999999999993</text:p>
          </table:table-cell>
          <table:table-cell table:formula="of:=[.A886]*[.$B$2]" office:value-type="float" office:value="1.53763507100699" calcext:value-type="float">
            <text:p>1.53763507100699</text:p>
          </table:table-cell>
          <table:table-cell table:formula="of:=SIN([.B886])" office:value-type="float" office:value="0.999450215941757" calcext:value-type="float">
            <text:p>0.999450215941757</text:p>
          </table:table-cell>
          <table:table-cell table:formula="of:=INT([.C886]*512)" office:value-type="float" office:value="511" calcext:value-type="float">
            <text:p>511</text:p>
          </table:table-cell>
        </table:table-row>
        <table:table-row table:style-name="ro1">
          <table:table-cell table:formula="of:=[.A886]+[.$B$1]" office:value-type="float" office:value="88.1999999999993" calcext:value-type="float">
            <text:p>88.1999999999993</text:p>
          </table:table-cell>
          <table:table-cell table:formula="of:=[.A887]*[.$B$2]" office:value-type="float" office:value="1.53938040025899" calcext:value-type="float">
            <text:p>1.53938040025899</text:p>
          </table:table-cell>
          <table:table-cell table:formula="of:=SIN([.B887])" office:value-type="float" office:value="0.999506560365731" calcext:value-type="float">
            <text:p>0.999506560365731</text:p>
          </table:table-cell>
          <table:table-cell table:formula="of:=INT([.C887]*512)" office:value-type="float" office:value="511" calcext:value-type="float">
            <text:p>511</text:p>
          </table:table-cell>
        </table:table-row>
        <table:table-row table:style-name="ro1">
          <table:table-cell table:formula="of:=[.A887]+[.$B$1]" office:value-type="float" office:value="88.2999999999993" calcext:value-type="float">
            <text:p>88.2999999999993</text:p>
          </table:table-cell>
          <table:table-cell table:formula="of:=[.A888]*[.$B$2]" office:value-type="float" office:value="1.54112572951098" calcext:value-type="float">
            <text:p>1.54112572951098</text:p>
          </table:table-cell>
          <table:table-cell table:formula="of:=SIN([.B888])" office:value-type="float" office:value="0.999559860119384" calcext:value-type="float">
            <text:p>0.999559860119384</text:p>
          </table:table-cell>
          <table:table-cell table:formula="of:=INT([.C888]*512)" office:value-type="float" office:value="511" calcext:value-type="float">
            <text:p>511</text:p>
          </table:table-cell>
        </table:table-row>
        <table:table-row table:style-name="ro1">
          <table:table-cell table:formula="of:=[.A888]+[.$B$1]" office:value-type="float" office:value="88.3999999999993" calcext:value-type="float">
            <text:p>88.3999999999993</text:p>
          </table:table-cell>
          <table:table-cell table:formula="of:=[.A889]*[.$B$2]" office:value-type="float" office:value="1.54287105876297" calcext:value-type="float">
            <text:p>1.54287105876297</text:p>
          </table:table-cell>
          <table:table-cell table:formula="of:=SIN([.B889])" office:value-type="float" office:value="0.999610115040354" calcext:value-type="float">
            <text:p>0.999610115040354</text:p>
          </table:table-cell>
          <table:table-cell table:formula="of:=INT([.C889]*512)" office:value-type="float" office:value="511" calcext:value-type="float">
            <text:p>511</text:p>
          </table:table-cell>
        </table:table-row>
        <table:table-row table:style-name="ro1">
          <table:table-cell table:formula="of:=[.A889]+[.$B$1]" office:value-type="float" office:value="88.4999999999993" calcext:value-type="float">
            <text:p>88.4999999999993</text:p>
          </table:table-cell>
          <table:table-cell table:formula="of:=[.A890]*[.$B$2]" office:value-type="float" office:value="1.54461638801497" calcext:value-type="float">
            <text:p>1.54461638801497</text:p>
          </table:table-cell>
          <table:table-cell table:formula="of:=SIN([.B890])" office:value-type="float" office:value="0.999657324975557" calcext:value-type="float">
            <text:p>0.999657324975557</text:p>
          </table:table-cell>
          <table:table-cell table:formula="of:=INT([.C890]*512)" office:value-type="float" office:value="511" calcext:value-type="float">
            <text:p>511</text:p>
          </table:table-cell>
        </table:table-row>
        <table:table-row table:style-name="ro1">
          <table:table-cell table:formula="of:=[.A890]+[.$B$1]" office:value-type="float" office:value="88.5999999999993" calcext:value-type="float">
            <text:p>88.5999999999993</text:p>
          </table:table-cell>
          <table:table-cell table:formula="of:=[.A891]*[.$B$2]" office:value-type="float" office:value="1.54636171726696" calcext:value-type="float">
            <text:p>1.54636171726696</text:p>
          </table:table-cell>
          <table:table-cell table:formula="of:=SIN([.B891])" office:value-type="float" office:value="0.999701489781183" calcext:value-type="float">
            <text:p>0.999701489781183</text:p>
          </table:table-cell>
          <table:table-cell table:formula="of:=INT([.C891]*512)" office:value-type="float" office:value="511" calcext:value-type="float">
            <text:p>511</text:p>
          </table:table-cell>
        </table:table-row>
        <table:table-row table:style-name="ro1">
          <table:table-cell table:formula="of:=[.A891]+[.$B$1]" office:value-type="float" office:value="88.6999999999992" calcext:value-type="float">
            <text:p>88.6999999999992</text:p>
          </table:table-cell>
          <table:table-cell table:formula="of:=[.A892]*[.$B$2]" office:value-type="float" office:value="1.54810704651896" calcext:value-type="float">
            <text:p>1.54810704651896</text:p>
          </table:table-cell>
          <table:table-cell table:formula="of:=SIN([.B892])" office:value-type="float" office:value="0.999742609322698" calcext:value-type="float">
            <text:p>0.999742609322698</text:p>
          </table:table-cell>
          <table:table-cell table:formula="of:=INT([.C892]*512)" office:value-type="float" office:value="511" calcext:value-type="float">
            <text:p>511</text:p>
          </table:table-cell>
        </table:table-row>
        <table:table-row table:style-name="ro1">
          <table:table-cell table:formula="of:=[.A892]+[.$B$1]" office:value-type="float" office:value="88.7999999999992" calcext:value-type="float">
            <text:p>88.7999999999992</text:p>
          </table:table-cell>
          <table:table-cell table:formula="of:=[.A893]*[.$B$2]" office:value-type="float" office:value="1.54985237577095" calcext:value-type="float">
            <text:p>1.54985237577095</text:p>
          </table:table-cell>
          <table:table-cell table:formula="of:=SIN([.B893])" office:value-type="float" office:value="0.999780683474845" calcext:value-type="float">
            <text:p>0.999780683474845</text:p>
          </table:table-cell>
          <table:table-cell table:formula="of:=INT([.C893]*512)" office:value-type="float" office:value="511" calcext:value-type="float">
            <text:p>511</text:p>
          </table:table-cell>
        </table:table-row>
        <table:table-row table:style-name="ro1">
          <table:table-cell table:formula="of:=[.A893]+[.$B$1]" office:value-type="float" office:value="88.8999999999992" calcext:value-type="float">
            <text:p>88.8999999999992</text:p>
          </table:table-cell>
          <table:table-cell table:formula="of:=[.A894]*[.$B$2]" office:value-type="float" office:value="1.55159770502295" calcext:value-type="float">
            <text:p>1.55159770502295</text:p>
          </table:table-cell>
          <table:table-cell table:formula="of:=SIN([.B894])" office:value-type="float" office:value="0.999815712121644" calcext:value-type="float">
            <text:p>0.999815712121644</text:p>
          </table:table-cell>
          <table:table-cell table:formula="of:=INT([.C894]*512)" office:value-type="float" office:value="511" calcext:value-type="float">
            <text:p>511</text:p>
          </table:table-cell>
        </table:table-row>
        <table:table-row table:style-name="ro1">
          <table:table-cell table:formula="of:=[.A894]+[.$B$1]" office:value-type="float" office:value="88.9999999999992" calcext:value-type="float">
            <text:p>88.9999999999992</text:p>
          </table:table-cell>
          <table:table-cell table:formula="of:=[.A895]*[.$B$2]" office:value-type="float" office:value="1.55334303427494" calcext:value-type="float">
            <text:p>1.55334303427494</text:p>
          </table:table-cell>
          <table:table-cell table:formula="of:=SIN([.B895])" office:value-type="float" office:value="0.999847695156391" calcext:value-type="float">
            <text:p>0.999847695156391</text:p>
          </table:table-cell>
          <table:table-cell table:formula="of:=INT([.C895]*512)" office:value-type="float" office:value="511" calcext:value-type="float">
            <text:p>511</text:p>
          </table:table-cell>
        </table:table-row>
        <table:table-row table:style-name="ro1">
          <table:table-cell table:formula="of:=[.A895]+[.$B$1]" office:value-type="float" office:value="89.0999999999992" calcext:value-type="float">
            <text:p>89.0999999999992</text:p>
          </table:table-cell>
          <table:table-cell table:formula="of:=[.A896]*[.$B$2]" office:value-type="float" office:value="1.55508836352693" calcext:value-type="float">
            <text:p>1.55508836352693</text:p>
          </table:table-cell>
          <table:table-cell table:formula="of:=SIN([.B896])" office:value-type="float" office:value="0.99987663248166" calcext:value-type="float">
            <text:p>0.99987663248166</text:p>
          </table:table-cell>
          <table:table-cell table:formula="of:=INT([.C896]*512)" office:value-type="float" office:value="511" calcext:value-type="float">
            <text:p>511</text:p>
          </table:table-cell>
        </table:table-row>
        <table:table-row table:style-name="ro1">
          <table:table-cell table:formula="of:=[.A896]+[.$B$1]" office:value-type="float" office:value="89.1999999999992" calcext:value-type="float">
            <text:p>89.1999999999992</text:p>
          </table:table-cell>
          <table:table-cell table:formula="of:=[.A897]*[.$B$2]" office:value-type="float" office:value="1.55683369277893" calcext:value-type="float">
            <text:p>1.55683369277893</text:p>
          </table:table-cell>
          <table:table-cell table:formula="of:=SIN([.B897])" office:value-type="float" office:value="0.999902524009304" calcext:value-type="float">
            <text:p>0.999902524009304</text:p>
          </table:table-cell>
          <table:table-cell table:formula="of:=INT([.C897]*512)" office:value-type="float" office:value="511" calcext:value-type="float">
            <text:p>511</text:p>
          </table:table-cell>
        </table:table-row>
        <table:table-row table:style-name="ro1">
          <table:table-cell table:formula="of:=[.A897]+[.$B$1]" office:value-type="float" office:value="89.2999999999992" calcext:value-type="float">
            <text:p>89.2999999999992</text:p>
          </table:table-cell>
          <table:table-cell table:formula="of:=[.A898]*[.$B$2]" office:value-type="float" office:value="1.55857902203092" calcext:value-type="float">
            <text:p>1.55857902203092</text:p>
          </table:table-cell>
          <table:table-cell table:formula="of:=SIN([.B898])" office:value-type="float" office:value="0.999925369660452" calcext:value-type="float">
            <text:p>0.999925369660452</text:p>
          </table:table-cell>
          <table:table-cell table:formula="of:=INT([.C898]*512)" office:value-type="float" office:value="511" calcext:value-type="float">
            <text:p>511</text:p>
          </table:table-cell>
        </table:table-row>
        <table:table-row table:style-name="ro1">
          <table:table-cell table:formula="of:=[.A898]+[.$B$1]" office:value-type="float" office:value="89.3999999999992" calcext:value-type="float">
            <text:p>89.3999999999992</text:p>
          </table:table-cell>
          <table:table-cell table:formula="of:=[.A899]*[.$B$2]" office:value-type="float" office:value="1.56032435128292" calcext:value-type="float">
            <text:p>1.56032435128292</text:p>
          </table:table-cell>
          <table:table-cell table:formula="of:=SIN([.B899])" office:value-type="float" office:value="0.999945169365512" calcext:value-type="float">
            <text:p>0.999945169365512</text:p>
          </table:table-cell>
          <table:table-cell table:formula="of:=INT([.C899]*512)" office:value-type="float" office:value="511" calcext:value-type="float">
            <text:p>511</text:p>
          </table:table-cell>
        </table:table-row>
        <table:table-row table:style-name="ro1">
          <table:table-cell table:formula="of:=[.A899]+[.$B$1]" office:value-type="float" office:value="89.4999999999992" calcext:value-type="float">
            <text:p>89.4999999999992</text:p>
          </table:table-cell>
          <table:table-cell table:formula="of:=[.A900]*[.$B$2]" office:value-type="float" office:value="1.56206968053491" calcext:value-type="float">
            <text:p>1.56206968053491</text:p>
          </table:table-cell>
          <table:table-cell table:formula="of:=SIN([.B900])" office:value-type="float" office:value="0.999961923064171" calcext:value-type="float">
            <text:p>0.999961923064171</text:p>
          </table:table-cell>
          <table:table-cell table:formula="of:=INT([.C900]*512)" office:value-type="float" office:value="511" calcext:value-type="float">
            <text:p>511</text:p>
          </table:table-cell>
        </table:table-row>
        <table:table-row table:style-name="ro1">
          <table:table-cell table:formula="of:=[.A900]+[.$B$1]" office:value-type="float" office:value="89.5999999999992" calcext:value-type="float">
            <text:p>89.5999999999992</text:p>
          </table:table-cell>
          <table:table-cell table:formula="of:=[.A901]*[.$B$2]" office:value-type="float" office:value="1.56381500978691" calcext:value-type="float">
            <text:p>1.56381500978691</text:p>
          </table:table-cell>
          <table:table-cell table:formula="of:=SIN([.B901])" office:value-type="float" office:value="0.999975630705395" calcext:value-type="float">
            <text:p>0.999975630705395</text:p>
          </table:table-cell>
          <table:table-cell table:formula="of:=INT([.C901]*512)" office:value-type="float" office:value="511" calcext:value-type="float">
            <text:p>511</text:p>
          </table:table-cell>
        </table:table-row>
        <table:table-row table:style-name="ro1">
          <table:table-cell table:formula="of:=[.A901]+[.$B$1]" office:value-type="float" office:value="89.6999999999992" calcext:value-type="float">
            <text:p>89.6999999999992</text:p>
          </table:table-cell>
          <table:table-cell table:formula="of:=[.A902]*[.$B$2]" office:value-type="float" office:value="1.5655603390389" calcext:value-type="float">
            <text:p>1.5655603390389</text:p>
          </table:table-cell>
          <table:table-cell table:formula="of:=SIN([.B902])" office:value-type="float" office:value="0.999986292247427" calcext:value-type="float">
            <text:p>0.999986292247427</text:p>
          </table:table-cell>
          <table:table-cell table:formula="of:=INT([.C902]*512)" office:value-type="float" office:value="511" calcext:value-type="float">
            <text:p>511</text:p>
          </table:table-cell>
        </table:table-row>
        <table:table-row table:style-name="ro1">
          <table:table-cell table:formula="of:=[.A902]+[.$B$1]" office:value-type="float" office:value="89.7999999999992" calcext:value-type="float">
            <text:p>89.7999999999992</text:p>
          </table:table-cell>
          <table:table-cell table:formula="of:=[.A903]*[.$B$2]" office:value-type="float" office:value="1.56730566829089" calcext:value-type="float">
            <text:p>1.56730566829089</text:p>
          </table:table-cell>
          <table:table-cell table:formula="of:=SIN([.B903])" office:value-type="float" office:value="0.99999390765779" calcext:value-type="float">
            <text:p>0.99999390765779</text:p>
          </table:table-cell>
          <table:table-cell table:formula="of:=INT([.C903]*512)" office:value-type="float" office:value="511" calcext:value-type="float">
            <text:p>511</text:p>
          </table:table-cell>
        </table:table-row>
        <table:table-row table:style-name="ro1">
          <table:table-cell table:formula="of:=[.A903]+[.$B$1]" office:value-type="float" office:value="89.8999999999992" calcext:value-type="float">
            <text:p>89.8999999999992</text:p>
          </table:table-cell>
          <table:table-cell table:formula="of:=[.A904]*[.$B$2]" office:value-type="float" office:value="1.56905099754289" calcext:value-type="float">
            <text:p>1.56905099754289</text:p>
          </table:table-cell>
          <table:table-cell table:formula="of:=SIN([.B904])" office:value-type="float" office:value="0.999998476913288" calcext:value-type="float">
            <text:p>0.999998476913288</text:p>
          </table:table-cell>
          <table:table-cell table:formula="of:=INT([.C904]*512)" office:value-type="float" office:value="511" calcext:value-type="float">
            <text:p>511</text:p>
          </table:table-cell>
        </table:table-row>
        <table:table-row table:style-name="ro1">
          <table:table-cell table:formula="of:=[.A904]+[.$B$1]" office:value-type="float" office:value="89.9999999999992" calcext:value-type="float">
            <text:p>89.9999999999992</text:p>
          </table:table-cell>
          <table:table-cell table:formula="of:=[.A905]*[.$B$2]" office:value-type="float" office:value="1.57079632679488" calcext:value-type="float">
            <text:p>1.57079632679488</text:p>
          </table:table-cell>
          <table:table-cell table:formula="of:=SIN([.B905])" office:value-type="float" office:value="1" calcext:value-type="float">
            <text:p>1</text:p>
          </table:table-cell>
          <table:table-cell table:formula="of:=INT([.C905]*512)" office:value-type="float" office:value="512" calcext:value-type="float">
            <text:p>51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180</text:p>
          </table:table-cell>
          <table:table-cell table:formula="of:=PI()/180" office:value-type="float" office:value="0.0174532925199433" calcext:value-type="float">
            <text:p>0.017453292519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float" office:value="16384" calcext:value-type="float">
            <text:p>1638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radians</text:p>
          </table:table-cell>
          <table:table-cell table:style-name="ce1" office:value-type="string" calcext:value-type="string">
            <text:p>sin</text:p>
          </table:table-cell>
          <table:table-cell table:style-name="ce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7]*[.$B$2]" office:value-type="float" office:value="0" calcext:value-type="float">
            <text:p>0</text:p>
          </table:table-cell>
          <table:table-cell table:style-name="ce1" table:formula="of:=SIN([.B7])" office:value-type="float" office:value="0" calcext:value-type="float">
            <text:p>0</text:p>
          </table:table-cell>
          <table:table-cell table:style-name="ce3" table:formula="of:=[.C7]*[.$B$3]" office:value-type="float" office:value="0" calcext:value-type="float">
            <text:p>0</text:p>
          </table:table-cell>
        </table:table-row>
        <table:table-row table:style-name="ro1">
          <table:table-cell table:formula="of:=[.A7]+[.$B$1]" office:value-type="float" office:value="0.1" calcext:value-type="float">
            <text:p>0.1</text:p>
          </table:table-cell>
          <table:table-cell table:formula="of:=[.A8]*[.$B$2]" office:value-type="float" office:value="0.00174532925199433" calcext:value-type="float">
            <text:p>0.001745329251994</text:p>
          </table:table-cell>
          <table:table-cell table:formula="of:=SIN([.B8])" office:value-type="float" office:value="0.00174532836589831" calcext:value-type="float">
            <text:p>0.001745328365898</text:p>
          </table:table-cell>
          <table:table-cell table:style-name="ce3" table:formula="of:=[.C8]*[.$B$3]" office:value-type="float" office:value="28.5954599468779" calcext:value-type="float">
            <text:p>29</text:p>
          </table:table-cell>
        </table:table-row>
        <table:table-row table:style-name="ro1">
          <table:table-cell table:formula="of:=[.A8]+[.$B$1]" office:value-type="float" office:value="0.2" calcext:value-type="float">
            <text:p>0.2</text:p>
          </table:table-cell>
          <table:table-cell table:formula="of:=[.A9]*[.$B$2]" office:value-type="float" office:value="0.00349065850398866" calcext:value-type="float">
            <text:p>0.003490658503989</text:p>
          </table:table-cell>
          <table:table-cell table:formula="of:=SIN([.B9])" office:value-type="float" office:value="0.00349065141522373" calcext:value-type="float">
            <text:p>0.003490651415224</text:p>
          </table:table-cell>
          <table:table-cell table:style-name="ce3" table:formula="of:=[.C9]*[.$B$3]" office:value-type="float" office:value="57.1908327870256" calcext:value-type="float">
            <text:p>57</text:p>
          </table:table-cell>
        </table:table-row>
        <table:table-row table:style-name="ro1">
          <table:table-cell table:formula="of:=[.A9]+[.$B$1]" office:value-type="float" office:value="0.3" calcext:value-type="float">
            <text:p>0.3</text:p>
          </table:table-cell>
          <table:table-cell table:formula="of:=[.A10]*[.$B$2]" office:value-type="float" office:value="0.00523598775598299" calcext:value-type="float">
            <text:p>0.005235987755983</text:p>
          </table:table-cell>
          <table:table-cell table:formula="of:=SIN([.B10])" office:value-type="float" office:value="0.00523596383141958" calcext:value-type="float">
            <text:p>0.00523596383142</text:p>
          </table:table-cell>
          <table:table-cell table:style-name="ce3" table:formula="of:=[.C10]*[.$B$3]" office:value-type="float" office:value="85.7860314139784" calcext:value-type="float">
            <text:p>86</text:p>
          </table:table-cell>
        </table:table-row>
        <table:table-row table:style-name="ro1">
          <table:table-cell table:formula="of:=[.A10]+[.$B$1]" office:value-type="float" office:value="0.4" calcext:value-type="float">
            <text:p>0.4</text:p>
          </table:table-cell>
          <table:table-cell table:formula="of:=[.A11]*[.$B$2]" office:value-type="float" office:value="0.00698131700797732" calcext:value-type="float">
            <text:p>0.006981317007977</text:p>
          </table:table-cell>
          <table:table-cell table:formula="of:=SIN([.B11])" office:value-type="float" office:value="0.00698126029796155" calcext:value-type="float">
            <text:p>0.006981260297962</text:p>
          </table:table-cell>
          <table:table-cell table:style-name="ce3" table:formula="of:=[.C11]*[.$B$3]" office:value-type="float" office:value="114.380968721802" calcext:value-type="float">
            <text:p>114</text:p>
          </table:table-cell>
        </table:table-row>
        <table:table-row table:style-name="ro1">
          <table:table-cell table:formula="of:=[.A11]+[.$B$1]" office:value-type="float" office:value="0.5" calcext:value-type="float">
            <text:p>0.5</text:p>
          </table:table-cell>
          <table:table-cell table:formula="of:=[.A12]*[.$B$2]" office:value-type="float" office:value="0.00872664625997165" calcext:value-type="float">
            <text:p>0.008726646259972</text:p>
          </table:table-cell>
          <table:table-cell table:formula="of:=SIN([.B12])" office:value-type="float" office:value="0.00872653549837393" calcext:value-type="float">
            <text:p>0.008726535498374</text:p>
          </table:table-cell>
          <table:table-cell table:style-name="ce3" table:formula="of:=[.C12]*[.$B$3]" office:value-type="float" office:value="142.975557605359" calcext:value-type="float">
            <text:p>143</text:p>
          </table:table-cell>
        </table:table-row>
        <table:table-row table:style-name="ro1">
          <table:table-cell table:formula="of:=[.A12]+[.$B$1]" office:value-type="float" office:value="0.6" calcext:value-type="float">
            <text:p>0.6</text:p>
          </table:table-cell>
          <table:table-cell table:formula="of:=[.A13]*[.$B$2]" office:value-type="float" office:value="0.010471975511966" calcext:value-type="float">
            <text:p>0.010471975511966</text:p>
          </table:table-cell>
          <table:table-cell table:formula="of:=SIN([.B13])" office:value-type="float" office:value="0.0104717841162458" calcext:value-type="float">
            <text:p>0.010471784116246</text:p>
          </table:table-cell>
          <table:table-cell table:style-name="ce3" table:formula="of:=[.C13]*[.$B$3]" office:value-type="float" office:value="171.569710960571" calcext:value-type="float">
            <text:p>172</text:p>
          </table:table-cell>
        </table:table-row>
        <table:table-row table:style-name="ro1">
          <table:table-cell table:formula="of:=[.A13]+[.$B$1]" office:value-type="float" office:value="0.7" calcext:value-type="float">
            <text:p>0.7</text:p>
          </table:table-cell>
          <table:table-cell table:formula="of:=[.A14]*[.$B$2]" office:value-type="float" office:value="0.0122173047639603" calcext:value-type="float">
            <text:p>0.01221730476396</text:p>
          </table:table-cell>
          <table:table-cell table:formula="of:=SIN([.B14])" office:value-type="float" office:value="0.0122170008352472" calcext:value-type="float">
            <text:p>0.012217000835247</text:p>
          </table:table-cell>
          <table:table-cell table:style-name="ce3" table:formula="of:=[.C14]*[.$B$3]" office:value-type="float" office:value="200.16334168469" calcext:value-type="float">
            <text:p>200</text:p>
          </table:table-cell>
        </table:table-row>
        <table:table-row table:style-name="ro1">
          <table:table-cell table:formula="of:=[.A14]+[.$B$1]" office:value-type="float" office:value="0.8" calcext:value-type="float">
            <text:p>0.8</text:p>
          </table:table-cell>
          <table:table-cell table:formula="of:=[.A15]*[.$B$2]" office:value-type="float" office:value="0.0139626340159546" calcext:value-type="float">
            <text:p>0.013962634015955</text:p>
          </table:table-cell>
          <table:table-cell table:formula="of:=SIN([.B15])" office:value-type="float" office:value="0.0139621803391453" calcext:value-type="float">
            <text:p>0.013962180339145</text:p>
          </table:table-cell>
          <table:table-cell table:style-name="ce3" table:formula="of:=[.C15]*[.$B$3]" office:value-type="float" office:value="228.756362676556" calcext:value-type="float">
            <text:p>229</text:p>
          </table:table-cell>
        </table:table-row>
        <table:table-row table:style-name="ro1">
          <table:table-cell table:formula="of:=[.A15]+[.$B$1]" office:value-type="float" office:value="0.9" calcext:value-type="float">
            <text:p>0.9</text:p>
          </table:table-cell>
          <table:table-cell table:formula="of:=[.A16]*[.$B$2]" office:value-type="float" office:value="0.015707963267949" calcext:value-type="float">
            <text:p>0.015707963267949</text:p>
          </table:table-cell>
          <table:table-cell table:formula="of:=SIN([.B16])" office:value-type="float" office:value="0.0157073173118207" calcext:value-type="float">
            <text:p>0.015707317311821</text:p>
          </table:table-cell>
          <table:table-cell table:style-name="ce3" table:formula="of:=[.C16]*[.$B$3]" office:value-type="float" office:value="257.34868683687" calcext:value-type="float">
            <text:p>257</text:p>
          </table:table-cell>
        </table:table-row>
        <table:table-row table:style-name="ro1">
          <table:table-cell table:formula="of:=[.A16]+[.$B$1]" office:value-type="float" office:value="1" calcext:value-type="float">
            <text:p>1</text:p>
          </table:table-cell>
          <table:table-cell table:formula="of:=[.A17]*[.$B$2]" office:value-type="float" office:value="0.0174532925199433" calcext:value-type="float">
            <text:p>0.017453292519943</text:p>
          </table:table-cell>
          <table:table-cell table:formula="of:=SIN([.B17])" office:value-type="float" office:value="0.0174524064372835" calcext:value-type="float">
            <text:p>0.017452406437284</text:p>
          </table:table-cell>
          <table:table-cell table:style-name="ce3" table:formula="of:=[.C17]*[.$B$3]" office:value-type="float" office:value="285.940227068453" calcext:value-type="float">
            <text:p>286</text:p>
          </table:table-cell>
        </table:table-row>
        <table:table-row table:style-name="ro1">
          <table:table-cell table:formula="of:=[.A17]+[.$B$1]" office:value-type="float" office:value="1.1" calcext:value-type="float">
            <text:p>1.1</text:p>
          </table:table-cell>
          <table:table-cell table:formula="of:=[.A18]*[.$B$2]" office:value-type="float" office:value="0.0191986217719376" calcext:value-type="float">
            <text:p>0.019198621771938</text:p>
          </table:table-cell>
          <table:table-cell table:formula="of:=SIN([.B18])" office:value-type="float" office:value="0.0191974423996897" calcext:value-type="float">
            <text:p>0.01919744239969</text:p>
          </table:table-cell>
          <table:table-cell table:style-name="ce3" table:formula="of:=[.C18]*[.$B$3]" office:value-type="float" office:value="314.530896276515" calcext:value-type="float">
            <text:p>315</text:p>
          </table:table-cell>
        </table:table-row>
        <table:table-row table:style-name="ro1">
          <table:table-cell table:formula="of:=[.A18]+[.$B$1]" office:value-type="float" office:value="1.2" calcext:value-type="float">
            <text:p>1.2</text:p>
          </table:table-cell>
          <table:table-cell table:formula="of:=[.A19]*[.$B$2]" office:value-type="float" office:value="0.020943951023932" calcext:value-type="float">
            <text:p>0.020943951023932</text:p>
          </table:table-cell>
          <table:table-cell table:formula="of:=SIN([.B19])" office:value-type="float" office:value="0.020942419883357" calcext:value-type="float">
            <text:p>0.020942419883357</text:p>
          </table:table-cell>
          <table:table-cell table:style-name="ce3" table:formula="of:=[.C19]*[.$B$3]" office:value-type="float" office:value="343.12060736892" calcext:value-type="float">
            <text:p>343</text:p>
          </table:table-cell>
        </table:table-row>
        <table:table-row table:style-name="ro1">
          <table:table-cell table:formula="of:=[.A19]+[.$B$1]" office:value-type="float" office:value="1.3" calcext:value-type="float">
            <text:p>1.3</text:p>
          </table:table-cell>
          <table:table-cell table:formula="of:=[.A20]*[.$B$2]" office:value-type="float" office:value="0.0226892802759263" calcext:value-type="float">
            <text:p>0.022689280275926</text:p>
          </table:table-cell>
          <table:table-cell table:formula="of:=SIN([.B20])" office:value-type="float" office:value="0.0226873335727814" calcext:value-type="float">
            <text:p>0.022687333572781</text:p>
          </table:table-cell>
          <table:table-cell table:style-name="ce3" table:formula="of:=[.C20]*[.$B$3]" office:value-type="float" office:value="371.70927325645" calcext:value-type="float">
            <text:p>372</text:p>
          </table:table-cell>
        </table:table-row>
        <table:table-row table:style-name="ro1">
          <table:table-cell table:formula="of:=[.A20]+[.$B$1]" office:value-type="float" office:value="1.4" calcext:value-type="float">
            <text:p>1.4</text:p>
          </table:table-cell>
          <table:table-cell table:formula="of:=[.A21]*[.$B$2]" office:value-type="float" office:value="0.0244346095279206" calcext:value-type="float">
            <text:p>0.024434609527921</text:p>
          </table:table-cell>
          <table:table-cell table:formula="of:=SIN([.B21])" office:value-type="float" office:value="0.0244321781526532" calcext:value-type="float">
            <text:p>0.024432178152653</text:p>
          </table:table-cell>
          <table:table-cell table:style-name="ce3" table:formula="of:=[.C21]*[.$B$3]" office:value-type="float" office:value="400.296806853069" calcext:value-type="float">
            <text:p>400</text:p>
          </table:table-cell>
        </table:table-row>
        <table:table-row table:style-name="ro1">
          <table:table-cell table:formula="of:=[.A21]+[.$B$1]" office:value-type="float" office:value="1.5" calcext:value-type="float">
            <text:p>1.5</text:p>
          </table:table-cell>
          <table:table-cell table:formula="of:=[.A22]*[.$B$2]" office:value-type="float" office:value="0.0261799387799149" calcext:value-type="float">
            <text:p>0.026179938779915</text:p>
          </table:table-cell>
          <table:table-cell table:formula="of:=SIN([.B22])" office:value-type="float" office:value="0.0261769483078732" calcext:value-type="float">
            <text:p>0.026176948307873</text:p>
          </table:table-cell>
          <table:table-cell table:style-name="ce3" table:formula="of:=[.C22]*[.$B$3]" office:value-type="float" office:value="428.883121076194" calcext:value-type="float">
            <text:p>429</text:p>
          </table:table-cell>
        </table:table-row>
        <table:table-row table:style-name="ro1">
          <table:table-cell table:formula="of:=[.A22]+[.$B$1]" office:value-type="float" office:value="1.6" calcext:value-type="float">
            <text:p>1.6</text:p>
          </table:table-cell>
          <table:table-cell table:formula="of:=[.A23]*[.$B$2]" office:value-type="float" office:value="0.0279252680319093" calcext:value-type="float">
            <text:p>0.027925268031909</text:p>
          </table:table-cell>
          <table:table-cell table:formula="of:=SIN([.B23])" office:value-type="float" office:value="0.0279216387235689" calcext:value-type="float">
            <text:p>0.027921638723569</text:p>
          </table:table-cell>
          <table:table-cell table:style-name="ce3" table:formula="of:=[.C23]*[.$B$3]" office:value-type="float" office:value="457.468128846953" calcext:value-type="float">
            <text:p>457</text:p>
          </table:table-cell>
        </table:table-row>
        <table:table-row table:style-name="ro1">
          <table:table-cell table:formula="of:=[.A23]+[.$B$1]" office:value-type="float" office:value="1.7" calcext:value-type="float">
            <text:p>1.7</text:p>
          </table:table-cell>
          <table:table-cell table:formula="of:=[.A24]*[.$B$2]" office:value-type="float" office:value="0.0296705972839036" calcext:value-type="float">
            <text:p>0.029670597283904</text:p>
          </table:table-cell>
          <table:table-cell table:formula="of:=SIN([.B24])" office:value-type="float" office:value="0.0296662440851108" calcext:value-type="float">
            <text:p>0.029666244085111</text:p>
          </table:table-cell>
          <table:table-cell table:style-name="ce3" table:formula="of:=[.C24]*[.$B$3]" office:value-type="float" office:value="486.051743090455" calcext:value-type="float">
            <text:p>486</text:p>
          </table:table-cell>
        </table:table-row>
        <table:table-row table:style-name="ro1">
          <table:table-cell table:formula="of:=[.A24]+[.$B$1]" office:value-type="float" office:value="1.8" calcext:value-type="float">
            <text:p>1.8</text:p>
          </table:table-cell>
          <table:table-cell table:formula="of:=[.A25]*[.$B$2]" office:value-type="float" office:value="0.0314159265358979" calcext:value-type="float">
            <text:p>0.031415926535898</text:p>
          </table:table-cell>
          <table:table-cell table:formula="of:=SIN([.B25])" office:value-type="float" office:value="0.0314107590781283" calcext:value-type="float">
            <text:p>0.031410759078128</text:p>
          </table:table-cell>
          <table:table-cell table:style-name="ce3" table:formula="of:=[.C25]*[.$B$3]" office:value-type="float" office:value="514.633876736054" calcext:value-type="float">
            <text:p>515</text:p>
          </table:table-cell>
        </table:table-row>
        <table:table-row table:style-name="ro1">
          <table:table-cell table:formula="of:=[.A25]+[.$B$1]" office:value-type="float" office:value="1.9" calcext:value-type="float">
            <text:p>1.9</text:p>
          </table:table-cell>
          <table:table-cell table:formula="of:=[.A26]*[.$B$2]" office:value-type="float" office:value="0.0331612557878923" calcext:value-type="float">
            <text:p>0.033161255787892</text:p>
          </table:table-cell>
          <table:table-cell table:formula="of:=SIN([.B26])" office:value-type="float" office:value="0.0331551783885263" calcext:value-type="float">
            <text:p>0.033155178388526</text:p>
          </table:table-cell>
          <table:table-cell table:style-name="ce3" table:formula="of:=[.C26]*[.$B$3]" office:value-type="float" office:value="543.214442717615" calcext:value-type="float">
            <text:p>543</text:p>
          </table:table-cell>
        </table:table-row>
        <table:table-row table:style-name="ro1">
          <table:table-cell table:formula="of:=[.A26]+[.$B$1]" office:value-type="float" office:value="2" calcext:value-type="float">
            <text:p>2</text:p>
          </table:table-cell>
          <table:table-cell table:formula="of:=[.A27]*[.$B$2]" office:value-type="float" office:value="0.0349065850398866" calcext:value-type="float">
            <text:p>0.034906585039887</text:p>
          </table:table-cell>
          <table:table-cell table:formula="of:=SIN([.B27])" office:value-type="float" office:value="0.034899496702501" calcext:value-type="float">
            <text:p>0.034899496702501</text:p>
          </table:table-cell>
          <table:table-cell table:style-name="ce3" table:formula="of:=[.C27]*[.$B$3]" office:value-type="float" office:value="571.793353973776" calcext:value-type="float">
            <text:p>572</text:p>
          </table:table-cell>
        </table:table-row>
        <table:table-row table:style-name="ro1">
          <table:table-cell table:formula="of:=[.A27]+[.$B$1]" office:value-type="float" office:value="2.1" calcext:value-type="float">
            <text:p>2.1</text:p>
          </table:table-cell>
          <table:table-cell table:formula="of:=[.A28]*[.$B$2]" office:value-type="float" office:value="0.0366519142918809" calcext:value-type="float">
            <text:p>0.036651914291881</text:p>
          </table:table-cell>
          <table:table-cell table:formula="of:=SIN([.B28])" office:value-type="float" office:value="0.0366437087065563" calcext:value-type="float">
            <text:p>0.036643708706556</text:p>
          </table:table-cell>
          <table:table-cell table:style-name="ce3" table:formula="of:=[.C28]*[.$B$3]" office:value-type="float" office:value="600.370523448218" calcext:value-type="float">
            <text:p>600</text:p>
          </table:table-cell>
        </table:table-row>
        <table:table-row table:style-name="ro1">
          <table:table-cell table:formula="of:=[.A28]+[.$B$1]" office:value-type="float" office:value="2.2" calcext:value-type="float">
            <text:p>2.2</text:p>
          </table:table-cell>
          <table:table-cell table:formula="of:=[.A29]*[.$B$2]" office:value-type="float" office:value="0.0383972435438753" calcext:value-type="float">
            <text:p>0.038397243543875</text:p>
          </table:table-cell>
          <table:table-cell table:formula="of:=SIN([.B29])" office:value-type="float" office:value="0.03838780908752" calcext:value-type="float">
            <text:p>0.03838780908752</text:p>
          </table:table-cell>
          <table:table-cell table:style-name="ce3" table:formula="of:=[.C29]*[.$B$3]" office:value-type="float" office:value="628.945864089927" calcext:value-type="float">
            <text:p>629</text:p>
          </table:table-cell>
        </table:table-row>
        <table:table-row table:style-name="ro1">
          <table:table-cell table:formula="of:=[.A29]+[.$B$1]" office:value-type="float" office:value="2.3" calcext:value-type="float">
            <text:p>2.3</text:p>
          </table:table-cell>
          <table:table-cell table:formula="of:=[.A30]*[.$B$2]" office:value-type="float" office:value="0.0401425727958696" calcext:value-type="float">
            <text:p>0.04014257279587</text:p>
          </table:table-cell>
          <table:table-cell table:formula="of:=SIN([.B30])" office:value-type="float" office:value="0.0401317925325597" calcext:value-type="float">
            <text:p>0.04013179253256</text:p>
          </table:table-cell>
          <table:table-cell table:style-name="ce3" table:formula="of:=[.C30]*[.$B$3]" office:value-type="float" office:value="657.519288853459" calcext:value-type="float">
            <text:p>658</text:p>
          </table:table-cell>
        </table:table-row>
        <table:table-row table:style-name="ro1">
          <table:table-cell table:formula="of:=[.A30]+[.$B$1]" office:value-type="float" office:value="2.4" calcext:value-type="float">
            <text:p>2.4</text:p>
          </table:table-cell>
          <table:table-cell table:formula="of:=[.A31]*[.$B$2]" office:value-type="float" office:value="0.0418879020478639" calcext:value-type="float">
            <text:p>0.041887902047864</text:p>
          </table:table-cell>
          <table:table-cell table:formula="of:=SIN([.B31])" office:value-type="float" office:value="0.0418756537291996" calcext:value-type="float">
            <text:p>0.0418756537292</text:p>
          </table:table-cell>
          <table:table-cell table:style-name="ce3" table:formula="of:=[.C31]*[.$B$3]" office:value-type="float" office:value="686.090710699207" calcext:value-type="float">
            <text:p>686</text:p>
          </table:table-cell>
        </table:table-row>
        <table:table-row table:style-name="ro1">
          <table:table-cell table:formula="of:=[.A31]+[.$B$1]" office:value-type="float" office:value="2.5" calcext:value-type="float">
            <text:p>2.5</text:p>
          </table:table-cell>
          <table:table-cell table:formula="of:=[.A32]*[.$B$2]" office:value-type="float" office:value="0.0436332312998583" calcext:value-type="float">
            <text:p>0.043633231299858</text:p>
          </table:table-cell>
          <table:table-cell table:formula="of:=SIN([.B32])" office:value-type="float" office:value="0.043619387365336" calcext:value-type="float">
            <text:p>0.043619387365336</text:p>
          </table:table-cell>
          <table:table-cell table:style-name="ce3" table:formula="of:=[.C32]*[.$B$3]" office:value-type="float" office:value="714.660042593665" calcext:value-type="float">
            <text:p>715</text:p>
          </table:table-cell>
        </table:table-row>
        <table:table-row table:style-name="ro1">
          <table:table-cell table:formula="of:=[.A32]+[.$B$1]" office:value-type="float" office:value="2.6" calcext:value-type="float">
            <text:p>2.6</text:p>
          </table:table-cell>
          <table:table-cell table:formula="of:=[.A33]*[.$B$2]" office:value-type="float" office:value="0.0453785605518526" calcext:value-type="float">
            <text:p>0.045378560551853</text:p>
          </table:table-cell>
          <table:table-cell table:formula="of:=SIN([.B33])" office:value-type="float" office:value="0.0453629881292538" calcext:value-type="float">
            <text:p>0.045362988129254</text:p>
          </table:table-cell>
          <table:table-cell table:style-name="ce3" table:formula="of:=[.C33]*[.$B$3]" office:value-type="float" office:value="743.227197509694" calcext:value-type="float">
            <text:p>743</text:p>
          </table:table-cell>
        </table:table-row>
        <table:table-row table:style-name="ro1">
          <table:table-cell table:formula="of:=[.A33]+[.$B$1]" office:value-type="float" office:value="2.7" calcext:value-type="float">
            <text:p>2.7</text:p>
          </table:table-cell>
          <table:table-cell table:formula="of:=[.A34]*[.$B$2]" office:value-type="float" office:value="0.0471238898038469" calcext:value-type="float">
            <text:p>0.047123889803847</text:p>
          </table:table-cell>
          <table:table-cell table:formula="of:=SIN([.B34])" office:value-type="float" office:value="0.0471064507096427" calcext:value-type="float">
            <text:p>0.047106450709643</text:p>
          </table:table-cell>
          <table:table-cell table:style-name="ce3" table:formula="of:=[.C34]*[.$B$3]" office:value-type="float" office:value="771.792088426786" calcext:value-type="float">
            <text:p>772</text:p>
          </table:table-cell>
        </table:table-row>
        <table:table-row table:style-name="ro1">
          <table:table-cell table:formula="of:=[.A34]+[.$B$1]" office:value-type="float" office:value="2.8" calcext:value-type="float">
            <text:p>2.8</text:p>
          </table:table-cell>
          <table:table-cell table:formula="of:=[.A35]*[.$B$2]" office:value-type="float" office:value="0.0488692190558412" calcext:value-type="float">
            <text:p>0.048869219055841</text:p>
          </table:table-cell>
          <table:table-cell table:formula="of:=SIN([.B35])" office:value-type="float" office:value="0.0488497697956133" calcext:value-type="float">
            <text:p>0.048849769795613</text:p>
          </table:table-cell>
          <table:table-cell table:style-name="ce3" table:formula="of:=[.C35]*[.$B$3]" office:value-type="float" office:value="800.354628331328" calcext:value-type="float">
            <text:p>800</text:p>
          </table:table-cell>
        </table:table-row>
        <table:table-row table:style-name="ro1">
          <table:table-cell table:formula="of:=[.A35]+[.$B$1]" office:value-type="float" office:value="2.9" calcext:value-type="float">
            <text:p>2.9</text:p>
          </table:table-cell>
          <table:table-cell table:formula="of:=[.A36]*[.$B$2]" office:value-type="float" office:value="0.0506145483078356" calcext:value-type="float">
            <text:p>0.050614548307836</text:p>
          </table:table-cell>
          <table:table-cell table:formula="of:=SIN([.B36])" office:value-type="float" office:value="0.0505929400767133" calcext:value-type="float">
            <text:p>0.050592940076713</text:p>
          </table:table-cell>
          <table:table-cell table:style-name="ce3" table:formula="of:=[.C36]*[.$B$3]" office:value-type="float" office:value="828.914730216871" calcext:value-type="float">
            <text:p>829</text:p>
          </table:table-cell>
        </table:table-row>
        <table:table-row table:style-name="ro1">
          <table:table-cell table:formula="of:=[.A36]+[.$B$1]" office:value-type="float" office:value="3" calcext:value-type="float">
            <text:p>3</text:p>
          </table:table-cell>
          <table:table-cell table:formula="of:=[.A37]*[.$B$2]" office:value-type="float" office:value="0.0523598775598299" calcext:value-type="float">
            <text:p>0.05235987755983</text:p>
          </table:table-cell>
          <table:table-cell table:formula="of:=SIN([.B37])" office:value-type="float" office:value="0.0523359562429439" calcext:value-type="float">
            <text:p>0.052335956242944</text:p>
          </table:table-cell>
          <table:table-cell table:style-name="ce3" table:formula="of:=[.C37]*[.$B$3]" office:value-type="float" office:value="857.472307084392" calcext:value-type="float">
            <text:p>857</text:p>
          </table:table-cell>
        </table:table-row>
        <table:table-row table:style-name="ro1">
          <table:table-cell table:formula="of:=[.A37]+[.$B$1]" office:value-type="float" office:value="3.1" calcext:value-type="float">
            <text:p>3.1</text:p>
          </table:table-cell>
          <table:table-cell table:formula="of:=[.A38]*[.$B$2]" office:value-type="float" office:value="0.0541052068118242" calcext:value-type="float">
            <text:p>0.054105206811824</text:p>
          </table:table-cell>
          <table:table-cell table:formula="of:=SIN([.B38])" office:value-type="float" office:value="0.0540788129847753" calcext:value-type="float">
            <text:p>0.054078812984775</text:p>
          </table:table-cell>
          <table:table-cell table:style-name="ce3" table:formula="of:=[.C38]*[.$B$3]" office:value-type="float" office:value="886.027271942559" calcext:value-type="float">
            <text:p>886</text:p>
          </table:table-cell>
        </table:table-row>
        <table:table-row table:style-name="ro1">
          <table:table-cell table:formula="of:=[.A38]+[.$B$1]" office:value-type="float" office:value="3.2" calcext:value-type="float">
            <text:p>3.2</text:p>
          </table:table-cell>
          <table:table-cell table:formula="of:=[.A39]*[.$B$2]" office:value-type="float" office:value="0.0558505360638186" calcext:value-type="float">
            <text:p>0.055850536063819</text:p>
          </table:table-cell>
          <table:table-cell table:formula="of:=SIN([.B39])" office:value-type="float" office:value="0.0558215049931638" calcext:value-type="float">
            <text:p>0.055821504993164</text:p>
          </table:table-cell>
          <table:table-cell table:style-name="ce3" table:formula="of:=[.C39]*[.$B$3]" office:value-type="float" office:value="914.579537807996" calcext:value-type="float">
            <text:p>915</text:p>
          </table:table-cell>
        </table:table-row>
        <table:table-row table:style-name="ro1">
          <table:table-cell table:formula="of:=[.A39]+[.$B$1]" office:value-type="float" office:value="3.3" calcext:value-type="float">
            <text:p>3.3</text:p>
          </table:table-cell>
          <table:table-cell table:formula="of:=[.A40]*[.$B$2]" office:value-type="float" office:value="0.0575958653158129" calcext:value-type="float">
            <text:p>0.057595865315813</text:p>
          </table:table-cell>
          <table:table-cell table:formula="of:=SIN([.B40])" office:value-type="float" office:value="0.0575640269595673" calcext:value-type="float">
            <text:p>0.057564026959567</text:p>
          </table:table-cell>
          <table:table-cell table:style-name="ce3" table:formula="of:=[.C40]*[.$B$3]" office:value-type="float" office:value="943.129017705551" calcext:value-type="float">
            <text:p>943</text:p>
          </table:table-cell>
        </table:table-row>
        <table:table-row table:style-name="ro1">
          <table:table-cell table:formula="of:=[.A40]+[.$B$1]" office:value-type="float" office:value="3.4" calcext:value-type="float">
            <text:p>3.4</text:p>
          </table:table-cell>
          <table:table-cell table:formula="of:=[.A41]*[.$B$2]" office:value-type="float" office:value="0.0593411945678072" calcext:value-type="float">
            <text:p>0.059341194567807</text:p>
          </table:table-cell>
          <table:table-cell table:formula="of:=SIN([.B41])" office:value-type="float" office:value="0.0593063735759617" calcext:value-type="float">
            <text:p>0.059306373575962</text:p>
          </table:table-cell>
          <table:table-cell table:style-name="ce3" table:formula="of:=[.C41]*[.$B$3]" office:value-type="float" office:value="971.675624668556" calcext:value-type="float">
            <text:p>972</text:p>
          </table:table-cell>
        </table:table-row>
        <table:table-row table:style-name="ro1">
          <table:table-cell table:formula="of:=[.A41]+[.$B$1]" office:value-type="float" office:value="3.5" calcext:value-type="float">
            <text:p>3.5</text:p>
          </table:table-cell>
          <table:table-cell table:formula="of:=[.A42]*[.$B$2]" office:value-type="float" office:value="0.0610865238198016" calcext:value-type="float">
            <text:p>0.061086523819802</text:p>
          </table:table-cell>
          <table:table-cell table:formula="of:=SIN([.B42])" office:value-type="float" office:value="0.0610485395348569" calcext:value-type="float">
            <text:p>0.061048539534857</text:p>
          </table:table-cell>
          <table:table-cell table:style-name="ce3" table:formula="of:=[.C42]*[.$B$3]" office:value-type="float" office:value="1000.2192717391" calcext:value-type="float">
            <text:p>1000</text:p>
          </table:table-cell>
        </table:table-row>
        <table:table-row table:style-name="ro1">
          <table:table-cell table:formula="of:=[.A42]+[.$B$1]" office:value-type="float" office:value="3.6" calcext:value-type="float">
            <text:p>3.6</text:p>
          </table:table-cell>
          <table:table-cell table:formula="of:=[.A43]*[.$B$2]" office:value-type="float" office:value="0.0628318530717959" calcext:value-type="float">
            <text:p>0.062831853071796</text:p>
          </table:table-cell>
          <table:table-cell table:formula="of:=SIN([.B43])" office:value-type="float" office:value="0.0627905195293134" calcext:value-type="float">
            <text:p>0.062790519529313</text:p>
          </table:table-cell>
          <table:table-cell table:style-name="ce3" table:formula="of:=[.C43]*[.$B$3]" office:value-type="float" office:value="1028.75987196827" calcext:value-type="float">
            <text:p>1029</text:p>
          </table:table-cell>
        </table:table-row>
        <table:table-row table:style-name="ro1">
          <table:table-cell table:formula="of:=[.A43]+[.$B$1]" office:value-type="float" office:value="3.7" calcext:value-type="float">
            <text:p>3.7</text:p>
          </table:table-cell>
          <table:table-cell table:formula="of:=[.A44]*[.$B$2]" office:value-type="float" office:value="0.0645771823237902" calcext:value-type="float">
            <text:p>0.06457718232379</text:p>
          </table:table-cell>
          <table:table-cell table:formula="of:=SIN([.B44])" office:value-type="float" office:value="0.064532308252958" calcext:value-type="float">
            <text:p>0.064532308252958</text:p>
          </table:table-cell>
          <table:table-cell table:style-name="ce3" table:formula="of:=[.C44]*[.$B$3]" office:value-type="float" office:value="1057.29733841646" calcext:value-type="float">
            <text:p>1057</text:p>
          </table:table-cell>
        </table:table-row>
        <table:table-row table:style-name="ro1">
          <table:table-cell table:formula="of:=[.A44]+[.$B$1]" office:value-type="float" office:value="3.8" calcext:value-type="float">
            <text:p>3.8</text:p>
          </table:table-cell>
          <table:table-cell table:formula="of:=[.A45]*[.$B$2]" office:value-type="float" office:value="0.0663225115757846" calcext:value-type="float">
            <text:p>0.066322511575785</text:p>
          </table:table-cell>
          <table:table-cell table:formula="of:=SIN([.B45])" office:value-type="float" office:value="0.0662739004000002" calcext:value-type="float">
            <text:p>0.0662739004</text:p>
          </table:table-cell>
          <table:table-cell table:style-name="ce3" table:formula="of:=[.C45]*[.$B$3]" office:value-type="float" office:value="1085.8315841536" calcext:value-type="float">
            <text:p>1086</text:p>
          </table:table-cell>
        </table:table-row>
        <table:table-row table:style-name="ro1">
          <table:table-cell table:formula="of:=[.A45]+[.$B$1]" office:value-type="float" office:value="3.9" calcext:value-type="float">
            <text:p>3.9</text:p>
          </table:table-cell>
          <table:table-cell table:formula="of:=[.A46]*[.$B$2]" office:value-type="float" office:value="0.0680678408277789" calcext:value-type="float">
            <text:p>0.068067840827779</text:p>
          </table:table-cell>
          <table:table-cell table:formula="of:=SIN([.B46])" office:value-type="float" office:value="0.0680152906652482" calcext:value-type="float">
            <text:p>0.068015290665248</text:p>
          </table:table-cell>
          <table:table-cell table:style-name="ce3" table:formula="of:=[.C46]*[.$B$3]" office:value-type="float" office:value="1114.36252225943" calcext:value-type="float">
            <text:p>1114</text:p>
          </table:table-cell>
        </table:table-row>
        <table:table-row table:style-name="ro1">
          <table:table-cell table:formula="of:=[.A46]+[.$B$1]" office:value-type="float" office:value="4" calcext:value-type="float">
            <text:p>4</text:p>
          </table:table-cell>
          <table:table-cell table:formula="of:=[.A47]*[.$B$2]" office:value-type="float" office:value="0.0698131700797732" calcext:value-type="float">
            <text:p>0.069813170079773</text:p>
          </table:table-cell>
          <table:table-cell table:formula="of:=SIN([.B47])" office:value-type="float" office:value="0.0697564737441253" calcext:value-type="float">
            <text:p>0.069756473744125</text:p>
          </table:table-cell>
          <table:table-cell table:style-name="ce3" table:formula="of:=[.C47]*[.$B$3]" office:value-type="float" office:value="1142.89006582375" calcext:value-type="float">
            <text:p>1143</text:p>
          </table:table-cell>
        </table:table-row>
        <table:table-row table:style-name="ro1">
          <table:table-cell table:formula="of:=[.A47]+[.$B$1]" office:value-type="float" office:value="4.1" calcext:value-type="float">
            <text:p>4.1</text:p>
          </table:table-cell>
          <table:table-cell table:formula="of:=[.A48]*[.$B$2]" office:value-type="float" office:value="0.0715584993317675" calcext:value-type="float">
            <text:p>0.071558499331768</text:p>
          </table:table-cell>
          <table:table-cell table:formula="of:=SIN([.B48])" office:value-type="float" office:value="0.071497444332686" calcext:value-type="float">
            <text:p>0.071497444332686</text:p>
          </table:table-cell>
          <table:table-cell table:style-name="ce3" table:formula="of:=[.C48]*[.$B$3]" office:value-type="float" office:value="1171.41412794673" calcext:value-type="float">
            <text:p>1171</text:p>
          </table:table-cell>
        </table:table-row>
        <table:table-row table:style-name="ro1">
          <table:table-cell table:formula="of:=[.A48]+[.$B$1]" office:value-type="float" office:value="4.2" calcext:value-type="float">
            <text:p>4.2</text:p>
          </table:table-cell>
          <table:table-cell table:formula="of:=[.A49]*[.$B$2]" office:value-type="float" office:value="0.0733038285837619" calcext:value-type="float">
            <text:p>0.073303828583762</text:p>
          </table:table-cell>
          <table:table-cell table:formula="of:=SIN([.B49])" office:value-type="float" office:value="0.0732381971276317" calcext:value-type="float">
            <text:p>0.073238197127632</text:p>
          </table:table-cell>
          <table:table-cell table:style-name="ce3" table:formula="of:=[.C49]*[.$B$3]" office:value-type="float" office:value="1199.93462173912" calcext:value-type="float">
            <text:p>1200</text:p>
          </table:table-cell>
        </table:table-row>
        <table:table-row table:style-name="ro1">
          <table:table-cell table:formula="of:=[.A49]+[.$B$1]" office:value-type="float" office:value="4.3" calcext:value-type="float">
            <text:p>4.3</text:p>
          </table:table-cell>
          <table:table-cell table:formula="of:=[.A50]*[.$B$2]" office:value-type="float" office:value="0.0750491578357562" calcext:value-type="float">
            <text:p>0.075049157835756</text:p>
          </table:table-cell>
          <table:table-cell table:formula="of:=SIN([.B50])" office:value-type="float" office:value="0.0749787268263277" calcext:value-type="float">
            <text:p>0.074978726826328</text:p>
          </table:table-cell>
          <table:table-cell table:style-name="ce3" table:formula="of:=[.C50]*[.$B$3]" office:value-type="float" office:value="1228.45146032255" calcext:value-type="float">
            <text:p>1228</text:p>
          </table:table-cell>
        </table:table-row>
        <table:table-row table:style-name="ro1">
          <table:table-cell table:formula="of:=[.A50]+[.$B$1]" office:value-type="float" office:value="4.4" calcext:value-type="float">
            <text:p>4.4</text:p>
          </table:table-cell>
          <table:table-cell table:formula="of:=[.A51]*[.$B$2]" office:value-type="float" office:value="0.0767944870877505" calcext:value-type="float">
            <text:p>0.076794487087751</text:p>
          </table:table-cell>
          <table:table-cell table:formula="of:=SIN([.B51])" office:value-type="float" office:value="0.0767190281268186" calcext:value-type="float">
            <text:p>0.076719028126819</text:p>
          </table:table-cell>
          <table:table-cell table:style-name="ce3" table:formula="of:=[.C51]*[.$B$3]" office:value-type="float" office:value="1256.9645568298" calcext:value-type="float">
            <text:p>1257</text:p>
          </table:table-cell>
        </table:table-row>
        <table:table-row table:style-name="ro1">
          <table:table-cell table:formula="of:=[.A51]+[.$B$1]" office:value-type="float" office:value="4.5" calcext:value-type="float">
            <text:p>4.5</text:p>
          </table:table-cell>
          <table:table-cell table:formula="of:=[.A52]*[.$B$2]" office:value-type="float" office:value="0.0785398163397448" calcext:value-type="float">
            <text:p>0.078539816339745</text:p>
          </table:table-cell>
          <table:table-cell table:formula="of:=SIN([.B52])" office:value-type="float" office:value="0.0784590957278449" calcext:value-type="float">
            <text:p>0.078459095727845</text:p>
          </table:table-cell>
          <table:table-cell table:style-name="ce3" table:formula="of:=[.C52]*[.$B$3]" office:value-type="float" office:value="1285.47382440501" calcext:value-type="float">
            <text:p>1285</text:p>
          </table:table-cell>
        </table:table-row>
        <table:table-row table:style-name="ro1">
          <table:table-cell table:formula="of:=[.A52]+[.$B$1]" office:value-type="float" office:value="4.6" calcext:value-type="float">
            <text:p>4.6</text:p>
          </table:table-cell>
          <table:table-cell table:formula="of:=[.A53]*[.$B$2]" office:value-type="float" office:value="0.0802851455917392" calcext:value-type="float">
            <text:p>0.080285145591739</text:p>
          </table:table-cell>
          <table:table-cell table:formula="of:=SIN([.B53])" office:value-type="float" office:value="0.0801989243288589" calcext:value-type="float">
            <text:p>0.080198924328859</text:p>
          </table:table-cell>
          <table:table-cell table:style-name="ce3" table:formula="of:=[.C53]*[.$B$3]" office:value-type="float" office:value="1313.97917620402" calcext:value-type="float">
            <text:p>1314</text:p>
          </table:table-cell>
        </table:table-row>
        <table:table-row table:style-name="ro1">
          <table:table-cell table:formula="of:=[.A53]+[.$B$1]" office:value-type="float" office:value="4.7" calcext:value-type="float">
            <text:p>4.7</text:p>
          </table:table-cell>
          <table:table-cell table:formula="of:=[.A54]*[.$B$2]" office:value-type="float" office:value="0.0820304748437335" calcext:value-type="float">
            <text:p>0.082030474843734</text:p>
          </table:table-cell>
          <table:table-cell table:formula="of:=SIN([.B54])" office:value-type="float" office:value="0.0819385086300409" calcext:value-type="float">
            <text:p>0.081938508630041</text:p>
          </table:table-cell>
          <table:table-cell table:style-name="ce3" table:formula="of:=[.C54]*[.$B$3]" office:value-type="float" office:value="1342.48052539459" calcext:value-type="float">
            <text:p>1342</text:p>
          </table:table-cell>
        </table:table-row>
        <table:table-row table:style-name="ro1">
          <table:table-cell table:formula="of:=[.A54]+[.$B$1]" office:value-type="float" office:value="4.8" calcext:value-type="float">
            <text:p>4.8</text:p>
          </table:table-cell>
          <table:table-cell table:formula="of:=[.A55]*[.$B$2]" office:value-type="float" office:value="0.0837758040957278" calcext:value-type="float">
            <text:p>0.083775804095728</text:p>
          </table:table-cell>
          <table:table-cell table:formula="of:=SIN([.B55])" office:value-type="float" office:value="0.0836778433323155" calcext:value-type="float">
            <text:p>0.083677843332316</text:p>
          </table:table-cell>
          <table:table-cell table:style-name="ce3" table:formula="of:=[.C55]*[.$B$3]" office:value-type="float" office:value="1370.97778515666" calcext:value-type="float">
            <text:p>1371</text:p>
          </table:table-cell>
        </table:table-row>
        <table:table-row table:style-name="ro1">
          <table:table-cell table:formula="of:=[.A55]+[.$B$1]" office:value-type="float" office:value="4.9" calcext:value-type="float">
            <text:p>4.9</text:p>
          </table:table-cell>
          <table:table-cell table:formula="of:=[.A56]*[.$B$2]" office:value-type="float" office:value="0.0855211333477221" calcext:value-type="float">
            <text:p>0.085521133347722</text:p>
          </table:table-cell>
          <table:table-cell table:formula="of:=SIN([.B56])" office:value-type="float" office:value="0.0854169231373674" calcext:value-type="float">
            <text:p>0.085416923137368</text:p>
          </table:table-cell>
          <table:table-cell table:style-name="ce3" table:formula="of:=[.C56]*[.$B$3]" office:value-type="float" office:value="1399.47086868263" calcext:value-type="float">
            <text:p>1399</text:p>
          </table:table-cell>
        </table:table-row>
        <table:table-row table:style-name="ro1">
          <table:table-cell table:formula="of:=[.A56]+[.$B$1]" office:value-type="float" office:value="5" calcext:value-type="float">
            <text:p>5</text:p>
          </table:table-cell>
          <table:table-cell table:formula="of:=[.A57]*[.$B$2]" office:value-type="float" office:value="0.0872664625997165" calcext:value-type="float">
            <text:p>0.087266462599717</text:p>
          </table:table-cell>
          <table:table-cell table:formula="of:=SIN([.B57])" office:value-type="float" office:value="0.0871557427476581" calcext:value-type="float">
            <text:p>0.087155742747658</text:p>
          </table:table-cell>
          <table:table-cell table:style-name="ce3" table:formula="of:=[.C57]*[.$B$3]" office:value-type="float" office:value="1427.95968917763" calcext:value-type="float">
            <text:p>1428</text:p>
          </table:table-cell>
        </table:table-row>
        <table:table-row table:style-name="ro1">
          <table:table-cell table:formula="of:=[.A57]+[.$B$1]" office:value-type="float" office:value="5.1" calcext:value-type="float">
            <text:p>5.1</text:p>
          </table:table-cell>
          <table:table-cell table:formula="of:=[.A58]*[.$B$2]" office:value-type="float" office:value="0.0890117918517108" calcext:value-type="float">
            <text:p>0.089011791851711</text:p>
          </table:table-cell>
          <table:table-cell table:formula="of:=SIN([.B58])" office:value-type="float" office:value="0.0888942968664415" calcext:value-type="float">
            <text:p>0.088894296866442</text:p>
          </table:table-cell>
          <table:table-cell table:style-name="ce3" table:formula="of:=[.C58]*[.$B$3]" office:value-type="float" office:value="1456.44415985978" calcext:value-type="float">
            <text:p>1456</text:p>
          </table:table-cell>
        </table:table-row>
        <table:table-row table:style-name="ro1">
          <table:table-cell table:formula="of:=[.A58]+[.$B$1]" office:value-type="float" office:value="5.2" calcext:value-type="float">
            <text:p>5.2</text:p>
          </table:table-cell>
          <table:table-cell table:formula="of:=[.A59]*[.$B$2]" office:value-type="float" office:value="0.0907571211037051" calcext:value-type="float">
            <text:p>0.090757121103705</text:p>
          </table:table-cell>
          <table:table-cell table:formula="of:=SIN([.B59])" office:value-type="float" office:value="0.0906325801977801" calcext:value-type="float">
            <text:p>0.09063258019778</text:p>
          </table:table-cell>
          <table:table-cell table:style-name="ce3" table:formula="of:=[.C59]*[.$B$3]" office:value-type="float" office:value="1484.92419396043" calcext:value-type="float">
            <text:p>1485</text:p>
          </table:table-cell>
        </table:table-row>
        <table:table-row table:style-name="ro1">
          <table:table-cell table:formula="of:=[.A59]+[.$B$1]" office:value-type="float" office:value="5.3" calcext:value-type="float">
            <text:p>5.3</text:p>
          </table:table-cell>
          <table:table-cell table:formula="of:=[.A60]*[.$B$2]" office:value-type="float" office:value="0.0925024503556994" calcext:value-type="float">
            <text:p>0.0925024503557</text:p>
          </table:table-cell>
          <table:table-cell table:formula="of:=SIN([.B60])" office:value-type="float" office:value="0.0923705874465615" calcext:value-type="float">
            <text:p>0.092370587446562</text:p>
          </table:table-cell>
          <table:table-cell table:style-name="ce3" table:formula="of:=[.C60]*[.$B$3]" office:value-type="float" office:value="1513.39970472446" calcext:value-type="float">
            <text:p>1513</text:p>
          </table:table-cell>
        </table:table-row>
        <table:table-row table:style-name="ro1">
          <table:table-cell table:formula="of:=[.A60]+[.$B$1]" office:value-type="float" office:value="5.4" calcext:value-type="float">
            <text:p>5.4</text:p>
          </table:table-cell>
          <table:table-cell table:formula="of:=[.A61]*[.$B$2]" office:value-type="float" office:value="0.0942477796076937" calcext:value-type="float">
            <text:p>0.094247779607694</text:p>
          </table:table-cell>
          <table:table-cell table:formula="of:=SIN([.B61])" office:value-type="float" office:value="0.0941083133185143" calcext:value-type="float">
            <text:p>0.094108313318514</text:p>
          </table:table-cell>
          <table:table-cell table:style-name="ce3" table:formula="of:=[.C61]*[.$B$3]" office:value-type="float" office:value="1541.87060541054" calcext:value-type="float">
            <text:p>1542</text:p>
          </table:table-cell>
        </table:table-row>
        <table:table-row table:style-name="ro1">
          <table:table-cell table:formula="of:=[.A61]+[.$B$1]" office:value-type="float" office:value="5.5" calcext:value-type="float">
            <text:p>5.5</text:p>
          </table:table-cell>
          <table:table-cell table:formula="of:=[.A62]*[.$B$2]" office:value-type="float" office:value="0.0959931088596881" calcext:value-type="float">
            <text:p>0.095993108859688</text:p>
          </table:table-cell>
          <table:table-cell table:formula="of:=SIN([.B62])" office:value-type="float" office:value="0.0958457525202239" calcext:value-type="float">
            <text:p>0.095845752520224</text:p>
          </table:table-cell>
          <table:table-cell table:style-name="ce3" table:formula="of:=[.C62]*[.$B$3]" office:value-type="float" office:value="1570.33680929135" calcext:value-type="float">
            <text:p>1570</text:p>
          </table:table-cell>
        </table:table-row>
        <table:table-row table:style-name="ro1">
          <table:table-cell table:formula="of:=[.A62]+[.$B$1]" office:value-type="float" office:value="5.6" calcext:value-type="float">
            <text:p>5.6</text:p>
          </table:table-cell>
          <table:table-cell table:formula="of:=[.A63]*[.$B$2]" office:value-type="float" office:value="0.0977384381116824" calcext:value-type="float">
            <text:p>0.097738438111682</text:p>
          </table:table-cell>
          <table:table-cell table:formula="of:=SIN([.B63])" office:value-type="float" office:value="0.0975828997591494" calcext:value-type="float">
            <text:p>0.097582899759149</text:p>
          </table:table-cell>
          <table:table-cell table:style-name="ce3" table:formula="of:=[.C63]*[.$B$3]" office:value-type="float" office:value="1598.7982296539" calcext:value-type="float">
            <text:p>1599</text:p>
          </table:table-cell>
        </table:table-row>
        <table:table-row table:style-name="ro1">
          <table:table-cell table:formula="of:=[.A63]+[.$B$1]" office:value-type="float" office:value="5.7" calcext:value-type="float">
            <text:p>5.7</text:p>
          </table:table-cell>
          <table:table-cell table:formula="of:=[.A64]*[.$B$2]" office:value-type="float" office:value="0.0994837673636767" calcext:value-type="float">
            <text:p>0.099483767363677</text:p>
          </table:table-cell>
          <table:table-cell table:formula="of:=SIN([.B64])" office:value-type="float" office:value="0.099319749743639" calcext:value-type="float">
            <text:p>0.099319749743639</text:p>
          </table:table-cell>
          <table:table-cell table:style-name="ce3" table:formula="of:=[.C64]*[.$B$3]" office:value-type="float" office:value="1627.25477979978" calcext:value-type="float">
            <text:p>1627</text:p>
          </table:table-cell>
        </table:table-row>
        <table:table-row table:style-name="ro1">
          <table:table-cell table:formula="of:=[.A64]+[.$B$1]" office:value-type="float" office:value="5.8" calcext:value-type="float">
            <text:p>5.8</text:p>
          </table:table-cell>
          <table:table-cell table:formula="of:=[.A65]*[.$B$2]" office:value-type="float" office:value="0.101229096615671" calcext:value-type="float">
            <text:p>0.101229096615671</text:p>
          </table:table-cell>
          <table:table-cell table:formula="of:=SIN([.B65])" office:value-type="float" office:value="0.101056297182946" calcext:value-type="float">
            <text:p>0.101056297182946</text:p>
          </table:table-cell>
          <table:table-cell table:style-name="ce3" table:formula="of:=[.C65]*[.$B$3]" office:value-type="float" office:value="1655.70637304539" calcext:value-type="float">
            <text:p>1656</text:p>
          </table:table-cell>
        </table:table-row>
        <table:table-row table:style-name="ro1">
          <table:table-cell table:formula="of:=[.A65]+[.$B$1]" office:value-type="float" office:value="5.9" calcext:value-type="float">
            <text:p>5.9</text:p>
          </table:table-cell>
          <table:table-cell table:formula="of:=[.A66]*[.$B$2]" office:value-type="float" office:value="0.102974425867665" calcext:value-type="float">
            <text:p>0.102974425867665</text:p>
          </table:table-cell>
          <table:table-cell table:formula="of:=SIN([.B66])" office:value-type="float" office:value="0.102792536787247" calcext:value-type="float">
            <text:p>0.102792536787247</text:p>
          </table:table-cell>
          <table:table-cell table:style-name="ce3" table:formula="of:=[.C66]*[.$B$3]" office:value-type="float" office:value="1684.15292272225" calcext:value-type="float">
            <text:p>1684</text:p>
          </table:table-cell>
        </table:table-row>
        <table:table-row table:style-name="ro1">
          <table:table-cell table:formula="of:=[.A66]+[.$B$1]" office:value-type="float" office:value="6" calcext:value-type="float">
            <text:p>6</text:p>
          </table:table-cell>
          <table:table-cell table:formula="of:=[.A67]*[.$B$2]" office:value-type="float" office:value="0.10471975511966" calcext:value-type="float">
            <text:p>0.10471975511966</text:p>
          </table:table-cell>
          <table:table-cell table:formula="of:=SIN([.B67])" office:value-type="float" office:value="0.104528463267653" calcext:value-type="float">
            <text:p>0.104528463267653</text:p>
          </table:table-cell>
          <table:table-cell table:style-name="ce3" table:formula="of:=[.C67]*[.$B$3]" office:value-type="float" office:value="1712.59434217723" calcext:value-type="float">
            <text:p>1713</text:p>
          </table:table-cell>
        </table:table-row>
        <table:table-row table:style-name="ro1">
          <table:table-cell table:formula="of:=[.A67]+[.$B$1]" office:value-type="float" office:value="6.09999999999999" calcext:value-type="float">
            <text:p>6.09999999999999</text:p>
          </table:table-cell>
          <table:table-cell table:formula="of:=[.A68]*[.$B$2]" office:value-type="float" office:value="0.106465084371654" calcext:value-type="float">
            <text:p>0.106465084371654</text:p>
          </table:table-cell>
          <table:table-cell table:formula="of:=SIN([.B68])" office:value-type="float" office:value="0.106264071336233" calcext:value-type="float">
            <text:p>0.106264071336233</text:p>
          </table:table-cell>
          <table:table-cell table:style-name="ce3" table:formula="of:=[.C68]*[.$B$3]" office:value-type="float" office:value="1741.03054477284" calcext:value-type="float">
            <text:p>1741</text:p>
          </table:table-cell>
        </table:table-row>
        <table:table-row table:style-name="ro1">
          <table:table-cell table:formula="of:=[.A68]+[.$B$1]" office:value-type="float" office:value="6.19999999999999" calcext:value-type="float">
            <text:p>6.19999999999999</text:p>
          </table:table-cell>
          <table:table-cell table:formula="of:=[.A69]*[.$B$2]" office:value-type="float" office:value="0.108210413623648" calcext:value-type="float">
            <text:p>0.108210413623648</text:p>
          </table:table-cell>
          <table:table-cell table:formula="of:=SIN([.B69])" office:value-type="float" office:value="0.107999355706023" calcext:value-type="float">
            <text:p>0.107999355706023</text:p>
          </table:table-cell>
          <table:table-cell table:style-name="ce3" table:formula="of:=[.C69]*[.$B$3]" office:value-type="float" office:value="1769.46144388748" calcext:value-type="float">
            <text:p>1769</text:p>
          </table:table-cell>
        </table:table-row>
        <table:table-row table:style-name="ro1">
          <table:table-cell table:formula="of:=[.A69]+[.$B$1]" office:value-type="float" office:value="6.29999999999999" calcext:value-type="float">
            <text:p>6.29999999999999</text:p>
          </table:table-cell>
          <table:table-cell table:formula="of:=[.A70]*[.$B$2]" office:value-type="float" office:value="0.109955742875643" calcext:value-type="float">
            <text:p>0.109955742875643</text:p>
          </table:table-cell>
          <table:table-cell table:formula="of:=SIN([.B70])" office:value-type="float" office:value="0.109734311091045" calcext:value-type="float">
            <text:p>0.109734311091045</text:p>
          </table:table-cell>
          <table:table-cell table:style-name="ce3" table:formula="of:=[.C70]*[.$B$3]" office:value-type="float" office:value="1797.88695291568" calcext:value-type="float">
            <text:p>1798</text:p>
          </table:table-cell>
        </table:table-row>
        <table:table-row table:style-name="ro1">
          <table:table-cell table:formula="of:=[.A70]+[.$B$1]" office:value-type="float" office:value="6.39999999999999" calcext:value-type="float">
            <text:p>6.39999999999999</text:p>
          </table:table-cell>
          <table:table-cell table:formula="of:=[.A71]*[.$B$2]" office:value-type="float" office:value="0.111701072127637" calcext:value-type="float">
            <text:p>0.111701072127637</text:p>
          </table:table-cell>
          <table:table-cell table:formula="of:=SIN([.B71])" office:value-type="float" office:value="0.111468932206325" calcext:value-type="float">
            <text:p>0.111468932206325</text:p>
          </table:table-cell>
          <table:table-cell table:style-name="ce3" table:formula="of:=[.C71]*[.$B$3]" office:value-type="float" office:value="1826.30698526843" calcext:value-type="float">
            <text:p>1826</text:p>
          </table:table-cell>
        </table:table-row>
        <table:table-row table:style-name="ro1">
          <table:table-cell table:formula="of:=[.A71]+[.$B$1]" office:value-type="float" office:value="6.49999999999999" calcext:value-type="float">
            <text:p>6.49999999999999</text:p>
          </table:table-cell>
          <table:table-cell table:formula="of:=[.A72]*[.$B$2]" office:value-type="float" office:value="0.113446401379631" calcext:value-type="float">
            <text:p>0.113446401379631</text:p>
          </table:table-cell>
          <table:table-cell table:formula="of:=SIN([.B72])" office:value-type="float" office:value="0.113203213767907" calcext:value-type="float">
            <text:p>0.113203213767907</text:p>
          </table:table-cell>
          <table:table-cell table:style-name="ce3" table:formula="of:=[.C72]*[.$B$3]" office:value-type="float" office:value="1854.72145437338" calcext:value-type="float">
            <text:p>1855</text:p>
          </table:table-cell>
        </table:table-row>
        <table:table-row table:style-name="ro1">
          <table:table-cell table:formula="of:=[.A72]+[.$B$1]" office:value-type="float" office:value="6.59999999999999" calcext:value-type="float">
            <text:p>6.59999999999999</text:p>
          </table:table-cell>
          <table:table-cell table:formula="of:=[.A73]*[.$B$2]" office:value-type="float" office:value="0.115191730631626" calcext:value-type="float">
            <text:p>0.115191730631626</text:p>
          </table:table-cell>
          <table:table-cell table:formula="of:=SIN([.B73])" office:value-type="float" office:value="0.114937150492866" calcext:value-type="float">
            <text:p>0.114937150492866</text:p>
          </table:table-cell>
          <table:table-cell table:style-name="ce3" table:formula="of:=[.C73]*[.$B$3]" office:value-type="float" office:value="1883.13027367512" calcext:value-type="float">
            <text:p>1883</text:p>
          </table:table-cell>
        </table:table-row>
        <table:table-row table:style-name="ro1">
          <table:table-cell table:formula="of:=[.A73]+[.$B$1]" office:value-type="float" office:value="6.69999999999999" calcext:value-type="float">
            <text:p>6.69999999999999</text:p>
          </table:table-cell>
          <table:table-cell table:formula="of:=[.A74]*[.$B$2]" office:value-type="float" office:value="0.11693705988362" calcext:value-type="float">
            <text:p>0.11693705988362</text:p>
          </table:table-cell>
          <table:table-cell table:formula="of:=SIN([.B74])" office:value-type="float" office:value="0.116670737099333" calcext:value-type="float">
            <text:p>0.116670737099333</text:p>
          </table:table-cell>
          <table:table-cell table:style-name="ce3" table:formula="of:=[.C74]*[.$B$3]" office:value-type="float" office:value="1911.53335663547" calcext:value-type="float">
            <text:p>1912</text:p>
          </table:table-cell>
        </table:table-row>
        <table:table-row table:style-name="ro1">
          <table:table-cell table:formula="of:=[.A74]+[.$B$1]" office:value-type="float" office:value="6.79999999999999" calcext:value-type="float">
            <text:p>6.79999999999999</text:p>
          </table:table-cell>
          <table:table-cell table:formula="of:=[.A75]*[.$B$2]" office:value-type="float" office:value="0.118682389135614" calcext:value-type="float">
            <text:p>0.118682389135614</text:p>
          </table:table-cell>
          <table:table-cell table:formula="of:=SIN([.B75])" office:value-type="float" office:value="0.118403968306501" calcext:value-type="float">
            <text:p>0.118403968306501</text:p>
          </table:table-cell>
          <table:table-cell table:style-name="ce3" table:formula="of:=[.C75]*[.$B$3]" office:value-type="float" office:value="1939.93061673371" calcext:value-type="float">
            <text:p>1940</text:p>
          </table:table-cell>
        </table:table-row>
        <table:table-row table:style-name="ro1">
          <table:table-cell table:formula="of:=[.A75]+[.$B$1]" office:value-type="float" office:value="6.89999999999999" calcext:value-type="float">
            <text:p>6.89999999999999</text:p>
          </table:table-cell>
          <table:table-cell table:formula="of:=[.A76]*[.$B$2]" office:value-type="float" office:value="0.120427718387609" calcext:value-type="float">
            <text:p>0.120427718387609</text:p>
          </table:table-cell>
          <table:table-cell table:formula="of:=SIN([.B76])" office:value-type="float" office:value="0.120136838834647" calcext:value-type="float">
            <text:p>0.120136838834647</text:p>
          </table:table-cell>
          <table:table-cell table:style-name="ce3" table:formula="of:=[.C76]*[.$B$3]" office:value-type="float" office:value="1968.32196746686" calcext:value-type="float">
            <text:p>1968</text:p>
          </table:table-cell>
        </table:table-row>
        <table:table-row table:style-name="ro1">
          <table:table-cell table:formula="of:=[.A76]+[.$B$1]" office:value-type="float" office:value="6.99999999999999" calcext:value-type="float">
            <text:p>6.99999999999999</text:p>
          </table:table-cell>
          <table:table-cell table:formula="of:=[.A77]*[.$B$2]" office:value-type="float" office:value="0.122173047639603" calcext:value-type="float">
            <text:p>0.122173047639603</text:p>
          </table:table-cell>
          <table:table-cell table:formula="of:=SIN([.B77])" office:value-type="float" office:value="0.121869343405147" calcext:value-type="float">
            <text:p>0.121869343405147</text:p>
          </table:table-cell>
          <table:table-cell table:style-name="ce3" table:formula="of:=[.C77]*[.$B$3]" office:value-type="float" office:value="1996.70732234993" calcext:value-type="float">
            <text:p>1997</text:p>
          </table:table-cell>
        </table:table-row>
        <table:table-row table:style-name="ro1">
          <table:table-cell table:formula="of:=[.A77]+[.$B$1]" office:value-type="float" office:value="7.09999999999999" calcext:value-type="float">
            <text:p>7.09999999999999</text:p>
          </table:table-cell>
          <table:table-cell table:formula="of:=[.A78]*[.$B$2]" office:value-type="float" office:value="0.123918376891597" calcext:value-type="float">
            <text:p>0.123918376891597</text:p>
          </table:table-cell>
          <table:table-cell table:formula="of:=SIN([.B78])" office:value-type="float" office:value="0.123601476740493" calcext:value-type="float">
            <text:p>0.123601476740493</text:p>
          </table:table-cell>
          <table:table-cell table:style-name="ce3" table:formula="of:=[.C78]*[.$B$3]" office:value-type="float" office:value="2025.08659491623" calcext:value-type="float">
            <text:p>2025</text:p>
          </table:table-cell>
        </table:table-row>
        <table:table-row table:style-name="ro1">
          <table:table-cell table:formula="of:=[.A78]+[.$B$1]" office:value-type="float" office:value="7.19999999999999" calcext:value-type="float">
            <text:p>7.19999999999999</text:p>
          </table:table-cell>
          <table:table-cell table:formula="of:=[.A79]*[.$B$2]" office:value-type="float" office:value="0.125663706143592" calcext:value-type="float">
            <text:p>0.125663706143592</text:p>
          </table:table-cell>
          <table:table-cell table:formula="of:=SIN([.B79])" office:value-type="float" office:value="0.125333233564304" calcext:value-type="float">
            <text:p>0.125333233564304</text:p>
          </table:table-cell>
          <table:table-cell table:style-name="ce3" table:formula="of:=[.C79]*[.$B$3]" office:value-type="float" office:value="2053.45969871756" calcext:value-type="float">
            <text:p>2053</text:p>
          </table:table-cell>
        </table:table-row>
        <table:table-row table:style-name="ro1">
          <table:table-cell table:formula="of:=[.A79]+[.$B$1]" office:value-type="float" office:value="7.29999999999999" calcext:value-type="float">
            <text:p>7.29999999999999</text:p>
          </table:table-cell>
          <table:table-cell table:formula="of:=[.A80]*[.$B$2]" office:value-type="float" office:value="0.127409035395586" calcext:value-type="float">
            <text:p>0.127409035395586</text:p>
          </table:table-cell>
          <table:table-cell table:formula="of:=SIN([.B80])" office:value-type="float" office:value="0.12706460860135" calcext:value-type="float">
            <text:p>0.12706460860135</text:p>
          </table:table-cell>
          <table:table-cell table:style-name="ce3" table:formula="of:=[.C80]*[.$B$3]" office:value-type="float" office:value="2081.82654732452" calcext:value-type="float">
            <text:p>2082</text:p>
          </table:table-cell>
        </table:table-row>
        <table:table-row table:style-name="ro1">
          <table:table-cell table:formula="of:=[.A80]+[.$B$1]" office:value-type="float" office:value="7.39999999999999" calcext:value-type="float">
            <text:p>7.39999999999999</text:p>
          </table:table-cell>
          <table:table-cell table:formula="of:=[.A81]*[.$B$2]" office:value-type="float" office:value="0.12915436464758" calcext:value-type="float">
            <text:p>0.12915436464758</text:p>
          </table:table-cell>
          <table:table-cell table:formula="of:=SIN([.B81])" office:value-type="float" office:value="0.128795596577563" calcext:value-type="float">
            <text:p>0.128795596577563</text:p>
          </table:table-cell>
          <table:table-cell table:style-name="ce3" table:formula="of:=[.C81]*[.$B$3]" office:value-type="float" office:value="2110.18705432679" calcext:value-type="float">
            <text:p>2110</text:p>
          </table:table-cell>
        </table:table-row>
        <table:table-row table:style-name="ro1">
          <table:table-cell table:formula="of:=[.A81]+[.$B$1]" office:value-type="float" office:value="7.49999999999999" calcext:value-type="float">
            <text:p>7.49999999999999</text:p>
          </table:table-cell>
          <table:table-cell table:formula="of:=[.A82]*[.$B$2]" office:value-type="float" office:value="0.130899693899575" calcext:value-type="float">
            <text:p>0.130899693899575</text:p>
          </table:table-cell>
          <table:table-cell table:formula="of:=SIN([.B82])" office:value-type="float" office:value="0.130526192220051" calcext:value-type="float">
            <text:p>0.130526192220051</text:p>
          </table:table-cell>
          <table:table-cell table:style-name="ce3" table:formula="of:=[.C82]*[.$B$3]" office:value-type="float" office:value="2138.54113333332" calcext:value-type="float">
            <text:p>2139</text:p>
          </table:table-cell>
        </table:table-row>
        <table:table-row table:style-name="ro1">
          <table:table-cell table:formula="of:=[.A82]+[.$B$1]" office:value-type="float" office:value="7.59999999999999" calcext:value-type="float">
            <text:p>7.59999999999999</text:p>
          </table:table-cell>
          <table:table-cell table:formula="of:=[.A83]*[.$B$2]" office:value-type="float" office:value="0.132645023151569" calcext:value-type="float">
            <text:p>0.132645023151569</text:p>
          </table:table-cell>
          <table:table-cell table:formula="of:=SIN([.B83])" office:value-type="float" office:value="0.132256390257122" calcext:value-type="float">
            <text:p>0.132256390257122</text:p>
          </table:table-cell>
          <table:table-cell table:style-name="ce3" table:formula="of:=[.C83]*[.$B$3]" office:value-type="float" office:value="2166.88869797269" calcext:value-type="float">
            <text:p>2167</text:p>
          </table:table-cell>
        </table:table-row>
        <table:table-row table:style-name="ro1">
          <table:table-cell table:formula="of:=[.A83]+[.$B$1]" office:value-type="float" office:value="7.69999999999999" calcext:value-type="float">
            <text:p>7.69999999999999</text:p>
          </table:table-cell>
          <table:table-cell table:formula="of:=[.A84]*[.$B$2]" office:value-type="float" office:value="0.134390352403563" calcext:value-type="float">
            <text:p>0.134390352403563</text:p>
          </table:table-cell>
          <table:table-cell table:formula="of:=SIN([.B84])" office:value-type="float" office:value="0.133986185418292" calcext:value-type="float">
            <text:p>0.133986185418292</text:p>
          </table:table-cell>
          <table:table-cell table:style-name="ce3" table:formula="of:=[.C84]*[.$B$3]" office:value-type="float" office:value="2195.22966189329" calcext:value-type="float">
            <text:p>2195</text:p>
          </table:table-cell>
        </table:table-row>
        <table:table-row table:style-name="ro1">
          <table:table-cell table:formula="of:=[.A84]+[.$B$1]" office:value-type="float" office:value="7.79999999999999" calcext:value-type="float">
            <text:p>7.79999999999999</text:p>
          </table:table-cell>
          <table:table-cell table:formula="of:=[.A85]*[.$B$2]" office:value-type="float" office:value="0.136135681655558" calcext:value-type="float">
            <text:p>0.136135681655558</text:p>
          </table:table-cell>
          <table:table-cell table:formula="of:=SIN([.B85])" office:value-type="float" office:value="0.135715572434304" calcext:value-type="float">
            <text:p>0.135715572434304</text:p>
          </table:table-cell>
          <table:table-cell table:style-name="ce3" table:formula="of:=[.C85]*[.$B$3]" office:value-type="float" office:value="2223.56393876364" calcext:value-type="float">
            <text:p>2224</text:p>
          </table:table-cell>
        </table:table-row>
        <table:table-row table:style-name="ro1">
          <table:table-cell table:formula="of:=[.A85]+[.$B$1]" office:value-type="float" office:value="7.89999999999999" calcext:value-type="float">
            <text:p>7.89999999999999</text:p>
          </table:table-cell>
          <table:table-cell table:formula="of:=[.A86]*[.$B$2]" office:value-type="float" office:value="0.137881010907552" calcext:value-type="float">
            <text:p>0.137881010907552</text:p>
          </table:table-cell>
          <table:table-cell table:formula="of:=SIN([.B86])" office:value-type="float" office:value="0.137444546037146" calcext:value-type="float">
            <text:p>0.137444546037146</text:p>
          </table:table-cell>
          <table:table-cell table:style-name="ce3" table:formula="of:=[.C86]*[.$B$3]" office:value-type="float" office:value="2251.89144227261" calcext:value-type="float">
            <text:p>2252</text:p>
          </table:table-cell>
        </table:table-row>
        <table:table-row table:style-name="ro1">
          <table:table-cell table:formula="of:=[.A86]+[.$B$1]" office:value-type="float" office:value="7.99999999999999" calcext:value-type="float">
            <text:p>7.99999999999999</text:p>
          </table:table-cell>
          <table:table-cell table:formula="of:=[.A87]*[.$B$2]" office:value-type="float" office:value="0.139626340159546" calcext:value-type="float">
            <text:p>0.139626340159546</text:p>
          </table:table-cell>
          <table:table-cell table:formula="of:=SIN([.B87])" office:value-type="float" office:value="0.139173100960065" calcext:value-type="float">
            <text:p>0.139173100960065</text:p>
          </table:table-cell>
          <table:table-cell table:style-name="ce3" table:formula="of:=[.C87]*[.$B$3]" office:value-type="float" office:value="2280.21208612971" calcext:value-type="float">
            <text:p>2280</text:p>
          </table:table-cell>
        </table:table-row>
        <table:table-row table:style-name="ro1">
          <table:table-cell table:formula="of:=[.A87]+[.$B$1]" office:value-type="float" office:value="8.09999999999999" calcext:value-type="float">
            <text:p>8.09999999999999</text:p>
          </table:table-cell>
          <table:table-cell table:formula="of:=[.A88]*[.$B$2]" office:value-type="float" office:value="0.14137166941154" calcext:value-type="float">
            <text:p>0.14137166941154</text:p>
          </table:table-cell>
          <table:table-cell table:formula="of:=SIN([.B88])" office:value-type="float" office:value="0.140901231937582" calcext:value-type="float">
            <text:p>0.140901231937582</text:p>
          </table:table-cell>
          <table:table-cell table:style-name="ce3" table:formula="of:=[.C88]*[.$B$3]" office:value-type="float" office:value="2308.52578406535" calcext:value-type="float">
            <text:p>2309</text:p>
          </table:table-cell>
        </table:table-row>
        <table:table-row table:style-name="ro1">
          <table:table-cell table:formula="of:=[.A88]+[.$B$1]" office:value-type="float" office:value="8.19999999999999" calcext:value-type="float">
            <text:p>8.19999999999999</text:p>
          </table:table-cell>
          <table:table-cell table:formula="of:=[.A89]*[.$B$2]" office:value-type="float" office:value="0.143116998663535" calcext:value-type="float">
            <text:p>0.143116998663535</text:p>
          </table:table-cell>
          <table:table-cell table:formula="of:=SIN([.B89])" office:value-type="float" office:value="0.142628933705511" calcext:value-type="float">
            <text:p>0.142628933705511</text:p>
          </table:table-cell>
          <table:table-cell table:style-name="ce3" table:formula="of:=[.C89]*[.$B$3]" office:value-type="float" office:value="2336.8324498311" calcext:value-type="float">
            <text:p>2337</text:p>
          </table:table-cell>
        </table:table-row>
        <table:table-row table:style-name="ro1">
          <table:table-cell table:formula="of:=[.A89]+[.$B$1]" office:value-type="float" office:value="8.29999999999999" calcext:value-type="float">
            <text:p>8.29999999999999</text:p>
          </table:table-cell>
          <table:table-cell table:formula="of:=[.A90]*[.$B$2]" office:value-type="float" office:value="0.144862327915529" calcext:value-type="float">
            <text:p>0.144862327915529</text:p>
          </table:table-cell>
          <table:table-cell table:formula="of:=SIN([.B90])" office:value-type="float" office:value="0.144356201000973" calcext:value-type="float">
            <text:p>0.144356201000973</text:p>
          </table:table-cell>
          <table:table-cell table:style-name="ce3" table:formula="of:=[.C90]*[.$B$3]" office:value-type="float" office:value="2365.13199719994" calcext:value-type="float">
            <text:p>2365</text:p>
          </table:table-cell>
        </table:table-row>
        <table:table-row table:style-name="ro1">
          <table:table-cell table:formula="of:=[.A90]+[.$B$1]" office:value-type="float" office:value="8.39999999999999" calcext:value-type="float">
            <text:p>8.39999999999999</text:p>
          </table:table-cell>
          <table:table-cell table:formula="of:=[.A91]*[.$B$2]" office:value-type="float" office:value="0.146607657167523" calcext:value-type="float">
            <text:p>0.146607657167523</text:p>
          </table:table-cell>
          <table:table-cell table:formula="of:=SIN([.B91])" office:value-type="float" office:value="0.146083028562411" calcext:value-type="float">
            <text:p>0.146083028562411</text:p>
          </table:table-cell>
          <table:table-cell table:style-name="ce3" table:formula="of:=[.C91]*[.$B$3]" office:value-type="float" office:value="2393.42433996655" calcext:value-type="float">
            <text:p>2393</text:p>
          </table:table-cell>
        </table:table-row>
        <table:table-row table:style-name="ro1">
          <table:table-cell table:formula="of:=[.A91]+[.$B$1]" office:value-type="float" office:value="8.49999999999999" calcext:value-type="float">
            <text:p>8.49999999999999</text:p>
          </table:table-cell>
          <table:table-cell table:formula="of:=[.A92]*[.$B$2]" office:value-type="float" office:value="0.148352986419518" calcext:value-type="float">
            <text:p>0.148352986419518</text:p>
          </table:table-cell>
          <table:table-cell table:formula="of:=SIN([.B92])" office:value-type="float" office:value="0.14780941112961" calcext:value-type="float">
            <text:p>0.14780941112961</text:p>
          </table:table-cell>
          <table:table-cell table:style-name="ce3" table:formula="of:=[.C92]*[.$B$3]" office:value-type="float" office:value="2421.70939194754" calcext:value-type="float">
            <text:p>2422</text:p>
          </table:table-cell>
        </table:table-row>
        <table:table-row table:style-name="ro1">
          <table:table-cell table:formula="of:=[.A92]+[.$B$1]" office:value-type="float" office:value="8.59999999999999" calcext:value-type="float">
            <text:p>8.59999999999999</text:p>
          </table:table-cell>
          <table:table-cell table:formula="of:=[.A93]*[.$B$2]" office:value-type="float" office:value="0.150098315671512" calcext:value-type="float">
            <text:p>0.150098315671512</text:p>
          </table:table-cell>
          <table:table-cell table:formula="of:=SIN([.B93])" office:value-type="float" office:value="0.149535343443709" calcext:value-type="float">
            <text:p>0.149535343443709</text:p>
          </table:table-cell>
          <table:table-cell table:style-name="ce3" table:formula="of:=[.C93]*[.$B$3]" office:value-type="float" office:value="2449.98706698173" calcext:value-type="float">
            <text:p>2450</text:p>
          </table:table-cell>
        </table:table-row>
        <table:table-row table:style-name="ro1">
          <table:table-cell table:formula="of:=[.A93]+[.$B$1]" office:value-type="float" office:value="8.69999999999999" calcext:value-type="float">
            <text:p>8.69999999999999</text:p>
          </table:table-cell>
          <table:table-cell table:formula="of:=[.A94]*[.$B$2]" office:value-type="float" office:value="0.151843644923506" calcext:value-type="float">
            <text:p>0.151843644923506</text:p>
          </table:table-cell>
          <table:table-cell table:formula="of:=SIN([.B94])" office:value-type="float" office:value="0.151260820247219" calcext:value-type="float">
            <text:p>0.151260820247219</text:p>
          </table:table-cell>
          <table:table-cell table:style-name="ce3" table:formula="of:=[.C94]*[.$B$3]" office:value-type="float" office:value="2478.25727893044" calcext:value-type="float">
            <text:p>2478</text:p>
          </table:table-cell>
        </table:table-row>
        <table:table-row table:style-name="ro1">
          <table:table-cell table:formula="of:=[.A94]+[.$B$1]" office:value-type="float" office:value="8.79999999999999" calcext:value-type="float">
            <text:p>8.79999999999999</text:p>
          </table:table-cell>
          <table:table-cell table:formula="of:=[.A95]*[.$B$2]" office:value-type="float" office:value="0.153588974175501" calcext:value-type="float">
            <text:p>0.153588974175501</text:p>
          </table:table-cell>
          <table:table-cell table:formula="of:=SIN([.B95])" office:value-type="float" office:value="0.152985836284038" calcext:value-type="float">
            <text:p>0.152985836284038</text:p>
          </table:table-cell>
          <table:table-cell table:style-name="ce3" table:formula="of:=[.C95]*[.$B$3]" office:value-type="float" office:value="2506.51994167768" calcext:value-type="float">
            <text:p>2507</text:p>
          </table:table-cell>
        </table:table-row>
        <table:table-row table:style-name="ro1">
          <table:table-cell table:formula="of:=[.A95]+[.$B$1]" office:value-type="float" office:value="8.89999999999998" calcext:value-type="float">
            <text:p>8.89999999999998</text:p>
          </table:table-cell>
          <table:table-cell table:formula="of:=[.A96]*[.$B$2]" office:value-type="float" office:value="0.155334303427495" calcext:value-type="float">
            <text:p>0.155334303427495</text:p>
          </table:table-cell>
          <table:table-cell table:formula="of:=SIN([.B96])" office:value-type="float" office:value="0.154710386299468" calcext:value-type="float">
            <text:p>0.154710386299468</text:p>
          </table:table-cell>
          <table:table-cell table:style-name="ce3" table:formula="of:=[.C96]*[.$B$3]" office:value-type="float" office:value="2534.77496913048" calcext:value-type="float">
            <text:p>2535</text:p>
          </table:table-cell>
        </table:table-row>
        <table:table-row table:style-name="ro1">
          <table:table-cell table:formula="of:=[.A96]+[.$B$1]" office:value-type="float" office:value="8.99999999999998" calcext:value-type="float">
            <text:p>8.99999999999998</text:p>
          </table:table-cell>
          <table:table-cell table:formula="of:=[.A97]*[.$B$2]" office:value-type="float" office:value="0.157079632679489" calcext:value-type="float">
            <text:p>0.157079632679489</text:p>
          </table:table-cell>
          <table:table-cell table:formula="of:=SIN([.B97])" office:value-type="float" office:value="0.156434465040231" calcext:value-type="float">
            <text:p>0.156434465040231</text:p>
          </table:table-cell>
          <table:table-cell table:style-name="ce3" table:formula="of:=[.C97]*[.$B$3]" office:value-type="float" office:value="2563.02227521914" calcext:value-type="float">
            <text:p>2563</text:p>
          </table:table-cell>
        </table:table-row>
        <table:table-row table:style-name="ro1">
          <table:table-cell table:formula="of:=[.A97]+[.$B$1]" office:value-type="float" office:value="9.09999999999998" calcext:value-type="float">
            <text:p>9.09999999999998</text:p>
          </table:table-cell>
          <table:table-cell table:formula="of:=[.A98]*[.$B$2]" office:value-type="float" office:value="0.158824961931484" calcext:value-type="float">
            <text:p>0.158824961931484</text:p>
          </table:table-cell>
          <table:table-cell table:formula="of:=SIN([.B98])" office:value-type="float" office:value="0.158158067254483" calcext:value-type="float">
            <text:p>0.158158067254483</text:p>
          </table:table-cell>
          <table:table-cell table:style-name="ce3" table:formula="of:=[.C98]*[.$B$3]" office:value-type="float" office:value="2591.26177389745" calcext:value-type="float">
            <text:p>2591</text:p>
          </table:table-cell>
        </table:table-row>
        <table:table-row table:style-name="ro1">
          <table:table-cell table:formula="of:=[.A98]+[.$B$1]" office:value-type="float" office:value="9.19999999999998" calcext:value-type="float">
            <text:p>9.19999999999998</text:p>
          </table:table-cell>
          <table:table-cell table:formula="of:=[.A99]*[.$B$2]" office:value-type="float" office:value="0.160570291183478" calcext:value-type="float">
            <text:p>0.160570291183478</text:p>
          </table:table-cell>
          <table:table-cell table:formula="of:=SIN([.B99])" office:value-type="float" office:value="0.159881187691835" calcext:value-type="float">
            <text:p>0.159881187691835</text:p>
          </table:table-cell>
          <table:table-cell table:style-name="ce3" table:formula="of:=[.C99]*[.$B$3]" office:value-type="float" office:value="2619.49337914302" calcext:value-type="float">
            <text:p>2619</text:p>
          </table:table-cell>
        </table:table-row>
        <table:table-row table:style-name="ro1">
          <table:table-cell table:formula="of:=[.A99]+[.$B$1]" office:value-type="float" office:value="9.29999999999998" calcext:value-type="float">
            <text:p>9.29999999999998</text:p>
          </table:table-cell>
          <table:table-cell table:formula="of:=[.A100]*[.$B$2]" office:value-type="float" office:value="0.162315620435472" calcext:value-type="float">
            <text:p>0.162315620435472</text:p>
          </table:table-cell>
          <table:table-cell table:formula="of:=SIN([.B100])" office:value-type="float" office:value="0.161603821103361" calcext:value-type="float">
            <text:p>0.161603821103361</text:p>
          </table:table-cell>
          <table:table-cell table:style-name="ce3" table:formula="of:=[.C100]*[.$B$3]" office:value-type="float" office:value="2647.71700495746" calcext:value-type="float">
            <text:p>2648</text:p>
          </table:table-cell>
        </table:table-row>
        <table:table-row table:style-name="ro1">
          <table:table-cell table:formula="of:=[.A100]+[.$B$1]" office:value-type="float" office:value="9.39999999999998" calcext:value-type="float">
            <text:p>9.39999999999998</text:p>
          </table:table-cell>
          <table:table-cell table:formula="of:=[.A101]*[.$B$2]" office:value-type="float" office:value="0.164060949687467" calcext:value-type="float">
            <text:p>0.164060949687467</text:p>
          </table:table-cell>
          <table:table-cell table:formula="of:=SIN([.B101])" office:value-type="float" office:value="0.163325962241622" calcext:value-type="float">
            <text:p>0.163325962241622</text:p>
          </table:table-cell>
          <table:table-cell table:style-name="ce3" table:formula="of:=[.C101]*[.$B$3]" office:value-type="float" office:value="2675.93256536673" calcext:value-type="float">
            <text:p>2676</text:p>
          </table:table-cell>
        </table:table-row>
        <table:table-row table:style-name="ro1">
          <table:table-cell table:formula="of:=[.A101]+[.$B$1]" office:value-type="float" office:value="9.49999999999998" calcext:value-type="float">
            <text:p>9.49999999999998</text:p>
          </table:table-cell>
          <table:table-cell table:formula="of:=[.A102]*[.$B$2]" office:value-type="float" office:value="0.165806278939461" calcext:value-type="float">
            <text:p>0.165806278939461</text:p>
          </table:table-cell>
          <table:table-cell table:formula="of:=SIN([.B102])" office:value-type="float" office:value="0.165047605860677" calcext:value-type="float">
            <text:p>0.165047605860677</text:p>
          </table:table-cell>
          <table:table-cell table:style-name="ce3" table:formula="of:=[.C102]*[.$B$3]" office:value-type="float" office:value="2704.13997442134" calcext:value-type="float">
            <text:p>2704</text:p>
          </table:table-cell>
        </table:table-row>
        <table:table-row table:style-name="ro1">
          <table:table-cell table:formula="of:=[.A102]+[.$B$1]" office:value-type="float" office:value="9.59999999999998" calcext:value-type="float">
            <text:p>9.59999999999998</text:p>
          </table:table-cell>
          <table:table-cell table:formula="of:=[.A103]*[.$B$2]" office:value-type="float" office:value="0.167551608191455" calcext:value-type="float">
            <text:p>0.167551608191455</text:p>
          </table:table-cell>
          <table:table-cell table:formula="of:=SIN([.B103])" office:value-type="float" office:value="0.166768746716102" calcext:value-type="float">
            <text:p>0.166768746716102</text:p>
          </table:table-cell>
          <table:table-cell table:style-name="ce3" table:formula="of:=[.C103]*[.$B$3]" office:value-type="float" office:value="2732.33914619661" calcext:value-type="float">
            <text:p>2732</text:p>
          </table:table-cell>
        </table:table-row>
        <table:table-row table:style-name="ro1">
          <table:table-cell table:formula="of:=[.A103]+[.$B$1]" office:value-type="float" office:value="9.69999999999998" calcext:value-type="float">
            <text:p>9.69999999999998</text:p>
          </table:table-cell>
          <table:table-cell table:formula="of:=[.A104]*[.$B$2]" office:value-type="float" office:value="0.16929693744345" calcext:value-type="float">
            <text:p>0.16929693744345</text:p>
          </table:table-cell>
          <table:table-cell table:formula="of:=SIN([.B104])" office:value-type="float" office:value="0.168489379565002" calcext:value-type="float">
            <text:p>0.168489379565002</text:p>
          </table:table-cell>
          <table:table-cell table:style-name="ce3" table:formula="of:=[.C104]*[.$B$3]" office:value-type="float" office:value="2760.529994793" calcext:value-type="float">
            <text:p>2761</text:p>
          </table:table-cell>
        </table:table-row>
        <table:table-row table:style-name="ro1">
          <table:table-cell table:formula="of:=[.A104]+[.$B$1]" office:value-type="float" office:value="9.79999999999998" calcext:value-type="float">
            <text:p>9.79999999999998</text:p>
          </table:table-cell>
          <table:table-cell table:formula="of:=[.A105]*[.$B$2]" office:value-type="float" office:value="0.171042266695444" calcext:value-type="float">
            <text:p>0.171042266695444</text:p>
          </table:table-cell>
          <table:table-cell table:formula="of:=SIN([.B105])" office:value-type="float" office:value="0.170209499166032" calcext:value-type="float">
            <text:p>0.170209499166032</text:p>
          </table:table-cell>
          <table:table-cell table:style-name="ce3" table:formula="of:=[.C105]*[.$B$3]" office:value-type="float" office:value="2788.71243433627" calcext:value-type="float">
            <text:p>2789</text:p>
          </table:table-cell>
        </table:table-row>
        <table:table-row table:style-name="ro1">
          <table:table-cell table:formula="of:=[.A105]+[.$B$1]" office:value-type="float" office:value="9.89999999999998" calcext:value-type="float">
            <text:p>9.89999999999998</text:p>
          </table:table-cell>
          <table:table-cell table:formula="of:=[.A106]*[.$B$2]" office:value-type="float" office:value="0.172787595947438" calcext:value-type="float">
            <text:p>0.172787595947438</text:p>
          </table:table-cell>
          <table:table-cell table:formula="of:=SIN([.B106])" office:value-type="float" office:value="0.171929100279409" calcext:value-type="float">
            <text:p>0.171929100279409</text:p>
          </table:table-cell>
          <table:table-cell table:style-name="ce3" table:formula="of:=[.C106]*[.$B$3]" office:value-type="float" office:value="2816.88637897784" calcext:value-type="float">
            <text:p>2817</text:p>
          </table:table-cell>
        </table:table-row>
        <table:table-row table:style-name="ro1">
          <table:table-cell table:formula="of:=[.A106]+[.$B$1]" office:value-type="float" office:value="9.99999999999998" calcext:value-type="float">
            <text:p>9.99999999999998</text:p>
          </table:table-cell>
          <table:table-cell table:formula="of:=[.A107]*[.$B$2]" office:value-type="float" office:value="0.174532925199433" calcext:value-type="float">
            <text:p>0.174532925199433</text:p>
          </table:table-cell>
          <table:table-cell table:formula="of:=SIN([.B107])" office:value-type="float" office:value="0.17364817766693" calcext:value-type="float">
            <text:p>0.17364817766693</text:p>
          </table:table-cell>
          <table:table-cell table:style-name="ce3" table:formula="of:=[.C107]*[.$B$3]" office:value-type="float" office:value="2845.05174289498" calcext:value-type="float">
            <text:p>2845</text:p>
          </table:table-cell>
        </table:table-row>
        <table:table-row table:style-name="ro1">
          <table:table-cell table:formula="of:=[.A107]+[.$B$1]" office:value-type="float" office:value="10.1" calcext:value-type="float">
            <text:p>10.1</text:p>
          </table:table-cell>
          <table:table-cell table:formula="of:=[.A108]*[.$B$2]" office:value-type="float" office:value="0.176278254451427" calcext:value-type="float">
            <text:p>0.176278254451427</text:p>
          </table:table-cell>
          <table:table-cell table:formula="of:=SIN([.B108])" office:value-type="float" office:value="0.175366726091987" calcext:value-type="float">
            <text:p>0.175366726091987</text:p>
          </table:table-cell>
          <table:table-cell table:style-name="ce3" table:formula="of:=[.C108]*[.$B$3]" office:value-type="float" office:value="2873.20844029111" calcext:value-type="float">
            <text:p>2873</text:p>
          </table:table-cell>
        </table:table-row>
        <table:table-row table:style-name="ro1">
          <table:table-cell table:formula="of:=[.A108]+[.$B$1]" office:value-type="float" office:value="10.2" calcext:value-type="float">
            <text:p>10.2</text:p>
          </table:table-cell>
          <table:table-cell table:formula="of:=[.A109]*[.$B$2]" office:value-type="float" office:value="0.178023583703421" calcext:value-type="float">
            <text:p>0.178023583703421</text:p>
          </table:table-cell>
          <table:table-cell table:formula="of:=SIN([.B109])" office:value-type="float" office:value="0.177084740319583" calcext:value-type="float">
            <text:p>0.177084740319583</text:p>
          </table:table-cell>
          <table:table-cell table:style-name="ce3" table:formula="of:=[.C109]*[.$B$3]" office:value-type="float" office:value="2901.35638539605" calcext:value-type="float">
            <text:p>2901</text:p>
          </table:table-cell>
        </table:table-row>
        <table:table-row table:style-name="ro1">
          <table:table-cell table:formula="of:=[.A109]+[.$B$1]" office:value-type="float" office:value="10.3" calcext:value-type="float">
            <text:p>10.3</text:p>
          </table:table-cell>
          <table:table-cell table:formula="of:=[.A110]*[.$B$2]" office:value-type="float" office:value="0.179768912955416" calcext:value-type="float">
            <text:p>0.179768912955416</text:p>
          </table:table-cell>
          <table:table-cell table:formula="of:=SIN([.B110])" office:value-type="float" office:value="0.178802215116349" calcext:value-type="float">
            <text:p>0.178802215116349</text:p>
          </table:table-cell>
          <table:table-cell table:style-name="ce3" table:formula="of:=[.C110]*[.$B$3]" office:value-type="float" office:value="2929.49549246627" calcext:value-type="float">
            <text:p>2929</text:p>
          </table:table-cell>
        </table:table-row>
        <table:table-row table:style-name="ro1">
          <table:table-cell table:formula="of:=[.A110]+[.$B$1]" office:value-type="float" office:value="10.4" calcext:value-type="float">
            <text:p>10.4</text:p>
          </table:table-cell>
          <table:table-cell table:formula="of:=[.A111]*[.$B$2]" office:value-type="float" office:value="0.18151424220741" calcext:value-type="float">
            <text:p>0.18151424220741</text:p>
          </table:table-cell>
          <table:table-cell table:formula="of:=SIN([.B111])" office:value-type="float" office:value="0.18051914525056" calcext:value-type="float">
            <text:p>0.18051914525056</text:p>
          </table:table-cell>
          <table:table-cell table:style-name="ce3" table:formula="of:=[.C111]*[.$B$3]" office:value-type="float" office:value="2957.62567578517" calcext:value-type="float">
            <text:p>2958</text:p>
          </table:table-cell>
        </table:table-row>
        <table:table-row table:style-name="ro1">
          <table:table-cell table:formula="of:=[.A111]+[.$B$1]" office:value-type="float" office:value="10.5" calcext:value-type="float">
            <text:p>10.5</text:p>
          </table:table-cell>
          <table:table-cell table:formula="of:=[.A112]*[.$B$2]" office:value-type="float" office:value="0.183259571459404" calcext:value-type="float">
            <text:p>0.183259571459404</text:p>
          </table:table-cell>
          <table:table-cell table:formula="of:=SIN([.B112])" office:value-type="float" office:value="0.182235525492147" calcext:value-type="float">
            <text:p>0.182235525492147</text:p>
          </table:table-cell>
          <table:table-cell table:style-name="ce3" table:formula="of:=[.C112]*[.$B$3]" office:value-type="float" office:value="2985.74684966334" calcext:value-type="float">
            <text:p>2986</text:p>
          </table:table-cell>
        </table:table-row>
        <table:table-row table:style-name="ro1">
          <table:table-cell table:formula="of:=[.A112]+[.$B$1]" office:value-type="float" office:value="10.6" calcext:value-type="float">
            <text:p>10.6</text:p>
          </table:table-cell>
          <table:table-cell table:formula="of:=[.A113]*[.$B$2]" office:value-type="float" office:value="0.185004900711399" calcext:value-type="float">
            <text:p>0.185004900711399</text:p>
          </table:table-cell>
          <table:table-cell table:formula="of:=SIN([.B113])" office:value-type="float" office:value="0.18395135061272" calcext:value-type="float">
            <text:p>0.18395135061272</text:p>
          </table:table-cell>
          <table:table-cell table:style-name="ce3" table:formula="of:=[.C113]*[.$B$3]" office:value-type="float" office:value="3013.8589284388" calcext:value-type="float">
            <text:p>3014</text:p>
          </table:table-cell>
        </table:table-row>
        <table:table-row table:style-name="ro1">
          <table:table-cell table:formula="of:=[.A113]+[.$B$1]" office:value-type="float" office:value="10.7" calcext:value-type="float">
            <text:p>10.7</text:p>
          </table:table-cell>
          <table:table-cell table:formula="of:=[.A114]*[.$B$2]" office:value-type="float" office:value="0.186750229963393" calcext:value-type="float">
            <text:p>0.186750229963393</text:p>
          </table:table-cell>
          <table:table-cell table:formula="of:=SIN([.B114])" office:value-type="float" office:value="0.185666615385577" calcext:value-type="float">
            <text:p>0.185666615385577</text:p>
          </table:table-cell>
          <table:table-cell table:style-name="ce3" table:formula="of:=[.C114]*[.$B$3]" office:value-type="float" office:value="3041.96182647729" calcext:value-type="float">
            <text:p>3042</text:p>
          </table:table-cell>
        </table:table-row>
        <table:table-row table:style-name="ro1">
          <table:table-cell table:formula="of:=[.A114]+[.$B$1]" office:value-type="float" office:value="10.8" calcext:value-type="float">
            <text:p>10.8</text:p>
          </table:table-cell>
          <table:table-cell table:formula="of:=[.A115]*[.$B$2]" office:value-type="float" office:value="0.188495559215387" calcext:value-type="float">
            <text:p>0.188495559215387</text:p>
          </table:table-cell>
          <table:table-cell table:formula="of:=SIN([.B115])" office:value-type="float" office:value="0.187381314585724" calcext:value-type="float">
            <text:p>0.187381314585724</text:p>
          </table:table-cell>
          <table:table-cell table:style-name="ce3" table:formula="of:=[.C115]*[.$B$3]" office:value-type="float" office:value="3070.05545817251" calcext:value-type="float">
            <text:p>3070</text:p>
          </table:table-cell>
        </table:table-row>
        <table:table-row table:style-name="ro1">
          <table:table-cell table:formula="of:=[.A115]+[.$B$1]" office:value-type="float" office:value="10.9" calcext:value-type="float">
            <text:p>10.9</text:p>
          </table:table-cell>
          <table:table-cell table:formula="of:=[.A116]*[.$B$2]" office:value-type="float" office:value="0.190240888467382" calcext:value-type="float">
            <text:p>0.190240888467382</text:p>
          </table:table-cell>
          <table:table-cell table:formula="of:=SIN([.B116])" office:value-type="float" office:value="0.189095442989891" calcext:value-type="float">
            <text:p>0.189095442989891</text:p>
          </table:table-cell>
          <table:table-cell table:style-name="ce3" table:formula="of:=[.C116]*[.$B$3]" office:value-type="float" office:value="3098.13973794637" calcext:value-type="float">
            <text:p>3098</text:p>
          </table:table-cell>
        </table:table-row>
        <table:table-row table:style-name="ro1">
          <table:table-cell table:formula="of:=[.A116]+[.$B$1]" office:value-type="float" office:value="11" calcext:value-type="float">
            <text:p>11</text:p>
          </table:table-cell>
          <table:table-cell table:formula="of:=[.A117]*[.$B$2]" office:value-type="float" office:value="0.191986217719376" calcext:value-type="float">
            <text:p>0.191986217719376</text:p>
          </table:table-cell>
          <table:table-cell table:formula="of:=SIN([.B117])" office:value-type="float" office:value="0.190808995376544" calcext:value-type="float">
            <text:p>0.190808995376544</text:p>
          </table:table-cell>
          <table:table-cell table:style-name="ce3" table:formula="of:=[.C117]*[.$B$3]" office:value-type="float" office:value="3126.2145802493" calcext:value-type="float">
            <text:p>3126</text:p>
          </table:table-cell>
        </table:table-row>
        <table:table-row table:style-name="ro1">
          <table:table-cell table:formula="of:=[.A117]+[.$B$1]" office:value-type="float" office:value="11.1" calcext:value-type="float">
            <text:p>11.1</text:p>
          </table:table-cell>
          <table:table-cell table:formula="of:=[.A118]*[.$B$2]" office:value-type="float" office:value="0.19373154697137" calcext:value-type="float">
            <text:p>0.19373154697137</text:p>
          </table:table-cell>
          <table:table-cell table:formula="of:=SIN([.B118])" office:value-type="float" office:value="0.192521966525907" calcext:value-type="float">
            <text:p>0.192521966525907</text:p>
          </table:table-cell>
          <table:table-cell table:style-name="ce3" table:formula="of:=[.C118]*[.$B$3]" office:value-type="float" office:value="3154.27989956046" calcext:value-type="float">
            <text:p>3154</text:p>
          </table:table-cell>
        </table:table-row>
        <table:table-row table:style-name="ro1">
          <table:table-cell table:formula="of:=[.A118]+[.$B$1]" office:value-type="float" office:value="11.2" calcext:value-type="float">
            <text:p>11.2</text:p>
          </table:table-cell>
          <table:table-cell table:formula="of:=[.A119]*[.$B$2]" office:value-type="float" office:value="0.195476876223364" calcext:value-type="float">
            <text:p>0.195476876223364</text:p>
          </table:table-cell>
          <table:table-cell table:formula="of:=SIN([.B119])" office:value-type="float" office:value="0.194234351219972" calcext:value-type="float">
            <text:p>0.194234351219972</text:p>
          </table:table-cell>
          <table:table-cell table:style-name="ce3" table:formula="of:=[.C119]*[.$B$3]" office:value-type="float" office:value="3182.33561038801" calcext:value-type="float">
            <text:p>3182</text:p>
          </table:table-cell>
        </table:table-row>
        <table:table-row table:style-name="ro1">
          <table:table-cell table:formula="of:=[.A119]+[.$B$1]" office:value-type="float" office:value="11.3" calcext:value-type="float">
            <text:p>11.3</text:p>
          </table:table-cell>
          <table:table-cell table:formula="of:=[.A120]*[.$B$2]" office:value-type="float" office:value="0.197222205475359" calcext:value-type="float">
            <text:p>0.197222205475359</text:p>
          </table:table-cell>
          <table:table-cell table:formula="of:=SIN([.B120])" office:value-type="float" office:value="0.195946144242517" calcext:value-type="float">
            <text:p>0.195946144242517</text:p>
          </table:table-cell>
          <table:table-cell table:style-name="ce3" table:formula="of:=[.C120]*[.$B$3]" office:value-type="float" office:value="3210.3816272694" calcext:value-type="float">
            <text:p>3210</text:p>
          </table:table-cell>
        </table:table-row>
        <table:table-row table:style-name="ro1">
          <table:table-cell table:formula="of:=[.A120]+[.$B$1]" office:value-type="float" office:value="11.4" calcext:value-type="float">
            <text:p>11.4</text:p>
          </table:table-cell>
          <table:table-cell table:formula="of:=[.A121]*[.$B$2]" office:value-type="float" office:value="0.198967534727353" calcext:value-type="float">
            <text:p>0.198967534727353</text:p>
          </table:table-cell>
          <table:table-cell table:formula="of:=SIN([.B121])" office:value-type="float" office:value="0.197657340379126" calcext:value-type="float">
            <text:p>0.197657340379126</text:p>
          </table:table-cell>
          <table:table-cell table:style-name="ce3" table:formula="of:=[.C121]*[.$B$3]" office:value-type="float" office:value="3238.4178647716" calcext:value-type="float">
            <text:p>3238</text:p>
          </table:table-cell>
        </table:table-row>
        <table:table-row table:style-name="ro1">
          <table:table-cell table:formula="of:=[.A121]+[.$B$1]" office:value-type="float" office:value="11.5" calcext:value-type="float">
            <text:p>11.5</text:p>
          </table:table-cell>
          <table:table-cell table:formula="of:=[.A122]*[.$B$2]" office:value-type="float" office:value="0.200712863979347" calcext:value-type="float">
            <text:p>0.200712863979347</text:p>
          </table:table-cell>
          <table:table-cell table:formula="of:=SIN([.B122])" office:value-type="float" office:value="0.199367934417197" calcext:value-type="float">
            <text:p>0.199367934417197</text:p>
          </table:table-cell>
          <table:table-cell table:style-name="ce3" table:formula="of:=[.C122]*[.$B$3]" office:value-type="float" office:value="3266.44423749135" calcext:value-type="float">
            <text:p>3266</text:p>
          </table:table-cell>
        </table:table-row>
        <table:table-row table:style-name="ro1">
          <table:table-cell table:formula="of:=[.A122]+[.$B$1]" office:value-type="float" office:value="11.6" calcext:value-type="float">
            <text:p>11.6</text:p>
          </table:table-cell>
          <table:table-cell table:formula="of:=[.A123]*[.$B$2]" office:value-type="float" office:value="0.202458193231342" calcext:value-type="float">
            <text:p>0.202458193231342</text:p>
          </table:table-cell>
          <table:table-cell table:formula="of:=SIN([.B123])" office:value-type="float" office:value="0.201077921145964" calcext:value-type="float">
            <text:p>0.201077921145964</text:p>
          </table:table-cell>
          <table:table-cell table:style-name="ce3" table:formula="of:=[.C123]*[.$B$3]" office:value-type="float" office:value="3294.46066005548" calcext:value-type="float">
            <text:p>3294</text:p>
          </table:table-cell>
        </table:table-row>
        <table:table-row table:style-name="ro1">
          <table:table-cell table:formula="of:=[.A123]+[.$B$1]" office:value-type="float" office:value="11.7" calcext:value-type="float">
            <text:p>11.7</text:p>
          </table:table-cell>
          <table:table-cell table:formula="of:=[.A124]*[.$B$2]" office:value-type="float" office:value="0.204203522483336" calcext:value-type="float">
            <text:p>0.204203522483336</text:p>
          </table:table-cell>
          <table:table-cell table:formula="of:=SIN([.B124])" office:value-type="float" office:value="0.202787295356512" calcext:value-type="float">
            <text:p>0.202787295356512</text:p>
          </table:table-cell>
          <table:table-cell table:style-name="ce3" table:formula="of:=[.C124]*[.$B$3]" office:value-type="float" office:value="3322.46704712109" calcext:value-type="float">
            <text:p>3322</text:p>
          </table:table-cell>
        </table:table-row>
        <table:table-row table:style-name="ro1">
          <table:table-cell table:formula="of:=[.A124]+[.$B$1]" office:value-type="float" office:value="11.8" calcext:value-type="float">
            <text:p>11.8</text:p>
          </table:table-cell>
          <table:table-cell table:formula="of:=[.A125]*[.$B$2]" office:value-type="float" office:value="0.20594885173533" calcext:value-type="float">
            <text:p>0.20594885173533</text:p>
          </table:table-cell>
          <table:table-cell table:formula="of:=SIN([.B125])" office:value-type="float" office:value="0.20449605184179" calcext:value-type="float">
            <text:p>0.20449605184179</text:p>
          </table:table-cell>
          <table:table-cell table:style-name="ce3" table:formula="of:=[.C125]*[.$B$3]" office:value-type="float" office:value="3350.46331337589" calcext:value-type="float">
            <text:p>3350</text:p>
          </table:table-cell>
        </table:table-row>
        <table:table-row table:style-name="ro1">
          <table:table-cell table:formula="of:=[.A125]+[.$B$1]" office:value-type="float" office:value="11.9" calcext:value-type="float">
            <text:p>11.9</text:p>
          </table:table-cell>
          <table:table-cell table:formula="of:=[.A126]*[.$B$2]" office:value-type="float" office:value="0.207694180987325" calcext:value-type="float">
            <text:p>0.207694180987325</text:p>
          </table:table-cell>
          <table:table-cell table:formula="of:=SIN([.B126])" office:value-type="float" office:value="0.206204185396629" calcext:value-type="float">
            <text:p>0.206204185396629</text:p>
          </table:table-cell>
          <table:table-cell table:style-name="ce3" table:formula="of:=[.C126]*[.$B$3]" office:value-type="float" office:value="3378.44937353837" calcext:value-type="float">
            <text:p>3378</text:p>
          </table:table-cell>
        </table:table-row>
        <table:table-row table:style-name="ro1">
          <table:table-cell table:formula="of:=[.A126]+[.$B$1]" office:value-type="float" office:value="12" calcext:value-type="float">
            <text:p>12</text:p>
          </table:table-cell>
          <table:table-cell table:formula="of:=[.A127]*[.$B$2]" office:value-type="float" office:value="0.209439510239319" calcext:value-type="float">
            <text:p>0.209439510239319</text:p>
          </table:table-cell>
          <table:table-cell table:formula="of:=SIN([.B127])" office:value-type="float" office:value="0.207911690817759" calcext:value-type="float">
            <text:p>0.207911690817759</text:p>
          </table:table-cell>
          <table:table-cell table:style-name="ce3" table:formula="of:=[.C127]*[.$B$3]" office:value-type="float" office:value="3406.42514235816" calcext:value-type="float">
            <text:p>3406</text:p>
          </table:table-cell>
        </table:table-row>
        <table:table-row table:style-name="ro1">
          <table:table-cell table:formula="of:=[.A127]+[.$B$1]" office:value-type="float" office:value="12.1" calcext:value-type="float">
            <text:p>12.1</text:p>
          </table:table-cell>
          <table:table-cell table:formula="of:=[.A128]*[.$B$2]" office:value-type="float" office:value="0.211184839491313" calcext:value-type="float">
            <text:p>0.211184839491313</text:p>
          </table:table-cell>
          <table:table-cell table:formula="of:=SIN([.B128])" office:value-type="float" office:value="0.209618562903821" calcext:value-type="float">
            <text:p>0.209618562903821</text:p>
          </table:table-cell>
          <table:table-cell table:style-name="ce3" table:formula="of:=[.C128]*[.$B$3]" office:value-type="float" office:value="3434.39053461621" calcext:value-type="float">
            <text:p>3434</text:p>
          </table:table-cell>
        </table:table-row>
        <table:table-row table:style-name="ro1">
          <table:table-cell table:formula="of:=[.A128]+[.$B$1]" office:value-type="float" office:value="12.2" calcext:value-type="float">
            <text:p>12.2</text:p>
          </table:table-cell>
          <table:table-cell table:formula="of:=[.A129]*[.$B$2]" office:value-type="float" office:value="0.212930168743308" calcext:value-type="float">
            <text:p>0.212930168743308</text:p>
          </table:table-cell>
          <table:table-cell table:formula="of:=SIN([.B129])" office:value-type="float" office:value="0.211324796455388" calcext:value-type="float">
            <text:p>0.211324796455388</text:p>
          </table:table-cell>
          <table:table-cell table:style-name="ce3" table:formula="of:=[.C129]*[.$B$3]" office:value-type="float" office:value="3462.34546512508" calcext:value-type="float">
            <text:p>3462</text:p>
          </table:table-cell>
        </table:table-row>
        <table:table-row table:style-name="ro1">
          <table:table-cell table:formula="of:=[.A129]+[.$B$1]" office:value-type="float" office:value="12.3" calcext:value-type="float">
            <text:p>12.3</text:p>
          </table:table-cell>
          <table:table-cell table:formula="of:=[.A130]*[.$B$2]" office:value-type="float" office:value="0.214675497995302" calcext:value-type="float">
            <text:p>0.214675497995302</text:p>
          </table:table-cell>
          <table:table-cell table:formula="of:=SIN([.B130])" office:value-type="float" office:value="0.213030386274976" calcext:value-type="float">
            <text:p>0.213030386274976</text:p>
          </table:table-cell>
          <table:table-cell table:style-name="ce3" table:formula="of:=[.C130]*[.$B$3]" office:value-type="float" office:value="3490.28984872921" calcext:value-type="float">
            <text:p>3490</text:p>
          </table:table-cell>
        </table:table-row>
        <table:table-row table:style-name="ro1">
          <table:table-cell table:formula="of:=[.A130]+[.$B$1]" office:value-type="float" office:value="12.4" calcext:value-type="float">
            <text:p>12.4</text:p>
          </table:table-cell>
          <table:table-cell table:formula="of:=[.A131]*[.$B$2]" office:value-type="float" office:value="0.216420827247296" calcext:value-type="float">
            <text:p>0.216420827247296</text:p>
          </table:table-cell>
          <table:table-cell table:formula="of:=SIN([.B131])" office:value-type="float" office:value="0.214735327167063" calcext:value-type="float">
            <text:p>0.214735327167063</text:p>
          </table:table-cell>
          <table:table-cell table:style-name="ce3" table:formula="of:=[.C131]*[.$B$3]" office:value-type="float" office:value="3518.22360030516" calcext:value-type="float">
            <text:p>3518</text:p>
          </table:table-cell>
        </table:table-row>
        <table:table-row table:style-name="ro1">
          <table:table-cell table:formula="of:=[.A131]+[.$B$1]" office:value-type="float" office:value="12.5" calcext:value-type="float">
            <text:p>12.5</text:p>
          </table:table-cell>
          <table:table-cell table:formula="of:=[.A132]*[.$B$2]" office:value-type="float" office:value="0.218166156499291" calcext:value-type="float">
            <text:p>0.218166156499291</text:p>
          </table:table-cell>
          <table:table-cell table:formula="of:=SIN([.B132])" office:value-type="float" office:value="0.216439613938102" calcext:value-type="float">
            <text:p>0.216439613938102</text:p>
          </table:table-cell>
          <table:table-cell table:style-name="ce3" table:formula="of:=[.C132]*[.$B$3]" office:value-type="float" office:value="3546.14663476187" calcext:value-type="float">
            <text:p>3546</text:p>
          </table:table-cell>
        </table:table-row>
        <table:table-row table:style-name="ro1">
          <table:table-cell table:formula="of:=[.A132]+[.$B$1]" office:value-type="float" office:value="12.6" calcext:value-type="float">
            <text:p>12.6</text:p>
          </table:table-cell>
          <table:table-cell table:formula="of:=[.A133]*[.$B$2]" office:value-type="float" office:value="0.219911485751285" calcext:value-type="float">
            <text:p>0.219911485751285</text:p>
          </table:table-cell>
          <table:table-cell table:formula="of:=SIN([.B133])" office:value-type="float" office:value="0.218143241396542" calcext:value-type="float">
            <text:p>0.218143241396542</text:p>
          </table:table-cell>
          <table:table-cell table:style-name="ce3" table:formula="of:=[.C133]*[.$B$3]" office:value-type="float" office:value="3574.05886704095" calcext:value-type="float">
            <text:p>3574</text:p>
          </table:table-cell>
        </table:table-row>
        <table:table-row table:style-name="ro1">
          <table:table-cell table:formula="of:=[.A133]+[.$B$1]" office:value-type="float" office:value="12.7" calcext:value-type="float">
            <text:p>12.7</text:p>
          </table:table-cell>
          <table:table-cell table:formula="of:=[.A134]*[.$B$2]" office:value-type="float" office:value="0.221656815003279" calcext:value-type="float">
            <text:p>0.221656815003279</text:p>
          </table:table-cell>
          <table:table-cell table:formula="of:=SIN([.B134])" office:value-type="float" office:value="0.219846204352837" calcext:value-type="float">
            <text:p>0.219846204352837</text:p>
          </table:table-cell>
          <table:table-cell table:style-name="ce3" table:formula="of:=[.C134]*[.$B$3]" office:value-type="float" office:value="3601.96021211688" calcext:value-type="float">
            <text:p>3602</text:p>
          </table:table-cell>
        </table:table-row>
        <table:table-row table:style-name="ro1">
          <table:table-cell table:formula="of:=[.A134]+[.$B$1]" office:value-type="float" office:value="12.8" calcext:value-type="float">
            <text:p>12.8</text:p>
          </table:table-cell>
          <table:table-cell table:formula="of:=[.A135]*[.$B$2]" office:value-type="float" office:value="0.223402144255274" calcext:value-type="float">
            <text:p>0.223402144255274</text:p>
          </table:table-cell>
          <table:table-cell table:formula="of:=SIN([.B135])" office:value-type="float" office:value="0.221548497619467" calcext:value-type="float">
            <text:p>0.221548497619467</text:p>
          </table:table-cell>
          <table:table-cell table:style-name="ce3" table:formula="of:=[.C135]*[.$B$3]" office:value-type="float" office:value="3629.85058499734" calcext:value-type="float">
            <text:p>3630</text:p>
          </table:table-cell>
        </table:table-row>
        <table:table-row table:style-name="ro1">
          <table:table-cell table:formula="of:=[.A135]+[.$B$1]" office:value-type="float" office:value="12.9" calcext:value-type="float">
            <text:p>12.9</text:p>
          </table:table-cell>
          <table:table-cell table:formula="of:=[.A136]*[.$B$2]" office:value-type="float" office:value="0.225147473507268" calcext:value-type="float">
            <text:p>0.225147473507268</text:p>
          </table:table-cell>
          <table:table-cell table:formula="of:=SIN([.B136])" office:value-type="float" office:value="0.223250116010951" calcext:value-type="float">
            <text:p>0.223250116010951</text:p>
          </table:table-cell>
          <table:table-cell table:style-name="ce3" table:formula="of:=[.C136]*[.$B$3]" office:value-type="float" office:value="3657.72990072342" calcext:value-type="float">
            <text:p>3658</text:p>
          </table:table-cell>
        </table:table-row>
        <table:table-row table:style-name="ro1">
          <table:table-cell table:formula="of:=[.A136]+[.$B$1]" office:value-type="float" office:value="13" calcext:value-type="float">
            <text:p>13</text:p>
          </table:table-cell>
          <table:table-cell table:formula="of:=[.A137]*[.$B$2]" office:value-type="float" office:value="0.226892802759262" calcext:value-type="float">
            <text:p>0.226892802759262</text:p>
          </table:table-cell>
          <table:table-cell table:formula="of:=SIN([.B137])" office:value-type="float" office:value="0.224951054343864" calcext:value-type="float">
            <text:p>0.224951054343864</text:p>
          </table:table-cell>
          <table:table-cell table:style-name="ce3" table:formula="of:=[.C137]*[.$B$3]" office:value-type="float" office:value="3685.59807436988" calcext:value-type="float">
            <text:p>3686</text:p>
          </table:table-cell>
        </table:table-row>
        <table:table-row table:style-name="ro1">
          <table:table-cell table:formula="of:=[.A137]+[.$B$1]" office:value-type="float" office:value="13.1" calcext:value-type="float">
            <text:p>13.1</text:p>
          </table:table-cell>
          <table:table-cell table:formula="of:=[.A138]*[.$B$2]" office:value-type="float" office:value="0.228638132011257" calcext:value-type="float">
            <text:p>0.228638132011257</text:p>
          </table:table-cell>
          <table:table-cell table:formula="of:=SIN([.B138])" office:value-type="float" office:value="0.226651307436854" calcext:value-type="float">
            <text:p>0.226651307436854</text:p>
          </table:table-cell>
          <table:table-cell table:style-name="ce3" table:formula="of:=[.C138]*[.$B$3]" office:value-type="float" office:value="3713.45502104542" calcext:value-type="float">
            <text:p>3713</text:p>
          </table:table-cell>
        </table:table-row>
        <table:table-row table:style-name="ro1">
          <table:table-cell table:formula="of:=[.A138]+[.$B$1]" office:value-type="float" office:value="13.2" calcext:value-type="float">
            <text:p>13.2</text:p>
          </table:table-cell>
          <table:table-cell table:formula="of:=[.A139]*[.$B$2]" office:value-type="float" office:value="0.230383461263251" calcext:value-type="float">
            <text:p>0.230383461263251</text:p>
          </table:table-cell>
          <table:table-cell table:formula="of:=SIN([.B139])" office:value-type="float" office:value="0.228350870110655" calcext:value-type="float">
            <text:p>0.228350870110655</text:p>
          </table:table-cell>
          <table:table-cell table:style-name="ce3" table:formula="of:=[.C139]*[.$B$3]" office:value-type="float" office:value="3741.30065589297" calcext:value-type="float">
            <text:p>3741</text:p>
          </table:table-cell>
        </table:table-row>
        <table:table-row table:style-name="ro1">
          <table:table-cell table:formula="of:=[.A139]+[.$B$1]" office:value-type="float" office:value="13.3" calcext:value-type="float">
            <text:p>13.3</text:p>
          </table:table-cell>
          <table:table-cell table:formula="of:=[.A140]*[.$B$2]" office:value-type="float" office:value="0.232128790515245" calcext:value-type="float">
            <text:p>0.232128790515245</text:p>
          </table:table-cell>
          <table:table-cell table:formula="of:=SIN([.B140])" office:value-type="float" office:value="0.230049737188104" calcext:value-type="float">
            <text:p>0.230049737188104</text:p>
          </table:table-cell>
          <table:table-cell table:style-name="ce3" table:formula="of:=[.C140]*[.$B$3]" office:value-type="float" office:value="3769.13489408989" calcext:value-type="float">
            <text:p>3769</text:p>
          </table:table-cell>
        </table:table-row>
        <table:table-row table:style-name="ro1">
          <table:table-cell table:formula="of:=[.A140]+[.$B$1]" office:value-type="float" office:value="13.4" calcext:value-type="float">
            <text:p>13.4</text:p>
          </table:table-cell>
          <table:table-cell table:formula="of:=[.A141]*[.$B$2]" office:value-type="float" office:value="0.23387411976724" calcext:value-type="float">
            <text:p>0.23387411976724</text:p>
          </table:table-cell>
          <table:table-cell table:formula="of:=SIN([.B141])" office:value-type="float" office:value="0.231747903494157" calcext:value-type="float">
            <text:p>0.231747903494157</text:p>
          </table:table-cell>
          <table:table-cell table:style-name="ce3" table:formula="of:=[.C141]*[.$B$3]" office:value-type="float" office:value="3796.95765084826" calcext:value-type="float">
            <text:p>3797</text:p>
          </table:table-cell>
        </table:table-row>
        <table:table-row table:style-name="ro1">
          <table:table-cell table:formula="of:=[.A141]+[.$B$1]" office:value-type="float" office:value="13.5" calcext:value-type="float">
            <text:p>13.5</text:p>
          </table:table-cell>
          <table:table-cell table:formula="of:=[.A142]*[.$B$2]" office:value-type="float" office:value="0.235619449019234" calcext:value-type="float">
            <text:p>0.235619449019234</text:p>
          </table:table-cell>
          <table:table-cell table:formula="of:=SIN([.B142])" office:value-type="float" office:value="0.233445363855905" calcext:value-type="float">
            <text:p>0.233445363855905</text:p>
          </table:table-cell>
          <table:table-cell table:style-name="ce3" table:formula="of:=[.C142]*[.$B$3]" office:value-type="float" office:value="3824.76884141515" calcext:value-type="float">
            <text:p>3825</text:p>
          </table:table-cell>
        </table:table-row>
        <table:table-row table:style-name="ro1">
          <table:table-cell table:formula="of:=[.A142]+[.$B$1]" office:value-type="float" office:value="13.6" calcext:value-type="float">
            <text:p>13.6</text:p>
          </table:table-cell>
          <table:table-cell table:formula="of:=[.A143]*[.$B$2]" office:value-type="float" office:value="0.237364778271228" calcext:value-type="float">
            <text:p>0.237364778271228</text:p>
          </table:table-cell>
          <table:table-cell table:formula="of:=SIN([.B143])" office:value-type="float" office:value="0.235142113102589" calcext:value-type="float">
            <text:p>0.235142113102589</text:p>
          </table:table-cell>
          <table:table-cell table:style-name="ce3" table:formula="of:=[.C143]*[.$B$3]" office:value-type="float" office:value="3852.56838107283" calcext:value-type="float">
            <text:p>3853</text:p>
          </table:table-cell>
        </table:table-row>
        <table:table-row table:style-name="ro1">
          <table:table-cell table:formula="of:=[.A143]+[.$B$1]" office:value-type="float" office:value="13.7" calcext:value-type="float">
            <text:p>13.7</text:p>
          </table:table-cell>
          <table:table-cell table:formula="of:=[.A144]*[.$B$2]" office:value-type="float" office:value="0.239110107523223" calcext:value-type="float">
            <text:p>0.239110107523223</text:p>
          </table:table-cell>
          <table:table-cell table:formula="of:=SIN([.B144])" office:value-type="float" office:value="0.236838146065618" calcext:value-type="float">
            <text:p>0.236838146065618</text:p>
          </table:table-cell>
          <table:table-cell table:style-name="ce3" table:formula="of:=[.C144]*[.$B$3]" office:value-type="float" office:value="3880.35618513909" calcext:value-type="float">
            <text:p>3880</text:p>
          </table:table-cell>
        </table:table-row>
        <table:table-row table:style-name="ro1">
          <table:table-cell table:formula="of:=[.A144]+[.$B$1]" office:value-type="float" office:value="13.8" calcext:value-type="float">
            <text:p>13.8</text:p>
          </table:table-cell>
          <table:table-cell table:formula="of:=[.A145]*[.$B$2]" office:value-type="float" office:value="0.240855436775217" calcext:value-type="float">
            <text:p>0.240855436775217</text:p>
          </table:table-cell>
          <table:table-cell table:formula="of:=SIN([.B145])" office:value-type="float" office:value="0.23853345757858" calcext:value-type="float">
            <text:p>0.23853345757858</text:p>
          </table:table-cell>
          <table:table-cell table:style-name="ce3" table:formula="of:=[.C145]*[.$B$3]" office:value-type="float" office:value="3908.13216896746" calcext:value-type="float">
            <text:p>3908</text:p>
          </table:table-cell>
        </table:table-row>
        <table:table-row table:style-name="ro1">
          <table:table-cell table:formula="of:=[.A145]+[.$B$1]" office:value-type="float" office:value="13.9" calcext:value-type="float">
            <text:p>13.9</text:p>
          </table:table-cell>
          <table:table-cell table:formula="of:=[.A146]*[.$B$2]" office:value-type="float" office:value="0.242600766027211" calcext:value-type="float">
            <text:p>0.242600766027211</text:p>
          </table:table-cell>
          <table:table-cell table:formula="of:=SIN([.B146])" office:value-type="float" office:value="0.240228042477263" calcext:value-type="float">
            <text:p>0.240228042477263</text:p>
          </table:table-cell>
          <table:table-cell table:style-name="ce3" table:formula="of:=[.C146]*[.$B$3]" office:value-type="float" office:value="3935.89624794748" calcext:value-type="float">
            <text:p>3936</text:p>
          </table:table-cell>
        </table:table-row>
        <table:table-row table:style-name="ro1">
          <table:table-cell table:formula="of:=[.A146]+[.$B$1]" office:value-type="float" office:value="14" calcext:value-type="float">
            <text:p>14</text:p>
          </table:table-cell>
          <table:table-cell table:formula="of:=[.A147]*[.$B$2]" office:value-type="float" office:value="0.244346095279206" calcext:value-type="float">
            <text:p>0.244346095279206</text:p>
          </table:table-cell>
          <table:table-cell table:formula="of:=SIN([.B147])" office:value-type="float" office:value="0.241921895599667" calcext:value-type="float">
            <text:p>0.241921895599667</text:p>
          </table:table-cell>
          <table:table-cell table:style-name="ce3" table:formula="of:=[.C147]*[.$B$3]" office:value-type="float" office:value="3963.64833750495" calcext:value-type="float">
            <text:p>3964</text:p>
          </table:table-cell>
        </table:table-row>
        <table:table-row table:style-name="ro1">
          <table:table-cell table:formula="of:=[.A147]+[.$B$1]" office:value-type="float" office:value="14.1" calcext:value-type="float">
            <text:p>14.1</text:p>
          </table:table-cell>
          <table:table-cell table:formula="of:=[.A148]*[.$B$2]" office:value-type="float" office:value="0.2460914245312" calcext:value-type="float">
            <text:p>0.2460914245312</text:p>
          </table:table-cell>
          <table:table-cell table:formula="of:=SIN([.B148])" office:value-type="float" office:value="0.243615011786022" calcext:value-type="float">
            <text:p>0.243615011786022</text:p>
          </table:table-cell>
          <table:table-cell table:style-name="ce3" table:formula="of:=[.C148]*[.$B$3]" office:value-type="float" office:value="3991.38835310218" calcext:value-type="float">
            <text:p>3991</text:p>
          </table:table-cell>
        </table:table-row>
        <table:table-row table:style-name="ro1">
          <table:table-cell table:formula="of:=[.A148]+[.$B$1]" office:value-type="float" office:value="14.2" calcext:value-type="float">
            <text:p>14.2</text:p>
          </table:table-cell>
          <table:table-cell table:formula="of:=[.A149]*[.$B$2]" office:value-type="float" office:value="0.247836753783194" calcext:value-type="float">
            <text:p>0.247836753783194</text:p>
          </table:table-cell>
          <table:table-cell table:formula="of:=SIN([.B149])" office:value-type="float" office:value="0.245307385878802" calcext:value-type="float">
            <text:p>0.245307385878802</text:p>
          </table:table-cell>
          <table:table-cell table:style-name="ce3" table:formula="of:=[.C149]*[.$B$3]" office:value-type="float" office:value="4019.11621023829" calcext:value-type="float">
            <text:p>4019</text:p>
          </table:table-cell>
        </table:table-row>
        <table:table-row table:style-name="ro1">
          <table:table-cell table:formula="of:=[.A149]+[.$B$1]" office:value-type="float" office:value="14.3" calcext:value-type="float">
            <text:p>14.3</text:p>
          </table:table-cell>
          <table:table-cell table:formula="of:=[.A150]*[.$B$2]" office:value-type="float" office:value="0.249582083035189" calcext:value-type="float">
            <text:p>0.249582083035189</text:p>
          </table:table-cell>
          <table:table-cell table:formula="of:=SIN([.B150])" office:value-type="float" office:value="0.246999012722742" calcext:value-type="float">
            <text:p>0.246999012722742</text:p>
          </table:table-cell>
          <table:table-cell table:style-name="ce3" table:formula="of:=[.C150]*[.$B$3]" office:value-type="float" office:value="4046.83182444941" calcext:value-type="float">
            <text:p>4047</text:p>
          </table:table-cell>
        </table:table-row>
        <table:table-row table:style-name="ro1">
          <table:table-cell table:formula="of:=[.A150]+[.$B$1]" office:value-type="float" office:value="14.4" calcext:value-type="float">
            <text:p>14.4</text:p>
          </table:table-cell>
          <table:table-cell table:formula="of:=[.A151]*[.$B$2]" office:value-type="float" office:value="0.251327412287183" calcext:value-type="float">
            <text:p>0.251327412287183</text:p>
          </table:table-cell>
          <table:table-cell table:formula="of:=SIN([.B151])" office:value-type="float" office:value="0.248689887164854" calcext:value-type="float">
            <text:p>0.248689887164854</text:p>
          </table:table-cell>
          <table:table-cell table:style-name="ce3" table:formula="of:=[.C151]*[.$B$3]" office:value-type="float" office:value="4074.53511130897" calcext:value-type="float">
            <text:p>4075</text:p>
          </table:table-cell>
        </table:table-row>
        <table:table-row table:style-name="ro1">
          <table:table-cell table:formula="of:=[.A151]+[.$B$1]" office:value-type="float" office:value="14.5" calcext:value-type="float">
            <text:p>14.5</text:p>
          </table:table-cell>
          <table:table-cell table:formula="of:=[.A152]*[.$B$2]" office:value-type="float" office:value="0.253072741539177" calcext:value-type="float">
            <text:p>0.253072741539177</text:p>
          </table:table-cell>
          <table:table-cell table:formula="of:=SIN([.B152])" office:value-type="float" office:value="0.250380004054441" calcext:value-type="float">
            <text:p>0.250380004054441</text:p>
          </table:table-cell>
          <table:table-cell table:style-name="ce3" table:formula="of:=[.C152]*[.$B$3]" office:value-type="float" office:value="4102.22598642796" calcext:value-type="float">
            <text:p>4102</text:p>
          </table:table-cell>
        </table:table-row>
        <table:table-row table:style-name="ro1">
          <table:table-cell table:formula="of:=[.A152]+[.$B$1]" office:value-type="float" office:value="14.6" calcext:value-type="float">
            <text:p>14.6</text:p>
          </table:table-cell>
          <table:table-cell table:formula="of:=[.A153]*[.$B$2]" office:value-type="float" office:value="0.254818070791171" calcext:value-type="float">
            <text:p>0.254818070791171</text:p>
          </table:table-cell>
          <table:table-cell table:formula="of:=SIN([.B153])" office:value-type="float" office:value="0.252069358243113" calcext:value-type="float">
            <text:p>0.252069358243113</text:p>
          </table:table-cell>
          <table:table-cell table:style-name="ce3" table:formula="of:=[.C153]*[.$B$3]" office:value-type="float" office:value="4129.90436545516" calcext:value-type="float">
            <text:p>4130</text:p>
          </table:table-cell>
        </table:table-row>
        <table:table-row table:style-name="ro1">
          <table:table-cell table:formula="of:=[.A153]+[.$B$1]" office:value-type="float" office:value="14.7" calcext:value-type="float">
            <text:p>14.7</text:p>
          </table:table-cell>
          <table:table-cell table:formula="of:=[.A154]*[.$B$2]" office:value-type="float" office:value="0.256563400043166" calcext:value-type="float">
            <text:p>0.256563400043166</text:p>
          </table:table-cell>
          <table:table-cell table:formula="of:=SIN([.B154])" office:value-type="float" office:value="0.253757944584805" calcext:value-type="float">
            <text:p>0.253757944584805</text:p>
          </table:table-cell>
          <table:table-cell table:style-name="ce3" table:formula="of:=[.C154]*[.$B$3]" office:value-type="float" office:value="4157.57016407745" calcext:value-type="float">
            <text:p>4158</text:p>
          </table:table-cell>
        </table:table-row>
        <table:table-row table:style-name="ro1">
          <table:table-cell table:formula="of:=[.A154]+[.$B$1]" office:value-type="float" office:value="14.8" calcext:value-type="float">
            <text:p>14.8</text:p>
          </table:table-cell>
          <table:table-cell table:formula="of:=[.A155]*[.$B$2]" office:value-type="float" office:value="0.25830872929516" calcext:value-type="float">
            <text:p>0.25830872929516</text:p>
          </table:table-cell>
          <table:table-cell table:formula="of:=SIN([.B155])" office:value-type="float" office:value="0.25544575793579" calcext:value-type="float">
            <text:p>0.25544575793579</text:p>
          </table:table-cell>
          <table:table-cell table:style-name="ce3" table:formula="of:=[.C155]*[.$B$3]" office:value-type="float" office:value="4185.22329801998" calcext:value-type="float">
            <text:p>4185</text:p>
          </table:table-cell>
        </table:table-row>
        <table:table-row table:style-name="ro1">
          <table:table-cell table:formula="of:=[.A155]+[.$B$1]" office:value-type="float" office:value="14.9" calcext:value-type="float">
            <text:p>14.9</text:p>
          </table:table-cell>
          <table:table-cell table:formula="of:=[.A156]*[.$B$2]" office:value-type="float" office:value="0.260054058547154" calcext:value-type="float">
            <text:p>0.260054058547154</text:p>
          </table:table-cell>
          <table:table-cell table:formula="of:=SIN([.B156])" office:value-type="float" office:value="0.257132793154696" calcext:value-type="float">
            <text:p>0.257132793154696</text:p>
          </table:table-cell>
          <table:table-cell table:style-name="ce3" table:formula="of:=[.C156]*[.$B$3]" office:value-type="float" office:value="4212.86368304653" calcext:value-type="float">
            <text:p>4213</text:p>
          </table:table-cell>
        </table:table-row>
        <table:table-row table:style-name="ro1">
          <table:table-cell table:formula="of:=[.A156]+[.$B$1]" office:value-type="float" office:value="15" calcext:value-type="float">
            <text:p>15</text:p>
          </table:table-cell>
          <table:table-cell table:formula="of:=[.A157]*[.$B$2]" office:value-type="float" office:value="0.261799387799149" calcext:value-type="float">
            <text:p>0.261799387799149</text:p>
          </table:table-cell>
          <table:table-cell table:formula="of:=SIN([.B157])" office:value-type="float" office:value="0.25881904510252" calcext:value-type="float">
            <text:p>0.25881904510252</text:p>
          </table:table-cell>
          <table:table-cell table:style-name="ce3" table:formula="of:=[.C157]*[.$B$3]" office:value-type="float" office:value="4240.49123495969" calcext:value-type="float">
            <text:p>4240</text:p>
          </table:table-cell>
        </table:table-row>
        <table:table-row table:style-name="ro1">
          <table:table-cell table:formula="of:=[.A157]+[.$B$1]" office:value-type="float" office:value="15.1" calcext:value-type="float">
            <text:p>15.1</text:p>
          </table:table-cell>
          <table:table-cell table:formula="of:=[.A158]*[.$B$2]" office:value-type="float" office:value="0.263544717051143" calcext:value-type="float">
            <text:p>0.263544717051143</text:p>
          </table:table-cell>
          <table:table-cell table:formula="of:=SIN([.B158])" office:value-type="float" office:value="0.260504508642648" calcext:value-type="float">
            <text:p>0.260504508642648</text:p>
          </table:table-cell>
          <table:table-cell table:style-name="ce3" table:formula="of:=[.C158]*[.$B$3]" office:value-type="float" office:value="4268.10586960114" calcext:value-type="float">
            <text:p>4268</text:p>
          </table:table-cell>
        </table:table-row>
        <table:table-row table:style-name="ro1">
          <table:table-cell table:formula="of:=[.A158]+[.$B$1]" office:value-type="float" office:value="15.2" calcext:value-type="float">
            <text:p>15.2</text:p>
          </table:table-cell>
          <table:table-cell table:formula="of:=[.A159]*[.$B$2]" office:value-type="float" office:value="0.265290046303137" calcext:value-type="float">
            <text:p>0.265290046303137</text:p>
          </table:table-cell>
          <table:table-cell table:formula="of:=SIN([.B159])" office:value-type="float" office:value="0.262189178640864" calcext:value-type="float">
            <text:p>0.262189178640864</text:p>
          </table:table-cell>
          <table:table-cell table:style-name="ce3" table:formula="of:=[.C159]*[.$B$3]" office:value-type="float" office:value="4295.70750285192" calcext:value-type="float">
            <text:p>4296</text:p>
          </table:table-cell>
        </table:table-row>
        <table:table-row table:style-name="ro1">
          <table:table-cell table:formula="of:=[.A159]+[.$B$1]" office:value-type="float" office:value="15.3" calcext:value-type="float">
            <text:p>15.3</text:p>
          </table:table-cell>
          <table:table-cell table:formula="of:=[.A160]*[.$B$2]" office:value-type="float" office:value="0.267035375555132" calcext:value-type="float">
            <text:p>0.267035375555132</text:p>
          </table:table-cell>
          <table:table-cell table:formula="of:=SIN([.B160])" office:value-type="float" office:value="0.263873049965372" calcext:value-type="float">
            <text:p>0.263873049965372</text:p>
          </table:table-cell>
          <table:table-cell table:style-name="ce3" table:formula="of:=[.C160]*[.$B$3]" office:value-type="float" office:value="4323.29605063266" calcext:value-type="float">
            <text:p>4323</text:p>
          </table:table-cell>
        </table:table-row>
        <table:table-row table:style-name="ro1">
          <table:table-cell table:formula="of:=[.A160]+[.$B$1]" office:value-type="float" office:value="15.4" calcext:value-type="float">
            <text:p>15.4</text:p>
          </table:table-cell>
          <table:table-cell table:formula="of:=[.A161]*[.$B$2]" office:value-type="float" office:value="0.268780704807126" calcext:value-type="float">
            <text:p>0.268780704807126</text:p>
          </table:table-cell>
          <table:table-cell table:formula="of:=SIN([.B161])" office:value-type="float" office:value="0.265556117486808" calcext:value-type="float">
            <text:p>0.265556117486808</text:p>
          </table:table-cell>
          <table:table-cell table:style-name="ce3" table:formula="of:=[.C161]*[.$B$3]" office:value-type="float" office:value="4350.87142890386" calcext:value-type="float">
            <text:p>4351</text:p>
          </table:table-cell>
        </table:table-row>
        <table:table-row table:style-name="ro1">
          <table:table-cell table:formula="of:=[.A161]+[.$B$1]" office:value-type="float" office:value="15.5" calcext:value-type="float">
            <text:p>15.5</text:p>
          </table:table-cell>
          <table:table-cell table:formula="of:=[.A162]*[.$B$2]" office:value-type="float" office:value="0.27052603405912" calcext:value-type="float">
            <text:p>0.27052603405912</text:p>
          </table:table-cell>
          <table:table-cell table:formula="of:=SIN([.B162])" office:value-type="float" office:value="0.267238376078256" calcext:value-type="float">
            <text:p>0.267238376078256</text:p>
          </table:table-cell>
          <table:table-cell table:style-name="ce3" table:formula="of:=[.C162]*[.$B$3]" office:value-type="float" office:value="4378.43355366615" calcext:value-type="float">
            <text:p>4378</text:p>
          </table:table-cell>
        </table:table-row>
        <table:table-row table:style-name="ro1">
          <table:table-cell table:formula="of:=[.A162]+[.$B$1]" office:value-type="float" office:value="15.6" calcext:value-type="float">
            <text:p>15.6</text:p>
          </table:table-cell>
          <table:table-cell table:formula="of:=[.A163]*[.$B$2]" office:value-type="float" office:value="0.272271363311115" calcext:value-type="float">
            <text:p>0.272271363311115</text:p>
          </table:table-cell>
          <table:table-cell table:formula="of:=SIN([.B163])" office:value-type="float" office:value="0.268919820615265" calcext:value-type="float">
            <text:p>0.268919820615265</text:p>
          </table:table-cell>
          <table:table-cell table:style-name="ce3" table:formula="of:=[.C163]*[.$B$3]" office:value-type="float" office:value="4405.9823409605" calcext:value-type="float">
            <text:p>4406</text:p>
          </table:table-cell>
        </table:table-row>
        <table:table-row table:style-name="ro1">
          <table:table-cell table:formula="of:=[.A163]+[.$B$1]" office:value-type="float" office:value="15.7" calcext:value-type="float">
            <text:p>15.7</text:p>
          </table:table-cell>
          <table:table-cell table:formula="of:=[.A164]*[.$B$2]" office:value-type="float" office:value="0.274016692563109" calcext:value-type="float">
            <text:p>0.274016692563109</text:p>
          </table:table-cell>
          <table:table-cell table:formula="of:=SIN([.B164])" office:value-type="float" office:value="0.270600445975863" calcext:value-type="float">
            <text:p>0.270600445975863</text:p>
          </table:table-cell>
          <table:table-cell table:style-name="ce3" table:formula="of:=[.C164]*[.$B$3]" office:value-type="float" office:value="4433.51770686854" calcext:value-type="float">
            <text:p>4434</text:p>
          </table:table-cell>
        </table:table-row>
        <table:table-row table:style-name="ro1">
          <table:table-cell table:formula="of:=[.A164]+[.$B$1]" office:value-type="float" office:value="15.8" calcext:value-type="float">
            <text:p>15.8</text:p>
          </table:table-cell>
          <table:table-cell table:formula="of:=[.A165]*[.$B$2]" office:value-type="float" office:value="0.275762021815103" calcext:value-type="float">
            <text:p>0.275762021815103</text:p>
          </table:table-cell>
          <table:table-cell table:formula="of:=SIN([.B165])" office:value-type="float" office:value="0.272280247040574" calcext:value-type="float">
            <text:p>0.272280247040574</text:p>
          </table:table-cell>
          <table:table-cell table:style-name="ce3" table:formula="of:=[.C165]*[.$B$3]" office:value-type="float" office:value="4461.03956751276" calcext:value-type="float">
            <text:p>4461</text:p>
          </table:table-cell>
        </table:table-row>
        <table:table-row table:style-name="ro1">
          <table:table-cell table:formula="of:=[.A165]+[.$B$1]" office:value-type="float" office:value="15.9" calcext:value-type="float">
            <text:p>15.9</text:p>
          </table:table-cell>
          <table:table-cell table:formula="of:=[.A166]*[.$B$2]" office:value-type="float" office:value="0.277507351067098" calcext:value-type="float">
            <text:p>0.277507351067098</text:p>
          </table:table-cell>
          <table:table-cell table:formula="of:=SIN([.B166])" office:value-type="float" office:value="0.273959218692432" calcext:value-type="float">
            <text:p>0.273959218692432</text:p>
          </table:table-cell>
          <table:table-cell table:style-name="ce3" table:formula="of:=[.C166]*[.$B$3]" office:value-type="float" office:value="4488.5478390568" calcext:value-type="float">
            <text:p>4489</text:p>
          </table:table-cell>
        </table:table-row>
        <table:table-row table:style-name="ro1">
          <table:table-cell table:formula="of:=[.A166]+[.$B$1]" office:value-type="float" office:value="16" calcext:value-type="float">
            <text:p>16</text:p>
          </table:table-cell>
          <table:table-cell table:formula="of:=[.A167]*[.$B$2]" office:value-type="float" office:value="0.279252680319092" calcext:value-type="float">
            <text:p>0.279252680319092</text:p>
          </table:table-cell>
          <table:table-cell table:formula="of:=SIN([.B167])" office:value-type="float" office:value="0.275637355816998" calcext:value-type="float">
            <text:p>0.275637355816998</text:p>
          </table:table-cell>
          <table:table-cell table:style-name="ce3" table:formula="of:=[.C167]*[.$B$3]" office:value-type="float" office:value="4516.0424377057" calcext:value-type="float">
            <text:p>4516</text:p>
          </table:table-cell>
        </table:table-row>
        <table:table-row table:style-name="ro1">
          <table:table-cell table:formula="of:=[.A167]+[.$B$1]" office:value-type="float" office:value="16.1" calcext:value-type="float">
            <text:p>16.1</text:p>
          </table:table-cell>
          <table:table-cell table:formula="of:=[.A168]*[.$B$2]" office:value-type="float" office:value="0.280998009571086" calcext:value-type="float">
            <text:p>0.280998009571086</text:p>
          </table:table-cell>
          <table:table-cell table:formula="of:=SIN([.B168])" office:value-type="float" office:value="0.277314653302377" calcext:value-type="float">
            <text:p>0.277314653302377</text:p>
          </table:table-cell>
          <table:table-cell table:style-name="ce3" table:formula="of:=[.C168]*[.$B$3]" office:value-type="float" office:value="4543.52327970615" calcext:value-type="float">
            <text:p>4544</text:p>
          </table:table-cell>
        </table:table-row>
        <table:table-row table:style-name="ro1">
          <table:table-cell table:formula="of:=[.A168]+[.$B$1]" office:value-type="float" office:value="16.2" calcext:value-type="float">
            <text:p>16.2</text:p>
          </table:table-cell>
          <table:table-cell table:formula="of:=[.A169]*[.$B$2]" office:value-type="float" office:value="0.282743338823081" calcext:value-type="float">
            <text:p>0.282743338823081</text:p>
          </table:table-cell>
          <table:table-cell table:formula="of:=SIN([.B169])" office:value-type="float" office:value="0.278991106039229" calcext:value-type="float">
            <text:p>0.278991106039229</text:p>
          </table:table-cell>
          <table:table-cell table:style-name="ce3" table:formula="of:=[.C169]*[.$B$3]" office:value-type="float" office:value="4570.99028134672" calcext:value-type="float">
            <text:p>4571</text:p>
          </table:table-cell>
        </table:table-row>
        <table:table-row table:style-name="ro1">
          <table:table-cell table:formula="of:=[.A169]+[.$B$1]" office:value-type="float" office:value="16.3" calcext:value-type="float">
            <text:p>16.3</text:p>
          </table:table-cell>
          <table:table-cell table:formula="of:=[.A170]*[.$B$2]" office:value-type="float" office:value="0.284488668075075" calcext:value-type="float">
            <text:p>0.284488668075075</text:p>
          </table:table-cell>
          <table:table-cell table:formula="of:=SIN([.B170])" office:value-type="float" office:value="0.280666708920787" calcext:value-type="float">
            <text:p>0.280666708920787</text:p>
          </table:table-cell>
          <table:table-cell table:style-name="ce3" table:formula="of:=[.C170]*[.$B$3]" office:value-type="float" office:value="4598.44335895818" calcext:value-type="float">
            <text:p>4598</text:p>
          </table:table-cell>
        </table:table-row>
        <table:table-row table:style-name="ro1">
          <table:table-cell table:formula="of:=[.A170]+[.$B$1]" office:value-type="float" office:value="16.4" calcext:value-type="float">
            <text:p>16.4</text:p>
          </table:table-cell>
          <table:table-cell table:formula="of:=[.A171]*[.$B$2]" office:value-type="float" office:value="0.286233997327069" calcext:value-type="float">
            <text:p>0.286233997327069</text:p>
          </table:table-cell>
          <table:table-cell table:formula="of:=SIN([.B171])" office:value-type="float" office:value="0.282341456842876" calcext:value-type="float">
            <text:p>0.282341456842876</text:p>
          </table:table-cell>
          <table:table-cell table:style-name="ce3" table:formula="of:=[.C171]*[.$B$3]" office:value-type="float" office:value="4625.88242891368" calcext:value-type="float">
            <text:p>4626</text:p>
          </table:table-cell>
        </table:table-row>
        <table:table-row table:style-name="ro1">
          <table:table-cell table:formula="of:=[.A171]+[.$B$1]" office:value-type="float" office:value="16.5" calcext:value-type="float">
            <text:p>16.5</text:p>
          </table:table-cell>
          <table:table-cell table:formula="of:=[.A172]*[.$B$2]" office:value-type="float" office:value="0.287979326579064" calcext:value-type="float">
            <text:p>0.287979326579064</text:p>
          </table:table-cell>
          <table:table-cell table:formula="of:=SIN([.B172])" office:value-type="float" office:value="0.284015344703922" calcext:value-type="float">
            <text:p>0.284015344703922</text:p>
          </table:table-cell>
          <table:table-cell table:style-name="ce3" table:formula="of:=[.C172]*[.$B$3]" office:value-type="float" office:value="4653.30740762906" calcext:value-type="float">
            <text:p>4653</text:p>
          </table:table-cell>
        </table:table-row>
        <table:table-row table:style-name="ro1">
          <table:table-cell table:formula="of:=[.A172]+[.$B$1]" office:value-type="float" office:value="16.6" calcext:value-type="float">
            <text:p>16.6</text:p>
          </table:table-cell>
          <table:table-cell table:formula="of:=[.A173]*[.$B$2]" office:value-type="float" office:value="0.289724655831058" calcext:value-type="float">
            <text:p>0.289724655831058</text:p>
          </table:table-cell>
          <table:table-cell table:formula="of:=SIN([.B173])" office:value-type="float" office:value="0.285688367404973" calcext:value-type="float">
            <text:p>0.285688367404973</text:p>
          </table:table-cell>
          <table:table-cell table:style-name="ce3" table:formula="of:=[.C173]*[.$B$3]" office:value-type="float" office:value="4680.71821156308" calcext:value-type="float">
            <text:p>4681</text:p>
          </table:table-cell>
        </table:table-row>
        <table:table-row table:style-name="ro1">
          <table:table-cell table:formula="of:=[.A173]+[.$B$1]" office:value-type="float" office:value="16.7" calcext:value-type="float">
            <text:p>16.7</text:p>
          </table:table-cell>
          <table:table-cell table:formula="of:=[.A174]*[.$B$2]" office:value-type="float" office:value="0.291469985083052" calcext:value-type="float">
            <text:p>0.291469985083052</text:p>
          </table:table-cell>
          <table:table-cell table:formula="of:=SIN([.B174])" office:value-type="float" office:value="0.287360519849711" calcext:value-type="float">
            <text:p>0.287360519849711</text:p>
          </table:table-cell>
          <table:table-cell table:style-name="ce3" table:formula="of:=[.C174]*[.$B$3]" office:value-type="float" office:value="4708.11475721767" calcext:value-type="float">
            <text:p>4708</text:p>
          </table:table-cell>
        </table:table-row>
        <table:table-row table:style-name="ro1">
          <table:table-cell table:formula="of:=[.A174]+[.$B$1]" office:value-type="float" office:value="16.8" calcext:value-type="float">
            <text:p>16.8</text:p>
          </table:table-cell>
          <table:table-cell table:formula="of:=[.A175]*[.$B$2]" office:value-type="float" office:value="0.293215314335047" calcext:value-type="float">
            <text:p>0.293215314335047</text:p>
          </table:table-cell>
          <table:table-cell table:formula="of:=SIN([.B175])" office:value-type="float" office:value="0.289031796944471" calcext:value-type="float">
            <text:p>0.289031796944471</text:p>
          </table:table-cell>
          <table:table-cell table:style-name="ce3" table:formula="of:=[.C175]*[.$B$3]" office:value-type="float" office:value="4735.49696113821" calcext:value-type="float">
            <text:p>4735</text:p>
          </table:table-cell>
        </table:table-row>
        <table:table-row table:style-name="ro1">
          <table:table-cell table:formula="of:=[.A175]+[.$B$1]" office:value-type="float" office:value="16.9" calcext:value-type="float">
            <text:p>16.9</text:p>
          </table:table-cell>
          <table:table-cell table:formula="of:=[.A176]*[.$B$2]" office:value-type="float" office:value="0.294960643587041" calcext:value-type="float">
            <text:p>0.294960643587041</text:p>
          </table:table-cell>
          <table:table-cell table:formula="of:=SIN([.B176])" office:value-type="float" office:value="0.290702193598252" calcext:value-type="float">
            <text:p>0.290702193598252</text:p>
          </table:table-cell>
          <table:table-cell table:style-name="ce3" table:formula="of:=[.C176]*[.$B$3]" office:value-type="float" office:value="4762.86473991376" calcext:value-type="float">
            <text:p>4763</text:p>
          </table:table-cell>
        </table:table-row>
        <table:table-row table:style-name="ro1">
          <table:table-cell table:formula="of:=[.A176]+[.$B$1]" office:value-type="float" office:value="17" calcext:value-type="float">
            <text:p>17</text:p>
          </table:table-cell>
          <table:table-cell table:formula="of:=[.A177]*[.$B$2]" office:value-type="float" office:value="0.296705972839036" calcext:value-type="float">
            <text:p>0.296705972839036</text:p>
          </table:table-cell>
          <table:table-cell table:formula="of:=SIN([.B177])" office:value-type="float" office:value="0.292371704722736" calcext:value-type="float">
            <text:p>0.292371704722736</text:p>
          </table:table-cell>
          <table:table-cell table:style-name="ce3" table:formula="of:=[.C177]*[.$B$3]" office:value-type="float" office:value="4790.21801017731" calcext:value-type="float">
            <text:p>4790</text:p>
          </table:table-cell>
        </table:table-row>
        <table:table-row table:style-name="ro1">
          <table:table-cell table:formula="of:=[.A177]+[.$B$1]" office:value-type="float" office:value="17.1" calcext:value-type="float">
            <text:p>17.1</text:p>
          </table:table-cell>
          <table:table-cell table:formula="of:=[.A178]*[.$B$2]" office:value-type="float" office:value="0.29845130209103" calcext:value-type="float">
            <text:p>0.29845130209103</text:p>
          </table:table-cell>
          <table:table-cell table:formula="of:=SIN([.B178])" office:value-type="float" office:value="0.294040325232303" calcext:value-type="float">
            <text:p>0.294040325232303</text:p>
          </table:table-cell>
          <table:table-cell table:style-name="ce3" table:formula="of:=[.C178]*[.$B$3]" office:value-type="float" office:value="4817.55668860606" calcext:value-type="float">
            <text:p>4818</text:p>
          </table:table-cell>
        </table:table-row>
        <table:table-row table:style-name="ro1">
          <table:table-cell table:formula="of:=[.A178]+[.$B$1]" office:value-type="float" office:value="17.2" calcext:value-type="float">
            <text:p>17.2</text:p>
          </table:table-cell>
          <table:table-cell table:formula="of:=[.A179]*[.$B$2]" office:value-type="float" office:value="0.300196631343024" calcext:value-type="float">
            <text:p>0.300196631343024</text:p>
          </table:table-cell>
          <table:table-cell table:formula="of:=SIN([.B179])" office:value-type="float" office:value="0.295708050044046" calcext:value-type="float">
            <text:p>0.295708050044046</text:p>
          </table:table-cell>
          <table:table-cell table:style-name="ce3" table:formula="of:=[.C179]*[.$B$3]" office:value-type="float" office:value="4844.88069192165" calcext:value-type="float">
            <text:p>4845</text:p>
          </table:table-cell>
        </table:table-row>
        <table:table-row table:style-name="ro1">
          <table:table-cell table:formula="of:=[.A179]+[.$B$1]" office:value-type="float" office:value="17.3" calcext:value-type="float">
            <text:p>17.3</text:p>
          </table:table-cell>
          <table:table-cell table:formula="of:=[.A180]*[.$B$2]" office:value-type="float" office:value="0.301941960595019" calcext:value-type="float">
            <text:p>0.301941960595019</text:p>
          </table:table-cell>
          <table:table-cell table:formula="of:=SIN([.B180])" office:value-type="float" office:value="0.297374874077786" calcext:value-type="float">
            <text:p>0.297374874077786</text:p>
          </table:table-cell>
          <table:table-cell table:style-name="ce3" table:formula="of:=[.C180]*[.$B$3]" office:value-type="float" office:value="4872.18993689044" calcext:value-type="float">
            <text:p>4872</text:p>
          </table:table-cell>
        </table:table-row>
        <table:table-row table:style-name="ro1">
          <table:table-cell table:formula="of:=[.A180]+[.$B$1]" office:value-type="float" office:value="17.4" calcext:value-type="float">
            <text:p>17.4</text:p>
          </table:table-cell>
          <table:table-cell table:formula="of:=[.A181]*[.$B$2]" office:value-type="float" office:value="0.303687289847013" calcext:value-type="float">
            <text:p>0.303687289847013</text:p>
          </table:table-cell>
          <table:table-cell table:formula="of:=SIN([.B181])" office:value-type="float" office:value="0.299040792256086" calcext:value-type="float">
            <text:p>0.299040792256086</text:p>
          </table:table-cell>
          <table:table-cell table:style-name="ce3" table:formula="of:=[.C181]*[.$B$3]" office:value-type="float" office:value="4899.48434032372" calcext:value-type="float">
            <text:p>4899</text:p>
          </table:table-cell>
        </table:table-row>
        <table:table-row table:style-name="ro1">
          <table:table-cell table:formula="of:=[.A181]+[.$B$1]" office:value-type="float" office:value="17.5" calcext:value-type="float">
            <text:p>17.5</text:p>
          </table:table-cell>
          <table:table-cell table:formula="of:=[.A182]*[.$B$2]" office:value-type="float" office:value="0.305432619099007" calcext:value-type="float">
            <text:p>0.305432619099007</text:p>
          </table:table-cell>
          <table:table-cell table:formula="of:=SIN([.B182])" office:value-type="float" office:value="0.300705799504273" calcext:value-type="float">
            <text:p>0.300705799504273</text:p>
          </table:table-cell>
          <table:table-cell table:style-name="ce3" table:formula="of:=[.C182]*[.$B$3]" office:value-type="float" office:value="4926.76381907801" calcext:value-type="float">
            <text:p>4927</text:p>
          </table:table-cell>
        </table:table-row>
        <table:table-row table:style-name="ro1">
          <table:table-cell table:formula="of:=[.A182]+[.$B$1]" office:value-type="float" office:value="17.6" calcext:value-type="float">
            <text:p>17.6</text:p>
          </table:table-cell>
          <table:table-cell table:formula="of:=[.A183]*[.$B$2]" office:value-type="float" office:value="0.307177948351002" calcext:value-type="float">
            <text:p>0.307177948351002</text:p>
          </table:table-cell>
          <table:table-cell table:formula="of:=SIN([.B183])" office:value-type="float" office:value="0.302369890750444" calcext:value-type="float">
            <text:p>0.302369890750444</text:p>
          </table:table-cell>
          <table:table-cell table:style-name="ce3" table:formula="of:=[.C183]*[.$B$3]" office:value-type="float" office:value="4954.02829005528" calcext:value-type="float">
            <text:p>4954</text:p>
          </table:table-cell>
        </table:table-row>
        <table:table-row table:style-name="ro1">
          <table:table-cell table:formula="of:=[.A183]+[.$B$1]" office:value-type="float" office:value="17.7" calcext:value-type="float">
            <text:p>17.7</text:p>
          </table:table-cell>
          <table:table-cell table:formula="of:=[.A184]*[.$B$2]" office:value-type="float" office:value="0.308923277602996" calcext:value-type="float">
            <text:p>0.308923277602996</text:p>
          </table:table-cell>
          <table:table-cell table:formula="of:=SIN([.B184])" office:value-type="float" office:value="0.30403306092549" calcext:value-type="float">
            <text:p>0.30403306092549</text:p>
          </table:table-cell>
          <table:table-cell table:style-name="ce3" table:formula="of:=[.C184]*[.$B$3]" office:value-type="float" office:value="4981.27767020323" calcext:value-type="float">
            <text:p>4981</text:p>
          </table:table-cell>
        </table:table-row>
        <table:table-row table:style-name="ro1">
          <table:table-cell table:formula="of:=[.A184]+[.$B$1]" office:value-type="float" office:value="17.8" calcext:value-type="float">
            <text:p>17.8</text:p>
          </table:table-cell>
          <table:table-cell table:formula="of:=[.A185]*[.$B$2]" office:value-type="float" office:value="0.31066860685499" calcext:value-type="float">
            <text:p>0.31066860685499</text:p>
          </table:table-cell>
          <table:table-cell table:formula="of:=SIN([.B185])" office:value-type="float" office:value="0.305695304963105" calcext:value-type="float">
            <text:p>0.305695304963105</text:p>
          </table:table-cell>
          <table:table-cell table:style-name="ce3" table:formula="of:=[.C185]*[.$B$3]" office:value-type="float" office:value="5008.51187651552" calcext:value-type="float">
            <text:p>5009</text:p>
          </table:table-cell>
        </table:table-row>
        <table:table-row table:style-name="ro1">
          <table:table-cell table:formula="of:=[.A185]+[.$B$1]" office:value-type="float" office:value="17.9" calcext:value-type="float">
            <text:p>17.9</text:p>
          </table:table-cell>
          <table:table-cell table:formula="of:=[.A186]*[.$B$2]" office:value-type="float" office:value="0.312413936106985" calcext:value-type="float">
            <text:p>0.312413936106985</text:p>
          </table:table-cell>
          <table:table-cell table:formula="of:=SIN([.B186])" office:value-type="float" office:value="0.307356617799807" calcext:value-type="float">
            <text:p>0.307356617799807</text:p>
          </table:table-cell>
          <table:table-cell table:style-name="ce3" table:formula="of:=[.C186]*[.$B$3]" office:value-type="float" office:value="5035.73082603203" calcext:value-type="float">
            <text:p>5036</text:p>
          </table:table-cell>
        </table:table-row>
        <table:table-row table:style-name="ro1">
          <table:table-cell table:formula="of:=[.A186]+[.$B$1]" office:value-type="float" office:value="18" calcext:value-type="float">
            <text:p>18</text:p>
          </table:table-cell>
          <table:table-cell table:formula="of:=[.A187]*[.$B$2]" office:value-type="float" office:value="0.314159265358979" calcext:value-type="float">
            <text:p>0.314159265358979</text:p>
          </table:table-cell>
          <table:table-cell table:formula="of:=SIN([.B187])" office:value-type="float" office:value="0.309016994374947" calcext:value-type="float">
            <text:p>0.309016994374947</text:p>
          </table:table-cell>
          <table:table-cell table:style-name="ce3" table:formula="of:=[.C187]*[.$B$3]" office:value-type="float" office:value="5062.93443583914" calcext:value-type="float">
            <text:p>5063</text:p>
          </table:table-cell>
        </table:table-row>
        <table:table-row table:style-name="ro1">
          <table:table-cell table:formula="of:=[.A187]+[.$B$1]" office:value-type="float" office:value="18.1" calcext:value-type="float">
            <text:p>18.1</text:p>
          </table:table-cell>
          <table:table-cell table:formula="of:=[.A188]*[.$B$2]" office:value-type="float" office:value="0.315904594610973" calcext:value-type="float">
            <text:p>0.315904594610973</text:p>
          </table:table-cell>
          <table:table-cell table:formula="of:=SIN([.B188])" office:value-type="float" office:value="0.310676429630732" calcext:value-type="float">
            <text:p>0.310676429630732</text:p>
          </table:table-cell>
          <table:table-cell table:style-name="ce3" table:formula="of:=[.C188]*[.$B$3]" office:value-type="float" office:value="5090.12262306991" calcext:value-type="float">
            <text:p>5090</text:p>
          </table:table-cell>
        </table:table-row>
        <table:table-row table:style-name="ro1">
          <table:table-cell table:formula="of:=[.A188]+[.$B$1]" office:value-type="float" office:value="18.2" calcext:value-type="float">
            <text:p>18.2</text:p>
          </table:table-cell>
          <table:table-cell table:formula="of:=[.A189]*[.$B$2]" office:value-type="float" office:value="0.317649923862968" calcext:value-type="float">
            <text:p>0.317649923862968</text:p>
          </table:table-cell>
          <table:table-cell table:formula="of:=SIN([.B189])" office:value-type="float" office:value="0.312334918512232" calcext:value-type="float">
            <text:p>0.312334918512232</text:p>
          </table:table-cell>
          <table:table-cell table:style-name="ce3" table:formula="of:=[.C189]*[.$B$3]" office:value-type="float" office:value="5117.29530490441" calcext:value-type="float">
            <text:p>5117</text:p>
          </table:table-cell>
        </table:table-row>
        <table:table-row table:style-name="ro1">
          <table:table-cell table:formula="of:=[.A189]+[.$B$1]" office:value-type="float" office:value="18.3" calcext:value-type="float">
            <text:p>18.3</text:p>
          </table:table-cell>
          <table:table-cell table:formula="of:=[.A190]*[.$B$2]" office:value-type="float" office:value="0.319395253114962" calcext:value-type="float">
            <text:p>0.319395253114962</text:p>
          </table:table-cell>
          <table:table-cell table:formula="of:=SIN([.B190])" office:value-type="float" office:value="0.313992455967405" calcext:value-type="float">
            <text:p>0.313992455967405</text:p>
          </table:table-cell>
          <table:table-cell table:style-name="ce3" table:formula="of:=[.C190]*[.$B$3]" office:value-type="float" office:value="5144.45239856996" calcext:value-type="float">
            <text:p>5144</text:p>
          </table:table-cell>
        </table:table-row>
        <table:table-row table:style-name="ro1">
          <table:table-cell table:formula="of:=[.A190]+[.$B$1]" office:value-type="float" office:value="18.4" calcext:value-type="float">
            <text:p>18.4</text:p>
          </table:table-cell>
          <table:table-cell table:formula="of:=[.A191]*[.$B$2]" office:value-type="float" office:value="0.321140582366956" calcext:value-type="float">
            <text:p>0.321140582366956</text:p>
          </table:table-cell>
          <table:table-cell table:formula="of:=SIN([.B191])" office:value-type="float" office:value="0.315649036947102" calcext:value-type="float">
            <text:p>0.315649036947102</text:p>
          </table:table-cell>
          <table:table-cell table:style-name="ce3" table:formula="of:=[.C191]*[.$B$3]" office:value-type="float" office:value="5171.59382134132" calcext:value-type="float">
            <text:p>5172</text:p>
          </table:table-cell>
        </table:table-row>
        <table:table-row table:style-name="ro1">
          <table:table-cell table:formula="of:=[.A191]+[.$B$1]" office:value-type="float" office:value="18.5" calcext:value-type="float">
            <text:p>18.5</text:p>
          </table:table-cell>
          <table:table-cell table:formula="of:=[.A192]*[.$B$2]" office:value-type="float" office:value="0.322885911618951" calcext:value-type="float">
            <text:p>0.322885911618951</text:p>
          </table:table-cell>
          <table:table-cell table:formula="of:=SIN([.B192])" office:value-type="float" office:value="0.317304656405092" calcext:value-type="float">
            <text:p>0.317304656405092</text:p>
          </table:table-cell>
          <table:table-cell table:style-name="ce3" table:formula="of:=[.C192]*[.$B$3]" office:value-type="float" office:value="5198.71949054103" calcext:value-type="float">
            <text:p>5199</text:p>
          </table:table-cell>
        </table:table-row>
        <table:table-row table:style-name="ro1">
          <table:table-cell table:formula="of:=[.A192]+[.$B$1]" office:value-type="float" office:value="18.6" calcext:value-type="float">
            <text:p>18.6</text:p>
          </table:table-cell>
          <table:table-cell table:formula="of:=[.A193]*[.$B$2]" office:value-type="float" office:value="0.324631240870945" calcext:value-type="float">
            <text:p>0.324631240870945</text:p>
          </table:table-cell>
          <table:table-cell table:formula="of:=SIN([.B193])" office:value-type="float" office:value="0.31895930929807" calcext:value-type="float">
            <text:p>0.31895930929807</text:p>
          </table:table-cell>
          <table:table-cell table:style-name="ce3" table:formula="of:=[.C193]*[.$B$3]" office:value-type="float" office:value="5225.82932353958" calcext:value-type="float">
            <text:p>5226</text:p>
          </table:table-cell>
        </table:table-row>
        <table:table-row table:style-name="ro1">
          <table:table-cell table:formula="of:=[.A193]+[.$B$1]" office:value-type="float" office:value="18.7" calcext:value-type="float">
            <text:p>18.7</text:p>
          </table:table-cell>
          <table:table-cell table:formula="of:=[.A194]*[.$B$2]" office:value-type="float" office:value="0.32637657012294" calcext:value-type="float">
            <text:p>0.32637657012294</text:p>
          </table:table-cell>
          <table:table-cell table:formula="of:=SIN([.B194])" office:value-type="float" office:value="0.320612990585676" calcext:value-type="float">
            <text:p>0.320612990585676</text:p>
          </table:table-cell>
          <table:table-cell table:style-name="ce3" table:formula="of:=[.C194]*[.$B$3]" office:value-type="float" office:value="5252.92323775572" calcext:value-type="float">
            <text:p>5253</text:p>
          </table:table-cell>
        </table:table-row>
        <table:table-row table:style-name="ro1">
          <table:table-cell table:formula="of:=[.A194]+[.$B$1]" office:value-type="float" office:value="18.8" calcext:value-type="float">
            <text:p>18.8</text:p>
          </table:table-cell>
          <table:table-cell table:formula="of:=[.A195]*[.$B$2]" office:value-type="float" office:value="0.328121899374934" calcext:value-type="float">
            <text:p>0.328121899374934</text:p>
          </table:table-cell>
          <table:table-cell table:formula="of:=SIN([.B195])" office:value-type="float" office:value="0.322265695230511" calcext:value-type="float">
            <text:p>0.322265695230511</text:p>
          </table:table-cell>
          <table:table-cell table:style-name="ce3" table:formula="of:=[.C195]*[.$B$3]" office:value-type="float" office:value="5280.00115065669" calcext:value-type="float">
            <text:p>5280</text:p>
          </table:table-cell>
        </table:table-row>
        <table:table-row table:style-name="ro1">
          <table:table-cell table:formula="of:=[.A195]+[.$B$1]" office:value-type="float" office:value="18.9" calcext:value-type="float">
            <text:p>18.9</text:p>
          </table:table-cell>
          <table:table-cell table:formula="of:=[.A196]*[.$B$2]" office:value-type="float" office:value="0.329867228626928" calcext:value-type="float">
            <text:p>0.329867228626928</text:p>
          </table:table-cell>
          <table:table-cell table:formula="of:=SIN([.B196])" office:value-type="float" office:value="0.323917418198149" calcext:value-type="float">
            <text:p>0.323917418198149</text:p>
          </table:table-cell>
          <table:table-cell table:style-name="ce3" table:formula="of:=[.C196]*[.$B$3]" office:value-type="float" office:value="5307.06297975848" calcext:value-type="float">
            <text:p>5307</text:p>
          </table:table-cell>
        </table:table-row>
        <table:table-row table:style-name="ro1">
          <table:table-cell table:formula="of:=[.A196]+[.$B$1]" office:value-type="float" office:value="19" calcext:value-type="float">
            <text:p>19</text:p>
          </table:table-cell>
          <table:table-cell table:formula="of:=[.A197]*[.$B$2]" office:value-type="float" office:value="0.331612557878923" calcext:value-type="float">
            <text:p>0.331612557878923</text:p>
          </table:table-cell>
          <table:table-cell table:formula="of:=SIN([.B197])" office:value-type="float" office:value="0.325568154457157" calcext:value-type="float">
            <text:p>0.325568154457157</text:p>
          </table:table-cell>
          <table:table-cell table:style-name="ce3" table:formula="of:=[.C197]*[.$B$3]" office:value-type="float" office:value="5334.10864262606" calcext:value-type="float">
            <text:p>5334</text:p>
          </table:table-cell>
        </table:table-row>
        <table:table-row table:style-name="ro1">
          <table:table-cell table:formula="of:=[.A197]+[.$B$1]" office:value-type="float" office:value="19.1" calcext:value-type="float">
            <text:p>19.1</text:p>
          </table:table-cell>
          <table:table-cell table:formula="of:=[.A198]*[.$B$2]" office:value-type="float" office:value="0.333357887130917" calcext:value-type="float">
            <text:p>0.333357887130917</text:p>
          </table:table-cell>
          <table:table-cell table:formula="of:=SIN([.B198])" office:value-type="float" office:value="0.327217898979104" calcext:value-type="float">
            <text:p>0.327217898979104</text:p>
          </table:table-cell>
          <table:table-cell table:style-name="ce3" table:formula="of:=[.C198]*[.$B$3]" office:value-type="float" office:value="5361.13805687364" calcext:value-type="float">
            <text:p>5361</text:p>
          </table:table-cell>
        </table:table-row>
        <table:table-row table:style-name="ro1">
          <table:table-cell table:formula="of:=[.A198]+[.$B$1]" office:value-type="float" office:value="19.2" calcext:value-type="float">
            <text:p>19.2</text:p>
          </table:table-cell>
          <table:table-cell table:formula="of:=[.A199]*[.$B$2]" office:value-type="float" office:value="0.335103216382911" calcext:value-type="float">
            <text:p>0.335103216382911</text:p>
          </table:table-cell>
          <table:table-cell table:formula="of:=SIN([.B199])" office:value-type="float" office:value="0.328866646738583" calcext:value-type="float">
            <text:p>0.328866646738583</text:p>
          </table:table-cell>
          <table:table-cell table:style-name="ce3" table:formula="of:=[.C199]*[.$B$3]" office:value-type="float" office:value="5388.15114016495" calcext:value-type="float">
            <text:p>5388</text:p>
          </table:table-cell>
        </table:table-row>
        <table:table-row table:style-name="ro1">
          <table:table-cell table:formula="of:=[.A199]+[.$B$1]" office:value-type="float" office:value="19.3" calcext:value-type="float">
            <text:p>19.3</text:p>
          </table:table-cell>
          <table:table-cell table:formula="of:=[.A200]*[.$B$2]" office:value-type="float" office:value="0.336848545634906" calcext:value-type="float">
            <text:p>0.336848545634906</text:p>
          </table:table-cell>
          <table:table-cell table:formula="of:=SIN([.B200])" office:value-type="float" office:value="0.330514392713223" calcext:value-type="float">
            <text:p>0.330514392713223</text:p>
          </table:table-cell>
          <table:table-cell table:style-name="ce3" table:formula="of:=[.C200]*[.$B$3]" office:value-type="float" office:value="5415.14781021345" calcext:value-type="float">
            <text:p>5415</text:p>
          </table:table-cell>
        </table:table-row>
        <table:table-row table:style-name="ro1">
          <table:table-cell table:formula="of:=[.A200]+[.$B$1]" office:value-type="float" office:value="19.4" calcext:value-type="float">
            <text:p>19.4</text:p>
          </table:table-cell>
          <table:table-cell table:formula="of:=[.A201]*[.$B$2]" office:value-type="float" office:value="0.3385938748869" calcext:value-type="float">
            <text:p>0.3385938748869</text:p>
          </table:table-cell>
          <table:table-cell table:formula="of:=SIN([.B201])" office:value-type="float" office:value="0.332161131883703" calcext:value-type="float">
            <text:p>0.332161131883703</text:p>
          </table:table-cell>
          <table:table-cell table:style-name="ce3" table:formula="of:=[.C201]*[.$B$3]" office:value-type="float" office:value="5442.1279847826" calcext:value-type="float">
            <text:p>5442</text:p>
          </table:table-cell>
        </table:table-row>
        <table:table-row table:style-name="ro1">
          <table:table-cell table:formula="of:=[.A201]+[.$B$1]" office:value-type="float" office:value="19.5" calcext:value-type="float">
            <text:p>19.5</text:p>
          </table:table-cell>
          <table:table-cell table:formula="of:=[.A202]*[.$B$2]" office:value-type="float" office:value="0.340339204138894" calcext:value-type="float">
            <text:p>0.340339204138894</text:p>
          </table:table-cell>
          <table:table-cell table:formula="of:=SIN([.B202])" office:value-type="float" office:value="0.333806859233771" calcext:value-type="float">
            <text:p>0.333806859233771</text:p>
          </table:table-cell>
          <table:table-cell table:style-name="ce3" table:formula="of:=[.C202]*[.$B$3]" office:value-type="float" office:value="5469.09158168611" calcext:value-type="float">
            <text:p>5469</text:p>
          </table:table-cell>
        </table:table-row>
        <table:table-row table:style-name="ro1">
          <table:table-cell table:formula="of:=[.A202]+[.$B$1]" office:value-type="float" office:value="19.6" calcext:value-type="float">
            <text:p>19.6</text:p>
          </table:table-cell>
          <table:table-cell table:formula="of:=[.A203]*[.$B$2]" office:value-type="float" office:value="0.342084533390889" calcext:value-type="float">
            <text:p>0.342084533390889</text:p>
          </table:table-cell>
          <table:table-cell table:formula="of:=SIN([.B203])" office:value-type="float" office:value="0.335451569750255" calcext:value-type="float">
            <text:p>0.335451569750255</text:p>
          </table:table-cell>
          <table:table-cell table:style-name="ce3" table:formula="of:=[.C203]*[.$B$3]" office:value-type="float" office:value="5496.03851878818" calcext:value-type="float">
            <text:p>5496</text:p>
          </table:table-cell>
        </table:table-row>
        <table:table-row table:style-name="ro1">
          <table:table-cell table:formula="of:=[.A203]+[.$B$1]" office:value-type="float" office:value="19.7" calcext:value-type="float">
            <text:p>19.7</text:p>
          </table:table-cell>
          <table:table-cell table:formula="of:=[.A204]*[.$B$2]" office:value-type="float" office:value="0.343829862642883" calcext:value-type="float">
            <text:p>0.343829862642883</text:p>
          </table:table-cell>
          <table:table-cell table:formula="of:=SIN([.B204])" office:value-type="float" office:value="0.337095258423082" calcext:value-type="float">
            <text:p>0.337095258423082</text:p>
          </table:table-cell>
          <table:table-cell table:style-name="ce3" table:formula="of:=[.C204]*[.$B$3]" office:value-type="float" office:value="5522.96871400378" calcext:value-type="float">
            <text:p>5523</text:p>
          </table:table-cell>
        </table:table-row>
        <table:table-row table:style-name="ro1">
          <table:table-cell table:formula="of:=[.A204]+[.$B$1]" office:value-type="float" office:value="19.8" calcext:value-type="float">
            <text:p>19.8</text:p>
          </table:table-cell>
          <table:table-cell table:formula="of:=[.A205]*[.$B$2]" office:value-type="float" office:value="0.345575191894877" calcext:value-type="float">
            <text:p>0.345575191894877</text:p>
          </table:table-cell>
          <table:table-cell table:formula="of:=SIN([.B205])" office:value-type="float" office:value="0.338737920245292" calcext:value-type="float">
            <text:p>0.338737920245292</text:p>
          </table:table-cell>
          <table:table-cell table:style-name="ce3" table:formula="of:=[.C205]*[.$B$3]" office:value-type="float" office:value="5549.88208529886" calcext:value-type="float">
            <text:p>5550</text:p>
          </table:table-cell>
        </table:table-row>
        <table:table-row table:style-name="ro1">
          <table:table-cell table:formula="of:=[.A205]+[.$B$1]" office:value-type="float" office:value="19.9" calcext:value-type="float">
            <text:p>19.9</text:p>
          </table:table-cell>
          <table:table-cell table:formula="of:=[.A206]*[.$B$2]" office:value-type="float" office:value="0.347320521146872" calcext:value-type="float">
            <text:p>0.347320521146872</text:p>
          </table:table-cell>
          <table:table-cell table:formula="of:=SIN([.B206])" office:value-type="float" office:value="0.34037955021305" calcext:value-type="float">
            <text:p>0.34037955021305</text:p>
          </table:table-cell>
          <table:table-cell table:style-name="ce3" table:formula="of:=[.C206]*[.$B$3]" office:value-type="float" office:value="5576.77855069062" calcext:value-type="float">
            <text:p>5577</text:p>
          </table:table-cell>
        </table:table-row>
        <table:table-row table:style-name="ro1">
          <table:table-cell table:formula="of:=[.A206]+[.$B$1]" office:value-type="float" office:value="20" calcext:value-type="float">
            <text:p>20</text:p>
          </table:table-cell>
          <table:table-cell table:formula="of:=[.A207]*[.$B$2]" office:value-type="float" office:value="0.349065850398866" calcext:value-type="float">
            <text:p>0.349065850398866</text:p>
          </table:table-cell>
          <table:table-cell table:formula="of:=SIN([.B207])" office:value-type="float" office:value="0.342020143325669" calcext:value-type="float">
            <text:p>0.342020143325669</text:p>
          </table:table-cell>
          <table:table-cell table:style-name="ce3" table:formula="of:=[.C207]*[.$B$3]" office:value-type="float" office:value="5603.65802824776" calcext:value-type="float">
            <text:p>5604</text:p>
          </table:table-cell>
        </table:table-row>
        <table:table-row table:style-name="ro1">
          <table:table-cell table:formula="of:=[.A207]+[.$B$1]" office:value-type="float" office:value="20.1" calcext:value-type="float">
            <text:p>20.1</text:p>
          </table:table-cell>
          <table:table-cell table:formula="of:=[.A208]*[.$B$2]" office:value-type="float" office:value="0.35081117965086" calcext:value-type="float">
            <text:p>0.35081117965086</text:p>
          </table:table-cell>
          <table:table-cell table:formula="of:=SIN([.B208])" office:value-type="float" office:value="0.343659694585616" calcext:value-type="float">
            <text:p>0.343659694585616</text:p>
          </table:table-cell>
          <table:table-cell table:style-name="ce3" table:formula="of:=[.C208]*[.$B$3]" office:value-type="float" office:value="5630.52043609074" calcext:value-type="float">
            <text:p>5631</text:p>
          </table:table-cell>
        </table:table-row>
        <table:table-row table:style-name="ro1">
          <table:table-cell table:formula="of:=[.A208]+[.$B$1]" office:value-type="float" office:value="20.2" calcext:value-type="float">
            <text:p>20.2</text:p>
          </table:table-cell>
          <table:table-cell table:formula="of:=[.A209]*[.$B$2]" office:value-type="float" office:value="0.352556508902855" calcext:value-type="float">
            <text:p>0.352556508902855</text:p>
          </table:table-cell>
          <table:table-cell table:formula="of:=SIN([.B209])" office:value-type="float" office:value="0.345298198998535" calcext:value-type="float">
            <text:p>0.345298198998535</text:p>
          </table:table-cell>
          <table:table-cell table:style-name="ce3" table:formula="of:=[.C209]*[.$B$3]" office:value-type="float" office:value="5657.365692392" calcext:value-type="float">
            <text:p>5657</text:p>
          </table:table-cell>
        </table:table-row>
        <table:table-row table:style-name="ro1">
          <table:table-cell table:formula="of:=[.A209]+[.$B$1]" office:value-type="float" office:value="20.3" calcext:value-type="float">
            <text:p>20.3</text:p>
          </table:table-cell>
          <table:table-cell table:formula="of:=[.A210]*[.$B$2]" office:value-type="float" office:value="0.354301838154849" calcext:value-type="float">
            <text:p>0.354301838154849</text:p>
          </table:table-cell>
          <table:table-cell table:formula="of:=SIN([.B210])" office:value-type="float" office:value="0.346935651573256" calcext:value-type="float">
            <text:p>0.346935651573256</text:p>
          </table:table-cell>
          <table:table-cell table:style-name="ce3" table:formula="of:=[.C210]*[.$B$3]" office:value-type="float" office:value="5684.19371537623" calcext:value-type="float">
            <text:p>5684</text:p>
          </table:table-cell>
        </table:table-row>
        <table:table-row table:style-name="ro1">
          <table:table-cell table:formula="of:=[.A210]+[.$B$1]" office:value-type="float" office:value="20.4" calcext:value-type="float">
            <text:p>20.4</text:p>
          </table:table-cell>
          <table:table-cell table:formula="of:=[.A211]*[.$B$2]" office:value-type="float" office:value="0.356047167406844" calcext:value-type="float">
            <text:p>0.356047167406844</text:p>
          </table:table-cell>
          <table:table-cell table:formula="of:=SIN([.B211])" office:value-type="float" office:value="0.348572047321815" calcext:value-type="float">
            <text:p>0.348572047321815</text:p>
          </table:table-cell>
          <table:table-cell table:style-name="ce3" table:formula="of:=[.C211]*[.$B$3]" office:value-type="float" office:value="5711.00442332063" calcext:value-type="float">
            <text:p>5711</text:p>
          </table:table-cell>
        </table:table-row>
        <table:table-row table:style-name="ro1">
          <table:table-cell table:formula="of:=[.A211]+[.$B$1]" office:value-type="float" office:value="20.5" calcext:value-type="float">
            <text:p>20.5</text:p>
          </table:table-cell>
          <table:table-cell table:formula="of:=[.A212]*[.$B$2]" office:value-type="float" office:value="0.357792496658838" calcext:value-type="float">
            <text:p>0.357792496658838</text:p>
          </table:table-cell>
          <table:table-cell table:formula="of:=SIN([.B212])" office:value-type="float" office:value="0.350207381259468" calcext:value-type="float">
            <text:p>0.350207381259468</text:p>
          </table:table-cell>
          <table:table-cell table:style-name="ce3" table:formula="of:=[.C212]*[.$B$3]" office:value-type="float" office:value="5737.79773455512" calcext:value-type="float">
            <text:p>5738</text:p>
          </table:table-cell>
        </table:table-row>
        <table:table-row table:style-name="ro1">
          <table:table-cell table:formula="of:=[.A212]+[.$B$1]" office:value-type="float" office:value="20.6" calcext:value-type="float">
            <text:p>20.6</text:p>
          </table:table-cell>
          <table:table-cell table:formula="of:=[.A213]*[.$B$2]" office:value-type="float" office:value="0.359537825910832" calcext:value-type="float">
            <text:p>0.359537825910832</text:p>
          </table:table-cell>
          <table:table-cell table:formula="of:=SIN([.B213])" office:value-type="float" office:value="0.351841648404702" calcext:value-type="float">
            <text:p>0.351841648404702</text:p>
          </table:table-cell>
          <table:table-cell table:style-name="ce3" table:formula="of:=[.C213]*[.$B$3]" office:value-type="float" office:value="5764.57356746264" calcext:value-type="float">
            <text:p>5765</text:p>
          </table:table-cell>
        </table:table-row>
        <table:table-row table:style-name="ro1">
          <table:table-cell table:formula="of:=[.A213]+[.$B$1]" office:value-type="float" office:value="20.7" calcext:value-type="float">
            <text:p>20.7</text:p>
          </table:table-cell>
          <table:table-cell table:formula="of:=[.A214]*[.$B$2]" office:value-type="float" office:value="0.361283155162827" calcext:value-type="float">
            <text:p>0.361283155162827</text:p>
          </table:table-cell>
          <table:table-cell table:formula="of:=SIN([.B214])" office:value-type="float" office:value="0.353474843779257" calcext:value-type="float">
            <text:p>0.353474843779257</text:p>
          </table:table-cell>
          <table:table-cell table:style-name="ce3" table:formula="of:=[.C214]*[.$B$3]" office:value-type="float" office:value="5791.33184047936" calcext:value-type="float">
            <text:p>5791</text:p>
          </table:table-cell>
        </table:table-row>
        <table:table-row table:style-name="ro1">
          <table:table-cell table:formula="of:=[.A214]+[.$B$1]" office:value-type="float" office:value="20.8" calcext:value-type="float">
            <text:p>20.8</text:p>
          </table:table-cell>
          <table:table-cell table:formula="of:=[.A215]*[.$B$2]" office:value-type="float" office:value="0.363028484414821" calcext:value-type="float">
            <text:p>0.363028484414821</text:p>
          </table:table-cell>
          <table:table-cell table:formula="of:=SIN([.B215])" office:value-type="float" office:value="0.355106962408137" calcext:value-type="float">
            <text:p>0.355106962408137</text:p>
          </table:table-cell>
          <table:table-cell table:style-name="ce3" table:formula="of:=[.C215]*[.$B$3]" office:value-type="float" office:value="5818.07247209492" calcext:value-type="float">
            <text:p>5818</text:p>
          </table:table-cell>
        </table:table-row>
        <table:table-row table:style-name="ro1">
          <table:table-cell table:formula="of:=[.A215]+[.$B$1]" office:value-type="float" office:value="20.9" calcext:value-type="float">
            <text:p>20.9</text:p>
          </table:table-cell>
          <table:table-cell table:formula="of:=[.A216]*[.$B$2]" office:value-type="float" office:value="0.364773813666815" calcext:value-type="float">
            <text:p>0.364773813666815</text:p>
          </table:table-cell>
          <table:table-cell table:formula="of:=SIN([.B216])" office:value-type="float" office:value="0.356737999319626" calcext:value-type="float">
            <text:p>0.356737999319626</text:p>
          </table:table-cell>
          <table:table-cell table:style-name="ce3" table:formula="of:=[.C216]*[.$B$3]" office:value-type="float" office:value="5844.79538085275" calcext:value-type="float">
            <text:p>5845</text:p>
          </table:table-cell>
        </table:table-row>
        <table:table-row table:style-name="ro1">
          <table:table-cell table:formula="of:=[.A216]+[.$B$1]" office:value-type="float" office:value="21" calcext:value-type="float">
            <text:p>21</text:p>
          </table:table-cell>
          <table:table-cell table:formula="of:=[.A217]*[.$B$2]" office:value-type="float" office:value="0.36651914291881" calcext:value-type="float">
            <text:p>0.36651914291881</text:p>
          </table:table-cell>
          <table:table-cell table:formula="of:=SIN([.B217])" office:value-type="float" office:value="0.358367949545301" calcext:value-type="float">
            <text:p>0.358367949545301</text:p>
          </table:table-cell>
          <table:table-cell table:style-name="ce3" table:formula="of:=[.C217]*[.$B$3]" office:value-type="float" office:value="5871.50048535021" calcext:value-type="float">
            <text:p>5872</text:p>
          </table:table-cell>
        </table:table-row>
        <table:table-row table:style-name="ro1">
          <table:table-cell table:formula="of:=[.A217]+[.$B$1]" office:value-type="float" office:value="21.1" calcext:value-type="float">
            <text:p>21.1</text:p>
          </table:table-cell>
          <table:table-cell table:formula="of:=[.A218]*[.$B$2]" office:value-type="float" office:value="0.368264472170804" calcext:value-type="float">
            <text:p>0.368264472170804</text:p>
          </table:table-cell>
          <table:table-cell table:formula="of:=SIN([.B218])" office:value-type="float" office:value="0.359996808120052" calcext:value-type="float">
            <text:p>0.359996808120052</text:p>
          </table:table-cell>
          <table:table-cell table:style-name="ce3" table:formula="of:=[.C218]*[.$B$3]" office:value-type="float" office:value="5898.18770423893" calcext:value-type="float">
            <text:p>5898</text:p>
          </table:table-cell>
        </table:table-row>
        <table:table-row table:style-name="ro1">
          <table:table-cell table:formula="of:=[.A218]+[.$B$1]" office:value-type="float" office:value="21.2" calcext:value-type="float">
            <text:p>21.2</text:p>
          </table:table-cell>
          <table:table-cell table:formula="of:=[.A219]*[.$B$2]" office:value-type="float" office:value="0.370009801422798" calcext:value-type="float">
            <text:p>0.370009801422798</text:p>
          </table:table-cell>
          <table:table-cell table:formula="of:=SIN([.B219])" office:value-type="float" office:value="0.361624570082093" calcext:value-type="float">
            <text:p>0.361624570082093</text:p>
          </table:table-cell>
          <table:table-cell table:style-name="ce3" table:formula="of:=[.C219]*[.$B$3]" office:value-type="float" office:value="5924.85695622501" calcext:value-type="float">
            <text:p>5925</text:p>
          </table:table-cell>
        </table:table-row>
        <table:table-row table:style-name="ro1">
          <table:table-cell table:formula="of:=[.A219]+[.$B$1]" office:value-type="float" office:value="21.3" calcext:value-type="float">
            <text:p>21.3</text:p>
          </table:table-cell>
          <table:table-cell table:formula="of:=[.A220]*[.$B$2]" office:value-type="float" office:value="0.371755130674793" calcext:value-type="float">
            <text:p>0.371755130674793</text:p>
          </table:table-cell>
          <table:table-cell table:formula="of:=SIN([.B220])" office:value-type="float" office:value="0.363251230472979" calcext:value-type="float">
            <text:p>0.363251230472979</text:p>
          </table:table-cell>
          <table:table-cell table:style-name="ce3" table:formula="of:=[.C220]*[.$B$3]" office:value-type="float" office:value="5951.50816006929" calcext:value-type="float">
            <text:p>5952</text:p>
          </table:table-cell>
        </table:table-row>
        <table:table-row table:style-name="ro1">
          <table:table-cell table:formula="of:=[.A220]+[.$B$1]" office:value-type="float" office:value="21.4" calcext:value-type="float">
            <text:p>21.4</text:p>
          </table:table-cell>
          <table:table-cell table:formula="of:=[.A221]*[.$B$2]" office:value-type="float" office:value="0.373500459926787" calcext:value-type="float">
            <text:p>0.373500459926787</text:p>
          </table:table-cell>
          <table:table-cell table:formula="of:=SIN([.B221])" office:value-type="float" office:value="0.36487678433762" calcext:value-type="float">
            <text:p>0.36487678433762</text:p>
          </table:table-cell>
          <table:table-cell table:style-name="ce3" table:formula="of:=[.C221]*[.$B$3]" office:value-type="float" office:value="5978.14123458757" calcext:value-type="float">
            <text:p>5978</text:p>
          </table:table-cell>
        </table:table-row>
        <table:table-row table:style-name="ro1">
          <table:table-cell table:formula="of:=[.A221]+[.$B$1]" office:value-type="float" office:value="21.5" calcext:value-type="float">
            <text:p>21.5</text:p>
          </table:table-cell>
          <table:table-cell table:formula="of:=[.A222]*[.$B$2]" office:value-type="float" office:value="0.375245789178781" calcext:value-type="float">
            <text:p>0.375245789178781</text:p>
          </table:table-cell>
          <table:table-cell table:formula="of:=SIN([.B222])" office:value-type="float" office:value="0.366501226724298" calcext:value-type="float">
            <text:p>0.366501226724298</text:p>
          </table:table-cell>
          <table:table-cell table:style-name="ce3" table:formula="of:=[.C222]*[.$B$3]" office:value-type="float" office:value="6004.7560986509" calcext:value-type="float">
            <text:p>6005</text:p>
          </table:table-cell>
        </table:table-row>
        <table:table-row table:style-name="ro1">
          <table:table-cell table:formula="of:=[.A222]+[.$B$1]" office:value-type="float" office:value="21.6" calcext:value-type="float">
            <text:p>21.6</text:p>
          </table:table-cell>
          <table:table-cell table:formula="of:=[.A223]*[.$B$2]" office:value-type="float" office:value="0.376991118430776" calcext:value-type="float">
            <text:p>0.376991118430776</text:p>
          </table:table-cell>
          <table:table-cell table:formula="of:=SIN([.B223])" office:value-type="float" office:value="0.368124552684678" calcext:value-type="float">
            <text:p>0.368124552684678</text:p>
          </table:table-cell>
          <table:table-cell table:style-name="ce3" table:formula="of:=[.C223]*[.$B$3]" office:value-type="float" office:value="6031.35267118577" calcext:value-type="float">
            <text:p>6031</text:p>
          </table:table-cell>
        </table:table-row>
        <table:table-row table:style-name="ro1">
          <table:table-cell table:formula="of:=[.A223]+[.$B$1]" office:value-type="float" office:value="21.7" calcext:value-type="float">
            <text:p>21.7</text:p>
          </table:table-cell>
          <table:table-cell table:formula="of:=[.A224]*[.$B$2]" office:value-type="float" office:value="0.37873644768277" calcext:value-type="float">
            <text:p>0.37873644768277</text:p>
          </table:table-cell>
          <table:table-cell table:formula="of:=SIN([.B224])" office:value-type="float" office:value="0.36974675727383" calcext:value-type="float">
            <text:p>0.36974675727383</text:p>
          </table:table-cell>
          <table:table-cell table:style-name="ce3" table:formula="of:=[.C224]*[.$B$3]" office:value-type="float" office:value="6057.93087117443" calcext:value-type="float">
            <text:p>6058</text:p>
          </table:table-cell>
        </table:table-row>
        <table:table-row table:style-name="ro1">
          <table:table-cell table:formula="of:=[.A224]+[.$B$1]" office:value-type="float" office:value="21.8" calcext:value-type="float">
            <text:p>21.8</text:p>
          </table:table-cell>
          <table:table-cell table:formula="of:=[.A225]*[.$B$2]" office:value-type="float" office:value="0.380481776934765" calcext:value-type="float">
            <text:p>0.380481776934765</text:p>
          </table:table-cell>
          <table:table-cell table:formula="of:=SIN([.B225])" office:value-type="float" office:value="0.371367835550235" calcext:value-type="float">
            <text:p>0.371367835550235</text:p>
          </table:table-cell>
          <table:table-cell table:style-name="ce3" table:formula="of:=[.C225]*[.$B$3]" office:value-type="float" office:value="6084.49061765506" calcext:value-type="float">
            <text:p>6084</text:p>
          </table:table-cell>
        </table:table-row>
        <table:table-row table:style-name="ro1">
          <table:table-cell table:formula="of:=[.A225]+[.$B$1]" office:value-type="float" office:value="21.9" calcext:value-type="float">
            <text:p>21.9</text:p>
          </table:table-cell>
          <table:table-cell table:formula="of:=[.A226]*[.$B$2]" office:value-type="float" office:value="0.382227106186759" calcext:value-type="float">
            <text:p>0.382227106186759</text:p>
          </table:table-cell>
          <table:table-cell table:formula="of:=SIN([.B226])" office:value-type="float" office:value="0.37298778257581" calcext:value-type="float">
            <text:p>0.37298778257581</text:p>
          </table:table-cell>
          <table:table-cell table:style-name="ce3" table:formula="of:=[.C226]*[.$B$3]" office:value-type="float" office:value="6111.03182972206" calcext:value-type="float">
            <text:p>6111</text:p>
          </table:table-cell>
        </table:table-row>
        <table:table-row table:style-name="ro1">
          <table:table-cell table:formula="of:=[.A226]+[.$B$1]" office:value-type="float" office:value="22" calcext:value-type="float">
            <text:p>22</text:p>
          </table:table-cell>
          <table:table-cell table:formula="of:=[.A227]*[.$B$2]" office:value-type="float" office:value="0.383972435438753" calcext:value-type="float">
            <text:p>0.383972435438753</text:p>
          </table:table-cell>
          <table:table-cell table:formula="of:=SIN([.B227])" office:value-type="float" office:value="0.374606593415913" calcext:value-type="float">
            <text:p>0.374606593415913</text:p>
          </table:table-cell>
          <table:table-cell table:style-name="ce3" table:formula="of:=[.C227]*[.$B$3]" office:value-type="float" office:value="6137.55442652631" calcext:value-type="float">
            <text:p>6138</text:p>
          </table:table-cell>
        </table:table-row>
        <table:table-row table:style-name="ro1">
          <table:table-cell table:formula="of:=[.A227]+[.$B$1]" office:value-type="float" office:value="22.1" calcext:value-type="float">
            <text:p>22.1</text:p>
          </table:table-cell>
          <table:table-cell table:formula="of:=[.A228]*[.$B$2]" office:value-type="float" office:value="0.385717764690748" calcext:value-type="float">
            <text:p>0.385717764690748</text:p>
          </table:table-cell>
          <table:table-cell table:formula="of:=SIN([.B228])" office:value-type="float" office:value="0.376224263139366" calcext:value-type="float">
            <text:p>0.376224263139366</text:p>
          </table:table-cell>
          <table:table-cell table:style-name="ce3" table:formula="of:=[.C228]*[.$B$3]" office:value-type="float" office:value="6164.05832727538" calcext:value-type="float">
            <text:p>6164</text:p>
          </table:table-cell>
        </table:table-row>
        <table:table-row table:style-name="ro1">
          <table:table-cell table:formula="of:=[.A228]+[.$B$1]" office:value-type="float" office:value="22.2" calcext:value-type="float">
            <text:p>22.2</text:p>
          </table:table-cell>
          <table:table-cell table:formula="of:=[.A229]*[.$B$2]" office:value-type="float" office:value="0.387463093942742" calcext:value-type="float">
            <text:p>0.387463093942742</text:p>
          </table:table-cell>
          <table:table-cell table:formula="of:=SIN([.B229])" office:value-type="float" office:value="0.377840786818468" calcext:value-type="float">
            <text:p>0.377840786818468</text:p>
          </table:table-cell>
          <table:table-cell table:style-name="ce3" table:formula="of:=[.C229]*[.$B$3]" office:value-type="float" office:value="6190.54345123378" calcext:value-type="float">
            <text:p>6191</text:p>
          </table:table-cell>
        </table:table-row>
        <table:table-row table:style-name="ro1">
          <table:table-cell table:formula="of:=[.A229]+[.$B$1]" office:value-type="float" office:value="22.3" calcext:value-type="float">
            <text:p>22.3</text:p>
          </table:table-cell>
          <table:table-cell table:formula="of:=[.A230]*[.$B$2]" office:value-type="float" office:value="0.389208423194736" calcext:value-type="float">
            <text:p>0.389208423194736</text:p>
          </table:table-cell>
          <table:table-cell table:formula="of:=SIN([.B230])" office:value-type="float" office:value="0.379456159529006" calcext:value-type="float">
            <text:p>0.379456159529006</text:p>
          </table:table-cell>
          <table:table-cell table:style-name="ce3" table:formula="of:=[.C230]*[.$B$3]" office:value-type="float" office:value="6217.00971772323" calcext:value-type="float">
            <text:p>6217</text:p>
          </table:table-cell>
        </table:table-row>
        <table:table-row table:style-name="ro1">
          <table:table-cell table:formula="of:=[.A230]+[.$B$1]" office:value-type="float" office:value="22.4" calcext:value-type="float">
            <text:p>22.4</text:p>
          </table:table-cell>
          <table:table-cell table:formula="of:=[.A231]*[.$B$2]" office:value-type="float" office:value="0.390953752446731" calcext:value-type="float">
            <text:p>0.390953752446731</text:p>
          </table:table-cell>
          <table:table-cell table:formula="of:=SIN([.B231])" office:value-type="float" office:value="0.381070376350275" calcext:value-type="float">
            <text:p>0.381070376350275</text:p>
          </table:table-cell>
          <table:table-cell table:style-name="ce3" table:formula="of:=[.C231]*[.$B$3]" office:value-type="float" office:value="6243.4570461229" calcext:value-type="float">
            <text:p>6243</text:p>
          </table:table-cell>
        </table:table-row>
        <table:table-row table:style-name="ro1">
          <table:table-cell table:formula="of:=[.A231]+[.$B$1]" office:value-type="float" office:value="22.5" calcext:value-type="float">
            <text:p>22.5</text:p>
          </table:table-cell>
          <table:table-cell table:formula="of:=[.A232]*[.$B$2]" office:value-type="float" office:value="0.392699081698725" calcext:value-type="float">
            <text:p>0.392699081698725</text:p>
          </table:table-cell>
          <table:table-cell table:formula="of:=SIN([.B232])" office:value-type="float" office:value="0.382683432365091" calcext:value-type="float">
            <text:p>0.382683432365091</text:p>
          </table:table-cell>
          <table:table-cell table:style-name="ce3" table:formula="of:=[.C232]*[.$B$3]" office:value-type="float" office:value="6269.88535586964" calcext:value-type="float">
            <text:p>6270</text:p>
          </table:table-cell>
        </table:table-row>
        <table:table-row table:style-name="ro1">
          <table:table-cell table:formula="of:=[.A232]+[.$B$1]" office:value-type="float" office:value="22.6000000000001" calcext:value-type="float">
            <text:p>22.6000000000001</text:p>
          </table:table-cell>
          <table:table-cell table:formula="of:=[.A233]*[.$B$2]" office:value-type="float" office:value="0.394444410950719" calcext:value-type="float">
            <text:p>0.394444410950719</text:p>
          </table:table-cell>
          <table:table-cell table:formula="of:=SIN([.B233])" office:value-type="float" office:value="0.384295322659805" calcext:value-type="float">
            <text:p>0.384295322659805</text:p>
          </table:table-cell>
          <table:table-cell table:style-name="ce3" table:formula="of:=[.C233]*[.$B$3]" office:value-type="float" office:value="6296.29456645824" calcext:value-type="float">
            <text:p>6296</text:p>
          </table:table-cell>
        </table:table-row>
        <table:table-row table:style-name="ro1">
          <table:table-cell table:formula="of:=[.A233]+[.$B$1]" office:value-type="float" office:value="22.7000000000001" calcext:value-type="float">
            <text:p>22.7000000000001</text:p>
          </table:table-cell>
          <table:table-cell table:formula="of:=[.A234]*[.$B$2]" office:value-type="float" office:value="0.396189740202714" calcext:value-type="float">
            <text:p>0.396189740202714</text:p>
          </table:table-cell>
          <table:table-cell table:formula="of:=SIN([.B234])" office:value-type="float" office:value="0.385906042324319" calcext:value-type="float">
            <text:p>0.385906042324319</text:p>
          </table:table-cell>
          <table:table-cell table:style-name="ce3" table:formula="of:=[.C234]*[.$B$3]" office:value-type="float" office:value="6322.68459744165" calcext:value-type="float">
            <text:p>6323</text:p>
          </table:table-cell>
        </table:table-row>
        <table:table-row table:style-name="ro1">
          <table:table-cell table:formula="of:=[.A234]+[.$B$1]" office:value-type="float" office:value="22.8000000000001" calcext:value-type="float">
            <text:p>22.8000000000001</text:p>
          </table:table-cell>
          <table:table-cell table:formula="of:=[.A235]*[.$B$2]" office:value-type="float" office:value="0.397935069454708" calcext:value-type="float">
            <text:p>0.397935069454708</text:p>
          </table:table-cell>
          <table:table-cell table:formula="of:=SIN([.B235])" office:value-type="float" office:value="0.387515586452104" calcext:value-type="float">
            <text:p>0.387515586452104</text:p>
          </table:table-cell>
          <table:table-cell table:style-name="ce3" table:formula="of:=[.C235]*[.$B$3]" office:value-type="float" office:value="6349.05536843127" calcext:value-type="float">
            <text:p>6349</text:p>
          </table:table-cell>
        </table:table-row>
        <table:table-row table:style-name="ro1">
          <table:table-cell table:formula="of:=[.A235]+[.$B$1]" office:value-type="float" office:value="22.9000000000001" calcext:value-type="float">
            <text:p>22.9000000000001</text:p>
          </table:table-cell>
          <table:table-cell table:formula="of:=[.A236]*[.$B$2]" office:value-type="float" office:value="0.399680398706702" calcext:value-type="float">
            <text:p>0.399680398706702</text:p>
          </table:table-cell>
          <table:table-cell table:formula="of:=SIN([.B236])" office:value-type="float" office:value="0.389123950140207" calcext:value-type="float">
            <text:p>0.389123950140207</text:p>
          </table:table-cell>
          <table:table-cell table:style-name="ce3" table:formula="of:=[.C236]*[.$B$3]" office:value-type="float" office:value="6375.40679909715" calcext:value-type="float">
            <text:p>6375</text:p>
          </table:table-cell>
        </table:table-row>
        <table:table-row table:style-name="ro1">
          <table:table-cell table:formula="of:=[.A236]+[.$B$1]" office:value-type="float" office:value="23.0000000000001" calcext:value-type="float">
            <text:p>23.0000000000001</text:p>
          </table:table-cell>
          <table:table-cell table:formula="of:=[.A237]*[.$B$2]" office:value-type="float" office:value="0.401425727958697" calcext:value-type="float">
            <text:p>0.401425727958697</text:p>
          </table:table-cell>
          <table:table-cell table:formula="of:=SIN([.B237])" office:value-type="float" office:value="0.390731128489275" calcext:value-type="float">
            <text:p>0.390731128489275</text:p>
          </table:table-cell>
          <table:table-cell table:style-name="ce3" table:formula="of:=[.C237]*[.$B$3]" office:value-type="float" office:value="6401.73880916828" calcext:value-type="float">
            <text:p>6402</text:p>
          </table:table-cell>
        </table:table-row>
        <table:table-row table:style-name="ro1">
          <table:table-cell table:formula="of:=[.A237]+[.$B$1]" office:value-type="float" office:value="23.1000000000001" calcext:value-type="float">
            <text:p>23.1000000000001</text:p>
          </table:table-cell>
          <table:table-cell table:formula="of:=[.A238]*[.$B$2]" office:value-type="float" office:value="0.403171057210691" calcext:value-type="float">
            <text:p>0.403171057210691</text:p>
          </table:table-cell>
          <table:table-cell table:formula="of:=SIN([.B238])" office:value-type="float" office:value="0.392337116603562" calcext:value-type="float">
            <text:p>0.392337116603562</text:p>
          </table:table-cell>
          <table:table-cell table:style-name="ce3" table:formula="of:=[.C238]*[.$B$3]" office:value-type="float" office:value="6428.05131843277" calcext:value-type="float">
            <text:p>6428</text:p>
          </table:table-cell>
        </table:table-row>
        <table:table-row table:style-name="ro1">
          <table:table-cell table:formula="of:=[.A238]+[.$B$1]" office:value-type="float" office:value="23.2000000000001" calcext:value-type="float">
            <text:p>23.2000000000001</text:p>
          </table:table-cell>
          <table:table-cell table:formula="of:=[.A239]*[.$B$2]" office:value-type="float" office:value="0.404916386462685" calcext:value-type="float">
            <text:p>0.404916386462685</text:p>
          </table:table-cell>
          <table:table-cell table:formula="of:=SIN([.B239])" office:value-type="float" office:value="0.393941909590952" calcext:value-type="float">
            <text:p>0.393941909590952</text:p>
          </table:table-cell>
          <table:table-cell table:style-name="ce3" table:formula="of:=[.C239]*[.$B$3]" office:value-type="float" office:value="6454.34424673816" calcext:value-type="float">
            <text:p>6454</text:p>
          </table:table-cell>
        </table:table-row>
        <table:table-row table:style-name="ro1">
          <table:table-cell table:formula="of:=[.A239]+[.$B$1]" office:value-type="float" office:value="23.3000000000001" calcext:value-type="float">
            <text:p>23.3000000000001</text:p>
          </table:table-cell>
          <table:table-cell table:formula="of:=[.A240]*[.$B$2]" office:value-type="float" office:value="0.40666171571468" calcext:value-type="float">
            <text:p>0.40666171571468</text:p>
          </table:table-cell>
          <table:table-cell table:formula="of:=SIN([.B240])" office:value-type="float" office:value="0.395545502562966" calcext:value-type="float">
            <text:p>0.395545502562966</text:p>
          </table:table-cell>
          <table:table-cell table:style-name="ce3" table:formula="of:=[.C240]*[.$B$3]" office:value-type="float" office:value="6480.61751399163" calcext:value-type="float">
            <text:p>6481</text:p>
          </table:table-cell>
        </table:table-row>
        <table:table-row table:style-name="ro1">
          <table:table-cell table:formula="of:=[.A240]+[.$B$1]" office:value-type="float" office:value="23.4000000000001" calcext:value-type="float">
            <text:p>23.4000000000001</text:p>
          </table:table-cell>
          <table:table-cell table:formula="of:=[.A241]*[.$B$2]" office:value-type="float" office:value="0.408407044966674" calcext:value-type="float">
            <text:p>0.408407044966674</text:p>
          </table:table-cell>
          <table:table-cell table:formula="of:=SIN([.B241])" office:value-type="float" office:value="0.397147890634782" calcext:value-type="float">
            <text:p>0.397147890634782</text:p>
          </table:table-cell>
          <table:table-cell table:style-name="ce3" table:formula="of:=[.C241]*[.$B$3]" office:value-type="float" office:value="6506.87104016026" calcext:value-type="float">
            <text:p>6507</text:p>
          </table:table-cell>
        </table:table-row>
        <table:table-row table:style-name="ro1">
          <table:table-cell table:formula="of:=[.A241]+[.$B$1]" office:value-type="float" office:value="23.5000000000001" calcext:value-type="float">
            <text:p>23.5000000000001</text:p>
          </table:table-cell>
          <table:table-cell table:formula="of:=[.A242]*[.$B$2]" office:value-type="float" office:value="0.410152374218669" calcext:value-type="float">
            <text:p>0.410152374218669</text:p>
          </table:table-cell>
          <table:table-cell table:formula="of:=SIN([.B242])" office:value-type="float" office:value="0.398749068925247" calcext:value-type="float">
            <text:p>0.398749068925247</text:p>
          </table:table-cell>
          <table:table-cell table:style-name="ce3" table:formula="of:=[.C242]*[.$B$3]" office:value-type="float" office:value="6533.10474527125" calcext:value-type="float">
            <text:p>6533</text:p>
          </table:table-cell>
        </table:table-row>
        <table:table-row table:style-name="ro1">
          <table:table-cell table:formula="of:=[.A242]+[.$B$1]" office:value-type="float" office:value="23.6000000000001" calcext:value-type="float">
            <text:p>23.6000000000001</text:p>
          </table:table-cell>
          <table:table-cell table:formula="of:=[.A243]*[.$B$2]" office:value-type="float" office:value="0.411897703470663" calcext:value-type="float">
            <text:p>0.411897703470663</text:p>
          </table:table-cell>
          <table:table-cell table:formula="of:=SIN([.B243])" office:value-type="float" office:value="0.400349032556896" calcext:value-type="float">
            <text:p>0.400349032556896</text:p>
          </table:table-cell>
          <table:table-cell table:style-name="ce3" table:formula="of:=[.C243]*[.$B$3]" office:value-type="float" office:value="6559.31854941218" calcext:value-type="float">
            <text:p>6559</text:p>
          </table:table-cell>
        </table:table-row>
        <table:table-row table:style-name="ro1">
          <table:table-cell table:formula="of:=[.A243]+[.$B$1]" office:value-type="float" office:value="23.7000000000001" calcext:value-type="float">
            <text:p>23.7000000000001</text:p>
          </table:table-cell>
          <table:table-cell table:formula="of:=[.A244]*[.$B$2]" office:value-type="float" office:value="0.413643032722657" calcext:value-type="float">
            <text:p>0.413643032722657</text:p>
          </table:table-cell>
          <table:table-cell table:formula="of:=SIN([.B244])" office:value-type="float" office:value="0.401947776655961" calcext:value-type="float">
            <text:p>0.401947776655961</text:p>
          </table:table-cell>
          <table:table-cell table:style-name="ce3" table:formula="of:=[.C244]*[.$B$3]" office:value-type="float" office:value="6585.51237273127" calcext:value-type="float">
            <text:p>6586</text:p>
          </table:table-cell>
        </table:table-row>
        <table:table-row table:style-name="ro1">
          <table:table-cell table:formula="of:=[.A244]+[.$B$1]" office:value-type="float" office:value="23.8000000000001" calcext:value-type="float">
            <text:p>23.8000000000001</text:p>
          </table:table-cell>
          <table:table-cell table:formula="of:=[.A245]*[.$B$2]" office:value-type="float" office:value="0.415388361974652" calcext:value-type="float">
            <text:p>0.415388361974652</text:p>
          </table:table-cell>
          <table:table-cell table:formula="of:=SIN([.B245])" office:value-type="float" office:value="0.403545296352391" calcext:value-type="float">
            <text:p>0.403545296352391</text:p>
          </table:table-cell>
          <table:table-cell table:style-name="ce3" table:formula="of:=[.C245]*[.$B$3]" office:value-type="float" office:value="6611.68613543758" calcext:value-type="float">
            <text:p>6612</text:p>
          </table:table-cell>
        </table:table-row>
        <table:table-row table:style-name="ro1">
          <table:table-cell table:formula="of:=[.A245]+[.$B$1]" office:value-type="float" office:value="23.9000000000001" calcext:value-type="float">
            <text:p>23.9000000000001</text:p>
          </table:table-cell>
          <table:table-cell table:formula="of:=[.A246]*[.$B$2]" office:value-type="float" office:value="0.417133691226646" calcext:value-type="float">
            <text:p>0.417133691226646</text:p>
          </table:table-cell>
          <table:table-cell table:formula="of:=SIN([.B246])" office:value-type="float" office:value="0.405141586779864" calcext:value-type="float">
            <text:p>0.405141586779864</text:p>
          </table:table-cell>
          <table:table-cell table:style-name="ce3" table:formula="of:=[.C246]*[.$B$3]" office:value-type="float" office:value="6637.83975780129" calcext:value-type="float">
            <text:p>6638</text:p>
          </table:table-cell>
        </table:table-row>
        <table:table-row table:style-name="ro1">
          <table:table-cell table:formula="of:=[.A246]+[.$B$1]" office:value-type="float" office:value="24.0000000000001" calcext:value-type="float">
            <text:p>24.0000000000001</text:p>
          </table:table-cell>
          <table:table-cell table:formula="of:=[.A247]*[.$B$2]" office:value-type="float" office:value="0.41887902047864" calcext:value-type="float">
            <text:p>0.41887902047864</text:p>
          </table:table-cell>
          <table:table-cell table:formula="of:=SIN([.B247])" office:value-type="float" office:value="0.406736643075801" calcext:value-type="float">
            <text:p>0.406736643075801</text:p>
          </table:table-cell>
          <table:table-cell table:style-name="ce3" table:formula="of:=[.C247]*[.$B$3]" office:value-type="float" office:value="6663.97316015393" calcext:value-type="float">
            <text:p>6664</text:p>
          </table:table-cell>
        </table:table-row>
        <table:table-row table:style-name="ro1">
          <table:table-cell table:formula="of:=[.A247]+[.$B$1]" office:value-type="float" office:value="24.1000000000001" calcext:value-type="float">
            <text:p>24.1000000000001</text:p>
          </table:table-cell>
          <table:table-cell table:formula="of:=[.A248]*[.$B$2]" office:value-type="float" office:value="0.420624349730635" calcext:value-type="float">
            <text:p>0.420624349730635</text:p>
          </table:table-cell>
          <table:table-cell table:formula="of:=SIN([.B248])" office:value-type="float" office:value="0.408330460381386" calcext:value-type="float">
            <text:p>0.408330460381386</text:p>
          </table:table-cell>
          <table:table-cell table:style-name="ce3" table:formula="of:=[.C248]*[.$B$3]" office:value-type="float" office:value="6690.08626288863" calcext:value-type="float">
            <text:p>6690</text:p>
          </table:table-cell>
        </table:table-row>
        <table:table-row table:style-name="ro1">
          <table:table-cell table:formula="of:=[.A248]+[.$B$1]" office:value-type="float" office:value="24.2000000000001" calcext:value-type="float">
            <text:p>24.2000000000001</text:p>
          </table:table-cell>
          <table:table-cell table:formula="of:=[.A249]*[.$B$2]" office:value-type="float" office:value="0.422369678982629" calcext:value-type="float">
            <text:p>0.422369678982629</text:p>
          </table:table-cell>
          <table:table-cell table:formula="of:=SIN([.B249])" office:value-type="float" office:value="0.409923033841574" calcext:value-type="float">
            <text:p>0.409923033841574</text:p>
          </table:table-cell>
          <table:table-cell table:style-name="ce3" table:formula="of:=[.C249]*[.$B$3]" office:value-type="float" office:value="6716.17898646035" calcext:value-type="float">
            <text:p>6716</text:p>
          </table:table-cell>
        </table:table-row>
        <table:table-row table:style-name="ro1">
          <table:table-cell table:formula="of:=[.A249]+[.$B$1]" office:value-type="float" office:value="24.3000000000001" calcext:value-type="float">
            <text:p>24.3000000000001</text:p>
          </table:table-cell>
          <table:table-cell table:formula="of:=[.A250]*[.$B$2]" office:value-type="float" office:value="0.424115008234623" calcext:value-type="float">
            <text:p>0.424115008234623</text:p>
          </table:table-cell>
          <table:table-cell table:formula="of:=SIN([.B250])" office:value-type="float" office:value="0.41151435860511" calcext:value-type="float">
            <text:p>0.41151435860511</text:p>
          </table:table-cell>
          <table:table-cell table:style-name="ce3" table:formula="of:=[.C250]*[.$B$3]" office:value-type="float" office:value="6742.25125138612" calcext:value-type="float">
            <text:p>6742</text:p>
          </table:table-cell>
        </table:table-row>
        <table:table-row table:style-name="ro1">
          <table:table-cell table:formula="of:=[.A250]+[.$B$1]" office:value-type="float" office:value="24.4000000000001" calcext:value-type="float">
            <text:p>24.4000000000001</text:p>
          </table:table-cell>
          <table:table-cell table:formula="of:=[.A251]*[.$B$2]" office:value-type="float" office:value="0.425860337486618" calcext:value-type="float">
            <text:p>0.425860337486618</text:p>
          </table:table-cell>
          <table:table-cell table:formula="of:=SIN([.B251])" office:value-type="float" office:value="0.413104429824543" calcext:value-type="float">
            <text:p>0.413104429824543</text:p>
          </table:table-cell>
          <table:table-cell table:style-name="ce3" table:formula="of:=[.C251]*[.$B$3]" office:value-type="float" office:value="6768.30297824531" calcext:value-type="float">
            <text:p>6768</text:p>
          </table:table-cell>
        </table:table-row>
        <table:table-row table:style-name="ro1">
          <table:table-cell table:formula="of:=[.A251]+[.$B$1]" office:value-type="float" office:value="24.5000000000001" calcext:value-type="float">
            <text:p>24.5000000000001</text:p>
          </table:table-cell>
          <table:table-cell table:formula="of:=[.A252]*[.$B$2]" office:value-type="float" office:value="0.427605666738612" calcext:value-type="float">
            <text:p>0.427605666738612</text:p>
          </table:table-cell>
          <table:table-cell table:formula="of:=SIN([.B252])" office:value-type="float" office:value="0.41469324265624" calcext:value-type="float">
            <text:p>0.41469324265624</text:p>
          </table:table-cell>
          <table:table-cell table:style-name="ce3" table:formula="of:=[.C252]*[.$B$3]" office:value-type="float" office:value="6794.33408767984" calcext:value-type="float">
            <text:p>6794</text:p>
          </table:table-cell>
        </table:table-row>
        <table:table-row table:style-name="ro1">
          <table:table-cell table:formula="of:=[.A252]+[.$B$1]" office:value-type="float" office:value="24.6000000000001" calcext:value-type="float">
            <text:p>24.6000000000001</text:p>
          </table:table-cell>
          <table:table-cell table:formula="of:=[.A253]*[.$B$2]" office:value-type="float" office:value="0.429350995990606" calcext:value-type="float">
            <text:p>0.429350995990606</text:p>
          </table:table-cell>
          <table:table-cell table:formula="of:=SIN([.B253])" office:value-type="float" office:value="0.416280792260402" calcext:value-type="float">
            <text:p>0.416280792260402</text:p>
          </table:table-cell>
          <table:table-cell table:style-name="ce3" table:formula="of:=[.C253]*[.$B$3]" office:value-type="float" office:value="6820.34450039443" calcext:value-type="float">
            <text:p>6820</text:p>
          </table:table-cell>
        </table:table-row>
        <table:table-row table:style-name="ro1">
          <table:table-cell table:formula="of:=[.A253]+[.$B$1]" office:value-type="float" office:value="24.7000000000001" calcext:value-type="float">
            <text:p>24.7000000000001</text:p>
          </table:table-cell>
          <table:table-cell table:formula="of:=[.A254]*[.$B$2]" office:value-type="float" office:value="0.431096325242601" calcext:value-type="float">
            <text:p>0.431096325242601</text:p>
          </table:table-cell>
          <table:table-cell table:formula="of:=SIN([.B254])" office:value-type="float" office:value="0.417867073801078" calcext:value-type="float">
            <text:p>0.417867073801078</text:p>
          </table:table-cell>
          <table:table-cell table:style-name="ce3" table:formula="of:=[.C254]*[.$B$3]" office:value-type="float" office:value="6846.33413715686" calcext:value-type="float">
            <text:p>6846</text:p>
          </table:table-cell>
        </table:table-row>
        <table:table-row table:style-name="ro1">
          <table:table-cell table:formula="of:=[.A254]+[.$B$1]" office:value-type="float" office:value="24.8000000000001" calcext:value-type="float">
            <text:p>24.8000000000001</text:p>
          </table:table-cell>
          <table:table-cell table:formula="of:=[.A255]*[.$B$2]" office:value-type="float" office:value="0.432841654494595" calcext:value-type="float">
            <text:p>0.432841654494595</text:p>
          </table:table-cell>
          <table:table-cell table:formula="of:=SIN([.B255])" office:value-type="float" office:value="0.419452082446178" calcext:value-type="float">
            <text:p>0.419452082446178</text:p>
          </table:table-cell>
          <table:table-cell table:style-name="ce3" table:formula="of:=[.C255]*[.$B$3]" office:value-type="float" office:value="6872.30291879819" calcext:value-type="float">
            <text:p>6872</text:p>
          </table:table-cell>
        </table:table-row>
        <table:table-row table:style-name="ro1">
          <table:table-cell table:formula="of:=[.A255]+[.$B$1]" office:value-type="float" office:value="24.9000000000001" calcext:value-type="float">
            <text:p>24.9000000000001</text:p>
          </table:table-cell>
          <table:table-cell table:formula="of:=[.A256]*[.$B$2]" office:value-type="float" office:value="0.434586983746589" calcext:value-type="float">
            <text:p>0.434586983746589</text:p>
          </table:table-cell>
          <table:table-cell table:formula="of:=SIN([.B256])" office:value-type="float" office:value="0.421035813367492" calcext:value-type="float">
            <text:p>0.421035813367492</text:p>
          </table:table-cell>
          <table:table-cell table:style-name="ce3" table:formula="of:=[.C256]*[.$B$3]" office:value-type="float" office:value="6898.25076621299" calcext:value-type="float">
            <text:p>6898</text:p>
          </table:table-cell>
        </table:table-row>
        <table:table-row table:style-name="ro1">
          <table:table-cell table:formula="of:=[.A256]+[.$B$1]" office:value-type="float" office:value="25.0000000000001" calcext:value-type="float">
            <text:p>25.0000000000001</text:p>
          </table:table-cell>
          <table:table-cell table:formula="of:=[.A257]*[.$B$2]" office:value-type="float" office:value="0.436332312998584" calcext:value-type="float">
            <text:p>0.436332312998584</text:p>
          </table:table-cell>
          <table:table-cell table:formula="of:=SIN([.B257])" office:value-type="float" office:value="0.422618261740701" calcext:value-type="float">
            <text:p>0.422618261740701</text:p>
          </table:table-cell>
          <table:table-cell table:style-name="ce3" table:formula="of:=[.C257]*[.$B$3]" office:value-type="float" office:value="6924.17760035964" calcext:value-type="float">
            <text:p>6924</text:p>
          </table:table-cell>
        </table:table-row>
        <table:table-row table:style-name="ro1">
          <table:table-cell table:formula="of:=[.A257]+[.$B$1]" office:value-type="float" office:value="25.1000000000001" calcext:value-type="float">
            <text:p>25.1000000000001</text:p>
          </table:table-cell>
          <table:table-cell table:formula="of:=[.A258]*[.$B$2]" office:value-type="float" office:value="0.438077642250578" calcext:value-type="float">
            <text:p>0.438077642250578</text:p>
          </table:table-cell>
          <table:table-cell table:formula="of:=SIN([.B258])" office:value-type="float" office:value="0.424199422745392" calcext:value-type="float">
            <text:p>0.424199422745392</text:p>
          </table:table-cell>
          <table:table-cell table:style-name="ce3" table:formula="of:=[.C258]*[.$B$3]" office:value-type="float" office:value="6950.0833422605" calcext:value-type="float">
            <text:p>6950</text:p>
          </table:table-cell>
        </table:table-row>
        <table:table-row table:style-name="ro1">
          <table:table-cell table:formula="of:=[.A258]+[.$B$1]" office:value-type="float" office:value="25.2000000000001" calcext:value-type="float">
            <text:p>25.2000000000001</text:p>
          </table:table-cell>
          <table:table-cell table:formula="of:=[.A259]*[.$B$2]" office:value-type="float" office:value="0.439822971502573" calcext:value-type="float">
            <text:p>0.439822971502573</text:p>
          </table:table-cell>
          <table:table-cell table:formula="of:=SIN([.B259])" office:value-type="float" office:value="0.425779291565074" calcext:value-type="float">
            <text:p>0.425779291565074</text:p>
          </table:table-cell>
          <table:table-cell table:style-name="ce3" table:formula="of:=[.C259]*[.$B$3]" office:value-type="float" office:value="6975.96791300217" calcext:value-type="float">
            <text:p>6976</text:p>
          </table:table-cell>
        </table:table-row>
        <table:table-row table:style-name="ro1">
          <table:table-cell table:formula="of:=[.A259]+[.$B$1]" office:value-type="float" office:value="25.3000000000001" calcext:value-type="float">
            <text:p>25.3000000000001</text:p>
          </table:table-cell>
          <table:table-cell table:formula="of:=[.A260]*[.$B$2]" office:value-type="float" office:value="0.441568300754567" calcext:value-type="float">
            <text:p>0.441568300754567</text:p>
          </table:table-cell>
          <table:table-cell table:formula="of:=SIN([.B260])" office:value-type="float" office:value="0.427357863387194" calcext:value-type="float">
            <text:p>0.427357863387194</text:p>
          </table:table-cell>
          <table:table-cell table:style-name="ce3" table:formula="of:=[.C260]*[.$B$3]" office:value-type="float" office:value="7001.83123373578" calcext:value-type="float">
            <text:p>7002</text:p>
          </table:table-cell>
        </table:table-row>
        <table:table-row table:style-name="ro1">
          <table:table-cell table:formula="of:=[.A260]+[.$B$1]" office:value-type="float" office:value="25.4000000000001" calcext:value-type="float">
            <text:p>25.4000000000001</text:p>
          </table:table-cell>
          <table:table-cell table:formula="of:=[.A261]*[.$B$2]" office:value-type="float" office:value="0.443313630006561" calcext:value-type="float">
            <text:p>0.443313630006561</text:p>
          </table:table-cell>
          <table:table-cell table:formula="of:=SIN([.B261])" office:value-type="float" office:value="0.428935133403147" calcext:value-type="float">
            <text:p>0.428935133403147</text:p>
          </table:table-cell>
          <table:table-cell table:style-name="ce3" table:formula="of:=[.C261]*[.$B$3]" office:value-type="float" office:value="7027.67322567717" calcext:value-type="float">
            <text:p>7028</text:p>
          </table:table-cell>
        </table:table-row>
        <table:table-row table:style-name="ro1">
          <table:table-cell table:formula="of:=[.A261]+[.$B$1]" office:value-type="float" office:value="25.5000000000001" calcext:value-type="float">
            <text:p>25.5000000000001</text:p>
          </table:table-cell>
          <table:table-cell table:formula="of:=[.A262]*[.$B$2]" office:value-type="float" office:value="0.445058959258556" calcext:value-type="float">
            <text:p>0.445058959258556</text:p>
          </table:table-cell>
          <table:table-cell table:formula="of:=SIN([.B262])" office:value-type="float" office:value="0.430511096808297" calcext:value-type="float">
            <text:p>0.430511096808297</text:p>
          </table:table-cell>
          <table:table-cell table:style-name="ce3" table:formula="of:=[.C262]*[.$B$3]" office:value-type="float" office:value="7053.49381010713" calcext:value-type="float">
            <text:p>7053</text:p>
          </table:table-cell>
        </table:table-row>
        <table:table-row table:style-name="ro1">
          <table:table-cell table:formula="of:=[.A262]+[.$B$1]" office:value-type="float" office:value="25.6000000000001" calcext:value-type="float">
            <text:p>25.6000000000001</text:p>
          </table:table-cell>
          <table:table-cell table:formula="of:=[.A263]*[.$B$2]" office:value-type="float" office:value="0.44680428851055" calcext:value-type="float">
            <text:p>0.44680428851055</text:p>
          </table:table-cell>
          <table:table-cell table:formula="of:=SIN([.B263])" office:value-type="float" office:value="0.432085748801984" calcext:value-type="float">
            <text:p>0.432085748801984</text:p>
          </table:table-cell>
          <table:table-cell table:style-name="ce3" table:formula="of:=[.C263]*[.$B$3]" office:value-type="float" office:value="7079.2929083717" calcext:value-type="float">
            <text:p>7079</text:p>
          </table:table-cell>
        </table:table-row>
        <table:table-row table:style-name="ro1">
          <table:table-cell table:formula="of:=[.A263]+[.$B$1]" office:value-type="float" office:value="25.7000000000001" calcext:value-type="float">
            <text:p>25.7000000000001</text:p>
          </table:table-cell>
          <table:table-cell table:formula="of:=[.A264]*[.$B$2]" office:value-type="float" office:value="0.448549617762544" calcext:value-type="float">
            <text:p>0.448549617762544</text:p>
          </table:table-cell>
          <table:table-cell table:formula="of:=SIN([.B264])" office:value-type="float" office:value="0.433659084587546" calcext:value-type="float">
            <text:p>0.433659084587546</text:p>
          </table:table-cell>
          <table:table-cell table:style-name="ce3" table:formula="of:=[.C264]*[.$B$3]" office:value-type="float" office:value="7105.07044188235" calcext:value-type="float">
            <text:p>7105</text:p>
          </table:table-cell>
        </table:table-row>
        <table:table-row table:style-name="ro1">
          <table:table-cell table:formula="of:=[.A264]+[.$B$1]" office:value-type="float" office:value="25.8000000000001" calcext:value-type="float">
            <text:p>25.8000000000001</text:p>
          </table:table-cell>
          <table:table-cell table:formula="of:=[.A265]*[.$B$2]" office:value-type="float" office:value="0.450294947014539" calcext:value-type="float">
            <text:p>0.450294947014539</text:p>
          </table:table-cell>
          <table:table-cell table:formula="of:=SIN([.B265])" office:value-type="float" office:value="0.435231099372329" calcext:value-type="float">
            <text:p>0.435231099372329</text:p>
          </table:table-cell>
          <table:table-cell table:style-name="ce3" table:formula="of:=[.C265]*[.$B$3]" office:value-type="float" office:value="7130.82633211624" calcext:value-type="float">
            <text:p>7131</text:p>
          </table:table-cell>
        </table:table-row>
        <table:table-row table:style-name="ro1">
          <table:table-cell table:formula="of:=[.A265]+[.$B$1]" office:value-type="float" office:value="25.9000000000001" calcext:value-type="float">
            <text:p>25.9000000000001</text:p>
          </table:table-cell>
          <table:table-cell table:formula="of:=[.A266]*[.$B$2]" office:value-type="float" office:value="0.452040276266533" calcext:value-type="float">
            <text:p>0.452040276266533</text:p>
          </table:table-cell>
          <table:table-cell table:formula="of:=SIN([.B266])" office:value-type="float" office:value="0.436801788367704" calcext:value-type="float">
            <text:p>0.436801788367704</text:p>
          </table:table-cell>
          <table:table-cell table:style-name="ce3" table:formula="of:=[.C266]*[.$B$3]" office:value-type="float" office:value="7156.56050061646" calcext:value-type="float">
            <text:p>7157</text:p>
          </table:table-cell>
        </table:table-row>
        <table:table-row table:style-name="ro1">
          <table:table-cell table:formula="of:=[.A266]+[.$B$1]" office:value-type="float" office:value="26.0000000000001" calcext:value-type="float">
            <text:p>26.0000000000001</text:p>
          </table:table-cell>
          <table:table-cell table:formula="of:=[.A267]*[.$B$2]" office:value-type="float" office:value="0.453785605518527" calcext:value-type="float">
            <text:p>0.453785605518527</text:p>
          </table:table-cell>
          <table:table-cell table:formula="of:=SIN([.B267])" office:value-type="float" office:value="0.438371146789079" calcext:value-type="float">
            <text:p>0.438371146789079</text:p>
          </table:table-cell>
          <table:table-cell table:style-name="ce3" table:formula="of:=[.C267]*[.$B$3]" office:value-type="float" office:value="7182.27286899227" calcext:value-type="float">
            <text:p>7182</text:p>
          </table:table-cell>
        </table:table-row>
        <table:table-row table:style-name="ro1">
          <table:table-cell table:formula="of:=[.A267]+[.$B$1]" office:value-type="float" office:value="26.1000000000001" calcext:value-type="float">
            <text:p>26.1000000000001</text:p>
          </table:table-cell>
          <table:table-cell table:formula="of:=[.A268]*[.$B$2]" office:value-type="float" office:value="0.455530934770522" calcext:value-type="float">
            <text:p>0.455530934770522</text:p>
          </table:table-cell>
          <table:table-cell table:formula="of:=SIN([.B268])" office:value-type="float" office:value="0.439939169855917" calcext:value-type="float">
            <text:p>0.439939169855917</text:p>
          </table:table-cell>
          <table:table-cell table:style-name="ce3" table:formula="of:=[.C268]*[.$B$3]" office:value-type="float" office:value="7207.96335891934" calcext:value-type="float">
            <text:p>7208</text:p>
          </table:table-cell>
        </table:table-row>
        <table:table-row table:style-name="ro1">
          <table:table-cell table:formula="of:=[.A268]+[.$B$1]" office:value-type="float" office:value="26.2000000000001" calcext:value-type="float">
            <text:p>26.2000000000001</text:p>
          </table:table-cell>
          <table:table-cell table:formula="of:=[.A269]*[.$B$2]" office:value-type="float" office:value="0.457276264022516" calcext:value-type="float">
            <text:p>0.457276264022516</text:p>
          </table:table-cell>
          <table:table-cell table:formula="of:=SIN([.B269])" office:value-type="float" office:value="0.441505852791747" calcext:value-type="float">
            <text:p>0.441505852791747</text:p>
          </table:table-cell>
          <table:table-cell table:style-name="ce3" table:formula="of:=[.C269]*[.$B$3]" office:value-type="float" office:value="7233.63189213998" calcext:value-type="float">
            <text:p>7234</text:p>
          </table:table-cell>
        </table:table-row>
        <table:table-row table:style-name="ro1">
          <table:table-cell table:formula="of:=[.A269]+[.$B$1]" office:value-type="float" office:value="26.3000000000001" calcext:value-type="float">
            <text:p>26.3000000000001</text:p>
          </table:table-cell>
          <table:table-cell table:formula="of:=[.A270]*[.$B$2]" office:value-type="float" office:value="0.459021593274511" calcext:value-type="float">
            <text:p>0.459021593274511</text:p>
          </table:table-cell>
          <table:table-cell table:formula="of:=SIN([.B270])" office:value-type="float" office:value="0.443071190824181" calcext:value-type="float">
            <text:p>0.443071190824181</text:p>
          </table:table-cell>
          <table:table-cell table:style-name="ce3" table:formula="of:=[.C270]*[.$B$3]" office:value-type="float" office:value="7259.27839046339" calcext:value-type="float">
            <text:p>7259</text:p>
          </table:table-cell>
        </table:table-row>
        <table:table-row table:style-name="ro1">
          <table:table-cell table:formula="of:=[.A270]+[.$B$1]" office:value-type="float" office:value="26.4000000000001" calcext:value-type="float">
            <text:p>26.4000000000001</text:p>
          </table:table-cell>
          <table:table-cell table:formula="of:=[.A271]*[.$B$2]" office:value-type="float" office:value="0.460766922526505" calcext:value-type="float">
            <text:p>0.460766922526505</text:p>
          </table:table-cell>
          <table:table-cell table:formula="of:=SIN([.B271])" office:value-type="float" office:value="0.444635179184929" calcext:value-type="float">
            <text:p>0.444635179184929</text:p>
          </table:table-cell>
          <table:table-cell table:style-name="ce3" table:formula="of:=[.C271]*[.$B$3]" office:value-type="float" office:value="7284.90277576588" calcext:value-type="float">
            <text:p>7285</text:p>
          </table:table-cell>
        </table:table-row>
        <table:table-row table:style-name="ro1">
          <table:table-cell table:formula="of:=[.A271]+[.$B$1]" office:value-type="float" office:value="26.5000000000001" calcext:value-type="float">
            <text:p>26.5000000000001</text:p>
          </table:table-cell>
          <table:table-cell table:formula="of:=[.A272]*[.$B$2]" office:value-type="float" office:value="0.462512251778499" calcext:value-type="float">
            <text:p>0.462512251778499</text:p>
          </table:table-cell>
          <table:table-cell table:formula="of:=SIN([.B272])" office:value-type="float" office:value="0.44619781310981" calcext:value-type="float">
            <text:p>0.44619781310981</text:p>
          </table:table-cell>
          <table:table-cell table:style-name="ce3" table:formula="of:=[.C272]*[.$B$3]" office:value-type="float" office:value="7310.50496999113" calcext:value-type="float">
            <text:p>7311</text:p>
          </table:table-cell>
        </table:table-row>
        <table:table-row table:style-name="ro1">
          <table:table-cell table:formula="of:=[.A272]+[.$B$1]" office:value-type="float" office:value="26.6000000000001" calcext:value-type="float">
            <text:p>26.6000000000001</text:p>
          </table:table-cell>
          <table:table-cell table:formula="of:=[.A273]*[.$B$2]" office:value-type="float" office:value="0.464257581030494" calcext:value-type="float">
            <text:p>0.464257581030494</text:p>
          </table:table-cell>
          <table:table-cell table:formula="of:=SIN([.B273])" office:value-type="float" office:value="0.447759087838771" calcext:value-type="float">
            <text:p>0.447759087838771</text:p>
          </table:table-cell>
          <table:table-cell table:style-name="ce3" table:formula="of:=[.C273]*[.$B$3]" office:value-type="float" office:value="7336.08489515043" calcext:value-type="float">
            <text:p>7336</text:p>
          </table:table-cell>
        </table:table-row>
        <table:table-row table:style-name="ro1">
          <table:table-cell table:formula="of:=[.A273]+[.$B$1]" office:value-type="float" office:value="26.7000000000001" calcext:value-type="float">
            <text:p>26.7000000000001</text:p>
          </table:table-cell>
          <table:table-cell table:formula="of:=[.A274]*[.$B$2]" office:value-type="float" office:value="0.466002910282488" calcext:value-type="float">
            <text:p>0.466002910282488</text:p>
          </table:table-cell>
          <table:table-cell table:formula="of:=SIN([.B274])" office:value-type="float" office:value="0.449318998615898" calcext:value-type="float">
            <text:p>0.449318998615898</text:p>
          </table:table-cell>
          <table:table-cell table:style-name="ce3" table:formula="of:=[.C274]*[.$B$3]" office:value-type="float" office:value="7361.64247332288" calcext:value-type="float">
            <text:p>7362</text:p>
          </table:table-cell>
        </table:table-row>
        <table:table-row table:style-name="ro1">
          <table:table-cell table:formula="of:=[.A274]+[.$B$1]" office:value-type="float" office:value="26.8000000000001" calcext:value-type="float">
            <text:p>26.8000000000001</text:p>
          </table:table-cell>
          <table:table-cell table:formula="of:=[.A275]*[.$B$2]" office:value-type="float" office:value="0.467748239534482" calcext:value-type="float">
            <text:p>0.467748239534482</text:p>
          </table:table-cell>
          <table:table-cell table:formula="of:=SIN([.B275])" office:value-type="float" office:value="0.450877540689432" calcext:value-type="float">
            <text:p>0.450877540689432</text:p>
          </table:table-cell>
          <table:table-cell table:style-name="ce3" table:formula="of:=[.C275]*[.$B$3]" office:value-type="float" office:value="7387.17762665566" calcext:value-type="float">
            <text:p>7387</text:p>
          </table:table-cell>
        </table:table-row>
        <table:table-row table:style-name="ro1">
          <table:table-cell table:formula="of:=[.A275]+[.$B$1]" office:value-type="float" office:value="26.9000000000001" calcext:value-type="float">
            <text:p>26.9000000000001</text:p>
          </table:table-cell>
          <table:table-cell table:formula="of:=[.A276]*[.$B$2]" office:value-type="float" office:value="0.469493568786477" calcext:value-type="float">
            <text:p>0.469493568786477</text:p>
          </table:table-cell>
          <table:table-cell table:formula="of:=SIN([.B276])" office:value-type="float" office:value="0.452434709311784" calcext:value-type="float">
            <text:p>0.452434709311784</text:p>
          </table:table-cell>
          <table:table-cell table:style-name="ce3" table:formula="of:=[.C276]*[.$B$3]" office:value-type="float" office:value="7412.69027736428" calcext:value-type="float">
            <text:p>7413</text:p>
          </table:table-cell>
        </table:table-row>
        <table:table-row table:style-name="ro1">
          <table:table-cell table:formula="of:=[.A276]+[.$B$1]" office:value-type="float" office:value="27.0000000000001" calcext:value-type="float">
            <text:p>27.0000000000001</text:p>
          </table:table-cell>
          <table:table-cell table:formula="of:=[.A277]*[.$B$2]" office:value-type="float" office:value="0.471238898038471" calcext:value-type="float">
            <text:p>0.471238898038471</text:p>
          </table:table-cell>
          <table:table-cell table:formula="of:=SIN([.B277])" office:value-type="float" office:value="0.453990499739549" calcext:value-type="float">
            <text:p>0.453990499739549</text:p>
          </table:table-cell>
          <table:table-cell table:style-name="ce3" table:formula="of:=[.C277]*[.$B$3]" office:value-type="float" office:value="7438.18034773276" calcext:value-type="float">
            <text:p>7438</text:p>
          </table:table-cell>
        </table:table-row>
        <table:table-row table:style-name="ro1">
          <table:table-cell table:formula="of:=[.A277]+[.$B$1]" office:value-type="float" office:value="27.1000000000001" calcext:value-type="float">
            <text:p>27.1000000000001</text:p>
          </table:table-cell>
          <table:table-cell table:formula="of:=[.A278]*[.$B$2]" office:value-type="float" office:value="0.472984227290465" calcext:value-type="float">
            <text:p>0.472984227290465</text:p>
          </table:table-cell>
          <table:table-cell table:formula="of:=SIN([.B278])" office:value-type="float" office:value="0.455544907233517" calcext:value-type="float">
            <text:p>0.455544907233517</text:p>
          </table:table-cell>
          <table:table-cell table:style-name="ce3" table:formula="of:=[.C278]*[.$B$3]" office:value-type="float" office:value="7463.64776011395" calcext:value-type="float">
            <text:p>7464</text:p>
          </table:table-cell>
        </table:table-row>
        <table:table-row table:style-name="ro1">
          <table:table-cell table:formula="of:=[.A278]+[.$B$1]" office:value-type="float" office:value="27.2000000000001" calcext:value-type="float">
            <text:p>27.2000000000001</text:p>
          </table:table-cell>
          <table:table-cell table:formula="of:=[.A279]*[.$B$2]" office:value-type="float" office:value="0.47472955654246" calcext:value-type="float">
            <text:p>0.47472955654246</text:p>
          </table:table-cell>
          <table:table-cell table:formula="of:=SIN([.B279])" office:value-type="float" office:value="0.457097927058696" calcext:value-type="float">
            <text:p>0.457097927058696</text:p>
          </table:table-cell>
          <table:table-cell table:style-name="ce3" table:formula="of:=[.C279]*[.$B$3]" office:value-type="float" office:value="7489.09243692968" calcext:value-type="float">
            <text:p>7489</text:p>
          </table:table-cell>
        </table:table-row>
        <table:table-row table:style-name="ro1">
          <table:table-cell table:formula="of:=[.A279]+[.$B$1]" office:value-type="float" office:value="27.3000000000001" calcext:value-type="float">
            <text:p>27.3000000000001</text:p>
          </table:table-cell>
          <table:table-cell table:formula="of:=[.A280]*[.$B$2]" office:value-type="float" office:value="0.476474885794454" calcext:value-type="float">
            <text:p>0.476474885794454</text:p>
          </table:table-cell>
          <table:table-cell table:formula="of:=SIN([.B280])" office:value-type="float" office:value="0.458649554484317" calcext:value-type="float">
            <text:p>0.458649554484317</text:p>
          </table:table-cell>
          <table:table-cell table:style-name="ce3" table:formula="of:=[.C280]*[.$B$3]" office:value-type="float" office:value="7514.51430067105" calcext:value-type="float">
            <text:p>7515</text:p>
          </table:table-cell>
        </table:table-row>
        <table:table-row table:style-name="ro1">
          <table:table-cell table:formula="of:=[.A280]+[.$B$1]" office:value-type="float" office:value="27.4000000000001" calcext:value-type="float">
            <text:p>27.4000000000001</text:p>
          </table:table-cell>
          <table:table-cell table:formula="of:=[.A281]*[.$B$2]" office:value-type="float" office:value="0.478220215046448" calcext:value-type="float">
            <text:p>0.478220215046448</text:p>
          </table:table-cell>
          <table:table-cell table:formula="of:=SIN([.B281])" office:value-type="float" office:value="0.460199784783854" calcext:value-type="float">
            <text:p>0.460199784783854</text:p>
          </table:table-cell>
          <table:table-cell table:style-name="ce3" table:formula="of:=[.C281]*[.$B$3]" office:value-type="float" office:value="7539.91327389866" calcext:value-type="float">
            <text:p>7540</text:p>
          </table:table-cell>
        </table:table-row>
        <table:table-row table:style-name="ro1">
          <table:table-cell table:formula="of:=[.A281]+[.$B$1]" office:value-type="float" office:value="27.5000000000001" calcext:value-type="float">
            <text:p>27.5000000000001</text:p>
          </table:table-cell>
          <table:table-cell table:formula="of:=[.A282]*[.$B$2]" office:value-type="float" office:value="0.479965544298443" calcext:value-type="float">
            <text:p>0.479965544298443</text:p>
          </table:table-cell>
          <table:table-cell table:formula="of:=SIN([.B282])" office:value-type="float" office:value="0.461748613235036" calcext:value-type="float">
            <text:p>0.461748613235036</text:p>
          </table:table-cell>
          <table:table-cell table:style-name="ce3" table:formula="of:=[.C282]*[.$B$3]" office:value-type="float" office:value="7565.28927924283" calcext:value-type="float">
            <text:p>7565</text:p>
          </table:table-cell>
        </table:table-row>
        <table:table-row table:style-name="ro1">
          <table:table-cell table:formula="of:=[.A282]+[.$B$1]" office:value-type="float" office:value="27.6000000000001" calcext:value-type="float">
            <text:p>27.6000000000001</text:p>
          </table:table-cell>
          <table:table-cell table:formula="of:=[.A283]*[.$B$2]" office:value-type="float" office:value="0.481710873550437" calcext:value-type="float">
            <text:p>0.481710873550437</text:p>
          </table:table-cell>
          <table:table-cell table:formula="of:=SIN([.B283])" office:value-type="float" office:value="0.463296035119864" calcext:value-type="float">
            <text:p>0.463296035119864</text:p>
          </table:table-cell>
          <table:table-cell table:style-name="ce3" table:formula="of:=[.C283]*[.$B$3]" office:value-type="float" office:value="7590.64223940385" calcext:value-type="float">
            <text:p>7591</text:p>
          </table:table-cell>
        </table:table-row>
        <table:table-row table:style-name="ro1">
          <table:table-cell table:formula="of:=[.A283]+[.$B$1]" office:value-type="float" office:value="27.7000000000001" calcext:value-type="float">
            <text:p>27.7000000000001</text:p>
          </table:table-cell>
          <table:table-cell table:formula="of:=[.A284]*[.$B$2]" office:value-type="float" office:value="0.483456202802431" calcext:value-type="float">
            <text:p>0.483456202802431</text:p>
          </table:table-cell>
          <table:table-cell table:formula="of:=SIN([.B284])" office:value-type="float" office:value="0.464842045724622" calcext:value-type="float">
            <text:p>0.464842045724622</text:p>
          </table:table-cell>
          <table:table-cell table:style-name="ce3" table:formula="of:=[.C284]*[.$B$3]" office:value-type="float" office:value="7615.9720771522" calcext:value-type="float">
            <text:p>7616</text:p>
          </table:table-cell>
        </table:table-row>
        <table:table-row table:style-name="ro1">
          <table:table-cell table:formula="of:=[.A284]+[.$B$1]" office:value-type="float" office:value="27.8000000000001" calcext:value-type="float">
            <text:p>27.8000000000001</text:p>
          </table:table-cell>
          <table:table-cell table:formula="of:=[.A285]*[.$B$2]" office:value-type="float" office:value="0.485201532054426" calcext:value-type="float">
            <text:p>0.485201532054426</text:p>
          </table:table-cell>
          <table:table-cell table:formula="of:=SIN([.B285])" office:value-type="float" office:value="0.466386640339893" calcext:value-type="float">
            <text:p>0.466386640339893</text:p>
          </table:table-cell>
          <table:table-cell table:style-name="ce3" table:formula="of:=[.C285]*[.$B$3]" office:value-type="float" office:value="7641.27871532881" calcext:value-type="float">
            <text:p>7641</text:p>
          </table:table-cell>
        </table:table-row>
        <table:table-row table:style-name="ro1">
          <table:table-cell table:formula="of:=[.A285]+[.$B$1]" office:value-type="float" office:value="27.9000000000001" calcext:value-type="float">
            <text:p>27.9000000000001</text:p>
          </table:table-cell>
          <table:table-cell table:formula="of:=[.A286]*[.$B$2]" office:value-type="float" office:value="0.48694686130642" calcext:value-type="float">
            <text:p>0.48694686130642</text:p>
          </table:table-cell>
          <table:table-cell table:formula="of:=SIN([.B286])" office:value-type="float" office:value="0.467929814260575" calcext:value-type="float">
            <text:p>0.467929814260575</text:p>
          </table:table-cell>
          <table:table-cell table:style-name="ce3" table:formula="of:=[.C286]*[.$B$3]" office:value-type="float" office:value="7666.56207684527" calcext:value-type="float">
            <text:p>7667</text:p>
          </table:table-cell>
        </table:table-row>
        <table:table-row table:style-name="ro1">
          <table:table-cell table:formula="of:=[.A286]+[.$B$1]" office:value-type="float" office:value="28.0000000000001" calcext:value-type="float">
            <text:p>28.0000000000001</text:p>
          </table:table-cell>
          <table:table-cell table:formula="of:=[.A287]*[.$B$2]" office:value-type="float" office:value="0.488692190558414" calcext:value-type="float">
            <text:p>0.488692190558414</text:p>
          </table:table-cell>
          <table:table-cell table:formula="of:=SIN([.B287])" office:value-type="float" office:value="0.469471562785893" calcext:value-type="float">
            <text:p>0.469471562785893</text:p>
          </table:table-cell>
          <table:table-cell table:style-name="ce3" table:formula="of:=[.C287]*[.$B$3]" office:value-type="float" office:value="7691.82208468407" calcext:value-type="float">
            <text:p>7692</text:p>
          </table:table-cell>
        </table:table-row>
        <table:table-row table:style-name="ro1">
          <table:table-cell table:formula="of:=[.A287]+[.$B$1]" office:value-type="float" office:value="28.1000000000001" calcext:value-type="float">
            <text:p>28.1000000000001</text:p>
          </table:table-cell>
          <table:table-cell table:formula="of:=[.A288]*[.$B$2]" office:value-type="float" office:value="0.490437519810409" calcext:value-type="float">
            <text:p>0.490437519810409</text:p>
          </table:table-cell>
          <table:table-cell table:formula="of:=SIN([.B288])" office:value-type="float" office:value="0.471011881219412" calcext:value-type="float">
            <text:p>0.471011881219412</text:p>
          </table:table-cell>
          <table:table-cell table:style-name="ce3" table:formula="of:=[.C288]*[.$B$3]" office:value-type="float" office:value="7717.05866189885" calcext:value-type="float">
            <text:p>7717</text:p>
          </table:table-cell>
        </table:table-row>
        <table:table-row table:style-name="ro1">
          <table:table-cell table:formula="of:=[.A288]+[.$B$1]" office:value-type="float" office:value="28.2000000000001" calcext:value-type="float">
            <text:p>28.2000000000001</text:p>
          </table:table-cell>
          <table:table-cell table:formula="of:=[.A289]*[.$B$2]" office:value-type="float" office:value="0.492182849062403" calcext:value-type="float">
            <text:p>0.492182849062403</text:p>
          </table:table-cell>
          <table:table-cell table:formula="of:=SIN([.B289])" office:value-type="float" office:value="0.472550764869056" calcext:value-type="float">
            <text:p>0.472550764869056</text:p>
          </table:table-cell>
          <table:table-cell table:style-name="ce3" table:formula="of:=[.C289]*[.$B$3]" office:value-type="float" office:value="7742.27173161461" calcext:value-type="float">
            <text:p>7742</text:p>
          </table:table-cell>
        </table:table-row>
        <table:table-row table:style-name="ro1">
          <table:table-cell table:formula="of:=[.A289]+[.$B$1]" office:value-type="float" office:value="28.3000000000001" calcext:value-type="float">
            <text:p>28.3000000000001</text:p>
          </table:table-cell>
          <table:table-cell table:formula="of:=[.A290]*[.$B$2]" office:value-type="float" office:value="0.493928178314398" calcext:value-type="float">
            <text:p>0.493928178314398</text:p>
          </table:table-cell>
          <table:table-cell table:formula="of:=SIN([.B290])" office:value-type="float" office:value="0.474088209047118" calcext:value-type="float">
            <text:p>0.474088209047118</text:p>
          </table:table-cell>
          <table:table-cell table:style-name="ce3" table:formula="of:=[.C290]*[.$B$3]" office:value-type="float" office:value="7767.46121702799" calcext:value-type="float">
            <text:p>7767</text:p>
          </table:table-cell>
        </table:table-row>
        <table:table-row table:style-name="ro1">
          <table:table-cell table:formula="of:=[.A290]+[.$B$1]" office:value-type="float" office:value="28.4000000000001" calcext:value-type="float">
            <text:p>28.4000000000001</text:p>
          </table:table-cell>
          <table:table-cell table:formula="of:=[.A291]*[.$B$2]" office:value-type="float" office:value="0.495673507566392" calcext:value-type="float">
            <text:p>0.495673507566392</text:p>
          </table:table-cell>
          <table:table-cell table:formula="of:=SIN([.B291])" office:value-type="float" office:value="0.475624209070277" calcext:value-type="float">
            <text:p>0.475624209070277</text:p>
          </table:table-cell>
          <table:table-cell table:style-name="ce3" table:formula="of:=[.C291]*[.$B$3]" office:value-type="float" office:value="7792.62704140742" calcext:value-type="float">
            <text:p>7793</text:p>
          </table:table-cell>
        </table:table-row>
        <table:table-row table:style-name="ro1">
          <table:table-cell table:formula="of:=[.A291]+[.$B$1]" office:value-type="float" office:value="28.5000000000001" calcext:value-type="float">
            <text:p>28.5000000000001</text:p>
          </table:table-cell>
          <table:table-cell table:formula="of:=[.A292]*[.$B$2]" office:value-type="float" office:value="0.497418836818386" calcext:value-type="float">
            <text:p>0.497418836818386</text:p>
          </table:table-cell>
          <table:table-cell table:formula="of:=SIN([.B292])" office:value-type="float" office:value="0.47715876025961" calcext:value-type="float">
            <text:p>0.47715876025961</text:p>
          </table:table-cell>
          <table:table-cell table:style-name="ce3" table:formula="of:=[.C292]*[.$B$3]" office:value-type="float" office:value="7817.76912809346" calcext:value-type="float">
            <text:p>7818</text:p>
          </table:table-cell>
        </table:table-row>
        <table:table-row table:style-name="ro1">
          <table:table-cell table:formula="of:=[.A292]+[.$B$1]" office:value-type="float" office:value="28.6000000000001" calcext:value-type="float">
            <text:p>28.6000000000001</text:p>
          </table:table-cell>
          <table:table-cell table:formula="of:=[.A293]*[.$B$2]" office:value-type="float" office:value="0.499164166070381" calcext:value-type="float">
            <text:p>0.499164166070381</text:p>
          </table:table-cell>
          <table:table-cell table:formula="of:=SIN([.B293])" office:value-type="float" office:value="0.478691857940609" calcext:value-type="float">
            <text:p>0.478691857940609</text:p>
          </table:table-cell>
          <table:table-cell table:style-name="ce3" table:formula="of:=[.C293]*[.$B$3]" office:value-type="float" office:value="7842.88740049894" calcext:value-type="float">
            <text:p>7843</text:p>
          </table:table-cell>
        </table:table-row>
        <table:table-row table:style-name="ro1">
          <table:table-cell table:formula="of:=[.A293]+[.$B$1]" office:value-type="float" office:value="28.7000000000001" calcext:value-type="float">
            <text:p>28.7000000000001</text:p>
          </table:table-cell>
          <table:table-cell table:formula="of:=[.A294]*[.$B$2]" office:value-type="float" office:value="0.500909495322375" calcext:value-type="float">
            <text:p>0.500909495322375</text:p>
          </table:table-cell>
          <table:table-cell table:formula="of:=SIN([.B294])" office:value-type="float" office:value="0.480223497443191" calcext:value-type="float">
            <text:p>0.480223497443191</text:p>
          </table:table-cell>
          <table:table-cell table:style-name="ce3" table:formula="of:=[.C294]*[.$B$3]" office:value-type="float" office:value="7867.98178210924" calcext:value-type="float">
            <text:p>7868</text:p>
          </table:table-cell>
        </table:table-row>
        <table:table-row table:style-name="ro1">
          <table:table-cell table:formula="of:=[.A294]+[.$B$1]" office:value-type="float" office:value="28.8000000000001" calcext:value-type="float">
            <text:p>28.8000000000001</text:p>
          </table:table-cell>
          <table:table-cell table:formula="of:=[.A295]*[.$B$2]" office:value-type="float" office:value="0.502654824574369" calcext:value-type="float">
            <text:p>0.502654824574369</text:p>
          </table:table-cell>
          <table:table-cell table:formula="of:=SIN([.B295])" office:value-type="float" office:value="0.481753674101717" calcext:value-type="float">
            <text:p>0.481753674101717</text:p>
          </table:table-cell>
          <table:table-cell table:style-name="ce3" table:formula="of:=[.C295]*[.$B$3]" office:value-type="float" office:value="7893.05219648254" calcext:value-type="float">
            <text:p>7893</text:p>
          </table:table-cell>
        </table:table-row>
        <table:table-row table:style-name="ro1">
          <table:table-cell table:formula="of:=[.A295]+[.$B$1]" office:value-type="float" office:value="28.9000000000001" calcext:value-type="float">
            <text:p>28.9000000000001</text:p>
          </table:table-cell>
          <table:table-cell table:formula="of:=[.A296]*[.$B$2]" office:value-type="float" office:value="0.504400153826364" calcext:value-type="float">
            <text:p>0.504400153826364</text:p>
          </table:table-cell>
          <table:table-cell table:formula="of:=SIN([.B296])" office:value-type="float" office:value="0.483282383255005" calcext:value-type="float">
            <text:p>0.483282383255005</text:p>
          </table:table-cell>
          <table:table-cell table:style-name="ce3" table:formula="of:=[.C296]*[.$B$3]" office:value-type="float" office:value="7918.09856725" calcext:value-type="float">
            <text:p>7918</text:p>
          </table:table-cell>
        </table:table-row>
        <table:table-row table:style-name="ro1">
          <table:table-cell table:formula="of:=[.A296]+[.$B$1]" office:value-type="float" office:value="29.0000000000001" calcext:value-type="float">
            <text:p>29.0000000000001</text:p>
          </table:table-cell>
          <table:table-cell table:formula="of:=[.A297]*[.$B$2]" office:value-type="float" office:value="0.506145483078358" calcext:value-type="float">
            <text:p>0.506145483078358</text:p>
          </table:table-cell>
          <table:table-cell table:formula="of:=SIN([.B297])" office:value-type="float" office:value="0.484809620246339" calcext:value-type="float">
            <text:p>0.484809620246339</text:p>
          </table:table-cell>
          <table:table-cell table:style-name="ce3" table:formula="of:=[.C297]*[.$B$3]" office:value-type="float" office:value="7943.12081811602" calcext:value-type="float">
            <text:p>7943</text:p>
          </table:table-cell>
        </table:table-row>
        <table:table-row table:style-name="ro1">
          <table:table-cell table:formula="of:=[.A297]+[.$B$1]" office:value-type="float" office:value="29.1000000000001" calcext:value-type="float">
            <text:p>29.1000000000001</text:p>
          </table:table-cell>
          <table:table-cell table:formula="of:=[.A298]*[.$B$2]" office:value-type="float" office:value="0.507890812330352" calcext:value-type="float">
            <text:p>0.507890812330352</text:p>
          </table:table-cell>
          <table:table-cell table:formula="of:=SIN([.B298])" office:value-type="float" office:value="0.486335380423493" calcext:value-type="float">
            <text:p>0.486335380423493</text:p>
          </table:table-cell>
          <table:table-cell table:style-name="ce3" table:formula="of:=[.C298]*[.$B$3]" office:value-type="float" office:value="7968.1188728585" calcext:value-type="float">
            <text:p>7968</text:p>
          </table:table-cell>
        </table:table-row>
        <table:table-row table:style-name="ro1">
          <table:table-cell table:formula="of:=[.A298]+[.$B$1]" office:value-type="float" office:value="29.2000000000001" calcext:value-type="float">
            <text:p>29.2000000000001</text:p>
          </table:table-cell>
          <table:table-cell table:formula="of:=[.A299]*[.$B$2]" office:value-type="float" office:value="0.509636141582347" calcext:value-type="float">
            <text:p>0.509636141582347</text:p>
          </table:table-cell>
          <table:table-cell table:formula="of:=SIN([.B299])" office:value-type="float" office:value="0.487859659138735" calcext:value-type="float">
            <text:p>0.487859659138735</text:p>
          </table:table-cell>
          <table:table-cell table:style-name="ce3" table:formula="of:=[.C299]*[.$B$3]" office:value-type="float" office:value="7993.09265532903" calcext:value-type="float">
            <text:p>7993</text:p>
          </table:table-cell>
        </table:table-row>
        <table:table-row table:style-name="ro1">
          <table:table-cell table:formula="of:=[.A299]+[.$B$1]" office:value-type="float" office:value="29.3000000000001" calcext:value-type="float">
            <text:p>29.3000000000001</text:p>
          </table:table-cell>
          <table:table-cell table:formula="of:=[.A300]*[.$B$2]" office:value-type="float" office:value="0.511381470834341" calcext:value-type="float">
            <text:p>0.511381470834341</text:p>
          </table:table-cell>
          <table:table-cell table:formula="of:=SIN([.B300])" office:value-type="float" office:value="0.489382451748848" calcext:value-type="float">
            <text:p>0.489382451748848</text:p>
          </table:table-cell>
          <table:table-cell table:style-name="ce3" table:formula="of:=[.C300]*[.$B$3]" office:value-type="float" office:value="8018.04208945313" calcext:value-type="float">
            <text:p>8018</text:p>
          </table:table-cell>
        </table:table-row>
        <table:table-row table:style-name="ro1">
          <table:table-cell table:formula="of:=[.A300]+[.$B$1]" office:value-type="float" office:value="29.4000000000001" calcext:value-type="float">
            <text:p>29.4000000000001</text:p>
          </table:table-cell>
          <table:table-cell table:formula="of:=[.A301]*[.$B$2]" office:value-type="float" office:value="0.513126800086335" calcext:value-type="float">
            <text:p>0.513126800086335</text:p>
          </table:table-cell>
          <table:table-cell table:formula="of:=SIN([.B301])" office:value-type="float" office:value="0.490903753615143" calcext:value-type="float">
            <text:p>0.490903753615143</text:p>
          </table:table-cell>
          <table:table-cell table:style-name="ce3" table:formula="of:=[.C301]*[.$B$3]" office:value-type="float" office:value="8042.9670992305" calcext:value-type="float">
            <text:p>8043</text:p>
          </table:table-cell>
        </table:table-row>
        <table:table-row table:style-name="ro1">
          <table:table-cell table:formula="of:=[.A301]+[.$B$1]" office:value-type="float" office:value="29.5000000000001" calcext:value-type="float">
            <text:p>29.5000000000001</text:p>
          </table:table-cell>
          <table:table-cell table:formula="of:=[.A302]*[.$B$2]" office:value-type="float" office:value="0.51487212933833" calcext:value-type="float">
            <text:p>0.51487212933833</text:p>
          </table:table-cell>
          <table:table-cell table:formula="of:=SIN([.B302])" office:value-type="float" office:value="0.492423560103469" calcext:value-type="float">
            <text:p>0.492423560103469</text:p>
          </table:table-cell>
          <table:table-cell table:style-name="ce3" table:formula="of:=[.C302]*[.$B$3]" office:value-type="float" office:value="8067.86760873524" calcext:value-type="float">
            <text:p>8068</text:p>
          </table:table-cell>
        </table:table-row>
        <table:table-row table:style-name="ro1">
          <table:table-cell table:formula="of:=[.A302]+[.$B$1]" office:value-type="float" office:value="29.6000000000002" calcext:value-type="float">
            <text:p>29.6000000000002</text:p>
          </table:table-cell>
          <table:table-cell table:formula="of:=[.A303]*[.$B$2]" office:value-type="float" office:value="0.516617458590324" calcext:value-type="float">
            <text:p>0.516617458590324</text:p>
          </table:table-cell>
          <table:table-cell table:formula="of:=SIN([.B303])" office:value-type="float" office:value="0.493941866584233" calcext:value-type="float">
            <text:p>0.493941866584233</text:p>
          </table:table-cell>
          <table:table-cell table:style-name="ce3" table:formula="of:=[.C303]*[.$B$3]" office:value-type="float" office:value="8092.74354211608" calcext:value-type="float">
            <text:p>8093</text:p>
          </table:table-cell>
        </table:table-row>
        <table:table-row table:style-name="ro1">
          <table:table-cell table:formula="of:=[.A303]+[.$B$1]" office:value-type="float" office:value="29.7000000000002" calcext:value-type="float">
            <text:p>29.7000000000002</text:p>
          </table:table-cell>
          <table:table-cell table:formula="of:=[.A304]*[.$B$2]" office:value-type="float" office:value="0.518362787842318" calcext:value-type="float">
            <text:p>0.518362787842318</text:p>
          </table:table-cell>
          <table:table-cell table:formula="of:=SIN([.B304])" office:value-type="float" office:value="0.49545866843241" calcext:value-type="float">
            <text:p>0.49545866843241</text:p>
          </table:table-cell>
          <table:table-cell table:style-name="ce3" table:formula="of:=[.C304]*[.$B$3]" office:value-type="float" office:value="8117.5948235966" calcext:value-type="float">
            <text:p>8118</text:p>
          </table:table-cell>
        </table:table-row>
        <table:table-row table:style-name="ro1">
          <table:table-cell table:formula="of:=[.A304]+[.$B$1]" office:value-type="float" office:value="29.8000000000002" calcext:value-type="float">
            <text:p>29.8000000000002</text:p>
          </table:table-cell>
          <table:table-cell table:formula="of:=[.A305]*[.$B$2]" office:value-type="float" office:value="0.520108117094313" calcext:value-type="float">
            <text:p>0.520108117094313</text:p>
          </table:table-cell>
          <table:table-cell table:formula="of:=SIN([.B305])" office:value-type="float" office:value="0.496973961027558" calcext:value-type="float">
            <text:p>0.496973961027558</text:p>
          </table:table-cell>
          <table:table-cell table:style-name="ce3" table:formula="of:=[.C305]*[.$B$3]" office:value-type="float" office:value="8142.42137747551" calcext:value-type="float">
            <text:p>8142</text:p>
          </table:table-cell>
        </table:table-row>
        <table:table-row table:style-name="ro1">
          <table:table-cell table:formula="of:=[.A305]+[.$B$1]" office:value-type="float" office:value="29.9000000000002" calcext:value-type="float">
            <text:p>29.9000000000002</text:p>
          </table:table-cell>
          <table:table-cell table:formula="of:=[.A306]*[.$B$2]" office:value-type="float" office:value="0.521853446346307" calcext:value-type="float">
            <text:p>0.521853446346307</text:p>
          </table:table-cell>
          <table:table-cell table:formula="of:=SIN([.B306])" office:value-type="float" office:value="0.498487739753833" calcext:value-type="float">
            <text:p>0.498487739753833</text:p>
          </table:table-cell>
          <table:table-cell table:style-name="ce3" table:formula="of:=[.C306]*[.$B$3]" office:value-type="float" office:value="8167.22312812679" calcext:value-type="float">
            <text:p>8167</text:p>
          </table:table-cell>
        </table:table-row>
        <table:table-row table:style-name="ro1">
          <table:table-cell table:formula="of:=[.A306]+[.$B$1]" office:value-type="float" office:value="30.0000000000002" calcext:value-type="float">
            <text:p>30.0000000000002</text:p>
          </table:table-cell>
          <table:table-cell table:formula="of:=[.A307]*[.$B$2]" office:value-type="float" office:value="0.523598775598302" calcext:value-type="float">
            <text:p>0.523598775598302</text:p>
          </table:table-cell>
          <table:table-cell table:formula="of:=SIN([.B307])" office:value-type="float" office:value="0.500000000000002" calcext:value-type="float">
            <text:p>0.500000000000002</text:p>
          </table:table-cell>
          <table:table-cell table:style-name="ce3" table:formula="of:=[.C307]*[.$B$3]" office:value-type="float" office:value="8192.00000000004" calcext:value-type="float">
            <text:p>8192</text:p>
          </table:table-cell>
        </table:table-row>
        <table:table-row table:style-name="ro1">
          <table:table-cell table:formula="of:=[.A307]+[.$B$1]" office:value-type="float" office:value="30.1000000000002" calcext:value-type="float">
            <text:p>30.1000000000002</text:p>
          </table:table-cell>
          <table:table-cell table:formula="of:=[.A308]*[.$B$2]" office:value-type="float" office:value="0.525344104850296" calcext:value-type="float">
            <text:p>0.525344104850296</text:p>
          </table:table-cell>
          <table:table-cell table:formula="of:=SIN([.B308])" office:value-type="float" office:value="0.50151073715946" calcext:value-type="float">
            <text:p>0.50151073715946</text:p>
          </table:table-cell>
          <table:table-cell table:style-name="ce3" table:formula="of:=[.C308]*[.$B$3]" office:value-type="float" office:value="8216.75191762059" calcext:value-type="float">
            <text:p>8217</text:p>
          </table:table-cell>
        </table:table-row>
        <table:table-row table:style-name="ro1">
          <table:table-cell table:formula="of:=[.A308]+[.$B$1]" office:value-type="float" office:value="30.2000000000002" calcext:value-type="float">
            <text:p>30.2000000000002</text:p>
          </table:table-cell>
          <table:table-cell table:formula="of:=[.A309]*[.$B$2]" office:value-type="float" office:value="0.52708943410229" calcext:value-type="float">
            <text:p>0.52708943410229</text:p>
          </table:table-cell>
          <table:table-cell table:formula="of:=SIN([.B309])" office:value-type="float" office:value="0.503019946630237" calcext:value-type="float">
            <text:p>0.503019946630237</text:p>
          </table:table-cell>
          <table:table-cell table:style-name="ce3" table:formula="of:=[.C309]*[.$B$3]" office:value-type="float" office:value="8241.47880558981" calcext:value-type="float">
            <text:p>8241</text:p>
          </table:table-cell>
        </table:table-row>
        <table:table-row table:style-name="ro1">
          <table:table-cell table:formula="of:=[.A309]+[.$B$1]" office:value-type="float" office:value="30.3000000000002" calcext:value-type="float">
            <text:p>30.3000000000002</text:p>
          </table:table-cell>
          <table:table-cell table:formula="of:=[.A310]*[.$B$2]" office:value-type="float" office:value="0.528834763354285" calcext:value-type="float">
            <text:p>0.528834763354285</text:p>
          </table:table-cell>
          <table:table-cell table:formula="of:=SIN([.B310])" office:value-type="float" office:value="0.504527623815022" calcext:value-type="float">
            <text:p>0.504527623815022</text:p>
          </table:table-cell>
          <table:table-cell table:style-name="ce3" table:formula="of:=[.C310]*[.$B$3]" office:value-type="float" office:value="8266.18058858532" calcext:value-type="float">
            <text:p>8266</text:p>
          </table:table-cell>
        </table:table-row>
        <table:table-row table:style-name="ro1">
          <table:table-cell table:formula="of:=[.A310]+[.$B$1]" office:value-type="float" office:value="30.4000000000002" calcext:value-type="float">
            <text:p>30.4000000000002</text:p>
          </table:table-cell>
          <table:table-cell table:formula="of:=[.A311]*[.$B$2]" office:value-type="float" office:value="0.530580092606279" calcext:value-type="float">
            <text:p>0.530580092606279</text:p>
          </table:table-cell>
          <table:table-cell table:formula="of:=SIN([.B311])" office:value-type="float" office:value="0.506033764121166" calcext:value-type="float">
            <text:p>0.506033764121166</text:p>
          </table:table-cell>
          <table:table-cell table:style-name="ce3" table:formula="of:=[.C311]*[.$B$3]" office:value-type="float" office:value="8290.85719136119" calcext:value-type="float">
            <text:p>8291</text:p>
          </table:table-cell>
        </table:table-row>
        <table:table-row table:style-name="ro1">
          <table:table-cell table:formula="of:=[.A311]+[.$B$1]" office:value-type="float" office:value="30.5000000000002" calcext:value-type="float">
            <text:p>30.5000000000002</text:p>
          </table:table-cell>
          <table:table-cell table:formula="of:=[.A312]*[.$B$2]" office:value-type="float" office:value="0.532325421858273" calcext:value-type="float">
            <text:p>0.532325421858273</text:p>
          </table:table-cell>
          <table:table-cell table:formula="of:=SIN([.B312])" office:value-type="float" office:value="0.507538362960707" calcext:value-type="float">
            <text:p>0.507538362960707</text:p>
          </table:table-cell>
          <table:table-cell table:style-name="ce3" table:formula="of:=[.C312]*[.$B$3]" office:value-type="float" office:value="8315.50853874822" calcext:value-type="float">
            <text:p>8316</text:p>
          </table:table-cell>
        </table:table-row>
        <table:table-row table:style-name="ro1">
          <table:table-cell table:formula="of:=[.A312]+[.$B$1]" office:value-type="float" office:value="30.6000000000002" calcext:value-type="float">
            <text:p>30.6000000000002</text:p>
          </table:table-cell>
          <table:table-cell table:formula="of:=[.A313]*[.$B$2]" office:value-type="float" office:value="0.534070751110268" calcext:value-type="float">
            <text:p>0.534070751110268</text:p>
          </table:table-cell>
          <table:table-cell table:formula="of:=SIN([.B313])" office:value-type="float" office:value="0.509041415750374" calcext:value-type="float">
            <text:p>0.509041415750374</text:p>
          </table:table-cell>
          <table:table-cell table:style-name="ce3" table:formula="of:=[.C313]*[.$B$3]" office:value-type="float" office:value="8340.13455565412" calcext:value-type="float">
            <text:p>8340</text:p>
          </table:table-cell>
        </table:table-row>
        <table:table-row table:style-name="ro1">
          <table:table-cell table:formula="of:=[.A313]+[.$B$1]" office:value-type="float" office:value="30.7000000000002" calcext:value-type="float">
            <text:p>30.7000000000002</text:p>
          </table:table-cell>
          <table:table-cell table:formula="of:=[.A314]*[.$B$2]" office:value-type="float" office:value="0.535816080362262" calcext:value-type="float">
            <text:p>0.535816080362262</text:p>
          </table:table-cell>
          <table:table-cell table:formula="of:=SIN([.B314])" office:value-type="float" office:value="0.510542917911608" calcext:value-type="float">
            <text:p>0.510542917911608</text:p>
          </table:table-cell>
          <table:table-cell table:style-name="ce3" table:formula="of:=[.C314]*[.$B$3]" office:value-type="float" office:value="8364.73516706379" calcext:value-type="float">
            <text:p>8365</text:p>
          </table:table-cell>
        </table:table-row>
        <table:table-row table:style-name="ro1">
          <table:table-cell table:formula="of:=[.A314]+[.$B$1]" office:value-type="float" office:value="30.8000000000002" calcext:value-type="float">
            <text:p>30.8000000000002</text:p>
          </table:table-cell>
          <table:table-cell table:formula="of:=[.A315]*[.$B$2]" office:value-type="float" office:value="0.537561409614257" calcext:value-type="float">
            <text:p>0.537561409614257</text:p>
          </table:table-cell>
          <table:table-cell table:formula="of:=SIN([.B315])" office:value-type="float" office:value="0.512042864870574" calcext:value-type="float">
            <text:p>0.512042864870574</text:p>
          </table:table-cell>
          <table:table-cell table:style-name="ce3" table:formula="of:=[.C315]*[.$B$3]" office:value-type="float" office:value="8389.31029803949" calcext:value-type="float">
            <text:p>8389</text:p>
          </table:table-cell>
        </table:table-row>
        <table:table-row table:style-name="ro1">
          <table:table-cell table:formula="of:=[.A315]+[.$B$1]" office:value-type="float" office:value="30.9000000000002" calcext:value-type="float">
            <text:p>30.9000000000002</text:p>
          </table:table-cell>
          <table:table-cell table:formula="of:=[.A316]*[.$B$2]" office:value-type="float" office:value="0.539306738866251" calcext:value-type="float">
            <text:p>0.539306738866251</text:p>
          </table:table-cell>
          <table:table-cell table:formula="of:=SIN([.B316])" office:value-type="float" office:value="0.513541252058173" calcext:value-type="float">
            <text:p>0.513541252058173</text:p>
          </table:table-cell>
          <table:table-cell table:style-name="ce3" table:formula="of:=[.C316]*[.$B$3]" office:value-type="float" office:value="8413.8598737211" calcext:value-type="float">
            <text:p>8414</text:p>
          </table:table-cell>
        </table:table-row>
        <table:table-row table:style-name="ro1">
          <table:table-cell table:formula="of:=[.A316]+[.$B$1]" office:value-type="float" office:value="31.0000000000002" calcext:value-type="float">
            <text:p>31.0000000000002</text:p>
          </table:table-cell>
          <table:table-cell table:formula="of:=[.A317]*[.$B$2]" office:value-type="float" office:value="0.541052068118245" calcext:value-type="float">
            <text:p>0.541052068118245</text:p>
          </table:table-cell>
          <table:table-cell table:formula="of:=SIN([.B317])" office:value-type="float" office:value="0.515038074910057" calcext:value-type="float">
            <text:p>0.515038074910057</text:p>
          </table:table-cell>
          <table:table-cell table:style-name="ce3" table:formula="of:=[.C317]*[.$B$3]" office:value-type="float" office:value="8438.38381932637" calcext:value-type="float">
            <text:p>8438</text:p>
          </table:table-cell>
        </table:table-row>
        <table:table-row table:style-name="ro1">
          <table:table-cell table:formula="of:=[.A317]+[.$B$1]" office:value-type="float" office:value="31.1000000000002" calcext:value-type="float">
            <text:p>31.1000000000002</text:p>
          </table:table-cell>
          <table:table-cell table:formula="of:=[.A318]*[.$B$2]" office:value-type="float" office:value="0.542797397370239" calcext:value-type="float">
            <text:p>0.542797397370239</text:p>
          </table:table-cell>
          <table:table-cell table:formula="of:=SIN([.B318])" office:value-type="float" office:value="0.516533328866644" calcext:value-type="float">
            <text:p>0.516533328866644</text:p>
          </table:table-cell>
          <table:table-cell table:style-name="ce3" table:formula="of:=[.C318]*[.$B$3]" office:value-type="float" office:value="8462.8820601511" calcext:value-type="float">
            <text:p>8463</text:p>
          </table:table-cell>
        </table:table-row>
        <table:table-row table:style-name="ro1">
          <table:table-cell table:formula="of:=[.A318]+[.$B$1]" office:value-type="float" office:value="31.2000000000002" calcext:value-type="float">
            <text:p>31.2000000000002</text:p>
          </table:table-cell>
          <table:table-cell table:formula="of:=[.A319]*[.$B$2]" office:value-type="float" office:value="0.544542726622234" calcext:value-type="float">
            <text:p>0.544542726622234</text:p>
          </table:table-cell>
          <table:table-cell table:formula="of:=SIN([.B319])" office:value-type="float" office:value="0.518027009373133" calcext:value-type="float">
            <text:p>0.518027009373133</text:p>
          </table:table-cell>
          <table:table-cell table:style-name="ce3" table:formula="of:=[.C319]*[.$B$3]" office:value-type="float" office:value="8487.35452156941" calcext:value-type="float">
            <text:p>8487</text:p>
          </table:table-cell>
        </table:table-row>
        <table:table-row table:style-name="ro1">
          <table:table-cell table:formula="of:=[.A319]+[.$B$1]" office:value-type="float" office:value="31.3000000000002" calcext:value-type="float">
            <text:p>31.3000000000002</text:p>
          </table:table-cell>
          <table:table-cell table:formula="of:=[.A320]*[.$B$2]" office:value-type="float" office:value="0.546288055874228" calcext:value-type="float">
            <text:p>0.546288055874228</text:p>
          </table:table-cell>
          <table:table-cell table:formula="of:=SIN([.B320])" office:value-type="float" office:value="0.519519111879512" calcext:value-type="float">
            <text:p>0.519519111879512</text:p>
          </table:table-cell>
          <table:table-cell table:style-name="ce3" table:formula="of:=[.C320]*[.$B$3]" office:value-type="float" office:value="8511.80112903393" calcext:value-type="float">
            <text:p>8512</text:p>
          </table:table-cell>
        </table:table-row>
        <table:table-row table:style-name="ro1">
          <table:table-cell table:formula="of:=[.A320]+[.$B$1]" office:value-type="float" office:value="31.4000000000002" calcext:value-type="float">
            <text:p>31.4000000000002</text:p>
          </table:table-cell>
          <table:table-cell table:formula="of:=[.A321]*[.$B$2]" office:value-type="float" office:value="0.548033385126223" calcext:value-type="float">
            <text:p>0.548033385126223</text:p>
          </table:table-cell>
          <table:table-cell table:formula="of:=SIN([.B321])" office:value-type="float" office:value="0.521009631840579" calcext:value-type="float">
            <text:p>0.521009631840579</text:p>
          </table:table-cell>
          <table:table-cell table:style-name="ce3" table:formula="of:=[.C321]*[.$B$3]" office:value-type="float" office:value="8536.22180807605" calcext:value-type="float">
            <text:p>8536</text:p>
          </table:table-cell>
        </table:table-row>
        <table:table-row table:style-name="ro1">
          <table:table-cell table:formula="of:=[.A321]+[.$B$1]" office:value-type="float" office:value="31.5000000000002" calcext:value-type="float">
            <text:p>31.5000000000002</text:p>
          </table:table-cell>
          <table:table-cell table:formula="of:=[.A322]*[.$B$2]" office:value-type="float" office:value="0.549778714378217" calcext:value-type="float">
            <text:p>0.549778714378217</text:p>
          </table:table-cell>
          <table:table-cell table:formula="of:=SIN([.B322])" office:value-type="float" office:value="0.522498564715951" calcext:value-type="float">
            <text:p>0.522498564715951</text:p>
          </table:table-cell>
          <table:table-cell table:style-name="ce3" table:formula="of:=[.C322]*[.$B$3]" office:value-type="float" office:value="8560.61648430615" calcext:value-type="float">
            <text:p>8561</text:p>
          </table:table-cell>
        </table:table-row>
        <table:table-row table:style-name="ro1">
          <table:table-cell table:formula="of:=[.A322]+[.$B$1]" office:value-type="float" office:value="31.6000000000002" calcext:value-type="float">
            <text:p>31.6000000000002</text:p>
          </table:table-cell>
          <table:table-cell table:formula="of:=[.A323]*[.$B$2]" office:value-type="float" office:value="0.551524043630211" calcext:value-type="float">
            <text:p>0.551524043630211</text:p>
          </table:table-cell>
          <table:table-cell table:formula="of:=SIN([.B323])" office:value-type="float" office:value="0.523985905970082" calcext:value-type="float">
            <text:p>0.523985905970082</text:p>
          </table:table-cell>
          <table:table-cell table:style-name="ce3" table:formula="of:=[.C323]*[.$B$3]" office:value-type="float" office:value="8584.98508341382" calcext:value-type="float">
            <text:p>8585</text:p>
          </table:table-cell>
        </table:table-row>
        <table:table-row table:style-name="ro1">
          <table:table-cell table:formula="of:=[.A323]+[.$B$1]" office:value-type="float" office:value="31.7000000000002" calcext:value-type="float">
            <text:p>31.7000000000002</text:p>
          </table:table-cell>
          <table:table-cell table:formula="of:=[.A324]*[.$B$2]" office:value-type="float" office:value="0.553269372882206" calcext:value-type="float">
            <text:p>0.553269372882206</text:p>
          </table:table-cell>
          <table:table-cell table:formula="of:=SIN([.B324])" office:value-type="float" office:value="0.52547165107227" calcext:value-type="float">
            <text:p>0.52547165107227</text:p>
          </table:table-cell>
          <table:table-cell table:style-name="ce3" table:formula="of:=[.C324]*[.$B$3]" office:value-type="float" office:value="8609.32753116808" calcext:value-type="float">
            <text:p>8609</text:p>
          </table:table-cell>
        </table:table-row>
        <table:table-row table:style-name="ro1">
          <table:table-cell table:formula="of:=[.A324]+[.$B$1]" office:value-type="float" office:value="31.8000000000002" calcext:value-type="float">
            <text:p>31.8000000000002</text:p>
          </table:table-cell>
          <table:table-cell table:formula="of:=[.A325]*[.$B$2]" office:value-type="float" office:value="0.5550147021342" calcext:value-type="float">
            <text:p>0.5550147021342</text:p>
          </table:table-cell>
          <table:table-cell table:formula="of:=SIN([.B325])" office:value-type="float" office:value="0.52695579549668" calcext:value-type="float">
            <text:p>0.52695579549668</text:p>
          </table:table-cell>
          <table:table-cell table:style-name="ce3" table:formula="of:=[.C325]*[.$B$3]" office:value-type="float" office:value="8633.64375341761" calcext:value-type="float">
            <text:p>8634</text:p>
          </table:table-cell>
        </table:table-row>
        <table:table-row table:style-name="ro1">
          <table:table-cell table:formula="of:=[.A325]+[.$B$1]" office:value-type="float" office:value="31.9000000000002" calcext:value-type="float">
            <text:p>31.9000000000002</text:p>
          </table:table-cell>
          <table:table-cell table:formula="of:=[.A326]*[.$B$2]" office:value-type="float" office:value="0.556760031386194" calcext:value-type="float">
            <text:p>0.556760031386194</text:p>
          </table:table-cell>
          <table:table-cell table:formula="of:=SIN([.B326])" office:value-type="float" office:value="0.52843833472235" calcext:value-type="float">
            <text:p>0.52843833472235</text:p>
          </table:table-cell>
          <table:table-cell table:style-name="ce3" table:formula="of:=[.C326]*[.$B$3]" office:value-type="float" office:value="8657.93367609098" calcext:value-type="float">
            <text:p>8658</text:p>
          </table:table-cell>
        </table:table-row>
        <table:table-row table:style-name="ro1">
          <table:table-cell table:formula="of:=[.A326]+[.$B$1]" office:value-type="float" office:value="32.0000000000002" calcext:value-type="float">
            <text:p>32.0000000000002</text:p>
          </table:table-cell>
          <table:table-cell table:formula="of:=[.A327]*[.$B$2]" office:value-type="float" office:value="0.558505360638189" calcext:value-type="float">
            <text:p>0.558505360638189</text:p>
          </table:table-cell>
          <table:table-cell table:formula="of:=SIN([.B327])" office:value-type="float" office:value="0.529919264233208" calcext:value-type="float">
            <text:p>0.529919264233208</text:p>
          </table:table-cell>
          <table:table-cell table:style-name="ce3" table:formula="of:=[.C327]*[.$B$3]" office:value-type="float" office:value="8682.19722519688" calcext:value-type="float">
            <text:p>8682</text:p>
          </table:table-cell>
        </table:table-row>
        <table:table-row table:style-name="ro1">
          <table:table-cell table:formula="of:=[.A327]+[.$B$1]" office:value-type="float" office:value="32.1000000000002" calcext:value-type="float">
            <text:p>32.1000000000002</text:p>
          </table:table-cell>
          <table:table-cell table:formula="of:=[.A328]*[.$B$2]" office:value-type="float" office:value="0.560250689890183" calcext:value-type="float">
            <text:p>0.560250689890183</text:p>
          </table:table-cell>
          <table:table-cell table:formula="of:=SIN([.B328])" office:value-type="float" office:value="0.531398579518086" calcext:value-type="float">
            <text:p>0.531398579518086</text:p>
          </table:table-cell>
          <table:table-cell table:style-name="ce3" table:formula="of:=[.C328]*[.$B$3]" office:value-type="float" office:value="8706.43432682431" calcext:value-type="float">
            <text:p>8706</text:p>
          </table:table-cell>
        </table:table-row>
        <table:table-row table:style-name="ro1">
          <table:table-cell table:formula="of:=[.A328]+[.$B$1]" office:value-type="float" office:value="32.2000000000002" calcext:value-type="float">
            <text:p>32.2000000000002</text:p>
          </table:table-cell>
          <table:table-cell table:formula="of:=[.A329]*[.$B$2]" office:value-type="float" office:value="0.561996019142177" calcext:value-type="float">
            <text:p>0.561996019142177</text:p>
          </table:table-cell>
          <table:table-cell table:formula="of:=SIN([.B329])" office:value-type="float" office:value="0.532876276070733" calcext:value-type="float">
            <text:p>0.532876276070733</text:p>
          </table:table-cell>
          <table:table-cell table:style-name="ce3" table:formula="of:=[.C329]*[.$B$3]" office:value-type="float" office:value="8730.64490714289" calcext:value-type="float">
            <text:p>8731</text:p>
          </table:table-cell>
        </table:table-row>
        <table:table-row table:style-name="ro1">
          <table:table-cell table:formula="of:=[.A329]+[.$B$1]" office:value-type="float" office:value="32.3000000000002" calcext:value-type="float">
            <text:p>32.3000000000002</text:p>
          </table:table-cell>
          <table:table-cell table:formula="of:=[.A330]*[.$B$2]" office:value-type="float" office:value="0.563741348394172" calcext:value-type="float">
            <text:p>0.563741348394172</text:p>
          </table:table-cell>
          <table:table-cell table:formula="of:=SIN([.B330])" office:value-type="float" office:value="0.534352349389829" calcext:value-type="float">
            <text:p>0.534352349389829</text:p>
          </table:table-cell>
          <table:table-cell table:style-name="ce3" table:formula="of:=[.C330]*[.$B$3]" office:value-type="float" office:value="8754.82889240296" calcext:value-type="float">
            <text:p>8755</text:p>
          </table:table-cell>
        </table:table-row>
        <table:table-row table:style-name="ro1">
          <table:table-cell table:formula="of:=[.A330]+[.$B$1]" office:value-type="float" office:value="32.4000000000002" calcext:value-type="float">
            <text:p>32.4000000000002</text:p>
          </table:table-cell>
          <table:table-cell table:formula="of:=[.A331]*[.$B$2]" office:value-type="float" office:value="0.565486677646166" calcext:value-type="float">
            <text:p>0.565486677646166</text:p>
          </table:table-cell>
          <table:table-cell table:formula="of:=SIN([.B331])" office:value-type="float" office:value="0.535826794978999" calcext:value-type="float">
            <text:p>0.535826794978999</text:p>
          </table:table-cell>
          <table:table-cell table:style-name="ce3" table:formula="of:=[.C331]*[.$B$3]" office:value-type="float" office:value="8778.98620893593" calcext:value-type="float">
            <text:p>8779</text:p>
          </table:table-cell>
        </table:table-row>
        <table:table-row table:style-name="ro1">
          <table:table-cell table:formula="of:=[.A331]+[.$B$1]" office:value-type="float" office:value="32.5000000000002" calcext:value-type="float">
            <text:p>32.5000000000002</text:p>
          </table:table-cell>
          <table:table-cell table:formula="of:=[.A332]*[.$B$2]" office:value-type="float" office:value="0.56723200689816" calcext:value-type="float">
            <text:p>0.56723200689816</text:p>
          </table:table-cell>
          <table:table-cell table:formula="of:=SIN([.B332])" office:value-type="float" office:value="0.537299608346827" calcext:value-type="float">
            <text:p>0.537299608346827</text:p>
          </table:table-cell>
          <table:table-cell table:style-name="ce3" table:formula="of:=[.C332]*[.$B$3]" office:value-type="float" office:value="8803.11678315441" calcext:value-type="float">
            <text:p>8803</text:p>
          </table:table-cell>
        </table:table-row>
        <table:table-row table:style-name="ro1">
          <table:table-cell table:formula="of:=[.A332]+[.$B$1]" office:value-type="float" office:value="32.6000000000002" calcext:value-type="float">
            <text:p>32.6000000000002</text:p>
          </table:table-cell>
          <table:table-cell table:formula="of:=[.A333]*[.$B$2]" office:value-type="float" office:value="0.568977336150155" calcext:value-type="float">
            <text:p>0.568977336150155</text:p>
          </table:table-cell>
          <table:table-cell table:formula="of:=SIN([.B333])" office:value-type="float" office:value="0.538770785006866" calcext:value-type="float">
            <text:p>0.538770785006866</text:p>
          </table:table-cell>
          <table:table-cell table:style-name="ce3" table:formula="of:=[.C333]*[.$B$3]" office:value-type="float" office:value="8827.22054155249" calcext:value-type="float">
            <text:p>8827</text:p>
          </table:table-cell>
        </table:table-row>
        <table:table-row table:style-name="ro1">
          <table:table-cell table:formula="of:=[.A333]+[.$B$1]" office:value-type="float" office:value="32.7000000000002" calcext:value-type="float">
            <text:p>32.7000000000002</text:p>
          </table:table-cell>
          <table:table-cell table:formula="of:=[.A334]*[.$B$2]" office:value-type="float" office:value="0.570722665402149" calcext:value-type="float">
            <text:p>0.570722665402149</text:p>
          </table:table-cell>
          <table:table-cell table:formula="of:=SIN([.B334])" office:value-type="float" office:value="0.540240320477658" calcext:value-type="float">
            <text:p>0.540240320477658</text:p>
          </table:table-cell>
          <table:table-cell table:style-name="ce3" table:formula="of:=[.C334]*[.$B$3]" office:value-type="float" office:value="8851.29741070594" calcext:value-type="float">
            <text:p>8851</text:p>
          </table:table-cell>
        </table:table-row>
        <table:table-row table:style-name="ro1">
          <table:table-cell table:formula="of:=[.A334]+[.$B$1]" office:value-type="float" office:value="32.8000000000002" calcext:value-type="float">
            <text:p>32.8000000000002</text:p>
          </table:table-cell>
          <table:table-cell table:formula="of:=[.A335]*[.$B$2]" office:value-type="float" office:value="0.572467994654144" calcext:value-type="float">
            <text:p>0.572467994654144</text:p>
          </table:table-cell>
          <table:table-cell table:formula="of:=SIN([.B335])" office:value-type="float" office:value="0.541708210282743" calcext:value-type="float">
            <text:p>0.541708210282743</text:p>
          </table:table-cell>
          <table:table-cell table:style-name="ce3" table:formula="of:=[.C335]*[.$B$3]" office:value-type="float" office:value="8875.34731727246" calcext:value-type="float">
            <text:p>8875</text:p>
          </table:table-cell>
        </table:table-row>
        <table:table-row table:style-name="ro1">
          <table:table-cell table:formula="of:=[.A335]+[.$B$1]" office:value-type="float" office:value="32.9000000000002" calcext:value-type="float">
            <text:p>32.9000000000002</text:p>
          </table:table-cell>
          <table:table-cell table:formula="of:=[.A336]*[.$B$2]" office:value-type="float" office:value="0.574213323906138" calcext:value-type="float">
            <text:p>0.574213323906138</text:p>
          </table:table-cell>
          <table:table-cell table:formula="of:=SIN([.B336])" office:value-type="float" office:value="0.543174449950674" calcext:value-type="float">
            <text:p>0.543174449950674</text:p>
          </table:table-cell>
          <table:table-cell table:style-name="ce3" table:formula="of:=[.C336]*[.$B$3]" office:value-type="float" office:value="8899.37018799184" calcext:value-type="float">
            <text:p>8899</text:p>
          </table:table-cell>
        </table:table-row>
        <table:table-row table:style-name="ro1">
          <table:table-cell table:formula="of:=[.A336]+[.$B$1]" office:value-type="float" office:value="33.0000000000002" calcext:value-type="float">
            <text:p>33.0000000000002</text:p>
          </table:table-cell>
          <table:table-cell table:formula="of:=[.A337]*[.$B$2]" office:value-type="float" office:value="0.575958653158132" calcext:value-type="float">
            <text:p>0.575958653158132</text:p>
          </table:table-cell>
          <table:table-cell table:formula="of:=SIN([.B337])" office:value-type="float" office:value="0.54463903501503" calcext:value-type="float">
            <text:p>0.54463903501503</text:p>
          </table:table-cell>
          <table:table-cell table:style-name="ce3" table:formula="of:=[.C337]*[.$B$3]" office:value-type="float" office:value="8923.36594968625" calcext:value-type="float">
            <text:p>8923</text:p>
          </table:table-cell>
        </table:table-row>
        <table:table-row table:style-name="ro1">
          <table:table-cell table:formula="of:=[.A337]+[.$B$1]" office:value-type="float" office:value="33.1000000000002" calcext:value-type="float">
            <text:p>33.1000000000002</text:p>
          </table:table-cell>
          <table:table-cell table:formula="of:=[.A338]*[.$B$2]" office:value-type="float" office:value="0.577703982410127" calcext:value-type="float">
            <text:p>0.577703982410127</text:p>
          </table:table-cell>
          <table:table-cell table:formula="of:=SIN([.B338])" office:value-type="float" office:value="0.546101961014432" calcext:value-type="float">
            <text:p>0.546101961014432</text:p>
          </table:table-cell>
          <table:table-cell table:style-name="ce3" table:formula="of:=[.C338]*[.$B$3]" office:value-type="float" office:value="8947.33452926045" calcext:value-type="float">
            <text:p>8947</text:p>
          </table:table-cell>
        </table:table-row>
        <table:table-row table:style-name="ro1">
          <table:table-cell table:formula="of:=[.A338]+[.$B$1]" office:value-type="float" office:value="33.2000000000002" calcext:value-type="float">
            <text:p>33.2000000000002</text:p>
          </table:table-cell>
          <table:table-cell table:formula="of:=[.A339]*[.$B$2]" office:value-type="float" office:value="0.579449311662121" calcext:value-type="float">
            <text:p>0.579449311662121</text:p>
          </table:table-cell>
          <table:table-cell table:formula="of:=SIN([.B339])" office:value-type="float" office:value="0.547563223492553" calcext:value-type="float">
            <text:p>0.547563223492553</text:p>
          </table:table-cell>
          <table:table-cell table:style-name="ce3" table:formula="of:=[.C339]*[.$B$3]" office:value-type="float" office:value="8971.27585370199" calcext:value-type="float">
            <text:p>8971</text:p>
          </table:table-cell>
        </table:table-row>
        <table:table-row table:style-name="ro1">
          <table:table-cell table:formula="of:=[.A339]+[.$B$1]" office:value-type="float" office:value="33.3000000000002" calcext:value-type="float">
            <text:p>33.3000000000002</text:p>
          </table:table-cell>
          <table:table-cell table:formula="of:=[.A340]*[.$B$2]" office:value-type="float" office:value="0.581194640914115" calcext:value-type="float">
            <text:p>0.581194640914115</text:p>
          </table:table-cell>
          <table:table-cell table:formula="of:=SIN([.B340])" office:value-type="float" office:value="0.549022817998135" calcext:value-type="float">
            <text:p>0.549022817998135</text:p>
          </table:table-cell>
          <table:table-cell table:style-name="ce3" table:formula="of:=[.C340]*[.$B$3]" office:value-type="float" office:value="8995.18985008144" calcext:value-type="float">
            <text:p>8995</text:p>
          </table:table-cell>
        </table:table-row>
        <table:table-row table:style-name="ro1">
          <table:table-cell table:formula="of:=[.A340]+[.$B$1]" office:value-type="float" office:value="33.4000000000002" calcext:value-type="float">
            <text:p>33.4000000000002</text:p>
          </table:table-cell>
          <table:table-cell table:formula="of:=[.A341]*[.$B$2]" office:value-type="float" office:value="0.58293997016611" calcext:value-type="float">
            <text:p>0.58293997016611</text:p>
          </table:table-cell>
          <table:table-cell table:formula="of:=SIN([.B341])" office:value-type="float" office:value="0.550480740084999" calcext:value-type="float">
            <text:p>0.550480740084999</text:p>
          </table:table-cell>
          <table:table-cell table:style-name="ce3" table:formula="of:=[.C341]*[.$B$3]" office:value-type="float" office:value="9019.07644555262" calcext:value-type="float">
            <text:p>9019</text:p>
          </table:table-cell>
        </table:table-row>
        <table:table-row table:style-name="ro1">
          <table:table-cell table:formula="of:=[.A341]+[.$B$1]" office:value-type="float" office:value="33.5000000000002" calcext:value-type="float">
            <text:p>33.5000000000002</text:p>
          </table:table-cell>
          <table:table-cell table:formula="of:=[.A342]*[.$B$2]" office:value-type="float" office:value="0.584685299418104" calcext:value-type="float">
            <text:p>0.584685299418104</text:p>
          </table:table-cell>
          <table:table-cell table:formula="of:=SIN([.B342])" office:value-type="float" office:value="0.551936985312061" calcext:value-type="float">
            <text:p>0.551936985312061</text:p>
          </table:table-cell>
          <table:table-cell table:style-name="ce3" table:formula="of:=[.C342]*[.$B$3]" office:value-type="float" office:value="9042.93556735281" calcext:value-type="float">
            <text:p>9043</text:p>
          </table:table-cell>
        </table:table-row>
        <table:table-row table:style-name="ro1">
          <table:table-cell table:formula="of:=[.A342]+[.$B$1]" office:value-type="float" office:value="33.6000000000002" calcext:value-type="float">
            <text:p>33.6000000000002</text:p>
          </table:table-cell>
          <table:table-cell table:formula="of:=[.A343]*[.$B$2]" office:value-type="float" office:value="0.586430628670098" calcext:value-type="float">
            <text:p>0.586430628670098</text:p>
          </table:table-cell>
          <table:table-cell table:formula="of:=SIN([.B343])" office:value-type="float" office:value="0.553391549243347" calcext:value-type="float">
            <text:p>0.553391549243347</text:p>
          </table:table-cell>
          <table:table-cell table:style-name="ce3" table:formula="of:=[.C343]*[.$B$3]" office:value-type="float" office:value="9066.767142803" calcext:value-type="float">
            <text:p>9067</text:p>
          </table:table-cell>
        </table:table-row>
        <table:table-row table:style-name="ro1">
          <table:table-cell table:formula="of:=[.A343]+[.$B$1]" office:value-type="float" office:value="33.7000000000002" calcext:value-type="float">
            <text:p>33.7000000000002</text:p>
          </table:table-cell>
          <table:table-cell table:formula="of:=[.A344]*[.$B$2]" office:value-type="float" office:value="0.588175957922093" calcext:value-type="float">
            <text:p>0.588175957922093</text:p>
          </table:table-cell>
          <table:table-cell table:formula="of:=SIN([.B344])" office:value-type="float" office:value="0.554844427448002" calcext:value-type="float">
            <text:p>0.554844427448002</text:p>
          </table:table-cell>
          <table:table-cell table:style-name="ce3" table:formula="of:=[.C344]*[.$B$3]" office:value-type="float" office:value="9090.57109930807" calcext:value-type="float">
            <text:p>9091</text:p>
          </table:table-cell>
        </table:table-row>
        <table:table-row table:style-name="ro1">
          <table:table-cell table:formula="of:=[.A344]+[.$B$1]" office:value-type="float" office:value="33.8000000000002" calcext:value-type="float">
            <text:p>33.8000000000002</text:p>
          </table:table-cell>
          <table:table-cell table:formula="of:=[.A345]*[.$B$2]" office:value-type="float" office:value="0.589921287174087" calcext:value-type="float">
            <text:p>0.589921287174087</text:p>
          </table:table-cell>
          <table:table-cell table:formula="of:=SIN([.B345])" office:value-type="float" office:value="0.556295615500308" calcext:value-type="float">
            <text:p>0.556295615500308</text:p>
          </table:table-cell>
          <table:table-cell table:style-name="ce3" table:formula="of:=[.C345]*[.$B$3]" office:value-type="float" office:value="9114.34736435704" calcext:value-type="float">
            <text:p>9114</text:p>
          </table:table-cell>
        </table:table-row>
        <table:table-row table:style-name="ro1">
          <table:table-cell table:formula="of:=[.A345]+[.$B$1]" office:value-type="float" office:value="33.9000000000002" calcext:value-type="float">
            <text:p>33.9000000000002</text:p>
          </table:table-cell>
          <table:table-cell table:formula="of:=[.A346]*[.$B$2]" office:value-type="float" office:value="0.591666616426081" calcext:value-type="float">
            <text:p>0.591666616426081</text:p>
          </table:table-cell>
          <table:table-cell table:formula="of:=SIN([.B346])" office:value-type="float" office:value="0.557745108979693" calcext:value-type="float">
            <text:p>0.557745108979693</text:p>
          </table:table-cell>
          <table:table-cell table:style-name="ce3" table:formula="of:=[.C346]*[.$B$3]" office:value-type="float" office:value="9138.09586552329" calcext:value-type="float">
            <text:p>9138</text:p>
          </table:table-cell>
        </table:table-row>
        <table:table-row table:style-name="ro1">
          <table:table-cell table:formula="of:=[.A346]+[.$B$1]" office:value-type="float" office:value="34.0000000000002" calcext:value-type="float">
            <text:p>34.0000000000002</text:p>
          </table:table-cell>
          <table:table-cell table:formula="of:=[.A347]*[.$B$2]" office:value-type="float" office:value="0.593411945678076" calcext:value-type="float">
            <text:p>0.593411945678076</text:p>
          </table:table-cell>
          <table:table-cell table:formula="of:=SIN([.B347])" office:value-type="float" office:value="0.55919290347075" calcext:value-type="float">
            <text:p>0.55919290347075</text:p>
          </table:table-cell>
          <table:table-cell table:style-name="ce3" table:formula="of:=[.C347]*[.$B$3]" office:value-type="float" office:value="9161.81653046477" calcext:value-type="float">
            <text:p>9162</text:p>
          </table:table-cell>
        </table:table-row>
        <table:table-row table:style-name="ro1">
          <table:table-cell table:formula="of:=[.A347]+[.$B$1]" office:value-type="float" office:value="34.1000000000002" calcext:value-type="float">
            <text:p>34.1000000000002</text:p>
          </table:table-cell>
          <table:table-cell table:formula="of:=[.A348]*[.$B$2]" office:value-type="float" office:value="0.59515727493007" calcext:value-type="float">
            <text:p>0.59515727493007</text:p>
          </table:table-cell>
          <table:table-cell table:formula="of:=SIN([.B348])" office:value-type="float" office:value="0.560638994563245" calcext:value-type="float">
            <text:p>0.560638994563245</text:p>
          </table:table-cell>
          <table:table-cell table:style-name="ce3" table:formula="of:=[.C348]*[.$B$3]" office:value-type="float" office:value="9185.5092869242" calcext:value-type="float">
            <text:p>9186</text:p>
          </table:table-cell>
        </table:table-row>
        <table:table-row table:style-name="ro1">
          <table:table-cell table:formula="of:=[.A348]+[.$B$1]" office:value-type="float" office:value="34.2000000000002" calcext:value-type="float">
            <text:p>34.2000000000002</text:p>
          </table:table-cell>
          <table:table-cell table:formula="of:=[.A349]*[.$B$2]" office:value-type="float" office:value="0.596902604182064" calcext:value-type="float">
            <text:p>0.596902604182064</text:p>
          </table:table-cell>
          <table:table-cell table:formula="of:=SIN([.B349])" office:value-type="float" office:value="0.562083377852134" calcext:value-type="float">
            <text:p>0.562083377852134</text:p>
          </table:table-cell>
          <table:table-cell table:style-name="ce3" table:formula="of:=[.C349]*[.$B$3]" office:value-type="float" office:value="9209.17406272936" calcext:value-type="float">
            <text:p>9209</text:p>
          </table:table-cell>
        </table:table-row>
        <table:table-row table:style-name="ro1">
          <table:table-cell table:formula="of:=[.A349]+[.$B$1]" office:value-type="float" office:value="34.3000000000002" calcext:value-type="float">
            <text:p>34.3000000000002</text:p>
          </table:table-cell>
          <table:table-cell table:formula="of:=[.A350]*[.$B$2]" office:value-type="float" office:value="0.598647933434059" calcext:value-type="float">
            <text:p>0.598647933434059</text:p>
          </table:table-cell>
          <table:table-cell table:formula="of:=SIN([.B350])" office:value-type="float" office:value="0.563526048937575" calcext:value-type="float">
            <text:p>0.563526048937575</text:p>
          </table:table-cell>
          <table:table-cell table:style-name="ce3" table:formula="of:=[.C350]*[.$B$3]" office:value-type="float" office:value="9232.81078579322" calcext:value-type="float">
            <text:p>9233</text:p>
          </table:table-cell>
        </table:table-row>
        <table:table-row table:style-name="ro1">
          <table:table-cell table:formula="of:=[.A350]+[.$B$1]" office:value-type="float" office:value="34.4000000000002" calcext:value-type="float">
            <text:p>34.4000000000002</text:p>
          </table:table-cell>
          <table:table-cell table:formula="of:=[.A351]*[.$B$2]" office:value-type="float" office:value="0.600393262686053" calcext:value-type="float">
            <text:p>0.600393262686053</text:p>
          </table:table-cell>
          <table:table-cell table:formula="of:=SIN([.B351])" office:value-type="float" office:value="0.564967003424941" calcext:value-type="float">
            <text:p>0.564967003424941</text:p>
          </table:table-cell>
          <table:table-cell table:style-name="ce3" table:formula="of:=[.C351]*[.$B$3]" office:value-type="float" office:value="9256.41938411424" calcext:value-type="float">
            <text:p>9256</text:p>
          </table:table-cell>
        </table:table-row>
        <table:table-row table:style-name="ro1">
          <table:table-cell table:formula="of:=[.A351]+[.$B$1]" office:value-type="float" office:value="34.5000000000002" calcext:value-type="float">
            <text:p>34.5000000000002</text:p>
          </table:table-cell>
          <table:table-cell table:formula="of:=[.A352]*[.$B$2]" office:value-type="float" office:value="0.602138591938048" calcext:value-type="float">
            <text:p>0.602138591938048</text:p>
          </table:table-cell>
          <table:table-cell table:formula="of:=SIN([.B352])" office:value-type="float" office:value="0.566406236924836" calcext:value-type="float">
            <text:p>0.566406236924836</text:p>
          </table:table-cell>
          <table:table-cell table:style-name="ce3" table:formula="of:=[.C352]*[.$B$3]" office:value-type="float" office:value="9279.99978577651" calcext:value-type="float">
            <text:p>9280</text:p>
          </table:table-cell>
        </table:table-row>
        <table:table-row table:style-name="ro1">
          <table:table-cell table:formula="of:=[.A352]+[.$B$1]" office:value-type="float" office:value="34.6000000000002" calcext:value-type="float">
            <text:p>34.6000000000002</text:p>
          </table:table-cell>
          <table:table-cell table:formula="of:=[.A353]*[.$B$2]" office:value-type="float" office:value="0.603883921190042" calcext:value-type="float">
            <text:p>0.603883921190042</text:p>
          </table:table-cell>
          <table:table-cell table:formula="of:=SIN([.B353])" office:value-type="float" office:value="0.567843745053104" calcext:value-type="float">
            <text:p>0.567843745053104</text:p>
          </table:table-cell>
          <table:table-cell table:style-name="ce3" table:formula="of:=[.C353]*[.$B$3]" office:value-type="float" office:value="9303.55191895006" calcext:value-type="float">
            <text:p>9304</text:p>
          </table:table-cell>
        </table:table-row>
        <table:table-row table:style-name="ro1">
          <table:table-cell table:formula="of:=[.A353]+[.$B$1]" office:value-type="float" office:value="34.7000000000002" calcext:value-type="float">
            <text:p>34.7000000000002</text:p>
          </table:table-cell>
          <table:table-cell table:formula="of:=[.A354]*[.$B$2]" office:value-type="float" office:value="0.605629250442036" calcext:value-type="float">
            <text:p>0.605629250442036</text:p>
          </table:table-cell>
          <table:table-cell table:formula="of:=SIN([.B354])" office:value-type="float" office:value="0.569279523430847" calcext:value-type="float">
            <text:p>0.569279523430847</text:p>
          </table:table-cell>
          <table:table-cell table:style-name="ce3" table:formula="of:=[.C354]*[.$B$3]" office:value-type="float" office:value="9327.075711891" calcext:value-type="float">
            <text:p>9327</text:p>
          </table:table-cell>
        </table:table-row>
        <table:table-row table:style-name="ro1">
          <table:table-cell table:formula="of:=[.A354]+[.$B$1]" office:value-type="float" office:value="34.8000000000002" calcext:value-type="float">
            <text:p>34.8000000000002</text:p>
          </table:table-cell>
          <table:table-cell table:formula="of:=[.A355]*[.$B$2]" office:value-type="float" office:value="0.607374579694031" calcext:value-type="float">
            <text:p>0.607374579694031</text:p>
          </table:table-cell>
          <table:table-cell table:formula="of:=SIN([.B355])" office:value-type="float" office:value="0.570713567684435" calcext:value-type="float">
            <text:p>0.570713567684435</text:p>
          </table:table-cell>
          <table:table-cell table:style-name="ce3" table:formula="of:=[.C355]*[.$B$3]" office:value-type="float" office:value="9350.57109294178" calcext:value-type="float">
            <text:p>9351</text:p>
          </table:table-cell>
        </table:table-row>
        <table:table-row table:style-name="ro1">
          <table:table-cell table:formula="of:=[.A355]+[.$B$1]" office:value-type="float" office:value="34.9000000000002" calcext:value-type="float">
            <text:p>34.9000000000002</text:p>
          </table:table-cell>
          <table:table-cell table:formula="of:=[.A356]*[.$B$2]" office:value-type="float" office:value="0.609119908946025" calcext:value-type="float">
            <text:p>0.609119908946025</text:p>
          </table:table-cell>
          <table:table-cell table:formula="of:=SIN([.B356])" office:value-type="float" office:value="0.572145873445519" calcext:value-type="float">
            <text:p>0.572145873445519</text:p>
          </table:table-cell>
          <table:table-cell table:style-name="ce3" table:formula="of:=[.C356]*[.$B$3]" office:value-type="float" office:value="9374.03799053139" calcext:value-type="float">
            <text:p>9374</text:p>
          </table:table-cell>
        </table:table-row>
        <table:table-row table:style-name="ro1">
          <table:table-cell table:formula="of:=[.A356]+[.$B$1]" office:value-type="float" office:value="35.0000000000002" calcext:value-type="float">
            <text:p>35.0000000000002</text:p>
          </table:table-cell>
          <table:table-cell table:formula="of:=[.A357]*[.$B$2]" office:value-type="float" office:value="0.610865238198019" calcext:value-type="float">
            <text:p>0.610865238198019</text:p>
          </table:table-cell>
          <table:table-cell table:formula="of:=SIN([.B357])" office:value-type="float" office:value="0.573576436351049" calcext:value-type="float">
            <text:p>0.573576436351049</text:p>
          </table:table-cell>
          <table:table-cell table:style-name="ce3" table:formula="of:=[.C357]*[.$B$3]" office:value-type="float" office:value="9397.47633317559" calcext:value-type="float">
            <text:p>9397</text:p>
          </table:table-cell>
        </table:table-row>
        <table:table-row table:style-name="ro1">
          <table:table-cell table:formula="of:=[.A357]+[.$B$1]" office:value-type="float" office:value="35.1000000000002" calcext:value-type="float">
            <text:p>35.1000000000002</text:p>
          </table:table-cell>
          <table:table-cell table:formula="of:=[.A358]*[.$B$2]" office:value-type="float" office:value="0.612610567450014" calcext:value-type="float">
            <text:p>0.612610567450014</text:p>
          </table:table-cell>
          <table:table-cell table:formula="of:=SIN([.B358])" office:value-type="float" office:value="0.575005252043282" calcext:value-type="float">
            <text:p>0.575005252043282</text:p>
          </table:table-cell>
          <table:table-cell table:style-name="ce3" table:formula="of:=[.C358]*[.$B$3]" office:value-type="float" office:value="9420.88604947713" calcext:value-type="float">
            <text:p>9421</text:p>
          </table:table-cell>
        </table:table-row>
        <table:table-row table:style-name="ro1">
          <table:table-cell table:formula="of:=[.A358]+[.$B$1]" office:value-type="float" office:value="35.2000000000002" calcext:value-type="float">
            <text:p>35.2000000000002</text:p>
          </table:table-cell>
          <table:table-cell table:formula="of:=[.A359]*[.$B$2]" office:value-type="float" office:value="0.614355896702008" calcext:value-type="float">
            <text:p>0.614355896702008</text:p>
          </table:table-cell>
          <table:table-cell table:formula="of:=SIN([.B359])" office:value-type="float" office:value="0.576432316169796" calcext:value-type="float">
            <text:p>0.576432316169796</text:p>
          </table:table-cell>
          <table:table-cell table:style-name="ce3" table:formula="of:=[.C359]*[.$B$3]" office:value-type="float" office:value="9444.26706812595" calcext:value-type="float">
            <text:p>9444</text:p>
          </table:table-cell>
        </table:table-row>
        <table:table-row table:style-name="ro1">
          <table:table-cell table:formula="of:=[.A359]+[.$B$1]" office:value-type="float" office:value="35.3000000000002" calcext:value-type="float">
            <text:p>35.3000000000002</text:p>
          </table:table-cell>
          <table:table-cell table:formula="of:=[.A360]*[.$B$2]" office:value-type="float" office:value="0.616101225954002" calcext:value-type="float">
            <text:p>0.616101225954002</text:p>
          </table:table-cell>
          <table:table-cell table:formula="of:=SIN([.B360])" office:value-type="float" office:value="0.577857624383509" calcext:value-type="float">
            <text:p>0.577857624383509</text:p>
          </table:table-cell>
          <table:table-cell table:style-name="ce3" table:formula="of:=[.C360]*[.$B$3]" office:value-type="float" office:value="9467.61931789941" calcext:value-type="float">
            <text:p>9468</text:p>
          </table:table-cell>
        </table:table-row>
        <table:table-row table:style-name="ro1">
          <table:table-cell table:formula="of:=[.A360]+[.$B$1]" office:value-type="float" office:value="35.4000000000002" calcext:value-type="float">
            <text:p>35.4000000000002</text:p>
          </table:table-cell>
          <table:table-cell table:formula="of:=[.A361]*[.$B$2]" office:value-type="float" office:value="0.617846555205997" calcext:value-type="float">
            <text:p>0.617846555205997</text:p>
          </table:table-cell>
          <table:table-cell table:formula="of:=SIN([.B361])" office:value-type="float" office:value="0.579281172342682" calcext:value-type="float">
            <text:p>0.579281172342682</text:p>
          </table:table-cell>
          <table:table-cell table:style-name="ce3" table:formula="of:=[.C361]*[.$B$3]" office:value-type="float" office:value="9490.94272766251" calcext:value-type="float">
            <text:p>9491</text:p>
          </table:table-cell>
        </table:table-row>
        <table:table-row table:style-name="ro1">
          <table:table-cell table:formula="of:=[.A361]+[.$B$1]" office:value-type="float" office:value="35.5000000000002" calcext:value-type="float">
            <text:p>35.5000000000002</text:p>
          </table:table-cell>
          <table:table-cell table:formula="of:=[.A362]*[.$B$2]" office:value-type="float" office:value="0.619591884457991" calcext:value-type="float">
            <text:p>0.619591884457991</text:p>
          </table:table-cell>
          <table:table-cell table:formula="of:=SIN([.B362])" office:value-type="float" office:value="0.580702955710943" calcext:value-type="float">
            <text:p>0.580702955710943</text:p>
          </table:table-cell>
          <table:table-cell table:style-name="ce3" table:formula="of:=[.C362]*[.$B$3]" office:value-type="float" office:value="9514.23722636809" calcext:value-type="float">
            <text:p>9514</text:p>
          </table:table-cell>
        </table:table-row>
        <table:table-row table:style-name="ro1">
          <table:table-cell table:formula="of:=[.A362]+[.$B$1]" office:value-type="float" office:value="35.6000000000002" calcext:value-type="float">
            <text:p>35.6000000000002</text:p>
          </table:table-cell>
          <table:table-cell table:formula="of:=[.A363]*[.$B$2]" office:value-type="float" office:value="0.621337213709985" calcext:value-type="float">
            <text:p>0.621337213709985</text:p>
          </table:table-cell>
          <table:table-cell table:formula="of:=SIN([.B363])" office:value-type="float" office:value="0.582122970157293" calcext:value-type="float">
            <text:p>0.582122970157293</text:p>
          </table:table-cell>
          <table:table-cell table:style-name="ce3" table:formula="of:=[.C363]*[.$B$3]" office:value-type="float" office:value="9537.50274305708" calcext:value-type="float">
            <text:p>9538</text:p>
          </table:table-cell>
        </table:table-row>
        <table:table-row table:style-name="ro1">
          <table:table-cell table:formula="of:=[.A363]+[.$B$1]" office:value-type="float" office:value="35.7000000000002" calcext:value-type="float">
            <text:p>35.7000000000002</text:p>
          </table:table-cell>
          <table:table-cell table:formula="of:=[.A364]*[.$B$2]" office:value-type="float" office:value="0.62308254296198" calcext:value-type="float">
            <text:p>0.62308254296198</text:p>
          </table:table-cell>
          <table:table-cell table:formula="of:=SIN([.B364])" office:value-type="float" office:value="0.583541211356121" calcext:value-type="float">
            <text:p>0.583541211356121</text:p>
          </table:table-cell>
          <table:table-cell table:style-name="ce3" table:formula="of:=[.C364]*[.$B$3]" office:value-type="float" office:value="9560.73920685868" calcext:value-type="float">
            <text:p>9561</text:p>
          </table:table-cell>
        </table:table-row>
        <table:table-row table:style-name="ro1">
          <table:table-cell table:formula="of:=[.A364]+[.$B$1]" office:value-type="float" office:value="35.8000000000002" calcext:value-type="float">
            <text:p>35.8000000000002</text:p>
          </table:table-cell>
          <table:table-cell table:formula="of:=[.A365]*[.$B$2]" office:value-type="float" office:value="0.624827872213974" calcext:value-type="float">
            <text:p>0.624827872213974</text:p>
          </table:table-cell>
          <table:table-cell table:formula="of:=SIN([.B365])" office:value-type="float" office:value="0.584957674987219" calcext:value-type="float">
            <text:p>0.584957674987219</text:p>
          </table:table-cell>
          <table:table-cell table:style-name="ce3" table:formula="of:=[.C365]*[.$B$3]" office:value-type="float" office:value="9583.94654699059" calcext:value-type="float">
            <text:p>9584</text:p>
          </table:table-cell>
        </table:table-row>
        <table:table-row table:style-name="ro1">
          <table:table-cell table:formula="of:=[.A365]+[.$B$1]" office:value-type="float" office:value="35.9000000000002" calcext:value-type="float">
            <text:p>35.9000000000002</text:p>
          </table:table-cell>
          <table:table-cell table:formula="of:=[.A366]*[.$B$2]" office:value-type="float" office:value="0.626573201465969" calcext:value-type="float">
            <text:p>0.626573201465969</text:p>
          </table:table-cell>
          <table:table-cell table:formula="of:=SIN([.B366])" office:value-type="float" office:value="0.586372356735793" calcext:value-type="float">
            <text:p>0.586372356735793</text:p>
          </table:table-cell>
          <table:table-cell table:style-name="ce3" table:formula="of:=[.C366]*[.$B$3]" office:value-type="float" office:value="9607.12469275923" calcext:value-type="float">
            <text:p>9607</text:p>
          </table:table-cell>
        </table:table-row>
        <table:table-row table:style-name="ro1">
          <table:table-cell table:formula="of:=[.A366]+[.$B$1]" office:value-type="float" office:value="36.0000000000002" calcext:value-type="float">
            <text:p>36.0000000000002</text:p>
          </table:table-cell>
          <table:table-cell table:formula="of:=[.A367]*[.$B$2]" office:value-type="float" office:value="0.628318530717963" calcext:value-type="float">
            <text:p>0.628318530717963</text:p>
          </table:table-cell>
          <table:table-cell table:formula="of:=SIN([.B367])" office:value-type="float" office:value="0.587785252292477" calcext:value-type="float">
            <text:p>0.587785252292477</text:p>
          </table:table-cell>
          <table:table-cell table:style-name="ce3" table:formula="of:=[.C367]*[.$B$3]" office:value-type="float" office:value="9630.27357355993" calcext:value-type="float">
            <text:p>9630</text:p>
          </table:table-cell>
        </table:table-row>
        <table:table-row table:style-name="ro1">
          <table:table-cell table:formula="of:=[.A367]+[.$B$1]" office:value-type="float" office:value="36.1000000000002" calcext:value-type="float">
            <text:p>36.1000000000002</text:p>
          </table:table-cell>
          <table:table-cell table:formula="of:=[.A368]*[.$B$2]" office:value-type="float" office:value="0.630063859969957" calcext:value-type="float">
            <text:p>0.630063859969957</text:p>
          </table:table-cell>
          <table:table-cell table:formula="of:=SIN([.B368])" office:value-type="float" office:value="0.589196357353345" calcext:value-type="float">
            <text:p>0.589196357353345</text:p>
          </table:table-cell>
          <table:table-cell table:style-name="ce3" table:formula="of:=[.C368]*[.$B$3]" office:value-type="float" office:value="9653.39311887721" calcext:value-type="float">
            <text:p>9653</text:p>
          </table:table-cell>
        </table:table-row>
        <table:table-row table:style-name="ro1">
          <table:table-cell table:formula="of:=[.A368]+[.$B$1]" office:value-type="float" office:value="36.2000000000002" calcext:value-type="float">
            <text:p>36.2000000000002</text:p>
          </table:table-cell>
          <table:table-cell table:formula="of:=[.A369]*[.$B$2]" office:value-type="float" office:value="0.631809189221952" calcext:value-type="float">
            <text:p>0.631809189221952</text:p>
          </table:table-cell>
          <table:table-cell table:formula="of:=SIN([.B369])" office:value-type="float" office:value="0.590605667619929" calcext:value-type="float">
            <text:p>0.590605667619929</text:p>
          </table:table-cell>
          <table:table-cell table:style-name="ce3" table:formula="of:=[.C369]*[.$B$3]" office:value-type="float" office:value="9676.48325828491" calcext:value-type="float">
            <text:p>9676</text:p>
          </table:table-cell>
        </table:table-row>
        <table:table-row table:style-name="ro1">
          <table:table-cell table:formula="of:=[.A369]+[.$B$1]" office:value-type="float" office:value="36.3000000000002" calcext:value-type="float">
            <text:p>36.3000000000002</text:p>
          </table:table-cell>
          <table:table-cell table:formula="of:=[.A370]*[.$B$2]" office:value-type="float" office:value="0.633554518473946" calcext:value-type="float">
            <text:p>0.633554518473946</text:p>
          </table:table-cell>
          <table:table-cell table:formula="of:=SIN([.B370])" office:value-type="float" office:value="0.592013178799223" calcext:value-type="float">
            <text:p>0.592013178799223</text:p>
          </table:table-cell>
          <table:table-cell table:style-name="ce3" table:formula="of:=[.C370]*[.$B$3]" office:value-type="float" office:value="9699.54392144647" calcext:value-type="float">
            <text:p>9700</text:p>
          </table:table-cell>
        </table:table-row>
        <table:table-row table:style-name="ro1">
          <table:table-cell table:formula="of:=[.A370]+[.$B$1]" office:value-type="float" office:value="36.4000000000002" calcext:value-type="float">
            <text:p>36.4000000000002</text:p>
          </table:table-cell>
          <table:table-cell table:formula="of:=[.A371]*[.$B$2]" office:value-type="float" office:value="0.63529984772594" calcext:value-type="float">
            <text:p>0.63529984772594</text:p>
          </table:table-cell>
          <table:table-cell table:formula="of:=SIN([.B371])" office:value-type="float" office:value="0.593418886603705" calcext:value-type="float">
            <text:p>0.593418886603705</text:p>
          </table:table-cell>
          <table:table-cell table:style-name="ce3" table:formula="of:=[.C371]*[.$B$3]" office:value-type="float" office:value="9722.5750381151" calcext:value-type="float">
            <text:p>9723</text:p>
          </table:table-cell>
        </table:table-row>
        <table:table-row table:style-name="ro1">
          <table:table-cell table:formula="of:=[.A371]+[.$B$1]" office:value-type="float" office:value="36.5000000000002" calcext:value-type="float">
            <text:p>36.5000000000002</text:p>
          </table:table-cell>
          <table:table-cell table:formula="of:=[.A372]*[.$B$2]" office:value-type="float" office:value="0.637045176977935" calcext:value-type="float">
            <text:p>0.637045176977935</text:p>
          </table:table-cell>
          <table:table-cell table:formula="of:=SIN([.B372])" office:value-type="float" office:value="0.594822786751345" calcext:value-type="float">
            <text:p>0.594822786751345</text:p>
          </table:table-cell>
          <table:table-cell table:style-name="ce3" table:formula="of:=[.C372]*[.$B$3]" office:value-type="float" office:value="9745.57653813403" calcext:value-type="float">
            <text:p>9746</text:p>
          </table:table-cell>
        </table:table-row>
        <table:table-row table:style-name="ro1">
          <table:table-cell table:formula="of:=[.A372]+[.$B$1]" office:value-type="float" office:value="36.6000000000002" calcext:value-type="float">
            <text:p>36.6000000000002</text:p>
          </table:table-cell>
          <table:table-cell table:formula="of:=[.A373]*[.$B$2]" office:value-type="float" office:value="0.638790506229929" calcext:value-type="float">
            <text:p>0.638790506229929</text:p>
          </table:table-cell>
          <table:table-cell table:formula="of:=SIN([.B373])" office:value-type="float" office:value="0.596224874965619" calcext:value-type="float">
            <text:p>0.596224874965619</text:p>
          </table:table-cell>
          <table:table-cell table:style-name="ce3" table:formula="of:=[.C373]*[.$B$3]" office:value-type="float" office:value="9768.54835143671" calcext:value-type="float">
            <text:p>9769</text:p>
          </table:table-cell>
        </table:table-row>
        <table:table-row table:style-name="ro1">
          <table:table-cell table:formula="of:=[.A373]+[.$B$1]" office:value-type="float" office:value="36.7000000000003" calcext:value-type="float">
            <text:p>36.7000000000003</text:p>
          </table:table-cell>
          <table:table-cell table:formula="of:=[.A374]*[.$B$2]" office:value-type="float" office:value="0.640535835481923" calcext:value-type="float">
            <text:p>0.640535835481923</text:p>
          </table:table-cell>
          <table:table-cell table:formula="of:=SIN([.B374])" office:value-type="float" office:value="0.597625146975525" calcext:value-type="float">
            <text:p>0.597625146975525</text:p>
          </table:table-cell>
          <table:table-cell table:style-name="ce3" table:formula="of:=[.C374]*[.$B$3]" office:value-type="float" office:value="9791.490408047" calcext:value-type="float">
            <text:p>9791</text:p>
          </table:table-cell>
        </table:table-row>
        <table:table-row table:style-name="ro1">
          <table:table-cell table:formula="of:=[.A374]+[.$B$1]" office:value-type="float" office:value="36.8000000000003" calcext:value-type="float">
            <text:p>36.8000000000003</text:p>
          </table:table-cell>
          <table:table-cell table:formula="of:=[.A375]*[.$B$2]" office:value-type="float" office:value="0.642281164733918" calcext:value-type="float">
            <text:p>0.642281164733918</text:p>
          </table:table-cell>
          <table:table-cell table:formula="of:=SIN([.B375])" office:value-type="float" office:value="0.599023598515589" calcext:value-type="float">
            <text:p>0.599023598515589</text:p>
          </table:table-cell>
          <table:table-cell table:style-name="ce3" table:formula="of:=[.C375]*[.$B$3]" office:value-type="float" office:value="9814.40263807942" calcext:value-type="float">
            <text:p>9814</text:p>
          </table:table-cell>
        </table:table-row>
        <table:table-row table:style-name="ro1">
          <table:table-cell table:formula="of:=[.A375]+[.$B$1]" office:value-type="float" office:value="36.9000000000003" calcext:value-type="float">
            <text:p>36.9000000000003</text:p>
          </table:table-cell>
          <table:table-cell table:formula="of:=[.A376]*[.$B$2]" office:value-type="float" office:value="0.644026493985912" calcext:value-type="float">
            <text:p>0.644026493985912</text:p>
          </table:table-cell>
          <table:table-cell table:formula="of:=SIN([.B376])" office:value-type="float" office:value="0.600420225325888" calcext:value-type="float">
            <text:p>0.600420225325888</text:p>
          </table:table-cell>
          <table:table-cell table:style-name="ce3" table:formula="of:=[.C376]*[.$B$3]" office:value-type="float" office:value="9837.28497173934" calcext:value-type="float">
            <text:p>9837</text:p>
          </table:table-cell>
        </table:table-row>
        <table:table-row table:style-name="ro1">
          <table:table-cell table:formula="of:=[.A376]+[.$B$1]" office:value-type="float" office:value="37.0000000000003" calcext:value-type="float">
            <text:p>37.0000000000003</text:p>
          </table:table-cell>
          <table:table-cell table:formula="of:=[.A377]*[.$B$2]" office:value-type="float" office:value="0.645771823237906" calcext:value-type="float">
            <text:p>0.645771823237906</text:p>
          </table:table-cell>
          <table:table-cell table:formula="of:=SIN([.B377])" office:value-type="float" office:value="0.601815023152052" calcext:value-type="float">
            <text:p>0.601815023152052</text:p>
          </table:table-cell>
          <table:table-cell table:style-name="ce3" table:formula="of:=[.C377]*[.$B$3]" office:value-type="float" office:value="9860.13733932322" calcext:value-type="float">
            <text:p>9860</text:p>
          </table:table-cell>
        </table:table-row>
        <table:table-row table:style-name="ro1">
          <table:table-cell table:formula="of:=[.A377]+[.$B$1]" office:value-type="float" office:value="37.1000000000003" calcext:value-type="float">
            <text:p>37.1000000000003</text:p>
          </table:table-cell>
          <table:table-cell table:formula="of:=[.A378]*[.$B$2]" office:value-type="float" office:value="0.647517152489901" calcext:value-type="float">
            <text:p>0.647517152489901</text:p>
          </table:table-cell>
          <table:table-cell table:formula="of:=SIN([.B378])" office:value-type="float" office:value="0.603207987745286" calcext:value-type="float">
            <text:p>0.603207987745286</text:p>
          </table:table-cell>
          <table:table-cell table:style-name="ce3" table:formula="of:=[.C378]*[.$B$3]" office:value-type="float" office:value="9882.95967121877" calcext:value-type="float">
            <text:p>9883</text:p>
          </table:table-cell>
        </table:table-row>
        <table:table-row table:style-name="ro1">
          <table:table-cell table:formula="of:=[.A378]+[.$B$1]" office:value-type="float" office:value="37.2000000000003" calcext:value-type="float">
            <text:p>37.2000000000003</text:p>
          </table:table-cell>
          <table:table-cell table:formula="of:=[.A379]*[.$B$2]" office:value-type="float" office:value="0.649262481741895" calcext:value-type="float">
            <text:p>0.649262481741895</text:p>
          </table:table-cell>
          <table:table-cell table:formula="of:=SIN([.B379])" office:value-type="float" office:value="0.604599114862378" calcext:value-type="float">
            <text:p>0.604599114862378</text:p>
          </table:table-cell>
          <table:table-cell table:style-name="ce3" table:formula="of:=[.C379]*[.$B$3]" office:value-type="float" office:value="9905.75189790521" calcext:value-type="float">
            <text:p>9906</text:p>
          </table:table-cell>
        </table:table-row>
        <table:table-row table:style-name="ro1">
          <table:table-cell table:formula="of:=[.A379]+[.$B$1]" office:value-type="float" office:value="37.3000000000003" calcext:value-type="float">
            <text:p>37.3000000000003</text:p>
          </table:table-cell>
          <table:table-cell table:formula="of:=[.A380]*[.$B$2]" office:value-type="float" office:value="0.651007810993889" calcext:value-type="float">
            <text:p>0.651007810993889</text:p>
          </table:table-cell>
          <table:table-cell table:formula="of:=SIN([.B380])" office:value-type="float" office:value="0.605988400265715" calcext:value-type="float">
            <text:p>0.605988400265715</text:p>
          </table:table-cell>
          <table:table-cell table:style-name="ce3" table:formula="of:=[.C380]*[.$B$3]" office:value-type="float" office:value="9928.51394995347" calcext:value-type="float">
            <text:p>9929</text:p>
          </table:table-cell>
        </table:table-row>
        <table:table-row table:style-name="ro1">
          <table:table-cell table:formula="of:=[.A380]+[.$B$1]" office:value-type="float" office:value="37.4000000000003" calcext:value-type="float">
            <text:p>37.4000000000003</text:p>
          </table:table-cell>
          <table:table-cell table:formula="of:=[.A381]*[.$B$2]" office:value-type="float" office:value="0.652753140245884" calcext:value-type="float">
            <text:p>0.652753140245884</text:p>
          </table:table-cell>
          <table:table-cell table:formula="of:=SIN([.B381])" office:value-type="float" office:value="0.60737583972329" calcext:value-type="float">
            <text:p>0.60737583972329</text:p>
          </table:table-cell>
          <table:table-cell table:style-name="ce3" table:formula="of:=[.C381]*[.$B$3]" office:value-type="float" office:value="9951.24575802639" calcext:value-type="float">
            <text:p>9951</text:p>
          </table:table-cell>
        </table:table-row>
        <table:table-row table:style-name="ro1">
          <table:table-cell table:formula="of:=[.A381]+[.$B$1]" office:value-type="float" office:value="37.5000000000003" calcext:value-type="float">
            <text:p>37.5000000000003</text:p>
          </table:table-cell>
          <table:table-cell table:formula="of:=[.A382]*[.$B$2]" office:value-type="float" office:value="0.654498469497878" calcext:value-type="float">
            <text:p>0.654498469497878</text:p>
          </table:table-cell>
          <table:table-cell table:formula="of:=SIN([.B382])" office:value-type="float" office:value="0.608761429008724" calcext:value-type="float">
            <text:p>0.608761429008724</text:p>
          </table:table-cell>
          <table:table-cell table:style-name="ce3" table:formula="of:=[.C382]*[.$B$3]" office:value-type="float" office:value="9973.94725287894" calcext:value-type="float">
            <text:p>9974</text:p>
          </table:table-cell>
        </table:table-row>
        <table:table-row table:style-name="ro1">
          <table:table-cell table:formula="of:=[.A382]+[.$B$1]" office:value-type="float" office:value="37.6000000000003" calcext:value-type="float">
            <text:p>37.6000000000003</text:p>
          </table:table-cell>
          <table:table-cell table:formula="of:=[.A383]*[.$B$2]" office:value-type="float" office:value="0.656243798749872" calcext:value-type="float">
            <text:p>0.656243798749872</text:p>
          </table:table-cell>
          <table:table-cell table:formula="of:=SIN([.B383])" office:value-type="float" office:value="0.610145163901271" calcext:value-type="float">
            <text:p>0.610145163901271</text:p>
          </table:table-cell>
          <table:table-cell table:style-name="ce3" table:formula="of:=[.C383]*[.$B$3]" office:value-type="float" office:value="9996.61836535843" calcext:value-type="float">
            <text:p>9997</text:p>
          </table:table-cell>
        </table:table-row>
        <table:table-row table:style-name="ro1">
          <table:table-cell table:formula="of:=[.A383]+[.$B$1]" office:value-type="float" office:value="37.7000000000003" calcext:value-type="float">
            <text:p>37.7000000000003</text:p>
          </table:table-cell>
          <table:table-cell table:formula="of:=[.A384]*[.$B$2]" office:value-type="float" office:value="0.657989128001867" calcext:value-type="float">
            <text:p>0.657989128001867</text:p>
          </table:table-cell>
          <table:table-cell table:formula="of:=SIN([.B384])" office:value-type="float" office:value="0.611527040185835" calcext:value-type="float">
            <text:p>0.611527040185835</text:p>
          </table:table-cell>
          <table:table-cell table:style-name="ce3" table:formula="of:=[.C384]*[.$B$3]" office:value-type="float" office:value="10019.2590264047" calcext:value-type="float">
            <text:p>10019</text:p>
          </table:table-cell>
        </table:table-row>
        <table:table-row table:style-name="ro1">
          <table:table-cell table:formula="of:=[.A384]+[.$B$1]" office:value-type="float" office:value="37.8000000000003" calcext:value-type="float">
            <text:p>37.8000000000003</text:p>
          </table:table-cell>
          <table:table-cell table:formula="of:=[.A385]*[.$B$2]" office:value-type="float" office:value="0.659734457253861" calcext:value-type="float">
            <text:p>0.659734457253861</text:p>
          </table:table-cell>
          <table:table-cell table:formula="of:=SIN([.B385])" office:value-type="float" office:value="0.61290705365298" calcext:value-type="float">
            <text:p>0.61290705365298</text:p>
          </table:table-cell>
          <table:table-cell table:style-name="ce3" table:formula="of:=[.C385]*[.$B$3]" office:value-type="float" office:value="10041.8691670504" calcext:value-type="float">
            <text:p>10042</text:p>
          </table:table-cell>
        </table:table-row>
        <table:table-row table:style-name="ro1">
          <table:table-cell table:formula="of:=[.A385]+[.$B$1]" office:value-type="float" office:value="37.9000000000003" calcext:value-type="float">
            <text:p>37.9000000000003</text:p>
          </table:table-cell>
          <table:table-cell table:formula="of:=[.A386]*[.$B$2]" office:value-type="float" office:value="0.661479786505856" calcext:value-type="float">
            <text:p>0.661479786505856</text:p>
          </table:table-cell>
          <table:table-cell table:formula="of:=SIN([.B386])" office:value-type="float" office:value="0.614285200098947" calcext:value-type="float">
            <text:p>0.614285200098947</text:p>
          </table:table-cell>
          <table:table-cell table:style-name="ce3" table:formula="of:=[.C386]*[.$B$3]" office:value-type="float" office:value="10064.4487184211" calcext:value-type="float">
            <text:p>10064</text:p>
          </table:table-cell>
        </table:table-row>
        <table:table-row table:style-name="ro1">
          <table:table-cell table:formula="of:=[.A386]+[.$B$1]" office:value-type="float" office:value="38.0000000000003" calcext:value-type="float">
            <text:p>38.0000000000003</text:p>
          </table:table-cell>
          <table:table-cell table:formula="of:=[.A387]*[.$B$2]" office:value-type="float" office:value="0.66322511575785" calcext:value-type="float">
            <text:p>0.66322511575785</text:p>
          </table:table-cell>
          <table:table-cell table:formula="of:=SIN([.B387])" office:value-type="float" office:value="0.615661475325662" calcext:value-type="float">
            <text:p>0.615661475325662</text:p>
          </table:table-cell>
          <table:table-cell table:style-name="ce3" table:formula="of:=[.C387]*[.$B$3]" office:value-type="float" office:value="10086.9976117356" calcext:value-type="float">
            <text:p>10087</text:p>
          </table:table-cell>
        </table:table-row>
        <table:table-row table:style-name="ro1">
          <table:table-cell table:formula="of:=[.A387]+[.$B$1]" office:value-type="float" office:value="38.1000000000003" calcext:value-type="float">
            <text:p>38.1000000000003</text:p>
          </table:table-cell>
          <table:table-cell table:formula="of:=[.A388]*[.$B$2]" office:value-type="float" office:value="0.664970445009844" calcext:value-type="float">
            <text:p>0.664970445009844</text:p>
          </table:table-cell>
          <table:table-cell table:formula="of:=SIN([.B388])" office:value-type="float" office:value="0.617035875140752" calcext:value-type="float">
            <text:p>0.617035875140752</text:p>
          </table:table-cell>
          <table:table-cell table:style-name="ce3" table:formula="of:=[.C388]*[.$B$3]" office:value-type="float" office:value="10109.5157783061" calcext:value-type="float">
            <text:p>10110</text:p>
          </table:table-cell>
        </table:table-row>
        <table:table-row table:style-name="ro1">
          <table:table-cell table:formula="of:=[.A388]+[.$B$1]" office:value-type="float" office:value="38.2000000000003" calcext:value-type="float">
            <text:p>38.2000000000003</text:p>
          </table:table-cell>
          <table:table-cell table:formula="of:=[.A389]*[.$B$2]" office:value-type="float" office:value="0.666715774261839" calcext:value-type="float">
            <text:p>0.666715774261839</text:p>
          </table:table-cell>
          <table:table-cell table:formula="of:=SIN([.B389])" office:value-type="float" office:value="0.618408395357558" calcext:value-type="float">
            <text:p>0.618408395357558</text:p>
          </table:table-cell>
          <table:table-cell table:style-name="ce3" table:formula="of:=[.C389]*[.$B$3]" office:value-type="float" office:value="10132.0031495382" calcext:value-type="float">
            <text:p>10132</text:p>
          </table:table-cell>
        </table:table-row>
        <table:table-row table:style-name="ro1">
          <table:table-cell table:formula="of:=[.A389]+[.$B$1]" office:value-type="float" office:value="38.3000000000003" calcext:value-type="float">
            <text:p>38.3000000000003</text:p>
          </table:table-cell>
          <table:table-cell table:formula="of:=[.A390]*[.$B$2]" office:value-type="float" office:value="0.668461103513833" calcext:value-type="float">
            <text:p>0.668461103513833</text:p>
          </table:table-cell>
          <table:table-cell table:formula="of:=SIN([.B390])" office:value-type="float" office:value="0.619779031795144" calcext:value-type="float">
            <text:p>0.619779031795144</text:p>
          </table:table-cell>
          <table:table-cell table:style-name="ce3" table:formula="of:=[.C390]*[.$B$3]" office:value-type="float" office:value="10154.4596569316" calcext:value-type="float">
            <text:p>10154</text:p>
          </table:table-cell>
        </table:table-row>
        <table:table-row table:style-name="ro1">
          <table:table-cell table:formula="of:=[.A390]+[.$B$1]" office:value-type="float" office:value="38.4000000000003" calcext:value-type="float">
            <text:p>38.4000000000003</text:p>
          </table:table-cell>
          <table:table-cell table:formula="of:=[.A391]*[.$B$2]" office:value-type="float" office:value="0.670206432765827" calcext:value-type="float">
            <text:p>0.670206432765827</text:p>
          </table:table-cell>
          <table:table-cell table:formula="of:=SIN([.B391])" office:value-type="float" office:value="0.621147780278314" calcext:value-type="float">
            <text:p>0.621147780278314</text:p>
          </table:table-cell>
          <table:table-cell table:style-name="ce3" table:formula="of:=[.C391]*[.$B$3]" office:value-type="float" office:value="10176.8852320799" calcext:value-type="float">
            <text:p>10177</text:p>
          </table:table-cell>
        </table:table-row>
        <table:table-row table:style-name="ro1">
          <table:table-cell table:formula="of:=[.A391]+[.$B$1]" office:value-type="float" office:value="38.5000000000003" calcext:value-type="float">
            <text:p>38.5000000000003</text:p>
          </table:table-cell>
          <table:table-cell table:formula="of:=[.A392]*[.$B$2]" office:value-type="float" office:value="0.671951762017822" calcext:value-type="float">
            <text:p>0.671951762017822</text:p>
          </table:table-cell>
          <table:table-cell table:formula="of:=SIN([.B392])" office:value-type="float" office:value="0.622514636637623" calcext:value-type="float">
            <text:p>0.622514636637623</text:p>
          </table:table-cell>
          <table:table-cell table:style-name="ce3" table:formula="of:=[.C392]*[.$B$3]" office:value-type="float" office:value="10199.2798066708" calcext:value-type="float">
            <text:p>10199</text:p>
          </table:table-cell>
        </table:table-row>
        <table:table-row table:style-name="ro1">
          <table:table-cell table:formula="of:=[.A392]+[.$B$1]" office:value-type="float" office:value="38.6000000000003" calcext:value-type="float">
            <text:p>38.6000000000003</text:p>
          </table:table-cell>
          <table:table-cell table:formula="of:=[.A393]*[.$B$2]" office:value-type="float" office:value="0.673697091269816" calcext:value-type="float">
            <text:p>0.673697091269816</text:p>
          </table:table-cell>
          <table:table-cell table:formula="of:=SIN([.B393])" office:value-type="float" office:value="0.62387959670939" calcext:value-type="float">
            <text:p>0.62387959670939</text:p>
          </table:table-cell>
          <table:table-cell table:style-name="ce3" table:formula="of:=[.C393]*[.$B$3]" office:value-type="float" office:value="10221.6433124866" calcext:value-type="float">
            <text:p>10222</text:p>
          </table:table-cell>
        </table:table-row>
        <table:table-row table:style-name="ro1">
          <table:table-cell table:formula="of:=[.A393]+[.$B$1]" office:value-type="float" office:value="38.7000000000003" calcext:value-type="float">
            <text:p>38.7000000000003</text:p>
          </table:table-cell>
          <table:table-cell table:formula="of:=[.A394]*[.$B$2]" office:value-type="float" office:value="0.67544242052181" calcext:value-type="float">
            <text:p>0.67544242052181</text:p>
          </table:table-cell>
          <table:table-cell table:formula="of:=SIN([.B394])" office:value-type="float" office:value="0.625242656335709" calcext:value-type="float">
            <text:p>0.625242656335709</text:p>
          </table:table-cell>
          <table:table-cell table:style-name="ce3" table:formula="of:=[.C394]*[.$B$3]" office:value-type="float" office:value="10243.9756814043" calcext:value-type="float">
            <text:p>10244</text:p>
          </table:table-cell>
        </table:table-row>
        <table:table-row table:style-name="ro1">
          <table:table-cell table:formula="of:=[.A394]+[.$B$1]" office:value-type="float" office:value="38.8000000000003" calcext:value-type="float">
            <text:p>38.8000000000003</text:p>
          </table:table-cell>
          <table:table-cell table:formula="of:=[.A395]*[.$B$2]" office:value-type="float" office:value="0.677187749773805" calcext:value-type="float">
            <text:p>0.677187749773805</text:p>
          </table:table-cell>
          <table:table-cell table:formula="of:=SIN([.B395])" office:value-type="float" office:value="0.626603811364464" calcext:value-type="float">
            <text:p>0.626603811364464</text:p>
          </table:table-cell>
          <table:table-cell table:style-name="ce3" table:formula="of:=[.C395]*[.$B$3]" office:value-type="float" office:value="10266.2768453954" calcext:value-type="float">
            <text:p>10266</text:p>
          </table:table-cell>
        </table:table-row>
        <table:table-row table:style-name="ro1">
          <table:table-cell table:formula="of:=[.A395]+[.$B$1]" office:value-type="float" office:value="38.9000000000003" calcext:value-type="float">
            <text:p>38.9000000000003</text:p>
          </table:table-cell>
          <table:table-cell table:formula="of:=[.A396]*[.$B$2]" office:value-type="float" office:value="0.678933079025799" calcext:value-type="float">
            <text:p>0.678933079025799</text:p>
          </table:table-cell>
          <table:table-cell table:formula="of:=SIN([.B396])" office:value-type="float" office:value="0.627963057649342" calcext:value-type="float">
            <text:p>0.627963057649342</text:p>
          </table:table-cell>
          <table:table-cell table:style-name="ce3" table:formula="of:=[.C396]*[.$B$3]" office:value-type="float" office:value="10288.5467365268" calcext:value-type="float">
            <text:p>10289</text:p>
          </table:table-cell>
        </table:table-row>
        <table:table-row table:style-name="ro1">
          <table:table-cell table:formula="of:=[.A396]+[.$B$1]" office:value-type="float" office:value="39.0000000000003" calcext:value-type="float">
            <text:p>39.0000000000003</text:p>
          </table:table-cell>
          <table:table-cell table:formula="of:=[.A397]*[.$B$2]" office:value-type="float" office:value="0.680678408277793" calcext:value-type="float">
            <text:p>0.680678408277793</text:p>
          </table:table-cell>
          <table:table-cell table:formula="of:=SIN([.B397])" office:value-type="float" office:value="0.629320391049841" calcext:value-type="float">
            <text:p>0.629320391049841</text:p>
          </table:table-cell>
          <table:table-cell table:style-name="ce3" table:formula="of:=[.C397]*[.$B$3]" office:value-type="float" office:value="10310.7852869606" calcext:value-type="float">
            <text:p>10311</text:p>
          </table:table-cell>
        </table:table-row>
        <table:table-row table:style-name="ro1">
          <table:table-cell table:formula="of:=[.A397]+[.$B$1]" office:value-type="float" office:value="39.1000000000003" calcext:value-type="float">
            <text:p>39.1000000000003</text:p>
          </table:table-cell>
          <table:table-cell table:formula="of:=[.A398]*[.$B$2]" office:value-type="float" office:value="0.682423737529788" calcext:value-type="float">
            <text:p>0.682423737529788</text:p>
          </table:table-cell>
          <table:table-cell table:formula="of:=SIN([.B398])" office:value-type="float" office:value="0.63067580743129" calcext:value-type="float">
            <text:p>0.63067580743129</text:p>
          </table:table-cell>
          <table:table-cell table:style-name="ce3" table:formula="of:=[.C398]*[.$B$3]" office:value-type="float" office:value="10332.9924289543" calcext:value-type="float">
            <text:p>10333</text:p>
          </table:table-cell>
        </table:table-row>
        <table:table-row table:style-name="ro1">
          <table:table-cell table:formula="of:=[.A398]+[.$B$1]" office:value-type="float" office:value="39.2000000000003" calcext:value-type="float">
            <text:p>39.2000000000003</text:p>
          </table:table-cell>
          <table:table-cell table:formula="of:=[.A399]*[.$B$2]" office:value-type="float" office:value="0.684169066781782" calcext:value-type="float">
            <text:p>0.684169066781782</text:p>
          </table:table-cell>
          <table:table-cell table:formula="of:=SIN([.B399])" office:value-type="float" office:value="0.632029302664855" calcext:value-type="float">
            <text:p>0.632029302664855</text:p>
          </table:table-cell>
          <table:table-cell table:style-name="ce3" table:formula="of:=[.C399]*[.$B$3]" office:value-type="float" office:value="10355.168094861" calcext:value-type="float">
            <text:p>10355</text:p>
          </table:table-cell>
        </table:table-row>
        <table:table-row table:style-name="ro1">
          <table:table-cell table:formula="of:=[.A399]+[.$B$1]" office:value-type="float" office:value="39.3000000000003" calcext:value-type="float">
            <text:p>39.3000000000003</text:p>
          </table:table-cell>
          <table:table-cell table:formula="of:=[.A400]*[.$B$2]" office:value-type="float" office:value="0.685914396033777" calcext:value-type="float">
            <text:p>0.685914396033777</text:p>
          </table:table-cell>
          <table:table-cell table:formula="of:=SIN([.B400])" office:value-type="float" office:value="0.633380872627554" calcext:value-type="float">
            <text:p>0.633380872627554</text:p>
          </table:table-cell>
          <table:table-cell table:style-name="ce3" table:formula="of:=[.C400]*[.$B$3]" office:value-type="float" office:value="10377.3122171298" calcext:value-type="float">
            <text:p>10377</text:p>
          </table:table-cell>
        </table:table-row>
        <table:table-row table:style-name="ro1">
          <table:table-cell table:formula="of:=[.A400]+[.$B$1]" office:value-type="float" office:value="39.4000000000003" calcext:value-type="float">
            <text:p>39.4000000000003</text:p>
          </table:table-cell>
          <table:table-cell table:formula="of:=[.A401]*[.$B$2]" office:value-type="float" office:value="0.687659725285771" calcext:value-type="float">
            <text:p>0.687659725285771</text:p>
          </table:table-cell>
          <table:table-cell table:formula="of:=SIN([.B401])" office:value-type="float" office:value="0.634730513202271" calcext:value-type="float">
            <text:p>0.634730513202271</text:p>
          </table:table-cell>
          <table:table-cell table:style-name="ce3" table:formula="of:=[.C401]*[.$B$3]" office:value-type="float" office:value="10399.424728306" calcext:value-type="float">
            <text:p>10399</text:p>
          </table:table-cell>
        </table:table-row>
        <table:table-row table:style-name="ro1">
          <table:table-cell table:formula="of:=[.A401]+[.$B$1]" office:value-type="float" office:value="39.5000000000003" calcext:value-type="float">
            <text:p>39.5000000000003</text:p>
          </table:table-cell>
          <table:table-cell table:formula="of:=[.A402]*[.$B$2]" office:value-type="float" office:value="0.689405054537765" calcext:value-type="float">
            <text:p>0.689405054537765</text:p>
          </table:table-cell>
          <table:table-cell table:formula="of:=SIN([.B402])" office:value-type="float" office:value="0.636078220277768" calcext:value-type="float">
            <text:p>0.636078220277768</text:p>
          </table:table-cell>
          <table:table-cell table:style-name="ce3" table:formula="of:=[.C402]*[.$B$3]" office:value-type="float" office:value="10421.5055610309" calcext:value-type="float">
            <text:p>10422</text:p>
          </table:table-cell>
        </table:table-row>
        <table:table-row table:style-name="ro1">
          <table:table-cell table:formula="of:=[.A402]+[.$B$1]" office:value-type="float" office:value="39.6000000000003" calcext:value-type="float">
            <text:p>39.6000000000003</text:p>
          </table:table-cell>
          <table:table-cell table:formula="of:=[.A403]*[.$B$2]" office:value-type="float" office:value="0.69115038378976" calcext:value-type="float">
            <text:p>0.69115038378976</text:p>
          </table:table-cell>
          <table:table-cell table:formula="of:=SIN([.B403])" office:value-type="float" office:value="0.637423989748694" calcext:value-type="float">
            <text:p>0.637423989748694</text:p>
          </table:table-cell>
          <table:table-cell table:style-name="ce3" table:formula="of:=[.C403]*[.$B$3]" office:value-type="float" office:value="10443.5546480426" calcext:value-type="float">
            <text:p>10444</text:p>
          </table:table-cell>
        </table:table-row>
        <table:table-row table:style-name="ro1">
          <table:table-cell table:formula="of:=[.A403]+[.$B$1]" office:value-type="float" office:value="39.7000000000003" calcext:value-type="float">
            <text:p>39.7000000000003</text:p>
          </table:table-cell>
          <table:table-cell table:formula="of:=[.A404]*[.$B$2]" office:value-type="float" office:value="0.692895713041754" calcext:value-type="float">
            <text:p>0.692895713041754</text:p>
          </table:table-cell>
          <table:table-cell table:formula="of:=SIN([.B404])" office:value-type="float" office:value="0.638767817515602" calcext:value-type="float">
            <text:p>0.638767817515602</text:p>
          </table:table-cell>
          <table:table-cell table:style-name="ce3" table:formula="of:=[.C404]*[.$B$3]" office:value-type="float" office:value="10465.5719221756" calcext:value-type="float">
            <text:p>10466</text:p>
          </table:table-cell>
        </table:table-row>
        <table:table-row table:style-name="ro1">
          <table:table-cell table:formula="of:=[.A404]+[.$B$1]" office:value-type="float" office:value="39.8000000000003" calcext:value-type="float">
            <text:p>39.8000000000003</text:p>
          </table:table-cell>
          <table:table-cell table:formula="of:=[.A405]*[.$B$2]" office:value-type="float" office:value="0.694641042293748" calcext:value-type="float">
            <text:p>0.694641042293748</text:p>
          </table:table-cell>
          <table:table-cell table:formula="of:=SIN([.B405])" office:value-type="float" office:value="0.640109699484959" calcext:value-type="float">
            <text:p>0.640109699484959</text:p>
          </table:table-cell>
          <table:table-cell table:style-name="ce3" table:formula="of:=[.C405]*[.$B$3]" office:value-type="float" office:value="10487.5573163616" calcext:value-type="float">
            <text:p>10488</text:p>
          </table:table-cell>
        </table:table-row>
        <table:table-row table:style-name="ro1">
          <table:table-cell table:formula="of:=[.A405]+[.$B$1]" office:value-type="float" office:value="39.9000000000003" calcext:value-type="float">
            <text:p>39.9000000000003</text:p>
          </table:table-cell>
          <table:table-cell table:formula="of:=[.A406]*[.$B$2]" office:value-type="float" office:value="0.696386371545743" calcext:value-type="float">
            <text:p>0.696386371545743</text:p>
          </table:table-cell>
          <table:table-cell table:formula="of:=SIN([.B406])" office:value-type="float" office:value="0.641449631569162" calcext:value-type="float">
            <text:p>0.641449631569162</text:p>
          </table:table-cell>
          <table:table-cell table:style-name="ce3" table:formula="of:=[.C406]*[.$B$3]" office:value-type="float" office:value="10509.5107636291" calcext:value-type="float">
            <text:p>10510</text:p>
          </table:table-cell>
        </table:table-row>
        <table:table-row table:style-name="ro1">
          <table:table-cell table:formula="of:=[.A406]+[.$B$1]" office:value-type="float" office:value="40.0000000000003" calcext:value-type="float">
            <text:p>40.0000000000003</text:p>
          </table:table-cell>
          <table:table-cell table:formula="of:=[.A407]*[.$B$2]" office:value-type="float" office:value="0.698131700797737" calcext:value-type="float">
            <text:p>0.698131700797737</text:p>
          </table:table-cell>
          <table:table-cell table:formula="of:=SIN([.B407])" office:value-type="float" office:value="0.642787609686543" calcext:value-type="float">
            <text:p>0.642787609686543</text:p>
          </table:table-cell>
          <table:table-cell table:style-name="ce3" table:formula="of:=[.C407]*[.$B$3]" office:value-type="float" office:value="10531.4321971043" calcext:value-type="float">
            <text:p>10531</text:p>
          </table:table-cell>
        </table:table-row>
        <table:table-row table:style-name="ro1">
          <table:table-cell table:formula="of:=[.A407]+[.$B$1]" office:value-type="float" office:value="40.1000000000003" calcext:value-type="float">
            <text:p>40.1000000000003</text:p>
          </table:table-cell>
          <table:table-cell table:formula="of:=[.A408]*[.$B$2]" office:value-type="float" office:value="0.699877030049731" calcext:value-type="float">
            <text:p>0.699877030049731</text:p>
          </table:table-cell>
          <table:table-cell table:formula="of:=SIN([.B408])" office:value-type="float" office:value="0.64412362976139" calcext:value-type="float">
            <text:p>0.64412362976139</text:p>
          </table:table-cell>
          <table:table-cell table:style-name="ce3" table:formula="of:=[.C408]*[.$B$3]" office:value-type="float" office:value="10553.3215500106" calcext:value-type="float">
            <text:p>10553</text:p>
          </table:table-cell>
        </table:table-row>
        <table:table-row table:style-name="ro1">
          <table:table-cell table:formula="of:=[.A408]+[.$B$1]" office:value-type="float" office:value="40.2000000000003" calcext:value-type="float">
            <text:p>40.2000000000003</text:p>
          </table:table-cell>
          <table:table-cell table:formula="of:=[.A409]*[.$B$2]" office:value-type="float" office:value="0.701622359301726" calcext:value-type="float">
            <text:p>0.701622359301726</text:p>
          </table:table-cell>
          <table:table-cell table:formula="of:=SIN([.B409])" office:value-type="float" office:value="0.645457687723955" calcext:value-type="float">
            <text:p>0.645457687723955</text:p>
          </table:table-cell>
          <table:table-cell table:style-name="ce3" table:formula="of:=[.C409]*[.$B$3]" office:value-type="float" office:value="10575.1787556693" calcext:value-type="float">
            <text:p>10575</text:p>
          </table:table-cell>
        </table:table-row>
        <table:table-row table:style-name="ro1">
          <table:table-cell table:formula="of:=[.A409]+[.$B$1]" office:value-type="float" office:value="40.3000000000003" calcext:value-type="float">
            <text:p>40.3000000000003</text:p>
          </table:table-cell>
          <table:table-cell table:formula="of:=[.A410]*[.$B$2]" office:value-type="float" office:value="0.70336768855372" calcext:value-type="float">
            <text:p>0.70336768855372</text:p>
          </table:table-cell>
          <table:table-cell table:formula="of:=SIN([.B410])" office:value-type="float" office:value="0.646789779510464" calcext:value-type="float">
            <text:p>0.646789779510464</text:p>
          </table:table-cell>
          <table:table-cell table:style-name="ce3" table:formula="of:=[.C410]*[.$B$3]" office:value-type="float" office:value="10597.0037474994" calcext:value-type="float">
            <text:p>10597</text:p>
          </table:table-cell>
        </table:table-row>
        <table:table-row table:style-name="ro1">
          <table:table-cell table:formula="of:=[.A410]+[.$B$1]" office:value-type="float" office:value="40.4000000000003" calcext:value-type="float">
            <text:p>40.4000000000003</text:p>
          </table:table-cell>
          <table:table-cell table:formula="of:=[.A411]*[.$B$2]" office:value-type="float" office:value="0.705113017805714" calcext:value-type="float">
            <text:p>0.705113017805714</text:p>
          </table:table-cell>
          <table:table-cell table:formula="of:=SIN([.B411])" office:value-type="float" office:value="0.648119901063135" calcext:value-type="float">
            <text:p>0.648119901063135</text:p>
          </table:table-cell>
          <table:table-cell table:style-name="ce3" table:formula="of:=[.C411]*[.$B$3]" office:value-type="float" office:value="10618.7964590184" calcext:value-type="float">
            <text:p>10619</text:p>
          </table:table-cell>
        </table:table-row>
        <table:table-row table:style-name="ro1">
          <table:table-cell table:formula="of:=[.A411]+[.$B$1]" office:value-type="float" office:value="40.5000000000003" calcext:value-type="float">
            <text:p>40.5000000000003</text:p>
          </table:table-cell>
          <table:table-cell table:formula="of:=[.A412]*[.$B$2]" office:value-type="float" office:value="0.706858347057709" calcext:value-type="float">
            <text:p>0.706858347057709</text:p>
          </table:table-cell>
          <table:table-cell table:formula="of:=SIN([.B412])" office:value-type="float" office:value="0.649448048330188" calcext:value-type="float">
            <text:p>0.649448048330188</text:p>
          </table:table-cell>
          <table:table-cell table:style-name="ce3" table:formula="of:=[.C412]*[.$B$3]" office:value-type="float" office:value="10640.5568238418" calcext:value-type="float">
            <text:p>10641</text:p>
          </table:table-cell>
        </table:table-row>
        <table:table-row table:style-name="ro1">
          <table:table-cell table:formula="of:=[.A412]+[.$B$1]" office:value-type="float" office:value="40.6000000000003" calcext:value-type="float">
            <text:p>40.6000000000003</text:p>
          </table:table-cell>
          <table:table-cell table:formula="of:=[.A413]*[.$B$2]" office:value-type="float" office:value="0.708603676309703" calcext:value-type="float">
            <text:p>0.708603676309703</text:p>
          </table:table-cell>
          <table:table-cell table:formula="of:=SIN([.B413])" office:value-type="float" office:value="0.650774217265855" calcext:value-type="float">
            <text:p>0.650774217265855</text:p>
          </table:table-cell>
          <table:table-cell table:style-name="ce3" table:formula="of:=[.C413]*[.$B$3]" office:value-type="float" office:value="10662.2847756838" calcext:value-type="float">
            <text:p>10662</text:p>
          </table:table-cell>
        </table:table-row>
        <table:table-row table:style-name="ro1">
          <table:table-cell table:formula="of:=[.A413]+[.$B$1]" office:value-type="float" office:value="40.7000000000003" calcext:value-type="float">
            <text:p>40.7000000000003</text:p>
          </table:table-cell>
          <table:table-cell table:formula="of:=[.A414]*[.$B$2]" office:value-type="float" office:value="0.710349005561698" calcext:value-type="float">
            <text:p>0.710349005561698</text:p>
          </table:table-cell>
          <table:table-cell table:formula="of:=SIN([.B414])" office:value-type="float" office:value="0.652098403830396" calcext:value-type="float">
            <text:p>0.652098403830396</text:p>
          </table:table-cell>
          <table:table-cell table:style-name="ce3" table:formula="of:=[.C414]*[.$B$3]" office:value-type="float" office:value="10683.9802483572" calcext:value-type="float">
            <text:p>10684</text:p>
          </table:table-cell>
        </table:table-row>
        <table:table-row table:style-name="ro1">
          <table:table-cell table:formula="of:=[.A414]+[.$B$1]" office:value-type="float" office:value="40.8000000000003" calcext:value-type="float">
            <text:p>40.8000000000003</text:p>
          </table:table-cell>
          <table:table-cell table:formula="of:=[.A415]*[.$B$2]" office:value-type="float" office:value="0.712094334813692" calcext:value-type="float">
            <text:p>0.712094334813692</text:p>
          </table:table-cell>
          <table:table-cell table:formula="of:=SIN([.B415])" office:value-type="float" office:value="0.65342060399011" calcext:value-type="float">
            <text:p>0.65342060399011</text:p>
          </table:table-cell>
          <table:table-cell table:style-name="ce3" table:formula="of:=[.C415]*[.$B$3]" office:value-type="float" office:value="10705.643175774" calcext:value-type="float">
            <text:p>10706</text:p>
          </table:table-cell>
        </table:table-row>
        <table:table-row table:style-name="ro1">
          <table:table-cell table:formula="of:=[.A415]+[.$B$1]" office:value-type="float" office:value="40.9000000000003" calcext:value-type="float">
            <text:p>40.9000000000003</text:p>
          </table:table-cell>
          <table:table-cell table:formula="of:=[.A416]*[.$B$2]" office:value-type="float" office:value="0.713839664065686" calcext:value-type="float">
            <text:p>0.713839664065686</text:p>
          </table:table-cell>
          <table:table-cell table:formula="of:=SIN([.B416])" office:value-type="float" office:value="0.654740813717344" calcext:value-type="float">
            <text:p>0.654740813717344</text:p>
          </table:table-cell>
          <table:table-cell table:style-name="ce3" table:formula="of:=[.C416]*[.$B$3]" office:value-type="float" office:value="10727.273491945" calcext:value-type="float">
            <text:p>10727</text:p>
          </table:table-cell>
        </table:table-row>
        <table:table-row table:style-name="ro1">
          <table:table-cell table:formula="of:=[.A416]+[.$B$1]" office:value-type="float" office:value="41.0000000000003" calcext:value-type="float">
            <text:p>41.0000000000003</text:p>
          </table:table-cell>
          <table:table-cell table:formula="of:=[.A417]*[.$B$2]" office:value-type="float" office:value="0.715584993317681" calcext:value-type="float">
            <text:p>0.715584993317681</text:p>
          </table:table-cell>
          <table:table-cell table:formula="of:=SIN([.B417])" office:value-type="float" office:value="0.656059028990511" calcext:value-type="float">
            <text:p>0.656059028990511</text:p>
          </table:table-cell>
          <table:table-cell table:style-name="ce3" table:formula="of:=[.C417]*[.$B$3]" office:value-type="float" office:value="10748.8711309805" calcext:value-type="float">
            <text:p>10749</text:p>
          </table:table-cell>
        </table:table-row>
        <table:table-row table:style-name="ro1">
          <table:table-cell table:formula="of:=[.A417]+[.$B$1]" office:value-type="float" office:value="41.1000000000003" calcext:value-type="float">
            <text:p>41.1000000000003</text:p>
          </table:table-cell>
          <table:table-cell table:formula="of:=[.A418]*[.$B$2]" office:value-type="float" office:value="0.717330322569675" calcext:value-type="float">
            <text:p>0.717330322569675</text:p>
          </table:table-cell>
          <table:table-cell table:formula="of:=SIN([.B418])" office:value-type="float" office:value="0.6573752457941" calcext:value-type="float">
            <text:p>0.6573752457941</text:p>
          </table:table-cell>
          <table:table-cell table:style-name="ce3" table:formula="of:=[.C418]*[.$B$3]" office:value-type="float" office:value="10770.4360270905" calcext:value-type="float">
            <text:p>10770</text:p>
          </table:table-cell>
        </table:table-row>
        <table:table-row table:style-name="ro1">
          <table:table-cell table:formula="of:=[.A418]+[.$B$1]" office:value-type="float" office:value="41.2000000000003" calcext:value-type="float">
            <text:p>41.2000000000003</text:p>
          </table:table-cell>
          <table:table-cell table:formula="of:=[.A419]*[.$B$2]" office:value-type="float" office:value="0.719075651821669" calcext:value-type="float">
            <text:p>0.719075651821669</text:p>
          </table:table-cell>
          <table:table-cell table:formula="of:=SIN([.B419])" office:value-type="float" office:value="0.658689460118685" calcext:value-type="float">
            <text:p>0.658689460118685</text:p>
          </table:table-cell>
          <table:table-cell table:style-name="ce3" table:formula="of:=[.C419]*[.$B$3]" office:value-type="float" office:value="10791.9681145845" calcext:value-type="float">
            <text:p>10792</text:p>
          </table:table-cell>
        </table:table-row>
        <table:table-row table:style-name="ro1">
          <table:table-cell table:formula="of:=[.A419]+[.$B$1]" office:value-type="float" office:value="41.3000000000003" calcext:value-type="float">
            <text:p>41.3000000000003</text:p>
          </table:table-cell>
          <table:table-cell table:formula="of:=[.A420]*[.$B$2]" office:value-type="float" office:value="0.720820981073664" calcext:value-type="float">
            <text:p>0.720820981073664</text:p>
          </table:table-cell>
          <table:table-cell table:formula="of:=SIN([.B420])" office:value-type="float" office:value="0.660001667960941" calcext:value-type="float">
            <text:p>0.660001667960941</text:p>
          </table:table-cell>
          <table:table-cell table:style-name="ce3" table:formula="of:=[.C420]*[.$B$3]" office:value-type="float" office:value="10813.4673278721" calcext:value-type="float">
            <text:p>10813</text:p>
          </table:table-cell>
        </table:table-row>
        <table:table-row table:style-name="ro1">
          <table:table-cell table:formula="of:=[.A420]+[.$B$1]" office:value-type="float" office:value="41.4000000000003" calcext:value-type="float">
            <text:p>41.4000000000003</text:p>
          </table:table-cell>
          <table:table-cell table:formula="of:=[.A421]*[.$B$2]" office:value-type="float" office:value="0.722566310325658" calcext:value-type="float">
            <text:p>0.722566310325658</text:p>
          </table:table-cell>
          <table:table-cell table:formula="of:=SIN([.B421])" office:value-type="float" office:value="0.661311865323656" calcext:value-type="float">
            <text:p>0.661311865323656</text:p>
          </table:table-cell>
          <table:table-cell table:style-name="ce3" table:formula="of:=[.C421]*[.$B$3]" office:value-type="float" office:value="10834.9336014628" calcext:value-type="float">
            <text:p>10835</text:p>
          </table:table-cell>
        </table:table-row>
        <table:table-row table:style-name="ro1">
          <table:table-cell table:formula="of:=[.A421]+[.$B$1]" office:value-type="float" office:value="41.5000000000003" calcext:value-type="float">
            <text:p>41.5000000000003</text:p>
          </table:table-cell>
          <table:table-cell table:formula="of:=[.A422]*[.$B$2]" office:value-type="float" office:value="0.724311639577652" calcext:value-type="float">
            <text:p>0.724311639577652</text:p>
          </table:table-cell>
          <table:table-cell table:formula="of:=SIN([.B422])" office:value-type="float" office:value="0.662620048215742" calcext:value-type="float">
            <text:p>0.662620048215742</text:p>
          </table:table-cell>
          <table:table-cell table:style-name="ce3" table:formula="of:=[.C422]*[.$B$3]" office:value-type="float" office:value="10856.3668699667" calcext:value-type="float">
            <text:p>10856</text:p>
          </table:table-cell>
        </table:table-row>
        <table:table-row table:style-name="ro1">
          <table:table-cell table:formula="of:=[.A422]+[.$B$1]" office:value-type="float" office:value="41.6000000000003" calcext:value-type="float">
            <text:p>41.6000000000003</text:p>
          </table:table-cell>
          <table:table-cell table:formula="of:=[.A423]*[.$B$2]" office:value-type="float" office:value="0.726056968829647" calcext:value-type="float">
            <text:p>0.726056968829647</text:p>
          </table:table-cell>
          <table:table-cell table:formula="of:=SIN([.B423])" office:value-type="float" office:value="0.663926212652246" calcext:value-type="float">
            <text:p>0.663926212652246</text:p>
          </table:table-cell>
          <table:table-cell table:style-name="ce3" table:formula="of:=[.C423]*[.$B$3]" office:value-type="float" office:value="10877.7670680944" calcext:value-type="float">
            <text:p>10878</text:p>
          </table:table-cell>
        </table:table-row>
        <table:table-row table:style-name="ro1">
          <table:table-cell table:formula="of:=[.A423]+[.$B$1]" office:value-type="float" office:value="41.7000000000003" calcext:value-type="float">
            <text:p>41.7000000000003</text:p>
          </table:table-cell>
          <table:table-cell table:formula="of:=[.A424]*[.$B$2]" office:value-type="float" office:value="0.727802298081641" calcext:value-type="float">
            <text:p>0.727802298081641</text:p>
          </table:table-cell>
          <table:table-cell table:formula="of:=SIN([.B424])" office:value-type="float" office:value="0.665230354654365" calcext:value-type="float">
            <text:p>0.665230354654365</text:p>
          </table:table-cell>
          <table:table-cell table:style-name="ce3" table:formula="of:=[.C424]*[.$B$3]" office:value-type="float" office:value="10899.1341306571" calcext:value-type="float">
            <text:p>10899</text:p>
          </table:table-cell>
        </table:table-row>
        <table:table-row table:style-name="ro1">
          <table:table-cell table:formula="of:=[.A424]+[.$B$1]" office:value-type="float" office:value="41.8000000000003" calcext:value-type="float">
            <text:p>41.8000000000003</text:p>
          </table:table-cell>
          <table:table-cell table:formula="of:=[.A425]*[.$B$2]" office:value-type="float" office:value="0.729547627333635" calcext:value-type="float">
            <text:p>0.729547627333635</text:p>
          </table:table-cell>
          <table:table-cell table:formula="of:=SIN([.B425])" office:value-type="float" office:value="0.666532470249457" calcext:value-type="float">
            <text:p>0.666532470249457</text:p>
          </table:table-cell>
          <table:table-cell table:style-name="ce3" table:formula="of:=[.C425]*[.$B$3]" office:value-type="float" office:value="10920.4679925671" calcext:value-type="float">
            <text:p>10920</text:p>
          </table:table-cell>
        </table:table-row>
        <table:table-row table:style-name="ro1">
          <table:table-cell table:formula="of:=[.A425]+[.$B$1]" office:value-type="float" office:value="41.9000000000003" calcext:value-type="float">
            <text:p>41.9000000000003</text:p>
          </table:table-cell>
          <table:table-cell table:formula="of:=[.A426]*[.$B$2]" office:value-type="float" office:value="0.73129295658563" calcext:value-type="float">
            <text:p>0.73129295658563</text:p>
          </table:table-cell>
          <table:table-cell table:formula="of:=SIN([.B426])" office:value-type="float" office:value="0.667832555471051" calcext:value-type="float">
            <text:p>0.667832555471051</text:p>
          </table:table-cell>
          <table:table-cell table:style-name="ce3" table:formula="of:=[.C426]*[.$B$3]" office:value-type="float" office:value="10941.7685888377" calcext:value-type="float">
            <text:p>10942</text:p>
          </table:table-cell>
        </table:table-row>
        <table:table-row table:style-name="ro1">
          <table:table-cell table:formula="of:=[.A426]+[.$B$1]" office:value-type="float" office:value="42.0000000000003" calcext:value-type="float">
            <text:p>42.0000000000003</text:p>
          </table:table-cell>
          <table:table-cell table:formula="of:=[.A427]*[.$B$2]" office:value-type="float" office:value="0.733038285837624" calcext:value-type="float">
            <text:p>0.733038285837624</text:p>
          </table:table-cell>
          <table:table-cell table:formula="of:=SIN([.B427])" office:value-type="float" office:value="0.669130606358862" calcext:value-type="float">
            <text:p>0.669130606358862</text:p>
          </table:table-cell>
          <table:table-cell table:style-name="ce3" table:formula="of:=[.C427]*[.$B$3]" office:value-type="float" office:value="10963.0358545836" calcext:value-type="float">
            <text:p>10963</text:p>
          </table:table-cell>
        </table:table-row>
        <table:table-row table:style-name="ro1">
          <table:table-cell table:formula="of:=[.A427]+[.$B$1]" office:value-type="float" office:value="42.1000000000003" calcext:value-type="float">
            <text:p>42.1000000000003</text:p>
          </table:table-cell>
          <table:table-cell table:formula="of:=[.A428]*[.$B$2]" office:value-type="float" office:value="0.734783615089618" calcext:value-type="float">
            <text:p>0.734783615089618</text:p>
          </table:table-cell>
          <table:table-cell table:formula="of:=SIN([.B428])" office:value-type="float" office:value="0.670426618958803" calcext:value-type="float">
            <text:p>0.670426618958803</text:p>
          </table:table-cell>
          <table:table-cell table:style-name="ce3" table:formula="of:=[.C428]*[.$B$3]" office:value-type="float" office:value="10984.269725021" calcext:value-type="float">
            <text:p>10984</text:p>
          </table:table-cell>
        </table:table-row>
        <table:table-row table:style-name="ro1">
          <table:table-cell table:formula="of:=[.A428]+[.$B$1]" office:value-type="float" office:value="42.2000000000003" calcext:value-type="float">
            <text:p>42.2000000000003</text:p>
          </table:table-cell>
          <table:table-cell table:formula="of:=[.A429]*[.$B$2]" office:value-type="float" office:value="0.736528944341613" calcext:value-type="float">
            <text:p>0.736528944341613</text:p>
          </table:table-cell>
          <table:table-cell table:formula="of:=SIN([.B429])" office:value-type="float" office:value="0.671720589322995" calcext:value-type="float">
            <text:p>0.671720589322995</text:p>
          </table:table-cell>
          <table:table-cell table:style-name="ce3" table:formula="of:=[.C429]*[.$B$3]" office:value-type="float" office:value="11005.4701354679" calcext:value-type="float">
            <text:p>11005</text:p>
          </table:table-cell>
        </table:table-row>
        <table:table-row table:style-name="ro1">
          <table:table-cell table:formula="of:=[.A429]+[.$B$1]" office:value-type="float" office:value="42.3000000000003" calcext:value-type="float">
            <text:p>42.3000000000003</text:p>
          </table:table-cell>
          <table:table-cell table:formula="of:=[.A430]*[.$B$2]" office:value-type="float" office:value="0.738274273593607" calcext:value-type="float">
            <text:p>0.738274273593607</text:p>
          </table:table-cell>
          <table:table-cell table:formula="of:=SIN([.B430])" office:value-type="float" office:value="0.673012513509778" calcext:value-type="float">
            <text:p>0.673012513509778</text:p>
          </table:table-cell>
          <table:table-cell table:style-name="ce3" table:formula="of:=[.C430]*[.$B$3]" office:value-type="float" office:value="11026.6370213442" calcext:value-type="float">
            <text:p>11027</text:p>
          </table:table-cell>
        </table:table-row>
        <table:table-row table:style-name="ro1">
          <table:table-cell table:formula="of:=[.A430]+[.$B$1]" office:value-type="float" office:value="42.4000000000003" calcext:value-type="float">
            <text:p>42.4000000000003</text:p>
          </table:table-cell>
          <table:table-cell table:formula="of:=[.A431]*[.$B$2]" office:value-type="float" office:value="0.740019602845601" calcext:value-type="float">
            <text:p>0.740019602845601</text:p>
          </table:table-cell>
          <table:table-cell table:formula="of:=SIN([.B431])" office:value-type="float" office:value="0.674302387583728" calcext:value-type="float">
            <text:p>0.674302387583728</text:p>
          </table:table-cell>
          <table:table-cell table:style-name="ce3" table:formula="of:=[.C431]*[.$B$3]" office:value-type="float" office:value="11047.7703181718" calcext:value-type="float">
            <text:p>11048</text:p>
          </table:table-cell>
        </table:table-row>
        <table:table-row table:style-name="ro1">
          <table:table-cell table:formula="of:=[.A431]+[.$B$1]" office:value-type="float" office:value="42.5000000000003" calcext:value-type="float">
            <text:p>42.5000000000003</text:p>
          </table:table-cell>
          <table:table-cell table:formula="of:=[.A432]*[.$B$2]" office:value-type="float" office:value="0.741764932097596" calcext:value-type="float">
            <text:p>0.741764932097596</text:p>
          </table:table-cell>
          <table:table-cell table:formula="of:=SIN([.B432])" office:value-type="float" office:value="0.675590207615664" calcext:value-type="float">
            <text:p>0.675590207615664</text:p>
          </table:table-cell>
          <table:table-cell table:style-name="ce3" table:formula="of:=[.C432]*[.$B$3]" office:value-type="float" office:value="11068.869961575" calcext:value-type="float">
            <text:p>11069</text:p>
          </table:table-cell>
        </table:table-row>
        <table:table-row table:style-name="ro1">
          <table:table-cell table:formula="of:=[.A432]+[.$B$1]" office:value-type="float" office:value="42.6000000000003" calcext:value-type="float">
            <text:p>42.6000000000003</text:p>
          </table:table-cell>
          <table:table-cell table:formula="of:=[.A433]*[.$B$2]" office:value-type="float" office:value="0.74351026134959" calcext:value-type="float">
            <text:p>0.74351026134959</text:p>
          </table:table-cell>
          <table:table-cell table:formula="of:=SIN([.B433])" office:value-type="float" office:value="0.676875969682665" calcext:value-type="float">
            <text:p>0.676875969682665</text:p>
          </table:table-cell>
          <table:table-cell table:style-name="ce3" table:formula="of:=[.C433]*[.$B$3]" office:value-type="float" office:value="11089.9358872808" calcext:value-type="float">
            <text:p>11090</text:p>
          </table:table-cell>
        </table:table-row>
        <table:table-row table:style-name="ro1">
          <table:table-cell table:formula="of:=[.A433]+[.$B$1]" office:value-type="float" office:value="42.7000000000003" calcext:value-type="float">
            <text:p>42.7000000000003</text:p>
          </table:table-cell>
          <table:table-cell table:formula="of:=[.A434]*[.$B$2]" office:value-type="float" office:value="0.745255590601585" calcext:value-type="float">
            <text:p>0.745255590601585</text:p>
          </table:table-cell>
          <table:table-cell table:formula="of:=SIN([.B434])" office:value-type="float" office:value="0.678159669868075" calcext:value-type="float">
            <text:p>0.678159669868075</text:p>
          </table:table-cell>
          <table:table-cell table:style-name="ce3" table:formula="of:=[.C434]*[.$B$3]" office:value-type="float" office:value="11110.9680311185" calcext:value-type="float">
            <text:p>11111</text:p>
          </table:table-cell>
        </table:table-row>
        <table:table-row table:style-name="ro1">
          <table:table-cell table:formula="of:=[.A434]+[.$B$1]" office:value-type="float" office:value="42.8000000000003" calcext:value-type="float">
            <text:p>42.8000000000003</text:p>
          </table:table-cell>
          <table:table-cell table:formula="of:=[.A435]*[.$B$2]" office:value-type="float" office:value="0.747000919853579" calcext:value-type="float">
            <text:p>0.747000919853579</text:p>
          </table:table-cell>
          <table:table-cell table:formula="of:=SIN([.B435])" office:value-type="float" office:value="0.679441304261521" calcext:value-type="float">
            <text:p>0.679441304261521</text:p>
          </table:table-cell>
          <table:table-cell table:style-name="ce3" table:formula="of:=[.C435]*[.$B$3]" office:value-type="float" office:value="11131.9663290208" calcext:value-type="float">
            <text:p>11132</text:p>
          </table:table-cell>
        </table:table-row>
        <table:table-row table:style-name="ro1">
          <table:table-cell table:formula="of:=[.A435]+[.$B$1]" office:value-type="float" office:value="42.9000000000003" calcext:value-type="float">
            <text:p>42.9000000000003</text:p>
          </table:table-cell>
          <table:table-cell table:formula="of:=[.A436]*[.$B$2]" office:value-type="float" office:value="0.748746249105573" calcext:value-type="float">
            <text:p>0.748746249105573</text:p>
          </table:table-cell>
          <table:table-cell table:formula="of:=SIN([.B436])" office:value-type="float" office:value="0.680720868958922" calcext:value-type="float">
            <text:p>0.680720868958922</text:p>
          </table:table-cell>
          <table:table-cell table:style-name="ce3" table:formula="of:=[.C436]*[.$B$3]" office:value-type="float" office:value="11152.930717023" calcext:value-type="float">
            <text:p>11153</text:p>
          </table:table-cell>
        </table:table-row>
        <table:table-row table:style-name="ro1">
          <table:table-cell table:formula="of:=[.A436]+[.$B$1]" office:value-type="float" office:value="43.0000000000003" calcext:value-type="float">
            <text:p>43.0000000000003</text:p>
          </table:table-cell>
          <table:table-cell table:formula="of:=[.A437]*[.$B$2]" office:value-type="float" office:value="0.750491578357568" calcext:value-type="float">
            <text:p>0.750491578357568</text:p>
          </table:table-cell>
          <table:table-cell table:formula="of:=SIN([.B437])" office:value-type="float" office:value="0.681998360062503" calcext:value-type="float">
            <text:p>0.681998360062503</text:p>
          </table:table-cell>
          <table:table-cell table:style-name="ce3" table:formula="of:=[.C437]*[.$B$3]" office:value-type="float" office:value="11173.861131264" calcext:value-type="float">
            <text:p>11174</text:p>
          </table:table-cell>
        </table:table-row>
        <table:table-row table:style-name="ro1">
          <table:table-cell table:formula="of:=[.A437]+[.$B$1]" office:value-type="float" office:value="43.1000000000003" calcext:value-type="float">
            <text:p>43.1000000000003</text:p>
          </table:table-cell>
          <table:table-cell table:formula="of:=[.A438]*[.$B$2]" office:value-type="float" office:value="0.752236907609562" calcext:value-type="float">
            <text:p>0.752236907609562</text:p>
          </table:table-cell>
          <table:table-cell table:formula="of:=SIN([.B438])" office:value-type="float" office:value="0.683273773680803" calcext:value-type="float">
            <text:p>0.683273773680803</text:p>
          </table:table-cell>
          <table:table-cell table:style-name="ce3" table:formula="of:=[.C438]*[.$B$3]" office:value-type="float" office:value="11194.7575079863" calcext:value-type="float">
            <text:p>11195</text:p>
          </table:table-cell>
        </table:table-row>
        <table:table-row table:style-name="ro1">
          <table:table-cell table:formula="of:=[.A438]+[.$B$1]" office:value-type="float" office:value="43.2000000000003" calcext:value-type="float">
            <text:p>43.2000000000003</text:p>
          </table:table-cell>
          <table:table-cell table:formula="of:=[.A439]*[.$B$2]" office:value-type="float" office:value="0.753982236861556" calcext:value-type="float">
            <text:p>0.753982236861556</text:p>
          </table:table-cell>
          <table:table-cell table:formula="of:=SIN([.B439])" office:value-type="float" office:value="0.684547105928693" calcext:value-type="float">
            <text:p>0.684547105928693</text:p>
          </table:table-cell>
          <table:table-cell table:style-name="ce3" table:formula="of:=[.C439]*[.$B$3]" office:value-type="float" office:value="11215.6197835357" calcext:value-type="float">
            <text:p>11216</text:p>
          </table:table-cell>
        </table:table-row>
        <table:table-row table:style-name="ro1">
          <table:table-cell table:formula="of:=[.A439]+[.$B$1]" office:value-type="float" office:value="43.3000000000004" calcext:value-type="float">
            <text:p>43.3000000000004</text:p>
          </table:table-cell>
          <table:table-cell table:formula="of:=[.A440]*[.$B$2]" office:value-type="float" office:value="0.755727566113551" calcext:value-type="float">
            <text:p>0.755727566113551</text:p>
          </table:table-cell>
          <table:table-cell table:formula="of:=SIN([.B440])" office:value-type="float" office:value="0.685818352927381" calcext:value-type="float">
            <text:p>0.685818352927381</text:p>
          </table:table-cell>
          <table:table-cell table:style-name="ce3" table:formula="of:=[.C440]*[.$B$3]" office:value-type="float" office:value="11236.4478943622" calcext:value-type="float">
            <text:p>11236</text:p>
          </table:table-cell>
        </table:table-row>
        <table:table-row table:style-name="ro1">
          <table:table-cell table:formula="of:=[.A440]+[.$B$1]" office:value-type="float" office:value="43.4000000000003" calcext:value-type="float">
            <text:p>43.4000000000003</text:p>
          </table:table-cell>
          <table:table-cell table:formula="of:=[.A441]*[.$B$2]" office:value-type="float" office:value="0.757472895365545" calcext:value-type="float">
            <text:p>0.757472895365545</text:p>
          </table:table-cell>
          <table:table-cell table:formula="of:=SIN([.B441])" office:value-type="float" office:value="0.687087510804427" calcext:value-type="float">
            <text:p>0.687087510804427</text:p>
          </table:table-cell>
          <table:table-cell table:style-name="ce3" table:formula="of:=[.C441]*[.$B$3]" office:value-type="float" office:value="11257.2417770197" calcext:value-type="float">
            <text:p>11257</text:p>
          </table:table-cell>
        </table:table-row>
        <table:table-row table:style-name="ro1">
          <table:table-cell table:formula="of:=[.A441]+[.$B$1]" office:value-type="float" office:value="43.5000000000004" calcext:value-type="float">
            <text:p>43.5000000000004</text:p>
          </table:table-cell>
          <table:table-cell table:formula="of:=[.A442]*[.$B$2]" office:value-type="float" office:value="0.759218224617539" calcext:value-type="float">
            <text:p>0.759218224617539</text:p>
          </table:table-cell>
          <table:table-cell table:formula="of:=SIN([.B442])" office:value-type="float" office:value="0.688354575693758" calcext:value-type="float">
            <text:p>0.688354575693758</text:p>
          </table:table-cell>
          <table:table-cell table:style-name="ce3" table:formula="of:=[.C442]*[.$B$3]" office:value-type="float" office:value="11278.0013681665" calcext:value-type="float">
            <text:p>11278</text:p>
          </table:table-cell>
        </table:table-row>
        <table:table-row table:style-name="ro1">
          <table:table-cell table:formula="of:=[.A442]+[.$B$1]" office:value-type="float" office:value="43.6000000000004" calcext:value-type="float">
            <text:p>43.6000000000004</text:p>
          </table:table-cell>
          <table:table-cell table:formula="of:=[.A443]*[.$B$2]" office:value-type="float" office:value="0.760963553869534" calcext:value-type="float">
            <text:p>0.760963553869534</text:p>
          </table:table-cell>
          <table:table-cell table:formula="of:=SIN([.B443])" office:value-type="float" office:value="0.689619543735674" calcext:value-type="float">
            <text:p>0.689619543735674</text:p>
          </table:table-cell>
          <table:table-cell table:style-name="ce3" table:formula="of:=[.C443]*[.$B$3]" office:value-type="float" office:value="11298.7266045653" calcext:value-type="float">
            <text:p>11299</text:p>
          </table:table-cell>
        </table:table-row>
        <table:table-row table:style-name="ro1">
          <table:table-cell table:formula="of:=[.A443]+[.$B$1]" office:value-type="float" office:value="43.7000000000004" calcext:value-type="float">
            <text:p>43.7000000000004</text:p>
          </table:table-cell>
          <table:table-cell table:formula="of:=[.A444]*[.$B$2]" office:value-type="float" office:value="0.762708883121528" calcext:value-type="float">
            <text:p>0.762708883121528</text:p>
          </table:table-cell>
          <table:table-cell table:formula="of:=SIN([.B444])" office:value-type="float" office:value="0.690882411076863" calcext:value-type="float">
            <text:p>0.690882411076863</text:p>
          </table:table-cell>
          <table:table-cell table:style-name="ce3" table:formula="of:=[.C444]*[.$B$3]" office:value-type="float" office:value="11319.4174230833" calcext:value-type="float">
            <text:p>11319</text:p>
          </table:table-cell>
        </table:table-row>
        <table:table-row table:style-name="ro1">
          <table:table-cell table:formula="of:=[.A444]+[.$B$1]" office:value-type="float" office:value="43.8000000000004" calcext:value-type="float">
            <text:p>43.8000000000004</text:p>
          </table:table-cell>
          <table:table-cell table:formula="of:=[.A445]*[.$B$2]" office:value-type="float" office:value="0.764454212373523" calcext:value-type="float">
            <text:p>0.764454212373523</text:p>
          </table:table-cell>
          <table:table-cell table:formula="of:=SIN([.B445])" office:value-type="float" office:value="0.692143173870411" calcext:value-type="float">
            <text:p>0.692143173870411</text:p>
          </table:table-cell>
          <table:table-cell table:style-name="ce3" table:formula="of:=[.C445]*[.$B$3]" office:value-type="float" office:value="11340.0737606928" calcext:value-type="float">
            <text:p>11340</text:p>
          </table:table-cell>
        </table:table-row>
        <table:table-row table:style-name="ro1">
          <table:table-cell table:formula="of:=[.A445]+[.$B$1]" office:value-type="float" office:value="43.9000000000004" calcext:value-type="float">
            <text:p>43.9000000000004</text:p>
          </table:table-cell>
          <table:table-cell table:formula="of:=[.A446]*[.$B$2]" office:value-type="float" office:value="0.766199541625517" calcext:value-type="float">
            <text:p>0.766199541625517</text:p>
          </table:table-cell>
          <table:table-cell table:formula="of:=SIN([.B446])" office:value-type="float" office:value="0.693401828275817" calcext:value-type="float">
            <text:p>0.693401828275817</text:p>
          </table:table-cell>
          <table:table-cell table:style-name="ce3" table:formula="of:=[.C446]*[.$B$3]" office:value-type="float" office:value="11360.695554471" calcext:value-type="float">
            <text:p>11361</text:p>
          </table:table-cell>
        </table:table-row>
        <table:table-row table:style-name="ro1">
          <table:table-cell table:formula="of:=[.A446]+[.$B$1]" office:value-type="float" office:value="44.0000000000004" calcext:value-type="float">
            <text:p>44.0000000000004</text:p>
          </table:table-cell>
          <table:table-cell table:formula="of:=[.A447]*[.$B$2]" office:value-type="float" office:value="0.767944870877511" calcext:value-type="float">
            <text:p>0.767944870877511</text:p>
          </table:table-cell>
          <table:table-cell table:formula="of:=SIN([.B447])" office:value-type="float" office:value="0.694658370459002" calcext:value-type="float">
            <text:p>0.694658370459002</text:p>
          </table:table-cell>
          <table:table-cell table:style-name="ce3" table:formula="of:=[.C447]*[.$B$3]" office:value-type="float" office:value="11381.2827416003" calcext:value-type="float">
            <text:p>11381</text:p>
          </table:table-cell>
        </table:table-row>
        <table:table-row table:style-name="ro1">
          <table:table-cell table:formula="of:=[.A447]+[.$B$1]" office:value-type="float" office:value="44.1000000000004" calcext:value-type="float">
            <text:p>44.1000000000004</text:p>
          </table:table-cell>
          <table:table-cell table:formula="of:=[.A448]*[.$B$2]" office:value-type="float" office:value="0.769690200129505" calcext:value-type="float">
            <text:p>0.769690200129505</text:p>
          </table:table-cell>
          <table:table-cell table:formula="of:=SIN([.B448])" office:value-type="float" office:value="0.695912796592319" calcext:value-type="float">
            <text:p>0.695912796592319</text:p>
          </table:table-cell>
          <table:table-cell table:style-name="ce3" table:formula="of:=[.C448]*[.$B$3]" office:value-type="float" office:value="11401.8352593686" calcext:value-type="float">
            <text:p>11402</text:p>
          </table:table-cell>
        </table:table-row>
        <table:table-row table:style-name="ro1">
          <table:table-cell table:formula="of:=[.A448]+[.$B$1]" office:value-type="float" office:value="44.2000000000004" calcext:value-type="float">
            <text:p>44.2000000000004</text:p>
          </table:table-cell>
          <table:table-cell table:formula="of:=[.A449]*[.$B$2]" office:value-type="float" office:value="0.7714355293815" calcext:value-type="float">
            <text:p>0.7714355293815</text:p>
          </table:table-cell>
          <table:table-cell table:formula="of:=SIN([.B449])" office:value-type="float" office:value="0.697165102854569" calcext:value-type="float">
            <text:p>0.697165102854569</text:p>
          </table:table-cell>
          <table:table-cell table:style-name="ce3" table:formula="of:=[.C449]*[.$B$3]" office:value-type="float" office:value="11422.3530451693" calcext:value-type="float">
            <text:p>11422</text:p>
          </table:table-cell>
        </table:table-row>
        <table:table-row table:style-name="ro1">
          <table:table-cell table:formula="of:=[.A449]+[.$B$1]" office:value-type="float" office:value="44.3000000000004" calcext:value-type="float">
            <text:p>44.3000000000004</text:p>
          </table:table-cell>
          <table:table-cell table:formula="of:=[.A450]*[.$B$2]" office:value-type="float" office:value="0.773180858633494" calcext:value-type="float">
            <text:p>0.773180858633494</text:p>
          </table:table-cell>
          <table:table-cell table:formula="of:=SIN([.B450])" office:value-type="float" office:value="0.69841528543101" calcext:value-type="float">
            <text:p>0.69841528543101</text:p>
          </table:table-cell>
          <table:table-cell table:style-name="ce3" table:formula="of:=[.C450]*[.$B$3]" office:value-type="float" office:value="11442.8360365017" calcext:value-type="float">
            <text:p>11443</text:p>
          </table:table-cell>
        </table:table-row>
        <table:table-row table:style-name="ro1">
          <table:table-cell table:formula="of:=[.A450]+[.$B$1]" office:value-type="float" office:value="44.4000000000004" calcext:value-type="float">
            <text:p>44.4000000000004</text:p>
          </table:table-cell>
          <table:table-cell table:formula="of:=[.A451]*[.$B$2]" office:value-type="float" office:value="0.774926187885489" calcext:value-type="float">
            <text:p>0.774926187885489</text:p>
          </table:table-cell>
          <table:table-cell table:formula="of:=SIN([.B451])" office:value-type="float" office:value="0.69966334051337" calcext:value-type="float">
            <text:p>0.69966334051337</text:p>
          </table:table-cell>
          <table:table-cell table:style-name="ce3" table:formula="of:=[.C451]*[.$B$3]" office:value-type="float" office:value="11463.2841709711" calcext:value-type="float">
            <text:p>11463</text:p>
          </table:table-cell>
        </table:table-row>
        <table:table-row table:style-name="ro1">
          <table:table-cell table:formula="of:=[.A451]+[.$B$1]" office:value-type="float" office:value="44.5000000000004" calcext:value-type="float">
            <text:p>44.5000000000004</text:p>
          </table:table-cell>
          <table:table-cell table:formula="of:=[.A452]*[.$B$2]" office:value-type="float" office:value="0.776671517137483" calcext:value-type="float">
            <text:p>0.776671517137483</text:p>
          </table:table-cell>
          <table:table-cell table:formula="of:=SIN([.B452])" office:value-type="float" office:value="0.700909264299855" calcext:value-type="float">
            <text:p>0.700909264299855</text:p>
          </table:table-cell>
          <table:table-cell table:style-name="ce3" table:formula="of:=[.C452]*[.$B$3]" office:value-type="float" office:value="11483.6973862888" calcext:value-type="float">
            <text:p>11484</text:p>
          </table:table-cell>
        </table:table-row>
        <table:table-row table:style-name="ro1">
          <table:table-cell table:formula="of:=[.A452]+[.$B$1]" office:value-type="float" office:value="44.6000000000004" calcext:value-type="float">
            <text:p>44.6000000000004</text:p>
          </table:table-cell>
          <table:table-cell table:formula="of:=[.A453]*[.$B$2]" office:value-type="float" office:value="0.778416846389477" calcext:value-type="float">
            <text:p>0.778416846389477</text:p>
          </table:table-cell>
          <table:table-cell table:formula="of:=SIN([.B453])" office:value-type="float" office:value="0.702153052995167" calcext:value-type="float">
            <text:p>0.702153052995167</text:p>
          </table:table-cell>
          <table:table-cell table:style-name="ce3" table:formula="of:=[.C453]*[.$B$3]" office:value-type="float" office:value="11504.0756202728" calcext:value-type="float">
            <text:p>11504</text:p>
          </table:table-cell>
        </table:table-row>
        <table:table-row table:style-name="ro1">
          <table:table-cell table:formula="of:=[.A453]+[.$B$1]" office:value-type="float" office:value="44.7000000000004" calcext:value-type="float">
            <text:p>44.7000000000004</text:p>
          </table:table-cell>
          <table:table-cell table:formula="of:=[.A454]*[.$B$2]" office:value-type="float" office:value="0.780162175641472" calcext:value-type="float">
            <text:p>0.780162175641472</text:p>
          </table:table-cell>
          <table:table-cell table:formula="of:=SIN([.B454])" office:value-type="float" office:value="0.703394702810508" calcext:value-type="float">
            <text:p>0.703394702810508</text:p>
          </table:table-cell>
          <table:table-cell table:style-name="ce3" table:formula="of:=[.C454]*[.$B$3]" office:value-type="float" office:value="11524.4188108474" calcext:value-type="float">
            <text:p>11524</text:p>
          </table:table-cell>
        </table:table-row>
        <table:table-row table:style-name="ro1">
          <table:table-cell table:formula="of:=[.A454]+[.$B$1]" office:value-type="float" office:value="44.8000000000004" calcext:value-type="float">
            <text:p>44.8000000000004</text:p>
          </table:table-cell>
          <table:table-cell table:formula="of:=[.A455]*[.$B$2]" office:value-type="float" office:value="0.781907504893466" calcext:value-type="float">
            <text:p>0.781907504893466</text:p>
          </table:table-cell>
          <table:table-cell table:formula="of:=SIN([.B455])" office:value-type="float" office:value="0.704634209963599" calcext:value-type="float">
            <text:p>0.704634209963599</text:p>
          </table:table-cell>
          <table:table-cell table:style-name="ce3" table:formula="of:=[.C455]*[.$B$3]" office:value-type="float" office:value="11544.7268960436" calcext:value-type="float">
            <text:p>11545</text:p>
          </table:table-cell>
        </table:table-row>
        <table:table-row table:style-name="ro1">
          <table:table-cell table:formula="of:=[.A455]+[.$B$1]" office:value-type="float" office:value="44.9000000000004" calcext:value-type="float">
            <text:p>44.9000000000004</text:p>
          </table:table-cell>
          <table:table-cell table:formula="of:=[.A456]*[.$B$2]" office:value-type="float" office:value="0.78365283414546" calcext:value-type="float">
            <text:p>0.78365283414546</text:p>
          </table:table-cell>
          <table:table-cell table:formula="of:=SIN([.B456])" office:value-type="float" office:value="0.705871570678686" calcext:value-type="float">
            <text:p>0.705871570678686</text:p>
          </table:table-cell>
          <table:table-cell table:style-name="ce3" table:formula="of:=[.C456]*[.$B$3]" office:value-type="float" office:value="11564.9998139996" calcext:value-type="float">
            <text:p>11565</text:p>
          </table:table-cell>
        </table:table-row>
        <table:table-row table:style-name="ro1">
          <table:table-cell table:formula="of:=[.A456]+[.$B$1]" office:value-type="float" office:value="45.0000000000004" calcext:value-type="float">
            <text:p>45.0000000000004</text:p>
          </table:table-cell>
          <table:table-cell table:formula="of:=[.A457]*[.$B$2]" office:value-type="float" office:value="0.785398163397455" calcext:value-type="float">
            <text:p>0.785398163397455</text:p>
          </table:table-cell>
          <table:table-cell table:formula="of:=SIN([.B457])" office:value-type="float" office:value="0.707106781186552" calcext:value-type="float">
            <text:p>0.707106781186552</text:p>
          </table:table-cell>
          <table:table-cell table:style-name="ce3" table:formula="of:=[.C457]*[.$B$3]" office:value-type="float" office:value="11585.2375029605" calcext:value-type="float">
            <text:p>11585</text:p>
          </table:table-cell>
        </table:table-row>
        <table:table-row table:style-name="ro1">
          <table:table-cell table:formula="of:=[.A457]+[.$B$1]" office:value-type="float" office:value="45.1000000000004" calcext:value-type="float">
            <text:p>45.1000000000004</text:p>
          </table:table-cell>
          <table:table-cell table:formula="of:=[.A458]*[.$B$2]" office:value-type="float" office:value="0.787143492649449" calcext:value-type="float">
            <text:p>0.787143492649449</text:p>
          </table:table-cell>
          <table:table-cell table:formula="of:=SIN([.B458])" office:value-type="float" office:value="0.708339837724533" calcext:value-type="float">
            <text:p>0.708339837724533</text:p>
          </table:table-cell>
          <table:table-cell table:style-name="ce3" table:formula="of:=[.C458]*[.$B$3]" office:value-type="float" office:value="11605.4399012788" calcext:value-type="float">
            <text:p>11605</text:p>
          </table:table-cell>
        </table:table-row>
        <table:table-row table:style-name="ro1">
          <table:table-cell table:formula="of:=[.A458]+[.$B$1]" office:value-type="float" office:value="45.2000000000004" calcext:value-type="float">
            <text:p>45.2000000000004</text:p>
          </table:table-cell>
          <table:table-cell table:formula="of:=[.A459]*[.$B$2]" office:value-type="float" office:value="0.788888821901444" calcext:value-type="float">
            <text:p>0.788888821901444</text:p>
          </table:table-cell>
          <table:table-cell table:formula="of:=SIN([.B459])" office:value-type="float" office:value="0.709570736536525" calcext:value-type="float">
            <text:p>0.709570736536525</text:p>
          </table:table-cell>
          <table:table-cell table:style-name="ce3" table:formula="of:=[.C459]*[.$B$3]" office:value-type="float" office:value="11625.6069474144" calcext:value-type="float">
            <text:p>11626</text:p>
          </table:table-cell>
        </table:table-row>
        <table:table-row table:style-name="ro1">
          <table:table-cell table:formula="of:=[.A459]+[.$B$1]" office:value-type="float" office:value="45.3000000000004" calcext:value-type="float">
            <text:p>45.3000000000004</text:p>
          </table:table-cell>
          <table:table-cell table:formula="of:=[.A460]*[.$B$2]" office:value-type="float" office:value="0.790634151153438" calcext:value-type="float">
            <text:p>0.790634151153438</text:p>
          </table:table-cell>
          <table:table-cell table:formula="of:=SIN([.B460])" office:value-type="float" office:value="0.710799473872997" calcext:value-type="float">
            <text:p>0.710799473872997</text:p>
          </table:table-cell>
          <table:table-cell table:style-name="ce3" table:formula="of:=[.C460]*[.$B$3]" office:value-type="float" office:value="11645.7385799352" calcext:value-type="float">
            <text:p>11646</text:p>
          </table:table-cell>
        </table:table-row>
        <table:table-row table:style-name="ro1">
          <table:table-cell table:formula="of:=[.A460]+[.$B$1]" office:value-type="float" office:value="45.4000000000004" calcext:value-type="float">
            <text:p>45.4000000000004</text:p>
          </table:table-cell>
          <table:table-cell table:formula="of:=[.A461]*[.$B$2]" office:value-type="float" office:value="0.792379480405432" calcext:value-type="float">
            <text:p>0.792379480405432</text:p>
          </table:table-cell>
          <table:table-cell table:formula="of:=SIN([.B461])" office:value-type="float" office:value="0.712026045991001" calcext:value-type="float">
            <text:p>0.712026045991001</text:p>
          </table:table-cell>
          <table:table-cell table:style-name="ce3" table:formula="of:=[.C461]*[.$B$3]" office:value-type="float" office:value="11665.8347375166" calcext:value-type="float">
            <text:p>11666</text:p>
          </table:table-cell>
        </table:table-row>
        <table:table-row table:style-name="ro1">
          <table:table-cell table:formula="of:=[.A461]+[.$B$1]" office:value-type="float" office:value="45.5000000000004" calcext:value-type="float">
            <text:p>45.5000000000004</text:p>
          </table:table-cell>
          <table:table-cell table:formula="of:=[.A462]*[.$B$2]" office:value-type="float" office:value="0.794124809657427" calcext:value-type="float">
            <text:p>0.794124809657427</text:p>
          </table:table-cell>
          <table:table-cell table:formula="of:=SIN([.B462])" office:value-type="float" office:value="0.713250449154186" calcext:value-type="float">
            <text:p>0.713250449154186</text:p>
          </table:table-cell>
          <table:table-cell table:style-name="ce3" table:formula="of:=[.C462]*[.$B$3]" office:value-type="float" office:value="11685.8953589422" calcext:value-type="float">
            <text:p>11686</text:p>
          </table:table-cell>
        </table:table-row>
        <table:table-row table:style-name="ro1">
          <table:table-cell table:formula="of:=[.A462]+[.$B$1]" office:value-type="float" office:value="45.6000000000004" calcext:value-type="float">
            <text:p>45.6000000000004</text:p>
          </table:table-cell>
          <table:table-cell table:formula="of:=[.A463]*[.$B$2]" office:value-type="float" office:value="0.795870138909421" calcext:value-type="float">
            <text:p>0.795870138909421</text:p>
          </table:table-cell>
          <table:table-cell table:formula="of:=SIN([.B463])" office:value-type="float" office:value="0.714472679632808" calcext:value-type="float">
            <text:p>0.714472679632808</text:p>
          </table:table-cell>
          <table:table-cell table:style-name="ce3" table:formula="of:=[.C463]*[.$B$3]" office:value-type="float" office:value="11705.9203831039" calcext:value-type="float">
            <text:p>11706</text:p>
          </table:table-cell>
        </table:table-row>
        <table:table-row table:style-name="ro1">
          <table:table-cell table:formula="of:=[.A463]+[.$B$1]" office:value-type="float" office:value="45.7000000000004" calcext:value-type="float">
            <text:p>45.7000000000004</text:p>
          </table:table-cell>
          <table:table-cell table:formula="of:=[.A464]*[.$B$2]" office:value-type="float" office:value="0.797615468161415" calcext:value-type="float">
            <text:p>0.797615468161415</text:p>
          </table:table-cell>
          <table:table-cell table:formula="of:=SIN([.B464])" office:value-type="float" office:value="0.715692733703741" calcext:value-type="float">
            <text:p>0.715692733703741</text:p>
          </table:table-cell>
          <table:table-cell table:style-name="ce3" table:formula="of:=[.C464]*[.$B$3]" office:value-type="float" office:value="11725.9097490021" calcext:value-type="float">
            <text:p>11726</text:p>
          </table:table-cell>
        </table:table-row>
        <table:table-row table:style-name="ro1">
          <table:table-cell table:formula="of:=[.A464]+[.$B$1]" office:value-type="float" office:value="45.8000000000004" calcext:value-type="float">
            <text:p>45.8000000000004</text:p>
          </table:table-cell>
          <table:table-cell table:formula="of:=[.A465]*[.$B$2]" office:value-type="float" office:value="0.79936079741341" calcext:value-type="float">
            <text:p>0.79936079741341</text:p>
          </table:table-cell>
          <table:table-cell table:formula="of:=SIN([.B465])" office:value-type="float" office:value="0.716910607650487" calcext:value-type="float">
            <text:p>0.716910607650487</text:p>
          </table:table-cell>
          <table:table-cell table:style-name="ce3" table:formula="of:=[.C465]*[.$B$3]" office:value-type="float" office:value="11745.8633957456" calcext:value-type="float">
            <text:p>11746</text:p>
          </table:table-cell>
        </table:table-row>
        <table:table-row table:style-name="ro1">
          <table:table-cell table:formula="of:=[.A465]+[.$B$1]" office:value-type="float" office:value="45.9000000000004" calcext:value-type="float">
            <text:p>45.9000000000004</text:p>
          </table:table-cell>
          <table:table-cell table:formula="of:=[.A466]*[.$B$2]" office:value-type="float" office:value="0.801106126665404" calcext:value-type="float">
            <text:p>0.801106126665404</text:p>
          </table:table-cell>
          <table:table-cell table:formula="of:=SIN([.B466])" office:value-type="float" office:value="0.718126297763194" calcext:value-type="float">
            <text:p>0.718126297763194</text:p>
          </table:table-cell>
          <table:table-cell table:style-name="ce3" table:formula="of:=[.C466]*[.$B$3]" office:value-type="float" office:value="11765.7812625522" calcext:value-type="float">
            <text:p>11766</text:p>
          </table:table-cell>
        </table:table-row>
        <table:table-row table:style-name="ro1">
          <table:table-cell table:formula="of:=[.A466]+[.$B$1]" office:value-type="float" office:value="46.0000000000004" calcext:value-type="float">
            <text:p>46.0000000000004</text:p>
          </table:table-cell>
          <table:table-cell table:formula="of:=[.A467]*[.$B$2]" office:value-type="float" office:value="0.802851455917398" calcext:value-type="float">
            <text:p>0.802851455917398</text:p>
          </table:table-cell>
          <table:table-cell table:formula="of:=SIN([.B467])" office:value-type="float" office:value="0.719339800338656" calcext:value-type="float">
            <text:p>0.719339800338656</text:p>
          </table:table-cell>
          <table:table-cell table:style-name="ce3" table:formula="of:=[.C467]*[.$B$3]" office:value-type="float" office:value="11785.6632887485" calcext:value-type="float">
            <text:p>11786</text:p>
          </table:table-cell>
        </table:table-row>
        <table:table-row table:style-name="ro1">
          <table:table-cell table:formula="of:=[.A467]+[.$B$1]" office:value-type="float" office:value="46.1000000000004" calcext:value-type="float">
            <text:p>46.1000000000004</text:p>
          </table:table-cell>
          <table:table-cell table:formula="of:=[.A468]*[.$B$2]" office:value-type="float" office:value="0.804596785169393" calcext:value-type="float">
            <text:p>0.804596785169393</text:p>
          </table:table-cell>
          <table:table-cell table:formula="of:=SIN([.B468])" office:value-type="float" office:value="0.720551111680335" calcext:value-type="float">
            <text:p>0.720551111680335</text:p>
          </table:table-cell>
          <table:table-cell table:style-name="ce3" table:formula="of:=[.C468]*[.$B$3]" office:value-type="float" office:value="11805.5094137706" calcext:value-type="float">
            <text:p>11806</text:p>
          </table:table-cell>
        </table:table-row>
        <table:table-row table:style-name="ro1">
          <table:table-cell table:formula="of:=[.A468]+[.$B$1]" office:value-type="float" office:value="46.2000000000004" calcext:value-type="float">
            <text:p>46.2000000000004</text:p>
          </table:table-cell>
          <table:table-cell table:formula="of:=[.A469]*[.$B$2]" office:value-type="float" office:value="0.806342114421387" calcext:value-type="float">
            <text:p>0.806342114421387</text:p>
          </table:table-cell>
          <table:table-cell table:formula="of:=SIN([.B469])" office:value-type="float" office:value="0.721760228098367" calcext:value-type="float">
            <text:p>0.721760228098367</text:p>
          </table:table-cell>
          <table:table-cell table:style-name="ce3" table:formula="of:=[.C469]*[.$B$3]" office:value-type="float" office:value="11825.3195771636" calcext:value-type="float">
            <text:p>11825</text:p>
          </table:table-cell>
        </table:table-row>
        <table:table-row table:style-name="ro1">
          <table:table-cell table:formula="of:=[.A469]+[.$B$1]" office:value-type="float" office:value="46.3000000000004" calcext:value-type="float">
            <text:p>46.3000000000004</text:p>
          </table:table-cell>
          <table:table-cell table:formula="of:=[.A470]*[.$B$2]" office:value-type="float" office:value="0.808087443673381" calcext:value-type="float">
            <text:p>0.808087443673381</text:p>
          </table:table-cell>
          <table:table-cell table:formula="of:=SIN([.B470])" office:value-type="float" office:value="0.722967145909573" calcext:value-type="float">
            <text:p>0.722967145909573</text:p>
          </table:table-cell>
          <table:table-cell table:style-name="ce3" table:formula="of:=[.C470]*[.$B$3]" office:value-type="float" office:value="11845.0937185824" calcext:value-type="float">
            <text:p>11845</text:p>
          </table:table-cell>
        </table:table-row>
        <table:table-row table:style-name="ro1">
          <table:table-cell table:formula="of:=[.A470]+[.$B$1]" office:value-type="float" office:value="46.4000000000004" calcext:value-type="float">
            <text:p>46.4000000000004</text:p>
          </table:table-cell>
          <table:table-cell table:formula="of:=[.A471]*[.$B$2]" office:value-type="float" office:value="0.809832772925376" calcext:value-type="float">
            <text:p>0.809832772925376</text:p>
          </table:table-cell>
          <table:table-cell table:formula="of:=SIN([.B471])" office:value-type="float" office:value="0.724171861437472" calcext:value-type="float">
            <text:p>0.724171861437472</text:p>
          </table:table-cell>
          <table:table-cell table:style-name="ce3" table:formula="of:=[.C471]*[.$B$3]" office:value-type="float" office:value="11864.8317777915" calcext:value-type="float">
            <text:p>11865</text:p>
          </table:table-cell>
        </table:table-row>
        <table:table-row table:style-name="ro1">
          <table:table-cell table:formula="of:=[.A471]+[.$B$1]" office:value-type="float" office:value="46.5000000000004" calcext:value-type="float">
            <text:p>46.5000000000004</text:p>
          </table:table-cell>
          <table:table-cell table:formula="of:=[.A472]*[.$B$2]" office:value-type="float" office:value="0.81157810217737" calcext:value-type="float">
            <text:p>0.81157810217737</text:p>
          </table:table-cell>
          <table:table-cell table:formula="of:=SIN([.B472])" office:value-type="float" office:value="0.725374371012292" calcext:value-type="float">
            <text:p>0.725374371012292</text:p>
          </table:table-cell>
          <table:table-cell table:style-name="ce3" table:formula="of:=[.C472]*[.$B$3]" office:value-type="float" office:value="11884.5336946654" calcext:value-type="float">
            <text:p>11885</text:p>
          </table:table-cell>
        </table:table-row>
        <table:table-row table:style-name="ro1">
          <table:table-cell table:formula="of:=[.A472]+[.$B$1]" office:value-type="float" office:value="46.6000000000004" calcext:value-type="float">
            <text:p>46.6000000000004</text:p>
          </table:table-cell>
          <table:table-cell table:formula="of:=[.A473]*[.$B$2]" office:value-type="float" office:value="0.813323431429364" calcext:value-type="float">
            <text:p>0.813323431429364</text:p>
          </table:table-cell>
          <table:table-cell table:formula="of:=SIN([.B473])" office:value-type="float" office:value="0.726574670970981" calcext:value-type="float">
            <text:p>0.726574670970981</text:p>
          </table:table-cell>
          <table:table-cell table:style-name="ce3" table:formula="of:=[.C473]*[.$B$3]" office:value-type="float" office:value="11904.1994091885" calcext:value-type="float">
            <text:p>11904</text:p>
          </table:table-cell>
        </table:table-row>
        <table:table-row table:style-name="ro1">
          <table:table-cell table:formula="of:=[.A473]+[.$B$1]" office:value-type="float" office:value="46.7000000000004" calcext:value-type="float">
            <text:p>46.7000000000004</text:p>
          </table:table-cell>
          <table:table-cell table:formula="of:=[.A474]*[.$B$2]" office:value-type="float" office:value="0.815068760681359" calcext:value-type="float">
            <text:p>0.815068760681359</text:p>
          </table:table-cell>
          <table:table-cell table:formula="of:=SIN([.B474])" office:value-type="float" office:value="0.727772757657215" calcext:value-type="float">
            <text:p>0.727772757657215</text:p>
          </table:table-cell>
          <table:table-cell table:style-name="ce3" table:formula="of:=[.C474]*[.$B$3]" office:value-type="float" office:value="11923.8288614558" calcext:value-type="float">
            <text:p>11924</text:p>
          </table:table-cell>
        </table:table-row>
        <table:table-row table:style-name="ro1">
          <table:table-cell table:formula="of:=[.A474]+[.$B$1]" office:value-type="float" office:value="46.8000000000004" calcext:value-type="float">
            <text:p>46.8000000000004</text:p>
          </table:table-cell>
          <table:table-cell table:formula="of:=[.A475]*[.$B$2]" office:value-type="float" office:value="0.816814089933353" calcext:value-type="float">
            <text:p>0.816814089933353</text:p>
          </table:table-cell>
          <table:table-cell table:formula="of:=SIN([.B475])" office:value-type="float" office:value="0.728968627421416" calcext:value-type="float">
            <text:p>0.728968627421416</text:p>
          </table:table-cell>
          <table:table-cell table:style-name="ce3" table:formula="of:=[.C475]*[.$B$3]" office:value-type="float" office:value="11943.4219916725" calcext:value-type="float">
            <text:p>11943</text:p>
          </table:table-cell>
        </table:table-row>
        <table:table-row table:style-name="ro1">
          <table:table-cell table:formula="of:=[.A475]+[.$B$1]" office:value-type="float" office:value="46.9000000000004" calcext:value-type="float">
            <text:p>46.9000000000004</text:p>
          </table:table-cell>
          <table:table-cell table:formula="of:=[.A476]*[.$B$2]" office:value-type="float" office:value="0.818559419185347" calcext:value-type="float">
            <text:p>0.818559419185347</text:p>
          </table:table-cell>
          <table:table-cell table:formula="of:=SIN([.B476])" office:value-type="float" office:value="0.730162276620757" calcext:value-type="float">
            <text:p>0.730162276620757</text:p>
          </table:table-cell>
          <table:table-cell table:style-name="ce3" table:formula="of:=[.C476]*[.$B$3]" office:value-type="float" office:value="11962.9787401545" calcext:value-type="float">
            <text:p>11963</text:p>
          </table:table-cell>
        </table:table-row>
        <table:table-row table:style-name="ro1">
          <table:table-cell table:formula="of:=[.A476]+[.$B$1]" office:value-type="float" office:value="47.0000000000004" calcext:value-type="float">
            <text:p>47.0000000000004</text:p>
          </table:table-cell>
          <table:table-cell table:formula="of:=[.A477]*[.$B$2]" office:value-type="float" office:value="0.820304748437342" calcext:value-type="float">
            <text:p>0.820304748437342</text:p>
          </table:table-cell>
          <table:table-cell table:formula="of:=SIN([.B477])" office:value-type="float" office:value="0.731353701619175" calcext:value-type="float">
            <text:p>0.731353701619175</text:p>
          </table:table-cell>
          <table:table-cell table:style-name="ce3" table:formula="of:=[.C477]*[.$B$3]" office:value-type="float" office:value="11982.4990473286" calcext:value-type="float">
            <text:p>11982</text:p>
          </table:table-cell>
        </table:table-row>
        <table:table-row table:style-name="ro1">
          <table:table-cell table:formula="of:=[.A477]+[.$B$1]" office:value-type="float" office:value="47.1000000000004" calcext:value-type="float">
            <text:p>47.1000000000004</text:p>
          </table:table-cell>
          <table:table-cell table:formula="of:=[.A478]*[.$B$2]" office:value-type="float" office:value="0.822050077689336" calcext:value-type="float">
            <text:p>0.822050077689336</text:p>
          </table:table-cell>
          <table:table-cell table:formula="of:=SIN([.B478])" office:value-type="float" office:value="0.732542898787383" calcext:value-type="float">
            <text:p>0.732542898787383</text:p>
          </table:table-cell>
          <table:table-cell table:style-name="ce3" table:formula="of:=[.C478]*[.$B$3]" office:value-type="float" office:value="12001.9828537325" calcext:value-type="float">
            <text:p>12002</text:p>
          </table:table-cell>
        </table:table-row>
        <table:table-row table:style-name="ro1">
          <table:table-cell table:formula="of:=[.A478]+[.$B$1]" office:value-type="float" office:value="47.2000000000004" calcext:value-type="float">
            <text:p>47.2000000000004</text:p>
          </table:table-cell>
          <table:table-cell table:formula="of:=[.A479]*[.$B$2]" office:value-type="float" office:value="0.823795406941331" calcext:value-type="float">
            <text:p>0.823795406941331</text:p>
          </table:table-cell>
          <table:table-cell table:formula="of:=SIN([.B479])" office:value-type="float" office:value="0.733729864502881" calcext:value-type="float">
            <text:p>0.733729864502881</text:p>
          </table:table-cell>
          <table:table-cell table:style-name="ce3" table:formula="of:=[.C479]*[.$B$3]" office:value-type="float" office:value="12021.4301000152" calcext:value-type="float">
            <text:p>12021</text:p>
          </table:table-cell>
        </table:table-row>
        <table:table-row table:style-name="ro1">
          <table:table-cell table:formula="of:=[.A479]+[.$B$1]" office:value-type="float" office:value="47.3000000000004" calcext:value-type="float">
            <text:p>47.3000000000004</text:p>
          </table:table-cell>
          <table:table-cell table:formula="of:=[.A480]*[.$B$2]" office:value-type="float" office:value="0.825540736193325" calcext:value-type="float">
            <text:p>0.825540736193325</text:p>
          </table:table-cell>
          <table:table-cell table:formula="of:=SIN([.B480])" office:value-type="float" office:value="0.734914595149965" calcext:value-type="float">
            <text:p>0.734914595149965</text:p>
          </table:table-cell>
          <table:table-cell table:style-name="ce3" table:formula="of:=[.C480]*[.$B$3]" office:value-type="float" office:value="12040.840726937" calcext:value-type="float">
            <text:p>12041</text:p>
          </table:table-cell>
        </table:table-row>
        <table:table-row table:style-name="ro1">
          <table:table-cell table:formula="of:=[.A480]+[.$B$1]" office:value-type="float" office:value="47.4000000000004" calcext:value-type="float">
            <text:p>47.4000000000004</text:p>
          </table:table-cell>
          <table:table-cell table:formula="of:=[.A481]*[.$B$2]" office:value-type="float" office:value="0.827286065445319" calcext:value-type="float">
            <text:p>0.827286065445319</text:p>
          </table:table-cell>
          <table:table-cell table:formula="of:=SIN([.B481])" office:value-type="float" office:value="0.736097087119739" calcext:value-type="float">
            <text:p>0.736097087119739</text:p>
          </table:table-cell>
          <table:table-cell table:style-name="ce3" table:formula="of:=[.C481]*[.$B$3]" office:value-type="float" office:value="12060.2146753698" calcext:value-type="float">
            <text:p>12060</text:p>
          </table:table-cell>
        </table:table-row>
        <table:table-row table:style-name="ro1">
          <table:table-cell table:formula="of:=[.A481]+[.$B$1]" office:value-type="float" office:value="47.5000000000004" calcext:value-type="float">
            <text:p>47.5000000000004</text:p>
          </table:table-cell>
          <table:table-cell table:formula="of:=[.A482]*[.$B$2]" office:value-type="float" office:value="0.829031394697314" calcext:value-type="float">
            <text:p>0.829031394697314</text:p>
          </table:table-cell>
          <table:table-cell table:formula="of:=SIN([.B482])" office:value-type="float" office:value="0.737277336810129" calcext:value-type="float">
            <text:p>0.737277336810129</text:p>
          </table:table-cell>
          <table:table-cell table:style-name="ce3" table:formula="of:=[.C482]*[.$B$3]" office:value-type="float" office:value="12079.5518862971" calcext:value-type="float">
            <text:p>12080</text:p>
          </table:table-cell>
        </table:table-row>
        <table:table-row table:style-name="ro1">
          <table:table-cell table:formula="of:=[.A482]+[.$B$1]" office:value-type="float" office:value="47.6000000000004" calcext:value-type="float">
            <text:p>47.6000000000004</text:p>
          </table:table-cell>
          <table:table-cell table:formula="of:=[.A483]*[.$B$2]" office:value-type="float" office:value="0.830776723949308" calcext:value-type="float">
            <text:p>0.830776723949308</text:p>
          </table:table-cell>
          <table:table-cell table:formula="of:=SIN([.B483])" office:value-type="float" office:value="0.738455340625889" calcext:value-type="float">
            <text:p>0.738455340625889</text:p>
          </table:table-cell>
          <table:table-cell table:style-name="ce3" table:formula="of:=[.C483]*[.$B$3]" office:value-type="float" office:value="12098.8523008146" calcext:value-type="float">
            <text:p>12099</text:p>
          </table:table-cell>
        </table:table-row>
        <table:table-row table:style-name="ro1">
          <table:table-cell table:formula="of:=[.A483]+[.$B$1]" office:value-type="float" office:value="47.7000000000004" calcext:value-type="float">
            <text:p>47.7000000000004</text:p>
          </table:table-cell>
          <table:table-cell table:formula="of:=[.A484]*[.$B$2]" office:value-type="float" office:value="0.832522053201302" calcext:value-type="float">
            <text:p>0.832522053201302</text:p>
          </table:table-cell>
          <table:table-cell table:formula="of:=SIN([.B484])" office:value-type="float" office:value="0.739631094978614" calcext:value-type="float">
            <text:p>0.739631094978614</text:p>
          </table:table-cell>
          <table:table-cell table:style-name="ce3" table:formula="of:=[.C484]*[.$B$3]" office:value-type="float" office:value="12118.1158601296" calcext:value-type="float">
            <text:p>12118</text:p>
          </table:table-cell>
        </table:table-row>
        <table:table-row table:style-name="ro1">
          <table:table-cell table:formula="of:=[.A484]+[.$B$1]" office:value-type="float" office:value="47.8000000000004" calcext:value-type="float">
            <text:p>47.8000000000004</text:p>
          </table:table-cell>
          <table:table-cell table:formula="of:=[.A485]*[.$B$2]" office:value-type="float" office:value="0.834267382453297" calcext:value-type="float">
            <text:p>0.834267382453297</text:p>
          </table:table-cell>
          <table:table-cell table:formula="of:=SIN([.B485])" office:value-type="float" office:value="0.740804596286755" calcext:value-type="float">
            <text:p>0.740804596286755</text:p>
          </table:table-cell>
          <table:table-cell table:style-name="ce3" table:formula="of:=[.C485]*[.$B$3]" office:value-type="float" office:value="12137.3425055622" calcext:value-type="float">
            <text:p>12137</text:p>
          </table:table-cell>
        </table:table-row>
        <table:table-row table:style-name="ro1">
          <table:table-cell table:formula="of:=[.A485]+[.$B$1]" office:value-type="float" office:value="47.9000000000004" calcext:value-type="float">
            <text:p>47.9000000000004</text:p>
          </table:table-cell>
          <table:table-cell table:formula="of:=[.A486]*[.$B$2]" office:value-type="float" office:value="0.836012711705291" calcext:value-type="float">
            <text:p>0.836012711705291</text:p>
          </table:table-cell>
          <table:table-cell table:formula="of:=SIN([.B486])" office:value-type="float" office:value="0.741975840975621" calcext:value-type="float">
            <text:p>0.741975840975621</text:p>
          </table:table-cell>
          <table:table-cell table:style-name="ce3" table:formula="of:=[.C486]*[.$B$3]" office:value-type="float" office:value="12156.5321785446" calcext:value-type="float">
            <text:p>12157</text:p>
          </table:table-cell>
        </table:table-row>
        <table:table-row table:style-name="ro1">
          <table:table-cell table:formula="of:=[.A486]+[.$B$1]" office:value-type="float" office:value="48.0000000000004" calcext:value-type="float">
            <text:p>48.0000000000004</text:p>
          </table:table-cell>
          <table:table-cell table:formula="of:=[.A487]*[.$B$2]" office:value-type="float" office:value="0.837758040957285" calcext:value-type="float">
            <text:p>0.837758040957285</text:p>
          </table:table-cell>
          <table:table-cell table:formula="of:=SIN([.B487])" office:value-type="float" office:value="0.743144825477399" calcext:value-type="float">
            <text:p>0.743144825477399</text:p>
          </table:table-cell>
          <table:table-cell table:style-name="ce3" table:formula="of:=[.C487]*[.$B$3]" office:value-type="float" office:value="12175.6848206217" calcext:value-type="float">
            <text:p>12176</text:p>
          </table:table-cell>
        </table:table-row>
        <table:table-row table:style-name="ro1">
          <table:table-cell table:formula="of:=[.A487]+[.$B$1]" office:value-type="float" office:value="48.1000000000004" calcext:value-type="float">
            <text:p>48.1000000000004</text:p>
          </table:table-cell>
          <table:table-cell table:formula="of:=[.A488]*[.$B$2]" office:value-type="float" office:value="0.83950337020928" calcext:value-type="float">
            <text:p>0.83950337020928</text:p>
          </table:table-cell>
          <table:table-cell table:formula="of:=SIN([.B488])" office:value-type="float" office:value="0.744311546231159" calcext:value-type="float">
            <text:p>0.744311546231159</text:p>
          </table:table-cell>
          <table:table-cell table:style-name="ce3" table:formula="of:=[.C488]*[.$B$3]" office:value-type="float" office:value="12194.8003734513" calcext:value-type="float">
            <text:p>12195</text:p>
          </table:table-cell>
        </table:table-row>
        <table:table-row table:style-name="ro1">
          <table:table-cell table:formula="of:=[.A488]+[.$B$1]" office:value-type="float" office:value="48.2000000000004" calcext:value-type="float">
            <text:p>48.2000000000004</text:p>
          </table:table-cell>
          <table:table-cell table:formula="of:=[.A489]*[.$B$2]" office:value-type="float" office:value="0.841248699461274" calcext:value-type="float">
            <text:p>0.841248699461274</text:p>
          </table:table-cell>
          <table:table-cell table:formula="of:=SIN([.B489])" office:value-type="float" office:value="0.745475999682867" calcext:value-type="float">
            <text:p>0.745475999682867</text:p>
          </table:table-cell>
          <table:table-cell table:style-name="ce3" table:formula="of:=[.C489]*[.$B$3]" office:value-type="float" office:value="12213.8787788041" calcext:value-type="float">
            <text:p>12214</text:p>
          </table:table-cell>
        </table:table-row>
        <table:table-row table:style-name="ro1">
          <table:table-cell table:formula="of:=[.A489]+[.$B$1]" office:value-type="float" office:value="48.3000000000004" calcext:value-type="float">
            <text:p>48.3000000000004</text:p>
          </table:table-cell>
          <table:table-cell table:formula="of:=[.A490]*[.$B$2]" office:value-type="float" office:value="0.842994028713268" calcext:value-type="float">
            <text:p>0.842994028713268</text:p>
          </table:table-cell>
          <table:table-cell table:formula="of:=SIN([.B490])" office:value-type="float" office:value="0.746638182285396" calcext:value-type="float">
            <text:p>0.746638182285396</text:p>
          </table:table-cell>
          <table:table-cell table:style-name="ce3" table:formula="of:=[.C490]*[.$B$3]" office:value-type="float" office:value="12232.9199785639" calcext:value-type="float">
            <text:p>12233</text:p>
          </table:table-cell>
        </table:table-row>
        <table:table-row table:style-name="ro1">
          <table:table-cell table:formula="of:=[.A490]+[.$B$1]" office:value-type="float" office:value="48.4000000000004" calcext:value-type="float">
            <text:p>48.4000000000004</text:p>
          </table:table-cell>
          <table:table-cell table:formula="of:=[.A491]*[.$B$2]" office:value-type="float" office:value="0.844739357965263" calcext:value-type="float">
            <text:p>0.844739357965263</text:p>
          </table:table-cell>
          <table:table-cell table:formula="of:=SIN([.B491])" office:value-type="float" office:value="0.747798090498537" calcext:value-type="float">
            <text:p>0.747798090498537</text:p>
          </table:table-cell>
          <table:table-cell table:style-name="ce3" table:formula="of:=[.C491]*[.$B$3]" office:value-type="float" office:value="12251.923914728" calcext:value-type="float">
            <text:p>12252</text:p>
          </table:table-cell>
        </table:table-row>
        <table:table-row table:style-name="ro1">
          <table:table-cell table:formula="of:=[.A491]+[.$B$1]" office:value-type="float" office:value="48.5000000000004" calcext:value-type="float">
            <text:p>48.5000000000004</text:p>
          </table:table-cell>
          <table:table-cell table:formula="of:=[.A492]*[.$B$2]" office:value-type="float" office:value="0.846484687217257" calcext:value-type="float">
            <text:p>0.846484687217257</text:p>
          </table:table-cell>
          <table:table-cell table:formula="of:=SIN([.B492])" office:value-type="float" office:value="0.748955720789007" calcext:value-type="float">
            <text:p>0.748955720789007</text:p>
          </table:table-cell>
          <table:table-cell table:style-name="ce3" table:formula="of:=[.C492]*[.$B$3]" office:value-type="float" office:value="12270.8905294071" calcext:value-type="float">
            <text:p>12271</text:p>
          </table:table-cell>
        </table:table-row>
        <table:table-row table:style-name="ro1">
          <table:table-cell table:formula="of:=[.A492]+[.$B$1]" office:value-type="float" office:value="48.6000000000004" calcext:value-type="float">
            <text:p>48.6000000000004</text:p>
          </table:table-cell>
          <table:table-cell table:formula="of:=[.A493]*[.$B$2]" office:value-type="float" office:value="0.848230016469251" calcext:value-type="float">
            <text:p>0.848230016469251</text:p>
          </table:table-cell>
          <table:table-cell table:formula="of:=SIN([.B493])" office:value-type="float" office:value="0.750111069630464" calcext:value-type="float">
            <text:p>0.750111069630464</text:p>
          </table:table-cell>
          <table:table-cell table:style-name="ce3" table:formula="of:=[.C493]*[.$B$3]" office:value-type="float" office:value="12289.8197648255" calcext:value-type="float">
            <text:p>12290</text:p>
          </table:table-cell>
        </table:table-row>
        <table:table-row table:style-name="ro1">
          <table:table-cell table:formula="of:=[.A493]+[.$B$1]" office:value-type="float" office:value="48.7000000000004" calcext:value-type="float">
            <text:p>48.7000000000004</text:p>
          </table:table-cell>
          <table:table-cell table:formula="of:=[.A494]*[.$B$2]" office:value-type="float" office:value="0.849975345721246" calcext:value-type="float">
            <text:p>0.849975345721246</text:p>
          </table:table-cell>
          <table:table-cell table:formula="of:=SIN([.B494])" office:value-type="float" office:value="0.751264133503516" calcext:value-type="float">
            <text:p>0.751264133503516</text:p>
          </table:table-cell>
          <table:table-cell table:style-name="ce3" table:formula="of:=[.C494]*[.$B$3]" office:value-type="float" office:value="12308.7115633216" calcext:value-type="float">
            <text:p>12309</text:p>
          </table:table-cell>
        </table:table-row>
        <table:table-row table:style-name="ro1">
          <table:table-cell table:formula="of:=[.A494]+[.$B$1]" office:value-type="float" office:value="48.8000000000004" calcext:value-type="float">
            <text:p>48.8000000000004</text:p>
          </table:table-cell>
          <table:table-cell table:formula="of:=[.A495]*[.$B$2]" office:value-type="float" office:value="0.85172067497324" calcext:value-type="float">
            <text:p>0.85172067497324</text:p>
          </table:table-cell>
          <table:table-cell table:formula="of:=SIN([.B495])" office:value-type="float" office:value="0.752414908895729" calcext:value-type="float">
            <text:p>0.752414908895729</text:p>
          </table:table-cell>
          <table:table-cell table:style-name="ce3" table:formula="of:=[.C495]*[.$B$3]" office:value-type="float" office:value="12327.5658673476" calcext:value-type="float">
            <text:p>12328</text:p>
          </table:table-cell>
        </table:table-row>
        <table:table-row table:style-name="ro1">
          <table:table-cell table:formula="of:=[.A495]+[.$B$1]" office:value-type="float" office:value="48.9000000000004" calcext:value-type="float">
            <text:p>48.9000000000004</text:p>
          </table:table-cell>
          <table:table-cell table:formula="of:=[.A496]*[.$B$2]" office:value-type="float" office:value="0.853466004225234" calcext:value-type="float">
            <text:p>0.853466004225234</text:p>
          </table:table-cell>
          <table:table-cell table:formula="of:=SIN([.B496])" office:value-type="float" office:value="0.753563392301643" calcext:value-type="float">
            <text:p>0.753563392301643</text:p>
          </table:table-cell>
          <table:table-cell table:style-name="ce3" table:formula="of:=[.C496]*[.$B$3]" office:value-type="float" office:value="12346.3826194701" calcext:value-type="float">
            <text:p>12346</text:p>
          </table:table-cell>
        </table:table-row>
        <table:table-row table:style-name="ro1">
          <table:table-cell table:formula="of:=[.A496]+[.$B$1]" office:value-type="float" office:value="49.0000000000004" calcext:value-type="float">
            <text:p>49.0000000000004</text:p>
          </table:table-cell>
          <table:table-cell table:formula="of:=[.A497]*[.$B$2]" office:value-type="float" office:value="0.855211333477229" calcext:value-type="float">
            <text:p>0.855211333477229</text:p>
          </table:table-cell>
          <table:table-cell table:formula="of:=SIN([.B497])" office:value-type="float" office:value="0.754709580222777" calcext:value-type="float">
            <text:p>0.754709580222777</text:p>
          </table:table-cell>
          <table:table-cell table:style-name="ce3" table:formula="of:=[.C497]*[.$B$3]" office:value-type="float" office:value="12365.16176237" calcext:value-type="float">
            <text:p>12365</text:p>
          </table:table-cell>
        </table:table-row>
        <table:table-row table:style-name="ro1">
          <table:table-cell table:formula="of:=[.A497]+[.$B$1]" office:value-type="float" office:value="49.1000000000004" calcext:value-type="float">
            <text:p>49.1000000000004</text:p>
          </table:table-cell>
          <table:table-cell table:formula="of:=[.A498]*[.$B$2]" office:value-type="float" office:value="0.856956662729223" calcext:value-type="float">
            <text:p>0.856956662729223</text:p>
          </table:table-cell>
          <table:table-cell table:formula="of:=SIN([.B498])" office:value-type="float" office:value="0.755853469167645" calcext:value-type="float">
            <text:p>0.755853469167645</text:p>
          </table:table-cell>
          <table:table-cell table:style-name="ce3" table:formula="of:=[.C498]*[.$B$3]" office:value-type="float" office:value="12383.9032388427" calcext:value-type="float">
            <text:p>12384</text:p>
          </table:table-cell>
        </table:table-row>
        <table:table-row table:style-name="ro1">
          <table:table-cell table:formula="of:=[.A498]+[.$B$1]" office:value-type="float" office:value="49.2000000000004" calcext:value-type="float">
            <text:p>49.2000000000004</text:p>
          </table:table-cell>
          <table:table-cell table:formula="of:=[.A499]*[.$B$2]" office:value-type="float" office:value="0.858701991981218" calcext:value-type="float">
            <text:p>0.858701991981218</text:p>
          </table:table-cell>
          <table:table-cell table:formula="of:=SIN([.B499])" office:value-type="float" office:value="0.756995055651761" calcext:value-type="float">
            <text:p>0.756995055651761</text:p>
          </table:table-cell>
          <table:table-cell table:style-name="ce3" table:formula="of:=[.C499]*[.$B$3]" office:value-type="float" office:value="12402.6069917985" calcext:value-type="float">
            <text:p>12403</text:p>
          </table:table-cell>
        </table:table-row>
        <table:table-row table:style-name="ro1">
          <table:table-cell table:formula="of:=[.A499]+[.$B$1]" office:value-type="float" office:value="49.3000000000004" calcext:value-type="float">
            <text:p>49.3000000000004</text:p>
          </table:table-cell>
          <table:table-cell table:formula="of:=[.A500]*[.$B$2]" office:value-type="float" office:value="0.860447321233212" calcext:value-type="float">
            <text:p>0.860447321233212</text:p>
          </table:table-cell>
          <table:table-cell table:formula="of:=SIN([.B500])" office:value-type="float" office:value="0.758134336197657" calcext:value-type="float">
            <text:p>0.758134336197657</text:p>
          </table:table-cell>
          <table:table-cell table:style-name="ce3" table:formula="of:=[.C500]*[.$B$3]" office:value-type="float" office:value="12421.2729642624" calcext:value-type="float">
            <text:p>12421</text:p>
          </table:table-cell>
        </table:table-row>
        <table:table-row table:style-name="ro1">
          <table:table-cell table:formula="of:=[.A500]+[.$B$1]" office:value-type="float" office:value="49.4000000000004" calcext:value-type="float">
            <text:p>49.4000000000004</text:p>
          </table:table-cell>
          <table:table-cell table:formula="of:=[.A501]*[.$B$2]" office:value-type="float" office:value="0.862192650485206" calcext:value-type="float">
            <text:p>0.862192650485206</text:p>
          </table:table-cell>
          <table:table-cell table:formula="of:=SIN([.B501])" office:value-type="float" office:value="0.759271307334886" calcext:value-type="float">
            <text:p>0.759271307334886</text:p>
          </table:table-cell>
          <table:table-cell table:style-name="ce3" table:formula="of:=[.C501]*[.$B$3]" office:value-type="float" office:value="12439.9010993748" calcext:value-type="float">
            <text:p>12440</text:p>
          </table:table-cell>
        </table:table-row>
        <table:table-row table:style-name="ro1">
          <table:table-cell table:formula="of:=[.A501]+[.$B$1]" office:value-type="float" office:value="49.5000000000004" calcext:value-type="float">
            <text:p>49.5000000000004</text:p>
          </table:table-cell>
          <table:table-cell table:formula="of:=[.A502]*[.$B$2]" office:value-type="float" office:value="0.863937979737201" calcext:value-type="float">
            <text:p>0.863937979737201</text:p>
          </table:table-cell>
          <table:table-cell table:formula="of:=SIN([.B502])" office:value-type="float" office:value="0.760405965600036" calcext:value-type="float">
            <text:p>0.760405965600036</text:p>
          </table:table-cell>
          <table:table-cell table:style-name="ce3" table:formula="of:=[.C502]*[.$B$3]" office:value-type="float" office:value="12458.491340391" calcext:value-type="float">
            <text:p>12458</text:p>
          </table:table-cell>
        </table:table-row>
        <table:table-row table:style-name="ro1">
          <table:table-cell table:formula="of:=[.A502]+[.$B$1]" office:value-type="float" office:value="49.6000000000004" calcext:value-type="float">
            <text:p>49.6000000000004</text:p>
          </table:table-cell>
          <table:table-cell table:formula="of:=[.A503]*[.$B$2]" office:value-type="float" office:value="0.865683308989195" calcext:value-type="float">
            <text:p>0.865683308989195</text:p>
          </table:table-cell>
          <table:table-cell table:formula="of:=SIN([.B503])" office:value-type="float" office:value="0.761538307536742" calcext:value-type="float">
            <text:p>0.761538307536742</text:p>
          </table:table-cell>
          <table:table-cell table:style-name="ce3" table:formula="of:=[.C503]*[.$B$3]" office:value-type="float" office:value="12477.043630682" calcext:value-type="float">
            <text:p>12477</text:p>
          </table:table-cell>
        </table:table-row>
        <table:table-row table:style-name="ro1">
          <table:table-cell table:formula="of:=[.A503]+[.$B$1]" office:value-type="float" office:value="49.7000000000004" calcext:value-type="float">
            <text:p>49.7000000000004</text:p>
          </table:table-cell>
          <table:table-cell table:formula="of:=[.A504]*[.$B$2]" office:value-type="float" office:value="0.867428638241189" calcext:value-type="float">
            <text:p>0.867428638241189</text:p>
          </table:table-cell>
          <table:table-cell table:formula="of:=SIN([.B504])" office:value-type="float" office:value="0.762668329695693" calcext:value-type="float">
            <text:p>0.762668329695693</text:p>
          </table:table-cell>
          <table:table-cell table:style-name="ce3" table:formula="of:=[.C504]*[.$B$3]" office:value-type="float" office:value="12495.5579137342" calcext:value-type="float">
            <text:p>12496</text:p>
          </table:table-cell>
        </table:table-row>
        <table:table-row table:style-name="ro1">
          <table:table-cell table:formula="of:=[.A504]+[.$B$1]" office:value-type="float" office:value="49.8000000000004" calcext:value-type="float">
            <text:p>49.8000000000004</text:p>
          </table:table-cell>
          <table:table-cell table:formula="of:=[.A505]*[.$B$2]" office:value-type="float" office:value="0.869173967493184" calcext:value-type="float">
            <text:p>0.869173967493184</text:p>
          </table:table-cell>
          <table:table-cell table:formula="of:=SIN([.B505])" office:value-type="float" office:value="0.763796028634647" calcext:value-type="float">
            <text:p>0.763796028634647</text:p>
          </table:table-cell>
          <table:table-cell table:style-name="ce3" table:formula="of:=[.C505]*[.$B$3]" office:value-type="float" office:value="12514.0341331501" calcext:value-type="float">
            <text:p>12514</text:p>
          </table:table-cell>
        </table:table-row>
        <table:table-row table:style-name="ro1">
          <table:table-cell table:formula="of:=[.A505]+[.$B$1]" office:value-type="float" office:value="49.9000000000004" calcext:value-type="float">
            <text:p>49.9000000000004</text:p>
          </table:table-cell>
          <table:table-cell table:formula="of:=[.A506]*[.$B$2]" office:value-type="float" office:value="0.870919296745178" calcext:value-type="float">
            <text:p>0.870919296745178</text:p>
          </table:table-cell>
          <table:table-cell table:formula="of:=SIN([.B506])" office:value-type="float" office:value="0.764921400918437" calcext:value-type="float">
            <text:p>0.764921400918437</text:p>
          </table:table-cell>
          <table:table-cell table:style-name="ce3" table:formula="of:=[.C506]*[.$B$3]" office:value-type="float" office:value="12532.4722326477" calcext:value-type="float">
            <text:p>12532</text:p>
          </table:table-cell>
        </table:table-row>
        <table:table-row table:style-name="ro1">
          <table:table-cell table:formula="of:=[.A506]+[.$B$1]" office:value-type="float" office:value="50.0000000000004" calcext:value-type="float">
            <text:p>50.0000000000004</text:p>
          </table:table-cell>
          <table:table-cell table:formula="of:=[.A507]*[.$B$2]" office:value-type="float" office:value="0.872664625997172" calcext:value-type="float">
            <text:p>0.872664625997172</text:p>
          </table:table-cell>
          <table:table-cell table:formula="of:=SIN([.B507])" office:value-type="float" office:value="0.766044443118983" calcext:value-type="float">
            <text:p>0.766044443118983</text:p>
          </table:table-cell>
          <table:table-cell table:style-name="ce3" table:formula="of:=[.C507]*[.$B$3]" office:value-type="float" office:value="12550.8721560614" calcext:value-type="float">
            <text:p>12551</text:p>
          </table:table-cell>
        </table:table-row>
        <table:table-row table:style-name="ro1">
          <table:table-cell table:formula="of:=[.A507]+[.$B$1]" office:value-type="float" office:value="50.1000000000004" calcext:value-type="float">
            <text:p>50.1000000000004</text:p>
          </table:table-cell>
          <table:table-cell table:formula="of:=[.A508]*[.$B$2]" office:value-type="float" office:value="0.874409955249167" calcext:value-type="float">
            <text:p>0.874409955249167</text:p>
          </table:table-cell>
          <table:table-cell table:formula="of:=SIN([.B508])" office:value-type="float" office:value="0.767165151815305" calcext:value-type="float">
            <text:p>0.767165151815305</text:p>
          </table:table-cell>
          <table:table-cell table:style-name="ce3" table:formula="of:=[.C508]*[.$B$3]" office:value-type="float" office:value="12569.233847342" calcext:value-type="float">
            <text:p>12569</text:p>
          </table:table-cell>
        </table:table-row>
        <table:table-row table:style-name="ro1">
          <table:table-cell table:formula="of:=[.A508]+[.$B$1]" office:value-type="float" office:value="50.2000000000004" calcext:value-type="float">
            <text:p>50.2000000000004</text:p>
          </table:table-cell>
          <table:table-cell table:formula="of:=[.A509]*[.$B$2]" office:value-type="float" office:value="0.876155284501161" calcext:value-type="float">
            <text:p>0.876155284501161</text:p>
          </table:table-cell>
          <table:table-cell table:formula="of:=SIN([.B509])" office:value-type="float" office:value="0.768283523593528" calcext:value-type="float">
            <text:p>0.768283523593528</text:p>
          </table:table-cell>
          <table:table-cell table:style-name="ce3" table:formula="of:=[.C509]*[.$B$3]" office:value-type="float" office:value="12587.5572505564" calcext:value-type="float">
            <text:p>12588</text:p>
          </table:table-cell>
        </table:table-row>
        <table:table-row table:style-name="ro1">
          <table:table-cell table:formula="of:=[.A509]+[.$B$1]" office:value-type="float" office:value="50.3000000000004" calcext:value-type="float">
            <text:p>50.3000000000004</text:p>
          </table:table-cell>
          <table:table-cell table:formula="of:=[.A510]*[.$B$2]" office:value-type="float" office:value="0.877900613753156" calcext:value-type="float">
            <text:p>0.877900613753156</text:p>
          </table:table-cell>
          <table:table-cell table:formula="of:=SIN([.B510])" office:value-type="float" office:value="0.7693995550469" calcext:value-type="float">
            <text:p>0.7693995550469</text:p>
          </table:table-cell>
          <table:table-cell table:style-name="ce3" table:formula="of:=[.C510]*[.$B$3]" office:value-type="float" office:value="12605.8423098884" calcext:value-type="float">
            <text:p>12606</text:p>
          </table:table-cell>
        </table:table-row>
        <table:table-row table:style-name="ro1">
          <table:table-cell table:formula="of:=[.A510]+[.$B$1]" office:value-type="float" office:value="50.4000000000004" calcext:value-type="float">
            <text:p>50.4000000000004</text:p>
          </table:table-cell>
          <table:table-cell table:formula="of:=[.A511]*[.$B$2]" office:value-type="float" office:value="0.87964594300515" calcext:value-type="float">
            <text:p>0.87964594300515</text:p>
          </table:table-cell>
          <table:table-cell table:formula="of:=SIN([.B511])" office:value-type="float" office:value="0.770513242775794" calcext:value-type="float">
            <text:p>0.770513242775794</text:p>
          </table:table-cell>
          <table:table-cell table:style-name="ce3" table:formula="of:=[.C511]*[.$B$3]" office:value-type="float" office:value="12624.0889696386" calcext:value-type="float">
            <text:p>12624</text:p>
          </table:table-cell>
        </table:table-row>
        <table:table-row table:style-name="ro1">
          <table:table-cell table:formula="of:=[.A511]+[.$B$1]" office:value-type="float" office:value="50.5000000000005" calcext:value-type="float">
            <text:p>50.5000000000005</text:p>
          </table:table-cell>
          <table:table-cell table:formula="of:=[.A512]*[.$B$2]" office:value-type="float" office:value="0.881391272257144" calcext:value-type="float">
            <text:p>0.881391272257144</text:p>
          </table:table-cell>
          <table:table-cell table:formula="of:=SIN([.B512])" office:value-type="float" office:value="0.771624583387725" calcext:value-type="float">
            <text:p>0.771624583387725</text:p>
          </table:table-cell>
          <table:table-cell table:style-name="ce3" table:formula="of:=[.C512]*[.$B$3]" office:value-type="float" office:value="12642.2971742245" calcext:value-type="float">
            <text:p>12642</text:p>
          </table:table-cell>
        </table:table-row>
        <table:table-row table:style-name="ro1">
          <table:table-cell table:formula="of:=[.A512]+[.$B$1]" office:value-type="float" office:value="50.6000000000005" calcext:value-type="float">
            <text:p>50.6000000000005</text:p>
          </table:table-cell>
          <table:table-cell table:formula="of:=[.A513]*[.$B$2]" office:value-type="float" office:value="0.883136601509139" calcext:value-type="float">
            <text:p>0.883136601509139</text:p>
          </table:table-cell>
          <table:table-cell table:formula="of:=SIN([.B513])" office:value-type="float" office:value="0.772733573497356" calcext:value-type="float">
            <text:p>0.772733573497356</text:p>
          </table:table-cell>
          <table:table-cell table:style-name="ce3" table:formula="of:=[.C513]*[.$B$3]" office:value-type="float" office:value="12660.4668681807" calcext:value-type="float">
            <text:p>12660</text:p>
          </table:table-cell>
        </table:table-row>
        <table:table-row table:style-name="ro1">
          <table:table-cell table:formula="of:=[.A513]+[.$B$1]" office:value-type="float" office:value="50.7000000000005" calcext:value-type="float">
            <text:p>50.7000000000005</text:p>
          </table:table-cell>
          <table:table-cell table:formula="of:=[.A514]*[.$B$2]" office:value-type="float" office:value="0.884881930761133" calcext:value-type="float">
            <text:p>0.884881930761133</text:p>
          </table:table-cell>
          <table:table-cell table:formula="of:=SIN([.B514])" office:value-type="float" office:value="0.773840209726511" calcext:value-type="float">
            <text:p>0.773840209726511</text:p>
          </table:table-cell>
          <table:table-cell table:style-name="ce3" table:formula="of:=[.C514]*[.$B$3]" office:value-type="float" office:value="12678.5979961592" calcext:value-type="float">
            <text:p>12679</text:p>
          </table:table-cell>
        </table:table-row>
        <table:table-row table:style-name="ro1">
          <table:table-cell table:formula="of:=[.A514]+[.$B$1]" office:value-type="float" office:value="50.8000000000005" calcext:value-type="float">
            <text:p>50.8000000000005</text:p>
          </table:table-cell>
          <table:table-cell table:formula="of:=[.A515]*[.$B$2]" office:value-type="float" office:value="0.886627260013127" calcext:value-type="float">
            <text:p>0.886627260013127</text:p>
          </table:table-cell>
          <table:table-cell table:formula="of:=SIN([.B515])" office:value-type="float" office:value="0.774944488704185" calcext:value-type="float">
            <text:p>0.774944488704185</text:p>
          </table:table-cell>
          <table:table-cell table:style-name="ce3" table:formula="of:=[.C515]*[.$B$3]" office:value-type="float" office:value="12696.6905029294" calcext:value-type="float">
            <text:p>12697</text:p>
          </table:table-cell>
        </table:table-row>
        <table:table-row table:style-name="ro1">
          <table:table-cell table:formula="of:=[.A515]+[.$B$1]" office:value-type="float" office:value="50.9000000000005" calcext:value-type="float">
            <text:p>50.9000000000005</text:p>
          </table:table-cell>
          <table:table-cell table:formula="of:=[.A516]*[.$B$2]" office:value-type="float" office:value="0.888372589265122" calcext:value-type="float">
            <text:p>0.888372589265122</text:p>
          </table:table-cell>
          <table:table-cell table:formula="of:=SIN([.B516])" office:value-type="float" office:value="0.776046407066551" calcext:value-type="float">
            <text:p>0.776046407066551</text:p>
          </table:table-cell>
          <table:table-cell table:style-name="ce3" table:formula="of:=[.C516]*[.$B$3]" office:value-type="float" office:value="12714.7443333784" calcext:value-type="float">
            <text:p>12715</text:p>
          </table:table-cell>
        </table:table-row>
        <table:table-row table:style-name="ro1">
          <table:table-cell table:formula="of:=[.A516]+[.$B$1]" office:value-type="float" office:value="51.0000000000005" calcext:value-type="float">
            <text:p>51.0000000000005</text:p>
          </table:table-cell>
          <table:table-cell table:formula="of:=[.A517]*[.$B$2]" office:value-type="float" office:value="0.890117918517116" calcext:value-type="float">
            <text:p>0.890117918517116</text:p>
          </table:table-cell>
          <table:table-cell table:formula="of:=SIN([.B517])" office:value-type="float" office:value="0.777145961456976" calcext:value-type="float">
            <text:p>0.777145961456976</text:p>
          </table:table-cell>
          <table:table-cell table:style-name="ce3" table:formula="of:=[.C517]*[.$B$3]" office:value-type="float" office:value="12732.7594325111" calcext:value-type="float">
            <text:p>12733</text:p>
          </table:table-cell>
        </table:table-row>
        <table:table-row table:style-name="ro1">
          <table:table-cell table:formula="of:=[.A517]+[.$B$1]" office:value-type="float" office:value="51.1000000000005" calcext:value-type="float">
            <text:p>51.1000000000005</text:p>
          </table:table-cell>
          <table:table-cell table:formula="of:=[.A518]*[.$B$2]" office:value-type="float" office:value="0.89186324776911" calcext:value-type="float">
            <text:p>0.89186324776911</text:p>
          </table:table-cell>
          <table:table-cell table:formula="of:=SIN([.B518])" office:value-type="float" office:value="0.778243148526026" calcext:value-type="float">
            <text:p>0.778243148526026</text:p>
          </table:table-cell>
          <table:table-cell table:style-name="ce3" table:formula="of:=[.C518]*[.$B$3]" office:value-type="float" office:value="12750.7357454504" calcext:value-type="float">
            <text:p>12751</text:p>
          </table:table-cell>
        </table:table-row>
        <table:table-row table:style-name="ro1">
          <table:table-cell table:formula="of:=[.A518]+[.$B$1]" office:value-type="float" office:value="51.2000000000005" calcext:value-type="float">
            <text:p>51.2000000000005</text:p>
          </table:table-cell>
          <table:table-cell table:formula="of:=[.A519]*[.$B$2]" office:value-type="float" office:value="0.893608577021105" calcext:value-type="float">
            <text:p>0.893608577021105</text:p>
          </table:table-cell>
          <table:table-cell table:formula="of:=SIN([.B519])" office:value-type="float" office:value="0.779337964931479" calcext:value-type="float">
            <text:p>0.779337964931479</text:p>
          </table:table-cell>
          <table:table-cell table:style-name="ce3" table:formula="of:=[.C519]*[.$B$3]" office:value-type="float" office:value="12768.6732174374" calcext:value-type="float">
            <text:p>12769</text:p>
          </table:table-cell>
        </table:table-row>
        <table:table-row table:style-name="ro1">
          <table:table-cell table:formula="of:=[.A519]+[.$B$1]" office:value-type="float" office:value="51.3000000000005" calcext:value-type="float">
            <text:p>51.3000000000005</text:p>
          </table:table-cell>
          <table:table-cell table:formula="of:=[.A520]*[.$B$2]" office:value-type="float" office:value="0.895353906273099" calcext:value-type="float">
            <text:p>0.895353906273099</text:p>
          </table:table-cell>
          <table:table-cell table:formula="of:=SIN([.B520])" office:value-type="float" office:value="0.780430407338335" calcext:value-type="float">
            <text:p>0.780430407338335</text:p>
          </table:table-cell>
          <table:table-cell table:style-name="ce3" table:formula="of:=[.C520]*[.$B$3]" office:value-type="float" office:value="12786.5717938313" calcext:value-type="float">
            <text:p>12787</text:p>
          </table:table-cell>
        </table:table-row>
        <table:table-row table:style-name="ro1">
          <table:table-cell table:formula="of:=[.A520]+[.$B$1]" office:value-type="float" office:value="51.4000000000005" calcext:value-type="float">
            <text:p>51.4000000000005</text:p>
          </table:table-cell>
          <table:table-cell table:formula="of:=[.A521]*[.$B$2]" office:value-type="float" office:value="0.897099235525093" calcext:value-type="float">
            <text:p>0.897099235525093</text:p>
          </table:table-cell>
          <table:table-cell table:formula="of:=SIN([.B521])" office:value-type="float" office:value="0.781520472418824" calcext:value-type="float">
            <text:p>0.781520472418824</text:p>
          </table:table-cell>
          <table:table-cell table:style-name="ce3" table:formula="of:=[.C521]*[.$B$3]" office:value-type="float" office:value="12804.43142011" calcext:value-type="float">
            <text:p>12804</text:p>
          </table:table-cell>
        </table:table-row>
        <table:table-row table:style-name="ro1">
          <table:table-cell table:formula="of:=[.A521]+[.$B$1]" office:value-type="float" office:value="51.5000000000005" calcext:value-type="float">
            <text:p>51.5000000000005</text:p>
          </table:table-cell>
          <table:table-cell table:formula="of:=[.A522]*[.$B$2]" office:value-type="float" office:value="0.898844564777088" calcext:value-type="float">
            <text:p>0.898844564777088</text:p>
          </table:table-cell>
          <table:table-cell table:formula="of:=SIN([.B522])" office:value-type="float" office:value="0.782608156852419" calcext:value-type="float">
            <text:p>0.782608156852419</text:p>
          </table:table-cell>
          <table:table-cell table:style-name="ce3" table:formula="of:=[.C522]*[.$B$3]" office:value-type="float" office:value="12822.25204187" calcext:value-type="float">
            <text:p>12822</text:p>
          </table:table-cell>
        </table:table-row>
        <table:table-row table:style-name="ro1">
          <table:table-cell table:formula="of:=[.A522]+[.$B$1]" office:value-type="float" office:value="51.6000000000005" calcext:value-type="float">
            <text:p>51.6000000000005</text:p>
          </table:table-cell>
          <table:table-cell table:formula="of:=[.A523]*[.$B$2]" office:value-type="float" office:value="0.900589894029082" calcext:value-type="float">
            <text:p>0.900589894029082</text:p>
          </table:table-cell>
          <table:table-cell table:formula="of:=SIN([.B523])" office:value-type="float" office:value="0.783693457325845" calcext:value-type="float">
            <text:p>0.783693457325845</text:p>
          </table:table-cell>
          <table:table-cell table:style-name="ce3" table:formula="of:=[.C523]*[.$B$3]" office:value-type="float" office:value="12840.0336048266" calcext:value-type="float">
            <text:p>12840</text:p>
          </table:table-cell>
        </table:table-row>
        <table:table-row table:style-name="ro1">
          <table:table-cell table:formula="of:=[.A523]+[.$B$1]" office:value-type="float" office:value="51.7000000000005" calcext:value-type="float">
            <text:p>51.7000000000005</text:p>
          </table:table-cell>
          <table:table-cell table:formula="of:=[.A524]*[.$B$2]" office:value-type="float" office:value="0.902335223281077" calcext:value-type="float">
            <text:p>0.902335223281077</text:p>
          </table:table-cell>
          <table:table-cell table:formula="of:=SIN([.B524])" office:value-type="float" office:value="0.784776370533088" calcext:value-type="float">
            <text:p>0.784776370533088</text:p>
          </table:table-cell>
          <table:table-cell table:style-name="ce3" table:formula="of:=[.C524]*[.$B$3]" office:value-type="float" office:value="12857.7760548141" calcext:value-type="float">
            <text:p>12858</text:p>
          </table:table-cell>
        </table:table-row>
        <table:table-row table:style-name="ro1">
          <table:table-cell table:formula="of:=[.A524]+[.$B$1]" office:value-type="float" office:value="51.8000000000005" calcext:value-type="float">
            <text:p>51.8000000000005</text:p>
          </table:table-cell>
          <table:table-cell table:formula="of:=[.A525]*[.$B$2]" office:value-type="float" office:value="0.904080552533071" calcext:value-type="float">
            <text:p>0.904080552533071</text:p>
          </table:table-cell>
          <table:table-cell table:formula="of:=SIN([.B525])" office:value-type="float" office:value="0.785856893175407" calcext:value-type="float">
            <text:p>0.785856893175407</text:p>
          </table:table-cell>
          <table:table-cell table:style-name="ce3" table:formula="of:=[.C525]*[.$B$3]" office:value-type="float" office:value="12875.4793377859" calcext:value-type="float">
            <text:p>12875</text:p>
          </table:table-cell>
        </table:table-row>
        <table:table-row table:style-name="ro1">
          <table:table-cell table:formula="of:=[.A525]+[.$B$1]" office:value-type="float" office:value="51.9000000000005" calcext:value-type="float">
            <text:p>51.9000000000005</text:p>
          </table:table-cell>
          <table:table-cell table:formula="of:=[.A526]*[.$B$2]" office:value-type="float" office:value="0.905825881785065" calcext:value-type="float">
            <text:p>0.905825881785065</text:p>
          </table:table-cell>
          <table:table-cell table:formula="of:=SIN([.B526])" office:value-type="float" office:value="0.786935021961342" calcext:value-type="float">
            <text:p>0.786935021961342</text:p>
          </table:table-cell>
          <table:table-cell table:style-name="ce3" table:formula="of:=[.C526]*[.$B$3]" office:value-type="float" office:value="12893.1433998146" calcext:value-type="float">
            <text:p>12893</text:p>
          </table:table-cell>
        </table:table-row>
        <table:table-row table:style-name="ro1">
          <table:table-cell table:formula="of:=[.A526]+[.$B$1]" office:value-type="float" office:value="52.0000000000005" calcext:value-type="float">
            <text:p>52.0000000000005</text:p>
          </table:table-cell>
          <table:table-cell table:formula="of:=[.A527]*[.$B$2]" office:value-type="float" office:value="0.907571211037059" calcext:value-type="float">
            <text:p>0.907571211037059</text:p>
          </table:table-cell>
          <table:table-cell table:formula="of:=SIN([.B527])" office:value-type="float" office:value="0.788010753606727" calcext:value-type="float">
            <text:p>0.788010753606727</text:p>
          </table:table-cell>
          <table:table-cell table:style-name="ce3" table:formula="of:=[.C527]*[.$B$3]" office:value-type="float" office:value="12910.7681870926" calcext:value-type="float">
            <text:p>12911</text:p>
          </table:table-cell>
        </table:table-row>
        <table:table-row table:style-name="ro1">
          <table:table-cell table:formula="of:=[.A527]+[.$B$1]" office:value-type="float" office:value="52.1000000000005" calcext:value-type="float">
            <text:p>52.1000000000005</text:p>
          </table:table-cell>
          <table:table-cell table:formula="of:=[.A528]*[.$B$2]" office:value-type="float" office:value="0.909316540289054" calcext:value-type="float">
            <text:p>0.909316540289054</text:p>
          </table:table-cell>
          <table:table-cell table:formula="of:=SIN([.B528])" office:value-type="float" office:value="0.789084084834696" calcext:value-type="float">
            <text:p>0.789084084834696</text:p>
          </table:table-cell>
          <table:table-cell table:style-name="ce3" table:formula="of:=[.C528]*[.$B$3]" office:value-type="float" office:value="12928.3536459317" calcext:value-type="float">
            <text:p>12928</text:p>
          </table:table-cell>
        </table:table-row>
        <table:table-row table:style-name="ro1">
          <table:table-cell table:formula="of:=[.A528]+[.$B$1]" office:value-type="float" office:value="52.2000000000005" calcext:value-type="float">
            <text:p>52.2000000000005</text:p>
          </table:table-cell>
          <table:table-cell table:formula="of:=[.A529]*[.$B$2]" office:value-type="float" office:value="0.911061869541048" calcext:value-type="float">
            <text:p>0.911061869541048</text:p>
          </table:table-cell>
          <table:table-cell table:formula="of:=SIN([.B529])" office:value-type="float" office:value="0.790155012375695" calcext:value-type="float">
            <text:p>0.790155012375695</text:p>
          </table:table-cell>
          <table:table-cell table:style-name="ce3" table:formula="of:=[.C529]*[.$B$3]" office:value-type="float" office:value="12945.8997227634" calcext:value-type="float">
            <text:p>12946</text:p>
          </table:table-cell>
        </table:table-row>
        <table:table-row table:style-name="ro1">
          <table:table-cell table:formula="of:=[.A529]+[.$B$1]" office:value-type="float" office:value="52.3000000000005" calcext:value-type="float">
            <text:p>52.3000000000005</text:p>
          </table:table-cell>
          <table:table-cell table:formula="of:=[.A530]*[.$B$2]" office:value-type="float" office:value="0.912807198793043" calcext:value-type="float">
            <text:p>0.912807198793043</text:p>
          </table:table-cell>
          <table:table-cell table:formula="of:=SIN([.B530])" office:value-type="float" office:value="0.791223532967495" calcext:value-type="float">
            <text:p>0.791223532967495</text:p>
          </table:table-cell>
          <table:table-cell table:style-name="ce3" table:formula="of:=[.C530]*[.$B$3]" office:value-type="float" office:value="12963.4063641394" calcext:value-type="float">
            <text:p>12963</text:p>
          </table:table-cell>
        </table:table-row>
        <table:table-row table:style-name="ro1">
          <table:table-cell table:formula="of:=[.A530]+[.$B$1]" office:value-type="float" office:value="52.4000000000005" calcext:value-type="float">
            <text:p>52.4000000000005</text:p>
          </table:table-cell>
          <table:table-cell table:formula="of:=[.A531]*[.$B$2]" office:value-type="float" office:value="0.914552528045037" calcext:value-type="float">
            <text:p>0.914552528045037</text:p>
          </table:table-cell>
          <table:table-cell table:formula="of:=SIN([.B531])" office:value-type="float" office:value="0.792289643355196" calcext:value-type="float">
            <text:p>0.792289643355196</text:p>
          </table:table-cell>
          <table:table-cell table:style-name="ce3" table:formula="of:=[.C531]*[.$B$3]" office:value-type="float" office:value="12980.8735167315" calcext:value-type="float">
            <text:p>12981</text:p>
          </table:table-cell>
        </table:table-row>
        <table:table-row table:style-name="ro1">
          <table:table-cell table:formula="of:=[.A531]+[.$B$1]" office:value-type="float" office:value="52.5000000000005" calcext:value-type="float">
            <text:p>52.5000000000005</text:p>
          </table:table-cell>
          <table:table-cell table:formula="of:=[.A532]*[.$B$2]" office:value-type="float" office:value="0.916297857297031" calcext:value-type="float">
            <text:p>0.916297857297031</text:p>
          </table:table-cell>
          <table:table-cell table:formula="of:=SIN([.B532])" office:value-type="float" office:value="0.79335334029124" calcext:value-type="float">
            <text:p>0.79335334029124</text:p>
          </table:table-cell>
          <table:table-cell table:style-name="ce3" table:formula="of:=[.C532]*[.$B$3]" office:value-type="float" office:value="12998.3011273317" calcext:value-type="float">
            <text:p>12998</text:p>
          </table:table-cell>
        </table:table-row>
        <table:table-row table:style-name="ro1">
          <table:table-cell table:formula="of:=[.A532]+[.$B$1]" office:value-type="float" office:value="52.6000000000005" calcext:value-type="float">
            <text:p>52.6000000000005</text:p>
          </table:table-cell>
          <table:table-cell table:formula="of:=[.A533]*[.$B$2]" office:value-type="float" office:value="0.918043186549026" calcext:value-type="float">
            <text:p>0.918043186549026</text:p>
          </table:table-cell>
          <table:table-cell table:formula="of:=SIN([.B533])" office:value-type="float" office:value="0.794414620535423" calcext:value-type="float">
            <text:p>0.794414620535423</text:p>
          </table:table-cell>
          <table:table-cell table:style-name="ce3" table:formula="of:=[.C533]*[.$B$3]" office:value-type="float" office:value="13015.6891428524" calcext:value-type="float">
            <text:p>13016</text:p>
          </table:table-cell>
        </table:table-row>
        <table:table-row table:style-name="ro1">
          <table:table-cell table:formula="of:=[.A533]+[.$B$1]" office:value-type="float" office:value="52.7000000000005" calcext:value-type="float">
            <text:p>52.7000000000005</text:p>
          </table:table-cell>
          <table:table-cell table:formula="of:=[.A534]*[.$B$2]" office:value-type="float" office:value="0.91978851580102" calcext:value-type="float">
            <text:p>0.91978851580102</text:p>
          </table:table-cell>
          <table:table-cell table:formula="of:=SIN([.B534])" office:value-type="float" office:value="0.795473480854901" calcext:value-type="float">
            <text:p>0.795473480854901</text:p>
          </table:table-cell>
          <table:table-cell table:style-name="ce3" table:formula="of:=[.C534]*[.$B$3]" office:value-type="float" office:value="13033.0375103267" calcext:value-type="float">
            <text:p>13033</text:p>
          </table:table-cell>
        </table:table-row>
        <table:table-row table:style-name="ro1">
          <table:table-cell table:formula="of:=[.A534]+[.$B$1]" office:value-type="float" office:value="52.8000000000005" calcext:value-type="float">
            <text:p>52.8000000000005</text:p>
          </table:table-cell>
          <table:table-cell table:formula="of:=[.A535]*[.$B$2]" office:value-type="float" office:value="0.921533845053014" calcext:value-type="float">
            <text:p>0.921533845053014</text:p>
          </table:table-cell>
          <table:table-cell table:formula="of:=SIN([.B535])" office:value-type="float" office:value="0.796529918024201" calcext:value-type="float">
            <text:p>0.796529918024201</text:p>
          </table:table-cell>
          <table:table-cell table:style-name="ce3" table:formula="of:=[.C535]*[.$B$3]" office:value-type="float" office:value="13050.3461769085" calcext:value-type="float">
            <text:p>13050</text:p>
          </table:table-cell>
        </table:table-row>
        <table:table-row table:style-name="ro1">
          <table:table-cell table:formula="of:=[.A535]+[.$B$1]" office:value-type="float" office:value="52.9000000000005" calcext:value-type="float">
            <text:p>52.9000000000005</text:p>
          </table:table-cell>
          <table:table-cell table:formula="of:=[.A536]*[.$B$2]" office:value-type="float" office:value="0.923279174305009" calcext:value-type="float">
            <text:p>0.923279174305009</text:p>
          </table:table-cell>
          <table:table-cell table:formula="of:=SIN([.B536])" office:value-type="float" office:value="0.797583928825234" calcext:value-type="float">
            <text:p>0.797583928825234</text:p>
          </table:table-cell>
          <table:table-cell table:style-name="ce3" table:formula="of:=[.C536]*[.$B$3]" office:value-type="float" office:value="13067.6150898726" calcext:value-type="float">
            <text:p>13068</text:p>
          </table:table-cell>
        </table:table-row>
        <table:table-row table:style-name="ro1">
          <table:table-cell table:formula="of:=[.A536]+[.$B$1]" office:value-type="float" office:value="53.0000000000005" calcext:value-type="float">
            <text:p>53.0000000000005</text:p>
          </table:table-cell>
          <table:table-cell table:formula="of:=[.A537]*[.$B$2]" office:value-type="float" office:value="0.925024503557003" calcext:value-type="float">
            <text:p>0.925024503557003</text:p>
          </table:table-cell>
          <table:table-cell table:formula="of:=SIN([.B537])" office:value-type="float" office:value="0.798635510047298" calcext:value-type="float">
            <text:p>0.798635510047298</text:p>
          </table:table-cell>
          <table:table-cell table:style-name="ce3" table:formula="of:=[.C537]*[.$B$3]" office:value-type="float" office:value="13084.8441966149" calcext:value-type="float">
            <text:p>13085</text:p>
          </table:table-cell>
        </table:table-row>
        <table:table-row table:style-name="ro1">
          <table:table-cell table:formula="of:=[.A537]+[.$B$1]" office:value-type="float" office:value="53.1000000000005" calcext:value-type="float">
            <text:p>53.1000000000005</text:p>
          </table:table-cell>
          <table:table-cell table:formula="of:=[.A538]*[.$B$2]" office:value-type="float" office:value="0.926769832808997" calcext:value-type="float">
            <text:p>0.926769832808997</text:p>
          </table:table-cell>
          <table:table-cell table:formula="of:=SIN([.B538])" office:value-type="float" office:value="0.799684658487096" calcext:value-type="float">
            <text:p>0.799684658487096</text:p>
          </table:table-cell>
          <table:table-cell table:style-name="ce3" table:formula="of:=[.C538]*[.$B$3]" office:value-type="float" office:value="13102.0334446526" calcext:value-type="float">
            <text:p>13102</text:p>
          </table:table-cell>
        </table:table-row>
        <table:table-row table:style-name="ro1">
          <table:table-cell table:formula="of:=[.A538]+[.$B$1]" office:value-type="float" office:value="53.2000000000005" calcext:value-type="float">
            <text:p>53.2000000000005</text:p>
          </table:table-cell>
          <table:table-cell table:formula="of:=[.A539]*[.$B$2]" office:value-type="float" office:value="0.928515162060992" calcext:value-type="float">
            <text:p>0.928515162060992</text:p>
          </table:table-cell>
          <table:table-cell table:formula="of:=SIN([.B539])" office:value-type="float" office:value="0.800731370948739" calcext:value-type="float">
            <text:p>0.800731370948739</text:p>
          </table:table-cell>
          <table:table-cell table:style-name="ce3" table:formula="of:=[.C539]*[.$B$3]" office:value-type="float" office:value="13119.1827816241" calcext:value-type="float">
            <text:p>13119</text:p>
          </table:table-cell>
        </table:table-row>
        <table:table-row table:style-name="ro1">
          <table:table-cell table:formula="of:=[.A539]+[.$B$1]" office:value-type="float" office:value="53.3000000000005" calcext:value-type="float">
            <text:p>53.3000000000005</text:p>
          </table:table-cell>
          <table:table-cell table:formula="of:=[.A540]*[.$B$2]" office:value-type="float" office:value="0.930260491312986" calcext:value-type="float">
            <text:p>0.930260491312986</text:p>
          </table:table-cell>
          <table:table-cell table:formula="of:=SIN([.B540])" office:value-type="float" office:value="0.801775644243759" calcext:value-type="float">
            <text:p>0.801775644243759</text:p>
          </table:table-cell>
          <table:table-cell table:style-name="ce3" table:formula="of:=[.C540]*[.$B$3]" office:value-type="float" office:value="13136.2921552898" calcext:value-type="float">
            <text:p>13136</text:p>
          </table:table-cell>
        </table:table-row>
        <table:table-row table:style-name="ro1">
          <table:table-cell table:formula="of:=[.A540]+[.$B$1]" office:value-type="float" office:value="53.4000000000005" calcext:value-type="float">
            <text:p>53.4000000000005</text:p>
          </table:table-cell>
          <table:table-cell table:formula="of:=[.A541]*[.$B$2]" office:value-type="float" office:value="0.93200582056498" calcext:value-type="float">
            <text:p>0.93200582056498</text:p>
          </table:table-cell>
          <table:table-cell table:formula="of:=SIN([.B541])" office:value-type="float" office:value="0.802817475191119" calcext:value-type="float">
            <text:p>0.802817475191119</text:p>
          </table:table-cell>
          <table:table-cell table:style-name="ce3" table:formula="of:=[.C541]*[.$B$3]" office:value-type="float" office:value="13153.3615135313" calcext:value-type="float">
            <text:p>13153</text:p>
          </table:table-cell>
        </table:table-row>
        <table:table-row table:style-name="ro1">
          <table:table-cell table:formula="of:=[.A541]+[.$B$1]" office:value-type="float" office:value="53.5000000000005" calcext:value-type="float">
            <text:p>53.5000000000005</text:p>
          </table:table-cell>
          <table:table-cell table:formula="of:=[.A542]*[.$B$2]" office:value-type="float" office:value="0.933751149816975" calcext:value-type="float">
            <text:p>0.933751149816975</text:p>
          </table:table-cell>
          <table:table-cell table:formula="of:=SIN([.B542])" office:value-type="float" office:value="0.803856860617222" calcext:value-type="float">
            <text:p>0.803856860617222</text:p>
          </table:table-cell>
          <table:table-cell table:style-name="ce3" table:formula="of:=[.C542]*[.$B$3]" office:value-type="float" office:value="13170.3908043526" calcext:value-type="float">
            <text:p>13170</text:p>
          </table:table-cell>
        </table:table-row>
        <table:table-row table:style-name="ro1">
          <table:table-cell table:formula="of:=[.A542]+[.$B$1]" office:value-type="float" office:value="53.6000000000005" calcext:value-type="float">
            <text:p>53.6000000000005</text:p>
          </table:table-cell>
          <table:table-cell table:formula="of:=[.A543]*[.$B$2]" office:value-type="float" office:value="0.935496479068969" calcext:value-type="float">
            <text:p>0.935496479068969</text:p>
          </table:table-cell>
          <table:table-cell table:formula="of:=SIN([.B543])" office:value-type="float" office:value="0.804893797355919" calcext:value-type="float">
            <text:p>0.804893797355919</text:p>
          </table:table-cell>
          <table:table-cell table:style-name="ce3" table:formula="of:=[.C543]*[.$B$3]" office:value-type="float" office:value="13187.3799758794" calcext:value-type="float">
            <text:p>13187</text:p>
          </table:table-cell>
        </table:table-row>
        <table:table-row table:style-name="ro1">
          <table:table-cell table:formula="of:=[.A543]+[.$B$1]" office:value-type="float" office:value="53.7000000000005" calcext:value-type="float">
            <text:p>53.7000000000005</text:p>
          </table:table-cell>
          <table:table-cell table:formula="of:=[.A544]*[.$B$2]" office:value-type="float" office:value="0.937241808320964" calcext:value-type="float">
            <text:p>0.937241808320964</text:p>
          </table:table-cell>
          <table:table-cell table:formula="of:=SIN([.B544])" office:value-type="float" office:value="0.805928282248521" calcext:value-type="float">
            <text:p>0.805928282248521</text:p>
          </table:table-cell>
          <table:table-cell table:style-name="ce3" table:formula="of:=[.C544]*[.$B$3]" office:value-type="float" office:value="13204.3289763598" calcext:value-type="float">
            <text:p>13204</text:p>
          </table:table-cell>
        </table:table-row>
        <table:table-row table:style-name="ro1">
          <table:table-cell table:formula="of:=[.A544]+[.$B$1]" office:value-type="float" office:value="53.8000000000005" calcext:value-type="float">
            <text:p>53.8000000000005</text:p>
          </table:table-cell>
          <table:table-cell table:formula="of:=[.A545]*[.$B$2]" office:value-type="float" office:value="0.938987137572958" calcext:value-type="float">
            <text:p>0.938987137572958</text:p>
          </table:table-cell>
          <table:table-cell table:formula="of:=SIN([.B545])" office:value-type="float" office:value="0.806960312143807" calcext:value-type="float">
            <text:p>0.806960312143807</text:p>
          </table:table-cell>
          <table:table-cell table:style-name="ce3" table:formula="of:=[.C545]*[.$B$3]" office:value-type="float" office:value="13221.2377541641" calcext:value-type="float">
            <text:p>13221</text:p>
          </table:table-cell>
        </table:table-row>
        <table:table-row table:style-name="ro1">
          <table:table-cell table:formula="of:=[.A545]+[.$B$1]" office:value-type="float" office:value="53.9000000000005" calcext:value-type="float">
            <text:p>53.9000000000005</text:p>
          </table:table-cell>
          <table:table-cell table:formula="of:=[.A546]*[.$B$2]" office:value-type="float" office:value="0.940732466824952" calcext:value-type="float">
            <text:p>0.940732466824952</text:p>
          </table:table-cell>
          <table:table-cell table:formula="of:=SIN([.B546])" office:value-type="float" office:value="0.807989883898036" calcext:value-type="float">
            <text:p>0.807989883898036</text:p>
          </table:table-cell>
          <table:table-cell table:style-name="ce3" table:formula="of:=[.C546]*[.$B$3]" office:value-type="float" office:value="13238.1062577854" calcext:value-type="float">
            <text:p>13238</text:p>
          </table:table-cell>
        </table:table-row>
        <table:table-row table:style-name="ro1">
          <table:table-cell table:formula="of:=[.A546]+[.$B$1]" office:value-type="float" office:value="54.0000000000005" calcext:value-type="float">
            <text:p>54.0000000000005</text:p>
          </table:table-cell>
          <table:table-cell table:formula="of:=[.A547]*[.$B$2]" office:value-type="float" office:value="0.942477796076946" calcext:value-type="float">
            <text:p>0.942477796076946</text:p>
          </table:table-cell>
          <table:table-cell table:formula="of:=SIN([.B547])" office:value-type="float" office:value="0.809016994374952" calcext:value-type="float">
            <text:p>0.809016994374952</text:p>
          </table:table-cell>
          <table:table-cell table:style-name="ce3" table:formula="of:=[.C547]*[.$B$3]" office:value-type="float" office:value="13254.9344358392" calcext:value-type="float">
            <text:p>13255</text:p>
          </table:table-cell>
        </table:table-row>
        <table:table-row table:style-name="ro1">
          <table:table-cell table:formula="of:=[.A547]+[.$B$1]" office:value-type="float" office:value="54.1000000000005" calcext:value-type="float">
            <text:p>54.1000000000005</text:p>
          </table:table-cell>
          <table:table-cell table:formula="of:=[.A548]*[.$B$2]" office:value-type="float" office:value="0.944223125328941" calcext:value-type="float">
            <text:p>0.944223125328941</text:p>
          </table:table-cell>
          <table:table-cell table:formula="of:=SIN([.B548])" office:value-type="float" office:value="0.810041640445801" calcext:value-type="float">
            <text:p>0.810041640445801</text:p>
          </table:table-cell>
          <table:table-cell table:style-name="ce3" table:formula="of:=[.C548]*[.$B$3]" office:value-type="float" office:value="13271.722237064" calcext:value-type="float">
            <text:p>13272</text:p>
          </table:table-cell>
        </table:table-row>
        <table:table-row table:style-name="ro1">
          <table:table-cell table:formula="of:=[.A548]+[.$B$1]" office:value-type="float" office:value="54.2000000000005" calcext:value-type="float">
            <text:p>54.2000000000005</text:p>
          </table:table-cell>
          <table:table-cell table:formula="of:=[.A549]*[.$B$2]" office:value-type="float" office:value="0.945968454580935" calcext:value-type="float">
            <text:p>0.945968454580935</text:p>
          </table:table-cell>
          <table:table-cell table:formula="of:=SIN([.B549])" office:value-type="float" office:value="0.811063818989332" calcext:value-type="float">
            <text:p>0.811063818989332</text:p>
          </table:table-cell>
          <table:table-cell table:style-name="ce3" table:formula="of:=[.C549]*[.$B$3]" office:value-type="float" office:value="13288.4696103212" calcext:value-type="float">
            <text:p>13288</text:p>
          </table:table-cell>
        </table:table-row>
        <table:table-row table:style-name="ro1">
          <table:table-cell table:formula="of:=[.A549]+[.$B$1]" office:value-type="float" office:value="54.3000000000005" calcext:value-type="float">
            <text:p>54.3000000000005</text:p>
          </table:table-cell>
          <table:table-cell table:formula="of:=[.A550]*[.$B$2]" office:value-type="float" office:value="0.94771378383293" calcext:value-type="float">
            <text:p>0.94771378383293</text:p>
          </table:table-cell>
          <table:table-cell table:formula="of:=SIN([.B550])" office:value-type="float" office:value="0.812083526891811" calcext:value-type="float">
            <text:p>0.812083526891811</text:p>
          </table:table-cell>
          <table:table-cell table:style-name="ce3" table:formula="of:=[.C550]*[.$B$3]" office:value-type="float" office:value="13305.1765045954" calcext:value-type="float">
            <text:p>13305</text:p>
          </table:table-cell>
        </table:table-row>
        <table:table-row table:style-name="ro1">
          <table:table-cell table:formula="of:=[.A550]+[.$B$1]" office:value-type="float" office:value="54.4000000000005" calcext:value-type="float">
            <text:p>54.4000000000005</text:p>
          </table:table-cell>
          <table:table-cell table:formula="of:=[.A551]*[.$B$2]" office:value-type="float" office:value="0.949459113084924" calcext:value-type="float">
            <text:p>0.949459113084924</text:p>
          </table:table-cell>
          <table:table-cell table:formula="of:=SIN([.B551])" office:value-type="float" office:value="0.813100761047033" calcext:value-type="float">
            <text:p>0.813100761047033</text:p>
          </table:table-cell>
          <table:table-cell table:style-name="ce3" table:formula="of:=[.C551]*[.$B$3]" office:value-type="float" office:value="13321.8428689946" calcext:value-type="float">
            <text:p>13322</text:p>
          </table:table-cell>
        </table:table-row>
        <table:table-row table:style-name="ro1">
          <table:table-cell table:formula="of:=[.A551]+[.$B$1]" office:value-type="float" office:value="54.5000000000005" calcext:value-type="float">
            <text:p>54.5000000000005</text:p>
          </table:table-cell>
          <table:table-cell table:formula="of:=[.A552]*[.$B$2]" office:value-type="float" office:value="0.951204442336918" calcext:value-type="float">
            <text:p>0.951204442336918</text:p>
          </table:table-cell>
          <table:table-cell table:formula="of:=SIN([.B552])" office:value-type="float" office:value="0.814115518356324" calcext:value-type="float">
            <text:p>0.814115518356324</text:p>
          </table:table-cell>
          <table:table-cell table:style-name="ce3" table:formula="of:=[.C552]*[.$B$3]" office:value-type="float" office:value="13338.46865275" calcext:value-type="float">
            <text:p>13338</text:p>
          </table:table-cell>
        </table:table-row>
        <table:table-row table:style-name="ro1">
          <table:table-cell table:formula="of:=[.A552]+[.$B$1]" office:value-type="float" office:value="54.6000000000005" calcext:value-type="float">
            <text:p>54.6000000000005</text:p>
          </table:table-cell>
          <table:table-cell table:formula="of:=[.A553]*[.$B$2]" office:value-type="float" office:value="0.952949771588913" calcext:value-type="float">
            <text:p>0.952949771588913</text:p>
          </table:table-cell>
          <table:table-cell table:formula="of:=SIN([.B553])" office:value-type="float" office:value="0.815127795728559" calcext:value-type="float">
            <text:p>0.815127795728559</text:p>
          </table:table-cell>
          <table:table-cell table:style-name="ce3" table:formula="of:=[.C553]*[.$B$3]" office:value-type="float" office:value="13355.0538052167" calcext:value-type="float">
            <text:p>13355</text:p>
          </table:table-cell>
        </table:table-row>
        <table:table-row table:style-name="ro1">
          <table:table-cell table:formula="of:=[.A553]+[.$B$1]" office:value-type="float" office:value="54.7000000000005" calcext:value-type="float">
            <text:p>54.7000000000005</text:p>
          </table:table-cell>
          <table:table-cell table:formula="of:=[.A554]*[.$B$2]" office:value-type="float" office:value="0.954695100840907" calcext:value-type="float">
            <text:p>0.954695100840907</text:p>
          </table:table-cell>
          <table:table-cell table:formula="of:=SIN([.B554])" office:value-type="float" office:value="0.816137590080165" calcext:value-type="float">
            <text:p>0.816137590080165</text:p>
          </table:table-cell>
          <table:table-cell table:style-name="ce3" table:formula="of:=[.C554]*[.$B$3]" office:value-type="float" office:value="13371.5982758734" calcext:value-type="float">
            <text:p>13372</text:p>
          </table:table-cell>
        </table:table-row>
        <table:table-row table:style-name="ro1">
          <table:table-cell table:formula="of:=[.A554]+[.$B$1]" office:value-type="float" office:value="54.8000000000005" calcext:value-type="float">
            <text:p>54.8000000000005</text:p>
          </table:table-cell>
          <table:table-cell table:formula="of:=[.A555]*[.$B$2]" office:value-type="float" office:value="0.956440430092902" calcext:value-type="float">
            <text:p>0.956440430092902</text:p>
          </table:table-cell>
          <table:table-cell table:formula="of:=SIN([.B555])" office:value-type="float" office:value="0.817144898335134" calcext:value-type="float">
            <text:p>0.817144898335134</text:p>
          </table:table-cell>
          <table:table-cell table:style-name="ce3" table:formula="of:=[.C555]*[.$B$3]" office:value-type="float" office:value="13388.1020143228" calcext:value-type="float">
            <text:p>13388</text:p>
          </table:table-cell>
        </table:table-row>
        <table:table-row table:style-name="ro1">
          <table:table-cell table:formula="of:=[.A555]+[.$B$1]" office:value-type="float" office:value="54.9000000000005" calcext:value-type="float">
            <text:p>54.9000000000005</text:p>
          </table:table-cell>
          <table:table-cell table:formula="of:=[.A556]*[.$B$2]" office:value-type="float" office:value="0.958185759344896" calcext:value-type="float">
            <text:p>0.958185759344896</text:p>
          </table:table-cell>
          <table:table-cell table:formula="of:=SIN([.B556])" office:value-type="float" office:value="0.818149717425028" calcext:value-type="float">
            <text:p>0.818149717425028</text:p>
          </table:table-cell>
          <table:table-cell table:style-name="ce3" table:formula="of:=[.C556]*[.$B$3]" office:value-type="float" office:value="13404.5649702917" calcext:value-type="float">
            <text:p>13405</text:p>
          </table:table-cell>
        </table:table-row>
        <table:table-row table:style-name="ro1">
          <table:table-cell table:formula="of:=[.A556]+[.$B$1]" office:value-type="float" office:value="55.0000000000005" calcext:value-type="float">
            <text:p>55.0000000000005</text:p>
          </table:table-cell>
          <table:table-cell table:formula="of:=[.A557]*[.$B$2]" office:value-type="float" office:value="0.95993108859689" calcext:value-type="float">
            <text:p>0.95993108859689</text:p>
          </table:table-cell>
          <table:table-cell table:formula="of:=SIN([.B557])" office:value-type="float" office:value="0.819152044288997" calcext:value-type="float">
            <text:p>0.819152044288997</text:p>
          </table:table-cell>
          <table:table-cell table:style-name="ce3" table:formula="of:=[.C557]*[.$B$3]" office:value-type="float" office:value="13420.9870936309" calcext:value-type="float">
            <text:p>13421</text:p>
          </table:table-cell>
        </table:table-row>
        <table:table-row table:style-name="ro1">
          <table:table-cell table:formula="of:=[.A557]+[.$B$1]" office:value-type="float" office:value="55.1000000000005" calcext:value-type="float">
            <text:p>55.1000000000005</text:p>
          </table:table-cell>
          <table:table-cell table:formula="of:=[.A558]*[.$B$2]" office:value-type="float" office:value="0.961676417848885" calcext:value-type="float">
            <text:p>0.961676417848885</text:p>
          </table:table-cell>
          <table:table-cell table:formula="of:=SIN([.B558])" office:value-type="float" office:value="0.820151875873777" calcext:value-type="float">
            <text:p>0.820151875873777</text:p>
          </table:table-cell>
          <table:table-cell table:style-name="ce3" table:formula="of:=[.C558]*[.$B$3]" office:value-type="float" office:value="13437.368334316" calcext:value-type="float">
            <text:p>13437</text:p>
          </table:table-cell>
        </table:table-row>
        <table:table-row table:style-name="ro1">
          <table:table-cell table:formula="of:=[.A558]+[.$B$1]" office:value-type="float" office:value="55.2000000000005" calcext:value-type="float">
            <text:p>55.2000000000005</text:p>
          </table:table-cell>
          <table:table-cell table:formula="of:=[.A559]*[.$B$2]" office:value-type="float" office:value="0.963421747100879" calcext:value-type="float">
            <text:p>0.963421747100879</text:p>
          </table:table-cell>
          <table:table-cell table:formula="of:=SIN([.B559])" office:value-type="float" office:value="0.821149209133709" calcext:value-type="float">
            <text:p>0.821149209133709</text:p>
          </table:table-cell>
          <table:table-cell table:style-name="ce3" table:formula="of:=[.C559]*[.$B$3]" office:value-type="float" office:value="13453.7086424467" calcext:value-type="float">
            <text:p>13454</text:p>
          </table:table-cell>
        </table:table-row>
        <table:table-row table:style-name="ro1">
          <table:table-cell table:formula="of:=[.A559]+[.$B$1]" office:value-type="float" office:value="55.3000000000005" calcext:value-type="float">
            <text:p>55.3000000000005</text:p>
          </table:table-cell>
          <table:table-cell table:formula="of:=[.A560]*[.$B$2]" office:value-type="float" office:value="0.965167076352873" calcext:value-type="float">
            <text:p>0.965167076352873</text:p>
          </table:table-cell>
          <table:table-cell table:formula="of:=SIN([.B560])" office:value-type="float" office:value="0.822144041030743" calcext:value-type="float">
            <text:p>0.822144041030743</text:p>
          </table:table-cell>
          <table:table-cell table:style-name="ce3" table:formula="of:=[.C560]*[.$B$3]" office:value-type="float" office:value="13470.0079682477" calcext:value-type="float">
            <text:p>13470</text:p>
          </table:table-cell>
        </table:table-row>
        <table:table-row table:style-name="ro1">
          <table:table-cell table:formula="of:=[.A560]+[.$B$1]" office:value-type="float" office:value="55.4000000000005" calcext:value-type="float">
            <text:p>55.4000000000005</text:p>
          </table:table-cell>
          <table:table-cell table:formula="of:=[.A561]*[.$B$2]" office:value-type="float" office:value="0.966912405604868" calcext:value-type="float">
            <text:p>0.966912405604868</text:p>
          </table:table-cell>
          <table:table-cell table:formula="of:=SIN([.B561])" office:value-type="float" office:value="0.823136368534447" calcext:value-type="float">
            <text:p>0.823136368534447</text:p>
          </table:table-cell>
          <table:table-cell table:style-name="ce3" table:formula="of:=[.C561]*[.$B$3]" office:value-type="float" office:value="13486.2662620684" calcext:value-type="float">
            <text:p>13486</text:p>
          </table:table-cell>
        </table:table-row>
        <table:table-row table:style-name="ro1">
          <table:table-cell table:formula="of:=[.A561]+[.$B$1]" office:value-type="float" office:value="55.5000000000005" calcext:value-type="float">
            <text:p>55.5000000000005</text:p>
          </table:table-cell>
          <table:table-cell table:formula="of:=[.A562]*[.$B$2]" office:value-type="float" office:value="0.968657734856862" calcext:value-type="float">
            <text:p>0.968657734856862</text:p>
          </table:table-cell>
          <table:table-cell table:formula="of:=SIN([.B562])" office:value-type="float" office:value="0.824126188622021" calcext:value-type="float">
            <text:p>0.824126188622021</text:p>
          </table:table-cell>
          <table:table-cell table:style-name="ce3" table:formula="of:=[.C562]*[.$B$3]" office:value-type="float" office:value="13502.4834743832" calcext:value-type="float">
            <text:p>13502</text:p>
          </table:table-cell>
        </table:table-row>
        <table:table-row table:style-name="ro1">
          <table:table-cell table:formula="of:=[.A562]+[.$B$1]" office:value-type="float" office:value="55.6000000000005" calcext:value-type="float">
            <text:p>55.6000000000005</text:p>
          </table:table-cell>
          <table:table-cell table:formula="of:=[.A563]*[.$B$2]" office:value-type="float" office:value="0.970403064108856" calcext:value-type="float">
            <text:p>0.970403064108856</text:p>
          </table:table-cell>
          <table:table-cell table:formula="of:=SIN([.B563])" office:value-type="float" office:value="0.8251134982783" calcext:value-type="float">
            <text:p>0.8251134982783</text:p>
          </table:table-cell>
          <table:table-cell table:style-name="ce3" table:formula="of:=[.C563]*[.$B$3]" office:value-type="float" office:value="13518.6595557917" calcext:value-type="float">
            <text:p>13519</text:p>
          </table:table-cell>
        </table:table-row>
        <table:table-row table:style-name="ro1">
          <table:table-cell table:formula="of:=[.A563]+[.$B$1]" office:value-type="float" office:value="55.7000000000005" calcext:value-type="float">
            <text:p>55.7000000000005</text:p>
          </table:table-cell>
          <table:table-cell table:formula="of:=[.A564]*[.$B$2]" office:value-type="float" office:value="0.972148393360851" calcext:value-type="float">
            <text:p>0.972148393360851</text:p>
          </table:table-cell>
          <table:table-cell table:formula="of:=SIN([.B564])" office:value-type="float" office:value="0.826098294495769" calcext:value-type="float">
            <text:p>0.826098294495769</text:p>
          </table:table-cell>
          <table:table-cell table:style-name="ce3" table:formula="of:=[.C564]*[.$B$3]" office:value-type="float" office:value="13534.7944570187" calcext:value-type="float">
            <text:p>13535</text:p>
          </table:table-cell>
        </table:table-row>
        <table:table-row table:style-name="ro1">
          <table:table-cell table:formula="of:=[.A564]+[.$B$1]" office:value-type="float" office:value="55.8000000000005" calcext:value-type="float">
            <text:p>55.8000000000005</text:p>
          </table:table-cell>
          <table:table-cell table:formula="of:=[.A565]*[.$B$2]" office:value-type="float" office:value="0.973893722612845" calcext:value-type="float">
            <text:p>0.973893722612845</text:p>
          </table:table-cell>
          <table:table-cell table:formula="of:=SIN([.B565])" office:value-type="float" office:value="0.827080574274567" calcext:value-type="float">
            <text:p>0.827080574274567</text:p>
          </table:table-cell>
          <table:table-cell table:style-name="ce3" table:formula="of:=[.C565]*[.$B$3]" office:value-type="float" office:value="13550.8881289145" calcext:value-type="float">
            <text:p>13551</text:p>
          </table:table-cell>
        </table:table-row>
        <table:table-row table:style-name="ro1">
          <table:table-cell table:formula="of:=[.A565]+[.$B$1]" office:value-type="float" office:value="55.9000000000005" calcext:value-type="float">
            <text:p>55.9000000000005</text:p>
          </table:table-cell>
          <table:table-cell table:formula="of:=[.A566]*[.$B$2]" office:value-type="float" office:value="0.975639051864839" calcext:value-type="float">
            <text:p>0.975639051864839</text:p>
          </table:table-cell>
          <table:table-cell table:formula="of:=SIN([.B566])" office:value-type="float" office:value="0.828060334622499" calcext:value-type="float">
            <text:p>0.828060334622499</text:p>
          </table:table-cell>
          <table:table-cell table:style-name="ce3" table:formula="of:=[.C566]*[.$B$3]" office:value-type="float" office:value="13566.940522455" calcext:value-type="float">
            <text:p>13567</text:p>
          </table:table-cell>
        </table:table-row>
        <table:table-row table:style-name="ro1">
          <table:table-cell table:formula="of:=[.A566]+[.$B$1]" office:value-type="float" office:value="56.0000000000005" calcext:value-type="float">
            <text:p>56.0000000000005</text:p>
          </table:table-cell>
          <table:table-cell table:formula="of:=[.A567]*[.$B$2]" office:value-type="float" office:value="0.977384381116834" calcext:value-type="float">
            <text:p>0.977384381116834</text:p>
          </table:table-cell>
          <table:table-cell table:formula="of:=SIN([.B567])" office:value-type="float" office:value="0.829037572555047" calcext:value-type="float">
            <text:p>0.829037572555047</text:p>
          </table:table-cell>
          <table:table-cell table:style-name="ce3" table:formula="of:=[.C567]*[.$B$3]" office:value-type="float" office:value="13582.9515887419" calcext:value-type="float">
            <text:p>13583</text:p>
          </table:table-cell>
        </table:table-row>
        <table:table-row table:style-name="ro1">
          <table:table-cell table:formula="of:=[.A567]+[.$B$1]" office:value-type="float" office:value="56.1000000000005" calcext:value-type="float">
            <text:p>56.1000000000005</text:p>
          </table:table-cell>
          <table:table-cell table:formula="of:=[.A568]*[.$B$2]" office:value-type="float" office:value="0.979129710368828" calcext:value-type="float">
            <text:p>0.979129710368828</text:p>
          </table:table-cell>
          <table:table-cell table:formula="of:=SIN([.B568])" office:value-type="float" office:value="0.830012285095373" calcext:value-type="float">
            <text:p>0.830012285095373</text:p>
          </table:table-cell>
          <table:table-cell table:style-name="ce3" table:formula="of:=[.C568]*[.$B$3]" office:value-type="float" office:value="13598.9212790026" calcext:value-type="float">
            <text:p>13599</text:p>
          </table:table-cell>
        </table:table-row>
        <table:table-row table:style-name="ro1">
          <table:table-cell table:formula="of:=[.A568]+[.$B$1]" office:value-type="float" office:value="56.2000000000005" calcext:value-type="float">
            <text:p>56.2000000000005</text:p>
          </table:table-cell>
          <table:table-cell table:formula="of:=[.A569]*[.$B$2]" office:value-type="float" office:value="0.980875039620822" calcext:value-type="float">
            <text:p>0.980875039620822</text:p>
          </table:table-cell>
          <table:table-cell table:formula="of:=SIN([.B569])" office:value-type="float" office:value="0.830984469274334" calcext:value-type="float">
            <text:p>0.830984469274334</text:p>
          </table:table-cell>
          <table:table-cell table:style-name="ce3" table:formula="of:=[.C569]*[.$B$3]" office:value-type="float" office:value="13614.8495445907" calcext:value-type="float">
            <text:p>13615</text:p>
          </table:table-cell>
        </table:table-row>
        <table:table-row table:style-name="ro1">
          <table:table-cell table:formula="of:=[.A569]+[.$B$1]" office:value-type="float" office:value="56.3000000000005" calcext:value-type="float">
            <text:p>56.3000000000005</text:p>
          </table:table-cell>
          <table:table-cell table:formula="of:=[.A570]*[.$B$2]" office:value-type="float" office:value="0.982620368872817" calcext:value-type="float">
            <text:p>0.982620368872817</text:p>
          </table:table-cell>
          <table:table-cell table:formula="of:=SIN([.B570])" office:value-type="float" office:value="0.831954122130488" calcext:value-type="float">
            <text:p>0.831954122130488</text:p>
          </table:table-cell>
          <table:table-cell table:style-name="ce3" table:formula="of:=[.C570]*[.$B$3]" office:value-type="float" office:value="13630.7363369859" calcext:value-type="float">
            <text:p>13631</text:p>
          </table:table-cell>
        </table:table-row>
        <table:table-row table:style-name="ro1">
          <table:table-cell table:formula="of:=[.A570]+[.$B$1]" office:value-type="float" office:value="56.4000000000005" calcext:value-type="float">
            <text:p>56.4000000000005</text:p>
          </table:table-cell>
          <table:table-cell table:formula="of:=[.A571]*[.$B$2]" office:value-type="float" office:value="0.984365698124811" calcext:value-type="float">
            <text:p>0.984365698124811</text:p>
          </table:table-cell>
          <table:table-cell table:formula="of:=SIN([.B571])" office:value-type="float" office:value="0.832921240710105" calcext:value-type="float">
            <text:p>0.832921240710105</text:p>
          </table:table-cell>
          <table:table-cell table:style-name="ce3" table:formula="of:=[.C571]*[.$B$3]" office:value-type="float" office:value="13646.5816077944" calcext:value-type="float">
            <text:p>13647</text:p>
          </table:table-cell>
        </table:table-row>
        <table:table-row table:style-name="ro1">
          <table:table-cell table:formula="of:=[.A571]+[.$B$1]" office:value-type="float" office:value="56.5000000000005" calcext:value-type="float">
            <text:p>56.5000000000005</text:p>
          </table:table-cell>
          <table:table-cell table:formula="of:=[.A572]*[.$B$2]" office:value-type="float" office:value="0.986111027376805" calcext:value-type="float">
            <text:p>0.986111027376805</text:p>
          </table:table-cell>
          <table:table-cell table:formula="of:=SIN([.B572])" office:value-type="float" office:value="0.833885822067173" calcext:value-type="float">
            <text:p>0.833885822067173</text:p>
          </table:table-cell>
          <table:table-cell table:style-name="ce3" table:formula="of:=[.C572]*[.$B$3]" office:value-type="float" office:value="13662.3853087486" calcext:value-type="float">
            <text:p>13662</text:p>
          </table:table-cell>
        </table:table-row>
        <table:table-row table:style-name="ro1">
          <table:table-cell table:formula="of:=[.A572]+[.$B$1]" office:value-type="float" office:value="56.6000000000005" calcext:value-type="float">
            <text:p>56.6000000000005</text:p>
          </table:table-cell>
          <table:table-cell table:formula="of:=[.A573]*[.$B$2]" office:value-type="float" office:value="0.9878563566288" calcext:value-type="float">
            <text:p>0.9878563566288</text:p>
          </table:table-cell>
          <table:table-cell table:formula="of:=SIN([.B573])" office:value-type="float" office:value="0.834847863263412" calcext:value-type="float">
            <text:p>0.834847863263412</text:p>
          </table:table-cell>
          <table:table-cell table:style-name="ce3" table:formula="of:=[.C573]*[.$B$3]" office:value-type="float" office:value="13678.1473917077" calcext:value-type="float">
            <text:p>13678</text:p>
          </table:table-cell>
        </table:table-row>
        <table:table-row table:style-name="ro1">
          <table:table-cell table:formula="of:=[.A573]+[.$B$1]" office:value-type="float" office:value="56.7000000000005" calcext:value-type="float">
            <text:p>56.7000000000005</text:p>
          </table:table-cell>
          <table:table-cell table:formula="of:=[.A574]*[.$B$2]" office:value-type="float" office:value="0.989601685880794" calcext:value-type="float">
            <text:p>0.989601685880794</text:p>
          </table:table-cell>
          <table:table-cell table:formula="of:=SIN([.B574])" office:value-type="float" office:value="0.835807361368275" calcext:value-type="float">
            <text:p>0.835807361368275</text:p>
          </table:table-cell>
          <table:table-cell table:style-name="ce3" table:formula="of:=[.C574]*[.$B$3]" office:value-type="float" office:value="13693.8678086578" calcext:value-type="float">
            <text:p>13694</text:p>
          </table:table-cell>
        </table:table-row>
        <table:table-row table:style-name="ro1">
          <table:table-cell table:formula="of:=[.A574]+[.$B$1]" office:value-type="float" office:value="56.8000000000005" calcext:value-type="float">
            <text:p>56.8000000000005</text:p>
          </table:table-cell>
          <table:table-cell table:formula="of:=[.A575]*[.$B$2]" office:value-type="float" office:value="0.991347015132789" calcext:value-type="float">
            <text:p>0.991347015132789</text:p>
          </table:table-cell>
          <table:table-cell table:formula="of:=SIN([.B575])" office:value-type="float" office:value="0.836764313458967" calcext:value-type="float">
            <text:p>0.836764313458967</text:p>
          </table:table-cell>
          <table:table-cell table:style-name="ce3" table:formula="of:=[.C575]*[.$B$3]" office:value-type="float" office:value="13709.5465117117" calcext:value-type="float">
            <text:p>13710</text:p>
          </table:table-cell>
        </table:table-row>
        <table:table-row table:style-name="ro1">
          <table:table-cell table:formula="of:=[.A575]+[.$B$1]" office:value-type="float" office:value="56.9000000000005" calcext:value-type="float">
            <text:p>56.9000000000005</text:p>
          </table:table-cell>
          <table:table-cell table:formula="of:=[.A576]*[.$B$2]" office:value-type="float" office:value="0.993092344384783" calcext:value-type="float">
            <text:p>0.993092344384783</text:p>
          </table:table-cell>
          <table:table-cell table:formula="of:=SIN([.B576])" office:value-type="float" office:value="0.837718716620444" calcext:value-type="float">
            <text:p>0.837718716620444</text:p>
          </table:table-cell>
          <table:table-cell table:style-name="ce3" table:formula="of:=[.C576]*[.$B$3]" office:value-type="float" office:value="13725.1834531094" calcext:value-type="float">
            <text:p>13725</text:p>
          </table:table-cell>
        </table:table-row>
        <table:table-row table:style-name="ro1">
          <table:table-cell table:formula="of:=[.A576]+[.$B$1]" office:value-type="float" office:value="57.0000000000005" calcext:value-type="float">
            <text:p>57.0000000000005</text:p>
          </table:table-cell>
          <table:table-cell table:formula="of:=[.A577]*[.$B$2]" office:value-type="float" office:value="0.994837673636777" calcext:value-type="float">
            <text:p>0.994837673636777</text:p>
          </table:table-cell>
          <table:table-cell table:formula="of:=SIN([.B577])" office:value-type="float" office:value="0.838670567945429" calcext:value-type="float">
            <text:p>0.838670567945429</text:p>
          </table:table-cell>
          <table:table-cell table:style-name="ce3" table:formula="of:=[.C577]*[.$B$3]" office:value-type="float" office:value="13740.7785852179" calcext:value-type="float">
            <text:p>13741</text:p>
          </table:table-cell>
        </table:table-row>
        <table:table-row table:style-name="ro1">
          <table:table-cell table:formula="of:=[.A577]+[.$B$1]" office:value-type="float" office:value="57.1000000000005" calcext:value-type="float">
            <text:p>57.1000000000005</text:p>
          </table:table-cell>
          <table:table-cell table:formula="of:=[.A578]*[.$B$2]" office:value-type="float" office:value="0.996583002888772" calcext:value-type="float">
            <text:p>0.996583002888772</text:p>
          </table:table-cell>
          <table:table-cell table:formula="of:=SIN([.B578])" office:value-type="float" office:value="0.839619864534418" calcext:value-type="float">
            <text:p>0.839619864534418</text:p>
          </table:table-cell>
          <table:table-cell table:style-name="ce3" table:formula="of:=[.C578]*[.$B$3]" office:value-type="float" office:value="13756.3318605319" calcext:value-type="float">
            <text:p>13756</text:p>
          </table:table-cell>
        </table:table-row>
        <table:table-row table:style-name="ro1">
          <table:table-cell table:formula="of:=[.A578]+[.$B$1]" office:value-type="float" office:value="57.2000000000005" calcext:value-type="float">
            <text:p>57.2000000000005</text:p>
          </table:table-cell>
          <table:table-cell table:formula="of:=[.A579]*[.$B$2]" office:value-type="float" office:value="0.998328332140766" calcext:value-type="float">
            <text:p>0.998328332140766</text:p>
          </table:table-cell>
          <table:table-cell table:formula="of:=SIN([.B579])" office:value-type="float" office:value="0.840566603495689" calcext:value-type="float">
            <text:p>0.840566603495689</text:p>
          </table:table-cell>
          <table:table-cell table:style-name="ce3" table:formula="of:=[.C579]*[.$B$3]" office:value-type="float" office:value="13771.8432316734" calcext:value-type="float">
            <text:p>13772</text:p>
          </table:table-cell>
        </table:table-row>
        <table:table-row table:style-name="ro1">
          <table:table-cell table:formula="of:=[.A579]+[.$B$1]" office:value-type="float" office:value="57.3000000000005" calcext:value-type="float">
            <text:p>57.3000000000005</text:p>
          </table:table-cell>
          <table:table-cell table:formula="of:=[.A580]*[.$B$2]" office:value-type="float" office:value="1.00007366139276" calcext:value-type="float">
            <text:p>1.00007366139276</text:p>
          </table:table-cell>
          <table:table-cell table:formula="of:=SIN([.B580])" office:value-type="float" office:value="0.841510781945311" calcext:value-type="float">
            <text:p>0.841510781945311</text:p>
          </table:table-cell>
          <table:table-cell table:style-name="ce3" table:formula="of:=[.C580]*[.$B$3]" office:value-type="float" office:value="13787.312651392" calcext:value-type="float">
            <text:p>13787</text:p>
          </table:table-cell>
        </table:table-row>
        <table:table-row table:style-name="ro1">
          <table:table-cell table:formula="of:=[.A580]+[.$B$1]" office:value-type="float" office:value="57.4000000000005" calcext:value-type="float">
            <text:p>57.4000000000005</text:p>
          </table:table-cell>
          <table:table-cell table:formula="of:=[.A581]*[.$B$2]" office:value-type="float" office:value="1.00181899064475" calcext:value-type="float">
            <text:p>1.00181899064475</text:p>
          </table:table-cell>
          <table:table-cell table:formula="of:=SIN([.B581])" office:value-type="float" office:value="0.842452397007153" calcext:value-type="float">
            <text:p>0.842452397007153</text:p>
          </table:table-cell>
          <table:table-cell table:style-name="ce3" table:formula="of:=[.C581]*[.$B$3]" office:value-type="float" office:value="13802.7400725652" calcext:value-type="float">
            <text:p>13803</text:p>
          </table:table-cell>
        </table:table-row>
        <table:table-row table:style-name="ro1">
          <table:table-cell table:formula="of:=[.A581]+[.$B$1]" office:value-type="float" office:value="57.5000000000006" calcext:value-type="float">
            <text:p>57.5000000000006</text:p>
          </table:table-cell>
          <table:table-cell table:formula="of:=[.A582]*[.$B$2]" office:value-type="float" office:value="1.00356431989675" calcext:value-type="float">
            <text:p>1.00356431989675</text:p>
          </table:table-cell>
          <table:table-cell table:formula="of:=SIN([.B582])" office:value-type="float" office:value="0.843391445812891" calcext:value-type="float">
            <text:p>0.843391445812891</text:p>
          </table:table-cell>
          <table:table-cell table:style-name="ce3" table:formula="of:=[.C582]*[.$B$3]" office:value-type="float" office:value="13818.1254481984" calcext:value-type="float">
            <text:p>13818</text:p>
          </table:table-cell>
        </table:table-row>
        <table:table-row table:style-name="ro1">
          <table:table-cell table:formula="of:=[.A582]+[.$B$1]" office:value-type="float" office:value="57.6000000000006" calcext:value-type="float">
            <text:p>57.6000000000006</text:p>
          </table:table-cell>
          <table:table-cell table:formula="of:=[.A583]*[.$B$2]" office:value-type="float" office:value="1.00530964914874" calcext:value-type="float">
            <text:p>1.00530964914874</text:p>
          </table:table-cell>
          <table:table-cell table:formula="of:=SIN([.B583])" office:value-type="float" office:value="0.84432792550202" calcext:value-type="float">
            <text:p>0.84432792550202</text:p>
          </table:table-cell>
          <table:table-cell table:style-name="ce3" table:formula="of:=[.C583]*[.$B$3]" office:value-type="float" office:value="13833.4687314251" calcext:value-type="float">
            <text:p>13833</text:p>
          </table:table-cell>
        </table:table-row>
        <table:table-row table:style-name="ro1">
          <table:table-cell table:formula="of:=[.A583]+[.$B$1]" office:value-type="float" office:value="57.7000000000005" calcext:value-type="float">
            <text:p>57.7000000000005</text:p>
          </table:table-cell>
          <table:table-cell table:formula="of:=[.A584]*[.$B$2]" office:value-type="float" office:value="1.00705497840074" calcext:value-type="float">
            <text:p>1.00705497840074</text:p>
          </table:table-cell>
          <table:table-cell table:formula="of:=SIN([.B584])" office:value-type="float" office:value="0.845261833221861" calcext:value-type="float">
            <text:p>0.845261833221861</text:p>
          </table:table-cell>
          <table:table-cell table:style-name="ce3" table:formula="of:=[.C584]*[.$B$3]" office:value-type="float" office:value="13848.769875507" calcext:value-type="float">
            <text:p>13849</text:p>
          </table:table-cell>
        </table:table-row>
        <table:table-row table:style-name="ro1">
          <table:table-cell table:formula="of:=[.A584]+[.$B$1]" office:value-type="float" office:value="57.8000000000006" calcext:value-type="float">
            <text:p>57.8000000000006</text:p>
          </table:table-cell>
          <table:table-cell table:formula="of:=[.A585]*[.$B$2]" office:value-type="float" office:value="1.00880030765273" calcext:value-type="float">
            <text:p>1.00880030765273</text:p>
          </table:table-cell>
          <table:table-cell table:formula="of:=SIN([.B585])" office:value-type="float" office:value="0.846193166127569" calcext:value-type="float">
            <text:p>0.846193166127569</text:p>
          </table:table-cell>
          <table:table-cell table:style-name="ce3" table:formula="of:=[.C585]*[.$B$3]" office:value-type="float" office:value="13864.0288338341" calcext:value-type="float">
            <text:p>13864</text:p>
          </table:table-cell>
        </table:table-row>
        <table:table-row table:style-name="ro1">
          <table:table-cell table:formula="of:=[.A585]+[.$B$1]" office:value-type="float" office:value="57.9000000000006" calcext:value-type="float">
            <text:p>57.9000000000006</text:p>
          </table:table-cell>
          <table:table-cell table:formula="of:=[.A586]*[.$B$2]" office:value-type="float" office:value="1.01054563690473" calcext:value-type="float">
            <text:p>1.01054563690473</text:p>
          </table:table-cell>
          <table:table-cell table:formula="of:=SIN([.B586])" office:value-type="float" office:value="0.847121921382142" calcext:value-type="float">
            <text:p>0.847121921382142</text:p>
          </table:table-cell>
          <table:table-cell table:style-name="ce3" table:formula="of:=[.C586]*[.$B$3]" office:value-type="float" office:value="13879.245559925" calcext:value-type="float">
            <text:p>13879</text:p>
          </table:table-cell>
        </table:table-row>
        <table:table-row table:style-name="ro1">
          <table:table-cell table:formula="of:=[.A586]+[.$B$1]" office:value-type="float" office:value="58.0000000000006" calcext:value-type="float">
            <text:p>58.0000000000006</text:p>
          </table:table-cell>
          <table:table-cell table:formula="of:=[.A587]*[.$B$2]" office:value-type="float" office:value="1.01229096615672" calcext:value-type="float">
            <text:p>1.01229096615672</text:p>
          </table:table-cell>
          <table:table-cell table:formula="of:=SIN([.B587])" office:value-type="float" office:value="0.848048096156431" calcext:value-type="float">
            <text:p>0.848048096156431</text:p>
          </table:table-cell>
          <table:table-cell table:style-name="ce3" table:formula="of:=[.C587]*[.$B$3]" office:value-type="float" office:value="13894.420007427" calcext:value-type="float">
            <text:p>13894</text:p>
          </table:table-cell>
        </table:table-row>
        <table:table-row table:style-name="ro1">
          <table:table-cell table:formula="of:=[.A587]+[.$B$1]" office:value-type="float" office:value="58.1000000000006" calcext:value-type="float">
            <text:p>58.1000000000006</text:p>
          </table:table-cell>
          <table:table-cell table:formula="of:=[.A588]*[.$B$2]" office:value-type="float" office:value="1.01403629540872" calcext:value-type="float">
            <text:p>1.01403629540872</text:p>
          </table:table-cell>
          <table:table-cell table:formula="of:=SIN([.B588])" office:value-type="float" office:value="0.848971687629147" calcext:value-type="float">
            <text:p>0.848971687629147</text:p>
          </table:table-cell>
          <table:table-cell table:style-name="ce3" table:formula="of:=[.C588]*[.$B$3]" office:value-type="float" office:value="13909.5521301159" calcext:value-type="float">
            <text:p>13910</text:p>
          </table:table-cell>
        </table:table-row>
        <table:table-row table:style-name="ro1">
          <table:table-cell table:formula="of:=[.A588]+[.$B$1]" office:value-type="float" office:value="58.2000000000006" calcext:value-type="float">
            <text:p>58.2000000000006</text:p>
          </table:table-cell>
          <table:table-cell table:formula="of:=[.A589]*[.$B$2]" office:value-type="float" office:value="1.01578162466071" calcext:value-type="float">
            <text:p>1.01578162466071</text:p>
          </table:table-cell>
          <table:table-cell table:formula="of:=SIN([.B589])" office:value-type="float" office:value="0.849892692986869" calcext:value-type="float">
            <text:p>0.849892692986869</text:p>
          </table:table-cell>
          <table:table-cell table:style-name="ce3" table:formula="of:=[.C589]*[.$B$3]" office:value-type="float" office:value="13924.6418818969" calcext:value-type="float">
            <text:p>13925</text:p>
          </table:table-cell>
        </table:table-row>
        <table:table-row table:style-name="ro1">
          <table:table-cell table:formula="of:=[.A589]+[.$B$1]" office:value-type="float" office:value="58.3000000000006" calcext:value-type="float">
            <text:p>58.3000000000006</text:p>
          </table:table-cell>
          <table:table-cell table:formula="of:=[.A590]*[.$B$2]" office:value-type="float" office:value="1.0175269539127" calcext:value-type="float">
            <text:p>1.0175269539127</text:p>
          </table:table-cell>
          <table:table-cell table:formula="of:=SIN([.B590])" office:value-type="float" office:value="0.850811109424056" calcext:value-type="float">
            <text:p>0.850811109424056</text:p>
          </table:table-cell>
          <table:table-cell table:style-name="ce3" table:formula="of:=[.C590]*[.$B$3]" office:value-type="float" office:value="13939.6892168037" calcext:value-type="float">
            <text:p>13940</text:p>
          </table:table-cell>
        </table:table-row>
        <table:table-row table:style-name="ro1">
          <table:table-cell table:formula="of:=[.A590]+[.$B$1]" office:value-type="float" office:value="58.4000000000006" calcext:value-type="float">
            <text:p>58.4000000000006</text:p>
          </table:table-cell>
          <table:table-cell table:formula="of:=[.A591]*[.$B$2]" office:value-type="float" office:value="1.0192722831647" calcext:value-type="float">
            <text:p>1.0192722831647</text:p>
          </table:table-cell>
          <table:table-cell table:formula="of:=SIN([.B591])" office:value-type="float" office:value="0.851726934143053" calcext:value-type="float">
            <text:p>0.851726934143053</text:p>
          </table:table-cell>
          <table:table-cell table:style-name="ce3" table:formula="of:=[.C591]*[.$B$3]" office:value-type="float" office:value="13954.6940889998" calcext:value-type="float">
            <text:p>13955</text:p>
          </table:table-cell>
        </table:table-row>
        <table:table-row table:style-name="ro1">
          <table:table-cell table:formula="of:=[.A591]+[.$B$1]" office:value-type="float" office:value="58.5000000000006" calcext:value-type="float">
            <text:p>58.5000000000006</text:p>
          </table:table-cell>
          <table:table-cell table:formula="of:=[.A592]*[.$B$2]" office:value-type="float" office:value="1.02101761241669" calcext:value-type="float">
            <text:p>1.02101761241669</text:p>
          </table:table-cell>
          <table:table-cell table:formula="of:=SIN([.B592])" office:value-type="float" office:value="0.852640164354097" calcext:value-type="float">
            <text:p>0.852640164354097</text:p>
          </table:table-cell>
          <table:table-cell table:style-name="ce3" table:formula="of:=[.C592]*[.$B$3]" office:value-type="float" office:value="13969.6564527775" calcext:value-type="float">
            <text:p>13970</text:p>
          </table:table-cell>
        </table:table-row>
        <table:table-row table:style-name="ro1">
          <table:table-cell table:formula="of:=[.A592]+[.$B$1]" office:value-type="float" office:value="58.6000000000006" calcext:value-type="float">
            <text:p>58.6000000000006</text:p>
          </table:table-cell>
          <table:table-cell table:formula="of:=[.A593]*[.$B$2]" office:value-type="float" office:value="1.02276294166869" calcext:value-type="float">
            <text:p>1.02276294166869</text:p>
          </table:table-cell>
          <table:table-cell table:formula="of:=SIN([.B593])" office:value-type="float" office:value="0.853550797275333" calcext:value-type="float">
            <text:p>0.853550797275333</text:p>
          </table:table-cell>
          <table:table-cell table:style-name="ce3" table:formula="of:=[.C593]*[.$B$3]" office:value-type="float" office:value="13984.5762625591" calcext:value-type="float">
            <text:p>13985</text:p>
          </table:table-cell>
        </table:table-row>
        <table:table-row table:style-name="ro1">
          <table:table-cell table:formula="of:=[.A593]+[.$B$1]" office:value-type="float" office:value="58.7000000000006" calcext:value-type="float">
            <text:p>58.7000000000006</text:p>
          </table:table-cell>
          <table:table-cell table:formula="of:=[.A594]*[.$B$2]" office:value-type="float" office:value="1.02450827092068" calcext:value-type="float">
            <text:p>1.02450827092068</text:p>
          </table:table-cell>
          <table:table-cell table:formula="of:=SIN([.B594])" office:value-type="float" office:value="0.854458830132812" calcext:value-type="float">
            <text:p>0.854458830132812</text:p>
          </table:table-cell>
          <table:table-cell table:style-name="ce3" table:formula="of:=[.C594]*[.$B$3]" office:value-type="float" office:value="13999.453472896" calcext:value-type="float">
            <text:p>13999</text:p>
          </table:table-cell>
        </table:table-row>
        <table:table-row table:style-name="ro1">
          <table:table-cell table:formula="of:=[.A594]+[.$B$1]" office:value-type="float" office:value="58.8000000000006" calcext:value-type="float">
            <text:p>58.8000000000006</text:p>
          </table:table-cell>
          <table:table-cell table:formula="of:=[.A595]*[.$B$2]" office:value-type="float" office:value="1.02625360017268" calcext:value-type="float">
            <text:p>1.02625360017268</text:p>
          </table:table-cell>
          <table:table-cell table:formula="of:=SIN([.B595])" office:value-type="float" office:value="0.855364260160512" calcext:value-type="float">
            <text:p>0.855364260160512</text:p>
          </table:table-cell>
          <table:table-cell table:style-name="ce3" table:formula="of:=[.C595]*[.$B$3]" office:value-type="float" office:value="14014.2880384698" calcext:value-type="float">
            <text:p>14014</text:p>
          </table:table-cell>
        </table:table-row>
        <table:table-row table:style-name="ro1">
          <table:table-cell table:formula="of:=[.A595]+[.$B$1]" office:value-type="float" office:value="58.9000000000006" calcext:value-type="float">
            <text:p>58.9000000000006</text:p>
          </table:table-cell>
          <table:table-cell table:formula="of:=[.A596]*[.$B$2]" office:value-type="float" office:value="1.02799892942467" calcext:value-type="float">
            <text:p>1.02799892942467</text:p>
          </table:table-cell>
          <table:table-cell table:formula="of:=SIN([.B596])" office:value-type="float" office:value="0.856267084600333" calcext:value-type="float">
            <text:p>0.856267084600333</text:p>
          </table:table-cell>
          <table:table-cell table:style-name="ce3" table:formula="of:=[.C596]*[.$B$3]" office:value-type="float" office:value="14029.0799140919" calcext:value-type="float">
            <text:p>14029</text:p>
          </table:table-cell>
        </table:table-row>
        <table:table-row table:style-name="ro1">
          <table:table-cell table:formula="of:=[.A596]+[.$B$1]" office:value-type="float" office:value="59.0000000000006" calcext:value-type="float">
            <text:p>59.0000000000006</text:p>
          </table:table-cell>
          <table:table-cell table:formula="of:=[.A597]*[.$B$2]" office:value-type="float" office:value="1.02974425867666" calcext:value-type="float">
            <text:p>1.02974425867666</text:p>
          </table:table-cell>
          <table:table-cell table:formula="of:=SIN([.B597])" office:value-type="float" office:value="0.857167300702117" calcext:value-type="float">
            <text:p>0.857167300702117</text:p>
          </table:table-cell>
          <table:table-cell table:style-name="ce3" table:formula="of:=[.C597]*[.$B$3]" office:value-type="float" office:value="14043.8290547035" calcext:value-type="float">
            <text:p>14044</text:p>
          </table:table-cell>
        </table:table-row>
        <table:table-row table:style-name="ro1">
          <table:table-cell table:formula="of:=[.A597]+[.$B$1]" office:value-type="float" office:value="59.1000000000006" calcext:value-type="float">
            <text:p>59.1000000000006</text:p>
          </table:table-cell>
          <table:table-cell table:formula="of:=[.A598]*[.$B$2]" office:value-type="float" office:value="1.03148958792866" calcext:value-type="float">
            <text:p>1.03148958792866</text:p>
          </table:table-cell>
          <table:table-cell table:formula="of:=SIN([.B598])" office:value-type="float" office:value="0.85806490572365" calcext:value-type="float">
            <text:p>0.85806490572365</text:p>
          </table:table-cell>
          <table:table-cell table:style-name="ce3" table:formula="of:=[.C598]*[.$B$3]" office:value-type="float" office:value="14058.5354153763" calcext:value-type="float">
            <text:p>14059</text:p>
          </table:table-cell>
        </table:table-row>
        <table:table-row table:style-name="ro1">
          <table:table-cell table:formula="of:=[.A598]+[.$B$1]" office:value-type="float" office:value="59.2000000000006" calcext:value-type="float">
            <text:p>59.2000000000006</text:p>
          </table:table-cell>
          <table:table-cell table:formula="of:=[.A599]*[.$B$2]" office:value-type="float" office:value="1.03323491718065" calcext:value-type="float">
            <text:p>1.03323491718065</text:p>
          </table:table-cell>
          <table:table-cell table:formula="of:=SIN([.B599])" office:value-type="float" office:value="0.858959896930669" calcext:value-type="float">
            <text:p>0.858959896930669</text:p>
          </table:table-cell>
          <table:table-cell table:style-name="ce3" table:formula="of:=[.C599]*[.$B$3]" office:value-type="float" office:value="14073.1989513121" calcext:value-type="float">
            <text:p>14073</text:p>
          </table:table-cell>
        </table:table-row>
        <table:table-row table:style-name="ro1">
          <table:table-cell table:formula="of:=[.A599]+[.$B$1]" office:value-type="float" office:value="59.3000000000006" calcext:value-type="float">
            <text:p>59.3000000000006</text:p>
          </table:table-cell>
          <table:table-cell table:formula="of:=[.A600]*[.$B$2]" office:value-type="float" office:value="1.03498024643265" calcext:value-type="float">
            <text:p>1.03498024643265</text:p>
          </table:table-cell>
          <table:table-cell table:formula="of:=SIN([.B600])" office:value-type="float" office:value="0.859852271596878" calcext:value-type="float">
            <text:p>0.859852271596878</text:p>
          </table:table-cell>
          <table:table-cell table:style-name="ce3" table:formula="of:=[.C600]*[.$B$3]" office:value-type="float" office:value="14087.8196178433" calcext:value-type="float">
            <text:p>14088</text:p>
          </table:table-cell>
        </table:table-row>
        <table:table-row table:style-name="ro1">
          <table:table-cell table:formula="of:=[.A600]+[.$B$1]" office:value-type="float" office:value="59.4000000000006" calcext:value-type="float">
            <text:p>59.4000000000006</text:p>
          </table:table-cell>
          <table:table-cell table:formula="of:=[.A601]*[.$B$2]" office:value-type="float" office:value="1.03672557568464" calcext:value-type="float">
            <text:p>1.03672557568464</text:p>
          </table:table-cell>
          <table:table-cell table:formula="of:=SIN([.B601])" office:value-type="float" office:value="0.860742027003949" calcext:value-type="float">
            <text:p>0.860742027003949</text:p>
          </table:table-cell>
          <table:table-cell table:style-name="ce3" table:formula="of:=[.C601]*[.$B$3]" office:value-type="float" office:value="14102.3973704327" calcext:value-type="float">
            <text:p>14102</text:p>
          </table:table-cell>
        </table:table-row>
        <table:table-row table:style-name="ro1">
          <table:table-cell table:formula="of:=[.A601]+[.$B$1]" office:value-type="float" office:value="59.5000000000006" calcext:value-type="float">
            <text:p>59.5000000000006</text:p>
          </table:table-cell>
          <table:table-cell table:formula="of:=[.A602]*[.$B$2]" office:value-type="float" office:value="1.03847090493664" calcext:value-type="float">
            <text:p>1.03847090493664</text:p>
          </table:table-cell>
          <table:table-cell table:formula="of:=SIN([.B602])" office:value-type="float" office:value="0.861629160441531" calcext:value-type="float">
            <text:p>0.861629160441531</text:p>
          </table:table-cell>
          <table:table-cell table:style-name="ce3" table:formula="of:=[.C602]*[.$B$3]" office:value-type="float" office:value="14116.932164674" calcext:value-type="float">
            <text:p>14117</text:p>
          </table:table-cell>
        </table:table-row>
        <table:table-row table:style-name="ro1">
          <table:table-cell table:formula="of:=[.A602]+[.$B$1]" office:value-type="float" office:value="59.6000000000006" calcext:value-type="float">
            <text:p>59.6000000000006</text:p>
          </table:table-cell>
          <table:table-cell table:formula="of:=[.A603]*[.$B$2]" office:value-type="float" office:value="1.04021623418863" calcext:value-type="float">
            <text:p>1.04021623418863</text:p>
          </table:table-cell>
          <table:table-cell table:formula="of:=SIN([.B603])" office:value-type="float" office:value="0.862513669207262" calcext:value-type="float">
            <text:p>0.862513669207262</text:p>
          </table:table-cell>
          <table:table-cell table:style-name="ce3" table:formula="of:=[.C603]*[.$B$3]" office:value-type="float" office:value="14131.4239562918" calcext:value-type="float">
            <text:p>14131</text:p>
          </table:table-cell>
        </table:table-row>
        <table:table-row table:style-name="ro1">
          <table:table-cell table:formula="of:=[.A603]+[.$B$1]" office:value-type="float" office:value="59.7000000000006" calcext:value-type="float">
            <text:p>59.7000000000006</text:p>
          </table:table-cell>
          <table:table-cell table:formula="of:=[.A604]*[.$B$2]" office:value-type="float" office:value="1.04196156344062" calcext:value-type="float">
            <text:p>1.04196156344062</text:p>
          </table:table-cell>
          <table:table-cell table:formula="of:=SIN([.B604])" office:value-type="float" office:value="0.863395550606777" calcext:value-type="float">
            <text:p>0.863395550606777</text:p>
          </table:table-cell>
          <table:table-cell table:style-name="ce3" table:formula="of:=[.C604]*[.$B$3]" office:value-type="float" office:value="14145.8727011414" calcext:value-type="float">
            <text:p>14146</text:p>
          </table:table-cell>
        </table:table-row>
        <table:table-row table:style-name="ro1">
          <table:table-cell table:formula="of:=[.A604]+[.$B$1]" office:value-type="float" office:value="59.8000000000006" calcext:value-type="float">
            <text:p>59.8000000000006</text:p>
          </table:table-cell>
          <table:table-cell table:formula="of:=[.A605]*[.$B$2]" office:value-type="float" office:value="1.04370689269262" calcext:value-type="float">
            <text:p>1.04370689269262</text:p>
          </table:table-cell>
          <table:table-cell table:formula="of:=SIN([.B605])" office:value-type="float" office:value="0.86427480195371" calcext:value-type="float">
            <text:p>0.86427480195371</text:p>
          </table:table-cell>
          <table:table-cell table:style-name="ce3" table:formula="of:=[.C605]*[.$B$3]" office:value-type="float" office:value="14160.2783552096" calcext:value-type="float">
            <text:p>14160</text:p>
          </table:table-cell>
        </table:table-row>
        <table:table-row table:style-name="ro1">
          <table:table-cell table:formula="of:=[.A605]+[.$B$1]" office:value-type="float" office:value="59.9000000000006" calcext:value-type="float">
            <text:p>59.9000000000006</text:p>
          </table:table-cell>
          <table:table-cell table:formula="of:=[.A606]*[.$B$2]" office:value-type="float" office:value="1.04545222194461" calcext:value-type="float">
            <text:p>1.04545222194461</text:p>
          </table:table-cell>
          <table:table-cell table:formula="of:=SIN([.B606])" office:value-type="float" office:value="0.86515142056971" calcext:value-type="float">
            <text:p>0.86515142056971</text:p>
          </table:table-cell>
          <table:table-cell table:style-name="ce3" table:formula="of:=[.C606]*[.$B$3]" office:value-type="float" office:value="14174.6408746141" calcext:value-type="float">
            <text:p>14175</text:p>
          </table:table-cell>
        </table:table-row>
        <table:table-row table:style-name="ro1">
          <table:table-cell table:formula="of:=[.A606]+[.$B$1]" office:value-type="float" office:value="60.0000000000006" calcext:value-type="float">
            <text:p>60.0000000000006</text:p>
          </table:table-cell>
          <table:table-cell table:formula="of:=[.A607]*[.$B$2]" office:value-type="float" office:value="1.04719755119661" calcext:value-type="float">
            <text:p>1.04719755119661</text:p>
          </table:table-cell>
          <table:table-cell table:formula="of:=SIN([.B607])" office:value-type="float" office:value="0.866025403784444" calcext:value-type="float">
            <text:p>0.866025403784444</text:p>
          </table:table-cell>
          <table:table-cell table:style-name="ce3" table:formula="of:=[.C607]*[.$B$3]" office:value-type="float" office:value="14188.9602156043" calcext:value-type="float">
            <text:p>14189</text:p>
          </table:table-cell>
        </table:table-row>
        <table:table-row table:style-name="ro1">
          <table:table-cell table:formula="of:=[.A607]+[.$B$1]" office:value-type="float" office:value="60.1000000000006" calcext:value-type="float">
            <text:p>60.1000000000006</text:p>
          </table:table-cell>
          <table:table-cell table:formula="of:=[.A608]*[.$B$2]" office:value-type="float" office:value="1.0489428804486" calcext:value-type="float">
            <text:p>1.0489428804486</text:p>
          </table:table-cell>
          <table:table-cell table:formula="of:=SIN([.B608])" office:value-type="float" office:value="0.866896748935608" calcext:value-type="float">
            <text:p>0.866896748935608</text:p>
          </table:table-cell>
          <table:table-cell table:style-name="ce3" table:formula="of:=[.C608]*[.$B$3]" office:value-type="float" office:value="14203.236334561" calcext:value-type="float">
            <text:p>14203</text:p>
          </table:table-cell>
        </table:table-row>
        <table:table-row table:style-name="ro1">
          <table:table-cell table:formula="of:=[.A608]+[.$B$1]" office:value-type="float" office:value="60.2000000000006" calcext:value-type="float">
            <text:p>60.2000000000006</text:p>
          </table:table-cell>
          <table:table-cell table:formula="of:=[.A609]*[.$B$2]" office:value-type="float" office:value="1.0506882097006" calcext:value-type="float">
            <text:p>1.0506882097006</text:p>
          </table:table-cell>
          <table:table-cell table:formula="of:=SIN([.B609])" office:value-type="float" office:value="0.867765453368933" calcext:value-type="float">
            <text:p>0.867765453368933</text:p>
          </table:table-cell>
          <table:table-cell table:style-name="ce3" table:formula="of:=[.C609]*[.$B$3]" office:value-type="float" office:value="14217.4691879966" calcext:value-type="float">
            <text:p>14217</text:p>
          </table:table-cell>
        </table:table-row>
        <table:table-row table:style-name="ro1">
          <table:table-cell table:formula="of:=[.A609]+[.$B$1]" office:value-type="float" office:value="60.3000000000006" calcext:value-type="float">
            <text:p>60.3000000000006</text:p>
          </table:table-cell>
          <table:table-cell table:formula="of:=[.A610]*[.$B$2]" office:value-type="float" office:value="1.05243353895259" calcext:value-type="float">
            <text:p>1.05243353895259</text:p>
          </table:table-cell>
          <table:table-cell table:formula="of:=SIN([.B610])" office:value-type="float" office:value="0.868631514438196" calcext:value-type="float">
            <text:p>0.868631514438196</text:p>
          </table:table-cell>
          <table:table-cell table:style-name="ce3" table:formula="of:=[.C610]*[.$B$3]" office:value-type="float" office:value="14231.6587325554" calcext:value-type="float">
            <text:p>14232</text:p>
          </table:table-cell>
        </table:table-row>
        <table:table-row table:style-name="ro1">
          <table:table-cell table:formula="of:=[.A610]+[.$B$1]" office:value-type="float" office:value="60.4000000000006" calcext:value-type="float">
            <text:p>60.4000000000006</text:p>
          </table:table-cell>
          <table:table-cell table:formula="of:=[.A611]*[.$B$2]" office:value-type="float" office:value="1.05417886820459" calcext:value-type="float">
            <text:p>1.05417886820459</text:p>
          </table:table-cell>
          <table:table-cell table:formula="of:=SIN([.B611])" office:value-type="float" office:value="0.869494929505224" calcext:value-type="float">
            <text:p>0.869494929505224</text:p>
          </table:table-cell>
          <table:table-cell table:style-name="ce3" table:formula="of:=[.C611]*[.$B$3]" office:value-type="float" office:value="14245.8049250136" calcext:value-type="float">
            <text:p>14246</text:p>
          </table:table-cell>
        </table:table-row>
        <table:table-row table:style-name="ro1">
          <table:table-cell table:formula="of:=[.A611]+[.$B$1]" office:value-type="float" office:value="60.5000000000006" calcext:value-type="float">
            <text:p>60.5000000000006</text:p>
          </table:table-cell>
          <table:table-cell table:formula="of:=[.A612]*[.$B$2]" office:value-type="float" office:value="1.05592419745658" calcext:value-type="float">
            <text:p>1.05592419745658</text:p>
          </table:table-cell>
          <table:table-cell table:formula="of:=SIN([.B612])" office:value-type="float" office:value="0.870355695939905" calcext:value-type="float">
            <text:p>0.870355695939905</text:p>
          </table:table-cell>
          <table:table-cell table:style-name="ce3" table:formula="of:=[.C612]*[.$B$3]" office:value-type="float" office:value="14259.9077222794" calcext:value-type="float">
            <text:p>14260</text:p>
          </table:table-cell>
        </table:table-row>
        <table:table-row table:style-name="ro1">
          <table:table-cell table:formula="of:=[.A612]+[.$B$1]" office:value-type="float" office:value="60.6000000000006" calcext:value-type="float">
            <text:p>60.6000000000006</text:p>
          </table:table-cell>
          <table:table-cell table:formula="of:=[.A613]*[.$B$2]" office:value-type="float" office:value="1.05766952670857" calcext:value-type="float">
            <text:p>1.05766952670857</text:p>
          </table:table-cell>
          <table:table-cell table:formula="of:=SIN([.B613])" office:value-type="float" office:value="0.871213811120195" calcext:value-type="float">
            <text:p>0.871213811120195</text:p>
          </table:table-cell>
          <table:table-cell table:style-name="ce3" table:formula="of:=[.C613]*[.$B$3]" office:value-type="float" office:value="14273.9670813933" calcext:value-type="float">
            <text:p>14274</text:p>
          </table:table-cell>
        </table:table-row>
        <table:table-row table:style-name="ro1">
          <table:table-cell table:formula="of:=[.A613]+[.$B$1]" office:value-type="float" office:value="60.7000000000006" calcext:value-type="float">
            <text:p>60.7000000000006</text:p>
          </table:table-cell>
          <table:table-cell table:formula="of:=[.A614]*[.$B$2]" office:value-type="float" office:value="1.05941485596057" calcext:value-type="float">
            <text:p>1.05941485596057</text:p>
          </table:table-cell>
          <table:table-cell table:formula="of:=SIN([.B614])" office:value-type="float" office:value="0.872069272432126" calcext:value-type="float">
            <text:p>0.872069272432126</text:p>
          </table:table-cell>
          <table:table-cell table:style-name="ce3" table:formula="of:=[.C614]*[.$B$3]" office:value-type="float" office:value="14287.9829595279" calcext:value-type="float">
            <text:p>14288</text:p>
          </table:table-cell>
        </table:table-row>
        <table:table-row table:style-name="ro1">
          <table:table-cell table:formula="of:=[.A614]+[.$B$1]" office:value-type="float" office:value="60.8000000000006" calcext:value-type="float">
            <text:p>60.8000000000006</text:p>
          </table:table-cell>
          <table:table-cell table:formula="of:=[.A615]*[.$B$2]" office:value-type="float" office:value="1.06116018521256" calcext:value-type="float">
            <text:p>1.06116018521256</text:p>
          </table:table-cell>
          <table:table-cell table:formula="of:=SIN([.B615])" office:value-type="float" office:value="0.872922077269815" calcext:value-type="float">
            <text:p>0.872922077269815</text:p>
          </table:table-cell>
          <table:table-cell table:style-name="ce3" table:formula="of:=[.C615]*[.$B$3]" office:value-type="float" office:value="14301.9553139886" calcext:value-type="float">
            <text:p>14302</text:p>
          </table:table-cell>
        </table:table-row>
        <table:table-row table:style-name="ro1">
          <table:table-cell table:formula="of:=[.A615]+[.$B$1]" office:value-type="float" office:value="60.9000000000006" calcext:value-type="float">
            <text:p>60.9000000000006</text:p>
          </table:table-cell>
          <table:table-cell table:formula="of:=[.A616]*[.$B$2]" office:value-type="float" office:value="1.06290551446456" calcext:value-type="float">
            <text:p>1.06290551446456</text:p>
          </table:table-cell>
          <table:table-cell table:formula="of:=SIN([.B616])" office:value-type="float" office:value="0.87377222303547" calcext:value-type="float">
            <text:p>0.87377222303547</text:p>
          </table:table-cell>
          <table:table-cell table:style-name="ce3" table:formula="of:=[.C616]*[.$B$3]" office:value-type="float" office:value="14315.8841022131" calcext:value-type="float">
            <text:p>14316</text:p>
          </table:table-cell>
        </table:table-row>
        <table:table-row table:style-name="ro1">
          <table:table-cell table:formula="of:=[.A616]+[.$B$1]" office:value-type="float" office:value="61.0000000000006" calcext:value-type="float">
            <text:p>61.0000000000006</text:p>
          </table:table-cell>
          <table:table-cell table:formula="of:=[.A617]*[.$B$2]" office:value-type="float" office:value="1.06465084371655" calcext:value-type="float">
            <text:p>1.06465084371655</text:p>
          </table:table-cell>
          <table:table-cell table:formula="of:=SIN([.B617])" office:value-type="float" office:value="0.874619707139401" calcext:value-type="float">
            <text:p>0.874619707139401</text:p>
          </table:table-cell>
          <table:table-cell table:style-name="ce3" table:formula="of:=[.C617]*[.$B$3]" office:value-type="float" office:value="14329.7692817719" calcext:value-type="float">
            <text:p>14330</text:p>
          </table:table-cell>
        </table:table-row>
        <table:table-row table:style-name="ro1">
          <table:table-cell table:formula="of:=[.A617]+[.$B$1]" office:value-type="float" office:value="61.1000000000006" calcext:value-type="float">
            <text:p>61.1000000000006</text:p>
          </table:table-cell>
          <table:table-cell table:formula="of:=[.A618]*[.$B$2]" office:value-type="float" office:value="1.06639617296855" calcext:value-type="float">
            <text:p>1.06639617296855</text:p>
          </table:table-cell>
          <table:table-cell table:formula="of:=SIN([.B618])" office:value-type="float" office:value="0.875464527000023" calcext:value-type="float">
            <text:p>0.875464527000023</text:p>
          </table:table-cell>
          <table:table-cell table:style-name="ce3" table:formula="of:=[.C618]*[.$B$3]" office:value-type="float" office:value="14343.6108103684" calcext:value-type="float">
            <text:p>14344</text:p>
          </table:table-cell>
        </table:table-row>
        <table:table-row table:style-name="ro1">
          <table:table-cell table:formula="of:=[.A618]+[.$B$1]" office:value-type="float" office:value="61.2000000000006" calcext:value-type="float">
            <text:p>61.2000000000006</text:p>
          </table:table-cell>
          <table:table-cell table:formula="of:=[.A619]*[.$B$2]" office:value-type="float" office:value="1.06814150222054" calcext:value-type="float">
            <text:p>1.06814150222054</text:p>
          </table:table-cell>
          <table:table-cell table:formula="of:=SIN([.B619])" office:value-type="float" office:value="0.876306680043868" calcext:value-type="float">
            <text:p>0.876306680043868</text:p>
          </table:table-cell>
          <table:table-cell table:style-name="ce3" table:formula="of:=[.C619]*[.$B$3]" office:value-type="float" office:value="14357.4086458387" calcext:value-type="float">
            <text:p>14357</text:p>
          </table:table-cell>
        </table:table-row>
        <table:table-row table:style-name="ro1">
          <table:table-cell table:formula="of:=[.A619]+[.$B$1]" office:value-type="float" office:value="61.3000000000006" calcext:value-type="float">
            <text:p>61.3000000000006</text:p>
          </table:table-cell>
          <table:table-cell table:formula="of:=[.A620]*[.$B$2]" office:value-type="float" office:value="1.06988683147253" calcext:value-type="float">
            <text:p>1.06988683147253</text:p>
          </table:table-cell>
          <table:table-cell table:formula="of:=SIN([.B620])" office:value-type="float" office:value="0.877146163705594" calcext:value-type="float">
            <text:p>0.877146163705594</text:p>
          </table:table-cell>
          <table:table-cell table:style-name="ce3" table:formula="of:=[.C620]*[.$B$3]" office:value-type="float" office:value="14371.1627461525" calcext:value-type="float">
            <text:p>14371</text:p>
          </table:table-cell>
        </table:table-row>
        <table:table-row table:style-name="ro1">
          <table:table-cell table:formula="of:=[.A620]+[.$B$1]" office:value-type="float" office:value="61.4000000000006" calcext:value-type="float">
            <text:p>61.4000000000006</text:p>
          </table:table-cell>
          <table:table-cell table:formula="of:=[.A621]*[.$B$2]" office:value-type="float" office:value="1.07163216072453" calcext:value-type="float">
            <text:p>1.07163216072453</text:p>
          </table:table-cell>
          <table:table-cell table:formula="of:=SIN([.B621])" office:value-type="float" office:value="0.877982975427986" calcext:value-type="float">
            <text:p>0.877982975427986</text:p>
          </table:table-cell>
          <table:table-cell table:style-name="ce3" table:formula="of:=[.C621]*[.$B$3]" office:value-type="float" office:value="14384.8730694121" calcext:value-type="float">
            <text:p>14385</text:p>
          </table:table-cell>
        </table:table-row>
        <table:table-row table:style-name="ro1">
          <table:table-cell table:formula="of:=[.A621]+[.$B$1]" office:value-type="float" office:value="61.5000000000006" calcext:value-type="float">
            <text:p>61.5000000000006</text:p>
          </table:table-cell>
          <table:table-cell table:formula="of:=[.A622]*[.$B$2]" office:value-type="float" office:value="1.07337748997652" calcext:value-type="float">
            <text:p>1.07337748997652</text:p>
          </table:table-cell>
          <table:table-cell table:formula="of:=SIN([.B622])" office:value-type="float" office:value="0.87881711266197" calcext:value-type="float">
            <text:p>0.87881711266197</text:p>
          </table:table-cell>
          <table:table-cell table:style-name="ce3" table:formula="of:=[.C622]*[.$B$3]" office:value-type="float" office:value="14398.5395738537" calcext:value-type="float">
            <text:p>14399</text:p>
          </table:table-cell>
        </table:table-row>
        <table:table-row table:style-name="ro1">
          <table:table-cell table:formula="of:=[.A622]+[.$B$1]" office:value-type="float" office:value="61.6000000000006" calcext:value-type="float">
            <text:p>61.6000000000006</text:p>
          </table:table-cell>
          <table:table-cell table:formula="of:=[.A623]*[.$B$2]" office:value-type="float" office:value="1.07512281922852" calcext:value-type="float">
            <text:p>1.07512281922852</text:p>
          </table:table-cell>
          <table:table-cell table:formula="of:=SIN([.B623])" office:value-type="float" office:value="0.879648572866622" calcext:value-type="float">
            <text:p>0.879648572866622</text:p>
          </table:table-cell>
          <table:table-cell table:style-name="ce3" table:formula="of:=[.C623]*[.$B$3]" office:value-type="float" office:value="14412.1622178467" calcext:value-type="float">
            <text:p>14412</text:p>
          </table:table-cell>
        </table:table-row>
        <table:table-row table:style-name="ro1">
          <table:table-cell table:formula="of:=[.A623]+[.$B$1]" office:value-type="float" office:value="61.7000000000006" calcext:value-type="float">
            <text:p>61.7000000000006</text:p>
          </table:table-cell>
          <table:table-cell table:formula="of:=[.A624]*[.$B$2]" office:value-type="float" office:value="1.07686814848051" calcext:value-type="float">
            <text:p>1.07686814848051</text:p>
          </table:table-cell>
          <table:table-cell table:formula="of:=SIN([.B624])" office:value-type="float" office:value="0.880477353509167" calcext:value-type="float">
            <text:p>0.880477353509167</text:p>
          </table:table-cell>
          <table:table-cell table:style-name="ce3" table:formula="of:=[.C624]*[.$B$3]" office:value-type="float" office:value="14425.7409598942" calcext:value-type="float">
            <text:p>14426</text:p>
          </table:table-cell>
        </table:table-row>
        <table:table-row table:style-name="ro1">
          <table:table-cell table:formula="of:=[.A624]+[.$B$1]" office:value-type="float" office:value="61.8000000000006" calcext:value-type="float">
            <text:p>61.8000000000006</text:p>
          </table:table-cell>
          <table:table-cell table:formula="of:=[.A625]*[.$B$2]" office:value-type="float" office:value="1.07861347773251" calcext:value-type="float">
            <text:p>1.07861347773251</text:p>
          </table:table-cell>
          <table:table-cell table:formula="of:=SIN([.B625])" office:value-type="float" office:value="0.881303452064997" calcext:value-type="float">
            <text:p>0.881303452064997</text:p>
          </table:table-cell>
          <table:table-cell table:style-name="ce3" table:formula="of:=[.C625]*[.$B$3]" office:value-type="float" office:value="14439.2757586329" calcext:value-type="float">
            <text:p>14439</text:p>
          </table:table-cell>
        </table:table-row>
        <table:table-row table:style-name="ro1">
          <table:table-cell table:formula="of:=[.A625]+[.$B$1]" office:value-type="float" office:value="61.9000000000006" calcext:value-type="float">
            <text:p>61.9000000000006</text:p>
          </table:table-cell>
          <table:table-cell table:formula="of:=[.A626]*[.$B$2]" office:value-type="float" office:value="1.0803588069845" calcext:value-type="float">
            <text:p>1.0803588069845</text:p>
          </table:table-cell>
          <table:table-cell table:formula="of:=SIN([.B626])" office:value-type="float" office:value="0.882126866017673" calcext:value-type="float">
            <text:p>0.882126866017673</text:p>
          </table:table-cell>
          <table:table-cell table:style-name="ce3" table:formula="of:=[.C626]*[.$B$3]" office:value-type="float" office:value="14452.7665728336" calcext:value-type="float">
            <text:p>14453</text:p>
          </table:table-cell>
        </table:table-row>
        <table:table-row table:style-name="ro1">
          <table:table-cell table:formula="of:=[.A626]+[.$B$1]" office:value-type="float" office:value="62.0000000000006" calcext:value-type="float">
            <text:p>62.0000000000006</text:p>
          </table:table-cell>
          <table:table-cell table:formula="of:=[.A627]*[.$B$2]" office:value-type="float" office:value="1.0821041362365" calcext:value-type="float">
            <text:p>1.0821041362365</text:p>
          </table:table-cell>
          <table:table-cell table:formula="of:=SIN([.B627])" office:value-type="float" office:value="0.882947592858932" calcext:value-type="float">
            <text:p>0.882947592858932</text:p>
          </table:table-cell>
          <table:table-cell table:style-name="ce3" table:formula="of:=[.C627]*[.$B$3]" office:value-type="float" office:value="14466.2133614007" calcext:value-type="float">
            <text:p>14466</text:p>
          </table:table-cell>
        </table:table-row>
        <table:table-row table:style-name="ro1">
          <table:table-cell table:formula="of:=[.A627]+[.$B$1]" office:value-type="float" office:value="62.1000000000006" calcext:value-type="float">
            <text:p>62.1000000000006</text:p>
          </table:table-cell>
          <table:table-cell table:formula="of:=[.A628]*[.$B$2]" office:value-type="float" office:value="1.08384946548849" calcext:value-type="float">
            <text:p>1.08384946548849</text:p>
          </table:table-cell>
          <table:table-cell table:formula="of:=SIN([.B628])" office:value-type="float" office:value="0.883765630088698" calcext:value-type="float">
            <text:p>0.883765630088698</text:p>
          </table:table-cell>
          <table:table-cell table:style-name="ce3" table:formula="of:=[.C628]*[.$B$3]" office:value-type="float" office:value="14479.6160833732" calcext:value-type="float">
            <text:p>14480</text:p>
          </table:table-cell>
        </table:table-row>
        <table:table-row table:style-name="ro1">
          <table:table-cell table:formula="of:=[.A628]+[.$B$1]" office:value-type="float" office:value="62.2000000000006" calcext:value-type="float">
            <text:p>62.2000000000006</text:p>
          </table:table-cell>
          <table:table-cell table:formula="of:=[.A629]*[.$B$2]" office:value-type="float" office:value="1.08559479474048" calcext:value-type="float">
            <text:p>1.08559479474048</text:p>
          </table:table-cell>
          <table:table-cell table:formula="of:=SIN([.B629])" office:value-type="float" office:value="0.884580975215089" calcext:value-type="float">
            <text:p>0.884580975215089</text:p>
          </table:table-cell>
          <table:table-cell table:style-name="ce3" table:formula="of:=[.C629]*[.$B$3]" office:value-type="float" office:value="14492.974697924" calcext:value-type="float">
            <text:p>14493</text:p>
          </table:table-cell>
        </table:table-row>
        <table:table-row table:style-name="ro1">
          <table:table-cell table:formula="of:=[.A629]+[.$B$1]" office:value-type="float" office:value="62.3000000000006" calcext:value-type="float">
            <text:p>62.3000000000006</text:p>
          </table:table-cell>
          <table:table-cell table:formula="of:=[.A630]*[.$B$2]" office:value-type="float" office:value="1.08734012399248" calcext:value-type="float">
            <text:p>1.08734012399248</text:p>
          </table:table-cell>
          <table:table-cell table:formula="of:=SIN([.B630])" office:value-type="float" office:value="0.885393625754421" calcext:value-type="float">
            <text:p>0.885393625754421</text:p>
          </table:table-cell>
          <table:table-cell table:style-name="ce3" table:formula="of:=[.C630]*[.$B$3]" office:value-type="float" office:value="14506.2891643604" calcext:value-type="float">
            <text:p>14506</text:p>
          </table:table-cell>
        </table:table-row>
        <table:table-row table:style-name="ro1">
          <table:table-cell table:formula="of:=[.A630]+[.$B$1]" office:value-type="float" office:value="62.4000000000006" calcext:value-type="float">
            <text:p>62.4000000000006</text:p>
          </table:table-cell>
          <table:table-cell table:formula="of:=[.A631]*[.$B$2]" office:value-type="float" office:value="1.08908545324447" calcext:value-type="float">
            <text:p>1.08908545324447</text:p>
          </table:table-cell>
          <table:table-cell table:formula="of:=SIN([.B631])" office:value-type="float" office:value="0.88620357923122" calcext:value-type="float">
            <text:p>0.88620357923122</text:p>
          </table:table-cell>
          <table:table-cell table:style-name="ce3" table:formula="of:=[.C631]*[.$B$3]" office:value-type="float" office:value="14519.5594421243" calcext:value-type="float">
            <text:p>14520</text:p>
          </table:table-cell>
        </table:table-row>
        <table:table-row table:style-name="ro1">
          <table:table-cell table:formula="of:=[.A631]+[.$B$1]" office:value-type="float" office:value="62.5000000000006" calcext:value-type="float">
            <text:p>62.5000000000006</text:p>
          </table:table-cell>
          <table:table-cell table:formula="of:=[.A632]*[.$B$2]" office:value-type="float" office:value="1.09083078249647" calcext:value-type="float">
            <text:p>1.09083078249647</text:p>
          </table:table-cell>
          <table:table-cell table:formula="of:=SIN([.B632])" office:value-type="float" office:value="0.887010833178227" calcext:value-type="float">
            <text:p>0.887010833178227</text:p>
          </table:table-cell>
          <table:table-cell table:style-name="ce3" table:formula="of:=[.C632]*[.$B$3]" office:value-type="float" office:value="14532.7854907921" calcext:value-type="float">
            <text:p>14533</text:p>
          </table:table-cell>
        </table:table-row>
        <table:table-row table:style-name="ro1">
          <table:table-cell table:formula="of:=[.A632]+[.$B$1]" office:value-type="float" office:value="62.6000000000006" calcext:value-type="float">
            <text:p>62.6000000000006</text:p>
          </table:table-cell>
          <table:table-cell table:formula="of:=[.A633]*[.$B$2]" office:value-type="float" office:value="1.09257611174846" calcext:value-type="float">
            <text:p>1.09257611174846</text:p>
          </table:table-cell>
          <table:table-cell table:formula="of:=SIN([.B633])" office:value-type="float" office:value="0.887815385136406" calcext:value-type="float">
            <text:p>0.887815385136406</text:p>
          </table:table-cell>
          <table:table-cell table:style-name="ce3" table:formula="of:=[.C633]*[.$B$3]" office:value-type="float" office:value="14545.9672700749" calcext:value-type="float">
            <text:p>14546</text:p>
          </table:table-cell>
        </table:table-row>
        <table:table-row table:style-name="ro1">
          <table:table-cell table:formula="of:=[.A633]+[.$B$1]" office:value-type="float" office:value="62.7000000000006" calcext:value-type="float">
            <text:p>62.7000000000006</text:p>
          </table:table-cell>
          <table:table-cell table:formula="of:=[.A634]*[.$B$2]" office:value-type="float" office:value="1.09432144100046" calcext:value-type="float">
            <text:p>1.09432144100046</text:p>
          </table:table-cell>
          <table:table-cell table:formula="of:=SIN([.B634])" office:value-type="float" office:value="0.888617232654954" calcext:value-type="float">
            <text:p>0.888617232654954</text:p>
          </table:table-cell>
          <table:table-cell table:style-name="ce3" table:formula="of:=[.C634]*[.$B$3]" office:value-type="float" office:value="14559.1047398188" calcext:value-type="float">
            <text:p>14559</text:p>
          </table:table-cell>
        </table:table-row>
        <table:table-row table:style-name="ro1">
          <table:table-cell table:formula="of:=[.A634]+[.$B$1]" office:value-type="float" office:value="62.8000000000006" calcext:value-type="float">
            <text:p>62.8000000000006</text:p>
          </table:table-cell>
          <table:table-cell table:formula="of:=[.A635]*[.$B$2]" office:value-type="float" office:value="1.09606677025245" calcext:value-type="float">
            <text:p>1.09606677025245</text:p>
          </table:table-cell>
          <table:table-cell table:formula="of:=SIN([.B635])" office:value-type="float" office:value="0.889416373291303" calcext:value-type="float">
            <text:p>0.889416373291303</text:p>
          </table:table-cell>
          <table:table-cell table:style-name="ce3" table:formula="of:=[.C635]*[.$B$3]" office:value-type="float" office:value="14572.1978600047" calcext:value-type="float">
            <text:p>14572</text:p>
          </table:table-cell>
        </table:table-row>
        <table:table-row table:style-name="ro1">
          <table:table-cell table:formula="of:=[.A635]+[.$B$1]" office:value-type="float" office:value="62.9000000000006" calcext:value-type="float">
            <text:p>62.9000000000006</text:p>
          </table:table-cell>
          <table:table-cell table:formula="of:=[.A636]*[.$B$2]" office:value-type="float" office:value="1.09781209950444" calcext:value-type="float">
            <text:p>1.09781209950444</text:p>
          </table:table-cell>
          <table:table-cell table:formula="of:=SIN([.B636])" office:value-type="float" office:value="0.890212804611132" calcext:value-type="float">
            <text:p>0.890212804611132</text:p>
          </table:table-cell>
          <table:table-cell table:style-name="ce3" table:formula="of:=[.C636]*[.$B$3]" office:value-type="float" office:value="14585.2465907488" calcext:value-type="float">
            <text:p>14585</text:p>
          </table:table-cell>
        </table:table-row>
        <table:table-row table:style-name="ro1">
          <table:table-cell table:formula="of:=[.A636]+[.$B$1]" office:value-type="float" office:value="63.0000000000006" calcext:value-type="float">
            <text:p>63.0000000000006</text:p>
          </table:table-cell>
          <table:table-cell table:formula="of:=[.A637]*[.$B$2]" office:value-type="float" office:value="1.09955742875644" calcext:value-type="float">
            <text:p>1.09955742875644</text:p>
          </table:table-cell>
          <table:table-cell table:formula="of:=SIN([.B637])" office:value-type="float" office:value="0.891006524188373" calcext:value-type="float">
            <text:p>0.891006524188373</text:p>
          </table:table-cell>
          <table:table-cell table:style-name="ce3" table:formula="of:=[.C637]*[.$B$3]" office:value-type="float" office:value="14598.2508923023" calcext:value-type="float">
            <text:p>14598</text:p>
          </table:table-cell>
        </table:table-row>
        <table:table-row table:style-name="ro1">
          <table:table-cell table:formula="of:=[.A637]+[.$B$1]" office:value-type="float" office:value="63.1000000000006" calcext:value-type="float">
            <text:p>63.1000000000006</text:p>
          </table:table-cell>
          <table:table-cell table:formula="of:=[.A638]*[.$B$2]" office:value-type="float" office:value="1.10130275800843" calcext:value-type="float">
            <text:p>1.10130275800843</text:p>
          </table:table-cell>
          <table:table-cell table:formula="of:=SIN([.B638])" office:value-type="float" office:value="0.891797529605219" calcext:value-type="float">
            <text:p>0.891797529605219</text:p>
          </table:table-cell>
          <table:table-cell table:style-name="ce3" table:formula="of:=[.C638]*[.$B$3]" office:value-type="float" office:value="14611.2107250519" calcext:value-type="float">
            <text:p>14611</text:p>
          </table:table-cell>
        </table:table-row>
        <table:table-row table:style-name="ro1">
          <table:table-cell table:formula="of:=[.A638]+[.$B$1]" office:value-type="float" office:value="63.2000000000006" calcext:value-type="float">
            <text:p>63.2000000000006</text:p>
          </table:table-cell>
          <table:table-cell table:formula="of:=[.A639]*[.$B$2]" office:value-type="float" office:value="1.10304808726043" calcext:value-type="float">
            <text:p>1.10304808726043</text:p>
          </table:table-cell>
          <table:table-cell table:formula="of:=SIN([.B639])" office:value-type="float" office:value="0.89258581845213" calcext:value-type="float">
            <text:p>0.89258581845213</text:p>
          </table:table-cell>
          <table:table-cell table:style-name="ce3" table:formula="of:=[.C639]*[.$B$3]" office:value-type="float" office:value="14624.1260495197" calcext:value-type="float">
            <text:p>14624</text:p>
          </table:table-cell>
        </table:table-row>
        <table:table-row table:style-name="ro1">
          <table:table-cell table:formula="of:=[.A639]+[.$B$1]" office:value-type="float" office:value="63.3000000000006" calcext:value-type="float">
            <text:p>63.3000000000006</text:p>
          </table:table-cell>
          <table:table-cell table:formula="of:=[.A640]*[.$B$2]" office:value-type="float" office:value="1.10479341651242" calcext:value-type="float">
            <text:p>1.10479341651242</text:p>
          </table:table-cell>
          <table:table-cell table:formula="of:=SIN([.B640])" office:value-type="float" office:value="0.893371388327842" calcext:value-type="float">
            <text:p>0.893371388327842</text:p>
          </table:table-cell>
          <table:table-cell table:style-name="ce3" table:formula="of:=[.C640]*[.$B$3]" office:value-type="float" office:value="14636.9968263634" calcext:value-type="float">
            <text:p>14637</text:p>
          </table:table-cell>
        </table:table-row>
        <table:table-row table:style-name="ro1">
          <table:table-cell table:formula="of:=[.A640]+[.$B$1]" office:value-type="float" office:value="63.4000000000006" calcext:value-type="float">
            <text:p>63.4000000000006</text:p>
          </table:table-cell>
          <table:table-cell table:formula="of:=[.A641]*[.$B$2]" office:value-type="float" office:value="1.10653874576442" calcext:value-type="float">
            <text:p>1.10653874576442</text:p>
          </table:table-cell>
          <table:table-cell table:formula="of:=SIN([.B641])" office:value-type="float" office:value="0.894154236839373" calcext:value-type="float">
            <text:p>0.894154236839373</text:p>
          </table:table-cell>
          <table:table-cell table:style-name="ce3" table:formula="of:=[.C641]*[.$B$3]" office:value-type="float" office:value="14649.8230163763" calcext:value-type="float">
            <text:p>14650</text:p>
          </table:table-cell>
        </table:table-row>
        <table:table-row table:style-name="ro1">
          <table:table-cell table:formula="of:=[.A641]+[.$B$1]" office:value-type="float" office:value="63.5000000000006" calcext:value-type="float">
            <text:p>63.5000000000006</text:p>
          </table:table-cell>
          <table:table-cell table:formula="of:=[.A642]*[.$B$2]" office:value-type="float" office:value="1.10828407501641" calcext:value-type="float">
            <text:p>1.10828407501641</text:p>
          </table:table-cell>
          <table:table-cell table:formula="of:=SIN([.B642])" office:value-type="float" office:value="0.89493436160203" calcext:value-type="float">
            <text:p>0.89493436160203</text:p>
          </table:table-cell>
          <table:table-cell table:style-name="ce3" table:formula="of:=[.C642]*[.$B$3]" office:value-type="float" office:value="14662.6045804877" calcext:value-type="float">
            <text:p>14663</text:p>
          </table:table-cell>
        </table:table-row>
        <table:table-row table:style-name="ro1">
          <table:table-cell table:formula="of:=[.A642]+[.$B$1]" office:value-type="float" office:value="63.6000000000006" calcext:value-type="float">
            <text:p>63.6000000000006</text:p>
          </table:table-cell>
          <table:table-cell table:formula="of:=[.A643]*[.$B$2]" office:value-type="float" office:value="1.1100294042684" calcext:value-type="float">
            <text:p>1.1100294042684</text:p>
          </table:table-cell>
          <table:table-cell table:formula="of:=SIN([.B643])" office:value-type="float" office:value="0.895711760239418" calcext:value-type="float">
            <text:p>0.895711760239418</text:p>
          </table:table-cell>
          <table:table-cell table:style-name="ce3" table:formula="of:=[.C643]*[.$B$3]" office:value-type="float" office:value="14675.3414797626" calcext:value-type="float">
            <text:p>14675</text:p>
          </table:table-cell>
        </table:table-row>
        <table:table-row table:style-name="ro1">
          <table:table-cell table:formula="of:=[.A643]+[.$B$1]" office:value-type="float" office:value="63.7000000000006" calcext:value-type="float">
            <text:p>63.7000000000006</text:p>
          </table:table-cell>
          <table:table-cell table:formula="of:=[.A644]*[.$B$2]" office:value-type="float" office:value="1.1117747335204" calcext:value-type="float">
            <text:p>1.1117747335204</text:p>
          </table:table-cell>
          <table:table-cell table:formula="of:=SIN([.B644])" office:value-type="float" office:value="0.896486430383445" calcext:value-type="float">
            <text:p>0.896486430383445</text:p>
          </table:table-cell>
          <table:table-cell table:style-name="ce3" table:formula="of:=[.C644]*[.$B$3]" office:value-type="float" office:value="14688.0336754024" calcext:value-type="float">
            <text:p>14688</text:p>
          </table:table-cell>
        </table:table-row>
        <table:table-row table:style-name="ro1">
          <table:table-cell table:formula="of:=[.A644]+[.$B$1]" office:value-type="float" office:value="63.8000000000006" calcext:value-type="float">
            <text:p>63.8000000000006</text:p>
          </table:table-cell>
          <table:table-cell table:formula="of:=[.A645]*[.$B$2]" office:value-type="float" office:value="1.11352006277239" calcext:value-type="float">
            <text:p>1.11352006277239</text:p>
          </table:table-cell>
          <table:table-cell table:formula="of:=SIN([.B645])" office:value-type="float" office:value="0.897258369674333" calcext:value-type="float">
            <text:p>0.897258369674333</text:p>
          </table:table-cell>
          <table:table-cell table:style-name="ce3" table:formula="of:=[.C645]*[.$B$3]" office:value-type="float" office:value="14700.6811287443" calcext:value-type="float">
            <text:p>14701</text:p>
          </table:table-cell>
        </table:table-row>
        <table:table-row table:style-name="ro1">
          <table:table-cell table:formula="of:=[.A645]+[.$B$1]" office:value-type="float" office:value="63.9000000000006" calcext:value-type="float">
            <text:p>63.9000000000006</text:p>
          </table:table-cell>
          <table:table-cell table:formula="of:=[.A646]*[.$B$2]" office:value-type="float" office:value="1.11526539202439" calcext:value-type="float">
            <text:p>1.11526539202439</text:p>
          </table:table-cell>
          <table:table-cell table:formula="of:=SIN([.B646])" office:value-type="float" office:value="0.89802757576062" calcext:value-type="float">
            <text:p>0.89802757576062</text:p>
          </table:table-cell>
          <table:table-cell table:style-name="ce3" table:formula="of:=[.C646]*[.$B$3]" office:value-type="float" office:value="14713.283801262" calcext:value-type="float">
            <text:p>14713</text:p>
          </table:table-cell>
        </table:table-row>
        <table:table-row table:style-name="ro1">
          <table:table-cell table:formula="of:=[.A646]+[.$B$1]" office:value-type="float" office:value="64.0000000000006" calcext:value-type="float">
            <text:p>64.0000000000006</text:p>
          </table:table-cell>
          <table:table-cell table:formula="of:=[.A647]*[.$B$2]" office:value-type="float" office:value="1.11701072127638" calcext:value-type="float">
            <text:p>1.11701072127638</text:p>
          </table:table-cell>
          <table:table-cell table:formula="of:=SIN([.B647])" office:value-type="float" office:value="0.898794046299172" calcext:value-type="float">
            <text:p>0.898794046299172</text:p>
          </table:table-cell>
          <table:table-cell table:style-name="ce3" table:formula="of:=[.C647]*[.$B$3]" office:value-type="float" office:value="14725.8416545656" calcext:value-type="float">
            <text:p>14726</text:p>
          </table:table-cell>
        </table:table-row>
        <table:table-row table:style-name="ro1">
          <table:table-cell table:formula="of:=[.A647]+[.$B$1]" office:value-type="float" office:value="64.1000000000006" calcext:value-type="float">
            <text:p>64.1000000000006</text:p>
          </table:table-cell>
          <table:table-cell table:formula="of:=[.A648]*[.$B$2]" office:value-type="float" office:value="1.11875605052838" calcext:value-type="float">
            <text:p>1.11875605052838</text:p>
          </table:table-cell>
          <table:table-cell table:formula="of:=SIN([.B648])" office:value-type="float" office:value="0.899557778955185" calcext:value-type="float">
            <text:p>0.899557778955185</text:p>
          </table:table-cell>
          <table:table-cell table:style-name="ce3" table:formula="of:=[.C648]*[.$B$3]" office:value-type="float" office:value="14738.3546504018" calcext:value-type="float">
            <text:p>14738</text:p>
          </table:table-cell>
        </table:table-row>
        <table:table-row table:style-name="ro1">
          <table:table-cell table:formula="of:=[.A648]+[.$B$1]" office:value-type="float" office:value="64.2000000000006" calcext:value-type="float">
            <text:p>64.2000000000006</text:p>
          </table:table-cell>
          <table:table-cell table:formula="of:=[.A649]*[.$B$2]" office:value-type="float" office:value="1.12050137978037" calcext:value-type="float">
            <text:p>1.12050137978037</text:p>
          </table:table-cell>
          <table:table-cell table:formula="of:=SIN([.B649])" office:value-type="float" office:value="0.900318771402198" calcext:value-type="float">
            <text:p>0.900318771402198</text:p>
          </table:table-cell>
          <table:table-cell table:style-name="ce3" table:formula="of:=[.C649]*[.$B$3]" office:value-type="float" office:value="14750.8227506536" calcext:value-type="float">
            <text:p>14751</text:p>
          </table:table-cell>
        </table:table-row>
        <table:table-row table:style-name="ro1">
          <table:table-cell table:formula="of:=[.A649]+[.$B$1]" office:value-type="float" office:value="64.3000000000006" calcext:value-type="float">
            <text:p>64.3000000000006</text:p>
          </table:table-cell>
          <table:table-cell table:formula="of:=[.A650]*[.$B$2]" office:value-type="float" office:value="1.12224670903236" calcext:value-type="float">
            <text:p>1.12224670903236</text:p>
          </table:table-cell>
          <table:table-cell table:formula="of:=SIN([.B650])" office:value-type="float" office:value="0.901077021322096" calcext:value-type="float">
            <text:p>0.901077021322096</text:p>
          </table:table-cell>
          <table:table-cell table:style-name="ce3" table:formula="of:=[.C650]*[.$B$3]" office:value-type="float" office:value="14763.2459173412" calcext:value-type="float">
            <text:p>14763</text:p>
          </table:table-cell>
        </table:table-row>
        <table:table-row table:style-name="ro1">
          <table:table-cell table:formula="of:=[.A650]+[.$B$1]" office:value-type="float" office:value="64.4000000000006" calcext:value-type="float">
            <text:p>64.4000000000006</text:p>
          </table:table-cell>
          <table:table-cell table:formula="of:=[.A651]*[.$B$2]" office:value-type="float" office:value="1.12399203828436" calcext:value-type="float">
            <text:p>1.12399203828436</text:p>
          </table:table-cell>
          <table:table-cell table:formula="of:=SIN([.B651])" office:value-type="float" office:value="0.901832526405118" calcext:value-type="float">
            <text:p>0.901832526405118</text:p>
          </table:table-cell>
          <table:table-cell table:style-name="ce3" table:formula="of:=[.C651]*[.$B$3]" office:value-type="float" office:value="14775.6241126215" calcext:value-type="float">
            <text:p>14776</text:p>
          </table:table-cell>
        </table:table-row>
        <table:table-row table:style-name="ro1">
          <table:table-cell table:formula="of:=[.A651]+[.$B$1]" office:value-type="float" office:value="64.5000000000006" calcext:value-type="float">
            <text:p>64.5000000000006</text:p>
          </table:table-cell>
          <table:table-cell table:formula="of:=[.A652]*[.$B$2]" office:value-type="float" office:value="1.12573736753635" calcext:value-type="float">
            <text:p>1.12573736753635</text:p>
          </table:table-cell>
          <table:table-cell table:formula="of:=SIN([.B652])" office:value-type="float" office:value="0.902585284349865" calcext:value-type="float">
            <text:p>0.902585284349865</text:p>
          </table:table-cell>
          <table:table-cell table:style-name="ce3" table:formula="of:=[.C652]*[.$B$3]" office:value-type="float" office:value="14787.9572987882" calcext:value-type="float">
            <text:p>14788</text:p>
          </table:table-cell>
        </table:table-row>
        <table:table-row table:style-name="ro1">
          <table:table-cell table:formula="of:=[.A652]+[.$B$1]" office:value-type="float" office:value="64.6000000000006" calcext:value-type="float">
            <text:p>64.6000000000006</text:p>
          </table:table-cell>
          <table:table-cell table:formula="of:=[.A653]*[.$B$2]" office:value-type="float" office:value="1.12748269678835" calcext:value-type="float">
            <text:p>1.12748269678835</text:p>
          </table:table-cell>
          <table:table-cell table:formula="of:=SIN([.B653])" office:value-type="float" office:value="0.903335292863305" calcext:value-type="float">
            <text:p>0.903335292863305</text:p>
          </table:table-cell>
          <table:table-cell table:style-name="ce3" table:formula="of:=[.C653]*[.$B$3]" office:value-type="float" office:value="14800.2454382724" calcext:value-type="float">
            <text:p>14800</text:p>
          </table:table-cell>
        </table:table-row>
        <table:table-row table:style-name="ro1">
          <table:table-cell table:formula="of:=[.A653]+[.$B$1]" office:value-type="float" office:value="64.7000000000006" calcext:value-type="float">
            <text:p>64.7000000000006</text:p>
          </table:table-cell>
          <table:table-cell table:formula="of:=[.A654]*[.$B$2]" office:value-type="float" office:value="1.12922802604034" calcext:value-type="float">
            <text:p>1.12922802604034</text:p>
          </table:table-cell>
          <table:table-cell table:formula="of:=SIN([.B654])" office:value-type="float" office:value="0.904082549660783" calcext:value-type="float">
            <text:p>0.904082549660783</text:p>
          </table:table-cell>
          <table:table-cell table:style-name="ce3" table:formula="of:=[.C654]*[.$B$3]" office:value-type="float" office:value="14812.4884936423" calcext:value-type="float">
            <text:p>14812</text:p>
          </table:table-cell>
        </table:table-row>
        <table:table-row table:style-name="ro1">
          <table:table-cell table:formula="of:=[.A654]+[.$B$1]" office:value-type="float" office:value="64.8000000000006" calcext:value-type="float">
            <text:p>64.8000000000006</text:p>
          </table:table-cell>
          <table:table-cell table:formula="of:=[.A655]*[.$B$2]" office:value-type="float" office:value="1.13097335529234" calcext:value-type="float">
            <text:p>1.13097335529234</text:p>
          </table:table-cell>
          <table:table-cell table:formula="of:=SIN([.B655])" office:value-type="float" office:value="0.904827052466024" calcext:value-type="float">
            <text:p>0.904827052466024</text:p>
          </table:table-cell>
          <table:table-cell table:style-name="ce3" table:formula="of:=[.C655]*[.$B$3]" office:value-type="float" office:value="14824.6864276033" calcext:value-type="float">
            <text:p>14825</text:p>
          </table:table-cell>
        </table:table-row>
        <table:table-row table:style-name="ro1">
          <table:table-cell table:formula="of:=[.A655]+[.$B$1]" office:value-type="float" office:value="64.9000000000006" calcext:value-type="float">
            <text:p>64.9000000000006</text:p>
          </table:table-cell>
          <table:table-cell table:formula="of:=[.A656]*[.$B$2]" office:value-type="float" office:value="1.13271868454433" calcext:value-type="float">
            <text:p>1.13271868454433</text:p>
          </table:table-cell>
          <table:table-cell table:formula="of:=SIN([.B656])" office:value-type="float" office:value="0.905568799011144" calcext:value-type="float">
            <text:p>0.905568799011144</text:p>
          </table:table-cell>
          <table:table-cell table:style-name="ce3" table:formula="of:=[.C656]*[.$B$3]" office:value-type="float" office:value="14836.8392029986" calcext:value-type="float">
            <text:p>14837</text:p>
          </table:table-cell>
        </table:table-row>
        <table:table-row table:style-name="ro1">
          <table:table-cell table:formula="of:=[.A656]+[.$B$1]" office:value-type="float" office:value="65.0000000000006" calcext:value-type="float">
            <text:p>65.0000000000006</text:p>
          </table:table-cell>
          <table:table-cell table:formula="of:=[.A657]*[.$B$2]" office:value-type="float" office:value="1.13446401379632" calcext:value-type="float">
            <text:p>1.13446401379632</text:p>
          </table:table-cell>
          <table:table-cell table:formula="of:=SIN([.B657])" office:value-type="float" office:value="0.906307787036654" calcext:value-type="float">
            <text:p>0.906307787036654</text:p>
          </table:table-cell>
          <table:table-cell table:style-name="ce3" table:formula="of:=[.C657]*[.$B$3]" office:value-type="float" office:value="14848.9467828085" calcext:value-type="float">
            <text:p>14849</text:p>
          </table:table-cell>
        </table:table-row>
        <table:table-row table:style-name="ro1">
          <table:table-cell table:formula="of:=[.A657]+[.$B$1]" office:value-type="float" office:value="65.1000000000006" calcext:value-type="float">
            <text:p>65.1000000000006</text:p>
          </table:table-cell>
          <table:table-cell table:formula="of:=[.A658]*[.$B$2]" office:value-type="float" office:value="1.13620934304832" calcext:value-type="float">
            <text:p>1.13620934304832</text:p>
          </table:table-cell>
          <table:table-cell table:formula="of:=SIN([.B658])" office:value-type="float" office:value="0.907044014291469" calcext:value-type="float">
            <text:p>0.907044014291469</text:p>
          </table:table-cell>
          <table:table-cell table:style-name="ce3" table:formula="of:=[.C658]*[.$B$3]" office:value-type="float" office:value="14861.0091301514" calcext:value-type="float">
            <text:p>14861</text:p>
          </table:table-cell>
        </table:table-row>
        <table:table-row table:style-name="ro1">
          <table:table-cell table:formula="of:=[.A658]+[.$B$1]" office:value-type="float" office:value="65.2000000000006" calcext:value-type="float">
            <text:p>65.2000000000006</text:p>
          </table:table-cell>
          <table:table-cell table:formula="of:=[.A659]*[.$B$2]" office:value-type="float" office:value="1.13795467230031" calcext:value-type="float">
            <text:p>1.13795467230031</text:p>
          </table:table-cell>
          <table:table-cell table:formula="of:=SIN([.B659])" office:value-type="float" office:value="0.907777478532913" calcext:value-type="float">
            <text:p>0.907777478532913</text:p>
          </table:table-cell>
          <table:table-cell table:style-name="ce3" table:formula="of:=[.C659]*[.$B$3]" office:value-type="float" office:value="14873.0262082832" calcext:value-type="float">
            <text:p>14873</text:p>
          </table:table-cell>
        </table:table-row>
        <table:table-row table:style-name="ro1">
          <table:table-cell table:formula="of:=[.A659]+[.$B$1]" office:value-type="float" office:value="65.3000000000006" calcext:value-type="float">
            <text:p>65.3000000000006</text:p>
          </table:table-cell>
          <table:table-cell table:formula="of:=[.A660]*[.$B$2]" office:value-type="float" office:value="1.13970000155231" calcext:value-type="float">
            <text:p>1.13970000155231</text:p>
          </table:table-cell>
          <table:table-cell table:formula="of:=SIN([.B660])" office:value-type="float" office:value="0.908508177526726" calcext:value-type="float">
            <text:p>0.908508177526726</text:p>
          </table:table-cell>
          <table:table-cell table:style-name="ce3" table:formula="of:=[.C660]*[.$B$3]" office:value-type="float" office:value="14884.9979805979" calcext:value-type="float">
            <text:p>14885</text:p>
          </table:table-cell>
        </table:table-row>
        <table:table-row table:style-name="ro1">
          <table:table-cell table:formula="of:=[.A660]+[.$B$1]" office:value-type="float" office:value="65.4000000000006" calcext:value-type="float">
            <text:p>65.4000000000006</text:p>
          </table:table-cell>
          <table:table-cell table:formula="of:=[.A661]*[.$B$2]" office:value-type="float" office:value="1.1414453308043" calcext:value-type="float">
            <text:p>1.1414453308043</text:p>
          </table:table-cell>
          <table:table-cell table:formula="of:=SIN([.B661])" office:value-type="float" office:value="0.909236109047073" calcext:value-type="float">
            <text:p>0.909236109047073</text:p>
          </table:table-cell>
          <table:table-cell table:style-name="ce3" table:formula="of:=[.C661]*[.$B$3]" office:value-type="float" office:value="14896.9244106272" calcext:value-type="float">
            <text:p>14897</text:p>
          </table:table-cell>
        </table:table-row>
        <table:table-row table:style-name="ro1">
          <table:table-cell table:formula="of:=[.A661]+[.$B$1]" office:value-type="float" office:value="65.5000000000006" calcext:value-type="float">
            <text:p>65.5000000000006</text:p>
          </table:table-cell>
          <table:table-cell table:formula="of:=[.A662]*[.$B$2]" office:value-type="float" office:value="1.1431906600563" calcext:value-type="float">
            <text:p>1.1431906600563</text:p>
          </table:table-cell>
          <table:table-cell table:formula="of:=SIN([.B662])" office:value-type="float" office:value="0.909961270876547" calcext:value-type="float">
            <text:p>0.909961270876547</text:p>
          </table:table-cell>
          <table:table-cell table:style-name="ce3" table:formula="of:=[.C662]*[.$B$3]" office:value-type="float" office:value="14908.8054620414" calcext:value-type="float">
            <text:p>14909</text:p>
          </table:table-cell>
        </table:table-row>
        <table:table-row table:style-name="ro1">
          <table:table-cell table:formula="of:=[.A662]+[.$B$1]" office:value-type="float" office:value="65.6000000000006" calcext:value-type="float">
            <text:p>65.6000000000006</text:p>
          </table:table-cell>
          <table:table-cell table:formula="of:=[.A663]*[.$B$2]" office:value-type="float" office:value="1.14493598930829" calcext:value-type="float">
            <text:p>1.14493598930829</text:p>
          </table:table-cell>
          <table:table-cell table:formula="of:=SIN([.B663])" office:value-type="float" office:value="0.910683660806181" calcext:value-type="float">
            <text:p>0.910683660806181</text:p>
          </table:table-cell>
          <table:table-cell table:style-name="ce3" table:formula="of:=[.C663]*[.$B$3]" office:value-type="float" office:value="14920.6410986485" calcext:value-type="float">
            <text:p>14921</text:p>
          </table:table-cell>
        </table:table-row>
        <table:table-row table:style-name="ro1">
          <table:table-cell table:formula="of:=[.A663]+[.$B$1]" office:value-type="float" office:value="65.7000000000005" calcext:value-type="float">
            <text:p>65.7000000000005</text:p>
          </table:table-cell>
          <table:table-cell table:formula="of:=[.A664]*[.$B$2]" office:value-type="float" office:value="1.14668131856028" calcext:value-type="float">
            <text:p>1.14668131856028</text:p>
          </table:table-cell>
          <table:table-cell table:formula="of:=SIN([.B664])" office:value-type="float" office:value="0.911403276635449" calcext:value-type="float">
            <text:p>0.911403276635449</text:p>
          </table:table-cell>
          <table:table-cell table:style-name="ce3" table:formula="of:=[.C664]*[.$B$3]" office:value-type="float" office:value="14932.4312843952" calcext:value-type="float">
            <text:p>14932</text:p>
          </table:table-cell>
        </table:table-row>
        <table:table-row table:style-name="ro1">
          <table:table-cell table:formula="of:=[.A664]+[.$B$1]" office:value-type="float" office:value="65.8000000000005" calcext:value-type="float">
            <text:p>65.8000000000005</text:p>
          </table:table-cell>
          <table:table-cell table:formula="of:=[.A665]*[.$B$2]" office:value-type="float" office:value="1.14842664781228" calcext:value-type="float">
            <text:p>1.14842664781228</text:p>
          </table:table-cell>
          <table:table-cell table:formula="of:=SIN([.B665])" office:value-type="float" office:value="0.912120116172277" calcext:value-type="float">
            <text:p>0.912120116172277</text:p>
          </table:table-cell>
          <table:table-cell table:style-name="ce3" table:formula="of:=[.C665]*[.$B$3]" office:value-type="float" office:value="14944.1759833666" calcext:value-type="float">
            <text:p>14944</text:p>
          </table:table-cell>
        </table:table-row>
        <table:table-row table:style-name="ro1">
          <table:table-cell table:formula="of:=[.A665]+[.$B$1]" office:value-type="float" office:value="65.9000000000005" calcext:value-type="float">
            <text:p>65.9000000000005</text:p>
          </table:table-cell>
          <table:table-cell table:formula="of:=[.A666]*[.$B$2]" office:value-type="float" office:value="1.15017197706427" calcext:value-type="float">
            <text:p>1.15017197706427</text:p>
          </table:table-cell>
          <table:table-cell table:formula="of:=SIN([.B666])" office:value-type="float" office:value="0.912834177233047" calcext:value-type="float">
            <text:p>0.912834177233047</text:p>
          </table:table-cell>
          <table:table-cell table:style-name="ce3" table:formula="of:=[.C666]*[.$B$3]" office:value-type="float" office:value="14955.8751597862" calcext:value-type="float">
            <text:p>14956</text:p>
          </table:table-cell>
        </table:table-row>
        <table:table-row table:style-name="ro1">
          <table:table-cell table:formula="of:=[.A666]+[.$B$1]" office:value-type="float" office:value="66.0000000000005" calcext:value-type="float">
            <text:p>66.0000000000005</text:p>
          </table:table-cell>
          <table:table-cell table:formula="of:=[.A667]*[.$B$2]" office:value-type="float" office:value="1.15191730631627" calcext:value-type="float">
            <text:p>1.15191730631627</text:p>
          </table:table-cell>
          <table:table-cell table:formula="of:=SIN([.B667])" office:value-type="float" office:value="0.913545457642605" calcext:value-type="float">
            <text:p>0.913545457642605</text:p>
          </table:table-cell>
          <table:table-cell table:style-name="ce3" table:formula="of:=[.C667]*[.$B$3]" office:value-type="float" office:value="14967.5287780164" calcext:value-type="float">
            <text:p>14968</text:p>
          </table:table-cell>
        </table:table-row>
        <table:table-row table:style-name="ro1">
          <table:table-cell table:formula="of:=[.A667]+[.$B$1]" office:value-type="float" office:value="66.1000000000005" calcext:value-type="float">
            <text:p>66.1000000000005</text:p>
          </table:table-cell>
          <table:table-cell table:formula="of:=[.A668]*[.$B$2]" office:value-type="float" office:value="1.15366263556826" calcext:value-type="float">
            <text:p>1.15366263556826</text:p>
          </table:table-cell>
          <table:table-cell table:formula="of:=SIN([.B668])" office:value-type="float" office:value="0.914253955234267" calcext:value-type="float">
            <text:p>0.914253955234267</text:p>
          </table:table-cell>
          <table:table-cell table:style-name="ce3" table:formula="of:=[.C668]*[.$B$3]" office:value-type="float" office:value="14979.1368025582" calcext:value-type="float">
            <text:p>14979</text:p>
          </table:table-cell>
        </table:table-row>
        <table:table-row table:style-name="ro1">
          <table:table-cell table:formula="of:=[.A668]+[.$B$1]" office:value-type="float" office:value="66.2000000000005" calcext:value-type="float">
            <text:p>66.2000000000005</text:p>
          </table:table-cell>
          <table:table-cell table:formula="of:=[.A669]*[.$B$2]" office:value-type="float" office:value="1.15540796482026" calcext:value-type="float">
            <text:p>1.15540796482026</text:p>
          </table:table-cell>
          <table:table-cell table:formula="of:=SIN([.B669])" office:value-type="float" office:value="0.914959667849828" calcext:value-type="float">
            <text:p>0.914959667849828</text:p>
          </table:table-cell>
          <table:table-cell table:style-name="ce3" table:formula="of:=[.C669]*[.$B$3]" office:value-type="float" office:value="14990.6991980516" calcext:value-type="float">
            <text:p>14991</text:p>
          </table:table-cell>
        </table:table-row>
        <table:table-row table:style-name="ro1">
          <table:table-cell table:formula="of:=[.A669]+[.$B$1]" office:value-type="float" office:value="66.3000000000005" calcext:value-type="float">
            <text:p>66.3000000000005</text:p>
          </table:table-cell>
          <table:table-cell table:formula="of:=[.A670]*[.$B$2]" office:value-type="float" office:value="1.15715329407225" calcext:value-type="float">
            <text:p>1.15715329407225</text:p>
          </table:table-cell>
          <table:table-cell table:formula="of:=SIN([.B670])" office:value-type="float" office:value="0.915662593339565" calcext:value-type="float">
            <text:p>0.915662593339565</text:p>
          </table:table-cell>
          <table:table-cell table:style-name="ce3" table:formula="of:=[.C670]*[.$B$3]" office:value-type="float" office:value="15002.2159292754" calcext:value-type="float">
            <text:p>15002</text:p>
          </table:table-cell>
        </table:table-row>
        <table:table-row table:style-name="ro1">
          <table:table-cell table:formula="of:=[.A670]+[.$B$1]" office:value-type="float" office:value="66.4000000000005" calcext:value-type="float">
            <text:p>66.4000000000005</text:p>
          </table:table-cell>
          <table:table-cell table:formula="of:=[.A671]*[.$B$2]" office:value-type="float" office:value="1.15889862332424" calcext:value-type="float">
            <text:p>1.15889862332424</text:p>
          </table:table-cell>
          <table:table-cell table:formula="of:=SIN([.B671])" office:value-type="float" office:value="0.916362729562243" calcext:value-type="float">
            <text:p>0.916362729562243</text:p>
          </table:table-cell>
          <table:table-cell table:style-name="ce3" table:formula="of:=[.C671]*[.$B$3]" office:value-type="float" office:value="15013.6869611478" calcext:value-type="float">
            <text:p>15014</text:p>
          </table:table-cell>
        </table:table-row>
        <table:table-row table:style-name="ro1">
          <table:table-cell table:formula="of:=[.A671]+[.$B$1]" office:value-type="float" office:value="66.5000000000005" calcext:value-type="float">
            <text:p>66.5000000000005</text:p>
          </table:table-cell>
          <table:table-cell table:formula="of:=[.A672]*[.$B$2]" office:value-type="float" office:value="1.16064395257624" calcext:value-type="float">
            <text:p>1.16064395257624</text:p>
          </table:table-cell>
          <table:table-cell table:formula="of:=SIN([.B672])" office:value-type="float" office:value="0.917060074385127" calcext:value-type="float">
            <text:p>0.917060074385127</text:p>
          </table:table-cell>
          <table:table-cell table:style-name="ce3" table:formula="of:=[.C672]*[.$B$3]" office:value-type="float" office:value="15025.1122587259" calcext:value-type="float">
            <text:p>15025</text:p>
          </table:table-cell>
        </table:table-row>
        <table:table-row table:style-name="ro1">
          <table:table-cell table:formula="of:=[.A672]+[.$B$1]" office:value-type="float" office:value="66.6000000000005" calcext:value-type="float">
            <text:p>66.6000000000005</text:p>
          </table:table-cell>
          <table:table-cell table:formula="of:=[.A673]*[.$B$2]" office:value-type="float" office:value="1.16238928182823" calcext:value-type="float">
            <text:p>1.16238928182823</text:p>
          </table:table-cell>
          <table:table-cell table:formula="of:=SIN([.B673])" office:value-type="float" office:value="0.917754625683985" calcext:value-type="float">
            <text:p>0.917754625683985</text:p>
          </table:table-cell>
          <table:table-cell table:style-name="ce3" table:formula="of:=[.C673]*[.$B$3]" office:value-type="float" office:value="15036.4917872064" calcext:value-type="float">
            <text:p>15036</text:p>
          </table:table-cell>
        </table:table-row>
        <table:table-row table:style-name="ro1">
          <table:table-cell table:formula="of:=[.A673]+[.$B$1]" office:value-type="float" office:value="66.7000000000005" calcext:value-type="float">
            <text:p>66.7000000000005</text:p>
          </table:table-cell>
          <table:table-cell table:formula="of:=[.A674]*[.$B$2]" office:value-type="float" office:value="1.16413461108023" calcext:value-type="float">
            <text:p>1.16413461108023</text:p>
          </table:table-cell>
          <table:table-cell table:formula="of:=SIN([.B674])" office:value-type="float" office:value="0.91844638134309" calcext:value-type="float">
            <text:p>0.91844638134309</text:p>
          </table:table-cell>
          <table:table-cell table:style-name="ce3" table:formula="of:=[.C674]*[.$B$3]" office:value-type="float" office:value="15047.8255119252" calcext:value-type="float">
            <text:p>15048</text:p>
          </table:table-cell>
        </table:table-row>
        <table:table-row table:style-name="ro1">
          <table:table-cell table:formula="of:=[.A674]+[.$B$1]" office:value-type="float" office:value="66.8000000000005" calcext:value-type="float">
            <text:p>66.8000000000005</text:p>
          </table:table-cell>
          <table:table-cell table:formula="of:=[.A675]*[.$B$2]" office:value-type="float" office:value="1.16587994033222" calcext:value-type="float">
            <text:p>1.16587994033222</text:p>
          </table:table-cell>
          <table:table-cell table:formula="of:=SIN([.B675])" office:value-type="float" office:value="0.919135339255238" calcext:value-type="float">
            <text:p>0.919135339255238</text:p>
          </table:table-cell>
          <table:table-cell table:style-name="ce3" table:formula="of:=[.C675]*[.$B$3]" office:value-type="float" office:value="15059.1133983578" calcext:value-type="float">
            <text:p>15059</text:p>
          </table:table-cell>
        </table:table-row>
        <table:table-row table:style-name="ro1">
          <table:table-cell table:formula="of:=[.A675]+[.$B$1]" office:value-type="float" office:value="66.9000000000005" calcext:value-type="float">
            <text:p>66.9000000000005</text:p>
          </table:table-cell>
          <table:table-cell table:formula="of:=[.A676]*[.$B$2]" office:value-type="float" office:value="1.16762526958421" calcext:value-type="float">
            <text:p>1.16762526958421</text:p>
          </table:table-cell>
          <table:table-cell table:formula="of:=SIN([.B676])" office:value-type="float" office:value="0.919821497321741" calcext:value-type="float">
            <text:p>0.919821497321741</text:p>
          </table:table-cell>
          <table:table-cell table:style-name="ce3" table:formula="of:=[.C676]*[.$B$3]" office:value-type="float" office:value="15070.3554121194" calcext:value-type="float">
            <text:p>15070</text:p>
          </table:table-cell>
        </table:table-row>
        <table:table-row table:style-name="ro1">
          <table:table-cell table:formula="of:=[.A676]+[.$B$1]" office:value-type="float" office:value="67.0000000000005" calcext:value-type="float">
            <text:p>67.0000000000005</text:p>
          </table:table-cell>
          <table:table-cell table:formula="of:=[.A677]*[.$B$2]" office:value-type="float" office:value="1.16937059883621" calcext:value-type="float">
            <text:p>1.16937059883621</text:p>
          </table:table-cell>
          <table:table-cell table:formula="of:=SIN([.B677])" office:value-type="float" office:value="0.920504853452444" calcext:value-type="float">
            <text:p>0.920504853452444</text:p>
          </table:table-cell>
          <table:table-cell table:style-name="ce3" table:formula="of:=[.C677]*[.$B$3]" office:value-type="float" office:value="15081.5515189648" calcext:value-type="float">
            <text:p>15082</text:p>
          </table:table-cell>
        </table:table-row>
        <table:table-row table:style-name="ro1">
          <table:table-cell table:formula="of:=[.A677]+[.$B$1]" office:value-type="float" office:value="67.1000000000005" calcext:value-type="float">
            <text:p>67.1000000000005</text:p>
          </table:table-cell>
          <table:table-cell table:formula="of:=[.A678]*[.$B$2]" office:value-type="float" office:value="1.1711159280882" calcext:value-type="float">
            <text:p>1.1711159280882</text:p>
          </table:table-cell>
          <table:table-cell table:formula="of:=SIN([.B678])" office:value-type="float" office:value="0.921185405565724" calcext:value-type="float">
            <text:p>0.921185405565724</text:p>
          </table:table-cell>
          <table:table-cell table:style-name="ce3" table:formula="of:=[.C678]*[.$B$3]" office:value-type="float" office:value="15092.7016847888" calcext:value-type="float">
            <text:p>15093</text:p>
          </table:table-cell>
        </table:table-row>
        <table:table-row table:style-name="ro1">
          <table:table-cell table:formula="of:=[.A678]+[.$B$1]" office:value-type="float" office:value="67.2000000000005" calcext:value-type="float">
            <text:p>67.2000000000005</text:p>
          </table:table-cell>
          <table:table-cell table:formula="of:=[.A679]*[.$B$2]" office:value-type="float" office:value="1.1728612573402" calcext:value-type="float">
            <text:p>1.1728612573402</text:p>
          </table:table-cell>
          <table:table-cell table:formula="of:=SIN([.B679])" office:value-type="float" office:value="0.921863151588504" calcext:value-type="float">
            <text:p>0.921863151588504</text:p>
          </table:table-cell>
          <table:table-cell table:style-name="ce3" table:formula="of:=[.C679]*[.$B$3]" office:value-type="float" office:value="15103.805875626" calcext:value-type="float">
            <text:p>15104</text:p>
          </table:table-cell>
        </table:table-row>
        <table:table-row table:style-name="ro1">
          <table:table-cell table:formula="of:=[.A679]+[.$B$1]" office:value-type="float" office:value="67.3000000000005" calcext:value-type="float">
            <text:p>67.3000000000005</text:p>
          </table:table-cell>
          <table:table-cell table:formula="of:=[.A680]*[.$B$2]" office:value-type="float" office:value="1.17460658659219" calcext:value-type="float">
            <text:p>1.17460658659219</text:p>
          </table:table-cell>
          <table:table-cell table:formula="of:=SIN([.B680])" office:value-type="float" office:value="0.922538089456249" calcext:value-type="float">
            <text:p>0.922538089456249</text:p>
          </table:table-cell>
          <table:table-cell table:style-name="ce3" table:formula="of:=[.C680]*[.$B$3]" office:value-type="float" office:value="15114.8640576512" calcext:value-type="float">
            <text:p>15115</text:p>
          </table:table-cell>
        </table:table-row>
        <table:table-row table:style-name="ro1">
          <table:table-cell table:formula="of:=[.A680]+[.$B$1]" office:value-type="float" office:value="67.4000000000004" calcext:value-type="float">
            <text:p>67.4000000000004</text:p>
          </table:table-cell>
          <table:table-cell table:formula="of:=[.A681]*[.$B$2]" office:value-type="float" office:value="1.17635191584419" calcext:value-type="float">
            <text:p>1.17635191584419</text:p>
          </table:table-cell>
          <table:table-cell table:formula="of:=SIN([.B681])" office:value-type="float" office:value="0.923210217112984" calcext:value-type="float">
            <text:p>0.923210217112984</text:p>
          </table:table-cell>
          <table:table-cell table:style-name="ce3" table:formula="of:=[.C681]*[.$B$3]" office:value-type="float" office:value="15125.8761971791" calcext:value-type="float">
            <text:p>15126</text:p>
          </table:table-cell>
        </table:table-row>
        <table:table-row table:style-name="ro1">
          <table:table-cell table:formula="of:=[.A681]+[.$B$1]" office:value-type="float" office:value="67.5000000000004" calcext:value-type="float">
            <text:p>67.5000000000004</text:p>
          </table:table-cell>
          <table:table-cell table:formula="of:=[.A682]*[.$B$2]" office:value-type="float" office:value="1.17809724509618" calcext:value-type="float">
            <text:p>1.17809724509618</text:p>
          </table:table-cell>
          <table:table-cell table:formula="of:=SIN([.B682])" office:value-type="float" office:value="0.92387953251129" calcext:value-type="float">
            <text:p>0.92387953251129</text:p>
          </table:table-cell>
          <table:table-cell table:style-name="ce3" table:formula="of:=[.C682]*[.$B$3]" office:value-type="float" office:value="15136.842260665" calcext:value-type="float">
            <text:p>15137</text:p>
          </table:table-cell>
        </table:table-row>
        <table:table-row table:style-name="ro1">
          <table:table-cell table:formula="of:=[.A682]+[.$B$1]" office:value-type="float" office:value="67.6000000000004" calcext:value-type="float">
            <text:p>67.6000000000004</text:p>
          </table:table-cell>
          <table:table-cell table:formula="of:=[.A683]*[.$B$2]" office:value-type="float" office:value="1.17984257434817" calcext:value-type="float">
            <text:p>1.17984257434817</text:p>
          </table:table-cell>
          <table:table-cell table:formula="of:=SIN([.B683])" office:value-type="float" office:value="0.924546033612316" calcext:value-type="float">
            <text:p>0.924546033612316</text:p>
          </table:table-cell>
          <table:table-cell table:style-name="ce3" table:formula="of:=[.C683]*[.$B$3]" office:value-type="float" office:value="15147.7622147042" calcext:value-type="float">
            <text:p>15148</text:p>
          </table:table-cell>
        </table:table-row>
        <table:table-row table:style-name="ro1">
          <table:table-cell table:formula="of:=[.A683]+[.$B$1]" office:value-type="float" office:value="67.7000000000004" calcext:value-type="float">
            <text:p>67.7000000000004</text:p>
          </table:table-cell>
          <table:table-cell table:formula="of:=[.A684]*[.$B$2]" office:value-type="float" office:value="1.18158790360017" calcext:value-type="float">
            <text:p>1.18158790360017</text:p>
          </table:table-cell>
          <table:table-cell table:formula="of:=SIN([.B684])" office:value-type="float" office:value="0.925209718385785" calcext:value-type="float">
            <text:p>0.925209718385785</text:p>
          </table:table-cell>
          <table:table-cell table:style-name="ce3" table:formula="of:=[.C684]*[.$B$3]" office:value-type="float" office:value="15158.6360260327" calcext:value-type="float">
            <text:p>15159</text:p>
          </table:table-cell>
        </table:table-row>
        <table:table-row table:style-name="ro1">
          <table:table-cell table:formula="of:=[.A684]+[.$B$1]" office:value-type="float" office:value="67.8000000000004" calcext:value-type="float">
            <text:p>67.8000000000004</text:p>
          </table:table-cell>
          <table:table-cell table:formula="of:=[.A685]*[.$B$2]" office:value-type="float" office:value="1.18333323285216" calcext:value-type="float">
            <text:p>1.18333323285216</text:p>
          </table:table-cell>
          <table:table-cell table:formula="of:=SIN([.B685])" office:value-type="float" office:value="0.925870584809998" calcext:value-type="float">
            <text:p>0.925870584809998</text:p>
          </table:table-cell>
          <table:table-cell table:style-name="ce3" table:formula="of:=[.C685]*[.$B$3]" office:value-type="float" office:value="15169.463661527" calcext:value-type="float">
            <text:p>15169</text:p>
          </table:table-cell>
        </table:table-row>
        <table:table-row table:style-name="ro1">
          <table:table-cell table:formula="of:=[.A685]+[.$B$1]" office:value-type="float" office:value="67.9000000000004" calcext:value-type="float">
            <text:p>67.9000000000004</text:p>
          </table:table-cell>
          <table:table-cell table:formula="of:=[.A686]*[.$B$2]" office:value-type="float" office:value="1.18507856210416" calcext:value-type="float">
            <text:p>1.18507856210416</text:p>
          </table:table-cell>
          <table:table-cell table:formula="of:=SIN([.B686])" office:value-type="float" office:value="0.92652863087184" calcext:value-type="float">
            <text:p>0.92652863087184</text:p>
          </table:table-cell>
          <table:table-cell table:style-name="ce3" table:formula="of:=[.C686]*[.$B$3]" office:value-type="float" office:value="15180.2450882042" calcext:value-type="float">
            <text:p>15180</text:p>
          </table:table-cell>
        </table:table-row>
        <table:table-row table:style-name="ro1">
          <table:table-cell table:formula="of:=[.A686]+[.$B$1]" office:value-type="float" office:value="68.0000000000004" calcext:value-type="float">
            <text:p>68.0000000000004</text:p>
          </table:table-cell>
          <table:table-cell table:formula="of:=[.A687]*[.$B$2]" office:value-type="float" office:value="1.18682389135615" calcext:value-type="float">
            <text:p>1.18682389135615</text:p>
          </table:table-cell>
          <table:table-cell table:formula="of:=SIN([.B687])" office:value-type="float" office:value="0.92718385456679" calcext:value-type="float">
            <text:p>0.92718385456679</text:p>
          </table:table-cell>
          <table:table-cell table:style-name="ce3" table:formula="of:=[.C687]*[.$B$3]" office:value-type="float" office:value="15190.9802732223" calcext:value-type="float">
            <text:p>15191</text:p>
          </table:table-cell>
        </table:table-row>
        <table:table-row table:style-name="ro1">
          <table:table-cell table:formula="of:=[.A687]+[.$B$1]" office:value-type="float" office:value="68.1000000000004" calcext:value-type="float">
            <text:p>68.1000000000004</text:p>
          </table:table-cell>
          <table:table-cell table:formula="of:=[.A688]*[.$B$2]" office:value-type="float" office:value="1.18856922060815" calcext:value-type="float">
            <text:p>1.18856922060815</text:p>
          </table:table-cell>
          <table:table-cell table:formula="of:=SIN([.B688])" office:value-type="float" office:value="0.927836253898923" calcext:value-type="float">
            <text:p>0.927836253898923</text:p>
          </table:table-cell>
          <table:table-cell table:style-name="ce3" table:formula="of:=[.C688]*[.$B$3]" office:value-type="float" office:value="15201.6691838799" calcext:value-type="float">
            <text:p>15202</text:p>
          </table:table-cell>
        </table:table-row>
        <table:table-row table:style-name="ro1">
          <table:table-cell table:formula="of:=[.A688]+[.$B$1]" office:value-type="float" office:value="68.2000000000004" calcext:value-type="float">
            <text:p>68.2000000000004</text:p>
          </table:table-cell>
          <table:table-cell table:formula="of:=[.A689]*[.$B$2]" office:value-type="float" office:value="1.19031454986014" calcext:value-type="float">
            <text:p>1.19031454986014</text:p>
          </table:table-cell>
          <table:table-cell table:formula="of:=SIN([.B689])" office:value-type="float" office:value="0.928485826880916" calcext:value-type="float">
            <text:p>0.928485826880916</text:p>
          </table:table-cell>
          <table:table-cell table:style-name="ce3" table:formula="of:=[.C689]*[.$B$3]" office:value-type="float" office:value="15212.3117876169" calcext:value-type="float">
            <text:p>15212</text:p>
          </table:table-cell>
        </table:table-row>
        <table:table-row table:style-name="ro1">
          <table:table-cell table:formula="of:=[.A689]+[.$B$1]" office:value-type="float" office:value="68.3000000000004" calcext:value-type="float">
            <text:p>68.3000000000004</text:p>
          </table:table-cell>
          <table:table-cell table:formula="of:=[.A690]*[.$B$2]" office:value-type="float" office:value="1.19205987911213" calcext:value-type="float">
            <text:p>1.19205987911213</text:p>
          </table:table-cell>
          <table:table-cell table:formula="of:=SIN([.B690])" office:value-type="float" office:value="0.929132571534059" calcext:value-type="float">
            <text:p>0.929132571534059</text:p>
          </table:table-cell>
          <table:table-cell table:style-name="ce3" table:formula="of:=[.C690]*[.$B$3]" office:value-type="float" office:value="15222.908052014" calcext:value-type="float">
            <text:p>15223</text:p>
          </table:table-cell>
        </table:table-row>
        <table:table-row table:style-name="ro1">
          <table:table-cell table:formula="of:=[.A690]+[.$B$1]" office:value-type="float" office:value="68.4000000000004" calcext:value-type="float">
            <text:p>68.4000000000004</text:p>
          </table:table-cell>
          <table:table-cell table:formula="of:=[.A691]*[.$B$2]" office:value-type="float" office:value="1.19380520836413" calcext:value-type="float">
            <text:p>1.19380520836413</text:p>
          </table:table-cell>
          <table:table-cell table:formula="of:=SIN([.B691])" office:value-type="float" office:value="0.929776485888254" calcext:value-type="float">
            <text:p>0.929776485888254</text:p>
          </table:table-cell>
          <table:table-cell table:style-name="ce3" table:formula="of:=[.C691]*[.$B$3]" office:value-type="float" office:value="15233.4579447932" calcext:value-type="float">
            <text:p>15233</text:p>
          </table:table-cell>
        </table:table-row>
        <table:table-row table:style-name="ro1">
          <table:table-cell table:formula="of:=[.A691]+[.$B$1]" office:value-type="float" office:value="68.5000000000004" calcext:value-type="float">
            <text:p>68.5000000000004</text:p>
          </table:table-cell>
          <table:table-cell table:formula="of:=[.A692]*[.$B$2]" office:value-type="float" office:value="1.19555053761612" calcext:value-type="float">
            <text:p>1.19555053761612</text:p>
          </table:table-cell>
          <table:table-cell table:formula="of:=SIN([.B692])" office:value-type="float" office:value="0.930417567982027" calcext:value-type="float">
            <text:p>0.930417567982027</text:p>
          </table:table-cell>
          <table:table-cell table:style-name="ce3" table:formula="of:=[.C692]*[.$B$3]" office:value-type="float" office:value="15243.9614338175" calcext:value-type="float">
            <text:p>15244</text:p>
          </table:table-cell>
        </table:table-row>
        <table:table-row table:style-name="ro1">
          <table:table-cell table:formula="of:=[.A692]+[.$B$1]" office:value-type="float" office:value="68.6000000000004" calcext:value-type="float">
            <text:p>68.6000000000004</text:p>
          </table:table-cell>
          <table:table-cell table:formula="of:=[.A693]*[.$B$2]" office:value-type="float" office:value="1.19729586686812" calcext:value-type="float">
            <text:p>1.19729586686812</text:p>
          </table:table-cell>
          <table:table-cell table:formula="of:=SIN([.B693])" office:value-type="float" office:value="0.931055815862531" calcext:value-type="float">
            <text:p>0.931055815862531</text:p>
          </table:table-cell>
          <table:table-cell table:style-name="ce3" table:formula="of:=[.C693]*[.$B$3]" office:value-type="float" office:value="15254.4184870917" calcext:value-type="float">
            <text:p>15254</text:p>
          </table:table-cell>
        </table:table-row>
        <table:table-row table:style-name="ro1">
          <table:table-cell table:formula="of:=[.A693]+[.$B$1]" office:value-type="float" office:value="68.7000000000004" calcext:value-type="float">
            <text:p>68.7000000000004</text:p>
          </table:table-cell>
          <table:table-cell table:formula="of:=[.A694]*[.$B$2]" office:value-type="float" office:value="1.19904119612011" calcext:value-type="float">
            <text:p>1.19904119612011</text:p>
          </table:table-cell>
          <table:table-cell table:formula="of:=SIN([.B694])" office:value-type="float" office:value="0.931691227585551" calcext:value-type="float">
            <text:p>0.931691227585551</text:p>
          </table:table-cell>
          <table:table-cell table:style-name="ce3" table:formula="of:=[.C694]*[.$B$3]" office:value-type="float" office:value="15264.8290727617" calcext:value-type="float">
            <text:p>15265</text:p>
          </table:table-cell>
        </table:table-row>
        <table:table-row table:style-name="ro1">
          <table:table-cell table:formula="of:=[.A694]+[.$B$1]" office:value-type="float" office:value="68.8000000000004" calcext:value-type="float">
            <text:p>68.8000000000004</text:p>
          </table:table-cell>
          <table:table-cell table:formula="of:=[.A695]*[.$B$2]" office:value-type="float" office:value="1.20078652537211" calcext:value-type="float">
            <text:p>1.20078652537211</text:p>
          </table:table-cell>
          <table:table-cell table:formula="of:=SIN([.B695])" office:value-type="float" office:value="0.932323801215514" calcext:value-type="float">
            <text:p>0.932323801215514</text:p>
          </table:table-cell>
          <table:table-cell table:style-name="ce3" table:formula="of:=[.C695]*[.$B$3]" office:value-type="float" office:value="15275.193159115" calcext:value-type="float">
            <text:p>15275</text:p>
          </table:table-cell>
        </table:table-row>
        <table:table-row table:style-name="ro1">
          <table:table-cell table:formula="of:=[.A695]+[.$B$1]" office:value-type="float" office:value="68.9000000000004" calcext:value-type="float">
            <text:p>68.9000000000004</text:p>
          </table:table-cell>
          <table:table-cell table:formula="of:=[.A696]*[.$B$2]" office:value-type="float" office:value="1.2025318546241" calcext:value-type="float">
            <text:p>1.2025318546241</text:p>
          </table:table-cell>
          <table:table-cell table:formula="of:=SIN([.B696])" office:value-type="float" office:value="0.932953534825491" calcext:value-type="float">
            <text:p>0.932953534825491</text:p>
          </table:table-cell>
          <table:table-cell table:style-name="ce3" table:formula="of:=[.C696]*[.$B$3]" office:value-type="float" office:value="15285.5107145808" calcext:value-type="float">
            <text:p>15286</text:p>
          </table:table-cell>
        </table:table-row>
        <table:table-row table:style-name="ro1">
          <table:table-cell table:formula="of:=[.A696]+[.$B$1]" office:value-type="float" office:value="69.0000000000004" calcext:value-type="float">
            <text:p>69.0000000000004</text:p>
          </table:table-cell>
          <table:table-cell table:formula="of:=[.A697]*[.$B$2]" office:value-type="float" office:value="1.20427718387609" calcext:value-type="float">
            <text:p>1.20427718387609</text:p>
          </table:table-cell>
          <table:table-cell table:formula="of:=SIN([.B697])" office:value-type="float" office:value="0.933580426497204" calcext:value-type="float">
            <text:p>0.933580426497204</text:p>
          </table:table-cell>
          <table:table-cell table:style-name="ce3" table:formula="of:=[.C697]*[.$B$3]" office:value-type="float" office:value="15295.7817077302" calcext:value-type="float">
            <text:p>15296</text:p>
          </table:table-cell>
        </table:table-row>
        <table:table-row table:style-name="ro1">
          <table:table-cell table:formula="of:=[.A697]+[.$B$1]" office:value-type="float" office:value="69.1000000000004" calcext:value-type="float">
            <text:p>69.1000000000004</text:p>
          </table:table-cell>
          <table:table-cell table:formula="of:=[.A698]*[.$B$2]" office:value-type="float" office:value="1.20602251312809" calcext:value-type="float">
            <text:p>1.20602251312809</text:p>
          </table:table-cell>
          <table:table-cell table:formula="of:=SIN([.B698])" office:value-type="float" office:value="0.934204474321032" calcext:value-type="float">
            <text:p>0.934204474321032</text:p>
          </table:table-cell>
          <table:table-cell table:style-name="ce3" table:formula="of:=[.C698]*[.$B$3]" office:value-type="float" office:value="15306.0061072758" calcext:value-type="float">
            <text:p>15306</text:p>
          </table:table-cell>
        </table:table-row>
        <table:table-row table:style-name="ro1">
          <table:table-cell table:formula="of:=[.A698]+[.$B$1]" office:value-type="float" office:value="69.2000000000003" calcext:value-type="float">
            <text:p>69.2000000000003</text:p>
          </table:table-cell>
          <table:table-cell table:formula="of:=[.A699]*[.$B$2]" office:value-type="float" office:value="1.20776784238008" calcext:value-type="float">
            <text:p>1.20776784238008</text:p>
          </table:table-cell>
          <table:table-cell table:formula="of:=SIN([.B699])" office:value-type="float" office:value="0.934825676396017" calcext:value-type="float">
            <text:p>0.934825676396017</text:p>
          </table:table-cell>
          <table:table-cell table:style-name="ce3" table:formula="of:=[.C699]*[.$B$3]" office:value-type="float" office:value="15316.1838820723" calcext:value-type="float">
            <text:p>15316</text:p>
          </table:table-cell>
        </table:table-row>
        <table:table-row table:style-name="ro1">
          <table:table-cell table:formula="of:=[.A699]+[.$B$1]" office:value-type="float" office:value="69.3000000000003" calcext:value-type="float">
            <text:p>69.3000000000003</text:p>
          </table:table-cell>
          <table:table-cell table:formula="of:=[.A700]*[.$B$2]" office:value-type="float" office:value="1.20951317163208" calcext:value-type="float">
            <text:p>1.20951317163208</text:p>
          </table:table-cell>
          <table:table-cell table:formula="of:=SIN([.B700])" office:value-type="float" office:value="0.935444030829869" calcext:value-type="float">
            <text:p>0.935444030829869</text:p>
          </table:table-cell>
          <table:table-cell table:style-name="ce3" table:formula="of:=[.C700]*[.$B$3]" office:value-type="float" office:value="15326.3150011166" calcext:value-type="float">
            <text:p>15326</text:p>
          </table:table-cell>
        </table:table-row>
        <table:table-row table:style-name="ro1">
          <table:table-cell table:formula="of:=[.A700]+[.$B$1]" office:value-type="float" office:value="69.4000000000003" calcext:value-type="float">
            <text:p>69.4000000000003</text:p>
          </table:table-cell>
          <table:table-cell table:formula="of:=[.A701]*[.$B$2]" office:value-type="float" office:value="1.21125850088407" calcext:value-type="float">
            <text:p>1.21125850088407</text:p>
          </table:table-cell>
          <table:table-cell table:formula="of:=SIN([.B701])" office:value-type="float" office:value="0.936059535738975" calcext:value-type="float">
            <text:p>0.936059535738975</text:p>
          </table:table-cell>
          <table:table-cell table:style-name="ce3" table:formula="of:=[.C701]*[.$B$3]" office:value-type="float" office:value="15336.3994335474" calcext:value-type="float">
            <text:p>15336</text:p>
          </table:table-cell>
        </table:table-row>
        <table:table-row table:style-name="ro1">
          <table:table-cell table:formula="of:=[.A701]+[.$B$1]" office:value-type="float" office:value="69.5000000000003" calcext:value-type="float">
            <text:p>69.5000000000003</text:p>
          </table:table-cell>
          <table:table-cell table:formula="of:=[.A702]*[.$B$2]" office:value-type="float" office:value="1.21300383013606" calcext:value-type="float">
            <text:p>1.21300383013606</text:p>
          </table:table-cell>
          <table:table-cell table:formula="of:=SIN([.B702])" office:value-type="float" office:value="0.9366721892484" calcext:value-type="float">
            <text:p>0.9366721892484</text:p>
          </table:table-cell>
          <table:table-cell table:style-name="ce3" table:formula="of:=[.C702]*[.$B$3]" office:value-type="float" office:value="15346.4371486458" calcext:value-type="float">
            <text:p>15346</text:p>
          </table:table-cell>
        </table:table-row>
        <table:table-row table:style-name="ro1">
          <table:table-cell table:formula="of:=[.A702]+[.$B$1]" office:value-type="float" office:value="69.6000000000003" calcext:value-type="float">
            <text:p>69.6000000000003</text:p>
          </table:table-cell>
          <table:table-cell table:formula="of:=[.A703]*[.$B$2]" office:value-type="float" office:value="1.21474915938806" calcext:value-type="float">
            <text:p>1.21474915938806</text:p>
          </table:table-cell>
          <table:table-cell table:formula="of:=SIN([.B703])" office:value-type="float" office:value="0.937281989491893" calcext:value-type="float">
            <text:p>0.937281989491893</text:p>
          </table:table-cell>
          <table:table-cell table:style-name="ce3" table:formula="of:=[.C703]*[.$B$3]" office:value-type="float" office:value="15356.4281158352" calcext:value-type="float">
            <text:p>15356</text:p>
          </table:table-cell>
        </table:table-row>
        <table:table-row table:style-name="ro1">
          <table:table-cell table:formula="of:=[.A703]+[.$B$1]" office:value-type="float" office:value="69.7000000000003" calcext:value-type="float">
            <text:p>69.7000000000003</text:p>
          </table:table-cell>
          <table:table-cell table:formula="of:=[.A704]*[.$B$2]" office:value-type="float" office:value="1.21649448864005" calcext:value-type="float">
            <text:p>1.21649448864005</text:p>
          </table:table-cell>
          <table:table-cell table:formula="of:=SIN([.B704])" office:value-type="float" office:value="0.9378889346119" calcext:value-type="float">
            <text:p>0.9378889346119</text:p>
          </table:table-cell>
          <table:table-cell table:style-name="ce3" table:formula="of:=[.C704]*[.$B$3]" office:value-type="float" office:value="15366.3723046814" calcext:value-type="float">
            <text:p>15366</text:p>
          </table:table-cell>
        </table:table-row>
        <table:table-row table:style-name="ro1">
          <table:table-cell table:formula="of:=[.A704]+[.$B$1]" office:value-type="float" office:value="69.8000000000003" calcext:value-type="float">
            <text:p>69.8000000000003</text:p>
          </table:table-cell>
          <table:table-cell table:formula="of:=[.A705]*[.$B$2]" office:value-type="float" office:value="1.21823981789205" calcext:value-type="float">
            <text:p>1.21823981789205</text:p>
          </table:table-cell>
          <table:table-cell table:formula="of:=SIN([.B705])" office:value-type="float" office:value="0.938493022759558" calcext:value-type="float">
            <text:p>0.938493022759558</text:p>
          </table:table-cell>
          <table:table-cell table:style-name="ce3" table:formula="of:=[.C705]*[.$B$3]" office:value-type="float" office:value="15376.2696848926" calcext:value-type="float">
            <text:p>15376</text:p>
          </table:table-cell>
        </table:table-row>
        <table:table-row table:style-name="ro1">
          <table:table-cell table:formula="of:=[.A705]+[.$B$1]" office:value-type="float" office:value="69.9000000000003" calcext:value-type="float">
            <text:p>69.9000000000003</text:p>
          </table:table-cell>
          <table:table-cell table:formula="of:=[.A706]*[.$B$2]" office:value-type="float" office:value="1.21998514714404" calcext:value-type="float">
            <text:p>1.21998514714404</text:p>
          </table:table-cell>
          <table:table-cell table:formula="of:=SIN([.B706])" office:value-type="float" office:value="0.939094252094711" calcext:value-type="float">
            <text:p>0.939094252094711</text:p>
          </table:table-cell>
          <table:table-cell table:style-name="ce3" table:formula="of:=[.C706]*[.$B$3]" office:value-type="float" office:value="15386.1202263197" calcext:value-type="float">
            <text:p>15386</text:p>
          </table:table-cell>
        </table:table-row>
        <table:table-row table:style-name="ro1">
          <table:table-cell table:formula="of:=[.A706]+[.$B$1]" office:value-type="float" office:value="70.0000000000003" calcext:value-type="float">
            <text:p>70.0000000000003</text:p>
          </table:table-cell>
          <table:table-cell table:formula="of:=[.A707]*[.$B$2]" office:value-type="float" office:value="1.22173047639604" calcext:value-type="float">
            <text:p>1.22173047639604</text:p>
          </table:table-cell>
          <table:table-cell table:formula="of:=SIN([.B707])" office:value-type="float" office:value="0.93969262078591" calcext:value-type="float">
            <text:p>0.93969262078591</text:p>
          </table:table-cell>
          <table:table-cell table:style-name="ce3" table:formula="of:=[.C707]*[.$B$3]" office:value-type="float" office:value="15395.9238989564" calcext:value-type="float">
            <text:p>15396</text:p>
          </table:table-cell>
        </table:table-row>
        <table:table-row table:style-name="ro1">
          <table:table-cell table:formula="of:=[.A707]+[.$B$1]" office:value-type="float" office:value="70.1000000000003" calcext:value-type="float">
            <text:p>70.1000000000003</text:p>
          </table:table-cell>
          <table:table-cell table:formula="of:=[.A708]*[.$B$2]" office:value-type="float" office:value="1.22347580564803" calcext:value-type="float">
            <text:p>1.22347580564803</text:p>
          </table:table-cell>
          <table:table-cell table:formula="of:=SIN([.B708])" office:value-type="float" office:value="0.940288127010421" calcext:value-type="float">
            <text:p>0.940288127010421</text:p>
          </table:table-cell>
          <table:table-cell table:style-name="ce3" table:formula="of:=[.C708]*[.$B$3]" office:value-type="float" office:value="15405.6806729387" calcext:value-type="float">
            <text:p>15406</text:p>
          </table:table-cell>
        </table:table-row>
        <table:table-row table:style-name="ro1">
          <table:table-cell table:formula="of:=[.A708]+[.$B$1]" office:value-type="float" office:value="70.2000000000003" calcext:value-type="float">
            <text:p>70.2000000000003</text:p>
          </table:table-cell>
          <table:table-cell table:formula="of:=[.A709]*[.$B$2]" office:value-type="float" office:value="1.22522113490002" calcext:value-type="float">
            <text:p>1.22522113490002</text:p>
          </table:table-cell>
          <table:table-cell table:formula="of:=SIN([.B709])" office:value-type="float" office:value="0.940880768954227" calcext:value-type="float">
            <text:p>0.940880768954227</text:p>
          </table:table-cell>
          <table:table-cell table:style-name="ce3" table:formula="of:=[.C709]*[.$B$3]" office:value-type="float" office:value="15415.3905185461" calcext:value-type="float">
            <text:p>15415</text:p>
          </table:table-cell>
        </table:table-row>
        <table:table-row table:style-name="ro1">
          <table:table-cell table:formula="of:=[.A709]+[.$B$1]" office:value-type="float" office:value="70.3000000000003" calcext:value-type="float">
            <text:p>70.3000000000003</text:p>
          </table:table-cell>
          <table:table-cell table:formula="of:=[.A710]*[.$B$2]" office:value-type="float" office:value="1.22696646415202" calcext:value-type="float">
            <text:p>1.22696646415202</text:p>
          </table:table-cell>
          <table:table-cell table:formula="of:=SIN([.B710])" office:value-type="float" office:value="0.94147054481204" calcext:value-type="float">
            <text:p>0.94147054481204</text:p>
          </table:table-cell>
          <table:table-cell table:style-name="ce3" table:formula="of:=[.C710]*[.$B$3]" office:value-type="float" office:value="15425.0534062005" calcext:value-type="float">
            <text:p>15425</text:p>
          </table:table-cell>
        </table:table-row>
        <table:table-row table:style-name="ro1">
          <table:table-cell table:formula="of:=[.A710]+[.$B$1]" office:value-type="float" office:value="70.4000000000003" calcext:value-type="float">
            <text:p>70.4000000000003</text:p>
          </table:table-cell>
          <table:table-cell table:formula="of:=[.A711]*[.$B$2]" office:value-type="float" office:value="1.22871179340401" calcext:value-type="float">
            <text:p>1.22871179340401</text:p>
          </table:table-cell>
          <table:table-cell table:formula="of:=SIN([.B711])" office:value-type="float" office:value="0.942057452787298" calcext:value-type="float">
            <text:p>0.942057452787298</text:p>
          </table:table-cell>
          <table:table-cell table:style-name="ce3" table:formula="of:=[.C711]*[.$B$3]" office:value-type="float" office:value="15434.6693064671" calcext:value-type="float">
            <text:p>15435</text:p>
          </table:table-cell>
        </table:table-row>
        <table:table-row table:style-name="ro1">
          <table:table-cell table:formula="of:=[.A711]+[.$B$1]" office:value-type="float" office:value="70.5000000000003" calcext:value-type="float">
            <text:p>70.5000000000003</text:p>
          </table:table-cell>
          <table:table-cell table:formula="of:=[.A712]*[.$B$2]" office:value-type="float" office:value="1.23045712265601" calcext:value-type="float">
            <text:p>1.23045712265601</text:p>
          </table:table-cell>
          <table:table-cell table:formula="of:=SIN([.B712])" office:value-type="float" office:value="0.94264149109218" calcext:value-type="float">
            <text:p>0.94264149109218</text:p>
          </table:table-cell>
          <table:table-cell table:style-name="ce3" table:formula="of:=[.C712]*[.$B$3]" office:value-type="float" office:value="15444.2381900543" calcext:value-type="float">
            <text:p>15444</text:p>
          </table:table-cell>
        </table:table-row>
        <table:table-row table:style-name="ro1">
          <table:table-cell table:formula="of:=[.A712]+[.$B$1]" office:value-type="float" office:value="70.6000000000003" calcext:value-type="float">
            <text:p>70.6000000000003</text:p>
          </table:table-cell>
          <table:table-cell table:formula="of:=[.A713]*[.$B$2]" office:value-type="float" office:value="1.232202451908" calcext:value-type="float">
            <text:p>1.232202451908</text:p>
          </table:table-cell>
          <table:table-cell table:formula="of:=SIN([.B713])" office:value-type="float" office:value="0.943222657947602" calcext:value-type="float">
            <text:p>0.943222657947602</text:p>
          </table:table-cell>
          <table:table-cell table:style-name="ce3" table:formula="of:=[.C713]*[.$B$3]" office:value-type="float" office:value="15453.7600278135" calcext:value-type="float">
            <text:p>15454</text:p>
          </table:table-cell>
        </table:table-row>
        <table:table-row table:style-name="ro1">
          <table:table-cell table:formula="of:=[.A713]+[.$B$1]" office:value-type="float" office:value="70.7000000000003" calcext:value-type="float">
            <text:p>70.7000000000003</text:p>
          </table:table-cell>
          <table:table-cell table:formula="of:=[.A714]*[.$B$2]" office:value-type="float" office:value="1.23394778116" calcext:value-type="float">
            <text:p>1.23394778116</text:p>
          </table:table-cell>
          <table:table-cell table:formula="of:=SIN([.B714])" office:value-type="float" office:value="0.943800951583231" calcext:value-type="float">
            <text:p>0.943800951583231</text:p>
          </table:table-cell>
          <table:table-cell table:style-name="ce3" table:formula="of:=[.C714]*[.$B$3]" office:value-type="float" office:value="15463.2347907397" calcext:value-type="float">
            <text:p>15463</text:p>
          </table:table-cell>
        </table:table-row>
        <table:table-row table:style-name="ro1">
          <table:table-cell table:formula="of:=[.A714]+[.$B$1]" office:value-type="float" office:value="70.8000000000003" calcext:value-type="float">
            <text:p>70.8000000000003</text:p>
          </table:table-cell>
          <table:table-cell table:formula="of:=[.A715]*[.$B$2]" office:value-type="float" office:value="1.23569311041199" calcext:value-type="float">
            <text:p>1.23569311041199</text:p>
          </table:table-cell>
          <table:table-cell table:formula="of:=SIN([.B715])" office:value-type="float" office:value="0.944376370237482" calcext:value-type="float">
            <text:p>0.944376370237482</text:p>
          </table:table-cell>
          <table:table-cell table:style-name="ce3" table:formula="of:=[.C715]*[.$B$3]" office:value-type="float" office:value="15472.6624499709" calcext:value-type="float">
            <text:p>15473</text:p>
          </table:table-cell>
        </table:table-row>
        <table:table-row table:style-name="ro1">
          <table:table-cell table:formula="of:=[.A715]+[.$B$1]" office:value-type="float" office:value="70.9000000000003" calcext:value-type="float">
            <text:p>70.9000000000003</text:p>
          </table:table-cell>
          <table:table-cell table:formula="of:=[.A716]*[.$B$2]" office:value-type="float" office:value="1.23743843966398" calcext:value-type="float">
            <text:p>1.23743843966398</text:p>
          </table:table-cell>
          <table:table-cell table:formula="of:=SIN([.B716])" office:value-type="float" office:value="0.944948912157532" calcext:value-type="float">
            <text:p>0.944948912157532</text:p>
          </table:table-cell>
          <table:table-cell table:style-name="ce3" table:formula="of:=[.C716]*[.$B$3]" office:value-type="float" office:value="15482.042976789" calcext:value-type="float">
            <text:p>15482</text:p>
          </table:table-cell>
        </table:table-row>
        <table:table-row table:style-name="ro1">
          <table:table-cell table:formula="of:=[.A716]+[.$B$1]" office:value-type="float" office:value="71.0000000000002" calcext:value-type="float">
            <text:p>71.0000000000002</text:p>
          </table:table-cell>
          <table:table-cell table:formula="of:=[.A717]*[.$B$2]" office:value-type="float" office:value="1.23918376891598" calcext:value-type="float">
            <text:p>1.23918376891598</text:p>
          </table:table-cell>
          <table:table-cell table:formula="of:=SIN([.B717])" office:value-type="float" office:value="0.945518575599318" calcext:value-type="float">
            <text:p>0.945518575599318</text:p>
          </table:table-cell>
          <table:table-cell table:style-name="ce3" table:formula="of:=[.C717]*[.$B$3]" office:value-type="float" office:value="15491.3763426192" calcext:value-type="float">
            <text:p>15491</text:p>
          </table:table-cell>
        </table:table-row>
        <table:table-row table:style-name="ro1">
          <table:table-cell table:formula="of:=[.A717]+[.$B$1]" office:value-type="float" office:value="71.1000000000002" calcext:value-type="float">
            <text:p>71.1000000000002</text:p>
          </table:table-cell>
          <table:table-cell table:formula="of:=[.A718]*[.$B$2]" office:value-type="float" office:value="1.24092909816797" calcext:value-type="float">
            <text:p>1.24092909816797</text:p>
          </table:table-cell>
          <table:table-cell table:formula="of:=SIN([.B718])" office:value-type="float" office:value="0.946085358827547" calcext:value-type="float">
            <text:p>0.946085358827547</text:p>
          </table:table-cell>
          <table:table-cell table:style-name="ce3" table:formula="of:=[.C718]*[.$B$3]" office:value-type="float" office:value="15500.6625190305" calcext:value-type="float">
            <text:p>15501</text:p>
          </table:table-cell>
        </table:table-row>
        <table:table-row table:style-name="ro1">
          <table:table-cell table:formula="of:=[.A718]+[.$B$1]" office:value-type="float" office:value="71.2000000000002" calcext:value-type="float">
            <text:p>71.2000000000002</text:p>
          </table:table-cell>
          <table:table-cell table:formula="of:=[.A719]*[.$B$2]" office:value-type="float" office:value="1.24267442741997" calcext:value-type="float">
            <text:p>1.24267442741997</text:p>
          </table:table-cell>
          <table:table-cell table:formula="of:=SIN([.B719])" office:value-type="float" office:value="0.946649260115698" calcext:value-type="float">
            <text:p>0.946649260115698</text:p>
          </table:table-cell>
          <table:table-cell table:style-name="ce3" table:formula="of:=[.C719]*[.$B$3]" office:value-type="float" office:value="15509.9014777356" calcext:value-type="float">
            <text:p>15510</text:p>
          </table:table-cell>
        </table:table-row>
        <table:table-row table:style-name="ro1">
          <table:table-cell table:formula="of:=[.A719]+[.$B$1]" office:value-type="float" office:value="71.3000000000002" calcext:value-type="float">
            <text:p>71.3000000000002</text:p>
          </table:table-cell>
          <table:table-cell table:formula="of:=[.A720]*[.$B$2]" office:value-type="float" office:value="1.24441975667196" calcext:value-type="float">
            <text:p>1.24441975667196</text:p>
          </table:table-cell>
          <table:table-cell table:formula="of:=SIN([.B720])" office:value-type="float" office:value="0.94721027774603" calcext:value-type="float">
            <text:p>0.94721027774603</text:p>
          </table:table-cell>
          <table:table-cell table:style-name="ce3" table:formula="of:=[.C720]*[.$B$3]" office:value-type="float" office:value="15519.093190591" calcext:value-type="float">
            <text:p>15519</text:p>
          </table:table-cell>
        </table:table-row>
        <table:table-row table:style-name="ro1">
          <table:table-cell table:formula="of:=[.A720]+[.$B$1]" office:value-type="float" office:value="71.4000000000002" calcext:value-type="float">
            <text:p>71.4000000000002</text:p>
          </table:table-cell>
          <table:table-cell table:formula="of:=[.A721]*[.$B$2]" office:value-type="float" office:value="1.24616508592396" calcext:value-type="float">
            <text:p>1.24616508592396</text:p>
          </table:table-cell>
          <table:table-cell table:formula="of:=SIN([.B721])" office:value-type="float" office:value="0.947768410009587" calcext:value-type="float">
            <text:p>0.947768410009587</text:p>
          </table:table-cell>
          <table:table-cell table:style-name="ce3" table:formula="of:=[.C721]*[.$B$3]" office:value-type="float" office:value="15528.2376295971" calcext:value-type="float">
            <text:p>15528</text:p>
          </table:table-cell>
        </table:table-row>
        <table:table-row table:style-name="ro1">
          <table:table-cell table:formula="of:=[.A721]+[.$B$1]" office:value-type="float" office:value="71.5000000000002" calcext:value-type="float">
            <text:p>71.5000000000002</text:p>
          </table:table-cell>
          <table:table-cell table:formula="of:=[.A722]*[.$B$2]" office:value-type="float" office:value="1.24791041517595" calcext:value-type="float">
            <text:p>1.24791041517595</text:p>
          </table:table-cell>
          <table:table-cell table:formula="of:=SIN([.B722])" office:value-type="float" office:value="0.9483236552062" calcext:value-type="float">
            <text:p>0.9483236552062</text:p>
          </table:table-cell>
          <table:table-cell table:style-name="ce3" table:formula="of:=[.C722]*[.$B$3]" office:value-type="float" office:value="15537.3347668984" calcext:value-type="float">
            <text:p>15537</text:p>
          </table:table-cell>
        </table:table-row>
        <table:table-row table:style-name="ro1">
          <table:table-cell table:formula="of:=[.A722]+[.$B$1]" office:value-type="float" office:value="71.6000000000002" calcext:value-type="float">
            <text:p>71.6000000000002</text:p>
          </table:table-cell>
          <table:table-cell table:formula="of:=[.A723]*[.$B$2]" office:value-type="float" office:value="1.24965574442794" calcext:value-type="float">
            <text:p>1.24965574442794</text:p>
          </table:table-cell>
          <table:table-cell table:formula="of:=SIN([.B723])" office:value-type="float" office:value="0.948876011644498" calcext:value-type="float">
            <text:p>0.948876011644498</text:p>
          </table:table-cell>
          <table:table-cell table:style-name="ce3" table:formula="of:=[.C723]*[.$B$3]" office:value-type="float" office:value="15546.3845747835" calcext:value-type="float">
            <text:p>15546</text:p>
          </table:table-cell>
        </table:table-row>
        <table:table-row table:style-name="ro1">
          <table:table-cell table:formula="of:=[.A723]+[.$B$1]" office:value-type="float" office:value="71.7000000000002" calcext:value-type="float">
            <text:p>71.7000000000002</text:p>
          </table:table-cell>
          <table:table-cell table:formula="of:=[.A724]*[.$B$2]" office:value-type="float" office:value="1.25140107367994" calcext:value-type="float">
            <text:p>1.25140107367994</text:p>
          </table:table-cell>
          <table:table-cell table:formula="of:=SIN([.B724])" office:value-type="float" office:value="0.949425477641905" calcext:value-type="float">
            <text:p>0.949425477641905</text:p>
          </table:table-cell>
          <table:table-cell table:style-name="ce3" table:formula="of:=[.C724]*[.$B$3]" office:value-type="float" office:value="15555.387025685" calcext:value-type="float">
            <text:p>15555</text:p>
          </table:table-cell>
        </table:table-row>
        <table:table-row table:style-name="ro1">
          <table:table-cell table:formula="of:=[.A724]+[.$B$1]" office:value-type="float" office:value="71.8000000000002" calcext:value-type="float">
            <text:p>71.8000000000002</text:p>
          </table:table-cell>
          <table:table-cell table:formula="of:=[.A725]*[.$B$2]" office:value-type="float" office:value="1.25314640293193" calcext:value-type="float">
            <text:p>1.25314640293193</text:p>
          </table:table-cell>
          <table:table-cell table:formula="of:=SIN([.B725])" office:value-type="float" office:value="0.949972051524654" calcext:value-type="float">
            <text:p>0.949972051524654</text:p>
          </table:table-cell>
          <table:table-cell table:style-name="ce3" table:formula="of:=[.C725]*[.$B$3]" office:value-type="float" office:value="15564.3420921799" calcext:value-type="float">
            <text:p>15564</text:p>
          </table:table-cell>
        </table:table-row>
        <table:table-row table:style-name="ro1">
          <table:table-cell table:formula="of:=[.A725]+[.$B$1]" office:value-type="float" office:value="71.9000000000002" calcext:value-type="float">
            <text:p>71.9000000000002</text:p>
          </table:table-cell>
          <table:table-cell table:formula="of:=[.A726]*[.$B$2]" office:value-type="float" office:value="1.25489173218393" calcext:value-type="float">
            <text:p>1.25489173218393</text:p>
          </table:table-cell>
          <table:table-cell table:formula="of:=SIN([.B726])" office:value-type="float" office:value="0.950515731627785" calcext:value-type="float">
            <text:p>0.950515731627785</text:p>
          </table:table-cell>
          <table:table-cell table:style-name="ce3" table:formula="of:=[.C726]*[.$B$3]" office:value-type="float" office:value="15573.2497469896" calcext:value-type="float">
            <text:p>15573</text:p>
          </table:table-cell>
        </table:table-row>
        <table:table-row table:style-name="ro1">
          <table:table-cell table:formula="of:=[.A726]+[.$B$1]" office:value-type="float" office:value="72.0000000000002" calcext:value-type="float">
            <text:p>72.0000000000002</text:p>
          </table:table-cell>
          <table:table-cell table:formula="of:=[.A727]*[.$B$2]" office:value-type="float" office:value="1.25663706143592" calcext:value-type="float">
            <text:p>1.25663706143592</text:p>
          </table:table-cell>
          <table:table-cell table:formula="of:=SIN([.B727])" office:value-type="float" office:value="0.951056516295155" calcext:value-type="float">
            <text:p>0.951056516295155</text:p>
          </table:table-cell>
          <table:table-cell table:style-name="ce3" table:formula="of:=[.C727]*[.$B$3]" office:value-type="float" office:value="15582.1099629798" calcext:value-type="float">
            <text:p>15582</text:p>
          </table:table-cell>
        </table:table-row>
        <table:table-row table:style-name="ro1">
          <table:table-cell table:formula="of:=[.A727]+[.$B$1]" office:value-type="float" office:value="72.1000000000002" calcext:value-type="float">
            <text:p>72.1000000000002</text:p>
          </table:table-cell>
          <table:table-cell table:formula="of:=[.A728]*[.$B$2]" office:value-type="float" office:value="1.25838239068791" calcext:value-type="float">
            <text:p>1.25838239068791</text:p>
          </table:table-cell>
          <table:table-cell table:formula="of:=SIN([.B728])" office:value-type="float" office:value="0.951594403879439" calcext:value-type="float">
            <text:p>0.951594403879439</text:p>
          </table:table-cell>
          <table:table-cell table:style-name="ce3" table:formula="of:=[.C728]*[.$B$3]" office:value-type="float" office:value="15590.9227131607" calcext:value-type="float">
            <text:p>15591</text:p>
          </table:table-cell>
        </table:table-row>
        <table:table-row table:style-name="ro1">
          <table:table-cell table:formula="of:=[.A728]+[.$B$1]" office:value-type="float" office:value="72.2000000000002" calcext:value-type="float">
            <text:p>72.2000000000002</text:p>
          </table:table-cell>
          <table:table-cell table:formula="of:=[.A729]*[.$B$2]" office:value-type="float" office:value="1.26012771993991" calcext:value-type="float">
            <text:p>1.26012771993991</text:p>
          </table:table-cell>
          <table:table-cell table:formula="of:=SIN([.B729])" office:value-type="float" office:value="0.95212939274214" calcext:value-type="float">
            <text:p>0.95212939274214</text:p>
          </table:table-cell>
          <table:table-cell table:style-name="ce3" table:formula="of:=[.C729]*[.$B$3]" office:value-type="float" office:value="15599.6879706872" calcext:value-type="float">
            <text:p>15600</text:p>
          </table:table-cell>
        </table:table-row>
        <table:table-row table:style-name="ro1">
          <table:table-cell table:formula="of:=[.A729]+[.$B$1]" office:value-type="float" office:value="72.3000000000002" calcext:value-type="float">
            <text:p>72.3000000000002</text:p>
          </table:table-cell>
          <table:table-cell table:formula="of:=[.A730]*[.$B$2]" office:value-type="float" office:value="1.2618730491919" calcext:value-type="float">
            <text:p>1.2618730491919</text:p>
          </table:table-cell>
          <table:table-cell table:formula="of:=SIN([.B730])" office:value-type="float" office:value="0.952661481253587" calcext:value-type="float">
            <text:p>0.952661481253587</text:p>
          </table:table-cell>
          <table:table-cell table:style-name="ce3" table:formula="of:=[.C730]*[.$B$3]" office:value-type="float" office:value="15608.4057088588" calcext:value-type="float">
            <text:p>15608</text:p>
          </table:table-cell>
        </table:table-row>
        <table:table-row table:style-name="ro1">
          <table:table-cell table:formula="of:=[.A730]+[.$B$1]" office:value-type="float" office:value="72.4000000000002" calcext:value-type="float">
            <text:p>72.4000000000002</text:p>
          </table:table-cell>
          <table:table-cell table:formula="of:=[.A731]*[.$B$2]" office:value-type="float" office:value="1.2636183784439" calcext:value-type="float">
            <text:p>1.2636183784439</text:p>
          </table:table-cell>
          <table:table-cell table:formula="of:=SIN([.B731])" office:value-type="float" office:value="0.953190667792948" calcext:value-type="float">
            <text:p>0.953190667792948</text:p>
          </table:table-cell>
          <table:table-cell table:style-name="ce3" table:formula="of:=[.C731]*[.$B$3]" office:value-type="float" office:value="15617.0759011197" calcext:value-type="float">
            <text:p>15617</text:p>
          </table:table-cell>
        </table:table-row>
        <table:table-row table:style-name="ro1">
          <table:table-cell table:formula="of:=[.A731]+[.$B$1]" office:value-type="float" office:value="72.5000000000002" calcext:value-type="float">
            <text:p>72.5000000000002</text:p>
          </table:table-cell>
          <table:table-cell table:formula="of:=[.A732]*[.$B$2]" office:value-type="float" office:value="1.26536370769589" calcext:value-type="float">
            <text:p>1.26536370769589</text:p>
          </table:table-cell>
          <table:table-cell table:formula="of:=SIN([.B732])" office:value-type="float" office:value="0.953716950748228" calcext:value-type="float">
            <text:p>0.953716950748228</text:p>
          </table:table-cell>
          <table:table-cell table:style-name="ce3" table:formula="of:=[.C732]*[.$B$3]" office:value-type="float" office:value="15625.698521059" calcext:value-type="float">
            <text:p>15626</text:p>
          </table:table-cell>
        </table:table-row>
        <table:table-row table:style-name="ro1">
          <table:table-cell table:formula="of:=[.A732]+[.$B$1]" office:value-type="float" office:value="72.6000000000002" calcext:value-type="float">
            <text:p>72.6000000000002</text:p>
          </table:table-cell>
          <table:table-cell table:formula="of:=[.A733]*[.$B$2]" office:value-type="float" office:value="1.26710903694789" calcext:value-type="float">
            <text:p>1.26710903694789</text:p>
          </table:table-cell>
          <table:table-cell table:formula="of:=SIN([.B733])" office:value-type="float" office:value="0.954240328516278" calcext:value-type="float">
            <text:p>0.954240328516278</text:p>
          </table:table-cell>
          <table:table-cell table:style-name="ce3" table:formula="of:=[.C733]*[.$B$3]" office:value-type="float" office:value="15634.2735424107" calcext:value-type="float">
            <text:p>15634</text:p>
          </table:table-cell>
        </table:table-row>
        <table:table-row table:style-name="ro1">
          <table:table-cell table:formula="of:=[.A733]+[.$B$1]" office:value-type="float" office:value="72.7000000000002" calcext:value-type="float">
            <text:p>72.7000000000002</text:p>
          </table:table-cell>
          <table:table-cell table:formula="of:=[.A734]*[.$B$2]" office:value-type="float" office:value="1.26885436619988" calcext:value-type="float">
            <text:p>1.26885436619988</text:p>
          </table:table-cell>
          <table:table-cell table:formula="of:=SIN([.B734])" office:value-type="float" office:value="0.954760799502798" calcext:value-type="float">
            <text:p>0.954760799502798</text:p>
          </table:table-cell>
          <table:table-cell table:style-name="ce3" table:formula="of:=[.C734]*[.$B$3]" office:value-type="float" office:value="15642.8009390538" calcext:value-type="float">
            <text:p>15643</text:p>
          </table:table-cell>
        </table:table-row>
        <table:table-row table:style-name="ro1">
          <table:table-cell table:formula="of:=[.A734]+[.$B$1]" office:value-type="float" office:value="72.8000000000001" calcext:value-type="float">
            <text:p>72.8000000000001</text:p>
          </table:table-cell>
          <table:table-cell table:formula="of:=[.A735]*[.$B$2]" office:value-type="float" office:value="1.27059969545187" calcext:value-type="float">
            <text:p>1.27059969545187</text:p>
          </table:table-cell>
          <table:table-cell table:formula="of:=SIN([.B735])" office:value-type="float" office:value="0.955278362122344" calcext:value-type="float">
            <text:p>0.955278362122344</text:p>
          </table:table-cell>
          <table:table-cell table:style-name="ce3" table:formula="of:=[.C735]*[.$B$3]" office:value-type="float" office:value="15651.2806850125" calcext:value-type="float">
            <text:p>15651</text:p>
          </table:table-cell>
        </table:table-row>
        <table:table-row table:style-name="ro1">
          <table:table-cell table:formula="of:=[.A735]+[.$B$1]" office:value-type="float" office:value="72.9000000000001" calcext:value-type="float">
            <text:p>72.9000000000001</text:p>
          </table:table-cell>
          <table:table-cell table:formula="of:=[.A736]*[.$B$2]" office:value-type="float" office:value="1.27234502470387" calcext:value-type="float">
            <text:p>1.27234502470387</text:p>
          </table:table-cell>
          <table:table-cell table:formula="of:=SIN([.B736])" office:value-type="float" office:value="0.955793014798331" calcext:value-type="float">
            <text:p>0.955793014798331</text:p>
          </table:table-cell>
          <table:table-cell table:style-name="ce3" table:formula="of:=[.C736]*[.$B$3]" office:value-type="float" office:value="15659.7127544559" calcext:value-type="float">
            <text:p>15660</text:p>
          </table:table-cell>
        </table:table-row>
        <table:table-row table:style-name="ro1">
          <table:table-cell table:formula="of:=[.A736]+[.$B$1]" office:value-type="float" office:value="73.0000000000001" calcext:value-type="float">
            <text:p>73.0000000000001</text:p>
          </table:table-cell>
          <table:table-cell table:formula="of:=[.A737]*[.$B$2]" office:value-type="float" office:value="1.27409035395586" calcext:value-type="float">
            <text:p>1.27409035395586</text:p>
          </table:table-cell>
          <table:table-cell table:formula="of:=SIN([.B737])" office:value-type="float" office:value="0.956304755963036" calcext:value-type="float">
            <text:p>0.956304755963036</text:p>
          </table:table-cell>
          <table:table-cell table:style-name="ce3" table:formula="of:=[.C737]*[.$B$3]" office:value-type="float" office:value="15668.0971216984" calcext:value-type="float">
            <text:p>15668</text:p>
          </table:table-cell>
        </table:table-row>
        <table:table-row table:style-name="ro1">
          <table:table-cell table:formula="of:=[.A737]+[.$B$1]" office:value-type="float" office:value="73.1000000000001" calcext:value-type="float">
            <text:p>73.1000000000001</text:p>
          </table:table-cell>
          <table:table-cell table:formula="of:=[.A738]*[.$B$2]" office:value-type="float" office:value="1.27583568320786" calcext:value-type="float">
            <text:p>1.27583568320786</text:p>
          </table:table-cell>
          <table:table-cell table:formula="of:=SIN([.B738])" office:value-type="float" office:value="0.956813584057608" calcext:value-type="float">
            <text:p>0.956813584057608</text:p>
          </table:table-cell>
          <table:table-cell table:style-name="ce3" table:formula="of:=[.C738]*[.$B$3]" office:value-type="float" office:value="15676.4337611998" calcext:value-type="float">
            <text:p>15676</text:p>
          </table:table-cell>
        </table:table-row>
        <table:table-row table:style-name="ro1">
          <table:table-cell table:formula="of:=[.A738]+[.$B$1]" office:value-type="float" office:value="73.2000000000001" calcext:value-type="float">
            <text:p>73.2000000000001</text:p>
          </table:table-cell>
          <table:table-cell table:formula="of:=[.A739]*[.$B$2]" office:value-type="float" office:value="1.27758101245985" calcext:value-type="float">
            <text:p>1.27758101245985</text:p>
          </table:table-cell>
          <table:table-cell table:formula="of:=SIN([.B739])" office:value-type="float" office:value="0.957319497532068" calcext:value-type="float">
            <text:p>0.957319497532068</text:p>
          </table:table-cell>
          <table:table-cell table:style-name="ce3" table:formula="of:=[.C739]*[.$B$3]" office:value-type="float" office:value="15684.7226475654" calcext:value-type="float">
            <text:p>15685</text:p>
          </table:table-cell>
        </table:table-row>
        <table:table-row table:style-name="ro1">
          <table:table-cell table:formula="of:=[.A739]+[.$B$1]" office:value-type="float" office:value="73.3000000000001" calcext:value-type="float">
            <text:p>73.3000000000001</text:p>
          </table:table-cell>
          <table:table-cell table:formula="of:=[.A740]*[.$B$2]" office:value-type="float" office:value="1.27932634171185" calcext:value-type="float">
            <text:p>1.27932634171185</text:p>
          </table:table-cell>
          <table:table-cell table:formula="of:=SIN([.B740])" office:value-type="float" office:value="0.957822494845316" calcext:value-type="float">
            <text:p>0.957822494845316</text:p>
          </table:table-cell>
          <table:table-cell table:style-name="ce3" table:formula="of:=[.C740]*[.$B$3]" office:value-type="float" office:value="15692.9637555456" calcext:value-type="float">
            <text:p>15693</text:p>
          </table:table-cell>
        </table:table-row>
        <table:table-row table:style-name="ro1">
          <table:table-cell table:formula="of:=[.A740]+[.$B$1]" office:value-type="float" office:value="73.4000000000001" calcext:value-type="float">
            <text:p>73.4000000000001</text:p>
          </table:table-cell>
          <table:table-cell table:formula="of:=[.A741]*[.$B$2]" office:value-type="float" office:value="1.28107167096384" calcext:value-type="float">
            <text:p>1.28107167096384</text:p>
          </table:table-cell>
          <table:table-cell table:formula="of:=SIN([.B741])" office:value-type="float" office:value="0.958322574465134" calcext:value-type="float">
            <text:p>0.958322574465134</text:p>
          </table:table-cell>
          <table:table-cell table:style-name="ce3" table:formula="of:=[.C741]*[.$B$3]" office:value-type="float" office:value="15701.1570600368" calcext:value-type="float">
            <text:p>15701</text:p>
          </table:table-cell>
        </table:table-row>
        <table:table-row table:style-name="ro1">
          <table:table-cell table:formula="of:=[.A741]+[.$B$1]" office:value-type="float" office:value="73.5000000000001" calcext:value-type="float">
            <text:p>73.5000000000001</text:p>
          </table:table-cell>
          <table:table-cell table:formula="of:=[.A742]*[.$B$2]" office:value-type="float" office:value="1.28281700021583" calcext:value-type="float">
            <text:p>1.28281700021583</text:p>
          </table:table-cell>
          <table:table-cell table:formula="of:=SIN([.B742])" office:value-type="float" office:value="0.958819734868193" calcext:value-type="float">
            <text:p>0.958819734868193</text:p>
          </table:table-cell>
          <table:table-cell table:style-name="ce3" table:formula="of:=[.C742]*[.$B$3]" office:value-type="float" office:value="15709.3025360805" calcext:value-type="float">
            <text:p>15709</text:p>
          </table:table-cell>
        </table:table-row>
        <table:table-row table:style-name="ro1">
          <table:table-cell table:formula="of:=[.A742]+[.$B$1]" office:value-type="float" office:value="73.6000000000001" calcext:value-type="float">
            <text:p>73.6000000000001</text:p>
          </table:table-cell>
          <table:table-cell table:formula="of:=[.A743]*[.$B$2]" office:value-type="float" office:value="1.28456232946783" calcext:value-type="float">
            <text:p>1.28456232946783</text:p>
          </table:table-cell>
          <table:table-cell table:formula="of:=SIN([.B743])" office:value-type="float" office:value="0.959313974540058" calcext:value-type="float">
            <text:p>0.959313974540058</text:p>
          </table:table-cell>
          <table:table-cell table:style-name="ce3" table:formula="of:=[.C743]*[.$B$3]" office:value-type="float" office:value="15717.4001588643" calcext:value-type="float">
            <text:p>15717</text:p>
          </table:table-cell>
        </table:table-row>
        <table:table-row table:style-name="ro1">
          <table:table-cell table:formula="of:=[.A743]+[.$B$1]" office:value-type="float" office:value="73.7000000000001" calcext:value-type="float">
            <text:p>73.7000000000001</text:p>
          </table:table-cell>
          <table:table-cell table:formula="of:=[.A744]*[.$B$2]" office:value-type="float" office:value="1.28630765871982" calcext:value-type="float">
            <text:p>1.28630765871982</text:p>
          </table:table-cell>
          <table:table-cell table:formula="of:=SIN([.B744])" office:value-type="float" office:value="0.959805291975187" calcext:value-type="float">
            <text:p>0.959805291975187</text:p>
          </table:table-cell>
          <table:table-cell table:style-name="ce3" table:formula="of:=[.C744]*[.$B$3]" office:value-type="float" office:value="15725.4499037215" calcext:value-type="float">
            <text:p>15725</text:p>
          </table:table-cell>
        </table:table-row>
        <table:table-row table:style-name="ro1">
          <table:table-cell table:formula="of:=[.A744]+[.$B$1]" office:value-type="float" office:value="73.8000000000001" calcext:value-type="float">
            <text:p>73.8000000000001</text:p>
          </table:table-cell>
          <table:table-cell table:formula="of:=[.A745]*[.$B$2]" office:value-type="float" office:value="1.28805298797182" calcext:value-type="float">
            <text:p>1.28805298797182</text:p>
          </table:table-cell>
          <table:table-cell table:formula="of:=SIN([.B745])" office:value-type="float" office:value="0.960293685676943" calcext:value-type="float">
            <text:p>0.960293685676943</text:p>
          </table:table-cell>
          <table:table-cell table:style-name="ce3" table:formula="of:=[.C745]*[.$B$3]" office:value-type="float" office:value="15733.451746131" calcext:value-type="float">
            <text:p>15733</text:p>
          </table:table-cell>
        </table:table-row>
        <table:table-row table:style-name="ro1">
          <table:table-cell table:formula="of:=[.A745]+[.$B$1]" office:value-type="float" office:value="73.9000000000001" calcext:value-type="float">
            <text:p>73.9000000000001</text:p>
          </table:table-cell>
          <table:table-cell table:formula="of:=[.A746]*[.$B$2]" office:value-type="float" office:value="1.28979831722381" calcext:value-type="float">
            <text:p>1.28979831722381</text:p>
          </table:table-cell>
          <table:table-cell table:formula="of:=SIN([.B746])" office:value-type="float" office:value="0.960779154157594" calcext:value-type="float">
            <text:p>0.960779154157594</text:p>
          </table:table-cell>
          <table:table-cell table:style-name="ce3" table:formula="of:=[.C746]*[.$B$3]" office:value-type="float" office:value="15741.405661718" calcext:value-type="float">
            <text:p>15741</text:p>
          </table:table-cell>
        </table:table-row>
        <table:table-row table:style-name="ro1">
          <table:table-cell table:formula="of:=[.A746]+[.$B$1]" office:value-type="float" office:value="74.0000000000001" calcext:value-type="float">
            <text:p>74.0000000000001</text:p>
          </table:table-cell>
          <table:table-cell table:formula="of:=[.A747]*[.$B$2]" office:value-type="float" office:value="1.29154364647581" calcext:value-type="float">
            <text:p>1.29154364647581</text:p>
          </table:table-cell>
          <table:table-cell table:formula="of:=SIN([.B747])" office:value-type="float" office:value="0.961261695938319" calcext:value-type="float">
            <text:p>0.961261695938319</text:p>
          </table:table-cell>
          <table:table-cell table:style-name="ce3" table:formula="of:=[.C747]*[.$B$3]" office:value-type="float" office:value="15749.3116262534" calcext:value-type="float">
            <text:p>15749</text:p>
          </table:table-cell>
        </table:table-row>
        <table:table-row table:style-name="ro1">
          <table:table-cell table:formula="of:=[.A747]+[.$B$1]" office:value-type="float" office:value="74.1000000000001" calcext:value-type="float">
            <text:p>74.1000000000001</text:p>
          </table:table-cell>
          <table:table-cell table:formula="of:=[.A748]*[.$B$2]" office:value-type="float" office:value="1.2932889757278" calcext:value-type="float">
            <text:p>1.2932889757278</text:p>
          </table:table-cell>
          <table:table-cell table:formula="of:=SIN([.B748])" office:value-type="float" office:value="0.961741309549212" calcext:value-type="float">
            <text:p>0.961741309549212</text:p>
          </table:table-cell>
          <table:table-cell table:style-name="ce3" table:formula="of:=[.C748]*[.$B$3]" office:value-type="float" office:value="15757.1696156543" calcext:value-type="float">
            <text:p>15757</text:p>
          </table:table-cell>
        </table:table-row>
        <table:table-row table:style-name="ro1">
          <table:table-cell table:formula="of:=[.A748]+[.$B$1]" office:value-type="float" office:value="74.2000000000001" calcext:value-type="float">
            <text:p>74.2000000000001</text:p>
          </table:table-cell>
          <table:table-cell table:formula="of:=[.A749]*[.$B$2]" office:value-type="float" office:value="1.29503430497979" calcext:value-type="float">
            <text:p>1.29503430497979</text:p>
          </table:table-cell>
          <table:table-cell table:formula="of:=SIN([.B749])" office:value-type="float" office:value="0.962217993529286" calcext:value-type="float">
            <text:p>0.962217993529286</text:p>
          </table:table-cell>
          <table:table-cell table:style-name="ce3" table:formula="of:=[.C749]*[.$B$3]" office:value-type="float" office:value="15764.9796059838" calcext:value-type="float">
            <text:p>15765</text:p>
          </table:table-cell>
        </table:table-row>
        <table:table-row table:style-name="ro1">
          <table:table-cell table:formula="of:=[.A749]+[.$B$1]" office:value-type="float" office:value="74.3000000000001" calcext:value-type="float">
            <text:p>74.3000000000001</text:p>
          </table:table-cell>
          <table:table-cell table:formula="of:=[.A750]*[.$B$2]" office:value-type="float" office:value="1.29677963423179" calcext:value-type="float">
            <text:p>1.29677963423179</text:p>
          </table:table-cell>
          <table:table-cell table:formula="of:=SIN([.B750])" office:value-type="float" office:value="0.962691746426479" calcext:value-type="float">
            <text:p>0.962691746426479</text:p>
          </table:table-cell>
          <table:table-cell table:style-name="ce3" table:formula="of:=[.C750]*[.$B$3]" office:value-type="float" office:value="15772.7415734514" calcext:value-type="float">
            <text:p>15773</text:p>
          </table:table-cell>
        </table:table-row>
        <table:table-row table:style-name="ro1">
          <table:table-cell table:formula="of:=[.A750]+[.$B$1]" office:value-type="float" office:value="74.4000000000001" calcext:value-type="float">
            <text:p>74.4000000000001</text:p>
          </table:table-cell>
          <table:table-cell table:formula="of:=[.A751]*[.$B$2]" office:value-type="float" office:value="1.29852496348378" calcext:value-type="float">
            <text:p>1.29852496348378</text:p>
          </table:table-cell>
          <table:table-cell table:formula="of:=SIN([.B751])" office:value-type="float" office:value="0.963162566797658" calcext:value-type="float">
            <text:p>0.963162566797658</text:p>
          </table:table-cell>
          <table:table-cell table:style-name="ce3" table:formula="of:=[.C751]*[.$B$3]" office:value-type="float" office:value="15780.4554944128" calcext:value-type="float">
            <text:p>15780</text:p>
          </table:table-cell>
        </table:table-row>
        <table:table-row table:style-name="ro1">
          <table:table-cell table:formula="of:=[.A751]+[.$B$1]" office:value-type="float" office:value="74.5" calcext:value-type="float">
            <text:p>74.5</text:p>
          </table:table-cell>
          <table:table-cell table:formula="of:=[.A752]*[.$B$2]" office:value-type="float" office:value="1.30027029273578" calcext:value-type="float">
            <text:p>1.30027029273578</text:p>
          </table:table-cell>
          <table:table-cell table:formula="of:=SIN([.B752])" office:value-type="float" office:value="0.963630453208623" calcext:value-type="float">
            <text:p>0.963630453208623</text:p>
          </table:table-cell>
          <table:table-cell table:style-name="ce3" table:formula="of:=[.C752]*[.$B$3]" office:value-type="float" office:value="15788.1213453701" calcext:value-type="float">
            <text:p>15788</text:p>
          </table:table-cell>
        </table:table-row>
        <table:table-row table:style-name="ro1">
          <table:table-cell table:formula="of:=[.A752]+[.$B$1]" office:value-type="float" office:value="74.6" calcext:value-type="float">
            <text:p>74.6</text:p>
          </table:table-cell>
          <table:table-cell table:formula="of:=[.A753]*[.$B$2]" office:value-type="float" office:value="1.30201562198777" calcext:value-type="float">
            <text:p>1.30201562198777</text:p>
          </table:table-cell>
          <table:table-cell table:formula="of:=SIN([.B753])" office:value-type="float" office:value="0.96409540423411" calcext:value-type="float">
            <text:p>0.96409540423411</text:p>
          </table:table-cell>
          <table:table-cell table:style-name="ce3" table:formula="of:=[.C753]*[.$B$3]" office:value-type="float" office:value="15795.7391029717" calcext:value-type="float">
            <text:p>15796</text:p>
          </table:table-cell>
        </table:table-row>
        <table:table-row table:style-name="ro1">
          <table:table-cell table:formula="of:=[.A753]+[.$B$1]" office:value-type="float" office:value="74.7" calcext:value-type="float">
            <text:p>74.7</text:p>
          </table:table-cell>
          <table:table-cell table:formula="of:=[.A754]*[.$B$2]" office:value-type="float" office:value="1.30376095123976" calcext:value-type="float">
            <text:p>1.30376095123976</text:p>
          </table:table-cell>
          <table:table-cell table:formula="of:=SIN([.B754])" office:value-type="float" office:value="0.964557418457798" calcext:value-type="float">
            <text:p>0.964557418457798</text:p>
          </table:table-cell>
          <table:table-cell table:style-name="ce3" table:formula="of:=[.C754]*[.$B$3]" office:value-type="float" office:value="15803.3087440126" calcext:value-type="float">
            <text:p>15803</text:p>
          </table:table-cell>
        </table:table-row>
        <table:table-row table:style-name="ro1">
          <table:table-cell table:formula="of:=[.A754]+[.$B$1]" office:value-type="float" office:value="74.8" calcext:value-type="float">
            <text:p>74.8</text:p>
          </table:table-cell>
          <table:table-cell table:formula="of:=[.A755]*[.$B$2]" office:value-type="float" office:value="1.30550628049176" calcext:value-type="float">
            <text:p>1.30550628049176</text:p>
          </table:table-cell>
          <table:table-cell table:formula="of:=SIN([.B755])" office:value-type="float" office:value="0.965016494472311" calcext:value-type="float">
            <text:p>0.965016494472311</text:p>
          </table:table-cell>
          <table:table-cell table:style-name="ce3" table:formula="of:=[.C755]*[.$B$3]" office:value-type="float" office:value="15810.8302454344" calcext:value-type="float">
            <text:p>15811</text:p>
          </table:table-cell>
        </table:table-row>
        <table:table-row table:style-name="ro1">
          <table:table-cell table:formula="of:=[.A755]+[.$B$1]" office:value-type="float" office:value="74.9" calcext:value-type="float">
            <text:p>74.9</text:p>
          </table:table-cell>
          <table:table-cell table:formula="of:=[.A756]*[.$B$2]" office:value-type="float" office:value="1.30725160974375" calcext:value-type="float">
            <text:p>1.30725160974375</text:p>
          </table:table-cell>
          <table:table-cell table:formula="of:=SIN([.B756])" office:value-type="float" office:value="0.965472630879225" calcext:value-type="float">
            <text:p>0.965472630879225</text:p>
          </table:table-cell>
          <table:table-cell table:style-name="ce3" table:formula="of:=[.C756]*[.$B$3]" office:value-type="float" office:value="15818.3035843252" calcext:value-type="float">
            <text:p>15818</text:p>
          </table:table-cell>
        </table:table-row>
        <table:table-row table:style-name="ro1">
          <table:table-cell table:formula="of:=[.A756]+[.$B$1]" office:value-type="float" office:value="75" calcext:value-type="float">
            <text:p>75</text:p>
          </table:table-cell>
          <table:table-cell table:formula="of:=[.A757]*[.$B$2]" office:value-type="float" office:value="1.30899693899575" calcext:value-type="float">
            <text:p>1.30899693899575</text:p>
          </table:table-cell>
          <table:table-cell table:formula="of:=SIN([.B757])" office:value-type="float" office:value="0.965925826289068" calcext:value-type="float">
            <text:p>0.965925826289068</text:p>
          </table:table-cell>
          <table:table-cell table:style-name="ce3" table:formula="of:=[.C757]*[.$B$3]" office:value-type="float" office:value="15825.7287379201" calcext:value-type="float">
            <text:p>15826</text:p>
          </table:table-cell>
        </table:table-row>
        <table:table-row table:style-name="ro1">
          <table:table-cell table:formula="of:=[.A757]+[.$B$1]" office:value-type="float" office:value="75.1" calcext:value-type="float">
            <text:p>75.1</text:p>
          </table:table-cell>
          <table:table-cell table:formula="of:=[.A758]*[.$B$2]" office:value-type="float" office:value="1.31074226824774" calcext:value-type="float">
            <text:p>1.31074226824774</text:p>
          </table:table-cell>
          <table:table-cell table:formula="of:=SIN([.B758])" office:value-type="float" office:value="0.966376079321329" calcext:value-type="float">
            <text:p>0.966376079321329</text:p>
          </table:table-cell>
          <table:table-cell table:style-name="ce3" table:formula="of:=[.C758]*[.$B$3]" office:value-type="float" office:value="15833.1056836007" calcext:value-type="float">
            <text:p>15833</text:p>
          </table:table-cell>
        </table:table-row>
        <table:table-row table:style-name="ro1">
          <table:table-cell table:formula="of:=[.A758]+[.$B$1]" office:value-type="float" office:value="75.2" calcext:value-type="float">
            <text:p>75.2</text:p>
          </table:table-cell>
          <table:table-cell table:formula="of:=[.A759]*[.$B$2]" office:value-type="float" office:value="1.31248759749974" calcext:value-type="float">
            <text:p>1.31248759749974</text:p>
          </table:table-cell>
          <table:table-cell table:formula="of:=SIN([.B759])" office:value-type="float" office:value="0.966823388604459" calcext:value-type="float">
            <text:p>0.966823388604459</text:p>
          </table:table-cell>
          <table:table-cell table:style-name="ce3" table:formula="of:=[.C759]*[.$B$3]" office:value-type="float" office:value="15840.4343988955" calcext:value-type="float">
            <text:p>15840</text:p>
          </table:table-cell>
        </table:table-row>
        <table:table-row table:style-name="ro1">
          <table:table-cell table:formula="of:=[.A759]+[.$B$1]" office:value-type="float" office:value="75.3" calcext:value-type="float">
            <text:p>75.3</text:p>
          </table:table-cell>
          <table:table-cell table:formula="of:=[.A760]*[.$B$2]" office:value-type="float" office:value="1.31423292675173" calcext:value-type="float">
            <text:p>1.31423292675173</text:p>
          </table:table-cell>
          <table:table-cell table:formula="of:=SIN([.B760])" office:value-type="float" office:value="0.967267752775877" calcext:value-type="float">
            <text:p>0.967267752775877</text:p>
          </table:table-cell>
          <table:table-cell table:style-name="ce3" table:formula="of:=[.C760]*[.$B$3]" office:value-type="float" office:value="15847.71486148" calcext:value-type="float">
            <text:p>15848</text:p>
          </table:table-cell>
        </table:table-row>
        <table:table-row table:style-name="ro1">
          <table:table-cell table:formula="of:=[.A760]+[.$B$1]" office:value-type="float" office:value="75.4" calcext:value-type="float">
            <text:p>75.4</text:p>
          </table:table-cell>
          <table:table-cell table:formula="of:=[.A761]*[.$B$2]" office:value-type="float" office:value="1.31597825600372" calcext:value-type="float">
            <text:p>1.31597825600372</text:p>
          </table:table-cell>
          <table:table-cell table:formula="of:=SIN([.B761])" office:value-type="float" office:value="0.967709170481971" calcext:value-type="float">
            <text:p>0.967709170481971</text:p>
          </table:table-cell>
          <table:table-cell table:style-name="ce3" table:formula="of:=[.C761]*[.$B$3]" office:value-type="float" office:value="15854.9470491766" calcext:value-type="float">
            <text:p>15855</text:p>
          </table:table-cell>
        </table:table-row>
        <table:table-row table:style-name="ro1">
          <table:table-cell table:formula="of:=[.A761]+[.$B$1]" office:value-type="float" office:value="75.5" calcext:value-type="float">
            <text:p>75.5</text:p>
          </table:table-cell>
          <table:table-cell table:formula="of:=[.A762]*[.$B$2]" office:value-type="float" office:value="1.31772358525572" calcext:value-type="float">
            <text:p>1.31772358525572</text:p>
          </table:table-cell>
          <table:table-cell table:formula="of:=SIN([.B762])" office:value-type="float" office:value="0.968147640378108" calcext:value-type="float">
            <text:p>0.968147640378108</text:p>
          </table:table-cell>
          <table:table-cell table:style-name="ce3" table:formula="of:=[.C762]*[.$B$3]" office:value-type="float" office:value="15862.1309399549" calcext:value-type="float">
            <text:p>15862</text:p>
          </table:table-cell>
        </table:table-row>
        <table:table-row table:style-name="ro1">
          <table:table-cell table:formula="of:=[.A762]+[.$B$1]" office:value-type="float" office:value="75.6" calcext:value-type="float">
            <text:p>75.6</text:p>
          </table:table-cell>
          <table:table-cell table:formula="of:=[.A763]*[.$B$2]" office:value-type="float" office:value="1.31946891450771" calcext:value-type="float">
            <text:p>1.31946891450771</text:p>
          </table:table-cell>
          <table:table-cell table:formula="of:=SIN([.B763])" office:value-type="float" office:value="0.968583161128631" calcext:value-type="float">
            <text:p>0.968583161128631</text:p>
          </table:table-cell>
          <table:table-cell table:style-name="ce3" table:formula="of:=[.C763]*[.$B$3]" office:value-type="float" office:value="15869.2665119315" calcext:value-type="float">
            <text:p>15869</text:p>
          </table:table-cell>
        </table:table-row>
        <table:table-row table:style-name="ro1">
          <table:table-cell table:formula="of:=[.A763]+[.$B$1]" office:value-type="float" office:value="75.7" calcext:value-type="float">
            <text:p>75.7</text:p>
          </table:table-cell>
          <table:table-cell table:formula="of:=[.A764]*[.$B$2]" office:value-type="float" office:value="1.32121424375971" calcext:value-type="float">
            <text:p>1.32121424375971</text:p>
          </table:table-cell>
          <table:table-cell table:formula="of:=SIN([.B764])" office:value-type="float" office:value="0.969015731406869" calcext:value-type="float">
            <text:p>0.969015731406869</text:p>
          </table:table-cell>
          <table:table-cell table:style-name="ce3" table:formula="of:=[.C764]*[.$B$3]" office:value-type="float" office:value="15876.3537433701" calcext:value-type="float">
            <text:p>15876</text:p>
          </table:table-cell>
        </table:table-row>
        <table:table-row table:style-name="ro1">
          <table:table-cell table:formula="of:=[.A764]+[.$B$1]" office:value-type="float" office:value="75.8" calcext:value-type="float">
            <text:p>75.8</text:p>
          </table:table-cell>
          <table:table-cell table:formula="of:=[.A765]*[.$B$2]" office:value-type="float" office:value="1.3229595730117" calcext:value-type="float">
            <text:p>1.3229595730117</text:p>
          </table:table-cell>
          <table:table-cell table:formula="of:=SIN([.B765])" office:value-type="float" office:value="0.969445349895139" calcext:value-type="float">
            <text:p>0.969445349895139</text:p>
          </table:table-cell>
          <table:table-cell table:style-name="ce3" table:formula="of:=[.C765]*[.$B$3]" office:value-type="float" office:value="15883.392612682" calcext:value-type="float">
            <text:p>15883</text:p>
          </table:table-cell>
        </table:table-row>
        <table:table-row table:style-name="ro1">
          <table:table-cell table:formula="of:=[.A765]+[.$B$1]" office:value-type="float" office:value="75.9" calcext:value-type="float">
            <text:p>75.9</text:p>
          </table:table-cell>
          <table:table-cell table:formula="of:=[.A766]*[.$B$2]" office:value-type="float" office:value="1.3247049022637" calcext:value-type="float">
            <text:p>1.3247049022637</text:p>
          </table:table-cell>
          <table:table-cell table:formula="of:=SIN([.B766])" office:value-type="float" office:value="0.969872015284747" calcext:value-type="float">
            <text:p>0.969872015284747</text:p>
          </table:table-cell>
          <table:table-cell table:style-name="ce3" table:formula="of:=[.C766]*[.$B$3]" office:value-type="float" office:value="15890.3830984253" calcext:value-type="float">
            <text:p>15890</text:p>
          </table:table-cell>
        </table:table-row>
        <table:table-row table:style-name="ro1">
          <table:table-cell table:formula="of:=[.A766]+[.$B$1]" office:value-type="float" office:value="76" calcext:value-type="float">
            <text:p>76</text:p>
          </table:table-cell>
          <table:table-cell table:formula="of:=[.A767]*[.$B$2]" office:value-type="float" office:value="1.32645023151569" calcext:value-type="float">
            <text:p>1.32645023151569</text:p>
          </table:table-cell>
          <table:table-cell table:formula="of:=SIN([.B767])" office:value-type="float" office:value="0.970295726275996" calcext:value-type="float">
            <text:p>0.970295726275996</text:p>
          </table:table-cell>
          <table:table-cell table:style-name="ce3" table:formula="of:=[.C767]*[.$B$3]" office:value-type="float" office:value="15897.3251793059" calcext:value-type="float">
            <text:p>15897</text:p>
          </table:table-cell>
        </table:table-row>
        <table:table-row table:style-name="ro1">
          <table:table-cell table:formula="of:=[.A767]+[.$B$1]" office:value-type="float" office:value="76.1" calcext:value-type="float">
            <text:p>76.1</text:p>
          </table:table-cell>
          <table:table-cell table:formula="of:=[.A768]*[.$B$2]" office:value-type="float" office:value="1.32819556076768" calcext:value-type="float">
            <text:p>1.32819556076768</text:p>
          </table:table-cell>
          <table:table-cell table:formula="of:=SIN([.B768])" office:value-type="float" office:value="0.970716481578191" calcext:value-type="float">
            <text:p>0.970716481578191</text:p>
          </table:table-cell>
          <table:table-cell table:style-name="ce3" table:formula="of:=[.C768]*[.$B$3]" office:value-type="float" office:value="15904.2188341771" calcext:value-type="float">
            <text:p>15904</text:p>
          </table:table-cell>
        </table:table-row>
        <table:table-row table:style-name="ro1">
          <table:table-cell table:formula="of:=[.A768]+[.$B$1]" office:value-type="float" office:value="76.2" calcext:value-type="float">
            <text:p>76.2</text:p>
          </table:table-cell>
          <table:table-cell table:formula="of:=[.A769]*[.$B$2]" office:value-type="float" office:value="1.32994089001968" calcext:value-type="float">
            <text:p>1.32994089001968</text:p>
          </table:table-cell>
          <table:table-cell table:formula="of:=SIN([.B769])" office:value-type="float" office:value="0.971134279909636" calcext:value-type="float">
            <text:p>0.971134279909636</text:p>
          </table:table-cell>
          <table:table-cell table:style-name="ce3" table:formula="of:=[.C769]*[.$B$3]" office:value-type="float" office:value="15911.0640420395" calcext:value-type="float">
            <text:p>15911</text:p>
          </table:table-cell>
        </table:table-row>
        <table:table-row table:style-name="ro1">
          <table:table-cell table:formula="of:=[.A769]+[.$B$1]" office:value-type="float" office:value="76.2999999999999" calcext:value-type="float">
            <text:p>76.2999999999999</text:p>
          </table:table-cell>
          <table:table-cell table:formula="of:=[.A770]*[.$B$2]" office:value-type="float" office:value="1.33168621927167" calcext:value-type="float">
            <text:p>1.33168621927167</text:p>
          </table:table-cell>
          <table:table-cell table:formula="of:=SIN([.B770])" office:value-type="float" office:value="0.971549119997646" calcext:value-type="float">
            <text:p>0.971549119997646</text:p>
          </table:table-cell>
          <table:table-cell table:style-name="ce3" table:formula="of:=[.C770]*[.$B$3]" office:value-type="float" office:value="15917.8607820414" calcext:value-type="float">
            <text:p>15918</text:p>
          </table:table-cell>
        </table:table-row>
        <table:table-row table:style-name="ro1">
          <table:table-cell table:formula="of:=[.A770]+[.$B$1]" office:value-type="float" office:value="76.3999999999999" calcext:value-type="float">
            <text:p>76.3999999999999</text:p>
          </table:table-cell>
          <table:table-cell table:formula="of:=[.A771]*[.$B$2]" office:value-type="float" office:value="1.33343154852367" calcext:value-type="float">
            <text:p>1.33343154852367</text:p>
          </table:table-cell>
          <table:table-cell table:formula="of:=SIN([.B771])" office:value-type="float" office:value="0.971961000578546" calcext:value-type="float">
            <text:p>0.971961000578546</text:p>
          </table:table-cell>
          <table:table-cell table:style-name="ce3" table:formula="of:=[.C771]*[.$B$3]" office:value-type="float" office:value="15924.6090334789" calcext:value-type="float">
            <text:p>15925</text:p>
          </table:table-cell>
        </table:table-row>
        <table:table-row table:style-name="ro1">
          <table:table-cell table:formula="of:=[.A771]+[.$B$1]" office:value-type="float" office:value="76.4999999999999" calcext:value-type="float">
            <text:p>76.4999999999999</text:p>
          </table:table-cell>
          <table:table-cell table:formula="of:=[.A772]*[.$B$2]" office:value-type="float" office:value="1.33517687777566" calcext:value-type="float">
            <text:p>1.33517687777566</text:p>
          </table:table-cell>
          <table:table-cell table:formula="of:=SIN([.B772])" office:value-type="float" office:value="0.972369920397676" calcext:value-type="float">
            <text:p>0.972369920397676</text:p>
          </table:table-cell>
          <table:table-cell table:style-name="ce3" table:formula="of:=[.C772]*[.$B$3]" office:value-type="float" office:value="15931.3087757955" calcext:value-type="float">
            <text:p>15931</text:p>
          </table:table-cell>
        </table:table-row>
        <table:table-row table:style-name="ro1">
          <table:table-cell table:formula="of:=[.A772]+[.$B$1]" office:value-type="float" office:value="76.5999999999999" calcext:value-type="float">
            <text:p>76.5999999999999</text:p>
          </table:table-cell>
          <table:table-cell table:formula="of:=[.A773]*[.$B$2]" office:value-type="float" office:value="1.33692220702766" calcext:value-type="float">
            <text:p>1.33692220702766</text:p>
          </table:table-cell>
          <table:table-cell table:formula="of:=SIN([.B773])" office:value-type="float" office:value="0.972775878209396" calcext:value-type="float">
            <text:p>0.972775878209396</text:p>
          </table:table-cell>
          <table:table-cell table:style-name="ce3" table:formula="of:=[.C773]*[.$B$3]" office:value-type="float" office:value="15937.9599885827" calcext:value-type="float">
            <text:p>15938</text:p>
          </table:table-cell>
        </table:table-row>
        <table:table-row table:style-name="ro1">
          <table:table-cell table:formula="of:=[.A773]+[.$B$1]" office:value-type="float" office:value="76.6999999999999" calcext:value-type="float">
            <text:p>76.6999999999999</text:p>
          </table:table-cell>
          <table:table-cell table:formula="of:=[.A774]*[.$B$2]" office:value-type="float" office:value="1.33866753627965" calcext:value-type="float">
            <text:p>1.33866753627965</text:p>
          </table:table-cell>
          <table:table-cell table:formula="of:=SIN([.B774])" office:value-type="float" office:value="0.973178872777088" calcext:value-type="float">
            <text:p>0.973178872777088</text:p>
          </table:table-cell>
          <table:table-cell table:style-name="ce3" table:formula="of:=[.C774]*[.$B$3]" office:value-type="float" office:value="15944.5626515798" calcext:value-type="float">
            <text:p>15945</text:p>
          </table:table-cell>
        </table:table-row>
        <table:table-row table:style-name="ro1">
          <table:table-cell table:formula="of:=[.A774]+[.$B$1]" office:value-type="float" office:value="76.7999999999999" calcext:value-type="float">
            <text:p>76.7999999999999</text:p>
          </table:table-cell>
          <table:table-cell table:formula="of:=[.A775]*[.$B$2]" office:value-type="float" office:value="1.34041286553164" calcext:value-type="float">
            <text:p>1.34041286553164</text:p>
          </table:table-cell>
          <table:table-cell table:formula="of:=SIN([.B775])" office:value-type="float" office:value="0.97357890287316" calcext:value-type="float">
            <text:p>0.97357890287316</text:p>
          </table:table-cell>
          <table:table-cell table:style-name="ce3" table:formula="of:=[.C775]*[.$B$3]" office:value-type="float" office:value="15951.1167446739" calcext:value-type="float">
            <text:p>15951</text:p>
          </table:table-cell>
        </table:table-row>
        <table:table-row table:style-name="ro1">
          <table:table-cell table:formula="of:=[.A775]+[.$B$1]" office:value-type="float" office:value="76.8999999999999" calcext:value-type="float">
            <text:p>76.8999999999999</text:p>
          </table:table-cell>
          <table:table-cell table:formula="of:=[.A776]*[.$B$2]" office:value-type="float" office:value="1.34215819478364" calcext:value-type="float">
            <text:p>1.34215819478364</text:p>
          </table:table-cell>
          <table:table-cell table:formula="of:=SIN([.B776])" office:value-type="float" office:value="0.973975967279051" calcext:value-type="float">
            <text:p>0.973975967279051</text:p>
          </table:table-cell>
          <table:table-cell table:style-name="ce3" table:formula="of:=[.C776]*[.$B$3]" office:value-type="float" office:value="15957.6222479" calcext:value-type="float">
            <text:p>15958</text:p>
          </table:table-cell>
        </table:table-row>
        <table:table-row table:style-name="ro1">
          <table:table-cell table:formula="of:=[.A776]+[.$B$1]" office:value-type="float" office:value="76.9999999999999" calcext:value-type="float">
            <text:p>76.9999999999999</text:p>
          </table:table-cell>
          <table:table-cell table:formula="of:=[.A777]*[.$B$2]" office:value-type="float" office:value="1.34390352403563" calcext:value-type="float">
            <text:p>1.34390352403563</text:p>
          </table:table-cell>
          <table:table-cell table:formula="of:=SIN([.B777])" office:value-type="float" office:value="0.974370064785235" calcext:value-type="float">
            <text:p>0.974370064785235</text:p>
          </table:table-cell>
          <table:table-cell table:style-name="ce3" table:formula="of:=[.C777]*[.$B$3]" office:value-type="float" office:value="15964.0791414413" calcext:value-type="float">
            <text:p>15964</text:p>
          </table:table-cell>
        </table:table-row>
        <table:table-row table:style-name="ro1">
          <table:table-cell table:formula="of:=[.A777]+[.$B$1]" office:value-type="float" office:value="77.0999999999999" calcext:value-type="float">
            <text:p>77.0999999999999</text:p>
          </table:table-cell>
          <table:table-cell table:formula="of:=[.A778]*[.$B$2]" office:value-type="float" office:value="1.34564885328763" calcext:value-type="float">
            <text:p>1.34564885328763</text:p>
          </table:table-cell>
          <table:table-cell table:formula="of:=SIN([.B778])" office:value-type="float" office:value="0.974761194191221" calcext:value-type="float">
            <text:p>0.974761194191221</text:p>
          </table:table-cell>
          <table:table-cell table:style-name="ce3" table:formula="of:=[.C778]*[.$B$3]" office:value-type="float" office:value="15970.487405629" calcext:value-type="float">
            <text:p>15970</text:p>
          </table:table-cell>
        </table:table-row>
        <table:table-row table:style-name="ro1">
          <table:table-cell table:formula="of:=[.A778]+[.$B$1]" office:value-type="float" office:value="77.1999999999999" calcext:value-type="float">
            <text:p>77.1999999999999</text:p>
          </table:table-cell>
          <table:table-cell table:formula="of:=[.A779]*[.$B$2]" office:value-type="float" office:value="1.34739418253962" calcext:value-type="float">
            <text:p>1.34739418253962</text:p>
          </table:table-cell>
          <table:table-cell table:formula="of:=SIN([.B779])" office:value-type="float" office:value="0.975149354305563" calcext:value-type="float">
            <text:p>0.975149354305563</text:p>
          </table:table-cell>
          <table:table-cell table:style-name="ce3" table:formula="of:=[.C779]*[.$B$3]" office:value-type="float" office:value="15976.8470209423" calcext:value-type="float">
            <text:p>15977</text:p>
          </table:table-cell>
        </table:table-row>
        <table:table-row table:style-name="ro1">
          <table:table-cell table:formula="of:=[.A779]+[.$B$1]" office:value-type="float" office:value="77.2999999999999" calcext:value-type="float">
            <text:p>77.2999999999999</text:p>
          </table:table-cell>
          <table:table-cell table:formula="of:=[.A780]*[.$B$2]" office:value-type="float" office:value="1.34913951179161" calcext:value-type="float">
            <text:p>1.34913951179161</text:p>
          </table:table-cell>
          <table:table-cell table:formula="of:=SIN([.B780])" office:value-type="float" office:value="0.975534543945856" calcext:value-type="float">
            <text:p>0.975534543945856</text:p>
          </table:table-cell>
          <table:table-cell table:style-name="ce3" table:formula="of:=[.C780]*[.$B$3]" office:value-type="float" office:value="15983.1579680089" calcext:value-type="float">
            <text:p>15983</text:p>
          </table:table-cell>
        </table:table-row>
        <table:table-row table:style-name="ro1">
          <table:table-cell table:formula="of:=[.A780]+[.$B$1]" office:value-type="float" office:value="77.3999999999999" calcext:value-type="float">
            <text:p>77.3999999999999</text:p>
          </table:table-cell>
          <table:table-cell table:formula="of:=[.A781]*[.$B$2]" office:value-type="float" office:value="1.35088484104361" calcext:value-type="float">
            <text:p>1.35088484104361</text:p>
          </table:table-cell>
          <table:table-cell table:formula="of:=SIN([.B781])" office:value-type="float" office:value="0.975916761938747" calcext:value-type="float">
            <text:p>0.975916761938747</text:p>
          </table:table-cell>
          <table:table-cell table:style-name="ce3" table:formula="of:=[.C781]*[.$B$3]" office:value-type="float" office:value="15989.4202276044" calcext:value-type="float">
            <text:p>15989</text:p>
          </table:table-cell>
        </table:table-row>
        <table:table-row table:style-name="ro1">
          <table:table-cell table:formula="of:=[.A781]+[.$B$1]" office:value-type="float" office:value="77.4999999999999" calcext:value-type="float">
            <text:p>77.4999999999999</text:p>
          </table:table-cell>
          <table:table-cell table:formula="of:=[.A782]*[.$B$2]" office:value-type="float" office:value="1.3526301702956" calcext:value-type="float">
            <text:p>1.3526301702956</text:p>
          </table:table-cell>
          <table:table-cell table:formula="of:=SIN([.B782])" office:value-type="float" office:value="0.976296007119933" calcext:value-type="float">
            <text:p>0.976296007119933</text:p>
          </table:table-cell>
          <table:table-cell table:style-name="ce3" table:formula="of:=[.C782]*[.$B$3]" office:value-type="float" office:value="15995.633780653" calcext:value-type="float">
            <text:p>15996</text:p>
          </table:table-cell>
        </table:table-row>
        <table:table-row table:style-name="ro1">
          <table:table-cell table:formula="of:=[.A782]+[.$B$1]" office:value-type="float" office:value="77.5999999999999" calcext:value-type="float">
            <text:p>77.5999999999999</text:p>
          </table:table-cell>
          <table:table-cell table:formula="of:=[.A783]*[.$B$2]" office:value-type="float" office:value="1.3543754995476" calcext:value-type="float">
            <text:p>1.3543754995476</text:p>
          </table:table-cell>
          <table:table-cell table:formula="of:=SIN([.B783])" office:value-type="float" office:value="0.976672278334167" calcext:value-type="float">
            <text:p>0.976672278334167</text:p>
          </table:table-cell>
          <table:table-cell table:style-name="ce3" table:formula="of:=[.C783]*[.$B$3]" office:value-type="float" office:value="16001.798608227" calcext:value-type="float">
            <text:p>16002</text:p>
          </table:table-cell>
        </table:table-row>
        <table:table-row table:style-name="ro1">
          <table:table-cell table:formula="of:=[.A783]+[.$B$1]" office:value-type="float" office:value="77.6999999999999" calcext:value-type="float">
            <text:p>77.6999999999999</text:p>
          </table:table-cell>
          <table:table-cell table:formula="of:=[.A784]*[.$B$2]" office:value-type="float" office:value="1.35612082879959" calcext:value-type="float">
            <text:p>1.35612082879959</text:p>
          </table:table-cell>
          <table:table-cell table:formula="of:=SIN([.B784])" office:value-type="float" office:value="0.977045574435263" calcext:value-type="float">
            <text:p>0.977045574435263</text:p>
          </table:table-cell>
          <table:table-cell table:style-name="ce3" table:formula="of:=[.C784]*[.$B$3]" office:value-type="float" office:value="16007.9146915474" calcext:value-type="float">
            <text:p>16008</text:p>
          </table:table-cell>
        </table:table-row>
        <table:table-row table:style-name="ro1">
          <table:table-cell table:formula="of:=[.A784]+[.$B$1]" office:value-type="float" office:value="77.7999999999999" calcext:value-type="float">
            <text:p>77.7999999999999</text:p>
          </table:table-cell>
          <table:table-cell table:formula="of:=[.A785]*[.$B$2]" office:value-type="float" office:value="1.35786615805159" calcext:value-type="float">
            <text:p>1.35786615805159</text:p>
          </table:table-cell>
          <table:table-cell table:formula="of:=SIN([.B785])" office:value-type="float" office:value="0.977415894286095" calcext:value-type="float">
            <text:p>0.977415894286095</text:p>
          </table:table-cell>
          <table:table-cell table:style-name="ce3" table:formula="of:=[.C785]*[.$B$3]" office:value-type="float" office:value="16013.9820119834" calcext:value-type="float">
            <text:p>16014</text:p>
          </table:table-cell>
        </table:table-row>
        <table:table-row table:style-name="ro1">
          <table:table-cell table:formula="of:=[.A785]+[.$B$1]" office:value-type="float" office:value="77.8999999999999" calcext:value-type="float">
            <text:p>77.8999999999999</text:p>
          </table:table-cell>
          <table:table-cell table:formula="of:=[.A786]*[.$B$2]" office:value-type="float" office:value="1.35961148730358" calcext:value-type="float">
            <text:p>1.35961148730358</text:p>
          </table:table-cell>
          <table:table-cell table:formula="of:=SIN([.B786])" office:value-type="float" office:value="0.977783236758606" calcext:value-type="float">
            <text:p>0.977783236758606</text:p>
          </table:table-cell>
          <table:table-cell table:style-name="ce3" table:formula="of:=[.C786]*[.$B$3]" office:value-type="float" office:value="16020.000551053" calcext:value-type="float">
            <text:p>16020</text:p>
          </table:table-cell>
        </table:table-row>
        <table:table-row table:style-name="ro1">
          <table:table-cell table:formula="of:=[.A786]+[.$B$1]" office:value-type="float" office:value="77.9999999999999" calcext:value-type="float">
            <text:p>77.9999999999999</text:p>
          </table:table-cell>
          <table:table-cell table:formula="of:=[.A787]*[.$B$2]" office:value-type="float" office:value="1.36135681655557" calcext:value-type="float">
            <text:p>1.36135681655557</text:p>
          </table:table-cell>
          <table:table-cell table:formula="of:=SIN([.B787])" office:value-type="float" office:value="0.978147600733805" calcext:value-type="float">
            <text:p>0.978147600733805</text:p>
          </table:table-cell>
          <table:table-cell table:style-name="ce3" table:formula="of:=[.C787]*[.$B$3]" office:value-type="float" office:value="16025.9702904227" calcext:value-type="float">
            <text:p>16026</text:p>
          </table:table-cell>
        </table:table-row>
        <table:table-row table:style-name="ro1">
          <table:table-cell table:formula="of:=[.A787]+[.$B$1]" office:value-type="float" office:value="78.0999999999998" calcext:value-type="float">
            <text:p>78.0999999999998</text:p>
          </table:table-cell>
          <table:table-cell table:formula="of:=[.A788]*[.$B$2]" office:value-type="float" office:value="1.36310214580757" calcext:value-type="float">
            <text:p>1.36310214580757</text:p>
          </table:table-cell>
          <table:table-cell table:formula="of:=SIN([.B788])" office:value-type="float" office:value="0.978508985101778" calcext:value-type="float">
            <text:p>0.978508985101778</text:p>
          </table:table-cell>
          <table:table-cell table:style-name="ce3" table:formula="of:=[.C788]*[.$B$3]" office:value-type="float" office:value="16031.8912119075" calcext:value-type="float">
            <text:p>16032</text:p>
          </table:table-cell>
        </table:table-row>
        <table:table-row table:style-name="ro1">
          <table:table-cell table:formula="of:=[.A788]+[.$B$1]" office:value-type="float" office:value="78.1999999999998" calcext:value-type="float">
            <text:p>78.1999999999998</text:p>
          </table:table-cell>
          <table:table-cell table:formula="of:=[.A789]*[.$B$2]" office:value-type="float" office:value="1.36484747505956" calcext:value-type="float">
            <text:p>1.36484747505956</text:p>
          </table:table-cell>
          <table:table-cell table:formula="of:=SIN([.B789])" office:value-type="float" office:value="0.978867388761684" calcext:value-type="float">
            <text:p>0.978867388761684</text:p>
          </table:table-cell>
          <table:table-cell table:style-name="ce3" table:formula="of:=[.C789]*[.$B$3]" office:value-type="float" office:value="16037.7632974714" calcext:value-type="float">
            <text:p>16038</text:p>
          </table:table-cell>
        </table:table-row>
        <table:table-row table:style-name="ro1">
          <table:table-cell table:formula="of:=[.A789]+[.$B$1]" office:value-type="float" office:value="78.2999999999998" calcext:value-type="float">
            <text:p>78.2999999999998</text:p>
          </table:table-cell>
          <table:table-cell table:formula="of:=[.A790]*[.$B$2]" office:value-type="float" office:value="1.36659280431156" calcext:value-type="float">
            <text:p>1.36659280431156</text:p>
          </table:table-cell>
          <table:table-cell table:formula="of:=SIN([.B790])" office:value-type="float" office:value="0.979222810621765" calcext:value-type="float">
            <text:p>0.979222810621765</text:p>
          </table:table-cell>
          <table:table-cell table:style-name="ce3" table:formula="of:=[.C790]*[.$B$3]" office:value-type="float" office:value="16043.586529227" calcext:value-type="float">
            <text:p>16044</text:p>
          </table:table-cell>
        </table:table-row>
        <table:table-row table:style-name="ro1">
          <table:table-cell table:formula="of:=[.A790]+[.$B$1]" office:value-type="float" office:value="78.3999999999998" calcext:value-type="float">
            <text:p>78.3999999999998</text:p>
          </table:table-cell>
          <table:table-cell table:formula="of:=[.A791]*[.$B$2]" office:value-type="float" office:value="1.36833813356355" calcext:value-type="float">
            <text:p>1.36833813356355</text:p>
          </table:table-cell>
          <table:table-cell table:formula="of:=SIN([.B791])" office:value-type="float" office:value="0.979575249599343" calcext:value-type="float">
            <text:p>0.979575249599343</text:p>
          </table:table-cell>
          <table:table-cell table:style-name="ce3" table:formula="of:=[.C791]*[.$B$3]" office:value-type="float" office:value="16049.3608894356" calcext:value-type="float">
            <text:p>16049</text:p>
          </table:table-cell>
        </table:table-row>
        <table:table-row table:style-name="ro1">
          <table:table-cell table:formula="of:=[.A791]+[.$B$1]" office:value-type="float" office:value="78.4999999999998" calcext:value-type="float">
            <text:p>78.4999999999998</text:p>
          </table:table-cell>
          <table:table-cell table:formula="of:=[.A792]*[.$B$2]" office:value-type="float" office:value="1.37008346281555" calcext:value-type="float">
            <text:p>1.37008346281555</text:p>
          </table:table-cell>
          <table:table-cell table:formula="of:=SIN([.B792])" office:value-type="float" office:value="0.979924704620829" calcext:value-type="float">
            <text:p>0.979924704620829</text:p>
          </table:table-cell>
          <table:table-cell table:style-name="ce3" table:formula="of:=[.C792]*[.$B$3]" office:value-type="float" office:value="16055.0863605077" calcext:value-type="float">
            <text:p>16055</text:p>
          </table:table-cell>
        </table:table-row>
        <table:table-row table:style-name="ro1">
          <table:table-cell table:formula="of:=[.A792]+[.$B$1]" office:value-type="float" office:value="78.5999999999998" calcext:value-type="float">
            <text:p>78.5999999999998</text:p>
          </table:table-cell>
          <table:table-cell table:formula="of:=[.A793]*[.$B$2]" office:value-type="float" office:value="1.37182879206754" calcext:value-type="float">
            <text:p>1.37182879206754</text:p>
          </table:table-cell>
          <table:table-cell table:formula="of:=SIN([.B793])" office:value-type="float" office:value="0.980271174621721" calcext:value-type="float">
            <text:p>0.980271174621721</text:p>
          </table:table-cell>
          <table:table-cell table:style-name="ce3" table:formula="of:=[.C793]*[.$B$3]" office:value-type="float" office:value="16060.7629250023" calcext:value-type="float">
            <text:p>16061</text:p>
          </table:table-cell>
        </table:table-row>
        <table:table-row table:style-name="ro1">
          <table:table-cell table:formula="of:=[.A793]+[.$B$1]" office:value-type="float" office:value="78.6999999999998" calcext:value-type="float">
            <text:p>78.6999999999998</text:p>
          </table:table-cell>
          <table:table-cell table:formula="of:=[.A794]*[.$B$2]" office:value-type="float" office:value="1.37357412131953" calcext:value-type="float">
            <text:p>1.37357412131953</text:p>
          </table:table-cell>
          <table:table-cell table:formula="of:=SIN([.B794])" office:value-type="float" office:value="0.980614658546612" calcext:value-type="float">
            <text:p>0.980614658546612</text:p>
          </table:table-cell>
          <table:table-cell table:style-name="ce3" table:formula="of:=[.C794]*[.$B$3]" office:value-type="float" office:value="16066.3905656277" calcext:value-type="float">
            <text:p>16066</text:p>
          </table:table-cell>
        </table:table-row>
        <table:table-row table:style-name="ro1">
          <table:table-cell table:formula="of:=[.A794]+[.$B$1]" office:value-type="float" office:value="78.7999999999998" calcext:value-type="float">
            <text:p>78.7999999999998</text:p>
          </table:table-cell>
          <table:table-cell table:formula="of:=[.A795]*[.$B$2]" office:value-type="float" office:value="1.37531945057153" calcext:value-type="float">
            <text:p>1.37531945057153</text:p>
          </table:table-cell>
          <table:table-cell table:formula="of:=SIN([.B795])" office:value-type="float" office:value="0.980955155349191" calcext:value-type="float">
            <text:p>0.980955155349191</text:p>
          </table:table-cell>
          <table:table-cell table:style-name="ce3" table:formula="of:=[.C795]*[.$B$3]" office:value-type="float" office:value="16071.9692652411" calcext:value-type="float">
            <text:p>16072</text:p>
          </table:table-cell>
        </table:table-row>
        <table:table-row table:style-name="ro1">
          <table:table-cell table:formula="of:=[.A795]+[.$B$1]" office:value-type="float" office:value="78.8999999999998" calcext:value-type="float">
            <text:p>78.8999999999998</text:p>
          </table:table-cell>
          <table:table-cell table:formula="of:=[.A796]*[.$B$2]" office:value-type="float" office:value="1.37706477982352" calcext:value-type="float">
            <text:p>1.37706477982352</text:p>
          </table:table-cell>
          <table:table-cell table:formula="of:=SIN([.B796])" office:value-type="float" office:value="0.981292663992245" calcext:value-type="float">
            <text:p>0.981292663992245</text:p>
          </table:table-cell>
          <table:table-cell table:style-name="ce3" table:formula="of:=[.C796]*[.$B$3]" office:value-type="float" office:value="16077.4990068489" calcext:value-type="float">
            <text:p>16077</text:p>
          </table:table-cell>
        </table:table-row>
        <table:table-row table:style-name="ro1">
          <table:table-cell table:formula="of:=[.A796]+[.$B$1]" office:value-type="float" office:value="78.9999999999998" calcext:value-type="float">
            <text:p>78.9999999999998</text:p>
          </table:table-cell>
          <table:table-cell table:formula="of:=[.A797]*[.$B$2]" office:value-type="float" office:value="1.37881010907552" calcext:value-type="float">
            <text:p>1.37881010907552</text:p>
          </table:table-cell>
          <table:table-cell table:formula="of:=SIN([.B797])" office:value-type="float" office:value="0.981627183447663" calcext:value-type="float">
            <text:p>0.981627183447663</text:p>
          </table:table-cell>
          <table:table-cell table:style-name="ce3" table:formula="of:=[.C797]*[.$B$3]" office:value-type="float" office:value="16082.9797736065" calcext:value-type="float">
            <text:p>16083</text:p>
          </table:table-cell>
        </table:table-row>
        <table:table-row table:style-name="ro1">
          <table:table-cell table:formula="of:=[.A797]+[.$B$1]" office:value-type="float" office:value="79.0999999999998" calcext:value-type="float">
            <text:p>79.0999999999998</text:p>
          </table:table-cell>
          <table:table-cell table:formula="of:=[.A798]*[.$B$2]" office:value-type="float" office:value="1.38055543832751" calcext:value-type="float">
            <text:p>1.38055543832751</text:p>
          </table:table-cell>
          <table:table-cell table:formula="of:=SIN([.B798])" office:value-type="float" office:value="0.981958712696443" calcext:value-type="float">
            <text:p>0.981958712696443</text:p>
          </table:table-cell>
          <table:table-cell table:style-name="ce3" table:formula="of:=[.C798]*[.$B$3]" office:value-type="float" office:value="16088.4115488185" calcext:value-type="float">
            <text:p>16088</text:p>
          </table:table-cell>
        </table:table-row>
        <table:table-row table:style-name="ro1">
          <table:table-cell table:formula="of:=[.A798]+[.$B$1]" office:value-type="float" office:value="79.1999999999998" calcext:value-type="float">
            <text:p>79.1999999999998</text:p>
          </table:table-cell>
          <table:table-cell table:formula="of:=[.A799]*[.$B$2]" office:value-type="float" office:value="1.38230076757951" calcext:value-type="float">
            <text:p>1.38230076757951</text:p>
          </table:table-cell>
          <table:table-cell table:formula="of:=SIN([.B799])" office:value-type="float" office:value="0.982287250728688" calcext:value-type="float">
            <text:p>0.982287250728688</text:p>
          </table:table-cell>
          <table:table-cell table:style-name="ce3" table:formula="of:=[.C799]*[.$B$3]" office:value-type="float" office:value="16093.7943159388" calcext:value-type="float">
            <text:p>16094</text:p>
          </table:table-cell>
        </table:table-row>
        <table:table-row table:style-name="ro1">
          <table:table-cell table:formula="of:=[.A799]+[.$B$1]" office:value-type="float" office:value="79.2999999999998" calcext:value-type="float">
            <text:p>79.2999999999998</text:p>
          </table:table-cell>
          <table:table-cell table:formula="of:=[.A800]*[.$B$2]" office:value-type="float" office:value="1.3840460968315" calcext:value-type="float">
            <text:p>1.3840460968315</text:p>
          </table:table-cell>
          <table:table-cell table:formula="of:=SIN([.B800])" office:value-type="float" office:value="0.982612796543614" calcext:value-type="float">
            <text:p>0.982612796543614</text:p>
          </table:table-cell>
          <table:table-cell table:style-name="ce3" table:formula="of:=[.C800]*[.$B$3]" office:value-type="float" office:value="16099.1280585706" calcext:value-type="float">
            <text:p>16099</text:p>
          </table:table-cell>
        </table:table-row>
        <table:table-row table:style-name="ro1">
          <table:table-cell table:formula="of:=[.A800]+[.$B$1]" office:value-type="float" office:value="79.3999999999998" calcext:value-type="float">
            <text:p>79.3999999999998</text:p>
          </table:table-cell>
          <table:table-cell table:formula="of:=[.A801]*[.$B$2]" office:value-type="float" office:value="1.38579142608349" calcext:value-type="float">
            <text:p>1.38579142608349</text:p>
          </table:table-cell>
          <table:table-cell table:formula="of:=SIN([.B801])" office:value-type="float" office:value="0.982935349149554" calcext:value-type="float">
            <text:p>0.982935349149554</text:p>
          </table:table-cell>
          <table:table-cell table:style-name="ce3" table:formula="of:=[.C801]*[.$B$3]" office:value-type="float" office:value="16104.4127604663" calcext:value-type="float">
            <text:p>16104</text:p>
          </table:table-cell>
        </table:table-row>
        <table:table-row table:style-name="ro1">
          <table:table-cell table:formula="of:=[.A801]+[.$B$1]" office:value-type="float" office:value="79.4999999999998" calcext:value-type="float">
            <text:p>79.4999999999998</text:p>
          </table:table-cell>
          <table:table-cell table:formula="of:=[.A802]*[.$B$2]" office:value-type="float" office:value="1.38753675533549" calcext:value-type="float">
            <text:p>1.38753675533549</text:p>
          </table:table-cell>
          <table:table-cell table:formula="of:=SIN([.B802])" office:value-type="float" office:value="0.983254907563954" calcext:value-type="float">
            <text:p>0.983254907563954</text:p>
          </table:table-cell>
          <table:table-cell table:style-name="ce3" table:formula="of:=[.C802]*[.$B$3]" office:value-type="float" office:value="16109.6484055278" calcext:value-type="float">
            <text:p>16110</text:p>
          </table:table-cell>
        </table:table-row>
        <table:table-row table:style-name="ro1">
          <table:table-cell table:formula="of:=[.A802]+[.$B$1]" office:value-type="float" office:value="79.5999999999998" calcext:value-type="float">
            <text:p>79.5999999999998</text:p>
          </table:table-cell>
          <table:table-cell table:formula="of:=[.A803]*[.$B$2]" office:value-type="float" office:value="1.38928208458748" calcext:value-type="float">
            <text:p>1.38928208458748</text:p>
          </table:table-cell>
          <table:table-cell table:formula="of:=SIN([.B803])" office:value-type="float" office:value="0.983571470813385" calcext:value-type="float">
            <text:p>0.983571470813385</text:p>
          </table:table-cell>
          <table:table-cell table:style-name="ce3" table:formula="of:=[.C803]*[.$B$3]" office:value-type="float" office:value="16114.8349778065" calcext:value-type="float">
            <text:p>16115</text:p>
          </table:table-cell>
        </table:table-row>
        <table:table-row table:style-name="ro1">
          <table:table-cell table:formula="of:=[.A803]+[.$B$1]" office:value-type="float" office:value="79.6999999999998" calcext:value-type="float">
            <text:p>79.6999999999998</text:p>
          </table:table-cell>
          <table:table-cell table:formula="of:=[.A804]*[.$B$2]" office:value-type="float" office:value="1.39102741383948" calcext:value-type="float">
            <text:p>1.39102741383948</text:p>
          </table:table-cell>
          <table:table-cell table:formula="of:=SIN([.B804])" office:value-type="float" office:value="0.983885037933541" calcext:value-type="float">
            <text:p>0.983885037933541</text:p>
          </table:table-cell>
          <table:table-cell table:style-name="ce3" table:formula="of:=[.C804]*[.$B$3]" office:value-type="float" office:value="16119.9724615031" calcext:value-type="float">
            <text:p>16120</text:p>
          </table:table-cell>
        </table:table-row>
        <table:table-row table:style-name="ro1">
          <table:table-cell table:formula="of:=[.A804]+[.$B$1]" office:value-type="float" office:value="79.7999999999997" calcext:value-type="float">
            <text:p>79.7999999999997</text:p>
          </table:table-cell>
          <table:table-cell table:formula="of:=[.A805]*[.$B$2]" office:value-type="float" office:value="1.39277274309147" calcext:value-type="float">
            <text:p>1.39277274309147</text:p>
          </table:table-cell>
          <table:table-cell table:formula="of:=SIN([.B805])" office:value-type="float" office:value="0.984195607969241" calcext:value-type="float">
            <text:p>0.984195607969241</text:p>
          </table:table-cell>
          <table:table-cell table:style-name="ce3" table:formula="of:=[.C805]*[.$B$3]" office:value-type="float" office:value="16125.060840968" calcext:value-type="float">
            <text:p>16125</text:p>
          </table:table-cell>
        </table:table-row>
        <table:table-row table:style-name="ro1">
          <table:table-cell table:formula="of:=[.A805]+[.$B$1]" office:value-type="float" office:value="79.8999999999997" calcext:value-type="float">
            <text:p>79.8999999999997</text:p>
          </table:table-cell>
          <table:table-cell table:formula="of:=[.A806]*[.$B$2]" office:value-type="float" office:value="1.39451807234346" calcext:value-type="float">
            <text:p>1.39451807234346</text:p>
          </table:table-cell>
          <table:table-cell table:formula="of:=SIN([.B806])" office:value-type="float" office:value="0.984503179974436" calcext:value-type="float">
            <text:p>0.984503179974436</text:p>
          </table:table-cell>
          <table:table-cell table:style-name="ce3" table:formula="of:=[.C806]*[.$B$3]" office:value-type="float" office:value="16130.1001007012" calcext:value-type="float">
            <text:p>16130</text:p>
          </table:table-cell>
        </table:table-row>
        <table:table-row table:style-name="ro1">
          <table:table-cell table:formula="of:=[.A806]+[.$B$1]" office:value-type="float" office:value="79.9999999999997" calcext:value-type="float">
            <text:p>79.9999999999997</text:p>
          </table:table-cell>
          <table:table-cell table:formula="of:=[.A807]*[.$B$2]" office:value-type="float" office:value="1.39626340159546" calcext:value-type="float">
            <text:p>1.39626340159546</text:p>
          </table:table-cell>
          <table:table-cell table:formula="of:=SIN([.B807])" office:value-type="float" office:value="0.984807753012207" calcext:value-type="float">
            <text:p>0.984807753012207</text:p>
          </table:table-cell>
          <table:table-cell table:style-name="ce3" table:formula="of:=[.C807]*[.$B$3]" office:value-type="float" office:value="16135.090225352" calcext:value-type="float">
            <text:p>16135</text:p>
          </table:table-cell>
        </table:table-row>
        <table:table-row table:style-name="ro1">
          <table:table-cell table:formula="of:=[.A807]+[.$B$1]" office:value-type="float" office:value="80.0999999999997" calcext:value-type="float">
            <text:p>80.0999999999997</text:p>
          </table:table-cell>
          <table:table-cell table:formula="of:=[.A808]*[.$B$2]" office:value-type="float" office:value="1.39800873084745" calcext:value-type="float">
            <text:p>1.39800873084745</text:p>
          </table:table-cell>
          <table:table-cell table:formula="of:=SIN([.B808])" office:value-type="float" office:value="0.985109326154773" calcext:value-type="float">
            <text:p>0.985109326154773</text:p>
          </table:table-cell>
          <table:table-cell table:style-name="ce3" table:formula="of:=[.C808]*[.$B$3]" office:value-type="float" office:value="16140.0311997198" calcext:value-type="float">
            <text:p>16140</text:p>
          </table:table-cell>
        </table:table-row>
        <table:table-row table:style-name="ro1">
          <table:table-cell table:formula="of:=[.A808]+[.$B$1]" office:value-type="float" office:value="80.1999999999997" calcext:value-type="float">
            <text:p>80.1999999999997</text:p>
          </table:table-cell>
          <table:table-cell table:formula="of:=[.A809]*[.$B$2]" office:value-type="float" office:value="1.39975406009945" calcext:value-type="float">
            <text:p>1.39975406009945</text:p>
          </table:table-cell>
          <table:table-cell table:formula="of:=SIN([.B809])" office:value-type="float" office:value="0.985407898483489" calcext:value-type="float">
            <text:p>0.985407898483489</text:p>
          </table:table-cell>
          <table:table-cell table:style-name="ce3" table:formula="of:=[.C809]*[.$B$3]" office:value-type="float" office:value="16144.9230087535" calcext:value-type="float">
            <text:p>16145</text:p>
          </table:table-cell>
        </table:table-row>
        <table:table-row table:style-name="ro1">
          <table:table-cell table:formula="of:=[.A809]+[.$B$1]" office:value-type="float" office:value="80.2999999999997" calcext:value-type="float">
            <text:p>80.2999999999997</text:p>
          </table:table-cell>
          <table:table-cell table:formula="of:=[.A810]*[.$B$2]" office:value-type="float" office:value="1.40149938935144" calcext:value-type="float">
            <text:p>1.40149938935144</text:p>
          </table:table-cell>
          <table:table-cell table:formula="of:=SIN([.B810])" office:value-type="float" office:value="0.985703469088853" calcext:value-type="float">
            <text:p>0.985703469088853</text:p>
          </table:table-cell>
          <table:table-cell table:style-name="ce3" table:formula="of:=[.C810]*[.$B$3]" office:value-type="float" office:value="16149.7656375518" calcext:value-type="float">
            <text:p>16150</text:p>
          </table:table-cell>
        </table:table-row>
        <table:table-row table:style-name="ro1">
          <table:table-cell table:formula="of:=[.A810]+[.$B$1]" office:value-type="float" office:value="80.3999999999997" calcext:value-type="float">
            <text:p>80.3999999999997</text:p>
          </table:table-cell>
          <table:table-cell table:formula="of:=[.A811]*[.$B$2]" office:value-type="float" office:value="1.40324471860344" calcext:value-type="float">
            <text:p>1.40324471860344</text:p>
          </table:table-cell>
          <table:table-cell table:formula="of:=SIN([.B811])" office:value-type="float" office:value="0.985996037070504" calcext:value-type="float">
            <text:p>0.985996037070504</text:p>
          </table:table-cell>
          <table:table-cell table:style-name="ce3" table:formula="of:=[.C811]*[.$B$3]" office:value-type="float" office:value="16154.5590713631" calcext:value-type="float">
            <text:p>16155</text:p>
          </table:table-cell>
        </table:table-row>
        <table:table-row table:style-name="ro1">
          <table:table-cell table:formula="of:=[.A811]+[.$B$1]" office:value-type="float" office:value="80.4999999999997" calcext:value-type="float">
            <text:p>80.4999999999997</text:p>
          </table:table-cell>
          <table:table-cell table:formula="of:=[.A812]*[.$B$2]" office:value-type="float" office:value="1.40499004785543" calcext:value-type="float">
            <text:p>1.40499004785543</text:p>
          </table:table-cell>
          <table:table-cell table:formula="of:=SIN([.B812])" office:value-type="float" office:value="0.986285601537231" calcext:value-type="float">
            <text:p>0.986285601537231</text:p>
          </table:table-cell>
          <table:table-cell table:style-name="ce3" table:formula="of:=[.C812]*[.$B$3]" office:value-type="float" office:value="16159.303295586" calcext:value-type="float">
            <text:p>16159</text:p>
          </table:table-cell>
        </table:table-row>
        <table:table-row table:style-name="ro1">
          <table:table-cell table:formula="of:=[.A812]+[.$B$1]" office:value-type="float" office:value="80.5999999999997" calcext:value-type="float">
            <text:p>80.5999999999997</text:p>
          </table:table-cell>
          <table:table-cell table:formula="of:=[.A813]*[.$B$2]" office:value-type="float" office:value="1.40673537710742" calcext:value-type="float">
            <text:p>1.40673537710742</text:p>
          </table:table-cell>
          <table:table-cell table:formula="of:=SIN([.B813])" office:value-type="float" office:value="0.986572161606969" calcext:value-type="float">
            <text:p>0.986572161606969</text:p>
          </table:table-cell>
          <table:table-cell table:style-name="ce3" table:formula="of:=[.C813]*[.$B$3]" office:value-type="float" office:value="16163.9982957686" calcext:value-type="float">
            <text:p>16164</text:p>
          </table:table-cell>
        </table:table-row>
        <table:table-row table:style-name="ro1">
          <table:table-cell table:formula="of:=[.A813]+[.$B$1]" office:value-type="float" office:value="80.6999999999997" calcext:value-type="float">
            <text:p>80.6999999999997</text:p>
          </table:table-cell>
          <table:table-cell table:formula="of:=[.A814]*[.$B$2]" office:value-type="float" office:value="1.40848070635942" calcext:value-type="float">
            <text:p>1.40848070635942</text:p>
          </table:table-cell>
          <table:table-cell table:formula="of:=SIN([.B814])" office:value-type="float" office:value="0.986855716406806" calcext:value-type="float">
            <text:p>0.986855716406806</text:p>
          </table:table-cell>
          <table:table-cell table:style-name="ce3" table:formula="of:=[.C814]*[.$B$3]" office:value-type="float" office:value="16168.6440576091" calcext:value-type="float">
            <text:p>16169</text:p>
          </table:table-cell>
        </table:table-row>
        <table:table-row table:style-name="ro1">
          <table:table-cell table:formula="of:=[.A814]+[.$B$1]" office:value-type="float" office:value="80.7999999999997" calcext:value-type="float">
            <text:p>80.7999999999997</text:p>
          </table:table-cell>
          <table:table-cell table:formula="of:=[.A815]*[.$B$2]" office:value-type="float" office:value="1.41022603561141" calcext:value-type="float">
            <text:p>1.41022603561141</text:p>
          </table:table-cell>
          <table:table-cell table:formula="of:=SIN([.B815])" office:value-type="float" office:value="0.987136265072987" calcext:value-type="float">
            <text:p>0.987136265072987</text:p>
          </table:table-cell>
          <table:table-cell table:style-name="ce3" table:formula="of:=[.C815]*[.$B$3]" office:value-type="float" office:value="16173.2405669558" calcext:value-type="float">
            <text:p>16173</text:p>
          </table:table-cell>
        </table:table-row>
        <table:table-row table:style-name="ro1">
          <table:table-cell table:formula="of:=[.A815]+[.$B$1]" office:value-type="float" office:value="80.8999999999997" calcext:value-type="float">
            <text:p>80.8999999999997</text:p>
          </table:table-cell>
          <table:table-cell table:formula="of:=[.A816]*[.$B$2]" office:value-type="float" office:value="1.41197136486341" calcext:value-type="float">
            <text:p>1.41197136486341</text:p>
          </table:table-cell>
          <table:table-cell table:formula="of:=SIN([.B816])" office:value-type="float" office:value="0.98741380675091" calcext:value-type="float">
            <text:p>0.98741380675091</text:p>
          </table:table-cell>
          <table:table-cell table:style-name="ce3" table:formula="of:=[.C816]*[.$B$3]" office:value-type="float" office:value="16177.7878098069" calcext:value-type="float">
            <text:p>16178</text:p>
          </table:table-cell>
        </table:table-row>
        <table:table-row table:style-name="ro1">
          <table:table-cell table:formula="of:=[.A816]+[.$B$1]" office:value-type="float" office:value="80.9999999999997" calcext:value-type="float">
            <text:p>80.9999999999997</text:p>
          </table:table-cell>
          <table:table-cell table:formula="of:=[.A817]*[.$B$2]" office:value-type="float" office:value="1.4137166941154" calcext:value-type="float">
            <text:p>1.4137166941154</text:p>
          </table:table-cell>
          <table:table-cell table:formula="of:=SIN([.B817])" office:value-type="float" office:value="0.987688340595137" calcext:value-type="float">
            <text:p>0.987688340595137</text:p>
          </table:table-cell>
          <table:table-cell table:style-name="ce3" table:formula="of:=[.C817]*[.$B$3]" office:value-type="float" office:value="16182.2857723107" calcext:value-type="float">
            <text:p>16182</text:p>
          </table:table-cell>
        </table:table-row>
        <table:table-row table:style-name="ro1">
          <table:table-cell table:formula="of:=[.A817]+[.$B$1]" office:value-type="float" office:value="81.0999999999997" calcext:value-type="float">
            <text:p>81.0999999999997</text:p>
          </table:table-cell>
          <table:table-cell table:formula="of:=[.A818]*[.$B$2]" office:value-type="float" office:value="1.4154620233674" calcext:value-type="float">
            <text:p>1.4154620233674</text:p>
          </table:table-cell>
          <table:table-cell table:formula="of:=SIN([.B818])" office:value-type="float" office:value="0.987959865769388" calcext:value-type="float">
            <text:p>0.987959865769388</text:p>
          </table:table-cell>
          <table:table-cell table:style-name="ce3" table:formula="of:=[.C818]*[.$B$3]" office:value-type="float" office:value="16186.7344407657" calcext:value-type="float">
            <text:p>16187</text:p>
          </table:table-cell>
        </table:table-row>
        <table:table-row table:style-name="ro1">
          <table:table-cell table:formula="of:=[.A818]+[.$B$1]" office:value-type="float" office:value="81.1999999999997" calcext:value-type="float">
            <text:p>81.1999999999997</text:p>
          </table:table-cell>
          <table:table-cell table:formula="of:=[.A819]*[.$B$2]" office:value-type="float" office:value="1.41720735261939" calcext:value-type="float">
            <text:p>1.41720735261939</text:p>
          </table:table-cell>
          <table:table-cell table:formula="of:=SIN([.B819])" office:value-type="float" office:value="0.988228381446552" calcext:value-type="float">
            <text:p>0.988228381446552</text:p>
          </table:table-cell>
          <table:table-cell table:style-name="ce3" table:formula="of:=[.C819]*[.$B$3]" office:value-type="float" office:value="16191.1338016203" calcext:value-type="float">
            <text:p>16191</text:p>
          </table:table-cell>
        </table:table-row>
        <table:table-row table:style-name="ro1">
          <table:table-cell table:formula="of:=[.A819]+[.$B$1]" office:value-type="float" office:value="81.2999999999997" calcext:value-type="float">
            <text:p>81.2999999999997</text:p>
          </table:table-cell>
          <table:table-cell table:formula="of:=[.A820]*[.$B$2]" office:value-type="float" office:value="1.41895268187138" calcext:value-type="float">
            <text:p>1.41895268187138</text:p>
          </table:table-cell>
          <table:table-cell table:formula="of:=SIN([.B820])" office:value-type="float" office:value="0.988493886808683" calcext:value-type="float">
            <text:p>0.988493886808683</text:p>
          </table:table-cell>
          <table:table-cell table:style-name="ce3" table:formula="of:=[.C820]*[.$B$3]" office:value-type="float" office:value="16195.4838414735" calcext:value-type="float">
            <text:p>16195</text:p>
          </table:table-cell>
        </table:table-row>
        <table:table-row table:style-name="ro1">
          <table:table-cell table:formula="of:=[.A820]+[.$B$1]" office:value-type="float" office:value="81.3999999999997" calcext:value-type="float">
            <text:p>81.3999999999997</text:p>
          </table:table-cell>
          <table:table-cell table:formula="of:=[.A821]*[.$B$2]" office:value-type="float" office:value="1.42069801112338" calcext:value-type="float">
            <text:p>1.42069801112338</text:p>
          </table:table-cell>
          <table:table-cell table:formula="of:=SIN([.B821])" office:value-type="float" office:value="0.988756381047005" calcext:value-type="float">
            <text:p>0.988756381047005</text:p>
          </table:table-cell>
          <table:table-cell table:style-name="ce3" table:formula="of:=[.C821]*[.$B$3]" office:value-type="float" office:value="16199.7845470741" calcext:value-type="float">
            <text:p>16200</text:p>
          </table:table-cell>
        </table:table-row>
        <table:table-row table:style-name="ro1">
          <table:table-cell table:formula="of:=[.A821]+[.$B$1]" office:value-type="float" office:value="81.4999999999997" calcext:value-type="float">
            <text:p>81.4999999999997</text:p>
          </table:table-cell>
          <table:table-cell table:formula="of:=[.A822]*[.$B$2]" office:value-type="float" office:value="1.42244334037537" calcext:value-type="float">
            <text:p>1.42244334037537</text:p>
          </table:table-cell>
          <table:table-cell table:formula="of:=SIN([.B822])" office:value-type="float" office:value="0.989015863361916" calcext:value-type="float">
            <text:p>0.989015863361916</text:p>
          </table:table-cell>
          <table:table-cell table:style-name="ce3" table:formula="of:=[.C822]*[.$B$3]" office:value-type="float" office:value="16204.0359053216" calcext:value-type="float">
            <text:p>16204</text:p>
          </table:table-cell>
        </table:table-row>
        <table:table-row table:style-name="ro1">
          <table:table-cell table:formula="of:=[.A822]+[.$B$1]" office:value-type="float" office:value="81.5999999999996" calcext:value-type="float">
            <text:p>81.5999999999996</text:p>
          </table:table-cell>
          <table:table-cell table:formula="of:=[.A823]*[.$B$2]" office:value-type="float" office:value="1.42418866962737" calcext:value-type="float">
            <text:p>1.42418866962737</text:p>
          </table:table-cell>
          <table:table-cell table:formula="of:=SIN([.B823])" office:value-type="float" office:value="0.989272332962987" calcext:value-type="float">
            <text:p>0.989272332962987</text:p>
          </table:table-cell>
          <table:table-cell table:style-name="ce3" table:formula="of:=[.C823]*[.$B$3]" office:value-type="float" office:value="16208.2379032656" calcext:value-type="float">
            <text:p>16208</text:p>
          </table:table-cell>
        </table:table-row>
        <table:table-row table:style-name="ro1">
          <table:table-cell table:formula="of:=[.A823]+[.$B$1]" office:value-type="float" office:value="81.6999999999996" calcext:value-type="float">
            <text:p>81.6999999999996</text:p>
          </table:table-cell>
          <table:table-cell table:formula="of:=[.A824]*[.$B$2]" office:value-type="float" office:value="1.42593399887936" calcext:value-type="float">
            <text:p>1.42593399887936</text:p>
          </table:table-cell>
          <table:table-cell table:formula="of:=SIN([.B824])" office:value-type="float" office:value="0.989525789068968" calcext:value-type="float">
            <text:p>0.989525789068968</text:p>
          </table:table-cell>
          <table:table-cell table:style-name="ce3" table:formula="of:=[.C824]*[.$B$3]" office:value-type="float" office:value="16212.390528106" calcext:value-type="float">
            <text:p>16212</text:p>
          </table:table-cell>
        </table:table-row>
        <table:table-row table:style-name="ro1">
          <table:table-cell table:formula="of:=[.A824]+[.$B$1]" office:value-type="float" office:value="81.7999999999996" calcext:value-type="float">
            <text:p>81.7999999999996</text:p>
          </table:table-cell>
          <table:table-cell table:formula="of:=[.A825]*[.$B$2]" office:value-type="float" office:value="1.42767932813136" calcext:value-type="float">
            <text:p>1.42767932813136</text:p>
          </table:table-cell>
          <table:table-cell table:formula="of:=SIN([.B825])" office:value-type="float" office:value="0.989776230907788" calcext:value-type="float">
            <text:p>0.989776230907788</text:p>
          </table:table-cell>
          <table:table-cell table:style-name="ce3" table:formula="of:=[.C825]*[.$B$3]" office:value-type="float" office:value="16216.4937671932" calcext:value-type="float">
            <text:p>16216</text:p>
          </table:table-cell>
        </table:table-row>
        <table:table-row table:style-name="ro1">
          <table:table-cell table:formula="of:=[.A825]+[.$B$1]" office:value-type="float" office:value="81.8999999999996" calcext:value-type="float">
            <text:p>81.8999999999996</text:p>
          </table:table-cell>
          <table:table-cell table:formula="of:=[.A826]*[.$B$2]" office:value-type="float" office:value="1.42942465738335" calcext:value-type="float">
            <text:p>1.42942465738335</text:p>
          </table:table-cell>
          <table:table-cell table:formula="of:=SIN([.B826])" office:value-type="float" office:value="0.990023657716557" calcext:value-type="float">
            <text:p>0.990023657716557</text:p>
          </table:table-cell>
          <table:table-cell table:style-name="ce3" table:formula="of:=[.C826]*[.$B$3]" office:value-type="float" office:value="16220.5476080281" calcext:value-type="float">
            <text:p>16221</text:p>
          </table:table-cell>
        </table:table-row>
        <table:table-row table:style-name="ro1">
          <table:table-cell table:formula="of:=[.A826]+[.$B$1]" office:value-type="float" office:value="81.9999999999996" calcext:value-type="float">
            <text:p>81.9999999999996</text:p>
          </table:table-cell>
          <table:table-cell table:formula="of:=[.A827]*[.$B$2]" office:value-type="float" office:value="1.43116998663534" calcext:value-type="float">
            <text:p>1.43116998663534</text:p>
          </table:table-cell>
          <table:table-cell table:formula="of:=SIN([.B827])" office:value-type="float" office:value="0.990268068741569" calcext:value-type="float">
            <text:p>0.990268068741569</text:p>
          </table:table-cell>
          <table:table-cell table:style-name="ce3" table:formula="of:=[.C827]*[.$B$3]" office:value-type="float" office:value="16224.5520382619" calcext:value-type="float">
            <text:p>16225</text:p>
          </table:table-cell>
        </table:table-row>
        <table:table-row table:style-name="ro1">
          <table:table-cell table:formula="of:=[.A827]+[.$B$1]" office:value-type="float" office:value="82.0999999999996" calcext:value-type="float">
            <text:p>82.0999999999996</text:p>
          </table:table-cell>
          <table:table-cell table:formula="of:=[.A828]*[.$B$2]" office:value-type="float" office:value="1.43291531588734" calcext:value-type="float">
            <text:p>1.43291531588734</text:p>
          </table:table-cell>
          <table:table-cell table:formula="of:=SIN([.B828])" office:value-type="float" office:value="0.990509463238308" calcext:value-type="float">
            <text:p>0.990509463238308</text:p>
          </table:table-cell>
          <table:table-cell table:style-name="ce3" table:formula="of:=[.C828]*[.$B$3]" office:value-type="float" office:value="16228.5070456964" calcext:value-type="float">
            <text:p>16229</text:p>
          </table:table-cell>
        </table:table-row>
        <table:table-row table:style-name="ro1">
          <table:table-cell table:formula="of:=[.A828]+[.$B$1]" office:value-type="float" office:value="82.1999999999996" calcext:value-type="float">
            <text:p>82.1999999999996</text:p>
          </table:table-cell>
          <table:table-cell table:formula="of:=[.A829]*[.$B$2]" office:value-type="float" office:value="1.43466064513933" calcext:value-type="float">
            <text:p>1.43466064513933</text:p>
          </table:table-cell>
          <table:table-cell table:formula="of:=SIN([.B829])" office:value-type="float" office:value="0.990747840471443" calcext:value-type="float">
            <text:p>0.990747840471443</text:p>
          </table:table-cell>
          <table:table-cell table:style-name="ce3" table:formula="of:=[.C829]*[.$B$3]" office:value-type="float" office:value="16232.4126182841" calcext:value-type="float">
            <text:p>16232</text:p>
          </table:table-cell>
        </table:table-row>
        <table:table-row table:style-name="ro1">
          <table:table-cell table:formula="of:=[.A829]+[.$B$1]" office:value-type="float" office:value="82.2999999999996" calcext:value-type="float">
            <text:p>82.2999999999996</text:p>
          </table:table-cell>
          <table:table-cell table:formula="of:=[.A830]*[.$B$2]" office:value-type="float" office:value="1.43640597439133" calcext:value-type="float">
            <text:p>1.43640597439133</text:p>
          </table:table-cell>
          <table:table-cell table:formula="of:=SIN([.B830])" office:value-type="float" office:value="0.990983199714835" calcext:value-type="float">
            <text:p>0.990983199714835</text:p>
          </table:table-cell>
          <table:table-cell table:style-name="ce3" table:formula="of:=[.C830]*[.$B$3]" office:value-type="float" office:value="16236.2687441279" calcext:value-type="float">
            <text:p>16236</text:p>
          </table:table-cell>
        </table:table-row>
        <table:table-row table:style-name="ro1">
          <table:table-cell table:formula="of:=[.A830]+[.$B$1]" office:value-type="float" office:value="82.3999999999996" calcext:value-type="float">
            <text:p>82.3999999999996</text:p>
          </table:table-cell>
          <table:table-cell table:formula="of:=[.A831]*[.$B$2]" office:value-type="float" office:value="1.43815130364332" calcext:value-type="float">
            <text:p>1.43815130364332</text:p>
          </table:table-cell>
          <table:table-cell table:formula="of:=SIN([.B831])" office:value-type="float" office:value="0.991215540251541" calcext:value-type="float">
            <text:p>0.991215540251541</text:p>
          </table:table-cell>
          <table:table-cell table:style-name="ce3" table:formula="of:=[.C831]*[.$B$3]" office:value-type="float" office:value="16240.0754114812" calcext:value-type="float">
            <text:p>16240</text:p>
          </table:table-cell>
        </table:table-row>
        <table:table-row table:style-name="ro1">
          <table:table-cell table:formula="of:=[.A831]+[.$B$1]" office:value-type="float" office:value="82.4999999999996" calcext:value-type="float">
            <text:p>82.4999999999996</text:p>
          </table:table-cell>
          <table:table-cell table:formula="of:=[.A832]*[.$B$2]" office:value-type="float" office:value="1.43989663289531" calcext:value-type="float">
            <text:p>1.43989663289531</text:p>
          </table:table-cell>
          <table:table-cell table:formula="of:=SIN([.B832])" office:value-type="float" office:value="0.99144486137381" calcext:value-type="float">
            <text:p>0.99144486137381</text:p>
          </table:table-cell>
          <table:table-cell table:style-name="ce3" table:formula="of:=[.C832]*[.$B$3]" office:value-type="float" office:value="16243.8326087485" calcext:value-type="float">
            <text:p>16244</text:p>
          </table:table-cell>
        </table:table-row>
        <table:table-row table:style-name="ro1">
          <table:table-cell table:formula="of:=[.A832]+[.$B$1]" office:value-type="float" office:value="82.5999999999996" calcext:value-type="float">
            <text:p>82.5999999999996</text:p>
          </table:table-cell>
          <table:table-cell table:formula="of:=[.A833]*[.$B$2]" office:value-type="float" office:value="1.44164196214731" calcext:value-type="float">
            <text:p>1.44164196214731</text:p>
          </table:table-cell>
          <table:table-cell table:formula="of:=SIN([.B833])" office:value-type="float" office:value="0.991671162383089" calcext:value-type="float">
            <text:p>0.991671162383089</text:p>
          </table:table-cell>
          <table:table-cell table:style-name="ce3" table:formula="of:=[.C833]*[.$B$3]" office:value-type="float" office:value="16247.5403244845" calcext:value-type="float">
            <text:p>16248</text:p>
          </table:table-cell>
        </table:table-row>
        <table:table-row table:style-name="ro1">
          <table:table-cell table:formula="of:=[.A833]+[.$B$1]" office:value-type="float" office:value="82.6999999999996" calcext:value-type="float">
            <text:p>82.6999999999996</text:p>
          </table:table-cell>
          <table:table-cell table:formula="of:=[.A834]*[.$B$2]" office:value-type="float" office:value="1.4433872913993" calcext:value-type="float">
            <text:p>1.4433872913993</text:p>
          </table:table-cell>
          <table:table-cell table:formula="of:=SIN([.B834])" office:value-type="float" office:value="0.991894442590029" calcext:value-type="float">
            <text:p>0.991894442590029</text:p>
          </table:table-cell>
          <table:table-cell table:style-name="ce3" table:formula="of:=[.C834]*[.$B$3]" office:value-type="float" office:value="16251.198547395" calcext:value-type="float">
            <text:p>16251</text:p>
          </table:table-cell>
        </table:table-row>
        <table:table-row table:style-name="ro1">
          <table:table-cell table:formula="of:=[.A834]+[.$B$1]" office:value-type="float" office:value="82.7999999999996" calcext:value-type="float">
            <text:p>82.7999999999996</text:p>
          </table:table-cell>
          <table:table-cell table:formula="of:=[.A835]*[.$B$2]" office:value-type="float" office:value="1.4451326206513" calcext:value-type="float">
            <text:p>1.4451326206513</text:p>
          </table:table-cell>
          <table:table-cell table:formula="of:=SIN([.B835])" office:value-type="float" office:value="0.992114701314477" calcext:value-type="float">
            <text:p>0.992114701314477</text:p>
          </table:table-cell>
          <table:table-cell table:style-name="ce3" table:formula="of:=[.C835]*[.$B$3]" office:value-type="float" office:value="16254.8072663364" calcext:value-type="float">
            <text:p>16255</text:p>
          </table:table-cell>
        </table:table-row>
        <table:table-row table:style-name="ro1">
          <table:table-cell table:formula="of:=[.A835]+[.$B$1]" office:value-type="float" office:value="82.8999999999996" calcext:value-type="float">
            <text:p>82.8999999999996</text:p>
          </table:table-cell>
          <table:table-cell table:formula="of:=[.A836]*[.$B$2]" office:value-type="float" office:value="1.44687794990329" calcext:value-type="float">
            <text:p>1.44687794990329</text:p>
          </table:table-cell>
          <table:table-cell table:formula="of:=SIN([.B836])" office:value-type="float" office:value="0.992331937885488" calcext:value-type="float">
            <text:p>0.992331937885488</text:p>
          </table:table-cell>
          <table:table-cell table:style-name="ce3" table:formula="of:=[.C836]*[.$B$3]" office:value-type="float" office:value="16258.3664703158" calcext:value-type="float">
            <text:p>16258</text:p>
          </table:table-cell>
        </table:table-row>
        <table:table-row table:style-name="ro1">
          <table:table-cell table:formula="of:=[.A836]+[.$B$1]" office:value-type="float" office:value="82.9999999999996" calcext:value-type="float">
            <text:p>82.9999999999996</text:p>
          </table:table-cell>
          <table:table-cell table:formula="of:=[.A837]*[.$B$2]" office:value-type="float" office:value="1.44862327915529" calcext:value-type="float">
            <text:p>1.44862327915529</text:p>
          </table:table-cell>
          <table:table-cell table:formula="of:=SIN([.B837])" office:value-type="float" office:value="0.992546151641321" calcext:value-type="float">
            <text:p>0.992546151641321</text:p>
          </table:table-cell>
          <table:table-cell table:style-name="ce3" table:formula="of:=[.C837]*[.$B$3]" office:value-type="float" office:value="16261.8761484914" calcext:value-type="float">
            <text:p>16262</text:p>
          </table:table-cell>
        </table:table-row>
        <table:table-row table:style-name="ro1">
          <table:table-cell table:formula="of:=[.A837]+[.$B$1]" office:value-type="float" office:value="83.0999999999996" calcext:value-type="float">
            <text:p>83.0999999999996</text:p>
          </table:table-cell>
          <table:table-cell table:formula="of:=[.A838]*[.$B$2]" office:value-type="float" office:value="1.45036860840728" calcext:value-type="float">
            <text:p>1.45036860840728</text:p>
          </table:table-cell>
          <table:table-cell table:formula="of:=SIN([.B838])" office:value-type="float" office:value="0.992757341929445" calcext:value-type="float">
            <text:p>0.992757341929445</text:p>
          </table:table-cell>
          <table:table-cell table:style-name="ce3" table:formula="of:=[.C838]*[.$B$3]" office:value-type="float" office:value="16265.336290172" calcext:value-type="float">
            <text:p>16265</text:p>
          </table:table-cell>
        </table:table-row>
        <table:table-row table:style-name="ro1">
          <table:table-cell table:formula="of:=[.A838]+[.$B$1]" office:value-type="float" office:value="83.1999999999995" calcext:value-type="float">
            <text:p>83.1999999999995</text:p>
          </table:table-cell>
          <table:table-cell table:formula="of:=[.A839]*[.$B$2]" office:value-type="float" office:value="1.45211393765927" calcext:value-type="float">
            <text:p>1.45211393765927</text:p>
          </table:table-cell>
          <table:table-cell table:formula="of:=SIN([.B839])" office:value-type="float" office:value="0.992965508106536" calcext:value-type="float">
            <text:p>0.992965508106536</text:p>
          </table:table-cell>
          <table:table-cell table:style-name="ce3" table:formula="of:=[.C839]*[.$B$3]" office:value-type="float" office:value="16268.7468848175" calcext:value-type="float">
            <text:p>16269</text:p>
          </table:table-cell>
        </table:table-row>
        <table:table-row table:style-name="ro1">
          <table:table-cell table:formula="of:=[.A839]+[.$B$1]" office:value-type="float" office:value="83.2999999999995" calcext:value-type="float">
            <text:p>83.2999999999995</text:p>
          </table:table-cell>
          <table:table-cell table:formula="of:=[.A840]*[.$B$2]" office:value-type="float" office:value="1.45385926691127" calcext:value-type="float">
            <text:p>1.45385926691127</text:p>
          </table:table-cell>
          <table:table-cell table:formula="of:=SIN([.B840])" office:value-type="float" office:value="0.993170649538485" calcext:value-type="float">
            <text:p>0.993170649538485</text:p>
          </table:table-cell>
          <table:table-cell table:style-name="ce3" table:formula="of:=[.C840]*[.$B$3]" office:value-type="float" office:value="16272.1079220385" calcext:value-type="float">
            <text:p>16272</text:p>
          </table:table-cell>
        </table:table-row>
        <table:table-row table:style-name="ro1">
          <table:table-cell table:formula="of:=[.A840]+[.$B$1]" office:value-type="float" office:value="83.3999999999995" calcext:value-type="float">
            <text:p>83.3999999999995</text:p>
          </table:table-cell>
          <table:table-cell table:formula="of:=[.A841]*[.$B$2]" office:value-type="float" office:value="1.45560459616326" calcext:value-type="float">
            <text:p>1.45560459616326</text:p>
          </table:table-cell>
          <table:table-cell table:formula="of:=SIN([.B841])" office:value-type="float" office:value="0.993372765600395" calcext:value-type="float">
            <text:p>0.993372765600395</text:p>
          </table:table-cell>
          <table:table-cell table:style-name="ce3" table:formula="of:=[.C841]*[.$B$3]" office:value-type="float" office:value="16275.4193915969" calcext:value-type="float">
            <text:p>16275</text:p>
          </table:table-cell>
        </table:table-row>
        <table:table-row table:style-name="ro1">
          <table:table-cell table:formula="of:=[.A841]+[.$B$1]" office:value-type="float" office:value="83.4999999999995" calcext:value-type="float">
            <text:p>83.4999999999995</text:p>
          </table:table-cell>
          <table:table-cell table:formula="of:=[.A842]*[.$B$2]" office:value-type="float" office:value="1.45734992541526" calcext:value-type="float">
            <text:p>1.45734992541526</text:p>
          </table:table-cell>
          <table:table-cell table:formula="of:=SIN([.B842])" office:value-type="float" office:value="0.993571855676587" calcext:value-type="float">
            <text:p>0.993571855676587</text:p>
          </table:table-cell>
          <table:table-cell table:style-name="ce3" table:formula="of:=[.C842]*[.$B$3]" office:value-type="float" office:value="16278.6812834052" calcext:value-type="float">
            <text:p>16279</text:p>
          </table:table-cell>
        </table:table-row>
        <table:table-row table:style-name="ro1">
          <table:table-cell table:formula="of:=[.A842]+[.$B$1]" office:value-type="float" office:value="83.5999999999995" calcext:value-type="float">
            <text:p>83.5999999999995</text:p>
          </table:table-cell>
          <table:table-cell table:formula="of:=[.A843]*[.$B$2]" office:value-type="float" office:value="1.45909525466725" calcext:value-type="float">
            <text:p>1.45909525466725</text:p>
          </table:table-cell>
          <table:table-cell table:formula="of:=SIN([.B843])" office:value-type="float" office:value="0.993767919160595" calcext:value-type="float">
            <text:p>0.993767919160595</text:p>
          </table:table-cell>
          <table:table-cell table:style-name="ce3" table:formula="of:=[.C843]*[.$B$3]" office:value-type="float" office:value="16281.8935875272" calcext:value-type="float">
            <text:p>16282</text:p>
          </table:table-cell>
        </table:table-row>
        <table:table-row table:style-name="ro1">
          <table:table-cell table:formula="of:=[.A843]+[.$B$1]" office:value-type="float" office:value="83.6999999999995" calcext:value-type="float">
            <text:p>83.6999999999995</text:p>
          </table:table-cell>
          <table:table-cell table:formula="of:=[.A844]*[.$B$2]" office:value-type="float" office:value="1.46084058391925" calcext:value-type="float">
            <text:p>1.46084058391925</text:p>
          </table:table-cell>
          <table:table-cell table:formula="of:=SIN([.B844])" office:value-type="float" office:value="0.993960955455179" calcext:value-type="float">
            <text:p>0.993960955455179</text:p>
          </table:table-cell>
          <table:table-cell table:style-name="ce3" table:formula="of:=[.C844]*[.$B$3]" office:value-type="float" office:value="16285.0562941776" calcext:value-type="float">
            <text:p>16285</text:p>
          </table:table-cell>
        </table:table-row>
        <table:table-row table:style-name="ro1">
          <table:table-cell table:formula="of:=[.A844]+[.$B$1]" office:value-type="float" office:value="83.7999999999995" calcext:value-type="float">
            <text:p>83.7999999999995</text:p>
          </table:table-cell>
          <table:table-cell table:formula="of:=[.A845]*[.$B$2]" office:value-type="float" office:value="1.46258591317124" calcext:value-type="float">
            <text:p>1.46258591317124</text:p>
          </table:table-cell>
          <table:table-cell table:formula="of:=SIN([.B845])" office:value-type="float" office:value="0.994150963972314" calcext:value-type="float">
            <text:p>0.994150963972314</text:p>
          </table:table-cell>
          <table:table-cell table:style-name="ce3" table:formula="of:=[.C845]*[.$B$3]" office:value-type="float" office:value="16288.1693937224" calcext:value-type="float">
            <text:p>16288</text:p>
          </table:table-cell>
        </table:table-row>
        <table:table-row table:style-name="ro1">
          <table:table-cell table:formula="of:=[.A845]+[.$B$1]" office:value-type="float" office:value="83.8999999999995" calcext:value-type="float">
            <text:p>83.8999999999995</text:p>
          </table:table-cell>
          <table:table-cell table:formula="of:=[.A846]*[.$B$2]" office:value-type="float" office:value="1.46433124242323" calcext:value-type="float">
            <text:p>1.46433124242323</text:p>
          </table:table-cell>
          <table:table-cell table:formula="of:=SIN([.B846])" office:value-type="float" office:value="0.994337944133204" calcext:value-type="float">
            <text:p>0.994337944133204</text:p>
          </table:table-cell>
          <table:table-cell table:style-name="ce3" table:formula="of:=[.C846]*[.$B$3]" office:value-type="float" office:value="16291.2328766784" calcext:value-type="float">
            <text:p>16291</text:p>
          </table:table-cell>
        </table:table-row>
        <table:table-row table:style-name="ro1">
          <table:table-cell table:formula="of:=[.A846]+[.$B$1]" office:value-type="float" office:value="83.9999999999995" calcext:value-type="float">
            <text:p>83.9999999999995</text:p>
          </table:table-cell>
          <table:table-cell table:formula="of:=[.A847]*[.$B$2]" office:value-type="float" office:value="1.46607657167523" calcext:value-type="float">
            <text:p>1.46607657167523</text:p>
          </table:table-cell>
          <table:table-cell table:formula="of:=SIN([.B847])" office:value-type="float" office:value="0.994521895368272" calcext:value-type="float">
            <text:p>0.994521895368272</text:p>
          </table:table-cell>
          <table:table-cell table:style-name="ce3" table:formula="of:=[.C847]*[.$B$3]" office:value-type="float" office:value="16294.2467337138" calcext:value-type="float">
            <text:p>16294</text:p>
          </table:table-cell>
        </table:table-row>
        <table:table-row table:style-name="ro1">
          <table:table-cell table:formula="of:=[.A847]+[.$B$1]" office:value-type="float" office:value="84.0999999999995" calcext:value-type="float">
            <text:p>84.0999999999995</text:p>
          </table:table-cell>
          <table:table-cell table:formula="of:=[.A848]*[.$B$2]" office:value-type="float" office:value="1.46782190092722" calcext:value-type="float">
            <text:p>1.46782190092722</text:p>
          </table:table-cell>
          <table:table-cell table:formula="of:=SIN([.B848])" office:value-type="float" office:value="0.994702817117173" calcext:value-type="float">
            <text:p>0.994702817117173</text:p>
          </table:table-cell>
          <table:table-cell table:style-name="ce3" table:formula="of:=[.C848]*[.$B$3]" office:value-type="float" office:value="16297.2109556478" calcext:value-type="float">
            <text:p>16297</text:p>
          </table:table-cell>
        </table:table-row>
        <table:table-row table:style-name="ro1">
          <table:table-cell table:formula="of:=[.A848]+[.$B$1]" office:value-type="float" office:value="84.1999999999995" calcext:value-type="float">
            <text:p>84.1999999999995</text:p>
          </table:table-cell>
          <table:table-cell table:formula="of:=[.A849]*[.$B$2]" office:value-type="float" office:value="1.46956723017922" calcext:value-type="float">
            <text:p>1.46956723017922</text:p>
          </table:table-cell>
          <table:table-cell table:formula="of:=SIN([.B849])" office:value-type="float" office:value="0.994880708828787" calcext:value-type="float">
            <text:p>0.994880708828787</text:p>
          </table:table-cell>
          <table:table-cell table:style-name="ce3" table:formula="of:=[.C849]*[.$B$3]" office:value-type="float" office:value="16300.1255334509" calcext:value-type="float">
            <text:p>16300</text:p>
          </table:table-cell>
        </table:table-row>
        <table:table-row table:style-name="ro1">
          <table:table-cell table:formula="of:=[.A849]+[.$B$1]" office:value-type="float" office:value="84.2999999999995" calcext:value-type="float">
            <text:p>84.2999999999995</text:p>
          </table:table-cell>
          <table:table-cell table:formula="of:=[.A850]*[.$B$2]" office:value-type="float" office:value="1.47131255943121" calcext:value-type="float">
            <text:p>1.47131255943121</text:p>
          </table:table-cell>
          <table:table-cell table:formula="of:=SIN([.B850])" office:value-type="float" office:value="0.995055569961225" calcext:value-type="float">
            <text:p>0.995055569961225</text:p>
          </table:table-cell>
          <table:table-cell table:style-name="ce3" table:formula="of:=[.C850]*[.$B$3]" office:value-type="float" office:value="16302.9904582447" calcext:value-type="float">
            <text:p>16303</text:p>
          </table:table-cell>
        </table:table-row>
        <table:table-row table:style-name="ro1">
          <table:table-cell table:formula="of:=[.A850]+[.$B$1]" office:value-type="float" office:value="84.3999999999995" calcext:value-type="float">
            <text:p>84.3999999999995</text:p>
          </table:table-cell>
          <table:table-cell table:formula="of:=[.A851]*[.$B$2]" office:value-type="float" office:value="1.47305788868321" calcext:value-type="float">
            <text:p>1.47305788868321</text:p>
          </table:table-cell>
          <table:table-cell table:formula="of:=SIN([.B851])" office:value-type="float" office:value="0.99522739998183" calcext:value-type="float">
            <text:p>0.99522739998183</text:p>
          </table:table-cell>
          <table:table-cell table:style-name="ce3" table:formula="of:=[.C851]*[.$B$3]" office:value-type="float" office:value="16305.8057213023" calcext:value-type="float">
            <text:p>16306</text:p>
          </table:table-cell>
        </table:table-row>
        <table:table-row table:style-name="ro1">
          <table:table-cell table:formula="of:=[.A851]+[.$B$1]" office:value-type="float" office:value="84.4999999999995" calcext:value-type="float">
            <text:p>84.4999999999995</text:p>
          </table:table-cell>
          <table:table-cell table:formula="of:=[.A852]*[.$B$2]" office:value-type="float" office:value="1.4748032179352" calcext:value-type="float">
            <text:p>1.4748032179352</text:p>
          </table:table-cell>
          <table:table-cell table:formula="of:=SIN([.B852])" office:value-type="float" office:value="0.995396198367178" calcext:value-type="float">
            <text:p>0.995396198367178</text:p>
          </table:table-cell>
          <table:table-cell table:style-name="ce3" table:formula="of:=[.C852]*[.$B$3]" office:value-type="float" office:value="16308.5713140478" calcext:value-type="float">
            <text:p>16309</text:p>
          </table:table-cell>
        </table:table-row>
        <table:table-row table:style-name="ro1">
          <table:table-cell table:formula="of:=[.A852]+[.$B$1]" office:value-type="float" office:value="84.5999999999995" calcext:value-type="float">
            <text:p>84.5999999999995</text:p>
          </table:table-cell>
          <table:table-cell table:formula="of:=[.A853]*[.$B$2]" office:value-type="float" office:value="1.47654854718719" calcext:value-type="float">
            <text:p>1.47654854718719</text:p>
          </table:table-cell>
          <table:table-cell table:formula="of:=SIN([.B853])" office:value-type="float" office:value="0.995561964603079" calcext:value-type="float">
            <text:p>0.995561964603079</text:p>
          </table:table-cell>
          <table:table-cell table:style-name="ce3" table:formula="of:=[.C853]*[.$B$3]" office:value-type="float" office:value="16311.2872280568" calcext:value-type="float">
            <text:p>16311</text:p>
          </table:table-cell>
        </table:table-row>
        <table:table-row table:style-name="ro1">
          <table:table-cell table:formula="of:=[.A853]+[.$B$1]" office:value-type="float" office:value="84.6999999999995" calcext:value-type="float">
            <text:p>84.6999999999995</text:p>
          </table:table-cell>
          <table:table-cell table:formula="of:=[.A854]*[.$B$2]" office:value-type="float" office:value="1.47829387643919" calcext:value-type="float">
            <text:p>1.47829387643919</text:p>
          </table:table-cell>
          <table:table-cell table:formula="of:=SIN([.B854])" office:value-type="float" office:value="0.995724698184581" calcext:value-type="float">
            <text:p>0.995724698184581</text:p>
          </table:table-cell>
          <table:table-cell table:style-name="ce3" table:formula="of:=[.C854]*[.$B$3]" office:value-type="float" office:value="16313.9534550562" calcext:value-type="float">
            <text:p>16314</text:p>
          </table:table-cell>
        </table:table-row>
        <table:table-row table:style-name="ro1">
          <table:table-cell table:formula="of:=[.A854]+[.$B$1]" office:value-type="float" office:value="84.7999999999995" calcext:value-type="float">
            <text:p>84.7999999999995</text:p>
          </table:table-cell>
          <table:table-cell table:formula="of:=[.A855]*[.$B$2]" office:value-type="float" office:value="1.48003920569118" calcext:value-type="float">
            <text:p>1.48003920569118</text:p>
          </table:table-cell>
          <table:table-cell table:formula="of:=SIN([.B855])" office:value-type="float" office:value="0.995884398615969" calcext:value-type="float">
            <text:p>0.995884398615969</text:p>
          </table:table-cell>
          <table:table-cell table:style-name="ce3" table:formula="of:=[.C855]*[.$B$3]" office:value-type="float" office:value="16316.569986924" calcext:value-type="float">
            <text:p>16317</text:p>
          </table:table-cell>
        </table:table-row>
        <table:table-row table:style-name="ro1">
          <table:table-cell table:formula="of:=[.A855]+[.$B$1]" office:value-type="float" office:value="84.8999999999995" calcext:value-type="float">
            <text:p>84.8999999999995</text:p>
          </table:table-cell>
          <table:table-cell table:formula="of:=[.A856]*[.$B$2]" office:value-type="float" office:value="1.48178453494318" calcext:value-type="float">
            <text:p>1.48178453494318</text:p>
          </table:table-cell>
          <table:table-cell table:formula="of:=SIN([.B856])" office:value-type="float" office:value="0.996041065410769" calcext:value-type="float">
            <text:p>0.996041065410769</text:p>
          </table:table-cell>
          <table:table-cell table:style-name="ce3" table:formula="of:=[.C856]*[.$B$3]" office:value-type="float" office:value="16319.13681569" calcext:value-type="float">
            <text:p>16319</text:p>
          </table:table-cell>
        </table:table-row>
        <table:table-row table:style-name="ro1">
          <table:table-cell table:formula="of:=[.A856]+[.$B$1]" office:value-type="float" office:value="84.9999999999995" calcext:value-type="float">
            <text:p>84.9999999999995</text:p>
          </table:table-cell>
          <table:table-cell table:formula="of:=[.A857]*[.$B$2]" office:value-type="float" office:value="1.48352986419517" calcext:value-type="float">
            <text:p>1.48352986419517</text:p>
          </table:table-cell>
          <table:table-cell table:formula="of:=SIN([.B857])" office:value-type="float" office:value="0.996194698091745" calcext:value-type="float">
            <text:p>0.996194698091745</text:p>
          </table:table-cell>
          <table:table-cell table:style-name="ce3" table:formula="of:=[.C857]*[.$B$3]" office:value-type="float" office:value="16321.6539335351" calcext:value-type="float">
            <text:p>16322</text:p>
          </table:table-cell>
        </table:table-row>
        <table:table-row table:style-name="ro1">
          <table:table-cell table:formula="of:=[.A857]+[.$B$1]" office:value-type="float" office:value="85.0999999999995" calcext:value-type="float">
            <text:p>85.0999999999995</text:p>
          </table:table-cell>
          <table:table-cell table:formula="of:=[.A858]*[.$B$2]" office:value-type="float" office:value="1.48527519344716" calcext:value-type="float">
            <text:p>1.48527519344716</text:p>
          </table:table-cell>
          <table:table-cell table:formula="of:=SIN([.B858])" office:value-type="float" office:value="0.996345296190906" calcext:value-type="float">
            <text:p>0.996345296190906</text:p>
          </table:table-cell>
          <table:table-cell table:style-name="ce3" table:formula="of:=[.C858]*[.$B$3]" office:value-type="float" office:value="16324.1213327918" calcext:value-type="float">
            <text:p>16324</text:p>
          </table:table-cell>
        </table:table-row>
        <table:table-row table:style-name="ro1">
          <table:table-cell table:formula="of:=[.A858]+[.$B$1]" office:value-type="float" office:value="85.1999999999994" calcext:value-type="float">
            <text:p>85.1999999999994</text:p>
          </table:table-cell>
          <table:table-cell table:formula="of:=[.A859]*[.$B$2]" office:value-type="float" office:value="1.48702052269916" calcext:value-type="float">
            <text:p>1.48702052269916</text:p>
          </table:table-cell>
          <table:table-cell table:formula="of:=SIN([.B859])" office:value-type="float" office:value="0.996492859249504" calcext:value-type="float">
            <text:p>0.996492859249504</text:p>
          </table:table-cell>
          <table:table-cell table:style-name="ce3" table:formula="of:=[.C859]*[.$B$3]" office:value-type="float" office:value="16326.5390059439" calcext:value-type="float">
            <text:p>16327</text:p>
          </table:table-cell>
        </table:table-row>
        <table:table-row table:style-name="ro1">
          <table:table-cell table:formula="of:=[.A859]+[.$B$1]" office:value-type="float" office:value="85.2999999999994" calcext:value-type="float">
            <text:p>85.2999999999994</text:p>
          </table:table-cell>
          <table:table-cell table:formula="of:=[.A860]*[.$B$2]" office:value-type="float" office:value="1.48876585195115" calcext:value-type="float">
            <text:p>1.48876585195115</text:p>
          </table:table-cell>
          <table:table-cell table:formula="of:=SIN([.B860])" office:value-type="float" office:value="0.996637386818036" calcext:value-type="float">
            <text:p>0.996637386818036</text:p>
          </table:table-cell>
          <table:table-cell table:style-name="ce3" table:formula="of:=[.C860]*[.$B$3]" office:value-type="float" office:value="16328.9069456267" calcext:value-type="float">
            <text:p>16329</text:p>
          </table:table-cell>
        </table:table-row>
        <table:table-row table:style-name="ro1">
          <table:table-cell table:formula="of:=[.A860]+[.$B$1]" office:value-type="float" office:value="85.3999999999994" calcext:value-type="float">
            <text:p>85.3999999999994</text:p>
          </table:table-cell>
          <table:table-cell table:formula="of:=[.A861]*[.$B$2]" office:value-type="float" office:value="1.49051118120315" calcext:value-type="float">
            <text:p>1.49051118120315</text:p>
          </table:table-cell>
          <table:table-cell table:formula="of:=SIN([.B861])" office:value-type="float" office:value="0.996778878456246" calcext:value-type="float">
            <text:p>0.996778878456246</text:p>
          </table:table-cell>
          <table:table-cell table:style-name="ce3" table:formula="of:=[.C861]*[.$B$3]" office:value-type="float" office:value="16331.2251446271" calcext:value-type="float">
            <text:p>16331</text:p>
          </table:table-cell>
        </table:table-row>
        <table:table-row table:style-name="ro1">
          <table:table-cell table:formula="of:=[.A861]+[.$B$1]" office:value-type="float" office:value="85.4999999999994" calcext:value-type="float">
            <text:p>85.4999999999994</text:p>
          </table:table-cell>
          <table:table-cell table:formula="of:=[.A862]*[.$B$2]" office:value-type="float" office:value="1.49225651045514" calcext:value-type="float">
            <text:p>1.49225651045514</text:p>
          </table:table-cell>
          <table:table-cell table:formula="of:=SIN([.B862])" office:value-type="float" office:value="0.996917333733127" calcext:value-type="float">
            <text:p>0.996917333733127</text:p>
          </table:table-cell>
          <table:table-cell table:style-name="ce3" table:formula="of:=[.C862]*[.$B$3]" office:value-type="float" office:value="16333.4935958836" calcext:value-type="float">
            <text:p>16333</text:p>
          </table:table-cell>
        </table:table-row>
        <table:table-row table:style-name="ro1">
          <table:table-cell table:formula="of:=[.A862]+[.$B$1]" office:value-type="float" office:value="85.5999999999994" calcext:value-type="float">
            <text:p>85.5999999999994</text:p>
          </table:table-cell>
          <table:table-cell table:formula="of:=[.A863]*[.$B$2]" office:value-type="float" office:value="1.49400183970714" calcext:value-type="float">
            <text:p>1.49400183970714</text:p>
          </table:table-cell>
          <table:table-cell table:formula="of:=SIN([.B863])" office:value-type="float" office:value="0.997052752226919" calcext:value-type="float">
            <text:p>0.997052752226919</text:p>
          </table:table-cell>
          <table:table-cell table:style-name="ce3" table:formula="of:=[.C863]*[.$B$3]" office:value-type="float" office:value="16335.7122924858" calcext:value-type="float">
            <text:p>16336</text:p>
          </table:table-cell>
        </table:table-row>
        <table:table-row table:style-name="ro1">
          <table:table-cell table:formula="of:=[.A863]+[.$B$1]" office:value-type="float" office:value="85.6999999999994" calcext:value-type="float">
            <text:p>85.6999999999994</text:p>
          </table:table-cell>
          <table:table-cell table:formula="of:=[.A864]*[.$B$2]" office:value-type="float" office:value="1.49574716895913" calcext:value-type="float">
            <text:p>1.49574716895913</text:p>
          </table:table-cell>
          <table:table-cell table:formula="of:=SIN([.B864])" office:value-type="float" office:value="0.997185133525115" calcext:value-type="float">
            <text:p>0.997185133525115</text:p>
          </table:table-cell>
          <table:table-cell table:style-name="ce3" table:formula="of:=[.C864]*[.$B$3]" office:value-type="float" office:value="16337.8812276755" calcext:value-type="float">
            <text:p>16338</text:p>
          </table:table-cell>
        </table:table-row>
        <table:table-row table:style-name="ro1">
          <table:table-cell table:formula="of:=[.A864]+[.$B$1]" office:value-type="float" office:value="85.7999999999994" calcext:value-type="float">
            <text:p>85.7999999999994</text:p>
          </table:table-cell>
          <table:table-cell table:formula="of:=[.A865]*[.$B$2]" office:value-type="float" office:value="1.49749249821112" calcext:value-type="float">
            <text:p>1.49749249821112</text:p>
          </table:table-cell>
          <table:table-cell table:formula="of:=SIN([.B865])" office:value-type="float" office:value="0.997314477224457" calcext:value-type="float">
            <text:p>0.997314477224457</text:p>
          </table:table-cell>
          <table:table-cell table:style-name="ce3" table:formula="of:=[.C865]*[.$B$3]" office:value-type="float" office:value="16340.0003948455" calcext:value-type="float">
            <text:p>16340</text:p>
          </table:table-cell>
        </table:table-row>
        <table:table-row table:style-name="ro1">
          <table:table-cell table:formula="of:=[.A865]+[.$B$1]" office:value-type="float" office:value="85.8999999999994" calcext:value-type="float">
            <text:p>85.8999999999994</text:p>
          </table:table-cell>
          <table:table-cell table:formula="of:=[.A866]*[.$B$2]" office:value-type="float" office:value="1.49923782746312" calcext:value-type="float">
            <text:p>1.49923782746312</text:p>
          </table:table-cell>
          <table:table-cell table:formula="of:=SIN([.B866])" office:value-type="float" office:value="0.997440782930943" calcext:value-type="float">
            <text:p>0.997440782930943</text:p>
          </table:table-cell>
          <table:table-cell table:style-name="ce3" table:formula="of:=[.C866]*[.$B$3]" office:value-type="float" office:value="16342.0697875406" calcext:value-type="float">
            <text:p>16342</text:p>
          </table:table-cell>
        </table:table-row>
        <table:table-row table:style-name="ro1">
          <table:table-cell table:formula="of:=[.A866]+[.$B$1]" office:value-type="float" office:value="85.9999999999994" calcext:value-type="float">
            <text:p>85.9999999999994</text:p>
          </table:table-cell>
          <table:table-cell table:formula="of:=[.A867]*[.$B$2]" office:value-type="float" office:value="1.50098315671511" calcext:value-type="float">
            <text:p>1.50098315671511</text:p>
          </table:table-cell>
          <table:table-cell table:formula="of:=SIN([.B867])" office:value-type="float" office:value="0.997564050259824" calcext:value-type="float">
            <text:p>0.997564050259824</text:p>
          </table:table-cell>
          <table:table-cell table:style-name="ce3" table:formula="of:=[.C867]*[.$B$3]" office:value-type="float" office:value="16344.089399457" calcext:value-type="float">
            <text:p>16344</text:p>
          </table:table-cell>
        </table:table-row>
        <table:table-row table:style-name="ro1">
          <table:table-cell table:formula="of:=[.A867]+[.$B$1]" office:value-type="float" office:value="86.0999999999994" calcext:value-type="float">
            <text:p>86.0999999999994</text:p>
          </table:table-cell>
          <table:table-cell table:formula="of:=[.A868]*[.$B$2]" office:value-type="float" office:value="1.50272848596711" calcext:value-type="float">
            <text:p>1.50272848596711</text:p>
          </table:table-cell>
          <table:table-cell table:formula="of:=SIN([.B868])" office:value-type="float" office:value="0.997684278835605" calcext:value-type="float">
            <text:p>0.997684278835605</text:p>
          </table:table-cell>
          <table:table-cell table:style-name="ce3" table:formula="of:=[.C868]*[.$B$3]" office:value-type="float" office:value="16346.0592244425" calcext:value-type="float">
            <text:p>16346</text:p>
          </table:table-cell>
        </table:table-row>
        <table:table-row table:style-name="ro1">
          <table:table-cell table:formula="of:=[.A868]+[.$B$1]" office:value-type="float" office:value="86.1999999999994" calcext:value-type="float">
            <text:p>86.1999999999994</text:p>
          </table:table-cell>
          <table:table-cell table:formula="of:=[.A869]*[.$B$2]" office:value-type="float" office:value="1.5044738152191" calcext:value-type="float">
            <text:p>1.5044738152191</text:p>
          </table:table-cell>
          <table:table-cell table:formula="of:=SIN([.B869])" office:value-type="float" office:value="0.997801468292049" calcext:value-type="float">
            <text:p>0.997801468292049</text:p>
          </table:table-cell>
          <table:table-cell table:style-name="ce3" table:formula="of:=[.C869]*[.$B$3]" office:value-type="float" office:value="16347.9792564969" calcext:value-type="float">
            <text:p>16348</text:p>
          </table:table-cell>
        </table:table-row>
        <table:table-row table:style-name="ro1">
          <table:table-cell table:formula="of:=[.A869]+[.$B$1]" office:value-type="float" office:value="86.2999999999994" calcext:value-type="float">
            <text:p>86.2999999999994</text:p>
          </table:table-cell>
          <table:table-cell table:formula="of:=[.A870]*[.$B$2]" office:value-type="float" office:value="1.5062191444711" calcext:value-type="float">
            <text:p>1.5062191444711</text:p>
          </table:table-cell>
          <table:table-cell table:formula="of:=SIN([.B870])" office:value-type="float" office:value="0.997915618272178" calcext:value-type="float">
            <text:p>0.997915618272178</text:p>
          </table:table-cell>
          <table:table-cell table:style-name="ce3" table:formula="of:=[.C870]*[.$B$3]" office:value-type="float" office:value="16349.8494897714" calcext:value-type="float">
            <text:p>16350</text:p>
          </table:table-cell>
        </table:table-row>
        <table:table-row table:style-name="ro1">
          <table:table-cell table:formula="of:=[.A870]+[.$B$1]" office:value-type="float" office:value="86.3999999999994" calcext:value-type="float">
            <text:p>86.3999999999994</text:p>
          </table:table-cell>
          <table:table-cell table:formula="of:=[.A871]*[.$B$2]" office:value-type="float" office:value="1.50796447372309" calcext:value-type="float">
            <text:p>1.50796447372309</text:p>
          </table:table-cell>
          <table:table-cell table:formula="of:=SIN([.B871])" office:value-type="float" office:value="0.998026728428271" calcext:value-type="float">
            <text:p>0.998026728428271</text:p>
          </table:table-cell>
          <table:table-cell table:style-name="ce3" table:formula="of:=[.C871]*[.$B$3]" office:value-type="float" office:value="16351.6699185688" calcext:value-type="float">
            <text:p>16352</text:p>
          </table:table-cell>
        </table:table-row>
        <table:table-row table:style-name="ro1">
          <table:table-cell table:formula="of:=[.A871]+[.$B$1]" office:value-type="float" office:value="86.4999999999994" calcext:value-type="float">
            <text:p>86.4999999999994</text:p>
          </table:table-cell>
          <table:table-cell table:formula="of:=[.A872]*[.$B$2]" office:value-type="float" office:value="1.50970980297508" calcext:value-type="float">
            <text:p>1.50970980297508</text:p>
          </table:table-cell>
          <table:table-cell table:formula="of:=SIN([.B872])" office:value-type="float" office:value="0.998134798421866" calcext:value-type="float">
            <text:p>0.998134798421866</text:p>
          </table:table-cell>
          <table:table-cell table:style-name="ce3" table:formula="of:=[.C872]*[.$B$3]" office:value-type="float" office:value="16353.4405373439" calcext:value-type="float">
            <text:p>16353</text:p>
          </table:table-cell>
        </table:table-row>
        <table:table-row table:style-name="ro1">
          <table:table-cell table:formula="of:=[.A872]+[.$B$1]" office:value-type="float" office:value="86.5999999999994" calcext:value-type="float">
            <text:p>86.5999999999994</text:p>
          </table:table-cell>
          <table:table-cell table:formula="of:=[.A873]*[.$B$2]" office:value-type="float" office:value="1.51145513222708" calcext:value-type="float">
            <text:p>1.51145513222708</text:p>
          </table:table-cell>
          <table:table-cell table:formula="of:=SIN([.B873])" office:value-type="float" office:value="0.998239827923765" calcext:value-type="float">
            <text:p>0.998239827923765</text:p>
          </table:table-cell>
          <table:table-cell table:style-name="ce3" table:formula="of:=[.C873]*[.$B$3]" office:value-type="float" office:value="16355.161340703" calcext:value-type="float">
            <text:p>16355</text:p>
          </table:table-cell>
        </table:table-row>
        <table:table-row table:style-name="ro1">
          <table:table-cell table:formula="of:=[.A873]+[.$B$1]" office:value-type="float" office:value="86.6999999999993" calcext:value-type="float">
            <text:p>86.6999999999993</text:p>
          </table:table-cell>
          <table:table-cell table:formula="of:=[.A874]*[.$B$2]" office:value-type="float" office:value="1.51320046147907" calcext:value-type="float">
            <text:p>1.51320046147907</text:p>
          </table:table-cell>
          <table:table-cell table:formula="of:=SIN([.B874])" office:value-type="float" office:value="0.998341816614028" calcext:value-type="float">
            <text:p>0.998341816614028</text:p>
          </table:table-cell>
          <table:table-cell table:style-name="ce3" table:formula="of:=[.C874]*[.$B$3]" office:value-type="float" office:value="16356.8323234042" calcext:value-type="float">
            <text:p>16357</text:p>
          </table:table-cell>
        </table:table-row>
        <table:table-row table:style-name="ro1">
          <table:table-cell table:formula="of:=[.A874]+[.$B$1]" office:value-type="float" office:value="86.7999999999993" calcext:value-type="float">
            <text:p>86.7999999999993</text:p>
          </table:table-cell>
          <table:table-cell table:formula="of:=[.A875]*[.$B$2]" office:value-type="float" office:value="1.51494579073107" calcext:value-type="float">
            <text:p>1.51494579073107</text:p>
          </table:table-cell>
          <table:table-cell table:formula="of:=SIN([.B875])" office:value-type="float" office:value="0.99844076418198" calcext:value-type="float">
            <text:p>0.99844076418198</text:p>
          </table:table-cell>
          <table:table-cell table:style-name="ce3" table:formula="of:=[.C875]*[.$B$3]" office:value-type="float" office:value="16358.4534803576" calcext:value-type="float">
            <text:p>16358</text:p>
          </table:table-cell>
        </table:table-row>
        <table:table-row table:style-name="ro1">
          <table:table-cell table:formula="of:=[.A875]+[.$B$1]" office:value-type="float" office:value="86.8999999999993" calcext:value-type="float">
            <text:p>86.8999999999993</text:p>
          </table:table-cell>
          <table:table-cell table:formula="of:=[.A876]*[.$B$2]" office:value-type="float" office:value="1.51669111998306" calcext:value-type="float">
            <text:p>1.51669111998306</text:p>
          </table:table-cell>
          <table:table-cell table:formula="of:=SIN([.B876])" office:value-type="float" office:value="0.998536670326211" calcext:value-type="float">
            <text:p>0.998536670326211</text:p>
          </table:table-cell>
          <table:table-cell table:style-name="ce3" table:formula="of:=[.C876]*[.$B$3]" office:value-type="float" office:value="16360.0248066246" calcext:value-type="float">
            <text:p>16360</text:p>
          </table:table-cell>
        </table:table-row>
        <table:table-row table:style-name="ro1">
          <table:table-cell table:formula="of:=[.A876]+[.$B$1]" office:value-type="float" office:value="86.9999999999993" calcext:value-type="float">
            <text:p>86.9999999999993</text:p>
          </table:table-cell>
          <table:table-cell table:formula="of:=[.A877]*[.$B$2]" office:value-type="float" office:value="1.51843644923506" calcext:value-type="float">
            <text:p>1.51843644923506</text:p>
          </table:table-cell>
          <table:table-cell table:formula="of:=SIN([.B877])" office:value-type="float" office:value="0.998629534754573" calcext:value-type="float">
            <text:p>0.998629534754573</text:p>
          </table:table-cell>
          <table:table-cell table:style-name="ce3" table:formula="of:=[.C877]*[.$B$3]" office:value-type="float" office:value="16361.5462974189" calcext:value-type="float">
            <text:p>16362</text:p>
          </table:table-cell>
        </table:table-row>
        <table:table-row table:style-name="ro1">
          <table:table-cell table:formula="of:=[.A877]+[.$B$1]" office:value-type="float" office:value="87.0999999999993" calcext:value-type="float">
            <text:p>87.0999999999993</text:p>
          </table:table-cell>
          <table:table-cell table:formula="of:=[.A878]*[.$B$2]" office:value-type="float" office:value="1.52018177848705" calcext:value-type="float">
            <text:p>1.52018177848705</text:p>
          </table:table-cell>
          <table:table-cell table:formula="of:=SIN([.B878])" office:value-type="float" office:value="0.998719357184186" calcext:value-type="float">
            <text:p>0.998719357184186</text:p>
          </table:table-cell>
          <table:table-cell table:style-name="ce3" table:formula="of:=[.C878]*[.$B$3]" office:value-type="float" office:value="16363.0179481057" calcext:value-type="float">
            <text:p>16363</text:p>
          </table:table-cell>
        </table:table-row>
        <table:table-row table:style-name="ro1">
          <table:table-cell table:formula="of:=[.A878]+[.$B$1]" office:value-type="float" office:value="87.1999999999993" calcext:value-type="float">
            <text:p>87.1999999999993</text:p>
          </table:table-cell>
          <table:table-cell table:formula="of:=[.A879]*[.$B$2]" office:value-type="float" office:value="1.52192710773904" calcext:value-type="float">
            <text:p>1.52192710773904</text:p>
          </table:table-cell>
          <table:table-cell table:formula="of:=SIN([.B879])" office:value-type="float" office:value="0.998806137341433" calcext:value-type="float">
            <text:p>0.998806137341433</text:p>
          </table:table-cell>
          <table:table-cell table:style-name="ce3" table:formula="of:=[.C879]*[.$B$3]" office:value-type="float" office:value="16364.439754202" calcext:value-type="float">
            <text:p>16364</text:p>
          </table:table-cell>
        </table:table-row>
        <table:table-row table:style-name="ro1">
          <table:table-cell table:formula="of:=[.A879]+[.$B$1]" office:value-type="float" office:value="87.2999999999993" calcext:value-type="float">
            <text:p>87.2999999999993</text:p>
          </table:table-cell>
          <table:table-cell table:formula="of:=[.A880]*[.$B$2]" office:value-type="float" office:value="1.52367243699104" calcext:value-type="float">
            <text:p>1.52367243699104</text:p>
          </table:table-cell>
          <table:table-cell table:formula="of:=SIN([.B880])" office:value-type="float" office:value="0.998889874961969" calcext:value-type="float">
            <text:p>0.998889874961969</text:p>
          </table:table-cell>
          <table:table-cell table:style-name="ce3" table:formula="of:=[.C880]*[.$B$3]" office:value-type="float" office:value="16365.8117113769" calcext:value-type="float">
            <text:p>16366</text:p>
          </table:table-cell>
        </table:table-row>
        <table:table-row table:style-name="ro1">
          <table:table-cell table:formula="of:=[.A880]+[.$B$1]" office:value-type="float" office:value="87.3999999999993" calcext:value-type="float">
            <text:p>87.3999999999993</text:p>
          </table:table-cell>
          <table:table-cell table:formula="of:=[.A881]*[.$B$2]" office:value-type="float" office:value="1.52541776624303" calcext:value-type="float">
            <text:p>1.52541776624303</text:p>
          </table:table-cell>
          <table:table-cell table:formula="of:=SIN([.B881])" office:value-type="float" office:value="0.998970569790714" calcext:value-type="float">
            <text:p>0.998970569790714</text:p>
          </table:table-cell>
          <table:table-cell table:style-name="ce3" table:formula="of:=[.C881]*[.$B$3]" office:value-type="float" office:value="16367.1338154511" calcext:value-type="float">
            <text:p>16367</text:p>
          </table:table-cell>
        </table:table-row>
        <table:table-row table:style-name="ro1">
          <table:table-cell table:formula="of:=[.A881]+[.$B$1]" office:value-type="float" office:value="87.4999999999993" calcext:value-type="float">
            <text:p>87.4999999999993</text:p>
          </table:table-cell>
          <table:table-cell table:formula="of:=[.A882]*[.$B$2]" office:value-type="float" office:value="1.52716309549503" calcext:value-type="float">
            <text:p>1.52716309549503</text:p>
          </table:table-cell>
          <table:table-cell table:formula="of:=SIN([.B882])" office:value-type="float" office:value="0.999048221581857" calcext:value-type="float">
            <text:p>0.999048221581857</text:p>
          </table:table-cell>
          <table:table-cell table:style-name="ce3" table:formula="of:=[.C882]*[.$B$3]" office:value-type="float" office:value="16368.4060623972" calcext:value-type="float">
            <text:p>16368</text:p>
          </table:table-cell>
        </table:table-row>
        <table:table-row table:style-name="ro1">
          <table:table-cell table:formula="of:=[.A882]+[.$B$1]" office:value-type="float" office:value="87.5999999999993" calcext:value-type="float">
            <text:p>87.5999999999993</text:p>
          </table:table-cell>
          <table:table-cell table:formula="of:=[.A883]*[.$B$2]" office:value-type="float" office:value="1.52890842474702" calcext:value-type="float">
            <text:p>1.52890842474702</text:p>
          </table:table-cell>
          <table:table-cell table:formula="of:=SIN([.B883])" office:value-type="float" office:value="0.999122830098858" calcext:value-type="float">
            <text:p>0.999122830098858</text:p>
          </table:table-cell>
          <table:table-cell table:style-name="ce3" table:formula="of:=[.C883]*[.$B$3]" office:value-type="float" office:value="16369.6284483397" calcext:value-type="float">
            <text:p>16370</text:p>
          </table:table-cell>
        </table:table-row>
        <table:table-row table:style-name="ro1">
          <table:table-cell table:formula="of:=[.A883]+[.$B$1]" office:value-type="float" office:value="87.6999999999993" calcext:value-type="float">
            <text:p>87.6999999999993</text:p>
          </table:table-cell>
          <table:table-cell table:formula="of:=[.A884]*[.$B$2]" office:value-type="float" office:value="1.53065375399901" calcext:value-type="float">
            <text:p>1.53065375399901</text:p>
          </table:table-cell>
          <table:table-cell table:formula="of:=SIN([.B884])" office:value-type="float" office:value="0.999194395114446" calcext:value-type="float">
            <text:p>0.999194395114446</text:p>
          </table:table-cell>
          <table:table-cell table:style-name="ce3" table:formula="of:=[.C884]*[.$B$3]" office:value-type="float" office:value="16370.8009695551" calcext:value-type="float">
            <text:p>16371</text:p>
          </table:table-cell>
        </table:table-row>
        <table:table-row table:style-name="ro1">
          <table:table-cell table:formula="of:=[.A884]+[.$B$1]" office:value-type="float" office:value="87.7999999999993" calcext:value-type="float">
            <text:p>87.7999999999993</text:p>
          </table:table-cell>
          <table:table-cell table:formula="of:=[.A885]*[.$B$2]" office:value-type="float" office:value="1.53239908325101" calcext:value-type="float">
            <text:p>1.53239908325101</text:p>
          </table:table-cell>
          <table:table-cell table:formula="of:=SIN([.B885])" office:value-type="float" office:value="0.999262916410621" calcext:value-type="float">
            <text:p>0.999262916410621</text:p>
          </table:table-cell>
          <table:table-cell table:style-name="ce3" table:formula="of:=[.C885]*[.$B$3]" office:value-type="float" office:value="16371.9236224716" calcext:value-type="float">
            <text:p>16372</text:p>
          </table:table-cell>
        </table:table-row>
        <table:table-row table:style-name="ro1">
          <table:table-cell table:formula="of:=[.A885]+[.$B$1]" office:value-type="float" office:value="87.8999999999993" calcext:value-type="float">
            <text:p>87.8999999999993</text:p>
          </table:table-cell>
          <table:table-cell table:formula="of:=[.A886]*[.$B$2]" office:value-type="float" office:value="1.534144412503" calcext:value-type="float">
            <text:p>1.534144412503</text:p>
          </table:table-cell>
          <table:table-cell table:formula="of:=SIN([.B886])" office:value-type="float" office:value="0.999328393778656" calcext:value-type="float">
            <text:p>0.999328393778656</text:p>
          </table:table-cell>
          <table:table-cell table:style-name="ce3" table:formula="of:=[.C886]*[.$B$3]" office:value-type="float" office:value="16372.9964036695" calcext:value-type="float">
            <text:p>16373</text:p>
          </table:table-cell>
        </table:table-row>
        <table:table-row table:style-name="ro1">
          <table:table-cell table:formula="of:=[.A886]+[.$B$1]" office:value-type="float" office:value="87.9999999999993" calcext:value-type="float">
            <text:p>87.9999999999993</text:p>
          </table:table-cell>
          <table:table-cell table:formula="of:=[.A887]*[.$B$2]" office:value-type="float" office:value="1.535889741755" calcext:value-type="float">
            <text:p>1.535889741755</text:p>
          </table:table-cell>
          <table:table-cell table:formula="of:=SIN([.B887])" office:value-type="float" office:value="0.999390827019095" calcext:value-type="float">
            <text:p>0.999390827019095</text:p>
          </table:table-cell>
          <table:table-cell table:style-name="ce3" table:formula="of:=[.C887]*[.$B$3]" office:value-type="float" office:value="16374.0193098809" calcext:value-type="float">
            <text:p>16374</text:p>
          </table:table-cell>
        </table:table-row>
        <table:table-row table:style-name="ro1">
          <table:table-cell table:formula="of:=[.A887]+[.$B$1]" office:value-type="float" office:value="88.0999999999993" calcext:value-type="float">
            <text:p>88.0999999999993</text:p>
          </table:table-cell>
          <table:table-cell table:formula="of:=[.A888]*[.$B$2]" office:value-type="float" office:value="1.53763507100699" calcext:value-type="float">
            <text:p>1.53763507100699</text:p>
          </table:table-cell>
          <table:table-cell table:formula="of:=SIN([.B888])" office:value-type="float" office:value="0.999450215941757" calcext:value-type="float">
            <text:p>0.999450215941757</text:p>
          </table:table-cell>
          <table:table-cell table:style-name="ce3" table:formula="of:=[.C888]*[.$B$3]" office:value-type="float" office:value="16374.9923379897" calcext:value-type="float">
            <text:p>16375</text:p>
          </table:table-cell>
        </table:table-row>
        <table:table-row table:style-name="ro1">
          <table:table-cell table:formula="of:=[.A888]+[.$B$1]" office:value-type="float" office:value="88.1999999999993" calcext:value-type="float">
            <text:p>88.1999999999993</text:p>
          </table:table-cell>
          <table:table-cell table:formula="of:=[.A889]*[.$B$2]" office:value-type="float" office:value="1.53938040025899" calcext:value-type="float">
            <text:p>1.53938040025899</text:p>
          </table:table-cell>
          <table:table-cell table:formula="of:=SIN([.B889])" office:value-type="float" office:value="0.999506560365731" calcext:value-type="float">
            <text:p>0.999506560365731</text:p>
          </table:table-cell>
          <table:table-cell table:style-name="ce3" table:formula="of:=[.C889]*[.$B$3]" office:value-type="float" office:value="16375.9154850321" calcext:value-type="float">
            <text:p>16376</text:p>
          </table:table-cell>
        </table:table-row>
        <table:table-row table:style-name="ro1">
          <table:table-cell table:formula="of:=[.A889]+[.$B$1]" office:value-type="float" office:value="88.2999999999993" calcext:value-type="float">
            <text:p>88.2999999999993</text:p>
          </table:table-cell>
          <table:table-cell table:formula="of:=[.A890]*[.$B$2]" office:value-type="float" office:value="1.54112572951098" calcext:value-type="float">
            <text:p>1.54112572951098</text:p>
          </table:table-cell>
          <table:table-cell table:formula="of:=SIN([.B890])" office:value-type="float" office:value="0.999559860119384" calcext:value-type="float">
            <text:p>0.999559860119384</text:p>
          </table:table-cell>
          <table:table-cell table:style-name="ce3" table:formula="of:=[.C890]*[.$B$3]" office:value-type="float" office:value="16376.788748196" calcext:value-type="float">
            <text:p>16377</text:p>
          </table:table-cell>
        </table:table-row>
        <table:table-row table:style-name="ro1">
          <table:table-cell table:formula="of:=[.A890]+[.$B$1]" office:value-type="float" office:value="88.3999999999993" calcext:value-type="float">
            <text:p>88.3999999999993</text:p>
          </table:table-cell>
          <table:table-cell table:formula="of:=[.A891]*[.$B$2]" office:value-type="float" office:value="1.54287105876297" calcext:value-type="float">
            <text:p>1.54287105876297</text:p>
          </table:table-cell>
          <table:table-cell table:formula="of:=SIN([.B891])" office:value-type="float" office:value="0.999610115040354" calcext:value-type="float">
            <text:p>0.999610115040354</text:p>
          </table:table-cell>
          <table:table-cell table:style-name="ce3" table:formula="of:=[.C891]*[.$B$3]" office:value-type="float" office:value="16377.6121248212" calcext:value-type="float">
            <text:p>16378</text:p>
          </table:table-cell>
        </table:table-row>
        <table:table-row table:style-name="ro1">
          <table:table-cell table:formula="of:=[.A891]+[.$B$1]" office:value-type="float" office:value="88.4999999999993" calcext:value-type="float">
            <text:p>88.4999999999993</text:p>
          </table:table-cell>
          <table:table-cell table:formula="of:=[.A892]*[.$B$2]" office:value-type="float" office:value="1.54461638801497" calcext:value-type="float">
            <text:p>1.54461638801497</text:p>
          </table:table-cell>
          <table:table-cell table:formula="of:=SIN([.B892])" office:value-type="float" office:value="0.999657324975557" calcext:value-type="float">
            <text:p>0.999657324975557</text:p>
          </table:table-cell>
          <table:table-cell table:style-name="ce3" table:formula="of:=[.C892]*[.$B$3]" office:value-type="float" office:value="16378.3856123995" calcext:value-type="float">
            <text:p>16378</text:p>
          </table:table-cell>
        </table:table-row>
        <table:table-row table:style-name="ro1">
          <table:table-cell table:formula="of:=[.A892]+[.$B$1]" office:value-type="float" office:value="88.5999999999993" calcext:value-type="float">
            <text:p>88.5999999999993</text:p>
          </table:table-cell>
          <table:table-cell table:formula="of:=[.A893]*[.$B$2]" office:value-type="float" office:value="1.54636171726696" calcext:value-type="float">
            <text:p>1.54636171726696</text:p>
          </table:table-cell>
          <table:table-cell table:formula="of:=SIN([.B893])" office:value-type="float" office:value="0.999701489781183" calcext:value-type="float">
            <text:p>0.999701489781183</text:p>
          </table:table-cell>
          <table:table-cell table:style-name="ce3" table:formula="of:=[.C893]*[.$B$3]" office:value-type="float" office:value="16379.1092085749" calcext:value-type="float">
            <text:p>16379</text:p>
          </table:table-cell>
        </table:table-row>
        <table:table-row table:style-name="ro1">
          <table:table-cell table:formula="of:=[.A893]+[.$B$1]" office:value-type="float" office:value="88.6999999999992" calcext:value-type="float">
            <text:p>88.6999999999992</text:p>
          </table:table-cell>
          <table:table-cell table:formula="of:=[.A894]*[.$B$2]" office:value-type="float" office:value="1.54810704651896" calcext:value-type="float">
            <text:p>1.54810704651896</text:p>
          </table:table-cell>
          <table:table-cell table:formula="of:=SIN([.B894])" office:value-type="float" office:value="0.999742609322698" calcext:value-type="float">
            <text:p>0.999742609322698</text:p>
          </table:table-cell>
          <table:table-cell table:style-name="ce3" table:formula="of:=[.C894]*[.$B$3]" office:value-type="float" office:value="16379.7829111431" calcext:value-type="float">
            <text:p>16380</text:p>
          </table:table-cell>
        </table:table-row>
        <table:table-row table:style-name="ro1">
          <table:table-cell table:formula="of:=[.A894]+[.$B$1]" office:value-type="float" office:value="88.7999999999992" calcext:value-type="float">
            <text:p>88.7999999999992</text:p>
          </table:table-cell>
          <table:table-cell table:formula="of:=[.A895]*[.$B$2]" office:value-type="float" office:value="1.54985237577095" calcext:value-type="float">
            <text:p>1.54985237577095</text:p>
          </table:table-cell>
          <table:table-cell table:formula="of:=SIN([.B895])" office:value-type="float" office:value="0.999780683474845" calcext:value-type="float">
            <text:p>0.999780683474845</text:p>
          </table:table-cell>
          <table:table-cell table:style-name="ce3" table:formula="of:=[.C895]*[.$B$3]" office:value-type="float" office:value="16380.4067180519" calcext:value-type="float">
            <text:p>16380</text:p>
          </table:table-cell>
        </table:table-row>
        <table:table-row table:style-name="ro1">
          <table:table-cell table:formula="of:=[.A895]+[.$B$1]" office:value-type="float" office:value="88.8999999999992" calcext:value-type="float">
            <text:p>88.8999999999992</text:p>
          </table:table-cell>
          <table:table-cell table:formula="of:=[.A896]*[.$B$2]" office:value-type="float" office:value="1.55159770502295" calcext:value-type="float">
            <text:p>1.55159770502295</text:p>
          </table:table-cell>
          <table:table-cell table:formula="of:=SIN([.B896])" office:value-type="float" office:value="0.999815712121644" calcext:value-type="float">
            <text:p>0.999815712121644</text:p>
          </table:table-cell>
          <table:table-cell table:style-name="ce3" table:formula="of:=[.C896]*[.$B$3]" office:value-type="float" office:value="16380.980627401" calcext:value-type="float">
            <text:p>16381</text:p>
          </table:table-cell>
        </table:table-row>
        <table:table-row table:style-name="ro1">
          <table:table-cell table:formula="of:=[.A896]+[.$B$1]" office:value-type="float" office:value="88.9999999999992" calcext:value-type="float">
            <text:p>88.9999999999992</text:p>
          </table:table-cell>
          <table:table-cell table:formula="of:=[.A897]*[.$B$2]" office:value-type="float" office:value="1.55334303427494" calcext:value-type="float">
            <text:p>1.55334303427494</text:p>
          </table:table-cell>
          <table:table-cell table:formula="of:=SIN([.B897])" office:value-type="float" office:value="0.999847695156391" calcext:value-type="float">
            <text:p>0.999847695156391</text:p>
          </table:table-cell>
          <table:table-cell table:style-name="ce3" table:formula="of:=[.C897]*[.$B$3]" office:value-type="float" office:value="16381.5046374423" calcext:value-type="float">
            <text:p>16382</text:p>
          </table:table-cell>
        </table:table-row>
        <table:table-row table:style-name="ro1">
          <table:table-cell table:formula="of:=[.A897]+[.$B$1]" office:value-type="float" office:value="89.0999999999992" calcext:value-type="float">
            <text:p>89.0999999999992</text:p>
          </table:table-cell>
          <table:table-cell table:formula="of:=[.A898]*[.$B$2]" office:value-type="float" office:value="1.55508836352693" calcext:value-type="float">
            <text:p>1.55508836352693</text:p>
          </table:table-cell>
          <table:table-cell table:formula="of:=SIN([.B898])" office:value-type="float" office:value="0.99987663248166" calcext:value-type="float">
            <text:p>0.99987663248166</text:p>
          </table:table-cell>
          <table:table-cell table:style-name="ce3" table:formula="of:=[.C898]*[.$B$3]" office:value-type="float" office:value="16381.9787465795" calcext:value-type="float">
            <text:p>16382</text:p>
          </table:table-cell>
        </table:table-row>
        <table:table-row table:style-name="ro1">
          <table:table-cell table:formula="of:=[.A898]+[.$B$1]" office:value-type="float" office:value="89.1999999999992" calcext:value-type="float">
            <text:p>89.1999999999992</text:p>
          </table:table-cell>
          <table:table-cell table:formula="of:=[.A899]*[.$B$2]" office:value-type="float" office:value="1.55683369277893" calcext:value-type="float">
            <text:p>1.55683369277893</text:p>
          </table:table-cell>
          <table:table-cell table:formula="of:=SIN([.B899])" office:value-type="float" office:value="0.999902524009304" calcext:value-type="float">
            <text:p>0.999902524009304</text:p>
          </table:table-cell>
          <table:table-cell table:style-name="ce3" table:formula="of:=[.C899]*[.$B$3]" office:value-type="float" office:value="16382.4029533684" calcext:value-type="float">
            <text:p>16382</text:p>
          </table:table-cell>
        </table:table-row>
        <table:table-row table:style-name="ro1">
          <table:table-cell table:formula="of:=[.A899]+[.$B$1]" office:value-type="float" office:value="89.2999999999992" calcext:value-type="float">
            <text:p>89.2999999999992</text:p>
          </table:table-cell>
          <table:table-cell table:formula="of:=[.A900]*[.$B$2]" office:value-type="float" office:value="1.55857902203092" calcext:value-type="float">
            <text:p>1.55857902203092</text:p>
          </table:table-cell>
          <table:table-cell table:formula="of:=SIN([.B900])" office:value-type="float" office:value="0.999925369660452" calcext:value-type="float">
            <text:p>0.999925369660452</text:p>
          </table:table-cell>
          <table:table-cell table:style-name="ce3" table:formula="of:=[.C900]*[.$B$3]" office:value-type="float" office:value="16382.7772565168" calcext:value-type="float">
            <text:p>16383</text:p>
          </table:table-cell>
        </table:table-row>
        <table:table-row table:style-name="ro1">
          <table:table-cell table:formula="of:=[.A900]+[.$B$1]" office:value-type="float" office:value="89.3999999999992" calcext:value-type="float">
            <text:p>89.3999999999992</text:p>
          </table:table-cell>
          <table:table-cell table:formula="of:=[.A901]*[.$B$2]" office:value-type="float" office:value="1.56032435128292" calcext:value-type="float">
            <text:p>1.56032435128292</text:p>
          </table:table-cell>
          <table:table-cell table:formula="of:=SIN([.B901])" office:value-type="float" office:value="0.999945169365512" calcext:value-type="float">
            <text:p>0.999945169365512</text:p>
          </table:table-cell>
          <table:table-cell table:style-name="ce3" table:formula="of:=[.C901]*[.$B$3]" office:value-type="float" office:value="16383.1016548845" calcext:value-type="float">
            <text:p>16383</text:p>
          </table:table-cell>
        </table:table-row>
        <table:table-row table:style-name="ro1">
          <table:table-cell table:formula="of:=[.A901]+[.$B$1]" office:value-type="float" office:value="89.4999999999992" calcext:value-type="float">
            <text:p>89.4999999999992</text:p>
          </table:table-cell>
          <table:table-cell table:formula="of:=[.A902]*[.$B$2]" office:value-type="float" office:value="1.56206968053491" calcext:value-type="float">
            <text:p>1.56206968053491</text:p>
          </table:table-cell>
          <table:table-cell table:formula="of:=SIN([.B902])" office:value-type="float" office:value="0.999961923064171" calcext:value-type="float">
            <text:p>0.999961923064171</text:p>
          </table:table-cell>
          <table:table-cell table:style-name="ce3" table:formula="of:=[.C902]*[.$B$3]" office:value-type="float" office:value="16383.3761474834" calcext:value-type="float">
            <text:p>16383</text:p>
          </table:table-cell>
        </table:table-row>
        <table:table-row table:style-name="ro1">
          <table:table-cell table:formula="of:=[.A902]+[.$B$1]" office:value-type="float" office:value="89.5999999999992" calcext:value-type="float">
            <text:p>89.5999999999992</text:p>
          </table:table-cell>
          <table:table-cell table:formula="of:=[.A903]*[.$B$2]" office:value-type="float" office:value="1.56381500978691" calcext:value-type="float">
            <text:p>1.56381500978691</text:p>
          </table:table-cell>
          <table:table-cell table:formula="of:=SIN([.B903])" office:value-type="float" office:value="0.999975630705395" calcext:value-type="float">
            <text:p>0.999975630705395</text:p>
          </table:table-cell>
          <table:table-cell table:style-name="ce3" table:formula="of:=[.C903]*[.$B$3]" office:value-type="float" office:value="16383.6007334772" calcext:value-type="float">
            <text:p>16384</text:p>
          </table:table-cell>
        </table:table-row>
        <table:table-row table:style-name="ro1">
          <table:table-cell table:formula="of:=[.A903]+[.$B$1]" office:value-type="float" office:value="89.6999999999992" calcext:value-type="float">
            <text:p>89.6999999999992</text:p>
          </table:table-cell>
          <table:table-cell table:formula="of:=[.A904]*[.$B$2]" office:value-type="float" office:value="1.5655603390389" calcext:value-type="float">
            <text:p>1.5655603390389</text:p>
          </table:table-cell>
          <table:table-cell table:formula="of:=SIN([.B904])" office:value-type="float" office:value="0.999986292247427" calcext:value-type="float">
            <text:p>0.999986292247427</text:p>
          </table:table-cell>
          <table:table-cell table:style-name="ce3" table:formula="of:=[.C904]*[.$B$3]" office:value-type="float" office:value="16383.7754121818" calcext:value-type="float">
            <text:p>16384</text:p>
          </table:table-cell>
        </table:table-row>
        <table:table-row table:style-name="ro1">
          <table:table-cell table:formula="of:=[.A904]+[.$B$1]" office:value-type="float" office:value="89.7999999999992" calcext:value-type="float">
            <text:p>89.7999999999992</text:p>
          </table:table-cell>
          <table:table-cell table:formula="of:=[.A905]*[.$B$2]" office:value-type="float" office:value="1.56730566829089" calcext:value-type="float">
            <text:p>1.56730566829089</text:p>
          </table:table-cell>
          <table:table-cell table:formula="of:=SIN([.B905])" office:value-type="float" office:value="0.99999390765779" calcext:value-type="float">
            <text:p>0.99999390765779</text:p>
          </table:table-cell>
          <table:table-cell table:style-name="ce3" table:formula="of:=[.C905]*[.$B$3]" office:value-type="float" office:value="16383.9001830652" calcext:value-type="float">
            <text:p>16384</text:p>
          </table:table-cell>
        </table:table-row>
        <table:table-row table:style-name="ro1">
          <table:table-cell table:formula="of:=[.A905]+[.$B$1]" office:value-type="float" office:value="89.8999999999992" calcext:value-type="float">
            <text:p>89.8999999999992</text:p>
          </table:table-cell>
          <table:table-cell table:formula="of:=[.A906]*[.$B$2]" office:value-type="float" office:value="1.56905099754289" calcext:value-type="float">
            <text:p>1.56905099754289</text:p>
          </table:table-cell>
          <table:table-cell table:formula="of:=SIN([.B906])" office:value-type="float" office:value="0.999998476913288" calcext:value-type="float">
            <text:p>0.999998476913288</text:p>
          </table:table-cell>
          <table:table-cell table:style-name="ce3" table:formula="of:=[.C906]*[.$B$3]" office:value-type="float" office:value="16383.9750457473" calcext:value-type="float">
            <text:p>16384</text:p>
          </table:table-cell>
        </table:table-row>
        <table:table-row table:style-name="ro1">
          <table:table-cell table:formula="of:=[.A906]+[.$B$1]" office:value-type="float" office:value="89.9999999999992" calcext:value-type="float">
            <text:p>89.9999999999992</text:p>
          </table:table-cell>
          <table:table-cell table:formula="of:=[.A907]*[.$B$2]" office:value-type="float" office:value="1.57079632679488" calcext:value-type="float">
            <text:p>1.57079632679488</text:p>
          </table:table-cell>
          <table:table-cell table:formula="of:=SIN([.B907])" office:value-type="float" office:value="1" calcext:value-type="float">
            <text:p>1</text:p>
          </table:table-cell>
          <table:table-cell table:style-name="ce3" table:formula="of:=[.C907]*[.$B$3]" office:value-type="float" office:value="16384" calcext:value-type="float">
            <text:p>16384</text:p>
          </table:table-cell>
        </table:table-row>
        <table:table-row table:style-name="ro1" table:number-rows-repeated="10476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4" table:style-name="ta1"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compensa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wad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rawadc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+[.$B$2]" office:value-type="float" office:value="4" calcext:value-type="float">
            <text:p>4</text:p>
          </table:table-cell>
          <table:table-cell table:formula="of:=[.D5]+[.$C$2]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+[.$B$2]" office:value-type="float" office:value="4" calcext:value-type="float">
            <text:p>4</text:p>
          </table:table-cell>
          <table:table-cell table:formula="of:=[.D6]+[.$C$2]" office:value-type="float" office:value="-2" calcext:value-type="float">
            <text:p>-2</text:p>
          </table:table-cell>
          <table:table-cell table:formula="of:=[.D5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+[.$B$2]" office:value-type="float" office:value="4" calcext:value-type="float">
            <text:p>4</text:p>
          </table:table-cell>
          <table:table-cell table:formula="of:=[.D7]+[.$C$2]" office:value-type="float" office:value="-1" calcext:value-type="float">
            <text:p>-1</text:p>
          </table:table-cell>
          <table:table-cell table:formula="of:=[.D6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+[.$B$2]" office:value-type="float" office:value="4" calcext:value-type="float">
            <text:p>4</text:p>
          </table:table-cell>
          <table:table-cell table:formula="of:=[.D8]+[.$C$2]" office:value-type="float" office:value="0" calcext:value-type="float">
            <text:p>0</text:p>
          </table:table-cell>
          <table:table-cell table:formula="of:=[.D7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+[.$B$2]" office:value-type="float" office:value="4" calcext:value-type="float">
            <text:p>4</text:p>
          </table:table-cell>
          <table:table-cell table:formula="of:=[.D9]+[.$C$2]" office:value-type="float" office:value="1" calcext:value-type="float">
            <text:p>1</text:p>
          </table:table-cell>
          <table:table-cell table:formula="of:=[.D8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]+[.$B$2]" office:value-type="float" office:value="4" calcext:value-type="float">
            <text:p>4</text:p>
          </table:table-cell>
          <table:table-cell table:formula="of:=[.D10]+[.$C$2]" office:value-type="float" office:value="2" calcext:value-type="float">
            <text:p>2</text:p>
          </table:table-cell>
          <table:table-cell table:formula="of:=[.D9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+[.$B$2]" office:value-type="float" office:value="4" calcext:value-type="float">
            <text:p>4</text:p>
          </table:table-cell>
          <table:table-cell table:formula="of:=[.D11]+[.$C$2]" office:value-type="float" office:value="3" calcext:value-type="float">
            <text:p>3</text:p>
          </table:table-cell>
          <table:table-cell table:formula="of:=[.D10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]+[.$B$2]" office:value-type="float" office:value="4" calcext:value-type="float">
            <text:p>4</text:p>
          </table:table-cell>
          <table:table-cell table:formula="of:=[.D12]+[.$C$2]" office:value-type="float" office:value="4" calcext:value-type="float">
            <text:p>4</text:p>
          </table:table-cell>
          <table:table-cell table:formula="of:=[.D11]+1" office:value-type="float" office:value="7" calcext:value-type="float">
            <text:p>7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table:formula="of:=[.A13]+[.$B$2]" office:value-type="float" office:value="5" calcext:value-type="float">
            <text:p>5</text:p>
          </table:table-cell>
          <table:table-cell table:formula="of:=[.D13]+[.$C$2]" office:value-type="float" office:value="5" calcext:value-type="float">
            <text:p>5</text:p>
          </table:table-cell>
          <table:table-cell table:formula="of:=[.D12]+1" office:value-type="float" office:value="8" calcext:value-type="float">
            <text:p>8</text:p>
          </table:table-cell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A14]+[.$B$2]" office:value-type="float" office:value="6" calcext:value-type="float">
            <text:p>6</text:p>
          </table:table-cell>
          <table:table-cell table:formula="of:=[.D14]+[.$C$2]" office:value-type="float" office:value="6" calcext:value-type="float">
            <text:p>6</text:p>
          </table:table-cell>
          <table:table-cell table:formula="of:=[.D13]+1" office:value-type="float" office:value="9" calcext:value-type="float">
            <text:p>9</text:p>
          </table:table-cell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A15]+[.$B$2]" office:value-type="float" office:value="7" calcext:value-type="float">
            <text:p>7</text:p>
          </table:table-cell>
          <table:table-cell table:formula="of:=[.D15]+[.$C$2]" office:value-type="float" office:value="7" calcext:value-type="float">
            <text:p>7</text:p>
          </table:table-cell>
          <table:table-cell table:formula="of:=[.D14]+1" office:value-type="float" office:value="10" calcext:value-type="float">
            <text:p>10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formula="of:=[.A16]+[.$B$2]" office:value-type="float" office:value="8" calcext:value-type="float">
            <text:p>8</text:p>
          </table:table-cell>
          <table:table-cell table:formula="of:=[.D16]+[.$C$2]" office:value-type="float" office:value="8" calcext:value-type="float">
            <text:p>8</text:p>
          </table:table-cell>
          <table:table-cell table:formula="of:=[.D15]+1" office:value-type="float" office:value="11" calcext:value-type="float">
            <text:p>11</text:p>
          </table:table-cell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table:formula="of:=[.A17]+[.$B$2]" office:value-type="float" office:value="9" calcext:value-type="float">
            <text:p>9</text:p>
          </table:table-cell>
          <table:table-cell table:formula="of:=[.D17]+[.$C$2]" office:value-type="float" office:value="9" calcext:value-type="float">
            <text:p>9</text:p>
          </table:table-cell>
          <table:table-cell table:formula="of:=[.D16]+1" office:value-type="float" office:value="12" calcext:value-type="float">
            <text:p>12</text:p>
          </table:table-cell>
        </table:table-row>
        <table:table-row table:style-name="ro1">
          <table:table-cell table:formula="of:=[.A17]+1" office:value-type="float" office:value="6" calcext:value-type="float">
            <text:p>6</text:p>
          </table:table-cell>
          <table:table-cell table:formula="of:=[.A18]+[.$B$2]" office:value-type="float" office:value="10" calcext:value-type="float">
            <text:p>10</text:p>
          </table:table-cell>
          <table:table-cell table:formula="of:=[.D18]+[.$C$2]" office:value-type="float" office:value="10" calcext:value-type="float">
            <text:p>10</text:p>
          </table:table-cell>
          <table:table-cell table:formula="of:=[.D17]+1" office:value-type="float" office:value="13" calcext:value-type="float">
            <text:p>13</text:p>
          </table:table-cell>
        </table:table-row>
        <table:table-row table:style-name="ro1">
          <table:table-cell table:formula="of:=[.A18]+1" office:value-type="float" office:value="7" calcext:value-type="float">
            <text:p>7</text:p>
          </table:table-cell>
          <table:table-cell table:formula="of:=[.A19]+[.$B$2]" office:value-type="float" office:value="11" calcext:value-type="float">
            <text:p>11</text:p>
          </table:table-cell>
          <table:table-cell table:formula="of:=[.D19]+[.$C$2]" office:value-type="float" office:value="11" calcext:value-type="float">
            <text:p>11</text:p>
          </table:table-cell>
          <table:table-cell table:formula="of:=[.D18]+1" office:value-type="float" office:value="14" calcext:value-type="float">
            <text:p>14</text:p>
          </table:table-cell>
        </table:table-row>
        <table:table-row table:style-name="ro1">
          <table:table-cell table:formula="of:=[.A19]+1" office:value-type="float" office:value="8" calcext:value-type="float">
            <text:p>8</text:p>
          </table:table-cell>
          <table:table-cell table:formula="of:=[.A20]+[.$B$2]" office:value-type="float" office:value="12" calcext:value-type="float">
            <text:p>12</text:p>
          </table:table-cell>
          <table:table-cell table:formula="of:=[.D20]+[.$C$2]" office:value-type="float" office:value="12" calcext:value-type="float">
            <text:p>12</text:p>
          </table:table-cell>
          <table:table-cell table:formula="of:=[.D19]+1" office:value-type="float" office:value="15" calcext:value-type="float">
            <text:p>15</text:p>
          </table:table-cell>
        </table:table-row>
        <table:table-row table:style-name="ro1">
          <table:table-cell table:formula="of:=[.A20]+1" office:value-type="float" office:value="9" calcext:value-type="float">
            <text:p>9</text:p>
          </table:table-cell>
          <table:table-cell table:formula="of:=[.A21]+[.$B$2]" office:value-type="float" office:value="13" calcext:value-type="float">
            <text:p>13</text:p>
          </table:table-cell>
          <table:table-cell table:formula="of:=[.D21]+[.$C$2]" office:value-type="float" office:value="13" calcext:value-type="float">
            <text:p>13</text:p>
          </table:table-cell>
          <table:table-cell table:formula="of:=[.D20]+1" office:value-type="float" office:value="16" calcext:value-type="float">
            <text:p>16</text:p>
          </table:table-cell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A22]+[.$B$2]" office:value-type="float" office:value="14" calcext:value-type="float">
            <text:p>14</text:p>
          </table:table-cell>
          <table:table-cell table:formula="of:=[.D22]+[.$C$2]" office:value-type="float" office:value="14" calcext:value-type="float">
            <text:p>14</text:p>
          </table:table-cell>
          <table:table-cell table:formula="of:=[.D21]+1" office:value-type="float" office:value="17" calcext:value-type="float">
            <text:p>17</text:p>
          </table:table-cell>
        </table:table-row>
        <table:table-row table:style-name="ro1">
          <table:table-cell table:formula="of:=[.A22]+1" office:value-type="float" office:value="11" calcext:value-type="float">
            <text:p>11</text:p>
          </table:table-cell>
          <table:table-cell table:formula="of:=[.A23]+[.$B$2]" office:value-type="float" office:value="15" calcext:value-type="float">
            <text:p>15</text:p>
          </table:table-cell>
          <table:table-cell table:formula="of:=[.D23]+[.$C$2]" office:value-type="float" office:value="15" calcext:value-type="float">
            <text:p>15</text:p>
          </table:table-cell>
          <table:table-cell table:formula="of:=[.D22]+1" office:value-type="float" office:value="18" calcext:value-type="float">
            <text:p>18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table:formula="of:=[.A24]+[.$B$2]" office:value-type="float" office:value="16" calcext:value-type="float">
            <text:p>16</text:p>
          </table:table-cell>
          <table:table-cell table:formula="of:=[.D24]+[.$C$2]" office:value-type="float" office:value="16" calcext:value-type="float">
            <text:p>16</text:p>
          </table:table-cell>
          <table:table-cell table:formula="of:=[.D23]+1" office:value-type="float" office:value="19" calcext:value-type="float">
            <text:p>19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formula="of:=[.A25]+[.$B$2]" office:value-type="float" office:value="17" calcext:value-type="float">
            <text:p>17</text:p>
          </table:table-cell>
          <table:table-cell table:formula="of:=[.D25]+[.$C$2]" office:value-type="float" office:value="17" calcext:value-type="float">
            <text:p>17</text:p>
          </table:table-cell>
          <table:table-cell table:formula="of:=[.D24]+1" office:value-type="float" office:value="20" calcext:value-type="float">
            <text:p>20</text:p>
          </table:table-cell>
        </table:table-row>
        <table:table-row table:style-name="ro1">
          <table:table-cell table:formula="of:=[.A25]+1" office:value-type="float" office:value="14" calcext:value-type="float">
            <text:p>14</text:p>
          </table:table-cell>
          <table:table-cell table:formula="of:=[.A26]+[.$B$2]" office:value-type="float" office:value="18" calcext:value-type="float">
            <text:p>18</text:p>
          </table:table-cell>
          <table:table-cell table:formula="of:=[.D26]+[.$C$2]" office:value-type="float" office:value="18" calcext:value-type="float">
            <text:p>18</text:p>
          </table:table-cell>
          <table:table-cell table:formula="of:=[.D25]+1" office:value-type="float" office:value="21" calcext:value-type="float">
            <text:p>21</text:p>
          </table:table-cell>
        </table:table-row>
        <table:table-row table:style-name="ro1">
          <table:table-cell table:formula="of:=[.A26]+1" office:value-type="float" office:value="15" calcext:value-type="float">
            <text:p>15</text:p>
          </table:table-cell>
          <table:table-cell table:formula="of:=[.A27]+[.$B$2]" office:value-type="float" office:value="19" calcext:value-type="float">
            <text:p>19</text:p>
          </table:table-cell>
          <table:table-cell table:formula="of:=[.D27]+[.$C$2]" office:value-type="float" office:value="19" calcext:value-type="float">
            <text:p>19</text:p>
          </table:table-cell>
          <table:table-cell table:formula="of:=[.D26]+1" office:value-type="float" office:value="22" calcext:value-type="float">
            <text:p>22</text:p>
          </table:table-cell>
        </table:table-row>
        <table:table-row table:style-name="ro1">
          <table:table-cell table:formula="of:=[.A27]+1" office:value-type="float" office:value="16" calcext:value-type="float">
            <text:p>16</text:p>
          </table:table-cell>
          <table:table-cell table:formula="of:=[.A28]+[.$B$2]" office:value-type="float" office:value="20" calcext:value-type="float">
            <text:p>20</text:p>
          </table:table-cell>
          <table:table-cell table:formula="of:=[.D28]+[.$C$2]" office:value-type="float" office:value="20" calcext:value-type="float">
            <text:p>20</text:p>
          </table:table-cell>
          <table:table-cell table:formula="of:=[.D27]+1" office:value-type="float" office:value="23" calcext:value-type="float">
            <text:p>23</text:p>
          </table:table-cell>
        </table:table-row>
        <table:table-row table:style-name="ro1">
          <table:table-cell table:formula="of:=[.A28]+1" office:value-type="float" office:value="17" calcext:value-type="float">
            <text:p>17</text:p>
          </table:table-cell>
          <table:table-cell table:formula="of:=[.A29]+[.$B$2]" office:value-type="float" office:value="21" calcext:value-type="float">
            <text:p>21</text:p>
          </table:table-cell>
          <table:table-cell table:formula="of:=[.D29]+[.$C$2]" office:value-type="float" office:value="21" calcext:value-type="float">
            <text:p>21</text:p>
          </table:table-cell>
          <table:table-cell table:formula="of:=[.D28]+1" office:value-type="float" office:value="24" calcext:value-type="float">
            <text:p>24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table:formula="of:=[.A30]+[.$B$2]" office:value-type="float" office:value="22" calcext:value-type="float">
            <text:p>22</text:p>
          </table:table-cell>
          <table:table-cell table:formula="of:=[.D30]+[.$C$2]" office:value-type="float" office:value="22" calcext:value-type="float">
            <text:p>22</text:p>
          </table:table-cell>
          <table:table-cell table:formula="of:=[.D29]+1" office:value-type="float" office:value="25" calcext:value-type="float">
            <text:p>25</text:p>
          </table:table-cell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[.A31]+[.$B$2]" office:value-type="float" office:value="23" calcext:value-type="float">
            <text:p>23</text:p>
          </table:table-cell>
          <table:table-cell table:formula="of:=[.D31]+[.$C$2]" office:value-type="float" office:value="23" calcext:value-type="float">
            <text:p>23</text:p>
          </table:table-cell>
          <table:table-cell table:formula="of:=[.D30]+1" office:value-type="float" office:value="26" calcext:value-type="float">
            <text:p>26</text:p>
          </table:table-cell>
        </table:table-row>
        <table:table-row table:style-name="ro1">
          <table:table-cell table:formula="of:=[.A31]+1" office:value-type="float" office:value="20" calcext:value-type="float">
            <text:p>20</text:p>
          </table:table-cell>
          <table:table-cell table:formula="of:=[.A32]+[.$B$2]" office:value-type="float" office:value="24" calcext:value-type="float">
            <text:p>24</text:p>
          </table:table-cell>
          <table:table-cell table:formula="of:=[.D32]+[.$C$2]" office:value-type="float" office:value="24" calcext:value-type="float">
            <text:p>24</text:p>
          </table:table-cell>
          <table:table-cell table:formula="of:=[.D31]+1" office:value-type="float" office:value="27" calcext:value-type="float">
            <text:p>27</text:p>
          </table:table-cell>
        </table:table-row>
        <table:table-row table:style-name="ro1">
          <table:table-cell table:formula="of:=[.A32]+1" office:value-type="float" office:value="21" calcext:value-type="float">
            <text:p>21</text:p>
          </table:table-cell>
          <table:table-cell table:formula="of:=[.A33]+[.$B$2]" office:value-type="float" office:value="25" calcext:value-type="float">
            <text:p>25</text:p>
          </table:table-cell>
          <table:table-cell table:formula="of:=[.D33]+[.$C$2]" office:value-type="float" office:value="25" calcext:value-type="float">
            <text:p>25</text:p>
          </table:table-cell>
          <table:table-cell table:formula="of:=[.D32]+1" office:value-type="float" office:value="28" calcext:value-type="float">
            <text:p>28</text:p>
          </table:table-cell>
        </table:table-row>
        <table:table-row table:style-name="ro1">
          <table:table-cell table:formula="of:=[.A33]+1" office:value-type="float" office:value="22" calcext:value-type="float">
            <text:p>22</text:p>
          </table:table-cell>
          <table:table-cell table:formula="of:=[.A34]+[.$B$2]" office:value-type="float" office:value="26" calcext:value-type="float">
            <text:p>26</text:p>
          </table:table-cell>
          <table:table-cell table:formula="of:=[.D34]+[.$C$2]" office:value-type="float" office:value="26" calcext:value-type="float">
            <text:p>26</text:p>
          </table:table-cell>
          <table:table-cell table:formula="of:=[.D33]+1" office:value-type="float" office:value="29" calcext:value-type="float">
            <text:p>29</text:p>
          </table:table-cell>
        </table:table-row>
        <table:table-row table:style-name="ro1">
          <table:table-cell table:formula="of:=[.A34]+1" office:value-type="float" office:value="23" calcext:value-type="float">
            <text:p>23</text:p>
          </table:table-cell>
          <table:table-cell table:formula="of:=[.A35]+[.$B$2]" office:value-type="float" office:value="27" calcext:value-type="float">
            <text:p>27</text:p>
          </table:table-cell>
          <table:table-cell table:formula="of:=[.D35]+[.$C$2]" office:value-type="float" office:value="27" calcext:value-type="float">
            <text:p>27</text:p>
          </table:table-cell>
          <table:table-cell table:formula="of:=[.D34]+1" office:value-type="float" office:value="30" calcext:value-type="float">
            <text:p>30</text:p>
          </table:table-cell>
        </table:table-row>
        <table:table-row table:style-name="ro1">
          <table:table-cell table:formula="of:=[.A35]+1" office:value-type="float" office:value="24" calcext:value-type="float">
            <text:p>24</text:p>
          </table:table-cell>
          <table:table-cell table:formula="of:=[.A36]+[.$B$2]" office:value-type="float" office:value="28" calcext:value-type="float">
            <text:p>28</text:p>
          </table:table-cell>
          <table:table-cell table:formula="of:=[.D36]+[.$C$2]" office:value-type="float" office:value="28" calcext:value-type="float">
            <text:p>28</text:p>
          </table:table-cell>
          <table:table-cell table:formula="of:=[.D35]+1" office:value-type="float" office:value="31" calcext:value-type="float">
            <text:p>31</text:p>
          </table:table-cell>
        </table:table-row>
        <table:table-row table:style-name="ro1">
          <table:table-cell table:formula="of:=[.A36]+1" office:value-type="float" office:value="25" calcext:value-type="float">
            <text:p>25</text:p>
          </table:table-cell>
          <table:table-cell table:formula="of:=[.A37]+[.$B$2]" office:value-type="float" office:value="29" calcext:value-type="float">
            <text:p>29</text:p>
          </table:table-cell>
          <table:table-cell table:formula="of:=[.D37]+[.$C$2]" office:value-type="float" office:value="29" calcext:value-type="float">
            <text:p>29</text:p>
          </table:table-cell>
          <table:table-cell table:formula="of:=[.D36]+1" office:value-type="float" office:value="32" calcext:value-type="float">
            <text:p>32</text:p>
          </table:table-cell>
        </table:table-row>
        <table:table-row table:style-name="ro1">
          <table:table-cell table:formula="of:=[.A37]+1" office:value-type="float" office:value="26" calcext:value-type="float">
            <text:p>26</text:p>
          </table:table-cell>
          <table:table-cell table:formula="of:=[.A38]+[.$B$2]" office:value-type="float" office:value="30" calcext:value-type="float">
            <text:p>30</text:p>
          </table:table-cell>
          <table:table-cell table:formula="of:=[.D38]+[.$C$2]" office:value-type="float" office:value="30" calcext:value-type="float">
            <text:p>30</text:p>
          </table:table-cell>
          <table:table-cell table:formula="of:=[.D37]+1" office:value-type="float" office:value="33" calcext:value-type="float">
            <text:p>33</text:p>
          </table:table-cell>
        </table:table-row>
        <table:table-row table:style-name="ro1">
          <table:table-cell table:formula="of:=[.A38]+1" office:value-type="float" office:value="27" calcext:value-type="float">
            <text:p>27</text:p>
          </table:table-cell>
          <table:table-cell table:formula="of:=[.A39]+[.$B$2]" office:value-type="float" office:value="31" calcext:value-type="float">
            <text:p>31</text:p>
          </table:table-cell>
          <table:table-cell table:formula="of:=[.D39]+[.$C$2]" office:value-type="float" office:value="31" calcext:value-type="float">
            <text:p>31</text:p>
          </table:table-cell>
          <table:table-cell table:formula="of:=[.D38]+1" office:value-type="float" office:value="34" calcext:value-type="float">
            <text:p>34</text:p>
          </table:table-cell>
        </table:table-row>
        <table:table-row table:style-name="ro1">
          <table:table-cell table:formula="of:=[.A39]+1" office:value-type="float" office:value="28" calcext:value-type="float">
            <text:p>28</text:p>
          </table:table-cell>
          <table:table-cell table:formula="of:=[.A40]+[.$B$2]" office:value-type="float" office:value="32" calcext:value-type="float">
            <text:p>32</text:p>
          </table:table-cell>
          <table:table-cell table:formula="of:=[.D40]+[.$C$2]" office:value-type="float" office:value="32" calcext:value-type="float">
            <text:p>32</text:p>
          </table:table-cell>
          <table:table-cell table:formula="of:=[.D39]+1" office:value-type="float" office:value="35" calcext:value-type="float">
            <text:p>35</text:p>
          </table:table-cell>
        </table:table-row>
        <table:table-row table:style-name="ro1">
          <table:table-cell table:formula="of:=[.A40]+1" office:value-type="float" office:value="29" calcext:value-type="float">
            <text:p>29</text:p>
          </table:table-cell>
          <table:table-cell table:formula="of:=[.A41]+[.$B$2]" office:value-type="float" office:value="33" calcext:value-type="float">
            <text:p>33</text:p>
          </table:table-cell>
          <table:table-cell table:formula="of:=[.D41]+[.$C$2]" office:value-type="float" office:value="33" calcext:value-type="float">
            <text:p>33</text:p>
          </table:table-cell>
          <table:table-cell table:formula="of:=[.D40]+1" office:value-type="float" office:value="36" calcext:value-type="float">
            <text:p>36</text:p>
          </table:table-cell>
        </table:table-row>
        <table:table-row table:style-name="ro1">
          <table:table-cell table:formula="of:=[.A41]+1" office:value-type="float" office:value="30" calcext:value-type="float">
            <text:p>30</text:p>
          </table:table-cell>
          <table:table-cell table:formula="of:=[.A42]+[.$B$2]" office:value-type="float" office:value="34" calcext:value-type="float">
            <text:p>34</text:p>
          </table:table-cell>
          <table:table-cell table:formula="of:=[.D42]+[.$C$2]" office:value-type="float" office:value="34" calcext:value-type="float">
            <text:p>34</text:p>
          </table:table-cell>
          <table:table-cell table:formula="of:=[.D41]+1" office:value-type="float" office:value="37" calcext:value-type="float">
            <text:p>37</text:p>
          </table:table-cell>
        </table:table-row>
        <table:table-row table:style-name="ro1">
          <table:table-cell table:formula="of:=[.A42]+1" office:value-type="float" office:value="31" calcext:value-type="float">
            <text:p>31</text:p>
          </table:table-cell>
          <table:table-cell table:formula="of:=[.A43]+[.$B$2]" office:value-type="float" office:value="35" calcext:value-type="float">
            <text:p>35</text:p>
          </table:table-cell>
          <table:table-cell table:formula="of:=[.D43]+[.$C$2]" office:value-type="float" office:value="35" calcext:value-type="float">
            <text:p>35</text:p>
          </table:table-cell>
          <table:table-cell table:formula="of:=[.D42]+1" office:value-type="float" office:value="38" calcext:value-type="float">
            <text:p>38</text:p>
          </table:table-cell>
        </table:table-row>
        <table:table-row table:style-name="ro1">
          <table:table-cell table:formula="of:=[.A43]+1" office:value-type="float" office:value="32" calcext:value-type="float">
            <text:p>32</text:p>
          </table:table-cell>
          <table:table-cell table:formula="of:=[.A44]+[.$B$2]" office:value-type="float" office:value="36" calcext:value-type="float">
            <text:p>36</text:p>
          </table:table-cell>
          <table:table-cell table:formula="of:=[.D44]+[.$C$2]" office:value-type="float" office:value="36" calcext:value-type="float">
            <text:p>36</text:p>
          </table:table-cell>
          <table:table-cell table:formula="of:=[.D43]+1" office:value-type="float" office:value="39" calcext:value-type="float">
            <text:p>39</text:p>
          </table:table-cell>
        </table:table-row>
        <table:table-row table:style-name="ro1">
          <table:table-cell table:formula="of:=[.A44]+1" office:value-type="float" office:value="33" calcext:value-type="float">
            <text:p>33</text:p>
          </table:table-cell>
          <table:table-cell table:formula="of:=[.A45]+[.$B$2]" office:value-type="float" office:value="37" calcext:value-type="float">
            <text:p>37</text:p>
          </table:table-cell>
          <table:table-cell table:formula="of:=[.D45]+[.$C$2]" office:value-type="float" office:value="37" calcext:value-type="float">
            <text:p>37</text:p>
          </table:table-cell>
          <table:table-cell table:formula="of:=[.D44]+1" office:value-type="float" office:value="40" calcext:value-type="float">
            <text:p>40</text:p>
          </table:table-cell>
        </table:table-row>
        <table:table-row table:style-name="ro1">
          <table:table-cell table:formula="of:=[.A45]+1" office:value-type="float" office:value="34" calcext:value-type="float">
            <text:p>34</text:p>
          </table:table-cell>
          <table:table-cell table:formula="of:=[.A46]+[.$B$2]" office:value-type="float" office:value="38" calcext:value-type="float">
            <text:p>38</text:p>
          </table:table-cell>
          <table:table-cell table:formula="of:=[.D46]+[.$C$2]" office:value-type="float" office:value="38" calcext:value-type="float">
            <text:p>38</text:p>
          </table:table-cell>
          <table:table-cell table:formula="of:=[.D45]+1" office:value-type="float" office:value="41" calcext:value-type="float">
            <text:p>41</text:p>
          </table:table-cell>
        </table:table-row>
        <table:table-row table:style-name="ro1">
          <table:table-cell table:formula="of:=[.A46]+1" office:value-type="float" office:value="35" calcext:value-type="float">
            <text:p>35</text:p>
          </table:table-cell>
          <table:table-cell table:formula="of:=[.A47]+[.$B$2]" office:value-type="float" office:value="39" calcext:value-type="float">
            <text:p>39</text:p>
          </table:table-cell>
          <table:table-cell table:formula="of:=[.D47]+[.$C$2]" office:value-type="float" office:value="39" calcext:value-type="float">
            <text:p>39</text:p>
          </table:table-cell>
          <table:table-cell table:formula="of:=[.D46]+1" office:value-type="float" office:value="42" calcext:value-type="float">
            <text:p>42</text:p>
          </table:table-cell>
        </table:table-row>
        <table:table-row table:style-name="ro1">
          <table:table-cell table:formula="of:=[.A47]+1" office:value-type="float" office:value="36" calcext:value-type="float">
            <text:p>36</text:p>
          </table:table-cell>
          <table:table-cell table:formula="of:=[.A48]+[.$B$2]" office:value-type="float" office:value="40" calcext:value-type="float">
            <text:p>40</text:p>
          </table:table-cell>
          <table:table-cell table:formula="of:=[.D48]+[.$C$2]" office:value-type="float" office:value="40" calcext:value-type="float">
            <text:p>40</text:p>
          </table:table-cell>
          <table:table-cell table:formula="of:=[.D47]+1" office:value-type="float" office:value="43" calcext:value-type="float">
            <text:p>43</text:p>
          </table:table-cell>
        </table:table-row>
        <table:table-row table:style-name="ro1">
          <table:table-cell table:formula="of:=[.A48]+1" office:value-type="float" office:value="37" calcext:value-type="float">
            <text:p>37</text:p>
          </table:table-cell>
          <table:table-cell table:formula="of:=[.A49]+[.$B$2]" office:value-type="float" office:value="41" calcext:value-type="float">
            <text:p>41</text:p>
          </table:table-cell>
          <table:table-cell table:formula="of:=[.D49]+[.$C$2]" office:value-type="float" office:value="41" calcext:value-type="float">
            <text:p>41</text:p>
          </table:table-cell>
          <table:table-cell table:formula="of:=[.D48]+1" office:value-type="float" office:value="44" calcext:value-type="float">
            <text:p>44</text:p>
          </table:table-cell>
        </table:table-row>
        <table:table-row table:style-name="ro1">
          <table:table-cell table:formula="of:=[.A49]+1" office:value-type="float" office:value="38" calcext:value-type="float">
            <text:p>38</text:p>
          </table:table-cell>
          <table:table-cell table:formula="of:=[.A50]+[.$B$2]" office:value-type="float" office:value="42" calcext:value-type="float">
            <text:p>42</text:p>
          </table:table-cell>
          <table:table-cell table:formula="of:=[.D50]+[.$C$2]" office:value-type="float" office:value="42" calcext:value-type="float">
            <text:p>42</text:p>
          </table:table-cell>
          <table:table-cell table:formula="of:=[.D49]+1" office:value-type="float" office:value="45" calcext:value-type="float">
            <text:p>45</text:p>
          </table:table-cell>
        </table:table-row>
        <table:table-row table:style-name="ro1">
          <table:table-cell table:formula="of:=[.A50]+1" office:value-type="float" office:value="39" calcext:value-type="float">
            <text:p>39</text:p>
          </table:table-cell>
          <table:table-cell table:formula="of:=[.A51]+[.$B$2]" office:value-type="float" office:value="43" calcext:value-type="float">
            <text:p>43</text:p>
          </table:table-cell>
          <table:table-cell table:formula="of:=[.D51]+[.$C$2]" office:value-type="float" office:value="43" calcext:value-type="float">
            <text:p>43</text:p>
          </table:table-cell>
          <table:table-cell table:formula="of:=[.D50]+1" office:value-type="float" office:value="46" calcext:value-type="float">
            <text:p>46</text:p>
          </table:table-cell>
        </table:table-row>
        <table:table-row table:style-name="ro1">
          <table:table-cell table:formula="of:=[.A51]+1" office:value-type="float" office:value="40" calcext:value-type="float">
            <text:p>40</text:p>
          </table:table-cell>
          <table:table-cell table:formula="of:=[.A52]+[.$B$2]" office:value-type="float" office:value="44" calcext:value-type="float">
            <text:p>44</text:p>
          </table:table-cell>
          <table:table-cell table:formula="of:=[.D52]+[.$C$2]" office:value-type="float" office:value="44" calcext:value-type="float">
            <text:p>44</text:p>
          </table:table-cell>
          <table:table-cell table:formula="of:=[.D51]+1" office:value-type="float" office:value="47" calcext:value-type="float">
            <text:p>47</text:p>
          </table:table-cell>
        </table:table-row>
        <table:table-row table:style-name="ro1">
          <table:table-cell table:formula="of:=[.A52]+1" office:value-type="float" office:value="41" calcext:value-type="float">
            <text:p>41</text:p>
          </table:table-cell>
          <table:table-cell table:formula="of:=[.A53]+[.$B$2]" office:value-type="float" office:value="45" calcext:value-type="float">
            <text:p>45</text:p>
          </table:table-cell>
          <table:table-cell table:formula="of:=[.D53]+[.$C$2]" office:value-type="float" office:value="45" calcext:value-type="float">
            <text:p>45</text:p>
          </table:table-cell>
          <table:table-cell table:formula="of:=[.D52]+1" office:value-type="float" office:value="48" calcext:value-type="float">
            <text:p>48</text:p>
          </table:table-cell>
        </table:table-row>
        <table:table-row table:style-name="ro1">
          <table:table-cell table:formula="of:=[.A53]+1" office:value-type="float" office:value="42" calcext:value-type="float">
            <text:p>42</text:p>
          </table:table-cell>
          <table:table-cell table:formula="of:=[.A54]+[.$B$2]" office:value-type="float" office:value="46" calcext:value-type="float">
            <text:p>46</text:p>
          </table:table-cell>
          <table:table-cell table:formula="of:=[.D54]+[.$C$2]" office:value-type="float" office:value="46" calcext:value-type="float">
            <text:p>46</text:p>
          </table:table-cell>
          <table:table-cell table:formula="of:=[.D53]+1" office:value-type="float" office:value="49" calcext:value-type="float">
            <text:p>49</text:p>
          </table:table-cell>
        </table:table-row>
        <table:table-row table:style-name="ro1">
          <table:table-cell table:formula="of:=[.A54]+1" office:value-type="float" office:value="43" calcext:value-type="float">
            <text:p>43</text:p>
          </table:table-cell>
          <table:table-cell table:formula="of:=[.A55]+[.$B$2]" office:value-type="float" office:value="47" calcext:value-type="float">
            <text:p>47</text:p>
          </table:table-cell>
          <table:table-cell table:formula="of:=[.D55]+[.$C$2]" office:value-type="float" office:value="47" calcext:value-type="float">
            <text:p>47</text:p>
          </table:table-cell>
          <table:table-cell table:formula="of:=[.D54]+1" office:value-type="float" office:value="50" calcext:value-type="float">
            <text:p>50</text:p>
          </table:table-cell>
        </table:table-row>
        <table:table-row table:style-name="ro1">
          <table:table-cell table:formula="of:=[.A55]+1" office:value-type="float" office:value="44" calcext:value-type="float">
            <text:p>44</text:p>
          </table:table-cell>
          <table:table-cell table:formula="of:=[.A56]+[.$B$2]" office:value-type="float" office:value="48" calcext:value-type="float">
            <text:p>48</text:p>
          </table:table-cell>
          <table:table-cell table:formula="of:=[.D56]+[.$C$2]" office:value-type="float" office:value="48" calcext:value-type="float">
            <text:p>48</text:p>
          </table:table-cell>
          <table:table-cell table:formula="of:=[.D55]+1" office:value-type="float" office:value="51" calcext:value-type="float">
            <text:p>51</text:p>
          </table:table-cell>
        </table:table-row>
        <table:table-row table:style-name="ro1">
          <table:table-cell table:formula="of:=[.A56]+1" office:value-type="float" office:value="45" calcext:value-type="float">
            <text:p>45</text:p>
          </table:table-cell>
          <table:table-cell table:formula="of:=[.A57]+[.$B$2]" office:value-type="float" office:value="49" calcext:value-type="float">
            <text:p>49</text:p>
          </table:table-cell>
          <table:table-cell table:formula="of:=[.D57]+[.$C$2]" office:value-type="float" office:value="49" calcext:value-type="float">
            <text:p>49</text:p>
          </table:table-cell>
          <table:table-cell table:formula="of:=[.D56]+1" office:value-type="float" office:value="52" calcext:value-type="float">
            <text:p>52</text:p>
          </table:table-cell>
        </table:table-row>
        <table:table-row table:style-name="ro1">
          <table:table-cell table:formula="of:=[.A57]+1" office:value-type="float" office:value="46" calcext:value-type="float">
            <text:p>46</text:p>
          </table:table-cell>
          <table:table-cell table:formula="of:=[.A58]+[.$B$2]" office:value-type="float" office:value="50" calcext:value-type="float">
            <text:p>50</text:p>
          </table:table-cell>
          <table:table-cell table:formula="of:=[.D58]+[.$C$2]" office:value-type="float" office:value="50" calcext:value-type="float">
            <text:p>50</text:p>
          </table:table-cell>
          <table:table-cell table:formula="of:=[.D57]+1" office:value-type="float" office:value="53" calcext:value-type="float">
            <text:p>53</text:p>
          </table:table-cell>
        </table:table-row>
        <table:table-row table:style-name="ro1">
          <table:table-cell table:formula="of:=[.A58]+1" office:value-type="float" office:value="47" calcext:value-type="float">
            <text:p>47</text:p>
          </table:table-cell>
          <table:table-cell table:formula="of:=[.A59]+[.$B$2]" office:value-type="float" office:value="51" calcext:value-type="float">
            <text:p>51</text:p>
          </table:table-cell>
          <table:table-cell table:formula="of:=[.D59]+[.$C$2]" office:value-type="float" office:value="51" calcext:value-type="float">
            <text:p>51</text:p>
          </table:table-cell>
          <table:table-cell table:formula="of:=[.D58]+1" office:value-type="float" office:value="54" calcext:value-type="float">
            <text:p>54</text:p>
          </table:table-cell>
        </table:table-row>
        <table:table-row table:style-name="ro1">
          <table:table-cell table:formula="of:=[.A59]+1" office:value-type="float" office:value="48" calcext:value-type="float">
            <text:p>48</text:p>
          </table:table-cell>
          <table:table-cell table:formula="of:=[.A60]+[.$B$2]" office:value-type="float" office:value="52" calcext:value-type="float">
            <text:p>52</text:p>
          </table:table-cell>
          <table:table-cell table:formula="of:=[.D60]+[.$C$2]" office:value-type="float" office:value="52" calcext:value-type="float">
            <text:p>52</text:p>
          </table:table-cell>
          <table:table-cell table:formula="of:=[.D59]+1" office:value-type="float" office:value="55" calcext:value-type="float">
            <text:p>55</text:p>
          </table:table-cell>
        </table:table-row>
        <table:table-row table:style-name="ro1">
          <table:table-cell table:formula="of:=[.A60]+1" office:value-type="float" office:value="49" calcext:value-type="float">
            <text:p>49</text:p>
          </table:table-cell>
          <table:table-cell table:formula="of:=[.A61]+[.$B$2]" office:value-type="float" office:value="53" calcext:value-type="float">
            <text:p>53</text:p>
          </table:table-cell>
          <table:table-cell table:formula="of:=[.D61]+[.$C$2]" office:value-type="float" office:value="53" calcext:value-type="float">
            <text:p>53</text:p>
          </table:table-cell>
          <table:table-cell table:formula="of:=[.D60]+1" office:value-type="float" office:value="56" calcext:value-type="float">
            <text:p>56</text:p>
          </table:table-cell>
        </table:table-row>
        <table:table-row table:style-name="ro1">
          <table:table-cell table:formula="of:=[.A61]+1" office:value-type="float" office:value="50" calcext:value-type="float">
            <text:p>50</text:p>
          </table:table-cell>
          <table:table-cell table:formula="of:=[.A62]+[.$B$2]" office:value-type="float" office:value="54" calcext:value-type="float">
            <text:p>54</text:p>
          </table:table-cell>
          <table:table-cell table:formula="of:=[.D62]+[.$C$2]" office:value-type="float" office:value="54" calcext:value-type="float">
            <text:p>54</text:p>
          </table:table-cell>
          <table:table-cell table:formula="of:=[.D61]+1" office:value-type="float" office:value="57" calcext:value-type="float">
            <text:p>57</text:p>
          </table:table-cell>
        </table:table-row>
        <table:table-row table:style-name="ro1">
          <table:table-cell table:formula="of:=[.A62]+1" office:value-type="float" office:value="51" calcext:value-type="float">
            <text:p>51</text:p>
          </table:table-cell>
          <table:table-cell table:formula="of:=[.A63]+[.$B$2]" office:value-type="float" office:value="55" calcext:value-type="float">
            <text:p>55</text:p>
          </table:table-cell>
          <table:table-cell table:formula="of:=[.D63]+[.$C$2]" office:value-type="float" office:value="55" calcext:value-type="float">
            <text:p>55</text:p>
          </table:table-cell>
          <table:table-cell table:formula="of:=[.D62]+1" office:value-type="float" office:value="58" calcext:value-type="float">
            <text:p>58</text:p>
          </table:table-cell>
        </table:table-row>
        <table:table-row table:style-name="ro1">
          <table:table-cell table:formula="of:=[.A63]+1" office:value-type="float" office:value="52" calcext:value-type="float">
            <text:p>52</text:p>
          </table:table-cell>
          <table:table-cell table:formula="of:=[.A64]+[.$B$2]" office:value-type="float" office:value="56" calcext:value-type="float">
            <text:p>56</text:p>
          </table:table-cell>
          <table:table-cell table:formula="of:=[.D64]+[.$C$2]" office:value-type="float" office:value="56" calcext:value-type="float">
            <text:p>56</text:p>
          </table:table-cell>
          <table:table-cell table:formula="of:=[.D63]+1" office:value-type="float" office:value="59" calcext:value-type="float">
            <text:p>59</text:p>
          </table:table-cell>
        </table:table-row>
        <table:table-row table:style-name="ro1">
          <table:table-cell table:formula="of:=[.A64]+1" office:value-type="float" office:value="53" calcext:value-type="float">
            <text:p>53</text:p>
          </table:table-cell>
          <table:table-cell table:formula="of:=[.A65]+[.$B$2]" office:value-type="float" office:value="57" calcext:value-type="float">
            <text:p>57</text:p>
          </table:table-cell>
          <table:table-cell table:formula="of:=[.D65]+[.$C$2]" office:value-type="float" office:value="57" calcext:value-type="float">
            <text:p>57</text:p>
          </table:table-cell>
          <table:table-cell table:formula="of:=[.D64]+1" office:value-type="float" office:value="60" calcext:value-type="float">
            <text:p>60</text:p>
          </table:table-cell>
        </table:table-row>
        <table:table-row table:style-name="ro1">
          <table:table-cell table:formula="of:=[.A65]+1" office:value-type="float" office:value="54" calcext:value-type="float">
            <text:p>54</text:p>
          </table:table-cell>
          <table:table-cell table:formula="of:=[.A66]+[.$B$2]" office:value-type="float" office:value="58" calcext:value-type="float">
            <text:p>58</text:p>
          </table:table-cell>
          <table:table-cell table:formula="of:=[.D66]+[.$C$2]" office:value-type="float" office:value="58" calcext:value-type="float">
            <text:p>58</text:p>
          </table:table-cell>
          <table:table-cell table:formula="of:=[.D65]+1" office:value-type="float" office:value="61" calcext:value-type="float">
            <text:p>61</text:p>
          </table:table-cell>
        </table:table-row>
        <table:table-row table:style-name="ro1">
          <table:table-cell table:formula="of:=[.A66]+1" office:value-type="float" office:value="55" calcext:value-type="float">
            <text:p>55</text:p>
          </table:table-cell>
          <table:table-cell table:formula="of:=[.A67]+[.$B$2]" office:value-type="float" office:value="59" calcext:value-type="float">
            <text:p>59</text:p>
          </table:table-cell>
          <table:table-cell table:formula="of:=[.D67]+[.$C$2]" office:value-type="float" office:value="59" calcext:value-type="float">
            <text:p>59</text:p>
          </table:table-cell>
          <table:table-cell table:formula="of:=[.D66]+1" office:value-type="float" office:value="62" calcext:value-type="float">
            <text:p>62</text:p>
          </table:table-cell>
        </table:table-row>
        <table:table-row table:style-name="ro1">
          <table:table-cell table:formula="of:=[.A67]+1" office:value-type="float" office:value="56" calcext:value-type="float">
            <text:p>56</text:p>
          </table:table-cell>
          <table:table-cell table:formula="of:=[.A68]+[.$B$2]" office:value-type="float" office:value="60" calcext:value-type="float">
            <text:p>60</text:p>
          </table:table-cell>
          <table:table-cell table:formula="of:=[.D68]+[.$C$2]" office:value-type="float" office:value="60" calcext:value-type="float">
            <text:p>60</text:p>
          </table:table-cell>
          <table:table-cell table:formula="of:=[.D67]+1" office:value-type="float" office:value="63" calcext:value-type="float">
            <text:p>63</text:p>
          </table:table-cell>
        </table:table-row>
        <table:table-row table:style-name="ro1">
          <table:table-cell table:formula="of:=[.A68]+1" office:value-type="float" office:value="57" calcext:value-type="float">
            <text:p>57</text:p>
          </table:table-cell>
          <table:table-cell table:formula="of:=[.A69]+[.$B$2]" office:value-type="float" office:value="61" calcext:value-type="float">
            <text:p>61</text:p>
          </table:table-cell>
          <table:table-cell table:formula="of:=[.D69]+[.$C$2]" office:value-type="float" office:value="61" calcext:value-type="float">
            <text:p>61</text:p>
          </table:table-cell>
          <table:table-cell table:formula="of:=[.D68]+1" office:value-type="float" office:value="64" calcext:value-type="float">
            <text:p>64</text:p>
          </table:table-cell>
        </table:table-row>
        <table:table-row table:style-name="ro1">
          <table:table-cell table:formula="of:=[.A69]+1" office:value-type="float" office:value="58" calcext:value-type="float">
            <text:p>58</text:p>
          </table:table-cell>
          <table:table-cell table:formula="of:=[.A70]+[.$B$2]" office:value-type="float" office:value="62" calcext:value-type="float">
            <text:p>62</text:p>
          </table:table-cell>
          <table:table-cell table:formula="of:=[.D70]+[.$C$2]" office:value-type="float" office:value="62" calcext:value-type="float">
            <text:p>62</text:p>
          </table:table-cell>
          <table:table-cell table:formula="of:=[.D69]+1" office:value-type="float" office:value="65" calcext:value-type="float">
            <text:p>65</text:p>
          </table:table-cell>
        </table:table-row>
        <table:table-row table:style-name="ro1">
          <table:table-cell table:formula="of:=[.A70]+1" office:value-type="float" office:value="59" calcext:value-type="float">
            <text:p>59</text:p>
          </table:table-cell>
          <table:table-cell table:formula="of:=[.A71]+[.$B$2]" office:value-type="float" office:value="63" calcext:value-type="float">
            <text:p>63</text:p>
          </table:table-cell>
          <table:table-cell table:formula="of:=[.D71]+[.$C$2]" office:value-type="float" office:value="63" calcext:value-type="float">
            <text:p>63</text:p>
          </table:table-cell>
          <table:table-cell table:formula="of:=[.D70]+1" office:value-type="float" office:value="66" calcext:value-type="float">
            <text:p>66</text:p>
          </table:table-cell>
        </table:table-row>
        <table:table-row table:style-name="ro1">
          <table:table-cell table:formula="of:=[.A71]+1" office:value-type="float" office:value="60" calcext:value-type="float">
            <text:p>60</text:p>
          </table:table-cell>
          <table:table-cell table:formula="of:=[.A72]+[.$B$2]" office:value-type="float" office:value="64" calcext:value-type="float">
            <text:p>64</text:p>
          </table:table-cell>
          <table:table-cell table:formula="of:=[.D72]+[.$C$2]" office:value-type="float" office:value="64" calcext:value-type="float">
            <text:p>64</text:p>
          </table:table-cell>
          <table:table-cell table:formula="of:=[.D71]+1" office:value-type="float" office:value="67" calcext:value-type="float">
            <text:p>67</text:p>
          </table:table-cell>
        </table:table-row>
        <table:table-row table:style-name="ro1">
          <table:table-cell table:formula="of:=[.A72]+1" office:value-type="float" office:value="61" calcext:value-type="float">
            <text:p>61</text:p>
          </table:table-cell>
          <table:table-cell table:formula="of:=[.A73]+[.$B$2]" office:value-type="float" office:value="65" calcext:value-type="float">
            <text:p>65</text:p>
          </table:table-cell>
          <table:table-cell table:formula="of:=[.D73]+[.$C$2]" office:value-type="float" office:value="65" calcext:value-type="float">
            <text:p>65</text:p>
          </table:table-cell>
          <table:table-cell table:formula="of:=[.D72]+1" office:value-type="float" office:value="68" calcext:value-type="float">
            <text:p>68</text:p>
          </table:table-cell>
        </table:table-row>
        <table:table-row table:style-name="ro1">
          <table:table-cell table:formula="of:=[.A73]+1" office:value-type="float" office:value="62" calcext:value-type="float">
            <text:p>62</text:p>
          </table:table-cell>
          <table:table-cell table:formula="of:=[.A74]+[.$B$2]" office:value-type="float" office:value="66" calcext:value-type="float">
            <text:p>66</text:p>
          </table:table-cell>
          <table:table-cell table:formula="of:=[.D74]+[.$C$2]" office:value-type="float" office:value="66" calcext:value-type="float">
            <text:p>66</text:p>
          </table:table-cell>
          <table:table-cell table:formula="of:=[.D73]+1" office:value-type="float" office:value="69" calcext:value-type="float">
            <text:p>69</text:p>
          </table:table-cell>
        </table:table-row>
        <table:table-row table:style-name="ro1">
          <table:table-cell table:formula="of:=[.A74]+1" office:value-type="float" office:value="63" calcext:value-type="float">
            <text:p>63</text:p>
          </table:table-cell>
          <table:table-cell table:formula="of:=[.A75]+[.$B$2]" office:value-type="float" office:value="67" calcext:value-type="float">
            <text:p>67</text:p>
          </table:table-cell>
          <table:table-cell table:formula="of:=[.D75]+[.$C$2]" office:value-type="float" office:value="67" calcext:value-type="float">
            <text:p>67</text:p>
          </table:table-cell>
          <table:table-cell table:formula="of:=[.D74]+1" office:value-type="float" office:value="70" calcext:value-type="float">
            <text:p>70</text:p>
          </table:table-cell>
        </table:table-row>
        <table:table-row table:style-name="ro1">
          <table:table-cell table:formula="of:=[.A75]+1" office:value-type="float" office:value="64" calcext:value-type="float">
            <text:p>64</text:p>
          </table:table-cell>
          <table:table-cell table:formula="of:=[.A76]+[.$B$2]" office:value-type="float" office:value="68" calcext:value-type="float">
            <text:p>68</text:p>
          </table:table-cell>
          <table:table-cell table:formula="of:=[.D76]+[.$C$2]" office:value-type="float" office:value="68" calcext:value-type="float">
            <text:p>68</text:p>
          </table:table-cell>
          <table:table-cell table:formula="of:=[.D75]+1" office:value-type="float" office:value="71" calcext:value-type="float">
            <text:p>71</text:p>
          </table:table-cell>
        </table:table-row>
        <table:table-row table:style-name="ro1">
          <table:table-cell table:formula="of:=[.A76]+1" office:value-type="float" office:value="65" calcext:value-type="float">
            <text:p>65</text:p>
          </table:table-cell>
          <table:table-cell table:formula="of:=[.A77]+[.$B$2]" office:value-type="float" office:value="69" calcext:value-type="float">
            <text:p>69</text:p>
          </table:table-cell>
          <table:table-cell table:formula="of:=[.D77]+[.$C$2]" office:value-type="float" office:value="69" calcext:value-type="float">
            <text:p>69</text:p>
          </table:table-cell>
          <table:table-cell table:formula="of:=[.D76]+1" office:value-type="float" office:value="72" calcext:value-type="float">
            <text:p>72</text:p>
          </table:table-cell>
        </table:table-row>
        <table:table-row table:style-name="ro1">
          <table:table-cell table:formula="of:=[.A77]+1" office:value-type="float" office:value="66" calcext:value-type="float">
            <text:p>66</text:p>
          </table:table-cell>
          <table:table-cell table:formula="of:=[.A78]+[.$B$2]" office:value-type="float" office:value="70" calcext:value-type="float">
            <text:p>70</text:p>
          </table:table-cell>
          <table:table-cell table:formula="of:=[.D78]+[.$C$2]" office:value-type="float" office:value="70" calcext:value-type="float">
            <text:p>70</text:p>
          </table:table-cell>
          <table:table-cell table:formula="of:=[.D77]+1" office:value-type="float" office:value="73" calcext:value-type="float">
            <text:p>73</text:p>
          </table:table-cell>
        </table:table-row>
        <table:table-row table:style-name="ro1">
          <table:table-cell table:formula="of:=[.A78]+1" office:value-type="float" office:value="67" calcext:value-type="float">
            <text:p>67</text:p>
          </table:table-cell>
          <table:table-cell table:formula="of:=[.A79]+[.$B$2]" office:value-type="float" office:value="71" calcext:value-type="float">
            <text:p>71</text:p>
          </table:table-cell>
          <table:table-cell table:formula="of:=[.D79]+[.$C$2]" office:value-type="float" office:value="71" calcext:value-type="float">
            <text:p>71</text:p>
          </table:table-cell>
          <table:table-cell table:formula="of:=[.D78]+1" office:value-type="float" office:value="74" calcext:value-type="float">
            <text:p>74</text:p>
          </table:table-cell>
        </table:table-row>
        <table:table-row table:style-name="ro1">
          <table:table-cell table:formula="of:=[.A79]+1" office:value-type="float" office:value="68" calcext:value-type="float">
            <text:p>68</text:p>
          </table:table-cell>
          <table:table-cell table:formula="of:=[.A80]+[.$B$2]" office:value-type="float" office:value="72" calcext:value-type="float">
            <text:p>72</text:p>
          </table:table-cell>
          <table:table-cell table:formula="of:=[.D80]+[.$C$2]" office:value-type="float" office:value="72" calcext:value-type="float">
            <text:p>72</text:p>
          </table:table-cell>
          <table:table-cell table:formula="of:=[.D79]+1" office:value-type="float" office:value="75" calcext:value-type="float">
            <text:p>75</text:p>
          </table:table-cell>
        </table:table-row>
        <table:table-row table:style-name="ro1">
          <table:table-cell table:formula="of:=[.A80]+1" office:value-type="float" office:value="69" calcext:value-type="float">
            <text:p>69</text:p>
          </table:table-cell>
          <table:table-cell table:formula="of:=[.A81]+[.$B$2]" office:value-type="float" office:value="73" calcext:value-type="float">
            <text:p>73</text:p>
          </table:table-cell>
          <table:table-cell table:formula="of:=[.D81]+[.$C$2]" office:value-type="float" office:value="73" calcext:value-type="float">
            <text:p>73</text:p>
          </table:table-cell>
          <table:table-cell table:formula="of:=[.D80]+1" office:value-type="float" office:value="76" calcext:value-type="float">
            <text:p>76</text:p>
          </table:table-cell>
        </table:table-row>
        <table:table-row table:style-name="ro1">
          <table:table-cell table:formula="of:=[.A81]+1" office:value-type="float" office:value="70" calcext:value-type="float">
            <text:p>70</text:p>
          </table:table-cell>
          <table:table-cell table:formula="of:=[.A82]+[.$B$2]" office:value-type="float" office:value="74" calcext:value-type="float">
            <text:p>74</text:p>
          </table:table-cell>
          <table:table-cell table:formula="of:=[.D82]+[.$C$2]" office:value-type="float" office:value="74" calcext:value-type="float">
            <text:p>74</text:p>
          </table:table-cell>
          <table:table-cell table:formula="of:=[.D81]+1" office:value-type="float" office:value="77" calcext:value-type="float">
            <text:p>77</text:p>
          </table:table-cell>
        </table:table-row>
        <table:table-row table:style-name="ro1">
          <table:table-cell table:formula="of:=[.A82]+1" office:value-type="float" office:value="71" calcext:value-type="float">
            <text:p>71</text:p>
          </table:table-cell>
          <table:table-cell table:formula="of:=[.A83]+[.$B$2]" office:value-type="float" office:value="75" calcext:value-type="float">
            <text:p>75</text:p>
          </table:table-cell>
          <table:table-cell table:formula="of:=[.D83]+[.$C$2]" office:value-type="float" office:value="75" calcext:value-type="float">
            <text:p>75</text:p>
          </table:table-cell>
          <table:table-cell table:formula="of:=[.D82]+1" office:value-type="float" office:value="78" calcext:value-type="float">
            <text:p>78</text:p>
          </table:table-cell>
        </table:table-row>
        <table:table-row table:style-name="ro1">
          <table:table-cell table:formula="of:=[.A83]+1" office:value-type="float" office:value="72" calcext:value-type="float">
            <text:p>72</text:p>
          </table:table-cell>
          <table:table-cell table:formula="of:=[.A84]+[.$B$2]" office:value-type="float" office:value="76" calcext:value-type="float">
            <text:p>76</text:p>
          </table:table-cell>
          <table:table-cell table:formula="of:=[.D84]+[.$C$2]" office:value-type="float" office:value="76" calcext:value-type="float">
            <text:p>76</text:p>
          </table:table-cell>
          <table:table-cell table:formula="of:=[.D83]+1" office:value-type="float" office:value="79" calcext:value-type="float">
            <text:p>79</text:p>
          </table:table-cell>
        </table:table-row>
        <table:table-row table:style-name="ro1">
          <table:table-cell table:formula="of:=[.A84]+1" office:value-type="float" office:value="73" calcext:value-type="float">
            <text:p>73</text:p>
          </table:table-cell>
          <table:table-cell table:formula="of:=[.A85]+[.$B$2]" office:value-type="float" office:value="77" calcext:value-type="float">
            <text:p>77</text:p>
          </table:table-cell>
          <table:table-cell table:formula="of:=[.D85]+[.$C$2]" office:value-type="float" office:value="77" calcext:value-type="float">
            <text:p>77</text:p>
          </table:table-cell>
          <table:table-cell table:formula="of:=[.D84]+1" office:value-type="float" office:value="80" calcext:value-type="float">
            <text:p>80</text:p>
          </table:table-cell>
        </table:table-row>
        <table:table-row table:style-name="ro1">
          <table:table-cell table:formula="of:=[.A85]+1" office:value-type="float" office:value="74" calcext:value-type="float">
            <text:p>74</text:p>
          </table:table-cell>
          <table:table-cell table:formula="of:=[.A86]+[.$B$2]" office:value-type="float" office:value="78" calcext:value-type="float">
            <text:p>78</text:p>
          </table:table-cell>
          <table:table-cell table:formula="of:=[.D86]+[.$C$2]" office:value-type="float" office:value="78" calcext:value-type="float">
            <text:p>78</text:p>
          </table:table-cell>
          <table:table-cell table:formula="of:=[.D85]+1" office:value-type="float" office:value="81" calcext:value-type="float">
            <text:p>81</text:p>
          </table:table-cell>
        </table:table-row>
        <table:table-row table:style-name="ro1">
          <table:table-cell table:formula="of:=[.A86]+1" office:value-type="float" office:value="75" calcext:value-type="float">
            <text:p>75</text:p>
          </table:table-cell>
          <table:table-cell table:formula="of:=[.A87]+[.$B$2]" office:value-type="float" office:value="79" calcext:value-type="float">
            <text:p>79</text:p>
          </table:table-cell>
          <table:table-cell table:formula="of:=[.D87]+[.$C$2]" office:value-type="float" office:value="79" calcext:value-type="float">
            <text:p>79</text:p>
          </table:table-cell>
          <table:table-cell table:formula="of:=[.D86]+1" office:value-type="float" office:value="82" calcext:value-type="float">
            <text:p>82</text:p>
          </table:table-cell>
        </table:table-row>
        <table:table-row table:style-name="ro1">
          <table:table-cell table:formula="of:=[.A87]+1" office:value-type="float" office:value="76" calcext:value-type="float">
            <text:p>76</text:p>
          </table:table-cell>
          <table:table-cell table:formula="of:=[.A88]+[.$B$2]" office:value-type="float" office:value="80" calcext:value-type="float">
            <text:p>80</text:p>
          </table:table-cell>
          <table:table-cell table:formula="of:=[.D88]+[.$C$2]" office:value-type="float" office:value="80" calcext:value-type="float">
            <text:p>80</text:p>
          </table:table-cell>
          <table:table-cell table:formula="of:=[.D87]+1" office:value-type="float" office:value="83" calcext:value-type="float">
            <text:p>83</text:p>
          </table:table-cell>
        </table:table-row>
        <table:table-row table:style-name="ro1">
          <table:table-cell table:formula="of:=[.A88]+1" office:value-type="float" office:value="77" calcext:value-type="float">
            <text:p>77</text:p>
          </table:table-cell>
          <table:table-cell table:formula="of:=[.A89]+[.$B$2]" office:value-type="float" office:value="81" calcext:value-type="float">
            <text:p>81</text:p>
          </table:table-cell>
          <table:table-cell table:formula="of:=[.D89]+[.$C$2]" office:value-type="float" office:value="81" calcext:value-type="float">
            <text:p>81</text:p>
          </table:table-cell>
          <table:table-cell table:formula="of:=[.D88]+1" office:value-type="float" office:value="84" calcext:value-type="float">
            <text:p>84</text:p>
          </table:table-cell>
        </table:table-row>
        <table:table-row table:style-name="ro1">
          <table:table-cell table:formula="of:=[.A89]+1" office:value-type="float" office:value="78" calcext:value-type="float">
            <text:p>78</text:p>
          </table:table-cell>
          <table:table-cell table:formula="of:=[.A90]+[.$B$2]" office:value-type="float" office:value="82" calcext:value-type="float">
            <text:p>82</text:p>
          </table:table-cell>
          <table:table-cell table:formula="of:=[.D90]+[.$C$2]" office:value-type="float" office:value="82" calcext:value-type="float">
            <text:p>82</text:p>
          </table:table-cell>
          <table:table-cell table:formula="of:=[.D89]+1" office:value-type="float" office:value="85" calcext:value-type="float">
            <text:p>85</text:p>
          </table:table-cell>
        </table:table-row>
        <table:table-row table:style-name="ro1">
          <table:table-cell table:formula="of:=[.A90]+1" office:value-type="float" office:value="79" calcext:value-type="float">
            <text:p>79</text:p>
          </table:table-cell>
          <table:table-cell table:formula="of:=[.A91]+[.$B$2]" office:value-type="float" office:value="83" calcext:value-type="float">
            <text:p>83</text:p>
          </table:table-cell>
          <table:table-cell table:formula="of:=[.D91]+[.$C$2]" office:value-type="float" office:value="83" calcext:value-type="float">
            <text:p>83</text:p>
          </table:table-cell>
          <table:table-cell table:formula="of:=[.D90]+1" office:value-type="float" office:value="86" calcext:value-type="float">
            <text:p>86</text:p>
          </table:table-cell>
        </table:table-row>
        <table:table-row table:style-name="ro1">
          <table:table-cell table:formula="of:=[.A91]+1" office:value-type="float" office:value="80" calcext:value-type="float">
            <text:p>80</text:p>
          </table:table-cell>
          <table:table-cell table:formula="of:=[.A92]+[.$B$2]" office:value-type="float" office:value="84" calcext:value-type="float">
            <text:p>84</text:p>
          </table:table-cell>
          <table:table-cell table:formula="of:=[.D92]+[.$C$2]" office:value-type="float" office:value="84" calcext:value-type="float">
            <text:p>84</text:p>
          </table:table-cell>
          <table:table-cell table:formula="of:=[.D91]+1" office:value-type="float" office:value="87" calcext:value-type="float">
            <text:p>87</text:p>
          </table:table-cell>
        </table:table-row>
        <table:table-row table:style-name="ro1">
          <table:table-cell table:formula="of:=[.A92]+1" office:value-type="float" office:value="81" calcext:value-type="float">
            <text:p>81</text:p>
          </table:table-cell>
          <table:table-cell table:formula="of:=[.A93]+[.$B$2]" office:value-type="float" office:value="85" calcext:value-type="float">
            <text:p>85</text:p>
          </table:table-cell>
          <table:table-cell table:formula="of:=[.D93]+[.$C$2]" office:value-type="float" office:value="85" calcext:value-type="float">
            <text:p>85</text:p>
          </table:table-cell>
          <table:table-cell table:formula="of:=[.D92]+1" office:value-type="float" office:value="88" calcext:value-type="float">
            <text:p>88</text:p>
          </table:table-cell>
        </table:table-row>
        <table:table-row table:style-name="ro1">
          <table:table-cell table:formula="of:=[.A93]+1" office:value-type="float" office:value="82" calcext:value-type="float">
            <text:p>82</text:p>
          </table:table-cell>
          <table:table-cell table:formula="of:=[.A94]+[.$B$2]" office:value-type="float" office:value="86" calcext:value-type="float">
            <text:p>86</text:p>
          </table:table-cell>
          <table:table-cell table:formula="of:=[.D94]+[.$C$2]" office:value-type="float" office:value="86" calcext:value-type="float">
            <text:p>86</text:p>
          </table:table-cell>
          <table:table-cell table:formula="of:=[.D93]+1" office:value-type="float" office:value="89" calcext:value-type="float">
            <text:p>89</text:p>
          </table:table-cell>
        </table:table-row>
        <table:table-row table:style-name="ro1">
          <table:table-cell table:formula="of:=[.A94]+1" office:value-type="float" office:value="83" calcext:value-type="float">
            <text:p>83</text:p>
          </table:table-cell>
          <table:table-cell table:formula="of:=[.A95]+[.$B$2]" office:value-type="float" office:value="87" calcext:value-type="float">
            <text:p>87</text:p>
          </table:table-cell>
          <table:table-cell table:formula="of:=[.D95]+[.$C$2]" office:value-type="float" office:value="87" calcext:value-type="float">
            <text:p>87</text:p>
          </table:table-cell>
          <table:table-cell table:formula="of:=[.D94]+1" office:value-type="float" office:value="90" calcext:value-type="float">
            <text:p>90</text:p>
          </table:table-cell>
        </table:table-row>
        <table:table-row table:style-name="ro1">
          <table:table-cell table:formula="of:=[.A95]+1" office:value-type="float" office:value="84" calcext:value-type="float">
            <text:p>84</text:p>
          </table:table-cell>
          <table:table-cell table:formula="of:=[.A96]+[.$B$2]" office:value-type="float" office:value="88" calcext:value-type="float">
            <text:p>88</text:p>
          </table:table-cell>
          <table:table-cell table:formula="of:=[.D96]+[.$C$2]" office:value-type="float" office:value="88" calcext:value-type="float">
            <text:p>88</text:p>
          </table:table-cell>
          <table:table-cell table:formula="of:=[.D95]+1" office:value-type="float" office:value="91" calcext:value-type="float">
            <text:p>91</text:p>
          </table:table-cell>
        </table:table-row>
        <table:table-row table:style-name="ro1">
          <table:table-cell table:formula="of:=[.A96]+1" office:value-type="float" office:value="85" calcext:value-type="float">
            <text:p>85</text:p>
          </table:table-cell>
          <table:table-cell table:formula="of:=[.A97]+[.$B$2]" office:value-type="float" office:value="89" calcext:value-type="float">
            <text:p>89</text:p>
          </table:table-cell>
          <table:table-cell table:formula="of:=[.D97]+[.$C$2]" office:value-type="float" office:value="89" calcext:value-type="float">
            <text:p>89</text:p>
          </table:table-cell>
          <table:table-cell table:formula="of:=[.D96]+1" office:value-type="float" office:value="92" calcext:value-type="float">
            <text:p>92</text:p>
          </table:table-cell>
        </table:table-row>
        <table:table-row table:style-name="ro1">
          <table:table-cell table:formula="of:=[.A97]+1" office:value-type="float" office:value="86" calcext:value-type="float">
            <text:p>86</text:p>
          </table:table-cell>
          <table:table-cell table:formula="of:=[.A98]+[.$B$2]" office:value-type="float" office:value="90" calcext:value-type="float">
            <text:p>90</text:p>
          </table:table-cell>
          <table:table-cell table:formula="of:=[.D98]+[.$C$2]" office:value-type="float" office:value="90" calcext:value-type="float">
            <text:p>90</text:p>
          </table:table-cell>
          <table:table-cell table:formula="of:=[.D97]+1" office:value-type="float" office:value="93" calcext:value-type="float">
            <text:p>93</text:p>
          </table:table-cell>
        </table:table-row>
        <table:table-row table:style-name="ro1">
          <table:table-cell table:formula="of:=[.A98]+1" office:value-type="float" office:value="87" calcext:value-type="float">
            <text:p>87</text:p>
          </table:table-cell>
          <table:table-cell table:formula="of:=[.A99]+[.$B$2]" office:value-type="float" office:value="91" calcext:value-type="float">
            <text:p>91</text:p>
          </table:table-cell>
          <table:table-cell table:formula="of:=[.D99]+[.$C$2]" office:value-type="float" office:value="91" calcext:value-type="float">
            <text:p>91</text:p>
          </table:table-cell>
          <table:table-cell table:formula="of:=[.D98]+1" office:value-type="float" office:value="94" calcext:value-type="float">
            <text:p>94</text:p>
          </table:table-cell>
        </table:table-row>
        <table:table-row table:style-name="ro1">
          <table:table-cell table:formula="of:=[.A99]+1" office:value-type="float" office:value="88" calcext:value-type="float">
            <text:p>88</text:p>
          </table:table-cell>
          <table:table-cell table:formula="of:=[.A100]+[.$B$2]" office:value-type="float" office:value="92" calcext:value-type="float">
            <text:p>92</text:p>
          </table:table-cell>
          <table:table-cell table:formula="of:=[.D100]+[.$C$2]" office:value-type="float" office:value="92" calcext:value-type="float">
            <text:p>92</text:p>
          </table:table-cell>
          <table:table-cell table:formula="of:=[.D99]+1" office:value-type="float" office:value="95" calcext:value-type="float">
            <text:p>95</text:p>
          </table:table-cell>
        </table:table-row>
        <table:table-row table:style-name="ro1">
          <table:table-cell table:formula="of:=[.A100]+1" office:value-type="float" office:value="89" calcext:value-type="float">
            <text:p>89</text:p>
          </table:table-cell>
          <table:table-cell table:formula="of:=[.A101]+[.$B$2]" office:value-type="float" office:value="93" calcext:value-type="float">
            <text:p>93</text:p>
          </table:table-cell>
          <table:table-cell table:formula="of:=[.D101]+[.$C$2]" office:value-type="float" office:value="93" calcext:value-type="float">
            <text:p>93</text:p>
          </table:table-cell>
          <table:table-cell table:formula="of:=[.D100]+1" office:value-type="float" office:value="96" calcext:value-type="float">
            <text:p>96</text:p>
          </table:table-cell>
        </table:table-row>
        <table:table-row table:style-name="ro1">
          <table:table-cell table:formula="of:=[.A101]+1" office:value-type="float" office:value="90" calcext:value-type="float">
            <text:p>90</text:p>
          </table:table-cell>
          <table:table-cell table:formula="of:=[.A102]+[.$B$2]" office:value-type="float" office:value="94" calcext:value-type="float">
            <text:p>94</text:p>
          </table:table-cell>
          <table:table-cell table:formula="of:=[.D102]+[.$C$2]" office:value-type="float" office:value="94" calcext:value-type="float">
            <text:p>94</text:p>
          </table:table-cell>
          <table:table-cell table:formula="of:=[.D101]+1" office:value-type="float" office:value="97" calcext:value-type="float">
            <text:p>97</text:p>
          </table:table-cell>
        </table:table-row>
        <table:table-row table:style-name="ro1">
          <table:table-cell table:formula="of:=[.A102]+1" office:value-type="float" office:value="91" calcext:value-type="float">
            <text:p>91</text:p>
          </table:table-cell>
          <table:table-cell table:formula="of:=[.A103]+[.$B$2]" office:value-type="float" office:value="95" calcext:value-type="float">
            <text:p>95</text:p>
          </table:table-cell>
          <table:table-cell table:formula="of:=[.D103]+[.$C$2]" office:value-type="float" office:value="95" calcext:value-type="float">
            <text:p>95</text:p>
          </table:table-cell>
          <table:table-cell table:formula="of:=[.D102]+1" office:value-type="float" office:value="98" calcext:value-type="float">
            <text:p>98</text:p>
          </table:table-cell>
        </table:table-row>
        <table:table-row table:style-name="ro1">
          <table:table-cell table:formula="of:=[.A103]+1" office:value-type="float" office:value="92" calcext:value-type="float">
            <text:p>92</text:p>
          </table:table-cell>
          <table:table-cell table:formula="of:=[.A104]+[.$B$2]" office:value-type="float" office:value="96" calcext:value-type="float">
            <text:p>96</text:p>
          </table:table-cell>
          <table:table-cell table:formula="of:=[.D104]+[.$C$2]" office:value-type="float" office:value="96" calcext:value-type="float">
            <text:p>96</text:p>
          </table:table-cell>
          <table:table-cell table:formula="of:=[.D103]+1" office:value-type="float" office:value="99" calcext:value-type="float">
            <text:p>99</text:p>
          </table:table-cell>
        </table:table-row>
        <table:table-row table:style-name="ro1">
          <table:table-cell table:formula="of:=[.A104]+1" office:value-type="float" office:value="93" calcext:value-type="float">
            <text:p>93</text:p>
          </table:table-cell>
          <table:table-cell table:formula="of:=[.A105]+[.$B$2]" office:value-type="float" office:value="97" calcext:value-type="float">
            <text:p>97</text:p>
          </table:table-cell>
          <table:table-cell table:formula="of:=[.D105]+[.$C$2]" office:value-type="float" office:value="97" calcext:value-type="float">
            <text:p>97</text:p>
          </table:table-cell>
          <table:table-cell table:formula="of:=[.D104]+1" office:value-type="float" office:value="100" calcext:value-type="float">
            <text:p>100</text:p>
          </table:table-cell>
        </table:table-row>
        <table:table-row table:style-name="ro1">
          <table:table-cell table:formula="of:=[.A105]+1" office:value-type="float" office:value="94" calcext:value-type="float">
            <text:p>94</text:p>
          </table:table-cell>
          <table:table-cell table:formula="of:=[.A106]+[.$B$2]" office:value-type="float" office:value="98" calcext:value-type="float">
            <text:p>98</text:p>
          </table:table-cell>
          <table:table-cell table:formula="of:=[.D106]+[.$C$2]" office:value-type="float" office:value="98" calcext:value-type="float">
            <text:p>98</text:p>
          </table:table-cell>
          <table:table-cell table:formula="of:=[.D105]+1" office:value-type="float" office:value="101" calcext:value-type="float">
            <text:p>101</text:p>
          </table:table-cell>
        </table:table-row>
        <table:table-row table:style-name="ro1">
          <table:table-cell table:formula="of:=[.A106]+1" office:value-type="float" office:value="95" calcext:value-type="float">
            <text:p>95</text:p>
          </table:table-cell>
          <table:table-cell table:formula="of:=[.A107]+[.$B$2]" office:value-type="float" office:value="99" calcext:value-type="float">
            <text:p>99</text:p>
          </table:table-cell>
          <table:table-cell table:formula="of:=[.D107]+[.$C$2]" office:value-type="float" office:value="99" calcext:value-type="float">
            <text:p>99</text:p>
          </table:table-cell>
          <table:table-cell table:formula="of:=[.D106]+1" office:value-type="float" office:value="102" calcext:value-type="float">
            <text:p>102</text:p>
          </table:table-cell>
        </table:table-row>
        <table:table-row table:style-name="ro1">
          <table:table-cell table:formula="of:=[.A107]+1" office:value-type="float" office:value="96" calcext:value-type="float">
            <text:p>96</text:p>
          </table:table-cell>
          <table:table-cell table:formula="of:=[.A108]+[.$B$2]" office:value-type="float" office:value="100" calcext:value-type="float">
            <text:p>100</text:p>
          </table:table-cell>
          <table:table-cell table:formula="of:=[.D108]+[.$C$2]" office:value-type="float" office:value="100" calcext:value-type="float">
            <text:p>100</text:p>
          </table:table-cell>
          <table:table-cell table:formula="of:=[.D107]+1" office:value-type="float" office:value="103" calcext:value-type="float">
            <text:p>103</text:p>
          </table:table-cell>
        </table:table-row>
        <table:table-row table:style-name="ro1">
          <table:table-cell table:formula="of:=[.A108]+1" office:value-type="float" office:value="97" calcext:value-type="float">
            <text:p>97</text:p>
          </table:table-cell>
          <table:table-cell table:formula="of:=[.A109]+[.$B$2]" office:value-type="float" office:value="101" calcext:value-type="float">
            <text:p>101</text:p>
          </table:table-cell>
          <table:table-cell table:formula="of:=[.D109]+[.$C$2]" office:value-type="float" office:value="101" calcext:value-type="float">
            <text:p>101</text:p>
          </table:table-cell>
          <table:table-cell table:formula="of:=[.D108]+1" office:value-type="float" office:value="104" calcext:value-type="float">
            <text:p>104</text:p>
          </table:table-cell>
        </table:table-row>
        <table:table-row table:style-name="ro1">
          <table:table-cell table:formula="of:=[.A109]+1" office:value-type="float" office:value="98" calcext:value-type="float">
            <text:p>98</text:p>
          </table:table-cell>
          <table:table-cell table:formula="of:=[.A110]+[.$B$2]" office:value-type="float" office:value="102" calcext:value-type="float">
            <text:p>102</text:p>
          </table:table-cell>
          <table:table-cell table:formula="of:=[.D110]+[.$C$2]" office:value-type="float" office:value="102" calcext:value-type="float">
            <text:p>102</text:p>
          </table:table-cell>
          <table:table-cell table:formula="of:=[.D109]+1" office:value-type="float" office:value="105" calcext:value-type="float">
            <text:p>105</text:p>
          </table:table-cell>
        </table:table-row>
        <table:table-row table:style-name="ro1">
          <table:table-cell table:formula="of:=[.A110]+1" office:value-type="float" office:value="99" calcext:value-type="float">
            <text:p>99</text:p>
          </table:table-cell>
          <table:table-cell table:formula="of:=[.A111]+[.$B$2]" office:value-type="float" office:value="103" calcext:value-type="float">
            <text:p>103</text:p>
          </table:table-cell>
          <table:table-cell table:formula="of:=[.D111]+[.$C$2]" office:value-type="float" office:value="103" calcext:value-type="float">
            <text:p>103</text:p>
          </table:table-cell>
          <table:table-cell table:formula="of:=[.D110]+1" office:value-type="float" office:value="106" calcext:value-type="float">
            <text:p>106</text:p>
          </table:table-cell>
        </table:table-row>
        <table:table-row table:style-name="ro1">
          <table:table-cell table:formula="of:=[.A111]+1" office:value-type="float" office:value="100" calcext:value-type="float">
            <text:p>100</text:p>
          </table:table-cell>
          <table:table-cell table:formula="of:=[.A112]+[.$B$2]" office:value-type="float" office:value="104" calcext:value-type="float">
            <text:p>104</text:p>
          </table:table-cell>
          <table:table-cell table:formula="of:=[.D112]+[.$C$2]" office:value-type="float" office:value="104" calcext:value-type="float">
            <text:p>104</text:p>
          </table:table-cell>
          <table:table-cell table:formula="of:=[.D111]+1" office:value-type="float" office:value="107" calcext:value-type="float">
            <text:p>107</text:p>
          </table:table-cell>
        </table:table-row>
        <table:table-row table:style-name="ro1">
          <table:table-cell table:formula="of:=[.A112]+1" office:value-type="float" office:value="101" calcext:value-type="float">
            <text:p>101</text:p>
          </table:table-cell>
          <table:table-cell table:formula="of:=[.A113]+[.$B$2]" office:value-type="float" office:value="105" calcext:value-type="float">
            <text:p>105</text:p>
          </table:table-cell>
          <table:table-cell table:formula="of:=[.D113]+[.$C$2]" office:value-type="float" office:value="105" calcext:value-type="float">
            <text:p>105</text:p>
          </table:table-cell>
          <table:table-cell table:formula="of:=[.D112]+1" office:value-type="float" office:value="108" calcext:value-type="float">
            <text:p>108</text:p>
          </table:table-cell>
        </table:table-row>
        <table:table-row table:style-name="ro1">
          <table:table-cell table:formula="of:=[.A113]+1" office:value-type="float" office:value="102" calcext:value-type="float">
            <text:p>102</text:p>
          </table:table-cell>
          <table:table-cell table:formula="of:=[.A114]+[.$B$2]" office:value-type="float" office:value="106" calcext:value-type="float">
            <text:p>106</text:p>
          </table:table-cell>
          <table:table-cell table:formula="of:=[.D114]+[.$C$2]" office:value-type="float" office:value="106" calcext:value-type="float">
            <text:p>106</text:p>
          </table:table-cell>
          <table:table-cell table:formula="of:=[.D113]+1" office:value-type="float" office:value="109" calcext:value-type="float">
            <text:p>109</text:p>
          </table:table-cell>
        </table:table-row>
        <table:table-row table:style-name="ro1">
          <table:table-cell table:formula="of:=[.A114]+1" office:value-type="float" office:value="103" calcext:value-type="float">
            <text:p>103</text:p>
          </table:table-cell>
          <table:table-cell table:formula="of:=[.A115]+[.$B$2]" office:value-type="float" office:value="107" calcext:value-type="float">
            <text:p>107</text:p>
          </table:table-cell>
          <table:table-cell table:formula="of:=[.D115]+[.$C$2]" office:value-type="float" office:value="107" calcext:value-type="float">
            <text:p>107</text:p>
          </table:table-cell>
          <table:table-cell table:formula="of:=[.D114]+1" office:value-type="float" office:value="110" calcext:value-type="float">
            <text:p>110</text:p>
          </table:table-cell>
        </table:table-row>
        <table:table-row table:style-name="ro1">
          <table:table-cell table:formula="of:=[.A115]+1" office:value-type="float" office:value="104" calcext:value-type="float">
            <text:p>104</text:p>
          </table:table-cell>
          <table:table-cell table:formula="of:=[.A116]+[.$B$2]" office:value-type="float" office:value="108" calcext:value-type="float">
            <text:p>108</text:p>
          </table:table-cell>
          <table:table-cell table:formula="of:=[.D116]+[.$C$2]" office:value-type="float" office:value="108" calcext:value-type="float">
            <text:p>108</text:p>
          </table:table-cell>
          <table:table-cell table:formula="of:=[.D115]+1" office:value-type="float" office:value="111" calcext:value-type="float">
            <text:p>111</text:p>
          </table:table-cell>
        </table:table-row>
        <table:table-row table:style-name="ro1">
          <table:table-cell table:formula="of:=[.A116]+1" office:value-type="float" office:value="105" calcext:value-type="float">
            <text:p>105</text:p>
          </table:table-cell>
          <table:table-cell table:formula="of:=[.A117]+[.$B$2]" office:value-type="float" office:value="109" calcext:value-type="float">
            <text:p>109</text:p>
          </table:table-cell>
          <table:table-cell table:formula="of:=[.D117]+[.$C$2]" office:value-type="float" office:value="109" calcext:value-type="float">
            <text:p>109</text:p>
          </table:table-cell>
          <table:table-cell table:formula="of:=[.D116]+1" office:value-type="float" office:value="112" calcext:value-type="float">
            <text:p>112</text:p>
          </table:table-cell>
        </table:table-row>
        <table:table-row table:style-name="ro1">
          <table:table-cell table:formula="of:=[.A117]+1" office:value-type="float" office:value="106" calcext:value-type="float">
            <text:p>106</text:p>
          </table:table-cell>
          <table:table-cell table:formula="of:=[.A118]+[.$B$2]" office:value-type="float" office:value="110" calcext:value-type="float">
            <text:p>110</text:p>
          </table:table-cell>
          <table:table-cell table:formula="of:=[.D118]+[.$C$2]" office:value-type="float" office:value="110" calcext:value-type="float">
            <text:p>110</text:p>
          </table:table-cell>
          <table:table-cell table:formula="of:=[.D117]+1" office:value-type="float" office:value="113" calcext:value-type="float">
            <text:p>113</text:p>
          </table:table-cell>
        </table:table-row>
        <table:table-row table:style-name="ro1">
          <table:table-cell table:formula="of:=[.A118]+1" office:value-type="float" office:value="107" calcext:value-type="float">
            <text:p>107</text:p>
          </table:table-cell>
          <table:table-cell table:formula="of:=[.A119]+[.$B$2]" office:value-type="float" office:value="111" calcext:value-type="float">
            <text:p>111</text:p>
          </table:table-cell>
          <table:table-cell table:formula="of:=[.D119]+[.$C$2]" office:value-type="float" office:value="111" calcext:value-type="float">
            <text:p>111</text:p>
          </table:table-cell>
          <table:table-cell table:formula="of:=[.D118]+1" office:value-type="float" office:value="114" calcext:value-type="float">
            <text:p>114</text:p>
          </table:table-cell>
        </table:table-row>
        <table:table-row table:style-name="ro1">
          <table:table-cell table:formula="of:=[.A119]+1" office:value-type="float" office:value="108" calcext:value-type="float">
            <text:p>108</text:p>
          </table:table-cell>
          <table:table-cell table:formula="of:=[.A120]+[.$B$2]" office:value-type="float" office:value="112" calcext:value-type="float">
            <text:p>112</text:p>
          </table:table-cell>
          <table:table-cell table:formula="of:=[.D120]+[.$C$2]" office:value-type="float" office:value="112" calcext:value-type="float">
            <text:p>112</text:p>
          </table:table-cell>
          <table:table-cell table:formula="of:=[.D119]+1" office:value-type="float" office:value="115" calcext:value-type="float">
            <text:p>115</text:p>
          </table:table-cell>
        </table:table-row>
        <table:table-row table:style-name="ro1">
          <table:table-cell table:formula="of:=[.A120]+1" office:value-type="float" office:value="109" calcext:value-type="float">
            <text:p>109</text:p>
          </table:table-cell>
          <table:table-cell table:formula="of:=[.A121]+[.$B$2]" office:value-type="float" office:value="113" calcext:value-type="float">
            <text:p>113</text:p>
          </table:table-cell>
          <table:table-cell table:formula="of:=[.D121]+[.$C$2]" office:value-type="float" office:value="113" calcext:value-type="float">
            <text:p>113</text:p>
          </table:table-cell>
          <table:table-cell table:formula="of:=[.D120]+1" office:value-type="float" office:value="116" calcext:value-type="float">
            <text:p>116</text:p>
          </table:table-cell>
        </table:table-row>
        <table:table-row table:style-name="ro1">
          <table:table-cell table:formula="of:=[.A121]+1" office:value-type="float" office:value="110" calcext:value-type="float">
            <text:p>110</text:p>
          </table:table-cell>
          <table:table-cell table:formula="of:=[.A122]+[.$B$2]" office:value-type="float" office:value="114" calcext:value-type="float">
            <text:p>114</text:p>
          </table:table-cell>
          <table:table-cell table:formula="of:=[.D122]+[.$C$2]" office:value-type="float" office:value="114" calcext:value-type="float">
            <text:p>114</text:p>
          </table:table-cell>
          <table:table-cell table:formula="of:=[.D121]+1" office:value-type="float" office:value="117" calcext:value-type="float">
            <text:p>117</text:p>
          </table:table-cell>
        </table:table-row>
        <table:table-row table:style-name="ro1">
          <table:table-cell table:formula="of:=[.A122]+1" office:value-type="float" office:value="111" calcext:value-type="float">
            <text:p>111</text:p>
          </table:table-cell>
          <table:table-cell table:formula="of:=[.A123]+[.$B$2]" office:value-type="float" office:value="115" calcext:value-type="float">
            <text:p>115</text:p>
          </table:table-cell>
          <table:table-cell table:formula="of:=[.D123]+[.$C$2]" office:value-type="float" office:value="115" calcext:value-type="float">
            <text:p>115</text:p>
          </table:table-cell>
          <table:table-cell table:formula="of:=[.D122]+1" office:value-type="float" office:value="118" calcext:value-type="float">
            <text:p>118</text:p>
          </table:table-cell>
        </table:table-row>
        <table:table-row table:style-name="ro1">
          <table:table-cell table:formula="of:=[.A123]+1" office:value-type="float" office:value="112" calcext:value-type="float">
            <text:p>112</text:p>
          </table:table-cell>
          <table:table-cell table:formula="of:=[.A124]+[.$B$2]" office:value-type="float" office:value="116" calcext:value-type="float">
            <text:p>116</text:p>
          </table:table-cell>
          <table:table-cell table:formula="of:=[.D124]+[.$C$2]" office:value-type="float" office:value="116" calcext:value-type="float">
            <text:p>116</text:p>
          </table:table-cell>
          <table:table-cell table:formula="of:=[.D123]+1" office:value-type="float" office:value="119" calcext:value-type="float">
            <text:p>119</text:p>
          </table:table-cell>
        </table:table-row>
        <table:table-row table:style-name="ro1">
          <table:table-cell table:formula="of:=[.A124]+1" office:value-type="float" office:value="113" calcext:value-type="float">
            <text:p>113</text:p>
          </table:table-cell>
          <table:table-cell table:formula="of:=[.A125]+[.$B$2]" office:value-type="float" office:value="117" calcext:value-type="float">
            <text:p>117</text:p>
          </table:table-cell>
          <table:table-cell table:formula="of:=[.D125]+[.$C$2]" office:value-type="float" office:value="117" calcext:value-type="float">
            <text:p>117</text:p>
          </table:table-cell>
          <table:table-cell table:formula="of:=[.D124]+1" office:value-type="float" office:value="120" calcext:value-type="float">
            <text:p>120</text:p>
          </table:table-cell>
        </table:table-row>
        <table:table-row table:style-name="ro1">
          <table:table-cell table:formula="of:=[.A125]+1" office:value-type="float" office:value="114" calcext:value-type="float">
            <text:p>114</text:p>
          </table:table-cell>
          <table:table-cell table:formula="of:=[.A126]+[.$B$2]" office:value-type="float" office:value="118" calcext:value-type="float">
            <text:p>118</text:p>
          </table:table-cell>
          <table:table-cell table:formula="of:=[.D126]+[.$C$2]" office:value-type="float" office:value="118" calcext:value-type="float">
            <text:p>118</text:p>
          </table:table-cell>
          <table:table-cell table:formula="of:=[.D125]+1" office:value-type="float" office:value="121" calcext:value-type="float">
            <text:p>121</text:p>
          </table:table-cell>
        </table:table-row>
        <table:table-row table:style-name="ro1">
          <table:table-cell table:formula="of:=[.A126]+1" office:value-type="float" office:value="115" calcext:value-type="float">
            <text:p>115</text:p>
          </table:table-cell>
          <table:table-cell table:formula="of:=[.A127]+[.$B$2]" office:value-type="float" office:value="119" calcext:value-type="float">
            <text:p>119</text:p>
          </table:table-cell>
          <table:table-cell table:formula="of:=[.D127]+[.$C$2]" office:value-type="float" office:value="119" calcext:value-type="float">
            <text:p>119</text:p>
          </table:table-cell>
          <table:table-cell table:formula="of:=[.D126]+1" office:value-type="float" office:value="122" calcext:value-type="float">
            <text:p>122</text:p>
          </table:table-cell>
        </table:table-row>
        <table:table-row table:style-name="ro1">
          <table:table-cell table:formula="of:=[.A127]+1" office:value-type="float" office:value="116" calcext:value-type="float">
            <text:p>116</text:p>
          </table:table-cell>
          <table:table-cell table:formula="of:=[.A128]+[.$B$2]" office:value-type="float" office:value="120" calcext:value-type="float">
            <text:p>120</text:p>
          </table:table-cell>
          <table:table-cell table:formula="of:=[.D128]+[.$C$2]" office:value-type="float" office:value="120" calcext:value-type="float">
            <text:p>120</text:p>
          </table:table-cell>
          <table:table-cell table:formula="of:=[.D127]+1" office:value-type="float" office:value="123" calcext:value-type="float">
            <text:p>123</text:p>
          </table:table-cell>
        </table:table-row>
        <table:table-row table:style-name="ro1">
          <table:table-cell table:formula="of:=[.A128]+1" office:value-type="float" office:value="117" calcext:value-type="float">
            <text:p>117</text:p>
          </table:table-cell>
          <table:table-cell table:formula="of:=[.A129]+[.$B$2]" office:value-type="float" office:value="121" calcext:value-type="float">
            <text:p>121</text:p>
          </table:table-cell>
          <table:table-cell table:formula="of:=[.D129]+[.$C$2]" office:value-type="float" office:value="121" calcext:value-type="float">
            <text:p>121</text:p>
          </table:table-cell>
          <table:table-cell table:formula="of:=[.D128]+1" office:value-type="float" office:value="124" calcext:value-type="float">
            <text:p>124</text:p>
          </table:table-cell>
        </table:table-row>
        <table:table-row table:style-name="ro1">
          <table:table-cell table:formula="of:=[.A129]+1" office:value-type="float" office:value="118" calcext:value-type="float">
            <text:p>118</text:p>
          </table:table-cell>
          <table:table-cell table:formula="of:=[.A130]+[.$B$2]" office:value-type="float" office:value="122" calcext:value-type="float">
            <text:p>122</text:p>
          </table:table-cell>
          <table:table-cell table:formula="of:=[.D130]+[.$C$2]" office:value-type="float" office:value="122" calcext:value-type="float">
            <text:p>122</text:p>
          </table:table-cell>
          <table:table-cell table:formula="of:=[.D129]+1" office:value-type="float" office:value="125" calcext:value-type="float">
            <text:p>125</text:p>
          </table:table-cell>
        </table:table-row>
        <table:table-row table:style-name="ro1">
          <table:table-cell table:formula="of:=[.A130]+1" office:value-type="float" office:value="119" calcext:value-type="float">
            <text:p>119</text:p>
          </table:table-cell>
          <table:table-cell table:formula="of:=[.A131]+[.$B$2]" office:value-type="float" office:value="123" calcext:value-type="float">
            <text:p>123</text:p>
          </table:table-cell>
          <table:table-cell table:formula="of:=[.D131]+[.$C$2]" office:value-type="float" office:value="123" calcext:value-type="float">
            <text:p>123</text:p>
          </table:table-cell>
          <table:table-cell table:formula="of:=[.D130]+1" office:value-type="float" office:value="126" calcext:value-type="float">
            <text:p>126</text:p>
          </table:table-cell>
        </table:table-row>
        <table:table-row table:style-name="ro1">
          <table:table-cell table:formula="of:=[.A131]+1" office:value-type="float" office:value="120" calcext:value-type="float">
            <text:p>120</text:p>
          </table:table-cell>
          <table:table-cell table:formula="of:=[.A132]+[.$B$2]" office:value-type="float" office:value="124" calcext:value-type="float">
            <text:p>124</text:p>
          </table:table-cell>
          <table:table-cell table:formula="of:=[.D132]+[.$C$2]" office:value-type="float" office:value="124" calcext:value-type="float">
            <text:p>124</text:p>
          </table:table-cell>
          <table:table-cell table:formula="of:=[.D131]+1" office:value-type="float" office:value="127" calcext:value-type="float">
            <text:p>127</text:p>
          </table:table-cell>
        </table:table-row>
        <table:table-row table:style-name="ro1">
          <table:table-cell table:formula="of:=[.A132]+1" office:value-type="float" office:value="121" calcext:value-type="float">
            <text:p>121</text:p>
          </table:table-cell>
          <table:table-cell table:formula="of:=[.A133]+[.$B$2]" office:value-type="float" office:value="125" calcext:value-type="float">
            <text:p>125</text:p>
          </table:table-cell>
          <table:table-cell table:formula="of:=[.D133]+[.$C$2]" office:value-type="float" office:value="125" calcext:value-type="float">
            <text:p>125</text:p>
          </table:table-cell>
          <table:table-cell table:formula="of:=[.D132]+1" office:value-type="float" office:value="128" calcext:value-type="float">
            <text:p>128</text:p>
          </table:table-cell>
        </table:table-row>
        <table:table-row table:style-name="ro1">
          <table:table-cell table:formula="of:=[.A133]+1" office:value-type="float" office:value="122" calcext:value-type="float">
            <text:p>122</text:p>
          </table:table-cell>
          <table:table-cell table:formula="of:=[.A134]+[.$B$2]" office:value-type="float" office:value="126" calcext:value-type="float">
            <text:p>126</text:p>
          </table:table-cell>
          <table:table-cell table:formula="of:=[.D134]+[.$C$2]" office:value-type="float" office:value="126" calcext:value-type="float">
            <text:p>126</text:p>
          </table:table-cell>
          <table:table-cell table:formula="of:=[.D133]+1" office:value-type="float" office:value="129" calcext:value-type="float">
            <text:p>129</text:p>
          </table:table-cell>
        </table:table-row>
        <table:table-row table:style-name="ro1">
          <table:table-cell table:formula="of:=[.A134]+1" office:value-type="float" office:value="123" calcext:value-type="float">
            <text:p>123</text:p>
          </table:table-cell>
          <table:table-cell table:formula="of:=[.A135]+[.$B$2]" office:value-type="float" office:value="127" calcext:value-type="float">
            <text:p>127</text:p>
          </table:table-cell>
          <table:table-cell table:formula="of:=[.D135]+[.$C$2]" office:value-type="float" office:value="127" calcext:value-type="float">
            <text:p>127</text:p>
          </table:table-cell>
          <table:table-cell table:formula="of:=[.D134]+1" office:value-type="float" office:value="130" calcext:value-type="float">
            <text:p>130</text:p>
          </table:table-cell>
        </table:table-row>
        <table:table-row table:style-name="ro1">
          <table:table-cell table:formula="of:=[.A135]+1" office:value-type="float" office:value="124" calcext:value-type="float">
            <text:p>124</text:p>
          </table:table-cell>
          <table:table-cell table:formula="of:=[.A136]+[.$B$2]" office:value-type="float" office:value="128" calcext:value-type="float">
            <text:p>128</text:p>
          </table:table-cell>
          <table:table-cell table:formula="of:=[.D136]+[.$C$2]" office:value-type="float" office:value="128" calcext:value-type="float">
            <text:p>128</text:p>
          </table:table-cell>
          <table:table-cell table:formula="of:=[.D135]+1" office:value-type="float" office:value="131" calcext:value-type="float">
            <text:p>131</text:p>
          </table:table-cell>
        </table:table-row>
        <table:table-row table:style-name="ro1">
          <table:table-cell table:formula="of:=[.A136]+1" office:value-type="float" office:value="125" calcext:value-type="float">
            <text:p>125</text:p>
          </table:table-cell>
          <table:table-cell table:formula="of:=[.A137]+[.$B$2]" office:value-type="float" office:value="129" calcext:value-type="float">
            <text:p>129</text:p>
          </table:table-cell>
          <table:table-cell table:formula="of:=[.D137]+[.$C$2]" office:value-type="float" office:value="129" calcext:value-type="float">
            <text:p>129</text:p>
          </table:table-cell>
          <table:table-cell table:formula="of:=[.D136]+1" office:value-type="float" office:value="132" calcext:value-type="float">
            <text:p>132</text:p>
          </table:table-cell>
        </table:table-row>
        <table:table-row table:style-name="ro1">
          <table:table-cell table:formula="of:=[.A137]+1" office:value-type="float" office:value="126" calcext:value-type="float">
            <text:p>126</text:p>
          </table:table-cell>
          <table:table-cell table:formula="of:=[.A138]+[.$B$2]" office:value-type="float" office:value="130" calcext:value-type="float">
            <text:p>130</text:p>
          </table:table-cell>
          <table:table-cell table:formula="of:=[.D138]+[.$C$2]" office:value-type="float" office:value="130" calcext:value-type="float">
            <text:p>130</text:p>
          </table:table-cell>
          <table:table-cell table:formula="of:=[.D137]+1" office:value-type="float" office:value="133" calcext:value-type="float">
            <text:p>133</text:p>
          </table:table-cell>
        </table:table-row>
        <table:table-row table:style-name="ro1">
          <table:table-cell table:formula="of:=[.A138]+1" office:value-type="float" office:value="127" calcext:value-type="float">
            <text:p>127</text:p>
          </table:table-cell>
          <table:table-cell table:formula="of:=[.A139]+[.$B$2]" office:value-type="float" office:value="131" calcext:value-type="float">
            <text:p>131</text:p>
          </table:table-cell>
          <table:table-cell table:formula="of:=[.D139]+[.$C$2]" office:value-type="float" office:value="131" calcext:value-type="float">
            <text:p>131</text:p>
          </table:table-cell>
          <table:table-cell table:formula="of:=[.D138]+1" office:value-type="float" office:value="134" calcext:value-type="float">
            <text:p>134</text:p>
          </table:table-cell>
        </table:table-row>
        <table:table-row table:style-name="ro1">
          <table:table-cell table:formula="of:=[.A139]+1" office:value-type="float" office:value="128" calcext:value-type="float">
            <text:p>128</text:p>
          </table:table-cell>
          <table:table-cell table:formula="of:=[.A140]+[.$B$2]" office:value-type="float" office:value="132" calcext:value-type="float">
            <text:p>132</text:p>
          </table:table-cell>
          <table:table-cell table:formula="of:=[.D140]+[.$C$2]" office:value-type="float" office:value="132" calcext:value-type="float">
            <text:p>132</text:p>
          </table:table-cell>
          <table:table-cell table:formula="of:=[.D139]+1" office:value-type="float" office:value="135" calcext:value-type="float">
            <text:p>135</text:p>
          </table:table-cell>
        </table:table-row>
        <table:table-row table:style-name="ro1">
          <table:table-cell table:formula="of:=[.A140]+1" office:value-type="float" office:value="129" calcext:value-type="float">
            <text:p>129</text:p>
          </table:table-cell>
          <table:table-cell table:formula="of:=[.A141]+[.$B$2]" office:value-type="float" office:value="133" calcext:value-type="float">
            <text:p>133</text:p>
          </table:table-cell>
          <table:table-cell table:formula="of:=[.D141]+[.$C$2]" office:value-type="float" office:value="133" calcext:value-type="float">
            <text:p>133</text:p>
          </table:table-cell>
          <table:table-cell table:formula="of:=[.D140]+1" office:value-type="float" office:value="136" calcext:value-type="float">
            <text:p>136</text:p>
          </table:table-cell>
        </table:table-row>
        <table:table-row table:style-name="ro1">
          <table:table-cell table:formula="of:=[.A141]+1" office:value-type="float" office:value="130" calcext:value-type="float">
            <text:p>130</text:p>
          </table:table-cell>
          <table:table-cell table:formula="of:=[.A142]+[.$B$2]" office:value-type="float" office:value="134" calcext:value-type="float">
            <text:p>134</text:p>
          </table:table-cell>
          <table:table-cell table:formula="of:=[.D142]+[.$C$2]" office:value-type="float" office:value="134" calcext:value-type="float">
            <text:p>134</text:p>
          </table:table-cell>
          <table:table-cell table:formula="of:=[.D141]+1" office:value-type="float" office:value="137" calcext:value-type="float">
            <text:p>137</text:p>
          </table:table-cell>
        </table:table-row>
        <table:table-row table:style-name="ro1">
          <table:table-cell table:formula="of:=[.A142]+1" office:value-type="float" office:value="131" calcext:value-type="float">
            <text:p>131</text:p>
          </table:table-cell>
          <table:table-cell table:formula="of:=[.A143]+[.$B$2]" office:value-type="float" office:value="135" calcext:value-type="float">
            <text:p>135</text:p>
          </table:table-cell>
          <table:table-cell table:formula="of:=[.D143]+[.$C$2]" office:value-type="float" office:value="135" calcext:value-type="float">
            <text:p>135</text:p>
          </table:table-cell>
          <table:table-cell table:formula="of:=[.D142]+1" office:value-type="float" office:value="138" calcext:value-type="float">
            <text:p>138</text:p>
          </table:table-cell>
        </table:table-row>
        <table:table-row table:style-name="ro1">
          <table:table-cell table:formula="of:=[.A143]+1" office:value-type="float" office:value="132" calcext:value-type="float">
            <text:p>132</text:p>
          </table:table-cell>
          <table:table-cell table:formula="of:=[.A144]+[.$B$2]" office:value-type="float" office:value="136" calcext:value-type="float">
            <text:p>136</text:p>
          </table:table-cell>
          <table:table-cell table:formula="of:=[.D144]+[.$C$2]" office:value-type="float" office:value="136" calcext:value-type="float">
            <text:p>136</text:p>
          </table:table-cell>
          <table:table-cell table:formula="of:=[.D143]+1" office:value-type="float" office:value="139" calcext:value-type="float">
            <text:p>139</text:p>
          </table:table-cell>
        </table:table-row>
        <table:table-row table:style-name="ro1">
          <table:table-cell table:formula="of:=[.A144]+1" office:value-type="float" office:value="133" calcext:value-type="float">
            <text:p>133</text:p>
          </table:table-cell>
          <table:table-cell table:formula="of:=[.A145]+[.$B$2]" office:value-type="float" office:value="137" calcext:value-type="float">
            <text:p>137</text:p>
          </table:table-cell>
          <table:table-cell table:formula="of:=[.D145]+[.$C$2]" office:value-type="float" office:value="137" calcext:value-type="float">
            <text:p>137</text:p>
          </table:table-cell>
          <table:table-cell table:formula="of:=[.D144]+1" office:value-type="float" office:value="140" calcext:value-type="float">
            <text:p>140</text:p>
          </table:table-cell>
        </table:table-row>
        <table:table-row table:style-name="ro1">
          <table:table-cell table:formula="of:=[.A145]+1" office:value-type="float" office:value="134" calcext:value-type="float">
            <text:p>134</text:p>
          </table:table-cell>
          <table:table-cell table:formula="of:=[.A146]+[.$B$2]" office:value-type="float" office:value="138" calcext:value-type="float">
            <text:p>138</text:p>
          </table:table-cell>
          <table:table-cell table:formula="of:=[.D146]+[.$C$2]" office:value-type="float" office:value="138" calcext:value-type="float">
            <text:p>138</text:p>
          </table:table-cell>
          <table:table-cell table:formula="of:=[.D145]+1" office:value-type="float" office:value="141" calcext:value-type="float">
            <text:p>141</text:p>
          </table:table-cell>
        </table:table-row>
        <table:table-row table:style-name="ro1">
          <table:table-cell table:formula="of:=[.A146]+1" office:value-type="float" office:value="135" calcext:value-type="float">
            <text:p>135</text:p>
          </table:table-cell>
          <table:table-cell table:formula="of:=[.A147]+[.$B$2]" office:value-type="float" office:value="139" calcext:value-type="float">
            <text:p>139</text:p>
          </table:table-cell>
          <table:table-cell table:formula="of:=[.D147]+[.$C$2]" office:value-type="float" office:value="139" calcext:value-type="float">
            <text:p>139</text:p>
          </table:table-cell>
          <table:table-cell table:formula="of:=[.D146]+1" office:value-type="float" office:value="142" calcext:value-type="float">
            <text:p>142</text:p>
          </table:table-cell>
        </table:table-row>
        <table:table-row table:style-name="ro1">
          <table:table-cell table:formula="of:=[.A147]+1" office:value-type="float" office:value="136" calcext:value-type="float">
            <text:p>136</text:p>
          </table:table-cell>
          <table:table-cell table:formula="of:=[.A148]+[.$B$2]" office:value-type="float" office:value="140" calcext:value-type="float">
            <text:p>140</text:p>
          </table:table-cell>
          <table:table-cell table:formula="of:=[.D148]+[.$C$2]" office:value-type="float" office:value="140" calcext:value-type="float">
            <text:p>140</text:p>
          </table:table-cell>
          <table:table-cell table:formula="of:=[.D147]+1" office:value-type="float" office:value="143" calcext:value-type="float">
            <text:p>143</text:p>
          </table:table-cell>
        </table:table-row>
        <table:table-row table:style-name="ro1">
          <table:table-cell table:formula="of:=[.A148]+1" office:value-type="float" office:value="137" calcext:value-type="float">
            <text:p>137</text:p>
          </table:table-cell>
          <table:table-cell table:formula="of:=[.A149]+[.$B$2]" office:value-type="float" office:value="141" calcext:value-type="float">
            <text:p>141</text:p>
          </table:table-cell>
          <table:table-cell table:formula="of:=[.D149]+[.$C$2]" office:value-type="float" office:value="141" calcext:value-type="float">
            <text:p>141</text:p>
          </table:table-cell>
          <table:table-cell table:formula="of:=[.D148]+1" office:value-type="float" office:value="144" calcext:value-type="float">
            <text:p>144</text:p>
          </table:table-cell>
        </table:table-row>
        <table:table-row table:style-name="ro1">
          <table:table-cell table:formula="of:=[.A149]+1" office:value-type="float" office:value="138" calcext:value-type="float">
            <text:p>138</text:p>
          </table:table-cell>
          <table:table-cell table:formula="of:=[.A150]+[.$B$2]" office:value-type="float" office:value="142" calcext:value-type="float">
            <text:p>142</text:p>
          </table:table-cell>
          <table:table-cell table:formula="of:=[.D150]+[.$C$2]" office:value-type="float" office:value="142" calcext:value-type="float">
            <text:p>142</text:p>
          </table:table-cell>
          <table:table-cell table:formula="of:=[.D149]+1" office:value-type="float" office:value="145" calcext:value-type="float">
            <text:p>145</text:p>
          </table:table-cell>
        </table:table-row>
        <table:table-row table:style-name="ro1">
          <table:table-cell table:formula="of:=[.A150]+1" office:value-type="float" office:value="139" calcext:value-type="float">
            <text:p>139</text:p>
          </table:table-cell>
          <table:table-cell table:formula="of:=[.A151]+[.$B$2]" office:value-type="float" office:value="143" calcext:value-type="float">
            <text:p>143</text:p>
          </table:table-cell>
          <table:table-cell table:formula="of:=[.D151]+[.$C$2]" office:value-type="float" office:value="143" calcext:value-type="float">
            <text:p>143</text:p>
          </table:table-cell>
          <table:table-cell table:formula="of:=[.D150]+1" office:value-type="float" office:value="146" calcext:value-type="float">
            <text:p>146</text:p>
          </table:table-cell>
        </table:table-row>
        <table:table-row table:style-name="ro1">
          <table:table-cell table:formula="of:=[.A151]+1" office:value-type="float" office:value="140" calcext:value-type="float">
            <text:p>140</text:p>
          </table:table-cell>
          <table:table-cell table:formula="of:=[.A152]+[.$B$2]" office:value-type="float" office:value="144" calcext:value-type="float">
            <text:p>144</text:p>
          </table:table-cell>
          <table:table-cell table:formula="of:=[.D152]+[.$C$2]" office:value-type="float" office:value="144" calcext:value-type="float">
            <text:p>144</text:p>
          </table:table-cell>
          <table:table-cell table:formula="of:=[.D151]+1" office:value-type="float" office:value="147" calcext:value-type="float">
            <text:p>147</text:p>
          </table:table-cell>
        </table:table-row>
        <table:table-row table:style-name="ro1">
          <table:table-cell table:formula="of:=[.A152]+1" office:value-type="float" office:value="141" calcext:value-type="float">
            <text:p>141</text:p>
          </table:table-cell>
          <table:table-cell table:formula="of:=[.A153]+[.$B$2]" office:value-type="float" office:value="145" calcext:value-type="float">
            <text:p>145</text:p>
          </table:table-cell>
          <table:table-cell table:formula="of:=[.D153]+[.$C$2]" office:value-type="float" office:value="145" calcext:value-type="float">
            <text:p>145</text:p>
          </table:table-cell>
          <table:table-cell table:formula="of:=[.D152]+1" office:value-type="float" office:value="148" calcext:value-type="float">
            <text:p>148</text:p>
          </table:table-cell>
        </table:table-row>
        <table:table-row table:style-name="ro1">
          <table:table-cell table:formula="of:=[.A153]+1" office:value-type="float" office:value="142" calcext:value-type="float">
            <text:p>142</text:p>
          </table:table-cell>
          <table:table-cell table:formula="of:=[.A154]+[.$B$2]" office:value-type="float" office:value="146" calcext:value-type="float">
            <text:p>146</text:p>
          </table:table-cell>
          <table:table-cell table:formula="of:=[.D154]+[.$C$2]" office:value-type="float" office:value="146" calcext:value-type="float">
            <text:p>146</text:p>
          </table:table-cell>
          <table:table-cell table:formula="of:=[.D153]+1" office:value-type="float" office:value="149" calcext:value-type="float">
            <text:p>149</text:p>
          </table:table-cell>
        </table:table-row>
        <table:table-row table:style-name="ro1">
          <table:table-cell table:formula="of:=[.A154]+1" office:value-type="float" office:value="143" calcext:value-type="float">
            <text:p>143</text:p>
          </table:table-cell>
          <table:table-cell table:formula="of:=[.A155]+[.$B$2]" office:value-type="float" office:value="147" calcext:value-type="float">
            <text:p>147</text:p>
          </table:table-cell>
          <table:table-cell table:formula="of:=[.D155]+[.$C$2]" office:value-type="float" office:value="147" calcext:value-type="float">
            <text:p>147</text:p>
          </table:table-cell>
          <table:table-cell table:formula="of:=[.D154]+1" office:value-type="float" office:value="150" calcext:value-type="float">
            <text:p>150</text:p>
          </table:table-cell>
        </table:table-row>
        <table:table-row table:style-name="ro1">
          <table:table-cell table:formula="of:=[.A155]+1" office:value-type="float" office:value="144" calcext:value-type="float">
            <text:p>144</text:p>
          </table:table-cell>
          <table:table-cell table:formula="of:=[.A156]+[.$B$2]" office:value-type="float" office:value="148" calcext:value-type="float">
            <text:p>148</text:p>
          </table:table-cell>
          <table:table-cell table:formula="of:=[.D156]+[.$C$2]" office:value-type="float" office:value="148" calcext:value-type="float">
            <text:p>148</text:p>
          </table:table-cell>
          <table:table-cell table:formula="of:=[.D155]+1" office:value-type="float" office:value="151" calcext:value-type="float">
            <text:p>151</text:p>
          </table:table-cell>
        </table:table-row>
        <table:table-row table:style-name="ro1">
          <table:table-cell table:formula="of:=[.A156]+1" office:value-type="float" office:value="145" calcext:value-type="float">
            <text:p>145</text:p>
          </table:table-cell>
          <table:table-cell table:formula="of:=[.A157]+[.$B$2]" office:value-type="float" office:value="149" calcext:value-type="float">
            <text:p>149</text:p>
          </table:table-cell>
          <table:table-cell table:formula="of:=[.D157]+[.$C$2]" office:value-type="float" office:value="149" calcext:value-type="float">
            <text:p>149</text:p>
          </table:table-cell>
          <table:table-cell table:formula="of:=[.D156]+1" office:value-type="float" office:value="152" calcext:value-type="float">
            <text:p>152</text:p>
          </table:table-cell>
        </table:table-row>
        <table:table-row table:style-name="ro1">
          <table:table-cell table:formula="of:=[.A157]+1" office:value-type="float" office:value="146" calcext:value-type="float">
            <text:p>146</text:p>
          </table:table-cell>
          <table:table-cell table:formula="of:=[.A158]+[.$B$2]" office:value-type="float" office:value="150" calcext:value-type="float">
            <text:p>150</text:p>
          </table:table-cell>
          <table:table-cell table:formula="of:=[.D158]+[.$C$2]" office:value-type="float" office:value="150" calcext:value-type="float">
            <text:p>150</text:p>
          </table:table-cell>
          <table:table-cell table:formula="of:=[.D157]+1" office:value-type="float" office:value="153" calcext:value-type="float">
            <text:p>153</text:p>
          </table:table-cell>
        </table:table-row>
        <table:table-row table:style-name="ro1">
          <table:table-cell table:formula="of:=[.A158]+1" office:value-type="float" office:value="147" calcext:value-type="float">
            <text:p>147</text:p>
          </table:table-cell>
          <table:table-cell table:formula="of:=[.A159]+[.$B$2]" office:value-type="float" office:value="151" calcext:value-type="float">
            <text:p>151</text:p>
          </table:table-cell>
          <table:table-cell table:formula="of:=[.D159]+[.$C$2]" office:value-type="float" office:value="151" calcext:value-type="float">
            <text:p>151</text:p>
          </table:table-cell>
          <table:table-cell table:formula="of:=[.D158]+1" office:value-type="float" office:value="154" calcext:value-type="float">
            <text:p>154</text:p>
          </table:table-cell>
        </table:table-row>
        <table:table-row table:style-name="ro1">
          <table:table-cell table:formula="of:=[.A159]+1" office:value-type="float" office:value="148" calcext:value-type="float">
            <text:p>148</text:p>
          </table:table-cell>
          <table:table-cell table:formula="of:=[.A160]+[.$B$2]" office:value-type="float" office:value="152" calcext:value-type="float">
            <text:p>152</text:p>
          </table:table-cell>
          <table:table-cell table:formula="of:=[.D160]+[.$C$2]" office:value-type="float" office:value="152" calcext:value-type="float">
            <text:p>152</text:p>
          </table:table-cell>
          <table:table-cell table:formula="of:=[.D159]+1" office:value-type="float" office:value="155" calcext:value-type="float">
            <text:p>155</text:p>
          </table:table-cell>
        </table:table-row>
        <table:table-row table:style-name="ro1">
          <table:table-cell table:formula="of:=[.A160]+1" office:value-type="float" office:value="149" calcext:value-type="float">
            <text:p>149</text:p>
          </table:table-cell>
          <table:table-cell table:formula="of:=[.A161]+[.$B$2]" office:value-type="float" office:value="153" calcext:value-type="float">
            <text:p>153</text:p>
          </table:table-cell>
          <table:table-cell table:formula="of:=[.D161]+[.$C$2]" office:value-type="float" office:value="153" calcext:value-type="float">
            <text:p>153</text:p>
          </table:table-cell>
          <table:table-cell table:formula="of:=[.D160]+1" office:value-type="float" office:value="156" calcext:value-type="float">
            <text:p>156</text:p>
          </table:table-cell>
        </table:table-row>
        <table:table-row table:style-name="ro1">
          <table:table-cell table:formula="of:=[.A161]+1" office:value-type="float" office:value="150" calcext:value-type="float">
            <text:p>150</text:p>
          </table:table-cell>
          <table:table-cell table:formula="of:=[.A162]+[.$B$2]" office:value-type="float" office:value="154" calcext:value-type="float">
            <text:p>154</text:p>
          </table:table-cell>
          <table:table-cell table:formula="of:=[.D162]+[.$C$2]" office:value-type="float" office:value="154" calcext:value-type="float">
            <text:p>154</text:p>
          </table:table-cell>
          <table:table-cell table:formula="of:=[.D161]+1" office:value-type="float" office:value="157" calcext:value-type="float">
            <text:p>157</text:p>
          </table:table-cell>
        </table:table-row>
        <table:table-row table:style-name="ro1">
          <table:table-cell table:formula="of:=[.A162]+1" office:value-type="float" office:value="151" calcext:value-type="float">
            <text:p>151</text:p>
          </table:table-cell>
          <table:table-cell table:formula="of:=[.A163]+[.$B$2]" office:value-type="float" office:value="155" calcext:value-type="float">
            <text:p>155</text:p>
          </table:table-cell>
          <table:table-cell table:formula="of:=[.D163]+[.$C$2]" office:value-type="float" office:value="155" calcext:value-type="float">
            <text:p>155</text:p>
          </table:table-cell>
          <table:table-cell table:formula="of:=[.D162]+1" office:value-type="float" office:value="158" calcext:value-type="float">
            <text:p>158</text:p>
          </table:table-cell>
        </table:table-row>
        <table:table-row table:style-name="ro1">
          <table:table-cell table:formula="of:=[.A163]+1" office:value-type="float" office:value="152" calcext:value-type="float">
            <text:p>152</text:p>
          </table:table-cell>
          <table:table-cell table:formula="of:=[.A164]+[.$B$2]" office:value-type="float" office:value="156" calcext:value-type="float">
            <text:p>156</text:p>
          </table:table-cell>
          <table:table-cell table:formula="of:=[.D164]+[.$C$2]" office:value-type="float" office:value="156" calcext:value-type="float">
            <text:p>156</text:p>
          </table:table-cell>
          <table:table-cell table:formula="of:=[.D163]+1" office:value-type="float" office:value="159" calcext:value-type="float">
            <text:p>159</text:p>
          </table:table-cell>
        </table:table-row>
        <table:table-row table:style-name="ro1">
          <table:table-cell table:formula="of:=[.A164]+1" office:value-type="float" office:value="153" calcext:value-type="float">
            <text:p>153</text:p>
          </table:table-cell>
          <table:table-cell table:formula="of:=[.A165]+[.$B$2]" office:value-type="float" office:value="157" calcext:value-type="float">
            <text:p>157</text:p>
          </table:table-cell>
          <table:table-cell table:formula="of:=[.D165]+[.$C$2]" office:value-type="float" office:value="157" calcext:value-type="float">
            <text:p>157</text:p>
          </table:table-cell>
          <table:table-cell table:formula="of:=[.D164]+1" office:value-type="float" office:value="160" calcext:value-type="float">
            <text:p>160</text:p>
          </table:table-cell>
        </table:table-row>
        <table:table-row table:style-name="ro1">
          <table:table-cell table:formula="of:=[.A165]+1" office:value-type="float" office:value="154" calcext:value-type="float">
            <text:p>154</text:p>
          </table:table-cell>
          <table:table-cell table:formula="of:=[.A166]+[.$B$2]" office:value-type="float" office:value="158" calcext:value-type="float">
            <text:p>158</text:p>
          </table:table-cell>
          <table:table-cell table:formula="of:=[.D166]+[.$C$2]" office:value-type="float" office:value="158" calcext:value-type="float">
            <text:p>158</text:p>
          </table:table-cell>
          <table:table-cell table:formula="of:=[.D165]+1" office:value-type="float" office:value="161" calcext:value-type="float">
            <text:p>161</text:p>
          </table:table-cell>
        </table:table-row>
        <table:table-row table:style-name="ro1">
          <table:table-cell table:formula="of:=[.A166]+1" office:value-type="float" office:value="155" calcext:value-type="float">
            <text:p>155</text:p>
          </table:table-cell>
          <table:table-cell table:formula="of:=[.A167]+[.$B$2]" office:value-type="float" office:value="159" calcext:value-type="float">
            <text:p>159</text:p>
          </table:table-cell>
          <table:table-cell table:formula="of:=[.D167]+[.$C$2]" office:value-type="float" office:value="159" calcext:value-type="float">
            <text:p>159</text:p>
          </table:table-cell>
          <table:table-cell table:formula="of:=[.D166]+1" office:value-type="float" office:value="162" calcext:value-type="float">
            <text:p>162</text:p>
          </table:table-cell>
        </table:table-row>
        <table:table-row table:style-name="ro1">
          <table:table-cell table:formula="of:=[.A167]+1" office:value-type="float" office:value="156" calcext:value-type="float">
            <text:p>156</text:p>
          </table:table-cell>
          <table:table-cell table:formula="of:=[.A168]+[.$B$2]" office:value-type="float" office:value="160" calcext:value-type="float">
            <text:p>160</text:p>
          </table:table-cell>
          <table:table-cell table:formula="of:=[.D168]+[.$C$2]" office:value-type="float" office:value="160" calcext:value-type="float">
            <text:p>160</text:p>
          </table:table-cell>
          <table:table-cell table:formula="of:=[.D167]+1" office:value-type="float" office:value="163" calcext:value-type="float">
            <text:p>163</text:p>
          </table:table-cell>
        </table:table-row>
        <table:table-row table:style-name="ro1">
          <table:table-cell table:formula="of:=[.A168]+1" office:value-type="float" office:value="157" calcext:value-type="float">
            <text:p>157</text:p>
          </table:table-cell>
          <table:table-cell table:formula="of:=[.A169]+[.$B$2]" office:value-type="float" office:value="161" calcext:value-type="float">
            <text:p>161</text:p>
          </table:table-cell>
          <table:table-cell table:formula="of:=[.D169]+[.$C$2]" office:value-type="float" office:value="161" calcext:value-type="float">
            <text:p>161</text:p>
          </table:table-cell>
          <table:table-cell table:formula="of:=[.D168]+1" office:value-type="float" office:value="164" calcext:value-type="float">
            <text:p>164</text:p>
          </table:table-cell>
        </table:table-row>
        <table:table-row table:style-name="ro1">
          <table:table-cell table:formula="of:=[.A169]+1" office:value-type="float" office:value="158" calcext:value-type="float">
            <text:p>158</text:p>
          </table:table-cell>
          <table:table-cell table:formula="of:=[.A170]+[.$B$2]" office:value-type="float" office:value="162" calcext:value-type="float">
            <text:p>162</text:p>
          </table:table-cell>
          <table:table-cell table:formula="of:=[.D170]+[.$C$2]" office:value-type="float" office:value="162" calcext:value-type="float">
            <text:p>162</text:p>
          </table:table-cell>
          <table:table-cell table:formula="of:=[.D169]+1" office:value-type="float" office:value="165" calcext:value-type="float">
            <text:p>165</text:p>
          </table:table-cell>
        </table:table-row>
        <table:table-row table:style-name="ro1">
          <table:table-cell table:formula="of:=[.A170]+1" office:value-type="float" office:value="159" calcext:value-type="float">
            <text:p>159</text:p>
          </table:table-cell>
          <table:table-cell table:formula="of:=[.A171]+[.$B$2]" office:value-type="float" office:value="163" calcext:value-type="float">
            <text:p>163</text:p>
          </table:table-cell>
          <table:table-cell table:formula="of:=[.D171]+[.$C$2]" office:value-type="float" office:value="163" calcext:value-type="float">
            <text:p>163</text:p>
          </table:table-cell>
          <table:table-cell table:formula="of:=[.D170]+1" office:value-type="float" office:value="166" calcext:value-type="float">
            <text:p>166</text:p>
          </table:table-cell>
        </table:table-row>
        <table:table-row table:style-name="ro1">
          <table:table-cell table:formula="of:=[.A171]+1" office:value-type="float" office:value="160" calcext:value-type="float">
            <text:p>160</text:p>
          </table:table-cell>
          <table:table-cell table:formula="of:=[.A172]+[.$B$2]" office:value-type="float" office:value="164" calcext:value-type="float">
            <text:p>164</text:p>
          </table:table-cell>
          <table:table-cell table:formula="of:=[.D172]+[.$C$2]" office:value-type="float" office:value="164" calcext:value-type="float">
            <text:p>164</text:p>
          </table:table-cell>
          <table:table-cell table:formula="of:=[.D171]+1" office:value-type="float" office:value="167" calcext:value-type="float">
            <text:p>167</text:p>
          </table:table-cell>
        </table:table-row>
        <table:table-row table:style-name="ro1">
          <table:table-cell table:formula="of:=[.A172]+1" office:value-type="float" office:value="161" calcext:value-type="float">
            <text:p>161</text:p>
          </table:table-cell>
          <table:table-cell table:formula="of:=[.A173]+[.$B$2]" office:value-type="float" office:value="165" calcext:value-type="float">
            <text:p>165</text:p>
          </table:table-cell>
          <table:table-cell table:formula="of:=[.D173]+[.$C$2]" office:value-type="float" office:value="165" calcext:value-type="float">
            <text:p>165</text:p>
          </table:table-cell>
          <table:table-cell table:formula="of:=[.D172]+1" office:value-type="float" office:value="168" calcext:value-type="float">
            <text:p>168</text:p>
          </table:table-cell>
        </table:table-row>
        <table:table-row table:style-name="ro1">
          <table:table-cell table:formula="of:=[.A173]+1" office:value-type="float" office:value="162" calcext:value-type="float">
            <text:p>162</text:p>
          </table:table-cell>
          <table:table-cell table:formula="of:=[.A174]+[.$B$2]" office:value-type="float" office:value="166" calcext:value-type="float">
            <text:p>166</text:p>
          </table:table-cell>
          <table:table-cell table:formula="of:=[.D174]+[.$C$2]" office:value-type="float" office:value="166" calcext:value-type="float">
            <text:p>166</text:p>
          </table:table-cell>
          <table:table-cell table:formula="of:=[.D173]+1" office:value-type="float" office:value="169" calcext:value-type="float">
            <text:p>169</text:p>
          </table:table-cell>
        </table:table-row>
        <table:table-row table:style-name="ro1">
          <table:table-cell table:formula="of:=[.A174]+1" office:value-type="float" office:value="163" calcext:value-type="float">
            <text:p>163</text:p>
          </table:table-cell>
          <table:table-cell table:formula="of:=[.A175]+[.$B$2]" office:value-type="float" office:value="167" calcext:value-type="float">
            <text:p>167</text:p>
          </table:table-cell>
          <table:table-cell table:formula="of:=[.D175]+[.$C$2]" office:value-type="float" office:value="167" calcext:value-type="float">
            <text:p>167</text:p>
          </table:table-cell>
          <table:table-cell table:formula="of:=[.D174]+1" office:value-type="float" office:value="170" calcext:value-type="float">
            <text:p>170</text:p>
          </table:table-cell>
        </table:table-row>
        <table:table-row table:style-name="ro1">
          <table:table-cell table:formula="of:=[.A175]+1" office:value-type="float" office:value="164" calcext:value-type="float">
            <text:p>164</text:p>
          </table:table-cell>
          <table:table-cell table:formula="of:=[.A176]+[.$B$2]" office:value-type="float" office:value="168" calcext:value-type="float">
            <text:p>168</text:p>
          </table:table-cell>
          <table:table-cell table:formula="of:=[.D176]+[.$C$2]" office:value-type="float" office:value="168" calcext:value-type="float">
            <text:p>168</text:p>
          </table:table-cell>
          <table:table-cell table:formula="of:=[.D175]+1" office:value-type="float" office:value="171" calcext:value-type="float">
            <text:p>171</text:p>
          </table:table-cell>
        </table:table-row>
        <table:table-row table:style-name="ro1">
          <table:table-cell table:formula="of:=[.A176]+1" office:value-type="float" office:value="165" calcext:value-type="float">
            <text:p>165</text:p>
          </table:table-cell>
          <table:table-cell table:formula="of:=[.A177]+[.$B$2]" office:value-type="float" office:value="169" calcext:value-type="float">
            <text:p>169</text:p>
          </table:table-cell>
          <table:table-cell table:formula="of:=[.D177]+[.$C$2]" office:value-type="float" office:value="169" calcext:value-type="float">
            <text:p>169</text:p>
          </table:table-cell>
          <table:table-cell table:formula="of:=[.D176]+1" office:value-type="float" office:value="172" calcext:value-type="float">
            <text:p>172</text:p>
          </table:table-cell>
        </table:table-row>
        <table:table-row table:style-name="ro1">
          <table:table-cell table:formula="of:=[.A177]+1" office:value-type="float" office:value="166" calcext:value-type="float">
            <text:p>166</text:p>
          </table:table-cell>
          <table:table-cell table:formula="of:=[.A178]+[.$B$2]" office:value-type="float" office:value="170" calcext:value-type="float">
            <text:p>170</text:p>
          </table:table-cell>
          <table:table-cell table:formula="of:=[.D178]+[.$C$2]" office:value-type="float" office:value="170" calcext:value-type="float">
            <text:p>170</text:p>
          </table:table-cell>
          <table:table-cell table:formula="of:=[.D177]+1" office:value-type="float" office:value="173" calcext:value-type="float">
            <text:p>173</text:p>
          </table:table-cell>
        </table:table-row>
        <table:table-row table:style-name="ro1">
          <table:table-cell table:formula="of:=[.A178]+1" office:value-type="float" office:value="167" calcext:value-type="float">
            <text:p>167</text:p>
          </table:table-cell>
          <table:table-cell table:formula="of:=[.A179]+[.$B$2]" office:value-type="float" office:value="171" calcext:value-type="float">
            <text:p>171</text:p>
          </table:table-cell>
          <table:table-cell table:formula="of:=[.D179]+[.$C$2]" office:value-type="float" office:value="171" calcext:value-type="float">
            <text:p>171</text:p>
          </table:table-cell>
          <table:table-cell table:formula="of:=[.D178]+1" office:value-type="float" office:value="174" calcext:value-type="float">
            <text:p>174</text:p>
          </table:table-cell>
        </table:table-row>
        <table:table-row table:style-name="ro1">
          <table:table-cell table:formula="of:=[.A179]+1" office:value-type="float" office:value="168" calcext:value-type="float">
            <text:p>168</text:p>
          </table:table-cell>
          <table:table-cell table:formula="of:=[.A180]+[.$B$2]" office:value-type="float" office:value="172" calcext:value-type="float">
            <text:p>172</text:p>
          </table:table-cell>
          <table:table-cell table:formula="of:=[.D180]+[.$C$2]" office:value-type="float" office:value="172" calcext:value-type="float">
            <text:p>172</text:p>
          </table:table-cell>
          <table:table-cell table:formula="of:=[.D179]+1" office:value-type="float" office:value="175" calcext:value-type="float">
            <text:p>175</text:p>
          </table:table-cell>
        </table:table-row>
        <table:table-row table:style-name="ro1">
          <table:table-cell table:formula="of:=[.A180]+1" office:value-type="float" office:value="169" calcext:value-type="float">
            <text:p>169</text:p>
          </table:table-cell>
          <table:table-cell table:formula="of:=[.A181]+[.$B$2]" office:value-type="float" office:value="173" calcext:value-type="float">
            <text:p>173</text:p>
          </table:table-cell>
          <table:table-cell table:formula="of:=[.D181]+[.$C$2]" office:value-type="float" office:value="173" calcext:value-type="float">
            <text:p>173</text:p>
          </table:table-cell>
          <table:table-cell table:formula="of:=[.D180]+1" office:value-type="float" office:value="176" calcext:value-type="float">
            <text:p>176</text:p>
          </table:table-cell>
        </table:table-row>
        <table:table-row table:style-name="ro1">
          <table:table-cell table:formula="of:=[.A181]+1" office:value-type="float" office:value="170" calcext:value-type="float">
            <text:p>170</text:p>
          </table:table-cell>
          <table:table-cell table:formula="of:=[.A182]+[.$B$2]" office:value-type="float" office:value="174" calcext:value-type="float">
            <text:p>174</text:p>
          </table:table-cell>
          <table:table-cell table:formula="of:=[.D182]+[.$C$2]" office:value-type="float" office:value="174" calcext:value-type="float">
            <text:p>174</text:p>
          </table:table-cell>
          <table:table-cell table:formula="of:=[.D181]+1" office:value-type="float" office:value="177" calcext:value-type="float">
            <text:p>177</text:p>
          </table:table-cell>
        </table:table-row>
        <table:table-row table:style-name="ro1">
          <table:table-cell table:formula="of:=[.A182]+1" office:value-type="float" office:value="171" calcext:value-type="float">
            <text:p>171</text:p>
          </table:table-cell>
          <table:table-cell table:formula="of:=[.A183]+[.$B$2]" office:value-type="float" office:value="175" calcext:value-type="float">
            <text:p>175</text:p>
          </table:table-cell>
          <table:table-cell table:formula="of:=[.D183]+[.$C$2]" office:value-type="float" office:value="175" calcext:value-type="float">
            <text:p>175</text:p>
          </table:table-cell>
          <table:table-cell table:formula="of:=[.D182]+1" office:value-type="float" office:value="178" calcext:value-type="float">
            <text:p>178</text:p>
          </table:table-cell>
        </table:table-row>
        <table:table-row table:style-name="ro1">
          <table:table-cell table:formula="of:=[.A183]+1" office:value-type="float" office:value="172" calcext:value-type="float">
            <text:p>172</text:p>
          </table:table-cell>
          <table:table-cell table:formula="of:=[.A184]+[.$B$2]" office:value-type="float" office:value="176" calcext:value-type="float">
            <text:p>176</text:p>
          </table:table-cell>
          <table:table-cell table:formula="of:=[.D184]+[.$C$2]" office:value-type="float" office:value="176" calcext:value-type="float">
            <text:p>176</text:p>
          </table:table-cell>
          <table:table-cell table:formula="of:=[.D183]+1" office:value-type="float" office:value="179" calcext:value-type="float">
            <text:p>179</text:p>
          </table:table-cell>
        </table:table-row>
        <table:table-row table:style-name="ro1">
          <table:table-cell table:formula="of:=[.A184]+1" office:value-type="float" office:value="173" calcext:value-type="float">
            <text:p>173</text:p>
          </table:table-cell>
          <table:table-cell table:formula="of:=[.A185]+[.$B$2]" office:value-type="float" office:value="177" calcext:value-type="float">
            <text:p>177</text:p>
          </table:table-cell>
          <table:table-cell table:formula="of:=[.D185]+[.$C$2]" office:value-type="float" office:value="177" calcext:value-type="float">
            <text:p>177</text:p>
          </table:table-cell>
          <table:table-cell table:formula="of:=[.D184]+1" office:value-type="float" office:value="180" calcext:value-type="float">
            <text:p>180</text:p>
          </table:table-cell>
        </table:table-row>
        <table:table-row table:style-name="ro1">
          <table:table-cell table:formula="of:=[.A185]+1" office:value-type="float" office:value="174" calcext:value-type="float">
            <text:p>174</text:p>
          </table:table-cell>
          <table:table-cell table:formula="of:=[.A186]+[.$B$2]" office:value-type="float" office:value="178" calcext:value-type="float">
            <text:p>178</text:p>
          </table:table-cell>
          <table:table-cell table:formula="of:=[.D186]+[.$C$2]" office:value-type="float" office:value="178" calcext:value-type="float">
            <text:p>178</text:p>
          </table:table-cell>
          <table:table-cell table:formula="of:=[.D185]+1" office:value-type="float" office:value="181" calcext:value-type="float">
            <text:p>181</text:p>
          </table:table-cell>
        </table:table-row>
        <table:table-row table:style-name="ro1">
          <table:table-cell table:formula="of:=[.A186]+1" office:value-type="float" office:value="175" calcext:value-type="float">
            <text:p>175</text:p>
          </table:table-cell>
          <table:table-cell table:formula="of:=[.A187]+[.$B$2]" office:value-type="float" office:value="179" calcext:value-type="float">
            <text:p>179</text:p>
          </table:table-cell>
          <table:table-cell table:formula="of:=[.D187]+[.$C$2]" office:value-type="float" office:value="179" calcext:value-type="float">
            <text:p>179</text:p>
          </table:table-cell>
          <table:table-cell table:formula="of:=[.D186]+1" office:value-type="float" office:value="182" calcext:value-type="float">
            <text:p>182</text:p>
          </table:table-cell>
        </table:table-row>
        <table:table-row table:style-name="ro1">
          <table:table-cell table:formula="of:=[.A187]+1" office:value-type="float" office:value="176" calcext:value-type="float">
            <text:p>176</text:p>
          </table:table-cell>
          <table:table-cell table:formula="of:=[.A188]+[.$B$2]" office:value-type="float" office:value="180" calcext:value-type="float">
            <text:p>180</text:p>
          </table:table-cell>
          <table:table-cell table:formula="of:=[.D188]+[.$C$2]" office:value-type="float" office:value="180" calcext:value-type="float">
            <text:p>180</text:p>
          </table:table-cell>
          <table:table-cell table:formula="of:=[.D187]+1" office:value-type="float" office:value="183" calcext:value-type="float">
            <text:p>183</text:p>
          </table:table-cell>
        </table:table-row>
        <table:table-row table:style-name="ro1">
          <table:table-cell table:formula="of:=[.A188]+1" office:value-type="float" office:value="177" calcext:value-type="float">
            <text:p>177</text:p>
          </table:table-cell>
          <table:table-cell table:formula="of:=[.A189]+[.$B$2]" office:value-type="float" office:value="181" calcext:value-type="float">
            <text:p>181</text:p>
          </table:table-cell>
          <table:table-cell table:formula="of:=[.D189]+[.$C$2]" office:value-type="float" office:value="181" calcext:value-type="float">
            <text:p>181</text:p>
          </table:table-cell>
          <table:table-cell table:formula="of:=[.D188]+1" office:value-type="float" office:value="184" calcext:value-type="float">
            <text:p>184</text:p>
          </table:table-cell>
        </table:table-row>
        <table:table-row table:style-name="ro1">
          <table:table-cell table:formula="of:=[.A189]+1" office:value-type="float" office:value="178" calcext:value-type="float">
            <text:p>178</text:p>
          </table:table-cell>
          <table:table-cell table:formula="of:=[.A190]+[.$B$2]" office:value-type="float" office:value="182" calcext:value-type="float">
            <text:p>182</text:p>
          </table:table-cell>
          <table:table-cell table:formula="of:=[.D190]+[.$C$2]" office:value-type="float" office:value="182" calcext:value-type="float">
            <text:p>182</text:p>
          </table:table-cell>
          <table:table-cell table:formula="of:=[.D189]+1" office:value-type="float" office:value="185" calcext:value-type="float">
            <text:p>185</text:p>
          </table:table-cell>
        </table:table-row>
        <table:table-row table:style-name="ro1">
          <table:table-cell table:formula="of:=[.A190]+1" office:value-type="float" office:value="179" calcext:value-type="float">
            <text:p>179</text:p>
          </table:table-cell>
          <table:table-cell table:formula="of:=[.A191]+[.$B$2]" office:value-type="float" office:value="183" calcext:value-type="float">
            <text:p>183</text:p>
          </table:table-cell>
          <table:table-cell table:formula="of:=[.D191]+[.$C$2]" office:value-type="float" office:value="183" calcext:value-type="float">
            <text:p>183</text:p>
          </table:table-cell>
          <table:table-cell table:formula="of:=[.D190]+1" office:value-type="float" office:value="186" calcext:value-type="float">
            <text:p>186</text:p>
          </table:table-cell>
        </table:table-row>
        <table:table-row table:style-name="ro1">
          <table:table-cell table:formula="of:=[.A191]+1" office:value-type="float" office:value="180" calcext:value-type="float">
            <text:p>180</text:p>
          </table:table-cell>
          <table:table-cell table:formula="of:=[.A192]+[.$B$2]" office:value-type="float" office:value="184" calcext:value-type="float">
            <text:p>184</text:p>
          </table:table-cell>
          <table:table-cell table:formula="of:=[.D192]+[.$C$2]" office:value-type="float" office:value="184" calcext:value-type="float">
            <text:p>184</text:p>
          </table:table-cell>
          <table:table-cell table:formula="of:=[.D191]+1" office:value-type="float" office:value="187" calcext:value-type="float">
            <text:p>187</text:p>
          </table:table-cell>
        </table:table-row>
        <table:table-row table:style-name="ro1">
          <table:table-cell table:formula="of:=[.A192]+1" office:value-type="float" office:value="181" calcext:value-type="float">
            <text:p>181</text:p>
          </table:table-cell>
          <table:table-cell table:formula="of:=[.A193]+[.$B$2]" office:value-type="float" office:value="185" calcext:value-type="float">
            <text:p>185</text:p>
          </table:table-cell>
          <table:table-cell table:formula="of:=[.D193]+[.$C$2]" office:value-type="float" office:value="185" calcext:value-type="float">
            <text:p>185</text:p>
          </table:table-cell>
          <table:table-cell table:formula="of:=[.D192]+1" office:value-type="float" office:value="188" calcext:value-type="float">
            <text:p>188</text:p>
          </table:table-cell>
        </table:table-row>
        <table:table-row table:style-name="ro1">
          <table:table-cell table:formula="of:=[.A193]+1" office:value-type="float" office:value="182" calcext:value-type="float">
            <text:p>182</text:p>
          </table:table-cell>
          <table:table-cell table:formula="of:=[.A194]+[.$B$2]" office:value-type="float" office:value="186" calcext:value-type="float">
            <text:p>186</text:p>
          </table:table-cell>
          <table:table-cell table:formula="of:=[.D194]+[.$C$2]" office:value-type="float" office:value="186" calcext:value-type="float">
            <text:p>186</text:p>
          </table:table-cell>
          <table:table-cell table:formula="of:=[.D193]+1" office:value-type="float" office:value="189" calcext:value-type="float">
            <text:p>189</text:p>
          </table:table-cell>
        </table:table-row>
        <table:table-row table:style-name="ro1">
          <table:table-cell table:formula="of:=[.A194]+1" office:value-type="float" office:value="183" calcext:value-type="float">
            <text:p>183</text:p>
          </table:table-cell>
          <table:table-cell table:formula="of:=[.A195]+[.$B$2]" office:value-type="float" office:value="187" calcext:value-type="float">
            <text:p>187</text:p>
          </table:table-cell>
          <table:table-cell table:formula="of:=[.D195]+[.$C$2]" office:value-type="float" office:value="187" calcext:value-type="float">
            <text:p>187</text:p>
          </table:table-cell>
          <table:table-cell table:formula="of:=[.D194]+1" office:value-type="float" office:value="190" calcext:value-type="float">
            <text:p>190</text:p>
          </table:table-cell>
        </table:table-row>
        <table:table-row table:style-name="ro1">
          <table:table-cell table:formula="of:=[.A195]+1" office:value-type="float" office:value="184" calcext:value-type="float">
            <text:p>184</text:p>
          </table:table-cell>
          <table:table-cell table:formula="of:=[.A196]+[.$B$2]" office:value-type="float" office:value="188" calcext:value-type="float">
            <text:p>188</text:p>
          </table:table-cell>
          <table:table-cell table:formula="of:=[.D196]+[.$C$2]" office:value-type="float" office:value="188" calcext:value-type="float">
            <text:p>188</text:p>
          </table:table-cell>
          <table:table-cell table:formula="of:=[.D195]+1" office:value-type="float" office:value="191" calcext:value-type="float">
            <text:p>191</text:p>
          </table:table-cell>
        </table:table-row>
        <table:table-row table:style-name="ro1">
          <table:table-cell table:formula="of:=[.A196]+1" office:value-type="float" office:value="185" calcext:value-type="float">
            <text:p>185</text:p>
          </table:table-cell>
          <table:table-cell table:formula="of:=[.A197]+[.$B$2]" office:value-type="float" office:value="189" calcext:value-type="float">
            <text:p>189</text:p>
          </table:table-cell>
          <table:table-cell table:formula="of:=[.D197]+[.$C$2]" office:value-type="float" office:value="189" calcext:value-type="float">
            <text:p>189</text:p>
          </table:table-cell>
          <table:table-cell table:formula="of:=[.D196]+1" office:value-type="float" office:value="192" calcext:value-type="float">
            <text:p>192</text:p>
          </table:table-cell>
        </table:table-row>
        <table:table-row table:style-name="ro1">
          <table:table-cell table:formula="of:=[.A197]+1" office:value-type="float" office:value="186" calcext:value-type="float">
            <text:p>186</text:p>
          </table:table-cell>
          <table:table-cell table:formula="of:=[.A198]+[.$B$2]" office:value-type="float" office:value="190" calcext:value-type="float">
            <text:p>190</text:p>
          </table:table-cell>
          <table:table-cell table:formula="of:=[.D198]+[.$C$2]" office:value-type="float" office:value="190" calcext:value-type="float">
            <text:p>190</text:p>
          </table:table-cell>
          <table:table-cell table:formula="of:=[.D197]+1" office:value-type="float" office:value="193" calcext:value-type="float">
            <text:p>193</text:p>
          </table:table-cell>
        </table:table-row>
        <table:table-row table:style-name="ro1">
          <table:table-cell table:formula="of:=[.A198]+1" office:value-type="float" office:value="187" calcext:value-type="float">
            <text:p>187</text:p>
          </table:table-cell>
          <table:table-cell table:formula="of:=[.A199]+[.$B$2]" office:value-type="float" office:value="191" calcext:value-type="float">
            <text:p>191</text:p>
          </table:table-cell>
          <table:table-cell table:formula="of:=[.D199]+[.$C$2]" office:value-type="float" office:value="191" calcext:value-type="float">
            <text:p>191</text:p>
          </table:table-cell>
          <table:table-cell table:formula="of:=[.D198]+1" office:value-type="float" office:value="194" calcext:value-type="float">
            <text:p>194</text:p>
          </table:table-cell>
        </table:table-row>
        <table:table-row table:style-name="ro1">
          <table:table-cell table:formula="of:=[.A199]+1" office:value-type="float" office:value="188" calcext:value-type="float">
            <text:p>188</text:p>
          </table:table-cell>
          <table:table-cell table:formula="of:=[.A200]+[.$B$2]" office:value-type="float" office:value="192" calcext:value-type="float">
            <text:p>192</text:p>
          </table:table-cell>
          <table:table-cell table:formula="of:=[.D200]+[.$C$2]" office:value-type="float" office:value="192" calcext:value-type="float">
            <text:p>192</text:p>
          </table:table-cell>
          <table:table-cell table:formula="of:=[.D199]+1" office:value-type="float" office:value="195" calcext:value-type="float">
            <text:p>195</text:p>
          </table:table-cell>
        </table:table-row>
        <table:table-row table:style-name="ro1">
          <table:table-cell table:formula="of:=[.A200]+1" office:value-type="float" office:value="189" calcext:value-type="float">
            <text:p>189</text:p>
          </table:table-cell>
          <table:table-cell table:formula="of:=[.A201]+[.$B$2]" office:value-type="float" office:value="193" calcext:value-type="float">
            <text:p>193</text:p>
          </table:table-cell>
          <table:table-cell table:formula="of:=[.D201]+[.$C$2]" office:value-type="float" office:value="193" calcext:value-type="float">
            <text:p>193</text:p>
          </table:table-cell>
          <table:table-cell table:formula="of:=[.D200]+1" office:value-type="float" office:value="196" calcext:value-type="float">
            <text:p>196</text:p>
          </table:table-cell>
        </table:table-row>
        <table:table-row table:style-name="ro1">
          <table:table-cell table:formula="of:=[.A201]+1" office:value-type="float" office:value="190" calcext:value-type="float">
            <text:p>190</text:p>
          </table:table-cell>
          <table:table-cell table:formula="of:=[.A202]+[.$B$2]" office:value-type="float" office:value="194" calcext:value-type="float">
            <text:p>194</text:p>
          </table:table-cell>
          <table:table-cell table:formula="of:=[.D202]+[.$C$2]" office:value-type="float" office:value="194" calcext:value-type="float">
            <text:p>194</text:p>
          </table:table-cell>
          <table:table-cell table:formula="of:=[.D201]+1" office:value-type="float" office:value="197" calcext:value-type="float">
            <text:p>197</text:p>
          </table:table-cell>
        </table:table-row>
        <table:table-row table:style-name="ro1">
          <table:table-cell table:formula="of:=[.A202]+1" office:value-type="float" office:value="191" calcext:value-type="float">
            <text:p>191</text:p>
          </table:table-cell>
          <table:table-cell table:formula="of:=[.A203]+[.$B$2]" office:value-type="float" office:value="195" calcext:value-type="float">
            <text:p>195</text:p>
          </table:table-cell>
          <table:table-cell table:formula="of:=[.D203]+[.$C$2]" office:value-type="float" office:value="195" calcext:value-type="float">
            <text:p>195</text:p>
          </table:table-cell>
          <table:table-cell table:formula="of:=[.D202]+1" office:value-type="float" office:value="198" calcext:value-type="float">
            <text:p>198</text:p>
          </table:table-cell>
        </table:table-row>
        <table:table-row table:style-name="ro1">
          <table:table-cell table:formula="of:=[.A203]+1" office:value-type="float" office:value="192" calcext:value-type="float">
            <text:p>192</text:p>
          </table:table-cell>
          <table:table-cell table:formula="of:=[.A204]+[.$B$2]" office:value-type="float" office:value="196" calcext:value-type="float">
            <text:p>196</text:p>
          </table:table-cell>
          <table:table-cell table:formula="of:=[.D204]+[.$C$2]" office:value-type="float" office:value="196" calcext:value-type="float">
            <text:p>196</text:p>
          </table:table-cell>
          <table:table-cell table:formula="of:=[.D203]+1" office:value-type="float" office:value="199" calcext:value-type="float">
            <text:p>199</text:p>
          </table:table-cell>
        </table:table-row>
        <table:table-row table:style-name="ro1">
          <table:table-cell table:formula="of:=[.A204]+1" office:value-type="float" office:value="193" calcext:value-type="float">
            <text:p>193</text:p>
          </table:table-cell>
          <table:table-cell table:formula="of:=[.A205]+[.$B$2]" office:value-type="float" office:value="197" calcext:value-type="float">
            <text:p>197</text:p>
          </table:table-cell>
          <table:table-cell table:formula="of:=[.D205]+[.$C$2]" office:value-type="float" office:value="197" calcext:value-type="float">
            <text:p>197</text:p>
          </table:table-cell>
          <table:table-cell table:formula="of:=[.D204]+1" office:value-type="float" office:value="200" calcext:value-type="float">
            <text:p>200</text:p>
          </table:table-cell>
        </table:table-row>
        <table:table-row table:style-name="ro1">
          <table:table-cell table:formula="of:=[.A205]+1" office:value-type="float" office:value="194" calcext:value-type="float">
            <text:p>194</text:p>
          </table:table-cell>
          <table:table-cell table:formula="of:=[.A206]+[.$B$2]" office:value-type="float" office:value="198" calcext:value-type="float">
            <text:p>198</text:p>
          </table:table-cell>
          <table:table-cell table:formula="of:=[.D206]+[.$C$2]" office:value-type="float" office:value="198" calcext:value-type="float">
            <text:p>198</text:p>
          </table:table-cell>
          <table:table-cell table:formula="of:=[.D205]+1" office:value-type="float" office:value="201" calcext:value-type="float">
            <text:p>201</text:p>
          </table:table-cell>
        </table:table-row>
        <table:table-row table:style-name="ro1">
          <table:table-cell table:formula="of:=[.A206]+1" office:value-type="float" office:value="195" calcext:value-type="float">
            <text:p>195</text:p>
          </table:table-cell>
          <table:table-cell table:formula="of:=[.A207]+[.$B$2]" office:value-type="float" office:value="199" calcext:value-type="float">
            <text:p>199</text:p>
          </table:table-cell>
          <table:table-cell table:formula="of:=[.D207]+[.$C$2]" office:value-type="float" office:value="199" calcext:value-type="float">
            <text:p>199</text:p>
          </table:table-cell>
          <table:table-cell table:formula="of:=[.D206]+1" office:value-type="float" office:value="202" calcext:value-type="float">
            <text:p>202</text:p>
          </table:table-cell>
        </table:table-row>
        <table:table-row table:style-name="ro1">
          <table:table-cell table:formula="of:=[.A207]+1" office:value-type="float" office:value="196" calcext:value-type="float">
            <text:p>196</text:p>
          </table:table-cell>
          <table:table-cell table:formula="of:=[.A208]+[.$B$2]" office:value-type="float" office:value="200" calcext:value-type="float">
            <text:p>200</text:p>
          </table:table-cell>
          <table:table-cell table:formula="of:=[.D208]+[.$C$2]" office:value-type="float" office:value="200" calcext:value-type="float">
            <text:p>200</text:p>
          </table:table-cell>
          <table:table-cell table:formula="of:=[.D207]+1" office:value-type="float" office:value="203" calcext:value-type="float">
            <text:p>203</text:p>
          </table:table-cell>
        </table:table-row>
        <table:table-row table:style-name="ro1">
          <table:table-cell table:formula="of:=[.A208]+1" office:value-type="float" office:value="197" calcext:value-type="float">
            <text:p>197</text:p>
          </table:table-cell>
          <table:table-cell table:formula="of:=[.A209]+[.$B$2]" office:value-type="float" office:value="201" calcext:value-type="float">
            <text:p>201</text:p>
          </table:table-cell>
          <table:table-cell table:formula="of:=[.D209]+[.$C$2]" office:value-type="float" office:value="201" calcext:value-type="float">
            <text:p>201</text:p>
          </table:table-cell>
          <table:table-cell table:formula="of:=[.D208]+1" office:value-type="float" office:value="204" calcext:value-type="float">
            <text:p>204</text:p>
          </table:table-cell>
        </table:table-row>
        <table:table-row table:style-name="ro1">
          <table:table-cell table:formula="of:=[.A209]+1" office:value-type="float" office:value="198" calcext:value-type="float">
            <text:p>198</text:p>
          </table:table-cell>
          <table:table-cell table:formula="of:=[.A210]+[.$B$2]" office:value-type="float" office:value="202" calcext:value-type="float">
            <text:p>202</text:p>
          </table:table-cell>
          <table:table-cell table:formula="of:=[.D210]+[.$C$2]" office:value-type="float" office:value="202" calcext:value-type="float">
            <text:p>202</text:p>
          </table:table-cell>
          <table:table-cell table:formula="of:=[.D209]+1" office:value-type="float" office:value="205" calcext:value-type="float">
            <text:p>205</text:p>
          </table:table-cell>
        </table:table-row>
        <table:table-row table:style-name="ro1">
          <table:table-cell table:formula="of:=[.A210]+1" office:value-type="float" office:value="199" calcext:value-type="float">
            <text:p>199</text:p>
          </table:table-cell>
          <table:table-cell table:formula="of:=[.A211]+[.$B$2]" office:value-type="float" office:value="203" calcext:value-type="float">
            <text:p>203</text:p>
          </table:table-cell>
          <table:table-cell table:formula="of:=[.D211]+[.$C$2]" office:value-type="float" office:value="203" calcext:value-type="float">
            <text:p>203</text:p>
          </table:table-cell>
          <table:table-cell table:formula="of:=[.D210]+1" office:value-type="float" office:value="206" calcext:value-type="float">
            <text:p>206</text:p>
          </table:table-cell>
        </table:table-row>
        <table:table-row table:style-name="ro1">
          <table:table-cell table:formula="of:=[.A211]+1" office:value-type="float" office:value="200" calcext:value-type="float">
            <text:p>200</text:p>
          </table:table-cell>
          <table:table-cell table:formula="of:=[.A212]+[.$B$2]" office:value-type="float" office:value="204" calcext:value-type="float">
            <text:p>204</text:p>
          </table:table-cell>
          <table:table-cell table:formula="of:=[.D212]+[.$C$2]" office:value-type="float" office:value="204" calcext:value-type="float">
            <text:p>204</text:p>
          </table:table-cell>
          <table:table-cell table:formula="of:=[.D211]+1" office:value-type="float" office:value="207" calcext:value-type="float">
            <text:p>207</text:p>
          </table:table-cell>
        </table:table-row>
        <table:table-row table:style-name="ro1">
          <table:table-cell table:formula="of:=[.A212]+1" office:value-type="float" office:value="201" calcext:value-type="float">
            <text:p>201</text:p>
          </table:table-cell>
          <table:table-cell table:formula="of:=[.A213]+[.$B$2]" office:value-type="float" office:value="205" calcext:value-type="float">
            <text:p>205</text:p>
          </table:table-cell>
          <table:table-cell table:formula="of:=[.D213]+[.$C$2]" office:value-type="float" office:value="205" calcext:value-type="float">
            <text:p>205</text:p>
          </table:table-cell>
          <table:table-cell table:formula="of:=[.D212]+1" office:value-type="float" office:value="208" calcext:value-type="float">
            <text:p>208</text:p>
          </table:table-cell>
        </table:table-row>
        <table:table-row table:style-name="ro1">
          <table:table-cell table:formula="of:=[.A213]+1" office:value-type="float" office:value="202" calcext:value-type="float">
            <text:p>202</text:p>
          </table:table-cell>
          <table:table-cell table:formula="of:=[.A214]+[.$B$2]" office:value-type="float" office:value="206" calcext:value-type="float">
            <text:p>206</text:p>
          </table:table-cell>
          <table:table-cell table:formula="of:=[.D214]+[.$C$2]" office:value-type="float" office:value="206" calcext:value-type="float">
            <text:p>206</text:p>
          </table:table-cell>
          <table:table-cell table:formula="of:=[.D213]+1" office:value-type="float" office:value="209" calcext:value-type="float">
            <text:p>209</text:p>
          </table:table-cell>
        </table:table-row>
        <table:table-row table:style-name="ro1">
          <table:table-cell table:formula="of:=[.A214]+1" office:value-type="float" office:value="203" calcext:value-type="float">
            <text:p>203</text:p>
          </table:table-cell>
          <table:table-cell table:formula="of:=[.A215]+[.$B$2]" office:value-type="float" office:value="207" calcext:value-type="float">
            <text:p>207</text:p>
          </table:table-cell>
          <table:table-cell table:formula="of:=[.D215]+[.$C$2]" office:value-type="float" office:value="207" calcext:value-type="float">
            <text:p>207</text:p>
          </table:table-cell>
          <table:table-cell table:formula="of:=[.D214]+1" office:value-type="float" office:value="210" calcext:value-type="float">
            <text:p>210</text:p>
          </table:table-cell>
        </table:table-row>
        <table:table-row table:style-name="ro1">
          <table:table-cell table:formula="of:=[.A215]+1" office:value-type="float" office:value="204" calcext:value-type="float">
            <text:p>204</text:p>
          </table:table-cell>
          <table:table-cell table:formula="of:=[.A216]+[.$B$2]" office:value-type="float" office:value="208" calcext:value-type="float">
            <text:p>208</text:p>
          </table:table-cell>
          <table:table-cell table:formula="of:=[.D216]+[.$C$2]" office:value-type="float" office:value="208" calcext:value-type="float">
            <text:p>208</text:p>
          </table:table-cell>
          <table:table-cell table:formula="of:=[.D215]+1" office:value-type="float" office:value="211" calcext:value-type="float">
            <text:p>211</text:p>
          </table:table-cell>
        </table:table-row>
        <table:table-row table:style-name="ro1">
          <table:table-cell table:formula="of:=[.A216]+1" office:value-type="float" office:value="205" calcext:value-type="float">
            <text:p>205</text:p>
          </table:table-cell>
          <table:table-cell table:formula="of:=[.A217]+[.$B$2]" office:value-type="float" office:value="209" calcext:value-type="float">
            <text:p>209</text:p>
          </table:table-cell>
          <table:table-cell table:formula="of:=[.D217]+[.$C$2]" office:value-type="float" office:value="209" calcext:value-type="float">
            <text:p>209</text:p>
          </table:table-cell>
          <table:table-cell table:formula="of:=[.D216]+1" office:value-type="float" office:value="212" calcext:value-type="float">
            <text:p>212</text:p>
          </table:table-cell>
        </table:table-row>
        <table:table-row table:style-name="ro1">
          <table:table-cell table:formula="of:=[.A217]+1" office:value-type="float" office:value="206" calcext:value-type="float">
            <text:p>206</text:p>
          </table:table-cell>
          <table:table-cell table:formula="of:=[.A218]+[.$B$2]" office:value-type="float" office:value="210" calcext:value-type="float">
            <text:p>210</text:p>
          </table:table-cell>
          <table:table-cell table:formula="of:=[.D218]+[.$C$2]" office:value-type="float" office:value="210" calcext:value-type="float">
            <text:p>210</text:p>
          </table:table-cell>
          <table:table-cell table:formula="of:=[.D217]+1" office:value-type="float" office:value="213" calcext:value-type="float">
            <text:p>213</text:p>
          </table:table-cell>
        </table:table-row>
        <table:table-row table:style-name="ro1">
          <table:table-cell table:formula="of:=[.A218]+1" office:value-type="float" office:value="207" calcext:value-type="float">
            <text:p>207</text:p>
          </table:table-cell>
          <table:table-cell table:formula="of:=[.A219]+[.$B$2]" office:value-type="float" office:value="211" calcext:value-type="float">
            <text:p>211</text:p>
          </table:table-cell>
          <table:table-cell table:formula="of:=[.D219]+[.$C$2]" office:value-type="float" office:value="211" calcext:value-type="float">
            <text:p>211</text:p>
          </table:table-cell>
          <table:table-cell table:formula="of:=[.D218]+1" office:value-type="float" office:value="214" calcext:value-type="float">
            <text:p>214</text:p>
          </table:table-cell>
        </table:table-row>
        <table:table-row table:style-name="ro1">
          <table:table-cell table:formula="of:=[.A219]+1" office:value-type="float" office:value="208" calcext:value-type="float">
            <text:p>208</text:p>
          </table:table-cell>
          <table:table-cell table:formula="of:=[.A220]+[.$B$2]" office:value-type="float" office:value="212" calcext:value-type="float">
            <text:p>212</text:p>
          </table:table-cell>
          <table:table-cell table:formula="of:=[.D220]+[.$C$2]" office:value-type="float" office:value="212" calcext:value-type="float">
            <text:p>212</text:p>
          </table:table-cell>
          <table:table-cell table:formula="of:=[.D219]+1" office:value-type="float" office:value="215" calcext:value-type="float">
            <text:p>215</text:p>
          </table:table-cell>
        </table:table-row>
        <table:table-row table:style-name="ro1">
          <table:table-cell table:formula="of:=[.A220]+1" office:value-type="float" office:value="209" calcext:value-type="float">
            <text:p>209</text:p>
          </table:table-cell>
          <table:table-cell table:formula="of:=[.A221]+[.$B$2]" office:value-type="float" office:value="213" calcext:value-type="float">
            <text:p>213</text:p>
          </table:table-cell>
          <table:table-cell table:formula="of:=[.D221]+[.$C$2]" office:value-type="float" office:value="213" calcext:value-type="float">
            <text:p>213</text:p>
          </table:table-cell>
          <table:table-cell table:formula="of:=[.D220]+1" office:value-type="float" office:value="216" calcext:value-type="float">
            <text:p>216</text:p>
          </table:table-cell>
        </table:table-row>
        <table:table-row table:style-name="ro1">
          <table:table-cell table:formula="of:=[.A221]+1" office:value-type="float" office:value="210" calcext:value-type="float">
            <text:p>210</text:p>
          </table:table-cell>
          <table:table-cell table:formula="of:=[.A222]+[.$B$2]" office:value-type="float" office:value="214" calcext:value-type="float">
            <text:p>214</text:p>
          </table:table-cell>
          <table:table-cell table:formula="of:=[.D222]+[.$C$2]" office:value-type="float" office:value="214" calcext:value-type="float">
            <text:p>214</text:p>
          </table:table-cell>
          <table:table-cell table:formula="of:=[.D221]+1" office:value-type="float" office:value="217" calcext:value-type="float">
            <text:p>217</text:p>
          </table:table-cell>
        </table:table-row>
        <table:table-row table:style-name="ro1">
          <table:table-cell table:formula="of:=[.A222]+1" office:value-type="float" office:value="211" calcext:value-type="float">
            <text:p>211</text:p>
          </table:table-cell>
          <table:table-cell table:formula="of:=[.A223]+[.$B$2]" office:value-type="float" office:value="215" calcext:value-type="float">
            <text:p>215</text:p>
          </table:table-cell>
          <table:table-cell table:formula="of:=[.D223]+[.$C$2]" office:value-type="float" office:value="215" calcext:value-type="float">
            <text:p>215</text:p>
          </table:table-cell>
          <table:table-cell table:formula="of:=[.D222]+1" office:value-type="float" office:value="218" calcext:value-type="float">
            <text:p>218</text:p>
          </table:table-cell>
        </table:table-row>
        <table:table-row table:style-name="ro1">
          <table:table-cell table:formula="of:=[.A223]+1" office:value-type="float" office:value="212" calcext:value-type="float">
            <text:p>212</text:p>
          </table:table-cell>
          <table:table-cell table:formula="of:=[.A224]+[.$B$2]" office:value-type="float" office:value="216" calcext:value-type="float">
            <text:p>216</text:p>
          </table:table-cell>
          <table:table-cell table:formula="of:=[.D224]+[.$C$2]" office:value-type="float" office:value="216" calcext:value-type="float">
            <text:p>216</text:p>
          </table:table-cell>
          <table:table-cell table:formula="of:=[.D223]+1" office:value-type="float" office:value="219" calcext:value-type="float">
            <text:p>219</text:p>
          </table:table-cell>
        </table:table-row>
        <table:table-row table:style-name="ro1">
          <table:table-cell table:formula="of:=[.A224]+1" office:value-type="float" office:value="213" calcext:value-type="float">
            <text:p>213</text:p>
          </table:table-cell>
          <table:table-cell table:formula="of:=[.A225]+[.$B$2]" office:value-type="float" office:value="217" calcext:value-type="float">
            <text:p>217</text:p>
          </table:table-cell>
          <table:table-cell table:formula="of:=[.D225]+[.$C$2]" office:value-type="float" office:value="217" calcext:value-type="float">
            <text:p>217</text:p>
          </table:table-cell>
          <table:table-cell table:formula="of:=[.D224]+1" office:value-type="float" office:value="220" calcext:value-type="float">
            <text:p>220</text:p>
          </table:table-cell>
        </table:table-row>
        <table:table-row table:style-name="ro1">
          <table:table-cell table:formula="of:=[.A225]+1" office:value-type="float" office:value="214" calcext:value-type="float">
            <text:p>214</text:p>
          </table:table-cell>
          <table:table-cell table:formula="of:=[.A226]+[.$B$2]" office:value-type="float" office:value="218" calcext:value-type="float">
            <text:p>218</text:p>
          </table:table-cell>
          <table:table-cell table:formula="of:=[.D226]+[.$C$2]" office:value-type="float" office:value="218" calcext:value-type="float">
            <text:p>218</text:p>
          </table:table-cell>
          <table:table-cell table:formula="of:=[.D225]+1" office:value-type="float" office:value="221" calcext:value-type="float">
            <text:p>221</text:p>
          </table:table-cell>
        </table:table-row>
        <table:table-row table:style-name="ro1">
          <table:table-cell table:formula="of:=[.A226]+1" office:value-type="float" office:value="215" calcext:value-type="float">
            <text:p>215</text:p>
          </table:table-cell>
          <table:table-cell table:formula="of:=[.A227]+[.$B$2]" office:value-type="float" office:value="219" calcext:value-type="float">
            <text:p>219</text:p>
          </table:table-cell>
          <table:table-cell table:formula="of:=[.D227]+[.$C$2]" office:value-type="float" office:value="219" calcext:value-type="float">
            <text:p>219</text:p>
          </table:table-cell>
          <table:table-cell table:formula="of:=[.D226]+1" office:value-type="float" office:value="222" calcext:value-type="float">
            <text:p>222</text:p>
          </table:table-cell>
        </table:table-row>
        <table:table-row table:style-name="ro1">
          <table:table-cell table:formula="of:=[.A227]+1" office:value-type="float" office:value="216" calcext:value-type="float">
            <text:p>216</text:p>
          </table:table-cell>
          <table:table-cell table:formula="of:=[.A228]+[.$B$2]" office:value-type="float" office:value="220" calcext:value-type="float">
            <text:p>220</text:p>
          </table:table-cell>
          <table:table-cell table:formula="of:=[.D228]+[.$C$2]" office:value-type="float" office:value="220" calcext:value-type="float">
            <text:p>220</text:p>
          </table:table-cell>
          <table:table-cell table:formula="of:=[.D227]+1" office:value-type="float" office:value="223" calcext:value-type="float">
            <text:p>223</text:p>
          </table:table-cell>
        </table:table-row>
        <table:table-row table:style-name="ro1">
          <table:table-cell table:formula="of:=[.A228]+1" office:value-type="float" office:value="217" calcext:value-type="float">
            <text:p>217</text:p>
          </table:table-cell>
          <table:table-cell table:formula="of:=[.A229]+[.$B$2]" office:value-type="float" office:value="221" calcext:value-type="float">
            <text:p>221</text:p>
          </table:table-cell>
          <table:table-cell table:formula="of:=[.D229]+[.$C$2]" office:value-type="float" office:value="221" calcext:value-type="float">
            <text:p>221</text:p>
          </table:table-cell>
          <table:table-cell table:formula="of:=[.D228]+1" office:value-type="float" office:value="224" calcext:value-type="float">
            <text:p>224</text:p>
          </table:table-cell>
        </table:table-row>
        <table:table-row table:style-name="ro1">
          <table:table-cell table:formula="of:=[.A229]+1" office:value-type="float" office:value="218" calcext:value-type="float">
            <text:p>218</text:p>
          </table:table-cell>
          <table:table-cell table:formula="of:=[.A230]+[.$B$2]" office:value-type="float" office:value="222" calcext:value-type="float">
            <text:p>222</text:p>
          </table:table-cell>
          <table:table-cell table:formula="of:=[.D230]+[.$C$2]" office:value-type="float" office:value="222" calcext:value-type="float">
            <text:p>222</text:p>
          </table:table-cell>
          <table:table-cell table:formula="of:=[.D229]+1" office:value-type="float" office:value="225" calcext:value-type="float">
            <text:p>225</text:p>
          </table:table-cell>
        </table:table-row>
        <table:table-row table:style-name="ro1">
          <table:table-cell table:formula="of:=[.A230]+1" office:value-type="float" office:value="219" calcext:value-type="float">
            <text:p>219</text:p>
          </table:table-cell>
          <table:table-cell table:formula="of:=[.A231]+[.$B$2]" office:value-type="float" office:value="223" calcext:value-type="float">
            <text:p>223</text:p>
          </table:table-cell>
          <table:table-cell table:formula="of:=[.D231]+[.$C$2]" office:value-type="float" office:value="223" calcext:value-type="float">
            <text:p>223</text:p>
          </table:table-cell>
          <table:table-cell table:formula="of:=[.D230]+1" office:value-type="float" office:value="226" calcext:value-type="float">
            <text:p>226</text:p>
          </table:table-cell>
        </table:table-row>
        <table:table-row table:style-name="ro1">
          <table:table-cell table:formula="of:=[.A231]+1" office:value-type="float" office:value="220" calcext:value-type="float">
            <text:p>220</text:p>
          </table:table-cell>
          <table:table-cell table:formula="of:=[.A232]+[.$B$2]" office:value-type="float" office:value="224" calcext:value-type="float">
            <text:p>224</text:p>
          </table:table-cell>
          <table:table-cell table:formula="of:=[.D232]+[.$C$2]" office:value-type="float" office:value="224" calcext:value-type="float">
            <text:p>224</text:p>
          </table:table-cell>
          <table:table-cell table:formula="of:=[.D231]+1" office:value-type="float" office:value="227" calcext:value-type="float">
            <text:p>227</text:p>
          </table:table-cell>
        </table:table-row>
        <table:table-row table:style-name="ro1">
          <table:table-cell table:formula="of:=[.A232]+1" office:value-type="float" office:value="221" calcext:value-type="float">
            <text:p>221</text:p>
          </table:table-cell>
          <table:table-cell table:formula="of:=[.A233]+[.$B$2]" office:value-type="float" office:value="225" calcext:value-type="float">
            <text:p>225</text:p>
          </table:table-cell>
          <table:table-cell table:formula="of:=[.D233]+[.$C$2]" office:value-type="float" office:value="225" calcext:value-type="float">
            <text:p>225</text:p>
          </table:table-cell>
          <table:table-cell table:formula="of:=[.D232]+1" office:value-type="float" office:value="228" calcext:value-type="float">
            <text:p>228</text:p>
          </table:table-cell>
        </table:table-row>
        <table:table-row table:style-name="ro1">
          <table:table-cell table:formula="of:=[.A233]+1" office:value-type="float" office:value="222" calcext:value-type="float">
            <text:p>222</text:p>
          </table:table-cell>
          <table:table-cell table:formula="of:=[.A234]+[.$B$2]" office:value-type="float" office:value="226" calcext:value-type="float">
            <text:p>226</text:p>
          </table:table-cell>
          <table:table-cell table:formula="of:=[.D234]+[.$C$2]" office:value-type="float" office:value="226" calcext:value-type="float">
            <text:p>226</text:p>
          </table:table-cell>
          <table:table-cell table:formula="of:=[.D233]+1" office:value-type="float" office:value="229" calcext:value-type="float">
            <text:p>229</text:p>
          </table:table-cell>
        </table:table-row>
        <table:table-row table:style-name="ro1">
          <table:table-cell table:formula="of:=[.A234]+1" office:value-type="float" office:value="223" calcext:value-type="float">
            <text:p>223</text:p>
          </table:table-cell>
          <table:table-cell table:formula="of:=[.A235]+[.$B$2]" office:value-type="float" office:value="227" calcext:value-type="float">
            <text:p>227</text:p>
          </table:table-cell>
          <table:table-cell table:formula="of:=[.D235]+[.$C$2]" office:value-type="float" office:value="227" calcext:value-type="float">
            <text:p>227</text:p>
          </table:table-cell>
          <table:table-cell table:formula="of:=[.D234]+1" office:value-type="float" office:value="230" calcext:value-type="float">
            <text:p>230</text:p>
          </table:table-cell>
        </table:table-row>
        <table:table-row table:style-name="ro1">
          <table:table-cell table:formula="of:=[.A235]+1" office:value-type="float" office:value="224" calcext:value-type="float">
            <text:p>224</text:p>
          </table:table-cell>
          <table:table-cell table:formula="of:=[.A236]+[.$B$2]" office:value-type="float" office:value="228" calcext:value-type="float">
            <text:p>228</text:p>
          </table:table-cell>
          <table:table-cell table:formula="of:=[.D236]+[.$C$2]" office:value-type="float" office:value="228" calcext:value-type="float">
            <text:p>228</text:p>
          </table:table-cell>
          <table:table-cell table:formula="of:=[.D235]+1" office:value-type="float" office:value="231" calcext:value-type="float">
            <text:p>231</text:p>
          </table:table-cell>
        </table:table-row>
        <table:table-row table:style-name="ro1">
          <table:table-cell table:formula="of:=[.A236]+1" office:value-type="float" office:value="225" calcext:value-type="float">
            <text:p>225</text:p>
          </table:table-cell>
          <table:table-cell table:formula="of:=[.A237]+[.$B$2]" office:value-type="float" office:value="229" calcext:value-type="float">
            <text:p>229</text:p>
          </table:table-cell>
          <table:table-cell table:formula="of:=[.D237]+[.$C$2]" office:value-type="float" office:value="229" calcext:value-type="float">
            <text:p>229</text:p>
          </table:table-cell>
          <table:table-cell table:formula="of:=[.D236]+1" office:value-type="float" office:value="232" calcext:value-type="float">
            <text:p>232</text:p>
          </table:table-cell>
        </table:table-row>
        <table:table-row table:style-name="ro1">
          <table:table-cell table:formula="of:=[.A237]+1" office:value-type="float" office:value="226" calcext:value-type="float">
            <text:p>226</text:p>
          </table:table-cell>
          <table:table-cell table:formula="of:=[.A238]+[.$B$2]" office:value-type="float" office:value="230" calcext:value-type="float">
            <text:p>230</text:p>
          </table:table-cell>
          <table:table-cell table:formula="of:=[.D238]+[.$C$2]" office:value-type="float" office:value="230" calcext:value-type="float">
            <text:p>230</text:p>
          </table:table-cell>
          <table:table-cell table:formula="of:=[.D237]+1" office:value-type="float" office:value="233" calcext:value-type="float">
            <text:p>233</text:p>
          </table:table-cell>
        </table:table-row>
        <table:table-row table:style-name="ro1">
          <table:table-cell table:formula="of:=[.A238]+1" office:value-type="float" office:value="227" calcext:value-type="float">
            <text:p>227</text:p>
          </table:table-cell>
          <table:table-cell table:formula="of:=[.A239]+[.$B$2]" office:value-type="float" office:value="231" calcext:value-type="float">
            <text:p>231</text:p>
          </table:table-cell>
          <table:table-cell table:formula="of:=[.D239]+[.$C$2]" office:value-type="float" office:value="231" calcext:value-type="float">
            <text:p>231</text:p>
          </table:table-cell>
          <table:table-cell table:formula="of:=[.D238]+1" office:value-type="float" office:value="234" calcext:value-type="float">
            <text:p>234</text:p>
          </table:table-cell>
        </table:table-row>
        <table:table-row table:style-name="ro1">
          <table:table-cell table:formula="of:=[.A239]+1" office:value-type="float" office:value="228" calcext:value-type="float">
            <text:p>228</text:p>
          </table:table-cell>
          <table:table-cell table:formula="of:=[.A240]+[.$B$2]" office:value-type="float" office:value="232" calcext:value-type="float">
            <text:p>232</text:p>
          </table:table-cell>
          <table:table-cell table:formula="of:=[.D240]+[.$C$2]" office:value-type="float" office:value="232" calcext:value-type="float">
            <text:p>232</text:p>
          </table:table-cell>
          <table:table-cell table:formula="of:=[.D239]+1" office:value-type="float" office:value="235" calcext:value-type="float">
            <text:p>235</text:p>
          </table:table-cell>
        </table:table-row>
        <table:table-row table:style-name="ro1">
          <table:table-cell table:formula="of:=[.A240]+1" office:value-type="float" office:value="229" calcext:value-type="float">
            <text:p>229</text:p>
          </table:table-cell>
          <table:table-cell table:formula="of:=[.A241]+[.$B$2]" office:value-type="float" office:value="233" calcext:value-type="float">
            <text:p>233</text:p>
          </table:table-cell>
          <table:table-cell table:formula="of:=[.D241]+[.$C$2]" office:value-type="float" office:value="233" calcext:value-type="float">
            <text:p>233</text:p>
          </table:table-cell>
          <table:table-cell table:formula="of:=[.D240]+1" office:value-type="float" office:value="236" calcext:value-type="float">
            <text:p>236</text:p>
          </table:table-cell>
        </table:table-row>
        <table:table-row table:style-name="ro1">
          <table:table-cell table:formula="of:=[.A241]+1" office:value-type="float" office:value="230" calcext:value-type="float">
            <text:p>230</text:p>
          </table:table-cell>
          <table:table-cell table:formula="of:=[.A242]+[.$B$2]" office:value-type="float" office:value="234" calcext:value-type="float">
            <text:p>234</text:p>
          </table:table-cell>
          <table:table-cell table:formula="of:=[.D242]+[.$C$2]" office:value-type="float" office:value="234" calcext:value-type="float">
            <text:p>234</text:p>
          </table:table-cell>
          <table:table-cell table:formula="of:=[.D241]+1" office:value-type="float" office:value="237" calcext:value-type="float">
            <text:p>237</text:p>
          </table:table-cell>
        </table:table-row>
        <table:table-row table:style-name="ro1">
          <table:table-cell table:formula="of:=[.A242]+1" office:value-type="float" office:value="231" calcext:value-type="float">
            <text:p>231</text:p>
          </table:table-cell>
          <table:table-cell table:formula="of:=[.A243]+[.$B$2]" office:value-type="float" office:value="235" calcext:value-type="float">
            <text:p>235</text:p>
          </table:table-cell>
          <table:table-cell table:formula="of:=[.D243]+[.$C$2]" office:value-type="float" office:value="235" calcext:value-type="float">
            <text:p>235</text:p>
          </table:table-cell>
          <table:table-cell table:formula="of:=[.D242]+1" office:value-type="float" office:value="238" calcext:value-type="float">
            <text:p>238</text:p>
          </table:table-cell>
        </table:table-row>
        <table:table-row table:style-name="ro1">
          <table:table-cell table:formula="of:=[.A243]+1" office:value-type="float" office:value="232" calcext:value-type="float">
            <text:p>232</text:p>
          </table:table-cell>
          <table:table-cell table:formula="of:=[.A244]+[.$B$2]" office:value-type="float" office:value="236" calcext:value-type="float">
            <text:p>236</text:p>
          </table:table-cell>
          <table:table-cell table:formula="of:=[.D244]+[.$C$2]" office:value-type="float" office:value="236" calcext:value-type="float">
            <text:p>236</text:p>
          </table:table-cell>
          <table:table-cell table:formula="of:=[.D243]+1" office:value-type="float" office:value="239" calcext:value-type="float">
            <text:p>239</text:p>
          </table:table-cell>
        </table:table-row>
        <table:table-row table:style-name="ro1">
          <table:table-cell table:formula="of:=[.A244]+1" office:value-type="float" office:value="233" calcext:value-type="float">
            <text:p>233</text:p>
          </table:table-cell>
          <table:table-cell table:formula="of:=[.A245]+[.$B$2]" office:value-type="float" office:value="237" calcext:value-type="float">
            <text:p>237</text:p>
          </table:table-cell>
          <table:table-cell table:formula="of:=[.D245]+[.$C$2]" office:value-type="float" office:value="237" calcext:value-type="float">
            <text:p>237</text:p>
          </table:table-cell>
          <table:table-cell table:formula="of:=[.D244]+1" office:value-type="float" office:value="240" calcext:value-type="float">
            <text:p>240</text:p>
          </table:table-cell>
        </table:table-row>
        <table:table-row table:style-name="ro1">
          <table:table-cell table:formula="of:=[.A245]+1" office:value-type="float" office:value="234" calcext:value-type="float">
            <text:p>234</text:p>
          </table:table-cell>
          <table:table-cell table:formula="of:=[.A246]+[.$B$2]" office:value-type="float" office:value="238" calcext:value-type="float">
            <text:p>238</text:p>
          </table:table-cell>
          <table:table-cell table:formula="of:=[.D246]+[.$C$2]" office:value-type="float" office:value="238" calcext:value-type="float">
            <text:p>238</text:p>
          </table:table-cell>
          <table:table-cell table:formula="of:=[.D245]+1" office:value-type="float" office:value="241" calcext:value-type="float">
            <text:p>241</text:p>
          </table:table-cell>
        </table:table-row>
        <table:table-row table:style-name="ro1">
          <table:table-cell table:formula="of:=[.A246]+1" office:value-type="float" office:value="235" calcext:value-type="float">
            <text:p>235</text:p>
          </table:table-cell>
          <table:table-cell table:formula="of:=[.A247]+[.$B$2]" office:value-type="float" office:value="239" calcext:value-type="float">
            <text:p>239</text:p>
          </table:table-cell>
          <table:table-cell table:formula="of:=[.D247]+[.$C$2]" office:value-type="float" office:value="239" calcext:value-type="float">
            <text:p>239</text:p>
          </table:table-cell>
          <table:table-cell table:formula="of:=[.D246]+1" office:value-type="float" office:value="242" calcext:value-type="float">
            <text:p>242</text:p>
          </table:table-cell>
        </table:table-row>
        <table:table-row table:style-name="ro1">
          <table:table-cell table:formula="of:=[.A247]+1" office:value-type="float" office:value="236" calcext:value-type="float">
            <text:p>236</text:p>
          </table:table-cell>
          <table:table-cell table:formula="of:=[.A248]+[.$B$2]" office:value-type="float" office:value="240" calcext:value-type="float">
            <text:p>240</text:p>
          </table:table-cell>
          <table:table-cell table:formula="of:=[.D248]+[.$C$2]" office:value-type="float" office:value="240" calcext:value-type="float">
            <text:p>240</text:p>
          </table:table-cell>
          <table:table-cell table:formula="of:=[.D247]+1" office:value-type="float" office:value="243" calcext:value-type="float">
            <text:p>243</text:p>
          </table:table-cell>
        </table:table-row>
        <table:table-row table:style-name="ro1">
          <table:table-cell table:formula="of:=[.A248]+1" office:value-type="float" office:value="237" calcext:value-type="float">
            <text:p>237</text:p>
          </table:table-cell>
          <table:table-cell table:formula="of:=[.A249]+[.$B$2]" office:value-type="float" office:value="241" calcext:value-type="float">
            <text:p>241</text:p>
          </table:table-cell>
          <table:table-cell table:formula="of:=[.D249]+[.$C$2]" office:value-type="float" office:value="241" calcext:value-type="float">
            <text:p>241</text:p>
          </table:table-cell>
          <table:table-cell table:formula="of:=[.D248]+1" office:value-type="float" office:value="244" calcext:value-type="float">
            <text:p>244</text:p>
          </table:table-cell>
        </table:table-row>
        <table:table-row table:style-name="ro1">
          <table:table-cell table:formula="of:=[.A249]+1" office:value-type="float" office:value="238" calcext:value-type="float">
            <text:p>238</text:p>
          </table:table-cell>
          <table:table-cell table:formula="of:=[.A250]+[.$B$2]" office:value-type="float" office:value="242" calcext:value-type="float">
            <text:p>242</text:p>
          </table:table-cell>
          <table:table-cell table:formula="of:=[.D250]+[.$C$2]" office:value-type="float" office:value="242" calcext:value-type="float">
            <text:p>242</text:p>
          </table:table-cell>
          <table:table-cell table:formula="of:=[.D249]+1" office:value-type="float" office:value="245" calcext:value-type="float">
            <text:p>245</text:p>
          </table:table-cell>
        </table:table-row>
        <table:table-row table:style-name="ro1">
          <table:table-cell table:formula="of:=[.A250]+1" office:value-type="float" office:value="239" calcext:value-type="float">
            <text:p>239</text:p>
          </table:table-cell>
          <table:table-cell table:formula="of:=[.A251]+[.$B$2]" office:value-type="float" office:value="243" calcext:value-type="float">
            <text:p>243</text:p>
          </table:table-cell>
          <table:table-cell table:formula="of:=[.D251]+[.$C$2]" office:value-type="float" office:value="243" calcext:value-type="float">
            <text:p>243</text:p>
          </table:table-cell>
          <table:table-cell table:formula="of:=[.D250]+1" office:value-type="float" office:value="246" calcext:value-type="float">
            <text:p>246</text:p>
          </table:table-cell>
        </table:table-row>
        <table:table-row table:style-name="ro1">
          <table:table-cell table:formula="of:=[.A251]+1" office:value-type="float" office:value="240" calcext:value-type="float">
            <text:p>240</text:p>
          </table:table-cell>
          <table:table-cell table:formula="of:=[.A252]+[.$B$2]" office:value-type="float" office:value="244" calcext:value-type="float">
            <text:p>244</text:p>
          </table:table-cell>
          <table:table-cell table:formula="of:=[.D252]+[.$C$2]" office:value-type="float" office:value="244" calcext:value-type="float">
            <text:p>244</text:p>
          </table:table-cell>
          <table:table-cell table:formula="of:=[.D251]+1" office:value-type="float" office:value="247" calcext:value-type="float">
            <text:p>247</text:p>
          </table:table-cell>
        </table:table-row>
        <table:table-row table:style-name="ro1">
          <table:table-cell table:formula="of:=[.A252]+1" office:value-type="float" office:value="241" calcext:value-type="float">
            <text:p>241</text:p>
          </table:table-cell>
          <table:table-cell table:formula="of:=[.A253]+[.$B$2]" office:value-type="float" office:value="245" calcext:value-type="float">
            <text:p>245</text:p>
          </table:table-cell>
          <table:table-cell table:formula="of:=[.D253]+[.$C$2]" office:value-type="float" office:value="245" calcext:value-type="float">
            <text:p>245</text:p>
          </table:table-cell>
          <table:table-cell table:formula="of:=[.D252]+1" office:value-type="float" office:value="248" calcext:value-type="float">
            <text:p>248</text:p>
          </table:table-cell>
        </table:table-row>
        <table:table-row table:style-name="ro1">
          <table:table-cell table:formula="of:=[.A253]+1" office:value-type="float" office:value="242" calcext:value-type="float">
            <text:p>242</text:p>
          </table:table-cell>
          <table:table-cell table:formula="of:=[.A254]+[.$B$2]" office:value-type="float" office:value="246" calcext:value-type="float">
            <text:p>246</text:p>
          </table:table-cell>
          <table:table-cell table:formula="of:=[.D254]+[.$C$2]" office:value-type="float" office:value="246" calcext:value-type="float">
            <text:p>246</text:p>
          </table:table-cell>
          <table:table-cell table:formula="of:=[.D253]+1" office:value-type="float" office:value="249" calcext:value-type="float">
            <text:p>249</text:p>
          </table:table-cell>
        </table:table-row>
        <table:table-row table:style-name="ro1">
          <table:table-cell table:formula="of:=[.A254]+1" office:value-type="float" office:value="243" calcext:value-type="float">
            <text:p>243</text:p>
          </table:table-cell>
          <table:table-cell table:formula="of:=[.A255]+[.$B$2]" office:value-type="float" office:value="247" calcext:value-type="float">
            <text:p>247</text:p>
          </table:table-cell>
          <table:table-cell table:formula="of:=[.D255]+[.$C$2]" office:value-type="float" office:value="247" calcext:value-type="float">
            <text:p>247</text:p>
          </table:table-cell>
          <table:table-cell table:formula="of:=[.D254]+1" office:value-type="float" office:value="250" calcext:value-type="float">
            <text:p>250</text:p>
          </table:table-cell>
        </table:table-row>
        <table:table-row table:style-name="ro1">
          <table:table-cell table:formula="of:=[.A255]+1" office:value-type="float" office:value="244" calcext:value-type="float">
            <text:p>244</text:p>
          </table:table-cell>
          <table:table-cell table:formula="of:=[.A256]+[.$B$2]" office:value-type="float" office:value="248" calcext:value-type="float">
            <text:p>248</text:p>
          </table:table-cell>
          <table:table-cell table:formula="of:=[.D256]+[.$C$2]" office:value-type="float" office:value="248" calcext:value-type="float">
            <text:p>248</text:p>
          </table:table-cell>
          <table:table-cell table:formula="of:=[.D255]+1" office:value-type="float" office:value="251" calcext:value-type="float">
            <text:p>251</text:p>
          </table:table-cell>
        </table:table-row>
        <table:table-row table:style-name="ro1">
          <table:table-cell table:formula="of:=[.A256]+1" office:value-type="float" office:value="245" calcext:value-type="float">
            <text:p>245</text:p>
          </table:table-cell>
          <table:table-cell table:formula="of:=[.A257]+[.$B$2]" office:value-type="float" office:value="249" calcext:value-type="float">
            <text:p>249</text:p>
          </table:table-cell>
          <table:table-cell table:formula="of:=[.D257]+[.$C$2]" office:value-type="float" office:value="249" calcext:value-type="float">
            <text:p>249</text:p>
          </table:table-cell>
          <table:table-cell table:formula="of:=[.D256]+1" office:value-type="float" office:value="252" calcext:value-type="float">
            <text:p>252</text:p>
          </table:table-cell>
        </table:table-row>
        <table:table-row table:style-name="ro1">
          <table:table-cell table:formula="of:=[.A257]+1" office:value-type="float" office:value="246" calcext:value-type="float">
            <text:p>246</text:p>
          </table:table-cell>
          <table:table-cell table:formula="of:=[.A258]+[.$B$2]" office:value-type="float" office:value="250" calcext:value-type="float">
            <text:p>250</text:p>
          </table:table-cell>
          <table:table-cell table:formula="of:=[.D258]+[.$C$2]" office:value-type="float" office:value="250" calcext:value-type="float">
            <text:p>250</text:p>
          </table:table-cell>
          <table:table-cell table:formula="of:=[.D257]+1" office:value-type="float" office:value="253" calcext:value-type="float">
            <text:p>253</text:p>
          </table:table-cell>
        </table:table-row>
        <table:table-row table:style-name="ro1">
          <table:table-cell table:formula="of:=[.A258]+1" office:value-type="float" office:value="247" calcext:value-type="float">
            <text:p>247</text:p>
          </table:table-cell>
          <table:table-cell table:formula="of:=[.A259]+[.$B$2]" office:value-type="float" office:value="251" calcext:value-type="float">
            <text:p>251</text:p>
          </table:table-cell>
          <table:table-cell table:formula="of:=[.D259]+[.$C$2]" office:value-type="float" office:value="251" calcext:value-type="float">
            <text:p>251</text:p>
          </table:table-cell>
          <table:table-cell table:formula="of:=[.D258]+1" office:value-type="float" office:value="254" calcext:value-type="float">
            <text:p>254</text:p>
          </table:table-cell>
        </table:table-row>
        <table:table-row table:style-name="ro1">
          <table:table-cell table:formula="of:=[.A259]+1" office:value-type="float" office:value="248" calcext:value-type="float">
            <text:p>248</text:p>
          </table:table-cell>
          <table:table-cell table:formula="of:=[.A260]+[.$B$2]" office:value-type="float" office:value="252" calcext:value-type="float">
            <text:p>252</text:p>
          </table:table-cell>
          <table:table-cell table:formula="of:=[.D260]+[.$C$2]" office:value-type="float" office:value="252" calcext:value-type="float">
            <text:p>252</text:p>
          </table:table-cell>
          <table:table-cell table:formula="of:=[.D259]+1" office:value-type="float" office:value="255" calcext:value-type="float">
            <text:p>255</text:p>
          </table:table-cell>
        </table:table-row>
        <table:table-row table:style-name="ro1">
          <table:table-cell table:formula="of:=[.A260]+1" office:value-type="float" office:value="249" calcext:value-type="float">
            <text:p>249</text:p>
          </table:table-cell>
          <table:table-cell table:formula="of:=[.A261]+[.$B$2]" office:value-type="float" office:value="253" calcext:value-type="float">
            <text:p>253</text:p>
          </table:table-cell>
          <table:table-cell table:formula="of:=[.D261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61]+1" office:value-type="float" office:value="250" calcext:value-type="float">
            <text:p>250</text:p>
          </table:table-cell>
          <table:table-cell table:formula="of:=[.A262]+[.$B$2]" office:value-type="float" office:value="254" calcext:value-type="float">
            <text:p>254</text:p>
          </table:table-cell>
          <table:table-cell table:formula="of:=[.D262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62]+1" office:value-type="float" office:value="251" calcext:value-type="float">
            <text:p>251</text:p>
          </table:table-cell>
          <table:table-cell table:formula="of:=[.A263]+[.$B$2]" office:value-type="float" office:value="255" calcext:value-type="float">
            <text:p>255</text:p>
          </table:table-cell>
          <table:table-cell table:formula="of:=[.D263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63]+1" office:value-type="float" office:value="252" calcext:value-type="float">
            <text:p>252</text:p>
          </table:table-cell>
          <table:table-cell table:formula="of:=[.A264]+[.$B$2]" office:value-type="float" office:value="256" calcext:value-type="float">
            <text:p>256</text:p>
          </table:table-cell>
          <table:table-cell table:formula="of:=[.D264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64]+1" office:value-type="float" office:value="253" calcext:value-type="float">
            <text:p>253</text:p>
          </table:table-cell>
          <table:table-cell table:formula="of:=[.A265]+[.$B$2]" office:value-type="float" office:value="257" calcext:value-type="float">
            <text:p>257</text:p>
          </table:table-cell>
          <table:table-cell table:formula="of:=[.D265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65]+1" office:value-type="float" office:value="254" calcext:value-type="float">
            <text:p>254</text:p>
          </table:table-cell>
          <table:table-cell table:formula="of:=[.A266]+[.$B$2]" office:value-type="float" office:value="258" calcext:value-type="float">
            <text:p>258</text:p>
          </table:table-cell>
          <table:table-cell table:formula="of:=[.D266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266]+1" office:value-type="float" office:value="255" calcext:value-type="float">
            <text:p>255</text:p>
          </table:table-cell>
          <table:table-cell table:formula="of:=[.A267]+[.$B$2]" office:value-type="float" office:value="259" calcext:value-type="float">
            <text:p>259</text:p>
          </table:table-cell>
          <table:table-cell table:formula="of:=[.D267]+[.$C$2]"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9:52:56.903016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4T19:07:51.704328836</meta:creation-date>
    <meta:generator>LibreOffice/6.4.7.2$Linux_X86_64 LibreOffice_project/40$Build-2</meta:generator>
    <dc:date>2022-01-05T10:54:27.318507540</dc:date>
    <meta:editing-duration>PT1H31M42S</meta:editing-duration>
    <meta:editing-cycles>12</meta:editing-cycles>
    <meta:document-statistic meta:table-count="4" meta:cell-count="9736" meta:object-count="0"/>
  </office:meta>
</office:document-meta>
</file>